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41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209in"/>
    </style:style>
    <style:style style:name="co4" style:family="table-column">
      <style:table-column-properties fo:break-before="auto" style:column-width="3.189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1.698in"/>
    </style:style>
    <style:style style:name="co7" style:family="table-column">
      <style:table-column-properties fo:break-before="auto" style:column-width="1.339in"/>
    </style:style>
    <style:style style:name="co8" style:family="table-column">
      <style:table-column-properties fo:break-before="auto" style:column-width="1.240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346in" fo:break-before="auto" style:use-optimal-row-height="false"/>
    </style:style>
    <style:style style:name="ro4" style:family="table-row">
      <style:table-row-properties style:row-height="0.1654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4244in" fo:break-before="auto" style:use-optimal-row-height="true"/>
    </style:style>
    <style:style style:name="ro8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Verdana" fo:font-size="11pt" fo:font-weight="bold"/>
    </style:style>
    <style:style style:name="ce2" style:family="table-cell" style:parent-style-name="Default">
      <style:text-properties style:font-name="Verdana"/>
    </style:style>
    <style:style style:name="ce3" style:family="table-cell" style:parent-style-name="Default">
      <style:text-properties style:font-name="Verdana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Verdana" fo:font-size="7pt"/>
    </style:style>
    <style:style style:name="ce5" style:family="table-cell" style:parent-style-name="Default">
      <style:table-cell-properties fo:background-color="#ccccff"/>
      <style:text-properties style:font-name="Verdana"/>
    </style:style>
    <style:style style:name="ce6" style:family="table-cell" style:parent-style-name="Default" style:data-style-name="N118">
      <style:table-cell-properties fo:background-color="#ccccff"/>
      <style:text-properties style:font-name="Verdana"/>
    </style:style>
    <style:style style:name="ce7" style:family="table-cell" style:parent-style-name="Default">
      <style:text-properties style:font-name="Verdana" fo:font-size="10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Verdana" fo:font-size="8pt" fo:font-weight="bold" fo:hyphenate="tru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Verdana" fo:font-size="8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Verdana" fo:font-size="8pt" fo:font-weight="bold"/>
    </style:style>
    <style:style style:name="ce11" style:family="table-cell" style:parent-style-name="Default" style:data-style-name="N120">
      <style:text-properties style:font-name="Verdana"/>
    </style:style>
    <style:style style:name="ce12" style:family="table-cell" style:parent-style-name="Default" style:data-style-name="N121">
      <style:text-properties style:font-name="Verdana"/>
    </style:style>
    <style:style style:name="ce13" style:family="table-cell" style:parent-style-name="Default" style:data-style-name="N118">
      <style:table-cell-properties style:text-align-source="fix" style:repeat-content="false"/>
      <style:paragraph-properties fo:text-align="center" fo:margin-left="0in"/>
      <style:text-properties style:font-name="Verdana" fo:font-size="8pt"/>
    </style:style>
    <style:style style:name="ce14" style:family="table-cell" style:parent-style-name="Default" style:data-style-name="N2">
      <style:text-properties style:font-name="Verdana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8pt" fo:font-weight="bold" fo:hyphenate="true"/>
    </style:style>
    <style:style style:name="ce1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 style:data-style-name="N124"/>
    <style:style style:name="ce1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racked-changes>
        <table:cell-content-change table:id="ct1" table:acceptance-state="accepted">
          <table:cell-address table:column="4" table:row="5" table:table="0"/>
          <office:change-info>
            <dc:creator>Aick in der Au</dc:creator>
            <dc:date>2009-08-16T21:16:30.10</dc:date>
          </office:change-info>
          <table:previous>
            <table:change-track-table-cell table:cell-address="NBF.E6" table:formula="of:=[.E5]*[.E5]" office:value-type="float" office:value="0.353553390593274"/>
          </table:previous>
        </table:cell-content-change>
        <table:cell-content-change table:id="ct2">
          <table:cell-address table:column="0" table:row="0" table:table="1"/>
          <office:change-info>
            <dc:creator>Aick in der Au</dc:creator>
            <dc:date>2009-10-03T08:16:45.25</dc:date>
          </office:change-info>
          <table:previous>
            <table:change-track-table-cell/>
          </table:previous>
        </table:cell-content-change>
        <table:cell-content-change table:id="ct3">
          <table:cell-address table:column="0" table:row="2" table:table="1"/>
          <office:change-info>
            <dc:creator>Aick in der Au</dc:creator>
            <dc:date>2009-10-03T08:16:55.57</dc:date>
          </office:change-info>
          <table:previous>
            <table:change-track-table-cell/>
          </table:previous>
        </table:cell-content-change>
        <table:cell-content-change table:id="ct4">
          <table:cell-address table:column="0" table:row="3" table:table="1"/>
          <office:change-info>
            <dc:creator>Aick in der Au</dc:creator>
            <dc:date>2009-10-03T08:17:31.54</dc:date>
          </office:change-info>
          <table:previous>
            <table:change-track-table-cell/>
          </table:previous>
        </table:cell-content-change>
        <table:cell-content-change table:id="ct5">
          <table:cell-address table:column="0" table:row="4" table:table="1"/>
          <office:change-info>
            <dc:creator>Aick in der Au</dc:creator>
            <dc:date>2009-10-03T08:18:13.75</dc:date>
          </office:change-info>
          <table:previous>
            <table:change-track-table-cell/>
          </table:previous>
        </table:cell-content-change>
        <table:cell-content-change table:id="ct6">
          <table:cell-address table:column="0" table:row="5" table:table="1"/>
          <office:change-info>
            <dc:creator>Aick in der Au</dc:creator>
            <dc:date>2009-10-03T08:18:32.39</dc:date>
          </office:change-info>
          <table:previous>
            <table:change-track-table-cell/>
          </table:previous>
        </table:cell-content-change>
        <table:cell-content-change table:id="ct7">
          <table:cell-address table:column="3" table:row="2" table:table="1"/>
          <office:change-info>
            <dc:creator>Aick in der Au</dc:creator>
            <dc:date>2009-10-03T08:19:05.17</dc:date>
          </office:change-info>
          <table:previous>
            <table:change-track-table-cell/>
          </table:previous>
        </table:cell-content-change>
        <table:cell-content-change table:id="ct8">
          <table:cell-address table:column="3" table:row="3" table:table="1"/>
          <office:change-info>
            <dc:creator>Aick in der Au</dc:creator>
            <dc:date>2009-10-03T08:19:40.42</dc:date>
          </office:change-info>
          <table:previous>
            <table:change-track-table-cell/>
          </table:previous>
        </table:cell-content-change>
        <table:cell-content-change table:id="ct9">
          <table:cell-address table:column="3" table:row="4" table:table="1"/>
          <office:change-info>
            <dc:creator>Aick in der Au</dc:creator>
            <dc:date>2009-10-03T08:19:56</dc:date>
          </office:change-info>
          <table:previous>
            <table:change-track-table-cell/>
          </table:previous>
        </table:cell-content-change>
        <table:cell-content-change table:id="ct10">
          <table:cell-address table:column="3" table:row="4" table:table="1"/>
          <office:change-info>
            <dc:creator>Aick in der Au</dc:creator>
            <dc:date>2009-10-03T08:20:01.18</dc:date>
          </office:change-info>
          <table:previous table:id="ct9">
            <table:change-track-table-cell office:value-type="string">
              <text:p>Million adaption per second</text:p>
            </table:change-track-table-cell>
          </table:previous>
        </table:cell-content-change>
        <table:cell-content-change table:id="ct11">
          <table:cell-address table:column="1" table:row="4" table:table="1"/>
          <office:change-info>
            <dc:creator>Aick in der Au</dc:creator>
            <dc:date>2009-10-03T08:20:17.26</dc:date>
          </office:change-info>
          <table:previous>
            <table:change-track-table-cell/>
          </table:previous>
        </table:cell-content-change>
        <table:cell-content-change table:id="ct12">
          <table:cell-address table:column="4" table:row="3" table:table="1"/>
          <office:change-info>
            <dc:creator>Aick in der Au</dc:creator>
            <dc:date>2009-10-03T08:20:46.10</dc:date>
          </office:change-info>
          <table:previous>
            <table:change-track-table-cell/>
          </table:previous>
        </table:cell-content-change>
        <table:cell-content-change table:id="ct13">
          <table:cell-address table:column="4" table:row="4" table:table="1"/>
          <office:change-info>
            <dc:creator>Aick in der Au</dc:creator>
            <dc:date>2009-10-03T08:21:53.21</dc:date>
          </office:change-info>
          <table:previous>
            <table:change-track-table-cell/>
          </table:previous>
        </table:cell-content-change>
        <table:cell-content-change table:id="ct14">
          <table:cell-address table:column="0" table:row="10" table:table="1"/>
          <office:change-info>
            <dc:creator>Aick in der Au</dc:creator>
            <dc:date>2009-10-03T08:24:15.20</dc:date>
          </office:change-info>
          <table:previous>
            <table:change-track-table-cell/>
          </table:previous>
        </table:cell-content-change>
        <table:cell-content-change table:id="ct15">
          <table:cell-address table:column="0" table:row="10" table:table="1"/>
          <office:change-info>
            <dc:creator>Aick in der Au</dc:creator>
            <dc:date>2009-10-03T08:24:41.92</dc:date>
          </office:change-info>
          <table:previous>
            <table:change-track-table-cell/>
          </table:previous>
        </table:cell-content-change>
        <table:cell-content-change table:id="ct16">
          <table:cell-address table:column="0" table:row="10" table:table="1"/>
          <office:change-info>
            <dc:creator>Aick in der Au</dc:creator>
            <dc:date>2009-10-03T08:25:07.37</dc:date>
          </office:change-info>
          <table:previous>
            <table:change-track-table-cell/>
          </table:previous>
        </table:cell-content-change>
        <table:cell-content-change table:id="ct17">
          <table:cell-address table:column="0" table:row="0" table:table="1"/>
          <office:change-info>
            <dc:creator>Aick in der Au</dc:creator>
            <dc:date>2009-10-03T08:25:41.01</dc:date>
          </office:change-info>
          <table:previous table:id="ct2">
            <table:change-track-table-cell office:value-type="string">
              <text:p>Total runtime calculator</text:p>
            </table:change-track-table-cell>
          </table:previous>
        </table:cell-content-change>
        <table:cell-content-change table:id="ct18">
          <table:cell-address table:column="1" table:row="3" table:table="1"/>
          <office:change-info>
            <dc:creator>Aick in der Au</dc:creator>
            <dc:date>2009-10-03T08:26:08.95</dc:date>
          </office:change-info>
          <table:previous>
            <table:change-track-table-cell/>
          </table:previous>
        </table:cell-content-change>
        <table:cell-content-change table:id="ct19">
          <table:cell-address table:column="9" table:row="3" table:table="1"/>
          <office:change-info>
            <dc:creator>Aick in der Au</dc:creator>
            <dc:date>2009-10-03T08:26:47.37</dc:date>
          </office:change-info>
          <table:previous>
            <table:change-track-table-cell/>
          </table:previous>
        </table:cell-content-change>
        <table:cell-content-change table:id="ct20">
          <table:cell-address table:column="9" table:row="3" table:table="1"/>
          <office:change-info>
            <dc:creator>Aick in der Au</dc:creator>
            <dc:date>2009-10-03T08:27:09.43</dc:date>
          </office:change-info>
          <table:previous table:id="ct19">
            <table:change-track-table-cell table:cell-address="'Compute Times'.J4" table:formula="of:=[.B4]^2" office:value-type="float" office:value="370628916849"/>
          </table:previous>
        </table:cell-content-change>
        <table:cell-content-change table:id="ct21">
          <table:cell-address table:column="9" table:row="3" table:table="1"/>
          <office:change-info>
            <dc:creator>Aick in der Au</dc:creator>
            <dc:date>2009-10-03T08:27:21.43</dc:date>
          </office:change-info>
          <table:previous table:id="ct20">
            <table:change-track-table-cell table:cell-address="'Compute Times'.J4" table:formula="of:=SQRT([.B4])" office:value-type="float" office:value="780.251882407213"/>
          </table:previous>
        </table:cell-content-change>
        <table:cell-content-change table:id="ct22">
          <table:cell-address table:column="9" table:row="3" table:table="1"/>
          <office:change-info>
            <dc:creator>Aick in der Au</dc:creator>
            <dc:date>2009-10-03T08:28:50.64</dc:date>
          </office:change-info>
          <table:previous table:id="ct21">
            <table:change-track-table-cell table:cell-address="'Compute Times'.J4" table:formula="of:=ceil(SQRT([.B4]))" office:value-type="float" office:value="0"/>
          </table:previous>
        </table:cell-content-change>
        <table:cell-content-change table:id="ct23">
          <table:cell-address table:column="9" table:row="3" table:table="1"/>
          <office:change-info>
            <dc:creator>Aick in der Au</dc:creator>
            <dc:date>2009-10-03T08:29:51.48</dc:date>
          </office:change-info>
          <table:previous table:id="ct22">
            <table:change-track-table-cell table:cell-address="'Compute Times'.J4" table:formula="of:=ROUNDUP(SQRT([.B4]))" office:value-type="float" office:value="781"/>
          </table:previous>
        </table:cell-content-change>
        <table:cell-content-change table:id="ct24">
          <table:cell-address table:column="1" table:row="3" table:table="1"/>
          <office:change-info>
            <dc:creator>Aick in der Au</dc:creator>
            <dc:date>2009-10-03T08:30:25.39</dc:date>
          </office:change-info>
          <table:previous table:id="ct18">
            <table:change-track-table-cell office:value-type="float" office:value="97300"/>
          </table:previous>
        </table:cell-content-change>
        <table:cell-content-change table:id="ct25">
          <table:cell-address table:column="9" table:row="3" table:table="1"/>
          <office:change-info>
            <dc:creator>Aick in der Au</dc:creator>
            <dc:date>2009-10-03T08:33:04.46</dc:date>
          </office:change-info>
          <table:previous table:id="ct23">
            <table:change-track-table-cell table:cell-address="'Compute Times'.J4" table:formula="of:=ROUNDUP(SQRT([.B4]))^2" office:value-type="float" office:value="609961"/>
          </table:previous>
        </table:cell-content-change>
        <table:cell-content-change table:id="ct26">
          <table:cell-address table:column="9" table:row="3" table:table="1"/>
          <office:change-info>
            <dc:creator>Aick in der Au</dc:creator>
            <dc:date>2009-10-03T08:33:09.51</dc:date>
          </office:change-info>
          <table:previous table:id="ct25">
            <table:change-track-table-cell table:cell-address="'Compute Times'.J4" table:formula="of:=ROUNDUP(SQRT([.B4]))" office:value-type="float" office:value="781"/>
          </table:previous>
        </table:cell-content-change>
        <table:cell-content-change table:id="ct27">
          <table:cell-address table:column="1" table:row="10" table:table="1"/>
          <office:change-info>
            <dc:creator>Aick in der Au</dc:creator>
            <dc:date>2009-10-03T08:34:41.35</dc:date>
          </office:change-info>
          <table:previous>
            <table:change-track-table-cell/>
          </table:previous>
        </table:cell-content-change>
        <table:cell-content-change table:id="ct28">
          <table:cell-address table:column="1" table:row="10" table:table="1"/>
          <office:change-info>
            <dc:creator>Aick in der Au</dc:creator>
            <dc:date>2009-10-03T08:34:59.28</dc:date>
          </office:change-info>
          <table:previous table:id="ct27">
            <table:change-track-table-cell table:cell-address="'Compute Times'.B11" table:formula="of:=([.J4]*[.B4]/([.E4]*10^6))/3600" office:value-type="float" office:value="12.8937495511458"/>
          </table:previous>
        </table:cell-content-change>
        <table:cell-content-change table:id="ct29">
          <table:cell-address table:column="1" table:row="10" table:table="1"/>
          <office:change-info>
            <dc:creator>Aick in der Au</dc:creator>
            <dc:date>2009-10-03T08:35:08.06</dc:date>
          </office:change-info>
          <table:previous table:id="ct28">
            <table:change-track-table-cell table:cell-address="'Compute Times'.B11" table:formula="of:=([.J4]*[.B4]/([.E4]*10^6))" office:value-type="float" office:value="46417.498384125"/>
          </table:previous>
        </table:cell-content-change>
        <table:cell-content-change table:id="ct30">
          <table:cell-address table:column="1" table:row="10" table:table="1"/>
          <office:change-info>
            <dc:creator>Aick in der Au</dc:creator>
            <dc:date>2009-10-03T08:35:14.03</dc:date>
          </office:change-info>
          <table:previous table:id="ct29">
            <table:change-track-table-cell table:cell-address="'Compute Times'.B11" table:formula="of:=([.J4]*[.B4]/([.E4]*10))" office:value-type="float" office:value="4641749838.4125"/>
          </table:previous>
        </table:cell-content-change>
        <table:cell-content-change table:id="ct31">
          <table:cell-address table:column="1" table:row="10" table:table="1"/>
          <office:change-info>
            <dc:creator>Aick in der Au</dc:creator>
            <dc:date>2009-10-03T08:35:24.04</dc:date>
          </office:change-info>
          <table:previous table:id="ct30">
            <table:change-track-table-cell table:cell-address="'Compute Times'.B11" table:formula="of:=([.J4]*[.B4])" office:value-type="float" office:value="371339987073"/>
          </table:previous>
        </table:cell-content-change>
        <table:cell-content-change table:id="ct32">
          <table:cell-address table:column="4" table:row="3" table:table="1"/>
          <office:change-info>
            <dc:creator>Aick in der Au</dc:creator>
            <dc:date>2009-10-03T08:35:28.93</dc:date>
          </office:change-info>
          <table:previous table:id="ct12">
            <table:change-track-table-cell office:value-type="string">
              <text:p>1,27</text:p>
            </table:change-track-table-cell>
          </table:previous>
        </table:cell-content-change>
        <table:cell-content-change table:id="ct33">
          <table:cell-address table:column="4" table:row="4" table:table="1"/>
          <office:change-info>
            <dc:creator>Aick in der Au</dc:creator>
            <dc:date>2009-10-03T08:35:33.67</dc:date>
          </office:change-info>
          <table:previous table:id="ct13">
            <table:change-track-table-cell office:value-type="string">
              <text:p>0,67</text:p>
            </table:change-track-table-cell>
          </table:previous>
        </table:cell-content-change>
        <table:cell-content-change table:id="ct34">
          <table:cell-address table:column="1" table:row="10" table:table="1"/>
          <office:change-info>
            <dc:creator>Aick in der Au</dc:creator>
            <dc:date>2009-10-03T08:36:02.53</dc:date>
          </office:change-info>
          <table:previous table:id="ct31">
            <table:change-track-table-cell table:cell-address="'Compute Times'.B11" table:formula="of:=([.J4]*[.B4])/[.E4]" office:value-type="float" office:value="46417498384.125"/>
          </table:previous>
        </table:cell-content-change>
        <table:cell-content-change table:id="ct35">
          <table:cell-address table:column="0" table:row="10" table:table="1"/>
          <office:change-info>
            <dc:creator>Aick in der Au</dc:creator>
            <dc:date>2009-10-03T08:36:26.42</dc:date>
          </office:change-info>
          <table:previous table:id="ct14">
            <table:change-track-table-cell office:value-type="string">
              <text:p>Search runtime per learning step</text:p>
            </table:change-track-table-cell>
          </table:previous>
        </table:cell-content-change>
        <table:cell-content-change table:id="ct36">
          <table:cell-address table:column="0" table:row="10" table:table="1"/>
          <office:change-info>
            <dc:creator>Aick in der Au</dc:creator>
            <dc:date>2009-10-03T08:36:43.42</dc:date>
          </office:change-info>
          <table:previous table:id="ct35">
            <table:change-track-table-cell office:value-type="string">
              <text:p>Search runtime per learning step [hours]</text:p>
            </table:change-track-table-cell>
          </table:previous>
        </table:cell-content-change>
        <table:cell-content-change table:id="ct37">
          <table:cell-address table:column="0" table:row="10" table:table="1"/>
          <office:change-info>
            <dc:creator>Aick in der Au</dc:creator>
            <dc:date>2009-10-03T08:36:48.65</dc:date>
          </office:change-info>
          <table:previous table:id="ct15">
            <table:change-track-table-cell office:value-type="string">
              <text:p>Adaption runtime per learning step</text:p>
            </table:change-track-table-cell>
          </table:previous>
        </table:cell-content-change>
        <table:cell-content-change table:id="ct38">
          <table:cell-address table:column="3" table:row="3" table:table="1"/>
          <office:change-info>
            <dc:creator>Aick in der Au</dc:creator>
            <dc:date>2009-10-03T08:37:04.25</dc:date>
          </office:change-info>
          <table:previous table:id="ct8">
            <table:change-track-table-cell office:value-type="string">
              <text:p>Million compares per second</text:p>
            </table:change-track-table-cell>
          </table:previous>
        </table:cell-content-change>
        <table:cell-content-change table:id="ct39">
          <table:cell-address table:column="3" table:row="4" table:table="1"/>
          <office:change-info>
            <dc:creator>Aick in der Au</dc:creator>
            <dc:date>2009-10-03T08:37:14.21</dc:date>
          </office:change-info>
          <table:previous table:id="ct10">
            <table:change-track-table-cell office:value-type="string">
              <text:p>Million NW adaption per second</text:p>
            </table:change-track-table-cell>
          </table:previous>
        </table:cell-content-change>
        <table:cell-content-change table:id="ct40">
          <table:cell-address table:column="3" table:row="4" table:table="1"/>
          <office:change-info>
            <dc:creator>Aick in der Au</dc:creator>
            <dc:date>2009-10-03T08:37:22.31</dc:date>
          </office:change-info>
          <table:previous table:id="ct39">
            <table:change-track-table-cell office:value-type="string">
              <text:p>Million NW adaption / s</text:p>
            </table:change-track-table-cell>
          </table:previous>
        </table:cell-content-change>
        <table:cell-content-change table:id="ct41">
          <table:cell-address table:column="3" table:row="4" table:table="1"/>
          <office:change-info>
            <dc:creator>Aick in der Au</dc:creator>
            <dc:date>2009-10-03T08:37:27.75</dc:date>
          </office:change-info>
          <table:previous table:id="ct40">
            <table:change-track-table-cell office:value-type="string">
              <text:p>Million NW adaption / sec</text:p>
            </table:change-track-table-cell>
          </table:previous>
        </table:cell-content-change>
        <table:cell-content-change table:id="ct42">
          <table:cell-address table:column="1" table:row="10" table:table="1"/>
          <office:change-info>
            <dc:creator>Aick in der Au</dc:creator>
            <dc:date>2009-10-03T08:37:41.71</dc:date>
          </office:change-info>
          <table:previous>
            <table:change-track-table-cell/>
          </table:previous>
        </table:cell-content-change>
        <table:cell-content-change table:id="ct43">
          <table:cell-address table:column="1" table:row="10" table:table="1"/>
          <office:change-info>
            <dc:creator>Aick in der Au</dc:creator>
            <dc:date>2009-10-03T08:37:48.42</dc:date>
          </office:change-info>
          <table:previous table:id="ct42">
            <table:change-track-table-cell table:cell-address="'Compute Times'.B11" table:formula="of:=(([.J4]*[.B4])/([.E4]*10^6))/3600" office:value-type="float" office:value="12.8937495511458"/>
          </table:previous>
        </table:cell-content-change>
        <table:cell-content-change table:id="ct44">
          <table:cell-address table:column="1" table:row="10" table:table="1"/>
          <office:change-info>
            <dc:creator>Aick in der Au</dc:creator>
            <dc:date>2009-10-03T08:38:02.14</dc:date>
          </office:change-info>
          <table:previous>
            <table:change-track-table-cell/>
          </table:previous>
        </table:cell-content-change>
        <table:cell-content-change table:id="ct45">
          <table:cell-address table:column="0" table:row="10" table:table="1"/>
          <office:change-info>
            <dc:creator>Aick in der Au</dc:creator>
            <dc:date>2009-10-03T08:38:21.18</dc:date>
          </office:change-info>
          <table:previous>
            <table:change-track-table-cell/>
          </table:previous>
        </table:cell-content-change>
        <table:cell-content-change table:id="ct46">
          <table:cell-address table:column="0" table:row="10" table:table="1"/>
          <office:change-info>
            <dc:creator>Aick in der Au</dc:creator>
            <dc:date>2009-10-03T08:38:27.82</dc:date>
          </office:change-info>
          <table:previous table:id="ct16">
            <table:change-track-table-cell office:value-type="string">
              <text:p>Total </text:p>
            </table:change-track-table-cell>
          </table:previous>
        </table:cell-content-change>
        <table:cell-content-change table:id="ct47">
          <table:cell-address table:column="0" table:row="10" table:table="1"/>
          <office:change-info>
            <dc:creator>Aick in der Au</dc:creator>
            <dc:date>2009-10-03T08:38:39.59</dc:date>
          </office:change-info>
          <table:previous table:id="ct46">
            <table:change-track-table-cell office:value-type="string">
              <text:p>l per learning step</text:p>
            </table:change-track-table-cell>
          </table:previous>
        </table:cell-content-change>
        <table:cell-content-change table:id="ct48">
          <table:cell-address table:column="0" table:row="10" table:table="1"/>
          <office:change-info>
            <dc:creator>Aick in der Au</dc:creator>
            <dc:date>2009-10-03T08:38:45.70</dc:date>
          </office:change-info>
          <table:previous table:id="ct45">
            <table:change-track-table-cell office:value-type="string">
              <text:p>Total per learning step</text:p>
            </table:change-track-table-cell>
          </table:previous>
        </table:cell-content-change>
        <table:cell-content-change table:id="ct49">
          <table:cell-address table:column="1" table:row="10" table:table="1"/>
          <office:change-info>
            <dc:creator>Aick in der Au</dc:creator>
            <dc:date>2009-10-03T08:38:52.98</dc:date>
          </office:change-info>
          <table:previous>
            <table:change-track-table-cell/>
          </table:previous>
        </table:cell-content-change>
        <table:cell-content-change table:id="ct50">
          <table:cell-address table:column="1" table:row="10" table:table="1"/>
          <office:change-info>
            <dc:creator>Aick in der Au</dc:creator>
            <dc:date>2009-10-03T08:39:34.89</dc:date>
          </office:change-info>
          <table:previous table:id="ct49">
            <table:change-track-table-cell table:cell-address="'Compute Times'.B11" table:formula="of:=[.B9]+[.B10]" office:value-type="float" office:value="0"/>
          </table:previous>
        </table:cell-content-change>
        <table:cell-content-change table:id="ct51">
          <table:cell-address table:column="1" table:row="10" table:table="1"/>
          <office:change-info>
            <dc:creator>Aick in der Au</dc:creator>
            <dc:date>2009-10-03T08:42:16.65</dc:date>
          </office:change-info>
          <table:previous table:id="ct50">
            <table:change-track-table-cell table:cell-address="'Compute Times'.B11" table:formula="of:=[.B10]*[.B5]" office:value-type="float" office:value="0"/>
          </table:previous>
        </table:cell-content-change>
        <table:cell-content-change table:id="ct52">
          <table:cell-address table:column="0" table:row="10" table:table="1"/>
          <office:change-info>
            <dc:creator>Aick in der Au</dc:creator>
            <dc:date>2009-10-03T08:42:32.79</dc:date>
          </office:change-info>
          <table:previous table:id="ct48">
            <table:change-track-table-cell office:value-type="string">
              <text:p>Total</text:p>
            </table:change-track-table-cell>
          </table:previous>
        </table:cell-content-change>
        <table:cell-content-change table:id="ct53">
          <table:cell-address table:column="1" table:row="3" table:table="1"/>
          <office:change-info>
            <dc:creator>Aick in der Au</dc:creator>
            <dc:date>2009-10-03T08:44:05.98</dc:date>
          </office:change-info>
          <table:previous table:id="ct24">
            <table:change-track-table-cell office:value-type="float" office:value="97808"/>
          </table:previous>
        </table:cell-content-change>
        <table:cell-content-change table:id="ct54">
          <table:cell-address table:column="2" table:row="10" table:table="1"/>
          <office:change-info>
            <dc:creator>Aick in der Au</dc:creator>
            <dc:date>2009-10-03T08:44:32.90</dc:date>
          </office:change-info>
          <table:previous>
            <table:change-track-table-cell/>
          </table:previous>
        </table:cell-content-change>
        <table:cell-content-change table:id="ct55">
          <table:cell-address table:column="2" table:row="10" table:table="1"/>
          <office:change-info>
            <dc:creator>Aick in der Au</dc:creator>
            <dc:date>2009-10-03T08:44:38.10</dc:date>
          </office:change-info>
          <table:previous>
            <table:change-track-table-cell/>
          </table:previous>
        </table:cell-content-change>
        <table:cell-content-change table:id="ct56">
          <table:cell-address table:column="2" table:row="10" table:table="1"/>
          <office:change-info>
            <dc:creator>Aick in der Au</dc:creator>
            <dc:date>2009-10-03T08:44:46.40</dc:date>
          </office:change-info>
          <table:previous>
            <table:change-track-table-cell/>
          </table:previous>
        </table:cell-content-change>
        <table:cell-content-change table:id="ct57">
          <table:cell-address table:column="2" table:row="10" table:table="1"/>
          <office:change-info>
            <dc:creator>Aick in der Au</dc:creator>
            <dc:date>2009-10-03T08:45:50.28</dc:date>
          </office:change-info>
          <table:previous>
            <table:change-track-table-cell/>
          </table:previous>
        </table:cell-content-change>
        <table:cell-content-change table:id="ct58">
          <table:cell-address table:column="1" table:row="10" table:table="1"/>
          <office:change-info>
            <dc:creator>Aick in der Au</dc:creator>
            <dc:date>2009-10-03T08:45:57</dc:date>
          </office:change-info>
          <table:previous table:id="ct51">
            <table:change-track-table-cell table:cell-address="'Compute Times'.B11" table:formula="of:=[.B10]*[.B5]/24" office:value-type="float" office:value="0"/>
          </table:previous>
        </table:cell-content-change>
        <table:movement table:id="ct59">
          <table:source-range-address table:start-column="0" table:start-row="7" table:start-table="1" table:end-column="2" table:end-row="10" table:end-table="1"/>
          <table:target-range-address table:start-column="0" table:start-row="8" table:start-table="1" table:end-column="2" table:end-row="11" table:end-table="1"/>
          <office:change-info>
            <dc:creator>Aick in der Au</dc:creator>
            <dc:date>2009-10-03T08:47:00.46</dc:date>
          </office:change-info>
          <table:dependencies>
            <table:dependence table:id="ct124"/>
            <table:dependence table:id="ct123"/>
            <table:dependence table:id="ct122"/>
            <table:dependence table:id="ct112"/>
            <table:dependence table:id="ct101"/>
            <table:dependence table:id="ct83"/>
            <table:dependence table:id="ct67"/>
            <table:dependence table:id="ct66"/>
            <table:dependence table:id="ct62"/>
            <table:dependence table:id="ct60"/>
          </table:dependencies>
          <table:deletions>
            <table:cell-content-deletion table:id="ct57">
              <table:change-track-table-cell table:cell-address="'Compute Times'.C11" table:formula="of:=[.B11]/24" office:value-type="float" office:value="0.537239564631076"/>
            </table:cell-content-deletion>
            <table:cell-content-deletion table:id="ct56">
              <table:change-track-table-cell table:cell-address="'Compute Times'.C11" table:formula="of:=[.B11]/24" office:value-type="float" office:value="0.537239564631076"/>
            </table:cell-content-deletion>
            <table:cell-content-deletion table:id="ct55">
              <table:change-track-table-cell table:cell-address="'Compute Times'.C11" table:formula="of:=[.B11]/24" office:value-type="float" office:value="0.537239564631076"/>
            </table:cell-content-deletion>
            <table:cell-content-deletion table:id="ct58">
              <table:change-track-table-cell table:cell-address="'Compute Times'.B11" table:formula="of:=[.B10]*[.B5]" office:value-type="float" office:value="0"/>
            </table:cell-content-deletion>
            <table:cell-content-deletion table:id="ct52">
              <table:change-track-table-cell office:value-type="string">
                <text:p>Total [d]</text:p>
              </table:change-track-table-cell>
            </table:cell-content-deletion>
            <table:cell-content-deletion table:id="ct44">
              <table:change-track-table-cell table:cell-address="'Compute Times'.B11" table:formula="of:=[.B8]+[.B9]" office:value-type="float" office:value="2000"/>
            </table:cell-content-deletion>
            <table:cell-content-deletion table:id="ct43">
              <table:change-track-table-cell table:cell-address="'Compute Times'.B11" table:formula="of:=(([.J4]*[.B4])/([.E5]*10^6))/3600" office:value-type="float" office:value="23.0760618365026"/>
            </table:cell-content-deletion>
            <table:cell-content-deletion table:id="ct47">
              <table:change-track-table-cell office:value-type="string">
                <text:p>Total per learning step</text:p>
              </table:change-track-table-cell>
            </table:cell-content-deletion>
            <table:cell-content-deletion table:id="ct37">
              <table:change-track-table-cell office:value-type="string">
                <text:p>Adaption runtime per learning step [h]</text:p>
              </table:change-track-table-cell>
            </table:cell-content-deletion>
          </table:deletions>
        </table:movement>
        <table:cell-content-change table:id="ct60">
          <table:cell-address table:column="0" table:row="10" table:table="1"/>
          <office:change-info>
            <dc:creator>Aick in der Au</dc:creator>
            <dc:date>2009-10-03T08:47:08.68</dc:date>
          </office:change-info>
          <table:previous>
            <table:change-track-table-cell/>
          </table:previous>
        </table:cell-content-change>
        <table:cell-content-change table:id="ct61">
          <table:cell-address table:column="0" table:row="13" table:table="1"/>
          <office:change-info>
            <dc:creator>Aick in der Au</dc:creator>
            <dc:date>2009-10-03T08:47:39.96</dc:date>
          </office:change-info>
          <table:previous>
            <table:change-track-table-cell/>
          </table:previous>
        </table:cell-content-change>
        <table:movement table:id="ct62">
          <table:source-range-address table:start-column="0" table:start-row="7" table:start-table="1" table:end-column="2" table:end-row="13" table:end-table="1"/>
          <table:target-range-address table:start-column="0" table:start-row="8" table:start-table="1" table:end-column="2" table:end-row="14" table:end-table="1"/>
          <office:change-info>
            <dc:creator>Aick in der Au</dc:creator>
            <dc:date>2009-10-03T08:47:47.25</dc:date>
          </office:change-info>
          <table:dependencies>
            <table:dependence table:id="ct124"/>
            <table:dependence table:id="ct123"/>
            <table:dependence table:id="ct122"/>
            <table:dependence table:id="ct112"/>
            <table:dependence table:id="ct101"/>
            <table:dependence table:id="ct84"/>
            <table:dependence table:id="ct83"/>
            <table:dependence table:id="ct68"/>
            <table:dependence table:id="ct67"/>
            <table:dependence table:id="ct66"/>
            <table:dependence table:id="ct65"/>
            <table:dependence table:id="ct64"/>
          </table:dependencies>
          <table:deletions>
            <table:cell-content-deletion>
              <table:cell-address table:column="0" table:row="10" table:table="1"/>
              <table:change-track-table-cell office:value-type="string">
                <text:p>Adaption runtime per learning step [h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5]*10^6))/3600" office:value-type="float" office:value="23.0760618365026"/>
            </table:cell-content-deletion>
            <table:cell-content-deletion>
              <table:cell-address table:column="1" table:row="10" table:table="1"/>
              <table:change-track-table-cell table:cell-address="'Compute Times'.B11" table:formula="of:=[.B9]+[.B10]" office:value-type="float" office:value="0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1]*[.B5]" office:value-type="float" office:value="2578.74991022917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0.961502576520942"/>
            </table:cell-content-deletion>
            <table:cell-content-deletion table:id="ct61">
              <table:change-track-table-cell office:value-type="string">
                <text:p>Data volume</text:p>
              </table:change-track-table-cell>
            </table:cell-content-deletion>
            <table:cell-content-deletion table:id="ct57">
              <table:change-track-table-cell table:cell-address="'Compute Times'.C11" table:formula="of:=[.B11]/24" office:value-type="float" office:value="0.537239564631076"/>
            </table:cell-content-deletion>
            <table:cell-content-deletion table:id="ct56">
              <table:change-track-table-cell table:cell-address="'Compute Times'.C11" table:formula="of:=[.B11]/24" office:value-type="float" office:value="0.537239564631076"/>
            </table:cell-content-deletion>
            <table:cell-content-deletion table:id="ct55">
              <table:change-track-table-cell table:cell-address="'Compute Times'.C11" table:formula="of:=[.B11]/24" office:value-type="float" office:value="0.537239564631076"/>
            </table:cell-content-deletion>
            <table:cell-content-deletion table:id="ct54">
              <table:change-track-table-cell table:cell-address="'Compute Times'.C11" table:formula="of:=[.B11]/24" office:value-type="float" office:value="0.537239564631076"/>
            </table:cell-content-deletion>
            <table:cell-content-deletion table:id="ct58">
              <table:change-track-table-cell table:cell-address="'Compute Times'.B11" table:formula="of:=[.B10]*[.B5]" office:value-type="float" office:value="0"/>
            </table:cell-content-deletion>
            <table:cell-content-deletion table:id="ct52">
              <table:change-track-table-cell office:value-type="string">
                <text:p>Total [d]</text:p>
              </table:change-track-table-cell>
            </table:cell-content-deletion>
            <table:cell-content-deletion table:id="ct44">
              <table:change-track-table-cell table:cell-address="'Compute Times'.B11" table:formula="of:=[.B8]+[.B9]" office:value-type="float" office:value="2000"/>
            </table:cell-content-deletion>
            <table:cell-content-deletion table:id="ct43">
              <table:change-track-table-cell table:cell-address="'Compute Times'.B11" table:formula="of:=(([.J4]*[.B4])/([.E5]*10^6))/3600" office:value-type="float" office:value="23.0760618365026"/>
            </table:cell-content-deletion>
            <table:cell-content-deletion table:id="ct34">
              <table:change-track-table-cell table:cell-address="'Compute Times'.B11" table:formula="of:=(([.J4]*[.B4])/([.E4]*10^6))/3600" office:value-type="float" office:value="12.8937495511458"/>
            </table:cell-content-deletion>
            <table:cell-content-deletion table:id="ct47">
              <table:change-track-table-cell office:value-type="string">
                <text:p>Total per learning step</text:p>
              </table:change-track-table-cell>
            </table:cell-content-deletion>
            <table:cell-content-deletion table:id="ct37">
              <table:change-track-table-cell office:value-type="string">
                <text:p>Adaption runtime per learning step [h]</text:p>
              </table:change-track-table-cell>
            </table:cell-content-deletion>
            <table:cell-content-deletion table:id="ct36">
              <table:change-track-table-cell office:value-type="string">
                <text:p>Search runtime per learning step [h]</text:p>
              </table:change-track-table-cell>
            </table:cell-content-deletion>
          </table:deletions>
        </table:movement>
        <table:cell-content-change table:id="ct63">
          <table:cell-address table:column="0" table:row="7" table:table="1"/>
          <office:change-info>
            <dc:creator>Aick in der Au</dc:creator>
            <dc:date>2009-10-03T08:48:24.40</dc:date>
          </office:change-info>
          <table:previous>
            <table:change-track-table-cell/>
          </table:previous>
        </table:cell-content-change>
        <table:cell-content-change table:id="ct64">
          <table:cell-address table:column="0" table:row="12" table:table="1"/>
          <office:change-info>
            <dc:creator>Aick in der Au</dc:creator>
            <dc:date>2009-10-03T08:48:42.70</dc:date>
          </office:change-info>
          <table:previous>
            <table:change-track-table-cell office:value-type="string">
              <text:p>Total [d]</text:p>
            </table:change-track-table-cell>
          </table:previous>
        </table:cell-content-change>
        <table:cell-content-change table:id="ct65">
          <table:cell-address table:column="0" table:row="11" table:table="1"/>
          <office:change-info>
            <dc:creator>Aick in der Au</dc:creator>
            <dc:date>2009-10-03T08:48:52.28</dc:date>
          </office:change-info>
          <table:previous>
            <table:change-track-table-cell office:value-type="string">
              <text:p>Total per learning step</text:p>
            </table:change-track-table-cell>
          </table:previous>
        </table:cell-content-change>
        <table:cell-content-change table:id="ct66">
          <table:cell-address table:column="0" table:row="10" table:table="1"/>
          <office:change-info>
            <dc:creator>Aick in der Au</dc:creator>
            <dc:date>2009-10-03T08:48:57.51</dc:date>
          </office:change-info>
          <table:previous>
            <table:change-track-table-cell office:value-type="string">
              <text:p>Adaption runtime per learning step [h]</text:p>
            </table:change-track-table-cell>
          </table:previous>
        </table:cell-content-change>
        <table:cell-content-change table:id="ct67">
          <table:cell-address table:column="0" table:row="10" table:table="1"/>
          <office:change-info>
            <dc:creator>Aick in der Au</dc:creator>
            <dc:date>2009-10-03T08:49:01.65</dc:date>
          </office:change-info>
          <table:previous>
            <table:change-track-table-cell office:value-type="string">
              <text:p>Search runtime per learning step [h]</text:p>
            </table:change-track-table-cell>
          </table:previous>
        </table:cell-content-change>
        <table:cell-content-change table:id="ct68">
          <table:cell-address table:column="0" table:row="12" table:table="1"/>
          <office:change-info>
            <dc:creator>Aick in der Au</dc:creator>
            <dc:date>2009-10-03T08:49:05.87</dc:date>
          </office:change-info>
          <table:previous table:id="ct64">
            <table:change-track-table-cell office:value-type="string">
              <text:p>Total [h]</text:p>
            </table:change-track-table-cell>
          </table:previous>
        </table:cell-content-change>
        <table:cell-content-change table:id="ct69">
          <table:cell-address table:column="0" table:row="20" table:table="1"/>
          <office:change-info>
            <dc:creator>Aick in der Au</dc:creator>
            <dc:date>2009-10-03T08:49:14.67</dc:date>
          </office:change-info>
          <table:previous>
            <table:change-track-table-cell/>
          </table:previous>
        </table:cell-content-change>
        <table:cell-content-change table:id="ct70">
          <table:cell-address table:column="0" table:row="20" table:table="1"/>
          <office:change-info>
            <dc:creator>Aick in der Au</dc:creator>
            <dc:date>2009-10-03T08:49:29.04</dc:date>
          </office:change-info>
          <table:previous table:id="ct69">
            <table:change-track-table-cell office:value-type="string">
              <text:p>Network runtime estimator</text:p>
            </table:change-track-table-cell>
          </table:previous>
        </table:cell-content-change>
        <table:movement table:id="ct71">
          <table:source-range-address table:column="0" table:row="15" table:table="1"/>
          <table:target-range-address table:column="0" table:row="16" table:table="1"/>
          <office:change-info>
            <dc:creator>Aick in der Au</dc:creator>
            <dc:date>2009-10-03T08:49:34.76</dc:date>
          </office:change-info>
          <table:dependencies>
            <table:dependence table:id="ct124"/>
            <table:dependence table:id="ct123"/>
            <table:dependence table:id="ct112"/>
            <table:dependence table:id="ct87"/>
            <table:dependence table:id="ct84"/>
            <table:dependence table:id="ct73"/>
            <table:dependence table:id="ct72"/>
          </table:dependencies>
        </table:movement>
        <table:cell-content-change table:id="ct72">
          <table:cell-address table:column="0" table:row="20" table:table="1"/>
          <office:change-info>
            <dc:creator>Aick in der Au</dc:creator>
            <dc:date>2009-10-03T08:49:43.67</dc:date>
          </office:change-info>
          <table:previous>
            <table:change-track-table-cell/>
          </table:previous>
        </table:cell-content-change>
        <table:cell-content-change table:id="ct73">
          <table:cell-address table:column="0" table:row="20" table:table="1"/>
          <office:change-info>
            <dc:creator>Aick in der Au</dc:creator>
            <dc:date>2009-10-03T08:49:54.37</dc:date>
          </office:change-info>
          <table:previous table:id="ct72">
            <table:change-track-table-cell office:value-type="string">
              <text:p>Input data</text:p>
            </table:change-track-table-cell>
          </table:previous>
        </table:cell-content-change>
        <table:cell-content-change table:id="ct74">
          <table:cell-address table:column="1" table:row="20" table:table="1"/>
          <office:change-info>
            <dc:creator>Aick in der Au</dc:creator>
            <dc:date>2009-10-03T08:50:22.90</dc:date>
          </office:change-info>
          <table:previous>
            <table:change-track-table-cell/>
          </table:previous>
        </table:cell-content-change>
        <table:cell-content-change table:id="ct75">
          <table:cell-address table:column="1" table:row="7" table:table="1"/>
          <office:change-info>
            <dc:creator>Aick in der Au</dc:creator>
            <dc:date>2009-10-03T08:50:29.64</dc:date>
          </office:change-info>
          <table:previous>
            <table:change-track-table-cell/>
          </table:previous>
        </table:cell-content-change>
        <table:cell-content-change table:id="ct76">
          <table:cell-address table:column="1" table:row="20" table:table="1"/>
          <office:change-info>
            <dc:creator>Aick in der Au</dc:creator>
            <dc:date>2009-10-03T08:51:00.75</dc:date>
          </office:change-info>
          <table:previous table:id="ct74">
            <table:change-track-table-cell table:cell-address="'Compute Times'.B21" table:formula="of:=[.B8]*[.B4]/(1024*1024)" office:value-type="float" office:value="1161.18049621582"/>
          </table:previous>
        </table:cell-content-change>
        <table:cell-content-change table:id="ct77">
          <table:cell-address table:column="1" table:row="20" table:table="1"/>
          <office:change-info>
            <dc:creator>Aick in der Au</dc:creator>
            <dc:date>2009-10-03T08:51:15.89</dc:date>
          </office:change-info>
          <table:previous>
            <table:change-track-table-cell/>
          </table:previous>
        </table:cell-content-change>
        <table:cell-content-change table:id="ct78">
          <table:cell-address table:column="1" table:row="20" table:table="1"/>
          <office:change-info>
            <dc:creator>Aick in der Au</dc:creator>
            <dc:date>2009-10-03T08:51:25.65</dc:date>
          </office:change-info>
          <table:previous table:id="ct77">
            <table:change-track-table-cell table:cell-address="'Compute Times'.B21" table:formula="of:=[.B8]*[.B4]/(1024*1024*1024)" office:value-type="float" office:value="1.13396532833576"/>
          </table:previous>
        </table:cell-content-change>
        <table:cell-content-change table:id="ct79">
          <table:cell-address table:column="1" table:row="20" table:table="1"/>
          <office:change-info>
            <dc:creator>Aick in der Au</dc:creator>
            <dc:date>2009-10-03T08:51:45</dc:date>
          </office:change-info>
          <table:previous table:id="ct78">
            <table:change-track-table-cell table:cell-address="'Compute Times'.B21" table:formula="of:=[.J7]*[.B4]/(1024*1024*1024)" office:value-type="float" office:value="0.014174566604197"/>
          </table:previous>
        </table:cell-content-change>
        <table:cell-content-change table:id="ct80">
          <table:cell-address table:column="1" table:row="20" table:table="1"/>
          <office:change-info>
            <dc:creator>Aick in der Au</dc:creator>
            <dc:date>2009-10-03T08:51:51.84</dc:date>
          </office:change-info>
          <table:previous table:id="ct79">
            <table:change-track-table-cell table:cell-address="'Compute Times'.B21" table:formula="of:=[.B11]*[.JB4]/(1024*1024*1024)" office:value-type="float" office:value="0"/>
          </table:previous>
        </table:cell-content-change>
        <table:cell-content-change table:id="ct81">
          <table:cell-address table:column="0" table:row="21" table:table="1"/>
          <office:change-info>
            <dc:creator>Aick in der Au</dc:creator>
            <dc:date>2009-10-03T08:52:02.59</dc:date>
          </office:change-info>
          <table:previous>
            <table:change-track-table-cell/>
          </table:previous>
        </table:cell-content-change>
        <table:cell-content-change table:id="ct82">
          <table:cell-address table:column="1" table:row="21" table:table="1"/>
          <office:change-info>
            <dc:creator>Aick in der Au</dc:creator>
            <dc:date>2009-10-03T08:52:09.23</dc:date>
          </office:change-info>
          <table:previous>
            <table:change-track-table-cell/>
          </table:previous>
        </table:cell-content-change>
        <table:cell-content-change table:id="ct83">
          <table:cell-address table:column="0" table:row="10" table:table="1"/>
          <office:change-info>
            <dc:creator>Aick in der Au</dc:creator>
            <dc:date>2009-10-03T08:52:53.43</dc:date>
          </office:change-info>
          <table:previous table:id="ct60">
            <table:change-track-table-cell office:value-type="string">
              <text:p>Runtime</text:p>
            </table:change-track-table-cell>
          </table:previous>
        </table:cell-content-change>
        <table:movement table:id="ct84">
          <table:source-range-address table:start-column="0" table:start-row="14" table:start-table="1" table:end-column="1" table:end-row="17" table:end-table="1"/>
          <table:target-range-address table:start-column="0" table:start-row="18" table:start-table="1" table:end-column="1" table:end-row="21" table:end-table="1"/>
          <office:change-info>
            <dc:creator>Aick in der Au</dc:creator>
            <dc:date>2009-10-03T08:53:03.76</dc:date>
          </office:change-info>
          <table:dependencies>
            <table:dependence table:id="ct124"/>
            <table:dependence table:id="ct123"/>
            <table:dependence table:id="ct117"/>
            <table:dependence table:id="ct112"/>
            <table:dependence table:id="ct110"/>
            <table:dependence table:id="ct109"/>
            <table:dependence table:id="ct108"/>
            <table:dependence table:id="ct107"/>
            <table:dependence table:id="ct106"/>
            <table:dependence table:id="ct105"/>
            <table:dependence table:id="ct104"/>
            <table:dependence table:id="ct102"/>
            <table:dependence table:id="ct100"/>
            <table:dependence table:id="ct99"/>
            <table:dependence table:id="ct93"/>
            <table:dependence table:id="ct92"/>
            <table:dependence table:id="ct91"/>
            <table:dependence table:id="ct89"/>
            <table:dependence table:id="ct88"/>
            <table:dependence table:id="ct87"/>
            <table:dependence table:id="ct86"/>
            <table:dependence table:id="ct85"/>
          </table:dependencies>
        </table:movement>
        <table:movement table:id="ct85">
          <table:source-range-address table:start-column="0" table:start-row="18" table:start-table="1" table:end-column="1" table:end-row="21" table:end-table="1"/>
          <table:target-range-address table:start-column="0" table:start-row="19" table:start-table="1" table:end-column="1" table:end-row="22" table:end-table="1"/>
          <office:change-info>
            <dc:creator>Aick in der Au</dc:creator>
            <dc:date>2009-10-03T08:53:16.54</dc:date>
          </office:change-info>
          <table:dependencies>
            <table:dependence table:id="ct124"/>
            <table:dependence table:id="ct123"/>
            <table:dependence table:id="ct112"/>
            <table:dependence table:id="ct111"/>
            <table:dependence table:id="ct99"/>
            <table:dependence table:id="ct94"/>
            <table:dependence table:id="ct90"/>
          </table:dependencies>
          <table:deletions>
            <table:cell-content-deletion table:id="ct82">
              <table:change-track-table-cell table:cell-address="'Compute Times'.B22" table:formula="of:=[.B20]+[.B21]" office:value-type="float" office:value="259.052413595833"/>
            </table:cell-content-deletion>
            <table:cell-content-deletion table:id="ct81">
              <table:change-track-table-cell office:value-type="string">
                <text:p>Totat [GB]</text:p>
              </table:change-track-table-cell>
            </table:cell-content-deletion>
            <table:cell-content-deletion table:id="ct80">
              <table:change-track-table-cell table:cell-address="'Compute Times'.B21" table:formula="of:=[.B8]*[.J4]/(1024*1024*1024)" office:value-type="float" office:value="1.13614089787006"/>
            </table:cell-content-deletion>
            <table:cell-content-deletion table:id="ct76">
              <table:change-track-table-cell table:cell-address="'Compute Times'.B21" table:formula="of:=[.B8]*[.B4]/(1024*1024*1024)" office:value-type="float" office:value="1.13396532833576"/>
            </table:cell-content-deletion>
            <table:cell-content-deletion table:id="ct73">
              <table:change-track-table-cell office:value-type="string">
                <text:p>Input data [GB]</text:p>
              </table:change-track-table-cell>
            </table:cell-content-deletion>
            <table:cell-content-deletion table:id="ct70">
              <table:change-track-table-cell office:value-type="string">
                <text:p>Network [GB]</text:p>
              </table:change-track-table-cell>
            </table:cell-content-deletion>
          </table:deletions>
        </table:movement>
        <table:cell-content-change table:id="ct86">
          <table:cell-address table:column="0" table:row="14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87">
          <table:cell-address table:column="0" table:row="15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88">
          <table:cell-address table:column="0" table:row="16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89">
          <table:cell-address table:column="0" table:row="17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0">
          <table:cell-address table:column="0" table:row="18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1">
          <table:cell-address table:column="1" table:row="15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2">
          <table:cell-address table:column="1" table:row="16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3">
          <table:cell-address table:column="1" table:row="17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4">
          <table:cell-address table:column="1" table:row="18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5">
          <table:cell-address table:column="2" table:row="15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6">
          <table:cell-address table:column="2" table:row="16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7">
          <table:cell-address table:column="2" table:row="17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8">
          <table:cell-address table:column="2" table:row="18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movement table:id="ct99">
          <table:source-range-address table:start-column="0" table:start-row="19" table:start-table="1" table:end-column="1" table:end-row="22" table:end-table="1"/>
          <table:target-range-address table:start-column="0" table:start-row="20" table:start-table="1" table:end-column="1" table:end-row="23" table:end-table="1"/>
          <office:change-info>
            <dc:creator>Aick in der Au</dc:creator>
            <dc:date>2009-10-03T08:53:24.32</dc:date>
          </office:change-info>
          <table:dependencies>
            <table:dependence table:id="ct124"/>
            <table:dependence table:id="ct123"/>
            <table:dependence table:id="ct112"/>
          </table:dependencies>
          <table:deletions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20" table:table="1"/>
              <table:change-track-table-cell table:cell-address="'Compute Times'.B21" table:formula="of:=[.B8]*[.B4]/(1024*1024*1024)" office:value-type="float" office:value="1.13396532833576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J4]/(1024*1024*1024)" office:value-type="float" office:value="1.13614089787006"/>
            </table:cell-content-deletion>
            <table:cell-content-deletion>
              <table:cell-address table:column="1" table:row="22" table:table="1"/>
              <table:change-track-table-cell table:cell-address="'Compute Times'.B23" table:formula="of:=[.B21]+[.B22]" office:value-type="float" office:value="0"/>
            </table:cell-content-deletion>
            <table:cell-content-deletion table:id="ct82">
              <table:change-track-table-cell table:cell-address="'Compute Times'.B22" table:formula="of:=[.B20]+[.B21]" office:value-type="float" office:value="259.052413595833"/>
            </table:cell-content-deletion>
            <table:cell-content-deletion table:id="ct81">
              <table:change-track-table-cell office:value-type="string">
                <text:p>Totat [GB]</text:p>
              </table:change-track-table-cell>
            </table:cell-content-deletion>
            <table:cell-content-deletion table:id="ct80">
              <table:change-track-table-cell table:cell-address="'Compute Times'.B21" table:formula="of:=[.B8]*[.J4]/(1024*1024*1024)" office:value-type="float" office:value="1.13614089787006"/>
            </table:cell-content-deletion>
            <table:cell-content-deletion table:id="ct70">
              <table:change-track-table-cell office:value-type="string">
                <text:p>Network [GB]</text:p>
              </table:change-track-table-cell>
            </table:cell-content-deletion>
          </table:deletions>
        </table:movement>
        <table:cell-content-change table:id="ct100">
          <table:cell-address table:column="1" table:row="15" table:table="1"/>
          <office:change-info>
            <dc:creator>Aick in der Au</dc:creator>
            <dc:date>2009-10-03T08:53:52.54</dc:date>
          </office:change-info>
          <table:previous table:id="ct91">
            <table:change-track-table-cell table:cell-address="'Compute Times'.B16" table:formula="of:=(([.J10]*[.B10])/([.E10]*10^6))/3600" office:value-type="float" office:value="0"/>
          </table:previous>
        </table:cell-content-change>
        <table:cell-content-change table:id="ct101">
          <table:cell-address table:column="0" table:row="10" table:table="1"/>
          <office:change-info>
            <dc:creator>Aick in der Au</dc:creator>
            <dc:date>2009-10-03T08:54:15.93</dc:date>
          </office:change-info>
          <table:previous table:id="ct83">
            <table:change-track-table-cell office:value-type="string">
              <text:p>Runtime – worst case</text:p>
            </table:change-track-table-cell>
          </table:previous>
        </table:cell-content-change>
        <table:cell-content-change table:id="ct102">
          <table:cell-address table:column="0" table:row="14" table:table="1"/>
          <office:change-info>
            <dc:creator>Aick in der Au</dc:creator>
            <dc:date>2009-10-03T08:54:24.20</dc:date>
          </office:change-info>
          <table:previous table:id="ct86">
            <table:change-track-table-cell office:value-type="string">
              <text:p>Runtime – worst case</text:p>
            </table:change-track-table-cell>
          </table:previous>
        </table:cell-content-change>
        <table:cell-content-change table:id="ct103">
          <table:cell-address table:column="1" table:row="3" table:table="1"/>
          <office:change-info>
            <dc:creator>Aick in der Au</dc:creator>
            <dc:date>2009-10-03T08:54:38.78</dc:date>
          </office:change-info>
          <table:previous table:id="ct53">
            <table:change-track-table-cell office:value-type="float" office:value="700000"/>
          </table:previous>
        </table:cell-content-change>
        <table:cell-content-change table:id="ct104">
          <table:cell-address table:column="1" table:row="15" table:table="1"/>
          <office:change-info>
            <dc:creator>Aick in der Au</dc:creator>
            <dc:date>2009-10-03T08:57:06.14</dc:date>
          </office:change-info>
          <table:previous table:id="ct100">
            <table:change-track-table-cell table:cell-address="'Compute Times'.B16" table:formula="of:=(([.J4]*[.B4])/([.E4]*10^6))/3600" office:value-type="float" office:value="12.8937495511458"/>
          </table:previous>
        </table:cell-content-change>
        <table:cell-content-change table:id="ct105">
          <table:cell-address table:column="1" table:row="15" table:table="1"/>
          <office:change-info>
            <dc:creator>Aick in der Au</dc:creator>
            <dc:date>2009-10-03T08:57:24.95</dc:date>
          </office:change-info>
          <table:previous table:id="ct104">
            <table:change-track-table-cell table:cell-address="'Compute Times'.B16" table:formula="of:=(([.B4]*5*5)/([.E4]*10^6))/3600" office:value-type="float" office:value="0.000528466145833333"/>
          </table:previous>
        </table:cell-content-change>
        <table:cell-content-change table:id="ct106">
          <table:cell-address table:column="1" table:row="15" table:table="1"/>
          <office:change-info>
            <dc:creator>Aick in der Au</dc:creator>
            <dc:date>2009-10-03T08:57:34.26</dc:date>
          </office:change-info>
          <table:previous table:id="ct105">
            <table:change-track-table-cell table:cell-address="'Compute Times'.B16" table:formula="of:=(([.B4]*5*5)/([.E4]*10^6))" office:value-type="float" office:value="1.902478125"/>
          </table:previous>
        </table:cell-content-change>
        <table:cell-content-change table:id="ct107">
          <table:cell-address table:column="1" table:row="16" table:table="1"/>
          <office:change-info>
            <dc:creator>Aick in der Au</dc:creator>
            <dc:date>2009-10-03T08:58:27.26</dc:date>
          </office:change-info>
          <table:previous table:id="ct92">
            <table:change-track-table-cell table:cell-address="'Compute Times'.B17" table:formula="of:=(([.J10]*[.B10])/([.E11]*10^6))/3600" office:value-type="float" office:value="0"/>
          </table:previous>
        </table:cell-content-change>
        <table:cell-content-change table:id="ct108">
          <table:cell-address table:column="1" table:row="16" table:table="1"/>
          <office:change-info>
            <dc:creator>Aick in der Au</dc:creator>
            <dc:date>2009-10-03T08:59:01.95</dc:date>
          </office:change-info>
          <table:previous table:id="ct107">
            <table:change-track-table-cell table:cell-address="'Compute Times'.B17" table:formula="of:=(([.J4]*[.B4])/([.E4]*10^6))/3600" office:value-type="float" office:value="12.8937495511458"/>
          </table:previous>
        </table:cell-content-change>
        <table:cell-content-change table:id="ct109">
          <table:cell-address table:column="1" table:row="15" table:table="1"/>
          <office:change-info>
            <dc:creator>Aick in der Au</dc:creator>
            <dc:date>2009-10-03T09:01:48.87</dc:date>
          </office:change-info>
          <table:previous table:id="ct106">
            <table:change-track-table-cell table:cell-address="'Compute Times'.B16" table:formula="of:=(([.B4]*5*5)/([.E4]*10^6))/3600" office:value-type="float" office:value="0.000528466145833333"/>
          </table:previous>
        </table:cell-content-change>
        <table:cell-content-change table:id="ct110">
          <table:cell-address table:column="1" table:row="16" table:table="1"/>
          <office:change-info>
            <dc:creator>Aick in der Au</dc:creator>
            <dc:date>2009-10-03T09:03:03.98</dc:date>
          </office:change-info>
          <table:previous table:id="ct108">
            <table:change-track-table-cell table:cell-address="'Compute Times'.B17" table:formula="of:=(([.B4]*8*8)/([.E4]*10^6))/3600" office:value-type="float" office:value="0.00135287333333333"/>
          </table:previous>
        </table:cell-content-change>
        <table:cell-content-change table:id="ct111">
          <table:cell-address table:column="1" table:row="18" table:table="1"/>
          <office:change-info>
            <dc:creator>Aick in der Au</dc:creator>
            <dc:date>2009-10-03T09:04:00.71</dc:date>
          </office:change-info>
          <table:previous table:id="ct94">
            <table:change-track-table-cell table:cell-address="'Compute Times'.B19" table:formula="of:=[.B18]*[.B11]" office:value-type="float" office:value="0.0697744397376953"/>
          </table:previous>
        </table:cell-content-change>
        <table:movement table:id="ct112">
          <table:source-range-address table:start-column="0" table:start-row="8" table:start-table="1" table:end-column="2" table:end-row="23" table:end-table="1"/>
          <table:target-range-address table:start-column="0" table:start-row="9" table:start-table="1" table:end-column="2" table:end-row="24" table:end-table="1"/>
          <office:change-info>
            <dc:creator>Aick in der Au</dc:creator>
            <dc:date>2009-10-03T09:04:56.01</dc:date>
          </office:change-info>
          <table:dependencies>
            <table:dependence table:id="ct124"/>
            <table:dependence table:id="ct123"/>
            <table:dependence table:id="ct117"/>
          </table:dependencies>
          <table:deletions>
            <table:cell-content-deletion>
              <table:cell-address table:column="0" table:row="10" table:table="1"/>
              <table:change-track-table-cell office:value-type="string">
                <text:p>Adaption runtime per learning step [h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5]*10^6))/3600" office:value-type="float" office:value="23.0760618365026"/>
            </table:cell-content-deletion>
            <table:cell-content-deletion>
              <table:cell-address table:column="1" table:row="10" table:table="1"/>
              <table:change-track-table-cell table:cell-address="'Compute Times'.B11" table:formula="of:=[.B9]+[.B10]" office:value-type="float" office:value="0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1]*[.B5]" office:value-type="float" office:value="2578.74991022917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0.961502576520942"/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20" table:table="1"/>
              <table:change-track-table-cell table:cell-address="'Compute Times'.B21" table:formula="of:=[.B8]*[.B4]/(1024*1024*1024)" office:value-type="float" office:value="1.13396532833576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J4]/(1024*1024*1024)" office:value-type="float" office:value="1.13614089787006"/>
            </table:cell-content-deletion>
            <table:cell-content-deletion>
              <table:cell-address table:column="1" table:row="22" table:table="1"/>
              <table:change-track-table-cell table:cell-address="'Compute Times'.B23" table:formula="of:=[.B21]+[.B22]" office:value-type="float" office:value="0"/>
            </table:cell-content-deletion>
            <table:cell-content-deletion>
              <table:cell-address table:column="0" table:row="20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3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4]*10^6))/3600" office:value-type="float" office:value="12.8937495511458"/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5]*10^6))/3600" office:value-type="float" office:value="23.0760618365026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0]+[.B11]" office:value-type="float" office:value="12.8937495511458"/>
            </table:cell-content-deletion>
            <table:cell-content-deletion>
              <table:cell-address table:column="1" table:row="12" table:table="1"/>
              <table:change-track-table-cell table:cell-address="'Compute Times'.B13" table:formula="of:=[.B12]*[.B5]" office:value-type="float" office:value="4615.21236730052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B4]/(1024*1024*1024)" office:value-type="float" office:value="1.13396532833576"/>
            </table:cell-content-deletion>
            <table:cell-content-deletion>
              <table:cell-address table:column="1" table:row="22" table:table="1"/>
              <table:change-track-table-cell table:cell-address="'Compute Times'.B23" table:formula="of:=[.B8]*[.J4]/(1024*1024*1024)" office:value-type="float" office:value="1.13614089787006"/>
            </table:cell-content-deletion>
            <table:cell-content-deletion>
              <table:cell-address table:column="1" table:row="23" table:table="1"/>
              <table:change-track-table-cell table:cell-address="'Compute Times'.B24" table:formula="of:=[.B22]+[.B23]" office:value-type="float" office:value="1.13396532833576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0.961502576520942"/>
            </table:cell-content-deletion>
            <table:cell-content-deletion>
              <table:cell-address table:column="2" table:row="12" table:table="1"/>
              <table:change-track-table-cell table:cell-address="'Compute Times'.C13" table:formula="of:=[.B13]/24" office:value-type="float" office:value="1.49874214115202"/>
            </table:cell-content-deletion>
            <table:cell-content-deletion table:id="ct98">
              <table:change-track-table-cell table:cell-address="'Compute Times'.C19" table:formula="of:=[.B19]/24" office:value-type="float" office:value="0.0539692528324653"/>
            </table:cell-content-deletion>
            <table:cell-content-deletion table:id="ct97">
              <table:change-track-table-cell table:cell-address="'Compute Times'.C18" table:formula="of:=[.B18]/24" office:value-type="float" office:value="0.000225478888888889"/>
            </table:cell-content-deletion>
            <table:cell-content-deletion table:id="ct96">
              <table:change-track-table-cell table:cell-address="'Compute Times'.C17" table:formula="of:=[.B17]/24" office:value-type="float" office:value="0.0537437739435764"/>
            </table:cell-content-deletion>
            <table:cell-content-deletion table:id="ct95">
              <table:change-track-table-cell table:cell-address="'Compute Times'.C16" table:formula="of:=[.B16]/24" office:value-type="float" office:value="0"/>
            </table:cell-content-deletion>
            <table:cell-content-deletion table:id="ct111">
              <table:change-track-table-cell table:cell-address="'Compute Times'.B19" table:formula="of:=[.B18]*[.B5]" office:value-type="float" office:value="1.08229866666667"/>
            </table:cell-content-deletion>
            <table:cell-content-deletion table:id="ct93">
              <table:change-track-table-cell table:cell-address="'Compute Times'.B18" table:formula="of:=[.B16]+[.B17]" office:value-type="float" office:value="1.28985057464583"/>
            </table:cell-content-deletion>
            <table:cell-content-deletion table:id="ct110">
              <table:change-track-table-cell table:cell-address="'Compute Times'.B17" table:formula="of:=(([.B4]*16*16)/([.E4]*10^6))/3600" office:value-type="float" office:value="0.00541149333333333"/>
            </table:cell-content-deletion>
            <table:cell-content-deletion table:id="ct109">
              <table:change-track-table-cell table:cell-address="'Compute Times'.B16" table:formula="of:=((([.B4]*5*5)*0.9+0.1*([.B4]*[.J4]))/([.E4]*10^6))/3600" office:value-type="float" office:value="1.28985057464583"/>
            </table:cell-content-deletion>
            <table:cell-content-deletion table:id="ct90">
              <table:change-track-table-cell office:value-type="string">
                <text:p>Total [h] [d]</text:p>
              </table:change-track-table-cell>
            </table:cell-content-deletion>
            <table:cell-content-deletion table:id="ct89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88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87">
              <table:change-track-table-cell office:value-type="string">
                <text:p>Search runtime per learning step [h] [d]</text:p>
              </table:change-track-table-cell>
            </table:cell-content-deletion>
            <table:cell-content-deletion table:id="ct102">
              <table:change-track-table-cell office:value-type="string">
                <text:p>Runtime – local search</text:p>
              </table:change-track-table-cell>
            </table:cell-content-deletion>
            <table:cell-content-deletion table:id="ct82">
              <table:change-track-table-cell table:cell-address="'Compute Times'.B22" table:formula="of:=[.B20]+[.B21]" office:value-type="float" office:value="259.052413595833"/>
            </table:cell-content-deletion>
            <table:cell-content-deletion table:id="ct81">
              <table:change-track-table-cell office:value-type="string">
                <text:p>Totat [GB]</text:p>
              </table:change-track-table-cell>
            </table:cell-content-deletion>
            <table:cell-content-deletion table:id="ct80">
              <table:change-track-table-cell table:cell-address="'Compute Times'.B21" table:formula="of:=[.B8]*[.J4]/(1024*1024*1024)" office:value-type="float" office:value="1.13614089787006"/>
            </table:cell-content-deletion>
            <table:cell-content-deletion table:id="ct76">
              <table:change-track-table-cell table:cell-address="'Compute Times'.B21" table:formula="of:=[.B8]*[.B4]/(1024*1024*1024)" office:value-type="float" office:value="1.13396532833576"/>
            </table:cell-content-deletion>
            <table:cell-content-deletion table:id="ct73">
              <table:change-track-table-cell office:value-type="string">
                <text:p>Input data [GB]</text:p>
              </table:change-track-table-cell>
            </table:cell-content-deletion>
            <table:cell-content-deletion table:id="ct70">
              <table:change-track-table-cell office:value-type="string">
                <text:p>Network [GB]</text:p>
              </table:change-track-table-cell>
            </table:cell-content-deletion>
            <table:cell-content-deletion table:id="ct67">
              <table:change-track-table-cell office:value-type="string">
                <text:p>Search runtime per learning step [h] [d]</text:p>
              </table:change-track-table-cell>
            </table:cell-content-deletion>
            <table:cell-content-deletion table:id="ct66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65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68">
              <table:change-track-table-cell office:value-type="string">
                <text:p>Total [h] [d]</text:p>
              </table:change-track-table-cell>
            </table:cell-content-deletion>
            <table:cell-content-deletion table:id="ct61">
              <table:change-track-table-cell office:value-type="string">
                <text:p>Data volume</text:p>
              </table:change-track-table-cell>
            </table:cell-content-deletion>
            <table:cell-content-deletion table:id="ct57">
              <table:change-track-table-cell table:cell-address="'Compute Times'.C11" table:formula="of:=[.B11]/24" office:value-type="float" office:value="0.537239564631076"/>
            </table:cell-content-deletion>
            <table:cell-content-deletion table:id="ct56">
              <table:change-track-table-cell table:cell-address="'Compute Times'.C11" table:formula="of:=[.B11]/24" office:value-type="float" office:value="0.537239564631076"/>
            </table:cell-content-deletion>
            <table:cell-content-deletion table:id="ct58">
              <table:change-track-table-cell table:cell-address="'Compute Times'.B11" table:formula="of:=[.B10]*[.B5]" office:value-type="float" office:value="0"/>
            </table:cell-content-deletion>
            <table:cell-content-deletion table:id="ct52">
              <table:change-track-table-cell office:value-type="string">
                <text:p>Total [d]</text:p>
              </table:change-track-table-cell>
            </table:cell-content-deletion>
            <table:cell-content-deletion table:id="ct44">
              <table:change-track-table-cell table:cell-address="'Compute Times'.B11" table:formula="of:=[.B8]+[.B9]" office:value-type="float" office:value="2000"/>
            </table:cell-content-deletion>
            <table:cell-content-deletion table:id="ct47">
              <table:change-track-table-cell office:value-type="string">
                <text:p>Total per learning step</text:p>
              </table:change-track-table-cell>
            </table:cell-content-deletion>
          </table:deletions>
        </table:movement>
        <table:movement table:id="ct113">
          <table:source-range-address table:start-column="0" table:start-row="6" table:start-table="1" table:end-column="1" table:end-row="6" table:end-table="1"/>
          <table:target-range-address table:start-column="0" table:start-row="7" table:start-table="1" table:end-column="1" table:end-row="7" table:end-table="1"/>
          <office:change-info>
            <dc:creator>Aick in der Au</dc:creator>
            <dc:date>2009-10-03T09:05:01.37</dc:date>
          </office:change-info>
          <table:dependencies>
            <table:dependence table:id="ct2582"/>
            <table:dependence table:id="ct129"/>
            <table:dependence table:id="ct115"/>
            <table:dependence table:id="ct114"/>
          </table:dependencies>
        </table:movement>
        <table:cell-content-change table:id="ct114">
          <table:cell-address table:column="0" table:row="6" table:table="1"/>
          <office:change-info>
            <dc:creator>Aick in der Au</dc:creator>
            <dc:date>2009-10-03T09:05:23.56</dc:date>
          </office:change-info>
          <table:previous>
            <table:change-track-table-cell/>
          </table:previous>
        </table:cell-content-change>
        <table:cell-content-change table:id="ct115">
          <table:cell-address table:column="1" table:row="6" table:table="1"/>
          <office:change-info>
            <dc:creator>Aick in der Au</dc:creator>
            <dc:date>2009-10-03T09:05:27.18</dc:date>
          </office:change-info>
          <table:previous>
            <table:change-track-table-cell/>
          </table:previous>
        </table:cell-content-change>
        <table:cell-content-change table:id="ct116">
          <table:cell-address table:column="9" table:row="6" table:table="1"/>
          <office:change-info>
            <dc:creator>Aick in der Au</dc:creator>
            <dc:date>2009-10-03T09:06:31.21</dc:date>
          </office:change-info>
          <table:previous>
            <table:change-track-table-cell/>
          </table:previous>
        </table:cell-content-change>
        <table:cell-content-change table:id="ct117">
          <table:cell-address table:column="1" table:row="16" table:table="1"/>
          <office:change-info>
            <dc:creator>Aick in der Au</dc:creator>
            <dc:date>2009-10-03T09:06:50.68</dc:date>
          </office:change-info>
          <table:previous>
            <table:change-track-table-cell table:cell-address="'Compute Times'.B17" table:formula="of:=((([.B4]*5*5)*0.9+0.1*([.B4]*[.J4]))/([.E4]*10^6))/3600" office:value-type="float" office:value="1.28985057464583"/>
          </table:previous>
        </table:cell-content-change>
        <table:cell-content-change table:id="ct118">
          <table:cell-address table:column="1" table:row="3" table:table="1"/>
          <office:change-info>
            <dc:creator>Aick in der Au</dc:creator>
            <dc:date>2009-10-03T09:07:41.15</dc:date>
          </office:change-info>
          <table:previous table:id="ct103">
            <table:change-track-table-cell office:value-type="float" office:value="97808"/>
          </table:previous>
        </table:cell-content-change>
        <table:cell-content-change table:id="ct119">
          <table:cell-address table:column="4" table:row="3" table:table="1"/>
          <office:change-info>
            <dc:creator>Aick in der Au</dc:creator>
            <dc:date>2009-10-31T10:41:55.31</dc:date>
          </office:change-info>
          <table:previous table:id="ct32">
            <table:change-track-table-cell office:value-type="float" office:value="1.27"/>
          </table:previous>
        </table:cell-content-change>
        <table:cell-content-change table:id="ct120">
          <table:cell-address table:column="4" table:row="4" table:table="1"/>
          <office:change-info>
            <dc:creator>Aick in der Au</dc:creator>
            <dc:date>2009-10-31T10:42:01.70</dc:date>
          </office:change-info>
          <table:previous table:id="ct33">
            <table:change-track-table-cell office:value-type="float" office:value="0.67"/>
          </table:previous>
        </table:cell-content-change>
        <table:cell-content-change table:id="ct121">
          <table:cell-address table:column="4" table:row="4" table:table="1"/>
          <office:change-info>
            <dc:creator>Aick in der Au</dc:creator>
            <dc:date>2009-10-31T10:42:06.37</dc:date>
          </office:change-info>
          <table:previous table:id="ct120">
            <table:change-track-table-cell office:value-type="string">
              <text:p>3,9</text:p>
            </table:change-track-table-cell>
          </table:previous>
        </table:cell-content-change>
        <table:cell-content-change table:id="ct122">
          <table:cell-address table:column="1" table:row="7" table:table="1"/>
          <office:change-info>
            <dc:creator>Aick in der Au</dc:creator>
            <dc:date>2009-10-31T10:42:24.42</dc:date>
          </office:change-info>
          <table:previous table:id="ct75">
            <table:change-track-table-cell office:value-type="float" office:value="3952"/>
          </table:previous>
        </table:cell-content-change>
        <table:movement table:id="ct123">
          <table:source-range-address table:start-column="0" table:start-row="9" table:start-table="1" table:end-column="2" table:end-row="24" table:end-table="1"/>
          <table:target-range-address table:start-column="0" table:start-row="10" table:start-table="1" table:end-column="2" table:end-row="25" table:end-table="1"/>
          <office:change-info>
            <dc:creator>Aick in der Au</dc:creator>
            <dc:date>2009-10-31T10:43:16.07</dc:date>
          </office:change-info>
          <table:dependencies>
            <table:dependence table:id="ct124"/>
          </table:dependencies>
          <table:deletions>
            <table:cell-content-deletion>
              <table:cell-address table:column="2" table:row="19" table:table="1"/>
              <table:change-track-table-cell table:cell-address="'Compute Times'.C20" table:formula="of:=[.B20]/24" office:value-type="float" office:value="10.7938505664931"/>
            </table:cell-content-deletion>
            <table:cell-content-deletion>
              <table:cell-address table:column="2" table:row="18" table:table="1"/>
              <table:change-track-table-cell table:cell-address="'Compute Times'.C19" table:formula="of:=[.B19]/24" office:value-type="float" office:value="0.0539692528324653"/>
            </table:cell-content-deletion>
            <table:cell-content-deletion>
              <table:cell-address table:column="2" table:row="17" table:table="1"/>
              <table:change-track-table-cell table:cell-address="'Compute Times'.C18" table:formula="of:=[.B18]/24" office:value-type="float" office:value="0.000225478888888889"/>
            </table:cell-content-deletion>
            <table:cell-content-deletion>
              <table:cell-address table:column="2" table:row="16" table:table="1"/>
              <table:change-track-table-cell table:cell-address="'Compute Times'.C17" table:formula="of:=[.B17]/24" office:value-type="float" office:value="0.0537437739435764"/>
            </table:cell-content-deletion>
            <table:cell-content-deletion>
              <table:cell-address table:column="2" table:row="13" table:table="1"/>
              <table:change-track-table-cell table:cell-address="'Compute Times'.C14" table:formula="of:=[.B14]/24" office:value-type="float" office:value="299.748428230404"/>
            </table:cell-content-deletion>
            <table:cell-content-deletion>
              <table:cell-address table:column="2" table:row="12" table:table="1"/>
              <table:change-track-table-cell table:cell-address="'Compute Times'.C13" table:formula="of:=[.B13]/24" office:value-type="float" office:value="1.49874214115202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0.961502576520942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1" table:row="24" table:table="1"/>
              <table:change-track-table-cell table:cell-address="'Compute Times'.B25" table:formula="of:=[.B23]+[.B24]" office:value-type="float" office:value="2.27010622620583"/>
            </table:cell-content-deletion>
            <table:cell-content-deletion>
              <table:cell-address table:column="1" table:row="23" table:table="1"/>
              <table:change-track-table-cell table:cell-address="'Compute Times'.B24" table:formula="of:=[.B8]*[.J4]/(1024*1024*1024)" office:value-type="float" office:value="1.13614089787006"/>
            </table:cell-content-deletion>
            <table:cell-content-deletion>
              <table:cell-address table:column="1" table:row="22" table:table="1"/>
              <table:change-track-table-cell table:cell-address="'Compute Times'.B23" table:formula="of:=[.B8]*[.B4]/(1024*1024*1024)" office:value-type="float" office:value="1.13396532833576"/>
            </table:cell-content-deletion>
            <table:cell-content-deletion>
              <table:cell-address table:column="1" table:row="19" table:table="1"/>
              <table:change-track-table-cell table:cell-address="'Compute Times'.B20" table:formula="of:=[.B19]*[.B5]" office:value-type="float" office:value="259.052413595833"/>
            </table:cell-content-deletion>
            <table:cell-content-deletion>
              <table:cell-address table:column="1" table:row="18" table:table="1"/>
              <table:change-track-table-cell table:cell-address="'Compute Times'.B19" table:formula="of:=[.B17]+[.B18]" office:value-type="float" office:value="1.29526206797917"/>
            </table:cell-content-deletion>
            <table:cell-content-deletion>
              <table:cell-address table:column="1" table:row="17" table:table="1"/>
              <table:change-track-table-cell table:cell-address="'Compute Times'.B18" table:formula="of:=(([.B4]*16*16)/([.E4]*10^6))/3600" office:value-type="float" office:value="0.00541149333333333"/>
            </table:cell-content-deletion>
            <table:cell-content-deletion>
              <table:cell-address table:column="1" table:row="13" table:table="1"/>
              <table:change-track-table-cell table:cell-address="'Compute Times'.B14" table:formula="of:=[.B13]*[.B5]" office:value-type="float" office:value="7193.96227752969"/>
            </table:cell-content-deletion>
            <table:cell-content-deletion>
              <table:cell-address table:column="1" table:row="12" table:table="1"/>
              <table:change-track-table-cell table:cell-address="'Compute Times'.B13" table:formula="of:=[.B11]+[.B12]" office:value-type="float" office:value="35.9698113876484"/>
            </table:cell-content-deletion>
            <table:cell-content-deletion>
              <table:cell-address table:column="1" table:row="11" table:table="1"/>
              <table:change-track-table-cell table:cell-address="'Compute Times'.B12" table:formula="of:=(([.J4]*[.B4])/([.E5]*10^6))/3600" office:value-type="float" office:value="23.0760618365026"/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4]*10^6))/3600" office:value-type="float" office:value="12.8937495511458"/>
            </table:cell-content-deletion>
            <table:cell-content-deletion>
              <table:cell-address table:column="0" table:row="24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0" table:row="23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0" table:row="19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18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7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6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0" table:row="15" table:table="1"/>
              <table:change-track-table-cell office:value-type="string">
                <text:p>Runtime – local search</text:p>
              </table:change-track-table-cell>
            </table:cell-content-deletion>
            <table:cell-content-deletion>
              <table:cell-address table:column="0" table:row="13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12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2" table:row="12" table:table="1"/>
              <table:change-track-table-cell table:cell-address="'Compute Times'.C13" table:formula="of:=[.B13]/24" office:value-type="float" office:value="1.49874214115202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0.961502576520942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1" table:row="23" table:table="1"/>
              <table:change-track-table-cell table:cell-address="'Compute Times'.B24" table:formula="of:=[.B22]+[.B23]" office:value-type="float" office:value="1.13396532833576"/>
            </table:cell-content-deletion>
            <table:cell-content-deletion>
              <table:cell-address table:column="1" table:row="22" table:table="1"/>
              <table:change-track-table-cell table:cell-address="'Compute Times'.B23" table:formula="of:=[.B8]*[.J4]/(1024*1024*1024)" office:value-type="float" office:value="1.13614089787006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B4]/(1024*1024*1024)" office:value-type="float" office:value="1.13396532833576"/>
            </table:cell-content-deletion>
            <table:cell-content-deletion>
              <table:cell-address table:column="1" table:row="12" table:table="1"/>
              <table:change-track-table-cell table:cell-address="'Compute Times'.B13" table:formula="of:=[.B12]*[.B5]" office:value-type="float" office:value="4615.21236730052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0]+[.B11]" office:value-type="float" office:value="12.8937495511458"/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5]*10^6))/3600" office:value-type="float" office:value="23.0760618365026"/>
            </table:cell-content-deletion>
            <table:cell-content-deletion>
              <table:cell-address table:column="0" table:row="23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0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1" table:row="22" table:table="1"/>
              <table:change-track-table-cell table:cell-address="'Compute Times'.B23" table:formula="of:=[.B21]+[.B22]" office:value-type="float" office:value="0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J4]/(1024*1024*1024)" office:value-type="float" office:value="1.13614089787006"/>
            </table:cell-content-deletion>
            <table:cell-content-deletion>
              <table:cell-address table:column="1" table:row="20" table:table="1"/>
              <table:change-track-table-cell table:cell-address="'Compute Times'.B21" table:formula="of:=[.B8]*[.B4]/(1024*1024*1024)" office:value-type="float" office:value="1.13396532833576"/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0.961502576520942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1]*[.B5]" office:value-type="float" office:value="2578.74991022917"/>
            </table:cell-content-deletion>
            <table:cell-content-deletion>
              <table:cell-address table:column="1" table:row="10" table:table="1"/>
              <table:change-track-table-cell table:cell-address="'Compute Times'.B11" table:formula="of:=[.B9]+[.B10]" office:value-type="float" office:value="0"/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1" table:row="22" table:table="1"/>
              <table:change-track-table-cell table:cell-address="'Compute Times'.B23" table:formula="of:=[.B21]+[.B22]" office:value-type="float" office:value="0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J4]/(1024*1024*1024)" office:value-type="float" office:value="1.13614089787006"/>
            </table:cell-content-deletion>
            <table:cell-content-deletion>
              <table:cell-address table:column="1" table:row="20" table:table="1"/>
              <table:change-track-table-cell table:cell-address="'Compute Times'.B21" table:formula="of:=[.B8]*[.B4]/(1024*1024*1024)" office:value-type="float" office:value="1.13396532833576"/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0.961502576520942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1]*[.B5]" office:value-type="float" office:value="2578.74991022917"/>
            </table:cell-content-deletion>
            <table:cell-content-deletion>
              <table:cell-address table:column="1" table:row="10" table:table="1"/>
              <table:change-track-table-cell table:cell-address="'Compute Times'.B11" table:formula="of:=[.B9]+[.B10]" office:value-type="float" office:value="0"/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 table:id="ct117">
              <table:change-track-table-cell table:cell-address="'Compute Times'.B17" table:formula="of:=((([.B4]*[.J7])*0.9+0.1*([.B4]*[.J4]))/([.E4]*10^6))/3600" office:value-type="float" office:value="1.28985057464583"/>
            </table:cell-content-deletion>
            <table:cell-content-deletion table:id="ct98">
              <table:change-track-table-cell table:cell-address="'Compute Times'.C19" table:formula="of:=[.B19]/24" office:value-type="float" office:value="0.0539692528324653"/>
            </table:cell-content-deletion>
            <table:cell-content-deletion table:id="ct97">
              <table:change-track-table-cell table:cell-address="'Compute Times'.C18" table:formula="of:=[.B18]/24" office:value-type="float" office:value="0.000225478888888889"/>
            </table:cell-content-deletion>
            <table:cell-content-deletion table:id="ct96">
              <table:change-track-table-cell table:cell-address="'Compute Times'.C17" table:formula="of:=[.B17]/24" office:value-type="float" office:value="0.0537437739435764"/>
            </table:cell-content-deletion>
            <table:cell-content-deletion table:id="ct95">
              <table:change-track-table-cell table:cell-address="'Compute Times'.C16" table:formula="of:=[.B16]/24" office:value-type="float" office:value="0"/>
            </table:cell-content-deletion>
            <table:cell-content-deletion table:id="ct111">
              <table:change-track-table-cell table:cell-address="'Compute Times'.B19" table:formula="of:=[.B18]*[.B5]" office:value-type="float" office:value="1.08229866666667"/>
            </table:cell-content-deletion>
            <table:cell-content-deletion table:id="ct93">
              <table:change-track-table-cell table:cell-address="'Compute Times'.B18" table:formula="of:=[.B16]+[.B17]" office:value-type="float" office:value="1.28985057464583"/>
            </table:cell-content-deletion>
            <table:cell-content-deletion table:id="ct110">
              <table:change-track-table-cell table:cell-address="'Compute Times'.B17" table:formula="of:=(([.B4]*16*16)/([.E4]*10^6))/3600" office:value-type="float" office:value="0.00541149333333333"/>
            </table:cell-content-deletion>
            <table:cell-content-deletion table:id="ct109">
              <table:change-track-table-cell table:cell-address="'Compute Times'.B16" table:formula="of:=((([.B4]*5*5)*0.9+0.1*([.B4]*[.J4]))/([.E4]*10^6))/3600" office:value-type="float" office:value="1.28985057464583"/>
            </table:cell-content-deletion>
            <table:cell-content-deletion table:id="ct90">
              <table:change-track-table-cell office:value-type="string">
                <text:p>Total [h] [d]</text:p>
              </table:change-track-table-cell>
            </table:cell-content-deletion>
            <table:cell-content-deletion table:id="ct89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88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87">
              <table:change-track-table-cell office:value-type="string">
                <text:p>Search runtime per learning step [h] [d]</text:p>
              </table:change-track-table-cell>
            </table:cell-content-deletion>
            <table:cell-content-deletion table:id="ct102">
              <table:change-track-table-cell office:value-type="string">
                <text:p>Runtime – local search</text:p>
              </table:change-track-table-cell>
            </table:cell-content-deletion>
            <table:cell-content-deletion table:id="ct82">
              <table:change-track-table-cell table:cell-address="'Compute Times'.B22" table:formula="of:=[.B20]+[.B21]" office:value-type="float" office:value="259.052413595833"/>
            </table:cell-content-deletion>
            <table:cell-content-deletion table:id="ct81">
              <table:change-track-table-cell office:value-type="string">
                <text:p>Totat [GB]</text:p>
              </table:change-track-table-cell>
            </table:cell-content-deletion>
            <table:cell-content-deletion table:id="ct80">
              <table:change-track-table-cell table:cell-address="'Compute Times'.B21" table:formula="of:=[.B8]*[.J4]/(1024*1024*1024)" office:value-type="float" office:value="1.13614089787006"/>
            </table:cell-content-deletion>
            <table:cell-content-deletion table:id="ct76">
              <table:change-track-table-cell table:cell-address="'Compute Times'.B21" table:formula="of:=[.B8]*[.B4]/(1024*1024*1024)" office:value-type="float" office:value="1.13396532833576"/>
            </table:cell-content-deletion>
            <table:cell-content-deletion table:id="ct73">
              <table:change-track-table-cell office:value-type="string">
                <text:p>Input data [GB]</text:p>
              </table:change-track-table-cell>
            </table:cell-content-deletion>
            <table:cell-content-deletion table:id="ct70">
              <table:change-track-table-cell office:value-type="string">
                <text:p>Network [GB]</text:p>
              </table:change-track-table-cell>
            </table:cell-content-deletion>
            <table:cell-content-deletion table:id="ct66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65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68">
              <table:change-track-table-cell office:value-type="string">
                <text:p>Total [h] [d]</text:p>
              </table:change-track-table-cell>
            </table:cell-content-deletion>
            <table:cell-content-deletion table:id="ct61">
              <table:change-track-table-cell office:value-type="string">
                <text:p>Data volume</text:p>
              </table:change-track-table-cell>
            </table:cell-content-deletion>
            <table:cell-content-deletion table:id="ct57">
              <table:change-track-table-cell table:cell-address="'Compute Times'.C11" table:formula="of:=[.B11]/24" office:value-type="float" office:value="0.537239564631076"/>
            </table:cell-content-deletion>
            <table:cell-content-deletion table:id="ct58">
              <table:change-track-table-cell table:cell-address="'Compute Times'.B11" table:formula="of:=[.B10]*[.B5]" office:value-type="float" office:value="0"/>
            </table:cell-content-deletion>
            <table:cell-content-deletion table:id="ct52">
              <table:change-track-table-cell office:value-type="string">
                <text:p>Total [d]</text:p>
              </table:change-track-table-cell>
            </table:cell-content-deletion>
          </table:deletions>
        </table:movement>
        <table:movement table:id="ct124">
          <table:source-range-address table:start-column="0" table:start-row="10" table:start-table="1" table:end-column="2" table:end-row="25" table:end-table="1"/>
          <table:target-range-address table:start-column="0" table:start-row="9" table:start-table="1" table:end-column="2" table:end-row="24" table:end-table="1"/>
          <office:change-info>
            <dc:creator>Aick in der Au</dc:creator>
            <dc:date>2009-10-31T10:44:02.51</dc:date>
          </office:change-info>
          <table:deletions>
            <table:cell-content-deletion>
              <table:cell-address table:column="2" table:row="20" table:table="1"/>
              <table:change-track-table-cell table:cell-address="'Compute Times'.C21" table:formula="of:=[.B21]/24" office:value-type="float" office:value="0"/>
            </table:cell-content-deletion>
            <table:cell-content-deletion>
              <table:cell-address table:column="2" table:row="19" table:table="1"/>
              <table:change-track-table-cell table:cell-address="'Compute Times'.C20" table:formula="of:=[.B20]/24" office:value-type="float" office:value="10.7938505664931"/>
            </table:cell-content-deletion>
            <table:cell-content-deletion>
              <table:cell-address table:column="2" table:row="18" table:table="1"/>
              <table:change-track-table-cell table:cell-address="'Compute Times'.C19" table:formula="of:=[.B19]/24" office:value-type="float" office:value="0.0539692528324653"/>
            </table:cell-content-deletion>
            <table:cell-content-deletion>
              <table:cell-address table:column="2" table:row="17" table:table="1"/>
              <table:change-track-table-cell table:cell-address="'Compute Times'.C18" table:formula="of:=[.B18]/24" office:value-type="float" office:value="0.000225478888888889"/>
            </table:cell-content-deletion>
            <table:cell-content-deletion>
              <table:cell-address table:column="2" table:row="14" table:table="1"/>
              <table:change-track-table-cell table:cell-address="'Compute Times'.C15" table:formula="of:=[.B15]/24" office:value-type="float" office:value="0"/>
            </table:cell-content-deletion>
            <table:cell-content-deletion>
              <table:cell-address table:column="2" table:row="13" table:table="1"/>
              <table:change-track-table-cell table:cell-address="'Compute Times'.C14" table:formula="of:=[.B14]/24" office:value-type="float" office:value="299.748428230404"/>
            </table:cell-content-deletion>
            <table:cell-content-deletion>
              <table:cell-address table:column="2" table:row="12" table:table="1"/>
              <table:change-track-table-cell table:cell-address="'Compute Times'.C13" table:formula="of:=[.B13]/24" office:value-type="float" office:value="1.49874214115202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0.961502576520942"/>
            </table:cell-content-deletion>
            <table:cell-content-deletion>
              <table:cell-address table:column="1" table:row="24" table:table="1"/>
              <table:change-track-table-cell table:cell-address="'Compute Times'.B25" table:formula="of:=[.B8]*[.J4]/(1024*1024*1024)" office:value-type="float" office:value="1.13614089787006"/>
            </table:cell-content-deletion>
            <table:cell-content-deletion>
              <table:cell-address table:column="1" table:row="23" table:table="1"/>
              <table:change-track-table-cell table:cell-address="'Compute Times'.B24" table:formula="of:=[.B8]*[.B4]/(1024*1024*1024)" office:value-type="float" office:value="1.13396532833576"/>
            </table:cell-content-deletion>
            <table:cell-content-deletion>
              <table:cell-address table:column="1" table:row="20" table:table="1"/>
              <table:change-track-table-cell table:cell-address="'Compute Times'.B21" table:formula="of:=[.B20]*[.B5]" office:value-type="float" office:value="51810.4827191667"/>
            </table:cell-content-deletion>
            <table:cell-content-deletion>
              <table:cell-address table:column="1" table:row="19" table:table="1"/>
              <table:change-track-table-cell table:cell-address="'Compute Times'.B20" table:formula="of:=[.B18]+[.B19]" office:value-type="float" office:value="1.3006735613125"/>
            </table:cell-content-deletion>
            <table:cell-content-deletion>
              <table:cell-address table:column="1" table:row="18" table:table="1"/>
              <table:change-track-table-cell table:cell-address="'Compute Times'.B19" table:formula="of:=(([.B4]*16*16)/([.E4]*10^6))/3600" office:value-type="float" office:value="0.00541149333333333"/>
            </table:cell-content-deletion>
            <table:cell-content-deletion>
              <table:cell-address table:column="1" table:row="17" table:table="1"/>
              <table:change-track-table-cell table:cell-address="'Compute Times'.B18" table:formula="of:=((([.B4]*[.J7])*0.9+0.1*([.B4]*[.J4]))/([.E4]*10^6))/3600" office:value-type="float" office:value="1.28985057464583"/>
            </table:cell-content-deletion>
            <table:cell-content-deletion>
              <table:cell-address table:column="1" table:row="14" table:table="1"/>
              <table:change-track-table-cell table:cell-address="'Compute Times'.B15" table:formula="of:=[.B14]*[.B5]" office:value-type="float" office:value="1438792.45550594"/>
            </table:cell-content-deletion>
            <table:cell-content-deletion>
              <table:cell-address table:column="1" table:row="13" table:table="1"/>
              <table:change-track-table-cell table:cell-address="'Compute Times'.B14" table:formula="of:=[.B12]+[.B13]" office:value-type="float" office:value="59.0458732241511"/>
            </table:cell-content-deletion>
            <table:cell-content-deletion>
              <table:cell-address table:column="1" table:row="12" table:table="1"/>
              <table:change-track-table-cell table:cell-address="'Compute Times'.B13" table:formula="of:=(([.J4]*[.B4])/([.E5]*10^6))/3600" office:value-type="float" office:value="23.0760618365026"/>
            </table:cell-content-deletion>
            <table:cell-content-deletion>
              <table:cell-address table:column="1" table:row="11" table:table="1"/>
              <table:change-track-table-cell table:cell-address="'Compute Times'.B12" table:formula="of:=(([.J4]*[.B4])/([.E4]*10^6))/3600" office:value-type="float" office:value="12.8937495511458"/>
            </table:cell-content-deletion>
            <table:cell-content-deletion>
              <table:cell-address table:column="0" table:row="24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3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0" table:row="20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19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8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7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0" table:row="16" table:table="1"/>
              <table:change-track-table-cell office:value-type="string">
                <text:p>Runtime – local search</text:p>
              </table:change-track-table-cell>
            </table:cell-content-deletion>
            <table:cell-content-deletion>
              <table:cell-address table:column="0" table:row="14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13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2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2" table:row="19" table:table="1"/>
              <table:change-track-table-cell table:cell-address="'Compute Times'.C20" table:formula="of:=[.B20]/24" office:value-type="float" office:value="10.7938505664931"/>
            </table:cell-content-deletion>
            <table:cell-content-deletion>
              <table:cell-address table:column="2" table:row="18" table:table="1"/>
              <table:change-track-table-cell table:cell-address="'Compute Times'.C19" table:formula="of:=[.B19]/24" office:value-type="float" office:value="0.0539692528324653"/>
            </table:cell-content-deletion>
            <table:cell-content-deletion>
              <table:cell-address table:column="2" table:row="17" table:table="1"/>
              <table:change-track-table-cell table:cell-address="'Compute Times'.C18" table:formula="of:=[.B18]/24" office:value-type="float" office:value="0.000225478888888889"/>
            </table:cell-content-deletion>
            <table:cell-content-deletion>
              <table:cell-address table:column="2" table:row="16" table:table="1"/>
              <table:change-track-table-cell table:cell-address="'Compute Times'.C17" table:formula="of:=[.B17]/24" office:value-type="float" office:value="0.0537437739435764"/>
            </table:cell-content-deletion>
            <table:cell-content-deletion>
              <table:cell-address table:column="2" table:row="13" table:table="1"/>
              <table:change-track-table-cell table:cell-address="'Compute Times'.C14" table:formula="of:=[.B14]/24" office:value-type="float" office:value="299.748428230404"/>
            </table:cell-content-deletion>
            <table:cell-content-deletion>
              <table:cell-address table:column="2" table:row="12" table:table="1"/>
              <table:change-track-table-cell table:cell-address="'Compute Times'.C13" table:formula="of:=[.B13]/24" office:value-type="float" office:value="1.49874214115202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0.961502576520942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1" table:row="24" table:table="1"/>
              <table:change-track-table-cell table:cell-address="'Compute Times'.B25" table:formula="of:=[.B23]+[.B24]" office:value-type="float" office:value="2.27010622620583"/>
            </table:cell-content-deletion>
            <table:cell-content-deletion>
              <table:cell-address table:column="1" table:row="23" table:table="1"/>
              <table:change-track-table-cell table:cell-address="'Compute Times'.B24" table:formula="of:=[.B8]*[.J4]/(1024*1024*1024)" office:value-type="float" office:value="1.13614089787006"/>
            </table:cell-content-deletion>
            <table:cell-content-deletion>
              <table:cell-address table:column="1" table:row="22" table:table="1"/>
              <table:change-track-table-cell table:cell-address="'Compute Times'.B23" table:formula="of:=[.B8]*[.B4]/(1024*1024*1024)" office:value-type="float" office:value="1.13396532833576"/>
            </table:cell-content-deletion>
            <table:cell-content-deletion>
              <table:cell-address table:column="1" table:row="19" table:table="1"/>
              <table:change-track-table-cell table:cell-address="'Compute Times'.B20" table:formula="of:=[.B19]*[.B5]" office:value-type="float" office:value="259.052413595833"/>
            </table:cell-content-deletion>
            <table:cell-content-deletion>
              <table:cell-address table:column="1" table:row="18" table:table="1"/>
              <table:change-track-table-cell table:cell-address="'Compute Times'.B19" table:formula="of:=[.B17]+[.B18]" office:value-type="float" office:value="1.29526206797917"/>
            </table:cell-content-deletion>
            <table:cell-content-deletion>
              <table:cell-address table:column="1" table:row="17" table:table="1"/>
              <table:change-track-table-cell table:cell-address="'Compute Times'.B18" table:formula="of:=(([.B4]*16*16)/([.E4]*10^6))/3600" office:value-type="float" office:value="0.00541149333333333"/>
            </table:cell-content-deletion>
            <table:cell-content-deletion>
              <table:cell-address table:column="1" table:row="13" table:table="1"/>
              <table:change-track-table-cell table:cell-address="'Compute Times'.B14" table:formula="of:=[.B13]*[.B5]" office:value-type="float" office:value="7193.96227752969"/>
            </table:cell-content-deletion>
            <table:cell-content-deletion>
              <table:cell-address table:column="1" table:row="12" table:table="1"/>
              <table:change-track-table-cell table:cell-address="'Compute Times'.B13" table:formula="of:=[.B11]+[.B12]" office:value-type="float" office:value="35.9698113876484"/>
            </table:cell-content-deletion>
            <table:cell-content-deletion>
              <table:cell-address table:column="1" table:row="11" table:table="1"/>
              <table:change-track-table-cell table:cell-address="'Compute Times'.B12" table:formula="of:=(([.J4]*[.B4])/([.E5]*10^6))/3600" office:value-type="float" office:value="23.0760618365026"/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4]*10^6))/3600" office:value-type="float" office:value="12.8937495511458"/>
            </table:cell-content-deletion>
            <table:cell-content-deletion>
              <table:cell-address table:column="0" table:row="24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0" table:row="23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0" table:row="19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18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7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6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0" table:row="15" table:table="1"/>
              <table:change-track-table-cell office:value-type="string">
                <text:p>Runtime – local search</text:p>
              </table:change-track-table-cell>
            </table:cell-content-deletion>
            <table:cell-content-deletion>
              <table:cell-address table:column="0" table:row="13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12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2" table:row="12" table:table="1"/>
              <table:change-track-table-cell table:cell-address="'Compute Times'.C13" table:formula="of:=[.B13]/24" office:value-type="float" office:value="1.49874214115202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0.961502576520942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1" table:row="23" table:table="1"/>
              <table:change-track-table-cell table:cell-address="'Compute Times'.B24" table:formula="of:=[.B22]+[.B23]" office:value-type="float" office:value="1.13396532833576"/>
            </table:cell-content-deletion>
            <table:cell-content-deletion>
              <table:cell-address table:column="1" table:row="22" table:table="1"/>
              <table:change-track-table-cell table:cell-address="'Compute Times'.B23" table:formula="of:=[.B8]*[.J4]/(1024*1024*1024)" office:value-type="float" office:value="1.13614089787006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B4]/(1024*1024*1024)" office:value-type="float" office:value="1.13396532833576"/>
            </table:cell-content-deletion>
            <table:cell-content-deletion>
              <table:cell-address table:column="1" table:row="12" table:table="1"/>
              <table:change-track-table-cell table:cell-address="'Compute Times'.B13" table:formula="of:=[.B12]*[.B5]" office:value-type="float" office:value="4615.21236730052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0]+[.B11]" office:value-type="float" office:value="12.8937495511458"/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5]*10^6))/3600" office:value-type="float" office:value="23.0760618365026"/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4]*10^6))/3600" office:value-type="float" office:value="12.8937495511458"/>
            </table:cell-content-deletion>
            <table:cell-content-deletion>
              <table:cell-address table:column="0" table:row="23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0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1" table:row="22" table:table="1"/>
              <table:change-track-table-cell table:cell-address="'Compute Times'.B23" table:formula="of:=[.B21]+[.B22]" office:value-type="float" office:value="0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J4]/(1024*1024*1024)" office:value-type="float" office:value="1.13614089787006"/>
            </table:cell-content-deletion>
            <table:cell-content-deletion>
              <table:cell-address table:column="1" table:row="20" table:table="1"/>
              <table:change-track-table-cell table:cell-address="'Compute Times'.B21" table:formula="of:=[.B8]*[.B4]/(1024*1024*1024)" office:value-type="float" office:value="1.13396532833576"/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0.961502576520942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1]*[.B5]" office:value-type="float" office:value="2578.74991022917"/>
            </table:cell-content-deletion>
            <table:cell-content-deletion>
              <table:cell-address table:column="1" table:row="10" table:table="1"/>
              <table:change-track-table-cell table:cell-address="'Compute Times'.B11" table:formula="of:=[.B9]+[.B10]" office:value-type="float" office:value="0"/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5]*10^6))/3600" office:value-type="float" office:value="23.0760618365026"/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Adaption runtime per learning step [h]</text:p>
              </table:change-track-table-cell>
            </table:cell-content-deletion>
            <table:cell-content-deletion>
              <table:cell-address table:column="1" table:row="22" table:table="1"/>
              <table:change-track-table-cell table:cell-address="'Compute Times'.B23" table:formula="of:=[.B21]+[.B22]" office:value-type="float" office:value="0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J4]/(1024*1024*1024)" office:value-type="float" office:value="1.13614089787006"/>
            </table:cell-content-deletion>
            <table:cell-content-deletion>
              <table:cell-address table:column="1" table:row="20" table:table="1"/>
              <table:change-track-table-cell table:cell-address="'Compute Times'.B21" table:formula="of:=[.B8]*[.B4]/(1024*1024*1024)" office:value-type="float" office:value="1.13396532833576"/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0.961502576520942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1]*[.B5]" office:value-type="float" office:value="2578.74991022917"/>
            </table:cell-content-deletion>
            <table:cell-content-deletion>
              <table:cell-address table:column="1" table:row="10" table:table="1"/>
              <table:change-track-table-cell table:cell-address="'Compute Times'.B11" table:formula="of:=[.B9]+[.B10]" office:value-type="float" office:value="0"/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5]*10^6))/3600" office:value-type="float" office:value="23.0760618365026"/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Adaption runtime per learning step [h]</text:p>
              </table:change-track-table-cell>
            </table:cell-content-deletion>
            <table:cell-content-deletion table:id="ct117">
              <table:change-track-table-cell table:cell-address="'Compute Times'.B17" table:formula="of:=((([.B4]*[.J7])*0.9+0.1*([.B4]*[.J4]))/([.E4]*10^6))/3600" office:value-type="float" office:value="1.28985057464583"/>
            </table:cell-content-deletion>
            <table:cell-content-deletion table:id="ct98">
              <table:change-track-table-cell table:cell-address="'Compute Times'.C19" table:formula="of:=[.B19]/24" office:value-type="float" office:value="0.0539692528324653"/>
            </table:cell-content-deletion>
            <table:cell-content-deletion table:id="ct97">
              <table:change-track-table-cell table:cell-address="'Compute Times'.C18" table:formula="of:=[.B18]/24" office:value-type="float" office:value="0.000225478888888889"/>
            </table:cell-content-deletion>
            <table:cell-content-deletion table:id="ct96">
              <table:change-track-table-cell table:cell-address="'Compute Times'.C17" table:formula="of:=[.B17]/24" office:value-type="float" office:value="0.0537437739435764"/>
            </table:cell-content-deletion>
            <table:cell-content-deletion table:id="ct95">
              <table:change-track-table-cell table:cell-address="'Compute Times'.C16" table:formula="of:=[.B16]/24" office:value-type="float" office:value="0"/>
            </table:cell-content-deletion>
            <table:cell-content-deletion table:id="ct111">
              <table:change-track-table-cell table:cell-address="'Compute Times'.B19" table:formula="of:=[.B18]*[.B5]" office:value-type="float" office:value="1.08229866666667"/>
            </table:cell-content-deletion>
            <table:cell-content-deletion table:id="ct93">
              <table:change-track-table-cell table:cell-address="'Compute Times'.B18" table:formula="of:=[.B16]+[.B17]" office:value-type="float" office:value="1.28985057464583"/>
            </table:cell-content-deletion>
            <table:cell-content-deletion table:id="ct110">
              <table:change-track-table-cell table:cell-address="'Compute Times'.B17" table:formula="of:=(([.B4]*16*16)/([.E4]*10^6))/3600" office:value-type="float" office:value="0.00541149333333333"/>
            </table:cell-content-deletion>
            <table:cell-content-deletion table:id="ct109">
              <table:change-track-table-cell table:cell-address="'Compute Times'.B16" table:formula="of:=((([.B4]*5*5)*0.9+0.1*([.B4]*[.J4]))/([.E4]*10^6))/3600" office:value-type="float" office:value="1.28985057464583"/>
            </table:cell-content-deletion>
            <table:cell-content-deletion table:id="ct90">
              <table:change-track-table-cell office:value-type="string">
                <text:p>Total [h] [d]</text:p>
              </table:change-track-table-cell>
            </table:cell-content-deletion>
            <table:cell-content-deletion table:id="ct89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88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87">
              <table:change-track-table-cell office:value-type="string">
                <text:p>Search runtime per learning step [h] [d]</text:p>
              </table:change-track-table-cell>
            </table:cell-content-deletion>
            <table:cell-content-deletion table:id="ct102">
              <table:change-track-table-cell office:value-type="string">
                <text:p>Runtime – local search</text:p>
              </table:change-track-table-cell>
            </table:cell-content-deletion>
            <table:cell-content-deletion table:id="ct82">
              <table:change-track-table-cell table:cell-address="'Compute Times'.B22" table:formula="of:=[.B20]+[.B21]" office:value-type="float" office:value="259.052413595833"/>
            </table:cell-content-deletion>
            <table:cell-content-deletion table:id="ct81">
              <table:change-track-table-cell office:value-type="string">
                <text:p>Totat [GB]</text:p>
              </table:change-track-table-cell>
            </table:cell-content-deletion>
            <table:cell-content-deletion table:id="ct80">
              <table:change-track-table-cell table:cell-address="'Compute Times'.B21" table:formula="of:=[.B8]*[.J4]/(1024*1024*1024)" office:value-type="float" office:value="1.13614089787006"/>
            </table:cell-content-deletion>
            <table:cell-content-deletion table:id="ct76">
              <table:change-track-table-cell table:cell-address="'Compute Times'.B21" table:formula="of:=[.B8]*[.B4]/(1024*1024*1024)" office:value-type="float" office:value="1.13396532833576"/>
            </table:cell-content-deletion>
            <table:cell-content-deletion table:id="ct73">
              <table:change-track-table-cell office:value-type="string">
                <text:p>Input data [GB]</text:p>
              </table:change-track-table-cell>
            </table:cell-content-deletion>
            <table:cell-content-deletion table:id="ct70">
              <table:change-track-table-cell office:value-type="string">
                <text:p>Network [GB]</text:p>
              </table:change-track-table-cell>
            </table:cell-content-deletion>
            <table:cell-content-deletion table:id="ct67">
              <table:change-track-table-cell office:value-type="string">
                <text:p>Search runtime per learning step [h] [d]</text:p>
              </table:change-track-table-cell>
            </table:cell-content-deletion>
            <table:cell-content-deletion table:id="ct66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65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68">
              <table:change-track-table-cell office:value-type="string">
                <text:p>Total [h] [d]</text:p>
              </table:change-track-table-cell>
            </table:cell-content-deletion>
            <table:cell-content-deletion table:id="ct61">
              <table:change-track-table-cell office:value-type="string">
                <text:p>Data volume</text:p>
              </table:change-track-table-cell>
            </table:cell-content-deletion>
            <table:cell-content-deletion table:id="ct101">
              <table:change-track-table-cell office:value-type="string">
                <text:p>Runtime – full search</text:p>
              </table:change-track-table-cell>
            </table:cell-content-deletion>
            <table:cell-content-deletion table:id="ct57">
              <table:change-track-table-cell table:cell-address="'Compute Times'.C11" table:formula="of:=[.B11]/24" office:value-type="float" office:value="0.537239564631076"/>
            </table:cell-content-deletion>
            <table:cell-content-deletion table:id="ct56">
              <table:change-track-table-cell table:cell-address="'Compute Times'.C11" table:formula="of:=[.B11]/24" office:value-type="float" office:value="0.537239564631076"/>
            </table:cell-content-deletion>
            <table:cell-content-deletion table:id="ct55">
              <table:change-track-table-cell table:cell-address="'Compute Times'.C11" table:formula="of:=[.B11]/24" office:value-type="float" office:value="0.537239564631076"/>
            </table:cell-content-deletion>
            <table:cell-content-deletion table:id="ct54">
              <table:change-track-table-cell table:cell-address="'Compute Times'.C11" table:formula="of:=[.B11]/24" office:value-type="float" office:value="0.537239564631076"/>
            </table:cell-content-deletion>
            <table:cell-content-deletion table:id="ct58">
              <table:change-track-table-cell table:cell-address="'Compute Times'.B11" table:formula="of:=[.B10]*[.B5]" office:value-type="float" office:value="0"/>
            </table:cell-content-deletion>
            <table:cell-content-deletion table:id="ct52">
              <table:change-track-table-cell office:value-type="string">
                <text:p>Total [d]</text:p>
              </table:change-track-table-cell>
            </table:cell-content-deletion>
            <table:cell-content-deletion table:id="ct44">
              <table:change-track-table-cell table:cell-address="'Compute Times'.B11" table:formula="of:=[.B8]+[.B9]" office:value-type="float" office:value="2000"/>
            </table:cell-content-deletion>
            <table:cell-content-deletion table:id="ct43">
              <table:change-track-table-cell table:cell-address="'Compute Times'.B11" table:formula="of:=(([.J4]*[.B4])/([.E5]*10^6))/3600" office:value-type="float" office:value="23.0760618365026"/>
            </table:cell-content-deletion>
            <table:cell-content-deletion table:id="ct34">
              <table:change-track-table-cell table:cell-address="'Compute Times'.B11" table:formula="of:=(([.J4]*[.B4])/([.E4]*10^6))/3600" office:value-type="float" office:value="12.8937495511458"/>
            </table:cell-content-deletion>
            <table:cell-content-deletion table:id="ct47">
              <table:change-track-table-cell office:value-type="string">
                <text:p>Total per learning step</text:p>
              </table:change-track-table-cell>
            </table:cell-content-deletion>
            <table:cell-content-deletion table:id="ct37">
              <table:change-track-table-cell office:value-type="string">
                <text:p>Adaption runtime per learning step [h]</text:p>
              </table:change-track-table-cell>
            </table:cell-content-deletion>
            <table:cell-content-deletion table:id="ct36">
              <table:change-track-table-cell office:value-type="string">
                <text:p>Search runtime per learning step [h]</text:p>
              </table:change-track-table-cell>
            </table:cell-content-deletion>
          </table:deletions>
        </table:movement>
        <table:cell-content-change table:id="ct125">
          <table:cell-address table:column="0" table:row="26" table:table="1"/>
          <office:change-info>
            <dc:creator>Aick in der Au</dc:creator>
            <dc:date>2009-10-31T10:44:31.37</dc:date>
          </office:change-info>
          <table:previous>
            <table:change-track-table-cell/>
          </table:previous>
        </table:cell-content-change>
        <table:cell-content-change table:id="ct126">
          <table:cell-address table:column="0" table:row="27" table:table="1"/>
          <office:change-info>
            <dc:creator>Aick in der Au</dc:creator>
            <dc:date>2009-10-31T10:45:06.87</dc:date>
          </office:change-info>
          <table:previous>
            <table:change-track-table-cell/>
          </table:previous>
        </table:cell-content-change>
        <table:cell-content-change table:id="ct127">
          <table:cell-address table:column="1" table:row="27" table:table="1"/>
          <office:change-info>
            <dc:creator>Aick in der Au</dc:creator>
            <dc:date>2009-10-31T10:45:28.07</dc:date>
          </office:change-info>
          <table:previous>
            <table:change-track-table-cell/>
          </table:previous>
        </table:cell-content-change>
        <table:cell-content-change table:id="ct128">
          <table:cell-address table:column="1" table:row="3" table:table="1"/>
          <office:change-info>
            <dc:creator>Aick in der Au</dc:creator>
            <dc:date>2009-10-31T11:26:06.70</dc:date>
          </office:change-info>
          <table:previous table:id="ct118">
            <table:change-track-table-cell office:value-type="float" office:value="700000"/>
          </table:previous>
        </table:cell-content-change>
        <table:cell-content-change table:id="ct129">
          <table:cell-address table:column="1" table:row="6" table:table="1"/>
          <office:change-info>
            <dc:creator>Aick in der Au</dc:creator>
            <dc:date>2009-10-31T11:39:04.64</dc:date>
          </office:change-info>
          <table:previous table:id="ct115">
            <table:change-track-table-cell office:value-type="float" office:value="2"/>
          </table:previous>
        </table:cell-content-change>
        <table:cell-content-change table:id="ct130">
          <table:cell-address table:column="0" table:row="31" table:table="1"/>
          <office:change-info>
            <dc:creator>Aick in der Au</dc:creator>
            <dc:date>2009-10-31T12:07:00.32</dc:date>
          </office:change-info>
          <table:previous>
            <table:change-track-table-cell/>
          </table:previous>
        </table:cell-content-change>
        <table:cell-content-change table:id="ct131">
          <table:cell-address table:column="0" table:row="32" table:table="1"/>
          <office:change-info>
            <dc:creator>Aick in der Au</dc:creator>
            <dc:date>2009-10-31T12:07:04.78</dc:date>
          </office:change-info>
          <table:previous>
            <table:change-track-table-cell/>
          </table:previous>
        </table:cell-content-change>
        <table:cell-content-change table:id="ct132">
          <table:cell-address table:column="0" table:row="33" table:table="1"/>
          <office:change-info>
            <dc:creator>Aick in der Au</dc:creator>
            <dc:date>2009-10-31T12:07:39.12</dc:date>
          </office:change-info>
          <table:previous>
            <table:change-track-table-cell/>
          </table:previous>
        </table:cell-content-change>
        <table:cell-content-change table:id="ct133">
          <table:cell-address table:column="0" table:row="34" table:table="1"/>
          <office:change-info>
            <dc:creator>Aick in der Au</dc:creator>
            <dc:date>2009-10-31T12:07:40.60</dc:date>
          </office:change-info>
          <table:previous>
            <table:change-track-table-cell/>
          </table:previous>
        </table:cell-content-change>
        <table:cell-content-change table:id="ct134">
          <table:cell-address table:column="0" table:row="35" table:table="1"/>
          <office:change-info>
            <dc:creator>Aick in der Au</dc:creator>
            <dc:date>2009-10-31T12:07:41.14</dc:date>
          </office:change-info>
          <table:previous>
            <table:change-track-table-cell/>
          </table:previous>
        </table:cell-content-change>
        <table:cell-content-change table:id="ct135">
          <table:cell-address table:column="0" table:row="36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36">
          <table:cell-address table:column="0" table:row="37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37">
          <table:cell-address table:column="0" table:row="38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38">
          <table:cell-address table:column="0" table:row="39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39">
          <table:cell-address table:column="0" table:row="40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40">
          <table:cell-address table:column="0" table:row="41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41">
          <table:cell-address table:column="0" table:row="42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42">
          <table:cell-address table:column="1" table:row="33" table:table="1"/>
          <office:change-info>
            <dc:creator>Aick in der Au</dc:creator>
            <dc:date>2009-10-31T12:08:07.67</dc:date>
          </office:change-info>
          <table:previous>
            <table:change-track-table-cell/>
          </table:previous>
        </table:cell-content-change>
        <table:cell-content-change table:id="ct143">
          <table:cell-address table:column="1" table:row="33" table:table="1"/>
          <office:change-info>
            <dc:creator>Aick in der Au</dc:creator>
            <dc:date>2009-10-31T12:08:12.93</dc:date>
          </office:change-info>
          <table:previous table:id="ct142">
            <table:change-track-table-cell table:cell-address="'Compute Times'.B34" table:formula="of:=[.A34]/[.B5]" office:value-type="float" office:value="0.005"/>
          </table:previous>
        </table:cell-content-change>
        <table:cell-content-change table:id="ct144">
          <table:cell-address table:column="1" table:row="34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45">
          <table:cell-address table:column="1" table:row="35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46">
          <table:cell-address table:column="1" table:row="36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47">
          <table:cell-address table:column="1" table:row="37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48">
          <table:cell-address table:column="1" table:row="38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49">
          <table:cell-address table:column="1" table:row="39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50">
          <table:cell-address table:column="1" table:row="40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51">
          <table:cell-address table:column="1" table:row="41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52">
          <table:cell-address table:column="1" table:row="42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53">
          <table:cell-address table:column="1" table:row="32" table:table="1"/>
          <office:change-info>
            <dc:creator>Aick in der Au</dc:creator>
            <dc:date>2009-10-31T12:08:45.09</dc:date>
          </office:change-info>
          <table:previous>
            <table:change-track-table-cell/>
          </table:previous>
        </table:cell-content-change>
        <table:cell-content-change table:id="ct154">
          <table:cell-address table:column="2" table:row="32" table:table="1"/>
          <office:change-info>
            <dc:creator>Aick in der Au</dc:creator>
            <dc:date>2009-10-31T12:09:45.59</dc:date>
          </office:change-info>
          <table:previous>
            <table:change-track-table-cell/>
          </table:previous>
        </table:cell-content-change>
        <table:cell-content-change table:id="ct155">
          <table:cell-address table:column="2" table:row="33" table:table="1"/>
          <office:change-info>
            <dc:creator>Aick in der Au</dc:creator>
            <dc:date>2009-10-31T12:11:12.62</dc:date>
          </office:change-info>
          <table:previous>
            <table:change-track-table-cell/>
          </table:previous>
        </table:cell-content-change>
        <table:cell-content-change table:id="ct156">
          <table:cell-address table:column="2" table:row="33" table:table="1"/>
          <office:change-info>
            <dc:creator>Aick in der Au</dc:creator>
            <dc:date>2009-10-31T12:11:27.54</dc:date>
          </office:change-info>
          <table:previous table:id="ct155">
            <table:change-track-table-cell table:cell-address="'Compute Times'.C34" table:formula="of:=(1-[.B34])*0.5*[.$B$28]" office:value-type="float" office:value="427.3525"/>
          </table:previous>
        </table:cell-content-change>
        <table:cell-content-change table:id="ct157">
          <table:cell-address table:column="2" table:row="33" table:table="1"/>
          <office:change-info>
            <dc:creator>Aick in der Au</dc:creator>
            <dc:date>2009-10-31T12:11:46.82</dc:date>
          </office:change-info>
          <table:previous table:id="ct156">
            <table:change-track-table-cell table:cell-address="'Compute Times'.C34" table:formula="of:=(1-[.B34])*0.5*[.$B$28]+2" office:value-type="float" office:value="429.3525"/>
          </table:previous>
        </table:cell-content-change>
        <table:cell-content-change table:id="ct158">
          <table:cell-address table:column="2" table:row="34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59">
          <table:cell-address table:column="2" table:row="35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0">
          <table:cell-address table:column="2" table:row="36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1">
          <table:cell-address table:column="2" table:row="37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2">
          <table:cell-address table:column="2" table:row="38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3">
          <table:cell-address table:column="2" table:row="39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4">
          <table:cell-address table:column="2" table:row="40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5">
          <table:cell-address table:column="2" table:row="41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6">
          <table:cell-address table:column="2" table:row="42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7">
          <table:cell-address table:column="4" table:row="32" table:table="1"/>
          <office:change-info>
            <dc:creator>Aick in der Au</dc:creator>
            <dc:date>2009-10-31T12:12:49.12</dc:date>
          </office:change-info>
          <table:previous>
            <table:change-track-table-cell/>
          </table:previous>
        </table:cell-content-change>
        <table:cell-content-change table:id="ct168">
          <table:cell-address table:column="4" table:row="32" table:table="1"/>
          <office:change-info>
            <dc:creator>Aick in der Au</dc:creator>
            <dc:date>2009-10-31T12:13:15.35</dc:date>
          </office:change-info>
          <table:previous table:id="ct167">
            <table:change-track-table-cell office:value-type="string">
              <text:p>Search</text:p>
            </table:change-track-table-cell>
          </table:previous>
        </table:cell-content-change>
        <table:cell-content-change table:id="ct169">
          <table:cell-address table:column="5" table:row="32" table:table="1"/>
          <office:change-info>
            <dc:creator>Aick in der Au</dc:creator>
            <dc:date>2009-10-31T12:13:35.65</dc:date>
          </office:change-info>
          <table:previous>
            <table:change-track-table-cell/>
          </table:previous>
        </table:cell-content-change>
        <table:cell-content-change table:id="ct170">
          <table:cell-address table:column="2" table:row="32" table:table="1"/>
          <office:change-info>
            <dc:creator>Aick in der Au</dc:creator>
            <dc:date>2009-10-31T12:13:40.14</dc:date>
          </office:change-info>
          <table:previous table:id="ct154">
            <table:change-track-table-cell office:value-type="string">
              <text:p>SearchRadius</text:p>
            </table:change-track-table-cell>
          </table:previous>
        </table:cell-content-change>
        <table:cell-content-change table:id="ct171">
          <table:cell-address table:column="4" table:row="32" table:table="1"/>
          <office:change-info>
            <dc:creator>Aick in der Au</dc:creator>
            <dc:date>2009-10-31T12:13:43.73</dc:date>
          </office:change-info>
          <table:previous table:id="ct168">
            <table:change-track-table-cell office:value-type="string">
              <text:p>Search Runtime</text:p>
            </table:change-track-table-cell>
          </table:previous>
        </table:cell-content-change>
        <table:cell-content-change table:id="ct172">
          <table:cell-address table:column="5" table:row="32" table:table="1"/>
          <office:change-info>
            <dc:creator>Aick in der Au</dc:creator>
            <dc:date>2009-10-31T12:13:47.76</dc:date>
          </office:change-info>
          <table:previous table:id="ct169">
            <table:change-track-table-cell office:value-type="string">
              <text:p>Adaption </text:p>
            </table:change-track-table-cell>
          </table:previous>
        </table:cell-content-change>
        <table:cell-content-change table:id="ct173">
          <table:cell-address table:column="7" table:row="32" table:table="1"/>
          <office:change-info>
            <dc:creator>Aick in der Au</dc:creator>
            <dc:date>2009-10-31T12:14:20.40</dc:date>
          </office:change-info>
          <table:previous>
            <table:change-track-table-cell/>
          </table:previous>
        </table:cell-content-change>
        <table:movement table:id="ct174">
          <table:source-range-address table:column="5" table:row="32" table:table="1"/>
          <table:target-range-address table:column="6" table:row="32" table:table="1"/>
          <office:change-info>
            <dc:creator>Aick in der Au</dc:creator>
            <dc:date>2009-10-31T12:14:35.95</dc:date>
          </office:change-info>
          <table:dependencies>
            <table:dependence table:id="ct186"/>
            <table:dependence table:id="ct180"/>
            <table:dependence table:id="ct179"/>
          </table:dependencies>
        </table:movement>
        <table:movement table:id="ct175">
          <table:source-range-address table:column="4" table:row="32" table:table="1"/>
          <table:target-range-address table:column="5" table:row="32" table:table="1"/>
          <office:change-info>
            <dc:creator>Aick in der Au</dc:creator>
            <dc:date>2009-10-31T12:14:41.73</dc:date>
          </office:change-info>
          <table:dependencies>
            <table:dependence table:id="ct186"/>
            <table:dependence table:id="ct178"/>
            <table:dependence table:id="ct177"/>
          </table:dependencies>
        </table:movement>
        <table:cell-content-change table:id="ct176">
          <table:cell-address table:column="4" table:row="32" table:table="1"/>
          <office:change-info>
            <dc:creator>Aick in der Au</dc:creator>
            <dc:date>2009-10-31T12:14:48.20</dc:date>
          </office:change-info>
          <table:previous table:id="ct171">
            <table:change-track-table-cell office:value-type="string">
              <text:p>Search runtime</text:p>
            </table:change-track-table-cell>
          </table:previous>
        </table:cell-content-change>
        <table:cell-content-change table:id="ct177">
          <table:cell-address table:column="4" table:row="32" table:table="1"/>
          <office:change-info>
            <dc:creator>Aick in der Au</dc:creator>
            <dc:date>2009-10-31T12:14:51.25</dc:date>
          </office:change-info>
          <table:previous>
            <table:change-track-table-cell/>
          </table:previous>
        </table:cell-content-change>
        <table:cell-content-change table:id="ct178">
          <table:cell-address table:column="4" table:row="32" table:table="1"/>
          <office:change-info>
            <dc:creator>Aick in der Au</dc:creator>
            <dc:date>2009-10-31T12:14:55.09</dc:date>
          </office:change-info>
          <table:previous table:id="ct177">
            <table:change-track-table-cell office:value-type="string">
              <text:p>Search runtime [h]</text:p>
            </table:change-track-table-cell>
          </table:previous>
        </table:cell-content-change>
        <table:cell-content-change table:id="ct179">
          <table:cell-address table:column="5" table:row="32" table:table="1"/>
          <office:change-info>
            <dc:creator>Aick in der Au</dc:creator>
            <dc:date>2009-10-31T12:14:59.87</dc:date>
          </office:change-info>
          <table:previous table:id="ct172">
            <table:change-track-table-cell office:value-type="string">
              <text:p>Adaption runtime</text:p>
            </table:change-track-table-cell>
          </table:previous>
        </table:cell-content-change>
        <table:movement table:id="ct180">
          <table:source-range-address table:column="6" table:row="32" table:table="1"/>
          <table:target-range-address table:column="7" table:row="32" table:table="1"/>
          <office:change-info>
            <dc:creator>Aick in der Au</dc:creator>
            <dc:date>2009-10-31T12:15:20.06</dc:date>
          </office:change-info>
          <table:dependencies>
            <table:dependence table:id="ct186"/>
            <table:dependence table:id="ct185"/>
            <table:dependence table:id="ct184"/>
          </table:dependencies>
        </table:movement>
        <table:cell-content-change table:id="ct181">
          <table:cell-address table:column="8" table:row="32" table:table="1"/>
          <office:change-info>
            <dc:creator>Aick in der Au</dc:creator>
            <dc:date>2009-10-31T12:15:22.28</dc:date>
          </office:change-info>
          <table:previous>
            <table:change-track-table-cell/>
          </table:previous>
        </table:cell-content-change>
        <table:cell-content-change table:id="ct182">
          <table:cell-address table:column="8" table:row="32" table:table="1"/>
          <office:change-info>
            <dc:creator>Aick in der Au</dc:creator>
            <dc:date>2009-10-31T12:15:26.34</dc:date>
          </office:change-info>
          <table:previous table:id="ct181">
            <table:change-track-table-cell office:value-type="string">
              <text:p>Total runtime</text:p>
            </table:change-track-table-cell>
          </table:previous>
        </table:cell-content-change>
        <table:cell-content-change table:id="ct183">
          <table:cell-address table:column="7" table:row="32" table:table="1"/>
          <office:change-info>
            <dc:creator>Aick in der Au</dc:creator>
            <dc:date>2009-10-31T12:15:30.43</dc:date>
          </office:change-info>
          <table:previous table:id="ct173">
            <table:change-track-table-cell office:value-type="string">
              <text:p>Total runtime</text:p>
            </table:change-track-table-cell>
          </table:previous>
        </table:cell-content-change>
        <table:cell-content-change table:id="ct184">
          <table:cell-address table:column="6" table:row="32" table:table="1"/>
          <office:change-info>
            <dc:creator>Aick in der Au</dc:creator>
            <dc:date>2009-10-31T12:15:36.40</dc:date>
          </office:change-info>
          <table:previous>
            <table:change-track-table-cell/>
          </table:previous>
        </table:cell-content-change>
        <table:cell-content-change table:id="ct185">
          <table:cell-address table:column="6" table:row="32" table:table="1"/>
          <office:change-info>
            <dc:creator>Aick in der Au</dc:creator>
            <dc:date>2009-10-31T12:15:39.57</dc:date>
          </office:change-info>
          <table:previous table:id="ct184">
            <table:change-track-table-cell office:value-type="string">
              <text:p>Adaption runtime [h]</text:p>
            </table:change-track-table-cell>
          </table:previous>
        </table:cell-content-change>
        <table:movement table:id="ct186">
          <table:source-range-address table:start-column="3" table:start-row="32" table:start-table="1" table:end-column="8" table:end-row="32" table:end-table="1"/>
          <table:target-range-address table:start-column="4" table:start-row="32" table:start-table="1" table:end-column="9" table:end-row="32" table:end-table="1"/>
          <office:change-info>
            <dc:creator>Aick in der Au</dc:creator>
            <dc:date>2009-10-31T12:17:02.09</dc:date>
          </office:change-info>
          <table:dependencies>
            <table:dependence table:id="ct188"/>
            <table:dependence table:id="ct187"/>
          </table:dependencies>
          <table:deletions>
            <table:cell-content-deletion table:id="ct185">
              <table:change-track-table-cell office:value-type="string">
                <text:p>Adaption runtime [d]</text:p>
              </table:change-track-table-cell>
            </table:cell-content-deletion>
            <table:cell-content-deletion table:id="ct182">
              <table:change-track-table-cell office:value-type="string">
                <text:p>Total runtime [d]</text:p>
              </table:change-track-table-cell>
            </table:cell-content-deletion>
            <table:cell-content-deletion table:id="ct178">
              <table:change-track-table-cell office:value-type="string">
                <text:p>Search runtime [d]</text:p>
              </table:change-track-table-cell>
            </table:cell-content-deletion>
            <table:cell-content-deletion table:id="ct183">
              <table:change-track-table-cell office:value-type="string">
                <text:p>Total runtime [h]</text:p>
              </table:change-track-table-cell>
            </table:cell-content-deletion>
            <table:cell-content-deletion table:id="ct179">
              <table:change-track-table-cell office:value-type="string">
                <text:p>Adaption runtime [h]</text:p>
              </table:change-track-table-cell>
            </table:cell-content-deletion>
          </table:deletions>
        </table:movement>
        <table:cell-content-change table:id="ct187">
          <table:cell-address table:column="3" table:row="32" table:table="1"/>
          <office:change-info>
            <dc:creator>Aick in der Au</dc:creator>
            <dc:date>2009-10-31T12:17:20.68</dc:date>
          </office:change-info>
          <table:previous>
            <table:change-track-table-cell/>
          </table:previous>
        </table:cell-content-change>
        <table:cell-content-change table:id="ct188">
          <table:cell-address table:column="3" table:row="32" table:table="1"/>
          <office:change-info>
            <dc:creator>Aick in der Au</dc:creator>
            <dc:date>2009-10-31T12:17:25.12</dc:date>
          </office:change-info>
          <table:previous table:id="ct187">
            <table:change-track-table-cell office:value-type="string">
              <text:p>No cells to process</text:p>
            </table:change-track-table-cell>
          </table:previous>
        </table:cell-content-change>
        <table:cell-content-change table:id="ct189">
          <table:cell-address table:column="3" table:row="33" table:table="1"/>
          <office:change-info>
            <dc:creator>Aick in der Au</dc:creator>
            <dc:date>2009-10-31T12:17:46.73</dc:date>
          </office:change-info>
          <table:previous>
            <table:change-track-table-cell/>
          </table:previous>
        </table:cell-content-change>
        <table:cell-content-change table:id="ct190">
          <table:cell-address table:column="3" table:row="33" table:table="1"/>
          <office:change-info>
            <dc:creator>Aick in der Au</dc:creator>
            <dc:date>2009-10-31T12:18:16.89</dc:date>
          </office:change-info>
          <table:previous table:id="ct189">
            <table:change-track-table-cell table:cell-address="'Compute Times'.D34" table:formula="of:=([.C34]^2)+1" office:value-type="float" office:value="184042"/>
          </table:previous>
        </table:cell-content-change>
        <table:cell-content-change table:id="ct191">
          <table:cell-address table:column="3" table:row="33" table:table="1"/>
          <office:change-info>
            <dc:creator>Aick in der Au</dc:creator>
            <dc:date>2009-10-31T12:18:52.34</dc:date>
          </office:change-info>
          <table:previous table:id="ct190">
            <table:change-track-table-cell table:cell-address="'Compute Times'.D34" table:formula="of:=([.C34]*2+1)^2" office:value-type="float" office:value="737881"/>
          </table:previous>
        </table:cell-content-change>
        <table:cell-content-change table:id="ct192">
          <table:cell-address table:column="3" table:row="33" table:table="1"/>
          <office:change-info>
            <dc:creator>Aick in der Au</dc:creator>
            <dc:date>2009-10-31T12:19:03.20</dc:date>
          </office:change-info>
          <table:previous table:id="ct191">
            <table:change-track-table-cell table:cell-address="'Compute Times'.D34" table:formula="of:=MIN(([.C34]*2+1)^2,[.J4])" office:value-type="string"/>
          </table:previous>
        </table:cell-content-change>
        <table:cell-content-change table:id="ct193">
          <table:cell-address table:column="3" table:row="33" table:table="1"/>
          <office:change-info>
            <dc:creator>Aick in der Au</dc:creator>
            <dc:date>2009-10-31T12:19:42.84</dc:date>
          </office:change-info>
          <table:previous table:id="ct192">
            <table:change-track-table-cell table:cell-address="'Compute Times'.D34" table:formula="of:=MIN(([.C34]*2+1)^2,[.$J$4])" office:value-type="string"/>
          </table:previous>
        </table:cell-content-change>
        <table:cell-content-change table:id="ct194">
          <table:cell-address table:column="3" table:row="34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195">
          <table:cell-address table:column="3" table:row="35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196">
          <table:cell-address table:column="3" table:row="36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197">
          <table:cell-address table:column="3" table:row="37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198">
          <table:cell-address table:column="3" table:row="38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199">
          <table:cell-address table:column="3" table:row="39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200">
          <table:cell-address table:column="3" table:row="40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201">
          <table:cell-address table:column="3" table:row="41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202">
          <table:cell-address table:column="3" table:row="42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203">
          <table:cell-address table:column="4" table:row="33" table:table="1"/>
          <office:change-info>
            <dc:creator>Aick in der Au</dc:creator>
            <dc:date>2009-10-31T12:21:11.81</dc:date>
          </office:change-info>
          <table:previous>
            <table:change-track-table-cell/>
          </table:previous>
        </table:cell-content-change>
        <table:cell-content-change table:id="ct204">
          <table:cell-address table:column="4" table:row="33" table:table="1"/>
          <office:change-info>
            <dc:creator>Aick in der Au</dc:creator>
            <dc:date>2009-10-31T12:22:07.42</dc:date>
          </office:change-info>
          <table:previous table:id="ct203">
            <table:change-track-table-cell table:cell-address="'Compute Times'.E34" table:formula="of:=([.$B$4]*[.D34])*0.9+0.1" office:value-type="float" office:value="334205988365.8"/>
          </table:previous>
        </table:cell-content-change>
        <table:cell-content-change table:id="ct205">
          <table:cell-address table:column="4" table:row="33" table:table="1"/>
          <office:change-info>
            <dc:creator>Aick in der Au</dc:creator>
            <dc:date>2009-10-31T12:22:42.26</dc:date>
          </office:change-info>
          <table:previous table:id="ct204">
            <table:change-track-table-cell table:cell-address="'Compute Times'.E34" table:formula="of:=([.$B$4]*[.D34])*0.9+0.1*([.$B$4]*[.$J$4]))/([.$E$4]*10^6))/3600" office:value-type="string"/>
          </table:previous>
        </table:cell-content-change>
        <table:cell-content-change table:id="ct206">
          <table:cell-address table:column="4" table:row="34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07">
          <table:cell-address table:column="4" table:row="35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08">
          <table:cell-address table:column="4" table:row="36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09">
          <table:cell-address table:column="4" table:row="37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10">
          <table:cell-address table:column="4" table:row="38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11">
          <table:cell-address table:column="4" table:row="39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12">
          <table:cell-address table:column="4" table:row="40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13">
          <table:cell-address table:column="4" table:row="41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14">
          <table:cell-address table:column="4" table:row="42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15">
          <table:cell-address table:column="5" table:row="33" table:table="1"/>
          <office:change-info>
            <dc:creator>Aick in der Au</dc:creator>
            <dc:date>2009-10-31T12:23:11.01</dc:date>
          </office:change-info>
          <table:previous>
            <table:change-track-table-cell/>
          </table:previous>
        </table:cell-content-change>
        <table:cell-content-change table:id="ct216">
          <table:cell-address table:column="6" table:row="33" table:table="1"/>
          <office:change-info>
            <dc:creator>Aick in der Au</dc:creator>
            <dc:date>2009-10-31T12:25:48.12</dc:date>
          </office:change-info>
          <table:previous>
            <table:change-track-table-cell/>
          </table:previous>
        </table:cell-content-change>
        <table:cell-content-change table:id="ct217">
          <table:cell-address table:column="7" table:row="33" table:table="1"/>
          <office:change-info>
            <dc:creator>Aick in der Au</dc:creator>
            <dc:date>2009-10-31T12:26:10.70</dc:date>
          </office:change-info>
          <table:previous>
            <table:change-track-table-cell/>
          </table:previous>
        </table:cell-content-change>
        <table:cell-content-change table:id="ct218">
          <table:cell-address table:column="8" table:row="33" table:table="1"/>
          <office:change-info>
            <dc:creator>Aick in der Au</dc:creator>
            <dc:date>2009-10-31T12:26:18.23</dc:date>
          </office:change-info>
          <table:previous>
            <table:change-track-table-cell/>
          </table:previous>
        </table:cell-content-change>
        <table:cell-content-change table:id="ct219">
          <table:cell-address table:column="9" table:row="33" table:table="1"/>
          <office:change-info>
            <dc:creator>Aick in der Au</dc:creator>
            <dc:date>2009-10-31T12:26:22.78</dc:date>
          </office:change-info>
          <table:previous>
            <table:change-track-table-cell/>
          </table:previous>
        </table:cell-content-change>
        <table:cell-content-change table:id="ct220">
          <table:cell-address table:column="5" table:row="3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1">
          <table:cell-address table:column="5" table:row="3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2">
          <table:cell-address table:column="5" table:row="3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3">
          <table:cell-address table:column="5" table:row="3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4">
          <table:cell-address table:column="5" table:row="3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5">
          <table:cell-address table:column="5" table:row="3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6">
          <table:cell-address table:column="5" table:row="4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7">
          <table:cell-address table:column="5" table:row="4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8">
          <table:cell-address table:column="5" table:row="4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9">
          <table:cell-address table:column="5" table:row="4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0">
          <table:cell-address table:column="5" table:row="4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1">
          <table:cell-address table:column="5" table:row="4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2">
          <table:cell-address table:column="5" table:row="4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3">
          <table:cell-address table:column="5" table:row="4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4">
          <table:cell-address table:column="5" table:row="4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5">
          <table:cell-address table:column="5" table:row="4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6">
          <table:cell-address table:column="5" table:row="5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7">
          <table:cell-address table:column="5" table:row="5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8">
          <table:cell-address table:column="5" table:row="5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9">
          <table:cell-address table:column="5" table:row="5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0">
          <table:cell-address table:column="5" table:row="5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1">
          <table:cell-address table:column="5" table:row="5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2">
          <table:cell-address table:column="5" table:row="5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3">
          <table:cell-address table:column="5" table:row="5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4">
          <table:cell-address table:column="5" table:row="5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5">
          <table:cell-address table:column="5" table:row="5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6">
          <table:cell-address table:column="5" table:row="6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7">
          <table:cell-address table:column="5" table:row="6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8">
          <table:cell-address table:column="5" table:row="6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9">
          <table:cell-address table:column="5" table:row="6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0">
          <table:cell-address table:column="5" table:row="6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1">
          <table:cell-address table:column="5" table:row="6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2">
          <table:cell-address table:column="5" table:row="6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3">
          <table:cell-address table:column="5" table:row="6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4">
          <table:cell-address table:column="5" table:row="6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5">
          <table:cell-address table:column="5" table:row="6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6">
          <table:cell-address table:column="5" table:row="7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7">
          <table:cell-address table:column="5" table:row="7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8">
          <table:cell-address table:column="5" table:row="7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9">
          <table:cell-address table:column="5" table:row="7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0">
          <table:cell-address table:column="5" table:row="7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1">
          <table:cell-address table:column="5" table:row="7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2">
          <table:cell-address table:column="5" table:row="7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3">
          <table:cell-address table:column="5" table:row="7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4">
          <table:cell-address table:column="5" table:row="7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5">
          <table:cell-address table:column="5" table:row="7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6">
          <table:cell-address table:column="5" table:row="8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7">
          <table:cell-address table:column="5" table:row="8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8">
          <table:cell-address table:column="5" table:row="8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9">
          <table:cell-address table:column="5" table:row="8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0">
          <table:cell-address table:column="5" table:row="8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1">
          <table:cell-address table:column="5" table:row="8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2">
          <table:cell-address table:column="5" table:row="8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3">
          <table:cell-address table:column="5" table:row="8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4">
          <table:cell-address table:column="5" table:row="8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5">
          <table:cell-address table:column="5" table:row="8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6">
          <table:cell-address table:column="5" table:row="9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7">
          <table:cell-address table:column="5" table:row="9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8">
          <table:cell-address table:column="5" table:row="9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9">
          <table:cell-address table:column="5" table:row="9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0">
          <table:cell-address table:column="5" table:row="9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1">
          <table:cell-address table:column="5" table:row="9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2">
          <table:cell-address table:column="5" table:row="9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3">
          <table:cell-address table:column="5" table:row="9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4">
          <table:cell-address table:column="5" table:row="9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5">
          <table:cell-address table:column="5" table:row="9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6">
          <table:cell-address table:column="5" table:row="10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7">
          <table:cell-address table:column="5" table:row="10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8">
          <table:cell-address table:column="5" table:row="10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9">
          <table:cell-address table:column="5" table:row="10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0">
          <table:cell-address table:column="5" table:row="10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1">
          <table:cell-address table:column="5" table:row="10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2">
          <table:cell-address table:column="5" table:row="10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3">
          <table:cell-address table:column="5" table:row="10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4">
          <table:cell-address table:column="5" table:row="10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5">
          <table:cell-address table:column="5" table:row="10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6">
          <table:cell-address table:column="5" table:row="11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7">
          <table:cell-address table:column="5" table:row="11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8">
          <table:cell-address table:column="5" table:row="11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9">
          <table:cell-address table:column="5" table:row="11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0">
          <table:cell-address table:column="5" table:row="11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1">
          <table:cell-address table:column="5" table:row="11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2">
          <table:cell-address table:column="5" table:row="11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3">
          <table:cell-address table:column="5" table:row="11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4">
          <table:cell-address table:column="5" table:row="11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5">
          <table:cell-address table:column="5" table:row="11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6">
          <table:cell-address table:column="5" table:row="12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7">
          <table:cell-address table:column="5" table:row="12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8">
          <table:cell-address table:column="5" table:row="12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9">
          <table:cell-address table:column="5" table:row="12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0">
          <table:cell-address table:column="5" table:row="12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1">
          <table:cell-address table:column="5" table:row="12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2">
          <table:cell-address table:column="5" table:row="12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3">
          <table:cell-address table:column="5" table:row="12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4">
          <table:cell-address table:column="5" table:row="12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5">
          <table:cell-address table:column="5" table:row="12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6">
          <table:cell-address table:column="5" table:row="13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7">
          <table:cell-address table:column="5" table:row="13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8">
          <table:cell-address table:column="5" table:row="13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9">
          <table:cell-address table:column="5" table:row="13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0">
          <table:cell-address table:column="5" table:row="13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1">
          <table:cell-address table:column="5" table:row="13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2">
          <table:cell-address table:column="5" table:row="13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3">
          <table:cell-address table:column="5" table:row="13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4">
          <table:cell-address table:column="5" table:row="13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5">
          <table:cell-address table:column="5" table:row="13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6">
          <table:cell-address table:column="5" table:row="14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7">
          <table:cell-address table:column="5" table:row="14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8">
          <table:cell-address table:column="5" table:row="14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9">
          <table:cell-address table:column="5" table:row="14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0">
          <table:cell-address table:column="5" table:row="14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1">
          <table:cell-address table:column="5" table:row="14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2">
          <table:cell-address table:column="5" table:row="14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3">
          <table:cell-address table:column="5" table:row="14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4">
          <table:cell-address table:column="5" table:row="14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5">
          <table:cell-address table:column="5" table:row="14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6">
          <table:cell-address table:column="0" table:row="4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37">
          <table:cell-address table:column="0" table:row="4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38">
          <table:cell-address table:column="0" table:row="4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39">
          <table:cell-address table:column="0" table:row="4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0">
          <table:cell-address table:column="0" table:row="4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1">
          <table:cell-address table:column="0" table:row="4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2">
          <table:cell-address table:column="0" table:row="4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3">
          <table:cell-address table:column="0" table:row="5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4">
          <table:cell-address table:column="0" table:row="5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5">
          <table:cell-address table:column="0" table:row="5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6">
          <table:cell-address table:column="0" table:row="5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7">
          <table:cell-address table:column="0" table:row="5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8">
          <table:cell-address table:column="0" table:row="5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9">
          <table:cell-address table:column="0" table:row="5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0">
          <table:cell-address table:column="0" table:row="5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1">
          <table:cell-address table:column="0" table:row="5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2">
          <table:cell-address table:column="0" table:row="5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3">
          <table:cell-address table:column="0" table:row="6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4">
          <table:cell-address table:column="0" table:row="6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5">
          <table:cell-address table:column="0" table:row="6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6">
          <table:cell-address table:column="0" table:row="6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7">
          <table:cell-address table:column="0" table:row="6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8">
          <table:cell-address table:column="0" table:row="6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9">
          <table:cell-address table:column="0" table:row="6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0">
          <table:cell-address table:column="0" table:row="6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1">
          <table:cell-address table:column="0" table:row="6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2">
          <table:cell-address table:column="0" table:row="6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3">
          <table:cell-address table:column="0" table:row="7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4">
          <table:cell-address table:column="0" table:row="7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5">
          <table:cell-address table:column="0" table:row="7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6">
          <table:cell-address table:column="0" table:row="7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7">
          <table:cell-address table:column="0" table:row="7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8">
          <table:cell-address table:column="0" table:row="7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9">
          <table:cell-address table:column="0" table:row="7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0">
          <table:cell-address table:column="0" table:row="7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1">
          <table:cell-address table:column="0" table:row="7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2">
          <table:cell-address table:column="0" table:row="7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3">
          <table:cell-address table:column="0" table:row="8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4">
          <table:cell-address table:column="0" table:row="8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5">
          <table:cell-address table:column="0" table:row="8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6">
          <table:cell-address table:column="0" table:row="8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7">
          <table:cell-address table:column="0" table:row="8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8">
          <table:cell-address table:column="0" table:row="8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9">
          <table:cell-address table:column="0" table:row="8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0">
          <table:cell-address table:column="0" table:row="8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1">
          <table:cell-address table:column="0" table:row="8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2">
          <table:cell-address table:column="0" table:row="8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3">
          <table:cell-address table:column="0" table:row="9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4">
          <table:cell-address table:column="0" table:row="9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5">
          <table:cell-address table:column="0" table:row="9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6">
          <table:cell-address table:column="0" table:row="9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7">
          <table:cell-address table:column="0" table:row="9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8">
          <table:cell-address table:column="0" table:row="9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9">
          <table:cell-address table:column="0" table:row="9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0">
          <table:cell-address table:column="0" table:row="9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1">
          <table:cell-address table:column="0" table:row="9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2">
          <table:cell-address table:column="0" table:row="9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3">
          <table:cell-address table:column="0" table:row="10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4">
          <table:cell-address table:column="0" table:row="10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5">
          <table:cell-address table:column="0" table:row="10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6">
          <table:cell-address table:column="0" table:row="10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7">
          <table:cell-address table:column="0" table:row="10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8">
          <table:cell-address table:column="0" table:row="10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9">
          <table:cell-address table:column="0" table:row="10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0">
          <table:cell-address table:column="0" table:row="10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1">
          <table:cell-address table:column="0" table:row="10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2">
          <table:cell-address table:column="0" table:row="10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3">
          <table:cell-address table:column="0" table:row="11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4">
          <table:cell-address table:column="0" table:row="11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5">
          <table:cell-address table:column="0" table:row="11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6">
          <table:cell-address table:column="0" table:row="11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7">
          <table:cell-address table:column="0" table:row="11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8">
          <table:cell-address table:column="0" table:row="11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9">
          <table:cell-address table:column="0" table:row="11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0">
          <table:cell-address table:column="0" table:row="11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1">
          <table:cell-address table:column="0" table:row="11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2">
          <table:cell-address table:column="0" table:row="11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3">
          <table:cell-address table:column="0" table:row="12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4">
          <table:cell-address table:column="0" table:row="12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5">
          <table:cell-address table:column="0" table:row="12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6">
          <table:cell-address table:column="0" table:row="12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7">
          <table:cell-address table:column="0" table:row="12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8">
          <table:cell-address table:column="0" table:row="12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9">
          <table:cell-address table:column="0" table:row="12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0">
          <table:cell-address table:column="0" table:row="12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1">
          <table:cell-address table:column="0" table:row="12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2">
          <table:cell-address table:column="0" table:row="12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3">
          <table:cell-address table:column="0" table:row="13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4">
          <table:cell-address table:column="0" table:row="13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5">
          <table:cell-address table:column="0" table:row="13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6">
          <table:cell-address table:column="0" table:row="13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7">
          <table:cell-address table:column="0" table:row="13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8">
          <table:cell-address table:column="0" table:row="13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9">
          <table:cell-address table:column="0" table:row="13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0">
          <table:cell-address table:column="0" table:row="13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1">
          <table:cell-address table:column="0" table:row="13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2">
          <table:cell-address table:column="0" table:row="13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3">
          <table:cell-address table:column="0" table:row="14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4">
          <table:cell-address table:column="0" table:row="14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5">
          <table:cell-address table:column="0" table:row="14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6">
          <table:cell-address table:column="0" table:row="14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7">
          <table:cell-address table:column="0" table:row="14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8">
          <table:cell-address table:column="0" table:row="14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9">
          <table:cell-address table:column="0" table:row="14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0">
          <table:cell-address table:column="0" table:row="14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1">
          <table:cell-address table:column="0" table:row="14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2">
          <table:cell-address table:column="0" table:row="14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3">
          <table:cell-address table:column="0" table:row="15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4">
          <table:cell-address table:column="0" table:row="15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5">
          <table:cell-address table:column="0" table:row="15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6">
          <table:cell-address table:column="0" table:row="15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7">
          <table:cell-address table:column="0" table:row="15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8">
          <table:cell-address table:column="0" table:row="15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9">
          <table:cell-address table:column="0" table:row="15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0">
          <table:cell-address table:column="0" table:row="15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1">
          <table:cell-address table:column="0" table:row="15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2">
          <table:cell-address table:column="0" table:row="15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3">
          <table:cell-address table:column="0" table:row="16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4">
          <table:cell-address table:column="0" table:row="16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5">
          <table:cell-address table:column="0" table:row="16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6">
          <table:cell-address table:column="0" table:row="16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7">
          <table:cell-address table:column="0" table:row="16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8">
          <table:cell-address table:column="0" table:row="16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9">
          <table:cell-address table:column="0" table:row="16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0">
          <table:cell-address table:column="0" table:row="16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1">
          <table:cell-address table:column="0" table:row="16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2">
          <table:cell-address table:column="0" table:row="16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3">
          <table:cell-address table:column="0" table:row="17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4">
          <table:cell-address table:column="0" table:row="17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5">
          <table:cell-address table:column="0" table:row="17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6">
          <table:cell-address table:column="0" table:row="17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7">
          <table:cell-address table:column="0" table:row="17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8">
          <table:cell-address table:column="0" table:row="17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9">
          <table:cell-address table:column="0" table:row="17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0">
          <table:cell-address table:column="0" table:row="17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1">
          <table:cell-address table:column="0" table:row="17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2">
          <table:cell-address table:column="0" table:row="17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3">
          <table:cell-address table:column="0" table:row="18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4">
          <table:cell-address table:column="0" table:row="18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5">
          <table:cell-address table:column="0" table:row="18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6">
          <table:cell-address table:column="0" table:row="18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7">
          <table:cell-address table:column="0" table:row="18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8">
          <table:cell-address table:column="0" table:row="18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9">
          <table:cell-address table:column="0" table:row="18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0">
          <table:cell-address table:column="0" table:row="18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1">
          <table:cell-address table:column="0" table:row="18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2">
          <table:cell-address table:column="0" table:row="18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3">
          <table:cell-address table:column="0" table:row="19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4">
          <table:cell-address table:column="0" table:row="19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5">
          <table:cell-address table:column="0" table:row="19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6">
          <table:cell-address table:column="0" table:row="19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7">
          <table:cell-address table:column="0" table:row="19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8">
          <table:cell-address table:column="0" table:row="19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9">
          <table:cell-address table:column="0" table:row="19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0">
          <table:cell-address table:column="0" table:row="19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1">
          <table:cell-address table:column="0" table:row="19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2">
          <table:cell-address table:column="0" table:row="19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3">
          <table:cell-address table:column="0" table:row="20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4">
          <table:cell-address table:column="0" table:row="20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5">
          <table:cell-address table:column="0" table:row="20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6">
          <table:cell-address table:column="0" table:row="20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7">
          <table:cell-address table:column="0" table:row="20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8">
          <table:cell-address table:column="0" table:row="20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9">
          <table:cell-address table:column="0" table:row="20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0">
          <table:cell-address table:column="0" table:row="20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1">
          <table:cell-address table:column="0" table:row="20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2">
          <table:cell-address table:column="0" table:row="20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3">
          <table:cell-address table:column="0" table:row="21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4">
          <table:cell-address table:column="0" table:row="21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5">
          <table:cell-address table:column="0" table:row="21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6">
          <table:cell-address table:column="0" table:row="21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7">
          <table:cell-address table:column="0" table:row="21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8">
          <table:cell-address table:column="0" table:row="21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9">
          <table:cell-address table:column="0" table:row="21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0">
          <table:cell-address table:column="0" table:row="21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1">
          <table:cell-address table:column="0" table:row="21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2">
          <table:cell-address table:column="0" table:row="21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3">
          <table:cell-address table:column="0" table:row="22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4">
          <table:cell-address table:column="0" table:row="22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5">
          <table:cell-address table:column="0" table:row="22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6">
          <table:cell-address table:column="0" table:row="22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7">
          <table:cell-address table:column="0" table:row="22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8">
          <table:cell-address table:column="0" table:row="22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9">
          <table:cell-address table:column="0" table:row="22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0">
          <table:cell-address table:column="0" table:row="22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1">
          <table:cell-address table:column="0" table:row="22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2">
          <table:cell-address table:column="0" table:row="22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3">
          <table:cell-address table:column="0" table:row="23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4">
          <table:cell-address table:column="0" table:row="23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5">
          <table:cell-address table:column="0" table:row="23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6">
          <table:cell-address table:column="1" table:row="4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27">
          <table:cell-address table:column="1" table:row="4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28">
          <table:cell-address table:column="1" table:row="4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29">
          <table:cell-address table:column="1" table:row="4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0">
          <table:cell-address table:column="1" table:row="4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1">
          <table:cell-address table:column="1" table:row="4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2">
          <table:cell-address table:column="1" table:row="4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3">
          <table:cell-address table:column="1" table:row="5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4">
          <table:cell-address table:column="1" table:row="5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5">
          <table:cell-address table:column="1" table:row="5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6">
          <table:cell-address table:column="1" table:row="5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7">
          <table:cell-address table:column="1" table:row="5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8">
          <table:cell-address table:column="1" table:row="5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9">
          <table:cell-address table:column="1" table:row="5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0">
          <table:cell-address table:column="1" table:row="5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1">
          <table:cell-address table:column="1" table:row="5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2">
          <table:cell-address table:column="1" table:row="5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3">
          <table:cell-address table:column="1" table:row="6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4">
          <table:cell-address table:column="1" table:row="6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5">
          <table:cell-address table:column="1" table:row="6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6">
          <table:cell-address table:column="1" table:row="6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7">
          <table:cell-address table:column="1" table:row="6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8">
          <table:cell-address table:column="1" table:row="6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9">
          <table:cell-address table:column="1" table:row="6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0">
          <table:cell-address table:column="1" table:row="6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1">
          <table:cell-address table:column="1" table:row="6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2">
          <table:cell-address table:column="1" table:row="6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3">
          <table:cell-address table:column="1" table:row="7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4">
          <table:cell-address table:column="1" table:row="7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5">
          <table:cell-address table:column="1" table:row="7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6">
          <table:cell-address table:column="1" table:row="7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7">
          <table:cell-address table:column="1" table:row="7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8">
          <table:cell-address table:column="1" table:row="7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9">
          <table:cell-address table:column="1" table:row="7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0">
          <table:cell-address table:column="1" table:row="7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1">
          <table:cell-address table:column="1" table:row="7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2">
          <table:cell-address table:column="1" table:row="7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3">
          <table:cell-address table:column="1" table:row="8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4">
          <table:cell-address table:column="1" table:row="8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5">
          <table:cell-address table:column="1" table:row="8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6">
          <table:cell-address table:column="1" table:row="8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7">
          <table:cell-address table:column="1" table:row="8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8">
          <table:cell-address table:column="1" table:row="8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9">
          <table:cell-address table:column="1" table:row="8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0">
          <table:cell-address table:column="1" table:row="8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1">
          <table:cell-address table:column="1" table:row="8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2">
          <table:cell-address table:column="1" table:row="8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3">
          <table:cell-address table:column="1" table:row="9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4">
          <table:cell-address table:column="1" table:row="9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5">
          <table:cell-address table:column="1" table:row="9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6">
          <table:cell-address table:column="1" table:row="9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7">
          <table:cell-address table:column="1" table:row="9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8">
          <table:cell-address table:column="1" table:row="9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9">
          <table:cell-address table:column="1" table:row="9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0">
          <table:cell-address table:column="1" table:row="9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1">
          <table:cell-address table:column="1" table:row="9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2">
          <table:cell-address table:column="1" table:row="9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3">
          <table:cell-address table:column="1" table:row="10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4">
          <table:cell-address table:column="1" table:row="10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5">
          <table:cell-address table:column="1" table:row="10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6">
          <table:cell-address table:column="1" table:row="10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7">
          <table:cell-address table:column="1" table:row="10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8">
          <table:cell-address table:column="1" table:row="10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9">
          <table:cell-address table:column="1" table:row="10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0">
          <table:cell-address table:column="1" table:row="10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1">
          <table:cell-address table:column="1" table:row="10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2">
          <table:cell-address table:column="1" table:row="10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3">
          <table:cell-address table:column="1" table:row="11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4">
          <table:cell-address table:column="1" table:row="11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5">
          <table:cell-address table:column="1" table:row="11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6">
          <table:cell-address table:column="1" table:row="11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7">
          <table:cell-address table:column="1" table:row="11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8">
          <table:cell-address table:column="1" table:row="11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9">
          <table:cell-address table:column="1" table:row="11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0">
          <table:cell-address table:column="1" table:row="11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1">
          <table:cell-address table:column="1" table:row="11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2">
          <table:cell-address table:column="1" table:row="11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3">
          <table:cell-address table:column="1" table:row="12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4">
          <table:cell-address table:column="1" table:row="12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5">
          <table:cell-address table:column="1" table:row="12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6">
          <table:cell-address table:column="1" table:row="12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7">
          <table:cell-address table:column="1" table:row="12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8">
          <table:cell-address table:column="1" table:row="12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9">
          <table:cell-address table:column="1" table:row="12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0">
          <table:cell-address table:column="1" table:row="12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1">
          <table:cell-address table:column="1" table:row="12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2">
          <table:cell-address table:column="1" table:row="12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3">
          <table:cell-address table:column="1" table:row="13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4">
          <table:cell-address table:column="1" table:row="13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5">
          <table:cell-address table:column="1" table:row="13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6">
          <table:cell-address table:column="1" table:row="13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7">
          <table:cell-address table:column="1" table:row="13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8">
          <table:cell-address table:column="1" table:row="13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9">
          <table:cell-address table:column="1" table:row="13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0">
          <table:cell-address table:column="1" table:row="13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1">
          <table:cell-address table:column="1" table:row="13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2">
          <table:cell-address table:column="1" table:row="13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3">
          <table:cell-address table:column="1" table:row="14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4">
          <table:cell-address table:column="1" table:row="14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5">
          <table:cell-address table:column="1" table:row="14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6">
          <table:cell-address table:column="1" table:row="14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7">
          <table:cell-address table:column="1" table:row="14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8">
          <table:cell-address table:column="1" table:row="14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9">
          <table:cell-address table:column="1" table:row="14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0">
          <table:cell-address table:column="1" table:row="14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1">
          <table:cell-address table:column="1" table:row="14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2">
          <table:cell-address table:column="1" table:row="14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3">
          <table:cell-address table:column="1" table:row="15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4">
          <table:cell-address table:column="1" table:row="15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5">
          <table:cell-address table:column="1" table:row="15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6">
          <table:cell-address table:column="1" table:row="15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7">
          <table:cell-address table:column="1" table:row="15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8">
          <table:cell-address table:column="1" table:row="15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9">
          <table:cell-address table:column="1" table:row="15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0">
          <table:cell-address table:column="1" table:row="15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1">
          <table:cell-address table:column="1" table:row="15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2">
          <table:cell-address table:column="1" table:row="15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3">
          <table:cell-address table:column="1" table:row="16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4">
          <table:cell-address table:column="1" table:row="16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5">
          <table:cell-address table:column="1" table:row="16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6">
          <table:cell-address table:column="1" table:row="16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7">
          <table:cell-address table:column="1" table:row="16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8">
          <table:cell-address table:column="1" table:row="16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9">
          <table:cell-address table:column="1" table:row="16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0">
          <table:cell-address table:column="1" table:row="16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1">
          <table:cell-address table:column="1" table:row="16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2">
          <table:cell-address table:column="1" table:row="16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3">
          <table:cell-address table:column="1" table:row="17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4">
          <table:cell-address table:column="1" table:row="17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5">
          <table:cell-address table:column="1" table:row="17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6">
          <table:cell-address table:column="1" table:row="17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7">
          <table:cell-address table:column="1" table:row="17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8">
          <table:cell-address table:column="1" table:row="17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9">
          <table:cell-address table:column="1" table:row="17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0">
          <table:cell-address table:column="1" table:row="17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1">
          <table:cell-address table:column="1" table:row="17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2">
          <table:cell-address table:column="1" table:row="17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3">
          <table:cell-address table:column="1" table:row="18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4">
          <table:cell-address table:column="1" table:row="18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5">
          <table:cell-address table:column="1" table:row="18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6">
          <table:cell-address table:column="1" table:row="18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7">
          <table:cell-address table:column="1" table:row="18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8">
          <table:cell-address table:column="1" table:row="18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9">
          <table:cell-address table:column="1" table:row="18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0">
          <table:cell-address table:column="1" table:row="18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1">
          <table:cell-address table:column="1" table:row="18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2">
          <table:cell-address table:column="1" table:row="18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3">
          <table:cell-address table:column="1" table:row="19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4">
          <table:cell-address table:column="1" table:row="19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5">
          <table:cell-address table:column="1" table:row="19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6">
          <table:cell-address table:column="1" table:row="19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7">
          <table:cell-address table:column="1" table:row="19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8">
          <table:cell-address table:column="1" table:row="19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9">
          <table:cell-address table:column="1" table:row="19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0">
          <table:cell-address table:column="1" table:row="19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1">
          <table:cell-address table:column="1" table:row="19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2">
          <table:cell-address table:column="1" table:row="19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3">
          <table:cell-address table:column="1" table:row="20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4">
          <table:cell-address table:column="1" table:row="20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5">
          <table:cell-address table:column="1" table:row="20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6">
          <table:cell-address table:column="1" table:row="20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7">
          <table:cell-address table:column="1" table:row="20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8">
          <table:cell-address table:column="1" table:row="20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9">
          <table:cell-address table:column="1" table:row="20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0">
          <table:cell-address table:column="1" table:row="20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1">
          <table:cell-address table:column="1" table:row="20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2">
          <table:cell-address table:column="1" table:row="20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3">
          <table:cell-address table:column="1" table:row="21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4">
          <table:cell-address table:column="1" table:row="21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5">
          <table:cell-address table:column="1" table:row="21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6">
          <table:cell-address table:column="1" table:row="21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7">
          <table:cell-address table:column="1" table:row="21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8">
          <table:cell-address table:column="1" table:row="21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9">
          <table:cell-address table:column="1" table:row="21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0">
          <table:cell-address table:column="1" table:row="21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1">
          <table:cell-address table:column="1" table:row="21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2">
          <table:cell-address table:column="1" table:row="21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3">
          <table:cell-address table:column="1" table:row="22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4">
          <table:cell-address table:column="1" table:row="22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5">
          <table:cell-address table:column="1" table:row="22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6">
          <table:cell-address table:column="1" table:row="22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7">
          <table:cell-address table:column="1" table:row="22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8">
          <table:cell-address table:column="1" table:row="22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9">
          <table:cell-address table:column="1" table:row="22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0">
          <table:cell-address table:column="1" table:row="22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1">
          <table:cell-address table:column="1" table:row="22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2">
          <table:cell-address table:column="1" table:row="22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3">
          <table:cell-address table:column="1" table:row="23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4">
          <table:cell-address table:column="1" table:row="23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5">
          <table:cell-address table:column="1" table:row="23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6">
          <table:cell-address table:column="2" table:row="4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17">
          <table:cell-address table:column="2" table:row="4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18">
          <table:cell-address table:column="2" table:row="4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19">
          <table:cell-address table:column="2" table:row="4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0">
          <table:cell-address table:column="2" table:row="4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1">
          <table:cell-address table:column="2" table:row="4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2">
          <table:cell-address table:column="2" table:row="4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3">
          <table:cell-address table:column="2" table:row="5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4">
          <table:cell-address table:column="2" table:row="5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5">
          <table:cell-address table:column="2" table:row="5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6">
          <table:cell-address table:column="2" table:row="5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7">
          <table:cell-address table:column="2" table:row="5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8">
          <table:cell-address table:column="2" table:row="5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9">
          <table:cell-address table:column="2" table:row="5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0">
          <table:cell-address table:column="2" table:row="5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1">
          <table:cell-address table:column="2" table:row="5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2">
          <table:cell-address table:column="2" table:row="5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3">
          <table:cell-address table:column="2" table:row="6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4">
          <table:cell-address table:column="2" table:row="6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5">
          <table:cell-address table:column="2" table:row="6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6">
          <table:cell-address table:column="2" table:row="6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7">
          <table:cell-address table:column="2" table:row="6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8">
          <table:cell-address table:column="2" table:row="6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9">
          <table:cell-address table:column="2" table:row="6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0">
          <table:cell-address table:column="2" table:row="6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1">
          <table:cell-address table:column="2" table:row="6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2">
          <table:cell-address table:column="2" table:row="6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3">
          <table:cell-address table:column="2" table:row="7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4">
          <table:cell-address table:column="2" table:row="7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5">
          <table:cell-address table:column="2" table:row="7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6">
          <table:cell-address table:column="2" table:row="7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7">
          <table:cell-address table:column="2" table:row="7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8">
          <table:cell-address table:column="2" table:row="7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9">
          <table:cell-address table:column="2" table:row="7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0">
          <table:cell-address table:column="2" table:row="7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1">
          <table:cell-address table:column="2" table:row="7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2">
          <table:cell-address table:column="2" table:row="7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3">
          <table:cell-address table:column="2" table:row="8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4">
          <table:cell-address table:column="2" table:row="8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5">
          <table:cell-address table:column="2" table:row="8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6">
          <table:cell-address table:column="2" table:row="8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7">
          <table:cell-address table:column="2" table:row="8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8">
          <table:cell-address table:column="2" table:row="8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9">
          <table:cell-address table:column="2" table:row="8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0">
          <table:cell-address table:column="2" table:row="8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1">
          <table:cell-address table:column="2" table:row="8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2">
          <table:cell-address table:column="2" table:row="8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3">
          <table:cell-address table:column="2" table:row="9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4">
          <table:cell-address table:column="2" table:row="9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5">
          <table:cell-address table:column="2" table:row="9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6">
          <table:cell-address table:column="2" table:row="9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7">
          <table:cell-address table:column="2" table:row="9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8">
          <table:cell-address table:column="2" table:row="9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9">
          <table:cell-address table:column="2" table:row="9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0">
          <table:cell-address table:column="2" table:row="9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1">
          <table:cell-address table:column="2" table:row="9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2">
          <table:cell-address table:column="2" table:row="9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3">
          <table:cell-address table:column="2" table:row="10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4">
          <table:cell-address table:column="2" table:row="10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5">
          <table:cell-address table:column="2" table:row="10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6">
          <table:cell-address table:column="2" table:row="10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7">
          <table:cell-address table:column="2" table:row="10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8">
          <table:cell-address table:column="2" table:row="10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9">
          <table:cell-address table:column="2" table:row="10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0">
          <table:cell-address table:column="2" table:row="10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1">
          <table:cell-address table:column="2" table:row="10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2">
          <table:cell-address table:column="2" table:row="10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3">
          <table:cell-address table:column="2" table:row="11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4">
          <table:cell-address table:column="2" table:row="11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5">
          <table:cell-address table:column="2" table:row="11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6">
          <table:cell-address table:column="2" table:row="11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7">
          <table:cell-address table:column="2" table:row="11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8">
          <table:cell-address table:column="2" table:row="11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9">
          <table:cell-address table:column="2" table:row="11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0">
          <table:cell-address table:column="2" table:row="11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1">
          <table:cell-address table:column="2" table:row="11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2">
          <table:cell-address table:column="2" table:row="11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3">
          <table:cell-address table:column="2" table:row="12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4">
          <table:cell-address table:column="2" table:row="12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5">
          <table:cell-address table:column="2" table:row="12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6">
          <table:cell-address table:column="2" table:row="12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7">
          <table:cell-address table:column="2" table:row="12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8">
          <table:cell-address table:column="2" table:row="12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9">
          <table:cell-address table:column="2" table:row="12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0">
          <table:cell-address table:column="2" table:row="12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1">
          <table:cell-address table:column="2" table:row="12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2">
          <table:cell-address table:column="2" table:row="12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3">
          <table:cell-address table:column="2" table:row="13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4">
          <table:cell-address table:column="2" table:row="13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5">
          <table:cell-address table:column="2" table:row="13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6">
          <table:cell-address table:column="2" table:row="13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7">
          <table:cell-address table:column="2" table:row="13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8">
          <table:cell-address table:column="2" table:row="13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9">
          <table:cell-address table:column="2" table:row="13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0">
          <table:cell-address table:column="2" table:row="13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1">
          <table:cell-address table:column="2" table:row="13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2">
          <table:cell-address table:column="2" table:row="13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3">
          <table:cell-address table:column="2" table:row="14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4">
          <table:cell-address table:column="2" table:row="14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5">
          <table:cell-address table:column="2" table:row="14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6">
          <table:cell-address table:column="2" table:row="14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7">
          <table:cell-address table:column="2" table:row="14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8">
          <table:cell-address table:column="2" table:row="14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9">
          <table:cell-address table:column="2" table:row="14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0">
          <table:cell-address table:column="2" table:row="14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1">
          <table:cell-address table:column="2" table:row="14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2">
          <table:cell-address table:column="2" table:row="14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3">
          <table:cell-address table:column="2" table:row="15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4">
          <table:cell-address table:column="2" table:row="15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5">
          <table:cell-address table:column="2" table:row="15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6">
          <table:cell-address table:column="2" table:row="15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7">
          <table:cell-address table:column="2" table:row="15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8">
          <table:cell-address table:column="2" table:row="15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9">
          <table:cell-address table:column="2" table:row="15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0">
          <table:cell-address table:column="2" table:row="15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1">
          <table:cell-address table:column="2" table:row="15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2">
          <table:cell-address table:column="2" table:row="15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3">
          <table:cell-address table:column="2" table:row="16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4">
          <table:cell-address table:column="2" table:row="16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5">
          <table:cell-address table:column="2" table:row="16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6">
          <table:cell-address table:column="2" table:row="16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7">
          <table:cell-address table:column="2" table:row="16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8">
          <table:cell-address table:column="2" table:row="16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9">
          <table:cell-address table:column="2" table:row="16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0">
          <table:cell-address table:column="2" table:row="16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1">
          <table:cell-address table:column="2" table:row="16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2">
          <table:cell-address table:column="2" table:row="16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3">
          <table:cell-address table:column="2" table:row="17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4">
          <table:cell-address table:column="2" table:row="17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5">
          <table:cell-address table:column="2" table:row="17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6">
          <table:cell-address table:column="2" table:row="17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7">
          <table:cell-address table:column="2" table:row="17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8">
          <table:cell-address table:column="2" table:row="17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9">
          <table:cell-address table:column="2" table:row="17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0">
          <table:cell-address table:column="2" table:row="17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1">
          <table:cell-address table:column="2" table:row="17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2">
          <table:cell-address table:column="2" table:row="17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3">
          <table:cell-address table:column="2" table:row="18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4">
          <table:cell-address table:column="2" table:row="18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5">
          <table:cell-address table:column="2" table:row="18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6">
          <table:cell-address table:column="2" table:row="18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7">
          <table:cell-address table:column="2" table:row="18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8">
          <table:cell-address table:column="2" table:row="18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9">
          <table:cell-address table:column="2" table:row="18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0">
          <table:cell-address table:column="2" table:row="18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1">
          <table:cell-address table:column="2" table:row="18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2">
          <table:cell-address table:column="2" table:row="18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3">
          <table:cell-address table:column="2" table:row="19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4">
          <table:cell-address table:column="2" table:row="19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5">
          <table:cell-address table:column="2" table:row="19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6">
          <table:cell-address table:column="2" table:row="19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7">
          <table:cell-address table:column="2" table:row="19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8">
          <table:cell-address table:column="2" table:row="19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9">
          <table:cell-address table:column="2" table:row="196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0">
          <table:cell-address table:column="2" table:row="197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1">
          <table:cell-address table:column="2" table:row="198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2">
          <table:cell-address table:column="2" table:row="199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3">
          <table:cell-address table:column="2" table:row="200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4">
          <table:cell-address table:column="2" table:row="201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5">
          <table:cell-address table:column="2" table:row="202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6">
          <table:cell-address table:column="2" table:row="203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7">
          <table:cell-address table:column="2" table:row="204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8">
          <table:cell-address table:column="2" table:row="205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9">
          <table:cell-address table:column="2" table:row="206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0">
          <table:cell-address table:column="2" table:row="207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1">
          <table:cell-address table:column="2" table:row="208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2">
          <table:cell-address table:column="2" table:row="209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3">
          <table:cell-address table:column="2" table:row="210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4">
          <table:cell-address table:column="2" table:row="211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5">
          <table:cell-address table:column="2" table:row="212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6">
          <table:cell-address table:column="2" table:row="213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7">
          <table:cell-address table:column="2" table:row="214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8">
          <table:cell-address table:column="2" table:row="215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9">
          <table:cell-address table:column="2" table:row="216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0">
          <table:cell-address table:column="2" table:row="217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1">
          <table:cell-address table:column="2" table:row="218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2">
          <table:cell-address table:column="2" table:row="219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3">
          <table:cell-address table:column="2" table:row="220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4">
          <table:cell-address table:column="2" table:row="221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5">
          <table:cell-address table:column="2" table:row="222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6">
          <table:cell-address table:column="2" table:row="223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7">
          <table:cell-address table:column="2" table:row="224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8">
          <table:cell-address table:column="2" table:row="225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9">
          <table:cell-address table:column="2" table:row="226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0">
          <table:cell-address table:column="2" table:row="227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1">
          <table:cell-address table:column="2" table:row="228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2">
          <table:cell-address table:column="2" table:row="229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3">
          <table:cell-address table:column="2" table:row="230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4">
          <table:cell-address table:column="2" table:row="231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5">
          <table:cell-address table:column="2" table:row="232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6">
          <table:cell-address table:column="3" table:row="4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07">
          <table:cell-address table:column="3" table:row="4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08">
          <table:cell-address table:column="3" table:row="4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09">
          <table:cell-address table:column="3" table:row="4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0">
          <table:cell-address table:column="3" table:row="4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1">
          <table:cell-address table:column="3" table:row="4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2">
          <table:cell-address table:column="3" table:row="4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3">
          <table:cell-address table:column="3" table:row="5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4">
          <table:cell-address table:column="3" table:row="5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5">
          <table:cell-address table:column="3" table:row="5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6">
          <table:cell-address table:column="3" table:row="5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7">
          <table:cell-address table:column="3" table:row="5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8">
          <table:cell-address table:column="3" table:row="5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9">
          <table:cell-address table:column="3" table:row="5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0">
          <table:cell-address table:column="3" table:row="5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1">
          <table:cell-address table:column="3" table:row="5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2">
          <table:cell-address table:column="3" table:row="5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3">
          <table:cell-address table:column="3" table:row="6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4">
          <table:cell-address table:column="3" table:row="6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5">
          <table:cell-address table:column="3" table:row="6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6">
          <table:cell-address table:column="3" table:row="6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7">
          <table:cell-address table:column="3" table:row="6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8">
          <table:cell-address table:column="3" table:row="6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9">
          <table:cell-address table:column="3" table:row="6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0">
          <table:cell-address table:column="3" table:row="6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1">
          <table:cell-address table:column="3" table:row="6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2">
          <table:cell-address table:column="3" table:row="6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3">
          <table:cell-address table:column="3" table:row="7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4">
          <table:cell-address table:column="3" table:row="7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5">
          <table:cell-address table:column="3" table:row="7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6">
          <table:cell-address table:column="3" table:row="7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7">
          <table:cell-address table:column="3" table:row="7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8">
          <table:cell-address table:column="3" table:row="7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9">
          <table:cell-address table:column="3" table:row="7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0">
          <table:cell-address table:column="3" table:row="7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1">
          <table:cell-address table:column="3" table:row="7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2">
          <table:cell-address table:column="3" table:row="7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3">
          <table:cell-address table:column="3" table:row="8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4">
          <table:cell-address table:column="3" table:row="8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5">
          <table:cell-address table:column="3" table:row="8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6">
          <table:cell-address table:column="3" table:row="8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7">
          <table:cell-address table:column="3" table:row="8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8">
          <table:cell-address table:column="3" table:row="8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9">
          <table:cell-address table:column="3" table:row="8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0">
          <table:cell-address table:column="3" table:row="8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1">
          <table:cell-address table:column="3" table:row="8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2">
          <table:cell-address table:column="3" table:row="8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3">
          <table:cell-address table:column="3" table:row="9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4">
          <table:cell-address table:column="3" table:row="9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5">
          <table:cell-address table:column="3" table:row="9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6">
          <table:cell-address table:column="3" table:row="9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7">
          <table:cell-address table:column="3" table:row="9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8">
          <table:cell-address table:column="3" table:row="9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9">
          <table:cell-address table:column="3" table:row="9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0">
          <table:cell-address table:column="3" table:row="9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1">
          <table:cell-address table:column="3" table:row="9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2">
          <table:cell-address table:column="3" table:row="9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3">
          <table:cell-address table:column="3" table:row="10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4">
          <table:cell-address table:column="3" table:row="10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5">
          <table:cell-address table:column="3" table:row="10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6">
          <table:cell-address table:column="3" table:row="10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7">
          <table:cell-address table:column="3" table:row="10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8">
          <table:cell-address table:column="3" table:row="10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9">
          <table:cell-address table:column="3" table:row="10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0">
          <table:cell-address table:column="3" table:row="10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1">
          <table:cell-address table:column="3" table:row="10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2">
          <table:cell-address table:column="3" table:row="10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3">
          <table:cell-address table:column="3" table:row="11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4">
          <table:cell-address table:column="3" table:row="11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5">
          <table:cell-address table:column="3" table:row="11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6">
          <table:cell-address table:column="3" table:row="11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7">
          <table:cell-address table:column="3" table:row="11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8">
          <table:cell-address table:column="3" table:row="11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9">
          <table:cell-address table:column="3" table:row="11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80">
          <table:cell-address table:column="3" table:row="11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81">
          <table:cell-address table:column="3" table:row="11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82">
          <table:cell-address table:column="3" table:row="11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83">
          <table:cell-address table:column="3" table:row="12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84">
          <table:cell-address table:column="3" table:row="12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85">
          <table:cell-address table:column="3" table:row="12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86">
          <table:cell-address table:column="3" table:row="12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87">
          <table:cell-address table:column="3" table:row="12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88">
          <table:cell-address table:column="3" table:row="12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89">
          <table:cell-address table:column="3" table:row="12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0">
          <table:cell-address table:column="3" table:row="12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1">
          <table:cell-address table:column="3" table:row="12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2">
          <table:cell-address table:column="3" table:row="12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3">
          <table:cell-address table:column="3" table:row="13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4">
          <table:cell-address table:column="3" table:row="13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5">
          <table:cell-address table:column="3" table:row="13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6">
          <table:cell-address table:column="3" table:row="13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7">
          <table:cell-address table:column="3" table:row="13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8">
          <table:cell-address table:column="3" table:row="13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9">
          <table:cell-address table:column="3" table:row="13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0">
          <table:cell-address table:column="3" table:row="13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1">
          <table:cell-address table:column="3" table:row="13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2">
          <table:cell-address table:column="3" table:row="13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3">
          <table:cell-address table:column="3" table:row="14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4">
          <table:cell-address table:column="3" table:row="14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5">
          <table:cell-address table:column="3" table:row="14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6">
          <table:cell-address table:column="3" table:row="14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7">
          <table:cell-address table:column="3" table:row="14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8">
          <table:cell-address table:column="3" table:row="14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9">
          <table:cell-address table:column="3" table:row="14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0">
          <table:cell-address table:column="3" table:row="14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1">
          <table:cell-address table:column="3" table:row="14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2">
          <table:cell-address table:column="3" table:row="14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3">
          <table:cell-address table:column="3" table:row="15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4">
          <table:cell-address table:column="3" table:row="15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5">
          <table:cell-address table:column="3" table:row="15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6">
          <table:cell-address table:column="3" table:row="15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7">
          <table:cell-address table:column="3" table:row="15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8">
          <table:cell-address table:column="3" table:row="15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9">
          <table:cell-address table:column="3" table:row="15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0">
          <table:cell-address table:column="3" table:row="15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1">
          <table:cell-address table:column="3" table:row="15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2">
          <table:cell-address table:column="3" table:row="15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3">
          <table:cell-address table:column="3" table:row="16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4">
          <table:cell-address table:column="3" table:row="16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5">
          <table:cell-address table:column="3" table:row="16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6">
          <table:cell-address table:column="3" table:row="16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7">
          <table:cell-address table:column="3" table:row="16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8">
          <table:cell-address table:column="3" table:row="16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9">
          <table:cell-address table:column="3" table:row="16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0">
          <table:cell-address table:column="3" table:row="16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1">
          <table:cell-address table:column="3" table:row="16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2">
          <table:cell-address table:column="3" table:row="16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3">
          <table:cell-address table:column="3" table:row="17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4">
          <table:cell-address table:column="3" table:row="17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5">
          <table:cell-address table:column="3" table:row="17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6">
          <table:cell-address table:column="3" table:row="17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7">
          <table:cell-address table:column="3" table:row="17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8">
          <table:cell-address table:column="3" table:row="17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9">
          <table:cell-address table:column="3" table:row="17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0">
          <table:cell-address table:column="3" table:row="17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1">
          <table:cell-address table:column="3" table:row="17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2">
          <table:cell-address table:column="3" table:row="17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3">
          <table:cell-address table:column="3" table:row="18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4">
          <table:cell-address table:column="3" table:row="18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5">
          <table:cell-address table:column="3" table:row="18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6">
          <table:cell-address table:column="3" table:row="18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7">
          <table:cell-address table:column="3" table:row="18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8">
          <table:cell-address table:column="3" table:row="18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9">
          <table:cell-address table:column="3" table:row="18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0">
          <table:cell-address table:column="3" table:row="18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1">
          <table:cell-address table:column="3" table:row="18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2">
          <table:cell-address table:column="3" table:row="18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3">
          <table:cell-address table:column="3" table:row="19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4">
          <table:cell-address table:column="3" table:row="19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5">
          <table:cell-address table:column="3" table:row="19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6">
          <table:cell-address table:column="3" table:row="19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7">
          <table:cell-address table:column="3" table:row="19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8">
          <table:cell-address table:column="3" table:row="19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9">
          <table:cell-address table:column="3" table:row="19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0">
          <table:cell-address table:column="3" table:row="19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1">
          <table:cell-address table:column="3" table:row="19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2">
          <table:cell-address table:column="3" table:row="19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3">
          <table:cell-address table:column="3" table:row="20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4">
          <table:cell-address table:column="3" table:row="20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5">
          <table:cell-address table:column="3" table:row="20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6">
          <table:cell-address table:column="3" table:row="20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7">
          <table:cell-address table:column="3" table:row="20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8">
          <table:cell-address table:column="3" table:row="20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9">
          <table:cell-address table:column="3" table:row="20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0">
          <table:cell-address table:column="3" table:row="20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1">
          <table:cell-address table:column="3" table:row="20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2">
          <table:cell-address table:column="3" table:row="20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3">
          <table:cell-address table:column="3" table:row="21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4">
          <table:cell-address table:column="3" table:row="21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5">
          <table:cell-address table:column="3" table:row="21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6">
          <table:cell-address table:column="3" table:row="21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7">
          <table:cell-address table:column="3" table:row="21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8">
          <table:cell-address table:column="3" table:row="21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9">
          <table:cell-address table:column="3" table:row="21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0">
          <table:cell-address table:column="3" table:row="21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1">
          <table:cell-address table:column="3" table:row="21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2">
          <table:cell-address table:column="3" table:row="21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3">
          <table:cell-address table:column="3" table:row="22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4">
          <table:cell-address table:column="3" table:row="22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5">
          <table:cell-address table:column="3" table:row="22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6">
          <table:cell-address table:column="3" table:row="22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7">
          <table:cell-address table:column="3" table:row="22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8">
          <table:cell-address table:column="3" table:row="22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9">
          <table:cell-address table:column="3" table:row="22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0">
          <table:cell-address table:column="3" table:row="22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1">
          <table:cell-address table:column="3" table:row="22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2">
          <table:cell-address table:column="3" table:row="22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3">
          <table:cell-address table:column="3" table:row="23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4">
          <table:cell-address table:column="3" table:row="23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5">
          <table:cell-address table:column="3" table:row="23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6">
          <table:cell-address table:column="4" table:row="4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097">
          <table:cell-address table:column="4" table:row="4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098">
          <table:cell-address table:column="4" table:row="4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099">
          <table:cell-address table:column="4" table:row="4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0">
          <table:cell-address table:column="4" table:row="4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1">
          <table:cell-address table:column="4" table:row="4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2">
          <table:cell-address table:column="4" table:row="4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3">
          <table:cell-address table:column="4" table:row="5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4">
          <table:cell-address table:column="4" table:row="5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5">
          <table:cell-address table:column="4" table:row="5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6">
          <table:cell-address table:column="4" table:row="5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7">
          <table:cell-address table:column="4" table:row="5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8">
          <table:cell-address table:column="4" table:row="5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9">
          <table:cell-address table:column="4" table:row="5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0">
          <table:cell-address table:column="4" table:row="5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1">
          <table:cell-address table:column="4" table:row="5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2">
          <table:cell-address table:column="4" table:row="5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3">
          <table:cell-address table:column="4" table:row="6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4">
          <table:cell-address table:column="4" table:row="6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5">
          <table:cell-address table:column="4" table:row="6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6">
          <table:cell-address table:column="4" table:row="6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7">
          <table:cell-address table:column="4" table:row="6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8">
          <table:cell-address table:column="4" table:row="6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9">
          <table:cell-address table:column="4" table:row="6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0">
          <table:cell-address table:column="4" table:row="6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1">
          <table:cell-address table:column="4" table:row="6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2">
          <table:cell-address table:column="4" table:row="6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3">
          <table:cell-address table:column="4" table:row="7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4">
          <table:cell-address table:column="4" table:row="7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5">
          <table:cell-address table:column="4" table:row="7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6">
          <table:cell-address table:column="4" table:row="7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7">
          <table:cell-address table:column="4" table:row="7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8">
          <table:cell-address table:column="4" table:row="7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9">
          <table:cell-address table:column="4" table:row="7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0">
          <table:cell-address table:column="4" table:row="7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1">
          <table:cell-address table:column="4" table:row="7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2">
          <table:cell-address table:column="4" table:row="7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3">
          <table:cell-address table:column="4" table:row="8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4">
          <table:cell-address table:column="4" table:row="8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5">
          <table:cell-address table:column="4" table:row="8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6">
          <table:cell-address table:column="4" table:row="8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7">
          <table:cell-address table:column="4" table:row="8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8">
          <table:cell-address table:column="4" table:row="8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9">
          <table:cell-address table:column="4" table:row="8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0">
          <table:cell-address table:column="4" table:row="8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1">
          <table:cell-address table:column="4" table:row="8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2">
          <table:cell-address table:column="4" table:row="8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3">
          <table:cell-address table:column="4" table:row="9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4">
          <table:cell-address table:column="4" table:row="9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5">
          <table:cell-address table:column="4" table:row="9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6">
          <table:cell-address table:column="4" table:row="9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7">
          <table:cell-address table:column="4" table:row="9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8">
          <table:cell-address table:column="4" table:row="9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9">
          <table:cell-address table:column="4" table:row="9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0">
          <table:cell-address table:column="4" table:row="9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1">
          <table:cell-address table:column="4" table:row="9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2">
          <table:cell-address table:column="4" table:row="9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3">
          <table:cell-address table:column="4" table:row="10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4">
          <table:cell-address table:column="4" table:row="10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5">
          <table:cell-address table:column="4" table:row="10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6">
          <table:cell-address table:column="4" table:row="10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7">
          <table:cell-address table:column="4" table:row="10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8">
          <table:cell-address table:column="4" table:row="10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9">
          <table:cell-address table:column="4" table:row="10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0">
          <table:cell-address table:column="4" table:row="10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1">
          <table:cell-address table:column="4" table:row="10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2">
          <table:cell-address table:column="4" table:row="10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3">
          <table:cell-address table:column="4" table:row="11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4">
          <table:cell-address table:column="4" table:row="11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5">
          <table:cell-address table:column="4" table:row="11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6">
          <table:cell-address table:column="4" table:row="11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7">
          <table:cell-address table:column="4" table:row="11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8">
          <table:cell-address table:column="4" table:row="11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9">
          <table:cell-address table:column="4" table:row="11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0">
          <table:cell-address table:column="4" table:row="11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1">
          <table:cell-address table:column="4" table:row="11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2">
          <table:cell-address table:column="4" table:row="11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3">
          <table:cell-address table:column="4" table:row="12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4">
          <table:cell-address table:column="4" table:row="12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5">
          <table:cell-address table:column="4" table:row="12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6">
          <table:cell-address table:column="4" table:row="12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7">
          <table:cell-address table:column="4" table:row="12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8">
          <table:cell-address table:column="4" table:row="12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9">
          <table:cell-address table:column="4" table:row="12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0">
          <table:cell-address table:column="4" table:row="12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1">
          <table:cell-address table:column="4" table:row="12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2">
          <table:cell-address table:column="4" table:row="12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3">
          <table:cell-address table:column="4" table:row="13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4">
          <table:cell-address table:column="4" table:row="13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5">
          <table:cell-address table:column="4" table:row="13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6">
          <table:cell-address table:column="4" table:row="13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7">
          <table:cell-address table:column="4" table:row="13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8">
          <table:cell-address table:column="4" table:row="13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9">
          <table:cell-address table:column="4" table:row="13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0">
          <table:cell-address table:column="4" table:row="13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1">
          <table:cell-address table:column="4" table:row="13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2">
          <table:cell-address table:column="4" table:row="13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3">
          <table:cell-address table:column="4" table:row="14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4">
          <table:cell-address table:column="4" table:row="14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5">
          <table:cell-address table:column="4" table:row="14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6">
          <table:cell-address table:column="4" table:row="14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7">
          <table:cell-address table:column="4" table:row="14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8">
          <table:cell-address table:column="4" table:row="14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9">
          <table:cell-address table:column="4" table:row="14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0">
          <table:cell-address table:column="4" table:row="14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1">
          <table:cell-address table:column="4" table:row="14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2">
          <table:cell-address table:column="4" table:row="14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3">
          <table:cell-address table:column="4" table:row="15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4">
          <table:cell-address table:column="4" table:row="15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5">
          <table:cell-address table:column="4" table:row="15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6">
          <table:cell-address table:column="4" table:row="15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7">
          <table:cell-address table:column="4" table:row="15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8">
          <table:cell-address table:column="4" table:row="15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9">
          <table:cell-address table:column="4" table:row="15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0">
          <table:cell-address table:column="4" table:row="15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1">
          <table:cell-address table:column="4" table:row="15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2">
          <table:cell-address table:column="4" table:row="15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3">
          <table:cell-address table:column="4" table:row="16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4">
          <table:cell-address table:column="4" table:row="16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5">
          <table:cell-address table:column="4" table:row="16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6">
          <table:cell-address table:column="4" table:row="16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7">
          <table:cell-address table:column="4" table:row="16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8">
          <table:cell-address table:column="4" table:row="16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9">
          <table:cell-address table:column="4" table:row="16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0">
          <table:cell-address table:column="4" table:row="16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1">
          <table:cell-address table:column="4" table:row="16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2">
          <table:cell-address table:column="4" table:row="16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3">
          <table:cell-address table:column="4" table:row="17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4">
          <table:cell-address table:column="4" table:row="17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5">
          <table:cell-address table:column="4" table:row="17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6">
          <table:cell-address table:column="4" table:row="17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7">
          <table:cell-address table:column="4" table:row="17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8">
          <table:cell-address table:column="4" table:row="17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9">
          <table:cell-address table:column="4" table:row="17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0">
          <table:cell-address table:column="4" table:row="17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1">
          <table:cell-address table:column="4" table:row="17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2">
          <table:cell-address table:column="4" table:row="17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3">
          <table:cell-address table:column="4" table:row="18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4">
          <table:cell-address table:column="4" table:row="18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5">
          <table:cell-address table:column="4" table:row="18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6">
          <table:cell-address table:column="4" table:row="18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7">
          <table:cell-address table:column="4" table:row="18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8">
          <table:cell-address table:column="4" table:row="18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9">
          <table:cell-address table:column="4" table:row="18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0">
          <table:cell-address table:column="4" table:row="18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1">
          <table:cell-address table:column="4" table:row="18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2">
          <table:cell-address table:column="4" table:row="18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3">
          <table:cell-address table:column="4" table:row="19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4">
          <table:cell-address table:column="4" table:row="19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5">
          <table:cell-address table:column="4" table:row="19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6">
          <table:cell-address table:column="4" table:row="19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7">
          <table:cell-address table:column="4" table:row="19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8">
          <table:cell-address table:column="4" table:row="19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9">
          <table:cell-address table:column="4" table:row="19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0">
          <table:cell-address table:column="4" table:row="19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1">
          <table:cell-address table:column="4" table:row="19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2">
          <table:cell-address table:column="4" table:row="19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3">
          <table:cell-address table:column="4" table:row="20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4">
          <table:cell-address table:column="4" table:row="20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5">
          <table:cell-address table:column="4" table:row="20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6">
          <table:cell-address table:column="4" table:row="20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7">
          <table:cell-address table:column="4" table:row="20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8">
          <table:cell-address table:column="4" table:row="20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9">
          <table:cell-address table:column="4" table:row="20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0">
          <table:cell-address table:column="4" table:row="20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1">
          <table:cell-address table:column="4" table:row="20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2">
          <table:cell-address table:column="4" table:row="20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3">
          <table:cell-address table:column="4" table:row="21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4">
          <table:cell-address table:column="4" table:row="21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5">
          <table:cell-address table:column="4" table:row="21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6">
          <table:cell-address table:column="4" table:row="21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7">
          <table:cell-address table:column="4" table:row="21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8">
          <table:cell-address table:column="4" table:row="21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9">
          <table:cell-address table:column="4" table:row="21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0">
          <table:cell-address table:column="4" table:row="21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1">
          <table:cell-address table:column="4" table:row="21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2">
          <table:cell-address table:column="4" table:row="21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3">
          <table:cell-address table:column="4" table:row="22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4">
          <table:cell-address table:column="4" table:row="22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5">
          <table:cell-address table:column="4" table:row="22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6">
          <table:cell-address table:column="4" table:row="22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7">
          <table:cell-address table:column="4" table:row="22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8">
          <table:cell-address table:column="4" table:row="22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9">
          <table:cell-address table:column="4" table:row="22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0">
          <table:cell-address table:column="4" table:row="22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1">
          <table:cell-address table:column="4" table:row="22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2">
          <table:cell-address table:column="4" table:row="22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3">
          <table:cell-address table:column="4" table:row="23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4">
          <table:cell-address table:column="4" table:row="23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5">
          <table:cell-address table:column="4" table:row="23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6">
          <table:cell-address table:column="5" table:row="150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87">
          <table:cell-address table:column="5" table:row="151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88">
          <table:cell-address table:column="5" table:row="152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89">
          <table:cell-address table:column="5" table:row="153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0">
          <table:cell-address table:column="5" table:row="154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1">
          <table:cell-address table:column="5" table:row="155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2">
          <table:cell-address table:column="5" table:row="156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3">
          <table:cell-address table:column="5" table:row="157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4">
          <table:cell-address table:column="5" table:row="158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5">
          <table:cell-address table:column="5" table:row="159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6">
          <table:cell-address table:column="5" table:row="160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7">
          <table:cell-address table:column="5" table:row="161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8">
          <table:cell-address table:column="5" table:row="162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9">
          <table:cell-address table:column="5" table:row="163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0">
          <table:cell-address table:column="5" table:row="164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1">
          <table:cell-address table:column="5" table:row="165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2">
          <table:cell-address table:column="5" table:row="166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3">
          <table:cell-address table:column="5" table:row="167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4">
          <table:cell-address table:column="5" table:row="168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5">
          <table:cell-address table:column="5" table:row="169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6">
          <table:cell-address table:column="5" table:row="170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7">
          <table:cell-address table:column="5" table:row="171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8">
          <table:cell-address table:column="5" table:row="172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9">
          <table:cell-address table:column="5" table:row="173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0">
          <table:cell-address table:column="5" table:row="174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1">
          <table:cell-address table:column="5" table:row="175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2">
          <table:cell-address table:column="5" table:row="176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3">
          <table:cell-address table:column="5" table:row="177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4">
          <table:cell-address table:column="5" table:row="178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5">
          <table:cell-address table:column="5" table:row="179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6">
          <table:cell-address table:column="5" table:row="180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7">
          <table:cell-address table:column="5" table:row="181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8">
          <table:cell-address table:column="5" table:row="182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9">
          <table:cell-address table:column="5" table:row="183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0">
          <table:cell-address table:column="5" table:row="184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1">
          <table:cell-address table:column="5" table:row="185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2">
          <table:cell-address table:column="5" table:row="186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3">
          <table:cell-address table:column="5" table:row="187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4">
          <table:cell-address table:column="5" table:row="188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5">
          <table:cell-address table:column="5" table:row="189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6">
          <table:cell-address table:column="5" table:row="190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7">
          <table:cell-address table:column="5" table:row="191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28">
          <table:cell-address table:column="5" table:row="192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29">
          <table:cell-address table:column="5" table:row="193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0">
          <table:cell-address table:column="5" table:row="194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1">
          <table:cell-address table:column="5" table:row="195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2">
          <table:cell-address table:column="5" table:row="196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3">
          <table:cell-address table:column="5" table:row="197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4">
          <table:cell-address table:column="5" table:row="198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5">
          <table:cell-address table:column="5" table:row="199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6">
          <table:cell-address table:column="5" table:row="200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7">
          <table:cell-address table:column="5" table:row="201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8">
          <table:cell-address table:column="5" table:row="202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9">
          <table:cell-address table:column="5" table:row="203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0">
          <table:cell-address table:column="5" table:row="204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1">
          <table:cell-address table:column="5" table:row="205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2">
          <table:cell-address table:column="5" table:row="206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3">
          <table:cell-address table:column="5" table:row="207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4">
          <table:cell-address table:column="5" table:row="208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5">
          <table:cell-address table:column="5" table:row="209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6">
          <table:cell-address table:column="5" table:row="210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7">
          <table:cell-address table:column="5" table:row="211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8">
          <table:cell-address table:column="5" table:row="212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9">
          <table:cell-address table:column="5" table:row="213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0">
          <table:cell-address table:column="5" table:row="214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1">
          <table:cell-address table:column="5" table:row="215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2">
          <table:cell-address table:column="5" table:row="216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3">
          <table:cell-address table:column="5" table:row="217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4">
          <table:cell-address table:column="5" table:row="218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5">
          <table:cell-address table:column="5" table:row="219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6">
          <table:cell-address table:column="5" table:row="220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7">
          <table:cell-address table:column="5" table:row="221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8">
          <table:cell-address table:column="5" table:row="222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9">
          <table:cell-address table:column="5" table:row="223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0">
          <table:cell-address table:column="5" table:row="224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1">
          <table:cell-address table:column="5" table:row="225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2">
          <table:cell-address table:column="5" table:row="226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3">
          <table:cell-address table:column="5" table:row="227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4">
          <table:cell-address table:column="5" table:row="228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5">
          <table:cell-address table:column="5" table:row="229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6">
          <table:cell-address table:column="5" table:row="230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7">
          <table:cell-address table:column="5" table:row="231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8">
          <table:cell-address table:column="5" table:row="232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9">
          <table:cell-address table:column="6" table:row="34" table:table="1"/>
          <office:change-info>
            <dc:creator>Aick in der Au</dc:creator>
            <dc:date>2009-10-31T12:28:22.98</dc:date>
          </office:change-info>
          <table:previous>
            <table:change-track-table-cell/>
          </table:previous>
        </table:cell-content-change>
        <table:cell-content-change table:id="ct1370">
          <table:cell-address table:column="6" table:row="35" table:table="1"/>
          <office:change-info>
            <dc:creator>Aick in der Au</dc:creator>
            <dc:date>2009-10-31T12:28:22.98</dc:date>
          </office:change-info>
          <table:previous>
            <table:change-track-table-cell/>
          </table:previous>
        </table:cell-content-change>
        <table:cell-content-change table:id="ct1371">
          <table:cell-address table:column="6" table:row="36" table:table="1"/>
          <office:change-info>
            <dc:creator>Aick in der Au</dc:creator>
            <dc:date>2009-10-31T12:28:22.98</dc:date>
          </office:change-info>
          <table:previous>
            <table:change-track-table-cell/>
          </table:previous>
        </table:cell-content-change>
        <table:cell-content-change table:id="ct1372">
          <table:cell-address table:column="6" table:row="37" table:table="1"/>
          <office:change-info>
            <dc:creator>Aick in der Au</dc:creator>
            <dc:date>2009-10-31T12:28:22.98</dc:date>
          </office:change-info>
          <table:previous>
            <table:change-track-table-cell/>
          </table:previous>
        </table:cell-content-change>
        <table:cell-content-change table:id="ct1373">
          <table:cell-address table:column="6" table:row="38" table:table="1"/>
          <office:change-info>
            <dc:creator>Aick in der Au</dc:creator>
            <dc:date>2009-10-31T12:28:22.98</dc:date>
          </office:change-info>
          <table:previous>
            <table:change-track-table-cell/>
          </table:previous>
        </table:cell-content-change>
        <table:cell-content-change table:id="ct1374">
          <table:cell-address table:column="6" table:row="3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75">
          <table:cell-address table:column="6" table:row="4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76">
          <table:cell-address table:column="6" table:row="4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77">
          <table:cell-address table:column="6" table:row="4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78">
          <table:cell-address table:column="6" table:row="4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79">
          <table:cell-address table:column="6" table:row="4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0">
          <table:cell-address table:column="6" table:row="4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1">
          <table:cell-address table:column="6" table:row="4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2">
          <table:cell-address table:column="6" table:row="4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3">
          <table:cell-address table:column="6" table:row="4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4">
          <table:cell-address table:column="6" table:row="4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5">
          <table:cell-address table:column="6" table:row="5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6">
          <table:cell-address table:column="6" table:row="5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7">
          <table:cell-address table:column="6" table:row="5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8">
          <table:cell-address table:column="6" table:row="5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9">
          <table:cell-address table:column="6" table:row="5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0">
          <table:cell-address table:column="6" table:row="5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1">
          <table:cell-address table:column="6" table:row="5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2">
          <table:cell-address table:column="6" table:row="5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3">
          <table:cell-address table:column="6" table:row="5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4">
          <table:cell-address table:column="6" table:row="5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5">
          <table:cell-address table:column="6" table:row="6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6">
          <table:cell-address table:column="6" table:row="6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7">
          <table:cell-address table:column="6" table:row="6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8">
          <table:cell-address table:column="6" table:row="6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9">
          <table:cell-address table:column="6" table:row="6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0">
          <table:cell-address table:column="6" table:row="6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1">
          <table:cell-address table:column="6" table:row="6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2">
          <table:cell-address table:column="6" table:row="6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3">
          <table:cell-address table:column="6" table:row="6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4">
          <table:cell-address table:column="6" table:row="6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5">
          <table:cell-address table:column="6" table:row="7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6">
          <table:cell-address table:column="6" table:row="7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7">
          <table:cell-address table:column="6" table:row="7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8">
          <table:cell-address table:column="6" table:row="7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9">
          <table:cell-address table:column="6" table:row="7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0">
          <table:cell-address table:column="6" table:row="7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1">
          <table:cell-address table:column="6" table:row="7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2">
          <table:cell-address table:column="6" table:row="7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3">
          <table:cell-address table:column="6" table:row="7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4">
          <table:cell-address table:column="6" table:row="7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5">
          <table:cell-address table:column="6" table:row="8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6">
          <table:cell-address table:column="6" table:row="8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7">
          <table:cell-address table:column="6" table:row="8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8">
          <table:cell-address table:column="6" table:row="8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9">
          <table:cell-address table:column="6" table:row="8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0">
          <table:cell-address table:column="6" table:row="8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1">
          <table:cell-address table:column="6" table:row="8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2">
          <table:cell-address table:column="6" table:row="8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3">
          <table:cell-address table:column="6" table:row="8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4">
          <table:cell-address table:column="6" table:row="8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5">
          <table:cell-address table:column="6" table:row="9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6">
          <table:cell-address table:column="6" table:row="9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7">
          <table:cell-address table:column="6" table:row="9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8">
          <table:cell-address table:column="6" table:row="9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9">
          <table:cell-address table:column="6" table:row="9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0">
          <table:cell-address table:column="6" table:row="9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1">
          <table:cell-address table:column="6" table:row="9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2">
          <table:cell-address table:column="6" table:row="9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3">
          <table:cell-address table:column="6" table:row="9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4">
          <table:cell-address table:column="6" table:row="9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5">
          <table:cell-address table:column="6" table:row="10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6">
          <table:cell-address table:column="6" table:row="10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7">
          <table:cell-address table:column="6" table:row="10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8">
          <table:cell-address table:column="6" table:row="10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9">
          <table:cell-address table:column="6" table:row="10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0">
          <table:cell-address table:column="6" table:row="10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1">
          <table:cell-address table:column="6" table:row="10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2">
          <table:cell-address table:column="6" table:row="10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3">
          <table:cell-address table:column="6" table:row="10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4">
          <table:cell-address table:column="6" table:row="10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5">
          <table:cell-address table:column="6" table:row="11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6">
          <table:cell-address table:column="6" table:row="11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7">
          <table:cell-address table:column="6" table:row="11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8">
          <table:cell-address table:column="6" table:row="11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9">
          <table:cell-address table:column="6" table:row="11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0">
          <table:cell-address table:column="6" table:row="11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1">
          <table:cell-address table:column="6" table:row="11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2">
          <table:cell-address table:column="6" table:row="11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3">
          <table:cell-address table:column="6" table:row="11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4">
          <table:cell-address table:column="6" table:row="11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5">
          <table:cell-address table:column="6" table:row="12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6">
          <table:cell-address table:column="6" table:row="12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7">
          <table:cell-address table:column="6" table:row="12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8">
          <table:cell-address table:column="6" table:row="12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9">
          <table:cell-address table:column="6" table:row="12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0">
          <table:cell-address table:column="6" table:row="12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1">
          <table:cell-address table:column="6" table:row="12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2">
          <table:cell-address table:column="6" table:row="12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3">
          <table:cell-address table:column="6" table:row="12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4">
          <table:cell-address table:column="6" table:row="12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5">
          <table:cell-address table:column="6" table:row="13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6">
          <table:cell-address table:column="6" table:row="13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7">
          <table:cell-address table:column="6" table:row="13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8">
          <table:cell-address table:column="6" table:row="13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9">
          <table:cell-address table:column="6" table:row="13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0">
          <table:cell-address table:column="6" table:row="13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1">
          <table:cell-address table:column="6" table:row="13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2">
          <table:cell-address table:column="6" table:row="13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3">
          <table:cell-address table:column="6" table:row="13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4">
          <table:cell-address table:column="6" table:row="13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5">
          <table:cell-address table:column="6" table:row="14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6">
          <table:cell-address table:column="6" table:row="14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7">
          <table:cell-address table:column="6" table:row="14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8">
          <table:cell-address table:column="6" table:row="14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9">
          <table:cell-address table:column="6" table:row="14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0">
          <table:cell-address table:column="6" table:row="14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1">
          <table:cell-address table:column="6" table:row="14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2">
          <table:cell-address table:column="6" table:row="14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3">
          <table:cell-address table:column="6" table:row="14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4">
          <table:cell-address table:column="6" table:row="14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5">
          <table:cell-address table:column="6" table:row="15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6">
          <table:cell-address table:column="6" table:row="15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7">
          <table:cell-address table:column="6" table:row="15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8">
          <table:cell-address table:column="6" table:row="15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9">
          <table:cell-address table:column="6" table:row="15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0">
          <table:cell-address table:column="6" table:row="15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1">
          <table:cell-address table:column="6" table:row="15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2">
          <table:cell-address table:column="6" table:row="15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3">
          <table:cell-address table:column="6" table:row="15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4">
          <table:cell-address table:column="6" table:row="15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5">
          <table:cell-address table:column="6" table:row="16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6">
          <table:cell-address table:column="6" table:row="16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7">
          <table:cell-address table:column="6" table:row="16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8">
          <table:cell-address table:column="6" table:row="16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9">
          <table:cell-address table:column="6" table:row="16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0">
          <table:cell-address table:column="6" table:row="16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1">
          <table:cell-address table:column="6" table:row="16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2">
          <table:cell-address table:column="6" table:row="16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3">
          <table:cell-address table:column="6" table:row="16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4">
          <table:cell-address table:column="6" table:row="16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5">
          <table:cell-address table:column="6" table:row="17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6">
          <table:cell-address table:column="6" table:row="17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7">
          <table:cell-address table:column="6" table:row="17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8">
          <table:cell-address table:column="6" table:row="17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9">
          <table:cell-address table:column="6" table:row="17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0">
          <table:cell-address table:column="6" table:row="17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1">
          <table:cell-address table:column="6" table:row="17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2">
          <table:cell-address table:column="6" table:row="17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3">
          <table:cell-address table:column="6" table:row="17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4">
          <table:cell-address table:column="6" table:row="17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5">
          <table:cell-address table:column="6" table:row="18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6">
          <table:cell-address table:column="6" table:row="18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7">
          <table:cell-address table:column="6" table:row="18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8">
          <table:cell-address table:column="6" table:row="18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9">
          <table:cell-address table:column="6" table:row="18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0">
          <table:cell-address table:column="6" table:row="18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1">
          <table:cell-address table:column="6" table:row="18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2">
          <table:cell-address table:column="6" table:row="18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3">
          <table:cell-address table:column="6" table:row="18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4">
          <table:cell-address table:column="6" table:row="18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5">
          <table:cell-address table:column="6" table:row="19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6">
          <table:cell-address table:column="6" table:row="19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7">
          <table:cell-address table:column="6" table:row="19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8">
          <table:cell-address table:column="6" table:row="19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9">
          <table:cell-address table:column="6" table:row="19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0">
          <table:cell-address table:column="6" table:row="19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1">
          <table:cell-address table:column="6" table:row="19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2">
          <table:cell-address table:column="6" table:row="19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3">
          <table:cell-address table:column="6" table:row="19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4">
          <table:cell-address table:column="6" table:row="19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5">
          <table:cell-address table:column="6" table:row="20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6">
          <table:cell-address table:column="6" table:row="20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7">
          <table:cell-address table:column="6" table:row="20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8">
          <table:cell-address table:column="6" table:row="20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9">
          <table:cell-address table:column="6" table:row="20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0">
          <table:cell-address table:column="6" table:row="20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1">
          <table:cell-address table:column="6" table:row="20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2">
          <table:cell-address table:column="6" table:row="20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3">
          <table:cell-address table:column="6" table:row="20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4">
          <table:cell-address table:column="6" table:row="20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5">
          <table:cell-address table:column="6" table:row="21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6">
          <table:cell-address table:column="6" table:row="21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7">
          <table:cell-address table:column="6" table:row="21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8">
          <table:cell-address table:column="6" table:row="21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9">
          <table:cell-address table:column="6" table:row="21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0">
          <table:cell-address table:column="6" table:row="21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1">
          <table:cell-address table:column="6" table:row="21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2">
          <table:cell-address table:column="6" table:row="21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3">
          <table:cell-address table:column="6" table:row="21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4">
          <table:cell-address table:column="6" table:row="21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5">
          <table:cell-address table:column="6" table:row="22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6">
          <table:cell-address table:column="6" table:row="22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7">
          <table:cell-address table:column="6" table:row="22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8">
          <table:cell-address table:column="6" table:row="22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9">
          <table:cell-address table:column="6" table:row="22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0">
          <table:cell-address table:column="6" table:row="22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1">
          <table:cell-address table:column="6" table:row="22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2">
          <table:cell-address table:column="6" table:row="22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3">
          <table:cell-address table:column="6" table:row="22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4">
          <table:cell-address table:column="6" table:row="22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5">
          <table:cell-address table:column="6" table:row="23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6">
          <table:cell-address table:column="6" table:row="23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7">
          <table:cell-address table:column="6" table:row="23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8">
          <table:cell-address table:column="6" table:row="33" table:table="1"/>
          <office:change-info>
            <dc:creator>Aick in der Au</dc:creator>
            <dc:date>2009-10-31T12:29:02.04</dc:date>
          </office:change-info>
          <table:previous table:id="ct216">
            <table:change-track-table-cell table:cell-address="'Compute Times'.G34" table:formula="of:=(([.$B$4]*[.D34])/([.E4]*10^6))/3600" office:value-type="float" office:value="12.8937495511458"/>
          </table:previous>
        </table:cell-content-change>
        <table:cell-content-change table:id="ct1569">
          <table:cell-address table:column="6" table:row="34" table:table="1"/>
          <office:change-info>
            <dc:creator>Aick in der Au</dc:creator>
            <dc:date>2009-10-31T12:29:18.95</dc:date>
          </office:change-info>
          <table:previous table:id="ct1369">
            <table:change-track-table-cell table:cell-address="'Compute Times'.G35" table:formula="of:=(([.$B$4]*[.D35])/([.E5]*10^6))/3600" office:value-type="float" office:value="23.0760618365026"/>
          </table:previous>
        </table:cell-content-change>
        <table:cell-content-change table:id="ct1570">
          <table:cell-address table:column="6" table:row="35" table:table="1"/>
          <office:change-info>
            <dc:creator>Aick in der Au</dc:creator>
            <dc:date>2009-10-31T12:29:18.95</dc:date>
          </office:change-info>
          <table:previous table:id="ct1370">
            <table:change-track-table-cell table:cell-address="'Compute Times'.G36" table:formula="of:=(([.$B$4]*[.D36])/([.E6]*10^6))/3600" office:value-type="float" office:value="0"/>
          </table:previous>
        </table:cell-content-change>
        <table:cell-content-change table:id="ct1571">
          <table:cell-address table:column="6" table:row="36" table:table="1"/>
          <office:change-info>
            <dc:creator>Aick in der Au</dc:creator>
            <dc:date>2009-10-31T12:29:18.95</dc:date>
          </office:change-info>
          <table:previous table:id="ct1371">
            <table:change-track-table-cell table:cell-address="'Compute Times'.G37" table:formula="of:=(([.$B$4]*[.D37])/([.E7]*10^6))/3600" office:value-type="float" office:value="0"/>
          </table:previous>
        </table:cell-content-change>
        <table:cell-content-change table:id="ct1572">
          <table:cell-address table:column="6" table:row="37" table:table="1"/>
          <office:change-info>
            <dc:creator>Aick in der Au</dc:creator>
            <dc:date>2009-10-31T12:29:18.95</dc:date>
          </office:change-info>
          <table:previous table:id="ct1372">
            <table:change-track-table-cell table:cell-address="'Compute Times'.G38" table:formula="of:=(([.$B$4]*[.D38])/([.E8]*10^6))/3600" office:value-type="float" office:value="0"/>
          </table:previous>
        </table:cell-content-change>
        <table:cell-content-change table:id="ct1573">
          <table:cell-address table:column="6" table:row="38" table:table="1"/>
          <office:change-info>
            <dc:creator>Aick in der Au</dc:creator>
            <dc:date>2009-10-31T12:29:18.95</dc:date>
          </office:change-info>
          <table:previous table:id="ct1373">
            <table:change-track-table-cell table:cell-address="'Compute Times'.G39" table:formula="of:=(([.$B$4]*[.D39])/([.E9]*10^6))/3600" office:value-type="float" office:value="0"/>
          </table:previous>
        </table:cell-content-change>
        <table:cell-content-change table:id="ct1574">
          <table:cell-address table:column="6" table:row="39" table:table="1"/>
          <office:change-info>
            <dc:creator>Aick in der Au</dc:creator>
            <dc:date>2009-10-31T12:29:18.95</dc:date>
          </office:change-info>
          <table:previous table:id="ct1374">
            <table:change-track-table-cell table:cell-address="'Compute Times'.G40" table:formula="of:=(([.$B$4]*[.D40])/([.E10]*10^6))/3600" office:value-type="float" office:value="0"/>
          </table:previous>
        </table:cell-content-change>
        <table:cell-content-change table:id="ct1575">
          <table:cell-address table:column="6" table:row="40" table:table="1"/>
          <office:change-info>
            <dc:creator>Aick in der Au</dc:creator>
            <dc:date>2009-10-31T12:29:18.95</dc:date>
          </office:change-info>
          <table:previous table:id="ct1375">
            <table:change-track-table-cell table:cell-address="'Compute Times'.G41" table:formula="of:=(([.$B$4]*[.D41])/([.E11]*10^6))/3600" office:value-type="float" office:value="0"/>
          </table:previous>
        </table:cell-content-change>
        <table:cell-content-change table:id="ct1576">
          <table:cell-address table:column="6" table:row="41" table:table="1"/>
          <office:change-info>
            <dc:creator>Aick in der Au</dc:creator>
            <dc:date>2009-10-31T12:29:18.95</dc:date>
          </office:change-info>
          <table:previous table:id="ct1376">
            <table:change-track-table-cell table:cell-address="'Compute Times'.G42" table:formula="of:=(([.$B$4]*[.D42])/([.E12]*10^6))/3600" office:value-type="float" office:value="0"/>
          </table:previous>
        </table:cell-content-change>
        <table:cell-content-change table:id="ct1577">
          <table:cell-address table:column="6" table:row="42" table:table="1"/>
          <office:change-info>
            <dc:creator>Aick in der Au</dc:creator>
            <dc:date>2009-10-31T12:29:18.95</dc:date>
          </office:change-info>
          <table:previous table:id="ct1377">
            <table:change-track-table-cell table:cell-address="'Compute Times'.G43" table:formula="of:=(([.$B$4]*[.D43])/([.E13]*10^6))/3600" office:value-type="float" office:value="0"/>
          </table:previous>
        </table:cell-content-change>
        <table:cell-content-change table:id="ct1578">
          <table:cell-address table:column="6" table:row="43" table:table="1"/>
          <office:change-info>
            <dc:creator>Aick in der Au</dc:creator>
            <dc:date>2009-10-31T12:29:18.95</dc:date>
          </office:change-info>
          <table:previous table:id="ct1378">
            <table:change-track-table-cell table:cell-address="'Compute Times'.G44" table:formula="of:=(([.$B$4]*[.D44])/([.E14]*10^6))/3600" office:value-type="float" office:value="0"/>
          </table:previous>
        </table:cell-content-change>
        <table:cell-content-change table:id="ct1579">
          <table:cell-address table:column="6" table:row="44" table:table="1"/>
          <office:change-info>
            <dc:creator>Aick in der Au</dc:creator>
            <dc:date>2009-10-31T12:29:18.95</dc:date>
          </office:change-info>
          <table:previous table:id="ct1379">
            <table:change-track-table-cell table:cell-address="'Compute Times'.G45" table:formula="of:=(([.$B$4]*[.D45])/([.E15]*10^6))/3600" office:value-type="float" office:value="0"/>
          </table:previous>
        </table:cell-content-change>
        <table:cell-content-change table:id="ct1580">
          <table:cell-address table:column="6" table:row="45" table:table="1"/>
          <office:change-info>
            <dc:creator>Aick in der Au</dc:creator>
            <dc:date>2009-10-31T12:29:18.95</dc:date>
          </office:change-info>
          <table:previous table:id="ct1380">
            <table:change-track-table-cell table:cell-address="'Compute Times'.G46" table:formula="of:=(([.$B$4]*[.D46])/([.E16]*10^6))/3600" office:value-type="float" office:value="0"/>
          </table:previous>
        </table:cell-content-change>
        <table:cell-content-change table:id="ct1581">
          <table:cell-address table:column="6" table:row="46" table:table="1"/>
          <office:change-info>
            <dc:creator>Aick in der Au</dc:creator>
            <dc:date>2009-10-31T12:29:18.95</dc:date>
          </office:change-info>
          <table:previous table:id="ct1381">
            <table:change-track-table-cell table:cell-address="'Compute Times'.G47" table:formula="of:=(([.$B$4]*[.D47])/([.E17]*10^6))/3600" office:value-type="float" office:value="0"/>
          </table:previous>
        </table:cell-content-change>
        <table:cell-content-change table:id="ct1582">
          <table:cell-address table:column="6" table:row="47" table:table="1"/>
          <office:change-info>
            <dc:creator>Aick in der Au</dc:creator>
            <dc:date>2009-10-31T12:29:18.95</dc:date>
          </office:change-info>
          <table:previous table:id="ct1382">
            <table:change-track-table-cell table:cell-address="'Compute Times'.G48" table:formula="of:=(([.$B$4]*[.D48])/([.E18]*10^6))/3600" office:value-type="float" office:value="0"/>
          </table:previous>
        </table:cell-content-change>
        <table:cell-content-change table:id="ct1583">
          <table:cell-address table:column="6" table:row="48" table:table="1"/>
          <office:change-info>
            <dc:creator>Aick in der Au</dc:creator>
            <dc:date>2009-10-31T12:29:18.95</dc:date>
          </office:change-info>
          <table:previous table:id="ct1383">
            <table:change-track-table-cell table:cell-address="'Compute Times'.G49" table:formula="of:=(([.$B$4]*[.D49])/([.E19]*10^6))/3600" office:value-type="float" office:value="0"/>
          </table:previous>
        </table:cell-content-change>
        <table:cell-content-change table:id="ct1584">
          <table:cell-address table:column="6" table:row="49" table:table="1"/>
          <office:change-info>
            <dc:creator>Aick in der Au</dc:creator>
            <dc:date>2009-10-31T12:29:18.95</dc:date>
          </office:change-info>
          <table:previous table:id="ct1384">
            <table:change-track-table-cell table:cell-address="'Compute Times'.G50" table:formula="of:=(([.$B$4]*[.D50])/([.E20]*10^6))/3600" office:value-type="float" office:value="0"/>
          </table:previous>
        </table:cell-content-change>
        <table:cell-content-change table:id="ct1585">
          <table:cell-address table:column="6" table:row="50" table:table="1"/>
          <office:change-info>
            <dc:creator>Aick in der Au</dc:creator>
            <dc:date>2009-10-31T12:29:18.95</dc:date>
          </office:change-info>
          <table:previous table:id="ct1385">
            <table:change-track-table-cell table:cell-address="'Compute Times'.G51" table:formula="of:=(([.$B$4]*[.D51])/([.E21]*10^6))/3600" office:value-type="float" office:value="0"/>
          </table:previous>
        </table:cell-content-change>
        <table:cell-content-change table:id="ct1586">
          <table:cell-address table:column="6" table:row="51" table:table="1"/>
          <office:change-info>
            <dc:creator>Aick in der Au</dc:creator>
            <dc:date>2009-10-31T12:29:18.95</dc:date>
          </office:change-info>
          <table:previous table:id="ct1386">
            <table:change-track-table-cell table:cell-address="'Compute Times'.G52" table:formula="of:=(([.$B$4]*[.D52])/([.E22]*10^6))/3600" office:value-type="float" office:value="0"/>
          </table:previous>
        </table:cell-content-change>
        <table:cell-content-change table:id="ct1587">
          <table:cell-address table:column="6" table:row="52" table:table="1"/>
          <office:change-info>
            <dc:creator>Aick in der Au</dc:creator>
            <dc:date>2009-10-31T12:29:18.95</dc:date>
          </office:change-info>
          <table:previous table:id="ct1387">
            <table:change-track-table-cell table:cell-address="'Compute Times'.G53" table:formula="of:=(([.$B$4]*[.D53])/([.E23]*10^6))/3600" office:value-type="float" office:value="0"/>
          </table:previous>
        </table:cell-content-change>
        <table:cell-content-change table:id="ct1588">
          <table:cell-address table:column="6" table:row="53" table:table="1"/>
          <office:change-info>
            <dc:creator>Aick in der Au</dc:creator>
            <dc:date>2009-10-31T12:29:18.95</dc:date>
          </office:change-info>
          <table:previous table:id="ct1388">
            <table:change-track-table-cell table:cell-address="'Compute Times'.G54" table:formula="of:=(([.$B$4]*[.D54])/([.E24]*10^6))/3600" office:value-type="float" office:value="0"/>
          </table:previous>
        </table:cell-content-change>
        <table:cell-content-change table:id="ct1589">
          <table:cell-address table:column="6" table:row="54" table:table="1"/>
          <office:change-info>
            <dc:creator>Aick in der Au</dc:creator>
            <dc:date>2009-10-31T12:29:18.95</dc:date>
          </office:change-info>
          <table:previous table:id="ct1389">
            <table:change-track-table-cell table:cell-address="'Compute Times'.G55" table:formula="of:=(([.$B$4]*[.D55])/([.E25]*10^6))/3600" office:value-type="float" office:value="0"/>
          </table:previous>
        </table:cell-content-change>
        <table:cell-content-change table:id="ct1590">
          <table:cell-address table:column="6" table:row="55" table:table="1"/>
          <office:change-info>
            <dc:creator>Aick in der Au</dc:creator>
            <dc:date>2009-10-31T12:29:18.95</dc:date>
          </office:change-info>
          <table:previous table:id="ct1390">
            <table:change-track-table-cell table:cell-address="'Compute Times'.G56" table:formula="of:=(([.$B$4]*[.D56])/([.E26]*10^6))/3600" office:value-type="float" office:value="0"/>
          </table:previous>
        </table:cell-content-change>
        <table:cell-content-change table:id="ct1591">
          <table:cell-address table:column="6" table:row="56" table:table="1"/>
          <office:change-info>
            <dc:creator>Aick in der Au</dc:creator>
            <dc:date>2009-10-31T12:29:18.95</dc:date>
          </office:change-info>
          <table:previous table:id="ct1391">
            <table:change-track-table-cell table:cell-address="'Compute Times'.G57" table:formula="of:=(([.$B$4]*[.D57])/([.E27]*10^6))/3600" office:value-type="float" office:value="0"/>
          </table:previous>
        </table:cell-content-change>
        <table:cell-content-change table:id="ct1592">
          <table:cell-address table:column="6" table:row="57" table:table="1"/>
          <office:change-info>
            <dc:creator>Aick in der Au</dc:creator>
            <dc:date>2009-10-31T12:29:18.95</dc:date>
          </office:change-info>
          <table:previous table:id="ct1392">
            <table:change-track-table-cell table:cell-address="'Compute Times'.G58" table:formula="of:=(([.$B$4]*[.D58])/([.E28]*10^6))/3600" office:value-type="float" office:value="0"/>
          </table:previous>
        </table:cell-content-change>
        <table:cell-content-change table:id="ct1593">
          <table:cell-address table:column="6" table:row="58" table:table="1"/>
          <office:change-info>
            <dc:creator>Aick in der Au</dc:creator>
            <dc:date>2009-10-31T12:29:18.95</dc:date>
          </office:change-info>
          <table:previous table:id="ct1393">
            <table:change-track-table-cell table:cell-address="'Compute Times'.G59" table:formula="of:=(([.$B$4]*[.D59])/([.E29]*10^6))/3600" office:value-type="float" office:value="0"/>
          </table:previous>
        </table:cell-content-change>
        <table:cell-content-change table:id="ct1594">
          <table:cell-address table:column="6" table:row="59" table:table="1"/>
          <office:change-info>
            <dc:creator>Aick in der Au</dc:creator>
            <dc:date>2009-10-31T12:29:18.95</dc:date>
          </office:change-info>
          <table:previous table:id="ct1394">
            <table:change-track-table-cell table:cell-address="'Compute Times'.G60" table:formula="of:=(([.$B$4]*[.D60])/([.E30]*10^6))/3600" office:value-type="float" office:value="0"/>
          </table:previous>
        </table:cell-content-change>
        <table:cell-content-change table:id="ct1595">
          <table:cell-address table:column="6" table:row="60" table:table="1"/>
          <office:change-info>
            <dc:creator>Aick in der Au</dc:creator>
            <dc:date>2009-10-31T12:29:18.95</dc:date>
          </office:change-info>
          <table:previous table:id="ct1395">
            <table:change-track-table-cell table:cell-address="'Compute Times'.G61" table:formula="of:=(([.$B$4]*[.D61])/([.E31]*10^6))/3600" office:value-type="float" office:value="0"/>
          </table:previous>
        </table:cell-content-change>
        <table:cell-content-change table:id="ct1596">
          <table:cell-address table:column="6" table:row="61" table:table="1"/>
          <office:change-info>
            <dc:creator>Aick in der Au</dc:creator>
            <dc:date>2009-10-31T12:29:18.95</dc:date>
          </office:change-info>
          <table:previous table:id="ct1396">
            <table:change-track-table-cell table:cell-address="'Compute Times'.G62" table:formula="of:=(([.$B$4]*[.D62])/([.E32]*10^6))/3600" office:value-type="float" office:value="0"/>
          </table:previous>
        </table:cell-content-change>
        <table:cell-content-change table:id="ct1597">
          <table:cell-address table:column="6" table:row="62" table:table="1"/>
          <office:change-info>
            <dc:creator>Aick in der Au</dc:creator>
            <dc:date>2009-10-31T12:29:18.95</dc:date>
          </office:change-info>
          <table:previous table:id="ct1397">
            <table:change-track-table-cell table:cell-address="'Compute Times'.G63" table:formula="of:=(([.$B$4]*[.D63])/([.E33]*10^6))/3600" office:value-type="float" office:value="0"/>
          </table:previous>
        </table:cell-content-change>
        <table:cell-content-change table:id="ct1598">
          <table:cell-address table:column="6" table:row="63" table:table="1"/>
          <office:change-info>
            <dc:creator>Aick in der Au</dc:creator>
            <dc:date>2009-10-31T12:29:18.95</dc:date>
          </office:change-info>
          <table:previous table:id="ct1398">
            <table:change-track-table-cell table:cell-address="'Compute Times'.G64" table:formula="of:=(([.$B$4]*[.D64])/([.E34]*10^6))/3600" office:value-type="float" office:value="7.00846119669946"/>
          </table:previous>
        </table:cell-content-change>
        <table:cell-content-change table:id="ct1599">
          <table:cell-address table:column="6" table:row="64" table:table="1"/>
          <office:change-info>
            <dc:creator>Aick in der Au</dc:creator>
            <dc:date>2009-10-31T12:29:18.95</dc:date>
          </office:change-info>
          <table:previous table:id="ct1399">
            <table:change-track-table-cell table:cell-address="'Compute Times'.G65" table:formula="of:=(([.$B$4]*[.D65])/([.E35]*10^6))/3600" office:value-type="float" office:value="6.93197106044485"/>
          </table:previous>
        </table:cell-content-change>
        <table:cell-content-change table:id="ct1600">
          <table:cell-address table:column="6" table:row="65" table:table="1"/>
          <office:change-info>
            <dc:creator>Aick in der Au</dc:creator>
            <dc:date>2009-10-31T12:29:18.95</dc:date>
          </office:change-info>
          <table:previous table:id="ct1400">
            <table:change-track-table-cell table:cell-address="'Compute Times'.G66" table:formula="of:=(([.$B$4]*[.D66])/([.E36]*10^6))/3600" office:value-type="float" office:value="6.8559006231546"/>
          </table:previous>
        </table:cell-content-change>
        <table:cell-content-change table:id="ct1601">
          <table:cell-address table:column="6" table:row="66" table:table="1"/>
          <office:change-info>
            <dc:creator>Aick in der Au</dc:creator>
            <dc:date>2009-10-31T12:29:18.95</dc:date>
          </office:change-info>
          <table:previous table:id="ct1401">
            <table:change-track-table-cell table:cell-address="'Compute Times'.G67" table:formula="of:=(([.$B$4]*[.D67])/([.E37]*10^6))/3600" office:value-type="float" office:value="6.74258190277739"/>
          </table:previous>
        </table:cell-content-change>
        <table:cell-content-change table:id="ct1602">
          <table:cell-address table:column="6" table:row="67" table:table="1"/>
          <office:change-info>
            <dc:creator>Aick in der Au</dc:creator>
            <dc:date>2009-10-31T12:29:18.95</dc:date>
          </office:change-info>
          <table:previous table:id="ct1402">
            <table:change-track-table-cell table:cell-address="'Compute Times'.G68" table:formula="of:=(([.$B$4]*[.D68])/([.E38]*10^6))/3600" office:value-type="float" office:value="6.66756071289804"/>
          </table:previous>
        </table:cell-content-change>
        <table:cell-content-change table:id="ct1603">
          <table:cell-address table:column="6" table:row="68" table:table="1"/>
          <office:change-info>
            <dc:creator>Aick in der Au</dc:creator>
            <dc:date>2009-10-31T12:29:18.95</dc:date>
          </office:change-info>
          <table:previous table:id="ct1403">
            <table:change-track-table-cell table:cell-address="'Compute Times'.G69" table:formula="of:=(([.$B$4]*[.D69])/([.E39]*10^6))/3600" office:value-type="float" office:value="6.59295922198305"/>
          </table:previous>
        </table:cell-content-change>
        <table:cell-content-change table:id="ct1604">
          <table:cell-address table:column="6" table:row="69" table:table="1"/>
          <office:change-info>
            <dc:creator>Aick in der Au</dc:creator>
            <dc:date>2009-10-31T12:29:18.95</dc:date>
          </office:change-info>
          <table:previous table:id="ct1404">
            <table:change-track-table-cell table:cell-address="'Compute Times'.G70" table:formula="of:=(([.$B$4]*[.D70])/([.E40]*10^6))/3600" office:value-type="float" office:value="6.51877743003241"/>
          </table:previous>
        </table:cell-content-change>
        <table:cell-content-change table:id="ct1605">
          <table:cell-address table:column="6" table:row="70" table:table="1"/>
          <office:change-info>
            <dc:creator>Aick in der Au</dc:creator>
            <dc:date>2009-10-31T12:29:18.95</dc:date>
          </office:change-info>
          <table:previous table:id="ct1405">
            <table:change-track-table-cell table:cell-address="'Compute Times'.G71" table:formula="of:=(([.$B$4]*[.D71])/([.E41]*10^6))/3600" office:value-type="float" office:value="6.44501533704614"/>
          </table:previous>
        </table:cell-content-change>
        <table:cell-content-change table:id="ct1606">
          <table:cell-address table:column="6" table:row="71" table:table="1"/>
          <office:change-info>
            <dc:creator>Aick in der Au</dc:creator>
            <dc:date>2009-10-31T12:29:18.95</dc:date>
          </office:change-info>
          <table:previous table:id="ct1406">
            <table:change-track-table-cell table:cell-address="'Compute Times'.G72" table:formula="of:=(([.$B$4]*[.D72])/([.E42]*10^6))/3600" office:value-type="float" office:value="6.37167294302423"/>
          </table:previous>
        </table:cell-content-change>
        <table:cell-content-change table:id="ct1607">
          <table:cell-address table:column="6" table:row="72" table:table="1"/>
          <office:change-info>
            <dc:creator>Aick in der Au</dc:creator>
            <dc:date>2009-10-31T12:29:18.95</dc:date>
          </office:change-info>
          <table:previous table:id="ct1407">
            <table:change-track-table-cell table:cell-address="'Compute Times'.G73" table:formula="of:=(([.$B$4]*[.D73])/([.E43]*10^6))/3600" office:value-type="float" office:value="6.29875024796667"/>
          </table:previous>
        </table:cell-content-change>
        <table:cell-content-change table:id="ct1608">
          <table:cell-address table:column="6" table:row="73" table:table="1"/>
          <office:change-info>
            <dc:creator>Aick in der Au</dc:creator>
            <dc:date>2009-10-31T12:29:18.95</dc:date>
          </office:change-info>
          <table:previous table:id="ct1408">
            <table:change-track-table-cell table:cell-address="'Compute Times'.G74" table:formula="of:=(([.$B$4]*[.D74])/([.E44]*10^6))/3600" office:value-type="float" office:value="6.19015314093852"/>
          </table:previous>
        </table:cell-content-change>
        <table:cell-content-change table:id="ct1609">
          <table:cell-address table:column="6" table:row="74" table:table="1"/>
          <office:change-info>
            <dc:creator>Aick in der Au</dc:creator>
            <dc:date>2009-10-31T12:29:18.95</dc:date>
          </office:change-info>
          <table:previous table:id="ct1409">
            <table:change-track-table-cell table:cell-address="'Compute Times'.G75" table:formula="of:=(([.$B$4]*[.D75])/([.E45]*10^6))/3600" office:value-type="float" office:value="6.11827969329187"/>
          </table:previous>
        </table:cell-content-change>
        <table:cell-content-change table:id="ct1610">
          <table:cell-address table:column="6" table:row="75" table:table="1"/>
          <office:change-info>
            <dc:creator>Aick in der Au</dc:creator>
            <dc:date>2009-10-31T12:29:18.95</dc:date>
          </office:change-info>
          <table:previous table:id="ct1410">
            <table:change-track-table-cell table:cell-address="'Compute Times'.G76" table:formula="of:=(([.$B$4]*[.D76])/([.E46]*10^6))/3600" office:value-type="float" office:value="6.04682594460957"/>
          </table:previous>
        </table:cell-content-change>
        <table:cell-content-change table:id="ct1611">
          <table:cell-address table:column="6" table:row="76" table:table="1"/>
          <office:change-info>
            <dc:creator>Aick in der Au</dc:creator>
            <dc:date>2009-10-31T12:29:18.95</dc:date>
          </office:change-info>
          <table:previous table:id="ct1411">
            <table:change-track-table-cell table:cell-address="'Compute Times'.G77" table:formula="of:=(([.$B$4]*[.D77])/([.E47]*10^6))/3600" office:value-type="float" office:value="5.97579189489164"/>
          </table:previous>
        </table:cell-content-change>
        <table:cell-content-change table:id="ct1612">
          <table:cell-address table:column="6" table:row="77" table:table="1"/>
          <office:change-info>
            <dc:creator>Aick in der Au</dc:creator>
            <dc:date>2009-10-31T12:29:18.95</dc:date>
          </office:change-info>
          <table:previous table:id="ct1412">
            <table:change-track-table-cell table:cell-address="'Compute Times'.G78" table:formula="of:=(([.$B$4]*[.D78])/([.E48]*10^6))/3600" office:value-type="float" office:value="5.90517754413807"/>
          </table:previous>
        </table:cell-content-change>
        <table:cell-content-change table:id="ct1613">
          <table:cell-address table:column="6" table:row="78" table:table="1"/>
          <office:change-info>
            <dc:creator>Aick in der Au</dc:creator>
            <dc:date>2009-10-31T12:29:18.95</dc:date>
          </office:change-info>
          <table:previous table:id="ct1413">
            <table:change-track-table-cell table:cell-address="'Compute Times'.G79" table:formula="of:=(([.$B$4]*[.D79])/([.E49]*10^6))/3600" office:value-type="float" office:value="5.83498289234886"/>
          </table:previous>
        </table:cell-content-change>
        <table:cell-content-change table:id="ct1614">
          <table:cell-address table:column="6" table:row="79" table:table="1"/>
          <office:change-info>
            <dc:creator>Aick in der Au</dc:creator>
            <dc:date>2009-10-31T12:29:18.95</dc:date>
          </office:change-info>
          <table:previous table:id="ct1414">
            <table:change-track-table-cell table:cell-address="'Compute Times'.G80" table:formula="of:=(([.$B$4]*[.D80])/([.E50]*10^6))/3600" office:value-type="float" office:value="5.765207939524"/>
          </table:previous>
        </table:cell-content-change>
        <table:cell-content-change table:id="ct1615">
          <table:cell-address table:column="6" table:row="80" table:table="1"/>
          <office:change-info>
            <dc:creator>Aick in der Au</dc:creator>
            <dc:date>2009-10-31T12:29:18.95</dc:date>
          </office:change-info>
          <table:previous table:id="ct1415">
            <table:change-track-table-cell table:cell-address="'Compute Times'.G81" table:formula="of:=(([.$B$4]*[.D81])/([.E51]*10^6))/3600" office:value-type="float" office:value="5.6613324458449"/>
          </table:previous>
        </table:cell-content-change>
        <table:cell-content-change table:id="ct1616">
          <table:cell-address table:column="6" table:row="81" table:table="1"/>
          <office:change-info>
            <dc:creator>Aick in der Au</dc:creator>
            <dc:date>2009-10-31T12:29:18.95</dc:date>
          </office:change-info>
          <table:previous table:id="ct1416">
            <table:change-track-table-cell table:cell-address="'Compute Times'.G82" table:formula="of:=(([.$B$4]*[.D82])/([.E52]*10^6))/3600" office:value-type="float" office:value="5.59260674043095"/>
          </table:previous>
        </table:cell-content-change>
        <table:cell-content-change table:id="ct1617">
          <table:cell-address table:column="6" table:row="82" table:table="1"/>
          <office:change-info>
            <dc:creator>Aick in der Au</dc:creator>
            <dc:date>2009-10-31T12:29:18.95</dc:date>
          </office:change-info>
          <table:previous table:id="ct1417">
            <table:change-track-table-cell table:cell-address="'Compute Times'.G83" table:formula="of:=(([.$B$4]*[.D83])/([.E53]*10^6))/3600" office:value-type="float" office:value="5.55270326164514"/>
          </table:previous>
        </table:cell-content-change>
        <table:cell-content-change table:id="ct1618">
          <table:cell-address table:column="6" table:row="83" table:table="1"/>
          <office:change-info>
            <dc:creator>Aick in der Au</dc:creator>
            <dc:date>2009-10-31T12:29:18.95</dc:date>
          </office:change-info>
          <table:previous table:id="ct1418">
            <table:change-track-table-cell table:cell-address="'Compute Times'.G84" table:formula="of:=(([.$B$4]*[.D84])/([.E54]*10^6))/3600" office:value-type="float" office:value="5.56993886489191"/>
          </table:previous>
        </table:cell-content-change>
        <table:cell-content-change table:id="ct1619">
          <table:cell-address table:column="6" table:row="84" table:table="1"/>
          <office:change-info>
            <dc:creator>Aick in der Au</dc:creator>
            <dc:date>2009-10-31T12:29:18.95</dc:date>
          </office:change-info>
          <table:previous table:id="ct1419">
            <table:change-track-table-cell table:cell-address="'Compute Times'.G85" table:formula="of:=(([.$B$4]*[.D85])/([.E55]*10^6))/3600" office:value-type="float" office:value="5.55844568715218"/>
          </table:previous>
        </table:cell-content-change>
        <table:cell-content-change table:id="ct1620">
          <table:cell-address table:column="6" table:row="85" table:table="1"/>
          <office:change-info>
            <dc:creator>Aick in der Au</dc:creator>
            <dc:date>2009-10-31T12:29:18.95</dc:date>
          </office:change-info>
          <table:previous table:id="ct1420">
            <table:change-track-table-cell table:cell-address="'Compute Times'.G86" table:formula="of:=(([.$B$4]*[.D86])/([.E56]*10^6))/3600" office:value-type="float" office:value="5.54684437609466"/>
          </table:previous>
        </table:cell-content-change>
        <table:cell-content-change table:id="ct1621">
          <table:cell-address table:column="6" table:row="86" table:table="1"/>
          <office:change-info>
            <dc:creator>Aick in der Au</dc:creator>
            <dc:date>2009-10-31T12:29:18.95</dc:date>
          </office:change-info>
          <table:previous table:id="ct1421">
            <table:change-track-table-cell table:cell-address="'Compute Times'.G87" table:formula="of:=(([.$B$4]*[.D87])/([.E57]*10^6))/3600" office:value-type="float" office:value="5.53513341771409"/>
          </table:previous>
        </table:cell-content-change>
        <table:cell-content-change table:id="ct1622">
          <table:cell-address table:column="6" table:row="87" table:table="1"/>
          <office:change-info>
            <dc:creator>Aick in der Au</dc:creator>
            <dc:date>2009-10-31T12:29:18.95</dc:date>
          </office:change-info>
          <table:previous table:id="ct1422">
            <table:change-track-table-cell table:cell-address="'Compute Times'.G88" table:formula="of:=(([.$B$4]*[.D88])/([.E58]*10^6))/3600" office:value-type="float" office:value="5.4882427157189"/>
          </table:previous>
        </table:cell-content-change>
        <table:cell-content-change table:id="ct1623">
          <table:cell-address table:column="6" table:row="88" table:table="1"/>
          <office:change-info>
            <dc:creator>Aick in der Au</dc:creator>
            <dc:date>2009-10-31T12:29:18.95</dc:date>
          </office:change-info>
          <table:previous table:id="ct1423">
            <table:change-track-table-cell table:cell-address="'Compute Times'.G89" table:formula="of:=(([.$B$4]*[.D89])/([.E59]*10^6))/3600" office:value-type="float" office:value="5.4761599904058"/>
          </table:previous>
        </table:cell-content-change>
        <table:cell-content-change table:id="ct1624">
          <table:cell-address table:column="6" table:row="89" table:table="1"/>
          <office:change-info>
            <dc:creator>Aick in der Au</dc:creator>
            <dc:date>2009-10-31T12:29:18.95</dc:date>
          </office:change-info>
          <table:previous table:id="ct1424">
            <table:change-track-table-cell table:cell-address="'Compute Times'.G90" table:formula="of:=(([.$B$4]*[.D90])/([.E60]*10^6))/3600" office:value-type="float" office:value="5.46396173981865"/>
          </table:previous>
        </table:cell-content-change>
        <table:cell-content-change table:id="ct1625">
          <table:cell-address table:column="6" table:row="90" table:table="1"/>
          <office:change-info>
            <dc:creator>Aick in der Au</dc:creator>
            <dc:date>2009-10-31T12:29:18.95</dc:date>
          </office:change-info>
          <table:previous table:id="ct1425">
            <table:change-track-table-cell table:cell-address="'Compute Times'.G91" table:formula="of:=(([.$B$4]*[.D91])/([.E61]*10^6))/3600" office:value-type="float" office:value="5.4810351979625"/>
          </table:previous>
        </table:cell-content-change>
        <table:cell-content-change table:id="ct1626">
          <table:cell-address table:column="6" table:row="91" table:table="1"/>
          <office:change-info>
            <dc:creator>Aick in der Au</dc:creator>
            <dc:date>2009-10-31T12:29:18.95</dc:date>
          </office:change-info>
          <table:previous table:id="ct1426">
            <table:change-track-table-cell table:cell-address="'Compute Times'.G92" table:formula="of:=(([.$B$4]*[.D92])/([.E62]*10^6))/3600" office:value-type="float" office:value="5.46869283547053"/>
          </table:previous>
        </table:cell-content-change>
        <table:cell-content-change table:id="ct1627">
          <table:cell-address table:column="6" table:row="92" table:table="1"/>
          <office:change-info>
            <dc:creator>Aick in der Au</dc:creator>
            <dc:date>2009-10-31T12:29:18.95</dc:date>
          </office:change-info>
          <table:previous table:id="ct1427">
            <table:change-track-table-cell table:cell-address="'Compute Times'.G93" table:formula="of:=(([.$B$4]*[.D93])/([.E63]*10^6))/3600" office:value-type="float" office:value="5.45623027442269"/>
          </table:previous>
        </table:cell-content-change>
        <table:cell-content-change table:id="ct1628">
          <table:cell-address table:column="6" table:row="93" table:table="1"/>
          <office:change-info>
            <dc:creator>Aick in der Au</dc:creator>
            <dc:date>2009-10-31T12:29:18.95</dc:date>
          </office:change-info>
          <table:previous table:id="ct1428">
            <table:change-track-table-cell table:cell-address="'Compute Times'.G94" table:formula="of:=(([.$B$4]*[.D94])/([.E64]*10^6))/3600" office:value-type="float" office:value="5.44364577504721"/>
          </table:previous>
        </table:cell-content-change>
        <table:cell-content-change table:id="ct1629">
          <table:cell-address table:column="6" table:row="94" table:table="1"/>
          <office:change-info>
            <dc:creator>Aick in der Au</dc:creator>
            <dc:date>2009-10-31T12:29:18.95</dc:date>
          </office:change-info>
          <table:previous table:id="ct1429">
            <table:change-track-table-cell table:cell-address="'Compute Times'.G95" table:formula="of:=(([.$B$4]*[.D95])/([.E65]*10^6))/3600" office:value-type="float" office:value="5.39473141492709"/>
          </table:previous>
        </table:cell-content-change>
        <table:cell-content-change table:id="ct1630">
          <table:cell-address table:column="6" table:row="95" table:table="1"/>
          <office:change-info>
            <dc:creator>Aick in der Au</dc:creator>
            <dc:date>2009-10-31T12:29:18.95</dc:date>
          </office:change-info>
          <table:previous table:id="ct1430">
            <table:change-track-table-cell table:cell-address="'Compute Times'.G96" table:formula="of:=(([.$B$4]*[.D96])/([.E66]*10^6))/3600" office:value-type="float" office:value="5.38174082555206"/>
          </table:previous>
        </table:cell-content-change>
        <table:cell-content-change table:id="ct1631">
          <table:cell-address table:column="6" table:row="96" table:table="1"/>
          <office:change-info>
            <dc:creator>Aick in der Au</dc:creator>
            <dc:date>2009-10-31T12:29:18.95</dc:date>
          </office:change-info>
          <table:previous table:id="ct1431">
            <table:change-track-table-cell table:cell-address="'Compute Times'.G97" table:formula="of:=(([.$B$4]*[.D97])/([.E67]*10^6))/3600" office:value-type="float" office:value="5.39861385868984"/>
          </table:previous>
        </table:cell-content-change>
        <table:cell-content-change table:id="ct1632">
          <table:cell-address table:column="6" table:row="97" table:table="1"/>
          <office:change-info>
            <dc:creator>Aick in der Au</dc:creator>
            <dc:date>2009-10-31T12:29:18.95</dc:date>
          </office:change-info>
          <table:previous table:id="ct1432">
            <table:change-track-table-cell table:cell-address="'Compute Times'.G98" table:formula="of:=(([.$B$4]*[.D98])/([.E68]*10^6))/3600" office:value-type="float" office:value="5.38545820063773"/>
          </table:previous>
        </table:cell-content-change>
        <table:cell-content-change table:id="ct1633">
          <table:cell-address table:column="6" table:row="98" table:table="1"/>
          <office:change-info>
            <dc:creator>Aick in der Au</dc:creator>
            <dc:date>2009-10-31T12:29:18.95</dc:date>
          </office:change-info>
          <table:previous table:id="ct1433">
            <table:change-track-table-cell table:cell-address="'Compute Times'.G99" table:formula="of:=(([.$B$4]*[.D99])/([.E69]*10^6))/3600" office:value-type="float" office:value="5.37217042219618"/>
          </table:previous>
        </table:cell-content-change>
        <table:cell-content-change table:id="ct1634">
          <table:cell-address table:column="6" table:row="99" table:table="1"/>
          <office:change-info>
            <dc:creator>Aick in der Au</dc:creator>
            <dc:date>2009-10-31T12:29:18.95</dc:date>
          </office:change-info>
          <table:previous table:id="ct1434">
            <table:change-track-table-cell table:cell-address="'Compute Times'.G100" table:formula="of:=(([.$B$4]*[.D100])/([.E70]*10^6))/3600" office:value-type="float" office:value="5.35874855389568"/>
          </table:previous>
        </table:cell-content-change>
        <table:cell-content-change table:id="ct1635">
          <table:cell-address table:column="6" table:row="100" table:table="1"/>
          <office:change-info>
            <dc:creator>Aick in der Au</dc:creator>
            <dc:date>2009-10-31T12:29:18.95</dc:date>
          </office:change-info>
          <table:previous table:id="ct1435">
            <table:change-track-table-cell table:cell-address="'Compute Times'.G101" table:formula="of:=(([.$B$4]*[.D101])/([.E71]*10^6))/3600" office:value-type="float" office:value="5.30794198628004"/>
          </table:previous>
        </table:cell-content-change>
        <table:cell-content-change table:id="ct1636">
          <table:cell-address table:column="6" table:row="101" table:table="1"/>
          <office:change-info>
            <dc:creator>Aick in der Au</dc:creator>
            <dc:date>2009-10-31T12:29:18.95</dc:date>
          </office:change-info>
          <table:previous table:id="ct1436">
            <table:change-track-table-cell table:cell-address="'Compute Times'.G102" table:formula="of:=(([.$B$4]*[.D102])/([.E72]*10^6))/3600" office:value-type="float" office:value="5.29408059546036"/>
          </table:previous>
        </table:cell-content-change>
        <table:cell-content-change table:id="ct1637">
          <table:cell-address table:column="6" table:row="102" table:table="1"/>
          <office:change-info>
            <dc:creator>Aick in der Au</dc:creator>
            <dc:date>2009-10-31T12:29:18.95</dc:date>
          </office:change-info>
          <table:previous table:id="ct1437">
            <table:change-track-table-cell table:cell-address="'Compute Times'.G103" table:formula="of:=(([.$B$4]*[.D103])/([.E73]*10^6))/3600" office:value-type="float" office:value="5.28007762639797"/>
          </table:previous>
        </table:cell-content-change>
        <table:cell-content-change table:id="ct1638">
          <table:cell-address table:column="6" table:row="103" table:table="1"/>
          <office:change-info>
            <dc:creator>Aick in der Au</dc:creator>
            <dc:date>2009-10-31T12:29:18.95</dc:date>
          </office:change-info>
          <table:previous table:id="ct1438">
            <table:change-track-table-cell table:cell-address="'Compute Times'.G104" table:formula="of:=(([.$B$4]*[.D104])/([.E74]*10^6))/3600" office:value-type="float" office:value="5.2966360078734"/>
          </table:previous>
        </table:cell-content-change>
        <table:cell-content-change table:id="ct1639">
          <table:cell-address table:column="6" table:row="104" table:table="1"/>
          <office:change-info>
            <dc:creator>Aick in der Au</dc:creator>
            <dc:date>2009-10-31T12:29:18.95</dc:date>
          </office:change-info>
          <table:previous table:id="ct1439">
            <table:change-track-table-cell table:cell-address="'Compute Times'.G105" table:formula="of:=(([.$B$4]*[.D105])/([.E75]*10^6))/3600" office:value-type="float" office:value="5.282439671675"/>
          </table:previous>
        </table:cell-content-change>
        <table:cell-content-change table:id="ct1640">
          <table:cell-address table:column="6" table:row="105" table:table="1"/>
          <office:change-info>
            <dc:creator>Aick in der Au</dc:creator>
            <dc:date>2009-10-31T12:29:18.95</dc:date>
          </office:change-info>
          <table:previous table:id="ct1440">
            <table:change-track-table-cell table:cell-address="'Compute Times'.G106" table:formula="of:=(([.$B$4]*[.D106])/([.E76]*10^6))/3600" office:value-type="float" office:value="5.2680954622257"/>
          </table:previous>
        </table:cell-content-change>
        <table:cell-content-change table:id="ct1641">
          <table:cell-address table:column="6" table:row="106" table:table="1"/>
          <office:change-info>
            <dc:creator>Aick in der Au</dc:creator>
            <dc:date>2009-10-31T12:29:18.95</dc:date>
          </office:change-info>
          <table:previous table:id="ct1441">
            <table:change-track-table-cell table:cell-address="'Compute Times'.G107" table:formula="of:=(([.$B$4]*[.D107])/([.E77]*10^6))/3600" office:value-type="float" office:value="5.25360109739369"/>
          </table:previous>
        </table:cell-content-change>
        <table:cell-content-change table:id="ct1642">
          <table:cell-address table:column="6" table:row="107" table:table="1"/>
          <office:change-info>
            <dc:creator>Aick in der Au</dc:creator>
            <dc:date>2009-10-31T12:29:18.95</dc:date>
          </office:change-info>
          <table:previous table:id="ct1442">
            <table:change-track-table-cell table:cell-address="'Compute Times'.G108" table:formula="of:=(([.$B$4]*[.D108])/([.E78]*10^6))/3600" office:value-type="float" office:value="5.20043265717693"/>
          </table:previous>
        </table:cell-content-change>
        <table:cell-content-change table:id="ct1643">
          <table:cell-address table:column="6" table:row="108" table:table="1"/>
          <office:change-info>
            <dc:creator>Aick in der Au</dc:creator>
            <dc:date>2009-10-31T12:29:18.95</dc:date>
          </office:change-info>
          <table:previous table:id="ct1443">
            <table:change-track-table-cell table:cell-address="'Compute Times'.G109" table:formula="of:=(([.$B$4]*[.D109])/([.E79]*10^6))/3600" office:value-type="float" office:value="5.1854552483878"/>
          </table:previous>
        </table:cell-content-change>
        <table:cell-content-change table:id="ct1644">
          <table:cell-address table:column="6" table:row="109" table:table="1"/>
          <office:change-info>
            <dc:creator>Aick in der Au</dc:creator>
            <dc:date>2009-10-31T12:29:18.95</dc:date>
          </office:change-info>
          <table:previous table:id="ct1444">
            <table:change-track-table-cell table:cell-address="'Compute Times'.G110" table:formula="of:=(([.$B$4]*[.D110])/([.E80]*10^6))/3600" office:value-type="float" office:value="5.17031910803537"/>
          </table:previous>
        </table:cell-content-change>
        <table:cell-content-change table:id="ct1645">
          <table:cell-address table:column="6" table:row="110" table:table="1"/>
          <office:change-info>
            <dc:creator>Aick in der Au</dc:creator>
            <dc:date>2009-10-31T12:29:18.95</dc:date>
          </office:change-info>
          <table:previous table:id="ct1445">
            <table:change-track-table-cell table:cell-address="'Compute Times'.G111" table:formula="of:=(([.$B$4]*[.D111])/([.E81]*10^6))/3600" office:value-type="float" office:value="5.1864547352131"/>
          </table:previous>
        </table:cell-content-change>
        <table:cell-content-change table:id="ct1646">
          <table:cell-address table:column="6" table:row="111" table:table="1"/>
          <office:change-info>
            <dc:creator>Aick in der Au</dc:creator>
            <dc:date>2009-10-31T12:29:18.95</dc:date>
          </office:change-info>
          <table:previous table:id="ct1446">
            <table:change-track-table-cell table:cell-address="'Compute Times'.G112" table:formula="of:=(([.$B$4]*[.D112])/([.E82]*10^6))/3600" office:value-type="float" office:value="5.1710916045393"/>
          </table:previous>
        </table:cell-content-change>
        <table:cell-content-change table:id="ct1647">
          <table:cell-address table:column="6" table:row="112" table:table="1"/>
          <office:change-info>
            <dc:creator>Aick in der Au</dc:creator>
            <dc:date>2009-10-31T12:29:18.95</dc:date>
          </office:change-info>
          <table:previous table:id="ct1447">
            <table:change-track-table-cell table:cell-address="'Compute Times'.G113" table:formula="of:=(([.$B$4]*[.D113])/([.E83]*10^6))/3600" office:value-type="float" office:value="5.15556230873146"/>
          </table:previous>
        </table:cell-content-change>
        <table:cell-content-change table:id="ct1648">
          <table:cell-address table:column="6" table:row="113" table:table="1"/>
          <office:change-info>
            <dc:creator>Aick in der Au</dc:creator>
            <dc:date>2009-10-31T12:29:18.95</dc:date>
          </office:change-info>
          <table:previous table:id="ct1448">
            <table:change-track-table-cell table:cell-address="'Compute Times'.G114" table:formula="of:=(([.$B$4]*[.D114])/([.E84]*10^6))/3600" office:value-type="float" office:value="5.13986419085392"/>
          </table:previous>
        </table:cell-content-change>
        <table:cell-content-change table:id="ct1649">
          <table:cell-address table:column="6" table:row="114" table:table="1"/>
          <office:change-info>
            <dc:creator>Aick in der Au</dc:creator>
            <dc:date>2009-10-31T12:29:18.95</dc:date>
          </office:change-info>
          <table:previous table:id="ct1449">
            <table:change-track-table-cell table:cell-address="'Compute Times'.G115" table:formula="of:=(([.$B$4]*[.D115])/([.E85]*10^6))/3600" office:value-type="float" office:value="5.08411924620511"/>
          </table:previous>
        </table:cell-content-change>
        <table:cell-content-change table:id="ct1650">
          <table:cell-address table:column="6" table:row="115" table:table="1"/>
          <office:change-info>
            <dc:creator>Aick in der Au</dc:creator>
            <dc:date>2009-10-31T12:29:18.95</dc:date>
          </office:change-info>
          <table:previous table:id="ct1450">
            <table:change-track-table-cell table:cell-address="'Compute Times'.G116" table:formula="of:=(([.$B$4]*[.D116])/([.E86]*10^6))/3600" office:value-type="float" office:value="5.06788837984173"/>
          </table:previous>
        </table:cell-content-change>
        <table:cell-content-change table:id="ct1651">
          <table:cell-address table:column="6" table:row="116" table:table="1"/>
          <office:change-info>
            <dc:creator>Aick in der Au</dc:creator>
            <dc:date>2009-10-31T12:29:18.95</dc:date>
          </office:change-info>
          <table:previous table:id="ct1451">
            <table:change-track-table-cell table:cell-address="'Compute Times'.G117" table:formula="of:=(([.$B$4]*[.D117])/([.E87]*10^6))/3600" office:value-type="float" office:value="5.05147882771925"/>
          </table:previous>
        </table:cell-content-change>
        <table:cell-content-change table:id="ct1652">
          <table:cell-address table:column="6" table:row="117" table:table="1"/>
          <office:change-info>
            <dc:creator>Aick in der Au</dc:creator>
            <dc:date>2009-10-31T12:29:18.95</dc:date>
          </office:change-info>
          <table:previous table:id="ct1452">
            <table:change-track-table-cell table:cell-address="'Compute Times'.G118" table:formula="of:=(([.$B$4]*[.D118])/([.E88]*10^6))/3600" office:value-type="float" office:value="5.06705941306798"/>
          </table:previous>
        </table:cell-content-change>
        <table:cell-content-change table:id="ct1653">
          <table:cell-address table:column="6" table:row="118" table:table="1"/>
          <office:change-info>
            <dc:creator>Aick in der Au</dc:creator>
            <dc:date>2009-10-31T12:29:18.95</dc:date>
          </office:change-info>
          <table:previous table:id="ct1453">
            <table:change-track-table-cell table:cell-address="'Compute Times'.G119" table:formula="of:=(([.$B$4]*[.D119])/([.E89]*10^6))/3600" office:value-type="float" office:value="5.05038273357569"/>
          </table:previous>
        </table:cell-content-change>
        <table:cell-content-change table:id="ct1654">
          <table:cell-address table:column="6" table:row="119" table:table="1"/>
          <office:change-info>
            <dc:creator>Aick in der Au</dc:creator>
            <dc:date>2009-10-31T12:29:18.95</dc:date>
          </office:change-info>
          <table:previous table:id="ct1454">
            <table:change-track-table-cell table:cell-address="'Compute Times'.G120" table:formula="of:=(([.$B$4]*[.D120])/([.E90]*10^6))/3600" office:value-type="float" office:value="5.03351854703375"/>
          </table:previous>
        </table:cell-content-change>
        <table:cell-content-change table:id="ct1655">
          <table:cell-address table:column="6" table:row="120" table:table="1"/>
          <office:change-info>
            <dc:creator>Aick in der Au</dc:creator>
            <dc:date>2009-10-31T12:29:18.95</dc:date>
          </office:change-info>
          <table:previous table:id="ct1455">
            <table:change-track-table-cell table:cell-address="'Compute Times'.G121" table:formula="of:=(([.$B$4]*[.D121])/([.E91]*10^6))/3600" office:value-type="float" office:value="5.01646374512526"/>
          </table:previous>
        </table:cell-content-change>
        <table:cell-content-change table:id="ct1656">
          <table:cell-address table:column="6" table:row="121" table:table="1"/>
          <office:change-info>
            <dc:creator>Aick in der Au</dc:creator>
            <dc:date>2009-10-31T12:29:18.95</dc:date>
          </office:change-info>
          <table:previous table:id="ct1456">
            <table:change-track-table-cell table:cell-address="'Compute Times'.G122" table:formula="of:=(([.$B$4]*[.D122])/([.E92]*10^6))/3600" office:value-type="float" office:value="4.95789950203712"/>
          </table:previous>
        </table:cell-content-change>
        <table:cell-content-change table:id="ct1657">
          <table:cell-address table:column="6" table:row="122" table:table="1"/>
          <office:change-info>
            <dc:creator>Aick in der Au</dc:creator>
            <dc:date>2009-10-31T12:29:18.95</dc:date>
          </office:change-info>
          <table:previous table:id="ct1457">
            <table:change-track-table-cell table:cell-address="'Compute Times'.G123" table:formula="of:=(([.$B$4]*[.D123])/([.E93]*10^6))/3600" office:value-type="float" office:value="4.94025496065941"/>
          </table:previous>
        </table:cell-content-change>
        <table:cell-content-change table:id="ct1658">
          <table:cell-address table:column="6" table:row="123" table:table="1"/>
          <office:change-info>
            <dc:creator>Aick in der Au</dc:creator>
            <dc:date>2009-10-31T12:29:18.95</dc:date>
          </office:change-info>
          <table:previous table:id="ct1458">
            <table:change-track-table-cell table:cell-address="'Compute Times'.G124" table:formula="of:=(([.$B$4]*[.D124])/([.E94]*10^6))/3600" office:value-type="float" office:value="4.92240841123295"/>
          </table:previous>
        </table:cell-content-change>
        <table:cell-content-change table:id="ct1659">
          <table:cell-address table:column="6" table:row="124" table:table="1"/>
          <office:change-info>
            <dc:creator>Aick in der Au</dc:creator>
            <dc:date>2009-10-31T12:29:18.95</dc:date>
          </office:change-info>
          <table:previous table:id="ct1459">
            <table:change-track-table-cell table:cell-address="'Compute Times'.G125" table:formula="of:=(([.$B$4]*[.D125])/([.E95]*10^6))/3600" office:value-type="float" office:value="4.93727150548948"/>
          </table:previous>
        </table:cell-content-change>
        <table:cell-content-change table:id="ct1660">
          <table:cell-address table:column="6" table:row="125" table:table="1"/>
          <office:change-info>
            <dc:creator>Aick in der Au</dc:creator>
            <dc:date>2009-10-31T12:29:18.95</dc:date>
          </office:change-info>
          <table:previous table:id="ct1460">
            <table:change-track-table-cell table:cell-address="'Compute Times'.G126" table:formula="of:=(([.$B$4]*[.D126])/([.E96]*10^6))/3600" office:value-type="float" office:value="4.91910968039153"/>
          </table:previous>
        </table:cell-content-change>
        <table:cell-content-change table:id="ct1661">
          <table:cell-address table:column="6" table:row="126" table:table="1"/>
          <office:change-info>
            <dc:creator>Aick in der Au</dc:creator>
            <dc:date>2009-10-31T12:29:18.95</dc:date>
          </office:change-info>
          <table:previous table:id="ct1461">
            <table:change-track-table-cell table:cell-address="'Compute Times'.G127" table:formula="of:=(([.$B$4]*[.D127])/([.E97]*10^6))/3600" office:value-type="float" office:value="4.90073532590993"/>
          </table:previous>
        </table:cell-content-change>
        <table:cell-content-change table:id="ct1662">
          <table:cell-address table:column="6" table:row="127" table:table="1"/>
          <office:change-info>
            <dc:creator>Aick in der Au</dc:creator>
            <dc:date>2009-10-31T12:29:18.95</dc:date>
          </office:change-info>
          <table:previous table:id="ct1462">
            <table:change-track-table-cell table:cell-address="'Compute Times'.G128" table:formula="of:=(([.$B$4]*[.D128])/([.E98]*10^6))/3600" office:value-type="float" office:value="4.83950617283951"/>
          </table:previous>
        </table:cell-content-change>
        <table:cell-content-change table:id="ct1663">
          <table:cell-address table:column="6" table:row="128" table:table="1"/>
          <office:change-info>
            <dc:creator>Aick in der Au</dc:creator>
            <dc:date>2009-10-31T12:29:18.95</dc:date>
          </office:change-info>
          <table:previous table:id="ct1463">
            <table:change-track-table-cell table:cell-address="'Compute Times'.G129" table:formula="of:=(([.$B$4]*[.D129])/([.E99]*10^6))/3600" office:value-type="float" office:value="4.82048577886663"/>
          </table:previous>
        </table:cell-content-change>
        <table:cell-content-change table:id="ct1664">
          <table:cell-address table:column="6" table:row="129" table:table="1"/>
          <office:change-info>
            <dc:creator>Aick in der Au</dc:creator>
            <dc:date>2009-10-31T12:29:18.95</dc:date>
          </office:change-info>
          <table:previous table:id="ct1464">
            <table:change-track-table-cell table:cell-address="'Compute Times'.G130" table:formula="of:=(([.$B$4]*[.D130])/([.E100]*10^6))/3600" office:value-type="float" office:value="4.80123990400356"/>
          </table:previous>
        </table:cell-content-change>
        <table:cell-content-change table:id="ct1665">
          <table:cell-address table:column="6" table:row="130" table:table="1"/>
          <office:change-info>
            <dc:creator>Aick in der Au</dc:creator>
            <dc:date>2009-10-31T12:29:18.95</dc:date>
          </office:change-info>
          <table:previous table:id="ct1465">
            <table:change-track-table-cell table:cell-address="'Compute Times'.G131" table:formula="of:=(([.$B$4]*[.D131])/([.E101]*10^6))/3600" office:value-type="float" office:value="4.81532077254088"/>
          </table:previous>
        </table:cell-content-change>
        <table:cell-content-change table:id="ct1666">
          <table:cell-address table:column="6" table:row="131" table:table="1"/>
          <office:change-info>
            <dc:creator>Aick in der Au</dc:creator>
            <dc:date>2009-10-31T12:29:18.95</dc:date>
          </office:change-info>
          <table:previous table:id="ct1466">
            <table:change-track-table-cell table:cell-address="'Compute Times'.G132" table:formula="of:=(([.$B$4]*[.D132])/([.E102]*10^6))/3600" office:value-type="float" office:value="4.79570996208268"/>
          </table:previous>
        </table:cell-content-change>
        <table:cell-content-change table:id="ct1667">
          <table:cell-address table:column="6" table:row="132" table:table="1"/>
          <office:change-info>
            <dc:creator>Aick in der Au</dc:creator>
            <dc:date>2009-10-31T12:29:18.95</dc:date>
          </office:change-info>
          <table:previous table:id="ct1467">
            <table:change-track-table-cell table:cell-address="'Compute Times'.G133" table:formula="of:=(([.$B$4]*[.D133])/([.E103]*10^6))/3600" office:value-type="float" office:value="4.77586136183665"/>
          </table:previous>
        </table:cell-content-change>
        <table:cell-content-change table:id="ct1668">
          <table:cell-address table:column="6" table:row="133" table:table="1"/>
          <office:change-info>
            <dc:creator>Aick in der Au</dc:creator>
            <dc:date>2009-10-31T12:29:18.95</dc:date>
          </office:change-info>
          <table:previous table:id="ct1468">
            <table:change-track-table-cell table:cell-address="'Compute Times'.G134" table:formula="of:=(([.$B$4]*[.D134])/([.E104]*10^6))/3600" office:value-type="float" office:value="4.75577075086165"/>
          </table:previous>
        </table:cell-content-change>
        <table:cell-content-change table:id="ct1669">
          <table:cell-address table:column="6" table:row="134" table:table="1"/>
          <office:change-info>
            <dc:creator>Aick in der Au</dc:creator>
            <dc:date>2009-10-31T12:29:18.95</dc:date>
          </office:change-info>
          <table:previous table:id="ct1469">
            <table:change-track-table-cell table:cell-address="'Compute Times'.G135" table:formula="of:=(([.$B$4]*[.D135])/([.E105]*10^6))/3600" office:value-type="float" office:value="4.69117766415064"/>
          </table:previous>
        </table:cell-content-change>
        <table:cell-content-change table:id="ct1670">
          <table:cell-address table:column="6" table:row="135" table:table="1"/>
          <office:change-info>
            <dc:creator>Aick in der Au</dc:creator>
            <dc:date>2009-10-31T12:29:18.95</dc:date>
          </office:change-info>
          <table:previous table:id="ct1470">
            <table:change-track-table-cell table:cell-address="'Compute Times'.G136" table:formula="of:=(([.$B$4]*[.D136])/([.E106]*10^6))/3600" office:value-type="float" office:value="4.67036669839691"/>
          </table:previous>
        </table:cell-content-change>
        <table:cell-content-change table:id="ct1671">
          <table:cell-address table:column="6" table:row="136" table:table="1"/>
          <office:change-info>
            <dc:creator>Aick in der Au</dc:creator>
            <dc:date>2009-10-31T12:29:18.95</dc:date>
          </office:change-info>
          <table:previous table:id="ct1471">
            <table:change-track-table-cell table:cell-address="'Compute Times'.G137" table:formula="of:=(([.$B$4]*[.D137])/([.E107]*10^6))/3600" office:value-type="float" office:value="4.64929865077588"/>
          </table:previous>
        </table:cell-content-change>
        <table:cell-content-change table:id="ct1672">
          <table:cell-address table:column="6" table:row="137" table:table="1"/>
          <office:change-info>
            <dc:creator>Aick in der Au</dc:creator>
            <dc:date>2009-10-31T12:29:18.95</dc:date>
          </office:change-info>
          <table:previous table:id="ct1472">
            <table:change-track-table-cell table:cell-address="'Compute Times'.G138" table:formula="of:=(([.$B$4]*[.D138])/([.E108]*10^6))/3600" office:value-type="float" office:value="4.66225002647934"/>
          </table:previous>
        </table:cell-content-change>
        <table:cell-content-change table:id="ct1673">
          <table:cell-address table:column="6" table:row="138" table:table="1"/>
          <office:change-info>
            <dc:creator>Aick in der Au</dc:creator>
            <dc:date>2009-10-31T12:29:18.95</dc:date>
          </office:change-info>
          <table:previous table:id="ct1473">
            <table:change-track-table-cell table:cell-address="'Compute Times'.G139" table:formula="of:=(([.$B$4]*[.D139])/([.E109]*10^6))/3600" office:value-type="float" office:value="4.64074848544747"/>
          </table:previous>
        </table:cell-content-change>
        <table:cell-content-change table:id="ct1674">
          <table:cell-address table:column="6" table:row="139" table:table="1"/>
          <office:change-info>
            <dc:creator>Aick in der Au</dc:creator>
            <dc:date>2009-10-31T12:29:18.95</dc:date>
          </office:change-info>
          <table:previous table:id="ct1474">
            <table:change-track-table-cell table:cell-address="'Compute Times'.G140" table:formula="of:=(([.$B$4]*[.D140])/([.E110]*10^6))/3600" office:value-type="float" office:value="4.61897503951227"/>
          </table:previous>
        </table:cell-content-change>
        <table:cell-content-change table:id="ct1675">
          <table:cell-address table:column="6" table:row="140" table:table="1"/>
          <office:change-info>
            <dc:creator>Aick in der Au</dc:creator>
            <dc:date>2009-10-31T12:29:18.95</dc:date>
          </office:change-info>
          <table:previous table:id="ct1475">
            <table:change-track-table-cell table:cell-address="'Compute Times'.G141" table:formula="of:=(([.$B$4]*[.D141])/([.E111]*10^6))/3600" office:value-type="float" office:value="4.59692468223027"/>
          </table:previous>
        </table:cell-content-change>
        <table:cell-content-change table:id="ct1676">
          <table:cell-address table:column="6" table:row="141" table:table="1"/>
          <office:change-info>
            <dc:creator>Aick in der Au</dc:creator>
            <dc:date>2009-10-31T12:29:18.95</dc:date>
          </office:change-info>
          <table:previous table:id="ct1476">
            <table:change-track-table-cell table:cell-address="'Compute Times'.G142" table:formula="of:=(([.$B$4]*[.D142])/([.E112]*10^6))/3600" office:value-type="float" office:value="4.52861678004535"/>
          </table:previous>
        </table:cell-content-change>
        <table:cell-content-change table:id="ct1677">
          <table:cell-address table:column="6" table:row="142" table:table="1"/>
          <office:change-info>
            <dc:creator>Aick in der Au</dc:creator>
            <dc:date>2009-10-31T12:29:18.95</dc:date>
          </office:change-info>
          <table:previous table:id="ct1477">
            <table:change-track-table-cell table:cell-address="'Compute Times'.G143" table:formula="of:=(([.$B$4]*[.D143])/([.E113]*10^6))/3600" office:value-type="float" office:value="4.50575999941055"/>
          </table:previous>
        </table:cell-content-change>
        <table:cell-content-change table:id="ct1678">
          <table:cell-address table:column="6" table:row="143" table:table="1"/>
          <office:change-info>
            <dc:creator>Aick in der Au</dc:creator>
            <dc:date>2009-10-31T12:29:18.95</dc:date>
          </office:change-info>
          <table:previous table:id="ct1478">
            <table:change-track-table-cell table:cell-address="'Compute Times'.G144" table:formula="of:=(([.$B$4]*[.D144])/([.E114]*10^6))/3600" office:value-type="float" office:value="4.48260871191856"/>
          </table:previous>
        </table:cell-content-change>
        <table:cell-content-change table:id="ct1679">
          <table:cell-address table:column="6" table:row="144" table:table="1"/>
          <office:change-info>
            <dc:creator>Aick in der Au</dc:creator>
            <dc:date>2009-10-31T12:29:18.95</dc:date>
          </office:change-info>
          <table:previous table:id="ct1479">
            <table:change-track-table-cell table:cell-address="'Compute Times'.G145" table:formula="of:=(([.$B$4]*[.D145])/([.E115]*10^6))/3600" office:value-type="float" office:value="4.49413107333382"/>
          </table:previous>
        </table:cell-content-change>
        <table:cell-content-change table:id="ct1680">
          <table:cell-address table:column="6" table:row="145" table:table="1"/>
          <office:change-info>
            <dc:creator>Aick in der Au</dc:creator>
            <dc:date>2009-10-31T12:29:18.95</dc:date>
          </office:change-info>
          <table:previous table:id="ct1480">
            <table:change-track-table-cell table:cell-address="'Compute Times'.G146" table:formula="of:=(([.$B$4]*[.D146])/([.E116]*10^6))/3600" office:value-type="float" office:value="4.47046283004408"/>
          </table:previous>
        </table:cell-content-change>
        <table:cell-content-change table:id="ct1681">
          <table:cell-address table:column="6" table:row="146" table:table="1"/>
          <office:change-info>
            <dc:creator>Aick in der Au</dc:creator>
            <dc:date>2009-10-31T12:29:18.95</dc:date>
          </office:change-info>
          <table:previous table:id="ct1481">
            <table:change-track-table-cell table:cell-address="'Compute Times'.G147" table:formula="of:=(([.$B$4]*[.D147])/([.E117]*10^6))/3600" office:value-type="float" office:value="4.44648214095151"/>
          </table:previous>
        </table:cell-content-change>
        <table:cell-content-change table:id="ct1682">
          <table:cell-address table:column="6" table:row="147" table:table="1"/>
          <office:change-info>
            <dc:creator>Aick in der Au</dc:creator>
            <dc:date>2009-10-31T12:29:18.95</dc:date>
          </office:change-info>
          <table:previous table:id="ct1482">
            <table:change-track-table-cell table:cell-address="'Compute Times'.G148" table:formula="of:=(([.$B$4]*[.D148])/([.E118]*10^6))/3600" office:value-type="float" office:value="4.42218304344159"/>
          </table:previous>
        </table:cell-content-change>
        <table:cell-content-change table:id="ct1683">
          <table:cell-address table:column="6" table:row="148" table:table="1"/>
          <office:change-info>
            <dc:creator>Aick in der Au</dc:creator>
            <dc:date>2009-10-31T12:29:18.96</dc:date>
          </office:change-info>
          <table:previous table:id="ct1483">
            <table:change-track-table-cell table:cell-address="'Compute Times'.G149" table:formula="of:=(([.$B$4]*[.D149])/([.E119]*10^6))/3600" office:value-type="float" office:value="4.34976022854811"/>
          </table:previous>
        </table:cell-content-change>
        <table:cell-content-change table:id="ct1684">
          <table:cell-address table:column="6" table:row="149" table:table="1"/>
          <office:change-info>
            <dc:creator>Aick in der Au</dc:creator>
            <dc:date>2009-10-31T12:29:18.96</dc:date>
          </office:change-info>
          <table:previous table:id="ct1484">
            <table:change-track-table-cell table:cell-address="'Compute Times'.G150" table:formula="of:=(([.$B$4]*[.D150])/([.E120]*10^6))/3600" office:value-type="float" office:value="4.32455481767539"/>
          </table:previous>
        </table:cell-content-change>
        <table:cell-content-change table:id="ct1685">
          <table:cell-address table:column="6" table:row="150" table:table="1"/>
          <office:change-info>
            <dc:creator>Aick in der Au</dc:creator>
            <dc:date>2009-10-31T12:29:18.96</dc:date>
          </office:change-info>
          <table:previous table:id="ct1485">
            <table:change-track-table-cell table:cell-address="'Compute Times'.G151" table:formula="of:=(([.$B$4]*[.D151])/([.E121]*10^6))/3600" office:value-type="float" office:value="4.29901041029814"/>
          </table:previous>
        </table:cell-content-change>
        <table:cell-content-change table:id="ct1686">
          <table:cell-address table:column="6" table:row="151" table:table="1"/>
          <office:change-info>
            <dc:creator>Aick in der Au</dc:creator>
            <dc:date>2009-10-31T12:29:18.96</dc:date>
          </office:change-info>
          <table:previous table:id="ct1486">
            <table:change-track-table-cell table:cell-address="'Compute Times'.G152" table:formula="of:=(([.$B$4]*[.D152])/([.E122]*10^6))/3600" office:value-type="float" office:value="4.30872964760699"/>
          </table:previous>
        </table:cell-content-change>
        <table:cell-content-change table:id="ct1687">
          <table:cell-address table:column="6" table:row="152" table:table="1"/>
          <office:change-info>
            <dc:creator>Aick in der Au</dc:creator>
            <dc:date>2009-10-31T12:29:18.96</dc:date>
          </office:change-info>
          <table:previous table:id="ct1487">
            <table:change-track-table-cell table:cell-address="'Compute Times'.G153" table:formula="of:=(([.$B$4]*[.D153])/([.E123]*10^6))/3600" office:value-type="float" office:value="4.28256617837726"/>
          </table:previous>
        </table:cell-content-change>
        <table:cell-content-change table:id="ct1688">
          <table:cell-address table:column="6" table:row="153" table:table="1"/>
          <office:change-info>
            <dc:creator>Aick in der Au</dc:creator>
            <dc:date>2009-10-31T12:29:18.96</dc:date>
          </office:change-info>
          <table:previous table:id="ct1488">
            <table:change-track-table-cell table:cell-address="'Compute Times'.G154" table:formula="of:=(([.$B$4]*[.D154])/([.E124]*10^6))/3600" office:value-type="float" office:value="4.25604190784387"/>
          </table:previous>
        </table:cell-content-change>
        <table:cell-content-change table:id="ct1689">
          <table:cell-address table:column="6" table:row="154" table:table="1"/>
          <office:change-info>
            <dc:creator>Aick in der Au</dc:creator>
            <dc:date>2009-10-31T12:29:18.96</dc:date>
          </office:change-info>
          <table:previous table:id="ct1489">
            <table:change-track-table-cell table:cell-address="'Compute Times'.G155" table:formula="of:=(([.$B$4]*[.D155])/([.E125]*10^6))/3600" office:value-type="float" office:value="4.22914971290365"/>
          </table:previous>
        </table:cell-content-change>
        <table:cell-content-change table:id="ct1690">
          <table:cell-address table:column="6" table:row="155" table:table="1"/>
          <office:change-info>
            <dc:creator>Aick in der Au</dc:creator>
            <dc:date>2009-10-31T12:29:18.96</dc:date>
          </office:change-info>
          <table:previous table:id="ct1490">
            <table:change-track-table-cell table:cell-address="'Compute Times'.G156" table:formula="of:=(([.$B$4]*[.D156])/([.E126]*10^6))/3600" office:value-type="float" office:value="4.15215631864955"/>
          </table:previous>
        </table:cell-content-change>
        <table:cell-content-change table:id="ct1691">
          <table:cell-address table:column="6" table:row="156" table:table="1"/>
          <office:change-info>
            <dc:creator>Aick in der Au</dc:creator>
            <dc:date>2009-10-31T12:29:18.96</dc:date>
          </office:change-info>
          <table:previous table:id="ct1491">
            <table:change-track-table-cell table:cell-address="'Compute Times'.G157" table:formula="of:=(([.$B$4]*[.D157])/([.E127]*10^6))/3600" office:value-type="float" office:value="4.12424183962997"/>
          </table:previous>
        </table:cell-content-change>
        <table:cell-content-change table:id="ct1692">
          <table:cell-address table:column="6" table:row="157" table:table="1"/>
          <office:change-info>
            <dc:creator>Aick in der Au</dc:creator>
            <dc:date>2009-10-31T12:29:18.96</dc:date>
          </office:change-info>
          <table:previous table:id="ct1492">
            <table:change-track-table-cell table:cell-address="'Compute Times'.G158" table:formula="of:=(([.$B$4]*[.D158])/([.E128]*10^6))/3600" office:value-type="float" office:value="4.13202270257215"/>
          </table:previous>
        </table:cell-content-change>
        <table:cell-content-change table:id="ct1693">
          <table:cell-address table:column="6" table:row="158" table:table="1"/>
          <office:change-info>
            <dc:creator>Aick in der Au</dc:creator>
            <dc:date>2009-10-31T12:29:18.96</dc:date>
          </office:change-info>
          <table:previous table:id="ct1493">
            <table:change-track-table-cell table:cell-address="'Compute Times'.G159" table:formula="of:=(([.$B$4]*[.D159])/([.E129]*10^6))/3600" office:value-type="float" office:value="4.10338198927242"/>
          </table:previous>
        </table:cell-content-change>
        <table:cell-content-change table:id="ct1694">
          <table:cell-address table:column="6" table:row="159" table:table="1"/>
          <office:change-info>
            <dc:creator>Aick in der Au</dc:creator>
            <dc:date>2009-10-31T12:29:18.96</dc:date>
          </office:change-info>
          <table:previous table:id="ct1494">
            <table:change-track-table-cell table:cell-address="'Compute Times'.G160" table:formula="of:=(([.$B$4]*[.D160])/([.E130]*10^6))/3600" office:value-type="float" office:value="4.07433098609172"/>
          </table:previous>
        </table:cell-content-change>
        <table:cell-content-change table:id="ct1695">
          <table:cell-address table:column="6" table:row="160" table:table="1"/>
          <office:change-info>
            <dc:creator>Aick in der Au</dc:creator>
            <dc:date>2009-10-31T12:29:18.96</dc:date>
          </office:change-info>
          <table:previous table:id="ct1495">
            <table:change-track-table-cell table:cell-address="'Compute Times'.G161" table:formula="of:=(([.$B$4]*[.D161])/([.E131]*10^6))/3600" office:value-type="float" office:value="4.04486137508981"/>
          </table:previous>
        </table:cell-content-change>
        <table:cell-content-change table:id="ct1696">
          <table:cell-address table:column="6" table:row="161" table:table="1"/>
          <office:change-info>
            <dc:creator>Aick in der Au</dc:creator>
            <dc:date>2009-10-31T12:29:18.96</dc:date>
          </office:change-info>
          <table:previous table:id="ct1496">
            <table:change-track-table-cell table:cell-address="'Compute Times'.G162" table:formula="of:=(([.$B$4]*[.D162])/([.E132]*10^6))/3600" office:value-type="float" office:value="3.96349126457418"/>
          </table:previous>
        </table:cell-content-change>
        <table:cell-content-change table:id="ct1697">
          <table:cell-address table:column="6" table:row="162" table:table="1"/>
          <office:change-info>
            <dc:creator>Aick in der Au</dc:creator>
            <dc:date>2009-10-31T12:29:18.96</dc:date>
          </office:change-info>
          <table:previous table:id="ct1497">
            <table:change-track-table-cell table:cell-address="'Compute Times'.G163" table:formula="of:=(([.$B$4]*[.D163])/([.E133]*10^6))/3600" office:value-type="float" office:value="3.93288413264632"/>
          </table:previous>
        </table:cell-content-change>
        <table:cell-content-change table:id="ct1698">
          <table:cell-address table:column="6" table:row="163" table:table="1"/>
          <office:change-info>
            <dc:creator>Aick in der Au</dc:creator>
            <dc:date>2009-10-31T12:29:18.96</dc:date>
          </office:change-info>
          <table:previous table:id="ct1498">
            <table:change-track-table-cell table:cell-address="'Compute Times'.G164" table:formula="of:=(([.$B$4]*[.D164])/([.E134]*10^6))/3600" office:value-type="float" office:value="3.90183084716383"/>
          </table:previous>
        </table:cell-content-change>
        <table:cell-content-change table:id="ct1699">
          <table:cell-address table:column="6" table:row="164" table:table="1"/>
          <office:change-info>
            <dc:creator>Aick in der Au</dc:creator>
            <dc:date>2009-10-31T12:29:18.96</dc:date>
          </office:change-info>
          <table:previous table:id="ct1499">
            <table:change-track-table-cell table:cell-address="'Compute Times'.G165" table:formula="of:=(([.$B$4]*[.D165])/([.E135]*10^6))/3600" office:value-type="float" office:value="3.90683460207612"/>
          </table:previous>
        </table:cell-content-change>
        <table:cell-content-change table:id="ct1700">
          <table:cell-address table:column="6" table:row="165" table:table="1"/>
          <office:change-info>
            <dc:creator>Aick in der Au</dc:creator>
            <dc:date>2009-10-31T12:29:18.96</dc:date>
          </office:change-info>
          <table:previous table:id="ct1500">
            <table:change-track-table-cell table:cell-address="'Compute Times'.G166" table:formula="of:=(([.$B$4]*[.D166])/([.E136]*10^6))/3600" office:value-type="float" office:value="3.87490479065228"/>
          </table:previous>
        </table:cell-content-change>
        <table:cell-content-change table:id="ct1701">
          <table:cell-address table:column="6" table:row="166" table:table="1"/>
          <office:change-info>
            <dc:creator>Aick in der Au</dc:creator>
            <dc:date>2009-10-31T12:29:18.96</dc:date>
          </office:change-info>
          <table:previous table:id="ct1501">
            <table:change-track-table-cell table:cell-address="'Compute Times'.G167" table:formula="of:=(([.$B$4]*[.D167])/([.E137]*10^6))/3600" office:value-type="float" office:value="3.84249722524139"/>
          </table:previous>
        </table:cell-content-change>
        <table:cell-content-change table:id="ct1702">
          <table:cell-address table:column="6" table:row="167" table:table="1"/>
          <office:change-info>
            <dc:creator>Aick in der Au</dc:creator>
            <dc:date>2009-10-31T12:29:18.96</dc:date>
          </office:change-info>
          <table:previous table:id="ct1502">
            <table:change-track-table-cell table:cell-address="'Compute Times'.G168" table:formula="of:=(([.$B$4]*[.D168])/([.E138]*10^6))/3600" office:value-type="float" office:value="3.80960197925766"/>
          </table:previous>
        </table:cell-content-change>
        <table:cell-content-change table:id="ct1703">
          <table:cell-address table:column="6" table:row="168" table:table="1"/>
          <office:change-info>
            <dc:creator>Aick in der Au</dc:creator>
            <dc:date>2009-10-31T12:29:18.96</dc:date>
          </office:change-info>
          <table:previous table:id="ct1503">
            <table:change-track-table-cell table:cell-address="'Compute Times'.G169" table:formula="of:=(([.$B$4]*[.D169])/([.E139]*10^6))/3600" office:value-type="float" office:value="3.72264632564368"/>
          </table:previous>
        </table:cell-content-change>
        <table:cell-content-change table:id="ct1704">
          <table:cell-address table:column="6" table:row="169" table:table="1"/>
          <office:change-info>
            <dc:creator>Aick in der Au</dc:creator>
            <dc:date>2009-10-31T12:29:18.96</dc:date>
          </office:change-info>
          <table:previous table:id="ct1504">
            <table:change-track-table-cell table:cell-address="'Compute Times'.G170" table:formula="of:=(([.$B$4]*[.D170])/([.E140]*10^6))/3600" office:value-type="float" office:value="3.68846212467612"/>
          </table:previous>
        </table:cell-content-change>
        <table:cell-content-change table:id="ct1705">
          <table:cell-address table:column="6" table:row="170" table:table="1"/>
          <office:change-info>
            <dc:creator>Aick in der Au</dc:creator>
            <dc:date>2009-10-31T12:29:18.96</dc:date>
          </office:change-info>
          <table:previous table:id="ct1505">
            <table:change-track-table-cell table:cell-address="'Compute Times'.G171" table:formula="of:=(([.$B$4]*[.D171])/([.E141]*10^6))/3600" office:value-type="float" office:value="3.65375837214943"/>
          </table:previous>
        </table:cell-content-change>
        <table:cell-content-change table:id="ct1706">
          <table:cell-address table:column="6" table:row="171" table:table="1"/>
          <office:change-info>
            <dc:creator>Aick in der Au</dc:creator>
            <dc:date>2009-10-31T12:29:18.96</dc:date>
          </office:change-info>
          <table:previous table:id="ct1506">
            <table:change-track-table-cell table:cell-address="'Compute Times'.G172" table:formula="of:=(([.$B$4]*[.D172])/([.E142]*10^6))/3600" office:value-type="float" office:value="3.65526037493991"/>
          </table:previous>
        </table:cell-content-change>
        <table:cell-content-change table:id="ct1707">
          <table:cell-address table:column="6" table:row="172" table:table="1"/>
          <office:change-info>
            <dc:creator>Aick in der Au</dc:creator>
            <dc:date>2009-10-31T12:29:18.96</dc:date>
          </office:change-info>
          <table:previous table:id="ct1507">
            <table:change-track-table-cell table:cell-address="'Compute Times'.G173" table:formula="of:=(([.$B$4]*[.D173])/([.E143]*10^6))/3600" office:value-type="float" office:value="3.61949490126307"/>
          </table:previous>
        </table:cell-content-change>
        <table:cell-content-change table:id="ct1708">
          <table:cell-address table:column="6" table:row="173" table:table="1"/>
          <office:change-info>
            <dc:creator>Aick in der Au</dc:creator>
            <dc:date>2009-10-31T12:29:18.96</dc:date>
          </office:change-info>
          <table:previous table:id="ct1508">
            <table:change-track-table-cell table:cell-address="'Compute Times'.G174" table:formula="of:=(([.$B$4]*[.D174])/([.E144]*10^6))/3600" office:value-type="float" office:value="3.583171417316"/>
          </table:previous>
        </table:cell-content-change>
        <table:cell-content-change table:id="ct1709">
          <table:cell-address table:column="6" table:row="174" table:table="1"/>
          <office:change-info>
            <dc:creator>Aick in der Au</dc:creator>
            <dc:date>2009-10-31T12:29:18.96</dc:date>
          </office:change-info>
          <table:previous table:id="ct1509">
            <table:change-track-table-cell table:cell-address="'Compute Times'.G175" table:formula="of:=(([.$B$4]*[.D175])/([.E145]*10^6))/3600" office:value-type="float" office:value="3.54627818036799"/>
          </table:previous>
        </table:cell-content-change>
        <table:cell-content-change table:id="ct1710">
          <table:cell-address table:column="6" table:row="175" table:table="1"/>
          <office:change-info>
            <dc:creator>Aick in der Au</dc:creator>
            <dc:date>2009-10-31T12:29:18.96</dc:date>
          </office:change-info>
          <table:previous table:id="ct1510">
            <table:change-track-table-cell table:cell-address="'Compute Times'.G176" table:formula="of:=(([.$B$4]*[.D176])/([.E146]*10^6))/3600" office:value-type="float" office:value="3.45310879205798"/>
          </table:previous>
        </table:cell-content-change>
        <table:cell-content-change table:id="ct1711">
          <table:cell-address table:column="6" table:row="176" table:table="1"/>
          <office:change-info>
            <dc:creator>Aick in der Au</dc:creator>
            <dc:date>2009-10-31T12:29:18.96</dc:date>
          </office:change-info>
          <table:previous table:id="ct1511">
            <table:change-track-table-cell table:cell-address="'Compute Times'.G177" table:formula="of:=(([.$B$4]*[.D177])/([.E147]*10^6))/3600" office:value-type="float" office:value="3.41475555555556"/>
          </table:previous>
        </table:cell-content-change>
        <table:cell-content-change table:id="ct1712">
          <table:cell-address table:column="6" table:row="177" table:table="1"/>
          <office:change-info>
            <dc:creator>Aick in der Au</dc:creator>
            <dc:date>2009-10-31T12:29:18.96</dc:date>
          </office:change-info>
          <table:previous table:id="ct1512">
            <table:change-track-table-cell table:cell-address="'Compute Times'.G178" table:formula="of:=(([.$B$4]*[.D178])/([.E148]*10^6))/3600" office:value-type="float" office:value="3.37579645599785"/>
          </table:previous>
        </table:cell-content-change>
        <table:cell-content-change table:id="ct1713">
          <table:cell-address table:column="6" table:row="178" table:table="1"/>
          <office:change-info>
            <dc:creator>Aick in der Au</dc:creator>
            <dc:date>2009-10-31T12:29:18.96</dc:date>
          </office:change-info>
          <table:previous table:id="ct1513">
            <table:change-track-table-cell table:cell-address="'Compute Times'.G179" table:formula="of:=(([.$B$4]*[.D179])/([.E149]*10^6))/3600" office:value-type="float" office:value="3.37288046537812"/>
          </table:previous>
        </table:cell-content-change>
        <table:cell-content-change table:id="ct1714">
          <table:cell-address table:column="6" table:row="179" table:table="1"/>
          <office:change-info>
            <dc:creator>Aick in der Au</dc:creator>
            <dc:date>2009-10-31T12:29:18.96</dc:date>
          </office:change-info>
          <table:previous table:id="ct1514">
            <table:change-track-table-cell table:cell-address="'Compute Times'.G180" table:formula="of:=(([.$B$4]*[.D180])/([.E150]*10^6))/3600" office:value-type="float" office:value="3.33263249975062"/>
          </table:previous>
        </table:cell-content-change>
        <table:cell-content-change table:id="ct1715">
          <table:cell-address table:column="6" table:row="180" table:table="1"/>
          <office:change-info>
            <dc:creator>Aick in der Au</dc:creator>
            <dc:date>2009-10-31T12:29:18.96</dc:date>
          </office:change-info>
          <table:previous table:id="ct1515">
            <table:change-track-table-cell table:cell-address="'Compute Times'.G181" table:formula="of:=(([.$B$4]*[.D181])/([.E151]*10^6))/3600" office:value-type="float" office:value="3.2917323792262"/>
          </table:previous>
        </table:cell-content-change>
        <table:cell-content-change table:id="ct1716">
          <table:cell-address table:column="6" table:row="181" table:table="1"/>
          <office:change-info>
            <dc:creator>Aick in der Au</dc:creator>
            <dc:date>2009-10-31T12:29:18.96</dc:date>
          </office:change-info>
          <table:previous table:id="ct1516">
            <table:change-track-table-cell table:cell-address="'Compute Times'.G182" table:formula="of:=(([.$B$4]*[.D182])/([.E152]*10^6))/3600" office:value-type="float" office:value="3.2501665208773"/>
          </table:previous>
        </table:cell-content-change>
        <table:cell-content-change table:id="ct1717">
          <table:cell-address table:column="6" table:row="182" table:table="1"/>
          <office:change-info>
            <dc:creator>Aick in der Au</dc:creator>
            <dc:date>2009-10-31T12:29:18.96</dc:date>
          </office:change-info>
          <table:previous table:id="ct1517">
            <table:change-track-table-cell table:cell-address="'Compute Times'.G183" table:formula="of:=(([.$B$4]*[.D183])/([.E153]*10^6))/3600" office:value-type="float" office:value="3.15012192018128"/>
          </table:previous>
        </table:cell-content-change>
        <table:cell-content-change table:id="ct1718">
          <table:cell-address table:column="6" table:row="183" table:table="1"/>
          <office:change-info>
            <dc:creator>Aick in der Au</dc:creator>
            <dc:date>2009-10-31T12:29:18.96</dc:date>
          </office:change-info>
          <table:previous table:id="ct1518">
            <table:change-track-table-cell table:cell-address="'Compute Times'.G184" table:formula="of:=(([.$B$4]*[.D184])/([.E154]*10^6))/3600" office:value-type="float" office:value="3.10691031295946"/>
          </table:previous>
        </table:cell-content-change>
        <table:cell-content-change table:id="ct1719">
          <table:cell-address table:column="6" table:row="184" table:table="1"/>
          <office:change-info>
            <dc:creator>Aick in der Au</dc:creator>
            <dc:date>2009-10-31T12:29:18.96</dc:date>
          </office:change-info>
          <table:previous table:id="ct1519">
            <table:change-track-table-cell table:cell-address="'Compute Times'.G185" table:formula="of:=(([.$B$4]*[.D185])/([.E155]*10^6))/3600" office:value-type="float" office:value="3.06299395430036"/>
          </table:previous>
        </table:cell-content-change>
        <table:cell-content-change table:id="ct1720">
          <table:cell-address table:column="6" table:row="185" table:table="1"/>
          <office:change-info>
            <dc:creator>Aick in der Au</dc:creator>
            <dc:date>2009-10-31T12:29:18.96</dc:date>
          </office:change-info>
          <table:previous table:id="ct1520">
            <table:change-track-table-cell table:cell-address="'Compute Times'.G186" table:formula="of:=(([.$B$4]*[.D186])/([.E156]*10^6))/3600" office:value-type="float" office:value="3.05450657161951"/>
          </table:previous>
        </table:cell-content-change>
        <table:cell-content-change table:id="ct1721">
          <table:cell-address table:column="6" table:row="186" table:table="1"/>
          <office:change-info>
            <dc:creator>Aick in der Au</dc:creator>
            <dc:date>2009-10-31T12:29:18.96</dc:date>
          </office:change-info>
          <table:previous table:id="ct1521">
            <table:change-track-table-cell table:cell-address="'Compute Times'.G187" table:formula="of:=(([.$B$4]*[.D187])/([.E157]*10^6))/3600" office:value-type="float" office:value="3.00902693476693"/>
          </table:previous>
        </table:cell-content-change>
        <table:cell-content-change table:id="ct1722">
          <table:cell-address table:column="6" table:row="187" table:table="1"/>
          <office:change-info>
            <dc:creator>Aick in der Au</dc:creator>
            <dc:date>2009-10-31T12:29:18.96</dc:date>
          </office:change-info>
          <table:previous table:id="ct1522">
            <table:change-track-table-cell table:cell-address="'Compute Times'.G188" table:formula="of:=(([.$B$4]*[.D188])/([.E158]*10^6))/3600" office:value-type="float" office:value="2.96278839229769"/>
          </table:previous>
        </table:cell-content-change>
        <table:cell-content-change table:id="ct1723">
          <table:cell-address table:column="6" table:row="188" table:table="1"/>
          <office:change-info>
            <dc:creator>Aick in der Au</dc:creator>
            <dc:date>2009-10-31T12:29:18.96</dc:date>
          </office:change-info>
          <table:previous table:id="ct1523">
            <table:change-track-table-cell table:cell-address="'Compute Times'.G189" table:formula="of:=(([.$B$4]*[.D189])/([.E159]*10^6))/3600" office:value-type="float" office:value="2.85627198573743"/>
          </table:previous>
        </table:cell-content-change>
        <table:cell-content-change table:id="ct1724">
          <table:cell-address table:column="6" table:row="189" table:table="1"/>
          <office:change-info>
            <dc:creator>Aick in der Au</dc:creator>
            <dc:date>2009-10-31T12:29:18.96</dc:date>
          </office:change-info>
          <table:previous table:id="ct1524">
            <table:change-track-table-cell table:cell-address="'Compute Times'.G190" table:formula="of:=(([.$B$4]*[.D190])/([.E160]*10^6))/3600" office:value-type="float" office:value="2.80822712040959"/>
          </table:previous>
        </table:cell-content-change>
        <table:cell-content-change table:id="ct1725">
          <table:cell-address table:column="6" table:row="190" table:table="1"/>
          <office:change-info>
            <dc:creator>Aick in der Au</dc:creator>
            <dc:date>2009-10-31T12:29:18.96</dc:date>
          </office:change-info>
          <table:previous table:id="ct1525">
            <table:change-track-table-cell table:cell-address="'Compute Times'.G191" table:formula="of:=(([.$B$4]*[.D191])/([.E161]*10^6))/3600" office:value-type="float" office:value="2.75938523557571"/>
          </table:previous>
        </table:cell-content-change>
        <table:cell-content-change table:id="ct1726">
          <table:cell-address table:column="6" table:row="191" table:table="1"/>
          <office:change-info>
            <dc:creator>Aick in der Au</dc:creator>
            <dc:date>2009-10-31T12:29:18.96</dc:date>
          </office:change-info>
          <table:previous table:id="ct1526">
            <table:change-track-table-cell table:cell-address="'Compute Times'.G192" table:formula="of:=(([.$B$4]*[.D192])/([.E162]*10^6))/3600" office:value-type="float" office:value="2.74492307370053"/>
          </table:previous>
        </table:cell-content-change>
        <table:cell-content-change table:id="ct1727">
          <table:cell-address table:column="6" table:row="192" table:table="1"/>
          <office:change-info>
            <dc:creator>Aick in der Au</dc:creator>
            <dc:date>2009-10-31T12:29:18.96</dc:date>
          </office:change-info>
          <table:previous table:id="ct1527">
            <table:change-track-table-cell table:cell-address="'Compute Times'.G193" table:formula="of:=(([.$B$4]*[.D193])/([.E163]*10^6))/3600" office:value-type="float" office:value="2.69424348293469"/>
          </table:previous>
        </table:cell-content-change>
        <table:cell-content-change table:id="ct1728">
          <table:cell-address table:column="6" table:row="193" table:table="1"/>
          <office:change-info>
            <dc:creator>Aick in der Au</dc:creator>
            <dc:date>2009-10-31T12:29:18.96</dc:date>
          </office:change-info>
          <table:previous table:id="ct1528">
            <table:change-track-table-cell table:cell-address="'Compute Times'.G194" table:formula="of:=(([.$B$4]*[.D194])/([.E164]*10^6))/3600" office:value-type="float" office:value="2.64270813787927"/>
          </table:previous>
        </table:cell-content-change>
        <table:cell-content-change table:id="ct1729">
          <table:cell-address table:column="6" table:row="194" table:table="1"/>
          <office:change-info>
            <dc:creator>Aick in der Au</dc:creator>
            <dc:date>2009-10-31T12:29:18.96</dc:date>
          </office:change-info>
          <table:previous table:id="ct1529">
            <table:change-track-table-cell table:cell-address="'Compute Times'.G195" table:formula="of:=(([.$B$4]*[.D195])/([.E165]*10^6))/3600" office:value-type="float" office:value="2.59030257683456"/>
          </table:previous>
        </table:cell-content-change>
        <table:cell-content-change table:id="ct1730">
          <table:cell-address table:column="6" table:row="195" table:table="1"/>
          <office:change-info>
            <dc:creator>Aick in der Au</dc:creator>
            <dc:date>2009-10-31T12:29:18.96</dc:date>
          </office:change-info>
          <table:previous table:id="ct1530">
            <table:change-track-table-cell table:cell-address="'Compute Times'.G196" table:formula="of:=(([.$B$4]*[.D196])/([.E166]*10^6))/3600" office:value-type="float" office:value="2.47588207201016"/>
          </table:previous>
        </table:cell-content-change>
        <table:cell-content-change table:id="ct1731">
          <table:cell-address table:column="6" table:row="196" table:table="1"/>
          <office:change-info>
            <dc:creator>Aick in der Au</dc:creator>
            <dc:date>2009-10-31T12:29:18.96</dc:date>
          </office:change-info>
          <table:previous table:id="ct1531">
            <table:change-track-table-cell table:cell-address="'Compute Times'.G197" table:formula="of:=(([.$B$4]*[.D197])/([.E167]*10^6))/3600" office:value-type="float" office:value="2.42152273081022"/>
          </table:previous>
        </table:cell-content-change>
        <table:cell-content-change table:id="ct1732">
          <table:cell-address table:column="6" table:row="197" table:table="1"/>
          <office:change-info>
            <dc:creator>Aick in der Au</dc:creator>
            <dc:date>2009-10-31T12:29:18.96</dc:date>
          </office:change-info>
          <table:previous table:id="ct1532">
            <table:change-track-table-cell table:cell-address="'Compute Times'.G198" table:formula="of:=(([.$B$4]*[.D198])/([.E168]*10^6))/3600" office:value-type="float" office:value="2.36626654355186"/>
          </table:previous>
        </table:cell-content-change>
        <table:cell-content-change table:id="ct1733">
          <table:cell-address table:column="6" table:row="198" table:table="1"/>
          <office:change-info>
            <dc:creator>Aick in der Au</dc:creator>
            <dc:date>2009-10-31T12:29:18.96</dc:date>
          </office:change-info>
          <table:previous table:id="ct1533">
            <table:change-track-table-cell table:cell-address="'Compute Times'.G199" table:formula="of:=(([.$B$4]*[.D199])/([.E169]*10^6))/3600" office:value-type="float" office:value="2.34334091288652"/>
          </table:previous>
        </table:cell-content-change>
        <table:cell-content-change table:id="ct1734">
          <table:cell-address table:column="6" table:row="199" table:table="1"/>
          <office:change-info>
            <dc:creator>Aick in der Au</dc:creator>
            <dc:date>2009-10-31T12:29:18.96</dc:date>
          </office:change-info>
          <table:previous table:id="ct1534">
            <table:change-track-table-cell table:cell-address="'Compute Times'.G200" table:formula="of:=(([.$B$4]*[.D200])/([.E170]*10^6))/3600" office:value-type="float" office:value="2.28591074380165"/>
          </table:previous>
        </table:cell-content-change>
        <table:cell-content-change table:id="ct1735">
          <table:cell-address table:column="6" table:row="200" table:table="1"/>
          <office:change-info>
            <dc:creator>Aick in der Au</dc:creator>
            <dc:date>2009-10-31T12:29:18.96</dc:date>
          </office:change-info>
          <table:previous table:id="ct1535">
            <table:change-track-table-cell table:cell-address="'Compute Times'.G201" table:formula="of:=(([.$B$4]*[.D201])/([.E171]*10^6))/3600" office:value-type="float" office:value="2.22752958156888"/>
          </table:previous>
        </table:cell-content-change>
        <table:cell-content-change table:id="ct1736">
          <table:cell-address table:column="6" table:row="201" table:table="1"/>
          <office:change-info>
            <dc:creator>Aick in der Au</dc:creator>
            <dc:date>2009-10-31T12:29:18.96</dc:date>
          </office:change-info>
          <table:previous table:id="ct1536">
            <table:change-track-table-cell table:cell-address="'Compute Times'.G202" table:formula="of:=(([.$B$4]*[.D202])/([.E172]*10^6))/3600" office:value-type="float" office:value="2.16818864060374"/>
          </table:previous>
        </table:cell-content-change>
        <table:cell-content-change table:id="ct1737">
          <table:cell-address table:column="6" table:row="202" table:table="1"/>
          <office:change-info>
            <dc:creator>Aick in der Au</dc:creator>
            <dc:date>2009-10-31T12:29:18.96</dc:date>
          </office:change-info>
          <table:previous table:id="ct1537">
            <table:change-track-table-cell table:cell-address="'Compute Times'.G203" table:formula="of:=(([.$B$4]*[.D203])/([.E173]*10^6))/3600" office:value-type="float" office:value="2.04588760861079"/>
          </table:previous>
        </table:cell-content-change>
        <table:cell-content-change table:id="ct1738">
          <table:cell-address table:column="6" table:row="203" table:table="1"/>
          <office:change-info>
            <dc:creator>Aick in der Au</dc:creator>
            <dc:date>2009-10-31T12:29:18.96</dc:date>
          </office:change-info>
          <table:previous table:id="ct1538">
            <table:change-track-table-cell table:cell-address="'Compute Times'.G204" table:formula="of:=(([.$B$4]*[.D204])/([.E174]*10^6))/3600" office:value-type="float" office:value="1.98458579925761"/>
          </table:previous>
        </table:cell-content-change>
        <table:cell-content-change table:id="ct1739">
          <table:cell-address table:column="6" table:row="204" table:table="1"/>
          <office:change-info>
            <dc:creator>Aick in der Au</dc:creator>
            <dc:date>2009-10-31T12:29:18.96</dc:date>
          </office:change-info>
          <table:previous table:id="ct1539">
            <table:change-track-table-cell table:cell-address="'Compute Times'.G205" table:formula="of:=(([.$B$4]*[.D205])/([.E175]*10^6))/3600" office:value-type="float" office:value="1.92233756247597"/>
          </table:previous>
        </table:cell-content-change>
        <table:cell-content-change table:id="ct1740">
          <table:cell-address table:column="6" table:row="205" table:table="1"/>
          <office:change-info>
            <dc:creator>Aick in der Au</dc:creator>
            <dc:date>2009-10-31T12:29:18.96</dc:date>
          </office:change-info>
          <table:previous table:id="ct1540">
            <table:change-track-table-cell table:cell-address="'Compute Times'.G206" table:formula="of:=(([.$B$4]*[.D206])/([.E176]*10^6))/3600" office:value-type="float" office:value="1.88913082047064"/>
          </table:previous>
        </table:cell-content-change>
        <table:cell-content-change table:id="ct1741">
          <table:cell-address table:column="6" table:row="206" table:table="1"/>
          <office:change-info>
            <dc:creator>Aick in der Au</dc:creator>
            <dc:date>2009-10-31T12:29:18.96</dc:date>
          </office:change-info>
          <table:previous table:id="ct1541">
            <table:change-track-table-cell table:cell-address="'Compute Times'.G207" table:formula="of:=(([.$B$4]*[.D207])/([.E177]*10^6))/3600" office:value-type="float" office:value="1.82443981674302"/>
          </table:previous>
        </table:cell-content-change>
        <table:cell-content-change table:id="ct1742">
          <table:cell-address table:column="6" table:row="207" table:table="1"/>
          <office:change-info>
            <dc:creator>Aick in der Au</dc:creator>
            <dc:date>2009-10-31T12:29:18.96</dc:date>
          </office:change-info>
          <table:previous table:id="ct1542">
            <table:change-track-table-cell table:cell-address="'Compute Times'.G208" table:formula="of:=(([.$B$4]*[.D208])/([.E178]*10^6))/3600" office:value-type="float" office:value="1.75878514488387"/>
          </table:previous>
        </table:cell-content-change>
        <table:cell-content-change table:id="ct1743">
          <table:cell-address table:column="6" table:row="208" table:table="1"/>
          <office:change-info>
            <dc:creator>Aick in der Au</dc:creator>
            <dc:date>2009-10-31T12:29:18.96</dc:date>
          </office:change-info>
          <table:previous table:id="ct1543">
            <table:change-track-table-cell table:cell-address="'Compute Times'.G209" table:formula="of:=(([.$B$4]*[.D209])/([.E179]*10^6))/3600" office:value-type="float" office:value="1.69217895992451"/>
          </table:previous>
        </table:cell-content-change>
        <table:cell-content-change table:id="ct1744">
          <table:cell-address table:column="6" table:row="209" table:table="1"/>
          <office:change-info>
            <dc:creator>Aick in der Au</dc:creator>
            <dc:date>2009-10-31T12:29:18.96</dc:date>
          </office:change-info>
          <table:previous table:id="ct1544">
            <table:change-track-table-cell table:cell-address="'Compute Times'.G210" table:formula="of:=(([.$B$4]*[.D210])/([.E180]*10^6))/3600" office:value-type="float" office:value="1.56333695592109"/>
          </table:previous>
        </table:cell-content-change>
        <table:cell-content-change table:id="ct1745">
          <table:cell-address table:column="6" table:row="210" table:table="1"/>
          <office:change-info>
            <dc:creator>Aick in der Au</dc:creator>
            <dc:date>2009-10-31T12:29:18.96</dc:date>
          </office:change-info>
          <table:previous table:id="ct1545">
            <table:change-track-table-cell table:cell-address="'Compute Times'.G211" table:formula="of:=(([.$B$4]*[.D211])/([.E181]*10^6))/3600" office:value-type="float" office:value="1.49516599607178"/>
          </table:previous>
        </table:cell-content-change>
        <table:cell-content-change table:id="ct1746">
          <table:cell-address table:column="6" table:row="211" table:table="1"/>
          <office:change-info>
            <dc:creator>Aick in der Au</dc:creator>
            <dc:date>2009-10-31T12:29:18.96</dc:date>
          </office:change-info>
          <table:previous table:id="ct1546">
            <table:change-track-table-cell table:cell-address="'Compute Times'.G212" table:formula="of:=(([.$B$4]*[.D212])/([.E182]*10^6))/3600" office:value-type="float" office:value="1.42617283950617"/>
          </table:previous>
        </table:cell-content-change>
        <table:cell-content-change table:id="ct1747">
          <table:cell-address table:column="6" table:row="212" table:table="1"/>
          <office:change-info>
            <dc:creator>Aick in der Au</dc:creator>
            <dc:date>2009-10-31T12:29:18.96</dc:date>
          </office:change-info>
          <table:previous table:id="ct1547">
            <table:change-track-table-cell table:cell-address="'Compute Times'.G213" table:formula="of:=(([.$B$4]*[.D213])/([.E183]*10^6))/3600" office:value-type="float" office:value="1.38128896394988"/>
          </table:previous>
        </table:cell-content-change>
        <table:cell-content-change table:id="ct1748">
          <table:cell-address table:column="6" table:row="213" table:table="1"/>
          <office:change-info>
            <dc:creator>Aick in der Au</dc:creator>
            <dc:date>2009-10-31T12:29:18.96</dc:date>
          </office:change-info>
          <table:previous table:id="ct1548">
            <table:change-track-table-cell table:cell-address="'Compute Times'.G214" table:formula="of:=(([.$B$4]*[.D214])/([.E184]*10^6))/3600" office:value-type="float" office:value="1.30994050838291"/>
          </table:previous>
        </table:cell-content-change>
        <table:cell-content-change table:id="ct1749">
          <table:cell-address table:column="6" table:row="214" table:table="1"/>
          <office:change-info>
            <dc:creator>Aick in der Au</dc:creator>
            <dc:date>2009-10-31T12:29:18.96</dc:date>
          </office:change-info>
          <table:previous table:id="ct1549">
            <table:change-track-table-cell table:cell-address="'Compute Times'.G215" table:formula="of:=(([.$B$4]*[.D215])/([.E185]*10^6))/3600" office:value-type="float" office:value="1.23788773837066"/>
          </table:previous>
        </table:cell-content-change>
        <table:cell-content-change table:id="ct1750">
          <table:cell-address table:column="6" table:row="215" table:table="1"/>
          <office:change-info>
            <dc:creator>Aick in der Au</dc:creator>
            <dc:date>2009-10-31T12:29:18.96</dc:date>
          </office:change-info>
          <table:previous table:id="ct1550">
            <table:change-track-table-cell table:cell-address="'Compute Times'.G216" table:formula="of:=(([.$B$4]*[.D216])/([.E186]*10^6))/3600" office:value-type="float" office:value="1.16520805619734"/>
          </table:previous>
        </table:cell-content-change>
        <table:cell-content-change table:id="ct1751">
          <table:cell-address table:column="6" table:row="216" table:table="1"/>
          <office:change-info>
            <dc:creator>Aick in der Au</dc:creator>
            <dc:date>2009-10-31T12:29:18.96</dc:date>
          </office:change-info>
          <table:previous table:id="ct1551">
            <table:change-track-table-cell table:cell-address="'Compute Times'.G217" table:formula="of:=(([.$B$4]*[.D217])/([.E187]*10^6))/3600" office:value-type="float" office:value="1.03453129170812"/>
          </table:previous>
        </table:cell-content-change>
        <table:cell-content-change table:id="ct1752">
          <table:cell-address table:column="6" table:row="217" table:table="1"/>
          <office:change-info>
            <dc:creator>Aick in der Au</dc:creator>
            <dc:date>2009-10-31T12:29:18.96</dc:date>
          </office:change-info>
          <table:previous table:id="ct1552">
            <table:change-track-table-cell table:cell-address="'Compute Times'.G218" table:formula="of:=(([.$B$4]*[.D218])/([.E188]*10^6))/3600" office:value-type="float" office:value="0.961793894093584"/>
          </table:previous>
        </table:cell-content-change>
        <table:cell-content-change table:id="ct1753">
          <table:cell-address table:column="6" table:row="218" table:table="1"/>
          <office:change-info>
            <dc:creator>Aick in der Au</dc:creator>
            <dc:date>2009-10-31T12:29:18.96</dc:date>
          </office:change-info>
          <table:previous table:id="ct1553">
            <table:change-track-table-cell table:cell-address="'Compute Times'.G219" table:formula="of:=(([.$B$4]*[.D219])/([.E189]*10^6))/3600" office:value-type="float" office:value="0.907406910252624"/>
          </table:previous>
        </table:cell-content-change>
        <table:cell-content-change table:id="ct1754">
          <table:cell-address table:column="6" table:row="219" table:table="1"/>
          <office:change-info>
            <dc:creator>Aick in der Au</dc:creator>
            <dc:date>2009-10-31T12:29:18.96</dc:date>
          </office:change-info>
          <table:previous table:id="ct1554">
            <table:change-track-table-cell table:cell-address="'Compute Times'.G220" table:formula="of:=(([.$B$4]*[.D220])/([.E190]*10^6))/3600" office:value-type="float" office:value="0.833347330701828"/>
          </table:previous>
        </table:cell-content-change>
        <table:cell-content-change table:id="ct1755">
          <table:cell-address table:column="6" table:row="220" table:table="1"/>
          <office:change-info>
            <dc:creator>Aick in der Au</dc:creator>
            <dc:date>2009-10-31T12:29:18.96</dc:date>
          </office:change-info>
          <table:previous table:id="ct1555">
            <table:change-track-table-cell table:cell-address="'Compute Times'.G221" table:formula="of:=(([.$B$4]*[.D221])/([.E191]*10^6))/3600" office:value-type="float" office:value="0.759444850255661"/>
          </table:previous>
        </table:cell-content-change>
        <table:cell-content-change table:id="ct1756">
          <table:cell-address table:column="6" table:row="221" table:table="1"/>
          <office:change-info>
            <dc:creator>Aick in der Au</dc:creator>
            <dc:date>2009-10-31T12:29:18.96</dc:date>
          </office:change-info>
          <table:previous table:id="ct1556">
            <table:change-track-table-cell table:cell-address="'Compute Times'.G222" table:formula="of:=(([.$B$4]*[.D222])/([.E192]*10^6))/3600" office:value-type="float" office:value="0.685937547693904"/>
          </table:previous>
        </table:cell-content-change>
        <table:cell-content-change table:id="ct1757">
          <table:cell-address table:column="6" table:row="222" table:table="1"/>
          <office:change-info>
            <dc:creator>Aick in der Au</dc:creator>
            <dc:date>2009-10-31T12:29:18.96</dc:date>
          </office:change-info>
          <table:previous table:id="ct1557">
            <table:change-track-table-cell table:cell-address="'Compute Times'.G223" table:formula="of:=(([.$B$4]*[.D223])/([.E193]*10^6))/3600" office:value-type="float" office:value="0.564078010788726"/>
          </table:previous>
        </table:cell-content-change>
        <table:cell-content-change table:id="ct1758">
          <table:cell-address table:column="6" table:row="223" table:table="1"/>
          <office:change-info>
            <dc:creator>Aick in der Au</dc:creator>
            <dc:date>2009-10-31T12:29:18.96</dc:date>
          </office:change-info>
          <table:previous table:id="ct1558">
            <table:change-track-table-cell table:cell-address="'Compute Times'.G224" table:formula="of:=(([.$B$4]*[.D224])/([.E194]*10^6))/3600" office:value-type="float" office:value="0.494236359383875"/>
          </table:previous>
        </table:cell-content-change>
        <table:cell-content-change table:id="ct1759">
          <table:cell-address table:column="6" table:row="224" table:table="1"/>
          <office:change-info>
            <dc:creator>Aick in der Au</dc:creator>
            <dc:date>2009-10-31T12:29:18.96</dc:date>
          </office:change-info>
          <table:previous table:id="ct1559">
            <table:change-track-table-cell table:cell-address="'Compute Times'.G225" table:formula="of:=(([.$B$4]*[.D225])/([.E195]*10^6))/3600" office:value-type="float" office:value="0.42603550295858"/>
          </table:previous>
        </table:cell-content-change>
        <table:cell-content-change table:id="ct1760">
          <table:cell-address table:column="6" table:row="225" table:table="1"/>
          <office:change-info>
            <dc:creator>Aick in der Au</dc:creator>
            <dc:date>2009-10-31T12:29:18.96</dc:date>
          </office:change-info>
          <table:previous table:id="ct1560">
            <table:change-track-table-cell table:cell-address="'Compute Times'.G226" table:formula="of:=(([.$B$4]*[.D226])/([.E196]*10^6))/3600" office:value-type="float" office:value="0.368850916481614"/>
          </table:previous>
        </table:cell-content-change>
        <table:cell-content-change table:id="ct1761">
          <table:cell-address table:column="6" table:row="226" table:table="1"/>
          <office:change-info>
            <dc:creator>Aick in der Au</dc:creator>
            <dc:date>2009-10-31T12:29:18.96</dc:date>
          </office:change-info>
          <table:previous table:id="ct1561">
            <table:change-track-table-cell table:cell-address="'Compute Times'.G227" table:formula="of:=(([.$B$4]*[.D227])/([.E197]*10^6))/3600" office:value-type="float" office:value="0.304101894703532"/>
          </table:previous>
        </table:cell-content-change>
        <table:cell-content-change table:id="ct1762">
          <table:cell-address table:column="6" table:row="227" table:table="1"/>
          <office:change-info>
            <dc:creator>Aick in der Au</dc:creator>
            <dc:date>2009-10-31T12:29:18.96</dc:date>
          </office:change-info>
          <table:previous table:id="ct1562">
            <table:change-track-table-cell table:cell-address="'Compute Times'.G228" table:formula="of:=(([.$B$4]*[.D228])/([.E198]*10^6))/3600" office:value-type="float" office:value="0.242747138397503"/>
          </table:previous>
        </table:cell-content-change>
        <table:cell-content-change table:id="ct1763">
          <table:cell-address table:column="6" table:row="228" table:table="1"/>
          <office:change-info>
            <dc:creator>Aick in der Au</dc:creator>
            <dc:date>2009-10-31T12:29:18.96</dc:date>
          </office:change-info>
          <table:previous table:id="ct1563">
            <table:change-track-table-cell table:cell-address="'Compute Times'.G229" table:formula="of:=(([.$B$4]*[.D229])/([.E199]*10^6))/3600" office:value-type="float" office:value="0.185605894478312"/>
          </table:previous>
        </table:cell-content-change>
        <table:cell-content-change table:id="ct1764">
          <table:cell-address table:column="6" table:row="229" table:table="1"/>
          <office:change-info>
            <dc:creator>Aick in der Au</dc:creator>
            <dc:date>2009-10-31T12:29:18.96</dc:date>
          </office:change-info>
          <table:previous table:id="ct1564">
            <table:change-track-table-cell table:cell-address="'Compute Times'.G230" table:formula="of:=(([.$B$4]*[.D230])/([.E200]*10^6))/3600" office:value-type="float" office:value="0.106992456846684"/>
          </table:previous>
        </table:cell-content-change>
        <table:cell-content-change table:id="ct1765">
          <table:cell-address table:column="6" table:row="230" table:table="1"/>
          <office:change-info>
            <dc:creator>Aick in der Au</dc:creator>
            <dc:date>2009-10-31T12:29:18.96</dc:date>
          </office:change-info>
          <table:previous table:id="ct1565">
            <table:change-track-table-cell table:cell-address="'Compute Times'.G231" table:formula="of:=(([.$B$4]*[.D231])/([.E201]*10^6))/3600" office:value-type="float" office:value="0.0661157024793388"/>
          </table:previous>
        </table:cell-content-change>
        <table:cell-content-change table:id="ct1766">
          <table:cell-address table:column="6" table:row="231" table:table="1"/>
          <office:change-info>
            <dc:creator>Aick in der Au</dc:creator>
            <dc:date>2009-10-31T12:29:18.96</dc:date>
          </office:change-info>
          <table:previous table:id="ct1566">
            <table:change-track-table-cell table:cell-address="'Compute Times'.G232" table:formula="of:=(([.$B$4]*[.D232])/([.E202]*10^6))/3600" office:value-type="float" office:value="0.0335386367165261"/>
          </table:previous>
        </table:cell-content-change>
        <table:cell-content-change table:id="ct1767">
          <table:cell-address table:column="6" table:row="232" table:table="1"/>
          <office:change-info>
            <dc:creator>Aick in der Au</dc:creator>
            <dc:date>2009-10-31T12:29:18.96</dc:date>
          </office:change-info>
          <table:previous table:id="ct1567">
            <table:change-track-table-cell table:cell-address="'Compute Times'.G233" table:formula="of:=(([.$B$4]*[.D233])/([.E203]*10^6))/3600" office:value-type="float" office:value="0.0113064616428289"/>
          </table:previous>
        </table:cell-content-change>
        <table:cell-content-change table:id="ct1768">
          <table:cell-address table:column="7" table:row="3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69">
          <table:cell-address table:column="7" table:row="3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0">
          <table:cell-address table:column="7" table:row="3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1">
          <table:cell-address table:column="7" table:row="3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2">
          <table:cell-address table:column="7" table:row="3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3">
          <table:cell-address table:column="7" table:row="3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4">
          <table:cell-address table:column="7" table:row="4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5">
          <table:cell-address table:column="7" table:row="4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6">
          <table:cell-address table:column="7" table:row="4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7">
          <table:cell-address table:column="7" table:row="4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8">
          <table:cell-address table:column="7" table:row="4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9">
          <table:cell-address table:column="7" table:row="4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0">
          <table:cell-address table:column="7" table:row="4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1">
          <table:cell-address table:column="7" table:row="4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2">
          <table:cell-address table:column="7" table:row="4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3">
          <table:cell-address table:column="7" table:row="4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4">
          <table:cell-address table:column="7" table:row="5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5">
          <table:cell-address table:column="7" table:row="5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6">
          <table:cell-address table:column="7" table:row="5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7">
          <table:cell-address table:column="7" table:row="5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8">
          <table:cell-address table:column="7" table:row="5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9">
          <table:cell-address table:column="7" table:row="5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0">
          <table:cell-address table:column="7" table:row="5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1">
          <table:cell-address table:column="7" table:row="5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2">
          <table:cell-address table:column="7" table:row="5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3">
          <table:cell-address table:column="7" table:row="5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4">
          <table:cell-address table:column="7" table:row="6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5">
          <table:cell-address table:column="7" table:row="6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6">
          <table:cell-address table:column="7" table:row="6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7">
          <table:cell-address table:column="7" table:row="6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8">
          <table:cell-address table:column="7" table:row="6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9">
          <table:cell-address table:column="7" table:row="6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0">
          <table:cell-address table:column="7" table:row="6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1">
          <table:cell-address table:column="7" table:row="6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2">
          <table:cell-address table:column="7" table:row="6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3">
          <table:cell-address table:column="7" table:row="6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4">
          <table:cell-address table:column="7" table:row="7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5">
          <table:cell-address table:column="7" table:row="7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6">
          <table:cell-address table:column="7" table:row="7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7">
          <table:cell-address table:column="7" table:row="7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8">
          <table:cell-address table:column="7" table:row="7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9">
          <table:cell-address table:column="7" table:row="7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0">
          <table:cell-address table:column="7" table:row="7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1">
          <table:cell-address table:column="7" table:row="7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2">
          <table:cell-address table:column="7" table:row="7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3">
          <table:cell-address table:column="7" table:row="7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4">
          <table:cell-address table:column="7" table:row="8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5">
          <table:cell-address table:column="7" table:row="8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6">
          <table:cell-address table:column="7" table:row="8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7">
          <table:cell-address table:column="7" table:row="8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8">
          <table:cell-address table:column="7" table:row="8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9">
          <table:cell-address table:column="7" table:row="8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0">
          <table:cell-address table:column="7" table:row="8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1">
          <table:cell-address table:column="7" table:row="8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2">
          <table:cell-address table:column="7" table:row="8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3">
          <table:cell-address table:column="7" table:row="8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4">
          <table:cell-address table:column="7" table:row="9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5">
          <table:cell-address table:column="7" table:row="9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6">
          <table:cell-address table:column="7" table:row="9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7">
          <table:cell-address table:column="7" table:row="9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8">
          <table:cell-address table:column="7" table:row="9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9">
          <table:cell-address table:column="7" table:row="9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0">
          <table:cell-address table:column="7" table:row="9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1">
          <table:cell-address table:column="7" table:row="9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2">
          <table:cell-address table:column="7" table:row="9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3">
          <table:cell-address table:column="7" table:row="9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4">
          <table:cell-address table:column="7" table:row="10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5">
          <table:cell-address table:column="7" table:row="10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6">
          <table:cell-address table:column="7" table:row="10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7">
          <table:cell-address table:column="7" table:row="10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8">
          <table:cell-address table:column="7" table:row="10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9">
          <table:cell-address table:column="7" table:row="10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0">
          <table:cell-address table:column="7" table:row="10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1">
          <table:cell-address table:column="7" table:row="10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2">
          <table:cell-address table:column="7" table:row="10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3">
          <table:cell-address table:column="7" table:row="10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4">
          <table:cell-address table:column="7" table:row="11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5">
          <table:cell-address table:column="7" table:row="11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6">
          <table:cell-address table:column="7" table:row="11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7">
          <table:cell-address table:column="7" table:row="11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8">
          <table:cell-address table:column="7" table:row="11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9">
          <table:cell-address table:column="7" table:row="11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0">
          <table:cell-address table:column="7" table:row="11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1">
          <table:cell-address table:column="7" table:row="11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2">
          <table:cell-address table:column="7" table:row="11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3">
          <table:cell-address table:column="7" table:row="11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4">
          <table:cell-address table:column="7" table:row="12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5">
          <table:cell-address table:column="7" table:row="12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6">
          <table:cell-address table:column="7" table:row="12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7">
          <table:cell-address table:column="7" table:row="12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8">
          <table:cell-address table:column="7" table:row="12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9">
          <table:cell-address table:column="7" table:row="12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0">
          <table:cell-address table:column="7" table:row="12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1">
          <table:cell-address table:column="7" table:row="12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2">
          <table:cell-address table:column="7" table:row="12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3">
          <table:cell-address table:column="7" table:row="12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4">
          <table:cell-address table:column="7" table:row="13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5">
          <table:cell-address table:column="7" table:row="13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6">
          <table:cell-address table:column="7" table:row="13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7">
          <table:cell-address table:column="7" table:row="13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8">
          <table:cell-address table:column="7" table:row="13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9">
          <table:cell-address table:column="7" table:row="13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0">
          <table:cell-address table:column="7" table:row="13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1">
          <table:cell-address table:column="7" table:row="13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2">
          <table:cell-address table:column="7" table:row="13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3">
          <table:cell-address table:column="7" table:row="13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4">
          <table:cell-address table:column="7" table:row="14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5">
          <table:cell-address table:column="7" table:row="14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6">
          <table:cell-address table:column="7" table:row="14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7">
          <table:cell-address table:column="7" table:row="14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8">
          <table:cell-address table:column="7" table:row="14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9">
          <table:cell-address table:column="7" table:row="14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0">
          <table:cell-address table:column="7" table:row="14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1">
          <table:cell-address table:column="7" table:row="14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2">
          <table:cell-address table:column="7" table:row="14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3">
          <table:cell-address table:column="7" table:row="14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4">
          <table:cell-address table:column="7" table:row="15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5">
          <table:cell-address table:column="7" table:row="15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6">
          <table:cell-address table:column="7" table:row="15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7">
          <table:cell-address table:column="7" table:row="15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8">
          <table:cell-address table:column="7" table:row="15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9">
          <table:cell-address table:column="7" table:row="15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0">
          <table:cell-address table:column="7" table:row="15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1">
          <table:cell-address table:column="7" table:row="15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2">
          <table:cell-address table:column="7" table:row="15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3">
          <table:cell-address table:column="7" table:row="15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4">
          <table:cell-address table:column="7" table:row="16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5">
          <table:cell-address table:column="7" table:row="16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6">
          <table:cell-address table:column="7" table:row="16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7">
          <table:cell-address table:column="7" table:row="16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8">
          <table:cell-address table:column="7" table:row="16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9">
          <table:cell-address table:column="7" table:row="16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0">
          <table:cell-address table:column="7" table:row="16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1">
          <table:cell-address table:column="7" table:row="16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2">
          <table:cell-address table:column="7" table:row="16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3">
          <table:cell-address table:column="7" table:row="16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4">
          <table:cell-address table:column="7" table:row="17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5">
          <table:cell-address table:column="7" table:row="17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6">
          <table:cell-address table:column="7" table:row="17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7">
          <table:cell-address table:column="7" table:row="17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8">
          <table:cell-address table:column="7" table:row="17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9">
          <table:cell-address table:column="7" table:row="17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0">
          <table:cell-address table:column="7" table:row="17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1">
          <table:cell-address table:column="7" table:row="17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2">
          <table:cell-address table:column="7" table:row="17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3">
          <table:cell-address table:column="7" table:row="17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4">
          <table:cell-address table:column="7" table:row="18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5">
          <table:cell-address table:column="7" table:row="18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6">
          <table:cell-address table:column="7" table:row="18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7">
          <table:cell-address table:column="7" table:row="18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8">
          <table:cell-address table:column="7" table:row="18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9">
          <table:cell-address table:column="7" table:row="18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0">
          <table:cell-address table:column="7" table:row="18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1">
          <table:cell-address table:column="7" table:row="18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2">
          <table:cell-address table:column="7" table:row="18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3">
          <table:cell-address table:column="7" table:row="18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4">
          <table:cell-address table:column="7" table:row="19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5">
          <table:cell-address table:column="7" table:row="19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6">
          <table:cell-address table:column="7" table:row="19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7">
          <table:cell-address table:column="7" table:row="19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8">
          <table:cell-address table:column="7" table:row="19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9">
          <table:cell-address table:column="7" table:row="19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0">
          <table:cell-address table:column="7" table:row="19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1">
          <table:cell-address table:column="7" table:row="19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2">
          <table:cell-address table:column="7" table:row="19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3">
          <table:cell-address table:column="7" table:row="19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4">
          <table:cell-address table:column="7" table:row="20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5">
          <table:cell-address table:column="7" table:row="20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6">
          <table:cell-address table:column="7" table:row="20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7">
          <table:cell-address table:column="7" table:row="20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8">
          <table:cell-address table:column="7" table:row="20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9">
          <table:cell-address table:column="7" table:row="20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0">
          <table:cell-address table:column="7" table:row="20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1">
          <table:cell-address table:column="7" table:row="20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2">
          <table:cell-address table:column="7" table:row="20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3">
          <table:cell-address table:column="7" table:row="20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4">
          <table:cell-address table:column="7" table:row="21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5">
          <table:cell-address table:column="7" table:row="21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6">
          <table:cell-address table:column="7" table:row="21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7">
          <table:cell-address table:column="7" table:row="21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8">
          <table:cell-address table:column="7" table:row="21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9">
          <table:cell-address table:column="7" table:row="21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0">
          <table:cell-address table:column="7" table:row="21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1">
          <table:cell-address table:column="7" table:row="21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2">
          <table:cell-address table:column="7" table:row="21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3">
          <table:cell-address table:column="7" table:row="21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4">
          <table:cell-address table:column="7" table:row="22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5">
          <table:cell-address table:column="7" table:row="22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6">
          <table:cell-address table:column="7" table:row="22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7">
          <table:cell-address table:column="7" table:row="22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8">
          <table:cell-address table:column="7" table:row="22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9">
          <table:cell-address table:column="7" table:row="22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0">
          <table:cell-address table:column="7" table:row="22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1">
          <table:cell-address table:column="7" table:row="22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2">
          <table:cell-address table:column="7" table:row="22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3">
          <table:cell-address table:column="7" table:row="22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4">
          <table:cell-address table:column="7" table:row="23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5">
          <table:cell-address table:column="7" table:row="23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6">
          <table:cell-address table:column="7" table:row="23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7">
          <table:cell-address table:column="8" table:row="3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68">
          <table:cell-address table:column="8" table:row="3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69">
          <table:cell-address table:column="8" table:row="3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0">
          <table:cell-address table:column="8" table:row="3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1">
          <table:cell-address table:column="8" table:row="3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2">
          <table:cell-address table:column="8" table:row="3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3">
          <table:cell-address table:column="8" table:row="4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4">
          <table:cell-address table:column="8" table:row="4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5">
          <table:cell-address table:column="8" table:row="4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6">
          <table:cell-address table:column="8" table:row="4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7">
          <table:cell-address table:column="8" table:row="4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8">
          <table:cell-address table:column="8" table:row="4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9">
          <table:cell-address table:column="8" table:row="4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0">
          <table:cell-address table:column="8" table:row="4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1">
          <table:cell-address table:column="8" table:row="4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2">
          <table:cell-address table:column="8" table:row="4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3">
          <table:cell-address table:column="8" table:row="5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4">
          <table:cell-address table:column="8" table:row="5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5">
          <table:cell-address table:column="8" table:row="5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6">
          <table:cell-address table:column="8" table:row="5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7">
          <table:cell-address table:column="8" table:row="5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8">
          <table:cell-address table:column="8" table:row="5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9">
          <table:cell-address table:column="8" table:row="5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0">
          <table:cell-address table:column="8" table:row="5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1">
          <table:cell-address table:column="8" table:row="5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2">
          <table:cell-address table:column="8" table:row="5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3">
          <table:cell-address table:column="8" table:row="6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4">
          <table:cell-address table:column="8" table:row="6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5">
          <table:cell-address table:column="8" table:row="6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6">
          <table:cell-address table:column="8" table:row="6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7">
          <table:cell-address table:column="8" table:row="6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8">
          <table:cell-address table:column="8" table:row="6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9">
          <table:cell-address table:column="8" table:row="6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0">
          <table:cell-address table:column="8" table:row="6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1">
          <table:cell-address table:column="8" table:row="6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2">
          <table:cell-address table:column="8" table:row="6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3">
          <table:cell-address table:column="8" table:row="7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4">
          <table:cell-address table:column="8" table:row="7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5">
          <table:cell-address table:column="8" table:row="7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6">
          <table:cell-address table:column="8" table:row="7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7">
          <table:cell-address table:column="8" table:row="7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8">
          <table:cell-address table:column="8" table:row="7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9">
          <table:cell-address table:column="8" table:row="7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0">
          <table:cell-address table:column="8" table:row="7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1">
          <table:cell-address table:column="8" table:row="7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2">
          <table:cell-address table:column="8" table:row="7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3">
          <table:cell-address table:column="8" table:row="8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4">
          <table:cell-address table:column="8" table:row="8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5">
          <table:cell-address table:column="8" table:row="8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6">
          <table:cell-address table:column="8" table:row="8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7">
          <table:cell-address table:column="8" table:row="8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8">
          <table:cell-address table:column="8" table:row="8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9">
          <table:cell-address table:column="8" table:row="8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0">
          <table:cell-address table:column="8" table:row="8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1">
          <table:cell-address table:column="8" table:row="8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2">
          <table:cell-address table:column="8" table:row="8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3">
          <table:cell-address table:column="8" table:row="9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4">
          <table:cell-address table:column="8" table:row="9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5">
          <table:cell-address table:column="8" table:row="9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6">
          <table:cell-address table:column="8" table:row="9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7">
          <table:cell-address table:column="8" table:row="9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8">
          <table:cell-address table:column="8" table:row="9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9">
          <table:cell-address table:column="8" table:row="9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0">
          <table:cell-address table:column="8" table:row="9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1">
          <table:cell-address table:column="8" table:row="9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2">
          <table:cell-address table:column="8" table:row="9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3">
          <table:cell-address table:column="8" table:row="10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4">
          <table:cell-address table:column="8" table:row="10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5">
          <table:cell-address table:column="8" table:row="10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6">
          <table:cell-address table:column="8" table:row="10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7">
          <table:cell-address table:column="8" table:row="10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8">
          <table:cell-address table:column="8" table:row="10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9">
          <table:cell-address table:column="8" table:row="10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0">
          <table:cell-address table:column="8" table:row="10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1">
          <table:cell-address table:column="8" table:row="10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2">
          <table:cell-address table:column="8" table:row="10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3">
          <table:cell-address table:column="8" table:row="11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4">
          <table:cell-address table:column="8" table:row="11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5">
          <table:cell-address table:column="8" table:row="11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6">
          <table:cell-address table:column="8" table:row="11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7">
          <table:cell-address table:column="8" table:row="11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8">
          <table:cell-address table:column="8" table:row="11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9">
          <table:cell-address table:column="8" table:row="11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0">
          <table:cell-address table:column="8" table:row="11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1">
          <table:cell-address table:column="8" table:row="11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2">
          <table:cell-address table:column="8" table:row="11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3">
          <table:cell-address table:column="8" table:row="12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4">
          <table:cell-address table:column="8" table:row="12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5">
          <table:cell-address table:column="8" table:row="12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6">
          <table:cell-address table:column="8" table:row="12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7">
          <table:cell-address table:column="8" table:row="12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8">
          <table:cell-address table:column="8" table:row="12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9">
          <table:cell-address table:column="8" table:row="12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0">
          <table:cell-address table:column="8" table:row="12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1">
          <table:cell-address table:column="8" table:row="12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2">
          <table:cell-address table:column="8" table:row="12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3">
          <table:cell-address table:column="8" table:row="13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4">
          <table:cell-address table:column="8" table:row="13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5">
          <table:cell-address table:column="8" table:row="13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6">
          <table:cell-address table:column="8" table:row="13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7">
          <table:cell-address table:column="8" table:row="13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8">
          <table:cell-address table:column="8" table:row="13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9">
          <table:cell-address table:column="8" table:row="13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0">
          <table:cell-address table:column="8" table:row="13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1">
          <table:cell-address table:column="8" table:row="13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2">
          <table:cell-address table:column="8" table:row="13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3">
          <table:cell-address table:column="8" table:row="14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4">
          <table:cell-address table:column="8" table:row="14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5">
          <table:cell-address table:column="8" table:row="14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6">
          <table:cell-address table:column="8" table:row="14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7">
          <table:cell-address table:column="8" table:row="14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8">
          <table:cell-address table:column="8" table:row="14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9">
          <table:cell-address table:column="8" table:row="14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0">
          <table:cell-address table:column="8" table:row="14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1">
          <table:cell-address table:column="8" table:row="14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2">
          <table:cell-address table:column="8" table:row="14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3">
          <table:cell-address table:column="8" table:row="15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4">
          <table:cell-address table:column="8" table:row="15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5">
          <table:cell-address table:column="8" table:row="15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6">
          <table:cell-address table:column="8" table:row="15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7">
          <table:cell-address table:column="8" table:row="15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8">
          <table:cell-address table:column="8" table:row="15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9">
          <table:cell-address table:column="8" table:row="15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0">
          <table:cell-address table:column="8" table:row="15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1">
          <table:cell-address table:column="8" table:row="15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2">
          <table:cell-address table:column="8" table:row="15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3">
          <table:cell-address table:column="8" table:row="16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4">
          <table:cell-address table:column="8" table:row="16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5">
          <table:cell-address table:column="8" table:row="16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6">
          <table:cell-address table:column="8" table:row="16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7">
          <table:cell-address table:column="8" table:row="16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8">
          <table:cell-address table:column="8" table:row="16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9">
          <table:cell-address table:column="8" table:row="16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0">
          <table:cell-address table:column="8" table:row="16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1">
          <table:cell-address table:column="8" table:row="16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2">
          <table:cell-address table:column="8" table:row="16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3">
          <table:cell-address table:column="8" table:row="17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4">
          <table:cell-address table:column="8" table:row="17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5">
          <table:cell-address table:column="8" table:row="17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6">
          <table:cell-address table:column="8" table:row="17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7">
          <table:cell-address table:column="8" table:row="17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8">
          <table:cell-address table:column="8" table:row="17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9">
          <table:cell-address table:column="8" table:row="17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0">
          <table:cell-address table:column="8" table:row="17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1">
          <table:cell-address table:column="8" table:row="17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2">
          <table:cell-address table:column="8" table:row="17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3">
          <table:cell-address table:column="8" table:row="18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4">
          <table:cell-address table:column="8" table:row="18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5">
          <table:cell-address table:column="8" table:row="18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6">
          <table:cell-address table:column="8" table:row="18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7">
          <table:cell-address table:column="8" table:row="18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8">
          <table:cell-address table:column="8" table:row="18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9">
          <table:cell-address table:column="8" table:row="18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0">
          <table:cell-address table:column="8" table:row="18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1">
          <table:cell-address table:column="8" table:row="18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2">
          <table:cell-address table:column="8" table:row="18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3">
          <table:cell-address table:column="8" table:row="19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4">
          <table:cell-address table:column="8" table:row="19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5">
          <table:cell-address table:column="8" table:row="19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6">
          <table:cell-address table:column="8" table:row="19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7">
          <table:cell-address table:column="8" table:row="19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8">
          <table:cell-address table:column="8" table:row="19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9">
          <table:cell-address table:column="8" table:row="19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0">
          <table:cell-address table:column="8" table:row="19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1">
          <table:cell-address table:column="8" table:row="19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2">
          <table:cell-address table:column="8" table:row="19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3">
          <table:cell-address table:column="8" table:row="20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4">
          <table:cell-address table:column="8" table:row="20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5">
          <table:cell-address table:column="8" table:row="20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6">
          <table:cell-address table:column="8" table:row="20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7">
          <table:cell-address table:column="8" table:row="20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8">
          <table:cell-address table:column="8" table:row="20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9">
          <table:cell-address table:column="8" table:row="20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0">
          <table:cell-address table:column="8" table:row="20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1">
          <table:cell-address table:column="8" table:row="20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2">
          <table:cell-address table:column="8" table:row="20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3">
          <table:cell-address table:column="8" table:row="21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4">
          <table:cell-address table:column="8" table:row="21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5">
          <table:cell-address table:column="8" table:row="21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6">
          <table:cell-address table:column="8" table:row="21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7">
          <table:cell-address table:column="8" table:row="21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8">
          <table:cell-address table:column="8" table:row="21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9">
          <table:cell-address table:column="8" table:row="21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0">
          <table:cell-address table:column="8" table:row="21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1">
          <table:cell-address table:column="8" table:row="21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2">
          <table:cell-address table:column="8" table:row="21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3">
          <table:cell-address table:column="8" table:row="22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4">
          <table:cell-address table:column="8" table:row="22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5">
          <table:cell-address table:column="8" table:row="22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6">
          <table:cell-address table:column="8" table:row="22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7">
          <table:cell-address table:column="8" table:row="22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8">
          <table:cell-address table:column="8" table:row="22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9">
          <table:cell-address table:column="8" table:row="22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0">
          <table:cell-address table:column="8" table:row="22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1">
          <table:cell-address table:column="8" table:row="22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2">
          <table:cell-address table:column="8" table:row="22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3">
          <table:cell-address table:column="8" table:row="23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4">
          <table:cell-address table:column="8" table:row="23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5">
          <table:cell-address table:column="8" table:row="23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6">
          <table:cell-address table:column="9" table:row="3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67">
          <table:cell-address table:column="9" table:row="3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68">
          <table:cell-address table:column="9" table:row="3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69">
          <table:cell-address table:column="9" table:row="3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0">
          <table:cell-address table:column="9" table:row="3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1">
          <table:cell-address table:column="9" table:row="3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2">
          <table:cell-address table:column="9" table:row="4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3">
          <table:cell-address table:column="9" table:row="4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4">
          <table:cell-address table:column="9" table:row="4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5">
          <table:cell-address table:column="9" table:row="4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6">
          <table:cell-address table:column="9" table:row="4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7">
          <table:cell-address table:column="9" table:row="4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8">
          <table:cell-address table:column="9" table:row="4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9">
          <table:cell-address table:column="9" table:row="4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0">
          <table:cell-address table:column="9" table:row="4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1">
          <table:cell-address table:column="9" table:row="4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2">
          <table:cell-address table:column="9" table:row="5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3">
          <table:cell-address table:column="9" table:row="5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4">
          <table:cell-address table:column="9" table:row="5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5">
          <table:cell-address table:column="9" table:row="5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6">
          <table:cell-address table:column="9" table:row="5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7">
          <table:cell-address table:column="9" table:row="5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8">
          <table:cell-address table:column="9" table:row="5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9">
          <table:cell-address table:column="9" table:row="5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0">
          <table:cell-address table:column="9" table:row="5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1">
          <table:cell-address table:column="9" table:row="5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2">
          <table:cell-address table:column="9" table:row="6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3">
          <table:cell-address table:column="9" table:row="6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4">
          <table:cell-address table:column="9" table:row="6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5">
          <table:cell-address table:column="9" table:row="6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6">
          <table:cell-address table:column="9" table:row="6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7">
          <table:cell-address table:column="9" table:row="6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8">
          <table:cell-address table:column="9" table:row="6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9">
          <table:cell-address table:column="9" table:row="6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0">
          <table:cell-address table:column="9" table:row="6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1">
          <table:cell-address table:column="9" table:row="6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2">
          <table:cell-address table:column="9" table:row="7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3">
          <table:cell-address table:column="9" table:row="7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4">
          <table:cell-address table:column="9" table:row="7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5">
          <table:cell-address table:column="9" table:row="7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6">
          <table:cell-address table:column="9" table:row="7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7">
          <table:cell-address table:column="9" table:row="7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8">
          <table:cell-address table:column="9" table:row="7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9">
          <table:cell-address table:column="9" table:row="7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0">
          <table:cell-address table:column="9" table:row="7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1">
          <table:cell-address table:column="9" table:row="7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2">
          <table:cell-address table:column="9" table:row="8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3">
          <table:cell-address table:column="9" table:row="8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4">
          <table:cell-address table:column="9" table:row="8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5">
          <table:cell-address table:column="9" table:row="8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6">
          <table:cell-address table:column="9" table:row="8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7">
          <table:cell-address table:column="9" table:row="8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8">
          <table:cell-address table:column="9" table:row="8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9">
          <table:cell-address table:column="9" table:row="8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0">
          <table:cell-address table:column="9" table:row="8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1">
          <table:cell-address table:column="9" table:row="8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2">
          <table:cell-address table:column="9" table:row="9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3">
          <table:cell-address table:column="9" table:row="9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4">
          <table:cell-address table:column="9" table:row="9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5">
          <table:cell-address table:column="9" table:row="9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6">
          <table:cell-address table:column="9" table:row="9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7">
          <table:cell-address table:column="9" table:row="9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8">
          <table:cell-address table:column="9" table:row="9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9">
          <table:cell-address table:column="9" table:row="9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0">
          <table:cell-address table:column="9" table:row="9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1">
          <table:cell-address table:column="9" table:row="9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2">
          <table:cell-address table:column="9" table:row="10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3">
          <table:cell-address table:column="9" table:row="10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4">
          <table:cell-address table:column="9" table:row="10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5">
          <table:cell-address table:column="9" table:row="10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6">
          <table:cell-address table:column="9" table:row="10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7">
          <table:cell-address table:column="9" table:row="10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8">
          <table:cell-address table:column="9" table:row="10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9">
          <table:cell-address table:column="9" table:row="10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0">
          <table:cell-address table:column="9" table:row="10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1">
          <table:cell-address table:column="9" table:row="10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2">
          <table:cell-address table:column="9" table:row="11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3">
          <table:cell-address table:column="9" table:row="11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4">
          <table:cell-address table:column="9" table:row="11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5">
          <table:cell-address table:column="9" table:row="11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6">
          <table:cell-address table:column="9" table:row="11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7">
          <table:cell-address table:column="9" table:row="11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8">
          <table:cell-address table:column="9" table:row="11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9">
          <table:cell-address table:column="9" table:row="11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0">
          <table:cell-address table:column="9" table:row="11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1">
          <table:cell-address table:column="9" table:row="11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2">
          <table:cell-address table:column="9" table:row="12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3">
          <table:cell-address table:column="9" table:row="12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4">
          <table:cell-address table:column="9" table:row="12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5">
          <table:cell-address table:column="9" table:row="12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6">
          <table:cell-address table:column="9" table:row="12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7">
          <table:cell-address table:column="9" table:row="12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8">
          <table:cell-address table:column="9" table:row="12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9">
          <table:cell-address table:column="9" table:row="12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0">
          <table:cell-address table:column="9" table:row="12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1">
          <table:cell-address table:column="9" table:row="12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2">
          <table:cell-address table:column="9" table:row="13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3">
          <table:cell-address table:column="9" table:row="13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4">
          <table:cell-address table:column="9" table:row="13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5">
          <table:cell-address table:column="9" table:row="13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6">
          <table:cell-address table:column="9" table:row="13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7">
          <table:cell-address table:column="9" table:row="13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8">
          <table:cell-address table:column="9" table:row="13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9">
          <table:cell-address table:column="9" table:row="13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0">
          <table:cell-address table:column="9" table:row="13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1">
          <table:cell-address table:column="9" table:row="13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2">
          <table:cell-address table:column="9" table:row="14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3">
          <table:cell-address table:column="9" table:row="14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4">
          <table:cell-address table:column="9" table:row="14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5">
          <table:cell-address table:column="9" table:row="14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6">
          <table:cell-address table:column="9" table:row="14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7">
          <table:cell-address table:column="9" table:row="14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8">
          <table:cell-address table:column="9" table:row="14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9">
          <table:cell-address table:column="9" table:row="14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0">
          <table:cell-address table:column="9" table:row="14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1">
          <table:cell-address table:column="9" table:row="14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2">
          <table:cell-address table:column="9" table:row="15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3">
          <table:cell-address table:column="9" table:row="15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4">
          <table:cell-address table:column="9" table:row="15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5">
          <table:cell-address table:column="9" table:row="15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6">
          <table:cell-address table:column="9" table:row="15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7">
          <table:cell-address table:column="9" table:row="15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8">
          <table:cell-address table:column="9" table:row="15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9">
          <table:cell-address table:column="9" table:row="15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0">
          <table:cell-address table:column="9" table:row="15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1">
          <table:cell-address table:column="9" table:row="15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2">
          <table:cell-address table:column="9" table:row="16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3">
          <table:cell-address table:column="9" table:row="16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4">
          <table:cell-address table:column="9" table:row="16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5">
          <table:cell-address table:column="9" table:row="16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6">
          <table:cell-address table:column="9" table:row="16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7">
          <table:cell-address table:column="9" table:row="16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8">
          <table:cell-address table:column="9" table:row="16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9">
          <table:cell-address table:column="9" table:row="16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0">
          <table:cell-address table:column="9" table:row="16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1">
          <table:cell-address table:column="9" table:row="16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2">
          <table:cell-address table:column="9" table:row="17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3">
          <table:cell-address table:column="9" table:row="17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4">
          <table:cell-address table:column="9" table:row="17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5">
          <table:cell-address table:column="9" table:row="17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6">
          <table:cell-address table:column="9" table:row="17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7">
          <table:cell-address table:column="9" table:row="17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8">
          <table:cell-address table:column="9" table:row="17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9">
          <table:cell-address table:column="9" table:row="17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0">
          <table:cell-address table:column="9" table:row="17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1">
          <table:cell-address table:column="9" table:row="17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2">
          <table:cell-address table:column="9" table:row="18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3">
          <table:cell-address table:column="9" table:row="18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4">
          <table:cell-address table:column="9" table:row="18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5">
          <table:cell-address table:column="9" table:row="18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6">
          <table:cell-address table:column="9" table:row="18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7">
          <table:cell-address table:column="9" table:row="18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8">
          <table:cell-address table:column="9" table:row="18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9">
          <table:cell-address table:column="9" table:row="18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0">
          <table:cell-address table:column="9" table:row="18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1">
          <table:cell-address table:column="9" table:row="18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2">
          <table:cell-address table:column="9" table:row="19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3">
          <table:cell-address table:column="9" table:row="19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4">
          <table:cell-address table:column="9" table:row="19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5">
          <table:cell-address table:column="9" table:row="19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6">
          <table:cell-address table:column="9" table:row="19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7">
          <table:cell-address table:column="9" table:row="19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8">
          <table:cell-address table:column="9" table:row="19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9">
          <table:cell-address table:column="9" table:row="19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0">
          <table:cell-address table:column="9" table:row="19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1">
          <table:cell-address table:column="9" table:row="19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2">
          <table:cell-address table:column="9" table:row="20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3">
          <table:cell-address table:column="9" table:row="20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4">
          <table:cell-address table:column="9" table:row="20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5">
          <table:cell-address table:column="9" table:row="20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6">
          <table:cell-address table:column="9" table:row="20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7">
          <table:cell-address table:column="9" table:row="20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8">
          <table:cell-address table:column="9" table:row="20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9">
          <table:cell-address table:column="9" table:row="20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0">
          <table:cell-address table:column="9" table:row="20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1">
          <table:cell-address table:column="9" table:row="20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2">
          <table:cell-address table:column="9" table:row="21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3">
          <table:cell-address table:column="9" table:row="21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4">
          <table:cell-address table:column="9" table:row="21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5">
          <table:cell-address table:column="9" table:row="21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6">
          <table:cell-address table:column="9" table:row="21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7">
          <table:cell-address table:column="9" table:row="21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8">
          <table:cell-address table:column="9" table:row="21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9">
          <table:cell-address table:column="9" table:row="21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0">
          <table:cell-address table:column="9" table:row="21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1">
          <table:cell-address table:column="9" table:row="21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2">
          <table:cell-address table:column="9" table:row="22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3">
          <table:cell-address table:column="9" table:row="22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4">
          <table:cell-address table:column="9" table:row="22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5">
          <table:cell-address table:column="9" table:row="22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6">
          <table:cell-address table:column="9" table:row="22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7">
          <table:cell-address table:column="9" table:row="22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8">
          <table:cell-address table:column="9" table:row="22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9">
          <table:cell-address table:column="9" table:row="22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60">
          <table:cell-address table:column="9" table:row="22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61">
          <table:cell-address table:column="9" table:row="22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62">
          <table:cell-address table:column="9" table:row="23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63">
          <table:cell-address table:column="9" table:row="23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64">
          <table:cell-address table:column="9" table:row="23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65">
          <table:cell-address table:column="0" table:row="233" table:table="1"/>
          <office:change-info>
            <dc:creator>Aick in der Au</dc:creator>
            <dc:date>2009-10-31T12:30:08.59</dc:date>
          </office:change-info>
          <table:previous>
            <table:change-track-table-cell/>
          </table:previous>
        </table:cell-content-change>
        <table:cell-content-change table:id="ct2366">
          <table:cell-address table:column="9" table:row="233" table:table="1"/>
          <office:change-info>
            <dc:creator>Aick in der Au</dc:creator>
            <dc:date>2009-10-31T12:30:24.62</dc:date>
          </office:change-info>
          <table:previous>
            <table:change-track-table-cell/>
          </table:previous>
        </table:cell-content-change>
        <table:cell-content-change table:id="ct2367">
          <table:cell-address table:column="0" table:row="233" table:table="1"/>
          <office:change-info>
            <dc:creator>Aick in der Au</dc:creator>
            <dc:date>2009-10-31T12:30:39.67</dc:date>
          </office:change-info>
          <table:previous table:id="ct2365">
            <table:change-track-table-cell office:value-type="string">
              <text:p>Total [h] [d]</text:p>
            </table:change-track-table-cell>
          </table:previous>
        </table:cell-content-change>
        <table:cell-content-change table:id="ct2368">
          <table:cell-address table:column="8" table:row="233" table:table="1"/>
          <office:change-info>
            <dc:creator>Aick in der Au</dc:creator>
            <dc:date>2009-10-31T12:30:53.68</dc:date>
          </office:change-info>
          <table:previous>
            <table:change-track-table-cell/>
          </table:previous>
        </table:cell-content-change>
        <table:cell-content-change table:id="ct2369">
          <table:cell-address table:column="8" table:row="233" table:table="1"/>
          <office:change-info>
            <dc:creator>Aick in der Au</dc:creator>
            <dc:date>2009-10-31T12:31:01.68</dc:date>
          </office:change-info>
          <table:previous table:id="ct2368">
            <table:change-track-table-cell table:cell-address="'Compute Times'.I234" table:formula="of:=SUM([.J34:.J233])" office:value-type="float" office:value="119.059334038604"/>
          </table:previous>
        </table:cell-content-change>
        <table:cell-content-change table:id="ct2370">
          <table:cell-address table:column="7" table:row="233" table:table="1"/>
          <office:change-info>
            <dc:creator>Aick in der Au</dc:creator>
            <dc:date>2009-10-31T12:31:07.01</dc:date>
          </office:change-info>
          <table:previous>
            <table:change-track-table-cell/>
          </table:previous>
        </table:cell-content-change>
        <table:cell-content-change table:id="ct2371">
          <table:cell-address table:column="6" table:row="233" table:table="1"/>
          <office:change-info>
            <dc:creator>Aick in der Au</dc:creator>
            <dc:date>2009-10-31T12:31:18.34</dc:date>
          </office:change-info>
          <table:previous>
            <table:change-track-table-cell/>
          </table:previous>
        </table:cell-content-change>
        <table:cell-content-change table:id="ct2372">
          <table:cell-address table:column="5" table:row="233" table:table="1"/>
          <office:change-info>
            <dc:creator>Aick in der Au</dc:creator>
            <dc:date>2009-10-31T12:31:20.40</dc:date>
          </office:change-info>
          <table:previous>
            <table:change-track-table-cell/>
          </table:previous>
        </table:cell-content-change>
        <table:cell-content-change table:id="ct2373">
          <table:cell-address table:column="4" table:row="233" table:table="1"/>
          <office:change-info>
            <dc:creator>Aick in der Au</dc:creator>
            <dc:date>2009-10-31T12:31:23.42</dc:date>
          </office:change-info>
          <table:previous>
            <table:change-track-table-cell/>
          </table:previous>
        </table:cell-content-change>
        <table:cell-content-change table:id="ct2374">
          <table:cell-address table:column="1" table:row="3" table:table="1"/>
          <office:change-info>
            <dc:creator>Aick in der Au</dc:creator>
            <dc:date>2009-10-31T12:34:29.07</dc:date>
          </office:change-info>
          <table:previous>
            <table:change-track-table-cell/>
          </table:previous>
        </table:cell-content-change>
        <table:cell-content-change table:id="ct2375">
          <table:cell-address table:column="1" table:row="3" table:table="1"/>
          <office:change-info>
            <dc:creator>Aick in der Au</dc:creator>
            <dc:date>2009-10-31T12:34:35.95</dc:date>
          </office:change-info>
          <table:previous table:id="ct128">
            <table:change-track-table-cell office:value-type="float" office:value="608801"/>
          </table:previous>
        </table:cell-content-change>
        <table:movement table:id="ct2376">
          <table:source-range-address table:column="7" table:row="12" table:table="1"/>
          <table:target-range-address table:column="1" table:row="3" table:table="1"/>
          <office:change-info>
            <dc:creator>Aick in der Au</dc:creator>
            <dc:date>2009-10-31T12:36:08.84</dc:date>
          </office:change-info>
          <table:dependencies>
            <table:dependence table:id="ct2785"/>
          </table:dependencies>
          <table:deletions>
            <table:cell-content-deletion table:id="ct2375">
              <table:change-track-table-cell office:value-type="float" office:value="6923"/>
            </table:cell-content-deletion>
          </table:deletions>
        </table:movement>
        <table:cell-content-change table:id="ct2377">
          <table:cell-address table:column="10" table:row="33" table:table="1"/>
          <office:change-info>
            <dc:creator>Aick in der Au</dc:creator>
            <dc:date>2009-10-31T12:37:04.98</dc:date>
          </office:change-info>
          <table:previous>
            <table:change-track-table-cell/>
          </table:previous>
        </table:cell-content-change>
        <table:cell-content-change table:id="ct2378">
          <table:cell-address table:column="10" table:row="34" table:table="1"/>
          <office:change-info>
            <dc:creator>Aick in der Au</dc:creator>
            <dc:date>2009-10-31T12:37:08.59</dc:date>
          </office:change-info>
          <table:previous>
            <table:change-track-table-cell/>
          </table:previous>
        </table:cell-content-change>
        <table:cell-content-change table:id="ct2379">
          <table:cell-address table:column="10" table:row="34" table:table="1"/>
          <office:change-info>
            <dc:creator>Aick in der Au</dc:creator>
            <dc:date>2009-10-31T12:37:20.09</dc:date>
          </office:change-info>
          <table:previous table:id="ct2378">
            <table:change-track-table-cell table:cell-address="'Compute Times'.K35" table:formula="of:=SUM([.J35:.J35])" office:value-type="float" office:value="1.49874214115202"/>
          </table:previous>
        </table:cell-content-change>
        <table:cell-content-change table:id="ct2380">
          <table:cell-address table:column="10" table:row="33" table:table="1"/>
          <office:change-info>
            <dc:creator>Aick in der Au</dc:creator>
            <dc:date>2009-10-31T12:37:27.68</dc:date>
          </office:change-info>
          <table:previous table:id="ct2377">
            <table:change-track-table-cell table:cell-address="'Compute Times'.K34" table:formula="of:=SUM([.J34:.J34])" office:value-type="float" office:value="1.49874214115202"/>
          </table:previous>
        </table:cell-content-change>
        <table:cell-content-change table:id="ct2381">
          <table:cell-address table:column="10" table:row="35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2">
          <table:cell-address table:column="10" table:row="36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3">
          <table:cell-address table:column="10" table:row="37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4">
          <table:cell-address table:column="10" table:row="38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5">
          <table:cell-address table:column="10" table:row="39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6">
          <table:cell-address table:column="10" table:row="40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7">
          <table:cell-address table:column="10" table:row="41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8">
          <table:cell-address table:column="10" table:row="42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9">
          <table:cell-address table:column="10" table:row="4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0">
          <table:cell-address table:column="10" table:row="4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1">
          <table:cell-address table:column="10" table:row="4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2">
          <table:cell-address table:column="10" table:row="4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3">
          <table:cell-address table:column="10" table:row="4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4">
          <table:cell-address table:column="10" table:row="4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5">
          <table:cell-address table:column="10" table:row="4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6">
          <table:cell-address table:column="10" table:row="5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7">
          <table:cell-address table:column="10" table:row="5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8">
          <table:cell-address table:column="10" table:row="5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9">
          <table:cell-address table:column="10" table:row="5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0">
          <table:cell-address table:column="10" table:row="5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1">
          <table:cell-address table:column="10" table:row="5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2">
          <table:cell-address table:column="10" table:row="5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3">
          <table:cell-address table:column="10" table:row="5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4">
          <table:cell-address table:column="10" table:row="5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5">
          <table:cell-address table:column="10" table:row="5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6">
          <table:cell-address table:column="10" table:row="6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7">
          <table:cell-address table:column="10" table:row="6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8">
          <table:cell-address table:column="10" table:row="6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9">
          <table:cell-address table:column="10" table:row="6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0">
          <table:cell-address table:column="10" table:row="6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1">
          <table:cell-address table:column="10" table:row="6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2">
          <table:cell-address table:column="10" table:row="6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3">
          <table:cell-address table:column="10" table:row="6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4">
          <table:cell-address table:column="10" table:row="6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5">
          <table:cell-address table:column="10" table:row="6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6">
          <table:cell-address table:column="10" table:row="7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7">
          <table:cell-address table:column="10" table:row="7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8">
          <table:cell-address table:column="10" table:row="7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9">
          <table:cell-address table:column="10" table:row="7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0">
          <table:cell-address table:column="10" table:row="7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1">
          <table:cell-address table:column="10" table:row="7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2">
          <table:cell-address table:column="10" table:row="7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3">
          <table:cell-address table:column="10" table:row="7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4">
          <table:cell-address table:column="10" table:row="7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5">
          <table:cell-address table:column="10" table:row="7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6">
          <table:cell-address table:column="10" table:row="8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7">
          <table:cell-address table:column="10" table:row="8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8">
          <table:cell-address table:column="10" table:row="8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9">
          <table:cell-address table:column="10" table:row="8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0">
          <table:cell-address table:column="10" table:row="8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1">
          <table:cell-address table:column="10" table:row="8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2">
          <table:cell-address table:column="10" table:row="8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3">
          <table:cell-address table:column="10" table:row="8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4">
          <table:cell-address table:column="10" table:row="8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5">
          <table:cell-address table:column="10" table:row="8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6">
          <table:cell-address table:column="10" table:row="9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7">
          <table:cell-address table:column="10" table:row="9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8">
          <table:cell-address table:column="10" table:row="9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9">
          <table:cell-address table:column="10" table:row="9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0">
          <table:cell-address table:column="10" table:row="9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1">
          <table:cell-address table:column="10" table:row="9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2">
          <table:cell-address table:column="10" table:row="9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3">
          <table:cell-address table:column="10" table:row="9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4">
          <table:cell-address table:column="10" table:row="9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5">
          <table:cell-address table:column="10" table:row="9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6">
          <table:cell-address table:column="10" table:row="10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7">
          <table:cell-address table:column="10" table:row="10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8">
          <table:cell-address table:column="10" table:row="10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9">
          <table:cell-address table:column="10" table:row="10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0">
          <table:cell-address table:column="10" table:row="10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1">
          <table:cell-address table:column="10" table:row="10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2">
          <table:cell-address table:column="10" table:row="10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3">
          <table:cell-address table:column="10" table:row="10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4">
          <table:cell-address table:column="10" table:row="10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5">
          <table:cell-address table:column="10" table:row="10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6">
          <table:cell-address table:column="10" table:row="11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7">
          <table:cell-address table:column="10" table:row="11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8">
          <table:cell-address table:column="10" table:row="11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9">
          <table:cell-address table:column="10" table:row="11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0">
          <table:cell-address table:column="10" table:row="11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1">
          <table:cell-address table:column="10" table:row="11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2">
          <table:cell-address table:column="10" table:row="11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3">
          <table:cell-address table:column="10" table:row="11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4">
          <table:cell-address table:column="10" table:row="11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5">
          <table:cell-address table:column="10" table:row="11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6">
          <table:cell-address table:column="10" table:row="12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7">
          <table:cell-address table:column="10" table:row="12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8">
          <table:cell-address table:column="10" table:row="12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9">
          <table:cell-address table:column="10" table:row="12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0">
          <table:cell-address table:column="10" table:row="12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1">
          <table:cell-address table:column="10" table:row="12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2">
          <table:cell-address table:column="10" table:row="12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3">
          <table:cell-address table:column="10" table:row="12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4">
          <table:cell-address table:column="10" table:row="12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5">
          <table:cell-address table:column="10" table:row="12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6">
          <table:cell-address table:column="10" table:row="13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7">
          <table:cell-address table:column="10" table:row="13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8">
          <table:cell-address table:column="10" table:row="13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9">
          <table:cell-address table:column="10" table:row="13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0">
          <table:cell-address table:column="10" table:row="13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1">
          <table:cell-address table:column="10" table:row="13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2">
          <table:cell-address table:column="10" table:row="13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3">
          <table:cell-address table:column="10" table:row="13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4">
          <table:cell-address table:column="10" table:row="13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5">
          <table:cell-address table:column="10" table:row="13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6">
          <table:cell-address table:column="10" table:row="14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7">
          <table:cell-address table:column="10" table:row="14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8">
          <table:cell-address table:column="10" table:row="14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9">
          <table:cell-address table:column="10" table:row="14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0">
          <table:cell-address table:column="10" table:row="14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1">
          <table:cell-address table:column="10" table:row="14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2">
          <table:cell-address table:column="10" table:row="14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3">
          <table:cell-address table:column="10" table:row="14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4">
          <table:cell-address table:column="10" table:row="14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5">
          <table:cell-address table:column="10" table:row="14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6">
          <table:cell-address table:column="10" table:row="15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7">
          <table:cell-address table:column="10" table:row="15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8">
          <table:cell-address table:column="10" table:row="15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9">
          <table:cell-address table:column="10" table:row="15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0">
          <table:cell-address table:column="10" table:row="15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1">
          <table:cell-address table:column="10" table:row="15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2">
          <table:cell-address table:column="10" table:row="15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3">
          <table:cell-address table:column="10" table:row="15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4">
          <table:cell-address table:column="10" table:row="15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5">
          <table:cell-address table:column="10" table:row="15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6">
          <table:cell-address table:column="10" table:row="16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7">
          <table:cell-address table:column="10" table:row="16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8">
          <table:cell-address table:column="10" table:row="16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9">
          <table:cell-address table:column="10" table:row="16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0">
          <table:cell-address table:column="10" table:row="16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1">
          <table:cell-address table:column="10" table:row="16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2">
          <table:cell-address table:column="10" table:row="16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3">
          <table:cell-address table:column="10" table:row="16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4">
          <table:cell-address table:column="10" table:row="16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5">
          <table:cell-address table:column="10" table:row="16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6">
          <table:cell-address table:column="10" table:row="17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7">
          <table:cell-address table:column="10" table:row="17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8">
          <table:cell-address table:column="10" table:row="17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9">
          <table:cell-address table:column="10" table:row="17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0">
          <table:cell-address table:column="10" table:row="17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1">
          <table:cell-address table:column="10" table:row="17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2">
          <table:cell-address table:column="10" table:row="17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3">
          <table:cell-address table:column="10" table:row="17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4">
          <table:cell-address table:column="10" table:row="17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5">
          <table:cell-address table:column="10" table:row="17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6">
          <table:cell-address table:column="10" table:row="18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7">
          <table:cell-address table:column="10" table:row="18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8">
          <table:cell-address table:column="10" table:row="18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9">
          <table:cell-address table:column="10" table:row="18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0">
          <table:cell-address table:column="10" table:row="18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1">
          <table:cell-address table:column="10" table:row="18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2">
          <table:cell-address table:column="10" table:row="18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3">
          <table:cell-address table:column="10" table:row="18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4">
          <table:cell-address table:column="10" table:row="18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5">
          <table:cell-address table:column="10" table:row="18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6">
          <table:cell-address table:column="10" table:row="19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7">
          <table:cell-address table:column="10" table:row="19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8">
          <table:cell-address table:column="10" table:row="19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9">
          <table:cell-address table:column="10" table:row="19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0">
          <table:cell-address table:column="10" table:row="19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1">
          <table:cell-address table:column="10" table:row="19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2">
          <table:cell-address table:column="10" table:row="19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3">
          <table:cell-address table:column="10" table:row="19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4">
          <table:cell-address table:column="10" table:row="19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5">
          <table:cell-address table:column="10" table:row="19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6">
          <table:cell-address table:column="10" table:row="20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7">
          <table:cell-address table:column="10" table:row="20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8">
          <table:cell-address table:column="10" table:row="20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9">
          <table:cell-address table:column="10" table:row="20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0">
          <table:cell-address table:column="10" table:row="20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1">
          <table:cell-address table:column="10" table:row="20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2">
          <table:cell-address table:column="10" table:row="20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3">
          <table:cell-address table:column="10" table:row="20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4">
          <table:cell-address table:column="10" table:row="20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5">
          <table:cell-address table:column="10" table:row="20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6">
          <table:cell-address table:column="10" table:row="21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7">
          <table:cell-address table:column="10" table:row="21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8">
          <table:cell-address table:column="10" table:row="21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9">
          <table:cell-address table:column="10" table:row="21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0">
          <table:cell-address table:column="10" table:row="21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1">
          <table:cell-address table:column="10" table:row="21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2">
          <table:cell-address table:column="10" table:row="21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3">
          <table:cell-address table:column="10" table:row="21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4">
          <table:cell-address table:column="10" table:row="21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5">
          <table:cell-address table:column="10" table:row="21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6">
          <table:cell-address table:column="10" table:row="22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7">
          <table:cell-address table:column="10" table:row="22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8">
          <table:cell-address table:column="10" table:row="22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9">
          <table:cell-address table:column="10" table:row="22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0">
          <table:cell-address table:column="10" table:row="22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1">
          <table:cell-address table:column="10" table:row="22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2">
          <table:cell-address table:column="10" table:row="22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3">
          <table:cell-address table:column="10" table:row="22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4">
          <table:cell-address table:column="10" table:row="22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5">
          <table:cell-address table:column="10" table:row="22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6">
          <table:cell-address table:column="10" table:row="23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7">
          <table:cell-address table:column="10" table:row="23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8">
          <table:cell-address table:column="10" table:row="23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9">
          <table:cell-address table:column="10" table:row="23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80">
          <table:cell-address table:column="10" table:row="233" table:table="1"/>
          <office:change-info>
            <dc:creator>Aick in der Au</dc:creator>
            <dc:date>2009-10-31T12:39:41.75</dc:date>
          </office:change-info>
          <table:previous table:id="ct2579">
            <table:change-track-table-cell table:cell-address="'Compute Times'.K234" table:formula="of:=SUM([.$J$34:.J234])" office:value-type="float" office:value="238.118668077208"/>
          </table:previous>
        </table:cell-content-change>
        <table:cell-content-change table:id="ct2581">
          <table:cell-address table:column="10" table:row="32" table:table="1"/>
          <office:change-info>
            <dc:creator>Aick in der Au</dc:creator>
            <dc:date>2009-10-31T12:40:28.96</dc:date>
          </office:change-info>
          <table:previous>
            <table:change-track-table-cell/>
          </table:previous>
        </table:cell-content-change>
        <table:cell-content-change table:id="ct2582">
          <table:cell-address table:column="1" table:row="6" table:table="1"/>
          <office:change-info>
            <dc:creator>Aick in der Au</dc:creator>
            <dc:date>2009-10-31T12:48:23.89</dc:date>
          </office:change-info>
          <table:previous table:id="ct129">
            <table:change-track-table-cell office:value-type="float" office:value="300"/>
          </table:previous>
        </table:cell-content-change>
        <table:cell-content-change table:id="ct2583">
          <table:cell-address table:column="4" table:row="4" table:table="1"/>
          <office:change-info>
            <dc:creator>Aick in der Au</dc:creator>
            <dc:date>2009-10-31T15:42:34.21</dc:date>
          </office:change-info>
          <table:previous table:id="ct121">
            <table:change-track-table-cell office:value-type="float" office:value="3.9"/>
          </table:previous>
        </table:cell-content-change>
        <table:cell-content-change table:id="ct2584">
          <table:cell-address table:column="6" table:row="33" table:table="1"/>
          <office:change-info>
            <dc:creator>Aick in der Au</dc:creator>
            <dc:date>2009-10-31T15:43:26.92</dc:date>
          </office:change-info>
          <table:previous table:id="ct1568">
            <table:change-track-table-cell table:cell-address="'Compute Times'.G34" table:formula="of:=(([.$B$4]*[.D34])/([.$E$4]*10^6))/3600" office:value-type="float" office:value="12.8937495511458"/>
          </table:previous>
        </table:cell-content-change>
        <table:cell-content-change table:id="ct2585">
          <table:cell-address table:column="6" table:row="34" table:table="1"/>
          <office:change-info>
            <dc:creator>Aick in der Au</dc:creator>
            <dc:date>2009-10-31T15:43:38.45</dc:date>
          </office:change-info>
          <table:previous table:id="ct1569">
            <table:change-track-table-cell table:cell-address="'Compute Times'.G35" table:formula="of:=(([.$B$4]*[.D35])/([.$E$4]*10^6))/3600" office:value-type="float" office:value="12.8937495511458"/>
          </table:previous>
        </table:cell-content-change>
        <table:cell-content-change table:id="ct2586">
          <table:cell-address table:column="6" table:row="35" table:table="1"/>
          <office:change-info>
            <dc:creator>Aick in der Au</dc:creator>
            <dc:date>2009-10-31T15:43:38.45</dc:date>
          </office:change-info>
          <table:previous table:id="ct1570">
            <table:change-track-table-cell table:cell-address="'Compute Times'.G36" table:formula="of:=(([.$B$4]*[.D36])/([.$E$4]*10^6))/3600" office:value-type="float" office:value="12.8937495511458"/>
          </table:previous>
        </table:cell-content-change>
        <table:cell-content-change table:id="ct2587">
          <table:cell-address table:column="6" table:row="36" table:table="1"/>
          <office:change-info>
            <dc:creator>Aick in der Au</dc:creator>
            <dc:date>2009-10-31T15:43:38.45</dc:date>
          </office:change-info>
          <table:previous table:id="ct1571">
            <table:change-track-table-cell table:cell-address="'Compute Times'.G37" table:formula="of:=(([.$B$4]*[.D37])/([.$E$4]*10^6))/3600" office:value-type="float" office:value="12.8937495511458"/>
          </table:previous>
        </table:cell-content-change>
        <table:cell-content-change table:id="ct2588">
          <table:cell-address table:column="6" table:row="37" table:table="1"/>
          <office:change-info>
            <dc:creator>Aick in der Au</dc:creator>
            <dc:date>2009-10-31T15:43:38.45</dc:date>
          </office:change-info>
          <table:previous table:id="ct1572">
            <table:change-track-table-cell table:cell-address="'Compute Times'.G38" table:formula="of:=(([.$B$4]*[.D38])/([.$E$4]*10^6))/3600" office:value-type="float" office:value="12.8937495511458"/>
          </table:previous>
        </table:cell-content-change>
        <table:cell-content-change table:id="ct2589">
          <table:cell-address table:column="6" table:row="38" table:table="1"/>
          <office:change-info>
            <dc:creator>Aick in der Au</dc:creator>
            <dc:date>2009-10-31T15:43:38.45</dc:date>
          </office:change-info>
          <table:previous table:id="ct1573">
            <table:change-track-table-cell table:cell-address="'Compute Times'.G39" table:formula="of:=(([.$B$4]*[.D39])/([.$E$4]*10^6))/3600" office:value-type="float" office:value="12.8937495511458"/>
          </table:previous>
        </table:cell-content-change>
        <table:cell-content-change table:id="ct2590">
          <table:cell-address table:column="6" table:row="39" table:table="1"/>
          <office:change-info>
            <dc:creator>Aick in der Au</dc:creator>
            <dc:date>2009-10-31T15:43:38.45</dc:date>
          </office:change-info>
          <table:previous table:id="ct1574">
            <table:change-track-table-cell table:cell-address="'Compute Times'.G40" table:formula="of:=(([.$B$4]*[.D40])/([.$E$4]*10^6))/3600" office:value-type="float" office:value="12.8937495511458"/>
          </table:previous>
        </table:cell-content-change>
        <table:cell-content-change table:id="ct2591">
          <table:cell-address table:column="6" table:row="40" table:table="1"/>
          <office:change-info>
            <dc:creator>Aick in der Au</dc:creator>
            <dc:date>2009-10-31T15:43:38.45</dc:date>
          </office:change-info>
          <table:previous table:id="ct1575">
            <table:change-track-table-cell table:cell-address="'Compute Times'.G41" table:formula="of:=(([.$B$4]*[.D41])/([.$E$4]*10^6))/3600" office:value-type="float" office:value="12.8937495511458"/>
          </table:previous>
        </table:cell-content-change>
        <table:cell-content-change table:id="ct2592">
          <table:cell-address table:column="6" table:row="41" table:table="1"/>
          <office:change-info>
            <dc:creator>Aick in der Au</dc:creator>
            <dc:date>2009-10-31T15:43:38.45</dc:date>
          </office:change-info>
          <table:previous table:id="ct1576">
            <table:change-track-table-cell table:cell-address="'Compute Times'.G42" table:formula="of:=(([.$B$4]*[.D42])/([.$E$4]*10^6))/3600" office:value-type="float" office:value="12.8937495511458"/>
          </table:previous>
        </table:cell-content-change>
        <table:cell-content-change table:id="ct2593">
          <table:cell-address table:column="6" table:row="42" table:table="1"/>
          <office:change-info>
            <dc:creator>Aick in der Au</dc:creator>
            <dc:date>2009-10-31T15:43:38.45</dc:date>
          </office:change-info>
          <table:previous table:id="ct1577">
            <table:change-track-table-cell table:cell-address="'Compute Times'.G43" table:formula="of:=(([.$B$4]*[.D43])/([.$E$4]*10^6))/3600" office:value-type="float" office:value="12.8937495511458"/>
          </table:previous>
        </table:cell-content-change>
        <table:cell-content-change table:id="ct2594">
          <table:cell-address table:column="6" table:row="43" table:table="1"/>
          <office:change-info>
            <dc:creator>Aick in der Au</dc:creator>
            <dc:date>2009-10-31T15:43:38.45</dc:date>
          </office:change-info>
          <table:previous table:id="ct1578">
            <table:change-track-table-cell table:cell-address="'Compute Times'.G44" table:formula="of:=(([.$B$4]*[.D44])/([.$E$4]*10^6))/3600" office:value-type="float" office:value="12.8937495511458"/>
          </table:previous>
        </table:cell-content-change>
        <table:cell-content-change table:id="ct2595">
          <table:cell-address table:column="6" table:row="44" table:table="1"/>
          <office:change-info>
            <dc:creator>Aick in der Au</dc:creator>
            <dc:date>2009-10-31T15:43:38.45</dc:date>
          </office:change-info>
          <table:previous table:id="ct1579">
            <table:change-track-table-cell table:cell-address="'Compute Times'.G45" table:formula="of:=(([.$B$4]*[.D45])/([.$E$4]*10^6))/3600" office:value-type="float" office:value="12.8937495511458"/>
          </table:previous>
        </table:cell-content-change>
        <table:cell-content-change table:id="ct2596">
          <table:cell-address table:column="6" table:row="45" table:table="1"/>
          <office:change-info>
            <dc:creator>Aick in der Au</dc:creator>
            <dc:date>2009-10-31T15:43:38.45</dc:date>
          </office:change-info>
          <table:previous table:id="ct1580">
            <table:change-track-table-cell table:cell-address="'Compute Times'.G46" table:formula="of:=(([.$B$4]*[.D46])/([.$E$4]*10^6))/3600" office:value-type="float" office:value="12.8937495511458"/>
          </table:previous>
        </table:cell-content-change>
        <table:cell-content-change table:id="ct2597">
          <table:cell-address table:column="6" table:row="46" table:table="1"/>
          <office:change-info>
            <dc:creator>Aick in der Au</dc:creator>
            <dc:date>2009-10-31T15:43:38.45</dc:date>
          </office:change-info>
          <table:previous table:id="ct1581">
            <table:change-track-table-cell table:cell-address="'Compute Times'.G47" table:formula="of:=(([.$B$4]*[.D47])/([.$E$4]*10^6))/3600" office:value-type="float" office:value="12.8937495511458"/>
          </table:previous>
        </table:cell-content-change>
        <table:cell-content-change table:id="ct2598">
          <table:cell-address table:column="6" table:row="47" table:table="1"/>
          <office:change-info>
            <dc:creator>Aick in der Au</dc:creator>
            <dc:date>2009-10-31T15:43:38.45</dc:date>
          </office:change-info>
          <table:previous table:id="ct1582">
            <table:change-track-table-cell table:cell-address="'Compute Times'.G48" table:formula="of:=(([.$B$4]*[.D48])/([.$E$4]*10^6))/3600" office:value-type="float" office:value="12.8937495511458"/>
          </table:previous>
        </table:cell-content-change>
        <table:cell-content-change table:id="ct2599">
          <table:cell-address table:column="6" table:row="48" table:table="1"/>
          <office:change-info>
            <dc:creator>Aick in der Au</dc:creator>
            <dc:date>2009-10-31T15:43:38.45</dc:date>
          </office:change-info>
          <table:previous table:id="ct1583">
            <table:change-track-table-cell table:cell-address="'Compute Times'.G49" table:formula="of:=(([.$B$4]*[.D49])/([.$E$4]*10^6))/3600" office:value-type="float" office:value="12.8937495511458"/>
          </table:previous>
        </table:cell-content-change>
        <table:cell-content-change table:id="ct2600">
          <table:cell-address table:column="6" table:row="49" table:table="1"/>
          <office:change-info>
            <dc:creator>Aick in der Au</dc:creator>
            <dc:date>2009-10-31T15:43:38.45</dc:date>
          </office:change-info>
          <table:previous table:id="ct1584">
            <table:change-track-table-cell table:cell-address="'Compute Times'.G50" table:formula="of:=(([.$B$4]*[.D50])/([.$E$4]*10^6))/3600" office:value-type="float" office:value="12.8937495511458"/>
          </table:previous>
        </table:cell-content-change>
        <table:cell-content-change table:id="ct2601">
          <table:cell-address table:column="6" table:row="50" table:table="1"/>
          <office:change-info>
            <dc:creator>Aick in der Au</dc:creator>
            <dc:date>2009-10-31T15:43:38.45</dc:date>
          </office:change-info>
          <table:previous table:id="ct1585">
            <table:change-track-table-cell table:cell-address="'Compute Times'.G51" table:formula="of:=(([.$B$4]*[.D51])/([.$E$4]*10^6))/3600" office:value-type="float" office:value="12.8937495511458"/>
          </table:previous>
        </table:cell-content-change>
        <table:cell-content-change table:id="ct2602">
          <table:cell-address table:column="6" table:row="51" table:table="1"/>
          <office:change-info>
            <dc:creator>Aick in der Au</dc:creator>
            <dc:date>2009-10-31T15:43:38.45</dc:date>
          </office:change-info>
          <table:previous table:id="ct1586">
            <table:change-track-table-cell table:cell-address="'Compute Times'.G52" table:formula="of:=(([.$B$4]*[.D52])/([.$E$4]*10^6))/3600" office:value-type="float" office:value="12.8937495511458"/>
          </table:previous>
        </table:cell-content-change>
        <table:cell-content-change table:id="ct2603">
          <table:cell-address table:column="6" table:row="52" table:table="1"/>
          <office:change-info>
            <dc:creator>Aick in der Au</dc:creator>
            <dc:date>2009-10-31T15:43:38.45</dc:date>
          </office:change-info>
          <table:previous table:id="ct1587">
            <table:change-track-table-cell table:cell-address="'Compute Times'.G53" table:formula="of:=(([.$B$4]*[.D53])/([.$E$4]*10^6))/3600" office:value-type="float" office:value="12.8277969761458"/>
          </table:previous>
        </table:cell-content-change>
        <table:cell-content-change table:id="ct2604">
          <table:cell-address table:column="6" table:row="53" table:table="1"/>
          <office:change-info>
            <dc:creator>Aick in der Au</dc:creator>
            <dc:date>2009-10-31T15:43:38.45</dc:date>
          </office:change-info>
          <table:previous table:id="ct1588">
            <table:change-track-table-cell table:cell-address="'Compute Times'.G54" table:formula="of:=(([.$B$4]*[.D54])/([.$E$4]*10^6))/3600" office:value-type="float" office:value="12.6309539061458"/>
          </table:previous>
        </table:cell-content-change>
        <table:cell-content-change table:id="ct2605">
          <table:cell-address table:column="6" table:row="54" table:table="1"/>
          <office:change-info>
            <dc:creator>Aick in der Au</dc:creator>
            <dc:date>2009-10-31T15:43:38.45</dc:date>
          </office:change-info>
          <table:previous table:id="ct1589">
            <table:change-track-table-cell table:cell-address="'Compute Times'.G55" table:formula="of:=(([.$B$4]*[.D55])/([.$E$4]*10^6))/3600" office:value-type="float" office:value="12.5005707386458"/>
          </table:previous>
        </table:cell-content-change>
        <table:cell-content-change table:id="ct2606">
          <table:cell-address table:column="6" table:row="55" table:table="1"/>
          <office:change-info>
            <dc:creator>Aick in der Au</dc:creator>
            <dc:date>2009-10-31T15:43:38.45</dc:date>
          </office:change-info>
          <table:previous table:id="ct1590">
            <table:change-track-table-cell table:cell-address="'Compute Times'.G56" table:formula="of:=(([.$B$4]*[.D56])/([.$E$4]*10^6))/3600" office:value-type="float" office:value="12.3708640078125"/>
          </table:previous>
        </table:cell-content-change>
        <table:cell-content-change table:id="ct2607">
          <table:cell-address table:column="6" table:row="56" table:table="1"/>
          <office:change-info>
            <dc:creator>Aick in der Au</dc:creator>
            <dc:date>2009-10-31T15:43:38.45</dc:date>
          </office:change-info>
          <table:previous table:id="ct1591">
            <table:change-track-table-cell table:cell-address="'Compute Times'.G57" table:formula="of:=(([.$B$4]*[.D57])/([.$E$4]*10^6))/3600" office:value-type="float" office:value="12.2418337136458"/>
          </table:previous>
        </table:cell-content-change>
        <table:cell-content-change table:id="ct2608">
          <table:cell-address table:column="6" table:row="57" table:table="1"/>
          <office:change-info>
            <dc:creator>Aick in der Au</dc:creator>
            <dc:date>2009-10-31T15:43:38.45</dc:date>
          </office:change-info>
          <table:previous table:id="ct1592">
            <table:change-track-table-cell table:cell-address="'Compute Times'.G58" table:formula="of:=(([.$B$4]*[.D58])/([.$E$4]*10^6))/3600" office:value-type="float" office:value="12.1134798561458"/>
          </table:previous>
        </table:cell-content-change>
        <table:cell-content-change table:id="ct2609">
          <table:cell-address table:column="6" table:row="58" table:table="1"/>
          <office:change-info>
            <dc:creator>Aick in der Au</dc:creator>
            <dc:date>2009-10-31T15:43:38.45</dc:date>
          </office:change-info>
          <table:previous table:id="ct1593">
            <table:change-track-table-cell table:cell-address="'Compute Times'.G59" table:formula="of:=(([.$B$4]*[.D59])/([.$E$4]*10^6))/3600" office:value-type="float" office:value="11.9858024353125"/>
          </table:previous>
        </table:cell-content-change>
        <table:cell-content-change table:id="ct2610">
          <table:cell-address table:column="6" table:row="59" table:table="1"/>
          <office:change-info>
            <dc:creator>Aick in der Au</dc:creator>
            <dc:date>2009-10-31T15:43:38.45</dc:date>
          </office:change-info>
          <table:previous table:id="ct1594">
            <table:change-track-table-cell table:cell-address="'Compute Times'.G60" table:formula="of:=(([.$B$4]*[.D60])/([.$E$4]*10^6))/3600" office:value-type="float" office:value="11.8588014511458"/>
          </table:previous>
        </table:cell-content-change>
        <table:cell-content-change table:id="ct2611">
          <table:cell-address table:column="6" table:row="60" table:table="1"/>
          <office:change-info>
            <dc:creator>Aick in der Au</dc:creator>
            <dc:date>2009-10-31T15:43:38.45</dc:date>
          </office:change-info>
          <table:previous table:id="ct1595">
            <table:change-track-table-cell table:cell-address="'Compute Times'.G61" table:formula="of:=(([.$B$4]*[.D61])/([.$E$4]*10^6))/3600" office:value-type="float" office:value="11.6695682936458"/>
          </table:previous>
        </table:cell-content-change>
        <table:cell-content-change table:id="ct2612">
          <table:cell-address table:column="6" table:row="61" table:table="1"/>
          <office:change-info>
            <dc:creator>Aick in der Au</dc:creator>
            <dc:date>2009-10-31T15:43:38.45</dc:date>
          </office:change-info>
          <table:previous table:id="ct1596">
            <table:change-track-table-cell table:cell-address="'Compute Times'.G62" table:formula="of:=(([.$B$4]*[.D62])/([.$E$4]*10^6))/3600" office:value-type="float" office:value="11.5442584011458"/>
          </table:previous>
        </table:cell-content-change>
        <table:cell-content-change table:id="ct2613">
          <table:cell-address table:column="6" table:row="62" table:table="1"/>
          <office:change-info>
            <dc:creator>Aick in der Au</dc:creator>
            <dc:date>2009-10-31T15:43:38.45</dc:date>
          </office:change-info>
          <table:previous table:id="ct1597">
            <table:change-track-table-cell table:cell-address="'Compute Times'.G63" table:formula="of:=(([.$B$4]*[.D63])/([.$E$4]*10^6))/3600" office:value-type="float" office:value="11.4196249453125"/>
          </table:previous>
        </table:cell-content-change>
        <table:cell-content-change table:id="ct2614">
          <table:cell-address table:column="6" table:row="63" table:table="1"/>
          <office:change-info>
            <dc:creator>Aick in der Au</dc:creator>
            <dc:date>2009-10-31T15:43:38.45</dc:date>
          </office:change-info>
          <table:previous table:id="ct1598">
            <table:change-track-table-cell table:cell-address="'Compute Times'.G64" table:formula="of:=(([.$B$4]*[.D64])/([.$E$4]*10^6))/3600" office:value-type="float" office:value="11.2956679261458"/>
          </table:previous>
        </table:cell-content-change>
        <table:cell-content-change table:id="ct2615">
          <table:cell-address table:column="6" table:row="64" table:table="1"/>
          <office:change-info>
            <dc:creator>Aick in der Au</dc:creator>
            <dc:date>2009-10-31T15:43:38.45</dc:date>
          </office:change-info>
          <table:previous table:id="ct1599">
            <table:change-track-table-cell table:cell-address="'Compute Times'.G65" table:formula="of:=(([.$B$4]*[.D65])/([.$E$4]*10^6))/3600" office:value-type="float" office:value="11.1723873436458"/>
          </table:previous>
        </table:cell-content-change>
        <table:cell-content-change table:id="ct2616">
          <table:cell-address table:column="6" table:row="65" table:table="1"/>
          <office:change-info>
            <dc:creator>Aick in der Au</dc:creator>
            <dc:date>2009-10-31T15:43:38.45</dc:date>
          </office:change-info>
          <table:previous table:id="ct1600">
            <table:change-track-table-cell table:cell-address="'Compute Times'.G66" table:formula="of:=(([.$B$4]*[.D66])/([.$E$4]*10^6))/3600" office:value-type="float" office:value="11.0497831978125"/>
          </table:previous>
        </table:cell-content-change>
        <table:cell-content-change table:id="ct2617">
          <table:cell-address table:column="6" table:row="66" table:table="1"/>
          <office:change-info>
            <dc:creator>Aick in der Au</dc:creator>
            <dc:date>2009-10-31T15:43:38.45</dc:date>
          </office:change-info>
          <table:previous table:id="ct1601">
            <table:change-track-table-cell table:cell-address="'Compute Times'.G67" table:formula="of:=(([.$B$4]*[.D67])/([.$E$4]*10^6))/3600" office:value-type="float" office:value="10.8671452978125"/>
          </table:previous>
        </table:cell-content-change>
        <table:cell-content-change table:id="ct2618">
          <table:cell-address table:column="6" table:row="67" table:table="1"/>
          <office:change-info>
            <dc:creator>Aick in der Au</dc:creator>
            <dc:date>2009-10-31T15:43:38.45</dc:date>
          </office:change-info>
          <table:previous table:id="ct1602">
            <table:change-track-table-cell table:cell-address="'Compute Times'.G68" table:formula="of:=(([.$B$4]*[.D68])/([.$E$4]*10^6))/3600" office:value-type="float" office:value="10.7462322436458"/>
          </table:previous>
        </table:cell-content-change>
        <table:cell-content-change table:id="ct2619">
          <table:cell-address table:column="6" table:row="68" table:table="1"/>
          <office:change-info>
            <dc:creator>Aick in der Au</dc:creator>
            <dc:date>2009-10-31T15:43:38.45</dc:date>
          </office:change-info>
          <table:previous table:id="ct1603">
            <table:change-track-table-cell table:cell-address="'Compute Times'.G69" table:formula="of:=(([.$B$4]*[.D69])/([.$E$4]*10^6))/3600" office:value-type="float" office:value="10.6259956261458"/>
          </table:previous>
        </table:cell-content-change>
        <table:cell-content-change table:id="ct2620">
          <table:cell-address table:column="6" table:row="69" table:table="1"/>
          <office:change-info>
            <dc:creator>Aick in der Au</dc:creator>
            <dc:date>2009-10-31T15:43:38.45</dc:date>
          </office:change-info>
          <table:previous table:id="ct1604">
            <table:change-track-table-cell table:cell-address="'Compute Times'.G70" table:formula="of:=(([.$B$4]*[.D70])/([.$E$4]*10^6))/3600" office:value-type="float" office:value="10.5064354453125"/>
          </table:previous>
        </table:cell-content-change>
        <table:cell-content-change table:id="ct2621">
          <table:cell-address table:column="6" table:row="70" table:table="1"/>
          <office:change-info>
            <dc:creator>Aick in der Au</dc:creator>
            <dc:date>2009-10-31T15:43:38.45</dc:date>
          </office:change-info>
          <table:previous table:id="ct1605">
            <table:change-track-table-cell table:cell-address="'Compute Times'.G71" table:formula="of:=(([.$B$4]*[.D71])/([.$E$4]*10^6))/3600" office:value-type="float" office:value="10.3875517011458"/>
          </table:previous>
        </table:cell-content-change>
        <table:cell-content-change table:id="ct2622">
          <table:cell-address table:column="6" table:row="71" table:table="1"/>
          <office:change-info>
            <dc:creator>Aick in der Au</dc:creator>
            <dc:date>2009-10-31T15:43:38.45</dc:date>
          </office:change-info>
          <table:previous table:id="ct1606">
            <table:change-track-table-cell table:cell-address="'Compute Times'.G72" table:formula="of:=(([.$B$4]*[.D72])/([.$E$4]*10^6))/3600" office:value-type="float" office:value="10.2693443936458"/>
          </table:previous>
        </table:cell-content-change>
        <table:cell-content-change table:id="ct2623">
          <table:cell-address table:column="6" table:row="72" table:table="1"/>
          <office:change-info>
            <dc:creator>Aick in der Au</dc:creator>
            <dc:date>2009-10-31T15:43:38.45</dc:date>
          </office:change-info>
          <table:previous table:id="ct1607">
            <table:change-track-table-cell table:cell-address="'Compute Times'.G73" table:formula="of:=(([.$B$4]*[.D73])/([.$E$4]*10^6))/3600" office:value-type="float" office:value="10.1518135228125"/>
          </table:previous>
        </table:cell-content-change>
        <table:cell-content-change table:id="ct2624">
          <table:cell-address table:column="6" table:row="73" table:table="1"/>
          <office:change-info>
            <dc:creator>Aick in der Au</dc:creator>
            <dc:date>2009-10-31T15:43:38.45</dc:date>
          </office:change-info>
          <table:previous table:id="ct1608">
            <table:change-track-table-cell table:cell-address="'Compute Times'.G74" table:formula="of:=(([.$B$4]*[.D74])/([.$E$4]*10^6))/3600" office:value-type="float" office:value="9.9767855353125"/>
          </table:previous>
        </table:cell-content-change>
        <table:cell-content-change table:id="ct2625">
          <table:cell-address table:column="6" table:row="74" table:table="1"/>
          <office:change-info>
            <dc:creator>Aick in der Au</dc:creator>
            <dc:date>2009-10-31T15:43:38.45</dc:date>
          </office:change-info>
          <table:previous table:id="ct1609">
            <table:change-track-table-cell table:cell-address="'Compute Times'.G75" table:formula="of:=(([.$B$4]*[.D75])/([.$E$4]*10^6))/3600" office:value-type="float" office:value="9.86094575614583"/>
          </table:previous>
        </table:cell-content-change>
        <table:cell-content-change table:id="ct2626">
          <table:cell-address table:column="6" table:row="75" table:table="1"/>
          <office:change-info>
            <dc:creator>Aick in der Au</dc:creator>
            <dc:date>2009-10-31T15:43:38.45</dc:date>
          </office:change-info>
          <table:previous table:id="ct1610">
            <table:change-track-table-cell table:cell-address="'Compute Times'.G76" table:formula="of:=(([.$B$4]*[.D76])/([.$E$4]*10^6))/3600" office:value-type="float" office:value="9.74578241364583"/>
          </table:previous>
        </table:cell-content-change>
        <table:cell-content-change table:id="ct2627">
          <table:cell-address table:column="6" table:row="76" table:table="1"/>
          <office:change-info>
            <dc:creator>Aick in der Au</dc:creator>
            <dc:date>2009-10-31T15:43:38.45</dc:date>
          </office:change-info>
          <table:previous table:id="ct1611">
            <table:change-track-table-cell table:cell-address="'Compute Times'.G77" table:formula="of:=(([.$B$4]*[.D77])/([.$E$4]*10^6))/3600" office:value-type="float" office:value="9.6312955078125"/>
          </table:previous>
        </table:cell-content-change>
        <table:cell-content-change table:id="ct2628">
          <table:cell-address table:column="6" table:row="77" table:table="1"/>
          <office:change-info>
            <dc:creator>Aick in der Au</dc:creator>
            <dc:date>2009-10-31T15:43:38.45</dc:date>
          </office:change-info>
          <table:previous table:id="ct1612">
            <table:change-track-table-cell table:cell-address="'Compute Times'.G78" table:formula="of:=(([.$B$4]*[.D78])/([.$E$4]*10^6))/3600" office:value-type="float" office:value="9.51748503864583"/>
          </table:previous>
        </table:cell-content-change>
        <table:cell-content-change table:id="ct2629">
          <table:cell-address table:column="6" table:row="78" table:table="1"/>
          <office:change-info>
            <dc:creator>Aick in der Au</dc:creator>
            <dc:date>2009-10-31T15:43:38.45</dc:date>
          </office:change-info>
          <table:previous table:id="ct1613">
            <table:change-track-table-cell table:cell-address="'Compute Times'.G79" table:formula="of:=(([.$B$4]*[.D79])/([.$E$4]*10^6))/3600" office:value-type="float" office:value="9.40435100614583"/>
          </table:previous>
        </table:cell-content-change>
        <table:cell-content-change table:id="ct2630">
          <table:cell-address table:column="6" table:row="79" table:table="1"/>
          <office:change-info>
            <dc:creator>Aick in der Au</dc:creator>
            <dc:date>2009-10-31T15:43:38.45</dc:date>
          </office:change-info>
          <table:previous table:id="ct1614">
            <table:change-track-table-cell table:cell-address="'Compute Times'.G80" table:formula="of:=(([.$B$4]*[.D80])/([.$E$4]*10^6))/3600" office:value-type="float" office:value="9.2918934103125"/>
          </table:previous>
        </table:cell-content-change>
        <table:cell-content-change table:id="ct2631">
          <table:cell-address table:column="6" table:row="80" table:table="1"/>
          <office:change-info>
            <dc:creator>Aick in der Au</dc:creator>
            <dc:date>2009-10-31T15:43:38.45</dc:date>
          </office:change-info>
          <table:previous table:id="ct1615">
            <table:change-track-table-cell table:cell-address="'Compute Times'.G81" table:formula="of:=(([.$B$4]*[.D81])/([.$E$4]*10^6))/3600" office:value-type="float" office:value="9.1244753353125"/>
          </table:previous>
        </table:cell-content-change>
        <table:cell-content-change table:id="ct2632">
          <table:cell-address table:column="6" table:row="81" table:table="1"/>
          <office:change-info>
            <dc:creator>Aick in der Au</dc:creator>
            <dc:date>2009-10-31T15:43:38.45</dc:date>
          </office:change-info>
          <table:previous table:id="ct1616">
            <table:change-track-table-cell table:cell-address="'Compute Times'.G82" table:formula="of:=(([.$B$4]*[.D82])/([.$E$4]*10^6))/3600" office:value-type="float" office:value="9.01370883114583"/>
          </table:previous>
        </table:cell-content-change>
        <table:cell-content-change table:id="ct2633">
          <table:cell-address table:column="6" table:row="82" table:table="1"/>
          <office:change-info>
            <dc:creator>Aick in der Au</dc:creator>
            <dc:date>2009-10-31T15:43:38.45</dc:date>
          </office:change-info>
          <table:previous table:id="ct1617">
            <table:change-track-table-cell table:cell-address="'Compute Times'.G83" table:formula="of:=(([.$B$4]*[.D83])/([.$E$4]*10^6))/3600" office:value-type="float" office:value="8.90361876364583"/>
          </table:previous>
        </table:cell-content-change>
        <table:cell-content-change table:id="ct2634">
          <table:cell-address table:column="6" table:row="83" table:table="1"/>
          <office:change-info>
            <dc:creator>Aick in der Au</dc:creator>
            <dc:date>2009-10-31T15:43:38.45</dc:date>
          </office:change-info>
          <table:previous table:id="ct1618">
            <table:change-track-table-cell table:cell-address="'Compute Times'.G84" table:formula="of:=(([.$B$4]*[.D84])/([.$E$4]*10^6))/3600" office:value-type="float" office:value="8.7942051328125"/>
          </table:previous>
        </table:cell-content-change>
        <table:cell-content-change table:id="ct2635">
          <table:cell-address table:column="6" table:row="84" table:table="1"/>
          <office:change-info>
            <dc:creator>Aick in der Au</dc:creator>
            <dc:date>2009-10-31T15:43:38.45</dc:date>
          </office:change-info>
          <table:previous table:id="ct1619">
            <table:change-track-table-cell table:cell-address="'Compute Times'.G85" table:formula="of:=(([.$B$4]*[.D85])/([.$E$4]*10^6))/3600" office:value-type="float" office:value="8.68546793864583"/>
          </table:previous>
        </table:cell-content-change>
        <table:cell-content-change table:id="ct2636">
          <table:cell-address table:column="6" table:row="85" table:table="1"/>
          <office:change-info>
            <dc:creator>Aick in der Au</dc:creator>
            <dc:date>2009-10-31T15:43:38.45</dc:date>
          </office:change-info>
          <table:previous table:id="ct1620">
            <table:change-track-table-cell table:cell-address="'Compute Times'.G86" table:formula="of:=(([.$B$4]*[.D86])/([.$E$4]*10^6))/3600" office:value-type="float" office:value="8.57740718114583"/>
          </table:previous>
        </table:cell-content-change>
        <table:cell-content-change table:id="ct2637">
          <table:cell-address table:column="6" table:row="86" table:table="1"/>
          <office:change-info>
            <dc:creator>Aick in der Au</dc:creator>
            <dc:date>2009-10-31T15:43:38.45</dc:date>
          </office:change-info>
          <table:previous table:id="ct1621">
            <table:change-track-table-cell table:cell-address="'Compute Times'.G87" table:formula="of:=(([.$B$4]*[.D87])/([.$E$4]*10^6))/3600" office:value-type="float" office:value="8.4700228603125"/>
          </table:previous>
        </table:cell-content-change>
        <table:cell-content-change table:id="ct2638">
          <table:cell-address table:column="6" table:row="87" table:table="1"/>
          <office:change-info>
            <dc:creator>Aick in der Au</dc:creator>
            <dc:date>2009-10-31T15:43:38.45</dc:date>
          </office:change-info>
          <table:previous table:id="ct1622">
            <table:change-track-table-cell table:cell-address="'Compute Times'.G88" table:formula="of:=(([.$B$4]*[.D88])/([.$E$4]*10^6))/3600" office:value-type="float" office:value="8.3102146978125"/>
          </table:previous>
        </table:cell-content-change>
        <table:cell-content-change table:id="ct2639">
          <table:cell-address table:column="6" table:row="88" table:table="1"/>
          <office:change-info>
            <dc:creator>Aick in der Au</dc:creator>
            <dc:date>2009-10-31T15:43:38.45</dc:date>
          </office:change-info>
          <table:previous table:id="ct1623">
            <table:change-track-table-cell table:cell-address="'Compute Times'.G89" table:formula="of:=(([.$B$4]*[.D89])/([.$E$4]*10^6))/3600" office:value-type="float" office:value="8.20452146864583"/>
          </table:previous>
        </table:cell-content-change>
        <table:cell-content-change table:id="ct2640">
          <table:cell-address table:column="6" table:row="89" table:table="1"/>
          <office:change-info>
            <dc:creator>Aick in der Au</dc:creator>
            <dc:date>2009-10-31T15:43:38.45</dc:date>
          </office:change-info>
          <table:previous table:id="ct1624">
            <table:change-track-table-cell table:cell-address="'Compute Times'.G90" table:formula="of:=(([.$B$4]*[.D90])/([.$E$4]*10^6))/3600" office:value-type="float" office:value="8.09950467614583"/>
          </table:previous>
        </table:cell-content-change>
        <table:cell-content-change table:id="ct2641">
          <table:cell-address table:column="6" table:row="90" table:table="1"/>
          <office:change-info>
            <dc:creator>Aick in der Au</dc:creator>
            <dc:date>2009-10-31T15:43:38.45</dc:date>
          </office:change-info>
          <table:previous table:id="ct1625">
            <table:change-track-table-cell table:cell-address="'Compute Times'.G91" table:formula="of:=(([.$B$4]*[.D91])/([.$E$4]*10^6))/3600" office:value-type="float" office:value="7.9951643203125"/>
          </table:previous>
        </table:cell-content-change>
        <table:cell-content-change table:id="ct2642">
          <table:cell-address table:column="6" table:row="91" table:table="1"/>
          <office:change-info>
            <dc:creator>Aick in der Au</dc:creator>
            <dc:date>2009-10-31T15:43:38.45</dc:date>
          </office:change-info>
          <table:previous table:id="ct1626">
            <table:change-track-table-cell table:cell-address="'Compute Times'.G92" table:formula="of:=(([.$B$4]*[.D92])/([.$E$4]*10^6))/3600" office:value-type="float" office:value="7.89150040114583"/>
          </table:previous>
        </table:cell-content-change>
        <table:cell-content-change table:id="ct2643">
          <table:cell-address table:column="6" table:row="92" table:table="1"/>
          <office:change-info>
            <dc:creator>Aick in der Au</dc:creator>
            <dc:date>2009-10-31T15:43:38.45</dc:date>
          </office:change-info>
          <table:previous table:id="ct1627">
            <table:change-track-table-cell table:cell-address="'Compute Times'.G93" table:formula="of:=(([.$B$4]*[.D93])/([.$E$4]*10^6))/3600" office:value-type="float" office:value="7.78851291864583"/>
          </table:previous>
        </table:cell-content-change>
        <table:cell-content-change table:id="ct2644">
          <table:cell-address table:column="6" table:row="93" table:table="1"/>
          <office:change-info>
            <dc:creator>Aick in der Au</dc:creator>
            <dc:date>2009-10-31T15:43:38.45</dc:date>
          </office:change-info>
          <table:previous table:id="ct1628">
            <table:change-track-table-cell table:cell-address="'Compute Times'.G94" table:formula="of:=(([.$B$4]*[.D94])/([.$E$4]*10^6))/3600" office:value-type="float" office:value="7.6862018728125"/>
          </table:previous>
        </table:cell-content-change>
        <table:cell-content-change table:id="ct2645">
          <table:cell-address table:column="6" table:row="94" table:table="1"/>
          <office:change-info>
            <dc:creator>Aick in der Au</dc:creator>
            <dc:date>2009-10-31T15:43:38.45</dc:date>
          </office:change-info>
          <table:previous table:id="ct1629">
            <table:change-track-table-cell table:cell-address="'Compute Times'.G95" table:formula="of:=(([.$B$4]*[.D95])/([.$E$4]*10^6))/3600" office:value-type="float" office:value="7.5340036228125"/>
          </table:previous>
        </table:cell-content-change>
        <table:cell-content-change table:id="ct2646">
          <table:cell-address table:column="6" table:row="95" table:table="1"/>
          <office:change-info>
            <dc:creator>Aick in der Au</dc:creator>
            <dc:date>2009-10-31T15:43:38.45</dc:date>
          </office:change-info>
          <table:previous table:id="ct1630">
            <table:change-track-table-cell table:cell-address="'Compute Times'.G96" table:formula="of:=(([.$B$4]*[.D96])/([.$E$4]*10^6))/3600" office:value-type="float" office:value="7.43338366864583"/>
          </table:previous>
        </table:cell-content-change>
        <table:cell-content-change table:id="ct2647">
          <table:cell-address table:column="6" table:row="96" table:table="1"/>
          <office:change-info>
            <dc:creator>Aick in der Au</dc:creator>
            <dc:date>2009-10-31T15:43:38.45</dc:date>
          </office:change-info>
          <table:previous table:id="ct1631">
            <table:change-track-table-cell table:cell-address="'Compute Times'.G97" table:formula="of:=(([.$B$4]*[.D97])/([.$E$4]*10^6))/3600" office:value-type="float" office:value="7.33344015114583"/>
          </table:previous>
        </table:cell-content-change>
        <table:cell-content-change table:id="ct2648">
          <table:cell-address table:column="6" table:row="97" table:table="1"/>
          <office:change-info>
            <dc:creator>Aick in der Au</dc:creator>
            <dc:date>2009-10-31T15:43:38.45</dc:date>
          </office:change-info>
          <table:previous table:id="ct1632">
            <table:change-track-table-cell table:cell-address="'Compute Times'.G98" table:formula="of:=(([.$B$4]*[.D98])/([.$E$4]*10^6))/3600" office:value-type="float" office:value="7.2341730703125"/>
          </table:previous>
        </table:cell-content-change>
        <table:cell-content-change table:id="ct2649">
          <table:cell-address table:column="6" table:row="98" table:table="1"/>
          <office:change-info>
            <dc:creator>Aick in der Au</dc:creator>
            <dc:date>2009-10-31T15:43:38.45</dc:date>
          </office:change-info>
          <table:previous table:id="ct1633">
            <table:change-track-table-cell table:cell-address="'Compute Times'.G99" table:formula="of:=(([.$B$4]*[.D99])/([.$E$4]*10^6))/3600" office:value-type="float" office:value="7.13558242614583"/>
          </table:previous>
        </table:cell-content-change>
        <table:cell-content-change table:id="ct2650">
          <table:cell-address table:column="6" table:row="99" table:table="1"/>
          <office:change-info>
            <dc:creator>Aick in der Au</dc:creator>
            <dc:date>2009-10-31T15:43:38.45</dc:date>
          </office:change-info>
          <table:previous table:id="ct1634">
            <table:change-track-table-cell table:cell-address="'Compute Times'.G100" table:formula="of:=(([.$B$4]*[.D100])/([.$E$4]*10^6))/3600" office:value-type="float" office:value="7.03766821864583"/>
          </table:previous>
        </table:cell-content-change>
        <table:cell-content-change table:id="ct2651">
          <table:cell-address table:column="6" table:row="100" table:table="1"/>
          <office:change-info>
            <dc:creator>Aick in der Au</dc:creator>
            <dc:date>2009-10-31T15:43:38.45</dc:date>
          </office:change-info>
          <table:previous table:id="ct1635">
            <table:change-track-table-cell table:cell-address="'Compute Times'.G101" table:formula="of:=(([.$B$4]*[.D101])/([.$E$4]*10^6))/3600" office:value-type="float" office:value="6.89206522614583"/>
          </table:previous>
        </table:cell-content-change>
        <table:cell-content-change table:id="ct2652">
          <table:cell-address table:column="6" table:row="101" table:table="1"/>
          <office:change-info>
            <dc:creator>Aick in der Au</dc:creator>
            <dc:date>2009-10-31T15:43:38.45</dc:date>
          </office:change-info>
          <table:previous table:id="ct1636">
            <table:change-track-table-cell table:cell-address="'Compute Times'.G102" table:formula="of:=(([.$B$4]*[.D102])/([.$E$4]*10^6))/3600" office:value-type="float" office:value="6.7958421103125"/>
          </table:previous>
        </table:cell-content-change>
        <table:cell-content-change table:id="ct2653">
          <table:cell-address table:column="6" table:row="102" table:table="1"/>
          <office:change-info>
            <dc:creator>Aick in der Au</dc:creator>
            <dc:date>2009-10-31T15:43:38.45</dc:date>
          </office:change-info>
          <table:previous table:id="ct1637">
            <table:change-track-table-cell table:cell-address="'Compute Times'.G103" table:formula="of:=(([.$B$4]*[.D103])/([.$E$4]*10^6))/3600" office:value-type="float" office:value="6.70029543114583"/>
          </table:previous>
        </table:cell-content-change>
        <table:cell-content-change table:id="ct2654">
          <table:cell-address table:column="6" table:row="103" table:table="1"/>
          <office:change-info>
            <dc:creator>Aick in der Au</dc:creator>
            <dc:date>2009-10-31T15:43:38.45</dc:date>
          </office:change-info>
          <table:previous table:id="ct1638">
            <table:change-track-table-cell table:cell-address="'Compute Times'.G104" table:formula="of:=(([.$B$4]*[.D104])/([.$E$4]*10^6))/3600" office:value-type="float" office:value="6.60542518864583"/>
          </table:previous>
        </table:cell-content-change>
        <table:cell-content-change table:id="ct2655">
          <table:cell-address table:column="6" table:row="104" table:table="1"/>
          <office:change-info>
            <dc:creator>Aick in der Au</dc:creator>
            <dc:date>2009-10-31T15:43:38.46</dc:date>
          </office:change-info>
          <table:previous table:id="ct1639">
            <table:change-track-table-cell table:cell-address="'Compute Times'.G105" table:formula="of:=(([.$B$4]*[.D105])/([.$E$4]*10^6))/3600" office:value-type="float" office:value="6.5112313828125"/>
          </table:previous>
        </table:cell-content-change>
        <table:cell-content-change table:id="ct2656">
          <table:cell-address table:column="6" table:row="105" table:table="1"/>
          <office:change-info>
            <dc:creator>Aick in der Au</dc:creator>
            <dc:date>2009-10-31T15:43:38.46</dc:date>
          </office:change-info>
          <table:previous table:id="ct1640">
            <table:change-track-table-cell table:cell-address="'Compute Times'.G106" table:formula="of:=(([.$B$4]*[.D106])/([.$E$4]*10^6))/3600" office:value-type="float" office:value="6.41771401364583"/>
          </table:previous>
        </table:cell-content-change>
        <table:cell-content-change table:id="ct2657">
          <table:cell-address table:column="6" table:row="106" table:table="1"/>
          <office:change-info>
            <dc:creator>Aick in der Au</dc:creator>
            <dc:date>2009-10-31T15:43:38.46</dc:date>
          </office:change-info>
          <table:previous table:id="ct1641">
            <table:change-track-table-cell table:cell-address="'Compute Times'.G107" table:formula="of:=(([.$B$4]*[.D107])/([.$E$4]*10^6))/3600" office:value-type="float" office:value="6.32487308114583"/>
          </table:previous>
        </table:cell-content-change>
        <table:cell-content-change table:id="ct2658">
          <table:cell-address table:column="6" table:row="107" table:table="1"/>
          <office:change-info>
            <dc:creator>Aick in der Au</dc:creator>
            <dc:date>2009-10-31T15:43:38.46</dc:date>
          </office:change-info>
          <table:previous table:id="ct1642">
            <table:change-track-table-cell table:cell-address="'Compute Times'.G108" table:formula="of:=(([.$B$4]*[.D108])/([.$E$4]*10^6))/3600" office:value-type="float" office:value="6.18688000114583"/>
          </table:previous>
        </table:cell-content-change>
        <table:cell-content-change table:id="ct2659">
          <table:cell-address table:column="6" table:row="108" table:table="1"/>
          <office:change-info>
            <dc:creator>Aick in der Au</dc:creator>
            <dc:date>2009-10-31T15:43:38.46</dc:date>
          </office:change-info>
          <table:previous table:id="ct1643">
            <table:change-track-table-cell table:cell-address="'Compute Times'.G109" table:formula="of:=(([.$B$4]*[.D109])/([.$E$4]*10^6))/3600" office:value-type="float" office:value="6.0957301603125"/>
          </table:previous>
        </table:cell-content-change>
        <table:cell-content-change table:id="ct2660">
          <table:cell-address table:column="6" table:row="109" table:table="1"/>
          <office:change-info>
            <dc:creator>Aick in der Au</dc:creator>
            <dc:date>2009-10-31T15:43:38.46</dc:date>
          </office:change-info>
          <table:previous table:id="ct1644">
            <table:change-track-table-cell table:cell-address="'Compute Times'.G110" table:formula="of:=(([.$B$4]*[.D110])/([.$E$4]*10^6))/3600" office:value-type="float" office:value="6.00525675614583"/>
          </table:previous>
        </table:cell-content-change>
        <table:cell-content-change table:id="ct2661">
          <table:cell-address table:column="6" table:row="110" table:table="1"/>
          <office:change-info>
            <dc:creator>Aick in der Au</dc:creator>
            <dc:date>2009-10-31T15:43:38.46</dc:date>
          </office:change-info>
          <table:previous table:id="ct1645">
            <table:change-track-table-cell table:cell-address="'Compute Times'.G111" table:formula="of:=(([.$B$4]*[.D111])/([.$E$4]*10^6))/3600" office:value-type="float" office:value="5.91545978864583"/>
          </table:previous>
        </table:cell-content-change>
        <table:cell-content-change table:id="ct2662">
          <table:cell-address table:column="6" table:row="111" table:table="1"/>
          <office:change-info>
            <dc:creator>Aick in der Au</dc:creator>
            <dc:date>2009-10-31T15:43:38.46</dc:date>
          </office:change-info>
          <table:previous table:id="ct1646">
            <table:change-track-table-cell table:cell-address="'Compute Times'.G112" table:formula="of:=(([.$B$4]*[.D112])/([.$E$4]*10^6))/3600" office:value-type="float" office:value="5.8263392578125"/>
          </table:previous>
        </table:cell-content-change>
        <table:cell-content-change table:id="ct2663">
          <table:cell-address table:column="6" table:row="112" table:table="1"/>
          <office:change-info>
            <dc:creator>Aick in der Au</dc:creator>
            <dc:date>2009-10-31T15:43:38.46</dc:date>
          </office:change-info>
          <table:previous table:id="ct1647">
            <table:change-track-table-cell table:cell-address="'Compute Times'.G113" table:formula="of:=(([.$B$4]*[.D113])/([.$E$4]*10^6))/3600" office:value-type="float" office:value="5.73789516364583"/>
          </table:previous>
        </table:cell-content-change>
        <table:cell-content-change table:id="ct2664">
          <table:cell-address table:column="6" table:row="113" table:table="1"/>
          <office:change-info>
            <dc:creator>Aick in der Au</dc:creator>
            <dc:date>2009-10-31T15:43:38.46</dc:date>
          </office:change-info>
          <table:previous table:id="ct1648">
            <table:change-track-table-cell table:cell-address="'Compute Times'.G114" table:formula="of:=(([.$B$4]*[.D114])/([.$E$4]*10^6))/3600" office:value-type="float" office:value="5.65012750614583"/>
          </table:previous>
        </table:cell-content-change>
        <table:cell-content-change table:id="ct2665">
          <table:cell-address table:column="6" table:row="114" table:table="1"/>
          <office:change-info>
            <dc:creator>Aick in der Au</dc:creator>
            <dc:date>2009-10-31T15:43:38.46</dc:date>
          </office:change-info>
          <table:previous table:id="ct1649">
            <table:change-track-table-cell table:cell-address="'Compute Times'.G115" table:formula="of:=(([.$B$4]*[.D115])/([.$E$4]*10^6))/3600" office:value-type="float" office:value="5.51974433864583"/>
          </table:previous>
        </table:cell-content-change>
        <table:cell-content-change table:id="ct2666">
          <table:cell-address table:column="6" table:row="115" table:table="1"/>
          <office:change-info>
            <dc:creator>Aick in der Au</dc:creator>
            <dc:date>2009-10-31T15:43:38.46</dc:date>
          </office:change-info>
          <table:previous table:id="ct1650">
            <table:change-track-table-cell table:cell-address="'Compute Times'.G116" table:formula="of:=(([.$B$4]*[.D116])/([.$E$4]*10^6))/3600" office:value-type="float" office:value="5.4336677728125"/>
          </table:previous>
        </table:cell-content-change>
        <table:cell-content-change table:id="ct2667">
          <table:cell-address table:column="6" table:row="116" table:table="1"/>
          <office:change-info>
            <dc:creator>Aick in der Au</dc:creator>
            <dc:date>2009-10-31T15:43:38.46</dc:date>
          </office:change-info>
          <table:previous table:id="ct1651">
            <table:change-track-table-cell table:cell-address="'Compute Times'.G117" table:formula="of:=(([.$B$4]*[.D117])/([.$E$4]*10^6))/3600" office:value-type="float" office:value="5.34826764364583"/>
          </table:previous>
        </table:cell-content-change>
        <table:cell-content-change table:id="ct2668">
          <table:cell-address table:column="6" table:row="117" table:table="1"/>
          <office:change-info>
            <dc:creator>Aick in der Au</dc:creator>
            <dc:date>2009-10-31T15:43:38.46</dc:date>
          </office:change-info>
          <table:previous table:id="ct1652">
            <table:change-track-table-cell table:cell-address="'Compute Times'.G118" table:formula="of:=(([.$B$4]*[.D118])/([.$E$4]*10^6))/3600" office:value-type="float" office:value="5.26354395114583"/>
          </table:previous>
        </table:cell-content-change>
        <table:cell-content-change table:id="ct2669">
          <table:cell-address table:column="6" table:row="118" table:table="1"/>
          <office:change-info>
            <dc:creator>Aick in der Au</dc:creator>
            <dc:date>2009-10-31T15:43:38.46</dc:date>
          </office:change-info>
          <table:previous table:id="ct1653">
            <table:change-track-table-cell table:cell-address="'Compute Times'.G119" table:formula="of:=(([.$B$4]*[.D119])/([.$E$4]*10^6))/3600" office:value-type="float" office:value="5.1794966953125"/>
          </table:previous>
        </table:cell-content-change>
        <table:cell-content-change table:id="ct2670">
          <table:cell-address table:column="6" table:row="119" table:table="1"/>
          <office:change-info>
            <dc:creator>Aick in der Au</dc:creator>
            <dc:date>2009-10-31T15:43:38.46</dc:date>
          </office:change-info>
          <table:previous table:id="ct1654">
            <table:change-track-table-cell table:cell-address="'Compute Times'.G120" table:formula="of:=(([.$B$4]*[.D120])/([.$E$4]*10^6))/3600" office:value-type="float" office:value="5.09612587614583"/>
          </table:previous>
        </table:cell-content-change>
        <table:cell-content-change table:id="ct2671">
          <table:cell-address table:column="6" table:row="120" table:table="1"/>
          <office:change-info>
            <dc:creator>Aick in der Au</dc:creator>
            <dc:date>2009-10-31T15:43:38.46</dc:date>
          </office:change-info>
          <table:previous table:id="ct1655">
            <table:change-track-table-cell table:cell-address="'Compute Times'.G121" table:formula="of:=(([.$B$4]*[.D121])/([.$E$4]*10^6))/3600" office:value-type="float" office:value="5.01343149364583"/>
          </table:previous>
        </table:cell-content-change>
        <table:cell-content-change table:id="ct2672">
          <table:cell-address table:column="6" table:row="121" table:table="1"/>
          <office:change-info>
            <dc:creator>Aick in der Au</dc:creator>
            <dc:date>2009-10-31T15:43:38.46</dc:date>
          </office:change-info>
          <table:previous table:id="ct1656">
            <table:change-track-table-cell table:cell-address="'Compute Times'.G122" table:formula="of:=(([.$B$4]*[.D122])/([.$E$4]*10^6))/3600" office:value-type="float" office:value="4.89065823864583"/>
          </table:previous>
        </table:cell-content-change>
        <table:cell-content-change table:id="ct2673">
          <table:cell-address table:column="6" table:row="122" table:table="1"/>
          <office:change-info>
            <dc:creator>Aick in der Au</dc:creator>
            <dc:date>2009-10-31T15:43:38.46</dc:date>
          </office:change-info>
          <table:previous table:id="ct1657">
            <table:change-track-table-cell table:cell-address="'Compute Times'.G123" table:formula="of:=(([.$B$4]*[.D123])/([.$E$4]*10^6))/3600" office:value-type="float" office:value="4.8096549478125"/>
          </table:previous>
        </table:cell-content-change>
        <table:cell-content-change table:id="ct2674">
          <table:cell-address table:column="6" table:row="123" table:table="1"/>
          <office:change-info>
            <dc:creator>Aick in der Au</dc:creator>
            <dc:date>2009-10-31T15:43:38.46</dc:date>
          </office:change-info>
          <table:previous table:id="ct1658">
            <table:change-track-table-cell table:cell-address="'Compute Times'.G124" table:formula="of:=(([.$B$4]*[.D124])/([.$E$4]*10^6))/3600" office:value-type="float" office:value="4.72932809364583"/>
          </table:previous>
        </table:cell-content-change>
        <table:cell-content-change table:id="ct2675">
          <table:cell-address table:column="6" table:row="124" table:table="1"/>
          <office:change-info>
            <dc:creator>Aick in der Au</dc:creator>
            <dc:date>2009-10-31T15:43:38.46</dc:date>
          </office:change-info>
          <table:previous table:id="ct1659">
            <table:change-track-table-cell table:cell-address="'Compute Times'.G125" table:formula="of:=(([.$B$4]*[.D125])/([.$E$4]*10^6))/3600" office:value-type="float" office:value="4.64967767614583"/>
          </table:previous>
        </table:cell-content-change>
        <table:cell-content-change table:id="ct2676">
          <table:cell-address table:column="6" table:row="125" table:table="1"/>
          <office:change-info>
            <dc:creator>Aick in der Au</dc:creator>
            <dc:date>2009-10-31T15:43:38.46</dc:date>
          </office:change-info>
          <table:previous table:id="ct1660">
            <table:change-track-table-cell table:cell-address="'Compute Times'.G126" table:formula="of:=(([.$B$4]*[.D126])/([.$E$4]*10^6))/3600" office:value-type="float" office:value="4.5707036953125"/>
          </table:previous>
        </table:cell-content-change>
        <table:cell-content-change table:id="ct2677">
          <table:cell-address table:column="6" table:row="126" table:table="1"/>
          <office:change-info>
            <dc:creator>Aick in der Au</dc:creator>
            <dc:date>2009-10-31T15:43:38.46</dc:date>
          </office:change-info>
          <table:previous table:id="ct1661">
            <table:change-track-table-cell table:cell-address="'Compute Times'.G127" table:formula="of:=(([.$B$4]*[.D127])/([.$E$4]*10^6))/3600" office:value-type="float" office:value="4.49240615114583"/>
          </table:previous>
        </table:cell-content-change>
        <table:cell-content-change table:id="ct2678">
          <table:cell-address table:column="6" table:row="127" table:table="1"/>
          <office:change-info>
            <dc:creator>Aick in der Au</dc:creator>
            <dc:date>2009-10-31T15:43:38.46</dc:date>
          </office:change-info>
          <table:previous table:id="ct1662">
            <table:change-track-table-cell table:cell-address="'Compute Times'.G128" table:formula="of:=(([.$B$4]*[.D128])/([.$E$4]*10^6))/3600" office:value-type="float" office:value="4.37622815364583"/>
          </table:previous>
        </table:cell-content-change>
        <table:cell-content-change table:id="ct2679">
          <table:cell-address table:column="6" table:row="128" table:table="1"/>
          <office:change-info>
            <dc:creator>Aick in der Au</dc:creator>
            <dc:date>2009-10-31T15:43:38.46</dc:date>
          </office:change-info>
          <table:previous table:id="ct1663">
            <table:change-track-table-cell table:cell-address="'Compute Times'.G129" table:formula="of:=(([.$B$4]*[.D129])/([.$E$4]*10^6))/3600" office:value-type="float" office:value="4.29962170114583"/>
          </table:previous>
        </table:cell-content-change>
        <table:cell-content-change table:id="ct2680">
          <table:cell-address table:column="6" table:row="129" table:table="1"/>
          <office:change-info>
            <dc:creator>Aick in der Au</dc:creator>
            <dc:date>2009-10-31T15:43:38.46</dc:date>
          </office:change-info>
          <table:previous table:id="ct1664">
            <table:change-track-table-cell table:cell-address="'Compute Times'.G130" table:formula="of:=(([.$B$4]*[.D130])/([.$E$4]*10^6))/3600" office:value-type="float" office:value="4.2236916853125"/>
          </table:previous>
        </table:cell-content-change>
        <table:cell-content-change table:id="ct2681">
          <table:cell-address table:column="6" table:row="130" table:table="1"/>
          <office:change-info>
            <dc:creator>Aick in der Au</dc:creator>
            <dc:date>2009-10-31T15:43:38.46</dc:date>
          </office:change-info>
          <table:previous table:id="ct1665">
            <table:change-track-table-cell table:cell-address="'Compute Times'.G131" table:formula="of:=(([.$B$4]*[.D131])/([.$E$4]*10^6))/3600" office:value-type="float" office:value="4.14843810614583"/>
          </table:previous>
        </table:cell-content-change>
        <table:cell-content-change table:id="ct2682">
          <table:cell-address table:column="6" table:row="131" table:table="1"/>
          <office:change-info>
            <dc:creator>Aick in der Au</dc:creator>
            <dc:date>2009-10-31T15:43:38.46</dc:date>
          </office:change-info>
          <table:previous table:id="ct1666">
            <table:change-track-table-cell table:cell-address="'Compute Times'.G132" table:formula="of:=(([.$B$4]*[.D132])/([.$E$4]*10^6))/3600" office:value-type="float" office:value="4.07386096364583"/>
          </table:previous>
        </table:cell-content-change>
        <table:cell-content-change table:id="ct2683">
          <table:cell-address table:column="6" table:row="132" table:table="1"/>
          <office:change-info>
            <dc:creator>Aick in der Au</dc:creator>
            <dc:date>2009-10-31T15:43:38.46</dc:date>
          </office:change-info>
          <table:previous table:id="ct1667">
            <table:change-track-table-cell table:cell-address="'Compute Times'.G133" table:formula="of:=(([.$B$4]*[.D133])/([.$E$4]*10^6))/3600" office:value-type="float" office:value="3.9999602578125"/>
          </table:previous>
        </table:cell-content-change>
        <table:cell-content-change table:id="ct2684">
          <table:cell-address table:column="6" table:row="133" table:table="1"/>
          <office:change-info>
            <dc:creator>Aick in der Au</dc:creator>
            <dc:date>2009-10-31T15:43:38.46</dc:date>
          </office:change-info>
          <table:previous table:id="ct1668">
            <table:change-track-table-cell table:cell-address="'Compute Times'.G134" table:formula="of:=(([.$B$4]*[.D134])/([.$E$4]*10^6))/3600" office:value-type="float" office:value="3.92673598864583"/>
          </table:previous>
        </table:cell-content-change>
        <table:cell-content-change table:id="ct2685">
          <table:cell-address table:column="6" table:row="134" table:table="1"/>
          <office:change-info>
            <dc:creator>Aick in der Au</dc:creator>
            <dc:date>2009-10-31T15:43:38.46</dc:date>
          </office:change-info>
          <table:previous table:id="ct1669">
            <table:change-track-table-cell table:cell-address="'Compute Times'.G135" table:formula="of:=(([.$B$4]*[.D135])/([.$E$4]*10^6))/3600" office:value-type="float" office:value="3.81816790364583"/>
          </table:previous>
        </table:cell-content-change>
        <table:cell-content-change table:id="ct2686">
          <table:cell-address table:column="6" table:row="135" table:table="1"/>
          <office:change-info>
            <dc:creator>Aick in der Au</dc:creator>
            <dc:date>2009-10-31T15:43:38.46</dc:date>
          </office:change-info>
          <table:previous table:id="ct1670">
            <table:change-track-table-cell table:cell-address="'Compute Times'.G136" table:formula="of:=(([.$B$4]*[.D136])/([.$E$4]*10^6))/3600" office:value-type="float" office:value="3.74663472614583"/>
          </table:previous>
        </table:cell-content-change>
        <table:cell-content-change table:id="ct2687">
          <table:cell-address table:column="6" table:row="136" table:table="1"/>
          <office:change-info>
            <dc:creator>Aick in der Au</dc:creator>
            <dc:date>2009-10-31T15:43:38.46</dc:date>
          </office:change-info>
          <table:previous table:id="ct1671">
            <table:change-track-table-cell table:cell-address="'Compute Times'.G137" table:formula="of:=(([.$B$4]*[.D137])/([.$E$4]*10^6))/3600" office:value-type="float" office:value="3.6757779853125"/>
          </table:previous>
        </table:cell-content-change>
        <table:cell-content-change table:id="ct2688">
          <table:cell-address table:column="6" table:row="137" table:table="1"/>
          <office:change-info>
            <dc:creator>Aick in der Au</dc:creator>
            <dc:date>2009-10-31T15:43:38.46</dc:date>
          </office:change-info>
          <table:previous table:id="ct1672">
            <table:change-track-table-cell table:cell-address="'Compute Times'.G138" table:formula="of:=(([.$B$4]*[.D138])/([.$E$4]*10^6))/3600" office:value-type="float" office:value="3.60559768114583"/>
          </table:previous>
        </table:cell-content-change>
        <table:cell-content-change table:id="ct2689">
          <table:cell-address table:column="6" table:row="138" table:table="1"/>
          <office:change-info>
            <dc:creator>Aick in der Au</dc:creator>
            <dc:date>2009-10-31T15:43:38.46</dc:date>
          </office:change-info>
          <table:previous table:id="ct1673">
            <table:change-track-table-cell table:cell-address="'Compute Times'.G139" table:formula="of:=(([.$B$4]*[.D139])/([.$E$4]*10^6))/3600" office:value-type="float" office:value="3.53609381364583"/>
          </table:previous>
        </table:cell-content-change>
        <table:cell-content-change table:id="ct2690">
          <table:cell-address table:column="6" table:row="139" table:table="1"/>
          <office:change-info>
            <dc:creator>Aick in der Au</dc:creator>
            <dc:date>2009-10-31T15:43:38.46</dc:date>
          </office:change-info>
          <table:previous table:id="ct1674">
            <table:change-track-table-cell table:cell-address="'Compute Times'.G140" table:formula="of:=(([.$B$4]*[.D140])/([.$E$4]*10^6))/3600" office:value-type="float" office:value="3.4672663828125"/>
          </table:previous>
        </table:cell-content-change>
        <table:cell-content-change table:id="ct2691">
          <table:cell-address table:column="6" table:row="140" table:table="1"/>
          <office:change-info>
            <dc:creator>Aick in der Au</dc:creator>
            <dc:date>2009-10-31T15:43:38.46</dc:date>
          </office:change-info>
          <table:previous table:id="ct1675">
            <table:change-track-table-cell table:cell-address="'Compute Times'.G141" table:formula="of:=(([.$B$4]*[.D141])/([.$E$4]*10^6))/3600" office:value-type="float" office:value="3.39911538864583"/>
          </table:previous>
        </table:cell-content-change>
        <table:cell-content-change table:id="ct2692">
          <table:cell-address table:column="6" table:row="141" table:table="1"/>
          <office:change-info>
            <dc:creator>Aick in der Au</dc:creator>
            <dc:date>2009-10-31T15:43:38.46</dc:date>
          </office:change-info>
          <table:previous table:id="ct1676">
            <table:change-track-table-cell table:cell-address="'Compute Times'.G142" table:formula="of:=(([.$B$4]*[.D142])/([.$E$4]*10^6))/3600" office:value-type="float" office:value="3.29815721614583"/>
          </table:previous>
        </table:cell-content-change>
        <table:cell-content-change table:id="ct2693">
          <table:cell-address table:column="6" table:row="142" table:table="1"/>
          <office:change-info>
            <dc:creator>Aick in der Au</dc:creator>
            <dc:date>2009-10-31T15:43:38.46</dc:date>
          </office:change-info>
          <table:previous table:id="ct1677">
            <table:change-track-table-cell table:cell-address="'Compute Times'.G143" table:formula="of:=(([.$B$4]*[.D143])/([.$E$4]*10^6))/3600" office:value-type="float" office:value="3.23169731364583"/>
          </table:previous>
        </table:cell-content-change>
        <table:cell-content-change table:id="ct2694">
          <table:cell-address table:column="6" table:row="143" table:table="1"/>
          <office:change-info>
            <dc:creator>Aick in der Au</dc:creator>
            <dc:date>2009-10-31T15:43:38.46</dc:date>
          </office:change-info>
          <table:previous table:id="ct1678">
            <table:change-track-table-cell table:cell-address="'Compute Times'.G144" table:formula="of:=(([.$B$4]*[.D144])/([.$E$4]*10^6))/3600" office:value-type="float" office:value="3.1659138478125"/>
          </table:previous>
        </table:cell-content-change>
        <table:cell-content-change table:id="ct2695">
          <table:cell-address table:column="6" table:row="144" table:table="1"/>
          <office:change-info>
            <dc:creator>Aick in der Au</dc:creator>
            <dc:date>2009-10-31T15:43:38.46</dc:date>
          </office:change-info>
          <table:previous table:id="ct1679">
            <table:change-track-table-cell table:cell-address="'Compute Times'.G145" table:formula="of:=(([.$B$4]*[.D145])/([.$E$4]*10^6))/3600" office:value-type="float" office:value="3.10080681864583"/>
          </table:previous>
        </table:cell-content-change>
        <table:cell-content-change table:id="ct2696">
          <table:cell-address table:column="6" table:row="145" table:table="1"/>
          <office:change-info>
            <dc:creator>Aick in der Au</dc:creator>
            <dc:date>2009-10-31T15:43:38.46</dc:date>
          </office:change-info>
          <table:previous table:id="ct1680">
            <table:change-track-table-cell table:cell-address="'Compute Times'.G146" table:formula="of:=(([.$B$4]*[.D146])/([.$E$4]*10^6))/3600" office:value-type="float" office:value="3.03637622614583"/>
          </table:previous>
        </table:cell-content-change>
        <table:cell-content-change table:id="ct2697">
          <table:cell-address table:column="6" table:row="146" table:table="1"/>
          <office:change-info>
            <dc:creator>Aick in der Au</dc:creator>
            <dc:date>2009-10-31T15:43:38.46</dc:date>
          </office:change-info>
          <table:previous table:id="ct1681">
            <table:change-track-table-cell table:cell-address="'Compute Times'.G147" table:formula="of:=(([.$B$4]*[.D147])/([.$E$4]*10^6))/3600" office:value-type="float" office:value="2.9726220703125"/>
          </table:previous>
        </table:cell-content-change>
        <table:cell-content-change table:id="ct2698">
          <table:cell-address table:column="6" table:row="147" table:table="1"/>
          <office:change-info>
            <dc:creator>Aick in der Au</dc:creator>
            <dc:date>2009-10-31T15:43:38.46</dc:date>
          </office:change-info>
          <table:previous table:id="ct1682">
            <table:change-track-table-cell table:cell-address="'Compute Times'.G148" table:formula="of:=(([.$B$4]*[.D148])/([.$E$4]*10^6))/3600" office:value-type="float" office:value="2.90954435114583"/>
          </table:previous>
        </table:cell-content-change>
        <table:cell-content-change table:id="ct2699">
          <table:cell-address table:column="6" table:row="148" table:table="1"/>
          <office:change-info>
            <dc:creator>Aick in der Au</dc:creator>
            <dc:date>2009-10-31T15:43:38.46</dc:date>
          </office:change-info>
          <table:previous table:id="ct1683">
            <table:change-track-table-cell table:cell-address="'Compute Times'.G149" table:formula="of:=(([.$B$4]*[.D149])/([.$E$4]*10^6))/3600" office:value-type="float" office:value="2.81619609114583"/>
          </table:previous>
        </table:cell-content-change>
        <table:cell-content-change table:id="ct2700">
          <table:cell-address table:column="6" table:row="149" table:table="1"/>
          <office:change-info>
            <dc:creator>Aick in der Au</dc:creator>
            <dc:date>2009-10-31T15:43:38.46</dc:date>
          </office:change-info>
          <table:previous table:id="ct1684">
            <table:change-track-table-cell table:cell-address="'Compute Times'.G150" table:formula="of:=(([.$B$4]*[.D150])/([.$E$4]*10^6))/3600" office:value-type="float" office:value="2.75480946364583"/>
          </table:previous>
        </table:cell-content-change>
        <table:cell-content-change table:id="ct2701">
          <table:cell-address table:column="6" table:row="150" table:table="1"/>
          <office:change-info>
            <dc:creator>Aick in der Au</dc:creator>
            <dc:date>2009-10-31T15:43:38.46</dc:date>
          </office:change-info>
          <table:previous table:id="ct1685">
            <table:change-track-table-cell table:cell-address="'Compute Times'.G151" table:formula="of:=(([.$B$4]*[.D151])/([.$E$4]*10^6))/3600" office:value-type="float" office:value="2.6940992728125"/>
          </table:previous>
        </table:cell-content-change>
        <table:cell-content-change table:id="ct2702">
          <table:cell-address table:column="6" table:row="151" table:table="1"/>
          <office:change-info>
            <dc:creator>Aick in der Au</dc:creator>
            <dc:date>2009-10-31T15:43:38.46</dc:date>
          </office:change-info>
          <table:previous table:id="ct1686">
            <table:change-track-table-cell table:cell-address="'Compute Times'.G152" table:formula="of:=(([.$B$4]*[.D152])/([.$E$4]*10^6))/3600" office:value-type="float" office:value="2.63406551864583"/>
          </table:previous>
        </table:cell-content-change>
        <table:cell-content-change table:id="ct2703">
          <table:cell-address table:column="6" table:row="152" table:table="1"/>
          <office:change-info>
            <dc:creator>Aick in der Au</dc:creator>
            <dc:date>2009-10-31T15:43:38.46</dc:date>
          </office:change-info>
          <table:previous table:id="ct1687">
            <table:change-track-table-cell table:cell-address="'Compute Times'.G153" table:formula="of:=(([.$B$4]*[.D153])/([.$E$4]*10^6))/3600" office:value-type="float" office:value="2.57470820114583"/>
          </table:previous>
        </table:cell-content-change>
        <table:cell-content-change table:id="ct2704">
          <table:cell-address table:column="6" table:row="153" table:table="1"/>
          <office:change-info>
            <dc:creator>Aick in der Au</dc:creator>
            <dc:date>2009-10-31T15:43:38.46</dc:date>
          </office:change-info>
          <table:previous table:id="ct1688">
            <table:change-track-table-cell table:cell-address="'Compute Times'.G154" table:formula="of:=(([.$B$4]*[.D154])/([.$E$4]*10^6))/3600" office:value-type="float" office:value="2.5160273203125"/>
          </table:previous>
        </table:cell-content-change>
        <table:cell-content-change table:id="ct2705">
          <table:cell-address table:column="6" table:row="154" table:table="1"/>
          <office:change-info>
            <dc:creator>Aick in der Au</dc:creator>
            <dc:date>2009-10-31T15:43:38.46</dc:date>
          </office:change-info>
          <table:previous table:id="ct1689">
            <table:change-track-table-cell table:cell-address="'Compute Times'.G155" table:formula="of:=(([.$B$4]*[.D155])/([.$E$4]*10^6))/3600" office:value-type="float" office:value="2.45802287614583"/>
          </table:previous>
        </table:cell-content-change>
        <table:cell-content-change table:id="ct2706">
          <table:cell-address table:column="6" table:row="155" table:table="1"/>
          <office:change-info>
            <dc:creator>Aick in der Au</dc:creator>
            <dc:date>2009-10-31T15:43:38.46</dc:date>
          </office:change-info>
          <table:previous table:id="ct1690">
            <table:change-track-table-cell table:cell-address="'Compute Times'.G156" table:formula="of:=(([.$B$4]*[.D156])/([.$E$4]*10^6))/3600" office:value-type="float" office:value="2.37228452864583"/>
          </table:previous>
        </table:cell-content-change>
        <table:cell-content-change table:id="ct2707">
          <table:cell-address table:column="6" table:row="156" table:table="1"/>
          <office:change-info>
            <dc:creator>Aick in der Au</dc:creator>
            <dc:date>2009-10-31T15:43:38.46</dc:date>
          </office:change-info>
          <table:previous table:id="ct1691">
            <table:change-track-table-cell table:cell-address="'Compute Times'.G157" table:formula="of:=(([.$B$4]*[.D157])/([.$E$4]*10^6))/3600" office:value-type="float" office:value="2.31597117614583"/>
          </table:previous>
        </table:cell-content-change>
        <table:cell-content-change table:id="ct2708">
          <table:cell-address table:column="6" table:row="157" table:table="1"/>
          <office:change-info>
            <dc:creator>Aick in der Au</dc:creator>
            <dc:date>2009-10-31T15:43:38.46</dc:date>
          </office:change-info>
          <table:previous table:id="ct1692">
            <table:change-track-table-cell table:cell-address="'Compute Times'.G158" table:formula="of:=(([.$B$4]*[.D158])/([.$E$4]*10^6))/3600" office:value-type="float" office:value="2.2603342603125"/>
          </table:previous>
        </table:cell-content-change>
        <table:cell-content-change table:id="ct2709">
          <table:cell-address table:column="6" table:row="158" table:table="1"/>
          <office:change-info>
            <dc:creator>Aick in der Au</dc:creator>
            <dc:date>2009-10-31T15:43:38.46</dc:date>
          </office:change-info>
          <table:previous table:id="ct1693">
            <table:change-track-table-cell table:cell-address="'Compute Times'.G159" table:formula="of:=(([.$B$4]*[.D159])/([.$E$4]*10^6))/3600" office:value-type="float" office:value="2.20537378114583"/>
          </table:previous>
        </table:cell-content-change>
        <table:cell-content-change table:id="ct2710">
          <table:cell-address table:column="6" table:row="159" table:table="1"/>
          <office:change-info>
            <dc:creator>Aick in der Au</dc:creator>
            <dc:date>2009-10-31T15:43:38.46</dc:date>
          </office:change-info>
          <table:previous table:id="ct1694">
            <table:change-track-table-cell table:cell-address="'Compute Times'.G160" table:formula="of:=(([.$B$4]*[.D160])/([.$E$4]*10^6))/3600" office:value-type="float" office:value="2.15108973864583"/>
          </table:previous>
        </table:cell-content-change>
        <table:cell-content-change table:id="ct2711">
          <table:cell-address table:column="6" table:row="160" table:table="1"/>
          <office:change-info>
            <dc:creator>Aick in der Au</dc:creator>
            <dc:date>2009-10-31T15:43:38.46</dc:date>
          </office:change-info>
          <table:previous table:id="ct1695">
            <table:change-track-table-cell table:cell-address="'Compute Times'.G161" table:formula="of:=(([.$B$4]*[.D161])/([.$E$4]*10^6))/3600" office:value-type="float" office:value="2.0974821328125"/>
          </table:previous>
        </table:cell-content-change>
        <table:cell-content-change table:id="ct2712">
          <table:cell-address table:column="6" table:row="161" table:table="1"/>
          <office:change-info>
            <dc:creator>Aick in der Au</dc:creator>
            <dc:date>2009-10-31T15:43:38.46</dc:date>
          </office:change-info>
          <table:previous table:id="ct1696">
            <table:change-track-table-cell table:cell-address="'Compute Times'.G162" table:formula="of:=(([.$B$4]*[.D162])/([.$E$4]*10^6))/3600" office:value-type="float" office:value="2.0183390428125"/>
          </table:previous>
        </table:cell-content-change>
        <table:cell-content-change table:id="ct2713">
          <table:cell-address table:column="6" table:row="162" table:table="1"/>
          <office:change-info>
            <dc:creator>Aick in der Au</dc:creator>
            <dc:date>2009-10-31T15:43:38.46</dc:date>
          </office:change-info>
          <table:previous table:id="ct1697">
            <table:change-track-table-cell table:cell-address="'Compute Times'.G163" table:formula="of:=(([.$B$4]*[.D163])/([.$E$4]*10^6))/3600" office:value-type="float" office:value="1.96642252864583"/>
          </table:previous>
        </table:cell-content-change>
        <table:cell-content-change table:id="ct2714">
          <table:cell-address table:column="6" table:row="163" table:table="1"/>
          <office:change-info>
            <dc:creator>Aick in der Au</dc:creator>
            <dc:date>2009-10-31T15:43:38.46</dc:date>
          </office:change-info>
          <table:previous table:id="ct1698">
            <table:change-track-table-cell table:cell-address="'Compute Times'.G164" table:formula="of:=(([.$B$4]*[.D164])/([.$E$4]*10^6))/3600" office:value-type="float" office:value="1.91518245114583"/>
          </table:previous>
        </table:cell-content-change>
        <table:cell-content-change table:id="ct2715">
          <table:cell-address table:column="6" table:row="164" table:table="1"/>
          <office:change-info>
            <dc:creator>Aick in der Au</dc:creator>
            <dc:date>2009-10-31T15:43:38.46</dc:date>
          </office:change-info>
          <table:previous table:id="ct1699">
            <table:change-track-table-cell table:cell-address="'Compute Times'.G165" table:formula="of:=(([.$B$4]*[.D165])/([.$E$4]*10^6))/3600" office:value-type="float" office:value="1.8646188103125"/>
          </table:previous>
        </table:cell-content-change>
        <table:cell-content-change table:id="ct2716">
          <table:cell-address table:column="6" table:row="165" table:table="1"/>
          <office:change-info>
            <dc:creator>Aick in der Au</dc:creator>
            <dc:date>2009-10-31T15:43:38.46</dc:date>
          </office:change-info>
          <table:previous table:id="ct1700">
            <table:change-track-table-cell table:cell-address="'Compute Times'.G166" table:formula="of:=(([.$B$4]*[.D166])/([.$E$4]*10^6))/3600" office:value-type="float" office:value="1.81473160614583"/>
          </table:previous>
        </table:cell-content-change>
        <table:cell-content-change table:id="ct2717">
          <table:cell-address table:column="6" table:row="166" table:table="1"/>
          <office:change-info>
            <dc:creator>Aick in der Au</dc:creator>
            <dc:date>2009-10-31T15:43:38.46</dc:date>
          </office:change-info>
          <table:previous table:id="ct1701">
            <table:change-track-table-cell table:cell-address="'Compute Times'.G167" table:formula="of:=(([.$B$4]*[.D167])/([.$E$4]*10^6))/3600" office:value-type="float" office:value="1.76552083864583"/>
          </table:previous>
        </table:cell-content-change>
        <table:cell-content-change table:id="ct2718">
          <table:cell-address table:column="6" table:row="167" table:table="1"/>
          <office:change-info>
            <dc:creator>Aick in der Au</dc:creator>
            <dc:date>2009-10-31T15:43:38.46</dc:date>
          </office:change-info>
          <table:previous table:id="ct1702">
            <table:change-track-table-cell table:cell-address="'Compute Times'.G168" table:formula="of:=(([.$B$4]*[.D168])/([.$E$4]*10^6))/3600" office:value-type="float" office:value="1.7169865078125"/>
          </table:previous>
        </table:cell-content-change>
        <table:cell-content-change table:id="ct2719">
          <table:cell-address table:column="6" table:row="168" table:table="1"/>
          <office:change-info>
            <dc:creator>Aick in der Au</dc:creator>
            <dc:date>2009-10-31T15:43:38.46</dc:date>
          </office:change-info>
          <table:previous table:id="ct1703">
            <table:change-track-table-cell table:cell-address="'Compute Times'.G169" table:formula="of:=(([.$B$4]*[.D169])/([.$E$4]*10^6))/3600" office:value-type="float" office:value="1.6454533303125"/>
          </table:previous>
        </table:cell-content-change>
        <table:cell-content-change table:id="ct2720">
          <table:cell-address table:column="6" table:row="169" table:table="1"/>
          <office:change-info>
            <dc:creator>Aick in der Au</dc:creator>
            <dc:date>2009-10-31T15:43:38.46</dc:date>
          </office:change-info>
          <table:previous table:id="ct1704">
            <table:change-track-table-cell table:cell-address="'Compute Times'.G170" table:formula="of:=(([.$B$4]*[.D170])/([.$E$4]*10^6))/3600" office:value-type="float" office:value="1.59861009114583"/>
          </table:previous>
        </table:cell-content-change>
        <table:cell-content-change table:id="ct2721">
          <table:cell-address table:column="6" table:row="170" table:table="1"/>
          <office:change-info>
            <dc:creator>Aick in der Au</dc:creator>
            <dc:date>2009-10-31T15:43:38.46</dc:date>
          </office:change-info>
          <table:previous table:id="ct1705">
            <table:change-track-table-cell table:cell-address="'Compute Times'.G171" table:formula="of:=(([.$B$4]*[.D171])/([.$E$4]*10^6))/3600" office:value-type="float" office:value="1.55244328864583"/>
          </table:previous>
        </table:cell-content-change>
        <table:cell-content-change table:id="ct2722">
          <table:cell-address table:column="6" table:row="171" table:table="1"/>
          <office:change-info>
            <dc:creator>Aick in der Au</dc:creator>
            <dc:date>2009-10-31T15:43:38.46</dc:date>
          </office:change-info>
          <table:previous table:id="ct1706">
            <table:change-track-table-cell table:cell-address="'Compute Times'.G172" table:formula="of:=(([.$B$4]*[.D172])/([.$E$4]*10^6))/3600" office:value-type="float" office:value="1.5069529228125"/>
          </table:previous>
        </table:cell-content-change>
        <table:cell-content-change table:id="ct2723">
          <table:cell-address table:column="6" table:row="172" table:table="1"/>
          <office:change-info>
            <dc:creator>Aick in der Au</dc:creator>
            <dc:date>2009-10-31T15:43:38.46</dc:date>
          </office:change-info>
          <table:previous table:id="ct1707">
            <table:change-track-table-cell table:cell-address="'Compute Times'.G173" table:formula="of:=(([.$B$4]*[.D173])/([.$E$4]*10^6))/3600" office:value-type="float" office:value="1.46213899364583"/>
          </table:previous>
        </table:cell-content-change>
        <table:cell-content-change table:id="ct2724">
          <table:cell-address table:column="6" table:row="173" table:table="1"/>
          <office:change-info>
            <dc:creator>Aick in der Au</dc:creator>
            <dc:date>2009-10-31T15:43:38.46</dc:date>
          </office:change-info>
          <table:previous table:id="ct1708">
            <table:change-track-table-cell table:cell-address="'Compute Times'.G174" table:formula="of:=(([.$B$4]*[.D174])/([.$E$4]*10^6))/3600" office:value-type="float" office:value="1.41800150114583"/>
          </table:previous>
        </table:cell-content-change>
        <table:cell-content-change table:id="ct2725">
          <table:cell-address table:column="6" table:row="174" table:table="1"/>
          <office:change-info>
            <dc:creator>Aick in der Au</dc:creator>
            <dc:date>2009-10-31T15:43:38.46</dc:date>
          </office:change-info>
          <table:previous table:id="ct1709">
            <table:change-track-table-cell table:cell-address="'Compute Times'.G175" table:formula="of:=(([.$B$4]*[.D175])/([.$E$4]*10^6))/3600" office:value-type="float" office:value="1.3745404453125"/>
          </table:previous>
        </table:cell-content-change>
        <table:cell-content-change table:id="ct2726">
          <table:cell-address table:column="6" table:row="175" table:table="1"/>
          <office:change-info>
            <dc:creator>Aick in der Au</dc:creator>
            <dc:date>2009-10-31T15:43:38.46</dc:date>
          </office:change-info>
          <table:previous table:id="ct1710">
            <table:change-track-table-cell table:cell-address="'Compute Times'.G176" table:formula="of:=(([.$B$4]*[.D176])/([.$E$4]*10^6))/3600" office:value-type="float" office:value="1.3106171803125"/>
          </table:previous>
        </table:cell-content-change>
        <table:cell-content-change table:id="ct2727">
          <table:cell-address table:column="6" table:row="176" table:table="1"/>
          <office:change-info>
            <dc:creator>Aick in der Au</dc:creator>
            <dc:date>2009-10-31T15:43:38.46</dc:date>
          </office:change-info>
          <table:previous table:id="ct1711">
            <table:change-track-table-cell table:cell-address="'Compute Times'.G177" table:formula="of:=(([.$B$4]*[.D177])/([.$E$4]*10^6))/3600" office:value-type="float" office:value="1.26884721614583"/>
          </table:previous>
        </table:cell-content-change>
        <table:cell-content-change table:id="ct2728">
          <table:cell-address table:column="6" table:row="177" table:table="1"/>
          <office:change-info>
            <dc:creator>Aick in der Au</dc:creator>
            <dc:date>2009-10-31T15:43:38.46</dc:date>
          </office:change-info>
          <table:previous table:id="ct1712">
            <table:change-track-table-cell table:cell-address="'Compute Times'.G178" table:formula="of:=(([.$B$4]*[.D178])/([.$E$4]*10^6))/3600" office:value-type="float" office:value="1.22775368864583"/>
          </table:previous>
        </table:cell-content-change>
        <table:cell-content-change table:id="ct2729">
          <table:cell-address table:column="6" table:row="178" table:table="1"/>
          <office:change-info>
            <dc:creator>Aick in der Au</dc:creator>
            <dc:date>2009-10-31T15:43:38.46</dc:date>
          </office:change-info>
          <table:previous table:id="ct1713">
            <table:change-track-table-cell table:cell-address="'Compute Times'.G179" table:formula="of:=(([.$B$4]*[.D179])/([.$E$4]*10^6))/3600" office:value-type="float" office:value="1.1873365978125"/>
          </table:previous>
        </table:cell-content-change>
        <table:cell-content-change table:id="ct2730">
          <table:cell-address table:column="6" table:row="179" table:table="1"/>
          <office:change-info>
            <dc:creator>Aick in der Au</dc:creator>
            <dc:date>2009-10-31T15:43:38.46</dc:date>
          </office:change-info>
          <table:previous table:id="ct1714">
            <table:change-track-table-cell table:cell-address="'Compute Times'.G180" table:formula="of:=(([.$B$4]*[.D180])/([.$E$4]*10^6))/3600" office:value-type="float" office:value="1.14759594364583"/>
          </table:previous>
        </table:cell-content-change>
        <table:cell-content-change table:id="ct2731">
          <table:cell-address table:column="6" table:row="180" table:table="1"/>
          <office:change-info>
            <dc:creator>Aick in der Au</dc:creator>
            <dc:date>2009-10-31T15:43:38.46</dc:date>
          </office:change-info>
          <table:previous table:id="ct1715">
            <table:change-track-table-cell table:cell-address="'Compute Times'.G181" table:formula="of:=(([.$B$4]*[.D181])/([.$E$4]*10^6))/3600" office:value-type="float" office:value="1.10853172614583"/>
          </table:previous>
        </table:cell-content-change>
        <table:cell-content-change table:id="ct2732">
          <table:cell-address table:column="6" table:row="181" table:table="1"/>
          <office:change-info>
            <dc:creator>Aick in der Au</dc:creator>
            <dc:date>2009-10-31T15:43:38.46</dc:date>
          </office:change-info>
          <table:previous table:id="ct1716">
            <table:change-track-table-cell table:cell-address="'Compute Times'.G182" table:formula="of:=(([.$B$4]*[.D182])/([.$E$4]*10^6))/3600" office:value-type="float" office:value="1.0701439453125"/>
          </table:previous>
        </table:cell-content-change>
        <table:cell-content-change table:id="ct2733">
          <table:cell-address table:column="6" table:row="182" table:table="1"/>
          <office:change-info>
            <dc:creator>Aick in der Au</dc:creator>
            <dc:date>2009-10-31T15:43:38.46</dc:date>
          </office:change-info>
          <table:previous table:id="ct1717">
            <table:change-track-table-cell table:cell-address="'Compute Times'.G183" table:formula="of:=(([.$B$4]*[.D183])/([.$E$4]*10^6))/3600" office:value-type="float" office:value="1.0138305928125"/>
          </table:previous>
        </table:cell-content-change>
        <table:cell-content-change table:id="ct2734">
          <table:cell-address table:column="6" table:row="183" table:table="1"/>
          <office:change-info>
            <dc:creator>Aick in der Au</dc:creator>
            <dc:date>2009-10-31T15:43:38.46</dc:date>
          </office:change-info>
          <table:previous table:id="ct1718">
            <table:change-track-table-cell table:cell-address="'Compute Times'.G184" table:formula="of:=(([.$B$4]*[.D184])/([.$E$4]*10^6))/3600" office:value-type="float" office:value="0.977133903645833"/>
          </table:previous>
        </table:cell-content-change>
        <table:cell-content-change table:id="ct2735">
          <table:cell-address table:column="6" table:row="184" table:table="1"/>
          <office:change-info>
            <dc:creator>Aick in der Au</dc:creator>
            <dc:date>2009-10-31T15:43:38.46</dc:date>
          </office:change-info>
          <table:previous table:id="ct1719">
            <table:change-track-table-cell table:cell-address="'Compute Times'.G185" table:formula="of:=(([.$B$4]*[.D185])/([.$E$4]*10^6))/3600" office:value-type="float" office:value="0.941113651145833"/>
          </table:previous>
        </table:cell-content-change>
        <table:cell-content-change table:id="ct2736">
          <table:cell-address table:column="6" table:row="185" table:table="1"/>
          <office:change-info>
            <dc:creator>Aick in der Au</dc:creator>
            <dc:date>2009-10-31T15:43:38.46</dc:date>
          </office:change-info>
          <table:previous table:id="ct1720">
            <table:change-track-table-cell table:cell-address="'Compute Times'.G186" table:formula="of:=(([.$B$4]*[.D186])/([.$E$4]*10^6))/3600" office:value-type="float" office:value="0.9057698353125"/>
          </table:previous>
        </table:cell-content-change>
        <table:cell-content-change table:id="ct2737">
          <table:cell-address table:column="6" table:row="186" table:table="1"/>
          <office:change-info>
            <dc:creator>Aick in der Au</dc:creator>
            <dc:date>2009-10-31T15:43:38.46</dc:date>
          </office:change-info>
          <table:previous table:id="ct1721">
            <table:change-track-table-cell table:cell-address="'Compute Times'.G187" table:formula="of:=(([.$B$4]*[.D187])/([.$E$4]*10^6))/3600" office:value-type="float" office:value="0.871102456145833"/>
          </table:previous>
        </table:cell-content-change>
        <table:cell-content-change table:id="ct2738">
          <table:cell-address table:column="6" table:row="187" table:table="1"/>
          <office:change-info>
            <dc:creator>Aick in der Au</dc:creator>
            <dc:date>2009-10-31T15:43:38.46</dc:date>
          </office:change-info>
          <table:previous table:id="ct1722">
            <table:change-track-table-cell table:cell-address="'Compute Times'.G188" table:formula="of:=(([.$B$4]*[.D188])/([.$E$4]*10^6))/3600" office:value-type="float" office:value="0.837111513645833"/>
          </table:previous>
        </table:cell-content-change>
        <table:cell-content-change table:id="ct2739">
          <table:cell-address table:column="6" table:row="188" table:table="1"/>
          <office:change-info>
            <dc:creator>Aick in der Au</dc:creator>
            <dc:date>2009-10-31T15:43:38.46</dc:date>
          </office:change-info>
          <table:previous table:id="ct1723">
            <table:change-track-table-cell table:cell-address="'Compute Times'.G189" table:formula="of:=(([.$B$4]*[.D189])/([.$E$4]*10^6))/3600" office:value-type="float" office:value="0.787393418645833"/>
          </table:previous>
        </table:cell-content-change>
        <table:cell-content-change table:id="ct2740">
          <table:cell-address table:column="6" table:row="189" table:table="1"/>
          <office:change-info>
            <dc:creator>Aick in der Au</dc:creator>
            <dc:date>2009-10-31T15:43:38.46</dc:date>
          </office:change-info>
          <table:previous table:id="ct1724">
            <table:change-track-table-cell table:cell-address="'Compute Times'.G190" table:formula="of:=(([.$B$4]*[.D190])/([.$E$4]*10^6))/3600" office:value-type="float" office:value="0.7550935678125"/>
          </table:previous>
        </table:cell-content-change>
        <table:cell-content-change table:id="ct2741">
          <table:cell-address table:column="6" table:row="190" table:table="1"/>
          <office:change-info>
            <dc:creator>Aick in der Au</dc:creator>
            <dc:date>2009-10-31T15:43:38.46</dc:date>
          </office:change-info>
          <table:previous table:id="ct1725">
            <table:change-track-table-cell table:cell-address="'Compute Times'.G191" table:formula="of:=(([.$B$4]*[.D191])/([.$E$4]*10^6))/3600" office:value-type="float" office:value="0.723470153645833"/>
          </table:previous>
        </table:cell-content-change>
        <table:cell-content-change table:id="ct2742">
          <table:cell-address table:column="6" table:row="191" table:table="1"/>
          <office:change-info>
            <dc:creator>Aick in der Au</dc:creator>
            <dc:date>2009-10-31T15:43:38.46</dc:date>
          </office:change-info>
          <table:previous table:id="ct1726">
            <table:change-track-table-cell table:cell-address="'Compute Times'.G192" table:formula="of:=(([.$B$4]*[.D192])/([.$E$4]*10^6))/3600" office:value-type="float" office:value="0.692523176145833"/>
          </table:previous>
        </table:cell-content-change>
        <table:cell-content-change table:id="ct2743">
          <table:cell-address table:column="6" table:row="192" table:table="1"/>
          <office:change-info>
            <dc:creator>Aick in der Au</dc:creator>
            <dc:date>2009-10-31T15:43:38.46</dc:date>
          </office:change-info>
          <table:previous table:id="ct1727">
            <table:change-track-table-cell table:cell-address="'Compute Times'.G193" table:formula="of:=(([.$B$4]*[.D193])/([.$E$4]*10^6))/3600" office:value-type="float" office:value="0.6622526353125"/>
          </table:previous>
        </table:cell-content-change>
        <table:cell-content-change table:id="ct2744">
          <table:cell-address table:column="6" table:row="193" table:table="1"/>
          <office:change-info>
            <dc:creator>Aick in der Au</dc:creator>
            <dc:date>2009-10-31T15:43:38.46</dc:date>
          </office:change-info>
          <table:previous table:id="ct1728">
            <table:change-track-table-cell table:cell-address="'Compute Times'.G194" table:formula="of:=(([.$B$4]*[.D194])/([.$E$4]*10^6))/3600" office:value-type="float" office:value="0.632658531145833"/>
          </table:previous>
        </table:cell-content-change>
        <table:cell-content-change table:id="ct2745">
          <table:cell-address table:column="6" table:row="194" table:table="1"/>
          <office:change-info>
            <dc:creator>Aick in der Au</dc:creator>
            <dc:date>2009-10-31T15:43:38.46</dc:date>
          </office:change-info>
          <table:previous table:id="ct1729">
            <table:change-track-table-cell table:cell-address="'Compute Times'.G195" table:formula="of:=(([.$B$4]*[.D195])/([.$E$4]*10^6))/3600" office:value-type="float" office:value="0.603740863645833"/>
          </table:previous>
        </table:cell-content-change>
        <table:cell-content-change table:id="ct2746">
          <table:cell-address table:column="6" table:row="195" table:table="1"/>
          <office:change-info>
            <dc:creator>Aick in der Au</dc:creator>
            <dc:date>2009-10-31T15:43:38.46</dc:date>
          </office:change-info>
          <table:previous table:id="ct1730">
            <table:change-track-table-cell table:cell-address="'Compute Times'.G196" table:formula="of:=(([.$B$4]*[.D196])/([.$E$4]*10^6))/3600" office:value-type="float" office:value="0.561632681145833"/>
          </table:previous>
        </table:cell-content-change>
        <table:cell-content-change table:id="ct2747">
          <table:cell-address table:column="6" table:row="196" table:table="1"/>
          <office:change-info>
            <dc:creator>Aick in der Au</dc:creator>
            <dc:date>2009-10-31T15:43:38.46</dc:date>
          </office:change-info>
          <table:previous table:id="ct1731">
            <table:change-track-table-cell table:cell-address="'Compute Times'.G197" table:formula="of:=(([.$B$4]*[.D197])/([.$E$4]*10^6))/3600" office:value-type="float" office:value="0.5344061053125"/>
          </table:previous>
        </table:cell-content-change>
        <table:cell-content-change table:id="ct2748">
          <table:cell-address table:column="6" table:row="197" table:table="1"/>
          <office:change-info>
            <dc:creator>Aick in der Au</dc:creator>
            <dc:date>2009-10-31T15:43:38.46</dc:date>
          </office:change-info>
          <table:previous table:id="ct1732">
            <table:change-track-table-cell table:cell-address="'Compute Times'.G198" table:formula="of:=(([.$B$4]*[.D198])/([.$E$4]*10^6))/3600" office:value-type="float" office:value="0.507855966145833"/>
          </table:previous>
        </table:cell-content-change>
        <table:cell-content-change table:id="ct2749">
          <table:cell-address table:column="6" table:row="198" table:table="1"/>
          <office:change-info>
            <dc:creator>Aick in der Au</dc:creator>
            <dc:date>2009-10-31T15:43:38.46</dc:date>
          </office:change-info>
          <table:previous table:id="ct1733">
            <table:change-track-table-cell table:cell-address="'Compute Times'.G199" table:formula="of:=(([.$B$4]*[.D199])/([.$E$4]*10^6))/3600" office:value-type="float" office:value="0.481982263645833"/>
          </table:previous>
        </table:cell-content-change>
        <table:cell-content-change table:id="ct2750">
          <table:cell-address table:column="6" table:row="199" table:table="1"/>
          <office:change-info>
            <dc:creator>Aick in der Au</dc:creator>
            <dc:date>2009-10-31T15:43:38.46</dc:date>
          </office:change-info>
          <table:previous table:id="ct1734">
            <table:change-track-table-cell table:cell-address="'Compute Times'.G200" table:formula="of:=(([.$B$4]*[.D200])/([.$E$4]*10^6))/3600" office:value-type="float" office:value="0.4567849978125"/>
          </table:previous>
        </table:cell-content-change>
        <table:cell-content-change table:id="ct2751">
          <table:cell-address table:column="6" table:row="200" table:table="1"/>
          <office:change-info>
            <dc:creator>Aick in der Au</dc:creator>
            <dc:date>2009-10-31T15:43:38.46</dc:date>
          </office:change-info>
          <table:previous table:id="ct1735">
            <table:change-track-table-cell table:cell-address="'Compute Times'.G201" table:formula="of:=(([.$B$4]*[.D201])/([.$E$4]*10^6))/3600" office:value-type="float" office:value="0.432264168645833"/>
          </table:previous>
        </table:cell-content-change>
        <table:cell-content-change table:id="ct2752">
          <table:cell-address table:column="6" table:row="201" table:table="1"/>
          <office:change-info>
            <dc:creator>Aick in der Au</dc:creator>
            <dc:date>2009-10-31T15:43:38.46</dc:date>
          </office:change-info>
          <table:previous table:id="ct1736">
            <table:change-track-table-cell table:cell-address="'Compute Times'.G202" table:formula="of:=(([.$B$4]*[.D202])/([.$E$4]*10^6))/3600" office:value-type="float" office:value="0.408419776145833"/>
          </table:previous>
        </table:cell-content-change>
        <table:cell-content-change table:id="ct2753">
          <table:cell-address table:column="6" table:row="202" table:table="1"/>
          <office:change-info>
            <dc:creator>Aick in der Au</dc:creator>
            <dc:date>2009-10-31T15:43:38.46</dc:date>
          </office:change-info>
          <table:previous table:id="ct1737">
            <table:change-track-table-cell table:cell-address="'Compute Times'.G203" table:formula="of:=(([.$B$4]*[.D203])/([.$E$4]*10^6))/3600" office:value-type="float" office:value="0.373921506145833"/>
          </table:previous>
        </table:cell-content-change>
        <table:cell-content-change table:id="ct2754">
          <table:cell-address table:column="6" table:row="203" table:table="1"/>
          <office:change-info>
            <dc:creator>Aick in der Au</dc:creator>
            <dc:date>2009-10-31T15:43:38.46</dc:date>
          </office:change-info>
          <table:previous table:id="ct1738">
            <table:change-track-table-cell table:cell-address="'Compute Times'.G204" table:formula="of:=(([.$B$4]*[.D204])/([.$E$4]*10^6))/3600" office:value-type="float" office:value="0.3517682053125"/>
          </table:previous>
        </table:cell-content-change>
        <table:cell-content-change table:id="ct2755">
          <table:cell-address table:column="6" table:row="204" table:table="1"/>
          <office:change-info>
            <dc:creator>Aick in der Au</dc:creator>
            <dc:date>2009-10-31T15:43:38.46</dc:date>
          </office:change-info>
          <table:previous table:id="ct1739">
            <table:change-track-table-cell table:cell-address="'Compute Times'.G205" table:formula="of:=(([.$B$4]*[.D205])/([.$E$4]*10^6))/3600" office:value-type="float" office:value="0.330291341145833"/>
          </table:previous>
        </table:cell-content-change>
        <table:cell-content-change table:id="ct2756">
          <table:cell-address table:column="6" table:row="205" table:table="1"/>
          <office:change-info>
            <dc:creator>Aick in der Au</dc:creator>
            <dc:date>2009-10-31T15:43:38.46</dc:date>
          </office:change-info>
          <table:previous table:id="ct1740">
            <table:change-track-table-cell table:cell-address="'Compute Times'.G206" table:formula="of:=(([.$B$4]*[.D206])/([.$E$4]*10^6))/3600" office:value-type="float" office:value="0.309490913645833"/>
          </table:previous>
        </table:cell-content-change>
        <table:cell-content-change table:id="ct2757">
          <table:cell-address table:column="6" table:row="206" table:table="1"/>
          <office:change-info>
            <dc:creator>Aick in der Au</dc:creator>
            <dc:date>2009-10-31T15:43:38.46</dc:date>
          </office:change-info>
          <table:previous table:id="ct1741">
            <table:change-track-table-cell table:cell-address="'Compute Times'.G207" table:formula="of:=(([.$B$4]*[.D207])/([.$E$4]*10^6))/3600" office:value-type="float" office:value="0.2893669228125"/>
          </table:previous>
        </table:cell-content-change>
        <table:cell-content-change table:id="ct2758">
          <table:cell-address table:column="6" table:row="207" table:table="1"/>
          <office:change-info>
            <dc:creator>Aick in der Au</dc:creator>
            <dc:date>2009-10-31T15:43:38.46</dc:date>
          </office:change-info>
          <table:previous table:id="ct1742">
            <table:change-track-table-cell table:cell-address="'Compute Times'.G208" table:formula="of:=(([.$B$4]*[.D208])/([.$E$4]*10^6))/3600" office:value-type="float" office:value="0.269919368645833"/>
          </table:previous>
        </table:cell-content-change>
        <table:cell-content-change table:id="ct2759">
          <table:cell-address table:column="6" table:row="208" table:table="1"/>
          <office:change-info>
            <dc:creator>Aick in der Au</dc:creator>
            <dc:date>2009-10-31T15:43:38.46</dc:date>
          </office:change-info>
          <table:previous table:id="ct1743">
            <table:change-track-table-cell table:cell-address="'Compute Times'.G209" table:formula="of:=(([.$B$4]*[.D209])/([.$E$4]*10^6))/3600" office:value-type="float" office:value="0.251148251145833"/>
          </table:previous>
        </table:cell-content-change>
        <table:cell-content-change table:id="ct2760">
          <table:cell-address table:column="6" table:row="209" table:table="1"/>
          <office:change-info>
            <dc:creator>Aick in der Au</dc:creator>
            <dc:date>2009-10-31T15:43:38.46</dc:date>
          </office:change-info>
          <table:previous table:id="ct1744">
            <table:change-track-table-cell table:cell-address="'Compute Times'.G210" table:formula="of:=(([.$B$4]*[.D210])/([.$E$4]*10^6))/3600" office:value-type="float" office:value="0.224259893645833"/>
          </table:previous>
        </table:cell-content-change>
        <table:cell-content-change table:id="ct2761">
          <table:cell-address table:column="6" table:row="210" table:table="1"/>
          <office:change-info>
            <dc:creator>Aick in der Au</dc:creator>
            <dc:date>2009-10-31T15:43:38.46</dc:date>
          </office:change-info>
          <table:previous table:id="ct1745">
            <table:change-track-table-cell table:cell-address="'Compute Times'.G211" table:formula="of:=(([.$B$4]*[.D211])/([.$E$4]*10^6))/3600" office:value-type="float" office:value="0.2071798678125"/>
          </table:previous>
        </table:cell-content-change>
        <table:cell-content-change table:id="ct2762">
          <table:cell-address table:column="6" table:row="211" table:table="1"/>
          <office:change-info>
            <dc:creator>Aick in der Au</dc:creator>
            <dc:date>2009-10-31T15:43:38.46</dc:date>
          </office:change-info>
          <table:previous table:id="ct1746">
            <table:change-track-table-cell table:cell-address="'Compute Times'.G212" table:formula="of:=(([.$B$4]*[.D212])/([.$E$4]*10^6))/3600" office:value-type="float" office:value="0.190776278645833"/>
          </table:previous>
        </table:cell-content-change>
        <table:cell-content-change table:id="ct2763">
          <table:cell-address table:column="6" table:row="212" table:table="1"/>
          <office:change-info>
            <dc:creator>Aick in der Au</dc:creator>
            <dc:date>2009-10-31T15:43:38.46</dc:date>
          </office:change-info>
          <table:previous table:id="ct1747">
            <table:change-track-table-cell table:cell-address="'Compute Times'.G213" table:formula="of:=(([.$B$4]*[.D213])/([.$E$4]*10^6))/3600" office:value-type="float" office:value="0.175049126145833"/>
          </table:previous>
        </table:cell-content-change>
        <table:cell-content-change table:id="ct2764">
          <table:cell-address table:column="6" table:row="213" table:table="1"/>
          <office:change-info>
            <dc:creator>Aick in der Au</dc:creator>
            <dc:date>2009-10-31T15:43:38.46</dc:date>
          </office:change-info>
          <table:previous table:id="ct1748">
            <table:change-track-table-cell table:cell-address="'Compute Times'.G214" table:formula="of:=(([.$B$4]*[.D214])/([.$E$4]*10^6))/3600" office:value-type="float" office:value="0.1599984103125"/>
          </table:previous>
        </table:cell-content-change>
        <table:cell-content-change table:id="ct2765">
          <table:cell-address table:column="6" table:row="214" table:table="1"/>
          <office:change-info>
            <dc:creator>Aick in der Au</dc:creator>
            <dc:date>2009-10-31T15:43:38.46</dc:date>
          </office:change-info>
          <table:previous table:id="ct1749">
            <table:change-track-table-cell table:cell-address="'Compute Times'.G215" table:formula="of:=(([.$B$4]*[.D215])/([.$E$4]*10^6))/3600" office:value-type="float" office:value="0.145624131145833"/>
          </table:previous>
        </table:cell-content-change>
        <table:cell-content-change table:id="ct2766">
          <table:cell-address table:column="6" table:row="215" table:table="1"/>
          <office:change-info>
            <dc:creator>Aick in der Au</dc:creator>
            <dc:date>2009-10-31T15:43:38.46</dc:date>
          </office:change-info>
          <table:previous table:id="ct1750">
            <table:change-track-table-cell table:cell-address="'Compute Times'.G216" table:formula="of:=(([.$B$4]*[.D216])/([.$E$4]*10^6))/3600" office:value-type="float" office:value="0.131926288645833"/>
          </table:previous>
        </table:cell-content-change>
        <table:cell-content-change table:id="ct2767">
          <table:cell-address table:column="6" table:row="216" table:table="1"/>
          <office:change-info>
            <dc:creator>Aick in der Au</dc:creator>
            <dc:date>2009-10-31T15:43:38.46</dc:date>
          </office:change-info>
          <table:previous table:id="ct1751">
            <table:change-track-table-cell table:cell-address="'Compute Times'.G217" table:formula="of:=(([.$B$4]*[.D217])/([.$E$4]*10^6))/3600" office:value-type="float" office:value="0.112647843645833"/>
          </table:previous>
        </table:cell-content-change>
        <table:cell-content-change table:id="ct2768">
          <table:cell-address table:column="6" table:row="217" table:table="1"/>
          <office:change-info>
            <dc:creator>Aick in der Au</dc:creator>
            <dc:date>2009-10-31T15:43:38.46</dc:date>
          </office:change-info>
          <table:previous table:id="ct1752">
            <table:change-track-table-cell table:cell-address="'Compute Times'.G218" table:formula="of:=(([.$B$4]*[.D218])/([.$E$4]*10^6))/3600" office:value-type="float" office:value="0.1006410928125"/>
          </table:previous>
        </table:cell-content-change>
        <table:cell-content-change table:id="ct2769">
          <table:cell-address table:column="6" table:row="218" table:table="1"/>
          <office:change-info>
            <dc:creator>Aick in der Au</dc:creator>
            <dc:date>2009-10-31T15:43:38.46</dc:date>
          </office:change-info>
          <table:previous table:id="ct1753">
            <table:change-track-table-cell table:cell-address="'Compute Times'.G219" table:formula="of:=(([.$B$4]*[.D219])/([.$E$4]*10^6))/3600" office:value-type="float" office:value="0.0893107786458333"/>
          </table:previous>
        </table:cell-content-change>
        <table:cell-content-change table:id="ct2770">
          <table:cell-address table:column="6" table:row="219" table:table="1"/>
          <office:change-info>
            <dc:creator>Aick in der Au</dc:creator>
            <dc:date>2009-10-31T15:43:38.46</dc:date>
          </office:change-info>
          <table:previous table:id="ct1754">
            <table:change-track-table-cell table:cell-address="'Compute Times'.G220" table:formula="of:=(([.$B$4]*[.D220])/([.$E$4]*10^6))/3600" office:value-type="float" office:value="0.0786569011458333"/>
          </table:previous>
        </table:cell-content-change>
        <table:cell-content-change table:id="ct2771">
          <table:cell-address table:column="6" table:row="220" table:table="1"/>
          <office:change-info>
            <dc:creator>Aick in der Au</dc:creator>
            <dc:date>2009-10-31T15:43:38.46</dc:date>
          </office:change-info>
          <table:previous table:id="ct1755">
            <table:change-track-table-cell table:cell-address="'Compute Times'.G221" table:formula="of:=(([.$B$4]*[.D221])/([.$E$4]*10^6))/3600" office:value-type="float" office:value="0.0686794603125"/>
          </table:previous>
        </table:cell-content-change>
        <table:cell-content-change table:id="ct2772">
          <table:cell-address table:column="6" table:row="221" table:table="1"/>
          <office:change-info>
            <dc:creator>Aick in der Au</dc:creator>
            <dc:date>2009-10-31T15:43:38.46</dc:date>
          </office:change-info>
          <table:previous table:id="ct1756">
            <table:change-track-table-cell table:cell-address="'Compute Times'.G222" table:formula="of:=(([.$B$4]*[.D222])/([.$E$4]*10^6))/3600" office:value-type="float" office:value="0.0593784561458333"/>
          </table:previous>
        </table:cell-content-change>
        <table:cell-content-change table:id="ct2773">
          <table:cell-address table:column="6" table:row="222" table:table="1"/>
          <office:change-info>
            <dc:creator>Aick in der Au</dc:creator>
            <dc:date>2009-10-31T15:43:38.46</dc:date>
          </office:change-info>
          <table:previous table:id="ct1757">
            <table:change-track-table-cell table:cell-address="'Compute Times'.G223" table:formula="of:=(([.$B$4]*[.D223])/([.$E$4]*10^6))/3600" office:value-type="float" office:value="0.0466952686458333"/>
          </table:previous>
        </table:cell-content-change>
        <table:cell-content-change table:id="ct2774">
          <table:cell-address table:column="6" table:row="223" table:table="1"/>
          <office:change-info>
            <dc:creator>Aick in der Au</dc:creator>
            <dc:date>2009-10-31T15:43:38.46</dc:date>
          </office:change-info>
          <table:previous table:id="ct1758">
            <table:change-track-table-cell table:cell-address="'Compute Times'.G224" table:formula="of:=(([.$B$4]*[.D224])/([.$E$4]*10^6))/3600" office:value-type="float" office:value="0.0390853561458333"/>
          </table:previous>
        </table:cell-content-change>
        <table:cell-content-change table:id="ct2775">
          <table:cell-address table:column="6" table:row="224" table:table="1"/>
          <office:change-info>
            <dc:creator>Aick in der Au</dc:creator>
            <dc:date>2009-10-31T15:43:38.46</dc:date>
          </office:change-info>
          <table:previous table:id="ct1759">
            <table:change-track-table-cell table:cell-address="'Compute Times'.G225" table:formula="of:=(([.$B$4]*[.D225])/([.$E$4]*10^6))/3600" office:value-type="float" office:value="0.0321518803125"/>
          </table:previous>
        </table:cell-content-change>
        <table:cell-content-change table:id="ct2776">
          <table:cell-address table:column="6" table:row="225" table:table="1"/>
          <office:change-info>
            <dc:creator>Aick in der Au</dc:creator>
            <dc:date>2009-10-31T15:43:38.46</dc:date>
          </office:change-info>
          <table:previous table:id="ct1760">
            <table:change-track-table-cell table:cell-address="'Compute Times'.G226" table:formula="of:=(([.$B$4]*[.D226])/([.$E$4]*10^6))/3600" office:value-type="float" office:value="0.0258948411458333"/>
          </table:previous>
        </table:cell-content-change>
        <table:cell-content-change table:id="ct2777">
          <table:cell-address table:column="6" table:row="226" table:table="1"/>
          <office:change-info>
            <dc:creator>Aick in der Au</dc:creator>
            <dc:date>2009-10-31T15:43:38.46</dc:date>
          </office:change-info>
          <table:previous table:id="ct1761">
            <table:change-track-table-cell table:cell-address="'Compute Times'.G227" table:formula="of:=(([.$B$4]*[.D227])/([.$E$4]*10^6))/3600" office:value-type="float" office:value="0.0203142386458333"/>
          </table:previous>
        </table:cell-content-change>
        <table:cell-content-change table:id="ct2778">
          <table:cell-address table:column="6" table:row="227" table:table="1"/>
          <office:change-info>
            <dc:creator>Aick in der Au</dc:creator>
            <dc:date>2009-10-31T15:43:38.46</dc:date>
          </office:change-info>
          <table:previous table:id="ct1762">
            <table:change-track-table-cell table:cell-address="'Compute Times'.G228" table:formula="of:=(([.$B$4]*[.D228])/([.$E$4]*10^6))/3600" office:value-type="float" office:value="0.0154100728125"/>
          </table:previous>
        </table:cell-content-change>
        <table:cell-content-change table:id="ct2779">
          <table:cell-address table:column="6" table:row="228" table:table="1"/>
          <office:change-info>
            <dc:creator>Aick in der Au</dc:creator>
            <dc:date>2009-10-31T15:43:38.46</dc:date>
          </office:change-info>
          <table:previous table:id="ct1763">
            <table:change-track-table-cell table:cell-address="'Compute Times'.G229" table:formula="of:=(([.$B$4]*[.D229])/([.$E$4]*10^6))/3600" office:value-type="float" office:value="0.0111823436458333"/>
          </table:previous>
        </table:cell-content-change>
        <table:cell-content-change table:id="ct2780">
          <table:cell-address table:column="6" table:row="229" table:table="1"/>
          <office:change-info>
            <dc:creator>Aick in der Au</dc:creator>
            <dc:date>2009-10-31T15:43:38.46</dc:date>
          </office:change-info>
          <table:previous table:id="ct1764">
            <table:change-track-table-cell table:cell-address="'Compute Times'.G230" table:formula="of:=(([.$B$4]*[.D230])/([.$E$4]*10^6))/3600" office:value-type="float" office:value="0.00610906864583333"/>
          </table:previous>
        </table:cell-content-change>
        <table:cell-content-change table:id="ct2781">
          <table:cell-address table:column="6" table:row="230" table:table="1"/>
          <office:change-info>
            <dc:creator>Aick in der Au</dc:creator>
            <dc:date>2009-10-31T15:43:38.46</dc:date>
          </office:change-info>
          <table:previous table:id="ct1765">
            <table:change-track-table-cell table:cell-address="'Compute Times'.G231" table:formula="of:=(([.$B$4]*[.D231])/([.$E$4]*10^6))/3600" office:value-type="float" office:value="0.00357243114583333"/>
          </table:previous>
        </table:cell-content-change>
        <table:cell-content-change table:id="ct2782">
          <table:cell-address table:column="6" table:row="231" table:table="1"/>
          <office:change-info>
            <dc:creator>Aick in der Au</dc:creator>
            <dc:date>2009-10-31T15:43:38.46</dc:date>
          </office:change-info>
          <table:previous table:id="ct1766">
            <table:change-track-table-cell table:cell-address="'Compute Times'.G232" table:formula="of:=(([.$B$4]*[.D232])/([.$E$4]*10^6))/3600" office:value-type="float" office:value="0.0017122303125"/>
          </table:previous>
        </table:cell-content-change>
        <table:cell-content-change table:id="ct2783">
          <table:cell-address table:column="6" table:row="232" table:table="1"/>
          <office:change-info>
            <dc:creator>Aick in der Au</dc:creator>
            <dc:date>2009-10-31T15:43:38.46</dc:date>
          </office:change-info>
          <table:previous table:id="ct1767">
            <table:change-track-table-cell table:cell-address="'Compute Times'.G233" table:formula="of:=(([.$B$4]*[.D233])/([.$E$4]*10^6))/3600" office:value-type="float" office:value="0.000528466145833333"/>
          </table:previous>
        </table:cell-content-change>
        <table:cell-content-change table:id="ct2784">
          <table:cell-address table:column="1" table:row="3" table:table="1"/>
          <office:change-info>
            <dc:creator>Aick in der Au</dc:creator>
            <dc:date>2009-10-31T15:44:41.31</dc:date>
          </office:change-info>
          <table:previous table:id="ct2374">
            <table:change-track-table-cell office:value-type="float" office:value="608801"/>
          </table:previous>
        </table:cell-content-change>
        <table:cell-content-change table:id="ct2785">
          <table:cell-address table:column="7" table:row="12" table:table="1"/>
          <office:change-info>
            <dc:creator>Aick in der Au</dc:creator>
            <dc:date>2009-10-31T15:44:42.18</dc:date>
          </office:change-info>
          <table:previous>
            <table:change-track-table-cell/>
          </table:previous>
        </table:cell-content-change>
        <table:cell-content-change table:id="ct2786">
          <table:cell-address table:column="1" table:row="3" table:table="1"/>
          <office:change-info>
            <dc:creator>Aick in der Au</dc:creator>
            <dc:date>2009-10-31T15:46:14.62</dc:date>
          </office:change-info>
          <table:previous table:id="ct2784">
            <table:change-track-table-cell/>
          </table:previous>
        </table:cell-content-change>
        <table:cell-content-change table:id="ct2787">
          <table:cell-address table:column="1" table:row="3" table:table="1"/>
          <office:change-info>
            <dc:creator>Aick in der Au</dc:creator>
            <dc:date>2009-10-31T15:52:13.07</dc:date>
          </office:change-info>
          <table:previous table:id="ct2786">
            <table:change-track-table-cell office:value-type="float" office:value="6923"/>
          </table:previous>
        </table:cell-content-change>
        <table:cell-content-change table:id="ct2788">
          <table:cell-address table:column="1" table:row="3" table:table="1"/>
          <office:change-info>
            <dc:creator>Aick in der Au</dc:creator>
            <dc:date>2009-11-01T20:05:05.51</dc:date>
          </office:change-info>
          <table:previous table:id="ct2787">
            <table:change-track-table-cell office:value-type="float" office:value="608801"/>
          </table:previous>
        </table:cell-content-change>
        <table:cell-content-change table:id="ct2789">
          <table:cell-address table:column="1" table:row="3" table:table="1"/>
          <office:change-info>
            <dc:creator>Aick in der Au</dc:creator>
            <dc:date>2009-12-01T23:16:09.50</dc:date>
          </office:change-info>
          <table:previous table:id="ct2788">
            <table:change-track-table-cell office:value-type="float" office:value="20811"/>
          </table:previous>
        </table:cell-content-change>
        <table:cell-content-change table:id="ct2790">
          <table:cell-address table:column="4" table:row="33" table:table="1"/>
          <office:change-info>
            <dc:creator>Aick in der Au</dc:creator>
            <dc:date>2010-01-27T18:16:24.15</dc:date>
          </office:change-info>
          <table:previous table:id="ct205">
            <table:change-track-table-cell table:cell-address="'Compute Times'.E34" table:formula="of:=((([.$B$4]*[.D34])*0.9+0.1*([.$B$4]*[.$J$4]))/([.$E$4]*10^6))/3600" office:value-type="float" office:value="12.8937495511458"/>
          </table:previous>
        </table:cell-content-change>
        <table:cell-content-change table:id="ct2791">
          <table:cell-address table:column="4" table:row="34" table:table="1"/>
          <office:change-info>
            <dc:creator>Aick in der Au</dc:creator>
            <dc:date>2010-01-27T18:16:35.92</dc:date>
          </office:change-info>
          <table:previous table:id="ct206">
            <table:change-track-table-cell table:cell-address="'Compute Times'.E35" table:formula="of:=((([.$B$4]*[.D35])*0.9+0.1*([.$B$4]*[.$J$4]))/([.$E$4]*10^6))/3600" office:value-type="float" office:value="12.8937495511458"/>
          </table:previous>
        </table:cell-content-change>
        <table:cell-content-change table:id="ct2792">
          <table:cell-address table:column="4" table:row="35" table:table="1"/>
          <office:change-info>
            <dc:creator>Aick in der Au</dc:creator>
            <dc:date>2010-01-27T18:16:35.92</dc:date>
          </office:change-info>
          <table:previous table:id="ct207">
            <table:change-track-table-cell table:cell-address="'Compute Times'.E36" table:formula="of:=((([.$B$4]*[.D36])*0.9+0.1*([.$B$4]*[.$J$4]))/([.$E$4]*10^6))/3600" office:value-type="float" office:value="12.8937495511458"/>
          </table:previous>
        </table:cell-content-change>
        <table:cell-content-change table:id="ct2793">
          <table:cell-address table:column="4" table:row="36" table:table="1"/>
          <office:change-info>
            <dc:creator>Aick in der Au</dc:creator>
            <dc:date>2010-01-27T18:16:35.92</dc:date>
          </office:change-info>
          <table:previous table:id="ct208">
            <table:change-track-table-cell table:cell-address="'Compute Times'.E37" table:formula="of:=((([.$B$4]*[.D37])*0.9+0.1*([.$B$4]*[.$J$4]))/([.$E$4]*10^6))/3600" office:value-type="float" office:value="12.8937495511458"/>
          </table:previous>
        </table:cell-content-change>
        <table:cell-content-change table:id="ct2794">
          <table:cell-address table:column="4" table:row="37" table:table="1"/>
          <office:change-info>
            <dc:creator>Aick in der Au</dc:creator>
            <dc:date>2010-01-27T18:16:35.92</dc:date>
          </office:change-info>
          <table:previous table:id="ct209">
            <table:change-track-table-cell table:cell-address="'Compute Times'.E38" table:formula="of:=((([.$B$4]*[.D38])*0.9+0.1*([.$B$4]*[.$J$4]))/([.$E$4]*10^6))/3600" office:value-type="float" office:value="12.8937495511458"/>
          </table:previous>
        </table:cell-content-change>
        <table:cell-content-change table:id="ct2795">
          <table:cell-address table:column="4" table:row="38" table:table="1"/>
          <office:change-info>
            <dc:creator>Aick in der Au</dc:creator>
            <dc:date>2010-01-27T18:16:35.92</dc:date>
          </office:change-info>
          <table:previous table:id="ct210">
            <table:change-track-table-cell table:cell-address="'Compute Times'.E39" table:formula="of:=((([.$B$4]*[.D39])*0.9+0.1*([.$B$4]*[.$J$4]))/([.$E$4]*10^6))/3600" office:value-type="float" office:value="12.8937495511458"/>
          </table:previous>
        </table:cell-content-change>
        <table:cell-content-change table:id="ct2796">
          <table:cell-address table:column="4" table:row="39" table:table="1"/>
          <office:change-info>
            <dc:creator>Aick in der Au</dc:creator>
            <dc:date>2010-01-27T18:16:35.92</dc:date>
          </office:change-info>
          <table:previous table:id="ct211">
            <table:change-track-table-cell table:cell-address="'Compute Times'.E40" table:formula="of:=((([.$B$4]*[.D40])*0.9+0.1*([.$B$4]*[.$J$4]))/([.$E$4]*10^6))/3600" office:value-type="float" office:value="12.8937495511458"/>
          </table:previous>
        </table:cell-content-change>
        <table:cell-content-change table:id="ct2797">
          <table:cell-address table:column="4" table:row="40" table:table="1"/>
          <office:change-info>
            <dc:creator>Aick in der Au</dc:creator>
            <dc:date>2010-01-27T18:16:35.92</dc:date>
          </office:change-info>
          <table:previous table:id="ct212">
            <table:change-track-table-cell table:cell-address="'Compute Times'.E41" table:formula="of:=((([.$B$4]*[.D41])*0.9+0.1*([.$B$4]*[.$J$4]))/([.$E$4]*10^6))/3600" office:value-type="float" office:value="12.8937495511458"/>
          </table:previous>
        </table:cell-content-change>
        <table:cell-content-change table:id="ct2798">
          <table:cell-address table:column="4" table:row="41" table:table="1"/>
          <office:change-info>
            <dc:creator>Aick in der Au</dc:creator>
            <dc:date>2010-01-27T18:16:35.92</dc:date>
          </office:change-info>
          <table:previous table:id="ct213">
            <table:change-track-table-cell table:cell-address="'Compute Times'.E42" table:formula="of:=((([.$B$4]*[.D42])*0.9+0.1*([.$B$4]*[.$J$4]))/([.$E$4]*10^6))/3600" office:value-type="float" office:value="12.8937495511458"/>
          </table:previous>
        </table:cell-content-change>
        <table:cell-content-change table:id="ct2799">
          <table:cell-address table:column="4" table:row="42" table:table="1"/>
          <office:change-info>
            <dc:creator>Aick in der Au</dc:creator>
            <dc:date>2010-01-27T18:16:35.92</dc:date>
          </office:change-info>
          <table:previous table:id="ct214">
            <table:change-track-table-cell table:cell-address="'Compute Times'.E43" table:formula="of:=((([.$B$4]*[.D43])*0.9+0.1*([.$B$4]*[.$J$4]))/([.$E$4]*10^6))/3600" office:value-type="float" office:value="12.8937495511458"/>
          </table:previous>
        </table:cell-content-change>
        <table:cell-content-change table:id="ct2800">
          <table:cell-address table:column="4" table:row="43" table:table="1"/>
          <office:change-info>
            <dc:creator>Aick in der Au</dc:creator>
            <dc:date>2010-01-27T18:16:35.92</dc:date>
          </office:change-info>
          <table:previous table:id="ct1096">
            <table:change-track-table-cell table:cell-address="'Compute Times'.E44" table:formula="of:=((([.$B$4]*[.D44])*0.9+0.1*([.$B$4]*[.$J$4]))/([.$E$4]*10^6))/3600" office:value-type="float" office:value="12.8937495511458"/>
          </table:previous>
        </table:cell-content-change>
        <table:cell-content-change table:id="ct2801">
          <table:cell-address table:column="4" table:row="44" table:table="1"/>
          <office:change-info>
            <dc:creator>Aick in der Au</dc:creator>
            <dc:date>2010-01-27T18:16:35.92</dc:date>
          </office:change-info>
          <table:previous table:id="ct1097">
            <table:change-track-table-cell table:cell-address="'Compute Times'.E45" table:formula="of:=((([.$B$4]*[.D45])*0.9+0.1*([.$B$4]*[.$J$4]))/([.$E$4]*10^6))/3600" office:value-type="float" office:value="12.8937495511458"/>
          </table:previous>
        </table:cell-content-change>
        <table:cell-content-change table:id="ct2802">
          <table:cell-address table:column="4" table:row="45" table:table="1"/>
          <office:change-info>
            <dc:creator>Aick in der Au</dc:creator>
            <dc:date>2010-01-27T18:16:35.92</dc:date>
          </office:change-info>
          <table:previous table:id="ct1098">
            <table:change-track-table-cell table:cell-address="'Compute Times'.E46" table:formula="of:=((([.$B$4]*[.D46])*0.9+0.1*([.$B$4]*[.$J$4]))/([.$E$4]*10^6))/3600" office:value-type="float" office:value="12.8937495511458"/>
          </table:previous>
        </table:cell-content-change>
        <table:cell-content-change table:id="ct2803">
          <table:cell-address table:column="4" table:row="46" table:table="1"/>
          <office:change-info>
            <dc:creator>Aick in der Au</dc:creator>
            <dc:date>2010-01-27T18:16:35.92</dc:date>
          </office:change-info>
          <table:previous table:id="ct1099">
            <table:change-track-table-cell table:cell-address="'Compute Times'.E47" table:formula="of:=((([.$B$4]*[.D47])*0.9+0.1*([.$B$4]*[.$J$4]))/([.$E$4]*10^6))/3600" office:value-type="float" office:value="12.8937495511458"/>
          </table:previous>
        </table:cell-content-change>
        <table:cell-content-change table:id="ct2804">
          <table:cell-address table:column="4" table:row="47" table:table="1"/>
          <office:change-info>
            <dc:creator>Aick in der Au</dc:creator>
            <dc:date>2010-01-27T18:16:35.92</dc:date>
          </office:change-info>
          <table:previous table:id="ct1100">
            <table:change-track-table-cell table:cell-address="'Compute Times'.E48" table:formula="of:=((([.$B$4]*[.D48])*0.9+0.1*([.$B$4]*[.$J$4]))/([.$E$4]*10^6))/3600" office:value-type="float" office:value="12.8937495511458"/>
          </table:previous>
        </table:cell-content-change>
        <table:cell-content-change table:id="ct2805">
          <table:cell-address table:column="4" table:row="48" table:table="1"/>
          <office:change-info>
            <dc:creator>Aick in der Au</dc:creator>
            <dc:date>2010-01-27T18:16:35.92</dc:date>
          </office:change-info>
          <table:previous table:id="ct1101">
            <table:change-track-table-cell table:cell-address="'Compute Times'.E49" table:formula="of:=((([.$B$4]*[.D49])*0.9+0.1*([.$B$4]*[.$J$4]))/([.$E$4]*10^6))/3600" office:value-type="float" office:value="12.8937495511458"/>
          </table:previous>
        </table:cell-content-change>
        <table:cell-content-change table:id="ct2806">
          <table:cell-address table:column="4" table:row="49" table:table="1"/>
          <office:change-info>
            <dc:creator>Aick in der Au</dc:creator>
            <dc:date>2010-01-27T18:16:35.92</dc:date>
          </office:change-info>
          <table:previous table:id="ct1102">
            <table:change-track-table-cell table:cell-address="'Compute Times'.E50" table:formula="of:=((([.$B$4]*[.D50])*0.9+0.1*([.$B$4]*[.$J$4]))/([.$E$4]*10^6))/3600" office:value-type="float" office:value="12.8937495511458"/>
          </table:previous>
        </table:cell-content-change>
        <table:cell-content-change table:id="ct2807">
          <table:cell-address table:column="4" table:row="50" table:table="1"/>
          <office:change-info>
            <dc:creator>Aick in der Au</dc:creator>
            <dc:date>2010-01-27T18:16:35.92</dc:date>
          </office:change-info>
          <table:previous table:id="ct1103">
            <table:change-track-table-cell table:cell-address="'Compute Times'.E51" table:formula="of:=((([.$B$4]*[.D51])*0.9+0.1*([.$B$4]*[.$J$4]))/([.$E$4]*10^6))/3600" office:value-type="float" office:value="12.8937495511458"/>
          </table:previous>
        </table:cell-content-change>
        <table:cell-content-change table:id="ct2808">
          <table:cell-address table:column="4" table:row="51" table:table="1"/>
          <office:change-info>
            <dc:creator>Aick in der Au</dc:creator>
            <dc:date>2010-01-27T18:16:35.92</dc:date>
          </office:change-info>
          <table:previous table:id="ct1104">
            <table:change-track-table-cell table:cell-address="'Compute Times'.E52" table:formula="of:=((([.$B$4]*[.D52])*0.9+0.1*([.$B$4]*[.$J$4]))/([.$E$4]*10^6))/3600" office:value-type="float" office:value="12.8937495511458"/>
          </table:previous>
        </table:cell-content-change>
        <table:cell-content-change table:id="ct2809">
          <table:cell-address table:column="4" table:row="52" table:table="1"/>
          <office:change-info>
            <dc:creator>Aick in der Au</dc:creator>
            <dc:date>2010-01-27T18:16:35.92</dc:date>
          </office:change-info>
          <table:previous table:id="ct1105">
            <table:change-track-table-cell table:cell-address="'Compute Times'.E53" table:formula="of:=((([.$B$4]*[.D53])*0.9+0.1*([.$B$4]*[.$J$4]))/([.$E$4]*10^6))/3600" office:value-type="float" office:value="12.8343922336458"/>
          </table:previous>
        </table:cell-content-change>
        <table:cell-content-change table:id="ct2810">
          <table:cell-address table:column="4" table:row="53" table:table="1"/>
          <office:change-info>
            <dc:creator>Aick in der Au</dc:creator>
            <dc:date>2010-01-27T18:16:35.92</dc:date>
          </office:change-info>
          <table:previous table:id="ct1106">
            <table:change-track-table-cell table:cell-address="'Compute Times'.E54" table:formula="of:=((([.$B$4]*[.D54])*0.9+0.1*([.$B$4]*[.$J$4]))/([.$E$4]*10^6))/3600" office:value-type="float" office:value="12.6572334706458"/>
          </table:previous>
        </table:cell-content-change>
        <table:cell-content-change table:id="ct2811">
          <table:cell-address table:column="4" table:row="54" table:table="1"/>
          <office:change-info>
            <dc:creator>Aick in der Au</dc:creator>
            <dc:date>2010-01-27T18:16:35.92</dc:date>
          </office:change-info>
          <table:previous table:id="ct1107">
            <table:change-track-table-cell table:cell-address="'Compute Times'.E55" table:formula="of:=((([.$B$4]*[.D55])*0.9+0.1*([.$B$4]*[.$J$4]))/([.$E$4]*10^6))/3600" office:value-type="float" office:value="12.5398886198958"/>
          </table:previous>
        </table:cell-content-change>
        <table:cell-content-change table:id="ct2812">
          <table:cell-address table:column="4" table:row="55" table:table="1"/>
          <office:change-info>
            <dc:creator>Aick in der Au</dc:creator>
            <dc:date>2010-01-27T18:16:35.92</dc:date>
          </office:change-info>
          <table:previous table:id="ct1108">
            <table:change-track-table-cell table:cell-address="'Compute Times'.E56" table:formula="of:=((([.$B$4]*[.D56])*0.9+0.1*([.$B$4]*[.$J$4]))/([.$E$4]*10^6))/3600" office:value-type="float" office:value="12.4231525621458"/>
          </table:previous>
        </table:cell-content-change>
        <table:cell-content-change table:id="ct2813">
          <table:cell-address table:column="4" table:row="56" table:table="1"/>
          <office:change-info>
            <dc:creator>Aick in der Au</dc:creator>
            <dc:date>2010-01-27T18:16:35.92</dc:date>
          </office:change-info>
          <table:previous table:id="ct1109">
            <table:change-track-table-cell table:cell-address="'Compute Times'.E57" table:formula="of:=((([.$B$4]*[.D57])*0.9+0.1*([.$B$4]*[.$J$4]))/([.$E$4]*10^6))/3600" office:value-type="float" office:value="12.3070252973958"/>
          </table:previous>
        </table:cell-content-change>
        <table:cell-content-change table:id="ct2814">
          <table:cell-address table:column="4" table:row="57" table:table="1"/>
          <office:change-info>
            <dc:creator>Aick in der Au</dc:creator>
            <dc:date>2010-01-27T18:16:35.92</dc:date>
          </office:change-info>
          <table:previous table:id="ct1110">
            <table:change-track-table-cell table:cell-address="'Compute Times'.E58" table:formula="of:=((([.$B$4]*[.D58])*0.9+0.1*([.$B$4]*[.$J$4]))/([.$E$4]*10^6))/3600" office:value-type="float" office:value="12.1915068256458"/>
          </table:previous>
        </table:cell-content-change>
        <table:cell-content-change table:id="ct2815">
          <table:cell-address table:column="4" table:row="58" table:table="1"/>
          <office:change-info>
            <dc:creator>Aick in der Au</dc:creator>
            <dc:date>2010-01-27T18:16:35.92</dc:date>
          </office:change-info>
          <table:previous table:id="ct1111">
            <table:change-track-table-cell table:cell-address="'Compute Times'.E59" table:formula="of:=((([.$B$4]*[.D59])*0.9+0.1*([.$B$4]*[.$J$4]))/([.$E$4]*10^6))/3600" office:value-type="float" office:value="12.0765971468958"/>
          </table:previous>
        </table:cell-content-change>
        <table:cell-content-change table:id="ct2816">
          <table:cell-address table:column="4" table:row="59" table:table="1"/>
          <office:change-info>
            <dc:creator>Aick in der Au</dc:creator>
            <dc:date>2010-01-27T18:16:35.92</dc:date>
          </office:change-info>
          <table:previous table:id="ct1112">
            <table:change-track-table-cell table:cell-address="'Compute Times'.E60" table:formula="of:=((([.$B$4]*[.D60])*0.9+0.1*([.$B$4]*[.$J$4]))/([.$E$4]*10^6))/3600" office:value-type="float" office:value="11.9622962611458"/>
          </table:previous>
        </table:cell-content-change>
        <table:cell-content-change table:id="ct2817">
          <table:cell-address table:column="4" table:row="60" table:table="1"/>
          <office:change-info>
            <dc:creator>Aick in der Au</dc:creator>
            <dc:date>2010-01-27T18:16:35.92</dc:date>
          </office:change-info>
          <table:previous table:id="ct1113">
            <table:change-track-table-cell table:cell-address="'Compute Times'.E61" table:formula="of:=((([.$B$4]*[.D61])*0.9+0.1*([.$B$4]*[.$J$4]))/([.$E$4]*10^6))/3600" office:value-type="float" office:value="11.7919864193958"/>
          </table:previous>
        </table:cell-content-change>
        <table:cell-content-change table:id="ct2818">
          <table:cell-address table:column="4" table:row="61" table:table="1"/>
          <office:change-info>
            <dc:creator>Aick in der Au</dc:creator>
            <dc:date>2010-01-27T18:16:35.93</dc:date>
          </office:change-info>
          <table:previous table:id="ct1114">
            <table:change-track-table-cell table:cell-address="'Compute Times'.E62" table:formula="of:=((([.$B$4]*[.D62])*0.9+0.1*([.$B$4]*[.$J$4]))/([.$E$4]*10^6))/3600" office:value-type="float" office:value="11.6792075161458"/>
          </table:previous>
        </table:cell-content-change>
        <table:cell-content-change table:id="ct2819">
          <table:cell-address table:column="4" table:row="62" table:table="1"/>
          <office:change-info>
            <dc:creator>Aick in der Au</dc:creator>
            <dc:date>2010-01-27T18:16:35.93</dc:date>
          </office:change-info>
          <table:previous table:id="ct1115">
            <table:change-track-table-cell table:cell-address="'Compute Times'.E63" table:formula="of:=((([.$B$4]*[.D63])*0.9+0.1*([.$B$4]*[.$J$4]))/([.$E$4]*10^6))/3600" office:value-type="float" office:value="11.5670374058958"/>
          </table:previous>
        </table:cell-content-change>
        <table:cell-content-change table:id="ct2820">
          <table:cell-address table:column="4" table:row="63" table:table="1"/>
          <office:change-info>
            <dc:creator>Aick in der Au</dc:creator>
            <dc:date>2010-01-27T18:16:35.93</dc:date>
          </office:change-info>
          <table:previous table:id="ct1116">
            <table:change-track-table-cell table:cell-address="'Compute Times'.E64" table:formula="of:=((([.$B$4]*[.D64])*0.9+0.1*([.$B$4]*[.$J$4]))/([.$E$4]*10^6))/3600" office:value-type="float" office:value="11.4554760886458"/>
          </table:previous>
        </table:cell-content-change>
        <table:cell-content-change table:id="ct2821">
          <table:cell-address table:column="4" table:row="64" table:table="1"/>
          <office:change-info>
            <dc:creator>Aick in der Au</dc:creator>
            <dc:date>2010-01-27T18:16:35.93</dc:date>
          </office:change-info>
          <table:previous table:id="ct1117">
            <table:change-track-table-cell table:cell-address="'Compute Times'.E65" table:formula="of:=((([.$B$4]*[.D65])*0.9+0.1*([.$B$4]*[.$J$4]))/([.$E$4]*10^6))/3600" office:value-type="float" office:value="11.3445235643958"/>
          </table:previous>
        </table:cell-content-change>
        <table:cell-content-change table:id="ct2822">
          <table:cell-address table:column="4" table:row="65" table:table="1"/>
          <office:change-info>
            <dc:creator>Aick in der Au</dc:creator>
            <dc:date>2010-01-27T18:16:35.93</dc:date>
          </office:change-info>
          <table:previous table:id="ct1118">
            <table:change-track-table-cell table:cell-address="'Compute Times'.E66" table:formula="of:=((([.$B$4]*[.D66])*0.9+0.1*([.$B$4]*[.$J$4]))/([.$E$4]*10^6))/3600" office:value-type="float" office:value="11.2341798331458"/>
          </table:previous>
        </table:cell-content-change>
        <table:cell-content-change table:id="ct2823">
          <table:cell-address table:column="4" table:row="66" table:table="1"/>
          <office:change-info>
            <dc:creator>Aick in der Au</dc:creator>
            <dc:date>2010-01-27T18:16:35.93</dc:date>
          </office:change-info>
          <table:previous table:id="ct1119">
            <table:change-track-table-cell table:cell-address="'Compute Times'.E67" table:formula="of:=((([.$B$4]*[.D67])*0.9+0.1*([.$B$4]*[.$J$4]))/([.$E$4]*10^6))/3600" office:value-type="float" office:value="11.0698057231458"/>
          </table:previous>
        </table:cell-content-change>
        <table:cell-content-change table:id="ct2824">
          <table:cell-address table:column="4" table:row="67" table:table="1"/>
          <office:change-info>
            <dc:creator>Aick in der Au</dc:creator>
            <dc:date>2010-01-27T18:16:35.93</dc:date>
          </office:change-info>
          <table:previous table:id="ct1120">
            <table:change-track-table-cell table:cell-address="'Compute Times'.E68" table:formula="of:=((([.$B$4]*[.D68])*0.9+0.1*([.$B$4]*[.$J$4]))/([.$E$4]*10^6))/3600" office:value-type="float" office:value="10.9609839743958"/>
          </table:previous>
        </table:cell-content-change>
        <table:cell-content-change table:id="ct2825">
          <table:cell-address table:column="4" table:row="68" table:table="1"/>
          <office:change-info>
            <dc:creator>Aick in der Au</dc:creator>
            <dc:date>2010-01-27T18:16:35.93</dc:date>
          </office:change-info>
          <table:previous table:id="ct1121">
            <table:change-track-table-cell table:cell-address="'Compute Times'.E69" table:formula="of:=((([.$B$4]*[.D69])*0.9+0.1*([.$B$4]*[.$J$4]))/([.$E$4]*10^6))/3600" office:value-type="float" office:value="10.8527710186458"/>
          </table:previous>
        </table:cell-content-change>
        <table:cell-content-change table:id="ct2826">
          <table:cell-address table:column="4" table:row="69" table:table="1"/>
          <office:change-info>
            <dc:creator>Aick in der Au</dc:creator>
            <dc:date>2010-01-27T18:16:35.93</dc:date>
          </office:change-info>
          <table:previous table:id="ct1122">
            <table:change-track-table-cell table:cell-address="'Compute Times'.E70" table:formula="of:=((([.$B$4]*[.D70])*0.9+0.1*([.$B$4]*[.$J$4]))/([.$E$4]*10^6))/3600" office:value-type="float" office:value="10.7451668558958"/>
          </table:previous>
        </table:cell-content-change>
        <table:cell-content-change table:id="ct2827">
          <table:cell-address table:column="4" table:row="70" table:table="1"/>
          <office:change-info>
            <dc:creator>Aick in der Au</dc:creator>
            <dc:date>2010-01-27T18:16:35.93</dc:date>
          </office:change-info>
          <table:previous table:id="ct1123">
            <table:change-track-table-cell table:cell-address="'Compute Times'.E71" table:formula="of:=((([.$B$4]*[.D71])*0.9+0.1*([.$B$4]*[.$J$4]))/([.$E$4]*10^6))/3600" office:value-type="float" office:value="10.6381714861458"/>
          </table:previous>
        </table:cell-content-change>
        <table:cell-content-change table:id="ct2828">
          <table:cell-address table:column="4" table:row="71" table:table="1"/>
          <office:change-info>
            <dc:creator>Aick in der Au</dc:creator>
            <dc:date>2010-01-27T18:16:35.93</dc:date>
          </office:change-info>
          <table:previous table:id="ct1124">
            <table:change-track-table-cell table:cell-address="'Compute Times'.E72" table:formula="of:=((([.$B$4]*[.D72])*0.9+0.1*([.$B$4]*[.$J$4]))/([.$E$4]*10^6))/3600" office:value-type="float" office:value="10.5317849093958"/>
          </table:previous>
        </table:cell-content-change>
        <table:cell-content-change table:id="ct2829">
          <table:cell-address table:column="4" table:row="72" table:table="1"/>
          <office:change-info>
            <dc:creator>Aick in der Au</dc:creator>
            <dc:date>2010-01-27T18:16:35.93</dc:date>
          </office:change-info>
          <table:previous table:id="ct1125">
            <table:change-track-table-cell table:cell-address="'Compute Times'.E73" table:formula="of:=((([.$B$4]*[.D73])*0.9+0.1*([.$B$4]*[.$J$4]))/([.$E$4]*10^6))/3600" office:value-type="float" office:value="10.4260071256458"/>
          </table:previous>
        </table:cell-content-change>
        <table:cell-content-change table:id="ct2830">
          <table:cell-address table:column="4" table:row="73" table:table="1"/>
          <office:change-info>
            <dc:creator>Aick in der Au</dc:creator>
            <dc:date>2010-01-27T18:16:35.93</dc:date>
          </office:change-info>
          <table:previous table:id="ct1126">
            <table:change-track-table-cell table:cell-address="'Compute Times'.E74" table:formula="of:=((([.$B$4]*[.D74])*0.9+0.1*([.$B$4]*[.$J$4]))/([.$E$4]*10^6))/3600" office:value-type="float" office:value="10.2684819368958"/>
          </table:previous>
        </table:cell-content-change>
        <table:cell-content-change table:id="ct2831">
          <table:cell-address table:column="4" table:row="74" table:table="1"/>
          <office:change-info>
            <dc:creator>Aick in der Au</dc:creator>
            <dc:date>2010-01-27T18:16:35.93</dc:date>
          </office:change-info>
          <table:previous table:id="ct1127">
            <table:change-track-table-cell table:cell-address="'Compute Times'.E75" table:formula="of:=((([.$B$4]*[.D75])*0.9+0.1*([.$B$4]*[.$J$4]))/([.$E$4]*10^6))/3600" office:value-type="float" office:value="10.1642261356458"/>
          </table:previous>
        </table:cell-content-change>
        <table:cell-content-change table:id="ct2832">
          <table:cell-address table:column="4" table:row="75" table:table="1"/>
          <office:change-info>
            <dc:creator>Aick in der Au</dc:creator>
            <dc:date>2010-01-27T18:16:35.93</dc:date>
          </office:change-info>
          <table:previous table:id="ct1128">
            <table:change-track-table-cell table:cell-address="'Compute Times'.E76" table:formula="of:=((([.$B$4]*[.D76])*0.9+0.1*([.$B$4]*[.$J$4]))/([.$E$4]*10^6))/3600" office:value-type="float" office:value="10.0605791273958"/>
          </table:previous>
        </table:cell-content-change>
        <table:cell-content-change table:id="ct2833">
          <table:cell-address table:column="4" table:row="76" table:table="1"/>
          <office:change-info>
            <dc:creator>Aick in der Au</dc:creator>
            <dc:date>2010-01-27T18:16:35.93</dc:date>
          </office:change-info>
          <table:previous table:id="ct1129">
            <table:change-track-table-cell table:cell-address="'Compute Times'.E77" table:formula="of:=((([.$B$4]*[.D77])*0.9+0.1*([.$B$4]*[.$J$4]))/([.$E$4]*10^6))/3600" office:value-type="float" office:value="9.95754091214583"/>
          </table:previous>
        </table:cell-content-change>
        <table:cell-content-change table:id="ct2834">
          <table:cell-address table:column="4" table:row="77" table:table="1"/>
          <office:change-info>
            <dc:creator>Aick in der Au</dc:creator>
            <dc:date>2010-01-27T18:16:35.93</dc:date>
          </office:change-info>
          <table:previous table:id="ct1130">
            <table:change-track-table-cell table:cell-address="'Compute Times'.E78" table:formula="of:=((([.$B$4]*[.D78])*0.9+0.1*([.$B$4]*[.$J$4]))/([.$E$4]*10^6))/3600" office:value-type="float" office:value="9.85511148989583"/>
          </table:previous>
        </table:cell-content-change>
        <table:cell-content-change table:id="ct2835">
          <table:cell-address table:column="4" table:row="78" table:table="1"/>
          <office:change-info>
            <dc:creator>Aick in der Au</dc:creator>
            <dc:date>2010-01-27T18:16:35.93</dc:date>
          </office:change-info>
          <table:previous table:id="ct1131">
            <table:change-track-table-cell table:cell-address="'Compute Times'.E79" table:formula="of:=((([.$B$4]*[.D79])*0.9+0.1*([.$B$4]*[.$J$4]))/([.$E$4]*10^6))/3600" office:value-type="float" office:value="9.75329086064584"/>
          </table:previous>
        </table:cell-content-change>
        <table:cell-content-change table:id="ct2836">
          <table:cell-address table:column="4" table:row="79" table:table="1"/>
          <office:change-info>
            <dc:creator>Aick in der Au</dc:creator>
            <dc:date>2010-01-27T18:16:35.93</dc:date>
          </office:change-info>
          <table:previous table:id="ct1132">
            <table:change-track-table-cell table:cell-address="'Compute Times'.E80" table:formula="of:=((([.$B$4]*[.D80])*0.9+0.1*([.$B$4]*[.$J$4]))/([.$E$4]*10^6))/3600" office:value-type="float" office:value="9.65207902439584"/>
          </table:previous>
        </table:cell-content-change>
        <table:cell-content-change table:id="ct2837">
          <table:cell-address table:column="4" table:row="80" table:table="1"/>
          <office:change-info>
            <dc:creator>Aick in der Au</dc:creator>
            <dc:date>2010-01-27T18:16:35.93</dc:date>
          </office:change-info>
          <table:previous table:id="ct1133">
            <table:change-track-table-cell table:cell-address="'Compute Times'.E81" table:formula="of:=((([.$B$4]*[.D81])*0.9+0.1*([.$B$4]*[.$J$4]))/([.$E$4]*10^6))/3600" office:value-type="float" office:value="9.50140275689584"/>
          </table:previous>
        </table:cell-content-change>
        <table:cell-content-change table:id="ct2838">
          <table:cell-address table:column="4" table:row="81" table:table="1"/>
          <office:change-info>
            <dc:creator>Aick in der Au</dc:creator>
            <dc:date>2010-01-27T18:16:35.93</dc:date>
          </office:change-info>
          <table:previous table:id="ct1134">
            <table:change-track-table-cell table:cell-address="'Compute Times'.E82" table:formula="of:=((([.$B$4]*[.D82])*0.9+0.1*([.$B$4]*[.$J$4]))/([.$E$4]*10^6))/3600" office:value-type="float" office:value="9.40171290314584"/>
          </table:previous>
        </table:cell-content-change>
        <table:cell-content-change table:id="ct2839">
          <table:cell-address table:column="4" table:row="82" table:table="1"/>
          <office:change-info>
            <dc:creator>Aick in der Au</dc:creator>
            <dc:date>2010-01-27T18:16:35.93</dc:date>
          </office:change-info>
          <table:previous table:id="ct1135">
            <table:change-track-table-cell table:cell-address="'Compute Times'.E83" table:formula="of:=((([.$B$4]*[.D83])*0.9+0.1*([.$B$4]*[.$J$4]))/([.$E$4]*10^6))/3600" office:value-type="float" office:value="9.30263184239584"/>
          </table:previous>
        </table:cell-content-change>
        <table:cell-content-change table:id="ct2840">
          <table:cell-address table:column="4" table:row="83" table:table="1"/>
          <office:change-info>
            <dc:creator>Aick in der Au</dc:creator>
            <dc:date>2010-01-27T18:16:35.93</dc:date>
          </office:change-info>
          <table:previous table:id="ct1136">
            <table:change-track-table-cell table:cell-address="'Compute Times'.E84" table:formula="of:=((([.$B$4]*[.D84])*0.9+0.1*([.$B$4]*[.$J$4]))/([.$E$4]*10^6))/3600" office:value-type="float" office:value="9.20415957464583"/>
          </table:previous>
        </table:cell-content-change>
        <table:cell-content-change table:id="ct2841">
          <table:cell-address table:column="4" table:row="84" table:table="1"/>
          <office:change-info>
            <dc:creator>Aick in der Au</dc:creator>
            <dc:date>2010-01-27T18:16:35.93</dc:date>
          </office:change-info>
          <table:previous table:id="ct1137">
            <table:change-track-table-cell table:cell-address="'Compute Times'.E85" table:formula="of:=((([.$B$4]*[.D85])*0.9+0.1*([.$B$4]*[.$J$4]))/([.$E$4]*10^6))/3600" office:value-type="float" office:value="9.10629609989583"/>
          </table:previous>
        </table:cell-content-change>
        <table:cell-content-change table:id="ct2842">
          <table:cell-address table:column="4" table:row="85" table:table="1"/>
          <office:change-info>
            <dc:creator>Aick in der Au</dc:creator>
            <dc:date>2010-01-27T18:16:35.93</dc:date>
          </office:change-info>
          <table:previous table:id="ct1138">
            <table:change-track-table-cell table:cell-address="'Compute Times'.E86" table:formula="of:=((([.$B$4]*[.D86])*0.9+0.1*([.$B$4]*[.$J$4]))/([.$E$4]*10^6))/3600" office:value-type="float" office:value="9.00904141814583"/>
          </table:previous>
        </table:cell-content-change>
        <table:cell-content-change table:id="ct2843">
          <table:cell-address table:column="4" table:row="86" table:table="1"/>
          <office:change-info>
            <dc:creator>Aick in der Au</dc:creator>
            <dc:date>2010-01-27T18:16:35.93</dc:date>
          </office:change-info>
          <table:previous table:id="ct1139">
            <table:change-track-table-cell table:cell-address="'Compute Times'.E87" table:formula="of:=((([.$B$4]*[.D87])*0.9+0.1*([.$B$4]*[.$J$4]))/([.$E$4]*10^6))/3600" office:value-type="float" office:value="8.91239552939583"/>
          </table:previous>
        </table:cell-content-change>
        <table:cell-content-change table:id="ct2844">
          <table:cell-address table:column="4" table:row="87" table:table="1"/>
          <office:change-info>
            <dc:creator>Aick in der Au</dc:creator>
            <dc:date>2010-01-27T18:16:35.93</dc:date>
          </office:change-info>
          <table:previous table:id="ct1140">
            <table:change-track-table-cell table:cell-address="'Compute Times'.E88" table:formula="of:=((([.$B$4]*[.D88])*0.9+0.1*([.$B$4]*[.$J$4]))/([.$E$4]*10^6))/3600" office:value-type="float" office:value="8.76856818314583"/>
          </table:previous>
        </table:cell-content-change>
        <table:cell-content-change table:id="ct2845">
          <table:cell-address table:column="4" table:row="88" table:table="1"/>
          <office:change-info>
            <dc:creator>Aick in der Au</dc:creator>
            <dc:date>2010-01-27T18:16:35.93</dc:date>
          </office:change-info>
          <table:previous table:id="ct1141">
            <table:change-track-table-cell table:cell-address="'Compute Times'.E89" table:formula="of:=((([.$B$4]*[.D89])*0.9+0.1*([.$B$4]*[.$J$4]))/([.$E$4]*10^6))/3600" office:value-type="float" office:value="8.67344427689583"/>
          </table:previous>
        </table:cell-content-change>
        <table:cell-content-change table:id="ct2846">
          <table:cell-address table:column="4" table:row="89" table:table="1"/>
          <office:change-info>
            <dc:creator>Aick in der Au</dc:creator>
            <dc:date>2010-01-27T18:16:35.93</dc:date>
          </office:change-info>
          <table:previous table:id="ct1142">
            <table:change-track-table-cell table:cell-address="'Compute Times'.E90" table:formula="of:=((([.$B$4]*[.D90])*0.9+0.1*([.$B$4]*[.$J$4]))/([.$E$4]*10^6))/3600" office:value-type="float" office:value="8.57892916364583"/>
          </table:previous>
        </table:cell-content-change>
        <table:cell-content-change table:id="ct2847">
          <table:cell-address table:column="4" table:row="90" table:table="1"/>
          <office:change-info>
            <dc:creator>Aick in der Au</dc:creator>
            <dc:date>2010-01-27T18:16:35.93</dc:date>
          </office:change-info>
          <table:previous table:id="ct1143">
            <table:change-track-table-cell table:cell-address="'Compute Times'.E91" table:formula="of:=((([.$B$4]*[.D91])*0.9+0.1*([.$B$4]*[.$J$4]))/([.$E$4]*10^6))/3600" office:value-type="float" office:value="8.48502284339583"/>
          </table:previous>
        </table:cell-content-change>
        <table:cell-content-change table:id="ct2848">
          <table:cell-address table:column="4" table:row="91" table:table="1"/>
          <office:change-info>
            <dc:creator>Aick in der Au</dc:creator>
            <dc:date>2010-01-27T18:16:35.93</dc:date>
          </office:change-info>
          <table:previous table:id="ct1144">
            <table:change-track-table-cell table:cell-address="'Compute Times'.E92" table:formula="of:=((([.$B$4]*[.D92])*0.9+0.1*([.$B$4]*[.$J$4]))/([.$E$4]*10^6))/3600" office:value-type="float" office:value="8.39172531614583"/>
          </table:previous>
        </table:cell-content-change>
        <table:cell-content-change table:id="ct2849">
          <table:cell-address table:column="4" table:row="92" table:table="1"/>
          <office:change-info>
            <dc:creator>Aick in der Au</dc:creator>
            <dc:date>2010-01-27T18:16:35.93</dc:date>
          </office:change-info>
          <table:previous table:id="ct1145">
            <table:change-track-table-cell table:cell-address="'Compute Times'.E93" table:formula="of:=((([.$B$4]*[.D93])*0.9+0.1*([.$B$4]*[.$J$4]))/([.$E$4]*10^6))/3600" office:value-type="float" office:value="8.29903658189583"/>
          </table:previous>
        </table:cell-content-change>
        <table:cell-content-change table:id="ct2850">
          <table:cell-address table:column="4" table:row="93" table:table="1"/>
          <office:change-info>
            <dc:creator>Aick in der Au</dc:creator>
            <dc:date>2010-01-27T18:16:35.93</dc:date>
          </office:change-info>
          <table:previous table:id="ct1146">
            <table:change-track-table-cell table:cell-address="'Compute Times'.E94" table:formula="of:=((([.$B$4]*[.D94])*0.9+0.1*([.$B$4]*[.$J$4]))/([.$E$4]*10^6))/3600" office:value-type="float" office:value="8.20695664064584"/>
          </table:previous>
        </table:cell-content-change>
        <table:cell-content-change table:id="ct2851">
          <table:cell-address table:column="4" table:row="94" table:table="1"/>
          <office:change-info>
            <dc:creator>Aick in der Au</dc:creator>
            <dc:date>2010-01-27T18:16:35.93</dc:date>
          </office:change-info>
          <table:previous table:id="ct1147">
            <table:change-track-table-cell table:cell-address="'Compute Times'.E95" table:formula="of:=((([.$B$4]*[.D95])*0.9+0.1*([.$B$4]*[.$J$4]))/([.$E$4]*10^6))/3600" office:value-type="float" office:value="8.06997821564583"/>
          </table:previous>
        </table:cell-content-change>
        <table:cell-content-change table:id="ct2852">
          <table:cell-address table:column="4" table:row="95" table:table="1"/>
          <office:change-info>
            <dc:creator>Aick in der Au</dc:creator>
            <dc:date>2010-01-27T18:16:35.93</dc:date>
          </office:change-info>
          <table:previous table:id="ct1148">
            <table:change-track-table-cell table:cell-address="'Compute Times'.E96" table:formula="of:=((([.$B$4]*[.D96])*0.9+0.1*([.$B$4]*[.$J$4]))/([.$E$4]*10^6))/3600" office:value-type="float" office:value="7.97942025689583"/>
          </table:previous>
        </table:cell-content-change>
        <table:cell-content-change table:id="ct2853">
          <table:cell-address table:column="4" table:row="96" table:table="1"/>
          <office:change-info>
            <dc:creator>Aick in der Au</dc:creator>
            <dc:date>2010-01-27T18:16:35.93</dc:date>
          </office:change-info>
          <table:previous table:id="ct1149">
            <table:change-track-table-cell table:cell-address="'Compute Times'.E97" table:formula="of:=((([.$B$4]*[.D97])*0.9+0.1*([.$B$4]*[.$J$4]))/([.$E$4]*10^6))/3600" office:value-type="float" office:value="7.88947109114583"/>
          </table:previous>
        </table:cell-content-change>
        <table:cell-content-change table:id="ct2854">
          <table:cell-address table:column="4" table:row="97" table:table="1"/>
          <office:change-info>
            <dc:creator>Aick in der Au</dc:creator>
            <dc:date>2010-01-27T18:16:35.93</dc:date>
          </office:change-info>
          <table:previous table:id="ct1150">
            <table:change-track-table-cell table:cell-address="'Compute Times'.E98" table:formula="of:=((([.$B$4]*[.D98])*0.9+0.1*([.$B$4]*[.$J$4]))/([.$E$4]*10^6))/3600" office:value-type="float" office:value="7.80013071839583"/>
          </table:previous>
        </table:cell-content-change>
        <table:cell-content-change table:id="ct2855">
          <table:cell-address table:column="4" table:row="98" table:table="1"/>
          <office:change-info>
            <dc:creator>Aick in der Au</dc:creator>
            <dc:date>2010-01-27T18:16:35.93</dc:date>
          </office:change-info>
          <table:previous table:id="ct1151">
            <table:change-track-table-cell table:cell-address="'Compute Times'.E99" table:formula="of:=((([.$B$4]*[.D99])*0.9+0.1*([.$B$4]*[.$J$4]))/([.$E$4]*10^6))/3600" office:value-type="float" office:value="7.71139913864583"/>
          </table:previous>
        </table:cell-content-change>
        <table:cell-content-change table:id="ct2856">
          <table:cell-address table:column="4" table:row="99" table:table="1"/>
          <office:change-info>
            <dc:creator>Aick in der Au</dc:creator>
            <dc:date>2010-01-27T18:16:35.93</dc:date>
          </office:change-info>
          <table:previous table:id="ct1152">
            <table:change-track-table-cell table:cell-address="'Compute Times'.E100" table:formula="of:=((([.$B$4]*[.D100])*0.9+0.1*([.$B$4]*[.$J$4]))/([.$E$4]*10^6))/3600" office:value-type="float" office:value="7.62327635189583"/>
          </table:previous>
        </table:cell-content-change>
        <table:cell-content-change table:id="ct2857">
          <table:cell-address table:column="4" table:row="100" table:table="1"/>
          <office:change-info>
            <dc:creator>Aick in der Au</dc:creator>
            <dc:date>2010-01-27T18:16:35.93</dc:date>
          </office:change-info>
          <table:previous table:id="ct1153">
            <table:change-track-table-cell table:cell-address="'Compute Times'.E101" table:formula="of:=((([.$B$4]*[.D101])*0.9+0.1*([.$B$4]*[.$J$4]))/([.$E$4]*10^6))/3600" office:value-type="float" office:value="7.49223365864583"/>
          </table:previous>
        </table:cell-content-change>
        <table:cell-content-change table:id="ct2858">
          <table:cell-address table:column="4" table:row="101" table:table="1"/>
          <office:change-info>
            <dc:creator>Aick in der Au</dc:creator>
            <dc:date>2010-01-27T18:16:35.93</dc:date>
          </office:change-info>
          <table:previous table:id="ct1154">
            <table:change-track-table-cell table:cell-address="'Compute Times'.E102" table:formula="of:=((([.$B$4]*[.D102])*0.9+0.1*([.$B$4]*[.$J$4]))/([.$E$4]*10^6))/3600" office:value-type="float" office:value="7.40563285439583"/>
          </table:previous>
        </table:cell-content-change>
        <table:cell-content-change table:id="ct2859">
          <table:cell-address table:column="4" table:row="102" table:table="1"/>
          <office:change-info>
            <dc:creator>Aick in der Au</dc:creator>
            <dc:date>2010-01-27T18:16:35.93</dc:date>
          </office:change-info>
          <table:previous table:id="ct1155">
            <table:change-track-table-cell table:cell-address="'Compute Times'.E103" table:formula="of:=((([.$B$4]*[.D103])*0.9+0.1*([.$B$4]*[.$J$4]))/([.$E$4]*10^6))/3600" office:value-type="float" office:value="7.31964084314583"/>
          </table:previous>
        </table:cell-content-change>
        <table:cell-content-change table:id="ct2860">
          <table:cell-address table:column="4" table:row="103" table:table="1"/>
          <office:change-info>
            <dc:creator>Aick in der Au</dc:creator>
            <dc:date>2010-01-27T18:16:35.93</dc:date>
          </office:change-info>
          <table:previous table:id="ct1156">
            <table:change-track-table-cell table:cell-address="'Compute Times'.E104" table:formula="of:=((([.$B$4]*[.D104])*0.9+0.1*([.$B$4]*[.$J$4]))/([.$E$4]*10^6))/3600" office:value-type="float" office:value="7.23425762489583"/>
          </table:previous>
        </table:cell-content-change>
        <table:cell-content-change table:id="ct2861">
          <table:cell-address table:column="4" table:row="104" table:table="1"/>
          <office:change-info>
            <dc:creator>Aick in der Au</dc:creator>
            <dc:date>2010-01-27T18:16:35.93</dc:date>
          </office:change-info>
          <table:previous table:id="ct1157">
            <table:change-track-table-cell table:cell-address="'Compute Times'.E105" table:formula="of:=((([.$B$4]*[.D105])*0.9+0.1*([.$B$4]*[.$J$4]))/([.$E$4]*10^6))/3600" office:value-type="float" office:value="7.14948319964583"/>
          </table:previous>
        </table:cell-content-change>
        <table:cell-content-change table:id="ct2862">
          <table:cell-address table:column="4" table:row="105" table:table="1"/>
          <office:change-info>
            <dc:creator>Aick in der Au</dc:creator>
            <dc:date>2010-01-27T18:16:35.93</dc:date>
          </office:change-info>
          <table:previous table:id="ct1158">
            <table:change-track-table-cell table:cell-address="'Compute Times'.E106" table:formula="of:=((([.$B$4]*[.D106])*0.9+0.1*([.$B$4]*[.$J$4]))/([.$E$4]*10^6))/3600" office:value-type="float" office:value="7.06531756739583"/>
          </table:previous>
        </table:cell-content-change>
        <table:cell-content-change table:id="ct2863">
          <table:cell-address table:column="4" table:row="106" table:table="1"/>
          <office:change-info>
            <dc:creator>Aick in der Au</dc:creator>
            <dc:date>2010-01-27T18:16:35.93</dc:date>
          </office:change-info>
          <table:previous table:id="ct1159">
            <table:change-track-table-cell table:cell-address="'Compute Times'.E107" table:formula="of:=((([.$B$4]*[.D107])*0.9+0.1*([.$B$4]*[.$J$4]))/([.$E$4]*10^6))/3600" office:value-type="float" office:value="6.98176072814584"/>
          </table:previous>
        </table:cell-content-change>
        <table:cell-content-change table:id="ct2864">
          <table:cell-address table:column="4" table:row="107" table:table="1"/>
          <office:change-info>
            <dc:creator>Aick in der Au</dc:creator>
            <dc:date>2010-01-27T18:16:35.93</dc:date>
          </office:change-info>
          <table:previous table:id="ct1160">
            <table:change-track-table-cell table:cell-address="'Compute Times'.E108" table:formula="of:=((([.$B$4]*[.D108])*0.9+0.1*([.$B$4]*[.$J$4]))/([.$E$4]*10^6))/3600" office:value-type="float" office:value="6.85756695614583"/>
          </table:previous>
        </table:cell-content-change>
        <table:cell-content-change table:id="ct2865">
          <table:cell-address table:column="4" table:row="108" table:table="1"/>
          <office:change-info>
            <dc:creator>Aick in der Au</dc:creator>
            <dc:date>2010-01-27T18:16:35.93</dc:date>
          </office:change-info>
          <table:previous table:id="ct1161">
            <table:change-track-table-cell table:cell-address="'Compute Times'.E109" table:formula="of:=((([.$B$4]*[.D109])*0.9+0.1*([.$B$4]*[.$J$4]))/([.$E$4]*10^6))/3600" office:value-type="float" office:value="6.77553209939583"/>
          </table:previous>
        </table:cell-content-change>
        <table:cell-content-change table:id="ct2866">
          <table:cell-address table:column="4" table:row="109" table:table="1"/>
          <office:change-info>
            <dc:creator>Aick in der Au</dc:creator>
            <dc:date>2010-01-27T18:16:35.93</dc:date>
          </office:change-info>
          <table:previous table:id="ct1162">
            <table:change-track-table-cell table:cell-address="'Compute Times'.E110" table:formula="of:=((([.$B$4]*[.D110])*0.9+0.1*([.$B$4]*[.$J$4]))/([.$E$4]*10^6))/3600" office:value-type="float" office:value="6.69410603564583"/>
          </table:previous>
        </table:cell-content-change>
        <table:cell-content-change table:id="ct2867">
          <table:cell-address table:column="4" table:row="110" table:table="1"/>
          <office:change-info>
            <dc:creator>Aick in der Au</dc:creator>
            <dc:date>2010-01-27T18:16:35.93</dc:date>
          </office:change-info>
          <table:previous table:id="ct1163">
            <table:change-track-table-cell table:cell-address="'Compute Times'.E111" table:formula="of:=((([.$B$4]*[.D111])*0.9+0.1*([.$B$4]*[.$J$4]))/([.$E$4]*10^6))/3600" office:value-type="float" office:value="6.61328876489583"/>
          </table:previous>
        </table:cell-content-change>
        <table:cell-content-change table:id="ct2868">
          <table:cell-address table:column="4" table:row="111" table:table="1"/>
          <office:change-info>
            <dc:creator>Aick in der Au</dc:creator>
            <dc:date>2010-01-27T18:16:35.93</dc:date>
          </office:change-info>
          <table:previous table:id="ct1164">
            <table:change-track-table-cell table:cell-address="'Compute Times'.E112" table:formula="of:=((([.$B$4]*[.D112])*0.9+0.1*([.$B$4]*[.$J$4]))/([.$E$4]*10^6))/3600" office:value-type="float" office:value="6.53308028714583"/>
          </table:previous>
        </table:cell-content-change>
        <table:cell-content-change table:id="ct2869">
          <table:cell-address table:column="4" table:row="112" table:table="1"/>
          <office:change-info>
            <dc:creator>Aick in der Au</dc:creator>
            <dc:date>2010-01-27T18:16:35.93</dc:date>
          </office:change-info>
          <table:previous table:id="ct1165">
            <table:change-track-table-cell table:cell-address="'Compute Times'.E113" table:formula="of:=((([.$B$4]*[.D113])*0.9+0.1*([.$B$4]*[.$J$4]))/([.$E$4]*10^6))/3600" office:value-type="float" office:value="6.45348060239583"/>
          </table:previous>
        </table:cell-content-change>
        <table:cell-content-change table:id="ct2870">
          <table:cell-address table:column="4" table:row="113" table:table="1"/>
          <office:change-info>
            <dc:creator>Aick in der Au</dc:creator>
            <dc:date>2010-01-27T18:16:35.93</dc:date>
          </office:change-info>
          <table:previous table:id="ct1166">
            <table:change-track-table-cell table:cell-address="'Compute Times'.E114" table:formula="of:=((([.$B$4]*[.D114])*0.9+0.1*([.$B$4]*[.$J$4]))/([.$E$4]*10^6))/3600" office:value-type="float" office:value="6.37448971064583"/>
          </table:previous>
        </table:cell-content-change>
        <table:cell-content-change table:id="ct2871">
          <table:cell-address table:column="4" table:row="114" table:table="1"/>
          <office:change-info>
            <dc:creator>Aick in der Au</dc:creator>
            <dc:date>2010-01-27T18:16:35.93</dc:date>
          </office:change-info>
          <table:previous table:id="ct1167">
            <table:change-track-table-cell table:cell-address="'Compute Times'.E115" table:formula="of:=((([.$B$4]*[.D115])*0.9+0.1*([.$B$4]*[.$J$4]))/([.$E$4]*10^6))/3600" office:value-type="float" office:value="6.25714485989583"/>
          </table:previous>
        </table:cell-content-change>
        <table:cell-content-change table:id="ct2872">
          <table:cell-address table:column="4" table:row="115" table:table="1"/>
          <office:change-info>
            <dc:creator>Aick in der Au</dc:creator>
            <dc:date>2010-01-27T18:16:35.93</dc:date>
          </office:change-info>
          <table:previous table:id="ct1168">
            <table:change-track-table-cell table:cell-address="'Compute Times'.E116" table:formula="of:=((([.$B$4]*[.D116])*0.9+0.1*([.$B$4]*[.$J$4]))/([.$E$4]*10^6))/3600" office:value-type="float" office:value="6.17967595064583"/>
          </table:previous>
        </table:cell-content-change>
        <table:cell-content-change table:id="ct2873">
          <table:cell-address table:column="4" table:row="116" table:table="1"/>
          <office:change-info>
            <dc:creator>Aick in der Au</dc:creator>
            <dc:date>2010-01-27T18:16:35.93</dc:date>
          </office:change-info>
          <table:previous table:id="ct1169">
            <table:change-track-table-cell table:cell-address="'Compute Times'.E117" table:formula="of:=((([.$B$4]*[.D117])*0.9+0.1*([.$B$4]*[.$J$4]))/([.$E$4]*10^6))/3600" office:value-type="float" office:value="6.10281583439584"/>
          </table:previous>
        </table:cell-content-change>
        <table:cell-content-change table:id="ct2874">
          <table:cell-address table:column="4" table:row="117" table:table="1"/>
          <office:change-info>
            <dc:creator>Aick in der Au</dc:creator>
            <dc:date>2010-01-27T18:16:35.93</dc:date>
          </office:change-info>
          <table:previous table:id="ct1170">
            <table:change-track-table-cell table:cell-address="'Compute Times'.E118" table:formula="of:=((([.$B$4]*[.D118])*0.9+0.1*([.$B$4]*[.$J$4]))/([.$E$4]*10^6))/3600" office:value-type="float" office:value="6.02656451114583"/>
          </table:previous>
        </table:cell-content-change>
        <table:cell-content-change table:id="ct2875">
          <table:cell-address table:column="4" table:row="118" table:table="1"/>
          <office:change-info>
            <dc:creator>Aick in der Au</dc:creator>
            <dc:date>2010-01-27T18:16:35.93</dc:date>
          </office:change-info>
          <table:previous table:id="ct1171">
            <table:change-track-table-cell table:cell-address="'Compute Times'.E119" table:formula="of:=((([.$B$4]*[.D119])*0.9+0.1*([.$B$4]*[.$J$4]))/([.$E$4]*10^6))/3600" office:value-type="float" office:value="5.95092198089583"/>
          </table:previous>
        </table:cell-content-change>
        <table:cell-content-change table:id="ct2876">
          <table:cell-address table:column="4" table:row="119" table:table="1"/>
          <office:change-info>
            <dc:creator>Aick in der Au</dc:creator>
            <dc:date>2010-01-27T18:16:35.93</dc:date>
          </office:change-info>
          <table:previous table:id="ct1172">
            <table:change-track-table-cell table:cell-address="'Compute Times'.E120" table:formula="of:=((([.$B$4]*[.D120])*0.9+0.1*([.$B$4]*[.$J$4]))/([.$E$4]*10^6))/3600" office:value-type="float" office:value="5.87588824364583"/>
          </table:previous>
        </table:cell-content-change>
        <table:cell-content-change table:id="ct2877">
          <table:cell-address table:column="4" table:row="120" table:table="1"/>
          <office:change-info>
            <dc:creator>Aick in der Au</dc:creator>
            <dc:date>2010-01-27T18:16:35.93</dc:date>
          </office:change-info>
          <table:previous table:id="ct1173">
            <table:change-track-table-cell table:cell-address="'Compute Times'.E121" table:formula="of:=((([.$B$4]*[.D121])*0.9+0.1*([.$B$4]*[.$J$4]))/([.$E$4]*10^6))/3600" office:value-type="float" office:value="5.80146329939583"/>
          </table:previous>
        </table:cell-content-change>
        <table:cell-content-change table:id="ct2878">
          <table:cell-address table:column="4" table:row="121" table:table="1"/>
          <office:change-info>
            <dc:creator>Aick in der Au</dc:creator>
            <dc:date>2010-01-27T18:16:35.93</dc:date>
          </office:change-info>
          <table:previous table:id="ct1174">
            <table:change-track-table-cell table:cell-address="'Compute Times'.E122" table:formula="of:=((([.$B$4]*[.D122])*0.9+0.1*([.$B$4]*[.$J$4]))/([.$E$4]*10^6))/3600" office:value-type="float" office:value="5.69096736989583"/>
          </table:previous>
        </table:cell-content-change>
        <table:cell-content-change table:id="ct2879">
          <table:cell-address table:column="4" table:row="122" table:table="1"/>
          <office:change-info>
            <dc:creator>Aick in der Au</dc:creator>
            <dc:date>2010-01-27T18:16:35.93</dc:date>
          </office:change-info>
          <table:previous table:id="ct1175">
            <table:change-track-table-cell table:cell-address="'Compute Times'.E123" table:formula="of:=((([.$B$4]*[.D123])*0.9+0.1*([.$B$4]*[.$J$4]))/([.$E$4]*10^6))/3600" office:value-type="float" office:value="5.61806440814583"/>
          </table:previous>
        </table:cell-content-change>
        <table:cell-content-change table:id="ct2880">
          <table:cell-address table:column="4" table:row="123" table:table="1"/>
          <office:change-info>
            <dc:creator>Aick in der Au</dc:creator>
            <dc:date>2010-01-27T18:16:35.93</dc:date>
          </office:change-info>
          <table:previous table:id="ct1176">
            <table:change-track-table-cell table:cell-address="'Compute Times'.E124" table:formula="of:=((([.$B$4]*[.D124])*0.9+0.1*([.$B$4]*[.$J$4]))/([.$E$4]*10^6))/3600" office:value-type="float" office:value="5.54577023939583"/>
          </table:previous>
        </table:cell-content-change>
        <table:cell-content-change table:id="ct2881">
          <table:cell-address table:column="4" table:row="124" table:table="1"/>
          <office:change-info>
            <dc:creator>Aick in der Au</dc:creator>
            <dc:date>2010-01-27T18:16:35.93</dc:date>
          </office:change-info>
          <table:previous table:id="ct1177">
            <table:change-track-table-cell table:cell-address="'Compute Times'.E125" table:formula="of:=((([.$B$4]*[.D125])*0.9+0.1*([.$B$4]*[.$J$4]))/([.$E$4]*10^6))/3600" office:value-type="float" office:value="5.47408486364583"/>
          </table:previous>
        </table:cell-content-change>
        <table:cell-content-change table:id="ct2882">
          <table:cell-address table:column="4" table:row="125" table:table="1"/>
          <office:change-info>
            <dc:creator>Aick in der Au</dc:creator>
            <dc:date>2010-01-27T18:16:35.93</dc:date>
          </office:change-info>
          <table:previous table:id="ct1178">
            <table:change-track-table-cell table:cell-address="'Compute Times'.E126" table:formula="of:=((([.$B$4]*[.D126])*0.9+0.1*([.$B$4]*[.$J$4]))/([.$E$4]*10^6))/3600" office:value-type="float" office:value="5.40300828089583"/>
          </table:previous>
        </table:cell-content-change>
        <table:cell-content-change table:id="ct2883">
          <table:cell-address table:column="4" table:row="126" table:table="1"/>
          <office:change-info>
            <dc:creator>Aick in der Au</dc:creator>
            <dc:date>2010-01-27T18:16:35.93</dc:date>
          </office:change-info>
          <table:previous table:id="ct1179">
            <table:change-track-table-cell table:cell-address="'Compute Times'.E127" table:formula="of:=((([.$B$4]*[.D127])*0.9+0.1*([.$B$4]*[.$J$4]))/([.$E$4]*10^6))/3600" office:value-type="float" office:value="5.33254049114583"/>
          </table:previous>
        </table:cell-content-change>
        <table:cell-content-change table:id="ct2884">
          <table:cell-address table:column="4" table:row="127" table:table="1"/>
          <office:change-info>
            <dc:creator>Aick in der Au</dc:creator>
            <dc:date>2010-01-27T18:16:35.93</dc:date>
          </office:change-info>
          <table:previous table:id="ct1180">
            <table:change-track-table-cell table:cell-address="'Compute Times'.E128" table:formula="of:=((([.$B$4]*[.D128])*0.9+0.1*([.$B$4]*[.$J$4]))/([.$E$4]*10^6))/3600" office:value-type="float" office:value="5.22798029339583"/>
          </table:previous>
        </table:cell-content-change>
        <table:cell-content-change table:id="ct2885">
          <table:cell-address table:column="4" table:row="128" table:table="1"/>
          <office:change-info>
            <dc:creator>Aick in der Au</dc:creator>
            <dc:date>2010-01-27T18:16:35.93</dc:date>
          </office:change-info>
          <table:previous table:id="ct1181">
            <table:change-track-table-cell table:cell-address="'Compute Times'.E129" table:formula="of:=((([.$B$4]*[.D129])*0.9+0.1*([.$B$4]*[.$J$4]))/([.$E$4]*10^6))/3600" office:value-type="float" office:value="5.15903448614583"/>
          </table:previous>
        </table:cell-content-change>
        <table:cell-content-change table:id="ct2886">
          <table:cell-address table:column="4" table:row="129" table:table="1"/>
          <office:change-info>
            <dc:creator>Aick in der Au</dc:creator>
            <dc:date>2010-01-27T18:16:35.93</dc:date>
          </office:change-info>
          <table:previous table:id="ct1182">
            <table:change-track-table-cell table:cell-address="'Compute Times'.E130" table:formula="of:=((([.$B$4]*[.D130])*0.9+0.1*([.$B$4]*[.$J$4]))/([.$E$4]*10^6))/3600" office:value-type="float" office:value="5.09069747189583"/>
          </table:previous>
        </table:cell-content-change>
        <table:cell-content-change table:id="ct2887">
          <table:cell-address table:column="4" table:row="130" table:table="1"/>
          <office:change-info>
            <dc:creator>Aick in der Au</dc:creator>
            <dc:date>2010-01-27T18:16:35.93</dc:date>
          </office:change-info>
          <table:previous table:id="ct1183">
            <table:change-track-table-cell table:cell-address="'Compute Times'.E131" table:formula="of:=((([.$B$4]*[.D131])*0.9+0.1*([.$B$4]*[.$J$4]))/([.$E$4]*10^6))/3600" office:value-type="float" office:value="5.02296925064583"/>
          </table:previous>
        </table:cell-content-change>
        <table:cell-content-change table:id="ct2888">
          <table:cell-address table:column="4" table:row="131" table:table="1"/>
          <office:change-info>
            <dc:creator>Aick in der Au</dc:creator>
            <dc:date>2010-01-27T18:16:35.93</dc:date>
          </office:change-info>
          <table:previous table:id="ct1184">
            <table:change-track-table-cell table:cell-address="'Compute Times'.E132" table:formula="of:=((([.$B$4]*[.D132])*0.9+0.1*([.$B$4]*[.$J$4]))/([.$E$4]*10^6))/3600" office:value-type="float" office:value="4.95584982239583"/>
          </table:previous>
        </table:cell-content-change>
        <table:cell-content-change table:id="ct2889">
          <table:cell-address table:column="4" table:row="132" table:table="1"/>
          <office:change-info>
            <dc:creator>Aick in der Au</dc:creator>
            <dc:date>2010-01-27T18:16:35.93</dc:date>
          </office:change-info>
          <table:previous table:id="ct1185">
            <table:change-track-table-cell table:cell-address="'Compute Times'.E133" table:formula="of:=((([.$B$4]*[.D133])*0.9+0.1*([.$B$4]*[.$J$4]))/([.$E$4]*10^6))/3600" office:value-type="float" office:value="4.88933918714583"/>
          </table:previous>
        </table:cell-content-change>
        <table:cell-content-change table:id="ct2890">
          <table:cell-address table:column="4" table:row="133" table:table="1"/>
          <office:change-info>
            <dc:creator>Aick in der Au</dc:creator>
            <dc:date>2010-01-27T18:16:35.93</dc:date>
          </office:change-info>
          <table:previous table:id="ct1186">
            <table:change-track-table-cell table:cell-address="'Compute Times'.E134" table:formula="of:=((([.$B$4]*[.D134])*0.9+0.1*([.$B$4]*[.$J$4]))/([.$E$4]*10^6))/3600" office:value-type="float" office:value="4.82343734489583"/>
          </table:previous>
        </table:cell-content-change>
        <table:cell-content-change table:id="ct2891">
          <table:cell-address table:column="4" table:row="134" table:table="1"/>
          <office:change-info>
            <dc:creator>Aick in der Au</dc:creator>
            <dc:date>2010-01-27T18:16:35.93</dc:date>
          </office:change-info>
          <table:previous table:id="ct1187">
            <table:change-track-table-cell table:cell-address="'Compute Times'.E135" table:formula="of:=((([.$B$4]*[.D135])*0.9+0.1*([.$B$4]*[.$J$4]))/([.$E$4]*10^6))/3600" office:value-type="float" office:value="4.72572606839583"/>
          </table:previous>
        </table:cell-content-change>
        <table:cell-content-change table:id="ct2892">
          <table:cell-address table:column="4" table:row="135" table:table="1"/>
          <office:change-info>
            <dc:creator>Aick in der Au</dc:creator>
            <dc:date>2010-01-27T18:16:35.93</dc:date>
          </office:change-info>
          <table:previous table:id="ct1188">
            <table:change-track-table-cell table:cell-address="'Compute Times'.E136" table:formula="of:=((([.$B$4]*[.D136])*0.9+0.1*([.$B$4]*[.$J$4]))/([.$E$4]*10^6))/3600" office:value-type="float" office:value="4.66134620864583"/>
          </table:previous>
        </table:cell-content-change>
        <table:cell-content-change table:id="ct2893">
          <table:cell-address table:column="4" table:row="136" table:table="1"/>
          <office:change-info>
            <dc:creator>Aick in der Au</dc:creator>
            <dc:date>2010-01-27T18:16:35.93</dc:date>
          </office:change-info>
          <table:previous table:id="ct1189">
            <table:change-track-table-cell table:cell-address="'Compute Times'.E137" table:formula="of:=((([.$B$4]*[.D137])*0.9+0.1*([.$B$4]*[.$J$4]))/([.$E$4]*10^6))/3600" office:value-type="float" office:value="4.59757514189583"/>
          </table:previous>
        </table:cell-content-change>
        <table:cell-content-change table:id="ct2894">
          <table:cell-address table:column="4" table:row="137" table:table="1"/>
          <office:change-info>
            <dc:creator>Aick in der Au</dc:creator>
            <dc:date>2010-01-27T18:16:35.93</dc:date>
          </office:change-info>
          <table:previous table:id="ct1190">
            <table:change-track-table-cell table:cell-address="'Compute Times'.E138" table:formula="of:=((([.$B$4]*[.D138])*0.9+0.1*([.$B$4]*[.$J$4]))/([.$E$4]*10^6))/3600" office:value-type="float" office:value="4.53441286814583"/>
          </table:previous>
        </table:cell-content-change>
        <table:cell-content-change table:id="ct2895">
          <table:cell-address table:column="4" table:row="138" table:table="1"/>
          <office:change-info>
            <dc:creator>Aick in der Au</dc:creator>
            <dc:date>2010-01-27T18:16:35.93</dc:date>
          </office:change-info>
          <table:previous table:id="ct1191">
            <table:change-track-table-cell table:cell-address="'Compute Times'.E139" table:formula="of:=((([.$B$4]*[.D139])*0.9+0.1*([.$B$4]*[.$J$4]))/([.$E$4]*10^6))/3600" office:value-type="float" office:value="4.47185938739583"/>
          </table:previous>
        </table:cell-content-change>
        <table:cell-content-change table:id="ct2896">
          <table:cell-address table:column="4" table:row="139" table:table="1"/>
          <office:change-info>
            <dc:creator>Aick in der Au</dc:creator>
            <dc:date>2010-01-27T18:16:35.93</dc:date>
          </office:change-info>
          <table:previous table:id="ct1192">
            <table:change-track-table-cell table:cell-address="'Compute Times'.E140" table:formula="of:=((([.$B$4]*[.D140])*0.9+0.1*([.$B$4]*[.$J$4]))/([.$E$4]*10^6))/3600" office:value-type="float" office:value="4.40991469964583"/>
          </table:previous>
        </table:cell-content-change>
        <table:cell-content-change table:id="ct2897">
          <table:cell-address table:column="4" table:row="140" table:table="1"/>
          <office:change-info>
            <dc:creator>Aick in der Au</dc:creator>
            <dc:date>2010-01-27T18:16:35.93</dc:date>
          </office:change-info>
          <table:previous table:id="ct1193">
            <table:change-track-table-cell table:cell-address="'Compute Times'.E141" table:formula="of:=((([.$B$4]*[.D141])*0.9+0.1*([.$B$4]*[.$J$4]))/([.$E$4]*10^6))/3600" office:value-type="float" office:value="4.34857880489583"/>
          </table:previous>
        </table:cell-content-change>
        <table:cell-content-change table:id="ct2898">
          <table:cell-address table:column="4" table:row="141" table:table="1"/>
          <office:change-info>
            <dc:creator>Aick in der Au</dc:creator>
            <dc:date>2010-01-27T18:16:35.93</dc:date>
          </office:change-info>
          <table:previous table:id="ct1194">
            <table:change-track-table-cell table:cell-address="'Compute Times'.E142" table:formula="of:=((([.$B$4]*[.D142])*0.9+0.1*([.$B$4]*[.$J$4]))/([.$E$4]*10^6))/3600" office:value-type="float" office:value="4.25771644964583"/>
          </table:previous>
        </table:cell-content-change>
        <table:cell-content-change table:id="ct2899">
          <table:cell-address table:column="4" table:row="142" table:table="1"/>
          <office:change-info>
            <dc:creator>Aick in der Au</dc:creator>
            <dc:date>2010-01-27T18:16:35.93</dc:date>
          </office:change-info>
          <table:previous table:id="ct1195">
            <table:change-track-table-cell table:cell-address="'Compute Times'.E143" table:formula="of:=((([.$B$4]*[.D143])*0.9+0.1*([.$B$4]*[.$J$4]))/([.$E$4]*10^6))/3600" office:value-type="float" office:value="4.19790253739583"/>
          </table:previous>
        </table:cell-content-change>
        <table:cell-content-change table:id="ct2900">
          <table:cell-address table:column="4" table:row="143" table:table="1"/>
          <office:change-info>
            <dc:creator>Aick in der Au</dc:creator>
            <dc:date>2010-01-27T18:16:35.93</dc:date>
          </office:change-info>
          <table:previous table:id="ct1196">
            <table:change-track-table-cell table:cell-address="'Compute Times'.E144" table:formula="of:=((([.$B$4]*[.D144])*0.9+0.1*([.$B$4]*[.$J$4]))/([.$E$4]*10^6))/3600" office:value-type="float" office:value="4.13869741814583"/>
          </table:previous>
        </table:cell-content-change>
        <table:cell-content-change table:id="ct2901">
          <table:cell-address table:column="4" table:row="144" table:table="1"/>
          <office:change-info>
            <dc:creator>Aick in der Au</dc:creator>
            <dc:date>2010-01-27T18:16:35.93</dc:date>
          </office:change-info>
          <table:previous table:id="ct1197">
            <table:change-track-table-cell table:cell-address="'Compute Times'.E145" table:formula="of:=((([.$B$4]*[.D145])*0.9+0.1*([.$B$4]*[.$J$4]))/([.$E$4]*10^6))/3600" office:value-type="float" office:value="4.08010109189583"/>
          </table:previous>
        </table:cell-content-change>
        <table:cell-content-change table:id="ct2902">
          <table:cell-address table:column="4" table:row="145" table:table="1"/>
          <office:change-info>
            <dc:creator>Aick in der Au</dc:creator>
            <dc:date>2010-01-27T18:16:35.93</dc:date>
          </office:change-info>
          <table:previous table:id="ct1198">
            <table:change-track-table-cell table:cell-address="'Compute Times'.E146" table:formula="of:=((([.$B$4]*[.D146])*0.9+0.1*([.$B$4]*[.$J$4]))/([.$E$4]*10^6))/3600" office:value-type="float" office:value="4.02211355864583"/>
          </table:previous>
        </table:cell-content-change>
        <table:cell-content-change table:id="ct2903">
          <table:cell-address table:column="4" table:row="146" table:table="1"/>
          <office:change-info>
            <dc:creator>Aick in der Au</dc:creator>
            <dc:date>2010-01-27T18:16:35.93</dc:date>
          </office:change-info>
          <table:previous table:id="ct1199">
            <table:change-track-table-cell table:cell-address="'Compute Times'.E147" table:formula="of:=((([.$B$4]*[.D147])*0.9+0.1*([.$B$4]*[.$J$4]))/([.$E$4]*10^6))/3600" office:value-type="float" office:value="3.96473481839583"/>
          </table:previous>
        </table:cell-content-change>
        <table:cell-content-change table:id="ct2904">
          <table:cell-address table:column="4" table:row="147" table:table="1"/>
          <office:change-info>
            <dc:creator>Aick in der Au</dc:creator>
            <dc:date>2010-01-27T18:16:35.93</dc:date>
          </office:change-info>
          <table:previous table:id="ct1200">
            <table:change-track-table-cell table:cell-address="'Compute Times'.E148" table:formula="of:=((([.$B$4]*[.D148])*0.9+0.1*([.$B$4]*[.$J$4]))/([.$E$4]*10^6))/3600" office:value-type="float" office:value="3.90796487114583"/>
          </table:previous>
        </table:cell-content-change>
        <table:cell-content-change table:id="ct2905">
          <table:cell-address table:column="4" table:row="148" table:table="1"/>
          <office:change-info>
            <dc:creator>Aick in der Au</dc:creator>
            <dc:date>2010-01-27T18:16:35.93</dc:date>
          </office:change-info>
          <table:previous table:id="ct1201">
            <table:change-track-table-cell table:cell-address="'Compute Times'.E149" table:formula="of:=((([.$B$4]*[.D149])*0.9+0.1*([.$B$4]*[.$J$4]))/([.$E$4]*10^6))/3600" office:value-type="float" office:value="3.82395143714583"/>
          </table:previous>
        </table:cell-content-change>
        <table:cell-content-change table:id="ct2906">
          <table:cell-address table:column="4" table:row="149" table:table="1"/>
          <office:change-info>
            <dc:creator>Aick in der Au</dc:creator>
            <dc:date>2010-01-27T18:16:35.93</dc:date>
          </office:change-info>
          <table:previous table:id="ct1202">
            <table:change-track-table-cell table:cell-address="'Compute Times'.E150" table:formula="of:=((([.$B$4]*[.D150])*0.9+0.1*([.$B$4]*[.$J$4]))/([.$E$4]*10^6))/3600" office:value-type="float" office:value="3.76870347239583"/>
          </table:previous>
        </table:cell-content-change>
        <table:cell-content-change table:id="ct2907">
          <table:cell-address table:column="4" table:row="150" table:table="1"/>
          <office:change-info>
            <dc:creator>Aick in der Au</dc:creator>
            <dc:date>2010-01-27T18:16:35.93</dc:date>
          </office:change-info>
          <table:previous table:id="ct1203">
            <table:change-track-table-cell table:cell-address="'Compute Times'.E151" table:formula="of:=((([.$B$4]*[.D151])*0.9+0.1*([.$B$4]*[.$J$4]))/([.$E$4]*10^6))/3600" office:value-type="float" office:value="3.71406430064583"/>
          </table:previous>
        </table:cell-content-change>
        <table:cell-content-change table:id="ct2908">
          <table:cell-address table:column="4" table:row="151" table:table="1"/>
          <office:change-info>
            <dc:creator>Aick in der Au</dc:creator>
            <dc:date>2010-01-27T18:16:35.93</dc:date>
          </office:change-info>
          <table:previous table:id="ct1204">
            <table:change-track-table-cell table:cell-address="'Compute Times'.E152" table:formula="of:=((([.$B$4]*[.D152])*0.9+0.1*([.$B$4]*[.$J$4]))/([.$E$4]*10^6))/3600" office:value-type="float" office:value="3.66003392189583"/>
          </table:previous>
        </table:cell-content-change>
        <table:cell-content-change table:id="ct2909">
          <table:cell-address table:column="4" table:row="152" table:table="1"/>
          <office:change-info>
            <dc:creator>Aick in der Au</dc:creator>
            <dc:date>2010-01-27T18:16:35.93</dc:date>
          </office:change-info>
          <table:previous table:id="ct1205">
            <table:change-track-table-cell table:cell-address="'Compute Times'.E153" table:formula="of:=((([.$B$4]*[.D153])*0.9+0.1*([.$B$4]*[.$J$4]))/([.$E$4]*10^6))/3600" office:value-type="float" office:value="3.60661233614583"/>
          </table:previous>
        </table:cell-content-change>
        <table:cell-content-change table:id="ct2910">
          <table:cell-address table:column="4" table:row="153" table:table="1"/>
          <office:change-info>
            <dc:creator>Aick in der Au</dc:creator>
            <dc:date>2010-01-27T18:16:35.93</dc:date>
          </office:change-info>
          <table:previous table:id="ct1206">
            <table:change-track-table-cell table:cell-address="'Compute Times'.E154" table:formula="of:=((([.$B$4]*[.D154])*0.9+0.1*([.$B$4]*[.$J$4]))/([.$E$4]*10^6))/3600" office:value-type="float" office:value="3.55379954339583"/>
          </table:previous>
        </table:cell-content-change>
        <table:cell-content-change table:id="ct2911">
          <table:cell-address table:column="4" table:row="154" table:table="1"/>
          <office:change-info>
            <dc:creator>Aick in der Au</dc:creator>
            <dc:date>2010-01-27T18:16:35.93</dc:date>
          </office:change-info>
          <table:previous table:id="ct1207">
            <table:change-track-table-cell table:cell-address="'Compute Times'.E155" table:formula="of:=((([.$B$4]*[.D155])*0.9+0.1*([.$B$4]*[.$J$4]))/([.$E$4]*10^6))/3600" office:value-type="float" office:value="3.50159554364583"/>
          </table:previous>
        </table:cell-content-change>
        <table:cell-content-change table:id="ct2912">
          <table:cell-address table:column="4" table:row="155" table:table="1"/>
          <office:change-info>
            <dc:creator>Aick in der Au</dc:creator>
            <dc:date>2010-01-27T18:16:35.93</dc:date>
          </office:change-info>
          <table:previous table:id="ct1208">
            <table:change-track-table-cell table:cell-address="'Compute Times'.E156" table:formula="of:=((([.$B$4]*[.D156])*0.9+0.1*([.$B$4]*[.$J$4]))/([.$E$4]*10^6))/3600" office:value-type="float" office:value="3.42443103089583"/>
          </table:previous>
        </table:cell-content-change>
        <table:cell-content-change table:id="ct2913">
          <table:cell-address table:column="4" table:row="156" table:table="1"/>
          <office:change-info>
            <dc:creator>Aick in der Au</dc:creator>
            <dc:date>2010-01-27T18:16:35.93</dc:date>
          </office:change-info>
          <table:previous table:id="ct1209">
            <table:change-track-table-cell table:cell-address="'Compute Times'.E157" table:formula="of:=((([.$B$4]*[.D157])*0.9+0.1*([.$B$4]*[.$J$4]))/([.$E$4]*10^6))/3600" office:value-type="float" office:value="3.37374901364583"/>
          </table:previous>
        </table:cell-content-change>
        <table:cell-content-change table:id="ct2914">
          <table:cell-address table:column="4" table:row="157" table:table="1"/>
          <office:change-info>
            <dc:creator>Aick in der Au</dc:creator>
            <dc:date>2010-01-27T18:16:35.93</dc:date>
          </office:change-info>
          <table:previous table:id="ct1210">
            <table:change-track-table-cell table:cell-address="'Compute Times'.E158" table:formula="of:=((([.$B$4]*[.D158])*0.9+0.1*([.$B$4]*[.$J$4]))/([.$E$4]*10^6))/3600" office:value-type="float" office:value="3.32367578939583"/>
          </table:previous>
        </table:cell-content-change>
        <table:cell-content-change table:id="ct2915">
          <table:cell-address table:column="4" table:row="158" table:table="1"/>
          <office:change-info>
            <dc:creator>Aick in der Au</dc:creator>
            <dc:date>2010-01-27T18:16:35.93</dc:date>
          </office:change-info>
          <table:previous table:id="ct1211">
            <table:change-track-table-cell table:cell-address="'Compute Times'.E159" table:formula="of:=((([.$B$4]*[.D159])*0.9+0.1*([.$B$4]*[.$J$4]))/([.$E$4]*10^6))/3600" office:value-type="float" office:value="3.27421135814583"/>
          </table:previous>
        </table:cell-content-change>
        <table:cell-content-change table:id="ct2916">
          <table:cell-address table:column="4" table:row="159" table:table="1"/>
          <office:change-info>
            <dc:creator>Aick in der Au</dc:creator>
            <dc:date>2010-01-27T18:16:35.93</dc:date>
          </office:change-info>
          <table:previous table:id="ct1212">
            <table:change-track-table-cell table:cell-address="'Compute Times'.E160" table:formula="of:=((([.$B$4]*[.D160])*0.9+0.1*([.$B$4]*[.$J$4]))/([.$E$4]*10^6))/3600" office:value-type="float" office:value="3.22535571989583"/>
          </table:previous>
        </table:cell-content-change>
        <table:cell-content-change table:id="ct2917">
          <table:cell-address table:column="4" table:row="160" table:table="1"/>
          <office:change-info>
            <dc:creator>Aick in der Au</dc:creator>
            <dc:date>2010-01-27T18:16:35.93</dc:date>
          </office:change-info>
          <table:previous table:id="ct1213">
            <table:change-track-table-cell table:cell-address="'Compute Times'.E161" table:formula="of:=((([.$B$4]*[.D161])*0.9+0.1*([.$B$4]*[.$J$4]))/([.$E$4]*10^6))/3600" office:value-type="float" office:value="3.17710887464583"/>
          </table:previous>
        </table:cell-content-change>
        <table:cell-content-change table:id="ct2918">
          <table:cell-address table:column="4" table:row="161" table:table="1"/>
          <office:change-info>
            <dc:creator>Aick in der Au</dc:creator>
            <dc:date>2010-01-27T18:16:35.93</dc:date>
          </office:change-info>
          <table:previous table:id="ct1214">
            <table:change-track-table-cell table:cell-address="'Compute Times'.E162" table:formula="of:=((([.$B$4]*[.D162])*0.9+0.1*([.$B$4]*[.$J$4]))/([.$E$4]*10^6))/3600" office:value-type="float" office:value="3.10588009364583"/>
          </table:previous>
        </table:cell-content-change>
        <table:cell-content-change table:id="ct2919">
          <table:cell-address table:column="4" table:row="162" table:table="1"/>
          <office:change-info>
            <dc:creator>Aick in der Au</dc:creator>
            <dc:date>2010-01-27T18:16:35.93</dc:date>
          </office:change-info>
          <table:previous table:id="ct1215">
            <table:change-track-table-cell table:cell-address="'Compute Times'.E163" table:formula="of:=((([.$B$4]*[.D163])*0.9+0.1*([.$B$4]*[.$J$4]))/([.$E$4]*10^6))/3600" office:value-type="float" office:value="3.05915523089583"/>
          </table:previous>
        </table:cell-content-change>
        <table:cell-content-change table:id="ct2920">
          <table:cell-address table:column="4" table:row="163" table:table="1"/>
          <office:change-info>
            <dc:creator>Aick in der Au</dc:creator>
            <dc:date>2010-01-27T18:16:35.93</dc:date>
          </office:change-info>
          <table:previous table:id="ct1216">
            <table:change-track-table-cell table:cell-address="'Compute Times'.E164" table:formula="of:=((([.$B$4]*[.D164])*0.9+0.1*([.$B$4]*[.$J$4]))/([.$E$4]*10^6))/3600" office:value-type="float" office:value="3.01303916114583"/>
          </table:previous>
        </table:cell-content-change>
        <table:cell-content-change table:id="ct2921">
          <table:cell-address table:column="4" table:row="164" table:table="1"/>
          <office:change-info>
            <dc:creator>Aick in der Au</dc:creator>
            <dc:date>2010-01-27T18:16:35.93</dc:date>
          </office:change-info>
          <table:previous table:id="ct1217">
            <table:change-track-table-cell table:cell-address="'Compute Times'.E165" table:formula="of:=((([.$B$4]*[.D165])*0.9+0.1*([.$B$4]*[.$J$4]))/([.$E$4]*10^6))/3600" office:value-type="float" office:value="2.96753188439583"/>
          </table:previous>
        </table:cell-content-change>
        <table:cell-content-change table:id="ct2922">
          <table:cell-address table:column="4" table:row="165" table:table="1"/>
          <office:change-info>
            <dc:creator>Aick in der Au</dc:creator>
            <dc:date>2010-01-27T18:16:35.93</dc:date>
          </office:change-info>
          <table:previous table:id="ct1218">
            <table:change-track-table-cell table:cell-address="'Compute Times'.E166" table:formula="of:=((([.$B$4]*[.D166])*0.9+0.1*([.$B$4]*[.$J$4]))/([.$E$4]*10^6))/3600" office:value-type="float" office:value="2.92263340064583"/>
          </table:previous>
        </table:cell-content-change>
        <table:cell-content-change table:id="ct2923">
          <table:cell-address table:column="4" table:row="166" table:table="1"/>
          <office:change-info>
            <dc:creator>Aick in der Au</dc:creator>
            <dc:date>2010-01-27T18:16:35.93</dc:date>
          </office:change-info>
          <table:previous table:id="ct1219">
            <table:change-track-table-cell table:cell-address="'Compute Times'.E167" table:formula="of:=((([.$B$4]*[.D167])*0.9+0.1*([.$B$4]*[.$J$4]))/([.$E$4]*10^6))/3600" office:value-type="float" office:value="2.87834370989583"/>
          </table:previous>
        </table:cell-content-change>
        <table:cell-content-change table:id="ct2924">
          <table:cell-address table:column="4" table:row="167" table:table="1"/>
          <office:change-info>
            <dc:creator>Aick in der Au</dc:creator>
            <dc:date>2010-01-27T18:16:35.93</dc:date>
          </office:change-info>
          <table:previous table:id="ct1220">
            <table:change-track-table-cell table:cell-address="'Compute Times'.E168" table:formula="of:=((([.$B$4]*[.D168])*0.9+0.1*([.$B$4]*[.$J$4]))/([.$E$4]*10^6))/3600" office:value-type="float" office:value="2.83466281214583"/>
          </table:previous>
        </table:cell-content-change>
        <table:cell-content-change table:id="ct2925">
          <table:cell-address table:column="4" table:row="168" table:table="1"/>
          <office:change-info>
            <dc:creator>Aick in der Au</dc:creator>
            <dc:date>2010-01-27T18:16:35.93</dc:date>
          </office:change-info>
          <table:previous table:id="ct1221">
            <table:change-track-table-cell table:cell-address="'Compute Times'.E169" table:formula="of:=((([.$B$4]*[.D169])*0.9+0.1*([.$B$4]*[.$J$4]))/([.$E$4]*10^6))/3600" office:value-type="float" office:value="2.77028295239583"/>
          </table:previous>
        </table:cell-content-change>
        <table:cell-content-change table:id="ct2926">
          <table:cell-address table:column="4" table:row="169" table:table="1"/>
          <office:change-info>
            <dc:creator>Aick in der Au</dc:creator>
            <dc:date>2010-01-27T18:16:35.93</dc:date>
          </office:change-info>
          <table:previous table:id="ct1222">
            <table:change-track-table-cell table:cell-address="'Compute Times'.E170" table:formula="of:=((([.$B$4]*[.D170])*0.9+0.1*([.$B$4]*[.$J$4]))/([.$E$4]*10^6))/3600" office:value-type="float" office:value="2.72812403714583"/>
          </table:previous>
        </table:cell-content-change>
        <table:cell-content-change table:id="ct2927">
          <table:cell-address table:column="4" table:row="170" table:table="1"/>
          <office:change-info>
            <dc:creator>Aick in der Au</dc:creator>
            <dc:date>2010-01-27T18:16:35.93</dc:date>
          </office:change-info>
          <table:previous table:id="ct1223">
            <table:change-track-table-cell table:cell-address="'Compute Times'.E171" table:formula="of:=((([.$B$4]*[.D171])*0.9+0.1*([.$B$4]*[.$J$4]))/([.$E$4]*10^6))/3600" office:value-type="float" office:value="2.68657391489583"/>
          </table:previous>
        </table:cell-content-change>
        <table:cell-content-change table:id="ct2928">
          <table:cell-address table:column="4" table:row="171" table:table="1"/>
          <office:change-info>
            <dc:creator>Aick in der Au</dc:creator>
            <dc:date>2010-01-27T18:16:35.93</dc:date>
          </office:change-info>
          <table:previous table:id="ct1224">
            <table:change-track-table-cell table:cell-address="'Compute Times'.E172" table:formula="of:=((([.$B$4]*[.D172])*0.9+0.1*([.$B$4]*[.$J$4]))/([.$E$4]*10^6))/3600" office:value-type="float" office:value="2.64563258564583"/>
          </table:previous>
        </table:cell-content-change>
        <table:cell-content-change table:id="ct2929">
          <table:cell-address table:column="4" table:row="172" table:table="1"/>
          <office:change-info>
            <dc:creator>Aick in der Au</dc:creator>
            <dc:date>2010-01-27T18:16:35.93</dc:date>
          </office:change-info>
          <table:previous table:id="ct1225">
            <table:change-track-table-cell table:cell-address="'Compute Times'.E173" table:formula="of:=((([.$B$4]*[.D173])*0.9+0.1*([.$B$4]*[.$J$4]))/([.$E$4]*10^6))/3600" office:value-type="float" office:value="2.60530004939583"/>
          </table:previous>
        </table:cell-content-change>
        <table:cell-content-change table:id="ct2930">
          <table:cell-address table:column="4" table:row="173" table:table="1"/>
          <office:change-info>
            <dc:creator>Aick in der Au</dc:creator>
            <dc:date>2010-01-27T18:16:35.93</dc:date>
          </office:change-info>
          <table:previous table:id="ct1226">
            <table:change-track-table-cell table:cell-address="'Compute Times'.E174" table:formula="of:=((([.$B$4]*[.D174])*0.9+0.1*([.$B$4]*[.$J$4]))/([.$E$4]*10^6))/3600" office:value-type="float" office:value="2.56557630614583"/>
          </table:previous>
        </table:cell-content-change>
        <table:cell-content-change table:id="ct2931">
          <table:cell-address table:column="4" table:row="174" table:table="1"/>
          <office:change-info>
            <dc:creator>Aick in der Au</dc:creator>
            <dc:date>2010-01-27T18:16:35.93</dc:date>
          </office:change-info>
          <table:previous table:id="ct1227">
            <table:change-track-table-cell table:cell-address="'Compute Times'.E175" table:formula="of:=((([.$B$4]*[.D175])*0.9+0.1*([.$B$4]*[.$J$4]))/([.$E$4]*10^6))/3600" office:value-type="float" office:value="2.52646135589583"/>
          </table:previous>
        </table:cell-content-change>
        <table:cell-content-change table:id="ct2932">
          <table:cell-address table:column="4" table:row="175" table:table="1"/>
          <office:change-info>
            <dc:creator>Aick in der Au</dc:creator>
            <dc:date>2010-01-27T18:16:35.93</dc:date>
          </office:change-info>
          <table:previous table:id="ct1228">
            <table:change-track-table-cell table:cell-address="'Compute Times'.E176" table:formula="of:=((([.$B$4]*[.D176])*0.9+0.1*([.$B$4]*[.$J$4]))/([.$E$4]*10^6))/3600" office:value-type="float" office:value="2.46893041739583"/>
          </table:previous>
        </table:cell-content-change>
        <table:cell-content-change table:id="ct2933">
          <table:cell-address table:column="4" table:row="176" table:table="1"/>
          <office:change-info>
            <dc:creator>Aick in der Au</dc:creator>
            <dc:date>2010-01-27T18:16:35.93</dc:date>
          </office:change-info>
          <table:previous table:id="ct1229">
            <table:change-track-table-cell table:cell-address="'Compute Times'.E177" table:formula="of:=((([.$B$4]*[.D177])*0.9+0.1*([.$B$4]*[.$J$4]))/([.$E$4]*10^6))/3600" office:value-type="float" office:value="2.43133744964583"/>
          </table:previous>
        </table:cell-content-change>
        <table:cell-content-change table:id="ct2934">
          <table:cell-address table:column="4" table:row="177" table:table="1"/>
          <office:change-info>
            <dc:creator>Aick in der Au</dc:creator>
            <dc:date>2010-01-27T18:16:35.93</dc:date>
          </office:change-info>
          <table:previous table:id="ct1230">
            <table:change-track-table-cell table:cell-address="'Compute Times'.E178" table:formula="of:=((([.$B$4]*[.D178])*0.9+0.1*([.$B$4]*[.$J$4]))/([.$E$4]*10^6))/3600" office:value-type="float" office:value="2.39435327489583"/>
          </table:previous>
        </table:cell-content-change>
        <table:cell-content-change table:id="ct2935">
          <table:cell-address table:column="4" table:row="178" table:table="1"/>
          <office:change-info>
            <dc:creator>Aick in der Au</dc:creator>
            <dc:date>2010-01-27T18:16:35.93</dc:date>
          </office:change-info>
          <table:previous table:id="ct1231">
            <table:change-track-table-cell table:cell-address="'Compute Times'.E179" table:formula="of:=((([.$B$4]*[.D179])*0.9+0.1*([.$B$4]*[.$J$4]))/([.$E$4]*10^6))/3600" office:value-type="float" office:value="2.35797789314583"/>
          </table:previous>
        </table:cell-content-change>
        <table:cell-content-change table:id="ct2936">
          <table:cell-address table:column="4" table:row="179" table:table="1"/>
          <office:change-info>
            <dc:creator>Aick in der Au</dc:creator>
            <dc:date>2010-01-27T18:16:35.93</dc:date>
          </office:change-info>
          <table:previous table:id="ct1232">
            <table:change-track-table-cell table:cell-address="'Compute Times'.E180" table:formula="of:=((([.$B$4]*[.D180])*0.9+0.1*([.$B$4]*[.$J$4]))/([.$E$4]*10^6))/3600" office:value-type="float" office:value="2.32221130439583"/>
          </table:previous>
        </table:cell-content-change>
        <table:cell-content-change table:id="ct2937">
          <table:cell-address table:column="4" table:row="180" table:table="1"/>
          <office:change-info>
            <dc:creator>Aick in der Au</dc:creator>
            <dc:date>2010-01-27T18:16:35.93</dc:date>
          </office:change-info>
          <table:previous table:id="ct1233">
            <table:change-track-table-cell table:cell-address="'Compute Times'.E181" table:formula="of:=((([.$B$4]*[.D181])*0.9+0.1*([.$B$4]*[.$J$4]))/([.$E$4]*10^6))/3600" office:value-type="float" office:value="2.28705350864583"/>
          </table:previous>
        </table:cell-content-change>
        <table:cell-content-change table:id="ct2938">
          <table:cell-address table:column="4" table:row="181" table:table="1"/>
          <office:change-info>
            <dc:creator>Aick in der Au</dc:creator>
            <dc:date>2010-01-27T18:16:35.93</dc:date>
          </office:change-info>
          <table:previous table:id="ct1234">
            <table:change-track-table-cell table:cell-address="'Compute Times'.E182" table:formula="of:=((([.$B$4]*[.D182])*0.9+0.1*([.$B$4]*[.$J$4]))/([.$E$4]*10^6))/3600" office:value-type="float" office:value="2.25250450589583"/>
          </table:previous>
        </table:cell-content-change>
        <table:cell-content-change table:id="ct2939">
          <table:cell-address table:column="4" table:row="182" table:table="1"/>
          <office:change-info>
            <dc:creator>Aick in der Au</dc:creator>
            <dc:date>2010-01-27T18:16:35.93</dc:date>
          </office:change-info>
          <table:previous table:id="ct1235">
            <table:change-track-table-cell table:cell-address="'Compute Times'.E183" table:formula="of:=((([.$B$4]*[.D183])*0.9+0.1*([.$B$4]*[.$J$4]))/([.$E$4]*10^6))/3600" office:value-type="float" office:value="2.20182248864583"/>
          </table:previous>
        </table:cell-content-change>
        <table:cell-content-change table:id="ct2940">
          <table:cell-address table:column="4" table:row="183" table:table="1"/>
          <office:change-info>
            <dc:creator>Aick in der Au</dc:creator>
            <dc:date>2010-01-27T18:16:35.93</dc:date>
          </office:change-info>
          <table:previous table:id="ct1236">
            <table:change-track-table-cell table:cell-address="'Compute Times'.E184" table:formula="of:=((([.$B$4]*[.D184])*0.9+0.1*([.$B$4]*[.$J$4]))/([.$E$4]*10^6))/3600" office:value-type="float" office:value="2.16879546839583"/>
          </table:previous>
        </table:cell-content-change>
        <table:cell-content-change table:id="ct2941">
          <table:cell-address table:column="4" table:row="184" table:table="1"/>
          <office:change-info>
            <dc:creator>Aick in der Au</dc:creator>
            <dc:date>2010-01-27T18:16:35.93</dc:date>
          </office:change-info>
          <table:previous table:id="ct1237">
            <table:change-track-table-cell table:cell-address="'Compute Times'.E185" table:formula="of:=((([.$B$4]*[.D185])*0.9+0.1*([.$B$4]*[.$J$4]))/([.$E$4]*10^6))/3600" office:value-type="float" office:value="2.13637724114583"/>
          </table:previous>
        </table:cell-content-change>
        <table:cell-content-change table:id="ct2942">
          <table:cell-address table:column="4" table:row="185" table:table="1"/>
          <office:change-info>
            <dc:creator>Aick in der Au</dc:creator>
            <dc:date>2010-01-27T18:16:35.93</dc:date>
          </office:change-info>
          <table:previous table:id="ct1238">
            <table:change-track-table-cell table:cell-address="'Compute Times'.E186" table:formula="of:=((([.$B$4]*[.D186])*0.9+0.1*([.$B$4]*[.$J$4]))/([.$E$4]*10^6))/3600" office:value-type="float" office:value="2.10456780689583"/>
          </table:previous>
        </table:cell-content-change>
        <table:cell-content-change table:id="ct2943">
          <table:cell-address table:column="4" table:row="186" table:table="1"/>
          <office:change-info>
            <dc:creator>Aick in der Au</dc:creator>
            <dc:date>2010-01-27T18:16:35.93</dc:date>
          </office:change-info>
          <table:previous table:id="ct1239">
            <table:change-track-table-cell table:cell-address="'Compute Times'.E187" table:formula="of:=((([.$B$4]*[.D187])*0.9+0.1*([.$B$4]*[.$J$4]))/([.$E$4]*10^6))/3600" office:value-type="float" office:value="2.07336716564583"/>
          </table:previous>
        </table:cell-content-change>
        <table:cell-content-change table:id="ct2944">
          <table:cell-address table:column="4" table:row="187" table:table="1"/>
          <office:change-info>
            <dc:creator>Aick in der Au</dc:creator>
            <dc:date>2010-01-27T18:16:35.93</dc:date>
          </office:change-info>
          <table:previous table:id="ct1240">
            <table:change-track-table-cell table:cell-address="'Compute Times'.E188" table:formula="of:=((([.$B$4]*[.D188])*0.9+0.1*([.$B$4]*[.$J$4]))/([.$E$4]*10^6))/3600" office:value-type="float" office:value="2.04277531739583"/>
          </table:previous>
        </table:cell-content-change>
        <table:cell-content-change table:id="ct2945">
          <table:cell-address table:column="4" table:row="188" table:table="1"/>
          <office:change-info>
            <dc:creator>Aick in der Au</dc:creator>
            <dc:date>2010-01-27T18:16:35.93</dc:date>
          </office:change-info>
          <table:previous table:id="ct1241">
            <table:change-track-table-cell table:cell-address="'Compute Times'.E189" table:formula="of:=((([.$B$4]*[.D189])*0.9+0.1*([.$B$4]*[.$J$4]))/([.$E$4]*10^6))/3600" office:value-type="float" office:value="1.99802903189583"/>
          </table:previous>
        </table:cell-content-change>
        <table:cell-content-change table:id="ct2946">
          <table:cell-address table:column="4" table:row="189" table:table="1"/>
          <office:change-info>
            <dc:creator>Aick in der Au</dc:creator>
            <dc:date>2010-01-27T18:16:35.93</dc:date>
          </office:change-info>
          <table:previous table:id="ct1242">
            <table:change-track-table-cell table:cell-address="'Compute Times'.E190" table:formula="of:=((([.$B$4]*[.D190])*0.9+0.1*([.$B$4]*[.$J$4]))/([.$E$4]*10^6))/3600" office:value-type="float" office:value="1.96895916614583"/>
          </table:previous>
        </table:cell-content-change>
        <table:cell-content-change table:id="ct2947">
          <table:cell-address table:column="4" table:row="190" table:table="1"/>
          <office:change-info>
            <dc:creator>Aick in der Au</dc:creator>
            <dc:date>2010-01-27T18:16:35.93</dc:date>
          </office:change-info>
          <table:previous table:id="ct1243">
            <table:change-track-table-cell table:cell-address="'Compute Times'.E191" table:formula="of:=((([.$B$4]*[.D191])*0.9+0.1*([.$B$4]*[.$J$4]))/([.$E$4]*10^6))/3600" office:value-type="float" office:value="1.94049809339583"/>
          </table:previous>
        </table:cell-content-change>
        <table:cell-content-change table:id="ct2948">
          <table:cell-address table:column="4" table:row="191" table:table="1"/>
          <office:change-info>
            <dc:creator>Aick in der Au</dc:creator>
            <dc:date>2010-01-27T18:16:35.93</dc:date>
          </office:change-info>
          <table:previous table:id="ct1244">
            <table:change-track-table-cell table:cell-address="'Compute Times'.E192" table:formula="of:=((([.$B$4]*[.D192])*0.9+0.1*([.$B$4]*[.$J$4]))/([.$E$4]*10^6))/3600" office:value-type="float" office:value="1.91264581364583"/>
          </table:previous>
        </table:cell-content-change>
        <table:cell-content-change table:id="ct2949">
          <table:cell-address table:column="4" table:row="192" table:table="1"/>
          <office:change-info>
            <dc:creator>Aick in der Au</dc:creator>
            <dc:date>2010-01-27T18:16:35.93</dc:date>
          </office:change-info>
          <table:previous table:id="ct1245">
            <table:change-track-table-cell table:cell-address="'Compute Times'.E193" table:formula="of:=((([.$B$4]*[.D193])*0.9+0.1*([.$B$4]*[.$J$4]))/([.$E$4]*10^6))/3600" office:value-type="float" office:value="1.88540232689583"/>
          </table:previous>
        </table:cell-content-change>
        <table:cell-content-change table:id="ct2950">
          <table:cell-address table:column="4" table:row="193" table:table="1"/>
          <office:change-info>
            <dc:creator>Aick in der Au</dc:creator>
            <dc:date>2010-01-27T18:16:35.93</dc:date>
          </office:change-info>
          <table:previous table:id="ct1246">
            <table:change-track-table-cell table:cell-address="'Compute Times'.E194" table:formula="of:=((([.$B$4]*[.D194])*0.9+0.1*([.$B$4]*[.$J$4]))/([.$E$4]*10^6))/3600" office:value-type="float" office:value="1.85876763314583"/>
          </table:previous>
        </table:cell-content-change>
        <table:cell-content-change table:id="ct2951">
          <table:cell-address table:column="4" table:row="194" table:table="1"/>
          <office:change-info>
            <dc:creator>Aick in der Au</dc:creator>
            <dc:date>2010-01-27T18:16:35.93</dc:date>
          </office:change-info>
          <table:previous table:id="ct1247">
            <table:change-track-table-cell table:cell-address="'Compute Times'.E195" table:formula="of:=((([.$B$4]*[.D195])*0.9+0.1*([.$B$4]*[.$J$4]))/([.$E$4]*10^6))/3600" office:value-type="float" office:value="1.83274173239583"/>
          </table:previous>
        </table:cell-content-change>
        <table:cell-content-change table:id="ct2952">
          <table:cell-address table:column="4" table:row="195" table:table="1"/>
          <office:change-info>
            <dc:creator>Aick in der Au</dc:creator>
            <dc:date>2010-01-27T18:16:35.93</dc:date>
          </office:change-info>
          <table:previous table:id="ct1248">
            <table:change-track-table-cell table:cell-address="'Compute Times'.E196" table:formula="of:=((([.$B$4]*[.D196])*0.9+0.1*([.$B$4]*[.$J$4]))/([.$E$4]*10^6))/3600" office:value-type="float" office:value="1.79484436814583"/>
          </table:previous>
        </table:cell-content-change>
        <table:cell-content-change table:id="ct2953">
          <table:cell-address table:column="4" table:row="196" table:table="1"/>
          <office:change-info>
            <dc:creator>Aick in der Au</dc:creator>
            <dc:date>2010-01-27T18:16:35.93</dc:date>
          </office:change-info>
          <table:previous table:id="ct1249">
            <table:change-track-table-cell table:cell-address="'Compute Times'.E197" table:formula="of:=((([.$B$4]*[.D197])*0.9+0.1*([.$B$4]*[.$J$4]))/([.$E$4]*10^6))/3600" office:value-type="float" office:value="1.77034044989583"/>
          </table:previous>
        </table:cell-content-change>
        <table:cell-content-change table:id="ct2954">
          <table:cell-address table:column="4" table:row="197" table:table="1"/>
          <office:change-info>
            <dc:creator>Aick in der Au</dc:creator>
            <dc:date>2010-01-27T18:16:35.93</dc:date>
          </office:change-info>
          <table:previous table:id="ct1250">
            <table:change-track-table-cell table:cell-address="'Compute Times'.E198" table:formula="of:=((([.$B$4]*[.D198])*0.9+0.1*([.$B$4]*[.$J$4]))/([.$E$4]*10^6))/3600" office:value-type="float" office:value="1.74644532464583"/>
          </table:previous>
        </table:cell-content-change>
        <table:cell-content-change table:id="ct2955">
          <table:cell-address table:column="4" table:row="198" table:table="1"/>
          <office:change-info>
            <dc:creator>Aick in der Au</dc:creator>
            <dc:date>2010-01-27T18:16:35.93</dc:date>
          </office:change-info>
          <table:previous table:id="ct1251">
            <table:change-track-table-cell table:cell-address="'Compute Times'.E199" table:formula="of:=((([.$B$4]*[.D199])*0.9+0.1*([.$B$4]*[.$J$4]))/([.$E$4]*10^6))/3600" office:value-type="float" office:value="1.72315899239583"/>
          </table:previous>
        </table:cell-content-change>
        <table:cell-content-change table:id="ct2956">
          <table:cell-address table:column="4" table:row="199" table:table="1"/>
          <office:change-info>
            <dc:creator>Aick in der Au</dc:creator>
            <dc:date>2010-01-27T18:16:35.93</dc:date>
          </office:change-info>
          <table:previous table:id="ct1252">
            <table:change-track-table-cell table:cell-address="'Compute Times'.E200" table:formula="of:=((([.$B$4]*[.D200])*0.9+0.1*([.$B$4]*[.$J$4]))/([.$E$4]*10^6))/3600" office:value-type="float" office:value="1.70048145314583"/>
          </table:previous>
        </table:cell-content-change>
        <table:cell-content-change table:id="ct2957">
          <table:cell-address table:column="4" table:row="200" table:table="1"/>
          <office:change-info>
            <dc:creator>Aick in der Au</dc:creator>
            <dc:date>2010-01-27T18:16:35.93</dc:date>
          </office:change-info>
          <table:previous table:id="ct1253">
            <table:change-track-table-cell table:cell-address="'Compute Times'.E201" table:formula="of:=((([.$B$4]*[.D201])*0.9+0.1*([.$B$4]*[.$J$4]))/([.$E$4]*10^6))/3600" office:value-type="float" office:value="1.67841270689583"/>
          </table:previous>
        </table:cell-content-change>
        <table:cell-content-change table:id="ct2958">
          <table:cell-address table:column="4" table:row="201" table:table="1"/>
          <office:change-info>
            <dc:creator>Aick in der Au</dc:creator>
            <dc:date>2010-01-27T18:16:35.93</dc:date>
          </office:change-info>
          <table:previous table:id="ct1254">
            <table:change-track-table-cell table:cell-address="'Compute Times'.E202" table:formula="of:=((([.$B$4]*[.D202])*0.9+0.1*([.$B$4]*[.$J$4]))/([.$E$4]*10^6))/3600" office:value-type="float" office:value="1.65695275364583"/>
          </table:previous>
        </table:cell-content-change>
        <table:cell-content-change table:id="ct2959">
          <table:cell-address table:column="4" table:row="202" table:table="1"/>
          <office:change-info>
            <dc:creator>Aick in der Au</dc:creator>
            <dc:date>2010-01-27T18:16:35.93</dc:date>
          </office:change-info>
          <table:previous table:id="ct1255">
            <table:change-track-table-cell table:cell-address="'Compute Times'.E203" table:formula="of:=((([.$B$4]*[.D203])*0.9+0.1*([.$B$4]*[.$J$4]))/([.$E$4]*10^6))/3600" office:value-type="float" office:value="1.62590431064583"/>
          </table:previous>
        </table:cell-content-change>
        <table:cell-content-change table:id="ct2960">
          <table:cell-address table:column="4" table:row="203" table:table="1"/>
          <office:change-info>
            <dc:creator>Aick in der Au</dc:creator>
            <dc:date>2010-01-27T18:16:35.93</dc:date>
          </office:change-info>
          <table:previous table:id="ct1256">
            <table:change-track-table-cell table:cell-address="'Compute Times'.E204" table:formula="of:=((([.$B$4]*[.D204])*0.9+0.1*([.$B$4]*[.$J$4]))/([.$E$4]*10^6))/3600" office:value-type="float" office:value="1.60596633989583"/>
          </table:previous>
        </table:cell-content-change>
        <table:cell-content-change table:id="ct2961">
          <table:cell-address table:column="4" table:row="204" table:table="1"/>
          <office:change-info>
            <dc:creator>Aick in der Au</dc:creator>
            <dc:date>2010-01-27T18:16:35.93</dc:date>
          </office:change-info>
          <table:previous table:id="ct1257">
            <table:change-track-table-cell table:cell-address="'Compute Times'.E205" table:formula="of:=((([.$B$4]*[.D205])*0.9+0.1*([.$B$4]*[.$J$4]))/([.$E$4]*10^6))/3600" office:value-type="float" office:value="1.58663716214583"/>
          </table:previous>
        </table:cell-content-change>
        <table:cell-content-change table:id="ct2962">
          <table:cell-address table:column="4" table:row="205" table:table="1"/>
          <office:change-info>
            <dc:creator>Aick in der Au</dc:creator>
            <dc:date>2010-01-27T18:16:35.93</dc:date>
          </office:change-info>
          <table:previous table:id="ct1258">
            <table:change-track-table-cell table:cell-address="'Compute Times'.E206" table:formula="of:=((([.$B$4]*[.D206])*0.9+0.1*([.$B$4]*[.$J$4]))/([.$E$4]*10^6))/3600" office:value-type="float" office:value="1.56791677739583"/>
          </table:previous>
        </table:cell-content-change>
        <table:cell-content-change table:id="ct2963">
          <table:cell-address table:column="4" table:row="206" table:table="1"/>
          <office:change-info>
            <dc:creator>Aick in der Au</dc:creator>
            <dc:date>2010-01-27T18:16:35.93</dc:date>
          </office:change-info>
          <table:previous table:id="ct1259">
            <table:change-track-table-cell table:cell-address="'Compute Times'.E207" table:formula="of:=((([.$B$4]*[.D207])*0.9+0.1*([.$B$4]*[.$J$4]))/([.$E$4]*10^6))/3600" office:value-type="float" office:value="1.54980518564583"/>
          </table:previous>
        </table:cell-content-change>
        <table:cell-content-change table:id="ct2964">
          <table:cell-address table:column="4" table:row="207" table:table="1"/>
          <office:change-info>
            <dc:creator>Aick in der Au</dc:creator>
            <dc:date>2010-01-27T18:16:35.93</dc:date>
          </office:change-info>
          <table:previous table:id="ct1260">
            <table:change-track-table-cell table:cell-address="'Compute Times'.E208" table:formula="of:=((([.$B$4]*[.D208])*0.9+0.1*([.$B$4]*[.$J$4]))/([.$E$4]*10^6))/3600" office:value-type="float" office:value="1.53230238689583"/>
          </table:previous>
        </table:cell-content-change>
        <table:cell-content-change table:id="ct2965">
          <table:cell-address table:column="4" table:row="208" table:table="1"/>
          <office:change-info>
            <dc:creator>Aick in der Au</dc:creator>
            <dc:date>2010-01-27T18:16:35.93</dc:date>
          </office:change-info>
          <table:previous table:id="ct1261">
            <table:change-track-table-cell table:cell-address="'Compute Times'.E209" table:formula="of:=((([.$B$4]*[.D209])*0.9+0.1*([.$B$4]*[.$J$4]))/([.$E$4]*10^6))/3600" office:value-type="float" office:value="1.51540838114583"/>
          </table:previous>
        </table:cell-content-change>
        <table:cell-content-change table:id="ct2966">
          <table:cell-address table:column="4" table:row="209" table:table="1"/>
          <office:change-info>
            <dc:creator>Aick in der Au</dc:creator>
            <dc:date>2010-01-27T18:16:35.93</dc:date>
          </office:change-info>
          <table:previous table:id="ct1262">
            <table:change-track-table-cell table:cell-address="'Compute Times'.E210" table:formula="of:=((([.$B$4]*[.D210])*0.9+0.1*([.$B$4]*[.$J$4]))/([.$E$4]*10^6))/3600" office:value-type="float" office:value="1.49120885939583"/>
          </table:previous>
        </table:cell-content-change>
        <table:cell-content-change table:id="ct2967">
          <table:cell-address table:column="4" table:row="210" table:table="1"/>
          <office:change-info>
            <dc:creator>Aick in der Au</dc:creator>
            <dc:date>2010-01-27T18:16:35.93</dc:date>
          </office:change-info>
          <table:previous table:id="ct1263">
            <table:change-track-table-cell table:cell-address="'Compute Times'.E211" table:formula="of:=((([.$B$4]*[.D211])*0.9+0.1*([.$B$4]*[.$J$4]))/([.$E$4]*10^6))/3600" office:value-type="float" office:value="1.47583683614583"/>
          </table:previous>
        </table:cell-content-change>
        <table:cell-content-change table:id="ct2968">
          <table:cell-address table:column="4" table:row="211" table:table="1"/>
          <office:change-info>
            <dc:creator>Aick in der Au</dc:creator>
            <dc:date>2010-01-27T18:16:35.93</dc:date>
          </office:change-info>
          <table:previous table:id="ct1264">
            <table:change-track-table-cell table:cell-address="'Compute Times'.E212" table:formula="of:=((([.$B$4]*[.D212])*0.9+0.1*([.$B$4]*[.$J$4]))/([.$E$4]*10^6))/3600" office:value-type="float" office:value="1.46107360589583"/>
          </table:previous>
        </table:cell-content-change>
        <table:cell-content-change table:id="ct2969">
          <table:cell-address table:column="4" table:row="212" table:table="1"/>
          <office:change-info>
            <dc:creator>Aick in der Au</dc:creator>
            <dc:date>2010-01-27T18:16:35.93</dc:date>
          </office:change-info>
          <table:previous table:id="ct1265">
            <table:change-track-table-cell table:cell-address="'Compute Times'.E213" table:formula="of:=((([.$B$4]*[.D213])*0.9+0.1*([.$B$4]*[.$J$4]))/([.$E$4]*10^6))/3600" office:value-type="float" office:value="1.44691916864583"/>
          </table:previous>
        </table:cell-content-change>
        <table:cell-content-change table:id="ct2970">
          <table:cell-address table:column="4" table:row="213" table:table="1"/>
          <office:change-info>
            <dc:creator>Aick in der Au</dc:creator>
            <dc:date>2010-01-27T18:16:35.93</dc:date>
          </office:change-info>
          <table:previous table:id="ct1266">
            <table:change-track-table-cell table:cell-address="'Compute Times'.E214" table:formula="of:=((([.$B$4]*[.D214])*0.9+0.1*([.$B$4]*[.$J$4]))/([.$E$4]*10^6))/3600" office:value-type="float" office:value="1.43337352439583"/>
          </table:previous>
        </table:cell-content-change>
        <table:cell-content-change table:id="ct2971">
          <table:cell-address table:column="4" table:row="214" table:table="1"/>
          <office:change-info>
            <dc:creator>Aick in der Au</dc:creator>
            <dc:date>2010-01-27T18:16:35.93</dc:date>
          </office:change-info>
          <table:previous table:id="ct1267">
            <table:change-track-table-cell table:cell-address="'Compute Times'.E215" table:formula="of:=((([.$B$4]*[.D215])*0.9+0.1*([.$B$4]*[.$J$4]))/([.$E$4]*10^6))/3600" office:value-type="float" office:value="1.42043667314583"/>
          </table:previous>
        </table:cell-content-change>
        <table:cell-content-change table:id="ct2972">
          <table:cell-address table:column="4" table:row="215" table:table="1"/>
          <office:change-info>
            <dc:creator>Aick in der Au</dc:creator>
            <dc:date>2010-01-27T18:16:35.93</dc:date>
          </office:change-info>
          <table:previous table:id="ct1268">
            <table:change-track-table-cell table:cell-address="'Compute Times'.E216" table:formula="of:=((([.$B$4]*[.D216])*0.9+0.1*([.$B$4]*[.$J$4]))/([.$E$4]*10^6))/3600" office:value-type="float" office:value="1.40810861489583"/>
          </table:previous>
        </table:cell-content-change>
        <table:cell-content-change table:id="ct2973">
          <table:cell-address table:column="4" table:row="216" table:table="1"/>
          <office:change-info>
            <dc:creator>Aick in der Au</dc:creator>
            <dc:date>2010-01-27T18:16:35.93</dc:date>
          </office:change-info>
          <table:previous table:id="ct1269">
            <table:change-track-table-cell table:cell-address="'Compute Times'.E217" table:formula="of:=((([.$B$4]*[.D217])*0.9+0.1*([.$B$4]*[.$J$4]))/([.$E$4]*10^6))/3600" office:value-type="float" office:value="1.39075801439583"/>
          </table:previous>
        </table:cell-content-change>
        <table:cell-content-change table:id="ct2974">
          <table:cell-address table:column="4" table:row="217" table:table="1"/>
          <office:change-info>
            <dc:creator>Aick in der Au</dc:creator>
            <dc:date>2010-01-27T18:16:35.93</dc:date>
          </office:change-info>
          <table:previous table:id="ct1270">
            <table:change-track-table-cell table:cell-address="'Compute Times'.E218" table:formula="of:=((([.$B$4]*[.D218])*0.9+0.1*([.$B$4]*[.$J$4]))/([.$E$4]*10^6))/3600" office:value-type="float" office:value="1.37995193864583"/>
          </table:previous>
        </table:cell-content-change>
        <table:cell-content-change table:id="ct2975">
          <table:cell-address table:column="4" table:row="218" table:table="1"/>
          <office:change-info>
            <dc:creator>Aick in der Au</dc:creator>
            <dc:date>2010-01-27T18:16:35.93</dc:date>
          </office:change-info>
          <table:previous table:id="ct1271">
            <table:change-track-table-cell table:cell-address="'Compute Times'.E219" table:formula="of:=((([.$B$4]*[.D219])*0.9+0.1*([.$B$4]*[.$J$4]))/([.$E$4]*10^6))/3600" office:value-type="float" office:value="1.36975465589583"/>
          </table:previous>
        </table:cell-content-change>
        <table:cell-content-change table:id="ct2976">
          <table:cell-address table:column="4" table:row="219" table:table="1"/>
          <office:change-info>
            <dc:creator>Aick in der Au</dc:creator>
            <dc:date>2010-01-27T18:16:35.93</dc:date>
          </office:change-info>
          <table:previous table:id="ct1272">
            <table:change-track-table-cell table:cell-address="'Compute Times'.E220" table:formula="of:=((([.$B$4]*[.D220])*0.9+0.1*([.$B$4]*[.$J$4]))/([.$E$4]*10^6))/3600" office:value-type="float" office:value="1.36016616614583"/>
          </table:previous>
        </table:cell-content-change>
        <table:cell-content-change table:id="ct2977">
          <table:cell-address table:column="4" table:row="220" table:table="1"/>
          <office:change-info>
            <dc:creator>Aick in der Au</dc:creator>
            <dc:date>2010-01-27T18:16:35.93</dc:date>
          </office:change-info>
          <table:previous table:id="ct1273">
            <table:change-track-table-cell table:cell-address="'Compute Times'.E221" table:formula="of:=((([.$B$4]*[.D221])*0.9+0.1*([.$B$4]*[.$J$4]))/([.$E$4]*10^6))/3600" office:value-type="float" office:value="1.35118646939583"/>
          </table:previous>
        </table:cell-content-change>
        <table:cell-content-change table:id="ct2978">
          <table:cell-address table:column="4" table:row="221" table:table="1"/>
          <office:change-info>
            <dc:creator>Aick in der Au</dc:creator>
            <dc:date>2010-01-27T18:16:35.93</dc:date>
          </office:change-info>
          <table:previous table:id="ct1274">
            <table:change-track-table-cell table:cell-address="'Compute Times'.E222" table:formula="of:=((([.$B$4]*[.D222])*0.9+0.1*([.$B$4]*[.$J$4]))/([.$E$4]*10^6))/3600" office:value-type="float" office:value="1.34281556564583"/>
          </table:previous>
        </table:cell-content-change>
        <table:cell-content-change table:id="ct2979">
          <table:cell-address table:column="4" table:row="222" table:table="1"/>
          <office:change-info>
            <dc:creator>Aick in der Au</dc:creator>
            <dc:date>2010-01-27T18:16:35.93</dc:date>
          </office:change-info>
          <table:previous table:id="ct1275">
            <table:change-track-table-cell table:cell-address="'Compute Times'.E223" table:formula="of:=((([.$B$4]*[.D223])*0.9+0.1*([.$B$4]*[.$J$4]))/([.$E$4]*10^6))/3600" office:value-type="float" office:value="1.33140069689583"/>
          </table:previous>
        </table:cell-content-change>
        <table:cell-content-change table:id="ct2980">
          <table:cell-address table:column="4" table:row="223" table:table="1"/>
          <office:change-info>
            <dc:creator>Aick in der Au</dc:creator>
            <dc:date>2010-01-27T18:16:35.93</dc:date>
          </office:change-info>
          <table:previous table:id="ct1276">
            <table:change-track-table-cell table:cell-address="'Compute Times'.E224" table:formula="of:=((([.$B$4]*[.D224])*0.9+0.1*([.$B$4]*[.$J$4]))/([.$E$4]*10^6))/3600" office:value-type="float" office:value="1.32455177564583"/>
          </table:previous>
        </table:cell-content-change>
        <table:cell-content-change table:id="ct2981">
          <table:cell-address table:column="4" table:row="224" table:table="1"/>
          <office:change-info>
            <dc:creator>Aick in der Au</dc:creator>
            <dc:date>2010-01-27T18:16:35.93</dc:date>
          </office:change-info>
          <table:previous table:id="ct1277">
            <table:change-track-table-cell table:cell-address="'Compute Times'.E225" table:formula="of:=((([.$B$4]*[.D225])*0.9+0.1*([.$B$4]*[.$J$4]))/([.$E$4]*10^6))/3600" office:value-type="float" office:value="1.31831164739583"/>
          </table:previous>
        </table:cell-content-change>
        <table:cell-content-change table:id="ct2982">
          <table:cell-address table:column="4" table:row="225" table:table="1"/>
          <office:change-info>
            <dc:creator>Aick in der Au</dc:creator>
            <dc:date>2010-01-27T18:16:35.93</dc:date>
          </office:change-info>
          <table:previous table:id="ct1278">
            <table:change-track-table-cell table:cell-address="'Compute Times'.E226" table:formula="of:=((([.$B$4]*[.D226])*0.9+0.1*([.$B$4]*[.$J$4]))/([.$E$4]*10^6))/3600" office:value-type="float" office:value="1.31268031214583"/>
          </table:previous>
        </table:cell-content-change>
        <table:cell-content-change table:id="ct2983">
          <table:cell-address table:column="4" table:row="226" table:table="1"/>
          <office:change-info>
            <dc:creator>Aick in der Au</dc:creator>
            <dc:date>2010-01-27T18:16:35.93</dc:date>
          </office:change-info>
          <table:previous table:id="ct1279">
            <table:change-track-table-cell table:cell-address="'Compute Times'.E227" table:formula="of:=((([.$B$4]*[.D227])*0.9+0.1*([.$B$4]*[.$J$4]))/([.$E$4]*10^6))/3600" office:value-type="float" office:value="1.30765776989583"/>
          </table:previous>
        </table:cell-content-change>
        <table:cell-content-change table:id="ct2984">
          <table:cell-address table:column="4" table:row="227" table:table="1"/>
          <office:change-info>
            <dc:creator>Aick in der Au</dc:creator>
            <dc:date>2010-01-27T18:16:35.93</dc:date>
          </office:change-info>
          <table:previous table:id="ct1280">
            <table:change-track-table-cell table:cell-address="'Compute Times'.E228" table:formula="of:=((([.$B$4]*[.D228])*0.9+0.1*([.$B$4]*[.$J$4]))/([.$E$4]*10^6))/3600" office:value-type="float" office:value="1.30324402064583"/>
          </table:previous>
        </table:cell-content-change>
        <table:cell-content-change table:id="ct2985">
          <table:cell-address table:column="4" table:row="228" table:table="1"/>
          <office:change-info>
            <dc:creator>Aick in der Au</dc:creator>
            <dc:date>2010-01-27T18:16:35.93</dc:date>
          </office:change-info>
          <table:previous table:id="ct1281">
            <table:change-track-table-cell table:cell-address="'Compute Times'.E229" table:formula="of:=((([.$B$4]*[.D229])*0.9+0.1*([.$B$4]*[.$J$4]))/([.$E$4]*10^6))/3600" office:value-type="float" office:value="1.29943906439583"/>
          </table:previous>
        </table:cell-content-change>
        <table:cell-content-change table:id="ct2986">
          <table:cell-address table:column="4" table:row="229" table:table="1"/>
          <office:change-info>
            <dc:creator>Aick in der Au</dc:creator>
            <dc:date>2010-01-27T18:16:35.93</dc:date>
          </office:change-info>
          <table:previous table:id="ct1282">
            <table:change-track-table-cell table:cell-address="'Compute Times'.E230" table:formula="of:=((([.$B$4]*[.D230])*0.9+0.1*([.$B$4]*[.$J$4]))/([.$E$4]*10^6))/3600" office:value-type="float" office:value="1.29487311689583"/>
          </table:previous>
        </table:cell-content-change>
        <table:cell-content-change table:id="ct2987">
          <table:cell-address table:column="4" table:row="230" table:table="1"/>
          <office:change-info>
            <dc:creator>Aick in der Au</dc:creator>
            <dc:date>2010-01-27T18:16:35.93</dc:date>
          </office:change-info>
          <table:previous table:id="ct1283">
            <table:change-track-table-cell table:cell-address="'Compute Times'.E231" table:formula="of:=((([.$B$4]*[.D231])*0.9+0.1*([.$B$4]*[.$J$4]))/([.$E$4]*10^6))/3600" office:value-type="float" office:value="1.29259014314583"/>
          </table:previous>
        </table:cell-content-change>
        <table:cell-content-change table:id="ct2988">
          <table:cell-address table:column="4" table:row="231" table:table="1"/>
          <office:change-info>
            <dc:creator>Aick in der Au</dc:creator>
            <dc:date>2010-01-27T18:16:35.93</dc:date>
          </office:change-info>
          <table:previous table:id="ct1284">
            <table:change-track-table-cell table:cell-address="'Compute Times'.E232" table:formula="of:=((([.$B$4]*[.D232])*0.9+0.1*([.$B$4]*[.$J$4]))/([.$E$4]*10^6))/3600" office:value-type="float" office:value="1.29091596239583"/>
          </table:previous>
        </table:cell-content-change>
        <table:cell-content-change table:id="ct2989">
          <table:cell-address table:column="4" table:row="232" table:table="1"/>
          <office:change-info>
            <dc:creator>Aick in der Au</dc:creator>
            <dc:date>2010-01-27T18:16:35.93</dc:date>
          </office:change-info>
          <table:previous table:id="ct1285">
            <table:change-track-table-cell table:cell-address="'Compute Times'.E233" table:formula="of:=((([.$B$4]*[.D233])*0.9+0.1*([.$B$4]*[.$J$4]))/([.$E$4]*10^6))/3600" office:value-type="float" office:value="1.28985057464583"/>
          </table:previous>
        </table:cell-content-change>
        <table:cell-content-change table:id="ct2990">
          <table:cell-address table:column="4" table:row="33" table:table="1"/>
          <office:change-info>
            <dc:creator>Aick in der Au</dc:creator>
            <dc:date>2010-01-27T18:19:09.64</dc:date>
          </office:change-info>
          <table:previous table:id="ct2790">
            <table:change-track-table-cell table:cell-address="'Compute Times'.E34" table:formula="of:=((([.$B$4]*[.D34])*0.8+0.2*([.$B$4]*[.$J$4]))/([.$E$4]*10^6))/3600" office:value-type="float" office:value="12.8937495511458"/>
          </table:previous>
        </table:cell-content-change>
        <table:cell-content-change table:id="ct2991">
          <table:cell-address table:column="4" table:row="34" table:table="1"/>
          <office:change-info>
            <dc:creator>Aick in der Au</dc:creator>
            <dc:date>2010-01-27T18:19:17.67</dc:date>
          </office:change-info>
          <table:previous table:id="ct2791">
            <table:change-track-table-cell table:cell-address="'Compute Times'.E35" table:formula="of:=((([.$B$4]*[.D35])*0.8+0.2*([.$B$4]*[.$J$4]))/([.$E$4]*10^6))/3600" office:value-type="float" office:value="12.8937495511458"/>
          </table:previous>
        </table:cell-content-change>
        <table:cell-content-change table:id="ct2992">
          <table:cell-address table:column="4" table:row="35" table:table="1"/>
          <office:change-info>
            <dc:creator>Aick in der Au</dc:creator>
            <dc:date>2010-01-27T18:19:17.67</dc:date>
          </office:change-info>
          <table:previous table:id="ct2792">
            <table:change-track-table-cell table:cell-address="'Compute Times'.E36" table:formula="of:=((([.$B$4]*[.D36])*0.8+0.2*([.$B$4]*[.$J$4]))/([.$E$4]*10^6))/3600" office:value-type="float" office:value="12.8937495511458"/>
          </table:previous>
        </table:cell-content-change>
        <table:cell-content-change table:id="ct2993">
          <table:cell-address table:column="4" table:row="36" table:table="1"/>
          <office:change-info>
            <dc:creator>Aick in der Au</dc:creator>
            <dc:date>2010-01-27T18:19:17.67</dc:date>
          </office:change-info>
          <table:previous table:id="ct2793">
            <table:change-track-table-cell table:cell-address="'Compute Times'.E37" table:formula="of:=((([.$B$4]*[.D37])*0.8+0.2*([.$B$4]*[.$J$4]))/([.$E$4]*10^6))/3600" office:value-type="float" office:value="12.8937495511458"/>
          </table:previous>
        </table:cell-content-change>
        <table:cell-content-change table:id="ct2994">
          <table:cell-address table:column="4" table:row="37" table:table="1"/>
          <office:change-info>
            <dc:creator>Aick in der Au</dc:creator>
            <dc:date>2010-01-27T18:19:17.67</dc:date>
          </office:change-info>
          <table:previous table:id="ct2794">
            <table:change-track-table-cell table:cell-address="'Compute Times'.E38" table:formula="of:=((([.$B$4]*[.D38])*0.8+0.2*([.$B$4]*[.$J$4]))/([.$E$4]*10^6))/3600" office:value-type="float" office:value="12.8937495511458"/>
          </table:previous>
        </table:cell-content-change>
        <table:cell-content-change table:id="ct2995">
          <table:cell-address table:column="4" table:row="38" table:table="1"/>
          <office:change-info>
            <dc:creator>Aick in der Au</dc:creator>
            <dc:date>2010-01-27T18:19:17.67</dc:date>
          </office:change-info>
          <table:previous table:id="ct2795">
            <table:change-track-table-cell table:cell-address="'Compute Times'.E39" table:formula="of:=((([.$B$4]*[.D39])*0.8+0.2*([.$B$4]*[.$J$4]))/([.$E$4]*10^6))/3600" office:value-type="float" office:value="12.8937495511458"/>
          </table:previous>
        </table:cell-content-change>
        <table:cell-content-change table:id="ct2996">
          <table:cell-address table:column="4" table:row="39" table:table="1"/>
          <office:change-info>
            <dc:creator>Aick in der Au</dc:creator>
            <dc:date>2010-01-27T18:19:17.67</dc:date>
          </office:change-info>
          <table:previous table:id="ct2796">
            <table:change-track-table-cell table:cell-address="'Compute Times'.E40" table:formula="of:=((([.$B$4]*[.D40])*0.8+0.2*([.$B$4]*[.$J$4]))/([.$E$4]*10^6))/3600" office:value-type="float" office:value="12.8937495511458"/>
          </table:previous>
        </table:cell-content-change>
        <table:cell-content-change table:id="ct2997">
          <table:cell-address table:column="4" table:row="40" table:table="1"/>
          <office:change-info>
            <dc:creator>Aick in der Au</dc:creator>
            <dc:date>2010-01-27T18:19:17.67</dc:date>
          </office:change-info>
          <table:previous table:id="ct2797">
            <table:change-track-table-cell table:cell-address="'Compute Times'.E41" table:formula="of:=((([.$B$4]*[.D41])*0.8+0.2*([.$B$4]*[.$J$4]))/([.$E$4]*10^6))/3600" office:value-type="float" office:value="12.8937495511458"/>
          </table:previous>
        </table:cell-content-change>
        <table:cell-content-change table:id="ct2998">
          <table:cell-address table:column="4" table:row="41" table:table="1"/>
          <office:change-info>
            <dc:creator>Aick in der Au</dc:creator>
            <dc:date>2010-01-27T18:19:17.67</dc:date>
          </office:change-info>
          <table:previous table:id="ct2798">
            <table:change-track-table-cell table:cell-address="'Compute Times'.E42" table:formula="of:=((([.$B$4]*[.D42])*0.8+0.2*([.$B$4]*[.$J$4]))/([.$E$4]*10^6))/3600" office:value-type="float" office:value="12.8937495511458"/>
          </table:previous>
        </table:cell-content-change>
        <table:cell-content-change table:id="ct2999">
          <table:cell-address table:column="4" table:row="42" table:table="1"/>
          <office:change-info>
            <dc:creator>Aick in der Au</dc:creator>
            <dc:date>2010-01-27T18:19:17.67</dc:date>
          </office:change-info>
          <table:previous table:id="ct2799">
            <table:change-track-table-cell table:cell-address="'Compute Times'.E43" table:formula="of:=((([.$B$4]*[.D43])*0.8+0.2*([.$B$4]*[.$J$4]))/([.$E$4]*10^6))/3600" office:value-type="float" office:value="12.8937495511458"/>
          </table:previous>
        </table:cell-content-change>
        <table:cell-content-change table:id="ct3000">
          <table:cell-address table:column="4" table:row="43" table:table="1"/>
          <office:change-info>
            <dc:creator>Aick in der Au</dc:creator>
            <dc:date>2010-01-27T18:19:17.67</dc:date>
          </office:change-info>
          <table:previous table:id="ct2800">
            <table:change-track-table-cell table:cell-address="'Compute Times'.E44" table:formula="of:=((([.$B$4]*[.D44])*0.8+0.2*([.$B$4]*[.$J$4]))/([.$E$4]*10^6))/3600" office:value-type="float" office:value="12.8937495511458"/>
          </table:previous>
        </table:cell-content-change>
        <table:cell-content-change table:id="ct3001">
          <table:cell-address table:column="4" table:row="44" table:table="1"/>
          <office:change-info>
            <dc:creator>Aick in der Au</dc:creator>
            <dc:date>2010-01-27T18:19:17.67</dc:date>
          </office:change-info>
          <table:previous table:id="ct2801">
            <table:change-track-table-cell table:cell-address="'Compute Times'.E45" table:formula="of:=((([.$B$4]*[.D45])*0.8+0.2*([.$B$4]*[.$J$4]))/([.$E$4]*10^6))/3600" office:value-type="float" office:value="12.8937495511458"/>
          </table:previous>
        </table:cell-content-change>
        <table:cell-content-change table:id="ct3002">
          <table:cell-address table:column="4" table:row="45" table:table="1"/>
          <office:change-info>
            <dc:creator>Aick in der Au</dc:creator>
            <dc:date>2010-01-27T18:19:17.67</dc:date>
          </office:change-info>
          <table:previous table:id="ct2802">
            <table:change-track-table-cell table:cell-address="'Compute Times'.E46" table:formula="of:=((([.$B$4]*[.D46])*0.8+0.2*([.$B$4]*[.$J$4]))/([.$E$4]*10^6))/3600" office:value-type="float" office:value="12.8937495511458"/>
          </table:previous>
        </table:cell-content-change>
        <table:cell-content-change table:id="ct3003">
          <table:cell-address table:column="4" table:row="46" table:table="1"/>
          <office:change-info>
            <dc:creator>Aick in der Au</dc:creator>
            <dc:date>2010-01-27T18:19:17.67</dc:date>
          </office:change-info>
          <table:previous table:id="ct2803">
            <table:change-track-table-cell table:cell-address="'Compute Times'.E47" table:formula="of:=((([.$B$4]*[.D47])*0.8+0.2*([.$B$4]*[.$J$4]))/([.$E$4]*10^6))/3600" office:value-type="float" office:value="12.8937495511458"/>
          </table:previous>
        </table:cell-content-change>
        <table:cell-content-change table:id="ct3004">
          <table:cell-address table:column="4" table:row="47" table:table="1"/>
          <office:change-info>
            <dc:creator>Aick in der Au</dc:creator>
            <dc:date>2010-01-27T18:19:17.67</dc:date>
          </office:change-info>
          <table:previous table:id="ct2804">
            <table:change-track-table-cell table:cell-address="'Compute Times'.E48" table:formula="of:=((([.$B$4]*[.D48])*0.8+0.2*([.$B$4]*[.$J$4]))/([.$E$4]*10^6))/3600" office:value-type="float" office:value="12.8937495511458"/>
          </table:previous>
        </table:cell-content-change>
        <table:cell-content-change table:id="ct3005">
          <table:cell-address table:column="4" table:row="48" table:table="1"/>
          <office:change-info>
            <dc:creator>Aick in der Au</dc:creator>
            <dc:date>2010-01-27T18:19:17.67</dc:date>
          </office:change-info>
          <table:previous table:id="ct2805">
            <table:change-track-table-cell table:cell-address="'Compute Times'.E49" table:formula="of:=((([.$B$4]*[.D49])*0.8+0.2*([.$B$4]*[.$J$4]))/([.$E$4]*10^6))/3600" office:value-type="float" office:value="12.8937495511458"/>
          </table:previous>
        </table:cell-content-change>
        <table:cell-content-change table:id="ct3006">
          <table:cell-address table:column="4" table:row="49" table:table="1"/>
          <office:change-info>
            <dc:creator>Aick in der Au</dc:creator>
            <dc:date>2010-01-27T18:19:17.67</dc:date>
          </office:change-info>
          <table:previous table:id="ct2806">
            <table:change-track-table-cell table:cell-address="'Compute Times'.E50" table:formula="of:=((([.$B$4]*[.D50])*0.8+0.2*([.$B$4]*[.$J$4]))/([.$E$4]*10^6))/3600" office:value-type="float" office:value="12.8937495511458"/>
          </table:previous>
        </table:cell-content-change>
        <table:cell-content-change table:id="ct3007">
          <table:cell-address table:column="4" table:row="50" table:table="1"/>
          <office:change-info>
            <dc:creator>Aick in der Au</dc:creator>
            <dc:date>2010-01-27T18:19:17.67</dc:date>
          </office:change-info>
          <table:previous table:id="ct2807">
            <table:change-track-table-cell table:cell-address="'Compute Times'.E51" table:formula="of:=((([.$B$4]*[.D51])*0.8+0.2*([.$B$4]*[.$J$4]))/([.$E$4]*10^6))/3600" office:value-type="float" office:value="12.8937495511458"/>
          </table:previous>
        </table:cell-content-change>
        <table:cell-content-change table:id="ct3008">
          <table:cell-address table:column="4" table:row="51" table:table="1"/>
          <office:change-info>
            <dc:creator>Aick in der Au</dc:creator>
            <dc:date>2010-01-27T18:19:17.67</dc:date>
          </office:change-info>
          <table:previous table:id="ct2808">
            <table:change-track-table-cell table:cell-address="'Compute Times'.E52" table:formula="of:=((([.$B$4]*[.D52])*0.8+0.2*([.$B$4]*[.$J$4]))/([.$E$4]*10^6))/3600" office:value-type="float" office:value="12.8937495511458"/>
          </table:previous>
        </table:cell-content-change>
        <table:cell-content-change table:id="ct3009">
          <table:cell-address table:column="4" table:row="52" table:table="1"/>
          <office:change-info>
            <dc:creator>Aick in der Au</dc:creator>
            <dc:date>2010-01-27T18:19:17.67</dc:date>
          </office:change-info>
          <table:previous table:id="ct2809">
            <table:change-track-table-cell table:cell-address="'Compute Times'.E53" table:formula="of:=((([.$B$4]*[.D53])*0.8+0.2*([.$B$4]*[.$J$4]))/([.$E$4]*10^6))/3600" office:value-type="float" office:value="12.8409874911458"/>
          </table:previous>
        </table:cell-content-change>
        <table:cell-content-change table:id="ct3010">
          <table:cell-address table:column="4" table:row="53" table:table="1"/>
          <office:change-info>
            <dc:creator>Aick in der Au</dc:creator>
            <dc:date>2010-01-27T18:19:17.67</dc:date>
          </office:change-info>
          <table:previous table:id="ct2810">
            <table:change-track-table-cell table:cell-address="'Compute Times'.E54" table:formula="of:=((([.$B$4]*[.D54])*0.8+0.2*([.$B$4]*[.$J$4]))/([.$E$4]*10^6))/3600" office:value-type="float" office:value="12.6835130351458"/>
          </table:previous>
        </table:cell-content-change>
        <table:cell-content-change table:id="ct3011">
          <table:cell-address table:column="4" table:row="54" table:table="1"/>
          <office:change-info>
            <dc:creator>Aick in der Au</dc:creator>
            <dc:date>2010-01-27T18:19:17.67</dc:date>
          </office:change-info>
          <table:previous table:id="ct2811">
            <table:change-track-table-cell table:cell-address="'Compute Times'.E55" table:formula="of:=((([.$B$4]*[.D55])*0.8+0.2*([.$B$4]*[.$J$4]))/([.$E$4]*10^6))/3600" office:value-type="float" office:value="12.5792065011458"/>
          </table:previous>
        </table:cell-content-change>
        <table:cell-content-change table:id="ct3012">
          <table:cell-address table:column="4" table:row="55" table:table="1"/>
          <office:change-info>
            <dc:creator>Aick in der Au</dc:creator>
            <dc:date>2010-01-27T18:19:17.67</dc:date>
          </office:change-info>
          <table:previous table:id="ct2812">
            <table:change-track-table-cell table:cell-address="'Compute Times'.E56" table:formula="of:=((([.$B$4]*[.D56])*0.8+0.2*([.$B$4]*[.$J$4]))/([.$E$4]*10^6))/3600" office:value-type="float" office:value="12.4754411164792"/>
          </table:previous>
        </table:cell-content-change>
        <table:cell-content-change table:id="ct3013">
          <table:cell-address table:column="4" table:row="56" table:table="1"/>
          <office:change-info>
            <dc:creator>Aick in der Au</dc:creator>
            <dc:date>2010-01-27T18:19:17.67</dc:date>
          </office:change-info>
          <table:previous table:id="ct2813">
            <table:change-track-table-cell table:cell-address="'Compute Times'.E57" table:formula="of:=((([.$B$4]*[.D57])*0.8+0.2*([.$B$4]*[.$J$4]))/([.$E$4]*10^6))/3600" office:value-type="float" office:value="12.3722168811458"/>
          </table:previous>
        </table:cell-content-change>
        <table:cell-content-change table:id="ct3014">
          <table:cell-address table:column="4" table:row="57" table:table="1"/>
          <office:change-info>
            <dc:creator>Aick in der Au</dc:creator>
            <dc:date>2010-01-27T18:19:17.67</dc:date>
          </office:change-info>
          <table:previous table:id="ct2814">
            <table:change-track-table-cell table:cell-address="'Compute Times'.E58" table:formula="of:=((([.$B$4]*[.D58])*0.8+0.2*([.$B$4]*[.$J$4]))/([.$E$4]*10^6))/3600" office:value-type="float" office:value="12.2695337951458"/>
          </table:previous>
        </table:cell-content-change>
        <table:cell-content-change table:id="ct3015">
          <table:cell-address table:column="4" table:row="58" table:table="1"/>
          <office:change-info>
            <dc:creator>Aick in der Au</dc:creator>
            <dc:date>2010-01-27T18:19:17.67</dc:date>
          </office:change-info>
          <table:previous table:id="ct2815">
            <table:change-track-table-cell table:cell-address="'Compute Times'.E59" table:formula="of:=((([.$B$4]*[.D59])*0.8+0.2*([.$B$4]*[.$J$4]))/([.$E$4]*10^6))/3600" office:value-type="float" office:value="12.1673918584792"/>
          </table:previous>
        </table:cell-content-change>
        <table:cell-content-change table:id="ct3016">
          <table:cell-address table:column="4" table:row="59" table:table="1"/>
          <office:change-info>
            <dc:creator>Aick in der Au</dc:creator>
            <dc:date>2010-01-27T18:19:17.67</dc:date>
          </office:change-info>
          <table:previous table:id="ct2816">
            <table:change-track-table-cell table:cell-address="'Compute Times'.E60" table:formula="of:=((([.$B$4]*[.D60])*0.8+0.2*([.$B$4]*[.$J$4]))/([.$E$4]*10^6))/3600" office:value-type="float" office:value="12.0657910711458"/>
          </table:previous>
        </table:cell-content-change>
        <table:cell-content-change table:id="ct3017">
          <table:cell-address table:column="4" table:row="60" table:table="1"/>
          <office:change-info>
            <dc:creator>Aick in der Au</dc:creator>
            <dc:date>2010-01-27T18:19:17.67</dc:date>
          </office:change-info>
          <table:previous table:id="ct2817">
            <table:change-track-table-cell table:cell-address="'Compute Times'.E61" table:formula="of:=((([.$B$4]*[.D61])*0.8+0.2*([.$B$4]*[.$J$4]))/([.$E$4]*10^6))/3600" office:value-type="float" office:value="11.9144045451458"/>
          </table:previous>
        </table:cell-content-change>
        <table:cell-content-change table:id="ct3018">
          <table:cell-address table:column="4" table:row="61" table:table="1"/>
          <office:change-info>
            <dc:creator>Aick in der Au</dc:creator>
            <dc:date>2010-01-27T18:19:17.67</dc:date>
          </office:change-info>
          <table:previous table:id="ct2818">
            <table:change-track-table-cell table:cell-address="'Compute Times'.E62" table:formula="of:=((([.$B$4]*[.D62])*0.8+0.2*([.$B$4]*[.$J$4]))/([.$E$4]*10^6))/3600" office:value-type="float" office:value="11.8141566311458"/>
          </table:previous>
        </table:cell-content-change>
        <table:cell-content-change table:id="ct3019">
          <table:cell-address table:column="4" table:row="62" table:table="1"/>
          <office:change-info>
            <dc:creator>Aick in der Au</dc:creator>
            <dc:date>2010-01-27T18:19:17.67</dc:date>
          </office:change-info>
          <table:previous table:id="ct2819">
            <table:change-track-table-cell table:cell-address="'Compute Times'.E63" table:formula="of:=((([.$B$4]*[.D63])*0.8+0.2*([.$B$4]*[.$J$4]))/([.$E$4]*10^6))/3600" office:value-type="float" office:value="11.7144498664792"/>
          </table:previous>
        </table:cell-content-change>
        <table:cell-content-change table:id="ct3020">
          <table:cell-address table:column="4" table:row="63" table:table="1"/>
          <office:change-info>
            <dc:creator>Aick in der Au</dc:creator>
            <dc:date>2010-01-27T18:19:17.67</dc:date>
          </office:change-info>
          <table:previous table:id="ct2820">
            <table:change-track-table-cell table:cell-address="'Compute Times'.E64" table:formula="of:=((([.$B$4]*[.D64])*0.8+0.2*([.$B$4]*[.$J$4]))/([.$E$4]*10^6))/3600" office:value-type="float" office:value="11.6152842511458"/>
          </table:previous>
        </table:cell-content-change>
        <table:cell-content-change table:id="ct3021">
          <table:cell-address table:column="4" table:row="64" table:table="1"/>
          <office:change-info>
            <dc:creator>Aick in der Au</dc:creator>
            <dc:date>2010-01-27T18:19:17.67</dc:date>
          </office:change-info>
          <table:previous table:id="ct2821">
            <table:change-track-table-cell table:cell-address="'Compute Times'.E65" table:formula="of:=((([.$B$4]*[.D65])*0.8+0.2*([.$B$4]*[.$J$4]))/([.$E$4]*10^6))/3600" office:value-type="float" office:value="11.5166597851458"/>
          </table:previous>
        </table:cell-content-change>
        <table:cell-content-change table:id="ct3022">
          <table:cell-address table:column="4" table:row="65" table:table="1"/>
          <office:change-info>
            <dc:creator>Aick in der Au</dc:creator>
            <dc:date>2010-01-27T18:19:17.67</dc:date>
          </office:change-info>
          <table:previous table:id="ct2822">
            <table:change-track-table-cell table:cell-address="'Compute Times'.E66" table:formula="of:=((([.$B$4]*[.D66])*0.8+0.2*([.$B$4]*[.$J$4]))/([.$E$4]*10^6))/3600" office:value-type="float" office:value="11.4185764684792"/>
          </table:previous>
        </table:cell-content-change>
        <table:cell-content-change table:id="ct3023">
          <table:cell-address table:column="4" table:row="66" table:table="1"/>
          <office:change-info>
            <dc:creator>Aick in der Au</dc:creator>
            <dc:date>2010-01-27T18:19:17.67</dc:date>
          </office:change-info>
          <table:previous table:id="ct2823">
            <table:change-track-table-cell table:cell-address="'Compute Times'.E67" table:formula="of:=((([.$B$4]*[.D67])*0.8+0.2*([.$B$4]*[.$J$4]))/([.$E$4]*10^6))/3600" office:value-type="float" office:value="11.2724661484792"/>
          </table:previous>
        </table:cell-content-change>
        <table:cell-content-change table:id="ct3024">
          <table:cell-address table:column="4" table:row="67" table:table="1"/>
          <office:change-info>
            <dc:creator>Aick in der Au</dc:creator>
            <dc:date>2010-01-27T18:19:17.67</dc:date>
          </office:change-info>
          <table:previous table:id="ct2824">
            <table:change-track-table-cell table:cell-address="'Compute Times'.E68" table:formula="of:=((([.$B$4]*[.D68])*0.8+0.2*([.$B$4]*[.$J$4]))/([.$E$4]*10^6))/3600" office:value-type="float" office:value="11.1757357051458"/>
          </table:previous>
        </table:cell-content-change>
        <table:cell-content-change table:id="ct3025">
          <table:cell-address table:column="4" table:row="68" table:table="1"/>
          <office:change-info>
            <dc:creator>Aick in der Au</dc:creator>
            <dc:date>2010-01-27T18:19:17.67</dc:date>
          </office:change-info>
          <table:previous table:id="ct2825">
            <table:change-track-table-cell table:cell-address="'Compute Times'.E69" table:formula="of:=((([.$B$4]*[.D69])*0.8+0.2*([.$B$4]*[.$J$4]))/([.$E$4]*10^6))/3600" office:value-type="float" office:value="11.0795464111458"/>
          </table:previous>
        </table:cell-content-change>
        <table:cell-content-change table:id="ct3026">
          <table:cell-address table:column="4" table:row="69" table:table="1"/>
          <office:change-info>
            <dc:creator>Aick in der Au</dc:creator>
            <dc:date>2010-01-27T18:19:17.68</dc:date>
          </office:change-info>
          <table:previous table:id="ct2826">
            <table:change-track-table-cell table:cell-address="'Compute Times'.E70" table:formula="of:=((([.$B$4]*[.D70])*0.8+0.2*([.$B$4]*[.$J$4]))/([.$E$4]*10^6))/3600" office:value-type="float" office:value="10.9838982664792"/>
          </table:previous>
        </table:cell-content-change>
        <table:cell-content-change table:id="ct3027">
          <table:cell-address table:column="4" table:row="70" table:table="1"/>
          <office:change-info>
            <dc:creator>Aick in der Au</dc:creator>
            <dc:date>2010-01-27T18:19:17.68</dc:date>
          </office:change-info>
          <table:previous table:id="ct2827">
            <table:change-track-table-cell table:cell-address="'Compute Times'.E71" table:formula="of:=((([.$B$4]*[.D71])*0.8+0.2*([.$B$4]*[.$J$4]))/([.$E$4]*10^6))/3600" office:value-type="float" office:value="10.8887912711458"/>
          </table:previous>
        </table:cell-content-change>
        <table:cell-content-change table:id="ct3028">
          <table:cell-address table:column="4" table:row="71" table:table="1"/>
          <office:change-info>
            <dc:creator>Aick in der Au</dc:creator>
            <dc:date>2010-01-27T18:19:17.68</dc:date>
          </office:change-info>
          <table:previous table:id="ct2828">
            <table:change-track-table-cell table:cell-address="'Compute Times'.E72" table:formula="of:=((([.$B$4]*[.D72])*0.8+0.2*([.$B$4]*[.$J$4]))/([.$E$4]*10^6))/3600" office:value-type="float" office:value="10.7942254251458"/>
          </table:previous>
        </table:cell-content-change>
        <table:cell-content-change table:id="ct3029">
          <table:cell-address table:column="4" table:row="72" table:table="1"/>
          <office:change-info>
            <dc:creator>Aick in der Au</dc:creator>
            <dc:date>2010-01-27T18:19:17.68</dc:date>
          </office:change-info>
          <table:previous table:id="ct2829">
            <table:change-track-table-cell table:cell-address="'Compute Times'.E73" table:formula="of:=((([.$B$4]*[.D73])*0.8+0.2*([.$B$4]*[.$J$4]))/([.$E$4]*10^6))/3600" office:value-type="float" office:value="10.7002007284792"/>
          </table:previous>
        </table:cell-content-change>
        <table:cell-content-change table:id="ct3030">
          <table:cell-address table:column="4" table:row="73" table:table="1"/>
          <office:change-info>
            <dc:creator>Aick in der Au</dc:creator>
            <dc:date>2010-01-27T18:19:17.68</dc:date>
          </office:change-info>
          <table:previous table:id="ct2830">
            <table:change-track-table-cell table:cell-address="'Compute Times'.E74" table:formula="of:=((([.$B$4]*[.D74])*0.8+0.2*([.$B$4]*[.$J$4]))/([.$E$4]*10^6))/3600" office:value-type="float" office:value="10.5601783384792"/>
          </table:previous>
        </table:cell-content-change>
        <table:cell-content-change table:id="ct3031">
          <table:cell-address table:column="4" table:row="74" table:table="1"/>
          <office:change-info>
            <dc:creator>Aick in der Au</dc:creator>
            <dc:date>2010-01-27T18:19:17.68</dc:date>
          </office:change-info>
          <table:previous table:id="ct2831">
            <table:change-track-table-cell table:cell-address="'Compute Times'.E75" table:formula="of:=((([.$B$4]*[.D75])*0.8+0.2*([.$B$4]*[.$J$4]))/([.$E$4]*10^6))/3600" office:value-type="float" office:value="10.4675065151458"/>
          </table:previous>
        </table:cell-content-change>
        <table:cell-content-change table:id="ct3032">
          <table:cell-address table:column="4" table:row="75" table:table="1"/>
          <office:change-info>
            <dc:creator>Aick in der Au</dc:creator>
            <dc:date>2010-01-27T18:19:17.68</dc:date>
          </office:change-info>
          <table:previous table:id="ct2832">
            <table:change-track-table-cell table:cell-address="'Compute Times'.E76" table:formula="of:=((([.$B$4]*[.D76])*0.8+0.2*([.$B$4]*[.$J$4]))/([.$E$4]*10^6))/3600" office:value-type="float" office:value="10.3753758411458"/>
          </table:previous>
        </table:cell-content-change>
        <table:cell-content-change table:id="ct3033">
          <table:cell-address table:column="4" table:row="76" table:table="1"/>
          <office:change-info>
            <dc:creator>Aick in der Au</dc:creator>
            <dc:date>2010-01-27T18:19:17.68</dc:date>
          </office:change-info>
          <table:previous table:id="ct2833">
            <table:change-track-table-cell table:cell-address="'Compute Times'.E77" table:formula="of:=((([.$B$4]*[.D77])*0.8+0.2*([.$B$4]*[.$J$4]))/([.$E$4]*10^6))/3600" office:value-type="float" office:value="10.2837863164792"/>
          </table:previous>
        </table:cell-content-change>
        <table:cell-content-change table:id="ct3034">
          <table:cell-address table:column="4" table:row="77" table:table="1"/>
          <office:change-info>
            <dc:creator>Aick in der Au</dc:creator>
            <dc:date>2010-01-27T18:19:17.68</dc:date>
          </office:change-info>
          <table:previous table:id="ct2834">
            <table:change-track-table-cell table:cell-address="'Compute Times'.E78" table:formula="of:=((([.$B$4]*[.D78])*0.8+0.2*([.$B$4]*[.$J$4]))/([.$E$4]*10^6))/3600" office:value-type="float" office:value="10.1927379411458"/>
          </table:previous>
        </table:cell-content-change>
        <table:cell-content-change table:id="ct3035">
          <table:cell-address table:column="4" table:row="78" table:table="1"/>
          <office:change-info>
            <dc:creator>Aick in der Au</dc:creator>
            <dc:date>2010-01-27T18:19:17.68</dc:date>
          </office:change-info>
          <table:previous table:id="ct2835">
            <table:change-track-table-cell table:cell-address="'Compute Times'.E79" table:formula="of:=((([.$B$4]*[.D79])*0.8+0.2*([.$B$4]*[.$J$4]))/([.$E$4]*10^6))/3600" office:value-type="float" office:value="10.1022307151458"/>
          </table:previous>
        </table:cell-content-change>
        <table:cell-content-change table:id="ct3036">
          <table:cell-address table:column="4" table:row="79" table:table="1"/>
          <office:change-info>
            <dc:creator>Aick in der Au</dc:creator>
            <dc:date>2010-01-27T18:19:17.68</dc:date>
          </office:change-info>
          <table:previous table:id="ct2836">
            <table:change-track-table-cell table:cell-address="'Compute Times'.E80" table:formula="of:=((([.$B$4]*[.D80])*0.8+0.2*([.$B$4]*[.$J$4]))/([.$E$4]*10^6))/3600" office:value-type="float" office:value="10.0122646384792"/>
          </table:previous>
        </table:cell-content-change>
        <table:cell-content-change table:id="ct3037">
          <table:cell-address table:column="4" table:row="80" table:table="1"/>
          <office:change-info>
            <dc:creator>Aick in der Au</dc:creator>
            <dc:date>2010-01-27T18:19:17.68</dc:date>
          </office:change-info>
          <table:previous table:id="ct2837">
            <table:change-track-table-cell table:cell-address="'Compute Times'.E81" table:formula="of:=((([.$B$4]*[.D81])*0.8+0.2*([.$B$4]*[.$J$4]))/([.$E$4]*10^6))/3600" office:value-type="float" office:value="9.87833017847917"/>
          </table:previous>
        </table:cell-content-change>
        <table:cell-content-change table:id="ct3038">
          <table:cell-address table:column="4" table:row="81" table:table="1"/>
          <office:change-info>
            <dc:creator>Aick in der Au</dc:creator>
            <dc:date>2010-01-27T18:19:17.68</dc:date>
          </office:change-info>
          <table:previous table:id="ct2838">
            <table:change-track-table-cell table:cell-address="'Compute Times'.E82" table:formula="of:=((([.$B$4]*[.D82])*0.8+0.2*([.$B$4]*[.$J$4]))/([.$E$4]*10^6))/3600" office:value-type="float" office:value="9.78971697514583"/>
          </table:previous>
        </table:cell-content-change>
        <table:cell-content-change table:id="ct3039">
          <table:cell-address table:column="4" table:row="82" table:table="1"/>
          <office:change-info>
            <dc:creator>Aick in der Au</dc:creator>
            <dc:date>2010-01-27T18:19:17.68</dc:date>
          </office:change-info>
          <table:previous table:id="ct2839">
            <table:change-track-table-cell table:cell-address="'Compute Times'.E83" table:formula="of:=((([.$B$4]*[.D83])*0.8+0.2*([.$B$4]*[.$J$4]))/([.$E$4]*10^6))/3600" office:value-type="float" office:value="9.70164492114583"/>
          </table:previous>
        </table:cell-content-change>
        <table:cell-content-change table:id="ct3040">
          <table:cell-address table:column="4" table:row="83" table:table="1"/>
          <office:change-info>
            <dc:creator>Aick in der Au</dc:creator>
            <dc:date>2010-01-27T18:19:17.68</dc:date>
          </office:change-info>
          <table:previous table:id="ct2840">
            <table:change-track-table-cell table:cell-address="'Compute Times'.E84" table:formula="of:=((([.$B$4]*[.D84])*0.8+0.2*([.$B$4]*[.$J$4]))/([.$E$4]*10^6))/3600" office:value-type="float" office:value="9.61411401647917"/>
          </table:previous>
        </table:cell-content-change>
        <table:cell-content-change table:id="ct3041">
          <table:cell-address table:column="4" table:row="84" table:table="1"/>
          <office:change-info>
            <dc:creator>Aick in der Au</dc:creator>
            <dc:date>2010-01-27T18:19:17.68</dc:date>
          </office:change-info>
          <table:previous table:id="ct2841">
            <table:change-track-table-cell table:cell-address="'Compute Times'.E85" table:formula="of:=((([.$B$4]*[.D85])*0.8+0.2*([.$B$4]*[.$J$4]))/([.$E$4]*10^6))/3600" office:value-type="float" office:value="9.52712426114583"/>
          </table:previous>
        </table:cell-content-change>
        <table:cell-content-change table:id="ct3042">
          <table:cell-address table:column="4" table:row="85" table:table="1"/>
          <office:change-info>
            <dc:creator>Aick in der Au</dc:creator>
            <dc:date>2010-01-27T18:19:17.68</dc:date>
          </office:change-info>
          <table:previous table:id="ct2842">
            <table:change-track-table-cell table:cell-address="'Compute Times'.E86" table:formula="of:=((([.$B$4]*[.D86])*0.8+0.2*([.$B$4]*[.$J$4]))/([.$E$4]*10^6))/3600" office:value-type="float" office:value="9.44067565514583"/>
          </table:previous>
        </table:cell-content-change>
        <table:cell-content-change table:id="ct3043">
          <table:cell-address table:column="4" table:row="86" table:table="1"/>
          <office:change-info>
            <dc:creator>Aick in der Au</dc:creator>
            <dc:date>2010-01-27T18:19:17.68</dc:date>
          </office:change-info>
          <table:previous table:id="ct2843">
            <table:change-track-table-cell table:cell-address="'Compute Times'.E87" table:formula="of:=((([.$B$4]*[.D87])*0.8+0.2*([.$B$4]*[.$J$4]))/([.$E$4]*10^6))/3600" office:value-type="float" office:value="9.35476819847917"/>
          </table:previous>
        </table:cell-content-change>
        <table:cell-content-change table:id="ct3044">
          <table:cell-address table:column="4" table:row="87" table:table="1"/>
          <office:change-info>
            <dc:creator>Aick in der Au</dc:creator>
            <dc:date>2010-01-27T18:19:17.68</dc:date>
          </office:change-info>
          <table:previous table:id="ct2844">
            <table:change-track-table-cell table:cell-address="'Compute Times'.E88" table:formula="of:=((([.$B$4]*[.D88])*0.8+0.2*([.$B$4]*[.$J$4]))/([.$E$4]*10^6))/3600" office:value-type="float" office:value="9.22692166847917"/>
          </table:previous>
        </table:cell-content-change>
        <table:cell-content-change table:id="ct3045">
          <table:cell-address table:column="4" table:row="88" table:table="1"/>
          <office:change-info>
            <dc:creator>Aick in der Au</dc:creator>
            <dc:date>2010-01-27T18:19:17.68</dc:date>
          </office:change-info>
          <table:previous table:id="ct2845">
            <table:change-track-table-cell table:cell-address="'Compute Times'.E89" table:formula="of:=((([.$B$4]*[.D89])*0.8+0.2*([.$B$4]*[.$J$4]))/([.$E$4]*10^6))/3600" office:value-type="float" office:value="9.14236708514583"/>
          </table:previous>
        </table:cell-content-change>
        <table:cell-content-change table:id="ct3046">
          <table:cell-address table:column="4" table:row="89" table:table="1"/>
          <office:change-info>
            <dc:creator>Aick in der Au</dc:creator>
            <dc:date>2010-01-27T18:19:17.68</dc:date>
          </office:change-info>
          <table:previous table:id="ct2846">
            <table:change-track-table-cell table:cell-address="'Compute Times'.E90" table:formula="of:=((([.$B$4]*[.D90])*0.8+0.2*([.$B$4]*[.$J$4]))/([.$E$4]*10^6))/3600" office:value-type="float" office:value="9.05835365114583"/>
          </table:previous>
        </table:cell-content-change>
        <table:cell-content-change table:id="ct3047">
          <table:cell-address table:column="4" table:row="90" table:table="1"/>
          <office:change-info>
            <dc:creator>Aick in der Au</dc:creator>
            <dc:date>2010-01-27T18:19:17.68</dc:date>
          </office:change-info>
          <table:previous table:id="ct2847">
            <table:change-track-table-cell table:cell-address="'Compute Times'.E91" table:formula="of:=((([.$B$4]*[.D91])*0.8+0.2*([.$B$4]*[.$J$4]))/([.$E$4]*10^6))/3600" office:value-type="float" office:value="8.97488136647917"/>
          </table:previous>
        </table:cell-content-change>
        <table:cell-content-change table:id="ct3048">
          <table:cell-address table:column="4" table:row="91" table:table="1"/>
          <office:change-info>
            <dc:creator>Aick in der Au</dc:creator>
            <dc:date>2010-01-27T18:19:17.68</dc:date>
          </office:change-info>
          <table:previous table:id="ct2848">
            <table:change-track-table-cell table:cell-address="'Compute Times'.E92" table:formula="of:=((([.$B$4]*[.D92])*0.8+0.2*([.$B$4]*[.$J$4]))/([.$E$4]*10^6))/3600" office:value-type="float" office:value="8.89195023114583"/>
          </table:previous>
        </table:cell-content-change>
        <table:cell-content-change table:id="ct3049">
          <table:cell-address table:column="4" table:row="92" table:table="1"/>
          <office:change-info>
            <dc:creator>Aick in der Au</dc:creator>
            <dc:date>2010-01-27T18:19:17.68</dc:date>
          </office:change-info>
          <table:previous table:id="ct2849">
            <table:change-track-table-cell table:cell-address="'Compute Times'.E93" table:formula="of:=((([.$B$4]*[.D93])*0.8+0.2*([.$B$4]*[.$J$4]))/([.$E$4]*10^6))/3600" office:value-type="float" office:value="8.80956024514583"/>
          </table:previous>
        </table:cell-content-change>
        <table:cell-content-change table:id="ct3050">
          <table:cell-address table:column="4" table:row="93" table:table="1"/>
          <office:change-info>
            <dc:creator>Aick in der Au</dc:creator>
            <dc:date>2010-01-27T18:19:17.68</dc:date>
          </office:change-info>
          <table:previous table:id="ct2850">
            <table:change-track-table-cell table:cell-address="'Compute Times'.E94" table:formula="of:=((([.$B$4]*[.D94])*0.8+0.2*([.$B$4]*[.$J$4]))/([.$E$4]*10^6))/3600" office:value-type="float" office:value="8.72771140847917"/>
          </table:previous>
        </table:cell-content-change>
        <table:cell-content-change table:id="ct3051">
          <table:cell-address table:column="4" table:row="94" table:table="1"/>
          <office:change-info>
            <dc:creator>Aick in der Au</dc:creator>
            <dc:date>2010-01-27T18:19:17.68</dc:date>
          </office:change-info>
          <table:previous table:id="ct2851">
            <table:change-track-table-cell table:cell-address="'Compute Times'.E95" table:formula="of:=((([.$B$4]*[.D95])*0.8+0.2*([.$B$4]*[.$J$4]))/([.$E$4]*10^6))/3600" office:value-type="float" office:value="8.60595280847917"/>
          </table:previous>
        </table:cell-content-change>
        <table:cell-content-change table:id="ct3052">
          <table:cell-address table:column="4" table:row="95" table:table="1"/>
          <office:change-info>
            <dc:creator>Aick in der Au</dc:creator>
            <dc:date>2010-01-27T18:19:17.68</dc:date>
          </office:change-info>
          <table:previous table:id="ct2852">
            <table:change-track-table-cell table:cell-address="'Compute Times'.E96" table:formula="of:=((([.$B$4]*[.D96])*0.8+0.2*([.$B$4]*[.$J$4]))/([.$E$4]*10^6))/3600" office:value-type="float" office:value="8.52545684514583"/>
          </table:previous>
        </table:cell-content-change>
        <table:cell-content-change table:id="ct3053">
          <table:cell-address table:column="4" table:row="96" table:table="1"/>
          <office:change-info>
            <dc:creator>Aick in der Au</dc:creator>
            <dc:date>2010-01-27T18:19:17.68</dc:date>
          </office:change-info>
          <table:previous table:id="ct2853">
            <table:change-track-table-cell table:cell-address="'Compute Times'.E97" table:formula="of:=((([.$B$4]*[.D97])*0.8+0.2*([.$B$4]*[.$J$4]))/([.$E$4]*10^6))/3600" office:value-type="float" office:value="8.44550203114584"/>
          </table:previous>
        </table:cell-content-change>
        <table:cell-content-change table:id="ct3054">
          <table:cell-address table:column="4" table:row="97" table:table="1"/>
          <office:change-info>
            <dc:creator>Aick in der Au</dc:creator>
            <dc:date>2010-01-27T18:19:17.68</dc:date>
          </office:change-info>
          <table:previous table:id="ct2854">
            <table:change-track-table-cell table:cell-address="'Compute Times'.E98" table:formula="of:=((([.$B$4]*[.D98])*0.8+0.2*([.$B$4]*[.$J$4]))/([.$E$4]*10^6))/3600" office:value-type="float" office:value="8.36608836647917"/>
          </table:previous>
        </table:cell-content-change>
        <table:cell-content-change table:id="ct3055">
          <table:cell-address table:column="4" table:row="98" table:table="1"/>
          <office:change-info>
            <dc:creator>Aick in der Au</dc:creator>
            <dc:date>2010-01-27T18:19:17.68</dc:date>
          </office:change-info>
          <table:previous table:id="ct2855">
            <table:change-track-table-cell table:cell-address="'Compute Times'.E99" table:formula="of:=((([.$B$4]*[.D99])*0.8+0.2*([.$B$4]*[.$J$4]))/([.$E$4]*10^6))/3600" office:value-type="float" office:value="8.28721585114583"/>
          </table:previous>
        </table:cell-content-change>
        <table:cell-content-change table:id="ct3056">
          <table:cell-address table:column="4" table:row="99" table:table="1"/>
          <office:change-info>
            <dc:creator>Aick in der Au</dc:creator>
            <dc:date>2010-01-27T18:19:17.68</dc:date>
          </office:change-info>
          <table:previous table:id="ct2856">
            <table:change-track-table-cell table:cell-address="'Compute Times'.E100" table:formula="of:=((([.$B$4]*[.D100])*0.8+0.2*([.$B$4]*[.$J$4]))/([.$E$4]*10^6))/3600" office:value-type="float" office:value="8.20888448514583"/>
          </table:previous>
        </table:cell-content-change>
        <table:cell-content-change table:id="ct3057">
          <table:cell-address table:column="4" table:row="100" table:table="1"/>
          <office:change-info>
            <dc:creator>Aick in der Au</dc:creator>
            <dc:date>2010-01-27T18:19:17.68</dc:date>
          </office:change-info>
          <table:previous table:id="ct2857">
            <table:change-track-table-cell table:cell-address="'Compute Times'.E101" table:formula="of:=((([.$B$4]*[.D101])*0.8+0.2*([.$B$4]*[.$J$4]))/([.$E$4]*10^6))/3600" office:value-type="float" office:value="8.09240209114583"/>
          </table:previous>
        </table:cell-content-change>
        <table:cell-content-change table:id="ct3058">
          <table:cell-address table:column="4" table:row="101" table:table="1"/>
          <office:change-info>
            <dc:creator>Aick in der Au</dc:creator>
            <dc:date>2010-01-27T18:19:17.68</dc:date>
          </office:change-info>
          <table:previous table:id="ct2858">
            <table:change-track-table-cell table:cell-address="'Compute Times'.E102" table:formula="of:=((([.$B$4]*[.D102])*0.8+0.2*([.$B$4]*[.$J$4]))/([.$E$4]*10^6))/3600" office:value-type="float" office:value="8.01542359847917"/>
          </table:previous>
        </table:cell-content-change>
        <table:cell-content-change table:id="ct3059">
          <table:cell-address table:column="4" table:row="102" table:table="1"/>
          <office:change-info>
            <dc:creator>Aick in der Au</dc:creator>
            <dc:date>2010-01-27T18:19:17.68</dc:date>
          </office:change-info>
          <table:previous table:id="ct2859">
            <table:change-track-table-cell table:cell-address="'Compute Times'.E103" table:formula="of:=((([.$B$4]*[.D103])*0.8+0.2*([.$B$4]*[.$J$4]))/([.$E$4]*10^6))/3600" office:value-type="float" office:value="7.93898625514583"/>
          </table:previous>
        </table:cell-content-change>
        <table:cell-content-change table:id="ct3060">
          <table:cell-address table:column="4" table:row="103" table:table="1"/>
          <office:change-info>
            <dc:creator>Aick in der Au</dc:creator>
            <dc:date>2010-01-27T18:19:17.68</dc:date>
          </office:change-info>
          <table:previous table:id="ct2860">
            <table:change-track-table-cell table:cell-address="'Compute Times'.E104" table:formula="of:=((([.$B$4]*[.D104])*0.8+0.2*([.$B$4]*[.$J$4]))/([.$E$4]*10^6))/3600" office:value-type="float" office:value="7.86309006114583"/>
          </table:previous>
        </table:cell-content-change>
        <table:cell-content-change table:id="ct3061">
          <table:cell-address table:column="4" table:row="104" table:table="1"/>
          <office:change-info>
            <dc:creator>Aick in der Au</dc:creator>
            <dc:date>2010-01-27T18:19:17.68</dc:date>
          </office:change-info>
          <table:previous table:id="ct2861">
            <table:change-track-table-cell table:cell-address="'Compute Times'.E105" table:formula="of:=((([.$B$4]*[.D105])*0.8+0.2*([.$B$4]*[.$J$4]))/([.$E$4]*10^6))/3600" office:value-type="float" office:value="7.78773501647917"/>
          </table:previous>
        </table:cell-content-change>
        <table:cell-content-change table:id="ct3062">
          <table:cell-address table:column="4" table:row="105" table:table="1"/>
          <office:change-info>
            <dc:creator>Aick in der Au</dc:creator>
            <dc:date>2010-01-27T18:19:17.68</dc:date>
          </office:change-info>
          <table:previous table:id="ct2862">
            <table:change-track-table-cell table:cell-address="'Compute Times'.E106" table:formula="of:=((([.$B$4]*[.D106])*0.8+0.2*([.$B$4]*[.$J$4]))/([.$E$4]*10^6))/3600" office:value-type="float" office:value="7.71292112114583"/>
          </table:previous>
        </table:cell-content-change>
        <table:cell-content-change table:id="ct3063">
          <table:cell-address table:column="4" table:row="106" table:table="1"/>
          <office:change-info>
            <dc:creator>Aick in der Au</dc:creator>
            <dc:date>2010-01-27T18:19:17.68</dc:date>
          </office:change-info>
          <table:previous table:id="ct2863">
            <table:change-track-table-cell table:cell-address="'Compute Times'.E107" table:formula="of:=((([.$B$4]*[.D107])*0.8+0.2*([.$B$4]*[.$J$4]))/([.$E$4]*10^6))/3600" office:value-type="float" office:value="7.63864837514583"/>
          </table:previous>
        </table:cell-content-change>
        <table:cell-content-change table:id="ct3064">
          <table:cell-address table:column="4" table:row="107" table:table="1"/>
          <office:change-info>
            <dc:creator>Aick in der Au</dc:creator>
            <dc:date>2010-01-27T18:19:17.68</dc:date>
          </office:change-info>
          <table:previous table:id="ct2864">
            <table:change-track-table-cell table:cell-address="'Compute Times'.E108" table:formula="of:=((([.$B$4]*[.D108])*0.8+0.2*([.$B$4]*[.$J$4]))/([.$E$4]*10^6))/3600" office:value-type="float" office:value="7.52825391114583"/>
          </table:previous>
        </table:cell-content-change>
        <table:cell-content-change table:id="ct3065">
          <table:cell-address table:column="4" table:row="108" table:table="1"/>
          <office:change-info>
            <dc:creator>Aick in der Au</dc:creator>
            <dc:date>2010-01-27T18:19:17.68</dc:date>
          </office:change-info>
          <table:previous table:id="ct2865">
            <table:change-track-table-cell table:cell-address="'Compute Times'.E109" table:formula="of:=((([.$B$4]*[.D109])*0.8+0.2*([.$B$4]*[.$J$4]))/([.$E$4]*10^6))/3600" office:value-type="float" office:value="7.45533403847917"/>
          </table:previous>
        </table:cell-content-change>
        <table:cell-content-change table:id="ct3066">
          <table:cell-address table:column="4" table:row="109" table:table="1"/>
          <office:change-info>
            <dc:creator>Aick in der Au</dc:creator>
            <dc:date>2010-01-27T18:19:17.68</dc:date>
          </office:change-info>
          <table:previous table:id="ct2866">
            <table:change-track-table-cell table:cell-address="'Compute Times'.E110" table:formula="of:=((([.$B$4]*[.D110])*0.8+0.2*([.$B$4]*[.$J$4]))/([.$E$4]*10^6))/3600" office:value-type="float" office:value="7.38295531514583"/>
          </table:previous>
        </table:cell-content-change>
        <table:cell-content-change table:id="ct3067">
          <table:cell-address table:column="4" table:row="110" table:table="1"/>
          <office:change-info>
            <dc:creator>Aick in der Au</dc:creator>
            <dc:date>2010-01-27T18:19:17.68</dc:date>
          </office:change-info>
          <table:previous table:id="ct2867">
            <table:change-track-table-cell table:cell-address="'Compute Times'.E111" table:formula="of:=((([.$B$4]*[.D111])*0.8+0.2*([.$B$4]*[.$J$4]))/([.$E$4]*10^6))/3600" office:value-type="float" office:value="7.31111774114583"/>
          </table:previous>
        </table:cell-content-change>
        <table:cell-content-change table:id="ct3068">
          <table:cell-address table:column="4" table:row="111" table:table="1"/>
          <office:change-info>
            <dc:creator>Aick in der Au</dc:creator>
            <dc:date>2010-01-27T18:19:17.68</dc:date>
          </office:change-info>
          <table:previous table:id="ct2868">
            <table:change-track-table-cell table:cell-address="'Compute Times'.E112" table:formula="of:=((([.$B$4]*[.D112])*0.8+0.2*([.$B$4]*[.$J$4]))/([.$E$4]*10^6))/3600" office:value-type="float" office:value="7.23982131647917"/>
          </table:previous>
        </table:cell-content-change>
        <table:cell-content-change table:id="ct3069">
          <table:cell-address table:column="4" table:row="112" table:table="1"/>
          <office:change-info>
            <dc:creator>Aick in der Au</dc:creator>
            <dc:date>2010-01-27T18:19:17.68</dc:date>
          </office:change-info>
          <table:previous table:id="ct2869">
            <table:change-track-table-cell table:cell-address="'Compute Times'.E113" table:formula="of:=((([.$B$4]*[.D113])*0.8+0.2*([.$B$4]*[.$J$4]))/([.$E$4]*10^6))/3600" office:value-type="float" office:value="7.16906604114583"/>
          </table:previous>
        </table:cell-content-change>
        <table:cell-content-change table:id="ct3070">
          <table:cell-address table:column="4" table:row="113" table:table="1"/>
          <office:change-info>
            <dc:creator>Aick in der Au</dc:creator>
            <dc:date>2010-01-27T18:19:17.68</dc:date>
          </office:change-info>
          <table:previous table:id="ct2870">
            <table:change-track-table-cell table:cell-address="'Compute Times'.E114" table:formula="of:=((([.$B$4]*[.D114])*0.8+0.2*([.$B$4]*[.$J$4]))/([.$E$4]*10^6))/3600" office:value-type="float" office:value="7.09885191514583"/>
          </table:previous>
        </table:cell-content-change>
        <table:cell-content-change table:id="ct3071">
          <table:cell-address table:column="4" table:row="114" table:table="1"/>
          <office:change-info>
            <dc:creator>Aick in der Au</dc:creator>
            <dc:date>2010-01-27T18:19:17.68</dc:date>
          </office:change-info>
          <table:previous table:id="ct2871">
            <table:change-track-table-cell table:cell-address="'Compute Times'.E115" table:formula="of:=((([.$B$4]*[.D115])*0.8+0.2*([.$B$4]*[.$J$4]))/([.$E$4]*10^6))/3600" office:value-type="float" office:value="6.99454538114583"/>
          </table:previous>
        </table:cell-content-change>
        <table:cell-content-change table:id="ct3072">
          <table:cell-address table:column="4" table:row="115" table:table="1"/>
          <office:change-info>
            <dc:creator>Aick in der Au</dc:creator>
            <dc:date>2010-01-27T18:19:17.68</dc:date>
          </office:change-info>
          <table:previous table:id="ct2872">
            <table:change-track-table-cell table:cell-address="'Compute Times'.E116" table:formula="of:=((([.$B$4]*[.D116])*0.8+0.2*([.$B$4]*[.$J$4]))/([.$E$4]*10^6))/3600" office:value-type="float" office:value="6.92568412847917"/>
          </table:previous>
        </table:cell-content-change>
        <table:cell-content-change table:id="ct3073">
          <table:cell-address table:column="4" table:row="116" table:table="1"/>
          <office:change-info>
            <dc:creator>Aick in der Au</dc:creator>
            <dc:date>2010-01-27T18:19:17.68</dc:date>
          </office:change-info>
          <table:previous table:id="ct2873">
            <table:change-track-table-cell table:cell-address="'Compute Times'.E117" table:formula="of:=((([.$B$4]*[.D117])*0.8+0.2*([.$B$4]*[.$J$4]))/([.$E$4]*10^6))/3600" office:value-type="float" office:value="6.85736402514583"/>
          </table:previous>
        </table:cell-content-change>
        <table:cell-content-change table:id="ct3074">
          <table:cell-address table:column="4" table:row="117" table:table="1"/>
          <office:change-info>
            <dc:creator>Aick in der Au</dc:creator>
            <dc:date>2010-01-27T18:19:17.68</dc:date>
          </office:change-info>
          <table:previous table:id="ct2874">
            <table:change-track-table-cell table:cell-address="'Compute Times'.E118" table:formula="of:=((([.$B$4]*[.D118])*0.8+0.2*([.$B$4]*[.$J$4]))/([.$E$4]*10^6))/3600" office:value-type="float" office:value="6.78958507114583"/>
          </table:previous>
        </table:cell-content-change>
        <table:cell-content-change table:id="ct3075">
          <table:cell-address table:column="4" table:row="118" table:table="1"/>
          <office:change-info>
            <dc:creator>Aick in der Au</dc:creator>
            <dc:date>2010-01-27T18:19:17.68</dc:date>
          </office:change-info>
          <table:previous table:id="ct2875">
            <table:change-track-table-cell table:cell-address="'Compute Times'.E119" table:formula="of:=((([.$B$4]*[.D119])*0.8+0.2*([.$B$4]*[.$J$4]))/([.$E$4]*10^6))/3600" office:value-type="float" office:value="6.72234726647917"/>
          </table:previous>
        </table:cell-content-change>
        <table:cell-content-change table:id="ct3076">
          <table:cell-address table:column="4" table:row="119" table:table="1"/>
          <office:change-info>
            <dc:creator>Aick in der Au</dc:creator>
            <dc:date>2010-01-27T18:19:17.68</dc:date>
          </office:change-info>
          <table:previous table:id="ct2876">
            <table:change-track-table-cell table:cell-address="'Compute Times'.E120" table:formula="of:=((([.$B$4]*[.D120])*0.8+0.2*([.$B$4]*[.$J$4]))/([.$E$4]*10^6))/3600" office:value-type="float" office:value="6.65565061114583"/>
          </table:previous>
        </table:cell-content-change>
        <table:cell-content-change table:id="ct3077">
          <table:cell-address table:column="4" table:row="120" table:table="1"/>
          <office:change-info>
            <dc:creator>Aick in der Au</dc:creator>
            <dc:date>2010-01-27T18:19:17.68</dc:date>
          </office:change-info>
          <table:previous table:id="ct2877">
            <table:change-track-table-cell table:cell-address="'Compute Times'.E121" table:formula="of:=((([.$B$4]*[.D121])*0.8+0.2*([.$B$4]*[.$J$4]))/([.$E$4]*10^6))/3600" office:value-type="float" office:value="6.58949510514583"/>
          </table:previous>
        </table:cell-content-change>
        <table:cell-content-change table:id="ct3078">
          <table:cell-address table:column="4" table:row="121" table:table="1"/>
          <office:change-info>
            <dc:creator>Aick in der Au</dc:creator>
            <dc:date>2010-01-27T18:19:17.68</dc:date>
          </office:change-info>
          <table:previous table:id="ct2878">
            <table:change-track-table-cell table:cell-address="'Compute Times'.E122" table:formula="of:=((([.$B$4]*[.D122])*0.8+0.2*([.$B$4]*[.$J$4]))/([.$E$4]*10^6))/3600" office:value-type="float" office:value="6.49127650114583"/>
          </table:previous>
        </table:cell-content-change>
        <table:cell-content-change table:id="ct3079">
          <table:cell-address table:column="4" table:row="122" table:table="1"/>
          <office:change-info>
            <dc:creator>Aick in der Au</dc:creator>
            <dc:date>2010-01-27T18:19:17.68</dc:date>
          </office:change-info>
          <table:previous table:id="ct2879">
            <table:change-track-table-cell table:cell-address="'Compute Times'.E123" table:formula="of:=((([.$B$4]*[.D123])*0.8+0.2*([.$B$4]*[.$J$4]))/([.$E$4]*10^6))/3600" office:value-type="float" office:value="6.42647386847917"/>
          </table:previous>
        </table:cell-content-change>
        <table:cell-content-change table:id="ct3080">
          <table:cell-address table:column="4" table:row="123" table:table="1"/>
          <office:change-info>
            <dc:creator>Aick in der Au</dc:creator>
            <dc:date>2010-01-27T18:19:17.68</dc:date>
          </office:change-info>
          <table:previous table:id="ct2880">
            <table:change-track-table-cell table:cell-address="'Compute Times'.E124" table:formula="of:=((([.$B$4]*[.D124])*0.8+0.2*([.$B$4]*[.$J$4]))/([.$E$4]*10^6))/3600" office:value-type="float" office:value="6.36221238514583"/>
          </table:previous>
        </table:cell-content-change>
        <table:cell-content-change table:id="ct3081">
          <table:cell-address table:column="4" table:row="124" table:table="1"/>
          <office:change-info>
            <dc:creator>Aick in der Au</dc:creator>
            <dc:date>2010-01-27T18:19:17.68</dc:date>
          </office:change-info>
          <table:previous table:id="ct2881">
            <table:change-track-table-cell table:cell-address="'Compute Times'.E125" table:formula="of:=((([.$B$4]*[.D125])*0.8+0.2*([.$B$4]*[.$J$4]))/([.$E$4]*10^6))/3600" office:value-type="float" office:value="6.29849205114583"/>
          </table:previous>
        </table:cell-content-change>
        <table:cell-content-change table:id="ct3082">
          <table:cell-address table:column="4" table:row="125" table:table="1"/>
          <office:change-info>
            <dc:creator>Aick in der Au</dc:creator>
            <dc:date>2010-01-27T18:19:17.68</dc:date>
          </office:change-info>
          <table:previous table:id="ct2882">
            <table:change-track-table-cell table:cell-address="'Compute Times'.E126" table:formula="of:=((([.$B$4]*[.D126])*0.8+0.2*([.$B$4]*[.$J$4]))/([.$E$4]*10^6))/3600" office:value-type="float" office:value="6.23531286647917"/>
          </table:previous>
        </table:cell-content-change>
        <table:cell-content-change table:id="ct3083">
          <table:cell-address table:column="4" table:row="126" table:table="1"/>
          <office:change-info>
            <dc:creator>Aick in der Au</dc:creator>
            <dc:date>2010-01-27T18:19:17.68</dc:date>
          </office:change-info>
          <table:previous table:id="ct2883">
            <table:change-track-table-cell table:cell-address="'Compute Times'.E127" table:formula="of:=((([.$B$4]*[.D127])*0.8+0.2*([.$B$4]*[.$J$4]))/([.$E$4]*10^6))/3600" office:value-type="float" office:value="6.17267483114583"/>
          </table:previous>
        </table:cell-content-change>
        <table:cell-content-change table:id="ct3084">
          <table:cell-address table:column="4" table:row="127" table:table="1"/>
          <office:change-info>
            <dc:creator>Aick in der Au</dc:creator>
            <dc:date>2010-01-27T18:19:17.68</dc:date>
          </office:change-info>
          <table:previous table:id="ct2884">
            <table:change-track-table-cell table:cell-address="'Compute Times'.E128" table:formula="of:=((([.$B$4]*[.D128])*0.8+0.2*([.$B$4]*[.$J$4]))/([.$E$4]*10^6))/3600" office:value-type="float" office:value="6.07973243314583"/>
          </table:previous>
        </table:cell-content-change>
        <table:cell-content-change table:id="ct3085">
          <table:cell-address table:column="4" table:row="128" table:table="1"/>
          <office:change-info>
            <dc:creator>Aick in der Au</dc:creator>
            <dc:date>2010-01-27T18:19:17.68</dc:date>
          </office:change-info>
          <table:previous table:id="ct2885">
            <table:change-track-table-cell table:cell-address="'Compute Times'.E129" table:formula="of:=((([.$B$4]*[.D129])*0.8+0.2*([.$B$4]*[.$J$4]))/([.$E$4]*10^6))/3600" office:value-type="float" office:value="6.01844727114583"/>
          </table:previous>
        </table:cell-content-change>
        <table:cell-content-change table:id="ct3086">
          <table:cell-address table:column="4" table:row="129" table:table="1"/>
          <office:change-info>
            <dc:creator>Aick in der Au</dc:creator>
            <dc:date>2010-01-27T18:19:17.68</dc:date>
          </office:change-info>
          <table:previous table:id="ct2886">
            <table:change-track-table-cell table:cell-address="'Compute Times'.E130" table:formula="of:=((([.$B$4]*[.D130])*0.8+0.2*([.$B$4]*[.$J$4]))/([.$E$4]*10^6))/3600" office:value-type="float" office:value="5.95770325847917"/>
          </table:previous>
        </table:cell-content-change>
        <table:cell-content-change table:id="ct3087">
          <table:cell-address table:column="4" table:row="130" table:table="1"/>
          <office:change-info>
            <dc:creator>Aick in der Au</dc:creator>
            <dc:date>2010-01-27T18:19:17.68</dc:date>
          </office:change-info>
          <table:previous table:id="ct2887">
            <table:change-track-table-cell table:cell-address="'Compute Times'.E131" table:formula="of:=((([.$B$4]*[.D131])*0.8+0.2*([.$B$4]*[.$J$4]))/([.$E$4]*10^6))/3600" office:value-type="float" office:value="5.89750039514583"/>
          </table:previous>
        </table:cell-content-change>
        <table:cell-content-change table:id="ct3088">
          <table:cell-address table:column="4" table:row="131" table:table="1"/>
          <office:change-info>
            <dc:creator>Aick in der Au</dc:creator>
            <dc:date>2010-01-27T18:19:17.68</dc:date>
          </office:change-info>
          <table:previous table:id="ct2888">
            <table:change-track-table-cell table:cell-address="'Compute Times'.E132" table:formula="of:=((([.$B$4]*[.D132])*0.8+0.2*([.$B$4]*[.$J$4]))/([.$E$4]*10^6))/3600" office:value-type="float" office:value="5.83783868114583"/>
          </table:previous>
        </table:cell-content-change>
        <table:cell-content-change table:id="ct3089">
          <table:cell-address table:column="4" table:row="132" table:table="1"/>
          <office:change-info>
            <dc:creator>Aick in der Au</dc:creator>
            <dc:date>2010-01-27T18:19:17.68</dc:date>
          </office:change-info>
          <table:previous table:id="ct2889">
            <table:change-track-table-cell table:cell-address="'Compute Times'.E133" table:formula="of:=((([.$B$4]*[.D133])*0.8+0.2*([.$B$4]*[.$J$4]))/([.$E$4]*10^6))/3600" office:value-type="float" office:value="5.77871811647917"/>
          </table:previous>
        </table:cell-content-change>
        <table:cell-content-change table:id="ct3090">
          <table:cell-address table:column="4" table:row="133" table:table="1"/>
          <office:change-info>
            <dc:creator>Aick in der Au</dc:creator>
            <dc:date>2010-01-27T18:19:17.68</dc:date>
          </office:change-info>
          <table:previous table:id="ct2890">
            <table:change-track-table-cell table:cell-address="'Compute Times'.E134" table:formula="of:=((([.$B$4]*[.D134])*0.8+0.2*([.$B$4]*[.$J$4]))/([.$E$4]*10^6))/3600" office:value-type="float" office:value="5.72013870114583"/>
          </table:previous>
        </table:cell-content-change>
        <table:cell-content-change table:id="ct3091">
          <table:cell-address table:column="4" table:row="134" table:table="1"/>
          <office:change-info>
            <dc:creator>Aick in der Au</dc:creator>
            <dc:date>2010-01-27T18:19:17.68</dc:date>
          </office:change-info>
          <table:previous table:id="ct2891">
            <table:change-track-table-cell table:cell-address="'Compute Times'.E135" table:formula="of:=((([.$B$4]*[.D135])*0.8+0.2*([.$B$4]*[.$J$4]))/([.$E$4]*10^6))/3600" office:value-type="float" office:value="5.63328423314583"/>
          </table:previous>
        </table:cell-content-change>
        <table:cell-content-change table:id="ct3092">
          <table:cell-address table:column="4" table:row="135" table:table="1"/>
          <office:change-info>
            <dc:creator>Aick in der Au</dc:creator>
            <dc:date>2010-01-27T18:19:17.68</dc:date>
          </office:change-info>
          <table:previous table:id="ct2892">
            <table:change-track-table-cell table:cell-address="'Compute Times'.E136" table:formula="of:=((([.$B$4]*[.D136])*0.8+0.2*([.$B$4]*[.$J$4]))/([.$E$4]*10^6))/3600" office:value-type="float" office:value="5.57605769114583"/>
          </table:previous>
        </table:cell-content-change>
        <table:cell-content-change table:id="ct3093">
          <table:cell-address table:column="4" table:row="136" table:table="1"/>
          <office:change-info>
            <dc:creator>Aick in der Au</dc:creator>
            <dc:date>2010-01-27T18:19:17.68</dc:date>
          </office:change-info>
          <table:previous table:id="ct2893">
            <table:change-track-table-cell table:cell-address="'Compute Times'.E137" table:formula="of:=((([.$B$4]*[.D137])*0.8+0.2*([.$B$4]*[.$J$4]))/([.$E$4]*10^6))/3600" office:value-type="float" office:value="5.51937229847917"/>
          </table:previous>
        </table:cell-content-change>
        <table:cell-content-change table:id="ct3094">
          <table:cell-address table:column="4" table:row="137" table:table="1"/>
          <office:change-info>
            <dc:creator>Aick in der Au</dc:creator>
            <dc:date>2010-01-27T18:19:17.68</dc:date>
          </office:change-info>
          <table:previous table:id="ct2894">
            <table:change-track-table-cell table:cell-address="'Compute Times'.E138" table:formula="of:=((([.$B$4]*[.D138])*0.8+0.2*([.$B$4]*[.$J$4]))/([.$E$4]*10^6))/3600" office:value-type="float" office:value="5.46322805514583"/>
          </table:previous>
        </table:cell-content-change>
        <table:cell-content-change table:id="ct3095">
          <table:cell-address table:column="4" table:row="138" table:table="1"/>
          <office:change-info>
            <dc:creator>Aick in der Au</dc:creator>
            <dc:date>2010-01-27T18:19:17.68</dc:date>
          </office:change-info>
          <table:previous table:id="ct2895">
            <table:change-track-table-cell table:cell-address="'Compute Times'.E139" table:formula="of:=((([.$B$4]*[.D139])*0.8+0.2*([.$B$4]*[.$J$4]))/([.$E$4]*10^6))/3600" office:value-type="float" office:value="5.40762496114583"/>
          </table:previous>
        </table:cell-content-change>
        <table:cell-content-change table:id="ct3096">
          <table:cell-address table:column="4" table:row="139" table:table="1"/>
          <office:change-info>
            <dc:creator>Aick in der Au</dc:creator>
            <dc:date>2010-01-27T18:19:17.68</dc:date>
          </office:change-info>
          <table:previous table:id="ct2896">
            <table:change-track-table-cell table:cell-address="'Compute Times'.E140" table:formula="of:=((([.$B$4]*[.D140])*0.8+0.2*([.$B$4]*[.$J$4]))/([.$E$4]*10^6))/3600" office:value-type="float" office:value="5.35256301647917"/>
          </table:previous>
        </table:cell-content-change>
        <table:cell-content-change table:id="ct3097">
          <table:cell-address table:column="4" table:row="140" table:table="1"/>
          <office:change-info>
            <dc:creator>Aick in der Au</dc:creator>
            <dc:date>2010-01-27T18:19:17.68</dc:date>
          </office:change-info>
          <table:previous table:id="ct2897">
            <table:change-track-table-cell table:cell-address="'Compute Times'.E141" table:formula="of:=((([.$B$4]*[.D141])*0.8+0.2*([.$B$4]*[.$J$4]))/([.$E$4]*10^6))/3600" office:value-type="float" office:value="5.29804222114583"/>
          </table:previous>
        </table:cell-content-change>
        <table:cell-content-change table:id="ct3098">
          <table:cell-address table:column="4" table:row="141" table:table="1"/>
          <office:change-info>
            <dc:creator>Aick in der Au</dc:creator>
            <dc:date>2010-01-27T18:19:17.68</dc:date>
          </office:change-info>
          <table:previous table:id="ct2898">
            <table:change-track-table-cell table:cell-address="'Compute Times'.E142" table:formula="of:=((([.$B$4]*[.D142])*0.8+0.2*([.$B$4]*[.$J$4]))/([.$E$4]*10^6))/3600" office:value-type="float" office:value="5.21727568314583"/>
          </table:previous>
        </table:cell-content-change>
        <table:cell-content-change table:id="ct3099">
          <table:cell-address table:column="4" table:row="142" table:table="1"/>
          <office:change-info>
            <dc:creator>Aick in der Au</dc:creator>
            <dc:date>2010-01-27T18:19:17.68</dc:date>
          </office:change-info>
          <table:previous table:id="ct2899">
            <table:change-track-table-cell table:cell-address="'Compute Times'.E143" table:formula="of:=((([.$B$4]*[.D143])*0.8+0.2*([.$B$4]*[.$J$4]))/([.$E$4]*10^6))/3600" office:value-type="float" office:value="5.16410776114583"/>
          </table:previous>
        </table:cell-content-change>
        <table:cell-content-change table:id="ct3100">
          <table:cell-address table:column="4" table:row="143" table:table="1"/>
          <office:change-info>
            <dc:creator>Aick in der Au</dc:creator>
            <dc:date>2010-01-27T18:19:17.68</dc:date>
          </office:change-info>
          <table:previous table:id="ct2900">
            <table:change-track-table-cell table:cell-address="'Compute Times'.E144" table:formula="of:=((([.$B$4]*[.D144])*0.8+0.2*([.$B$4]*[.$J$4]))/([.$E$4]*10^6))/3600" office:value-type="float" office:value="5.11148098847917"/>
          </table:previous>
        </table:cell-content-change>
        <table:cell-content-change table:id="ct3101">
          <table:cell-address table:column="4" table:row="144" table:table="1"/>
          <office:change-info>
            <dc:creator>Aick in der Au</dc:creator>
            <dc:date>2010-01-27T18:19:17.68</dc:date>
          </office:change-info>
          <table:previous table:id="ct2901">
            <table:change-track-table-cell table:cell-address="'Compute Times'.E145" table:formula="of:=((([.$B$4]*[.D145])*0.8+0.2*([.$B$4]*[.$J$4]))/([.$E$4]*10^6))/3600" office:value-type="float" office:value="5.05939536514583"/>
          </table:previous>
        </table:cell-content-change>
        <table:cell-content-change table:id="ct3102">
          <table:cell-address table:column="4" table:row="145" table:table="1"/>
          <office:change-info>
            <dc:creator>Aick in der Au</dc:creator>
            <dc:date>2010-01-27T18:19:17.68</dc:date>
          </office:change-info>
          <table:previous table:id="ct2902">
            <table:change-track-table-cell table:cell-address="'Compute Times'.E146" table:formula="of:=((([.$B$4]*[.D146])*0.8+0.2*([.$B$4]*[.$J$4]))/([.$E$4]*10^6))/3600" office:value-type="float" office:value="5.00785089114583"/>
          </table:previous>
        </table:cell-content-change>
        <table:cell-content-change table:id="ct3103">
          <table:cell-address table:column="4" table:row="146" table:table="1"/>
          <office:change-info>
            <dc:creator>Aick in der Au</dc:creator>
            <dc:date>2010-01-27T18:19:17.68</dc:date>
          </office:change-info>
          <table:previous table:id="ct2903">
            <table:change-track-table-cell table:cell-address="'Compute Times'.E147" table:formula="of:=((([.$B$4]*[.D147])*0.8+0.2*([.$B$4]*[.$J$4]))/([.$E$4]*10^6))/3600" office:value-type="float" office:value="4.95684756647917"/>
          </table:previous>
        </table:cell-content-change>
        <table:cell-content-change table:id="ct3104">
          <table:cell-address table:column="4" table:row="147" table:table="1"/>
          <office:change-info>
            <dc:creator>Aick in der Au</dc:creator>
            <dc:date>2010-01-27T18:19:17.68</dc:date>
          </office:change-info>
          <table:previous table:id="ct2904">
            <table:change-track-table-cell table:cell-address="'Compute Times'.E148" table:formula="of:=((([.$B$4]*[.D148])*0.8+0.2*([.$B$4]*[.$J$4]))/([.$E$4]*10^6))/3600" office:value-type="float" office:value="4.90638539114583"/>
          </table:previous>
        </table:cell-content-change>
        <table:cell-content-change table:id="ct3105">
          <table:cell-address table:column="4" table:row="148" table:table="1"/>
          <office:change-info>
            <dc:creator>Aick in der Au</dc:creator>
            <dc:date>2010-01-27T18:19:17.68</dc:date>
          </office:change-info>
          <table:previous table:id="ct2905">
            <table:change-track-table-cell table:cell-address="'Compute Times'.E149" table:formula="of:=((([.$B$4]*[.D149])*0.8+0.2*([.$B$4]*[.$J$4]))/([.$E$4]*10^6))/3600" office:value-type="float" office:value="4.83170678314583"/>
          </table:previous>
        </table:cell-content-change>
        <table:cell-content-change table:id="ct3106">
          <table:cell-address table:column="4" table:row="149" table:table="1"/>
          <office:change-info>
            <dc:creator>Aick in der Au</dc:creator>
            <dc:date>2010-01-27T18:19:17.68</dc:date>
          </office:change-info>
          <table:previous table:id="ct2906">
            <table:change-track-table-cell table:cell-address="'Compute Times'.E150" table:formula="of:=((([.$B$4]*[.D150])*0.8+0.2*([.$B$4]*[.$J$4]))/([.$E$4]*10^6))/3600" office:value-type="float" office:value="4.78259748114583"/>
          </table:previous>
        </table:cell-content-change>
        <table:cell-content-change table:id="ct3107">
          <table:cell-address table:column="4" table:row="150" table:table="1"/>
          <office:change-info>
            <dc:creator>Aick in der Au</dc:creator>
            <dc:date>2010-01-27T18:19:17.68</dc:date>
          </office:change-info>
          <table:previous table:id="ct2907">
            <table:change-track-table-cell table:cell-address="'Compute Times'.E151" table:formula="of:=((([.$B$4]*[.D151])*0.8+0.2*([.$B$4]*[.$J$4]))/([.$E$4]*10^6))/3600" office:value-type="float" office:value="4.73402932847917"/>
          </table:previous>
        </table:cell-content-change>
        <table:cell-content-change table:id="ct3108">
          <table:cell-address table:column="4" table:row="151" table:table="1"/>
          <office:change-info>
            <dc:creator>Aick in der Au</dc:creator>
            <dc:date>2010-01-27T18:19:17.68</dc:date>
          </office:change-info>
          <table:previous table:id="ct2908">
            <table:change-track-table-cell table:cell-address="'Compute Times'.E152" table:formula="of:=((([.$B$4]*[.D152])*0.8+0.2*([.$B$4]*[.$J$4]))/([.$E$4]*10^6))/3600" office:value-type="float" office:value="4.68600232514583"/>
          </table:previous>
        </table:cell-content-change>
        <table:cell-content-change table:id="ct3109">
          <table:cell-address table:column="4" table:row="152" table:table="1"/>
          <office:change-info>
            <dc:creator>Aick in der Au</dc:creator>
            <dc:date>2010-01-27T18:19:17.68</dc:date>
          </office:change-info>
          <table:previous table:id="ct2909">
            <table:change-track-table-cell table:cell-address="'Compute Times'.E153" table:formula="of:=((([.$B$4]*[.D153])*0.8+0.2*([.$B$4]*[.$J$4]))/([.$E$4]*10^6))/3600" office:value-type="float" office:value="4.63851647114583"/>
          </table:previous>
        </table:cell-content-change>
        <table:cell-content-change table:id="ct3110">
          <table:cell-address table:column="4" table:row="153" table:table="1"/>
          <office:change-info>
            <dc:creator>Aick in der Au</dc:creator>
            <dc:date>2010-01-27T18:19:17.68</dc:date>
          </office:change-info>
          <table:previous table:id="ct2910">
            <table:change-track-table-cell table:cell-address="'Compute Times'.E154" table:formula="of:=((([.$B$4]*[.D154])*0.8+0.2*([.$B$4]*[.$J$4]))/([.$E$4]*10^6))/3600" office:value-type="float" office:value="4.59157176647917"/>
          </table:previous>
        </table:cell-content-change>
        <table:cell-content-change table:id="ct3111">
          <table:cell-address table:column="4" table:row="154" table:table="1"/>
          <office:change-info>
            <dc:creator>Aick in der Au</dc:creator>
            <dc:date>2010-01-27T18:19:17.68</dc:date>
          </office:change-info>
          <table:previous table:id="ct2911">
            <table:change-track-table-cell table:cell-address="'Compute Times'.E155" table:formula="of:=((([.$B$4]*[.D155])*0.8+0.2*([.$B$4]*[.$J$4]))/([.$E$4]*10^6))/3600" office:value-type="float" office:value="4.54516821114583"/>
          </table:previous>
        </table:cell-content-change>
        <table:cell-content-change table:id="ct3112">
          <table:cell-address table:column="4" table:row="155" table:table="1"/>
          <office:change-info>
            <dc:creator>Aick in der Au</dc:creator>
            <dc:date>2010-01-27T18:19:17.68</dc:date>
          </office:change-info>
          <table:previous table:id="ct2912">
            <table:change-track-table-cell table:cell-address="'Compute Times'.E156" table:formula="of:=((([.$B$4]*[.D156])*0.8+0.2*([.$B$4]*[.$J$4]))/([.$E$4]*10^6))/3600" office:value-type="float" office:value="4.47657753314583"/>
          </table:previous>
        </table:cell-content-change>
        <table:cell-content-change table:id="ct3113">
          <table:cell-address table:column="4" table:row="156" table:table="1"/>
          <office:change-info>
            <dc:creator>Aick in der Au</dc:creator>
            <dc:date>2010-01-27T18:19:17.68</dc:date>
          </office:change-info>
          <table:previous table:id="ct2913">
            <table:change-track-table-cell table:cell-address="'Compute Times'.E157" table:formula="of:=((([.$B$4]*[.D157])*0.8+0.2*([.$B$4]*[.$J$4]))/([.$E$4]*10^6))/3600" office:value-type="float" office:value="4.43152685114583"/>
          </table:previous>
        </table:cell-content-change>
        <table:cell-content-change table:id="ct3114">
          <table:cell-address table:column="4" table:row="157" table:table="1"/>
          <office:change-info>
            <dc:creator>Aick in der Au</dc:creator>
            <dc:date>2010-01-27T18:19:17.68</dc:date>
          </office:change-info>
          <table:previous table:id="ct2914">
            <table:change-track-table-cell table:cell-address="'Compute Times'.E158" table:formula="of:=((([.$B$4]*[.D158])*0.8+0.2*([.$B$4]*[.$J$4]))/([.$E$4]*10^6))/3600" office:value-type="float" office:value="4.38701731847917"/>
          </table:previous>
        </table:cell-content-change>
        <table:cell-content-change table:id="ct3115">
          <table:cell-address table:column="4" table:row="158" table:table="1"/>
          <office:change-info>
            <dc:creator>Aick in der Au</dc:creator>
            <dc:date>2010-01-27T18:19:17.68</dc:date>
          </office:change-info>
          <table:previous table:id="ct2915">
            <table:change-track-table-cell table:cell-address="'Compute Times'.E159" table:formula="of:=((([.$B$4]*[.D159])*0.8+0.2*([.$B$4]*[.$J$4]))/([.$E$4]*10^6))/3600" office:value-type="float" office:value="4.34304893514583"/>
          </table:previous>
        </table:cell-content-change>
        <table:cell-content-change table:id="ct3116">
          <table:cell-address table:column="4" table:row="159" table:table="1"/>
          <office:change-info>
            <dc:creator>Aick in der Au</dc:creator>
            <dc:date>2010-01-27T18:19:17.68</dc:date>
          </office:change-info>
          <table:previous table:id="ct2916">
            <table:change-track-table-cell table:cell-address="'Compute Times'.E160" table:formula="of:=((([.$B$4]*[.D160])*0.8+0.2*([.$B$4]*[.$J$4]))/([.$E$4]*10^6))/3600" office:value-type="float" office:value="4.29962170114583"/>
          </table:previous>
        </table:cell-content-change>
        <table:cell-content-change table:id="ct3117">
          <table:cell-address table:column="4" table:row="160" table:table="1"/>
          <office:change-info>
            <dc:creator>Aick in der Au</dc:creator>
            <dc:date>2010-01-27T18:19:17.68</dc:date>
          </office:change-info>
          <table:previous table:id="ct2917">
            <table:change-track-table-cell table:cell-address="'Compute Times'.E161" table:formula="of:=((([.$B$4]*[.D161])*0.8+0.2*([.$B$4]*[.$J$4]))/([.$E$4]*10^6))/3600" office:value-type="float" office:value="4.25673561647917"/>
          </table:previous>
        </table:cell-content-change>
        <table:cell-content-change table:id="ct3118">
          <table:cell-address table:column="4" table:row="161" table:table="1"/>
          <office:change-info>
            <dc:creator>Aick in der Au</dc:creator>
            <dc:date>2010-01-27T18:19:17.68</dc:date>
          </office:change-info>
          <table:previous table:id="ct2918">
            <table:change-track-table-cell table:cell-address="'Compute Times'.E162" table:formula="of:=((([.$B$4]*[.D162])*0.8+0.2*([.$B$4]*[.$J$4]))/([.$E$4]*10^6))/3600" office:value-type="float" office:value="4.19342114447917"/>
          </table:previous>
        </table:cell-content-change>
        <table:cell-content-change table:id="ct3119">
          <table:cell-address table:column="4" table:row="162" table:table="1"/>
          <office:change-info>
            <dc:creator>Aick in der Au</dc:creator>
            <dc:date>2010-01-27T18:19:17.68</dc:date>
          </office:change-info>
          <table:previous table:id="ct2919">
            <table:change-track-table-cell table:cell-address="'Compute Times'.E163" table:formula="of:=((([.$B$4]*[.D163])*0.8+0.2*([.$B$4]*[.$J$4]))/([.$E$4]*10^6))/3600" office:value-type="float" office:value="4.15188793314583"/>
          </table:previous>
        </table:cell-content-change>
        <table:cell-content-change table:id="ct3120">
          <table:cell-address table:column="4" table:row="163" table:table="1"/>
          <office:change-info>
            <dc:creator>Aick in der Au</dc:creator>
            <dc:date>2010-01-27T18:19:17.68</dc:date>
          </office:change-info>
          <table:previous table:id="ct2920">
            <table:change-track-table-cell table:cell-address="'Compute Times'.E164" table:formula="of:=((([.$B$4]*[.D164])*0.8+0.2*([.$B$4]*[.$J$4]))/([.$E$4]*10^6))/3600" office:value-type="float" office:value="4.11089587114583"/>
          </table:previous>
        </table:cell-content-change>
        <table:cell-content-change table:id="ct3121">
          <table:cell-address table:column="4" table:row="164" table:table="1"/>
          <office:change-info>
            <dc:creator>Aick in der Au</dc:creator>
            <dc:date>2010-01-27T18:19:17.68</dc:date>
          </office:change-info>
          <table:previous table:id="ct2921">
            <table:change-track-table-cell table:cell-address="'Compute Times'.E165" table:formula="of:=((([.$B$4]*[.D165])*0.8+0.2*([.$B$4]*[.$J$4]))/([.$E$4]*10^6))/3600" office:value-type="float" office:value="4.07044495847917"/>
          </table:previous>
        </table:cell-content-change>
        <table:cell-content-change table:id="ct3122">
          <table:cell-address table:column="4" table:row="165" table:table="1"/>
          <office:change-info>
            <dc:creator>Aick in der Au</dc:creator>
            <dc:date>2010-01-27T18:19:17.68</dc:date>
          </office:change-info>
          <table:previous table:id="ct2922">
            <table:change-track-table-cell table:cell-address="'Compute Times'.E166" table:formula="of:=((([.$B$4]*[.D166])*0.8+0.2*([.$B$4]*[.$J$4]))/([.$E$4]*10^6))/3600" office:value-type="float" office:value="4.03053519514583"/>
          </table:previous>
        </table:cell-content-change>
        <table:cell-content-change table:id="ct3123">
          <table:cell-address table:column="4" table:row="166" table:table="1"/>
          <office:change-info>
            <dc:creator>Aick in der Au</dc:creator>
            <dc:date>2010-01-27T18:19:17.68</dc:date>
          </office:change-info>
          <table:previous table:id="ct2923">
            <table:change-track-table-cell table:cell-address="'Compute Times'.E167" table:formula="of:=((([.$B$4]*[.D167])*0.8+0.2*([.$B$4]*[.$J$4]))/([.$E$4]*10^6))/3600" office:value-type="float" office:value="3.99116658114583"/>
          </table:previous>
        </table:cell-content-change>
        <table:cell-content-change table:id="ct3124">
          <table:cell-address table:column="4" table:row="167" table:table="1"/>
          <office:change-info>
            <dc:creator>Aick in der Au</dc:creator>
            <dc:date>2010-01-27T18:19:17.68</dc:date>
          </office:change-info>
          <table:previous table:id="ct2924">
            <table:change-track-table-cell table:cell-address="'Compute Times'.E168" table:formula="of:=((([.$B$4]*[.D168])*0.8+0.2*([.$B$4]*[.$J$4]))/([.$E$4]*10^6))/3600" office:value-type="float" office:value="3.95233911647917"/>
          </table:previous>
        </table:cell-content-change>
        <table:cell-content-change table:id="ct3125">
          <table:cell-address table:column="4" table:row="168" table:table="1"/>
          <office:change-info>
            <dc:creator>Aick in der Au</dc:creator>
            <dc:date>2010-01-27T18:19:17.68</dc:date>
          </office:change-info>
          <table:previous table:id="ct2925">
            <table:change-track-table-cell table:cell-address="'Compute Times'.E169" table:formula="of:=((([.$B$4]*[.D169])*0.8+0.2*([.$B$4]*[.$J$4]))/([.$E$4]*10^6))/3600" office:value-type="float" office:value="3.89511257447917"/>
          </table:previous>
        </table:cell-content-change>
        <table:cell-content-change table:id="ct3126">
          <table:cell-address table:column="4" table:row="169" table:table="1"/>
          <office:change-info>
            <dc:creator>Aick in der Au</dc:creator>
            <dc:date>2010-01-27T18:19:17.68</dc:date>
          </office:change-info>
          <table:previous table:id="ct2926">
            <table:change-track-table-cell table:cell-address="'Compute Times'.E170" table:formula="of:=((([.$B$4]*[.D170])*0.8+0.2*([.$B$4]*[.$J$4]))/([.$E$4]*10^6))/3600" office:value-type="float" office:value="3.85763798314583"/>
          </table:previous>
        </table:cell-content-change>
        <table:cell-content-change table:id="ct3127">
          <table:cell-address table:column="4" table:row="170" table:table="1"/>
          <office:change-info>
            <dc:creator>Aick in der Au</dc:creator>
            <dc:date>2010-01-27T18:19:17.68</dc:date>
          </office:change-info>
          <table:previous table:id="ct2927">
            <table:change-track-table-cell table:cell-address="'Compute Times'.E171" table:formula="of:=((([.$B$4]*[.D171])*0.8+0.2*([.$B$4]*[.$J$4]))/([.$E$4]*10^6))/3600" office:value-type="float" office:value="3.82070454114583"/>
          </table:previous>
        </table:cell-content-change>
        <table:cell-content-change table:id="ct3128">
          <table:cell-address table:column="4" table:row="171" table:table="1"/>
          <office:change-info>
            <dc:creator>Aick in der Au</dc:creator>
            <dc:date>2010-01-27T18:19:17.68</dc:date>
          </office:change-info>
          <table:previous table:id="ct2928">
            <table:change-track-table-cell table:cell-address="'Compute Times'.E172" table:formula="of:=((([.$B$4]*[.D172])*0.8+0.2*([.$B$4]*[.$J$4]))/([.$E$4]*10^6))/3600" office:value-type="float" office:value="3.78431224847917"/>
          </table:previous>
        </table:cell-content-change>
        <table:cell-content-change table:id="ct3129">
          <table:cell-address table:column="4" table:row="172" table:table="1"/>
          <office:change-info>
            <dc:creator>Aick in der Au</dc:creator>
            <dc:date>2010-01-27T18:19:17.68</dc:date>
          </office:change-info>
          <table:previous table:id="ct2929">
            <table:change-track-table-cell table:cell-address="'Compute Times'.E173" table:formula="of:=((([.$B$4]*[.D173])*0.8+0.2*([.$B$4]*[.$J$4]))/([.$E$4]*10^6))/3600" office:value-type="float" office:value="3.74846110514583"/>
          </table:previous>
        </table:cell-content-change>
        <table:cell-content-change table:id="ct3130">
          <table:cell-address table:column="4" table:row="173" table:table="1"/>
          <office:change-info>
            <dc:creator>Aick in der Au</dc:creator>
            <dc:date>2010-01-27T18:19:17.68</dc:date>
          </office:change-info>
          <table:previous table:id="ct2930">
            <table:change-track-table-cell table:cell-address="'Compute Times'.E174" table:formula="of:=((([.$B$4]*[.D174])*0.8+0.2*([.$B$4]*[.$J$4]))/([.$E$4]*10^6))/3600" office:value-type="float" office:value="3.71315111114583"/>
          </table:previous>
        </table:cell-content-change>
        <table:cell-content-change table:id="ct3131">
          <table:cell-address table:column="4" table:row="174" table:table="1"/>
          <office:change-info>
            <dc:creator>Aick in der Au</dc:creator>
            <dc:date>2010-01-27T18:19:17.68</dc:date>
          </office:change-info>
          <table:previous table:id="ct2931">
            <table:change-track-table-cell table:cell-address="'Compute Times'.E175" table:formula="of:=((([.$B$4]*[.D175])*0.8+0.2*([.$B$4]*[.$J$4]))/([.$E$4]*10^6))/3600" office:value-type="float" office:value="3.67838226647917"/>
          </table:previous>
        </table:cell-content-change>
        <table:cell-content-change table:id="ct3132">
          <table:cell-address table:column="4" table:row="175" table:table="1"/>
          <office:change-info>
            <dc:creator>Aick in der Au</dc:creator>
            <dc:date>2010-01-27T18:19:17.68</dc:date>
          </office:change-info>
          <table:previous table:id="ct2932">
            <table:change-track-table-cell table:cell-address="'Compute Times'.E176" table:formula="of:=((([.$B$4]*[.D176])*0.8+0.2*([.$B$4]*[.$J$4]))/([.$E$4]*10^6))/3600" office:value-type="float" office:value="3.62724365447917"/>
          </table:previous>
        </table:cell-content-change>
        <table:cell-content-change table:id="ct3133">
          <table:cell-address table:column="4" table:row="176" table:table="1"/>
          <office:change-info>
            <dc:creator>Aick in der Au</dc:creator>
            <dc:date>2010-01-27T18:19:17.68</dc:date>
          </office:change-info>
          <table:previous table:id="ct2933">
            <table:change-track-table-cell table:cell-address="'Compute Times'.E177" table:formula="of:=((([.$B$4]*[.D177])*0.8+0.2*([.$B$4]*[.$J$4]))/([.$E$4]*10^6))/3600" office:value-type="float" office:value="3.59382768314583"/>
          </table:previous>
        </table:cell-content-change>
        <table:cell-content-change table:id="ct3134">
          <table:cell-address table:column="4" table:row="177" table:table="1"/>
          <office:change-info>
            <dc:creator>Aick in der Au</dc:creator>
            <dc:date>2010-01-27T18:19:17.68</dc:date>
          </office:change-info>
          <table:previous table:id="ct2934">
            <table:change-track-table-cell table:cell-address="'Compute Times'.E178" table:formula="of:=((([.$B$4]*[.D178])*0.8+0.2*([.$B$4]*[.$J$4]))/([.$E$4]*10^6))/3600" office:value-type="float" office:value="3.56095286114583"/>
          </table:previous>
        </table:cell-content-change>
        <table:cell-content-change table:id="ct3135">
          <table:cell-address table:column="4" table:row="178" table:table="1"/>
          <office:change-info>
            <dc:creator>Aick in der Au</dc:creator>
            <dc:date>2010-01-27T18:19:17.68</dc:date>
          </office:change-info>
          <table:previous table:id="ct2935">
            <table:change-track-table-cell table:cell-address="'Compute Times'.E179" table:formula="of:=((([.$B$4]*[.D179])*0.8+0.2*([.$B$4]*[.$J$4]))/([.$E$4]*10^6))/3600" office:value-type="float" office:value="3.52861918847917"/>
          </table:previous>
        </table:cell-content-change>
        <table:cell-content-change table:id="ct3136">
          <table:cell-address table:column="4" table:row="179" table:table="1"/>
          <office:change-info>
            <dc:creator>Aick in der Au</dc:creator>
            <dc:date>2010-01-27T18:19:17.68</dc:date>
          </office:change-info>
          <table:previous table:id="ct2936">
            <table:change-track-table-cell table:cell-address="'Compute Times'.E180" table:formula="of:=((([.$B$4]*[.D180])*0.8+0.2*([.$B$4]*[.$J$4]))/([.$E$4]*10^6))/3600" office:value-type="float" office:value="3.49682666514583"/>
          </table:previous>
        </table:cell-content-change>
        <table:cell-content-change table:id="ct3137">
          <table:cell-address table:column="4" table:row="180" table:table="1"/>
          <office:change-info>
            <dc:creator>Aick in der Au</dc:creator>
            <dc:date>2010-01-27T18:19:17.68</dc:date>
          </office:change-info>
          <table:previous table:id="ct2937">
            <table:change-track-table-cell table:cell-address="'Compute Times'.E181" table:formula="of:=((([.$B$4]*[.D181])*0.8+0.2*([.$B$4]*[.$J$4]))/([.$E$4]*10^6))/3600" office:value-type="float" office:value="3.46557529114583"/>
          </table:previous>
        </table:cell-content-change>
        <table:cell-content-change table:id="ct3138">
          <table:cell-address table:column="4" table:row="181" table:table="1"/>
          <office:change-info>
            <dc:creator>Aick in der Au</dc:creator>
            <dc:date>2010-01-27T18:19:17.68</dc:date>
          </office:change-info>
          <table:previous table:id="ct2938">
            <table:change-track-table-cell table:cell-address="'Compute Times'.E182" table:formula="of:=((([.$B$4]*[.D182])*0.8+0.2*([.$B$4]*[.$J$4]))/([.$E$4]*10^6))/3600" office:value-type="float" office:value="3.43486506647917"/>
          </table:previous>
        </table:cell-content-change>
        <table:cell-content-change table:id="ct3139">
          <table:cell-address table:column="4" table:row="182" table:table="1"/>
          <office:change-info>
            <dc:creator>Aick in der Au</dc:creator>
            <dc:date>2010-01-27T18:19:17.68</dc:date>
          </office:change-info>
          <table:previous table:id="ct2939">
            <table:change-track-table-cell table:cell-address="'Compute Times'.E183" table:formula="of:=((([.$B$4]*[.D183])*0.8+0.2*([.$B$4]*[.$J$4]))/([.$E$4]*10^6))/3600" office:value-type="float" office:value="3.38981438447917"/>
          </table:previous>
        </table:cell-content-change>
        <table:cell-content-change table:id="ct3140">
          <table:cell-address table:column="4" table:row="183" table:table="1"/>
          <office:change-info>
            <dc:creator>Aick in der Au</dc:creator>
            <dc:date>2010-01-27T18:19:17.68</dc:date>
          </office:change-info>
          <table:previous table:id="ct2940">
            <table:change-track-table-cell table:cell-address="'Compute Times'.E184" table:formula="of:=((([.$B$4]*[.D184])*0.8+0.2*([.$B$4]*[.$J$4]))/([.$E$4]*10^6))/3600" office:value-type="float" office:value="3.36045703314583"/>
          </table:previous>
        </table:cell-content-change>
        <table:cell-content-change table:id="ct3141">
          <table:cell-address table:column="4" table:row="184" table:table="1"/>
          <office:change-info>
            <dc:creator>Aick in der Au</dc:creator>
            <dc:date>2010-01-27T18:19:17.68</dc:date>
          </office:change-info>
          <table:previous table:id="ct2941">
            <table:change-track-table-cell table:cell-address="'Compute Times'.E185" table:formula="of:=((([.$B$4]*[.D185])*0.8+0.2*([.$B$4]*[.$J$4]))/([.$E$4]*10^6))/3600" office:value-type="float" office:value="3.33164083114583"/>
          </table:previous>
        </table:cell-content-change>
        <table:cell-content-change table:id="ct3142">
          <table:cell-address table:column="4" table:row="185" table:table="1"/>
          <office:change-info>
            <dc:creator>Aick in der Au</dc:creator>
            <dc:date>2010-01-27T18:19:17.68</dc:date>
          </office:change-info>
          <table:previous table:id="ct2942">
            <table:change-track-table-cell table:cell-address="'Compute Times'.E186" table:formula="of:=((([.$B$4]*[.D186])*0.8+0.2*([.$B$4]*[.$J$4]))/([.$E$4]*10^6))/3600" office:value-type="float" office:value="3.30336577847917"/>
          </table:previous>
        </table:cell-content-change>
        <table:cell-content-change table:id="ct3143">
          <table:cell-address table:column="4" table:row="186" table:table="1"/>
          <office:change-info>
            <dc:creator>Aick in der Au</dc:creator>
            <dc:date>2010-01-27T18:19:17.68</dc:date>
          </office:change-info>
          <table:previous table:id="ct2943">
            <table:change-track-table-cell table:cell-address="'Compute Times'.E187" table:formula="of:=((([.$B$4]*[.D187])*0.8+0.2*([.$B$4]*[.$J$4]))/([.$E$4]*10^6))/3600" office:value-type="float" office:value="3.27563187514583"/>
          </table:previous>
        </table:cell-content-change>
        <table:cell-content-change table:id="ct3144">
          <table:cell-address table:column="4" table:row="187" table:table="1"/>
          <office:change-info>
            <dc:creator>Aick in der Au</dc:creator>
            <dc:date>2010-01-27T18:19:17.68</dc:date>
          </office:change-info>
          <table:previous table:id="ct2944">
            <table:change-track-table-cell table:cell-address="'Compute Times'.E188" table:formula="of:=((([.$B$4]*[.D188])*0.8+0.2*([.$B$4]*[.$J$4]))/([.$E$4]*10^6))/3600" office:value-type="float" office:value="3.24843912114583"/>
          </table:previous>
        </table:cell-content-change>
        <table:cell-content-change table:id="ct3145">
          <table:cell-address table:column="4" table:row="188" table:table="1"/>
          <office:change-info>
            <dc:creator>Aick in der Au</dc:creator>
            <dc:date>2010-01-27T18:19:17.68</dc:date>
          </office:change-info>
          <table:previous table:id="ct2945">
            <table:change-track-table-cell table:cell-address="'Compute Times'.E189" table:formula="of:=((([.$B$4]*[.D189])*0.8+0.2*([.$B$4]*[.$J$4]))/([.$E$4]*10^6))/3600" office:value-type="float" office:value="3.20866464514583"/>
          </table:previous>
        </table:cell-content-change>
        <table:cell-content-change table:id="ct3146">
          <table:cell-address table:column="4" table:row="189" table:table="1"/>
          <office:change-info>
            <dc:creator>Aick in der Au</dc:creator>
            <dc:date>2010-01-27T18:19:17.68</dc:date>
          </office:change-info>
          <table:previous table:id="ct2946">
            <table:change-track-table-cell table:cell-address="'Compute Times'.E190" table:formula="of:=((([.$B$4]*[.D190])*0.8+0.2*([.$B$4]*[.$J$4]))/([.$E$4]*10^6))/3600" office:value-type="float" office:value="3.18282476447917"/>
          </table:previous>
        </table:cell-content-change>
        <table:cell-content-change table:id="ct3147">
          <table:cell-address table:column="4" table:row="190" table:table="1"/>
          <office:change-info>
            <dc:creator>Aick in der Au</dc:creator>
            <dc:date>2010-01-27T18:19:17.68</dc:date>
          </office:change-info>
          <table:previous table:id="ct2947">
            <table:change-track-table-cell table:cell-address="'Compute Times'.E191" table:formula="of:=((([.$B$4]*[.D191])*0.8+0.2*([.$B$4]*[.$J$4]))/([.$E$4]*10^6))/3600" office:value-type="float" office:value="3.15752603314583"/>
          </table:previous>
        </table:cell-content-change>
        <table:cell-content-change table:id="ct3148">
          <table:cell-address table:column="4" table:row="191" table:table="1"/>
          <office:change-info>
            <dc:creator>Aick in der Au</dc:creator>
            <dc:date>2010-01-27T18:19:17.68</dc:date>
          </office:change-info>
          <table:previous table:id="ct2948">
            <table:change-track-table-cell table:cell-address="'Compute Times'.E192" table:formula="of:=((([.$B$4]*[.D192])*0.8+0.2*([.$B$4]*[.$J$4]))/([.$E$4]*10^6))/3600" office:value-type="float" office:value="3.13276845114583"/>
          </table:previous>
        </table:cell-content-change>
        <table:cell-content-change table:id="ct3149">
          <table:cell-address table:column="4" table:row="192" table:table="1"/>
          <office:change-info>
            <dc:creator>Aick in der Au</dc:creator>
            <dc:date>2010-01-27T18:19:17.68</dc:date>
          </office:change-info>
          <table:previous table:id="ct2949">
            <table:change-track-table-cell table:cell-address="'Compute Times'.E193" table:formula="of:=((([.$B$4]*[.D193])*0.8+0.2*([.$B$4]*[.$J$4]))/([.$E$4]*10^6))/3600" office:value-type="float" office:value="3.10855201847917"/>
          </table:previous>
        </table:cell-content-change>
        <table:cell-content-change table:id="ct3150">
          <table:cell-address table:column="4" table:row="193" table:table="1"/>
          <office:change-info>
            <dc:creator>Aick in der Au</dc:creator>
            <dc:date>2010-01-27T18:19:17.68</dc:date>
          </office:change-info>
          <table:previous table:id="ct2950">
            <table:change-track-table-cell table:cell-address="'Compute Times'.E194" table:formula="of:=((([.$B$4]*[.D194])*0.8+0.2*([.$B$4]*[.$J$4]))/([.$E$4]*10^6))/3600" office:value-type="float" office:value="3.08487673514583"/>
          </table:previous>
        </table:cell-content-change>
        <table:cell-content-change table:id="ct3151">
          <table:cell-address table:column="4" table:row="194" table:table="1"/>
          <office:change-info>
            <dc:creator>Aick in der Au</dc:creator>
            <dc:date>2010-01-27T18:19:17.68</dc:date>
          </office:change-info>
          <table:previous table:id="ct2951">
            <table:change-track-table-cell table:cell-address="'Compute Times'.E195" table:formula="of:=((([.$B$4]*[.D195])*0.8+0.2*([.$B$4]*[.$J$4]))/([.$E$4]*10^6))/3600" office:value-type="float" office:value="3.06174260114583"/>
          </table:previous>
        </table:cell-content-change>
        <table:cell-content-change table:id="ct3152">
          <table:cell-address table:column="4" table:row="195" table:table="1"/>
          <office:change-info>
            <dc:creator>Aick in der Au</dc:creator>
            <dc:date>2010-01-27T18:19:17.68</dc:date>
          </office:change-info>
          <table:previous table:id="ct2952">
            <table:change-track-table-cell table:cell-address="'Compute Times'.E196" table:formula="of:=((([.$B$4]*[.D196])*0.8+0.2*([.$B$4]*[.$J$4]))/([.$E$4]*10^6))/3600" office:value-type="float" office:value="3.02805605514583"/>
          </table:previous>
        </table:cell-content-change>
        <table:cell-content-change table:id="ct3153">
          <table:cell-address table:column="4" table:row="196" table:table="1"/>
          <office:change-info>
            <dc:creator>Aick in der Au</dc:creator>
            <dc:date>2010-01-27T18:19:17.68</dc:date>
          </office:change-info>
          <table:previous table:id="ct2953">
            <table:change-track-table-cell table:cell-address="'Compute Times'.E197" table:formula="of:=((([.$B$4]*[.D197])*0.8+0.2*([.$B$4]*[.$J$4]))/([.$E$4]*10^6))/3600" office:value-type="float" office:value="3.00627479447917"/>
          </table:previous>
        </table:cell-content-change>
        <table:cell-content-change table:id="ct3154">
          <table:cell-address table:column="4" table:row="197" table:table="1"/>
          <office:change-info>
            <dc:creator>Aick in der Au</dc:creator>
            <dc:date>2010-01-27T18:19:17.68</dc:date>
          </office:change-info>
          <table:previous table:id="ct2954">
            <table:change-track-table-cell table:cell-address="'Compute Times'.E198" table:formula="of:=((([.$B$4]*[.D198])*0.8+0.2*([.$B$4]*[.$J$4]))/([.$E$4]*10^6))/3600" office:value-type="float" office:value="2.98503468314583"/>
          </table:previous>
        </table:cell-content-change>
        <table:cell-content-change table:id="ct3155">
          <table:cell-address table:column="4" table:row="198" table:table="1"/>
          <office:change-info>
            <dc:creator>Aick in der Au</dc:creator>
            <dc:date>2010-01-27T18:19:17.68</dc:date>
          </office:change-info>
          <table:previous table:id="ct2955">
            <table:change-track-table-cell table:cell-address="'Compute Times'.E199" table:formula="of:=((([.$B$4]*[.D199])*0.8+0.2*([.$B$4]*[.$J$4]))/([.$E$4]*10^6))/3600" office:value-type="float" office:value="2.96433572114583"/>
          </table:previous>
        </table:cell-content-change>
        <table:cell-content-change table:id="ct3156">
          <table:cell-address table:column="4" table:row="199" table:table="1"/>
          <office:change-info>
            <dc:creator>Aick in der Au</dc:creator>
            <dc:date>2010-01-27T18:19:17.68</dc:date>
          </office:change-info>
          <table:previous table:id="ct2956">
            <table:change-track-table-cell table:cell-address="'Compute Times'.E200" table:formula="of:=((([.$B$4]*[.D200])*0.8+0.2*([.$B$4]*[.$J$4]))/([.$E$4]*10^6))/3600" office:value-type="float" office:value="2.94417790847917"/>
          </table:previous>
        </table:cell-content-change>
        <table:cell-content-change table:id="ct3157">
          <table:cell-address table:column="4" table:row="200" table:table="1"/>
          <office:change-info>
            <dc:creator>Aick in der Au</dc:creator>
            <dc:date>2010-01-27T18:19:17.68</dc:date>
          </office:change-info>
          <table:previous table:id="ct2957">
            <table:change-track-table-cell table:cell-address="'Compute Times'.E201" table:formula="of:=((([.$B$4]*[.D201])*0.8+0.2*([.$B$4]*[.$J$4]))/([.$E$4]*10^6))/3600" office:value-type="float" office:value="2.92456124514583"/>
          </table:previous>
        </table:cell-content-change>
        <table:cell-content-change table:id="ct3158">
          <table:cell-address table:column="4" table:row="201" table:table="1"/>
          <office:change-info>
            <dc:creator>Aick in der Au</dc:creator>
            <dc:date>2010-01-27T18:19:17.68</dc:date>
          </office:change-info>
          <table:previous table:id="ct2958">
            <table:change-track-table-cell table:cell-address="'Compute Times'.E202" table:formula="of:=((([.$B$4]*[.D202])*0.8+0.2*([.$B$4]*[.$J$4]))/([.$E$4]*10^6))/3600" office:value-type="float" office:value="2.90548573114583"/>
          </table:previous>
        </table:cell-content-change>
        <table:cell-content-change table:id="ct3159">
          <table:cell-address table:column="4" table:row="202" table:table="1"/>
          <office:change-info>
            <dc:creator>Aick in der Au</dc:creator>
            <dc:date>2010-01-27T18:19:17.68</dc:date>
          </office:change-info>
          <table:previous table:id="ct2959">
            <table:change-track-table-cell table:cell-address="'Compute Times'.E203" table:formula="of:=((([.$B$4]*[.D203])*0.8+0.2*([.$B$4]*[.$J$4]))/([.$E$4]*10^6))/3600" office:value-type="float" office:value="2.87788711514583"/>
          </table:previous>
        </table:cell-content-change>
        <table:cell-content-change table:id="ct3160">
          <table:cell-address table:column="4" table:row="203" table:table="1"/>
          <office:change-info>
            <dc:creator>Aick in der Au</dc:creator>
            <dc:date>2010-01-27T18:19:17.68</dc:date>
          </office:change-info>
          <table:previous table:id="ct2960">
            <table:change-track-table-cell table:cell-address="'Compute Times'.E204" table:formula="of:=((([.$B$4]*[.D204])*0.8+0.2*([.$B$4]*[.$J$4]))/([.$E$4]*10^6))/3600" office:value-type="float" office:value="2.86016447447917"/>
          </table:previous>
        </table:cell-content-change>
        <table:cell-content-change table:id="ct3161">
          <table:cell-address table:column="4" table:row="204" table:table="1"/>
          <office:change-info>
            <dc:creator>Aick in der Au</dc:creator>
            <dc:date>2010-01-27T18:19:17.68</dc:date>
          </office:change-info>
          <table:previous table:id="ct2961">
            <table:change-track-table-cell table:cell-address="'Compute Times'.E205" table:formula="of:=((([.$B$4]*[.D205])*0.8+0.2*([.$B$4]*[.$J$4]))/([.$E$4]*10^6))/3600" office:value-type="float" office:value="2.84298298314583"/>
          </table:previous>
        </table:cell-content-change>
        <table:cell-content-change table:id="ct3162">
          <table:cell-address table:column="4" table:row="205" table:table="1"/>
          <office:change-info>
            <dc:creator>Aick in der Au</dc:creator>
            <dc:date>2010-01-27T18:19:17.68</dc:date>
          </office:change-info>
          <table:previous table:id="ct2962">
            <table:change-track-table-cell table:cell-address="'Compute Times'.E206" table:formula="of:=((([.$B$4]*[.D206])*0.8+0.2*([.$B$4]*[.$J$4]))/([.$E$4]*10^6))/3600" office:value-type="float" office:value="2.82634264114583"/>
          </table:previous>
        </table:cell-content-change>
        <table:cell-content-change table:id="ct3163">
          <table:cell-address table:column="4" table:row="206" table:table="1"/>
          <office:change-info>
            <dc:creator>Aick in der Au</dc:creator>
            <dc:date>2010-01-27T18:19:17.68</dc:date>
          </office:change-info>
          <table:previous table:id="ct2963">
            <table:change-track-table-cell table:cell-address="'Compute Times'.E207" table:formula="of:=((([.$B$4]*[.D207])*0.8+0.2*([.$B$4]*[.$J$4]))/([.$E$4]*10^6))/3600" office:value-type="float" office:value="2.81024344847917"/>
          </table:previous>
        </table:cell-content-change>
        <table:cell-content-change table:id="ct3164">
          <table:cell-address table:column="4" table:row="207" table:table="1"/>
          <office:change-info>
            <dc:creator>Aick in der Au</dc:creator>
            <dc:date>2010-01-27T18:19:17.68</dc:date>
          </office:change-info>
          <table:previous table:id="ct2964">
            <table:change-track-table-cell table:cell-address="'Compute Times'.E208" table:formula="of:=((([.$B$4]*[.D208])*0.8+0.2*([.$B$4]*[.$J$4]))/([.$E$4]*10^6))/3600" office:value-type="float" office:value="2.79468540514583"/>
          </table:previous>
        </table:cell-content-change>
        <table:cell-content-change table:id="ct3165">
          <table:cell-address table:column="4" table:row="208" table:table="1"/>
          <office:change-info>
            <dc:creator>Aick in der Au</dc:creator>
            <dc:date>2010-01-27T18:19:17.68</dc:date>
          </office:change-info>
          <table:previous table:id="ct2965">
            <table:change-track-table-cell table:cell-address="'Compute Times'.E209" table:formula="of:=((([.$B$4]*[.D209])*0.8+0.2*([.$B$4]*[.$J$4]))/([.$E$4]*10^6))/3600" office:value-type="float" office:value="2.77966851114583"/>
          </table:previous>
        </table:cell-content-change>
        <table:cell-content-change table:id="ct3166">
          <table:cell-address table:column="4" table:row="209" table:table="1"/>
          <office:change-info>
            <dc:creator>Aick in der Au</dc:creator>
            <dc:date>2010-01-27T18:19:17.68</dc:date>
          </office:change-info>
          <table:previous table:id="ct2966">
            <table:change-track-table-cell table:cell-address="'Compute Times'.E210" table:formula="of:=((([.$B$4]*[.D210])*0.8+0.2*([.$B$4]*[.$J$4]))/([.$E$4]*10^6))/3600" office:value-type="float" office:value="2.75815782514583"/>
          </table:previous>
        </table:cell-content-change>
        <table:cell-content-change table:id="ct3167">
          <table:cell-address table:column="4" table:row="210" table:table="1"/>
          <office:change-info>
            <dc:creator>Aick in der Au</dc:creator>
            <dc:date>2010-01-27T18:19:17.68</dc:date>
          </office:change-info>
          <table:previous table:id="ct2967">
            <table:change-track-table-cell table:cell-address="'Compute Times'.E211" table:formula="of:=((([.$B$4]*[.D211])*0.8+0.2*([.$B$4]*[.$J$4]))/([.$E$4]*10^6))/3600" office:value-type="float" office:value="2.74449380447917"/>
          </table:previous>
        </table:cell-content-change>
        <table:cell-content-change table:id="ct3168">
          <table:cell-address table:column="4" table:row="211" table:table="1"/>
          <office:change-info>
            <dc:creator>Aick in der Au</dc:creator>
            <dc:date>2010-01-27T18:19:17.68</dc:date>
          </office:change-info>
          <table:previous table:id="ct2968">
            <table:change-track-table-cell table:cell-address="'Compute Times'.E212" table:formula="of:=((([.$B$4]*[.D212])*0.8+0.2*([.$B$4]*[.$J$4]))/([.$E$4]*10^6))/3600" office:value-type="float" office:value="2.73137093314583"/>
          </table:previous>
        </table:cell-content-change>
        <table:cell-content-change table:id="ct3169">
          <table:cell-address table:column="4" table:row="212" table:table="1"/>
          <office:change-info>
            <dc:creator>Aick in der Au</dc:creator>
            <dc:date>2010-01-27T18:19:17.68</dc:date>
          </office:change-info>
          <table:previous table:id="ct2969">
            <table:change-track-table-cell table:cell-address="'Compute Times'.E213" table:formula="of:=((([.$B$4]*[.D213])*0.8+0.2*([.$B$4]*[.$J$4]))/([.$E$4]*10^6))/3600" office:value-type="float" office:value="2.71878921114583"/>
          </table:previous>
        </table:cell-content-change>
        <table:cell-content-change table:id="ct3170">
          <table:cell-address table:column="4" table:row="213" table:table="1"/>
          <office:change-info>
            <dc:creator>Aick in der Au</dc:creator>
            <dc:date>2010-01-27T18:19:17.68</dc:date>
          </office:change-info>
          <table:previous table:id="ct2970">
            <table:change-track-table-cell table:cell-address="'Compute Times'.E214" table:formula="of:=((([.$B$4]*[.D214])*0.8+0.2*([.$B$4]*[.$J$4]))/([.$E$4]*10^6))/3600" office:value-type="float" office:value="2.70674863847917"/>
          </table:previous>
        </table:cell-content-change>
        <table:cell-content-change table:id="ct3171">
          <table:cell-address table:column="4" table:row="214" table:table="1"/>
          <office:change-info>
            <dc:creator>Aick in der Au</dc:creator>
            <dc:date>2010-01-27T18:19:17.68</dc:date>
          </office:change-info>
          <table:previous table:id="ct2971">
            <table:change-track-table-cell table:cell-address="'Compute Times'.E215" table:formula="of:=((([.$B$4]*[.D215])*0.8+0.2*([.$B$4]*[.$J$4]))/([.$E$4]*10^6))/3600" office:value-type="float" office:value="2.69524921514583"/>
          </table:previous>
        </table:cell-content-change>
        <table:cell-content-change table:id="ct3172">
          <table:cell-address table:column="4" table:row="215" table:table="1"/>
          <office:change-info>
            <dc:creator>Aick in der Au</dc:creator>
            <dc:date>2010-01-27T18:19:17.68</dc:date>
          </office:change-info>
          <table:previous table:id="ct2972">
            <table:change-track-table-cell table:cell-address="'Compute Times'.E216" table:formula="of:=((([.$B$4]*[.D216])*0.8+0.2*([.$B$4]*[.$J$4]))/([.$E$4]*10^6))/3600" office:value-type="float" office:value="2.68429094114583"/>
          </table:previous>
        </table:cell-content-change>
        <table:cell-content-change table:id="ct3173">
          <table:cell-address table:column="4" table:row="216" table:table="1"/>
          <office:change-info>
            <dc:creator>Aick in der Au</dc:creator>
            <dc:date>2010-01-27T18:19:17.68</dc:date>
          </office:change-info>
          <table:previous table:id="ct2973">
            <table:change-track-table-cell table:cell-address="'Compute Times'.E217" table:formula="of:=((([.$B$4]*[.D217])*0.8+0.2*([.$B$4]*[.$J$4]))/([.$E$4]*10^6))/3600" office:value-type="float" office:value="2.66886818514583"/>
          </table:previous>
        </table:cell-content-change>
        <table:cell-content-change table:id="ct3174">
          <table:cell-address table:column="4" table:row="217" table:table="1"/>
          <office:change-info>
            <dc:creator>Aick in der Au</dc:creator>
            <dc:date>2010-01-27T18:19:17.68</dc:date>
          </office:change-info>
          <table:previous table:id="ct2974">
            <table:change-track-table-cell table:cell-address="'Compute Times'.E218" table:formula="of:=((([.$B$4]*[.D218])*0.8+0.2*([.$B$4]*[.$J$4]))/([.$E$4]*10^6))/3600" office:value-type="float" office:value="2.65926278447917"/>
          </table:previous>
        </table:cell-content-change>
        <table:cell-content-change table:id="ct3175">
          <table:cell-address table:column="4" table:row="218" table:table="1"/>
          <office:change-info>
            <dc:creator>Aick in der Au</dc:creator>
            <dc:date>2010-01-27T18:19:17.68</dc:date>
          </office:change-info>
          <table:previous table:id="ct2975">
            <table:change-track-table-cell table:cell-address="'Compute Times'.E219" table:formula="of:=((([.$B$4]*[.D219])*0.8+0.2*([.$B$4]*[.$J$4]))/([.$E$4]*10^6))/3600" office:value-type="float" office:value="2.65019853314583"/>
          </table:previous>
        </table:cell-content-change>
        <table:cell-content-change table:id="ct3176">
          <table:cell-address table:column="4" table:row="219" table:table="1"/>
          <office:change-info>
            <dc:creator>Aick in der Au</dc:creator>
            <dc:date>2010-01-27T18:19:17.68</dc:date>
          </office:change-info>
          <table:previous table:id="ct2976">
            <table:change-track-table-cell table:cell-address="'Compute Times'.E220" table:formula="of:=((([.$B$4]*[.D220])*0.8+0.2*([.$B$4]*[.$J$4]))/([.$E$4]*10^6))/3600" office:value-type="float" office:value="2.64167543114583"/>
          </table:previous>
        </table:cell-content-change>
        <table:cell-content-change table:id="ct3177">
          <table:cell-address table:column="4" table:row="220" table:table="1"/>
          <office:change-info>
            <dc:creator>Aick in der Au</dc:creator>
            <dc:date>2010-01-27T18:19:17.68</dc:date>
          </office:change-info>
          <table:previous table:id="ct2977">
            <table:change-track-table-cell table:cell-address="'Compute Times'.E221" table:formula="of:=((([.$B$4]*[.D221])*0.8+0.2*([.$B$4]*[.$J$4]))/([.$E$4]*10^6))/3600" office:value-type="float" office:value="2.63369347847917"/>
          </table:previous>
        </table:cell-content-change>
        <table:cell-content-change table:id="ct3178">
          <table:cell-address table:column="4" table:row="221" table:table="1"/>
          <office:change-info>
            <dc:creator>Aick in der Au</dc:creator>
            <dc:date>2010-01-27T18:19:17.68</dc:date>
          </office:change-info>
          <table:previous table:id="ct2978">
            <table:change-track-table-cell table:cell-address="'Compute Times'.E222" table:formula="of:=((([.$B$4]*[.D222])*0.8+0.2*([.$B$4]*[.$J$4]))/([.$E$4]*10^6))/3600" office:value-type="float" office:value="2.62625267514583"/>
          </table:previous>
        </table:cell-content-change>
        <table:cell-content-change table:id="ct3179">
          <table:cell-address table:column="4" table:row="222" table:table="1"/>
          <office:change-info>
            <dc:creator>Aick in der Au</dc:creator>
            <dc:date>2010-01-27T18:19:17.68</dc:date>
          </office:change-info>
          <table:previous table:id="ct2979">
            <table:change-track-table-cell table:cell-address="'Compute Times'.E223" table:formula="of:=((([.$B$4]*[.D223])*0.8+0.2*([.$B$4]*[.$J$4]))/([.$E$4]*10^6))/3600" office:value-type="float" office:value="2.61610612514583"/>
          </table:previous>
        </table:cell-content-change>
        <table:cell-content-change table:id="ct3180">
          <table:cell-address table:column="4" table:row="223" table:table="1"/>
          <office:change-info>
            <dc:creator>Aick in der Au</dc:creator>
            <dc:date>2010-01-27T18:19:17.68</dc:date>
          </office:change-info>
          <table:previous table:id="ct2980">
            <table:change-track-table-cell table:cell-address="'Compute Times'.E224" table:formula="of:=((([.$B$4]*[.D224])*0.8+0.2*([.$B$4]*[.$J$4]))/([.$E$4]*10^6))/3600" office:value-type="float" office:value="2.61001819514583"/>
          </table:previous>
        </table:cell-content-change>
        <table:cell-content-change table:id="ct3181">
          <table:cell-address table:column="4" table:row="224" table:table="1"/>
          <office:change-info>
            <dc:creator>Aick in der Au</dc:creator>
            <dc:date>2010-01-27T18:19:17.70</dc:date>
          </office:change-info>
          <table:previous table:id="ct2981">
            <table:change-track-table-cell table:cell-address="'Compute Times'.E225" table:formula="of:=((([.$B$4]*[.D225])*0.8+0.2*([.$B$4]*[.$J$4]))/([.$E$4]*10^6))/3600" office:value-type="float" office:value="2.60447141447917"/>
          </table:previous>
        </table:cell-content-change>
        <table:cell-content-change table:id="ct3182">
          <table:cell-address table:column="4" table:row="225" table:table="1"/>
          <office:change-info>
            <dc:creator>Aick in der Au</dc:creator>
            <dc:date>2010-01-27T18:19:17.70</dc:date>
          </office:change-info>
          <table:previous table:id="ct2982">
            <table:change-track-table-cell table:cell-address="'Compute Times'.E226" table:formula="of:=((([.$B$4]*[.D226])*0.8+0.2*([.$B$4]*[.$J$4]))/([.$E$4]*10^6))/3600" office:value-type="float" office:value="2.59946578314583"/>
          </table:previous>
        </table:cell-content-change>
        <table:cell-content-change table:id="ct3183">
          <table:cell-address table:column="4" table:row="226" table:table="1"/>
          <office:change-info>
            <dc:creator>Aick in der Au</dc:creator>
            <dc:date>2010-01-27T18:19:17.70</dc:date>
          </office:change-info>
          <table:previous table:id="ct2983">
            <table:change-track-table-cell table:cell-address="'Compute Times'.E227" table:formula="of:=((([.$B$4]*[.D227])*0.8+0.2*([.$B$4]*[.$J$4]))/([.$E$4]*10^6))/3600" office:value-type="float" office:value="2.59500130114583"/>
          </table:previous>
        </table:cell-content-change>
        <table:cell-content-change table:id="ct3184">
          <table:cell-address table:column="4" table:row="227" table:table="1"/>
          <office:change-info>
            <dc:creator>Aick in der Au</dc:creator>
            <dc:date>2010-01-27T18:19:17.70</dc:date>
          </office:change-info>
          <table:previous table:id="ct2984">
            <table:change-track-table-cell table:cell-address="'Compute Times'.E228" table:formula="of:=((([.$B$4]*[.D228])*0.8+0.2*([.$B$4]*[.$J$4]))/([.$E$4]*10^6))/3600" office:value-type="float" office:value="2.59107796847917"/>
          </table:previous>
        </table:cell-content-change>
        <table:cell-content-change table:id="ct3185">
          <table:cell-address table:column="4" table:row="228" table:table="1"/>
          <office:change-info>
            <dc:creator>Aick in der Au</dc:creator>
            <dc:date>2010-01-27T18:19:17.70</dc:date>
          </office:change-info>
          <table:previous table:id="ct2985">
            <table:change-track-table-cell table:cell-address="'Compute Times'.E229" table:formula="of:=((([.$B$4]*[.D229])*0.8+0.2*([.$B$4]*[.$J$4]))/([.$E$4]*10^6))/3600" office:value-type="float" office:value="2.58769578514583"/>
          </table:previous>
        </table:cell-content-change>
        <table:cell-content-change table:id="ct3186">
          <table:cell-address table:column="4" table:row="229" table:table="1"/>
          <office:change-info>
            <dc:creator>Aick in der Au</dc:creator>
            <dc:date>2010-01-27T18:19:17.70</dc:date>
          </office:change-info>
          <table:previous table:id="ct2986">
            <table:change-track-table-cell table:cell-address="'Compute Times'.E230" table:formula="of:=((([.$B$4]*[.D230])*0.8+0.2*([.$B$4]*[.$J$4]))/([.$E$4]*10^6))/3600" office:value-type="float" office:value="2.58363716514583"/>
          </table:previous>
        </table:cell-content-change>
        <table:cell-content-change table:id="ct3187">
          <table:cell-address table:column="4" table:row="230" table:table="1"/>
          <office:change-info>
            <dc:creator>Aick in der Au</dc:creator>
            <dc:date>2010-01-27T18:19:17.70</dc:date>
          </office:change-info>
          <table:previous table:id="ct2987">
            <table:change-track-table-cell table:cell-address="'Compute Times'.E231" table:formula="of:=((([.$B$4]*[.D231])*0.8+0.2*([.$B$4]*[.$J$4]))/([.$E$4]*10^6))/3600" office:value-type="float" office:value="2.58160785514583"/>
          </table:previous>
        </table:cell-content-change>
        <table:cell-content-change table:id="ct3188">
          <table:cell-address table:column="4" table:row="231" table:table="1"/>
          <office:change-info>
            <dc:creator>Aick in der Au</dc:creator>
            <dc:date>2010-01-27T18:19:17.70</dc:date>
          </office:change-info>
          <table:previous table:id="ct2988">
            <table:change-track-table-cell table:cell-address="'Compute Times'.E232" table:formula="of:=((([.$B$4]*[.D232])*0.8+0.2*([.$B$4]*[.$J$4]))/([.$E$4]*10^6))/3600" office:value-type="float" office:value="2.58011969447917"/>
          </table:previous>
        </table:cell-content-change>
        <table:cell-content-change table:id="ct3189">
          <table:cell-address table:column="4" table:row="232" table:table="1"/>
          <office:change-info>
            <dc:creator>Aick in der Au</dc:creator>
            <dc:date>2010-01-27T18:19:17.70</dc:date>
          </office:change-info>
          <table:previous table:id="ct2989">
            <table:change-track-table-cell table:cell-address="'Compute Times'.E233" table:formula="of:=((([.$B$4]*[.D233])*0.8+0.2*([.$B$4]*[.$J$4]))/([.$E$4]*10^6))/3600" office:value-type="float" office:value="2.57917268314583"/>
          </table:previous>
        </table:cell-content-change>
        <table:cell-content-change table:id="ct3190">
          <table:cell-address table:column="0" table:row="28" table:table="1"/>
          <office:change-info>
            <dc:creator>Aick in der Au</dc:creator>
            <dc:date>2010-01-27T18:21:06.73</dc:date>
          </office:change-info>
          <table:previous>
            <table:change-track-table-cell/>
          </table:previous>
        </table:cell-content-change>
        <table:cell-content-change table:id="ct3191">
          <table:cell-address table:column="0" table:row="28" table:table="1"/>
          <office:change-info>
            <dc:creator>Aick in der Au</dc:creator>
            <dc:date>2010-01-27T18:21:16.10</dc:date>
          </office:change-info>
          <table:previous table:id="ct3190">
            <table:change-track-table-cell office:value-type="string">
              <text:p>Fitting factor 0..1</text:p>
            </table:change-track-table-cell>
          </table:previous>
        </table:cell-content-change>
        <table:cell-content-change table:id="ct3192">
          <table:cell-address table:column="1" table:row="28" table:table="1"/>
          <office:change-info>
            <dc:creator>Aick in der Au</dc:creator>
            <dc:date>2010-01-27T18:21:24.71</dc:date>
          </office:change-info>
          <table:previous>
            <table:change-track-table-cell/>
          </table:previous>
        </table:cell-content-change>
        <table:cell-content-change table:id="ct3193">
          <table:cell-address table:column="1" table:row="28" table:table="1"/>
          <office:change-info>
            <dc:creator>Aick in der Au</dc:creator>
            <dc:date>2010-01-27T18:21:47.96</dc:date>
          </office:change-info>
          <table:previous table:id="ct3192">
            <table:change-track-table-cell office:value-type="float" office:value="0.5"/>
          </table:previous>
        </table:cell-content-change>
        <table:cell-content-change table:id="ct3194">
          <table:cell-address table:column="4" table:row="33" table:table="1"/>
          <office:change-info>
            <dc:creator>Aick in der Au</dc:creator>
            <dc:date>2010-01-27T18:22:27.01</dc:date>
          </office:change-info>
          <table:previous table:id="ct2990">
            <table:change-track-table-cell table:cell-address="'Compute Times'.E34" table:formula="of:=((([.$B$4]*[.D34])*0.5+0.5*([.$B$4]*[.$J$4]))/([.$E$4]*10^6))/3600" office:value-type="float" office:value="12.8937495511458"/>
          </table:previous>
        </table:cell-content-change>
        <table:cell-content-change table:id="ct3195">
          <table:cell-address table:column="4" table:row="34" table:table="1"/>
          <office:change-info>
            <dc:creator>Aick in der Au</dc:creator>
            <dc:date>2010-01-27T18:22:35.09</dc:date>
          </office:change-info>
          <table:previous table:id="ct2991">
            <table:change-track-table-cell table:cell-address="'Compute Times'.E35" table:formula="of:=((([.$B$4]*[.D35])*0.5+0.5*([.$B$4]*[.$J$4]))/([.$E$4]*10^6))/3600" office:value-type="float" office:value="12.8937495511458"/>
          </table:previous>
        </table:cell-content-change>
        <table:cell-content-change table:id="ct3196">
          <table:cell-address table:column="4" table:row="35" table:table="1"/>
          <office:change-info>
            <dc:creator>Aick in der Au</dc:creator>
            <dc:date>2010-01-27T18:22:35.09</dc:date>
          </office:change-info>
          <table:previous table:id="ct2992">
            <table:change-track-table-cell table:cell-address="'Compute Times'.E36" table:formula="of:=((([.$B$4]*[.D36])*0.5+0.5*([.$B$4]*[.$J$4]))/([.$E$4]*10^6))/3600" office:value-type="float" office:value="12.8937495511458"/>
          </table:previous>
        </table:cell-content-change>
        <table:cell-content-change table:id="ct3197">
          <table:cell-address table:column="4" table:row="36" table:table="1"/>
          <office:change-info>
            <dc:creator>Aick in der Au</dc:creator>
            <dc:date>2010-01-27T18:22:35.09</dc:date>
          </office:change-info>
          <table:previous table:id="ct2993">
            <table:change-track-table-cell table:cell-address="'Compute Times'.E37" table:formula="of:=((([.$B$4]*[.D37])*0.5+0.5*([.$B$4]*[.$J$4]))/([.$E$4]*10^6))/3600" office:value-type="float" office:value="12.8937495511458"/>
          </table:previous>
        </table:cell-content-change>
        <table:cell-content-change table:id="ct3198">
          <table:cell-address table:column="4" table:row="37" table:table="1"/>
          <office:change-info>
            <dc:creator>Aick in der Au</dc:creator>
            <dc:date>2010-01-27T18:22:35.09</dc:date>
          </office:change-info>
          <table:previous table:id="ct2994">
            <table:change-track-table-cell table:cell-address="'Compute Times'.E38" table:formula="of:=((([.$B$4]*[.D38])*0.5+0.5*([.$B$4]*[.$J$4]))/([.$E$4]*10^6))/3600" office:value-type="float" office:value="12.8937495511458"/>
          </table:previous>
        </table:cell-content-change>
        <table:cell-content-change table:id="ct3199">
          <table:cell-address table:column="4" table:row="38" table:table="1"/>
          <office:change-info>
            <dc:creator>Aick in der Au</dc:creator>
            <dc:date>2010-01-27T18:22:35.09</dc:date>
          </office:change-info>
          <table:previous table:id="ct2995">
            <table:change-track-table-cell table:cell-address="'Compute Times'.E39" table:formula="of:=((([.$B$4]*[.D39])*0.5+0.5*([.$B$4]*[.$J$4]))/([.$E$4]*10^6))/3600" office:value-type="float" office:value="12.8937495511458"/>
          </table:previous>
        </table:cell-content-change>
        <table:cell-content-change table:id="ct3200">
          <table:cell-address table:column="4" table:row="39" table:table="1"/>
          <office:change-info>
            <dc:creator>Aick in der Au</dc:creator>
            <dc:date>2010-01-27T18:22:35.09</dc:date>
          </office:change-info>
          <table:previous table:id="ct2996">
            <table:change-track-table-cell table:cell-address="'Compute Times'.E40" table:formula="of:=((([.$B$4]*[.D40])*0.5+0.5*([.$B$4]*[.$J$4]))/([.$E$4]*10^6))/3600" office:value-type="float" office:value="12.8937495511458"/>
          </table:previous>
        </table:cell-content-change>
        <table:cell-content-change table:id="ct3201">
          <table:cell-address table:column="4" table:row="40" table:table="1"/>
          <office:change-info>
            <dc:creator>Aick in der Au</dc:creator>
            <dc:date>2010-01-27T18:22:35.09</dc:date>
          </office:change-info>
          <table:previous table:id="ct2997">
            <table:change-track-table-cell table:cell-address="'Compute Times'.E41" table:formula="of:=((([.$B$4]*[.D41])*0.5+0.5*([.$B$4]*[.$J$4]))/([.$E$4]*10^6))/3600" office:value-type="float" office:value="12.8937495511458"/>
          </table:previous>
        </table:cell-content-change>
        <table:cell-content-change table:id="ct3202">
          <table:cell-address table:column="4" table:row="41" table:table="1"/>
          <office:change-info>
            <dc:creator>Aick in der Au</dc:creator>
            <dc:date>2010-01-27T18:22:35.09</dc:date>
          </office:change-info>
          <table:previous table:id="ct2998">
            <table:change-track-table-cell table:cell-address="'Compute Times'.E42" table:formula="of:=((([.$B$4]*[.D42])*0.5+0.5*([.$B$4]*[.$J$4]))/([.$E$4]*10^6))/3600" office:value-type="float" office:value="12.8937495511458"/>
          </table:previous>
        </table:cell-content-change>
        <table:cell-content-change table:id="ct3203">
          <table:cell-address table:column="4" table:row="42" table:table="1"/>
          <office:change-info>
            <dc:creator>Aick in der Au</dc:creator>
            <dc:date>2010-01-27T18:22:35.09</dc:date>
          </office:change-info>
          <table:previous table:id="ct2999">
            <table:change-track-table-cell table:cell-address="'Compute Times'.E43" table:formula="of:=((([.$B$4]*[.D43])*0.5+0.5*([.$B$4]*[.$J$4]))/([.$E$4]*10^6))/3600" office:value-type="float" office:value="12.8937495511458"/>
          </table:previous>
        </table:cell-content-change>
        <table:cell-content-change table:id="ct3204">
          <table:cell-address table:column="4" table:row="43" table:table="1"/>
          <office:change-info>
            <dc:creator>Aick in der Au</dc:creator>
            <dc:date>2010-01-27T18:22:35.09</dc:date>
          </office:change-info>
          <table:previous table:id="ct3000">
            <table:change-track-table-cell table:cell-address="'Compute Times'.E44" table:formula="of:=((([.$B$4]*[.D44])*0.5+0.5*([.$B$4]*[.$J$4]))/([.$E$4]*10^6))/3600" office:value-type="float" office:value="12.8937495511458"/>
          </table:previous>
        </table:cell-content-change>
        <table:cell-content-change table:id="ct3205">
          <table:cell-address table:column="4" table:row="44" table:table="1"/>
          <office:change-info>
            <dc:creator>Aick in der Au</dc:creator>
            <dc:date>2010-01-27T18:22:35.09</dc:date>
          </office:change-info>
          <table:previous table:id="ct3001">
            <table:change-track-table-cell table:cell-address="'Compute Times'.E45" table:formula="of:=((([.$B$4]*[.D45])*0.5+0.5*([.$B$4]*[.$J$4]))/([.$E$4]*10^6))/3600" office:value-type="float" office:value="12.8937495511458"/>
          </table:previous>
        </table:cell-content-change>
        <table:cell-content-change table:id="ct3206">
          <table:cell-address table:column="4" table:row="45" table:table="1"/>
          <office:change-info>
            <dc:creator>Aick in der Au</dc:creator>
            <dc:date>2010-01-27T18:22:35.09</dc:date>
          </office:change-info>
          <table:previous table:id="ct3002">
            <table:change-track-table-cell table:cell-address="'Compute Times'.E46" table:formula="of:=((([.$B$4]*[.D46])*0.5+0.5*([.$B$4]*[.$J$4]))/([.$E$4]*10^6))/3600" office:value-type="float" office:value="12.8937495511458"/>
          </table:previous>
        </table:cell-content-change>
        <table:cell-content-change table:id="ct3207">
          <table:cell-address table:column="4" table:row="46" table:table="1"/>
          <office:change-info>
            <dc:creator>Aick in der Au</dc:creator>
            <dc:date>2010-01-27T18:22:35.09</dc:date>
          </office:change-info>
          <table:previous table:id="ct3003">
            <table:change-track-table-cell table:cell-address="'Compute Times'.E47" table:formula="of:=((([.$B$4]*[.D47])*0.5+0.5*([.$B$4]*[.$J$4]))/([.$E$4]*10^6))/3600" office:value-type="float" office:value="12.8937495511458"/>
          </table:previous>
        </table:cell-content-change>
        <table:cell-content-change table:id="ct3208">
          <table:cell-address table:column="4" table:row="47" table:table="1"/>
          <office:change-info>
            <dc:creator>Aick in der Au</dc:creator>
            <dc:date>2010-01-27T18:22:35.09</dc:date>
          </office:change-info>
          <table:previous table:id="ct3004">
            <table:change-track-table-cell table:cell-address="'Compute Times'.E48" table:formula="of:=((([.$B$4]*[.D48])*0.5+0.5*([.$B$4]*[.$J$4]))/([.$E$4]*10^6))/3600" office:value-type="float" office:value="12.8937495511458"/>
          </table:previous>
        </table:cell-content-change>
        <table:cell-content-change table:id="ct3209">
          <table:cell-address table:column="4" table:row="48" table:table="1"/>
          <office:change-info>
            <dc:creator>Aick in der Au</dc:creator>
            <dc:date>2010-01-27T18:22:35.09</dc:date>
          </office:change-info>
          <table:previous table:id="ct3005">
            <table:change-track-table-cell table:cell-address="'Compute Times'.E49" table:formula="of:=((([.$B$4]*[.D49])*0.5+0.5*([.$B$4]*[.$J$4]))/([.$E$4]*10^6))/3600" office:value-type="float" office:value="12.8937495511458"/>
          </table:previous>
        </table:cell-content-change>
        <table:cell-content-change table:id="ct3210">
          <table:cell-address table:column="4" table:row="49" table:table="1"/>
          <office:change-info>
            <dc:creator>Aick in der Au</dc:creator>
            <dc:date>2010-01-27T18:22:35.09</dc:date>
          </office:change-info>
          <table:previous table:id="ct3006">
            <table:change-track-table-cell table:cell-address="'Compute Times'.E50" table:formula="of:=((([.$B$4]*[.D50])*0.5+0.5*([.$B$4]*[.$J$4]))/([.$E$4]*10^6))/3600" office:value-type="float" office:value="12.8937495511458"/>
          </table:previous>
        </table:cell-content-change>
        <table:cell-content-change table:id="ct3211">
          <table:cell-address table:column="4" table:row="50" table:table="1"/>
          <office:change-info>
            <dc:creator>Aick in der Au</dc:creator>
            <dc:date>2010-01-27T18:22:35.09</dc:date>
          </office:change-info>
          <table:previous table:id="ct3007">
            <table:change-track-table-cell table:cell-address="'Compute Times'.E51" table:formula="of:=((([.$B$4]*[.D51])*0.5+0.5*([.$B$4]*[.$J$4]))/([.$E$4]*10^6))/3600" office:value-type="float" office:value="12.8937495511458"/>
          </table:previous>
        </table:cell-content-change>
        <table:cell-content-change table:id="ct3212">
          <table:cell-address table:column="4" table:row="51" table:table="1"/>
          <office:change-info>
            <dc:creator>Aick in der Au</dc:creator>
            <dc:date>2010-01-27T18:22:35.09</dc:date>
          </office:change-info>
          <table:previous table:id="ct3008">
            <table:change-track-table-cell table:cell-address="'Compute Times'.E52" table:formula="of:=((([.$B$4]*[.D52])*0.5+0.5*([.$B$4]*[.$J$4]))/([.$E$4]*10^6))/3600" office:value-type="float" office:value="12.8937495511458"/>
          </table:previous>
        </table:cell-content-change>
        <table:cell-content-change table:id="ct3213">
          <table:cell-address table:column="4" table:row="52" table:table="1"/>
          <office:change-info>
            <dc:creator>Aick in der Au</dc:creator>
            <dc:date>2010-01-27T18:22:35.09</dc:date>
          </office:change-info>
          <table:previous table:id="ct3009">
            <table:change-track-table-cell table:cell-address="'Compute Times'.E53" table:formula="of:=((([.$B$4]*[.D53])*0.5+0.5*([.$B$4]*[.$J$4]))/([.$E$4]*10^6))/3600" office:value-type="float" office:value="12.8607732636458"/>
          </table:previous>
        </table:cell-content-change>
        <table:cell-content-change table:id="ct3214">
          <table:cell-address table:column="4" table:row="53" table:table="1"/>
          <office:change-info>
            <dc:creator>Aick in der Au</dc:creator>
            <dc:date>2010-01-27T18:22:35.09</dc:date>
          </office:change-info>
          <table:previous table:id="ct3010">
            <table:change-track-table-cell table:cell-address="'Compute Times'.E54" table:formula="of:=((([.$B$4]*[.D54])*0.5+0.5*([.$B$4]*[.$J$4]))/([.$E$4]*10^6))/3600" office:value-type="float" office:value="12.7623517286458"/>
          </table:previous>
        </table:cell-content-change>
        <table:cell-content-change table:id="ct3215">
          <table:cell-address table:column="4" table:row="54" table:table="1"/>
          <office:change-info>
            <dc:creator>Aick in der Au</dc:creator>
            <dc:date>2010-01-27T18:22:35.09</dc:date>
          </office:change-info>
          <table:previous table:id="ct3011">
            <table:change-track-table-cell table:cell-address="'Compute Times'.E55" table:formula="of:=((([.$B$4]*[.D55])*0.5+0.5*([.$B$4]*[.$J$4]))/([.$E$4]*10^6))/3600" office:value-type="float" office:value="12.6971601448958"/>
          </table:previous>
        </table:cell-content-change>
        <table:cell-content-change table:id="ct3216">
          <table:cell-address table:column="4" table:row="55" table:table="1"/>
          <office:change-info>
            <dc:creator>Aick in der Au</dc:creator>
            <dc:date>2010-01-27T18:22:35.09</dc:date>
          </office:change-info>
          <table:previous table:id="ct3012">
            <table:change-track-table-cell table:cell-address="'Compute Times'.E56" table:formula="of:=((([.$B$4]*[.D56])*0.5+0.5*([.$B$4]*[.$J$4]))/([.$E$4]*10^6))/3600" office:value-type="float" office:value="12.6323067794792"/>
          </table:previous>
        </table:cell-content-change>
        <table:cell-content-change table:id="ct3217">
          <table:cell-address table:column="4" table:row="56" table:table="1"/>
          <office:change-info>
            <dc:creator>Aick in der Au</dc:creator>
            <dc:date>2010-01-27T18:22:35.09</dc:date>
          </office:change-info>
          <table:previous table:id="ct3013">
            <table:change-track-table-cell table:cell-address="'Compute Times'.E57" table:formula="of:=((([.$B$4]*[.D57])*0.5+0.5*([.$B$4]*[.$J$4]))/([.$E$4]*10^6))/3600" office:value-type="float" office:value="12.5677916323958"/>
          </table:previous>
        </table:cell-content-change>
        <table:cell-content-change table:id="ct3218">
          <table:cell-address table:column="4" table:row="57" table:table="1"/>
          <office:change-info>
            <dc:creator>Aick in der Au</dc:creator>
            <dc:date>2010-01-27T18:22:35.09</dc:date>
          </office:change-info>
          <table:previous table:id="ct3014">
            <table:change-track-table-cell table:cell-address="'Compute Times'.E58" table:formula="of:=((([.$B$4]*[.D58])*0.5+0.5*([.$B$4]*[.$J$4]))/([.$E$4]*10^6))/3600" office:value-type="float" office:value="12.5036147036458"/>
          </table:previous>
        </table:cell-content-change>
        <table:cell-content-change table:id="ct3219">
          <table:cell-address table:column="4" table:row="58" table:table="1"/>
          <office:change-info>
            <dc:creator>Aick in der Au</dc:creator>
            <dc:date>2010-01-27T18:22:35.09</dc:date>
          </office:change-info>
          <table:previous table:id="ct3015">
            <table:change-track-table-cell table:cell-address="'Compute Times'.E59" table:formula="of:=((([.$B$4]*[.D59])*0.5+0.5*([.$B$4]*[.$J$4]))/([.$E$4]*10^6))/3600" office:value-type="float" office:value="12.4397759932292"/>
          </table:previous>
        </table:cell-content-change>
        <table:cell-content-change table:id="ct3220">
          <table:cell-address table:column="4" table:row="59" table:table="1"/>
          <office:change-info>
            <dc:creator>Aick in der Au</dc:creator>
            <dc:date>2010-01-27T18:22:35.09</dc:date>
          </office:change-info>
          <table:previous table:id="ct3016">
            <table:change-track-table-cell table:cell-address="'Compute Times'.E60" table:formula="of:=((([.$B$4]*[.D60])*0.5+0.5*([.$B$4]*[.$J$4]))/([.$E$4]*10^6))/3600" office:value-type="float" office:value="12.3762755011458"/>
          </table:previous>
        </table:cell-content-change>
        <table:cell-content-change table:id="ct3221">
          <table:cell-address table:column="4" table:row="60" table:table="1"/>
          <office:change-info>
            <dc:creator>Aick in der Au</dc:creator>
            <dc:date>2010-01-27T18:22:35.09</dc:date>
          </office:change-info>
          <table:previous table:id="ct3017">
            <table:change-track-table-cell table:cell-address="'Compute Times'.E61" table:formula="of:=((([.$B$4]*[.D61])*0.5+0.5*([.$B$4]*[.$J$4]))/([.$E$4]*10^6))/3600" office:value-type="float" office:value="12.2816589223958"/>
          </table:previous>
        </table:cell-content-change>
        <table:cell-content-change table:id="ct3222">
          <table:cell-address table:column="4" table:row="61" table:table="1"/>
          <office:change-info>
            <dc:creator>Aick in der Au</dc:creator>
            <dc:date>2010-01-27T18:22:35.09</dc:date>
          </office:change-info>
          <table:previous table:id="ct3018">
            <table:change-track-table-cell table:cell-address="'Compute Times'.E62" table:formula="of:=((([.$B$4]*[.D62])*0.5+0.5*([.$B$4]*[.$J$4]))/([.$E$4]*10^6))/3600" office:value-type="float" office:value="12.2190039761458"/>
          </table:previous>
        </table:cell-content-change>
        <table:cell-content-change table:id="ct3223">
          <table:cell-address table:column="4" table:row="62" table:table="1"/>
          <office:change-info>
            <dc:creator>Aick in der Au</dc:creator>
            <dc:date>2010-01-27T18:22:35.09</dc:date>
          </office:change-info>
          <table:previous table:id="ct3019">
            <table:change-track-table-cell table:cell-address="'Compute Times'.E63" table:formula="of:=((([.$B$4]*[.D63])*0.5+0.5*([.$B$4]*[.$J$4]))/([.$E$4]*10^6))/3600" office:value-type="float" office:value="12.1566872482292"/>
          </table:previous>
        </table:cell-content-change>
        <table:cell-content-change table:id="ct3224">
          <table:cell-address table:column="4" table:row="63" table:table="1"/>
          <office:change-info>
            <dc:creator>Aick in der Au</dc:creator>
            <dc:date>2010-01-27T18:22:35.09</dc:date>
          </office:change-info>
          <table:previous table:id="ct3020">
            <table:change-track-table-cell table:cell-address="'Compute Times'.E64" table:formula="of:=((([.$B$4]*[.D64])*0.5+0.5*([.$B$4]*[.$J$4]))/([.$E$4]*10^6))/3600" office:value-type="float" office:value="12.0947087386458"/>
          </table:previous>
        </table:cell-content-change>
        <table:cell-content-change table:id="ct3225">
          <table:cell-address table:column="4" table:row="64" table:table="1"/>
          <office:change-info>
            <dc:creator>Aick in der Au</dc:creator>
            <dc:date>2010-01-27T18:22:35.09</dc:date>
          </office:change-info>
          <table:previous table:id="ct3021">
            <table:change-track-table-cell table:cell-address="'Compute Times'.E65" table:formula="of:=((([.$B$4]*[.D65])*0.5+0.5*([.$B$4]*[.$J$4]))/([.$E$4]*10^6))/3600" office:value-type="float" office:value="12.0330684473958"/>
          </table:previous>
        </table:cell-content-change>
        <table:cell-content-change table:id="ct3226">
          <table:cell-address table:column="4" table:row="65" table:table="1"/>
          <office:change-info>
            <dc:creator>Aick in der Au</dc:creator>
            <dc:date>2010-01-27T18:22:35.09</dc:date>
          </office:change-info>
          <table:previous table:id="ct3022">
            <table:change-track-table-cell table:cell-address="'Compute Times'.E66" table:formula="of:=((([.$B$4]*[.D66])*0.5+0.5*([.$B$4]*[.$J$4]))/([.$E$4]*10^6))/3600" office:value-type="float" office:value="11.9717663744792"/>
          </table:previous>
        </table:cell-content-change>
        <table:cell-content-change table:id="ct3227">
          <table:cell-address table:column="4" table:row="66" table:table="1"/>
          <office:change-info>
            <dc:creator>Aick in der Au</dc:creator>
            <dc:date>2010-01-27T18:22:35.09</dc:date>
          </office:change-info>
          <table:previous table:id="ct3023">
            <table:change-track-table-cell table:cell-address="'Compute Times'.E67" table:formula="of:=((([.$B$4]*[.D67])*0.5+0.5*([.$B$4]*[.$J$4]))/([.$E$4]*10^6))/3600" office:value-type="float" office:value="11.8804474244792"/>
          </table:previous>
        </table:cell-content-change>
        <table:cell-content-change table:id="ct3228">
          <table:cell-address table:column="4" table:row="67" table:table="1"/>
          <office:change-info>
            <dc:creator>Aick in der Au</dc:creator>
            <dc:date>2010-01-27T18:22:35.09</dc:date>
          </office:change-info>
          <table:previous table:id="ct3024">
            <table:change-track-table-cell table:cell-address="'Compute Times'.E68" table:formula="of:=((([.$B$4]*[.D68])*0.5+0.5*([.$B$4]*[.$J$4]))/([.$E$4]*10^6))/3600" office:value-type="float" office:value="11.8199908973958"/>
          </table:previous>
        </table:cell-content-change>
        <table:cell-content-change table:id="ct3229">
          <table:cell-address table:column="4" table:row="68" table:table="1"/>
          <office:change-info>
            <dc:creator>Aick in der Au</dc:creator>
            <dc:date>2010-01-27T18:22:35.09</dc:date>
          </office:change-info>
          <table:previous table:id="ct3025">
            <table:change-track-table-cell table:cell-address="'Compute Times'.E69" table:formula="of:=((([.$B$4]*[.D69])*0.5+0.5*([.$B$4]*[.$J$4]))/([.$E$4]*10^6))/3600" office:value-type="float" office:value="11.7598725886458"/>
          </table:previous>
        </table:cell-content-change>
        <table:cell-content-change table:id="ct3230">
          <table:cell-address table:column="4" table:row="69" table:table="1"/>
          <office:change-info>
            <dc:creator>Aick in der Au</dc:creator>
            <dc:date>2010-01-27T18:22:35.09</dc:date>
          </office:change-info>
          <table:previous table:id="ct3026">
            <table:change-track-table-cell table:cell-address="'Compute Times'.E70" table:formula="of:=((([.$B$4]*[.D70])*0.5+0.5*([.$B$4]*[.$J$4]))/([.$E$4]*10^6))/3600" office:value-type="float" office:value="11.7000924982292"/>
          </table:previous>
        </table:cell-content-change>
        <table:cell-content-change table:id="ct3231">
          <table:cell-address table:column="4" table:row="70" table:table="1"/>
          <office:change-info>
            <dc:creator>Aick in der Au</dc:creator>
            <dc:date>2010-01-27T18:22:35.09</dc:date>
          </office:change-info>
          <table:previous table:id="ct3027">
            <table:change-track-table-cell table:cell-address="'Compute Times'.E71" table:formula="of:=((([.$B$4]*[.D71])*0.5+0.5*([.$B$4]*[.$J$4]))/([.$E$4]*10^6))/3600" office:value-type="float" office:value="11.6406506261458"/>
          </table:previous>
        </table:cell-content-change>
        <table:cell-content-change table:id="ct3232">
          <table:cell-address table:column="4" table:row="71" table:table="1"/>
          <office:change-info>
            <dc:creator>Aick in der Au</dc:creator>
            <dc:date>2010-01-27T18:22:35.09</dc:date>
          </office:change-info>
          <table:previous table:id="ct3028">
            <table:change-track-table-cell table:cell-address="'Compute Times'.E72" table:formula="of:=((([.$B$4]*[.D72])*0.5+0.5*([.$B$4]*[.$J$4]))/([.$E$4]*10^6))/3600" office:value-type="float" office:value="11.5815469723958"/>
          </table:previous>
        </table:cell-content-change>
        <table:cell-content-change table:id="ct3233">
          <table:cell-address table:column="4" table:row="72" table:table="1"/>
          <office:change-info>
            <dc:creator>Aick in der Au</dc:creator>
            <dc:date>2010-01-27T18:22:35.09</dc:date>
          </office:change-info>
          <table:previous table:id="ct3029">
            <table:change-track-table-cell table:cell-address="'Compute Times'.E73" table:formula="of:=((([.$B$4]*[.D73])*0.5+0.5*([.$B$4]*[.$J$4]))/([.$E$4]*10^6))/3600" office:value-type="float" office:value="11.5227815369792"/>
          </table:previous>
        </table:cell-content-change>
        <table:cell-content-change table:id="ct3234">
          <table:cell-address table:column="4" table:row="73" table:table="1"/>
          <office:change-info>
            <dc:creator>Aick in der Au</dc:creator>
            <dc:date>2010-01-27T18:22:35.09</dc:date>
          </office:change-info>
          <table:previous table:id="ct3030">
            <table:change-track-table-cell table:cell-address="'Compute Times'.E74" table:formula="of:=((([.$B$4]*[.D74])*0.5+0.5*([.$B$4]*[.$J$4]))/([.$E$4]*10^6))/3600" office:value-type="float" office:value="11.4352675432292"/>
          </table:previous>
        </table:cell-content-change>
        <table:cell-content-change table:id="ct3235">
          <table:cell-address table:column="4" table:row="74" table:table="1"/>
          <office:change-info>
            <dc:creator>Aick in der Au</dc:creator>
            <dc:date>2010-01-27T18:22:35.10</dc:date>
          </office:change-info>
          <table:previous table:id="ct3031">
            <table:change-track-table-cell table:cell-address="'Compute Times'.E75" table:formula="of:=((([.$B$4]*[.D75])*0.5+0.5*([.$B$4]*[.$J$4]))/([.$E$4]*10^6))/3600" office:value-type="float" office:value="11.3773476536458"/>
          </table:previous>
        </table:cell-content-change>
        <table:cell-content-change table:id="ct3236">
          <table:cell-address table:column="4" table:row="75" table:table="1"/>
          <office:change-info>
            <dc:creator>Aick in der Au</dc:creator>
            <dc:date>2010-01-27T18:22:35.10</dc:date>
          </office:change-info>
          <table:previous table:id="ct3032">
            <table:change-track-table-cell table:cell-address="'Compute Times'.E76" table:formula="of:=((([.$B$4]*[.D76])*0.5+0.5*([.$B$4]*[.$J$4]))/([.$E$4]*10^6))/3600" office:value-type="float" office:value="11.3197659823958"/>
          </table:previous>
        </table:cell-content-change>
        <table:cell-content-change table:id="ct3237">
          <table:cell-address table:column="4" table:row="76" table:table="1"/>
          <office:change-info>
            <dc:creator>Aick in der Au</dc:creator>
            <dc:date>2010-01-27T18:22:35.10</dc:date>
          </office:change-info>
          <table:previous table:id="ct3033">
            <table:change-track-table-cell table:cell-address="'Compute Times'.E77" table:formula="of:=((([.$B$4]*[.D77])*0.5+0.5*([.$B$4]*[.$J$4]))/([.$E$4]*10^6))/3600" office:value-type="float" office:value="11.2625225294792"/>
          </table:previous>
        </table:cell-content-change>
        <table:cell-content-change table:id="ct3238">
          <table:cell-address table:column="4" table:row="77" table:table="1"/>
          <office:change-info>
            <dc:creator>Aick in der Au</dc:creator>
            <dc:date>2010-01-27T18:22:35.10</dc:date>
          </office:change-info>
          <table:previous table:id="ct3034">
            <table:change-track-table-cell table:cell-address="'Compute Times'.E78" table:formula="of:=((([.$B$4]*[.D78])*0.5+0.5*([.$B$4]*[.$J$4]))/([.$E$4]*10^6))/3600" office:value-type="float" office:value="11.2056172948958"/>
          </table:previous>
        </table:cell-content-change>
        <table:cell-content-change table:id="ct3239">
          <table:cell-address table:column="4" table:row="78" table:table="1"/>
          <office:change-info>
            <dc:creator>Aick in der Au</dc:creator>
            <dc:date>2010-01-27T18:22:35.10</dc:date>
          </office:change-info>
          <table:previous table:id="ct3035">
            <table:change-track-table-cell table:cell-address="'Compute Times'.E79" table:formula="of:=((([.$B$4]*[.D79])*0.5+0.5*([.$B$4]*[.$J$4]))/([.$E$4]*10^6))/3600" office:value-type="float" office:value="11.1490502786458"/>
          </table:previous>
        </table:cell-content-change>
        <table:cell-content-change table:id="ct3240">
          <table:cell-address table:column="4" table:row="79" table:table="1"/>
          <office:change-info>
            <dc:creator>Aick in der Au</dc:creator>
            <dc:date>2010-01-27T18:22:35.10</dc:date>
          </office:change-info>
          <table:previous table:id="ct3036">
            <table:change-track-table-cell table:cell-address="'Compute Times'.E80" table:formula="of:=((([.$B$4]*[.D80])*0.5+0.5*([.$B$4]*[.$J$4]))/([.$E$4]*10^6))/3600" office:value-type="float" office:value="11.0928214807292"/>
          </table:previous>
        </table:cell-content-change>
        <table:cell-content-change table:id="ct3241">
          <table:cell-address table:column="4" table:row="80" table:table="1"/>
          <office:change-info>
            <dc:creator>Aick in der Au</dc:creator>
            <dc:date>2010-01-27T18:22:35.10</dc:date>
          </office:change-info>
          <table:previous table:id="ct3037">
            <table:change-track-table-cell table:cell-address="'Compute Times'.E81" table:formula="of:=((([.$B$4]*[.D81])*0.5+0.5*([.$B$4]*[.$J$4]))/([.$E$4]*10^6))/3600" office:value-type="float" office:value="11.0091124432292"/>
          </table:previous>
        </table:cell-content-change>
        <table:cell-content-change table:id="ct3242">
          <table:cell-address table:column="4" table:row="81" table:table="1"/>
          <office:change-info>
            <dc:creator>Aick in der Au</dc:creator>
            <dc:date>2010-01-27T18:22:35.10</dc:date>
          </office:change-info>
          <table:previous table:id="ct3038">
            <table:change-track-table-cell table:cell-address="'Compute Times'.E82" table:formula="of:=((([.$B$4]*[.D82])*0.5+0.5*([.$B$4]*[.$J$4]))/([.$E$4]*10^6))/3600" office:value-type="float" office:value="10.9537291911458"/>
          </table:previous>
        </table:cell-content-change>
        <table:cell-content-change table:id="ct3243">
          <table:cell-address table:column="4" table:row="82" table:table="1"/>
          <office:change-info>
            <dc:creator>Aick in der Au</dc:creator>
            <dc:date>2010-01-27T18:22:35.10</dc:date>
          </office:change-info>
          <table:previous table:id="ct3039">
            <table:change-track-table-cell table:cell-address="'Compute Times'.E83" table:formula="of:=((([.$B$4]*[.D83])*0.5+0.5*([.$B$4]*[.$J$4]))/([.$E$4]*10^6))/3600" office:value-type="float" office:value="10.8986841573958"/>
          </table:previous>
        </table:cell-content-change>
        <table:cell-content-change table:id="ct3244">
          <table:cell-address table:column="4" table:row="83" table:table="1"/>
          <office:change-info>
            <dc:creator>Aick in der Au</dc:creator>
            <dc:date>2010-01-27T18:22:35.10</dc:date>
          </office:change-info>
          <table:previous table:id="ct3040">
            <table:change-track-table-cell table:cell-address="'Compute Times'.E84" table:formula="of:=((([.$B$4]*[.D84])*0.5+0.5*([.$B$4]*[.$J$4]))/([.$E$4]*10^6))/3600" office:value-type="float" office:value="10.8439773419792"/>
          </table:previous>
        </table:cell-content-change>
        <table:cell-content-change table:id="ct3245">
          <table:cell-address table:column="4" table:row="84" table:table="1"/>
          <office:change-info>
            <dc:creator>Aick in der Au</dc:creator>
            <dc:date>2010-01-27T18:22:35.10</dc:date>
          </office:change-info>
          <table:previous table:id="ct3041">
            <table:change-track-table-cell table:cell-address="'Compute Times'.E85" table:formula="of:=((([.$B$4]*[.D85])*0.5+0.5*([.$B$4]*[.$J$4]))/([.$E$4]*10^6))/3600" office:value-type="float" office:value="10.7896087448958"/>
          </table:previous>
        </table:cell-content-change>
        <table:cell-content-change table:id="ct3246">
          <table:cell-address table:column="4" table:row="85" table:table="1"/>
          <office:change-info>
            <dc:creator>Aick in der Au</dc:creator>
            <dc:date>2010-01-27T18:22:35.10</dc:date>
          </office:change-info>
          <table:previous table:id="ct3042">
            <table:change-track-table-cell table:cell-address="'Compute Times'.E86" table:formula="of:=((([.$B$4]*[.D86])*0.5+0.5*([.$B$4]*[.$J$4]))/([.$E$4]*10^6))/3600" office:value-type="float" office:value="10.7355783661458"/>
          </table:previous>
        </table:cell-content-change>
        <table:cell-content-change table:id="ct3247">
          <table:cell-address table:column="4" table:row="86" table:table="1"/>
          <office:change-info>
            <dc:creator>Aick in der Au</dc:creator>
            <dc:date>2010-01-27T18:22:35.10</dc:date>
          </office:change-info>
          <table:previous table:id="ct3043">
            <table:change-track-table-cell table:cell-address="'Compute Times'.E87" table:formula="of:=((([.$B$4]*[.D87])*0.5+0.5*([.$B$4]*[.$J$4]))/([.$E$4]*10^6))/3600" office:value-type="float" office:value="10.6818862057292"/>
          </table:previous>
        </table:cell-content-change>
        <table:cell-content-change table:id="ct3248">
          <table:cell-address table:column="4" table:row="87" table:table="1"/>
          <office:change-info>
            <dc:creator>Aick in der Au</dc:creator>
            <dc:date>2010-01-27T18:22:35.10</dc:date>
          </office:change-info>
          <table:previous table:id="ct3044">
            <table:change-track-table-cell table:cell-address="'Compute Times'.E88" table:formula="of:=((([.$B$4]*[.D88])*0.5+0.5*([.$B$4]*[.$J$4]))/([.$E$4]*10^6))/3600" office:value-type="float" office:value="10.6019821244792"/>
          </table:previous>
        </table:cell-content-change>
        <table:cell-content-change table:id="ct3249">
          <table:cell-address table:column="4" table:row="88" table:table="1"/>
          <office:change-info>
            <dc:creator>Aick in der Au</dc:creator>
            <dc:date>2010-01-27T18:22:35.10</dc:date>
          </office:change-info>
          <table:previous table:id="ct3045">
            <table:change-track-table-cell table:cell-address="'Compute Times'.E89" table:formula="of:=((([.$B$4]*[.D89])*0.5+0.5*([.$B$4]*[.$J$4]))/([.$E$4]*10^6))/3600" office:value-type="float" office:value="10.5491355098958"/>
          </table:previous>
        </table:cell-content-change>
        <table:cell-content-change table:id="ct3250">
          <table:cell-address table:column="4" table:row="89" table:table="1"/>
          <office:change-info>
            <dc:creator>Aick in der Au</dc:creator>
            <dc:date>2010-01-27T18:22:35.10</dc:date>
          </office:change-info>
          <table:previous table:id="ct3046">
            <table:change-track-table-cell table:cell-address="'Compute Times'.E90" table:formula="of:=((([.$B$4]*[.D90])*0.5+0.5*([.$B$4]*[.$J$4]))/([.$E$4]*10^6))/3600" office:value-type="float" office:value="10.4966271136458"/>
          </table:previous>
        </table:cell-content-change>
        <table:cell-content-change table:id="ct3251">
          <table:cell-address table:column="4" table:row="90" table:table="1"/>
          <office:change-info>
            <dc:creator>Aick in der Au</dc:creator>
            <dc:date>2010-01-27T18:22:35.10</dc:date>
          </office:change-info>
          <table:previous table:id="ct3047">
            <table:change-track-table-cell table:cell-address="'Compute Times'.E91" table:formula="of:=((([.$B$4]*[.D91])*0.5+0.5*([.$B$4]*[.$J$4]))/([.$E$4]*10^6))/3600" office:value-type="float" office:value="10.4444569357292"/>
          </table:previous>
        </table:cell-content-change>
        <table:cell-content-change table:id="ct3252">
          <table:cell-address table:column="4" table:row="91" table:table="1"/>
          <office:change-info>
            <dc:creator>Aick in der Au</dc:creator>
            <dc:date>2010-01-27T18:22:35.10</dc:date>
          </office:change-info>
          <table:previous table:id="ct3048">
            <table:change-track-table-cell table:cell-address="'Compute Times'.E92" table:formula="of:=((([.$B$4]*[.D92])*0.5+0.5*([.$B$4]*[.$J$4]))/([.$E$4]*10^6))/3600" office:value-type="float" office:value="10.3926249761458"/>
          </table:previous>
        </table:cell-content-change>
        <table:cell-content-change table:id="ct3253">
          <table:cell-address table:column="4" table:row="92" table:table="1"/>
          <office:change-info>
            <dc:creator>Aick in der Au</dc:creator>
            <dc:date>2010-01-27T18:22:35.10</dc:date>
          </office:change-info>
          <table:previous table:id="ct3049">
            <table:change-track-table-cell table:cell-address="'Compute Times'.E93" table:formula="of:=((([.$B$4]*[.D93])*0.5+0.5*([.$B$4]*[.$J$4]))/([.$E$4]*10^6))/3600" office:value-type="float" office:value="10.3411312348958"/>
          </table:previous>
        </table:cell-content-change>
        <table:cell-content-change table:id="ct3254">
          <table:cell-address table:column="4" table:row="93" table:table="1"/>
          <office:change-info>
            <dc:creator>Aick in der Au</dc:creator>
            <dc:date>2010-01-27T18:22:35.10</dc:date>
          </office:change-info>
          <table:previous table:id="ct3050">
            <table:change-track-table-cell table:cell-address="'Compute Times'.E94" table:formula="of:=((([.$B$4]*[.D94])*0.5+0.5*([.$B$4]*[.$J$4]))/([.$E$4]*10^6))/3600" office:value-type="float" office:value="10.2899757119792"/>
          </table:previous>
        </table:cell-content-change>
        <table:cell-content-change table:id="ct3255">
          <table:cell-address table:column="4" table:row="94" table:table="1"/>
          <office:change-info>
            <dc:creator>Aick in der Au</dc:creator>
            <dc:date>2010-01-27T18:22:35.10</dc:date>
          </office:change-info>
          <table:previous table:id="ct3051">
            <table:change-track-table-cell table:cell-address="'Compute Times'.E95" table:formula="of:=((([.$B$4]*[.D95])*0.5+0.5*([.$B$4]*[.$J$4]))/([.$E$4]*10^6))/3600" office:value-type="float" office:value="10.2138765869792"/>
          </table:previous>
        </table:cell-content-change>
        <table:cell-content-change table:id="ct3256">
          <table:cell-address table:column="4" table:row="95" table:table="1"/>
          <office:change-info>
            <dc:creator>Aick in der Au</dc:creator>
            <dc:date>2010-01-27T18:22:35.10</dc:date>
          </office:change-info>
          <table:previous table:id="ct3052">
            <table:change-track-table-cell table:cell-address="'Compute Times'.E96" table:formula="of:=((([.$B$4]*[.D96])*0.5+0.5*([.$B$4]*[.$J$4]))/([.$E$4]*10^6))/3600" office:value-type="float" office:value="10.1635666098958"/>
          </table:previous>
        </table:cell-content-change>
        <table:cell-content-change table:id="ct3257">
          <table:cell-address table:column="4" table:row="96" table:table="1"/>
          <office:change-info>
            <dc:creator>Aick in der Au</dc:creator>
            <dc:date>2010-01-27T18:22:35.10</dc:date>
          </office:change-info>
          <table:previous table:id="ct3053">
            <table:change-track-table-cell table:cell-address="'Compute Times'.E97" table:formula="of:=((([.$B$4]*[.D97])*0.5+0.5*([.$B$4]*[.$J$4]))/([.$E$4]*10^6))/3600" office:value-type="float" office:value="10.1135948511458"/>
          </table:previous>
        </table:cell-content-change>
        <table:cell-content-change table:id="ct3258">
          <table:cell-address table:column="4" table:row="97" table:table="1"/>
          <office:change-info>
            <dc:creator>Aick in der Au</dc:creator>
            <dc:date>2010-01-27T18:22:35.10</dc:date>
          </office:change-info>
          <table:previous table:id="ct3054">
            <table:change-track-table-cell table:cell-address="'Compute Times'.E98" table:formula="of:=((([.$B$4]*[.D98])*0.5+0.5*([.$B$4]*[.$J$4]))/([.$E$4]*10^6))/3600" office:value-type="float" office:value="10.0639613107292"/>
          </table:previous>
        </table:cell-content-change>
        <table:cell-content-change table:id="ct3259">
          <table:cell-address table:column="4" table:row="98" table:table="1"/>
          <office:change-info>
            <dc:creator>Aick in der Au</dc:creator>
            <dc:date>2010-01-27T18:22:35.10</dc:date>
          </office:change-info>
          <table:previous table:id="ct3055">
            <table:change-track-table-cell table:cell-address="'Compute Times'.E99" table:formula="of:=((([.$B$4]*[.D99])*0.5+0.5*([.$B$4]*[.$J$4]))/([.$E$4]*10^6))/3600" office:value-type="float" office:value="10.0146659886458"/>
          </table:previous>
        </table:cell-content-change>
        <table:cell-content-change table:id="ct3260">
          <table:cell-address table:column="4" table:row="99" table:table="1"/>
          <office:change-info>
            <dc:creator>Aick in der Au</dc:creator>
            <dc:date>2010-01-27T18:22:35.10</dc:date>
          </office:change-info>
          <table:previous table:id="ct3056">
            <table:change-track-table-cell table:cell-address="'Compute Times'.E100" table:formula="of:=((([.$B$4]*[.D100])*0.5+0.5*([.$B$4]*[.$J$4]))/([.$E$4]*10^6))/3600" office:value-type="float" office:value="9.96570888489583"/>
          </table:previous>
        </table:cell-content-change>
        <table:cell-content-change table:id="ct3261">
          <table:cell-address table:column="4" table:row="100" table:table="1"/>
          <office:change-info>
            <dc:creator>Aick in der Au</dc:creator>
            <dc:date>2010-01-27T18:22:35.10</dc:date>
          </office:change-info>
          <table:previous table:id="ct3057">
            <table:change-track-table-cell table:cell-address="'Compute Times'.E101" table:formula="of:=((([.$B$4]*[.D101])*0.5+0.5*([.$B$4]*[.$J$4]))/([.$E$4]*10^6))/3600" office:value-type="float" office:value="9.89290738864583"/>
          </table:previous>
        </table:cell-content-change>
        <table:cell-content-change table:id="ct3262">
          <table:cell-address table:column="4" table:row="101" table:table="1"/>
          <office:change-info>
            <dc:creator>Aick in der Au</dc:creator>
            <dc:date>2010-01-27T18:22:35.10</dc:date>
          </office:change-info>
          <table:previous table:id="ct3058">
            <table:change-track-table-cell table:cell-address="'Compute Times'.E102" table:formula="of:=((([.$B$4]*[.D102])*0.5+0.5*([.$B$4]*[.$J$4]))/([.$E$4]*10^6))/3600" office:value-type="float" office:value="9.84479583072917"/>
          </table:previous>
        </table:cell-content-change>
        <table:cell-content-change table:id="ct3263">
          <table:cell-address table:column="4" table:row="102" table:table="1"/>
          <office:change-info>
            <dc:creator>Aick in der Au</dc:creator>
            <dc:date>2010-01-27T18:22:35.10</dc:date>
          </office:change-info>
          <table:previous table:id="ct3059">
            <table:change-track-table-cell table:cell-address="'Compute Times'.E103" table:formula="of:=((([.$B$4]*[.D103])*0.5+0.5*([.$B$4]*[.$J$4]))/([.$E$4]*10^6))/3600" office:value-type="float" office:value="9.79702249114583"/>
          </table:previous>
        </table:cell-content-change>
        <table:cell-content-change table:id="ct3264">
          <table:cell-address table:column="4" table:row="103" table:table="1"/>
          <office:change-info>
            <dc:creator>Aick in der Au</dc:creator>
            <dc:date>2010-01-27T18:22:35.10</dc:date>
          </office:change-info>
          <table:previous table:id="ct3060">
            <table:change-track-table-cell table:cell-address="'Compute Times'.E104" table:formula="of:=((([.$B$4]*[.D104])*0.5+0.5*([.$B$4]*[.$J$4]))/([.$E$4]*10^6))/3600" office:value-type="float" office:value="9.74958736989583"/>
          </table:previous>
        </table:cell-content-change>
        <table:cell-content-change table:id="ct3265">
          <table:cell-address table:column="4" table:row="104" table:table="1"/>
          <office:change-info>
            <dc:creator>Aick in der Au</dc:creator>
            <dc:date>2010-01-27T18:22:35.10</dc:date>
          </office:change-info>
          <table:previous table:id="ct3061">
            <table:change-track-table-cell table:cell-address="'Compute Times'.E105" table:formula="of:=((([.$B$4]*[.D105])*0.5+0.5*([.$B$4]*[.$J$4]))/([.$E$4]*10^6))/3600" office:value-type="float" office:value="9.70249046697917"/>
          </table:previous>
        </table:cell-content-change>
        <table:cell-content-change table:id="ct3266">
          <table:cell-address table:column="4" table:row="105" table:table="1"/>
          <office:change-info>
            <dc:creator>Aick in der Au</dc:creator>
            <dc:date>2010-01-27T18:22:35.10</dc:date>
          </office:change-info>
          <table:previous table:id="ct3062">
            <table:change-track-table-cell table:cell-address="'Compute Times'.E106" table:formula="of:=((([.$B$4]*[.D106])*0.5+0.5*([.$B$4]*[.$J$4]))/([.$E$4]*10^6))/3600" office:value-type="float" office:value="9.65573178239583"/>
          </table:previous>
        </table:cell-content-change>
        <table:cell-content-change table:id="ct3267">
          <table:cell-address table:column="4" table:row="106" table:table="1"/>
          <office:change-info>
            <dc:creator>Aick in der Au</dc:creator>
            <dc:date>2010-01-27T18:22:35.10</dc:date>
          </office:change-info>
          <table:previous table:id="ct3063">
            <table:change-track-table-cell table:cell-address="'Compute Times'.E107" table:formula="of:=((([.$B$4]*[.D107])*0.5+0.5*([.$B$4]*[.$J$4]))/([.$E$4]*10^6))/3600" office:value-type="float" office:value="9.60931131614583"/>
          </table:previous>
        </table:cell-content-change>
        <table:cell-content-change table:id="ct3268">
          <table:cell-address table:column="4" table:row="107" table:table="1"/>
          <office:change-info>
            <dc:creator>Aick in der Au</dc:creator>
            <dc:date>2010-01-27T18:22:35.10</dc:date>
          </office:change-info>
          <table:previous table:id="ct3064">
            <table:change-track-table-cell table:cell-address="'Compute Times'.E108" table:formula="of:=((([.$B$4]*[.D108])*0.5+0.5*([.$B$4]*[.$J$4]))/([.$E$4]*10^6))/3600" office:value-type="float" office:value="9.54031477614583"/>
          </table:previous>
        </table:cell-content-change>
        <table:cell-content-change table:id="ct3269">
          <table:cell-address table:column="4" table:row="108" table:table="1"/>
          <office:change-info>
            <dc:creator>Aick in der Au</dc:creator>
            <dc:date>2010-01-27T18:22:35.10</dc:date>
          </office:change-info>
          <table:previous table:id="ct3065">
            <table:change-track-table-cell table:cell-address="'Compute Times'.E109" table:formula="of:=((([.$B$4]*[.D109])*0.5+0.5*([.$B$4]*[.$J$4]))/([.$E$4]*10^6))/3600" office:value-type="float" office:value="9.49473985572917"/>
          </table:previous>
        </table:cell-content-change>
        <table:cell-content-change table:id="ct3270">
          <table:cell-address table:column="4" table:row="109" table:table="1"/>
          <office:change-info>
            <dc:creator>Aick in der Au</dc:creator>
            <dc:date>2010-01-27T18:22:35.10</dc:date>
          </office:change-info>
          <table:previous table:id="ct3066">
            <table:change-track-table-cell table:cell-address="'Compute Times'.E110" table:formula="of:=((([.$B$4]*[.D110])*0.5+0.5*([.$B$4]*[.$J$4]))/([.$E$4]*10^6))/3600" office:value-type="float" office:value="9.44950315364583"/>
          </table:previous>
        </table:cell-content-change>
        <table:cell-content-change table:id="ct3271">
          <table:cell-address table:column="4" table:row="110" table:table="1"/>
          <office:change-info>
            <dc:creator>Aick in der Au</dc:creator>
            <dc:date>2010-01-27T18:22:35.10</dc:date>
          </office:change-info>
          <table:previous table:id="ct3067">
            <table:change-track-table-cell table:cell-address="'Compute Times'.E111" table:formula="of:=((([.$B$4]*[.D111])*0.5+0.5*([.$B$4]*[.$J$4]))/([.$E$4]*10^6))/3600" office:value-type="float" office:value="9.40460466989583"/>
          </table:previous>
        </table:cell-content-change>
        <table:cell-content-change table:id="ct3272">
          <table:cell-address table:column="4" table:row="111" table:table="1"/>
          <office:change-info>
            <dc:creator>Aick in der Au</dc:creator>
            <dc:date>2010-01-27T18:22:35.10</dc:date>
          </office:change-info>
          <table:previous table:id="ct3068">
            <table:change-track-table-cell table:cell-address="'Compute Times'.E112" table:formula="of:=((([.$B$4]*[.D112])*0.5+0.5*([.$B$4]*[.$J$4]))/([.$E$4]*10^6))/3600" office:value-type="float" office:value="9.36004440447917"/>
          </table:previous>
        </table:cell-content-change>
        <table:cell-content-change table:id="ct3273">
          <table:cell-address table:column="4" table:row="112" table:table="1"/>
          <office:change-info>
            <dc:creator>Aick in der Au</dc:creator>
            <dc:date>2010-01-27T18:22:35.10</dc:date>
          </office:change-info>
          <table:previous table:id="ct3069">
            <table:change-track-table-cell table:cell-address="'Compute Times'.E113" table:formula="of:=((([.$B$4]*[.D113])*0.5+0.5*([.$B$4]*[.$J$4]))/([.$E$4]*10^6))/3600" office:value-type="float" office:value="9.31582235739583"/>
          </table:previous>
        </table:cell-content-change>
        <table:cell-content-change table:id="ct3274">
          <table:cell-address table:column="4" table:row="113" table:table="1"/>
          <office:change-info>
            <dc:creator>Aick in der Au</dc:creator>
            <dc:date>2010-01-27T18:22:35.10</dc:date>
          </office:change-info>
          <table:previous table:id="ct3070">
            <table:change-track-table-cell table:cell-address="'Compute Times'.E114" table:formula="of:=((([.$B$4]*[.D114])*0.5+0.5*([.$B$4]*[.$J$4]))/([.$E$4]*10^6))/3600" office:value-type="float" office:value="9.27193852864583"/>
          </table:previous>
        </table:cell-content-change>
        <table:cell-content-change table:id="ct3275">
          <table:cell-address table:column="4" table:row="114" table:table="1"/>
          <office:change-info>
            <dc:creator>Aick in der Au</dc:creator>
            <dc:date>2010-01-27T18:22:35.10</dc:date>
          </office:change-info>
          <table:previous table:id="ct3071">
            <table:change-track-table-cell table:cell-address="'Compute Times'.E115" table:formula="of:=((([.$B$4]*[.D115])*0.5+0.5*([.$B$4]*[.$J$4]))/([.$E$4]*10^6))/3600" office:value-type="float" office:value="9.20674694489583"/>
          </table:previous>
        </table:cell-content-change>
        <table:cell-content-change table:id="ct3276">
          <table:cell-address table:column="4" table:row="115" table:table="1"/>
          <office:change-info>
            <dc:creator>Aick in der Au</dc:creator>
            <dc:date>2010-01-27T18:22:35.10</dc:date>
          </office:change-info>
          <table:previous table:id="ct3072">
            <table:change-track-table-cell table:cell-address="'Compute Times'.E116" table:formula="of:=((([.$B$4]*[.D116])*0.5+0.5*([.$B$4]*[.$J$4]))/([.$E$4]*10^6))/3600" office:value-type="float" office:value="9.16370866197917"/>
          </table:previous>
        </table:cell-content-change>
        <table:cell-content-change table:id="ct3277">
          <table:cell-address table:column="4" table:row="116" table:table="1"/>
          <office:change-info>
            <dc:creator>Aick in der Au</dc:creator>
            <dc:date>2010-01-27T18:22:35.10</dc:date>
          </office:change-info>
          <table:previous table:id="ct3073">
            <table:change-track-table-cell table:cell-address="'Compute Times'.E117" table:formula="of:=((([.$B$4]*[.D117])*0.5+0.5*([.$B$4]*[.$J$4]))/([.$E$4]*10^6))/3600" office:value-type="float" office:value="9.12100859739583"/>
          </table:previous>
        </table:cell-content-change>
        <table:cell-content-change table:id="ct3278">
          <table:cell-address table:column="4" table:row="117" table:table="1"/>
          <office:change-info>
            <dc:creator>Aick in der Au</dc:creator>
            <dc:date>2010-01-27T18:22:35.10</dc:date>
          </office:change-info>
          <table:previous table:id="ct3074">
            <table:change-track-table-cell table:cell-address="'Compute Times'.E118" table:formula="of:=((([.$B$4]*[.D118])*0.5+0.5*([.$B$4]*[.$J$4]))/([.$E$4]*10^6))/3600" office:value-type="float" office:value="9.07864675114583"/>
          </table:previous>
        </table:cell-content-change>
        <table:cell-content-change table:id="ct3279">
          <table:cell-address table:column="4" table:row="118" table:table="1"/>
          <office:change-info>
            <dc:creator>Aick in der Au</dc:creator>
            <dc:date>2010-01-27T18:22:35.10</dc:date>
          </office:change-info>
          <table:previous table:id="ct3075">
            <table:change-track-table-cell table:cell-address="'Compute Times'.E119" table:formula="of:=((([.$B$4]*[.D119])*0.5+0.5*([.$B$4]*[.$J$4]))/([.$E$4]*10^6))/3600" office:value-type="float" office:value="9.03662312322917"/>
          </table:previous>
        </table:cell-content-change>
        <table:cell-content-change table:id="ct3280">
          <table:cell-address table:column="4" table:row="119" table:table="1"/>
          <office:change-info>
            <dc:creator>Aick in der Au</dc:creator>
            <dc:date>2010-01-27T18:22:35.10</dc:date>
          </office:change-info>
          <table:previous table:id="ct3076">
            <table:change-track-table-cell table:cell-address="'Compute Times'.E120" table:formula="of:=((([.$B$4]*[.D120])*0.5+0.5*([.$B$4]*[.$J$4]))/([.$E$4]*10^6))/3600" office:value-type="float" office:value="8.99493771364583"/>
          </table:previous>
        </table:cell-content-change>
        <table:cell-content-change table:id="ct3281">
          <table:cell-address table:column="4" table:row="120" table:table="1"/>
          <office:change-info>
            <dc:creator>Aick in der Au</dc:creator>
            <dc:date>2010-01-27T18:22:35.10</dc:date>
          </office:change-info>
          <table:previous table:id="ct3077">
            <table:change-track-table-cell table:cell-address="'Compute Times'.E121" table:formula="of:=((([.$B$4]*[.D121])*0.5+0.5*([.$B$4]*[.$J$4]))/([.$E$4]*10^6))/3600" office:value-type="float" office:value="8.95359052239583"/>
          </table:previous>
        </table:cell-content-change>
        <table:cell-content-change table:id="ct3282">
          <table:cell-address table:column="4" table:row="121" table:table="1"/>
          <office:change-info>
            <dc:creator>Aick in der Au</dc:creator>
            <dc:date>2010-01-27T18:22:35.10</dc:date>
          </office:change-info>
          <table:previous table:id="ct3078">
            <table:change-track-table-cell table:cell-address="'Compute Times'.E122" table:formula="of:=((([.$B$4]*[.D122])*0.5+0.5*([.$B$4]*[.$J$4]))/([.$E$4]*10^6))/3600" office:value-type="float" office:value="8.89220389489583"/>
          </table:previous>
        </table:cell-content-change>
        <table:cell-content-change table:id="ct3283">
          <table:cell-address table:column="4" table:row="122" table:table="1"/>
          <office:change-info>
            <dc:creator>Aick in der Au</dc:creator>
            <dc:date>2010-01-27T18:22:35.10</dc:date>
          </office:change-info>
          <table:previous table:id="ct3079">
            <table:change-track-table-cell table:cell-address="'Compute Times'.E123" table:formula="of:=((([.$B$4]*[.D123])*0.5+0.5*([.$B$4]*[.$J$4]))/([.$E$4]*10^6))/3600" office:value-type="float" office:value="8.85170224947917"/>
          </table:previous>
        </table:cell-content-change>
        <table:cell-content-change table:id="ct3284">
          <table:cell-address table:column="4" table:row="123" table:table="1"/>
          <office:change-info>
            <dc:creator>Aick in der Au</dc:creator>
            <dc:date>2010-01-27T18:22:35.10</dc:date>
          </office:change-info>
          <table:previous table:id="ct3080">
            <table:change-track-table-cell table:cell-address="'Compute Times'.E124" table:formula="of:=((([.$B$4]*[.D124])*0.5+0.5*([.$B$4]*[.$J$4]))/([.$E$4]*10^6))/3600" office:value-type="float" office:value="8.81153882239583"/>
          </table:previous>
        </table:cell-content-change>
        <table:cell-content-change table:id="ct3285">
          <table:cell-address table:column="4" table:row="124" table:table="1"/>
          <office:change-info>
            <dc:creator>Aick in der Au</dc:creator>
            <dc:date>2010-01-27T18:22:35.10</dc:date>
          </office:change-info>
          <table:previous table:id="ct3081">
            <table:change-track-table-cell table:cell-address="'Compute Times'.E125" table:formula="of:=((([.$B$4]*[.D125])*0.5+0.5*([.$B$4]*[.$J$4]))/([.$E$4]*10^6))/3600" office:value-type="float" office:value="8.77171361364583"/>
          </table:previous>
        </table:cell-content-change>
        <table:cell-content-change table:id="ct3286">
          <table:cell-address table:column="4" table:row="125" table:table="1"/>
          <office:change-info>
            <dc:creator>Aick in der Au</dc:creator>
            <dc:date>2010-01-27T18:22:35.10</dc:date>
          </office:change-info>
          <table:previous table:id="ct3082">
            <table:change-track-table-cell table:cell-address="'Compute Times'.E126" table:formula="of:=((([.$B$4]*[.D126])*0.5+0.5*([.$B$4]*[.$J$4]))/([.$E$4]*10^6))/3600" office:value-type="float" office:value="8.73222662322917"/>
          </table:previous>
        </table:cell-content-change>
        <table:cell-content-change table:id="ct3287">
          <table:cell-address table:column="4" table:row="126" table:table="1"/>
          <office:change-info>
            <dc:creator>Aick in der Au</dc:creator>
            <dc:date>2010-01-27T18:22:35.10</dc:date>
          </office:change-info>
          <table:previous table:id="ct3083">
            <table:change-track-table-cell table:cell-address="'Compute Times'.E127" table:formula="of:=((([.$B$4]*[.D127])*0.5+0.5*([.$B$4]*[.$J$4]))/([.$E$4]*10^6))/3600" office:value-type="float" office:value="8.69307785114583"/>
          </table:previous>
        </table:cell-content-change>
        <table:cell-content-change table:id="ct3288">
          <table:cell-address table:column="4" table:row="127" table:table="1"/>
          <office:change-info>
            <dc:creator>Aick in der Au</dc:creator>
            <dc:date>2010-01-27T18:22:35.10</dc:date>
          </office:change-info>
          <table:previous table:id="ct3084">
            <table:change-track-table-cell table:cell-address="'Compute Times'.E128" table:formula="of:=((([.$B$4]*[.D128])*0.5+0.5*([.$B$4]*[.$J$4]))/([.$E$4]*10^6))/3600" office:value-type="float" office:value="8.63498885239583"/>
          </table:previous>
        </table:cell-content-change>
        <table:cell-content-change table:id="ct3289">
          <table:cell-address table:column="4" table:row="128" table:table="1"/>
          <office:change-info>
            <dc:creator>Aick in der Au</dc:creator>
            <dc:date>2010-01-27T18:22:35.10</dc:date>
          </office:change-info>
          <table:previous table:id="ct3085">
            <table:change-track-table-cell table:cell-address="'Compute Times'.E129" table:formula="of:=((([.$B$4]*[.D129])*0.5+0.5*([.$B$4]*[.$J$4]))/([.$E$4]*10^6))/3600" office:value-type="float" office:value="8.59668562614583"/>
          </table:previous>
        </table:cell-content-change>
        <table:cell-content-change table:id="ct3290">
          <table:cell-address table:column="4" table:row="129" table:table="1"/>
          <office:change-info>
            <dc:creator>Aick in der Au</dc:creator>
            <dc:date>2010-01-27T18:22:35.10</dc:date>
          </office:change-info>
          <table:previous table:id="ct3086">
            <table:change-track-table-cell table:cell-address="'Compute Times'.E130" table:formula="of:=((([.$B$4]*[.D130])*0.5+0.5*([.$B$4]*[.$J$4]))/([.$E$4]*10^6))/3600" office:value-type="float" office:value="8.55872061822917"/>
          </table:previous>
        </table:cell-content-change>
        <table:cell-content-change table:id="ct3291">
          <table:cell-address table:column="4" table:row="130" table:table="1"/>
          <office:change-info>
            <dc:creator>Aick in der Au</dc:creator>
            <dc:date>2010-01-27T18:22:35.10</dc:date>
          </office:change-info>
          <table:previous table:id="ct3087">
            <table:change-track-table-cell table:cell-address="'Compute Times'.E131" table:formula="of:=((([.$B$4]*[.D131])*0.5+0.5*([.$B$4]*[.$J$4]))/([.$E$4]*10^6))/3600" office:value-type="float" office:value="8.52109382864583"/>
          </table:previous>
        </table:cell-content-change>
        <table:cell-content-change table:id="ct3292">
          <table:cell-address table:column="4" table:row="131" table:table="1"/>
          <office:change-info>
            <dc:creator>Aick in der Au</dc:creator>
            <dc:date>2010-01-27T18:22:35.10</dc:date>
          </office:change-info>
          <table:previous table:id="ct3088">
            <table:change-track-table-cell table:cell-address="'Compute Times'.E132" table:formula="of:=((([.$B$4]*[.D132])*0.5+0.5*([.$B$4]*[.$J$4]))/([.$E$4]*10^6))/3600" office:value-type="float" office:value="8.48380525739583"/>
          </table:previous>
        </table:cell-content-change>
        <table:cell-content-change table:id="ct3293">
          <table:cell-address table:column="4" table:row="132" table:table="1"/>
          <office:change-info>
            <dc:creator>Aick in der Au</dc:creator>
            <dc:date>2010-01-27T18:22:35.10</dc:date>
          </office:change-info>
          <table:previous table:id="ct3089">
            <table:change-track-table-cell table:cell-address="'Compute Times'.E133" table:formula="of:=((([.$B$4]*[.D133])*0.5+0.5*([.$B$4]*[.$J$4]))/([.$E$4]*10^6))/3600" office:value-type="float" office:value="8.44685490447917"/>
          </table:previous>
        </table:cell-content-change>
        <table:cell-content-change table:id="ct3294">
          <table:cell-address table:column="4" table:row="133" table:table="1"/>
          <office:change-info>
            <dc:creator>Aick in der Au</dc:creator>
            <dc:date>2010-01-27T18:22:35.10</dc:date>
          </office:change-info>
          <table:previous table:id="ct3090">
            <table:change-track-table-cell table:cell-address="'Compute Times'.E134" table:formula="of:=((([.$B$4]*[.D134])*0.5+0.5*([.$B$4]*[.$J$4]))/([.$E$4]*10^6))/3600" office:value-type="float" office:value="8.41024276989583"/>
          </table:previous>
        </table:cell-content-change>
        <table:cell-content-change table:id="ct3295">
          <table:cell-address table:column="4" table:row="134" table:table="1"/>
          <office:change-info>
            <dc:creator>Aick in der Au</dc:creator>
            <dc:date>2010-01-27T18:22:35.10</dc:date>
          </office:change-info>
          <table:previous table:id="ct3091">
            <table:change-track-table-cell table:cell-address="'Compute Times'.E135" table:formula="of:=((([.$B$4]*[.D135])*0.5+0.5*([.$B$4]*[.$J$4]))/([.$E$4]*10^6))/3600" office:value-type="float" office:value="8.35595872739583"/>
          </table:previous>
        </table:cell-content-change>
        <table:cell-content-change table:id="ct3296">
          <table:cell-address table:column="4" table:row="135" table:table="1"/>
          <office:change-info>
            <dc:creator>Aick in der Au</dc:creator>
            <dc:date>2010-01-27T18:22:35.10</dc:date>
          </office:change-info>
          <table:previous table:id="ct3092">
            <table:change-track-table-cell table:cell-address="'Compute Times'.E136" table:formula="of:=((([.$B$4]*[.D136])*0.5+0.5*([.$B$4]*[.$J$4]))/([.$E$4]*10^6))/3600" office:value-type="float" office:value="8.32019213864583"/>
          </table:previous>
        </table:cell-content-change>
        <table:cell-content-change table:id="ct3297">
          <table:cell-address table:column="4" table:row="136" table:table="1"/>
          <office:change-info>
            <dc:creator>Aick in der Au</dc:creator>
            <dc:date>2010-01-27T18:22:35.10</dc:date>
          </office:change-info>
          <table:previous table:id="ct3093">
            <table:change-track-table-cell table:cell-address="'Compute Times'.E137" table:formula="of:=((([.$B$4]*[.D137])*0.5+0.5*([.$B$4]*[.$J$4]))/([.$E$4]*10^6))/3600" office:value-type="float" office:value="8.28476376822917"/>
          </table:previous>
        </table:cell-content-change>
        <table:cell-content-change table:id="ct3298">
          <table:cell-address table:column="4" table:row="137" table:table="1"/>
          <office:change-info>
            <dc:creator>Aick in der Au</dc:creator>
            <dc:date>2010-01-27T18:22:35.10</dc:date>
          </office:change-info>
          <table:previous table:id="ct3094">
            <table:change-track-table-cell table:cell-address="'Compute Times'.E138" table:formula="of:=((([.$B$4]*[.D138])*0.5+0.5*([.$B$4]*[.$J$4]))/([.$E$4]*10^6))/3600" office:value-type="float" office:value="8.24967361614583"/>
          </table:previous>
        </table:cell-content-change>
        <table:cell-content-change table:id="ct3299">
          <table:cell-address table:column="4" table:row="138" table:table="1"/>
          <office:change-info>
            <dc:creator>Aick in der Au</dc:creator>
            <dc:date>2010-01-27T18:22:35.10</dc:date>
          </office:change-info>
          <table:previous table:id="ct3095">
            <table:change-track-table-cell table:cell-address="'Compute Times'.E139" table:formula="of:=((([.$B$4]*[.D139])*0.5+0.5*([.$B$4]*[.$J$4]))/([.$E$4]*10^6))/3600" office:value-type="float" office:value="8.21492168239583"/>
          </table:previous>
        </table:cell-content-change>
        <table:cell-content-change table:id="ct3300">
          <table:cell-address table:column="4" table:row="139" table:table="1"/>
          <office:change-info>
            <dc:creator>Aick in der Au</dc:creator>
            <dc:date>2010-01-27T18:22:35.10</dc:date>
          </office:change-info>
          <table:previous table:id="ct3096">
            <table:change-track-table-cell table:cell-address="'Compute Times'.E140" table:formula="of:=((([.$B$4]*[.D140])*0.5+0.5*([.$B$4]*[.$J$4]))/([.$E$4]*10^6))/3600" office:value-type="float" office:value="8.18050796697917"/>
          </table:previous>
        </table:cell-content-change>
        <table:cell-content-change table:id="ct3301">
          <table:cell-address table:column="4" table:row="140" table:table="1"/>
          <office:change-info>
            <dc:creator>Aick in der Au</dc:creator>
            <dc:date>2010-01-27T18:22:35.10</dc:date>
          </office:change-info>
          <table:previous table:id="ct3097">
            <table:change-track-table-cell table:cell-address="'Compute Times'.E141" table:formula="of:=((([.$B$4]*[.D141])*0.5+0.5*([.$B$4]*[.$J$4]))/([.$E$4]*10^6))/3600" office:value-type="float" office:value="8.14643246989583"/>
          </table:previous>
        </table:cell-content-change>
        <table:cell-content-change table:id="ct3302">
          <table:cell-address table:column="4" table:row="141" table:table="1"/>
          <office:change-info>
            <dc:creator>Aick in der Au</dc:creator>
            <dc:date>2010-01-27T18:22:35.10</dc:date>
          </office:change-info>
          <table:previous table:id="ct3098">
            <table:change-track-table-cell table:cell-address="'Compute Times'.E142" table:formula="of:=((([.$B$4]*[.D142])*0.5+0.5*([.$B$4]*[.$J$4]))/([.$E$4]*10^6))/3600" office:value-type="float" office:value="8.09595338364583"/>
          </table:previous>
        </table:cell-content-change>
        <table:cell-content-change table:id="ct3303">
          <table:cell-address table:column="4" table:row="142" table:table="1"/>
          <office:change-info>
            <dc:creator>Aick in der Au</dc:creator>
            <dc:date>2010-01-27T18:22:35.10</dc:date>
          </office:change-info>
          <table:previous table:id="ct3099">
            <table:change-track-table-cell table:cell-address="'Compute Times'.E143" table:formula="of:=((([.$B$4]*[.D143])*0.5+0.5*([.$B$4]*[.$J$4]))/([.$E$4]*10^6))/3600" office:value-type="float" office:value="8.06272343239583"/>
          </table:previous>
        </table:cell-content-change>
        <table:cell-content-change table:id="ct3304">
          <table:cell-address table:column="4" table:row="143" table:table="1"/>
          <office:change-info>
            <dc:creator>Aick in der Au</dc:creator>
            <dc:date>2010-01-27T18:22:35.10</dc:date>
          </office:change-info>
          <table:previous table:id="ct3100">
            <table:change-track-table-cell table:cell-address="'Compute Times'.E144" table:formula="of:=((([.$B$4]*[.D144])*0.5+0.5*([.$B$4]*[.$J$4]))/([.$E$4]*10^6))/3600" office:value-type="float" office:value="8.02983169947917"/>
          </table:previous>
        </table:cell-content-change>
        <table:cell-content-change table:id="ct3305">
          <table:cell-address table:column="4" table:row="144" table:table="1"/>
          <office:change-info>
            <dc:creator>Aick in der Au</dc:creator>
            <dc:date>2010-01-27T18:22:35.10</dc:date>
          </office:change-info>
          <table:previous table:id="ct3101">
            <table:change-track-table-cell table:cell-address="'Compute Times'.E145" table:formula="of:=((([.$B$4]*[.D145])*0.5+0.5*([.$B$4]*[.$J$4]))/([.$E$4]*10^6))/3600" office:value-type="float" office:value="7.99727818489583"/>
          </table:previous>
        </table:cell-content-change>
        <table:cell-content-change table:id="ct3306">
          <table:cell-address table:column="4" table:row="145" table:table="1"/>
          <office:change-info>
            <dc:creator>Aick in der Au</dc:creator>
            <dc:date>2010-01-27T18:22:35.10</dc:date>
          </office:change-info>
          <table:previous table:id="ct3102">
            <table:change-track-table-cell table:cell-address="'Compute Times'.E146" table:formula="of:=((([.$B$4]*[.D146])*0.5+0.5*([.$B$4]*[.$J$4]))/([.$E$4]*10^6))/3600" office:value-type="float" office:value="7.96506288864583"/>
          </table:previous>
        </table:cell-content-change>
        <table:cell-content-change table:id="ct3307">
          <table:cell-address table:column="4" table:row="146" table:table="1"/>
          <office:change-info>
            <dc:creator>Aick in der Au</dc:creator>
            <dc:date>2010-01-27T18:22:35.10</dc:date>
          </office:change-info>
          <table:previous table:id="ct3103">
            <table:change-track-table-cell table:cell-address="'Compute Times'.E147" table:formula="of:=((([.$B$4]*[.D147])*0.5+0.5*([.$B$4]*[.$J$4]))/([.$E$4]*10^6))/3600" office:value-type="float" office:value="7.93318581072917"/>
          </table:previous>
        </table:cell-content-change>
        <table:cell-content-change table:id="ct3308">
          <table:cell-address table:column="4" table:row="147" table:table="1"/>
          <office:change-info>
            <dc:creator>Aick in der Au</dc:creator>
            <dc:date>2010-01-27T18:22:35.10</dc:date>
          </office:change-info>
          <table:previous table:id="ct3104">
            <table:change-track-table-cell table:cell-address="'Compute Times'.E148" table:formula="of:=((([.$B$4]*[.D148])*0.5+0.5*([.$B$4]*[.$J$4]))/([.$E$4]*10^6))/3600" office:value-type="float" office:value="7.90164695114583"/>
          </table:previous>
        </table:cell-content-change>
        <table:cell-content-change table:id="ct3309">
          <table:cell-address table:column="4" table:row="148" table:table="1"/>
          <office:change-info>
            <dc:creator>Aick in der Au</dc:creator>
            <dc:date>2010-01-27T18:22:35.10</dc:date>
          </office:change-info>
          <table:previous table:id="ct3105">
            <table:change-track-table-cell table:cell-address="'Compute Times'.E149" table:formula="of:=((([.$B$4]*[.D149])*0.5+0.5*([.$B$4]*[.$J$4]))/([.$E$4]*10^6))/3600" office:value-type="float" office:value="7.85497282114583"/>
          </table:previous>
        </table:cell-content-change>
        <table:cell-content-change table:id="ct3310">
          <table:cell-address table:column="4" table:row="149" table:table="1"/>
          <office:change-info>
            <dc:creator>Aick in der Au</dc:creator>
            <dc:date>2010-01-27T18:22:35.10</dc:date>
          </office:change-info>
          <table:previous table:id="ct3106">
            <table:change-track-table-cell table:cell-address="'Compute Times'.E150" table:formula="of:=((([.$B$4]*[.D150])*0.5+0.5*([.$B$4]*[.$J$4]))/([.$E$4]*10^6))/3600" office:value-type="float" office:value="7.82427950739583"/>
          </table:previous>
        </table:cell-content-change>
        <table:cell-content-change table:id="ct3311">
          <table:cell-address table:column="4" table:row="150" table:table="1"/>
          <office:change-info>
            <dc:creator>Aick in der Au</dc:creator>
            <dc:date>2010-01-27T18:22:35.10</dc:date>
          </office:change-info>
          <table:previous table:id="ct3107">
            <table:change-track-table-cell table:cell-address="'Compute Times'.E151" table:formula="of:=((([.$B$4]*[.D151])*0.5+0.5*([.$B$4]*[.$J$4]))/([.$E$4]*10^6))/3600" office:value-type="float" office:value="7.79392441197917"/>
          </table:previous>
        </table:cell-content-change>
        <table:cell-content-change table:id="ct3312">
          <table:cell-address table:column="4" table:row="151" table:table="1"/>
          <office:change-info>
            <dc:creator>Aick in der Au</dc:creator>
            <dc:date>2010-01-27T18:22:35.10</dc:date>
          </office:change-info>
          <table:previous table:id="ct3108">
            <table:change-track-table-cell table:cell-address="'Compute Times'.E152" table:formula="of:=((([.$B$4]*[.D152])*0.5+0.5*([.$B$4]*[.$J$4]))/([.$E$4]*10^6))/3600" office:value-type="float" office:value="7.76390753489583"/>
          </table:previous>
        </table:cell-content-change>
        <table:cell-content-change table:id="ct3313">
          <table:cell-address table:column="4" table:row="152" table:table="1"/>
          <office:change-info>
            <dc:creator>Aick in der Au</dc:creator>
            <dc:date>2010-01-27T18:22:35.10</dc:date>
          </office:change-info>
          <table:previous table:id="ct3109">
            <table:change-track-table-cell table:cell-address="'Compute Times'.E153" table:formula="of:=((([.$B$4]*[.D153])*0.5+0.5*([.$B$4]*[.$J$4]))/([.$E$4]*10^6))/3600" office:value-type="float" office:value="7.73422887614583"/>
          </table:previous>
        </table:cell-content-change>
        <table:cell-content-change table:id="ct3314">
          <table:cell-address table:column="4" table:row="153" table:table="1"/>
          <office:change-info>
            <dc:creator>Aick in der Au</dc:creator>
            <dc:date>2010-01-27T18:22:35.10</dc:date>
          </office:change-info>
          <table:previous table:id="ct3110">
            <table:change-track-table-cell table:cell-address="'Compute Times'.E154" table:formula="of:=((([.$B$4]*[.D154])*0.5+0.5*([.$B$4]*[.$J$4]))/([.$E$4]*10^6))/3600" office:value-type="float" office:value="7.70488843572917"/>
          </table:previous>
        </table:cell-content-change>
        <table:cell-content-change table:id="ct3315">
          <table:cell-address table:column="4" table:row="154" table:table="1"/>
          <office:change-info>
            <dc:creator>Aick in der Au</dc:creator>
            <dc:date>2010-01-27T18:22:35.10</dc:date>
          </office:change-info>
          <table:previous table:id="ct3111">
            <table:change-track-table-cell table:cell-address="'Compute Times'.E155" table:formula="of:=((([.$B$4]*[.D155])*0.5+0.5*([.$B$4]*[.$J$4]))/([.$E$4]*10^6))/3600" office:value-type="float" office:value="7.67588621364583"/>
          </table:previous>
        </table:cell-content-change>
        <table:cell-content-change table:id="ct3316">
          <table:cell-address table:column="4" table:row="155" table:table="1"/>
          <office:change-info>
            <dc:creator>Aick in der Au</dc:creator>
            <dc:date>2010-01-27T18:22:35.10</dc:date>
          </office:change-info>
          <table:previous table:id="ct3112">
            <table:change-track-table-cell table:cell-address="'Compute Times'.E156" table:formula="of:=((([.$B$4]*[.D156])*0.5+0.5*([.$B$4]*[.$J$4]))/([.$E$4]*10^6))/3600" office:value-type="float" office:value="7.63301703989583"/>
          </table:previous>
        </table:cell-content-change>
        <table:cell-content-change table:id="ct3317">
          <table:cell-address table:column="4" table:row="156" table:table="1"/>
          <office:change-info>
            <dc:creator>Aick in der Au</dc:creator>
            <dc:date>2010-01-27T18:22:35.10</dc:date>
          </office:change-info>
          <table:previous table:id="ct3113">
            <table:change-track-table-cell table:cell-address="'Compute Times'.E157" table:formula="of:=((([.$B$4]*[.D157])*0.5+0.5*([.$B$4]*[.$J$4]))/([.$E$4]*10^6))/3600" office:value-type="float" office:value="7.60486036364583"/>
          </table:previous>
        </table:cell-content-change>
        <table:cell-content-change table:id="ct3318">
          <table:cell-address table:column="4" table:row="157" table:table="1"/>
          <office:change-info>
            <dc:creator>Aick in der Au</dc:creator>
            <dc:date>2010-01-27T18:22:35.10</dc:date>
          </office:change-info>
          <table:previous table:id="ct3114">
            <table:change-track-table-cell table:cell-address="'Compute Times'.E158" table:formula="of:=((([.$B$4]*[.D158])*0.5+0.5*([.$B$4]*[.$J$4]))/([.$E$4]*10^6))/3600" office:value-type="float" office:value="7.57704190572917"/>
          </table:previous>
        </table:cell-content-change>
        <table:cell-content-change table:id="ct3319">
          <table:cell-address table:column="4" table:row="158" table:table="1"/>
          <office:change-info>
            <dc:creator>Aick in der Au</dc:creator>
            <dc:date>2010-01-27T18:22:35.10</dc:date>
          </office:change-info>
          <table:previous table:id="ct3115">
            <table:change-track-table-cell table:cell-address="'Compute Times'.E159" table:formula="of:=((([.$B$4]*[.D159])*0.5+0.5*([.$B$4]*[.$J$4]))/([.$E$4]*10^6))/3600" office:value-type="float" office:value="7.54956166614583"/>
          </table:previous>
        </table:cell-content-change>
        <table:cell-content-change table:id="ct3320">
          <table:cell-address table:column="4" table:row="159" table:table="1"/>
          <office:change-info>
            <dc:creator>Aick in der Au</dc:creator>
            <dc:date>2010-01-27T18:22:35.10</dc:date>
          </office:change-info>
          <table:previous table:id="ct3116">
            <table:change-track-table-cell table:cell-address="'Compute Times'.E160" table:formula="of:=((([.$B$4]*[.D160])*0.5+0.5*([.$B$4]*[.$J$4]))/([.$E$4]*10^6))/3600" office:value-type="float" office:value="7.52241964489583"/>
          </table:previous>
        </table:cell-content-change>
        <table:cell-content-change table:id="ct3321">
          <table:cell-address table:column="4" table:row="160" table:table="1"/>
          <office:change-info>
            <dc:creator>Aick in der Au</dc:creator>
            <dc:date>2010-01-27T18:22:35.10</dc:date>
          </office:change-info>
          <table:previous table:id="ct3117">
            <table:change-track-table-cell table:cell-address="'Compute Times'.E161" table:formula="of:=((([.$B$4]*[.D161])*0.5+0.5*([.$B$4]*[.$J$4]))/([.$E$4]*10^6))/3600" office:value-type="float" office:value="7.49561584197917"/>
          </table:previous>
        </table:cell-content-change>
        <table:cell-content-change table:id="ct3322">
          <table:cell-address table:column="4" table:row="161" table:table="1"/>
          <office:change-info>
            <dc:creator>Aick in der Au</dc:creator>
            <dc:date>2010-01-27T18:22:35.10</dc:date>
          </office:change-info>
          <table:previous table:id="ct3118">
            <table:change-track-table-cell table:cell-address="'Compute Times'.E162" table:formula="of:=((([.$B$4]*[.D162])*0.5+0.5*([.$B$4]*[.$J$4]))/([.$E$4]*10^6))/3600" office:value-type="float" office:value="7.45604429697917"/>
          </table:previous>
        </table:cell-content-change>
        <table:cell-content-change table:id="ct3323">
          <table:cell-address table:column="4" table:row="162" table:table="1"/>
          <office:change-info>
            <dc:creator>Aick in der Au</dc:creator>
            <dc:date>2010-01-27T18:22:35.10</dc:date>
          </office:change-info>
          <table:previous table:id="ct3119">
            <table:change-track-table-cell table:cell-address="'Compute Times'.E163" table:formula="of:=((([.$B$4]*[.D163])*0.5+0.5*([.$B$4]*[.$J$4]))/([.$E$4]*10^6))/3600" office:value-type="float" office:value="7.43008603989583"/>
          </table:previous>
        </table:cell-content-change>
        <table:cell-content-change table:id="ct3324">
          <table:cell-address table:column="4" table:row="163" table:table="1"/>
          <office:change-info>
            <dc:creator>Aick in der Au</dc:creator>
            <dc:date>2010-01-27T18:22:35.10</dc:date>
          </office:change-info>
          <table:previous table:id="ct3120">
            <table:change-track-table-cell table:cell-address="'Compute Times'.E164" table:formula="of:=((([.$B$4]*[.D164])*0.5+0.5*([.$B$4]*[.$J$4]))/([.$E$4]*10^6))/3600" office:value-type="float" office:value="7.40446600114583"/>
          </table:previous>
        </table:cell-content-change>
        <table:cell-content-change table:id="ct3325">
          <table:cell-address table:column="4" table:row="164" table:table="1"/>
          <office:change-info>
            <dc:creator>Aick in der Au</dc:creator>
            <dc:date>2010-01-27T18:22:35.10</dc:date>
          </office:change-info>
          <table:previous table:id="ct3121">
            <table:change-track-table-cell table:cell-address="'Compute Times'.E165" table:formula="of:=((([.$B$4]*[.D165])*0.5+0.5*([.$B$4]*[.$J$4]))/([.$E$4]*10^6))/3600" office:value-type="float" office:value="7.37918418072917"/>
          </table:previous>
        </table:cell-content-change>
        <table:cell-content-change table:id="ct3326">
          <table:cell-address table:column="4" table:row="165" table:table="1"/>
          <office:change-info>
            <dc:creator>Aick in der Au</dc:creator>
            <dc:date>2010-01-27T18:22:35.10</dc:date>
          </office:change-info>
          <table:previous table:id="ct3122">
            <table:change-track-table-cell table:cell-address="'Compute Times'.E166" table:formula="of:=((([.$B$4]*[.D166])*0.5+0.5*([.$B$4]*[.$J$4]))/([.$E$4]*10^6))/3600" office:value-type="float" office:value="7.35424057864583"/>
          </table:previous>
        </table:cell-content-change>
        <table:cell-content-change table:id="ct3327">
          <table:cell-address table:column="4" table:row="166" table:table="1"/>
          <office:change-info>
            <dc:creator>Aick in der Au</dc:creator>
            <dc:date>2010-01-27T18:22:35.10</dc:date>
          </office:change-info>
          <table:previous table:id="ct3123">
            <table:change-track-table-cell table:cell-address="'Compute Times'.E167" table:formula="of:=((([.$B$4]*[.D167])*0.5+0.5*([.$B$4]*[.$J$4]))/([.$E$4]*10^6))/3600" office:value-type="float" office:value="7.32963519489583"/>
          </table:previous>
        </table:cell-content-change>
        <table:cell-content-change table:id="ct3328">
          <table:cell-address table:column="4" table:row="167" table:table="1"/>
          <office:change-info>
            <dc:creator>Aick in der Au</dc:creator>
            <dc:date>2010-01-27T18:22:35.10</dc:date>
          </office:change-info>
          <table:previous table:id="ct3124">
            <table:change-track-table-cell table:cell-address="'Compute Times'.E168" table:formula="of:=((([.$B$4]*[.D168])*0.5+0.5*([.$B$4]*[.$J$4]))/([.$E$4]*10^6))/3600" office:value-type="float" office:value="7.30536802947917"/>
          </table:previous>
        </table:cell-content-change>
        <table:cell-content-change table:id="ct3329">
          <table:cell-address table:column="4" table:row="168" table:table="1"/>
          <office:change-info>
            <dc:creator>Aick in der Au</dc:creator>
            <dc:date>2010-01-27T18:22:35.10</dc:date>
          </office:change-info>
          <table:previous table:id="ct3125">
            <table:change-track-table-cell table:cell-address="'Compute Times'.E169" table:formula="of:=((([.$B$4]*[.D169])*0.5+0.5*([.$B$4]*[.$J$4]))/([.$E$4]*10^6))/3600" office:value-type="float" office:value="7.26960144072917"/>
          </table:previous>
        </table:cell-content-change>
        <table:cell-content-change table:id="ct3330">
          <table:cell-address table:column="4" table:row="169" table:table="1"/>
          <office:change-info>
            <dc:creator>Aick in der Au</dc:creator>
            <dc:date>2010-01-27T18:22:35.10</dc:date>
          </office:change-info>
          <table:previous table:id="ct3126">
            <table:change-track-table-cell table:cell-address="'Compute Times'.E170" table:formula="of:=((([.$B$4]*[.D170])*0.5+0.5*([.$B$4]*[.$J$4]))/([.$E$4]*10^6))/3600" office:value-type="float" office:value="7.24617982114583"/>
          </table:previous>
        </table:cell-content-change>
        <table:cell-content-change table:id="ct3331">
          <table:cell-address table:column="4" table:row="170" table:table="1"/>
          <office:change-info>
            <dc:creator>Aick in der Au</dc:creator>
            <dc:date>2010-01-27T18:22:35.10</dc:date>
          </office:change-info>
          <table:previous table:id="ct3127">
            <table:change-track-table-cell table:cell-address="'Compute Times'.E171" table:formula="of:=((([.$B$4]*[.D171])*0.5+0.5*([.$B$4]*[.$J$4]))/([.$E$4]*10^6))/3600" office:value-type="float" office:value="7.22309641989583"/>
          </table:previous>
        </table:cell-content-change>
        <table:cell-content-change table:id="ct3332">
          <table:cell-address table:column="4" table:row="171" table:table="1"/>
          <office:change-info>
            <dc:creator>Aick in der Au</dc:creator>
            <dc:date>2010-01-27T18:22:35.10</dc:date>
          </office:change-info>
          <table:previous table:id="ct3128">
            <table:change-track-table-cell table:cell-address="'Compute Times'.E172" table:formula="of:=((([.$B$4]*[.D172])*0.5+0.5*([.$B$4]*[.$J$4]))/([.$E$4]*10^6))/3600" office:value-type="float" office:value="7.20035123697917"/>
          </table:previous>
        </table:cell-content-change>
        <table:cell-content-change table:id="ct3333">
          <table:cell-address table:column="4" table:row="172" table:table="1"/>
          <office:change-info>
            <dc:creator>Aick in der Au</dc:creator>
            <dc:date>2010-01-27T18:22:35.10</dc:date>
          </office:change-info>
          <table:previous table:id="ct3129">
            <table:change-track-table-cell table:cell-address="'Compute Times'.E173" table:formula="of:=((([.$B$4]*[.D173])*0.5+0.5*([.$B$4]*[.$J$4]))/([.$E$4]*10^6))/3600" office:value-type="float" office:value="7.17794427239583"/>
          </table:previous>
        </table:cell-content-change>
        <table:cell-content-change table:id="ct3334">
          <table:cell-address table:column="4" table:row="173" table:table="1"/>
          <office:change-info>
            <dc:creator>Aick in der Au</dc:creator>
            <dc:date>2010-01-27T18:22:35.10</dc:date>
          </office:change-info>
          <table:previous table:id="ct3130">
            <table:change-track-table-cell table:cell-address="'Compute Times'.E174" table:formula="of:=((([.$B$4]*[.D174])*0.5+0.5*([.$B$4]*[.$J$4]))/([.$E$4]*10^6))/3600" office:value-type="float" office:value="7.15587552614583"/>
          </table:previous>
        </table:cell-content-change>
        <table:cell-content-change table:id="ct3335">
          <table:cell-address table:column="4" table:row="174" table:table="1"/>
          <office:change-info>
            <dc:creator>Aick in der Au</dc:creator>
            <dc:date>2010-01-27T18:22:35.10</dc:date>
          </office:change-info>
          <table:previous table:id="ct3131">
            <table:change-track-table-cell table:cell-address="'Compute Times'.E175" table:formula="of:=((([.$B$4]*[.D175])*0.5+0.5*([.$B$4]*[.$J$4]))/([.$E$4]*10^6))/3600" office:value-type="float" office:value="7.13414499822917"/>
          </table:previous>
        </table:cell-content-change>
        <table:cell-content-change table:id="ct3336">
          <table:cell-address table:column="4" table:row="175" table:table="1"/>
          <office:change-info>
            <dc:creator>Aick in der Au</dc:creator>
            <dc:date>2010-01-27T18:22:35.10</dc:date>
          </office:change-info>
          <table:previous table:id="ct3132">
            <table:change-track-table-cell table:cell-address="'Compute Times'.E176" table:formula="of:=((([.$B$4]*[.D176])*0.5+0.5*([.$B$4]*[.$J$4]))/([.$E$4]*10^6))/3600" office:value-type="float" office:value="7.10218336572917"/>
          </table:previous>
        </table:cell-content-change>
        <table:cell-content-change table:id="ct3337">
          <table:cell-address table:column="4" table:row="176" table:table="1"/>
          <office:change-info>
            <dc:creator>Aick in der Au</dc:creator>
            <dc:date>2010-01-27T18:22:35.10</dc:date>
          </office:change-info>
          <table:previous table:id="ct3133">
            <table:change-track-table-cell table:cell-address="'Compute Times'.E177" table:formula="of:=((([.$B$4]*[.D177])*0.5+0.5*([.$B$4]*[.$J$4]))/([.$E$4]*10^6))/3600" office:value-type="float" office:value="7.08129838364583"/>
          </table:previous>
        </table:cell-content-change>
        <table:cell-content-change table:id="ct3338">
          <table:cell-address table:column="4" table:row="177" table:table="1"/>
          <office:change-info>
            <dc:creator>Aick in der Au</dc:creator>
            <dc:date>2010-01-27T18:22:35.10</dc:date>
          </office:change-info>
          <table:previous table:id="ct3134">
            <table:change-track-table-cell table:cell-address="'Compute Times'.E178" table:formula="of:=((([.$B$4]*[.D178])*0.5+0.5*([.$B$4]*[.$J$4]))/([.$E$4]*10^6))/3600" office:value-type="float" office:value="7.06075161989583"/>
          </table:previous>
        </table:cell-content-change>
        <table:cell-content-change table:id="ct3339">
          <table:cell-address table:column="4" table:row="178" table:table="1"/>
          <office:change-info>
            <dc:creator>Aick in der Au</dc:creator>
            <dc:date>2010-01-27T18:22:35.10</dc:date>
          </office:change-info>
          <table:previous table:id="ct3135">
            <table:change-track-table-cell table:cell-address="'Compute Times'.E179" table:formula="of:=((([.$B$4]*[.D179])*0.5+0.5*([.$B$4]*[.$J$4]))/([.$E$4]*10^6))/3600" office:value-type="float" office:value="7.04054307447917"/>
          </table:previous>
        </table:cell-content-change>
        <table:cell-content-change table:id="ct3340">
          <table:cell-address table:column="4" table:row="179" table:table="1"/>
          <office:change-info>
            <dc:creator>Aick in der Au</dc:creator>
            <dc:date>2010-01-27T18:22:35.10</dc:date>
          </office:change-info>
          <table:previous table:id="ct3136">
            <table:change-track-table-cell table:cell-address="'Compute Times'.E180" table:formula="of:=((([.$B$4]*[.D180])*0.5+0.5*([.$B$4]*[.$J$4]))/([.$E$4]*10^6))/3600" office:value-type="float" office:value="7.02067274739583"/>
          </table:previous>
        </table:cell-content-change>
        <table:cell-content-change table:id="ct3341">
          <table:cell-address table:column="4" table:row="180" table:table="1"/>
          <office:change-info>
            <dc:creator>Aick in der Au</dc:creator>
            <dc:date>2010-01-27T18:22:35.10</dc:date>
          </office:change-info>
          <table:previous table:id="ct3137">
            <table:change-track-table-cell table:cell-address="'Compute Times'.E181" table:formula="of:=((([.$B$4]*[.D181])*0.5+0.5*([.$B$4]*[.$J$4]))/([.$E$4]*10^6))/3600" office:value-type="float" office:value="7.00114063864583"/>
          </table:previous>
        </table:cell-content-change>
        <table:cell-content-change table:id="ct3342">
          <table:cell-address table:column="4" table:row="181" table:table="1"/>
          <office:change-info>
            <dc:creator>Aick in der Au</dc:creator>
            <dc:date>2010-01-27T18:22:35.10</dc:date>
          </office:change-info>
          <table:previous table:id="ct3138">
            <table:change-track-table-cell table:cell-address="'Compute Times'.E182" table:formula="of:=((([.$B$4]*[.D182])*0.5+0.5*([.$B$4]*[.$J$4]))/([.$E$4]*10^6))/3600" office:value-type="float" office:value="6.98194674822917"/>
          </table:previous>
        </table:cell-content-change>
        <table:cell-content-change table:id="ct3343">
          <table:cell-address table:column="4" table:row="182" table:table="1"/>
          <office:change-info>
            <dc:creator>Aick in der Au</dc:creator>
            <dc:date>2010-01-27T18:22:35.10</dc:date>
          </office:change-info>
          <table:previous table:id="ct3139">
            <table:change-track-table-cell table:cell-address="'Compute Times'.E183" table:formula="of:=((([.$B$4]*[.D183])*0.5+0.5*([.$B$4]*[.$J$4]))/([.$E$4]*10^6))/3600" office:value-type="float" office:value="6.95379007197917"/>
          </table:previous>
        </table:cell-content-change>
        <table:cell-content-change table:id="ct3344">
          <table:cell-address table:column="4" table:row="183" table:table="1"/>
          <office:change-info>
            <dc:creator>Aick in der Au</dc:creator>
            <dc:date>2010-01-27T18:22:35.10</dc:date>
          </office:change-info>
          <table:previous table:id="ct3140">
            <table:change-track-table-cell table:cell-address="'Compute Times'.E184" table:formula="of:=((([.$B$4]*[.D184])*0.5+0.5*([.$B$4]*[.$J$4]))/([.$E$4]*10^6))/3600" office:value-type="float" office:value="6.93544172739583"/>
          </table:previous>
        </table:cell-content-change>
        <table:cell-content-change table:id="ct3345">
          <table:cell-address table:column="4" table:row="184" table:table="1"/>
          <office:change-info>
            <dc:creator>Aick in der Au</dc:creator>
            <dc:date>2010-01-27T18:22:35.10</dc:date>
          </office:change-info>
          <table:previous table:id="ct3141">
            <table:change-track-table-cell table:cell-address="'Compute Times'.E185" table:formula="of:=((([.$B$4]*[.D185])*0.5+0.5*([.$B$4]*[.$J$4]))/([.$E$4]*10^6))/3600" office:value-type="float" office:value="6.91743160114583"/>
          </table:previous>
        </table:cell-content-change>
        <table:cell-content-change table:id="ct3346">
          <table:cell-address table:column="4" table:row="185" table:table="1"/>
          <office:change-info>
            <dc:creator>Aick in der Au</dc:creator>
            <dc:date>2010-01-27T18:22:35.10</dc:date>
          </office:change-info>
          <table:previous table:id="ct3142">
            <table:change-track-table-cell table:cell-address="'Compute Times'.E186" table:formula="of:=((([.$B$4]*[.D186])*0.5+0.5*([.$B$4]*[.$J$4]))/([.$E$4]*10^6))/3600" office:value-type="float" office:value="6.89975969322917"/>
          </table:previous>
        </table:cell-content-change>
        <table:cell-content-change table:id="ct3347">
          <table:cell-address table:column="4" table:row="186" table:table="1"/>
          <office:change-info>
            <dc:creator>Aick in der Au</dc:creator>
            <dc:date>2010-01-27T18:22:35.10</dc:date>
          </office:change-info>
          <table:previous table:id="ct3143">
            <table:change-track-table-cell table:cell-address="'Compute Times'.E187" table:formula="of:=((([.$B$4]*[.D187])*0.5+0.5*([.$B$4]*[.$J$4]))/([.$E$4]*10^6))/3600" office:value-type="float" office:value="6.88242600364583"/>
          </table:previous>
        </table:cell-content-change>
        <table:cell-content-change table:id="ct3348">
          <table:cell-address table:column="4" table:row="187" table:table="1"/>
          <office:change-info>
            <dc:creator>Aick in der Au</dc:creator>
            <dc:date>2010-01-27T18:22:35.10</dc:date>
          </office:change-info>
          <table:previous table:id="ct3144">
            <table:change-track-table-cell table:cell-address="'Compute Times'.E188" table:formula="of:=((([.$B$4]*[.D188])*0.5+0.5*([.$B$4]*[.$J$4]))/([.$E$4]*10^6))/3600" office:value-type="float" office:value="6.86543053239583"/>
          </table:previous>
        </table:cell-content-change>
        <table:cell-content-change table:id="ct3349">
          <table:cell-address table:column="4" table:row="188" table:table="1"/>
          <office:change-info>
            <dc:creator>Aick in der Au</dc:creator>
            <dc:date>2010-01-27T18:22:35.10</dc:date>
          </office:change-info>
          <table:previous table:id="ct3145">
            <table:change-track-table-cell table:cell-address="'Compute Times'.E189" table:formula="of:=((([.$B$4]*[.D189])*0.5+0.5*([.$B$4]*[.$J$4]))/([.$E$4]*10^6))/3600" office:value-type="float" office:value="6.84057148489583"/>
          </table:previous>
        </table:cell-content-change>
        <table:cell-content-change table:id="ct3350">
          <table:cell-address table:column="4" table:row="189" table:table="1"/>
          <office:change-info>
            <dc:creator>Aick in der Au</dc:creator>
            <dc:date>2010-01-27T18:22:35.10</dc:date>
          </office:change-info>
          <table:previous table:id="ct3146">
            <table:change-track-table-cell table:cell-address="'Compute Times'.E190" table:formula="of:=((([.$B$4]*[.D190])*0.5+0.5*([.$B$4]*[.$J$4]))/([.$E$4]*10^6))/3600" office:value-type="float" office:value="6.82442155947917"/>
          </table:previous>
        </table:cell-content-change>
        <table:cell-content-change table:id="ct3351">
          <table:cell-address table:column="4" table:row="190" table:table="1"/>
          <office:change-info>
            <dc:creator>Aick in der Au</dc:creator>
            <dc:date>2010-01-27T18:22:35.10</dc:date>
          </office:change-info>
          <table:previous table:id="ct3147">
            <table:change-track-table-cell table:cell-address="'Compute Times'.E191" table:formula="of:=((([.$B$4]*[.D191])*0.5+0.5*([.$B$4]*[.$J$4]))/([.$E$4]*10^6))/3600" office:value-type="float" office:value="6.80860985239583"/>
          </table:previous>
        </table:cell-content-change>
        <table:cell-content-change table:id="ct3352">
          <table:cell-address table:column="4" table:row="191" table:table="1"/>
          <office:change-info>
            <dc:creator>Aick in der Au</dc:creator>
            <dc:date>2010-01-27T18:22:35.10</dc:date>
          </office:change-info>
          <table:previous table:id="ct3148">
            <table:change-track-table-cell table:cell-address="'Compute Times'.E192" table:formula="of:=((([.$B$4]*[.D192])*0.5+0.5*([.$B$4]*[.$J$4]))/([.$E$4]*10^6))/3600" office:value-type="float" office:value="6.79313636364583"/>
          </table:previous>
        </table:cell-content-change>
        <table:cell-content-change table:id="ct3353">
          <table:cell-address table:column="4" table:row="192" table:table="1"/>
          <office:change-info>
            <dc:creator>Aick in der Au</dc:creator>
            <dc:date>2010-01-27T18:22:35.10</dc:date>
          </office:change-info>
          <table:previous table:id="ct3149">
            <table:change-track-table-cell table:cell-address="'Compute Times'.E193" table:formula="of:=((([.$B$4]*[.D193])*0.5+0.5*([.$B$4]*[.$J$4]))/([.$E$4]*10^6))/3600" office:value-type="float" office:value="6.77800109322917"/>
          </table:previous>
        </table:cell-content-change>
        <table:cell-content-change table:id="ct3354">
          <table:cell-address table:column="4" table:row="193" table:table="1"/>
          <office:change-info>
            <dc:creator>Aick in der Au</dc:creator>
            <dc:date>2010-01-27T18:22:35.10</dc:date>
          </office:change-info>
          <table:previous table:id="ct3150">
            <table:change-track-table-cell table:cell-address="'Compute Times'.E194" table:formula="of:=((([.$B$4]*[.D194])*0.5+0.5*([.$B$4]*[.$J$4]))/([.$E$4]*10^6))/3600" office:value-type="float" office:value="6.76320404114583"/>
          </table:previous>
        </table:cell-content-change>
        <table:cell-content-change table:id="ct3355">
          <table:cell-address table:column="4" table:row="194" table:table="1"/>
          <office:change-info>
            <dc:creator>Aick in der Au</dc:creator>
            <dc:date>2010-01-27T18:22:35.10</dc:date>
          </office:change-info>
          <table:previous table:id="ct3151">
            <table:change-track-table-cell table:cell-address="'Compute Times'.E195" table:formula="of:=((([.$B$4]*[.D195])*0.5+0.5*([.$B$4]*[.$J$4]))/([.$E$4]*10^6))/3600" office:value-type="float" office:value="6.74874520739583"/>
          </table:previous>
        </table:cell-content-change>
        <table:cell-content-change table:id="ct3356">
          <table:cell-address table:column="4" table:row="195" table:table="1"/>
          <office:change-info>
            <dc:creator>Aick in der Au</dc:creator>
            <dc:date>2010-01-27T18:22:35.10</dc:date>
          </office:change-info>
          <table:previous table:id="ct3152">
            <table:change-track-table-cell table:cell-address="'Compute Times'.E196" table:formula="of:=((([.$B$4]*[.D196])*0.5+0.5*([.$B$4]*[.$J$4]))/([.$E$4]*10^6))/3600" office:value-type="float" office:value="6.72769111614583"/>
          </table:previous>
        </table:cell-content-change>
        <table:cell-content-change table:id="ct3357">
          <table:cell-address table:column="4" table:row="196" table:table="1"/>
          <office:change-info>
            <dc:creator>Aick in der Au</dc:creator>
            <dc:date>2010-01-27T18:22:35.10</dc:date>
          </office:change-info>
          <table:previous table:id="ct3153">
            <table:change-track-table-cell table:cell-address="'Compute Times'.E197" table:formula="of:=((([.$B$4]*[.D197])*0.5+0.5*([.$B$4]*[.$J$4]))/([.$E$4]*10^6))/3600" office:value-type="float" office:value="6.71407782822917"/>
          </table:previous>
        </table:cell-content-change>
        <table:cell-content-change table:id="ct3358">
          <table:cell-address table:column="4" table:row="197" table:table="1"/>
          <office:change-info>
            <dc:creator>Aick in der Au</dc:creator>
            <dc:date>2010-01-27T18:22:35.10</dc:date>
          </office:change-info>
          <table:previous table:id="ct3154">
            <table:change-track-table-cell table:cell-address="'Compute Times'.E198" table:formula="of:=((([.$B$4]*[.D198])*0.5+0.5*([.$B$4]*[.$J$4]))/([.$E$4]*10^6))/3600" office:value-type="float" office:value="6.70080275864583"/>
          </table:previous>
        </table:cell-content-change>
        <table:cell-content-change table:id="ct3359">
          <table:cell-address table:column="4" table:row="198" table:table="1"/>
          <office:change-info>
            <dc:creator>Aick in der Au</dc:creator>
            <dc:date>2010-01-27T18:22:35.10</dc:date>
          </office:change-info>
          <table:previous table:id="ct3155">
            <table:change-track-table-cell table:cell-address="'Compute Times'.E199" table:formula="of:=((([.$B$4]*[.D199])*0.5+0.5*([.$B$4]*[.$J$4]))/([.$E$4]*10^6))/3600" office:value-type="float" office:value="6.68786590739583"/>
          </table:previous>
        </table:cell-content-change>
        <table:cell-content-change table:id="ct3360">
          <table:cell-address table:column="4" table:row="199" table:table="1"/>
          <office:change-info>
            <dc:creator>Aick in der Au</dc:creator>
            <dc:date>2010-01-27T18:22:35.10</dc:date>
          </office:change-info>
          <table:previous table:id="ct3156">
            <table:change-track-table-cell table:cell-address="'Compute Times'.E200" table:formula="of:=((([.$B$4]*[.D200])*0.5+0.5*([.$B$4]*[.$J$4]))/([.$E$4]*10^6))/3600" office:value-type="float" office:value="6.67526727447917"/>
          </table:previous>
        </table:cell-content-change>
        <table:cell-content-change table:id="ct3361">
          <table:cell-address table:column="4" table:row="200" table:table="1"/>
          <office:change-info>
            <dc:creator>Aick in der Au</dc:creator>
            <dc:date>2010-01-27T18:22:35.10</dc:date>
          </office:change-info>
          <table:previous table:id="ct3157">
            <table:change-track-table-cell table:cell-address="'Compute Times'.E201" table:formula="of:=((([.$B$4]*[.D201])*0.5+0.5*([.$B$4]*[.$J$4]))/([.$E$4]*10^6))/3600" office:value-type="float" office:value="6.66300685989583"/>
          </table:previous>
        </table:cell-content-change>
        <table:cell-content-change table:id="ct3362">
          <table:cell-address table:column="4" table:row="201" table:table="1"/>
          <office:change-info>
            <dc:creator>Aick in der Au</dc:creator>
            <dc:date>2010-01-27T18:22:35.10</dc:date>
          </office:change-info>
          <table:previous table:id="ct3158">
            <table:change-track-table-cell table:cell-address="'Compute Times'.E202" table:formula="of:=((([.$B$4]*[.D202])*0.5+0.5*([.$B$4]*[.$J$4]))/([.$E$4]*10^6))/3600" office:value-type="float" office:value="6.65108466364583"/>
          </table:previous>
        </table:cell-content-change>
        <table:cell-content-change table:id="ct3363">
          <table:cell-address table:column="4" table:row="202" table:table="1"/>
          <office:change-info>
            <dc:creator>Aick in der Au</dc:creator>
            <dc:date>2010-01-27T18:22:35.10</dc:date>
          </office:change-info>
          <table:previous table:id="ct3159">
            <table:change-track-table-cell table:cell-address="'Compute Times'.E203" table:formula="of:=((([.$B$4]*[.D203])*0.5+0.5*([.$B$4]*[.$J$4]))/([.$E$4]*10^6))/3600" office:value-type="float" office:value="6.63383552864583"/>
          </table:previous>
        </table:cell-content-change>
        <table:cell-content-change table:id="ct3364">
          <table:cell-address table:column="4" table:row="203" table:table="1"/>
          <office:change-info>
            <dc:creator>Aick in der Au</dc:creator>
            <dc:date>2010-01-27T18:22:35.10</dc:date>
          </office:change-info>
          <table:previous table:id="ct3160">
            <table:change-track-table-cell table:cell-address="'Compute Times'.E204" table:formula="of:=((([.$B$4]*[.D204])*0.5+0.5*([.$B$4]*[.$J$4]))/([.$E$4]*10^6))/3600" office:value-type="float" office:value="6.62275887822917"/>
          </table:previous>
        </table:cell-content-change>
        <table:cell-content-change table:id="ct3365">
          <table:cell-address table:column="4" table:row="204" table:table="1"/>
          <office:change-info>
            <dc:creator>Aick in der Au</dc:creator>
            <dc:date>2010-01-27T18:22:35.10</dc:date>
          </office:change-info>
          <table:previous table:id="ct3161">
            <table:change-track-table-cell table:cell-address="'Compute Times'.E205" table:formula="of:=((([.$B$4]*[.D205])*0.5+0.5*([.$B$4]*[.$J$4]))/([.$E$4]*10^6))/3600" office:value-type="float" office:value="6.61202044614583"/>
          </table:previous>
        </table:cell-content-change>
        <table:cell-content-change table:id="ct3366">
          <table:cell-address table:column="4" table:row="205" table:table="1"/>
          <office:change-info>
            <dc:creator>Aick in der Au</dc:creator>
            <dc:date>2010-01-27T18:22:35.10</dc:date>
          </office:change-info>
          <table:previous table:id="ct3162">
            <table:change-track-table-cell table:cell-address="'Compute Times'.E206" table:formula="of:=((([.$B$4]*[.D206])*0.5+0.5*([.$B$4]*[.$J$4]))/([.$E$4]*10^6))/3600" office:value-type="float" office:value="6.60162023239583"/>
          </table:previous>
        </table:cell-content-change>
        <table:cell-content-change table:id="ct3367">
          <table:cell-address table:column="4" table:row="206" table:table="1"/>
          <office:change-info>
            <dc:creator>Aick in der Au</dc:creator>
            <dc:date>2010-01-27T18:22:35.10</dc:date>
          </office:change-info>
          <table:previous table:id="ct3163">
            <table:change-track-table-cell table:cell-address="'Compute Times'.E207" table:formula="of:=((([.$B$4]*[.D207])*0.5+0.5*([.$B$4]*[.$J$4]))/([.$E$4]*10^6))/3600" office:value-type="float" office:value="6.59155823697917"/>
          </table:previous>
        </table:cell-content-change>
        <table:cell-content-change table:id="ct3368">
          <table:cell-address table:column="4" table:row="207" table:table="1"/>
          <office:change-info>
            <dc:creator>Aick in der Au</dc:creator>
            <dc:date>2010-01-27T18:22:35.10</dc:date>
          </office:change-info>
          <table:previous table:id="ct3164">
            <table:change-track-table-cell table:cell-address="'Compute Times'.E208" table:formula="of:=((([.$B$4]*[.D208])*0.5+0.5*([.$B$4]*[.$J$4]))/([.$E$4]*10^6))/3600" office:value-type="float" office:value="6.58183445989583"/>
          </table:previous>
        </table:cell-content-change>
        <table:cell-content-change table:id="ct3369">
          <table:cell-address table:column="4" table:row="208" table:table="1"/>
          <office:change-info>
            <dc:creator>Aick in der Au</dc:creator>
            <dc:date>2010-01-27T18:22:35.10</dc:date>
          </office:change-info>
          <table:previous table:id="ct3165">
            <table:change-track-table-cell table:cell-address="'Compute Times'.E209" table:formula="of:=((([.$B$4]*[.D209])*0.5+0.5*([.$B$4]*[.$J$4]))/([.$E$4]*10^6))/3600" office:value-type="float" office:value="6.57244890114583"/>
          </table:previous>
        </table:cell-content-change>
        <table:cell-content-change table:id="ct3370">
          <table:cell-address table:column="4" table:row="209" table:table="1"/>
          <office:change-info>
            <dc:creator>Aick in der Au</dc:creator>
            <dc:date>2010-01-27T18:22:35.10</dc:date>
          </office:change-info>
          <table:previous table:id="ct3166">
            <table:change-track-table-cell table:cell-address="'Compute Times'.E210" table:formula="of:=((([.$B$4]*[.D210])*0.5+0.5*([.$B$4]*[.$J$4]))/([.$E$4]*10^6))/3600" office:value-type="float" office:value="6.55900472239583"/>
          </table:previous>
        </table:cell-content-change>
        <table:cell-content-change table:id="ct3371">
          <table:cell-address table:column="4" table:row="210" table:table="1"/>
          <office:change-info>
            <dc:creator>Aick in der Au</dc:creator>
            <dc:date>2010-01-27T18:22:35.10</dc:date>
          </office:change-info>
          <table:previous table:id="ct3167">
            <table:change-track-table-cell table:cell-address="'Compute Times'.E211" table:formula="of:=((([.$B$4]*[.D211])*0.5+0.5*([.$B$4]*[.$J$4]))/([.$E$4]*10^6))/3600" office:value-type="float" office:value="6.55046470947917"/>
          </table:previous>
        </table:cell-content-change>
        <table:cell-content-change table:id="ct3372">
          <table:cell-address table:column="4" table:row="211" table:table="1"/>
          <office:change-info>
            <dc:creator>Aick in der Au</dc:creator>
            <dc:date>2010-01-27T18:22:35.10</dc:date>
          </office:change-info>
          <table:previous table:id="ct3168">
            <table:change-track-table-cell table:cell-address="'Compute Times'.E212" table:formula="of:=((([.$B$4]*[.D212])*0.5+0.5*([.$B$4]*[.$J$4]))/([.$E$4]*10^6))/3600" office:value-type="float" office:value="6.54226291489583"/>
          </table:previous>
        </table:cell-content-change>
        <table:cell-content-change table:id="ct3373">
          <table:cell-address table:column="4" table:row="212" table:table="1"/>
          <office:change-info>
            <dc:creator>Aick in der Au</dc:creator>
            <dc:date>2010-01-27T18:22:35.10</dc:date>
          </office:change-info>
          <table:previous table:id="ct3169">
            <table:change-track-table-cell table:cell-address="'Compute Times'.E213" table:formula="of:=((([.$B$4]*[.D213])*0.5+0.5*([.$B$4]*[.$J$4]))/([.$E$4]*10^6))/3600" office:value-type="float" office:value="6.53439933864583"/>
          </table:previous>
        </table:cell-content-change>
        <table:cell-content-change table:id="ct3374">
          <table:cell-address table:column="4" table:row="213" table:table="1"/>
          <office:change-info>
            <dc:creator>Aick in der Au</dc:creator>
            <dc:date>2010-01-27T18:22:35.10</dc:date>
          </office:change-info>
          <table:previous table:id="ct3170">
            <table:change-track-table-cell table:cell-address="'Compute Times'.E214" table:formula="of:=((([.$B$4]*[.D214])*0.5+0.5*([.$B$4]*[.$J$4]))/([.$E$4]*10^6))/3600" office:value-type="float" office:value="6.52687398072917"/>
          </table:previous>
        </table:cell-content-change>
        <table:cell-content-change table:id="ct3375">
          <table:cell-address table:column="4" table:row="214" table:table="1"/>
          <office:change-info>
            <dc:creator>Aick in der Au</dc:creator>
            <dc:date>2010-01-27T18:22:35.10</dc:date>
          </office:change-info>
          <table:previous table:id="ct3171">
            <table:change-track-table-cell table:cell-address="'Compute Times'.E215" table:formula="of:=((([.$B$4]*[.D215])*0.5+0.5*([.$B$4]*[.$J$4]))/([.$E$4]*10^6))/3600" office:value-type="float" office:value="6.51968684114583"/>
          </table:previous>
        </table:cell-content-change>
        <table:cell-content-change table:id="ct3376">
          <table:cell-address table:column="4" table:row="215" table:table="1"/>
          <office:change-info>
            <dc:creator>Aick in der Au</dc:creator>
            <dc:date>2010-01-27T18:22:35.10</dc:date>
          </office:change-info>
          <table:previous table:id="ct3172">
            <table:change-track-table-cell table:cell-address="'Compute Times'.E216" table:formula="of:=((([.$B$4]*[.D216])*0.5+0.5*([.$B$4]*[.$J$4]))/([.$E$4]*10^6))/3600" office:value-type="float" office:value="6.51283791989583"/>
          </table:previous>
        </table:cell-content-change>
        <table:cell-content-change table:id="ct3377">
          <table:cell-address table:column="4" table:row="216" table:table="1"/>
          <office:change-info>
            <dc:creator>Aick in der Au</dc:creator>
            <dc:date>2010-01-27T18:22:35.10</dc:date>
          </office:change-info>
          <table:previous table:id="ct3173">
            <table:change-track-table-cell table:cell-address="'Compute Times'.E217" table:formula="of:=((([.$B$4]*[.D217])*0.5+0.5*([.$B$4]*[.$J$4]))/([.$E$4]*10^6))/3600" office:value-type="float" office:value="6.50319869739583"/>
          </table:previous>
        </table:cell-content-change>
        <table:cell-content-change table:id="ct3378">
          <table:cell-address table:column="4" table:row="217" table:table="1"/>
          <office:change-info>
            <dc:creator>Aick in der Au</dc:creator>
            <dc:date>2010-01-27T18:22:35.10</dc:date>
          </office:change-info>
          <table:previous table:id="ct3174">
            <table:change-track-table-cell table:cell-address="'Compute Times'.E218" table:formula="of:=((([.$B$4]*[.D218])*0.5+0.5*([.$B$4]*[.$J$4]))/([.$E$4]*10^6))/3600" office:value-type="float" office:value="6.49719532197917"/>
          </table:previous>
        </table:cell-content-change>
        <table:cell-content-change table:id="ct3379">
          <table:cell-address table:column="4" table:row="218" table:table="1"/>
          <office:change-info>
            <dc:creator>Aick in der Au</dc:creator>
            <dc:date>2010-01-27T18:22:35.10</dc:date>
          </office:change-info>
          <table:previous table:id="ct3175">
            <table:change-track-table-cell table:cell-address="'Compute Times'.E219" table:formula="of:=((([.$B$4]*[.D219])*0.5+0.5*([.$B$4]*[.$J$4]))/([.$E$4]*10^6))/3600" office:value-type="float" office:value="6.49153016489583"/>
          </table:previous>
        </table:cell-content-change>
        <table:cell-content-change table:id="ct3380">
          <table:cell-address table:column="4" table:row="219" table:table="1"/>
          <office:change-info>
            <dc:creator>Aick in der Au</dc:creator>
            <dc:date>2010-01-27T18:22:35.10</dc:date>
          </office:change-info>
          <table:previous table:id="ct3176">
            <table:change-track-table-cell table:cell-address="'Compute Times'.E220" table:formula="of:=((([.$B$4]*[.D220])*0.5+0.5*([.$B$4]*[.$J$4]))/([.$E$4]*10^6))/3600" office:value-type="float" office:value="6.48620322614583"/>
          </table:previous>
        </table:cell-content-change>
        <table:cell-content-change table:id="ct3381">
          <table:cell-address table:column="4" table:row="220" table:table="1"/>
          <office:change-info>
            <dc:creator>Aick in der Au</dc:creator>
            <dc:date>2010-01-27T18:22:35.10</dc:date>
          </office:change-info>
          <table:previous table:id="ct3177">
            <table:change-track-table-cell table:cell-address="'Compute Times'.E221" table:formula="of:=((([.$B$4]*[.D221])*0.5+0.5*([.$B$4]*[.$J$4]))/([.$E$4]*10^6))/3600" office:value-type="float" office:value="6.48121450572917"/>
          </table:previous>
        </table:cell-content-change>
        <table:cell-content-change table:id="ct3382">
          <table:cell-address table:column="4" table:row="221" table:table="1"/>
          <office:change-info>
            <dc:creator>Aick in der Au</dc:creator>
            <dc:date>2010-01-27T18:22:35.10</dc:date>
          </office:change-info>
          <table:previous table:id="ct3178">
            <table:change-track-table-cell table:cell-address="'Compute Times'.E222" table:formula="of:=((([.$B$4]*[.D222])*0.5+0.5*([.$B$4]*[.$J$4]))/([.$E$4]*10^6))/3600" office:value-type="float" office:value="6.47656400364583"/>
          </table:previous>
        </table:cell-content-change>
        <table:cell-content-change table:id="ct3383">
          <table:cell-address table:column="4" table:row="222" table:table="1"/>
          <office:change-info>
            <dc:creator>Aick in der Au</dc:creator>
            <dc:date>2010-01-27T18:22:35.10</dc:date>
          </office:change-info>
          <table:previous table:id="ct3179">
            <table:change-track-table-cell table:cell-address="'Compute Times'.E223" table:formula="of:=((([.$B$4]*[.D223])*0.5+0.5*([.$B$4]*[.$J$4]))/([.$E$4]*10^6))/3600" office:value-type="float" office:value="6.47022240989583"/>
          </table:previous>
        </table:cell-content-change>
        <table:cell-content-change table:id="ct3384">
          <table:cell-address table:column="4" table:row="223" table:table="1"/>
          <office:change-info>
            <dc:creator>Aick in der Au</dc:creator>
            <dc:date>2010-01-27T18:22:35.10</dc:date>
          </office:change-info>
          <table:previous table:id="ct3180">
            <table:change-track-table-cell table:cell-address="'Compute Times'.E224" table:formula="of:=((([.$B$4]*[.D224])*0.5+0.5*([.$B$4]*[.$J$4]))/([.$E$4]*10^6))/3600" office:value-type="float" office:value="6.46641745364583"/>
          </table:previous>
        </table:cell-content-change>
        <table:cell-content-change table:id="ct3385">
          <table:cell-address table:column="4" table:row="224" table:table="1"/>
          <office:change-info>
            <dc:creator>Aick in der Au</dc:creator>
            <dc:date>2010-01-27T18:22:35.10</dc:date>
          </office:change-info>
          <table:previous table:id="ct3181">
            <table:change-track-table-cell table:cell-address="'Compute Times'.E225" table:formula="of:=((([.$B$4]*[.D225])*0.5+0.5*([.$B$4]*[.$J$4]))/([.$E$4]*10^6))/3600" office:value-type="float" office:value="6.46295071572917"/>
          </table:previous>
        </table:cell-content-change>
        <table:cell-content-change table:id="ct3386">
          <table:cell-address table:column="4" table:row="225" table:table="1"/>
          <office:change-info>
            <dc:creator>Aick in der Au</dc:creator>
            <dc:date>2010-01-27T18:22:35.10</dc:date>
          </office:change-info>
          <table:previous table:id="ct3182">
            <table:change-track-table-cell table:cell-address="'Compute Times'.E226" table:formula="of:=((([.$B$4]*[.D226])*0.5+0.5*([.$B$4]*[.$J$4]))/([.$E$4]*10^6))/3600" office:value-type="float" office:value="6.45982219614583"/>
          </table:previous>
        </table:cell-content-change>
        <table:cell-content-change table:id="ct3387">
          <table:cell-address table:column="4" table:row="226" table:table="1"/>
          <office:change-info>
            <dc:creator>Aick in der Au</dc:creator>
            <dc:date>2010-01-27T18:22:35.10</dc:date>
          </office:change-info>
          <table:previous table:id="ct3183">
            <table:change-track-table-cell table:cell-address="'Compute Times'.E227" table:formula="of:=((([.$B$4]*[.D227])*0.5+0.5*([.$B$4]*[.$J$4]))/([.$E$4]*10^6))/3600" office:value-type="float" office:value="6.45703189489583"/>
          </table:previous>
        </table:cell-content-change>
        <table:cell-content-change table:id="ct3388">
          <table:cell-address table:column="4" table:row="227" table:table="1"/>
          <office:change-info>
            <dc:creator>Aick in der Au</dc:creator>
            <dc:date>2010-01-27T18:22:35.10</dc:date>
          </office:change-info>
          <table:previous table:id="ct3184">
            <table:change-track-table-cell table:cell-address="'Compute Times'.E228" table:formula="of:=((([.$B$4]*[.D228])*0.5+0.5*([.$B$4]*[.$J$4]))/([.$E$4]*10^6))/3600" office:value-type="float" office:value="6.45457981197917"/>
          </table:previous>
        </table:cell-content-change>
        <table:cell-content-change table:id="ct3389">
          <table:cell-address table:column="4" table:row="228" table:table="1"/>
          <office:change-info>
            <dc:creator>Aick in der Au</dc:creator>
            <dc:date>2010-01-27T18:22:35.10</dc:date>
          </office:change-info>
          <table:previous table:id="ct3185">
            <table:change-track-table-cell table:cell-address="'Compute Times'.E229" table:formula="of:=((([.$B$4]*[.D229])*0.5+0.5*([.$B$4]*[.$J$4]))/([.$E$4]*10^6))/3600" office:value-type="float" office:value="6.45246594739583"/>
          </table:previous>
        </table:cell-content-change>
        <table:cell-content-change table:id="ct3390">
          <table:cell-address table:column="4" table:row="229" table:table="1"/>
          <office:change-info>
            <dc:creator>Aick in der Au</dc:creator>
            <dc:date>2010-01-27T18:22:35.10</dc:date>
          </office:change-info>
          <table:previous table:id="ct3186">
            <table:change-track-table-cell table:cell-address="'Compute Times'.E230" table:formula="of:=((([.$B$4]*[.D230])*0.5+0.5*([.$B$4]*[.$J$4]))/([.$E$4]*10^6))/3600" office:value-type="float" office:value="6.44992930989583"/>
          </table:previous>
        </table:cell-content-change>
        <table:cell-content-change table:id="ct3391">
          <table:cell-address table:column="4" table:row="230" table:table="1"/>
          <office:change-info>
            <dc:creator>Aick in der Au</dc:creator>
            <dc:date>2010-01-27T18:22:35.10</dc:date>
          </office:change-info>
          <table:previous table:id="ct3187">
            <table:change-track-table-cell table:cell-address="'Compute Times'.E231" table:formula="of:=((([.$B$4]*[.D231])*0.5+0.5*([.$B$4]*[.$J$4]))/([.$E$4]*10^6))/3600" office:value-type="float" office:value="6.44866099114583"/>
          </table:previous>
        </table:cell-content-change>
        <table:cell-content-change table:id="ct3392">
          <table:cell-address table:column="4" table:row="231" table:table="1"/>
          <office:change-info>
            <dc:creator>Aick in der Au</dc:creator>
            <dc:date>2010-01-27T18:22:35.10</dc:date>
          </office:change-info>
          <table:previous table:id="ct3188">
            <table:change-track-table-cell table:cell-address="'Compute Times'.E232" table:formula="of:=((([.$B$4]*[.D232])*0.5+0.5*([.$B$4]*[.$J$4]))/([.$E$4]*10^6))/3600" office:value-type="float" office:value="6.44773089072917"/>
          </table:previous>
        </table:cell-content-change>
        <table:cell-content-change table:id="ct3393">
          <table:cell-address table:column="4" table:row="232" table:table="1"/>
          <office:change-info>
            <dc:creator>Aick in der Au</dc:creator>
            <dc:date>2010-01-27T18:22:35.10</dc:date>
          </office:change-info>
          <table:previous table:id="ct3189">
            <table:change-track-table-cell table:cell-address="'Compute Times'.E233" table:formula="of:=((([.$B$4]*[.D233])*0.5+0.5*([.$B$4]*[.$J$4]))/([.$E$4]*10^6))/3600" office:value-type="float" office:value="6.44713900864583"/>
          </table:previous>
        </table:cell-content-change>
        <table:cell-content-change table:id="ct3394">
          <table:cell-address table:column="1" table:row="28" table:table="1"/>
          <office:change-info>
            <dc:creator>Aick in der Au</dc:creator>
            <dc:date>2010-01-27T18:22:46.10</dc:date>
          </office:change-info>
          <table:previous table:id="ct3193">
            <table:change-track-table-cell office:value-type="float" office:value="0.8"/>
          </table:previous>
        </table:cell-content-change>
        <table:cell-content-change table:id="ct3395">
          <table:cell-address table:column="1" table:row="28" table:table="1"/>
          <office:change-info>
            <dc:creator>Aick in der Au</dc:creator>
            <dc:date>2010-01-27T18:23:07.51</dc:date>
          </office:change-info>
          <table:previous table:id="ct3394">
            <table:change-track-table-cell office:value-type="float" office:value="0.2"/>
          </table:previous>
        </table:cell-content-change>
        <table:cell-content-change table:id="ct3396">
          <table:cell-address table:column="1" table:row="28" table:table="1"/>
          <office:change-info>
            <dc:creator>Aick in der Au</dc:creator>
            <dc:date>2010-01-27T18:28:21.71</dc:date>
          </office:change-info>
          <table:previous table:id="ct3395">
            <table:change-track-table-cell office:value-type="float" office:value="0"/>
          </table:previous>
        </table:cell-content-change>
        <table:cell-content-change table:id="ct3397">
          <table:cell-address table:column="1" table:row="28" table:table="1"/>
          <office:change-info>
            <dc:creator>Aick in der Au</dc:creator>
            <dc:date>2010-01-27T18:30:47.17</dc:date>
          </office:change-info>
          <table:previous table:id="ct3396">
            <table:change-track-table-cell office:value-type="float" office:value="0.5"/>
          </table:previous>
        </table:cell-content-change>
        <table:cell-content-change table:id="ct3398">
          <table:cell-address table:column="1" table:row="28" table:table="1"/>
          <office:change-info>
            <dc:creator>Aick in der Au</dc:creator>
            <dc:date>2010-01-27T18:30:56.37</dc:date>
          </office:change-info>
          <table:previous table:id="ct3397">
            <table:change-track-table-cell office:value-type="float" office:value="0.1"/>
          </table:previous>
        </table:cell-content-change>
        <table:cell-content-change table:id="ct3399">
          <table:cell-address table:column="0" table:row="1" table:table="2"/>
          <office:change-info>
            <dc:creator> </dc:creator>
            <dc:date>2010-11-27T14:29:32.85</dc:date>
          </office:change-info>
          <table:previous>
            <table:change-track-table-cell/>
          </table:previous>
        </table:cell-content-change>
        <table:cell-content-change table:id="ct3400">
          <table:cell-address table:column="0" table:row="1" table:table="2"/>
          <office:change-info>
            <dc:creator> </dc:creator>
            <dc:date>2010-11-27T14:29:35.16</dc:date>
          </office:change-info>
          <table:previous>
            <table:change-track-table-cell/>
          </table:previous>
        </table:cell-content-change>
        <table:cell-content-change table:id="ct3401">
          <table:cell-address table:column="1" table:row="1" table:table="2"/>
          <office:change-info>
            <dc:creator> </dc:creator>
            <dc:date>2010-11-27T14:29:45.93</dc:date>
          </office:change-info>
          <table:previous>
            <table:change-track-table-cell/>
          </table:previous>
        </table:cell-content-change>
        <table:cell-content-change table:id="ct3402">
          <table:cell-address table:column="1" table:row="1" table:table="2"/>
          <office:change-info>
            <dc:creator> </dc:creator>
            <dc:date>2010-11-27T14:29:53.30</dc:date>
          </office:change-info>
          <table:previous>
            <table:change-track-table-cell/>
          </table:previous>
        </table:cell-content-change>
        <table:cell-content-change table:id="ct3403">
          <table:cell-address table:column="0" table:row="2" table:table="2"/>
          <office:change-info>
            <dc:creator> </dc:creator>
            <dc:date>2010-11-27T14:30:04.20</dc:date>
          </office:change-info>
          <table:previous>
            <table:change-track-table-cell/>
          </table:previous>
        </table:cell-content-change>
        <table:cell-content-change table:id="ct3404">
          <table:cell-address table:column="1" table:row="2" table:table="2"/>
          <office:change-info>
            <dc:creator> </dc:creator>
            <dc:date>2010-11-27T14:30:08.47</dc:date>
          </office:change-info>
          <table:previous>
            <table:change-track-table-cell/>
          </table:previous>
        </table:cell-content-change>
        <table:cell-content-change table:id="ct3405">
          <table:cell-address table:column="0" table:row="4" table:table="2"/>
          <office:change-info>
            <dc:creator> </dc:creator>
            <dc:date>2010-11-27T14:30:18.19</dc:date>
          </office:change-info>
          <table:previous>
            <table:change-track-table-cell/>
          </table:previous>
        </table:cell-content-change>
        <table:cell-content-change table:id="ct3406">
          <table:cell-address table:column="0" table:row="5" table:table="2"/>
          <office:change-info>
            <dc:creator> </dc:creator>
            <dc:date>2010-11-27T14:30:32.68</dc:date>
          </office:change-info>
          <table:previous>
            <table:change-track-table-cell/>
          </table:previous>
        </table:cell-content-change>
        <table:cell-content-change table:id="ct3407">
          <table:cell-address table:column="1" table:row="1" table:table="2"/>
          <office:change-info>
            <dc:creator> </dc:creator>
            <dc:date>2010-11-27T14:31:06.57</dc:date>
          </office:change-info>
          <table:previous table:id="ct3401">
            <table:change-track-table-cell office:value-type="string">
              <text:p>-0.0119196</text:p>
            </table:change-track-table-cell>
          </table:previous>
        </table:cell-content-change>
        <table:cell-content-change table:id="ct3408">
          <table:cell-address table:column="1" table:row="1" table:table="2"/>
          <office:change-info>
            <dc:creator> </dc:creator>
            <dc:date>2010-11-27T14:31:11.17</dc:date>
          </office:change-info>
          <table:previous table:id="ct3402">
            <table:change-track-table-cell office:value-type="string">
              <text:p>6.00323</text:p>
            </table:change-track-table-cell>
          </table:previous>
        </table:cell-content-change>
        <table:cell-content-change table:id="ct3409">
          <table:cell-address table:column="1" table:row="2" table:table="2"/>
          <office:change-info>
            <dc:creator> </dc:creator>
            <dc:date>2010-11-27T14:31:14.93</dc:date>
          </office:change-info>
          <table:previous table:id="ct3404">
            <table:change-track-table-cell office:value-type="string">
              <text:p>0.1</text:p>
            </table:change-track-table-cell>
          </table:previous>
        </table:cell-content-change>
        <table:cell-content-change table:id="ct3410">
          <table:cell-address table:column="0" table:row="6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1">
          <table:cell-address table:column="0" table:row="7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2">
          <table:cell-address table:column="0" table:row="8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3">
          <table:cell-address table:column="0" table:row="9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4">
          <table:cell-address table:column="0" table:row="10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5">
          <table:cell-address table:column="0" table:row="11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6">
          <table:cell-address table:column="0" table:row="12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7">
          <table:cell-address table:column="0" table:row="13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8">
          <table:cell-address table:column="0" table:row="14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9">
          <table:cell-address table:column="0" table:row="15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0">
          <table:cell-address table:column="0" table:row="16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1">
          <table:cell-address table:column="0" table:row="17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2">
          <table:cell-address table:column="0" table:row="18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3">
          <table:cell-address table:column="0" table:row="19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4">
          <table:cell-address table:column="0" table:row="20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5">
          <table:cell-address table:column="0" table:row="21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6">
          <table:cell-address table:column="0" table:row="22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7">
          <table:cell-address table:column="0" table:row="23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8">
          <table:cell-address table:column="0" table:row="24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9">
          <table:cell-address table:column="0" table:row="25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0">
          <table:cell-address table:column="0" table:row="26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1">
          <table:cell-address table:column="0" table:row="27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2">
          <table:cell-address table:column="0" table:row="28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3">
          <table:cell-address table:column="0" table:row="29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4">
          <table:cell-address table:column="0" table:row="30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5">
          <table:cell-address table:column="0" table:row="31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6">
          <table:cell-address table:column="0" table:row="32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7">
          <table:cell-address table:column="0" table:row="33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8">
          <table:cell-address table:column="0" table:row="34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9">
          <table:cell-address table:column="0" table:row="35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0">
          <table:cell-address table:column="0" table:row="36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1">
          <table:cell-address table:column="0" table:row="37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2">
          <table:cell-address table:column="0" table:row="38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3">
          <table:cell-address table:column="0" table:row="39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4">
          <table:cell-address table:column="0" table:row="40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5">
          <table:cell-address table:column="0" table:row="41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6">
          <table:cell-address table:column="0" table:row="42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7">
          <table:cell-address table:column="0" table:row="43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8">
          <table:cell-address table:column="0" table:row="44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9">
          <table:cell-address table:column="0" table:row="45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50">
          <table:cell-address table:column="0" table:row="46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51">
          <table:cell-address table:column="0" table:row="47" table:table="2"/>
          <office:change-info>
            <dc:creator> </dc:creator>
            <dc:date>2010-11-27T14:31:43.59</dc:date>
          </office:change-info>
          <table:previous>
            <table:change-track-table-cell/>
          </table:previous>
        </table:cell-content-change>
        <table:cell-content-change table:id="ct3452">
          <table:cell-address table:column="0" table:row="48" table:table="2"/>
          <office:change-info>
            <dc:creator> </dc:creator>
            <dc:date>2010-11-27T14:31:43.59</dc:date>
          </office:change-info>
          <table:previous>
            <table:change-track-table-cell/>
          </table:previous>
        </table:cell-content-change>
        <table:cell-content-change table:id="ct3453">
          <table:cell-address table:column="0" table:row="49" table:table="2"/>
          <office:change-info>
            <dc:creator> </dc:creator>
            <dc:date>2010-11-27T14:31:43.59</dc:date>
          </office:change-info>
          <table:previous>
            <table:change-track-table-cell/>
          </table:previous>
        </table:cell-content-change>
        <table:cell-content-change table:id="ct3454">
          <table:cell-address table:column="0" table:row="50" table:table="2"/>
          <office:change-info>
            <dc:creator> </dc:creator>
            <dc:date>2010-11-27T14:31:43.59</dc:date>
          </office:change-info>
          <table:previous>
            <table:change-track-table-cell/>
          </table:previous>
        </table:cell-content-change>
        <table:cell-content-change table:id="ct3455">
          <table:cell-address table:column="0" table:row="51" table:table="2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56">
          <table:cell-address table:column="0" table:row="52" table:table="2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57">
          <table:cell-address table:column="0" table:row="53" table:table="2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58">
          <table:cell-address table:column="0" table:row="54" table:table="2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59">
          <table:cell-address table:column="0" table:row="55" table:table="2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60">
          <table:cell-address table:column="0" table:row="56" table:table="2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61">
          <table:cell-address table:column="0" table:row="57" table:table="2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62">
          <table:cell-address table:column="0" table:row="58" table:table="2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63">
          <table:cell-address table:column="0" table:row="59" table:table="2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64">
          <table:cell-address table:column="0" table:row="60" table:table="2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65">
          <table:cell-address table:column="0" table:row="61" table:table="2"/>
          <office:change-info>
            <dc:creator> </dc:creator>
            <dc:date>2010-11-27T14:31:47.24</dc:date>
          </office:change-info>
          <table:previous>
            <table:change-track-table-cell/>
          </table:previous>
        </table:cell-content-change>
        <table:cell-content-change table:id="ct3466">
          <table:cell-address table:column="0" table:row="62" table:table="2"/>
          <office:change-info>
            <dc:creator> </dc:creator>
            <dc:date>2010-11-27T14:31:47.24</dc:date>
          </office:change-info>
          <table:previous>
            <table:change-track-table-cell/>
          </table:previous>
        </table:cell-content-change>
        <table:cell-content-change table:id="ct3467">
          <table:cell-address table:column="0" table:row="63" table:table="2"/>
          <office:change-info>
            <dc:creator> </dc:creator>
            <dc:date>2010-11-27T14:31:47.24</dc:date>
          </office:change-info>
          <table:previous>
            <table:change-track-table-cell/>
          </table:previous>
        </table:cell-content-change>
        <table:cell-content-change table:id="ct3468">
          <table:cell-address table:column="0" table:row="64" table:table="2"/>
          <office:change-info>
            <dc:creator> </dc:creator>
            <dc:date>2010-11-27T14:31:47.24</dc:date>
          </office:change-info>
          <table:previous>
            <table:change-track-table-cell/>
          </table:previous>
        </table:cell-content-change>
        <table:cell-content-change table:id="ct3469">
          <table:cell-address table:column="0" table:row="65" table:table="2"/>
          <office:change-info>
            <dc:creator> </dc:creator>
            <dc:date>2010-11-27T14:31:47.24</dc:date>
          </office:change-info>
          <table:previous>
            <table:change-track-table-cell/>
          </table:previous>
        </table:cell-content-change>
        <table:cell-content-change table:id="ct3470">
          <table:cell-address table:column="1" table:row="4" table:table="2"/>
          <office:change-info>
            <dc:creator> </dc:creator>
            <dc:date>2010-11-27T14:32:30.40</dc:date>
          </office:change-info>
          <table:previous>
            <table:change-track-table-cell/>
          </table:previous>
        </table:cell-content-change>
        <table:cell-content-change table:id="ct3471">
          <table:cell-address table:column="1" table:row="4" table:table="2"/>
          <office:change-info>
            <dc:creator> </dc:creator>
            <dc:date>2010-11-27T14:32:49.53</dc:date>
          </office:change-info>
          <table:previous table:id="ct3470">
            <table:change-track-table-cell office:value-type="string">
              <text:p>=</text:p>
            </table:change-track-table-cell>
          </table:previous>
        </table:cell-content-change>
        <table:cell-content-change table:id="ct3472">
          <table:cell-address table:column="1" table:row="4" table:table="2"/>
          <office:change-info>
            <dc:creator> </dc:creator>
            <dc:date>2010-11-27T14:33:23.03</dc:date>
          </office:change-info>
          <table:previous table:id="ct3471">
            <table:change-track-table-cell table:cell-address="Skalen.B5" table:formula="of:=LOG10( )" office:value-type="string"/>
          </table:previous>
        </table:cell-content-change>
        <table:cell-content-change table:id="ct3473">
          <table:cell-address table:column="1" table:row="5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74">
          <table:cell-address table:column="1" table:row="6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75">
          <table:cell-address table:column="1" table:row="7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76">
          <table:cell-address table:column="1" table:row="8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77">
          <table:cell-address table:column="1" table:row="9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78">
          <table:cell-address table:column="1" table:row="10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79">
          <table:cell-address table:column="1" table:row="11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0">
          <table:cell-address table:column="1" table:row="12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1">
          <table:cell-address table:column="1" table:row="13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2">
          <table:cell-address table:column="1" table:row="14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3">
          <table:cell-address table:column="1" table:row="15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4">
          <table:cell-address table:column="1" table:row="16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5">
          <table:cell-address table:column="1" table:row="17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6">
          <table:cell-address table:column="1" table:row="18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7">
          <table:cell-address table:column="1" table:row="19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8">
          <table:cell-address table:column="1" table:row="20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9">
          <table:cell-address table:column="1" table:row="21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0">
          <table:cell-address table:column="1" table:row="22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1">
          <table:cell-address table:column="1" table:row="23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2">
          <table:cell-address table:column="1" table:row="24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3">
          <table:cell-address table:column="1" table:row="25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4">
          <table:cell-address table:column="1" table:row="26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5">
          <table:cell-address table:column="1" table:row="27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6">
          <table:cell-address table:column="1" table:row="28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7">
          <table:cell-address table:column="1" table:row="29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8">
          <table:cell-address table:column="1" table:row="30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9">
          <table:cell-address table:column="1" table:row="31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0">
          <table:cell-address table:column="1" table:row="32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1">
          <table:cell-address table:column="1" table:row="33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2">
          <table:cell-address table:column="1" table:row="34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3">
          <table:cell-address table:column="1" table:row="35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4">
          <table:cell-address table:column="1" table:row="36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5">
          <table:cell-address table:column="1" table:row="37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6">
          <table:cell-address table:column="1" table:row="38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7">
          <table:cell-address table:column="1" table:row="39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8">
          <table:cell-address table:column="1" table:row="40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9">
          <table:cell-address table:column="1" table:row="41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0">
          <table:cell-address table:column="1" table:row="42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1">
          <table:cell-address table:column="1" table:row="43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2">
          <table:cell-address table:column="1" table:row="44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3">
          <table:cell-address table:column="1" table:row="45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4">
          <table:cell-address table:column="1" table:row="46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5">
          <table:cell-address table:column="1" table:row="47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6">
          <table:cell-address table:column="1" table:row="48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7">
          <table:cell-address table:column="1" table:row="49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8">
          <table:cell-address table:column="1" table:row="50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9">
          <table:cell-address table:column="1" table:row="51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0">
          <table:cell-address table:column="1" table:row="52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1">
          <table:cell-address table:column="1" table:row="53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2">
          <table:cell-address table:column="1" table:row="54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3">
          <table:cell-address table:column="1" table:row="55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4">
          <table:cell-address table:column="1" table:row="56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5">
          <table:cell-address table:column="1" table:row="57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6">
          <table:cell-address table:column="1" table:row="58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7">
          <table:cell-address table:column="1" table:row="59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8">
          <table:cell-address table:column="1" table:row="60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9">
          <table:cell-address table:column="1" table:row="61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30">
          <table:cell-address table:column="1" table:row="62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31">
          <table:cell-address table:column="1" table:row="63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32">
          <table:cell-address table:column="1" table:row="64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33">
          <table:cell-address table:column="1" table:row="65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34">
          <table:cell-address table:column="1" table:row="4" table:table="2"/>
          <office:change-info>
            <dc:creator> </dc:creator>
            <dc:date>2010-11-27T14:33:43.02</dc:date>
          </office:change-info>
          <table:previous table:id="ct3472">
            <table:change-track-table-cell table:cell-address="Skalen.B5" table:formula="of:=LOG10([.A5]+1 )/LOG10([.B2]+1)" office:value-type="float" office:value="-0"/>
          </table:previous>
        </table:cell-content-change>
        <table:cell-content-change table:id="ct3535">
          <table:cell-address table:column="1" table:row="5" table:table="2"/>
          <office:change-info>
            <dc:creator> </dc:creator>
            <dc:date>2010-11-27T14:33:47.51</dc:date>
          </office:change-info>
          <table:previous table:id="ct3473">
            <table:change-track-table-cell table:cell-address="Skalen.B6" table:formula="of:=LOG10([.A6]+1 )/LOG10([.B3]+1)" office:value-type="float" office:value="-0.00616080137032568"/>
          </table:previous>
        </table:cell-content-change>
        <table:cell-content-change table:id="ct3536">
          <table:cell-address table:column="1" table:row="6" table:table="2"/>
          <office:change-info>
            <dc:creator> </dc:creator>
            <dc:date>2010-11-27T14:33:47.51</dc:date>
          </office:change-info>
          <table:previous table:id="ct3474">
            <table:change-track-table-cell table:cell-address="Skalen.B7" table:formula="of:=LOG10([.A7]+1 )/LOG10([.B4]+1)" office:value-type="float" office:value="0.885687582749589"/>
          </table:previous>
        </table:cell-content-change>
        <table:cell-content-change table:id="ct3537">
          <table:cell-address table:column="1" table:row="7" table:table="2"/>
          <office:change-info>
            <dc:creator> </dc:creator>
            <dc:date>2010-11-27T14:33:47.51</dc:date>
          </office:change-info>
          <table:previous table:id="ct3475">
            <table:change-track-table-cell table:cell-address="Skalen.B8" table:formula="of:=LOG10([.A8]+1 )/LOG10([.B5]+1)" office:value-type="float" office:value="0"/>
          </table:previous>
        </table:cell-content-change>
        <table:cell-content-change table:id="ct3538">
          <table:cell-address table:column="1" table:row="8" table:table="2"/>
          <office:change-info>
            <dc:creator> </dc:creator>
            <dc:date>2010-11-27T14:33:47.51</dc:date>
          </office:change-info>
          <table:previous table:id="ct3476">
            <table:change-track-table-cell table:cell-address="Skalen.B9" table:formula="of:=LOG10([.A9]+1 )/LOG10([.B6]+1)" office:value-type="float" office:value="-40.9642215213812"/>
          </table:previous>
        </table:cell-content-change>
        <table:cell-content-change table:id="ct3539">
          <table:cell-address table:column="1" table:row="9" table:table="2"/>
          <office:change-info>
            <dc:creator> </dc:creator>
            <dc:date>2010-11-27T14:33:47.51</dc:date>
          </office:change-info>
          <table:previous table:id="ct3477">
            <table:change-track-table-cell table:cell-address="Skalen.B10" table:formula="of:=LOG10([.A10]+1 )/LOG10([.B7]+1)" office:value-type="float" office:value="7.7237470651089"/>
          </table:previous>
        </table:cell-content-change>
        <table:cell-content-change table:id="ct3540">
          <table:cell-address table:column="1" table:row="10" table:table="2"/>
          <office:change-info>
            <dc:creator> </dc:creator>
            <dc:date>2010-11-27T14:33:47.51</dc:date>
          </office:change-info>
          <table:previous table:id="ct3478">
            <table:change-track-table-cell table:cell-address="Skalen.B11" table:formula="of:=LOG10([.A11]+1 )/LOG10([.B8]+1)" office:value-type="float" office:value="4.68509598556062"/>
          </table:previous>
        </table:cell-content-change>
        <table:cell-content-change table:id="ct3541">
          <table:cell-address table:column="1" table:row="11" table:table="2"/>
          <office:change-info>
            <dc:creator> </dc:creator>
            <dc:date>2010-11-27T14:33:47.51</dc:date>
          </office:change-info>
          <table:previous table:id="ct3479">
            <table:change-track-table-cell table:cell-address="Skalen.B12" table:formula="of:=LOG10([.A12]+1 )/LOG10([.B9]+1)" office:value-type="float" office:value="3.78269011618258"/>
          </table:previous>
        </table:cell-content-change>
        <table:cell-content-change table:id="ct3542">
          <table:cell-address table:column="1" table:row="12" table:table="2"/>
          <office:change-info>
            <dc:creator> </dc:creator>
            <dc:date>2010-11-27T14:33:47.51</dc:date>
          </office:change-info>
          <table:previous table:id="ct3480">
            <table:change-track-table-cell table:cell-address="Skalen.B13" table:formula="of:=LOG10([.A13]+1 )/LOG10([.B10]+1)" office:value-type="float" office:value="3.36277227638466"/>
          </table:previous>
        </table:cell-content-change>
        <table:cell-content-change table:id="ct3543">
          <table:cell-address table:column="1" table:row="13" table:table="2"/>
          <office:change-info>
            <dc:creator> </dc:creator>
            <dc:date>2010-11-27T14:33:47.51</dc:date>
          </office:change-info>
          <table:previous table:id="ct3481">
            <table:change-track-table-cell table:cell-address="Skalen.B14" table:formula="of:=LOG10([.A14]+1 )/LOG10([.B11]+1)" office:value-type="float" office:value="3.12725378663987"/>
          </table:previous>
        </table:cell-content-change>
        <table:cell-content-change table:id="ct3544">
          <table:cell-address table:column="1" table:row="14" table:table="2"/>
          <office:change-info>
            <dc:creator> </dc:creator>
            <dc:date>2010-11-27T14:33:47.51</dc:date>
          </office:change-info>
          <table:previous table:id="ct3482">
            <table:change-track-table-cell table:cell-address="Skalen.B15" table:formula="of:=LOG10([.A15]+1 )/LOG10([.B12]+1)" office:value-type="float" office:value="2.98102150872933"/>
          </table:previous>
        </table:cell-content-change>
        <table:cell-content-change table:id="ct3545">
          <table:cell-address table:column="1" table:row="15" table:table="2"/>
          <office:change-info>
            <dc:creator> </dc:creator>
            <dc:date>2010-11-27T14:33:47.51</dc:date>
          </office:change-info>
          <table:previous table:id="ct3483">
            <table:change-track-table-cell table:cell-address="Skalen.B16" table:formula="of:=LOG10([.A16]+1 )/LOG10([.B13]+1)" office:value-type="float" office:value="2.88440059375054"/>
          </table:previous>
        </table:cell-content-change>
        <table:cell-content-change table:id="ct3546">
          <table:cell-address table:column="1" table:row="16" table:table="2"/>
          <office:change-info>
            <dc:creator> </dc:creator>
            <dc:date>2010-11-27T14:33:47.51</dc:date>
          </office:change-info>
          <table:previous table:id="ct3484">
            <table:change-track-table-cell table:cell-address="Skalen.B17" table:formula="of:=LOG10([.A17]+1 )/LOG10([.B14]+1)" office:value-type="float" office:value="2.81795408557305"/>
          </table:previous>
        </table:cell-content-change>
        <table:cell-content-change table:id="ct3547">
          <table:cell-address table:column="1" table:row="17" table:table="2"/>
          <office:change-info>
            <dc:creator> </dc:creator>
            <dc:date>2010-11-27T14:33:47.51</dc:date>
          </office:change-info>
          <table:previous table:id="ct3485">
            <table:change-track-table-cell table:cell-address="Skalen.B18" table:formula="of:=LOG10([.A18]+1 )/LOG10([.B15]+1)" office:value-type="float" office:value="2.77107070033785"/>
          </table:previous>
        </table:cell-content-change>
        <table:cell-content-change table:id="ct3548">
          <table:cell-address table:column="1" table:row="18" table:table="2"/>
          <office:change-info>
            <dc:creator> </dc:creator>
            <dc:date>2010-11-27T14:33:47.51</dc:date>
          </office:change-info>
          <table:previous table:id="ct3486">
            <table:change-track-table-cell table:cell-address="Skalen.B19" table:formula="of:=LOG10([.A19]+1 )/LOG10([.B16]+1)" office:value-type="float" office:value="2.73748650633196"/>
          </table:previous>
        </table:cell-content-change>
        <table:cell-content-change table:id="ct3549">
          <table:cell-address table:column="1" table:row="19" table:table="2"/>
          <office:change-info>
            <dc:creator> </dc:creator>
            <dc:date>2010-11-27T14:33:47.51</dc:date>
          </office:change-info>
          <table:previous table:id="ct3487">
            <table:change-track-table-cell table:cell-address="Skalen.B20" table:formula="of:=LOG10([.A20]+1 )/LOG10([.B17]+1)" office:value-type="float" office:value="2.71327866831426"/>
          </table:previous>
        </table:cell-content-change>
        <table:cell-content-change table:id="ct3550">
          <table:cell-address table:column="1" table:row="20" table:table="2"/>
          <office:change-info>
            <dc:creator> </dc:creator>
            <dc:date>2010-11-27T14:33:47.51</dc:date>
          </office:change-info>
          <table:previous table:id="ct3488">
            <table:change-track-table-cell table:cell-address="Skalen.B21" table:formula="of:=LOG10([.A21]+1 )/LOG10([.B18]+1)" office:value-type="float" office:value="2.69587411481075"/>
          </table:previous>
        </table:cell-content-change>
        <table:cell-content-change table:id="ct3551">
          <table:cell-address table:column="1" table:row="21" table:table="2"/>
          <office:change-info>
            <dc:creator> </dc:creator>
            <dc:date>2010-11-27T14:33:47.51</dc:date>
          </office:change-info>
          <table:previous table:id="ct3489">
            <table:change-track-table-cell table:cell-address="Skalen.B22" table:formula="of:=LOG10([.A22]+1 )/LOG10([.B19]+1)" office:value-type="float" office:value="2.68352116445276"/>
          </table:previous>
        </table:cell-content-change>
        <table:cell-content-change table:id="ct3552">
          <table:cell-address table:column="1" table:row="22" table:table="2"/>
          <office:change-info>
            <dc:creator> </dc:creator>
            <dc:date>2010-11-27T14:33:47.51</dc:date>
          </office:change-info>
          <table:previous table:id="ct3490">
            <table:change-track-table-cell table:cell-address="Skalen.B23" table:formula="of:=LOG10([.A23]+1 )/LOG10([.B20]+1)" office:value-type="float" office:value="2.67499037365337"/>
          </table:previous>
        </table:cell-content-change>
        <table:cell-content-change table:id="ct3553">
          <table:cell-address table:column="1" table:row="23" table:table="2"/>
          <office:change-info>
            <dc:creator> </dc:creator>
            <dc:date>2010-11-27T14:33:47.51</dc:date>
          </office:change-info>
          <table:previous table:id="ct3491">
            <table:change-track-table-cell table:cell-address="Skalen.B24" table:formula="of:=LOG10([.A24]+1 )/LOG10([.B21]+1)" office:value-type="float" office:value="2.66939659639018"/>
          </table:previous>
        </table:cell-content-change>
        <table:cell-content-change table:id="ct3554">
          <table:cell-address table:column="1" table:row="24" table:table="2"/>
          <office:change-info>
            <dc:creator> </dc:creator>
            <dc:date>2010-11-27T14:33:47.51</dc:date>
          </office:change-info>
          <table:previous table:id="ct3492">
            <table:change-track-table-cell table:cell-address="Skalen.B25" table:formula="of:=LOG10([.A25]+1 )/LOG10([.B22]+1)" office:value-type="float" office:value="2.66608870225556"/>
          </table:previous>
        </table:cell-content-change>
        <table:cell-content-change table:id="ct3555">
          <table:cell-address table:column="1" table:row="25" table:table="2"/>
          <office:change-info>
            <dc:creator> </dc:creator>
            <dc:date>2010-11-27T14:33:47.51</dc:date>
          </office:change-info>
          <table:previous table:id="ct3493">
            <table:change-track-table-cell table:cell-address="Skalen.B26" table:formula="of:=LOG10([.A26]+1 )/LOG10([.B23]+1)" office:value-type="float" office:value="2.66457880887686"/>
          </table:previous>
        </table:cell-content-change>
        <table:cell-content-change table:id="ct3556">
          <table:cell-address table:column="1" table:row="26" table:table="2"/>
          <office:change-info>
            <dc:creator> </dc:creator>
            <dc:date>2010-11-27T14:33:47.51</dc:date>
          </office:change-info>
          <table:previous table:id="ct3494">
            <table:change-track-table-cell table:cell-address="Skalen.B27" table:formula="of:=LOG10([.A27]+1 )/LOG10([.B24]+1)" office:value-type="float" office:value="2.66449549702135"/>
          </table:previous>
        </table:cell-content-change>
        <table:cell-content-change table:id="ct3557">
          <table:cell-address table:column="1" table:row="27" table:table="2"/>
          <office:change-info>
            <dc:creator> </dc:creator>
            <dc:date>2010-11-27T14:33:47.51</dc:date>
          </office:change-info>
          <table:previous table:id="ct3495">
            <table:change-track-table-cell table:cell-address="Skalen.B28" table:formula="of:=LOG10([.A28]+1 )/LOG10([.B25]+1)" office:value-type="float" office:value="2.6655520717104"/>
          </table:previous>
        </table:cell-content-change>
        <table:cell-content-change table:id="ct3558">
          <table:cell-address table:column="1" table:row="28" table:table="2"/>
          <office:change-info>
            <dc:creator> </dc:creator>
            <dc:date>2010-11-27T14:33:47.51</dc:date>
          </office:change-info>
          <table:previous table:id="ct3496">
            <table:change-track-table-cell table:cell-address="Skalen.B29" table:formula="of:=LOG10([.A29]+1 )/LOG10([.B26]+1)" office:value-type="float" office:value="2.66752453860728"/>
          </table:previous>
        </table:cell-content-change>
        <table:cell-content-change table:id="ct3559">
          <table:cell-address table:column="1" table:row="29" table:table="2"/>
          <office:change-info>
            <dc:creator> </dc:creator>
            <dc:date>2010-11-27T14:33:47.51</dc:date>
          </office:change-info>
          <table:previous table:id="ct3497">
            <table:change-track-table-cell table:cell-address="Skalen.B30" table:formula="of:=LOG10([.A30]+1 )/LOG10([.B27]+1)" office:value-type="float" office:value="2.67023601427148"/>
          </table:previous>
        </table:cell-content-change>
        <table:cell-content-change table:id="ct3560">
          <table:cell-address table:column="1" table:row="30" table:table="2"/>
          <office:change-info>
            <dc:creator> </dc:creator>
            <dc:date>2010-11-27T14:33:47.51</dc:date>
          </office:change-info>
          <table:previous table:id="ct3498">
            <table:change-track-table-cell table:cell-address="Skalen.B31" table:formula="of:=LOG10([.A31]+1 )/LOG10([.B28]+1)" office:value-type="float" office:value="2.67354549362877"/>
          </table:previous>
        </table:cell-content-change>
        <table:cell-content-change table:id="ct3561">
          <table:cell-address table:column="1" table:row="31" table:table="2"/>
          <office:change-info>
            <dc:creator> </dc:creator>
            <dc:date>2010-11-27T14:33:47.51</dc:date>
          </office:change-info>
          <table:previous table:id="ct3499">
            <table:change-track-table-cell table:cell-address="Skalen.B32" table:formula="of:=LOG10([.A32]+1 )/LOG10([.B29]+1)" office:value-type="float" office:value="2.67733962773338"/>
          </table:previous>
        </table:cell-content-change>
        <table:cell-content-change table:id="ct3562">
          <table:cell-address table:column="1" table:row="32" table:table="2"/>
          <office:change-info>
            <dc:creator> </dc:creator>
            <dc:date>2010-11-27T14:33:47.51</dc:date>
          </office:change-info>
          <table:previous table:id="ct3500">
            <table:change-track-table-cell table:cell-address="Skalen.B33" table:formula="of:=LOG10([.A33]+1 )/LOG10([.B30]+1)" office:value-type="float" office:value="2.68152661880145"/>
          </table:previous>
        </table:cell-content-change>
        <table:cell-content-change table:id="ct3563">
          <table:cell-address table:column="1" table:row="33" table:table="2"/>
          <office:change-info>
            <dc:creator> </dc:creator>
            <dc:date>2010-11-27T14:33:47.51</dc:date>
          </office:change-info>
          <table:previous table:id="ct3501">
            <table:change-track-table-cell table:cell-address="Skalen.B34" table:formula="of:=LOG10([.A34]+1 )/LOG10([.B31]+1)" office:value-type="float" office:value="2.68603162862891"/>
          </table:previous>
        </table:cell-content-change>
        <table:cell-content-change table:id="ct3564">
          <table:cell-address table:column="1" table:row="34" table:table="2"/>
          <office:change-info>
            <dc:creator> </dc:creator>
            <dc:date>2010-11-27T14:33:47.51</dc:date>
          </office:change-info>
          <table:previous table:id="ct3502">
            <table:change-track-table-cell table:cell-address="Skalen.B35" table:formula="of:=LOG10([.A35]+1 )/LOG10([.B32]+1)" office:value-type="float" office:value="2.69079328467567"/>
          </table:previous>
        </table:cell-content-change>
        <table:cell-content-change table:id="ct3565">
          <table:cell-address table:column="1" table:row="35" table:table="2"/>
          <office:change-info>
            <dc:creator> </dc:creator>
            <dc:date>2010-11-27T14:33:47.51</dc:date>
          </office:change-info>
          <table:previous table:id="ct3503">
            <table:change-track-table-cell table:cell-address="Skalen.B36" table:formula="of:=LOG10([.A36]+1 )/LOG10([.B33]+1)" office:value-type="float" office:value="2.69576099295758"/>
          </table:previous>
        </table:cell-content-change>
        <table:cell-content-change table:id="ct3566">
          <table:cell-address table:column="1" table:row="36" table:table="2"/>
          <office:change-info>
            <dc:creator> </dc:creator>
            <dc:date>2010-11-27T14:33:47.51</dc:date>
          </office:change-info>
          <table:previous table:id="ct3504">
            <table:change-track-table-cell table:cell-address="Skalen.B37" table:formula="of:=LOG10([.A37]+1 )/LOG10([.B34]+1)" office:value-type="float" office:value="2.70089285121571"/>
          </table:previous>
        </table:cell-content-change>
        <table:cell-content-change table:id="ct3567">
          <table:cell-address table:column="1" table:row="37" table:table="2"/>
          <office:change-info>
            <dc:creator> </dc:creator>
            <dc:date>2010-11-27T14:33:47.51</dc:date>
          </office:change-info>
          <table:previous table:id="ct3505">
            <table:change-track-table-cell table:cell-address="Skalen.B38" table:formula="of:=LOG10([.A38]+1 )/LOG10([.B35]+1)" office:value-type="float" office:value="2.7061540137123"/>
          </table:previous>
        </table:cell-content-change>
        <table:cell-content-change table:id="ct3568">
          <table:cell-address table:column="1" table:row="38" table:table="2"/>
          <office:change-info>
            <dc:creator> </dc:creator>
            <dc:date>2010-11-27T14:33:47.51</dc:date>
          </office:change-info>
          <table:previous table:id="ct3506">
            <table:change-track-table-cell table:cell-address="Skalen.B39" table:formula="of:=LOG10([.A39]+1 )/LOG10([.B36]+1)" office:value-type="float" office:value="2.71151539932197"/>
          </table:previous>
        </table:cell-content-change>
        <table:cell-content-change table:id="ct3569">
          <table:cell-address table:column="1" table:row="39" table:table="2"/>
          <office:change-info>
            <dc:creator> </dc:creator>
            <dc:date>2010-11-27T14:33:47.51</dc:date>
          </office:change-info>
          <table:previous table:id="ct3507">
            <table:change-track-table-cell table:cell-address="Skalen.B40" table:formula="of:=LOG10([.A40]+1 )/LOG10([.B37]+1)" office:value-type="float" office:value="2.71695266305893"/>
          </table:previous>
        </table:cell-content-change>
        <table:cell-content-change table:id="ct3570">
          <table:cell-address table:column="1" table:row="40" table:table="2"/>
          <office:change-info>
            <dc:creator> </dc:creator>
            <dc:date>2010-11-27T14:33:47.51</dc:date>
          </office:change-info>
          <table:previous table:id="ct3508">
            <table:change-track-table-cell table:cell-address="Skalen.B41" table:formula="of:=LOG10([.A41]+1 )/LOG10([.B38]+1)" office:value-type="float" office:value="2.7224453715413"/>
          </table:previous>
        </table:cell-content-change>
        <table:cell-content-change table:id="ct3571">
          <table:cell-address table:column="1" table:row="41" table:table="2"/>
          <office:change-info>
            <dc:creator> </dc:creator>
            <dc:date>2010-11-27T14:33:47.51</dc:date>
          </office:change-info>
          <table:previous table:id="ct3509">
            <table:change-track-table-cell table:cell-address="Skalen.B42" table:formula="of:=LOG10([.A42]+1 )/LOG10([.B39]+1)" office:value-type="float" office:value="2.72797633762463"/>
          </table:previous>
        </table:cell-content-change>
        <table:cell-content-change table:id="ct3572">
          <table:cell-address table:column="1" table:row="42" table:table="2"/>
          <office:change-info>
            <dc:creator> </dc:creator>
            <dc:date>2010-11-27T14:33:47.51</dc:date>
          </office:change-info>
          <table:previous table:id="ct3510">
            <table:change-track-table-cell table:cell-address="Skalen.B43" table:formula="of:=LOG10([.A43]+1 )/LOG10([.B40]+1)" office:value-type="float" office:value="2.73353108021033"/>
          </table:previous>
        </table:cell-content-change>
        <table:cell-content-change table:id="ct3573">
          <table:cell-address table:column="1" table:row="43" table:table="2"/>
          <office:change-info>
            <dc:creator> </dc:creator>
            <dc:date>2010-11-27T14:33:47.51</dc:date>
          </office:change-info>
          <table:previous table:id="ct3511">
            <table:change-track-table-cell table:cell-address="Skalen.B44" table:formula="of:=LOG10([.A44]+1 )/LOG10([.B41]+1)" office:value-type="float" office:value="2.73909738319424"/>
          </table:previous>
        </table:cell-content-change>
        <table:cell-content-change table:id="ct3574">
          <table:cell-address table:column="1" table:row="44" table:table="2"/>
          <office:change-info>
            <dc:creator> </dc:creator>
            <dc:date>2010-11-27T14:33:47.51</dc:date>
          </office:change-info>
          <table:previous table:id="ct3512">
            <table:change-track-table-cell table:cell-address="Skalen.B45" table:formula="of:=LOG10([.A45]+1 )/LOG10([.B42]+1)" office:value-type="float" office:value="2.74466493345672"/>
          </table:previous>
        </table:cell-content-change>
        <table:cell-content-change table:id="ct3575">
          <table:cell-address table:column="1" table:row="45" table:table="2"/>
          <office:change-info>
            <dc:creator> </dc:creator>
            <dc:date>2010-11-27T14:33:47.51</dc:date>
          </office:change-info>
          <table:previous table:id="ct3513">
            <table:change-track-table-cell table:cell-address="Skalen.B46" table:formula="of:=LOG10([.A46]+1 )/LOG10([.B43]+1)" office:value-type="float" office:value="2.75022502226198"/>
          </table:previous>
        </table:cell-content-change>
        <table:cell-content-change table:id="ct3576">
          <table:cell-address table:column="1" table:row="46" table:table="2"/>
          <office:change-info>
            <dc:creator> </dc:creator>
            <dc:date>2010-11-27T14:33:47.51</dc:date>
          </office:change-info>
          <table:previous table:id="ct3514">
            <table:change-track-table-cell table:cell-address="Skalen.B47" table:formula="of:=LOG10([.A47]+1 )/LOG10([.B44]+1)" office:value-type="float" office:value="2.75577029782231"/>
          </table:previous>
        </table:cell-content-change>
        <table:cell-content-change table:id="ct3577">
          <table:cell-address table:column="1" table:row="47" table:table="2"/>
          <office:change-info>
            <dc:creator> </dc:creator>
            <dc:date>2010-11-27T14:33:47.51</dc:date>
          </office:change-info>
          <table:previous table:id="ct3515">
            <table:change-track-table-cell table:cell-address="Skalen.B48" table:formula="of:=LOG10([.A48]+1 )/LOG10([.B45]+1)" office:value-type="float" office:value="2.7612945593736"/>
          </table:previous>
        </table:cell-content-change>
        <table:cell-content-change table:id="ct3578">
          <table:cell-address table:column="1" table:row="48" table:table="2"/>
          <office:change-info>
            <dc:creator> </dc:creator>
            <dc:date>2010-11-27T14:33:47.51</dc:date>
          </office:change-info>
          <table:previous table:id="ct3516">
            <table:change-track-table-cell table:cell-address="Skalen.B49" table:formula="of:=LOG10([.A49]+1 )/LOG10([.B46]+1)" office:value-type="float" office:value="2.76679258510324"/>
          </table:previous>
        </table:cell-content-change>
        <table:cell-content-change table:id="ct3579">
          <table:cell-address table:column="1" table:row="49" table:table="2"/>
          <office:change-info>
            <dc:creator> </dc:creator>
            <dc:date>2010-11-27T14:33:47.51</dc:date>
          </office:change-info>
          <table:previous table:id="ct3517">
            <table:change-track-table-cell table:cell-address="Skalen.B50" table:formula="of:=LOG10([.A50]+1 )/LOG10([.B47]+1)" office:value-type="float" office:value="2.77225998781892"/>
          </table:previous>
        </table:cell-content-change>
        <table:cell-content-change table:id="ct3580">
          <table:cell-address table:column="1" table:row="50" table:table="2"/>
          <office:change-info>
            <dc:creator> </dc:creator>
            <dc:date>2010-11-27T14:33:47.51</dc:date>
          </office:change-info>
          <table:previous table:id="ct3518">
            <table:change-track-table-cell table:cell-address="Skalen.B51" table:formula="of:=LOG10([.A51]+1 )/LOG10([.B48]+1)" office:value-type="float" office:value="2.77769309345392"/>
          </table:previous>
        </table:cell-content-change>
        <table:cell-content-change table:id="ct3581">
          <table:cell-address table:column="1" table:row="51" table:table="2"/>
          <office:change-info>
            <dc:creator> </dc:creator>
            <dc:date>2010-11-27T14:33:47.51</dc:date>
          </office:change-info>
          <table:previous table:id="ct3519">
            <table:change-track-table-cell table:cell-address="Skalen.B52" table:formula="of:=LOG10([.A52]+1 )/LOG10([.B49]+1)" office:value-type="float" office:value="2.78308883845325"/>
          </table:previous>
        </table:cell-content-change>
        <table:cell-content-change table:id="ct3582">
          <table:cell-address table:column="1" table:row="52" table:table="2"/>
          <office:change-info>
            <dc:creator> </dc:creator>
            <dc:date>2010-11-27T14:33:47.51</dc:date>
          </office:change-info>
          <table:previous table:id="ct3520">
            <table:change-track-table-cell table:cell-address="Skalen.B53" table:formula="of:=LOG10([.A53]+1 )/LOG10([.B50]+1)" office:value-type="float" office:value="2.78844468283375"/>
          </table:previous>
        </table:cell-content-change>
        <table:cell-content-change table:id="ct3583">
          <table:cell-address table:column="1" table:row="53" table:table="2"/>
          <office:change-info>
            <dc:creator> </dc:creator>
            <dc:date>2010-11-27T14:33:47.51</dc:date>
          </office:change-info>
          <table:previous table:id="ct3521">
            <table:change-track-table-cell table:cell-address="Skalen.B54" table:formula="of:=LOG10([.A54]+1 )/LOG10([.B51]+1)" office:value-type="float" office:value="2.79375853630659"/>
          </table:previous>
        </table:cell-content-change>
        <table:cell-content-change table:id="ct3584">
          <table:cell-address table:column="1" table:row="54" table:table="2"/>
          <office:change-info>
            <dc:creator> </dc:creator>
            <dc:date>2010-11-27T14:33:47.51</dc:date>
          </office:change-info>
          <table:previous table:id="ct3522">
            <table:change-track-table-cell table:cell-address="Skalen.B55" table:formula="of:=LOG10([.A55]+1 )/LOG10([.B52]+1)" office:value-type="float" office:value="2.79902869532536"/>
          </table:previous>
        </table:cell-content-change>
        <table:cell-content-change table:id="ct3585">
          <table:cell-address table:column="1" table:row="55" table:table="2"/>
          <office:change-info>
            <dc:creator> </dc:creator>
            <dc:date>2010-11-27T14:33:47.51</dc:date>
          </office:change-info>
          <table:previous table:id="ct3523">
            <table:change-track-table-cell table:cell-address="Skalen.B56" table:formula="of:=LOG10([.A56]+1 )/LOG10([.B53]+1)" office:value-type="float" office:value="2.80425378930461"/>
          </table:previous>
        </table:cell-content-change>
        <table:cell-content-change table:id="ct3586">
          <table:cell-address table:column="1" table:row="56" table:table="2"/>
          <office:change-info>
            <dc:creator> </dc:creator>
            <dc:date>2010-11-27T14:33:47.51</dc:date>
          </office:change-info>
          <table:previous table:id="ct3524">
            <table:change-track-table-cell table:cell-address="Skalen.B57" table:formula="of:=LOG10([.A57]+1 )/LOG10([.B54]+1)" office:value-type="float" office:value="2.80943273456083"/>
          </table:previous>
        </table:cell-content-change>
        <table:cell-content-change table:id="ct3587">
          <table:cell-address table:column="1" table:row="57" table:table="2"/>
          <office:change-info>
            <dc:creator> </dc:creator>
            <dc:date>2010-11-27T14:33:47.51</dc:date>
          </office:change-info>
          <table:previous table:id="ct3525">
            <table:change-track-table-cell table:cell-address="Skalen.B58" table:formula="of:=LOG10([.A58]+1 )/LOG10([.B55]+1)" office:value-type="float" office:value="2.81456469477689"/>
          </table:previous>
        </table:cell-content-change>
        <table:cell-content-change table:id="ct3588">
          <table:cell-address table:column="1" table:row="58" table:table="2"/>
          <office:change-info>
            <dc:creator> </dc:creator>
            <dc:date>2010-11-27T14:33:47.51</dc:date>
          </office:change-info>
          <table:previous table:id="ct3526">
            <table:change-track-table-cell table:cell-address="Skalen.B59" table:formula="of:=LOG10([.A59]+1 )/LOG10([.B56]+1)" office:value-type="float" office:value="2.81964904699358"/>
          </table:previous>
        </table:cell-content-change>
        <table:cell-content-change table:id="ct3589">
          <table:cell-address table:column="1" table:row="59" table:table="2"/>
          <office:change-info>
            <dc:creator> </dc:creator>
            <dc:date>2010-11-27T14:33:47.51</dc:date>
          </office:change-info>
          <table:previous table:id="ct3527">
            <table:change-track-table-cell table:cell-address="Skalen.B60" table:formula="of:=LOG10([.A60]+1 )/LOG10([.B57]+1)" office:value-type="float" office:value="2.82468535229737"/>
          </table:previous>
        </table:cell-content-change>
        <table:cell-content-change table:id="ct3590">
          <table:cell-address table:column="1" table:row="60" table:table="2"/>
          <office:change-info>
            <dc:creator> </dc:creator>
            <dc:date>2010-11-27T14:33:47.51</dc:date>
          </office:change-info>
          <table:previous table:id="ct3528">
            <table:change-track-table-cell table:cell-address="Skalen.B61" table:formula="of:=LOG10([.A61]+1 )/LOG10([.B58]+1)" office:value-type="float" office:value="2.82967333050877"/>
          </table:previous>
        </table:cell-content-change>
        <table:cell-content-change table:id="ct3591">
          <table:cell-address table:column="1" table:row="61" table:table="2"/>
          <office:change-info>
            <dc:creator> </dc:creator>
            <dc:date>2010-11-27T14:33:47.51</dc:date>
          </office:change-info>
          <table:previous table:id="ct3529">
            <table:change-track-table-cell table:cell-address="Skalen.B62" table:formula="of:=LOG10([.A62]+1 )/LOG10([.B59]+1)" office:value-type="float" office:value="2.83461283828804"/>
          </table:previous>
        </table:cell-content-change>
        <table:cell-content-change table:id="ct3592">
          <table:cell-address table:column="1" table:row="62" table:table="2"/>
          <office:change-info>
            <dc:creator> </dc:creator>
            <dc:date>2010-11-27T14:33:47.51</dc:date>
          </office:change-info>
          <table:previous table:id="ct3530">
            <table:change-track-table-cell table:cell-address="Skalen.B63" table:formula="of:=LOG10([.A63]+1 )/LOG10([.B60]+1)" office:value-type="float" office:value="2.83950385016644"/>
          </table:previous>
        </table:cell-content-change>
        <table:cell-content-change table:id="ct3593">
          <table:cell-address table:column="1" table:row="63" table:table="2"/>
          <office:change-info>
            <dc:creator> </dc:creator>
            <dc:date>2010-11-27T14:33:47.51</dc:date>
          </office:change-info>
          <table:previous table:id="ct3531">
            <table:change-track-table-cell table:cell-address="Skalen.B64" table:formula="of:=LOG10([.A64]+1 )/LOG10([.B61]+1)" office:value-type="float" office:value="2.84434644208832"/>
          </table:previous>
        </table:cell-content-change>
        <table:cell-content-change table:id="ct3594">
          <table:cell-address table:column="1" table:row="64" table:table="2"/>
          <office:change-info>
            <dc:creator> </dc:creator>
            <dc:date>2010-11-27T14:33:47.51</dc:date>
          </office:change-info>
          <table:previous table:id="ct3532">
            <table:change-track-table-cell table:cell-address="Skalen.B65" table:formula="of:=LOG10([.A65]+1 )/LOG10([.B62]+1)" office:value-type="float" office:value="2.84914077711249"/>
          </table:previous>
        </table:cell-content-change>
        <table:cell-content-change table:id="ct3595">
          <table:cell-address table:column="1" table:row="65" table:table="2"/>
          <office:change-info>
            <dc:creator> </dc:creator>
            <dc:date>2010-11-27T14:33:47.51</dc:date>
          </office:change-info>
          <table:previous table:id="ct3533">
            <table:change-track-table-cell table:cell-address="Skalen.B66" table:formula="of:=LOG10([.A66]+1 )/LOG10([.B63]+1)" office:value-type="float" office:value="2.85388709297466"/>
          </table:previous>
        </table:cell-content-change>
        <table:movement table:id="ct3596">
          <table:source-range-address table:start-column="0" table:start-row="0" table:start-table="2" table:end-column="1" table:end-row="65" table:end-table="2"/>
          <table:target-range-address table:start-column="0" table:start-row="1" table:start-table="2" table:end-column="1" table:end-row="66" table:end-table="2"/>
          <office:change-info>
            <dc:creator> </dc:creator>
            <dc:date>2010-11-27T14:35:11.14</dc:date>
          </office:change-info>
          <table:dependencies>
            <table:dependence table:id="ct3597"/>
          </table:dependencies>
          <table:deletions>
            <table:cell-content-deletion table:id="ct3595">
              <table:change-track-table-cell table:cell-address="Skalen.B66" table:formula="of:=LOG10([.A66]+1 )/LOG10([.$B$2]+1)" office:value-type="float" office:value="-162.135949378544"/>
            </table:cell-content-deletion>
            <table:cell-content-deletion table:id="ct3594">
              <table:change-track-table-cell table:cell-address="Skalen.B65" table:formula="of:=LOG10([.A65]+1 )/LOG10([.$B$2]+1)" office:value-type="float" office:value="-160.933947204955"/>
            </table:cell-content-deletion>
            <table:cell-content-deletion table:id="ct3593">
              <table:change-track-table-cell table:cell-address="Skalen.B64" table:formula="of:=LOG10([.A64]+1 )/LOG10([.$B$2]+1)" office:value-type="float" office:value="-159.71436634495"/>
            </table:cell-content-deletion>
            <table:cell-content-deletion table:id="ct3592">
              <table:change-track-table-cell table:cell-address="Skalen.B63" table:formula="of:=LOG10([.A63]+1 )/LOG10([.$B$2]+1)" office:value-type="float" office:value="-158.476684998867"/>
            </table:cell-content-deletion>
            <table:cell-content-deletion table:id="ct3591">
              <table:change-track-table-cell table:cell-address="Skalen.B62" table:formula="of:=LOG10([.A62]+1 )/LOG10([.$B$2]+1)" office:value-type="float" office:value="-157.220357783195"/>
            </table:cell-content-deletion>
            <table:cell-content-deletion table:id="ct3590">
              <table:change-track-table-cell table:cell-address="Skalen.B61" table:formula="of:=LOG10([.A61]+1 )/LOG10([.$B$2]+1)" office:value-type="float" office:value="-155.944814287577"/>
            </table:cell-content-deletion>
            <table:cell-content-deletion table:id="ct3589">
              <table:change-track-table-cell table:cell-address="Skalen.B60" table:formula="of:=LOG10([.A60]+1 )/LOG10([.$B$2]+1)" office:value-type="float" office:value="-154.649457519731"/>
            </table:cell-content-deletion>
            <table:cell-content-deletion table:id="ct3588">
              <table:change-track-table-cell table:cell-address="Skalen.B59" table:formula="of:=LOG10([.A59]+1 )/LOG10([.$B$2]+1)" office:value-type="float" office:value="-153.333662227685"/>
            </table:cell-content-deletion>
            <table:cell-content-deletion table:id="ct3587">
              <table:change-track-table-cell table:cell-address="Skalen.B58" table:formula="of:=LOG10([.A58]+1 )/LOG10([.$B$2]+1)" office:value-type="float" office:value="-151.996773087507"/>
            </table:cell-content-deletion>
            <table:cell-content-deletion table:id="ct3586">
              <table:change-track-table-cell table:cell-address="Skalen.B57" table:formula="of:=LOG10([.A57]+1 )/LOG10([.$B$2]+1)" office:value-type="float" office:value="-150.638102743402"/>
            </table:cell-content-deletion>
            <table:cell-content-deletion table:id="ct3585">
              <table:change-track-table-cell table:cell-address="Skalen.B56" table:formula="of:=LOG10([.A56]+1 )/LOG10([.$B$2]+1)" office:value-type="float" office:value="-149.256929685482"/>
            </table:cell-content-deletion>
            <table:cell-content-deletion table:id="ct3584">
              <table:change-track-table-cell table:cell-address="Skalen.B55" table:formula="of:=LOG10([.A55]+1 )/LOG10([.$B$2]+1)" office:value-type="float" office:value="-147.852495948825"/>
            </table:cell-content-deletion>
            <table:cell-content-deletion table:id="ct3583">
              <table:change-track-table-cell table:cell-address="Skalen.B54" table:formula="of:=LOG10([.A54]+1 )/LOG10([.$B$2]+1)" office:value-type="float" office:value="-146.424004615439"/>
            </table:cell-content-deletion>
            <table:cell-content-deletion table:id="ct3582">
              <table:change-track-table-cell table:cell-address="Skalen.B53" table:formula="of:=LOG10([.A53]+1 )/LOG10([.$B$2]+1)" office:value-type="float" office:value="-144.970617098515"/>
            </table:cell-content-deletion>
            <table:cell-content-deletion table:id="ct3581">
              <table:change-track-table-cell table:cell-address="Skalen.B52" table:formula="of:=LOG10([.A52]+1 )/LOG10([.$B$2]+1)" office:value-type="float" office:value="-143.491450185819"/>
            </table:cell-content-deletion>
            <table:cell-content-deletion table:id="ct3580">
              <table:change-track-table-cell table:cell-address="Skalen.B51" table:formula="of:=LOG10([.A51]+1 )/LOG10([.$B$2]+1)" office:value-type="float" office:value="-141.985572816097"/>
            </table:cell-content-deletion>
            <table:cell-content-deletion table:id="ct3579">
              <table:change-track-table-cell table:cell-address="Skalen.B50" table:formula="of:=LOG10([.A50]+1 )/LOG10([.$B$2]+1)" office:value-type="float" office:value="-140.452002559043"/>
            </table:cell-content-deletion>
            <table:cell-content-deletion table:id="ct3578">
              <table:change-track-table-cell table:cell-address="Skalen.B49" table:formula="of:=LOG10([.A49]+1 )/LOG10([.$B$2]+1)" office:value-type="float" office:value="-138.889701765505"/>
            </table:cell-content-deletion>
            <table:cell-content-deletion table:id="ct3577">
              <table:change-track-table-cell table:cell-address="Skalen.B48" table:formula="of:=LOG10([.A48]+1 )/LOG10([.$B$2]+1)" office:value-type="float" office:value="-137.297573350141"/>
            </table:cell-content-deletion>
            <table:cell-content-deletion table:id="ct3576">
              <table:change-track-table-cell table:cell-address="Skalen.B47" table:formula="of:=LOG10([.A47]+1 )/LOG10([.$B$2]+1)" office:value-type="float" office:value="-135.674456163609"/>
            </table:cell-content-deletion>
            <table:cell-content-deletion table:id="ct3575">
              <table:change-track-table-cell table:cell-address="Skalen.B46" table:formula="of:=LOG10([.A46]+1 )/LOG10([.$B$2]+1)" office:value-type="float" office:value="-134.019119905373"/>
            </table:cell-content-deletion>
            <table:cell-content-deletion table:id="ct3574">
              <table:change-track-table-cell table:cell-address="Skalen.B45" table:formula="of:=LOG10([.A45]+1 )/LOG10([.$B$2]+1)" office:value-type="float" office:value="-132.330259521328"/>
            </table:cell-content-deletion>
            <table:cell-content-deletion table:id="ct3573">
              <table:change-track-table-cell table:cell-address="Skalen.B44" table:formula="of:=LOG10([.A44]+1 )/LOG10([.$B$2]+1)" office:value-type="float" office:value="-130.606489022304"/>
            </table:cell-content-deletion>
            <table:cell-content-deletion table:id="ct3572">
              <table:change-track-table-cell table:cell-address="Skalen.B43" table:formula="of:=LOG10([.A43]+1 )/LOG10([.$B$2]+1)" office:value-type="float" office:value="-128.84633465012"/>
            </table:cell-content-deletion>
            <table:cell-content-deletion table:id="ct3571">
              <table:change-track-table-cell table:cell-address="Skalen.B42" table:formula="of:=LOG10([.A42]+1 )/LOG10([.$B$2]+1)" office:value-type="float" office:value="-127.048227306749"/>
            </table:cell-content-deletion>
            <table:cell-content-deletion table:id="ct3570">
              <table:change-track-table-cell table:cell-address="Skalen.B41" table:formula="of:=LOG10([.A41]+1 )/LOG10([.$B$2]+1)" office:value-type="float" office:value="-125.210494149153"/>
            </table:cell-content-deletion>
            <table:cell-content-deletion table:id="ct3569">
              <table:change-track-table-cell table:cell-address="Skalen.B40" table:formula="of:=LOG10([.A40]+1 )/LOG10([.$B$2]+1)" office:value-type="float" office:value="-123.331349236946"/>
            </table:cell-content-deletion>
            <table:cell-content-deletion table:id="ct3568">
              <table:change-track-table-cell table:cell-address="Skalen.B39" table:formula="of:=LOG10([.A39]+1 )/LOG10([.$B$2]+1)" office:value-type="float" office:value="-121.408883101851"/>
            </table:cell-content-deletion>
            <table:cell-content-deletion table:id="ct3567">
              <table:change-track-table-cell table:cell-address="Skalen.B38" table:formula="of:=LOG10([.A38]+1 )/LOG10([.$B$2]+1)" office:value-type="float" office:value="-119.441051086265"/>
            </table:cell-content-deletion>
            <table:cell-content-deletion table:id="ct3566">
              <table:change-track-table-cell table:cell-address="Skalen.B37" table:formula="of:=LOG10([.A37]+1 )/LOG10([.$B$2]+1)" office:value-type="float" office:value="-117.425660272389"/>
            </table:cell-content-deletion>
            <table:cell-content-deletion table:id="ct3565">
              <table:change-track-table-cell table:cell-address="Skalen.B36" table:formula="of:=LOG10([.A36]+1 )/LOG10([.$B$2]+1)" office:value-type="float" office:value="-115.360354792446"/>
            </table:cell-content-deletion>
            <table:cell-content-deletion table:id="ct3564">
              <table:change-track-table-cell table:cell-address="Skalen.B35" table:formula="of:=LOG10([.A35]+1 )/LOG10([.$B$2]+1)" office:value-type="float" office:value="-113.242599273233"/>
            </table:cell-content-deletion>
            <table:cell-content-deletion table:id="ct3563">
              <table:change-track-table-cell table:cell-address="Skalen.B34" table:formula="of:=LOG10([.A34]+1 )/LOG10([.$B$2]+1)" office:value-type="float" office:value="-111.069660123249"/>
            </table:cell-content-deletion>
            <table:cell-content-deletion table:id="ct3562">
              <table:change-track-table-cell table:cell-address="Skalen.B33" table:formula="of:=LOG10([.A33]+1 )/LOG10([.$B$2]+1)" office:value-type="float" office:value="-108.838584315981"/>
            </table:cell-content-deletion>
            <table:cell-content-deletion table:id="ct3561">
              <table:change-track-table-cell table:cell-address="Skalen.B32" table:formula="of:=LOG10([.A32]+1 )/LOG10([.$B$2]+1)" office:value-type="float" office:value="-106.54617525623"/>
            </table:cell-content-deletion>
            <table:cell-content-deletion table:id="ct3560">
              <table:change-track-table-cell table:cell-address="Skalen.B31" table:formula="of:=LOG10([.A31]+1 )/LOG10([.$B$2]+1)" office:value-type="float" office:value="-104.188965234608"/>
            </table:cell-content-deletion>
            <table:cell-content-deletion table:id="ct3559">
              <table:change-track-table-cell table:cell-address="Skalen.B30" table:formula="of:=LOG10([.A30]+1 )/LOG10([.$B$2]+1)" office:value-type="float" office:value="-101.763183874501"/>
            </table:cell-content-deletion>
            <table:cell-content-deletion table:id="ct3558">
              <table:change-track-table-cell table:cell-address="Skalen.B29" table:formula="of:=LOG10([.A29]+1 )/LOG10([.$B$2]+1)" office:value-type="float" office:value="-99.2647218508376"/>
            </table:cell-content-deletion>
            <table:cell-content-deletion table:id="ct3557">
              <table:change-track-table-cell table:cell-address="Skalen.B28" table:formula="of:=LOG10([.A28]+1 )/LOG10([.$B$2]+1)" office:value-type="float" office:value="-96.689089004091"/>
            </table:cell-content-deletion>
            <table:cell-content-deletion table:id="ct3556">
              <table:change-track-table-cell table:cell-address="Skalen.B27" table:formula="of:=LOG10([.A27]+1 )/LOG10([.$B$2]+1)" office:value-type="float" office:value="-94.0313657773119"/>
            </table:cell-content-deletion>
            <table:cell-content-deletion table:id="ct3555">
              <table:change-track-table-cell table:cell-address="Skalen.B26" table:formula="of:=LOG10([.A26]+1 )/LOG10([.$B$2]+1)" office:value-type="float" office:value="-91.2861466567714"/>
            </table:cell-content-deletion>
            <table:cell-content-deletion table:id="ct3554">
              <table:change-track-table-cell table:cell-address="Skalen.B25" table:formula="of:=LOG10([.A25]+1 )/LOG10([.$B$2]+1)" office:value-type="float" office:value="-88.4474739822283"/>
            </table:cell-content-deletion>
            <table:cell-content-deletion table:id="ct3553">
              <table:change-track-table-cell table:cell-address="Skalen.B24" table:formula="of:=LOG10([.A24]+1 )/LOG10([.$B$2]+1)" office:value-type="float" office:value="-85.5087600895166"/>
            </table:cell-content-deletion>
            <table:cell-content-deletion table:id="ct3552">
              <table:change-track-table-cell table:cell-address="Skalen.B23" table:formula="of:=LOG10([.A23]+1 )/LOG10([.$B$2]+1)" office:value-type="float" office:value="-82.4626952268977"/>
            </table:cell-content-deletion>
            <table:cell-content-deletion table:id="ct3551">
              <table:change-track-table-cell table:cell-address="Skalen.B22" table:formula="of:=LOG10([.A22]+1 )/LOG10([.$B$2]+1)" office:value-type="float" office:value="-79.3011380071404"/>
            </table:cell-content-deletion>
            <table:cell-content-deletion table:id="ct3550">
              <table:change-track-table-cell table:cell-address="Skalen.B21" table:formula="of:=LOG10([.A21]+1 )/LOG10([.$B$2]+1)" office:value-type="float" office:value="-76.01498426343"/>
            </table:cell-content-deletion>
            <table:cell-content-deletion table:id="ct3549">
              <table:change-track-table-cell table:cell-address="Skalen.B20" table:formula="of:=LOG10([.A20]+1 )/LOG10([.$B$2]+1)" office:value-type="float" office:value="-72.5940089897218"/>
            </table:cell-content-deletion>
            <table:cell-content-deletion table:id="ct3548">
              <table:change-track-table-cell table:cell-address="Skalen.B19" table:formula="of:=LOG10([.A19]+1 )/LOG10([.$B$2]+1)" office:value-type="float" office:value="-69.0266744518759"/>
            </table:cell-content-deletion>
            <table:cell-content-deletion table:id="ct3547">
              <table:change-track-table-cell table:cell-address="Skalen.B18" table:formula="of:=LOG10([.A18]+1 )/LOG10([.$B$2]+1)" office:value-type="float" office:value="-65.2998953910318"/>
            </table:cell-content-deletion>
            <table:cell-content-deletion table:id="ct3546">
              <table:change-track-table-cell table:cell-address="Skalen.B17" table:formula="of:=LOG10([.A17]+1 )/LOG10([.$B$2]+1)" office:value-type="float" office:value="-61.3987492646376"/>
            </table:cell-content-deletion>
            <table:cell-content-deletion table:id="ct3545">
              <table:change-track-table-cell table:cell-address="Skalen.B16" table:formula="of:=LOG10([.A16]+1 )/LOG10([.$B$2]+1)" office:value-type="float" office:value="-57.3061153245541"/>
            </table:cell-content-deletion>
            <table:cell-content-deletion table:id="ct3544">
              <table:change-track-table-cell table:cell-address="Skalen.B15" table:formula="of:=LOG10([.A15]+1 )/LOG10([.$B$2]+1)" office:value-type="float" office:value="-53.0022204714065"/>
            </table:cell-content-deletion>
            <table:cell-content-deletion table:id="ct3543">
              <table:change-track-table-cell table:cell-address="Skalen.B14" table:formula="of:=LOG10([.A14]+1 )/LOG10([.$B$2]+1)" office:value-type="float" office:value="-48.4640614088004"/>
            </table:cell-content-deletion>
            <table:cell-content-deletion table:id="ct3542">
              <table:change-track-table-cell table:cell-address="Skalen.B13" table:formula="of:=LOG10([.A13]+1 )/LOG10([.$B$2]+1)" office:value-type="float" office:value="-43.6646603240399"/>
            </table:cell-content-deletion>
            <table:cell-content-deletion table:id="ct3541">
              <table:change-track-table-cell table:cell-address="Skalen.B12" table:formula="of:=LOG10([.A12]+1 )/LOG10([.$B$2]+1)" office:value-type="float" office:value="-38.5720930057336"/>
            </table:cell-content-deletion>
            <table:cell-content-deletion table:id="ct3540">
              <table:change-track-table-cell table:cell-address="Skalen.B11" table:formula="of:=LOG10([.A11]+1 )/LOG10([.$B$2]+1)" office:value-type="float" office:value="-33.1482004412121"/>
            </table:cell-content-deletion>
            <table:cell-content-deletion table:id="ct3539">
              <table:change-track-table-cell table:cell-address="Skalen.B10" table:formula="of:=LOG10([.A10]+1 )/LOG10([.$B$2]+1)" office:value-type="float" office:value="-27.3468515217437"/>
            </table:cell-content-deletion>
            <table:cell-content-deletion table:id="ct3538">
              <table:change-track-table-cell table:cell-address="Skalen.B9" table:formula="of:=LOG10([.A9]+1 )/LOG10([.$B$2]+1)" office:value-type="float" office:value="-21.1115550264388"/>
            </table:cell-content-deletion>
            <table:cell-content-deletion table:id="ct3537">
              <table:change-track-table-cell table:cell-address="Skalen.B8" table:formula="of:=LOG10([.A8]+1 )/LOG10([.$B$2]+1)" office:value-type="float" office:value="-14.3721045478469"/>
            </table:cell-content-deletion>
            <table:cell-content-deletion table:id="ct3536">
              <table:change-track-table-cell table:cell-address="Skalen.B7" table:formula="of:=LOG10([.A7]+1 )/LOG10([.$B$2]+1)" office:value-type="float" office:value="-7.03974466731553"/>
            </table:cell-content-deletion>
            <table:cell-content-deletion table:id="ct3535">
              <table:change-track-table-cell table:cell-address="Skalen.B6" table:formula="of:=LOG10([.A6]+1 )/LOG10([.$B$2]+1)" office:value-type="float" office:value="1"/>
            </table:cell-content-deletion>
            <table:cell-content-deletion table:id="ct3534">
              <table:change-track-table-cell table:cell-address="Skalen.B5" table:formula="of:=LOG10([.A5]+1 )/LOG10([.$B$2]+1)" office:value-type="float" office:value="-0"/>
            </table:cell-content-deletion>
            <table:cell-content-deletion table:id="ct3469">
              <table:change-track-table-cell table:cell-address="Skalen.A66" table:formula="of:=[.A65]+[.$B$3]" office:value-type="float" office:value="11.8913104"/>
            </table:cell-content-deletion>
            <table:cell-content-deletion table:id="ct3468">
              <table:change-track-table-cell table:cell-address="Skalen.A65" table:formula="of:=[.A64]+[.$B$3]" office:value-type="float" office:value="11.7913104"/>
            </table:cell-content-deletion>
            <table:cell-content-deletion table:id="ct3467">
              <table:change-track-table-cell table:cell-address="Skalen.A64" table:formula="of:=[.A63]+[.$B$3]" office:value-type="float" office:value="11.6913104"/>
            </table:cell-content-deletion>
            <table:cell-content-deletion table:id="ct3466">
              <table:change-track-table-cell table:cell-address="Skalen.A63" table:formula="of:=[.A62]+[.$B$3]" office:value-type="float" office:value="11.5913104"/>
            </table:cell-content-deletion>
            <table:cell-content-deletion table:id="ct3465">
              <table:change-track-table-cell table:cell-address="Skalen.A62" table:formula="of:=[.A61]+[.$B$3]" office:value-type="float" office:value="11.4913104"/>
            </table:cell-content-deletion>
            <table:cell-content-deletion table:id="ct3464">
              <table:change-track-table-cell table:cell-address="Skalen.A61" table:formula="of:=[.A60]+[.$B$3]" office:value-type="float" office:value="11.3913104"/>
            </table:cell-content-deletion>
            <table:cell-content-deletion table:id="ct3463">
              <table:change-track-table-cell table:cell-address="Skalen.A60" table:formula="of:=[.A59]+[.$B$3]" office:value-type="float" office:value="11.2913104"/>
            </table:cell-content-deletion>
            <table:cell-content-deletion table:id="ct3462">
              <table:change-track-table-cell table:cell-address="Skalen.A59" table:formula="of:=[.A58]+[.$B$3]" office:value-type="float" office:value="11.1913104"/>
            </table:cell-content-deletion>
            <table:cell-content-deletion table:id="ct3461">
              <table:change-track-table-cell table:cell-address="Skalen.A58" table:formula="of:=[.A57]+[.$B$3]" office:value-type="float" office:value="11.0913104"/>
            </table:cell-content-deletion>
            <table:cell-content-deletion table:id="ct3460">
              <table:change-track-table-cell table:cell-address="Skalen.A57" table:formula="of:=[.A56]+[.$B$3]" office:value-type="float" office:value="10.9913104"/>
            </table:cell-content-deletion>
            <table:cell-content-deletion table:id="ct3459">
              <table:change-track-table-cell table:cell-address="Skalen.A56" table:formula="of:=[.A55]+[.$B$3]" office:value-type="float" office:value="10.8913104"/>
            </table:cell-content-deletion>
            <table:cell-content-deletion table:id="ct3458">
              <table:change-track-table-cell table:cell-address="Skalen.A55" table:formula="of:=[.A54]+[.$B$3]" office:value-type="float" office:value="10.7913104"/>
            </table:cell-content-deletion>
            <table:cell-content-deletion table:id="ct3457">
              <table:change-track-table-cell table:cell-address="Skalen.A54" table:formula="of:=[.A53]+[.$B$3]" office:value-type="float" office:value="10.6913104"/>
            </table:cell-content-deletion>
            <table:cell-content-deletion table:id="ct3456">
              <table:change-track-table-cell table:cell-address="Skalen.A53" table:formula="of:=[.A52]+[.$B$3]" office:value-type="float" office:value="10.5913104"/>
            </table:cell-content-deletion>
            <table:cell-content-deletion table:id="ct3455">
              <table:change-track-table-cell table:cell-address="Skalen.A52" table:formula="of:=[.A51]+[.$B$3]" office:value-type="float" office:value="10.4913104"/>
            </table:cell-content-deletion>
            <table:cell-content-deletion table:id="ct3454">
              <table:change-track-table-cell table:cell-address="Skalen.A51" table:formula="of:=[.A50]+[.$B$3]" office:value-type="float" office:value="10.3913104"/>
            </table:cell-content-deletion>
            <table:cell-content-deletion table:id="ct3453">
              <table:change-track-table-cell table:cell-address="Skalen.A50" table:formula="of:=[.A49]+[.$B$3]" office:value-type="float" office:value="10.2913104"/>
            </table:cell-content-deletion>
            <table:cell-content-deletion table:id="ct3452">
              <table:change-track-table-cell table:cell-address="Skalen.A49" table:formula="of:=[.A48]+[.$B$3]" office:value-type="float" office:value="10.1913104"/>
            </table:cell-content-deletion>
            <table:cell-content-deletion table:id="ct3451">
              <table:change-track-table-cell table:cell-address="Skalen.A48" table:formula="of:=[.A47]+[.$B$3]" office:value-type="float" office:value="10.0913104"/>
            </table:cell-content-deletion>
            <table:cell-content-deletion table:id="ct3450">
              <table:change-track-table-cell table:cell-address="Skalen.A47" table:formula="of:=[.A46]+[.$B$3]" office:value-type="float" office:value="9.9913104"/>
            </table:cell-content-deletion>
            <table:cell-content-deletion table:id="ct3449">
              <table:change-track-table-cell table:cell-address="Skalen.A46" table:formula="of:=[.A45]+[.$B$3]" office:value-type="float" office:value="9.8913104"/>
            </table:cell-content-deletion>
            <table:cell-content-deletion table:id="ct3448">
              <table:change-track-table-cell table:cell-address="Skalen.A45" table:formula="of:=[.A44]+[.$B$3]" office:value-type="float" office:value="9.7913104"/>
            </table:cell-content-deletion>
            <table:cell-content-deletion table:id="ct3447">
              <table:change-track-table-cell table:cell-address="Skalen.A44" table:formula="of:=[.A43]+[.$B$3]" office:value-type="float" office:value="9.6913104"/>
            </table:cell-content-deletion>
            <table:cell-content-deletion table:id="ct3446">
              <table:change-track-table-cell table:cell-address="Skalen.A43" table:formula="of:=[.A42]+[.$B$3]" office:value-type="float" office:value="9.5913104"/>
            </table:cell-content-deletion>
            <table:cell-content-deletion table:id="ct3445">
              <table:change-track-table-cell table:cell-address="Skalen.A42" table:formula="of:=[.A41]+[.$B$3]" office:value-type="float" office:value="9.4913104"/>
            </table:cell-content-deletion>
            <table:cell-content-deletion table:id="ct3444">
              <table:change-track-table-cell table:cell-address="Skalen.A41" table:formula="of:=[.A40]+[.$B$3]" office:value-type="float" office:value="9.3913104"/>
            </table:cell-content-deletion>
            <table:cell-content-deletion table:id="ct3443">
              <table:change-track-table-cell table:cell-address="Skalen.A40" table:formula="of:=[.A39]+[.$B$3]" office:value-type="float" office:value="9.2913104"/>
            </table:cell-content-deletion>
            <table:cell-content-deletion table:id="ct3442">
              <table:change-track-table-cell table:cell-address="Skalen.A39" table:formula="of:=[.A38]+[.$B$3]" office:value-type="float" office:value="9.1913104"/>
            </table:cell-content-deletion>
            <table:cell-content-deletion table:id="ct3441">
              <table:change-track-table-cell table:cell-address="Skalen.A38" table:formula="of:=[.A37]+[.$B$3]" office:value-type="float" office:value="9.0913104"/>
            </table:cell-content-deletion>
            <table:cell-content-deletion table:id="ct3440">
              <table:change-track-table-cell table:cell-address="Skalen.A37" table:formula="of:=[.A36]+[.$B$3]" office:value-type="float" office:value="8.9913104"/>
            </table:cell-content-deletion>
            <table:cell-content-deletion table:id="ct3439">
              <table:change-track-table-cell table:cell-address="Skalen.A36" table:formula="of:=[.A35]+[.$B$3]" office:value-type="float" office:value="8.8913104"/>
            </table:cell-content-deletion>
            <table:cell-content-deletion table:id="ct3438">
              <table:change-track-table-cell table:cell-address="Skalen.A35" table:formula="of:=[.A34]+[.$B$3]" office:value-type="float" office:value="8.7913104"/>
            </table:cell-content-deletion>
            <table:cell-content-deletion table:id="ct3437">
              <table:change-track-table-cell table:cell-address="Skalen.A34" table:formula="of:=[.A33]+[.$B$3]" office:value-type="float" office:value="8.6913104"/>
            </table:cell-content-deletion>
            <table:cell-content-deletion table:id="ct3436">
              <table:change-track-table-cell table:cell-address="Skalen.A33" table:formula="of:=[.A32]+[.$B$3]" office:value-type="float" office:value="8.5913104"/>
            </table:cell-content-deletion>
            <table:cell-content-deletion table:id="ct3435">
              <table:change-track-table-cell table:cell-address="Skalen.A32" table:formula="of:=[.A31]+[.$B$3]" office:value-type="float" office:value="8.4913104"/>
            </table:cell-content-deletion>
            <table:cell-content-deletion table:id="ct3434">
              <table:change-track-table-cell table:cell-address="Skalen.A31" table:formula="of:=[.A30]+[.$B$3]" office:value-type="float" office:value="8.3913104"/>
            </table:cell-content-deletion>
            <table:cell-content-deletion table:id="ct3433">
              <table:change-track-table-cell table:cell-address="Skalen.A30" table:formula="of:=[.A29]+[.$B$3]" office:value-type="float" office:value="8.2913104"/>
            </table:cell-content-deletion>
            <table:cell-content-deletion table:id="ct3432">
              <table:change-track-table-cell table:cell-address="Skalen.A29" table:formula="of:=[.A28]+[.$B$3]" office:value-type="float" office:value="8.1913104"/>
            </table:cell-content-deletion>
            <table:cell-content-deletion table:id="ct3431">
              <table:change-track-table-cell table:cell-address="Skalen.A28" table:formula="of:=[.A27]+[.$B$3]" office:value-type="float" office:value="8.0913104"/>
            </table:cell-content-deletion>
            <table:cell-content-deletion table:id="ct3430">
              <table:change-track-table-cell table:cell-address="Skalen.A27" table:formula="of:=[.A26]+[.$B$3]" office:value-type="float" office:value="7.9913104"/>
            </table:cell-content-deletion>
            <table:cell-content-deletion table:id="ct3429">
              <table:change-track-table-cell table:cell-address="Skalen.A26" table:formula="of:=[.A25]+[.$B$3]" office:value-type="float" office:value="7.8913104"/>
            </table:cell-content-deletion>
            <table:cell-content-deletion table:id="ct3428">
              <table:change-track-table-cell table:cell-address="Skalen.A25" table:formula="of:=[.A24]+[.$B$3]" office:value-type="float" office:value="7.7913104"/>
            </table:cell-content-deletion>
            <table:cell-content-deletion table:id="ct3427">
              <table:change-track-table-cell table:cell-address="Skalen.A24" table:formula="of:=[.A23]+[.$B$3]" office:value-type="float" office:value="7.6913104"/>
            </table:cell-content-deletion>
            <table:cell-content-deletion table:id="ct3426">
              <table:change-track-table-cell table:cell-address="Skalen.A23" table:formula="of:=[.A22]+[.$B$3]" office:value-type="float" office:value="7.5913104"/>
            </table:cell-content-deletion>
            <table:cell-content-deletion table:id="ct3425">
              <table:change-track-table-cell table:cell-address="Skalen.A22" table:formula="of:=[.A21]+[.$B$3]" office:value-type="float" office:value="7.4913104"/>
            </table:cell-content-deletion>
            <table:cell-content-deletion table:id="ct3424">
              <table:change-track-table-cell table:cell-address="Skalen.A21" table:formula="of:=[.A20]+[.$B$3]" office:value-type="float" office:value="7.3913104"/>
            </table:cell-content-deletion>
            <table:cell-content-deletion table:id="ct3423">
              <table:change-track-table-cell table:cell-address="Skalen.A20" table:formula="of:=[.A19]+[.$B$3]" office:value-type="float" office:value="7.2913104"/>
            </table:cell-content-deletion>
            <table:cell-content-deletion table:id="ct3422">
              <table:change-track-table-cell table:cell-address="Skalen.A19" table:formula="of:=[.A18]+[.$B$3]" office:value-type="float" office:value="7.1913104"/>
            </table:cell-content-deletion>
            <table:cell-content-deletion table:id="ct3421">
              <table:change-track-table-cell table:cell-address="Skalen.A18" table:formula="of:=[.A17]+[.$B$3]" office:value-type="float" office:value="7.0913104"/>
            </table:cell-content-deletion>
            <table:cell-content-deletion table:id="ct3420">
              <table:change-track-table-cell table:cell-address="Skalen.A17" table:formula="of:=[.A16]+[.$B$3]" office:value-type="float" office:value="6.9913104"/>
            </table:cell-content-deletion>
            <table:cell-content-deletion table:id="ct3419">
              <table:change-track-table-cell table:cell-address="Skalen.A16" table:formula="of:=[.A15]+[.$B$3]" office:value-type="float" office:value="6.8913104"/>
            </table:cell-content-deletion>
            <table:cell-content-deletion table:id="ct3418">
              <table:change-track-table-cell table:cell-address="Skalen.A15" table:formula="of:=[.A14]+[.$B$3]" office:value-type="float" office:value="6.7913104"/>
            </table:cell-content-deletion>
            <table:cell-content-deletion table:id="ct3417">
              <table:change-track-table-cell table:cell-address="Skalen.A14" table:formula="of:=[.A13]+[.$B$3]" office:value-type="float" office:value="6.6913104"/>
            </table:cell-content-deletion>
            <table:cell-content-deletion table:id="ct3416">
              <table:change-track-table-cell table:cell-address="Skalen.A13" table:formula="of:=[.A12]+[.$B$3]" office:value-type="float" office:value="6.5913104"/>
            </table:cell-content-deletion>
            <table:cell-content-deletion table:id="ct3415">
              <table:change-track-table-cell table:cell-address="Skalen.A12" table:formula="of:=[.A11]+[.$B$3]" office:value-type="float" office:value="6.4913104"/>
            </table:cell-content-deletion>
            <table:cell-content-deletion table:id="ct3414">
              <table:change-track-table-cell table:cell-address="Skalen.A11" table:formula="of:=[.A10]+[.$B$3]" office:value-type="float" office:value="6.3913104"/>
            </table:cell-content-deletion>
            <table:cell-content-deletion table:id="ct3413">
              <table:change-track-table-cell table:cell-address="Skalen.A10" table:formula="of:=[.A9]+[.$B$3]" office:value-type="float" office:value="6.2913104"/>
            </table:cell-content-deletion>
            <table:cell-content-deletion table:id="ct3412">
              <table:change-track-table-cell table:cell-address="Skalen.A9" table:formula="of:=[.A8]+[.$B$3]" office:value-type="float" office:value="6.1913104"/>
            </table:cell-content-deletion>
            <table:cell-content-deletion table:id="ct3411">
              <table:change-track-table-cell table:cell-address="Skalen.A8" table:formula="of:=[.A7]+[.$B$3]" office:value-type="float" office:value="6.0913104"/>
            </table:cell-content-deletion>
            <table:cell-content-deletion table:id="ct3410">
              <table:change-track-table-cell table:cell-address="Skalen.A7" table:formula="of:=[.A6]+[.$B$3]" office:value-type="float" office:value="5.9913104"/>
            </table:cell-content-deletion>
            <table:cell-content-deletion table:id="ct3406">
              <table:change-track-table-cell table:cell-address="Skalen.A6" table:formula="of:=[.A5]+[.$B$3]" office:value-type="float" office:value="6.00323"/>
            </table:cell-content-deletion>
            <table:cell-content-deletion table:id="ct3405">
              <table:change-track-table-cell table:cell-address="Skalen.A5" table:formula="of:=[.B1]" office:value-type="float" office:value="0"/>
            </table:cell-content-deletion>
            <table:cell-content-deletion table:id="ct3409">
              <table:change-track-table-cell office:value-type="float" office:value="0.1"/>
            </table:cell-content-deletion>
            <table:cell-content-deletion table:id="ct3403">
              <table:change-track-table-cell office:value-type="string">
                <text:p>step</text:p>
              </table:change-track-table-cell>
            </table:cell-content-deletion>
            <table:cell-content-deletion table:id="ct3408">
              <table:change-track-table-cell office:value-type="float" office:value="6.00323"/>
            </table:cell-content-deletion>
            <table:cell-content-deletion table:id="ct3400">
              <table:change-track-table-cell office:value-type="string">
                <text:p>zmax</text:p>
              </table:change-track-table-cell>
            </table:cell-content-deletion>
          </table:deletions>
        </table:movement>
        <table:cell-content-change table:id="ct3597">
          <table:cell-address table:column="0" table:row="0" table:table="2"/>
          <office:change-info>
            <dc:creator> </dc:creator>
            <dc:date>2010-11-27T14:35:21.62</dc:date>
          </office:change-info>
          <table:previous>
            <table:change-track-table-cell/>
          </table:previous>
        </table:cell-content-change>
        <table:cell-content-change table:id="ct3598">
          <table:cell-address table:column="8" table:row="38" table:table="2"/>
          <office:change-info>
            <dc:creator> </dc:creator>
            <dc:date>2010-11-27T14:36:02.90</dc:date>
          </office:change-info>
          <table:previous>
            <table:change-track-table-cell/>
          </table:previous>
        </table:cell-content-change>
        <table:cell-content-change table:id="ct3599">
          <table:cell-address table:column="8" table:row="38" table:table="2"/>
          <office:change-info>
            <dc:creator> </dc:creator>
            <dc:date>2010-11-27T14:36:18.07</dc:date>
          </office:change-info>
          <table:previous table:id="ct3598">
            <table:change-track-table-cell office:value-type="string">
              <text:p>6.00323</text:p>
            </table:change-track-table-cell>
          </table:previous>
        </table:cell-content-change>
        <table:cell-content-change table:id="ct3600">
          <table:cell-address table:column="3" table:row="1" table:table="2"/>
          <office:change-info>
            <dc:creator> </dc:creator>
            <dc:date>2010-11-27T14:39:05.90</dc:date>
          </office:change-info>
          <table:previous>
            <table:change-track-table-cell/>
          </table:previous>
        </table:cell-content-change>
        <table:cell-content-change table:id="ct3601">
          <table:cell-address table:column="4" table:row="1" table:table="2"/>
          <office:change-info>
            <dc:creator> </dc:creator>
            <dc:date>2010-11-27T14:39:08.98</dc:date>
          </office:change-info>
          <table:previous>
            <table:change-track-table-cell/>
          </table:previous>
        </table:cell-content-change>
        <table:cell-content-change table:id="ct3602">
          <table:cell-address table:column="4" table:row="1" table:table="2"/>
          <office:change-info>
            <dc:creator> </dc:creator>
            <dc:date>2010-11-27T14:40:50.92</dc:date>
          </office:change-info>
          <table:previous table:id="ct3601">
            <table:change-track-table-cell office:value-type="float" office:value="0"/>
          </table:previous>
        </table:cell-content-change>
        <table:cell-content-change table:id="ct3603">
          <table:cell-address table:column="3" table:row="2" table:table="2"/>
          <office:change-info>
            <dc:creator> </dc:creator>
            <dc:date>2010-11-27T14:40:55.20</dc:date>
          </office:change-info>
          <table:previous>
            <table:change-track-table-cell/>
          </table:previous>
        </table:cell-content-change>
        <table:cell-content-change table:id="ct3604">
          <table:cell-address table:column="4" table:row="2" table:table="2"/>
          <office:change-info>
            <dc:creator> </dc:creator>
            <dc:date>2010-11-27T14:41:13.52</dc:date>
          </office:change-info>
          <table:previous>
            <table:change-track-table-cell/>
          </table:previous>
        </table:cell-content-change>
        <table:cell-content-change table:id="ct3605">
          <table:cell-address table:column="3" table:row="5" table:table="2"/>
          <office:change-info>
            <dc:creator> </dc:creator>
            <dc:date>2010-11-27T14:41:26.55</dc:date>
          </office:change-info>
          <table:previous>
            <table:change-track-table-cell/>
          </table:previous>
        </table:cell-content-change>
        <table:cell-content-change table:id="ct3606">
          <table:cell-address table:column="3" table:row="6" table:table="2"/>
          <office:change-info>
            <dc:creator> </dc:creator>
            <dc:date>2010-11-27T14:41:41.75</dc:date>
          </office:change-info>
          <table:previous>
            <table:change-track-table-cell/>
          </table:previous>
        </table:cell-content-change>
        <table:cell-content-change table:id="ct3607">
          <table:cell-address table:column="3" table:row="3" table:table="2"/>
          <office:change-info>
            <dc:creator> </dc:creator>
            <dc:date>2010-11-27T14:41:45.83</dc:date>
          </office:change-info>
          <table:previous>
            <table:change-track-table-cell/>
          </table:previous>
        </table:cell-content-change>
        <table:cell-content-change table:id="ct3608">
          <table:cell-address table:column="4" table:row="3" table:table="2"/>
          <office:change-info>
            <dc:creator> </dc:creator>
            <dc:date>2010-11-27T14:41:50.25</dc:date>
          </office:change-info>
          <table:previous>
            <table:change-track-table-cell/>
          </table:previous>
        </table:cell-content-change>
        <table:cell-content-change table:id="ct3609">
          <table:cell-address table:column="3" table:row="7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0">
          <table:cell-address table:column="3" table:row="8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1">
          <table:cell-address table:column="3" table:row="9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2">
          <table:cell-address table:column="3" table:row="10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3">
          <table:cell-address table:column="3" table:row="11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4">
          <table:cell-address table:column="3" table:row="12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5">
          <table:cell-address table:column="3" table:row="13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6">
          <table:cell-address table:column="3" table:row="14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7">
          <table:cell-address table:column="3" table:row="15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8">
          <table:cell-address table:column="3" table:row="16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9">
          <table:cell-address table:column="3" table:row="17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0">
          <table:cell-address table:column="3" table:row="18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1">
          <table:cell-address table:column="3" table:row="19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2">
          <table:cell-address table:column="3" table:row="20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3">
          <table:cell-address table:column="3" table:row="21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4">
          <table:cell-address table:column="3" table:row="22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5">
          <table:cell-address table:column="3" table:row="23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6">
          <table:cell-address table:column="3" table:row="24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7">
          <table:cell-address table:column="3" table:row="25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8">
          <table:cell-address table:column="3" table:row="26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9">
          <table:cell-address table:column="3" table:row="27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0">
          <table:cell-address table:column="3" table:row="28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1">
          <table:cell-address table:column="3" table:row="29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2">
          <table:cell-address table:column="3" table:row="30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3">
          <table:cell-address table:column="3" table:row="31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4">
          <table:cell-address table:column="3" table:row="32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5">
          <table:cell-address table:column="3" table:row="33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6">
          <table:cell-address table:column="3" table:row="34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7">
          <table:cell-address table:column="3" table:row="35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8">
          <table:cell-address table:column="3" table:row="36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9">
          <table:cell-address table:column="3" table:row="37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0">
          <table:cell-address table:column="3" table:row="38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1">
          <table:cell-address table:column="3" table:row="39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2">
          <table:cell-address table:column="3" table:row="40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3">
          <table:cell-address table:column="3" table:row="41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4">
          <table:cell-address table:column="3" table:row="42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5">
          <table:cell-address table:column="3" table:row="43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6">
          <table:cell-address table:column="3" table:row="44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7">
          <table:cell-address table:column="3" table:row="45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8">
          <table:cell-address table:column="3" table:row="46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9">
          <table:cell-address table:column="3" table:row="47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0">
          <table:cell-address table:column="3" table:row="48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1">
          <table:cell-address table:column="3" table:row="49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2">
          <table:cell-address table:column="3" table:row="50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3">
          <table:cell-address table:column="3" table:row="51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4">
          <table:cell-address table:column="3" table:row="52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5">
          <table:cell-address table:column="3" table:row="53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6">
          <table:cell-address table:column="3" table:row="54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7">
          <table:cell-address table:column="3" table:row="55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8">
          <table:cell-address table:column="3" table:row="56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9">
          <table:cell-address table:column="3" table:row="57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0">
          <table:cell-address table:column="3" table:row="58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1">
          <table:cell-address table:column="3" table:row="59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2">
          <table:cell-address table:column="3" table:row="60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3">
          <table:cell-address table:column="3" table:row="61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4">
          <table:cell-address table:column="3" table:row="62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5">
          <table:cell-address table:column="3" table:row="63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6">
          <table:cell-address table:column="3" table:row="64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7">
          <table:cell-address table:column="3" table:row="65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8">
          <table:cell-address table:column="3" table:row="66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9">
          <table:cell-address table:column="3" table:row="6" table:table="2"/>
          <office:change-info>
            <dc:creator> </dc:creator>
            <dc:date>2010-11-27T14:42:31.74</dc:date>
          </office:change-info>
          <table:previous table:id="ct3606">
            <table:change-track-table-cell table:cell-address="Skalen.D7" table:formula="of:=[.D6]+[.$E$4]" office:value-type="float" office:value="51"/>
          </table:previous>
        </table:cell-content-change>
        <table:cell-content-change table:id="ct3670">
          <table:cell-address table:column="3" table:row="6" table:table="2"/>
          <office:change-info>
            <dc:creator> </dc:creator>
            <dc:date>2010-11-27T14:44:46.11</dc:date>
          </office:change-info>
          <table:previous table:id="ct3669">
            <table:change-track-table-cell table:cell-address="Skalen.D7" table:formula="of:=MAX([.D6]+[.$E$4],[.$E$3])" office:value-type="string"/>
          </table:previous>
        </table:cell-content-change>
        <table:cell-content-change table:id="ct3671">
          <table:cell-address table:column="3" table:row="6" table:table="2"/>
          <office:change-info>
            <dc:creator> </dc:creator>
            <dc:date>2010-11-27T14:44:59.09</dc:date>
          </office:change-info>
          <table:previous table:id="ct3670">
            <table:change-track-table-cell table:cell-address="Skalen.D7" table:formula="of:=MAX([.D6]+[.$E$4];[.$E$3])" office:value-type="float" office:value="3186760.5"/>
          </table:previous>
        </table:cell-content-change>
        <table:cell-content-change table:id="ct3672">
          <table:cell-address table:column="4" table:row="3" table:table="2"/>
          <office:change-info>
            <dc:creator> </dc:creator>
            <dc:date>2010-11-27T14:45:13.44</dc:date>
          </office:change-info>
          <table:previous table:id="ct3608">
            <table:change-track-table-cell office:value-type="float" office:value="10000"/>
          </table:previous>
        </table:cell-content-change>
        <table:cell-content-change table:id="ct3673">
          <table:cell-address table:column="4" table:row="3" table:table="2"/>
          <office:change-info>
            <dc:creator> </dc:creator>
            <dc:date>2010-11-27T14:45:38.22</dc:date>
          </office:change-info>
          <table:previous table:id="ct3672">
            <table:change-track-table-cell office:value-type="float" office:value="100000"/>
          </table:previous>
        </table:cell-content-change>
        <table:cell-content-change table:id="ct3674">
          <table:cell-address table:column="3" table:row="7" table:table="2"/>
          <office:change-info>
            <dc:creator> </dc:creator>
            <dc:date>2010-11-27T14:46:09.16</dc:date>
          </office:change-info>
          <table:previous table:id="ct3609">
            <table:change-track-table-cell table:cell-address="Skalen.D8" table:formula="of:=[.D7]+[.$E$4]" office:value-type="float" office:value="51.4"/>
          </table:previous>
        </table:cell-content-change>
        <table:cell-content-change table:id="ct3675">
          <table:cell-address table:column="3" table:row="8" table:table="2"/>
          <office:change-info>
            <dc:creator> </dc:creator>
            <dc:date>2010-11-27T14:46:09.16</dc:date>
          </office:change-info>
          <table:previous table:id="ct3610">
            <table:change-track-table-cell table:cell-address="Skalen.D9" table:formula="of:=[.D8]+[.$E$4]" office:value-type="float" office:value="51.96"/>
          </table:previous>
        </table:cell-content-change>
        <table:cell-content-change table:id="ct3676">
          <table:cell-address table:column="3" table:row="9" table:table="2"/>
          <office:change-info>
            <dc:creator> </dc:creator>
            <dc:date>2010-11-27T14:46:09.16</dc:date>
          </office:change-info>
          <table:previous table:id="ct3611">
            <table:change-track-table-cell table:cell-address="Skalen.D10" table:formula="of:=[.D9]+[.$E$4]" office:value-type="float" office:value="52.744"/>
          </table:previous>
        </table:cell-content-change>
        <table:cell-content-change table:id="ct3677">
          <table:cell-address table:column="3" table:row="10" table:table="2"/>
          <office:change-info>
            <dc:creator> </dc:creator>
            <dc:date>2010-11-27T14:46:09.16</dc:date>
          </office:change-info>
          <table:previous table:id="ct3612">
            <table:change-track-table-cell table:cell-address="Skalen.D11" table:formula="of:=[.D10]+[.$E$4]" office:value-type="float" office:value="53.8416"/>
          </table:previous>
        </table:cell-content-change>
        <table:cell-content-change table:id="ct3678">
          <table:cell-address table:column="3" table:row="11" table:table="2"/>
          <office:change-info>
            <dc:creator> </dc:creator>
            <dc:date>2010-11-27T14:46:09.16</dc:date>
          </office:change-info>
          <table:previous table:id="ct3613">
            <table:change-track-table-cell table:cell-address="Skalen.D12" table:formula="of:=[.D11]+[.$E$4]" office:value-type="float" office:value="55.37824"/>
          </table:previous>
        </table:cell-content-change>
        <table:cell-content-change table:id="ct3679">
          <table:cell-address table:column="3" table:row="12" table:table="2"/>
          <office:change-info>
            <dc:creator> </dc:creator>
            <dc:date>2010-11-27T14:46:09.16</dc:date>
          </office:change-info>
          <table:previous table:id="ct3614">
            <table:change-track-table-cell table:cell-address="Skalen.D13" table:formula="of:=[.D12]+[.$E$4]" office:value-type="float" office:value="57.529536"/>
          </table:previous>
        </table:cell-content-change>
        <table:cell-content-change table:id="ct3680">
          <table:cell-address table:column="3" table:row="13" table:table="2"/>
          <office:change-info>
            <dc:creator> </dc:creator>
            <dc:date>2010-11-27T14:46:09.16</dc:date>
          </office:change-info>
          <table:previous table:id="ct3615">
            <table:change-track-table-cell table:cell-address="Skalen.D14" table:formula="of:=[.D13]+[.$E$4]" office:value-type="float" office:value="60.5413504"/>
          </table:previous>
        </table:cell-content-change>
        <table:cell-content-change table:id="ct3681">
          <table:cell-address table:column="3" table:row="14" table:table="2"/>
          <office:change-info>
            <dc:creator> </dc:creator>
            <dc:date>2010-11-27T14:46:09.16</dc:date>
          </office:change-info>
          <table:previous table:id="ct3616">
            <table:change-track-table-cell table:cell-address="Skalen.D15" table:formula="of:=[.D14]+[.$E$4]" office:value-type="float" office:value="64.75789056"/>
          </table:previous>
        </table:cell-content-change>
        <table:cell-content-change table:id="ct3682">
          <table:cell-address table:column="3" table:row="15" table:table="2"/>
          <office:change-info>
            <dc:creator> </dc:creator>
            <dc:date>2010-11-27T14:46:09.16</dc:date>
          </office:change-info>
          <table:previous table:id="ct3617">
            <table:change-track-table-cell table:cell-address="Skalen.D16" table:formula="of:=[.D15]+[.$E$4]" office:value-type="float" office:value="70.661046784"/>
          </table:previous>
        </table:cell-content-change>
        <table:cell-content-change table:id="ct3683">
          <table:cell-address table:column="3" table:row="16" table:table="2"/>
          <office:change-info>
            <dc:creator> </dc:creator>
            <dc:date>2010-11-27T14:46:09.16</dc:date>
          </office:change-info>
          <table:previous table:id="ct3618">
            <table:change-track-table-cell table:cell-address="Skalen.D17" table:formula="of:=[.D16]+[.$E$4]" office:value-type="float" office:value="78.9254654976"/>
          </table:previous>
        </table:cell-content-change>
        <table:cell-content-change table:id="ct3684">
          <table:cell-address table:column="3" table:row="17" table:table="2"/>
          <office:change-info>
            <dc:creator> </dc:creator>
            <dc:date>2010-11-27T14:46:09.16</dc:date>
          </office:change-info>
          <table:previous table:id="ct3619">
            <table:change-track-table-cell table:cell-address="Skalen.D18" table:formula="of:=[.D17]+[.$E$4]" office:value-type="float" office:value="90.49565169664"/>
          </table:previous>
        </table:cell-content-change>
        <table:cell-content-change table:id="ct3685">
          <table:cell-address table:column="3" table:row="18" table:table="2"/>
          <office:change-info>
            <dc:creator> </dc:creator>
            <dc:date>2010-11-27T14:46:09.16</dc:date>
          </office:change-info>
          <table:previous table:id="ct3620">
            <table:change-track-table-cell table:cell-address="Skalen.D19" table:formula="of:=[.D18]+[.$E$4]" office:value-type="float" office:value="106.693912375296"/>
          </table:previous>
        </table:cell-content-change>
        <table:cell-content-change table:id="ct3686">
          <table:cell-address table:column="3" table:row="19" table:table="2"/>
          <office:change-info>
            <dc:creator> </dc:creator>
            <dc:date>2010-11-27T14:46:09.16</dc:date>
          </office:change-info>
          <table:previous table:id="ct3621">
            <table:change-track-table-cell table:cell-address="Skalen.D20" table:formula="of:=[.D19]+[.$E$4]" office:value-type="float" office:value="129.371477325414"/>
          </table:previous>
        </table:cell-content-change>
        <table:cell-content-change table:id="ct3687">
          <table:cell-address table:column="3" table:row="20" table:table="2"/>
          <office:change-info>
            <dc:creator> </dc:creator>
            <dc:date>2010-11-27T14:46:09.16</dc:date>
          </office:change-info>
          <table:previous table:id="ct3622">
            <table:change-track-table-cell table:cell-address="Skalen.D21" table:formula="of:=[.D20]+[.$E$4]" office:value-type="float" office:value="161.12006825558"/>
          </table:previous>
        </table:cell-content-change>
        <table:cell-content-change table:id="ct3688">
          <table:cell-address table:column="3" table:row="21" table:table="2"/>
          <office:change-info>
            <dc:creator> </dc:creator>
            <dc:date>2010-11-27T14:46:09.16</dc:date>
          </office:change-info>
          <table:previous table:id="ct3623">
            <table:change-track-table-cell table:cell-address="Skalen.D22" table:formula="of:=[.D21]+[.$E$4]" office:value-type="float" office:value="205.568095557812"/>
          </table:previous>
        </table:cell-content-change>
        <table:cell-content-change table:id="ct3689">
          <table:cell-address table:column="3" table:row="22" table:table="2"/>
          <office:change-info>
            <dc:creator> </dc:creator>
            <dc:date>2010-11-27T14:46:09.16</dc:date>
          </office:change-info>
          <table:previous table:id="ct3624">
            <table:change-track-table-cell table:cell-address="Skalen.D23" table:formula="of:=[.D22]+[.$E$4]" office:value-type="float" office:value="267.795333780937"/>
          </table:previous>
        </table:cell-content-change>
        <table:cell-content-change table:id="ct3690">
          <table:cell-address table:column="3" table:row="23" table:table="2"/>
          <office:change-info>
            <dc:creator> </dc:creator>
            <dc:date>2010-11-27T14:46:09.16</dc:date>
          </office:change-info>
          <table:previous table:id="ct3625">
            <table:change-track-table-cell table:cell-address="Skalen.D24" table:formula="of:=[.D23]+[.$E$4]" office:value-type="float" office:value="354.913467293312"/>
          </table:previous>
        </table:cell-content-change>
        <table:cell-content-change table:id="ct3691">
          <table:cell-address table:column="3" table:row="24" table:table="2"/>
          <office:change-info>
            <dc:creator> </dc:creator>
            <dc:date>2010-11-27T14:46:09.16</dc:date>
          </office:change-info>
          <table:previous table:id="ct3626">
            <table:change-track-table-cell table:cell-address="Skalen.D25" table:formula="of:=[.D24]+[.$E$4]" office:value-type="float" office:value="476.878854210636"/>
          </table:previous>
        </table:cell-content-change>
        <table:cell-content-change table:id="ct3692">
          <table:cell-address table:column="3" table:row="25" table:table="2"/>
          <office:change-info>
            <dc:creator> </dc:creator>
            <dc:date>2010-11-27T14:46:09.16</dc:date>
          </office:change-info>
          <table:previous table:id="ct3627">
            <table:change-track-table-cell table:cell-address="Skalen.D26" table:formula="of:=[.D25]+[.$E$4]" office:value-type="float" office:value="647.630395894891"/>
          </table:previous>
        </table:cell-content-change>
        <table:cell-content-change table:id="ct3693">
          <table:cell-address table:column="3" table:row="26" table:table="2"/>
          <office:change-info>
            <dc:creator> </dc:creator>
            <dc:date>2010-11-27T14:46:09.16</dc:date>
          </office:change-info>
          <table:previous table:id="ct3628">
            <table:change-track-table-cell table:cell-address="Skalen.D27" table:formula="of:=[.D26]+[.$E$4]" office:value-type="float" office:value="886.682554252847"/>
          </table:previous>
        </table:cell-content-change>
        <table:cell-content-change table:id="ct3694">
          <table:cell-address table:column="3" table:row="27" table:table="2"/>
          <office:change-info>
            <dc:creator> </dc:creator>
            <dc:date>2010-11-27T14:46:09.16</dc:date>
          </office:change-info>
          <table:previous table:id="ct3629">
            <table:change-track-table-cell table:cell-address="Skalen.D28" table:formula="of:=[.D27]+[.$E$4]" office:value-type="float" office:value="1221.35557595399"/>
          </table:previous>
        </table:cell-content-change>
        <table:cell-content-change table:id="ct3695">
          <table:cell-address table:column="3" table:row="28" table:table="2"/>
          <office:change-info>
            <dc:creator> </dc:creator>
            <dc:date>2010-11-27T14:46:09.16</dc:date>
          </office:change-info>
          <table:previous table:id="ct3630">
            <table:change-track-table-cell table:cell-address="Skalen.D29" table:formula="of:=[.D28]+[.$E$4]" office:value-type="float" office:value="1689.89780633558"/>
          </table:previous>
        </table:cell-content-change>
        <table:cell-content-change table:id="ct3696">
          <table:cell-address table:column="3" table:row="29" table:table="2"/>
          <office:change-info>
            <dc:creator> </dc:creator>
            <dc:date>2010-11-27T14:46:09.16</dc:date>
          </office:change-info>
          <table:previous table:id="ct3631">
            <table:change-track-table-cell table:cell-address="Skalen.D30" table:formula="of:=[.D29]+[.$E$4]" office:value-type="float" office:value="2345.85692886981"/>
          </table:previous>
        </table:cell-content-change>
        <table:cell-content-change table:id="ct3697">
          <table:cell-address table:column="3" table:row="30" table:table="2"/>
          <office:change-info>
            <dc:creator> </dc:creator>
            <dc:date>2010-11-27T14:46:09.16</dc:date>
          </office:change-info>
          <table:previous table:id="ct3632">
            <table:change-track-table-cell table:cell-address="Skalen.D31" table:formula="of:=[.D30]+[.$E$4]" office:value-type="float" office:value="3264.19970041774"/>
          </table:previous>
        </table:cell-content-change>
        <table:cell-content-change table:id="ct3698">
          <table:cell-address table:column="3" table:row="31" table:table="2"/>
          <office:change-info>
            <dc:creator> </dc:creator>
            <dc:date>2010-11-27T14:46:09.16</dc:date>
          </office:change-info>
          <table:previous table:id="ct3633">
            <table:change-track-table-cell table:cell-address="Skalen.D32" table:formula="of:=[.D31]+[.$E$4]" office:value-type="float" office:value="4549.87958058483"/>
          </table:previous>
        </table:cell-content-change>
        <table:cell-content-change table:id="ct3699">
          <table:cell-address table:column="3" table:row="32" table:table="2"/>
          <office:change-info>
            <dc:creator> </dc:creator>
            <dc:date>2010-11-27T14:46:09.16</dc:date>
          </office:change-info>
          <table:previous table:id="ct3634">
            <table:change-track-table-cell table:cell-address="Skalen.D33" table:formula="of:=[.D32]+[.$E$4]" office:value-type="float" office:value="6349.83141281876"/>
          </table:previous>
        </table:cell-content-change>
        <table:cell-content-change table:id="ct3700">
          <table:cell-address table:column="3" table:row="33" table:table="2"/>
          <office:change-info>
            <dc:creator> </dc:creator>
            <dc:date>2010-11-27T14:46:09.16</dc:date>
          </office:change-info>
          <table:previous table:id="ct3635">
            <table:change-track-table-cell table:cell-address="Skalen.D34" table:formula="of:=[.D33]+[.$E$4]" office:value-type="float" office:value="8869.76397794627"/>
          </table:previous>
        </table:cell-content-change>
        <table:cell-content-change table:id="ct3701">
          <table:cell-address table:column="3" table:row="34" table:table="2"/>
          <office:change-info>
            <dc:creator> </dc:creator>
            <dc:date>2010-11-27T14:46:09.16</dc:date>
          </office:change-info>
          <table:previous table:id="ct3636">
            <table:change-track-table-cell table:cell-address="Skalen.D35" table:formula="of:=[.D34]+[.$E$4]" office:value-type="float" office:value="12397.6695691248"/>
          </table:previous>
        </table:cell-content-change>
        <table:cell-content-change table:id="ct3702">
          <table:cell-address table:column="3" table:row="35" table:table="2"/>
          <office:change-info>
            <dc:creator> </dc:creator>
            <dc:date>2010-11-27T14:46:09.16</dc:date>
          </office:change-info>
          <table:previous table:id="ct3637">
            <table:change-track-table-cell table:cell-address="Skalen.D36" table:formula="of:=[.D35]+[.$E$4]" office:value-type="float" office:value="17336.7373967747"/>
          </table:previous>
        </table:cell-content-change>
        <table:cell-content-change table:id="ct3703">
          <table:cell-address table:column="3" table:row="36" table:table="2"/>
          <office:change-info>
            <dc:creator> </dc:creator>
            <dc:date>2010-11-27T14:46:09.16</dc:date>
          </office:change-info>
          <table:previous table:id="ct3638">
            <table:change-track-table-cell table:cell-address="Skalen.D37" table:formula="of:=[.D36]+[.$E$4]" office:value-type="float" office:value="24251.4323554846"/>
          </table:previous>
        </table:cell-content-change>
        <table:cell-content-change table:id="ct3704">
          <table:cell-address table:column="3" table:row="37" table:table="2"/>
          <office:change-info>
            <dc:creator> </dc:creator>
            <dc:date>2010-11-27T14:46:09.16</dc:date>
          </office:change-info>
          <table:previous table:id="ct3639">
            <table:change-track-table-cell table:cell-address="Skalen.D38" table:formula="of:=[.D37]+[.$E$4]" office:value-type="float" office:value="33932.0052976784"/>
          </table:previous>
        </table:cell-content-change>
        <table:cell-content-change table:id="ct3705">
          <table:cell-address table:column="3" table:row="38" table:table="2"/>
          <office:change-info>
            <dc:creator> </dc:creator>
            <dc:date>2010-11-27T14:46:09.16</dc:date>
          </office:change-info>
          <table:previous table:id="ct3640">
            <table:change-track-table-cell table:cell-address="Skalen.D39" table:formula="of:=[.D38]+[.$E$4]" office:value-type="float" office:value="47484.8074167497"/>
          </table:previous>
        </table:cell-content-change>
        <table:cell-content-change table:id="ct3706">
          <table:cell-address table:column="3" table:row="39" table:table="2"/>
          <office:change-info>
            <dc:creator> </dc:creator>
            <dc:date>2010-11-27T14:46:09.16</dc:date>
          </office:change-info>
          <table:previous table:id="ct3641">
            <table:change-track-table-cell table:cell-address="Skalen.D40" table:formula="of:=[.D39]+[.$E$4]" office:value-type="float" office:value="66458.7303834496"/>
          </table:previous>
        </table:cell-content-change>
        <table:cell-content-change table:id="ct3707">
          <table:cell-address table:column="3" table:row="40" table:table="2"/>
          <office:change-info>
            <dc:creator> </dc:creator>
            <dc:date>2010-11-27T14:46:09.16</dc:date>
          </office:change-info>
          <table:previous table:id="ct3642">
            <table:change-track-table-cell table:cell-address="Skalen.D41" table:formula="of:=[.D40]+[.$E$4]" office:value-type="float" office:value="93022.2225368294"/>
          </table:previous>
        </table:cell-content-change>
        <table:cell-content-change table:id="ct3708">
          <table:cell-address table:column="3" table:row="41" table:table="2"/>
          <office:change-info>
            <dc:creator> </dc:creator>
            <dc:date>2010-11-27T14:46:09.16</dc:date>
          </office:change-info>
          <table:previous table:id="ct3643">
            <table:change-track-table-cell table:cell-address="Skalen.D42" table:formula="of:=[.D41]+[.$E$4]" office:value-type="float" office:value="130211.111551561"/>
          </table:previous>
        </table:cell-content-change>
        <table:cell-content-change table:id="ct3709">
          <table:cell-address table:column="3" table:row="42" table:table="2"/>
          <office:change-info>
            <dc:creator> </dc:creator>
            <dc:date>2010-11-27T14:46:09.16</dc:date>
          </office:change-info>
          <table:previous table:id="ct3644">
            <table:change-track-table-cell table:cell-address="Skalen.D43" table:formula="of:=[.D42]+[.$E$4]" office:value-type="float" office:value="182275.556172186"/>
          </table:previous>
        </table:cell-content-change>
        <table:cell-content-change table:id="ct3710">
          <table:cell-address table:column="3" table:row="43" table:table="2"/>
          <office:change-info>
            <dc:creator> </dc:creator>
            <dc:date>2010-11-27T14:46:09.16</dc:date>
          </office:change-info>
          <table:previous table:id="ct3645">
            <table:change-track-table-cell table:cell-address="Skalen.D44" table:formula="of:=[.D43]+[.$E$4]" office:value-type="float" office:value="255165.77864106"/>
          </table:previous>
        </table:cell-content-change>
        <table:cell-content-change table:id="ct3711">
          <table:cell-address table:column="3" table:row="44" table:table="2"/>
          <office:change-info>
            <dc:creator> </dc:creator>
            <dc:date>2010-11-27T14:46:09.16</dc:date>
          </office:change-info>
          <table:previous table:id="ct3646">
            <table:change-track-table-cell table:cell-address="Skalen.D45" table:formula="of:=[.D44]+[.$E$4]" office:value-type="float" office:value="357212.090097484"/>
          </table:previous>
        </table:cell-content-change>
        <table:cell-content-change table:id="ct3712">
          <table:cell-address table:column="3" table:row="45" table:table="2"/>
          <office:change-info>
            <dc:creator> </dc:creator>
            <dc:date>2010-11-27T14:46:09.16</dc:date>
          </office:change-info>
          <table:previous table:id="ct3647">
            <table:change-track-table-cell table:cell-address="Skalen.D46" table:formula="of:=[.D45]+[.$E$4]" office:value-type="float" office:value="500076.926136477"/>
          </table:previous>
        </table:cell-content-change>
        <table:cell-content-change table:id="ct3713">
          <table:cell-address table:column="3" table:row="46" table:table="2"/>
          <office:change-info>
            <dc:creator> </dc:creator>
            <dc:date>2010-11-27T14:46:09.16</dc:date>
          </office:change-info>
          <table:previous table:id="ct3648">
            <table:change-track-table-cell table:cell-address="Skalen.D47" table:formula="of:=[.D46]+[.$E$4]" office:value-type="float" office:value="700087.696591068"/>
          </table:previous>
        </table:cell-content-change>
        <table:cell-content-change table:id="ct3714">
          <table:cell-address table:column="3" table:row="47" table:table="2"/>
          <office:change-info>
            <dc:creator> </dc:creator>
            <dc:date>2010-11-27T14:46:09.16</dc:date>
          </office:change-info>
          <table:previous table:id="ct3649">
            <table:change-track-table-cell table:cell-address="Skalen.D48" table:formula="of:=[.D47]+[.$E$4]" office:value-type="float" office:value="980102.775227495"/>
          </table:previous>
        </table:cell-content-change>
        <table:cell-content-change table:id="ct3715">
          <table:cell-address table:column="3" table:row="48" table:table="2"/>
          <office:change-info>
            <dc:creator> </dc:creator>
            <dc:date>2010-11-27T14:46:09.16</dc:date>
          </office:change-info>
          <table:previous table:id="ct3650">
            <table:change-track-table-cell table:cell-address="Skalen.D49" table:formula="of:=[.D48]+[.$E$4]" office:value-type="float" office:value="1372123.88531849"/>
          </table:previous>
        </table:cell-content-change>
        <table:cell-content-change table:id="ct3716">
          <table:cell-address table:column="3" table:row="49" table:table="2"/>
          <office:change-info>
            <dc:creator> </dc:creator>
            <dc:date>2010-11-27T14:46:09.16</dc:date>
          </office:change-info>
          <table:previous table:id="ct3651">
            <table:change-track-table-cell table:cell-address="Skalen.D50" table:formula="of:=[.D49]+[.$E$4]" office:value-type="float" office:value="1920953.43944589"/>
          </table:previous>
        </table:cell-content-change>
        <table:cell-content-change table:id="ct3717">
          <table:cell-address table:column="3" table:row="50" table:table="2"/>
          <office:change-info>
            <dc:creator> </dc:creator>
            <dc:date>2010-11-27T14:46:09.16</dc:date>
          </office:change-info>
          <table:previous table:id="ct3652">
            <table:change-track-table-cell table:cell-address="Skalen.D51" table:formula="of:=[.D50]+[.$E$4]" office:value-type="float" office:value="2689314.81522425"/>
          </table:previous>
        </table:cell-content-change>
        <table:cell-content-change table:id="ct3718">
          <table:cell-address table:column="3" table:row="51" table:table="2"/>
          <office:change-info>
            <dc:creator> </dc:creator>
            <dc:date>2010-11-27T14:46:09.16</dc:date>
          </office:change-info>
          <table:previous table:id="ct3653">
            <table:change-track-table-cell table:cell-address="Skalen.D52" table:formula="of:=[.D51]+[.$E$4]" office:value-type="float" office:value="3186810.5"/>
          </table:previous>
        </table:cell-content-change>
        <table:cell-content-change table:id="ct3719">
          <table:cell-address table:column="3" table:row="52" table:table="2"/>
          <office:change-info>
            <dc:creator> </dc:creator>
            <dc:date>2010-11-27T14:46:09.16</dc:date>
          </office:change-info>
          <table:previous table:id="ct3654">
            <table:change-track-table-cell table:cell-address="Skalen.D53" table:formula="of:=[.D52]+[.$E$4]" office:value-type="float" office:value="3186810.5"/>
          </table:previous>
        </table:cell-content-change>
        <table:cell-content-change table:id="ct3720">
          <table:cell-address table:column="3" table:row="53" table:table="2"/>
          <office:change-info>
            <dc:creator> </dc:creator>
            <dc:date>2010-11-27T14:46:09.16</dc:date>
          </office:change-info>
          <table:previous table:id="ct3655">
            <table:change-track-table-cell table:cell-address="Skalen.D54" table:formula="of:=[.D53]+[.$E$4]" office:value-type="float" office:value="3186810.5"/>
          </table:previous>
        </table:cell-content-change>
        <table:cell-content-change table:id="ct3721">
          <table:cell-address table:column="3" table:row="54" table:table="2"/>
          <office:change-info>
            <dc:creator> </dc:creator>
            <dc:date>2010-11-27T14:46:09.16</dc:date>
          </office:change-info>
          <table:previous table:id="ct3656">
            <table:change-track-table-cell table:cell-address="Skalen.D55" table:formula="of:=[.D54]+[.$E$4]" office:value-type="float" office:value="3186810.5"/>
          </table:previous>
        </table:cell-content-change>
        <table:cell-content-change table:id="ct3722">
          <table:cell-address table:column="3" table:row="55" table:table="2"/>
          <office:change-info>
            <dc:creator> </dc:creator>
            <dc:date>2010-11-27T14:46:09.16</dc:date>
          </office:change-info>
          <table:previous table:id="ct3657">
            <table:change-track-table-cell table:cell-address="Skalen.D56" table:formula="of:=[.D55]+[.$E$4]" office:value-type="float" office:value="3186810.5"/>
          </table:previous>
        </table:cell-content-change>
        <table:cell-content-change table:id="ct3723">
          <table:cell-address table:column="3" table:row="56" table:table="2"/>
          <office:change-info>
            <dc:creator> </dc:creator>
            <dc:date>2010-11-27T14:46:09.16</dc:date>
          </office:change-info>
          <table:previous table:id="ct3658">
            <table:change-track-table-cell table:cell-address="Skalen.D57" table:formula="of:=[.D56]+[.$E$4]" office:value-type="float" office:value="3186810.5"/>
          </table:previous>
        </table:cell-content-change>
        <table:cell-content-change table:id="ct3724">
          <table:cell-address table:column="3" table:row="57" table:table="2"/>
          <office:change-info>
            <dc:creator> </dc:creator>
            <dc:date>2010-11-27T14:46:09.16</dc:date>
          </office:change-info>
          <table:previous table:id="ct3659">
            <table:change-track-table-cell table:cell-address="Skalen.D58" table:formula="of:=[.D57]+[.$E$4]" office:value-type="float" office:value="3186810.5"/>
          </table:previous>
        </table:cell-content-change>
        <table:cell-content-change table:id="ct3725">
          <table:cell-address table:column="3" table:row="58" table:table="2"/>
          <office:change-info>
            <dc:creator> </dc:creator>
            <dc:date>2010-11-27T14:46:09.16</dc:date>
          </office:change-info>
          <table:previous table:id="ct3660">
            <table:change-track-table-cell table:cell-address="Skalen.D59" table:formula="of:=[.D58]+[.$E$4]" office:value-type="float" office:value="3186810.5"/>
          </table:previous>
        </table:cell-content-change>
        <table:cell-content-change table:id="ct3726">
          <table:cell-address table:column="3" table:row="59" table:table="2"/>
          <office:change-info>
            <dc:creator> </dc:creator>
            <dc:date>2010-11-27T14:46:09.16</dc:date>
          </office:change-info>
          <table:previous table:id="ct3661">
            <table:change-track-table-cell table:cell-address="Skalen.D60" table:formula="of:=[.D59]+[.$E$4]" office:value-type="float" office:value="3186810.5"/>
          </table:previous>
        </table:cell-content-change>
        <table:cell-content-change table:id="ct3727">
          <table:cell-address table:column="3" table:row="60" table:table="2"/>
          <office:change-info>
            <dc:creator> </dc:creator>
            <dc:date>2010-11-27T14:46:09.16</dc:date>
          </office:change-info>
          <table:previous table:id="ct3662">
            <table:change-track-table-cell table:cell-address="Skalen.D61" table:formula="of:=[.D60]+[.$E$4]" office:value-type="float" office:value="3186810.5"/>
          </table:previous>
        </table:cell-content-change>
        <table:cell-content-change table:id="ct3728">
          <table:cell-address table:column="3" table:row="61" table:table="2"/>
          <office:change-info>
            <dc:creator> </dc:creator>
            <dc:date>2010-11-27T14:46:09.16</dc:date>
          </office:change-info>
          <table:previous table:id="ct3663">
            <table:change-track-table-cell table:cell-address="Skalen.D62" table:formula="of:=[.D61]+[.$E$4]" office:value-type="float" office:value="3186810.5"/>
          </table:previous>
        </table:cell-content-change>
        <table:cell-content-change table:id="ct3729">
          <table:cell-address table:column="3" table:row="62" table:table="2"/>
          <office:change-info>
            <dc:creator> </dc:creator>
            <dc:date>2010-11-27T14:46:09.16</dc:date>
          </office:change-info>
          <table:previous table:id="ct3664">
            <table:change-track-table-cell table:cell-address="Skalen.D63" table:formula="of:=[.D62]+[.$E$4]" office:value-type="float" office:value="3186810.5"/>
          </table:previous>
        </table:cell-content-change>
        <table:cell-content-change table:id="ct3730">
          <table:cell-address table:column="3" table:row="63" table:table="2"/>
          <office:change-info>
            <dc:creator> </dc:creator>
            <dc:date>2010-11-27T14:46:09.16</dc:date>
          </office:change-info>
          <table:previous table:id="ct3665">
            <table:change-track-table-cell table:cell-address="Skalen.D64" table:formula="of:=[.D63]+[.$E$4]" office:value-type="float" office:value="3186810.5"/>
          </table:previous>
        </table:cell-content-change>
        <table:cell-content-change table:id="ct3731">
          <table:cell-address table:column="3" table:row="64" table:table="2"/>
          <office:change-info>
            <dc:creator> </dc:creator>
            <dc:date>2010-11-27T14:46:09.16</dc:date>
          </office:change-info>
          <table:previous table:id="ct3666">
            <table:change-track-table-cell table:cell-address="Skalen.D65" table:formula="of:=[.D64]+[.$E$4]" office:value-type="float" office:value="3186810.5"/>
          </table:previous>
        </table:cell-content-change>
        <table:cell-content-change table:id="ct3732">
          <table:cell-address table:column="3" table:row="65" table:table="2"/>
          <office:change-info>
            <dc:creator> </dc:creator>
            <dc:date>2010-11-27T14:46:09.16</dc:date>
          </office:change-info>
          <table:previous table:id="ct3667">
            <table:change-track-table-cell table:cell-address="Skalen.D66" table:formula="of:=[.D65]+[.$E$4]" office:value-type="float" office:value="3186810.5"/>
          </table:previous>
        </table:cell-content-change>
        <table:cell-content-change table:id="ct3733">
          <table:cell-address table:column="3" table:row="66" table:table="2"/>
          <office:change-info>
            <dc:creator> </dc:creator>
            <dc:date>2010-11-27T14:46:09.16</dc:date>
          </office:change-info>
          <table:previous table:id="ct3668">
            <table:change-track-table-cell table:cell-address="Skalen.D67" table:formula="of:=[.D66]+[.$E$4]" office:value-type="float" office:value="3186810.5"/>
          </table:previous>
        </table:cell-content-change>
        <table:cell-content-change table:id="ct3734">
          <table:cell-address table:column="4" table:row="3" table:table="2"/>
          <office:change-info>
            <dc:creator> </dc:creator>
            <dc:date>2010-11-27T14:47:07.45</dc:date>
          </office:change-info>
          <table:previous table:id="ct3673">
            <table:change-track-table-cell office:value-type="float" office:value="1000000"/>
          </table:previous>
        </table:cell-content-change>
        <table:cell-content-change table:id="ct3735">
          <table:cell-address table:column="4" table:row="3" table:table="2"/>
          <office:change-info>
            <dc:creator> </dc:creator>
            <dc:date>2010-11-27T14:47:34.94</dc:date>
          </office:change-info>
          <table:previous table:id="ct3734">
            <table:change-track-table-cell office:value-type="float" office:value="100000"/>
          </table:previous>
        </table:cell-content-change>
        <table:cell-content-change table:id="ct3736">
          <table:cell-address table:column="3" table:row="67" table:table="2"/>
          <office:change-info>
            <dc:creator> </dc:creator>
            <dc:date>2010-11-27T14:47:44.55</dc:date>
          </office:change-info>
          <table:previous>
            <table:change-track-table-cell/>
          </table:previous>
        </table:cell-content-change>
        <table:cell-content-change table:id="ct3737">
          <table:cell-address table:column="3" table:row="68" table:table="2"/>
          <office:change-info>
            <dc:creator> </dc:creator>
            <dc:date>2010-11-27T14:47:47.68</dc:date>
          </office:change-info>
          <table:previous>
            <table:change-track-table-cell/>
          </table:previous>
        </table:cell-content-change>
        <table:cell-content-change table:id="ct3738">
          <table:cell-address table:column="3" table:row="69" table:table="2"/>
          <office:change-info>
            <dc:creator> </dc:creator>
            <dc:date>2010-11-27T14:47:47.68</dc:date>
          </office:change-info>
          <table:previous>
            <table:change-track-table-cell/>
          </table:previous>
        </table:cell-content-change>
        <table:cell-content-change table:id="ct3739">
          <table:cell-address table:column="3" table:row="70" table:table="2"/>
          <office:change-info>
            <dc:creator> </dc:creator>
            <dc:date>2010-11-27T14:47:47.68</dc:date>
          </office:change-info>
          <table:previous>
            <table:change-track-table-cell/>
          </table:previous>
        </table:cell-content-change>
        <table:cell-content-change table:id="ct3740">
          <table:cell-address table:column="4" table:row="5" table:table="2"/>
          <office:change-info>
            <dc:creator> </dc:creator>
            <dc:date>2010-11-27T14:48:03</dc:date>
          </office:change-info>
          <table:previous>
            <table:change-track-table-cell/>
          </table:previous>
        </table:cell-content-change>
        <table:cell-content-change table:id="ct3741">
          <table:cell-address table:column="4" table:row="5" table:table="2"/>
          <office:change-info>
            <dc:creator> </dc:creator>
            <dc:date>2010-11-27T14:48:32.04</dc:date>
          </office:change-info>
          <table:previous table:id="ct3740">
            <table:change-track-table-cell table:cell-address="Skalen.E6" table:formula="of:=LOG10([.A6]+1 )/LOG10([.$B$3]+1)" office:value-type="float" office:value="-0.00616080137032568"/>
          </table:previous>
        </table:cell-content-change>
        <table:cell-content-change table:id="ct3742">
          <table:cell-address table:column="4" table:row="5" table:table="2"/>
          <office:change-info>
            <dc:creator> </dc:creator>
            <dc:date>2010-11-27T14:50:28.74</dc:date>
          </office:change-info>
          <table:previous table:id="ct3741">
            <table:change-track-table-cell table:cell-address="Skalen.E6" table:formula="of:=LOG10([.D6]+1 )/LOG10([.$E$3]+1)" office:value-type="float" office:value="0.0462884537894447"/>
          </table:previous>
        </table:cell-content-change>
        <table:cell-content-change table:id="ct3743">
          <table:cell-address table:column="4" table:row="6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44">
          <table:cell-address table:column="4" table:row="7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45">
          <table:cell-address table:column="4" table:row="8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46">
          <table:cell-address table:column="4" table:row="9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47">
          <table:cell-address table:column="4" table:row="10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48">
          <table:cell-address table:column="4" table:row="11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49">
          <table:cell-address table:column="4" table:row="12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0">
          <table:cell-address table:column="4" table:row="13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1">
          <table:cell-address table:column="4" table:row="14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2">
          <table:cell-address table:column="4" table:row="15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3">
          <table:cell-address table:column="4" table:row="16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4">
          <table:cell-address table:column="4" table:row="17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5">
          <table:cell-address table:column="4" table:row="18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6">
          <table:cell-address table:column="4" table:row="19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7">
          <table:cell-address table:column="4" table:row="20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8">
          <table:cell-address table:column="4" table:row="21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9">
          <table:cell-address table:column="4" table:row="22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60">
          <table:cell-address table:column="4" table:row="23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61">
          <table:cell-address table:column="4" table:row="24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62">
          <table:cell-address table:column="4" table:row="25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63">
          <table:cell-address table:column="4" table:row="26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64">
          <table:cell-address table:column="4" table:row="27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65">
          <table:cell-address table:column="4" table:row="28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66">
          <table:cell-address table:column="4" table:row="29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67">
          <table:cell-address table:column="4" table:row="30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68">
          <table:cell-address table:column="4" table:row="31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69">
          <table:cell-address table:column="4" table:row="32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0">
          <table:cell-address table:column="4" table:row="33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1">
          <table:cell-address table:column="4" table:row="34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2">
          <table:cell-address table:column="4" table:row="35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3">
          <table:cell-address table:column="4" table:row="36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4">
          <table:cell-address table:column="4" table:row="37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5">
          <table:cell-address table:column="4" table:row="38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6">
          <table:cell-address table:column="4" table:row="39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7">
          <table:cell-address table:column="4" table:row="40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8">
          <table:cell-address table:column="4" table:row="41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9">
          <table:cell-address table:column="4" table:row="42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0">
          <table:cell-address table:column="4" table:row="43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1">
          <table:cell-address table:column="4" table:row="44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2">
          <table:cell-address table:column="4" table:row="45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3">
          <table:cell-address table:column="4" table:row="46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4">
          <table:cell-address table:column="4" table:row="47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5">
          <table:cell-address table:column="4" table:row="48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6">
          <table:cell-address table:column="4" table:row="49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7">
          <table:cell-address table:column="4" table:row="50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8">
          <table:cell-address table:column="4" table:row="51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9">
          <table:cell-address table:column="4" table:row="52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0">
          <table:cell-address table:column="4" table:row="53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1">
          <table:cell-address table:column="4" table:row="54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2">
          <table:cell-address table:column="4" table:row="55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3">
          <table:cell-address table:column="4" table:row="56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4">
          <table:cell-address table:column="4" table:row="57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5">
          <table:cell-address table:column="4" table:row="58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6">
          <table:cell-address table:column="4" table:row="59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7">
          <table:cell-address table:column="4" table:row="60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8">
          <table:cell-address table:column="4" table:row="61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9">
          <table:cell-address table:column="4" table:row="62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0">
          <table:cell-address table:column="4" table:row="63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1">
          <table:cell-address table:column="4" table:row="64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2">
          <table:cell-address table:column="4" table:row="65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3">
          <table:cell-address table:column="4" table:row="66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4">
          <table:cell-address table:column="4" table:row="67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5">
          <table:cell-address table:column="4" table:row="68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6">
          <table:cell-address table:column="4" table:row="69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7">
          <table:cell-address table:column="4" table:row="70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8">
          <table:cell-address table:column="4" table:row="3" table:table="2"/>
          <office:change-info>
            <dc:creator> </dc:creator>
            <dc:date>2010-11-27T14:51:09.91</dc:date>
          </office:change-info>
          <table:previous table:id="ct3735">
            <table:change-track-table-cell office:value-type="float" office:value="50000"/>
          </table:previous>
        </table:cell-content-change>
        <table:cell-content-change table:id="ct3809">
          <table:cell-address table:column="3" table:row="5" table:table="2"/>
          <office:change-info>
            <dc:creator> </dc:creator>
            <dc:date>2010-11-27T14:51:20.36</dc:date>
          </office:change-info>
          <table:previous table:id="ct3605">
            <table:change-track-table-cell table:cell-address="Skalen.D6" table:formula="of:=[.E2]" office:value-type="float" office:value="-5540.7236"/>
          </table:previous>
        </table:cell-content-change>
        <table:cell-content-change table:id="ct3810">
          <table:cell-address table:column="3" table:row="5" table:table="2"/>
          <office:change-info>
            <dc:creator> </dc:creator>
            <dc:date>2010-11-27T14:51:29.86</dc:date>
          </office:change-info>
          <table:previous table:id="ct3809">
            <table:change-track-table-cell table:cell-address="Skalen.D6" table:formula="of:=0" office:value-type="float" office:value="0"/>
          </table:previous>
        </table:cell-content-change>
        <table:cell-content-change table:id="ct3811">
          <table:cell-address table:column="4" table:row="3" table:table="2"/>
          <office:change-info>
            <dc:creator> </dc:creator>
            <dc:date>2010-11-27T14:51:39.17</dc:date>
          </office:change-info>
          <table:previous table:id="ct3808">
            <table:change-track-table-cell office:value-type="float" office:value="5000"/>
          </table:previous>
        </table:cell-content-change>
        <table:cell-content-change table:id="ct3812">
          <table:cell-address table:column="4" table:row="3" table:table="2"/>
          <office:change-info>
            <dc:creator> </dc:creator>
            <dc:date>2010-11-27T14:51:46.27</dc:date>
          </office:change-info>
          <table:previous table:id="ct3811">
            <table:change-track-table-cell office:value-type="float" office:value="500"/>
          </table:previous>
        </table:cell-content-change>
        <table:cell-content-change table:id="ct3813">
          <table:cell-address table:column="3" table:row="6" table:table="2"/>
          <office:change-info>
            <dc:creator> </dc:creator>
            <dc:date>2010-11-27T15:06:34.40</dc:date>
          </office:change-info>
          <table:previous table:id="ct3671">
            <table:change-track-table-cell table:cell-address="Skalen.D7" table:formula="of:=MIN([.D6]+[.$E$4];[.$E$3])" office:value-type="float" office:value="51"/>
          </table:previous>
        </table:cell-content-change>
        <table:cell-content-change table:id="ct3814">
          <table:cell-address table:column="3" table:row="7" table:table="2"/>
          <office:change-info>
            <dc:creator> </dc:creator>
            <dc:date>2010-11-27T15:06:41.75</dc:date>
          </office:change-info>
          <table:previous table:id="ct3674">
            <table:change-track-table-cell table:cell-address="Skalen.D8" table:formula="of:=MIN([.D7]+[.$E$4];[.$E$3])" office:value-type="float" office:value="51.4"/>
          </table:previous>
        </table:cell-content-change>
        <table:cell-content-change table:id="ct3815">
          <table:cell-address table:column="3" table:row="8" table:table="2"/>
          <office:change-info>
            <dc:creator> </dc:creator>
            <dc:date>2010-11-27T15:06:41.75</dc:date>
          </office:change-info>
          <table:previous table:id="ct3675">
            <table:change-track-table-cell table:cell-address="Skalen.D9" table:formula="of:=MIN([.D8]+[.$E$4];[.$E$3])" office:value-type="float" office:value="51.96"/>
          </table:previous>
        </table:cell-content-change>
        <table:cell-content-change table:id="ct3816">
          <table:cell-address table:column="3" table:row="9" table:table="2"/>
          <office:change-info>
            <dc:creator> </dc:creator>
            <dc:date>2010-11-27T15:06:41.75</dc:date>
          </office:change-info>
          <table:previous table:id="ct3676">
            <table:change-track-table-cell table:cell-address="Skalen.D10" table:formula="of:=MIN([.D9]+[.$E$4];[.$E$3])" office:value-type="float" office:value="52.744"/>
          </table:previous>
        </table:cell-content-change>
        <table:cell-content-change table:id="ct3817">
          <table:cell-address table:column="3" table:row="10" table:table="2"/>
          <office:change-info>
            <dc:creator> </dc:creator>
            <dc:date>2010-11-27T15:06:41.75</dc:date>
          </office:change-info>
          <table:previous table:id="ct3677">
            <table:change-track-table-cell table:cell-address="Skalen.D11" table:formula="of:=MIN([.D10]+[.$E$4];[.$E$3])" office:value-type="float" office:value="53.8416"/>
          </table:previous>
        </table:cell-content-change>
        <table:cell-content-change table:id="ct3818">
          <table:cell-address table:column="3" table:row="11" table:table="2"/>
          <office:change-info>
            <dc:creator> </dc:creator>
            <dc:date>2010-11-27T15:06:41.75</dc:date>
          </office:change-info>
          <table:previous table:id="ct3678">
            <table:change-track-table-cell table:cell-address="Skalen.D12" table:formula="of:=MIN([.D11]+[.$E$4];[.$E$3])" office:value-type="float" office:value="55.37824"/>
          </table:previous>
        </table:cell-content-change>
        <table:cell-content-change table:id="ct3819">
          <table:cell-address table:column="3" table:row="12" table:table="2"/>
          <office:change-info>
            <dc:creator> </dc:creator>
            <dc:date>2010-11-27T15:06:41.75</dc:date>
          </office:change-info>
          <table:previous table:id="ct3679">
            <table:change-track-table-cell table:cell-address="Skalen.D13" table:formula="of:=MIN([.D12]+[.$E$4];[.$E$3])" office:value-type="float" office:value="57.529536"/>
          </table:previous>
        </table:cell-content-change>
        <table:cell-content-change table:id="ct3820">
          <table:cell-address table:column="3" table:row="13" table:table="2"/>
          <office:change-info>
            <dc:creator> </dc:creator>
            <dc:date>2010-11-27T15:06:41.75</dc:date>
          </office:change-info>
          <table:previous table:id="ct3680">
            <table:change-track-table-cell table:cell-address="Skalen.D14" table:formula="of:=MIN([.D13]+[.$E$4];[.$E$3])" office:value-type="float" office:value="60.5413504"/>
          </table:previous>
        </table:cell-content-change>
        <table:cell-content-change table:id="ct3821">
          <table:cell-address table:column="3" table:row="14" table:table="2"/>
          <office:change-info>
            <dc:creator> </dc:creator>
            <dc:date>2010-11-27T15:06:41.75</dc:date>
          </office:change-info>
          <table:previous table:id="ct3681">
            <table:change-track-table-cell table:cell-address="Skalen.D15" table:formula="of:=MIN([.D14]+[.$E$4];[.$E$3])" office:value-type="float" office:value="64.75789056"/>
          </table:previous>
        </table:cell-content-change>
        <table:cell-content-change table:id="ct3822">
          <table:cell-address table:column="3" table:row="15" table:table="2"/>
          <office:change-info>
            <dc:creator> </dc:creator>
            <dc:date>2010-11-27T15:06:41.75</dc:date>
          </office:change-info>
          <table:previous table:id="ct3682">
            <table:change-track-table-cell table:cell-address="Skalen.D16" table:formula="of:=MIN([.D15]+[.$E$4];[.$E$3])" office:value-type="float" office:value="70.661046784"/>
          </table:previous>
        </table:cell-content-change>
        <table:cell-content-change table:id="ct3823">
          <table:cell-address table:column="3" table:row="16" table:table="2"/>
          <office:change-info>
            <dc:creator> </dc:creator>
            <dc:date>2010-11-27T15:06:41.75</dc:date>
          </office:change-info>
          <table:previous table:id="ct3683">
            <table:change-track-table-cell table:cell-address="Skalen.D17" table:formula="of:=MIN([.D16]+[.$E$4];[.$E$3])" office:value-type="float" office:value="78.9254654976"/>
          </table:previous>
        </table:cell-content-change>
        <table:cell-content-change table:id="ct3824">
          <table:cell-address table:column="3" table:row="17" table:table="2"/>
          <office:change-info>
            <dc:creator> </dc:creator>
            <dc:date>2010-11-27T15:06:41.75</dc:date>
          </office:change-info>
          <table:previous table:id="ct3684">
            <table:change-track-table-cell table:cell-address="Skalen.D18" table:formula="of:=MIN([.D17]+[.$E$4];[.$E$3])" office:value-type="float" office:value="90.49565169664"/>
          </table:previous>
        </table:cell-content-change>
        <table:cell-content-change table:id="ct3825">
          <table:cell-address table:column="3" table:row="18" table:table="2"/>
          <office:change-info>
            <dc:creator> </dc:creator>
            <dc:date>2010-11-27T15:06:41.75</dc:date>
          </office:change-info>
          <table:previous table:id="ct3685">
            <table:change-track-table-cell table:cell-address="Skalen.D19" table:formula="of:=MIN([.D18]+[.$E$4];[.$E$3])" office:value-type="float" office:value="106.693912375296"/>
          </table:previous>
        </table:cell-content-change>
        <table:cell-content-change table:id="ct3826">
          <table:cell-address table:column="3" table:row="19" table:table="2"/>
          <office:change-info>
            <dc:creator> </dc:creator>
            <dc:date>2010-11-27T15:06:41.75</dc:date>
          </office:change-info>
          <table:previous table:id="ct3686">
            <table:change-track-table-cell table:cell-address="Skalen.D20" table:formula="of:=MIN([.D19]+[.$E$4];[.$E$3])" office:value-type="float" office:value="129.371477325414"/>
          </table:previous>
        </table:cell-content-change>
        <table:cell-content-change table:id="ct3827">
          <table:cell-address table:column="3" table:row="20" table:table="2"/>
          <office:change-info>
            <dc:creator> </dc:creator>
            <dc:date>2010-11-27T15:06:41.75</dc:date>
          </office:change-info>
          <table:previous table:id="ct3687">
            <table:change-track-table-cell table:cell-address="Skalen.D21" table:formula="of:=MIN([.D20]+[.$E$4];[.$E$3])" office:value-type="float" office:value="161.12006825558"/>
          </table:previous>
        </table:cell-content-change>
        <table:cell-content-change table:id="ct3828">
          <table:cell-address table:column="3" table:row="21" table:table="2"/>
          <office:change-info>
            <dc:creator> </dc:creator>
            <dc:date>2010-11-27T15:06:41.75</dc:date>
          </office:change-info>
          <table:previous table:id="ct3688">
            <table:change-track-table-cell table:cell-address="Skalen.D22" table:formula="of:=MIN([.D21]+[.$E$4];[.$E$3])" office:value-type="float" office:value="205.568095557812"/>
          </table:previous>
        </table:cell-content-change>
        <table:cell-content-change table:id="ct3829">
          <table:cell-address table:column="3" table:row="22" table:table="2"/>
          <office:change-info>
            <dc:creator> </dc:creator>
            <dc:date>2010-11-27T15:06:41.75</dc:date>
          </office:change-info>
          <table:previous table:id="ct3689">
            <table:change-track-table-cell table:cell-address="Skalen.D23" table:formula="of:=MIN([.D22]+[.$E$4];[.$E$3])" office:value-type="float" office:value="267.795333780937"/>
          </table:previous>
        </table:cell-content-change>
        <table:cell-content-change table:id="ct3830">
          <table:cell-address table:column="3" table:row="23" table:table="2"/>
          <office:change-info>
            <dc:creator> </dc:creator>
            <dc:date>2010-11-27T15:06:41.75</dc:date>
          </office:change-info>
          <table:previous table:id="ct3690">
            <table:change-track-table-cell table:cell-address="Skalen.D24" table:formula="of:=MIN([.D23]+[.$E$4];[.$E$3])" office:value-type="float" office:value="354.913467293312"/>
          </table:previous>
        </table:cell-content-change>
        <table:cell-content-change table:id="ct3831">
          <table:cell-address table:column="3" table:row="24" table:table="2"/>
          <office:change-info>
            <dc:creator> </dc:creator>
            <dc:date>2010-11-27T15:06:41.75</dc:date>
          </office:change-info>
          <table:previous table:id="ct3691">
            <table:change-track-table-cell table:cell-address="Skalen.D25" table:formula="of:=MIN([.D24]+[.$E$4];[.$E$3])" office:value-type="float" office:value="476.878854210636"/>
          </table:previous>
        </table:cell-content-change>
        <table:cell-content-change table:id="ct3832">
          <table:cell-address table:column="3" table:row="25" table:table="2"/>
          <office:change-info>
            <dc:creator> </dc:creator>
            <dc:date>2010-11-27T15:06:41.75</dc:date>
          </office:change-info>
          <table:previous table:id="ct3692">
            <table:change-track-table-cell table:cell-address="Skalen.D26" table:formula="of:=MIN([.D25]+[.$E$4];[.$E$3])" office:value-type="float" office:value="647.630395894891"/>
          </table:previous>
        </table:cell-content-change>
        <table:cell-content-change table:id="ct3833">
          <table:cell-address table:column="3" table:row="26" table:table="2"/>
          <office:change-info>
            <dc:creator> </dc:creator>
            <dc:date>2010-11-27T15:06:41.75</dc:date>
          </office:change-info>
          <table:previous table:id="ct3693">
            <table:change-track-table-cell table:cell-address="Skalen.D27" table:formula="of:=MIN([.D26]+[.$E$4];[.$E$3])" office:value-type="float" office:value="886.682554252847"/>
          </table:previous>
        </table:cell-content-change>
        <table:cell-content-change table:id="ct3834">
          <table:cell-address table:column="3" table:row="27" table:table="2"/>
          <office:change-info>
            <dc:creator> </dc:creator>
            <dc:date>2010-11-27T15:06:41.75</dc:date>
          </office:change-info>
          <table:previous table:id="ct3694">
            <table:change-track-table-cell table:cell-address="Skalen.D28" table:formula="of:=MIN([.D27]+[.$E$4];[.$E$3])" office:value-type="float" office:value="1221.35557595399"/>
          </table:previous>
        </table:cell-content-change>
        <table:cell-content-change table:id="ct3835">
          <table:cell-address table:column="3" table:row="28" table:table="2"/>
          <office:change-info>
            <dc:creator> </dc:creator>
            <dc:date>2010-11-27T15:06:41.75</dc:date>
          </office:change-info>
          <table:previous table:id="ct3695">
            <table:change-track-table-cell table:cell-address="Skalen.D29" table:formula="of:=MIN([.D28]+[.$E$4];[.$E$3])" office:value-type="float" office:value="1689.89780633558"/>
          </table:previous>
        </table:cell-content-change>
        <table:cell-content-change table:id="ct3836">
          <table:cell-address table:column="3" table:row="29" table:table="2"/>
          <office:change-info>
            <dc:creator> </dc:creator>
            <dc:date>2010-11-27T15:06:41.75</dc:date>
          </office:change-info>
          <table:previous table:id="ct3696">
            <table:change-track-table-cell table:cell-address="Skalen.D30" table:formula="of:=MIN([.D29]+[.$E$4];[.$E$3])" office:value-type="float" office:value="2345.85692886981"/>
          </table:previous>
        </table:cell-content-change>
        <table:cell-content-change table:id="ct3837">
          <table:cell-address table:column="3" table:row="30" table:table="2"/>
          <office:change-info>
            <dc:creator> </dc:creator>
            <dc:date>2010-11-27T15:06:41.75</dc:date>
          </office:change-info>
          <table:previous table:id="ct3697">
            <table:change-track-table-cell table:cell-address="Skalen.D31" table:formula="of:=MIN([.D30]+[.$E$4];[.$E$3])" office:value-type="float" office:value="3264.19970041774"/>
          </table:previous>
        </table:cell-content-change>
        <table:cell-content-change table:id="ct3838">
          <table:cell-address table:column="3" table:row="31" table:table="2"/>
          <office:change-info>
            <dc:creator> </dc:creator>
            <dc:date>2010-11-27T15:06:41.75</dc:date>
          </office:change-info>
          <table:previous table:id="ct3698">
            <table:change-track-table-cell table:cell-address="Skalen.D32" table:formula="of:=MIN([.D31]+[.$E$4];[.$E$3])" office:value-type="float" office:value="4549.87958058483"/>
          </table:previous>
        </table:cell-content-change>
        <table:cell-content-change table:id="ct3839">
          <table:cell-address table:column="3" table:row="32" table:table="2"/>
          <office:change-info>
            <dc:creator> </dc:creator>
            <dc:date>2010-11-27T15:06:41.75</dc:date>
          </office:change-info>
          <table:previous table:id="ct3699">
            <table:change-track-table-cell table:cell-address="Skalen.D33" table:formula="of:=MIN([.D32]+[.$E$4];[.$E$3])" office:value-type="float" office:value="6349.83141281876"/>
          </table:previous>
        </table:cell-content-change>
        <table:cell-content-change table:id="ct3840">
          <table:cell-address table:column="3" table:row="33" table:table="2"/>
          <office:change-info>
            <dc:creator> </dc:creator>
            <dc:date>2010-11-27T15:06:41.75</dc:date>
          </office:change-info>
          <table:previous table:id="ct3700">
            <table:change-track-table-cell table:cell-address="Skalen.D34" table:formula="of:=MIN([.D33]+[.$E$4];[.$E$3])" office:value-type="float" office:value="8869.76397794627"/>
          </table:previous>
        </table:cell-content-change>
        <table:cell-content-change table:id="ct3841">
          <table:cell-address table:column="3" table:row="34" table:table="2"/>
          <office:change-info>
            <dc:creator> </dc:creator>
            <dc:date>2010-11-27T15:06:41.75</dc:date>
          </office:change-info>
          <table:previous table:id="ct3701">
            <table:change-track-table-cell table:cell-address="Skalen.D35" table:formula="of:=MIN([.D34]+[.$E$4];[.$E$3])" office:value-type="float" office:value="12397.6695691248"/>
          </table:previous>
        </table:cell-content-change>
        <table:cell-content-change table:id="ct3842">
          <table:cell-address table:column="3" table:row="35" table:table="2"/>
          <office:change-info>
            <dc:creator> </dc:creator>
            <dc:date>2010-11-27T15:06:41.75</dc:date>
          </office:change-info>
          <table:previous table:id="ct3702">
            <table:change-track-table-cell table:cell-address="Skalen.D36" table:formula="of:=MIN([.D35]+[.$E$4];[.$E$3])" office:value-type="float" office:value="17336.7373967747"/>
          </table:previous>
        </table:cell-content-change>
        <table:cell-content-change table:id="ct3843">
          <table:cell-address table:column="3" table:row="36" table:table="2"/>
          <office:change-info>
            <dc:creator> </dc:creator>
            <dc:date>2010-11-27T15:06:41.75</dc:date>
          </office:change-info>
          <table:previous table:id="ct3703">
            <table:change-track-table-cell table:cell-address="Skalen.D37" table:formula="of:=MIN([.D36]+[.$E$4];[.$E$3])" office:value-type="float" office:value="24251.4323554846"/>
          </table:previous>
        </table:cell-content-change>
        <table:cell-content-change table:id="ct3844">
          <table:cell-address table:column="3" table:row="37" table:table="2"/>
          <office:change-info>
            <dc:creator> </dc:creator>
            <dc:date>2010-11-27T15:06:41.75</dc:date>
          </office:change-info>
          <table:previous table:id="ct3704">
            <table:change-track-table-cell table:cell-address="Skalen.D38" table:formula="of:=MIN([.D37]+[.$E$4];[.$E$3])" office:value-type="float" office:value="33932.0052976784"/>
          </table:previous>
        </table:cell-content-change>
        <table:cell-content-change table:id="ct3845">
          <table:cell-address table:column="3" table:row="38" table:table="2"/>
          <office:change-info>
            <dc:creator> </dc:creator>
            <dc:date>2010-11-27T15:06:41.75</dc:date>
          </office:change-info>
          <table:previous table:id="ct3705">
            <table:change-track-table-cell table:cell-address="Skalen.D39" table:formula="of:=MIN([.D38]+[.$E$4];[.$E$3])" office:value-type="float" office:value="47484.8074167497"/>
          </table:previous>
        </table:cell-content-change>
        <table:cell-content-change table:id="ct3846">
          <table:cell-address table:column="3" table:row="39" table:table="2"/>
          <office:change-info>
            <dc:creator> </dc:creator>
            <dc:date>2010-11-27T15:06:41.75</dc:date>
          </office:change-info>
          <table:previous table:id="ct3706">
            <table:change-track-table-cell table:cell-address="Skalen.D40" table:formula="of:=MIN([.D39]+[.$E$4];[.$E$3])" office:value-type="float" office:value="66458.7303834496"/>
          </table:previous>
        </table:cell-content-change>
        <table:cell-content-change table:id="ct3847">
          <table:cell-address table:column="3" table:row="40" table:table="2"/>
          <office:change-info>
            <dc:creator> </dc:creator>
            <dc:date>2010-11-27T15:06:41.75</dc:date>
          </office:change-info>
          <table:previous table:id="ct3707">
            <table:change-track-table-cell table:cell-address="Skalen.D41" table:formula="of:=MIN([.D40]+[.$E$4];[.$E$3])" office:value-type="float" office:value="93022.2225368294"/>
          </table:previous>
        </table:cell-content-change>
        <table:cell-content-change table:id="ct3848">
          <table:cell-address table:column="3" table:row="41" table:table="2"/>
          <office:change-info>
            <dc:creator> </dc:creator>
            <dc:date>2010-11-27T15:06:41.75</dc:date>
          </office:change-info>
          <table:previous table:id="ct3708">
            <table:change-track-table-cell table:cell-address="Skalen.D42" table:formula="of:=MIN([.D41]+[.$E$4];[.$E$3])" office:value-type="float" office:value="130211.111551561"/>
          </table:previous>
        </table:cell-content-change>
        <table:cell-content-change table:id="ct3849">
          <table:cell-address table:column="3" table:row="42" table:table="2"/>
          <office:change-info>
            <dc:creator> </dc:creator>
            <dc:date>2010-11-27T15:06:41.75</dc:date>
          </office:change-info>
          <table:previous table:id="ct3709">
            <table:change-track-table-cell table:cell-address="Skalen.D43" table:formula="of:=MIN([.D42]+[.$E$4];[.$E$3])" office:value-type="float" office:value="182275.556172186"/>
          </table:previous>
        </table:cell-content-change>
        <table:cell-content-change table:id="ct3850">
          <table:cell-address table:column="3" table:row="43" table:table="2"/>
          <office:change-info>
            <dc:creator> </dc:creator>
            <dc:date>2010-11-27T15:06:41.75</dc:date>
          </office:change-info>
          <table:previous table:id="ct3710">
            <table:change-track-table-cell table:cell-address="Skalen.D44" table:formula="of:=MIN([.D43]+[.$E$4];[.$E$3])" office:value-type="float" office:value="255165.77864106"/>
          </table:previous>
        </table:cell-content-change>
        <table:cell-content-change table:id="ct3851">
          <table:cell-address table:column="3" table:row="44" table:table="2"/>
          <office:change-info>
            <dc:creator> </dc:creator>
            <dc:date>2010-11-27T15:06:41.75</dc:date>
          </office:change-info>
          <table:previous table:id="ct3711">
            <table:change-track-table-cell table:cell-address="Skalen.D45" table:formula="of:=MIN([.D44]+[.$E$4];[.$E$3])" office:value-type="float" office:value="357212.090097484"/>
          </table:previous>
        </table:cell-content-change>
        <table:cell-content-change table:id="ct3852">
          <table:cell-address table:column="3" table:row="45" table:table="2"/>
          <office:change-info>
            <dc:creator> </dc:creator>
            <dc:date>2010-11-27T15:06:41.75</dc:date>
          </office:change-info>
          <table:previous table:id="ct3712">
            <table:change-track-table-cell table:cell-address="Skalen.D46" table:formula="of:=MIN([.D45]+[.$E$4];[.$E$3])" office:value-type="float" office:value="500076.926136477"/>
          </table:previous>
        </table:cell-content-change>
        <table:cell-content-change table:id="ct3853">
          <table:cell-address table:column="3" table:row="46" table:table="2"/>
          <office:change-info>
            <dc:creator> </dc:creator>
            <dc:date>2010-11-27T15:06:41.75</dc:date>
          </office:change-info>
          <table:previous table:id="ct3713">
            <table:change-track-table-cell table:cell-address="Skalen.D47" table:formula="of:=MIN([.D46]+[.$E$4];[.$E$3])" office:value-type="float" office:value="700087.696591068"/>
          </table:previous>
        </table:cell-content-change>
        <table:cell-content-change table:id="ct3854">
          <table:cell-address table:column="3" table:row="47" table:table="2"/>
          <office:change-info>
            <dc:creator> </dc:creator>
            <dc:date>2010-11-27T15:06:41.75</dc:date>
          </office:change-info>
          <table:previous table:id="ct3714">
            <table:change-track-table-cell table:cell-address="Skalen.D48" table:formula="of:=MIN([.D47]+[.$E$4];[.$E$3])" office:value-type="float" office:value="980102.775227495"/>
          </table:previous>
        </table:cell-content-change>
        <table:cell-content-change table:id="ct3855">
          <table:cell-address table:column="3" table:row="48" table:table="2"/>
          <office:change-info>
            <dc:creator> </dc:creator>
            <dc:date>2010-11-27T15:06:41.75</dc:date>
          </office:change-info>
          <table:previous table:id="ct3715">
            <table:change-track-table-cell table:cell-address="Skalen.D49" table:formula="of:=MIN([.D48]+[.$E$4];[.$E$3])" office:value-type="float" office:value="1372123.88531849"/>
          </table:previous>
        </table:cell-content-change>
        <table:cell-content-change table:id="ct3856">
          <table:cell-address table:column="3" table:row="49" table:table="2"/>
          <office:change-info>
            <dc:creator> </dc:creator>
            <dc:date>2010-11-27T15:06:41.75</dc:date>
          </office:change-info>
          <table:previous table:id="ct3716">
            <table:change-track-table-cell table:cell-address="Skalen.D50" table:formula="of:=MIN([.D49]+[.$E$4];[.$E$3])" office:value-type="float" office:value="1920953.43944589"/>
          </table:previous>
        </table:cell-content-change>
        <table:cell-content-change table:id="ct3857">
          <table:cell-address table:column="3" table:row="50" table:table="2"/>
          <office:change-info>
            <dc:creator> </dc:creator>
            <dc:date>2010-11-27T15:06:41.75</dc:date>
          </office:change-info>
          <table:previous table:id="ct3717">
            <table:change-track-table-cell table:cell-address="Skalen.D51" table:formula="of:=MIN([.D50]+[.$E$4];[.$E$3])" office:value-type="float" office:value="2689314.81522425"/>
          </table:previous>
        </table:cell-content-change>
        <table:cell-content-change table:id="ct3858">
          <table:cell-address table:column="3" table:row="51" table:table="2"/>
          <office:change-info>
            <dc:creator> </dc:creator>
            <dc:date>2010-11-27T15:06:41.75</dc:date>
          </office:change-info>
          <table:previous table:id="ct3718">
            <table:change-track-table-cell table:cell-address="Skalen.D52" table:formula="of:=MIN([.D51]+[.$E$4];[.$E$3])" office:value-type="float" office:value="3186760.5"/>
          </table:previous>
        </table:cell-content-change>
        <table:cell-content-change table:id="ct3859">
          <table:cell-address table:column="3" table:row="52" table:table="2"/>
          <office:change-info>
            <dc:creator> </dc:creator>
            <dc:date>2010-11-27T15:06:41.75</dc:date>
          </office:change-info>
          <table:previous table:id="ct3719">
            <table:change-track-table-cell table:cell-address="Skalen.D53" table:formula="of:=MIN([.D52]+[.$E$4];[.$E$3])" office:value-type="float" office:value="3186760.5"/>
          </table:previous>
        </table:cell-content-change>
        <table:cell-content-change table:id="ct3860">
          <table:cell-address table:column="3" table:row="53" table:table="2"/>
          <office:change-info>
            <dc:creator> </dc:creator>
            <dc:date>2010-11-27T15:06:41.75</dc:date>
          </office:change-info>
          <table:previous table:id="ct3720">
            <table:change-track-table-cell table:cell-address="Skalen.D54" table:formula="of:=MIN([.D53]+[.$E$4];[.$E$3])" office:value-type="float" office:value="3186760.5"/>
          </table:previous>
        </table:cell-content-change>
        <table:cell-content-change table:id="ct3861">
          <table:cell-address table:column="3" table:row="54" table:table="2"/>
          <office:change-info>
            <dc:creator> </dc:creator>
            <dc:date>2010-11-27T15:06:41.75</dc:date>
          </office:change-info>
          <table:previous table:id="ct3721">
            <table:change-track-table-cell table:cell-address="Skalen.D55" table:formula="of:=MIN([.D54]+[.$E$4];[.$E$3])" office:value-type="float" office:value="3186760.5"/>
          </table:previous>
        </table:cell-content-change>
        <table:cell-content-change table:id="ct3862">
          <table:cell-address table:column="3" table:row="55" table:table="2"/>
          <office:change-info>
            <dc:creator> </dc:creator>
            <dc:date>2010-11-27T15:06:41.75</dc:date>
          </office:change-info>
          <table:previous table:id="ct3722">
            <table:change-track-table-cell table:cell-address="Skalen.D56" table:formula="of:=MIN([.D55]+[.$E$4];[.$E$3])" office:value-type="float" office:value="3186760.5"/>
          </table:previous>
        </table:cell-content-change>
        <table:cell-content-change table:id="ct3863">
          <table:cell-address table:column="3" table:row="56" table:table="2"/>
          <office:change-info>
            <dc:creator> </dc:creator>
            <dc:date>2010-11-27T15:06:41.75</dc:date>
          </office:change-info>
          <table:previous table:id="ct3723">
            <table:change-track-table-cell table:cell-address="Skalen.D57" table:formula="of:=MIN([.D56]+[.$E$4];[.$E$3])" office:value-type="float" office:value="3186760.5"/>
          </table:previous>
        </table:cell-content-change>
        <table:cell-content-change table:id="ct3864">
          <table:cell-address table:column="3" table:row="57" table:table="2"/>
          <office:change-info>
            <dc:creator> </dc:creator>
            <dc:date>2010-11-27T15:06:41.75</dc:date>
          </office:change-info>
          <table:previous table:id="ct3724">
            <table:change-track-table-cell table:cell-address="Skalen.D58" table:formula="of:=MIN([.D57]+[.$E$4];[.$E$3])" office:value-type="float" office:value="3186760.5"/>
          </table:previous>
        </table:cell-content-change>
        <table:cell-content-change table:id="ct3865">
          <table:cell-address table:column="3" table:row="58" table:table="2"/>
          <office:change-info>
            <dc:creator> </dc:creator>
            <dc:date>2010-11-27T15:06:41.75</dc:date>
          </office:change-info>
          <table:previous table:id="ct3725">
            <table:change-track-table-cell table:cell-address="Skalen.D59" table:formula="of:=MIN([.D58]+[.$E$4];[.$E$3])" office:value-type="float" office:value="3186760.5"/>
          </table:previous>
        </table:cell-content-change>
        <table:cell-content-change table:id="ct3866">
          <table:cell-address table:column="3" table:row="59" table:table="2"/>
          <office:change-info>
            <dc:creator> </dc:creator>
            <dc:date>2010-11-27T15:06:41.75</dc:date>
          </office:change-info>
          <table:previous table:id="ct3726">
            <table:change-track-table-cell table:cell-address="Skalen.D60" table:formula="of:=MIN([.D59]+[.$E$4];[.$E$3])" office:value-type="float" office:value="3186760.5"/>
          </table:previous>
        </table:cell-content-change>
        <table:cell-content-change table:id="ct3867">
          <table:cell-address table:column="3" table:row="60" table:table="2"/>
          <office:change-info>
            <dc:creator> </dc:creator>
            <dc:date>2010-11-27T15:06:41.75</dc:date>
          </office:change-info>
          <table:previous table:id="ct3727">
            <table:change-track-table-cell table:cell-address="Skalen.D61" table:formula="of:=MIN([.D60]+[.$E$4];[.$E$3])" office:value-type="float" office:value="3186760.5"/>
          </table:previous>
        </table:cell-content-change>
        <table:cell-content-change table:id="ct3868">
          <table:cell-address table:column="3" table:row="61" table:table="2"/>
          <office:change-info>
            <dc:creator> </dc:creator>
            <dc:date>2010-11-27T15:06:41.75</dc:date>
          </office:change-info>
          <table:previous table:id="ct3728">
            <table:change-track-table-cell table:cell-address="Skalen.D62" table:formula="of:=MIN([.D61]+[.$E$4];[.$E$3])" office:value-type="float" office:value="3186760.5"/>
          </table:previous>
        </table:cell-content-change>
        <table:cell-content-change table:id="ct3869">
          <table:cell-address table:column="3" table:row="62" table:table="2"/>
          <office:change-info>
            <dc:creator> </dc:creator>
            <dc:date>2010-11-27T15:06:41.75</dc:date>
          </office:change-info>
          <table:previous table:id="ct3729">
            <table:change-track-table-cell table:cell-address="Skalen.D63" table:formula="of:=MIN([.D62]+[.$E$4];[.$E$3])" office:value-type="float" office:value="3186760.5"/>
          </table:previous>
        </table:cell-content-change>
        <table:cell-content-change table:id="ct3870">
          <table:cell-address table:column="3" table:row="63" table:table="2"/>
          <office:change-info>
            <dc:creator> </dc:creator>
            <dc:date>2010-11-27T15:06:41.75</dc:date>
          </office:change-info>
          <table:previous table:id="ct3730">
            <table:change-track-table-cell table:cell-address="Skalen.D64" table:formula="of:=MIN([.D63]+[.$E$4];[.$E$3])" office:value-type="float" office:value="3186760.5"/>
          </table:previous>
        </table:cell-content-change>
        <table:cell-content-change table:id="ct3871">
          <table:cell-address table:column="3" table:row="64" table:table="2"/>
          <office:change-info>
            <dc:creator> </dc:creator>
            <dc:date>2010-11-27T15:06:41.75</dc:date>
          </office:change-info>
          <table:previous table:id="ct3731">
            <table:change-track-table-cell table:cell-address="Skalen.D65" table:formula="of:=MIN([.D64]+[.$E$4];[.$E$3])" office:value-type="float" office:value="3186760.5"/>
          </table:previous>
        </table:cell-content-change>
        <table:cell-content-change table:id="ct3872">
          <table:cell-address table:column="3" table:row="65" table:table="2"/>
          <office:change-info>
            <dc:creator> </dc:creator>
            <dc:date>2010-11-27T15:06:41.75</dc:date>
          </office:change-info>
          <table:previous table:id="ct3732">
            <table:change-track-table-cell table:cell-address="Skalen.D66" table:formula="of:=MIN([.D65]+[.$E$4];[.$E$3])" office:value-type="float" office:value="3186760.5"/>
          </table:previous>
        </table:cell-content-change>
        <table:cell-content-change table:id="ct3873">
          <table:cell-address table:column="3" table:row="66" table:table="2"/>
          <office:change-info>
            <dc:creator> </dc:creator>
            <dc:date>2010-11-27T15:06:41.75</dc:date>
          </office:change-info>
          <table:previous table:id="ct3733">
            <table:change-track-table-cell table:cell-address="Skalen.D67" table:formula="of:=MIN([.D66]+[.$E$4];[.$E$3])" office:value-type="float" office:value="3186760.5"/>
          </table:previous>
        </table:cell-content-change>
        <table:cell-content-change table:id="ct3874">
          <table:cell-address table:column="3" table:row="67" table:table="2"/>
          <office:change-info>
            <dc:creator> </dc:creator>
            <dc:date>2010-11-27T15:06:41.75</dc:date>
          </office:change-info>
          <table:previous table:id="ct3736">
            <table:change-track-table-cell table:cell-address="Skalen.D68" table:formula="of:=MIN([.D67]+[.$E$4];[.$E$3])" office:value-type="float" office:value="3186760.5"/>
          </table:previous>
        </table:cell-content-change>
        <table:cell-content-change table:id="ct3875">
          <table:cell-address table:column="3" table:row="68" table:table="2"/>
          <office:change-info>
            <dc:creator> </dc:creator>
            <dc:date>2010-11-27T15:06:41.75</dc:date>
          </office:change-info>
          <table:previous table:id="ct3737">
            <table:change-track-table-cell table:cell-address="Skalen.D69" table:formula="of:=MIN([.D68]+[.$E$4];[.$E$3])" office:value-type="float" office:value="3186760.5"/>
          </table:previous>
        </table:cell-content-change>
        <table:cell-content-change table:id="ct3876">
          <table:cell-address table:column="3" table:row="69" table:table="2"/>
          <office:change-info>
            <dc:creator> </dc:creator>
            <dc:date>2010-11-27T15:06:41.75</dc:date>
          </office:change-info>
          <table:previous table:id="ct3738">
            <table:change-track-table-cell table:cell-address="Skalen.D70" table:formula="of:=MIN([.D69]+[.$E$4];[.$E$3])" office:value-type="float" office:value="3186760.5"/>
          </table:previous>
        </table:cell-content-change>
        <table:cell-content-change table:id="ct3877">
          <table:cell-address table:column="3" table:row="70" table:table="2"/>
          <office:change-info>
            <dc:creator> </dc:creator>
            <dc:date>2010-11-27T15:06:41.75</dc:date>
          </office:change-info>
          <table:previous table:id="ct3739">
            <table:change-track-table-cell table:cell-address="Skalen.D71" table:formula="of:=MIN([.D70]+[.$E$4];[.$E$3])" office:value-type="float" office:value="3186760.5"/>
          </table:previous>
        </table:cell-content-change>
        <table:cell-content-change table:id="ct3878">
          <table:cell-address table:column="3" table:row="5" table:table="2"/>
          <office:change-info>
            <dc:creator> </dc:creator>
            <dc:date>2010-11-27T15:07:03.10</dc:date>
          </office:change-info>
          <table:previous table:id="ct3810">
            <table:change-track-table-cell table:cell-address="Skalen.D6" table:formula="of:=1" office:value-type="float" office:value="1"/>
          </table:previous>
        </table:cell-content-change>
        <table:cell-content-change table:id="ct3879">
          <table:cell-address table:column="3" table:row="5" table:table="2"/>
          <office:change-info>
            <dc:creator> </dc:creator>
            <dc:date>2010-11-27T15:07:09.62</dc:date>
          </office:change-info>
          <table:previous table:id="ct3878">
            <table:change-track-table-cell table:cell-address="Skalen.D6" table:formula="of:=0.5" office:value-type="float" office:value="0.5"/>
          </table:previous>
        </table:cell-content-change>
        <table:cell-content-change table:id="ct3880">
          <table:cell-address table:column="3" table:row="6" table:table="2"/>
          <office:change-info>
            <dc:creator> </dc:creator>
            <dc:date>2010-11-27T15:07:15.62</dc:date>
          </office:change-info>
          <table:previous table:id="ct3813">
            <table:change-track-table-cell table:cell-address="Skalen.D7" table:formula="of:=MIN([.D6]*2;[.$E$3])" office:value-type="float" office:value="2"/>
          </table:previous>
        </table:cell-content-change>
        <table:cell-content-change table:id="ct3881">
          <table:cell-address table:column="3" table:row="6" table:table="2"/>
          <office:change-info>
            <dc:creator> </dc:creator>
            <dc:date>2010-11-27T15:07:29.33</dc:date>
          </office:change-info>
          <table:previous table:id="ct3880">
            <table:change-track-table-cell table:cell-address="Skalen.D7" table:formula="of:=MIN([.D6]*11.2;[.$E$3])" office:value-type="float" office:value="11.2"/>
          </table:previous>
        </table:cell-content-change>
        <table:cell-content-change table:id="ct3882">
          <table:cell-address table:column="3" table:row="7" table:table="2"/>
          <office:change-info>
            <dc:creator> </dc:creator>
            <dc:date>2010-11-27T15:07:35.51</dc:date>
          </office:change-info>
          <table:previous table:id="ct3814">
            <table:change-track-table-cell table:cell-address="Skalen.D8" table:formula="of:=MIN([.D7]*2;[.$E$3])" office:value-type="float" office:value="2.8"/>
          </table:previous>
        </table:cell-content-change>
        <table:cell-content-change table:id="ct3883">
          <table:cell-address table:column="3" table:row="8" table:table="2"/>
          <office:change-info>
            <dc:creator> </dc:creator>
            <dc:date>2010-11-27T15:07:35.51</dc:date>
          </office:change-info>
          <table:previous table:id="ct3815">
            <table:change-track-table-cell table:cell-address="Skalen.D9" table:formula="of:=MIN([.D8]*2;[.$E$3])" office:value-type="float" office:value="3.92"/>
          </table:previous>
        </table:cell-content-change>
        <table:cell-content-change table:id="ct3884">
          <table:cell-address table:column="3" table:row="9" table:table="2"/>
          <office:change-info>
            <dc:creator> </dc:creator>
            <dc:date>2010-11-27T15:07:35.51</dc:date>
          </office:change-info>
          <table:previous table:id="ct3816">
            <table:change-track-table-cell table:cell-address="Skalen.D10" table:formula="of:=MIN([.D9]*2;[.$E$3])" office:value-type="float" office:value="5.488"/>
          </table:previous>
        </table:cell-content-change>
        <table:cell-content-change table:id="ct3885">
          <table:cell-address table:column="3" table:row="10" table:table="2"/>
          <office:change-info>
            <dc:creator> </dc:creator>
            <dc:date>2010-11-27T15:07:35.51</dc:date>
          </office:change-info>
          <table:previous table:id="ct3817">
            <table:change-track-table-cell table:cell-address="Skalen.D11" table:formula="of:=MIN([.D10]*2;[.$E$3])" office:value-type="float" office:value="7.6832"/>
          </table:previous>
        </table:cell-content-change>
        <table:cell-content-change table:id="ct3886">
          <table:cell-address table:column="3" table:row="11" table:table="2"/>
          <office:change-info>
            <dc:creator> </dc:creator>
            <dc:date>2010-11-27T15:07:35.51</dc:date>
          </office:change-info>
          <table:previous table:id="ct3818">
            <table:change-track-table-cell table:cell-address="Skalen.D12" table:formula="of:=MIN([.D11]*2;[.$E$3])" office:value-type="float" office:value="10.75648"/>
          </table:previous>
        </table:cell-content-change>
        <table:cell-content-change table:id="ct3887">
          <table:cell-address table:column="3" table:row="12" table:table="2"/>
          <office:change-info>
            <dc:creator> </dc:creator>
            <dc:date>2010-11-27T15:07:35.51</dc:date>
          </office:change-info>
          <table:previous table:id="ct3819">
            <table:change-track-table-cell table:cell-address="Skalen.D13" table:formula="of:=MIN([.D12]*2;[.$E$3])" office:value-type="float" office:value="15.059072"/>
          </table:previous>
        </table:cell-content-change>
        <table:cell-content-change table:id="ct3888">
          <table:cell-address table:column="3" table:row="13" table:table="2"/>
          <office:change-info>
            <dc:creator> </dc:creator>
            <dc:date>2010-11-27T15:07:35.51</dc:date>
          </office:change-info>
          <table:previous table:id="ct3820">
            <table:change-track-table-cell table:cell-address="Skalen.D14" table:formula="of:=MIN([.D13]*2;[.$E$3])" office:value-type="float" office:value="21.0827008"/>
          </table:previous>
        </table:cell-content-change>
        <table:cell-content-change table:id="ct3889">
          <table:cell-address table:column="3" table:row="14" table:table="2"/>
          <office:change-info>
            <dc:creator> </dc:creator>
            <dc:date>2010-11-27T15:07:35.51</dc:date>
          </office:change-info>
          <table:previous table:id="ct3821">
            <table:change-track-table-cell table:cell-address="Skalen.D15" table:formula="of:=MIN([.D14]*2;[.$E$3])" office:value-type="float" office:value="29.51578112"/>
          </table:previous>
        </table:cell-content-change>
        <table:cell-content-change table:id="ct3890">
          <table:cell-address table:column="3" table:row="15" table:table="2"/>
          <office:change-info>
            <dc:creator> </dc:creator>
            <dc:date>2010-11-27T15:07:35.51</dc:date>
          </office:change-info>
          <table:previous table:id="ct3822">
            <table:change-track-table-cell table:cell-address="Skalen.D16" table:formula="of:=MIN([.D15]*2;[.$E$3])" office:value-type="float" office:value="41.322093568"/>
          </table:previous>
        </table:cell-content-change>
        <table:cell-content-change table:id="ct3891">
          <table:cell-address table:column="3" table:row="16" table:table="2"/>
          <office:change-info>
            <dc:creator> </dc:creator>
            <dc:date>2010-11-27T15:07:35.51</dc:date>
          </office:change-info>
          <table:previous table:id="ct3823">
            <table:change-track-table-cell table:cell-address="Skalen.D17" table:formula="of:=MIN([.D16]*2;[.$E$3])" office:value-type="float" office:value="57.8509309952"/>
          </table:previous>
        </table:cell-content-change>
        <table:cell-content-change table:id="ct3892">
          <table:cell-address table:column="3" table:row="17" table:table="2"/>
          <office:change-info>
            <dc:creator> </dc:creator>
            <dc:date>2010-11-27T15:07:35.51</dc:date>
          </office:change-info>
          <table:previous table:id="ct3824">
            <table:change-track-table-cell table:cell-address="Skalen.D18" table:formula="of:=MIN([.D17]*2;[.$E$3])" office:value-type="float" office:value="80.99130339328"/>
          </table:previous>
        </table:cell-content-change>
        <table:cell-content-change table:id="ct3893">
          <table:cell-address table:column="3" table:row="18" table:table="2"/>
          <office:change-info>
            <dc:creator> </dc:creator>
            <dc:date>2010-11-27T15:07:35.51</dc:date>
          </office:change-info>
          <table:previous table:id="ct3825">
            <table:change-track-table-cell table:cell-address="Skalen.D19" table:formula="of:=MIN([.D18]*2;[.$E$3])" office:value-type="float" office:value="113.387824750592"/>
          </table:previous>
        </table:cell-content-change>
        <table:cell-content-change table:id="ct3894">
          <table:cell-address table:column="3" table:row="19" table:table="2"/>
          <office:change-info>
            <dc:creator> </dc:creator>
            <dc:date>2010-11-27T15:07:35.51</dc:date>
          </office:change-info>
          <table:previous table:id="ct3826">
            <table:change-track-table-cell table:cell-address="Skalen.D20" table:formula="of:=MIN([.D19]*2;[.$E$3])" office:value-type="float" office:value="158.742954650829"/>
          </table:previous>
        </table:cell-content-change>
        <table:cell-content-change table:id="ct3895">
          <table:cell-address table:column="3" table:row="20" table:table="2"/>
          <office:change-info>
            <dc:creator> </dc:creator>
            <dc:date>2010-11-27T15:07:35.51</dc:date>
          </office:change-info>
          <table:previous table:id="ct3827">
            <table:change-track-table-cell table:cell-address="Skalen.D21" table:formula="of:=MIN([.D20]*2;[.$E$3])" office:value-type="float" office:value="222.24013651116"/>
          </table:previous>
        </table:cell-content-change>
        <table:cell-content-change table:id="ct3896">
          <table:cell-address table:column="3" table:row="21" table:table="2"/>
          <office:change-info>
            <dc:creator> </dc:creator>
            <dc:date>2010-11-27T15:07:35.51</dc:date>
          </office:change-info>
          <table:previous table:id="ct3828">
            <table:change-track-table-cell table:cell-address="Skalen.D22" table:formula="of:=MIN([.D21]*2;[.$E$3])" office:value-type="float" office:value="311.136191115624"/>
          </table:previous>
        </table:cell-content-change>
        <table:cell-content-change table:id="ct3897">
          <table:cell-address table:column="3" table:row="22" table:table="2"/>
          <office:change-info>
            <dc:creator> </dc:creator>
            <dc:date>2010-11-27T15:07:35.51</dc:date>
          </office:change-info>
          <table:previous table:id="ct3829">
            <table:change-track-table-cell table:cell-address="Skalen.D23" table:formula="of:=MIN([.D22]*2;[.$E$3])" office:value-type="float" office:value="435.590667561874"/>
          </table:previous>
        </table:cell-content-change>
        <table:cell-content-change table:id="ct3898">
          <table:cell-address table:column="3" table:row="23" table:table="2"/>
          <office:change-info>
            <dc:creator> </dc:creator>
            <dc:date>2010-11-27T15:07:35.51</dc:date>
          </office:change-info>
          <table:previous table:id="ct3830">
            <table:change-track-table-cell table:cell-address="Skalen.D24" table:formula="of:=MIN([.D23]*2;[.$E$3])" office:value-type="float" office:value="609.826934586623"/>
          </table:previous>
        </table:cell-content-change>
        <table:cell-content-change table:id="ct3899">
          <table:cell-address table:column="3" table:row="24" table:table="2"/>
          <office:change-info>
            <dc:creator> </dc:creator>
            <dc:date>2010-11-27T15:07:35.51</dc:date>
          </office:change-info>
          <table:previous table:id="ct3831">
            <table:change-track-table-cell table:cell-address="Skalen.D25" table:formula="of:=MIN([.D24]*2;[.$E$3])" office:value-type="float" office:value="853.757708421273"/>
          </table:previous>
        </table:cell-content-change>
        <table:cell-content-change table:id="ct3900">
          <table:cell-address table:column="3" table:row="25" table:table="2"/>
          <office:change-info>
            <dc:creator> </dc:creator>
            <dc:date>2010-11-27T15:07:35.51</dc:date>
          </office:change-info>
          <table:previous table:id="ct3832">
            <table:change-track-table-cell table:cell-address="Skalen.D26" table:formula="of:=MIN([.D25]*2;[.$E$3])" office:value-type="float" office:value="1195.26079178978"/>
          </table:previous>
        </table:cell-content-change>
        <table:cell-content-change table:id="ct3901">
          <table:cell-address table:column="3" table:row="26" table:table="2"/>
          <office:change-info>
            <dc:creator> </dc:creator>
            <dc:date>2010-11-27T15:07:35.51</dc:date>
          </office:change-info>
          <table:previous table:id="ct3833">
            <table:change-track-table-cell table:cell-address="Skalen.D27" table:formula="of:=MIN([.D26]*2;[.$E$3])" office:value-type="float" office:value="1673.36510850569"/>
          </table:previous>
        </table:cell-content-change>
        <table:cell-content-change table:id="ct3902">
          <table:cell-address table:column="3" table:row="27" table:table="2"/>
          <office:change-info>
            <dc:creator> </dc:creator>
            <dc:date>2010-11-27T15:07:35.51</dc:date>
          </office:change-info>
          <table:previous table:id="ct3834">
            <table:change-track-table-cell table:cell-address="Skalen.D28" table:formula="of:=MIN([.D27]*2;[.$E$3])" office:value-type="float" office:value="2342.71115190797"/>
          </table:previous>
        </table:cell-content-change>
        <table:cell-content-change table:id="ct3903">
          <table:cell-address table:column="3" table:row="28" table:table="2"/>
          <office:change-info>
            <dc:creator> </dc:creator>
            <dc:date>2010-11-27T15:07:35.51</dc:date>
          </office:change-info>
          <table:previous table:id="ct3835">
            <table:change-track-table-cell table:cell-address="Skalen.D29" table:formula="of:=MIN([.D28]*2;[.$E$3])" office:value-type="float" office:value="3279.79561267116"/>
          </table:previous>
        </table:cell-content-change>
        <table:cell-content-change table:id="ct3904">
          <table:cell-address table:column="3" table:row="29" table:table="2"/>
          <office:change-info>
            <dc:creator> </dc:creator>
            <dc:date>2010-11-27T15:07:35.51</dc:date>
          </office:change-info>
          <table:previous table:id="ct3836">
            <table:change-track-table-cell table:cell-address="Skalen.D30" table:formula="of:=MIN([.D29]*2;[.$E$3])" office:value-type="float" office:value="4591.71385773962"/>
          </table:previous>
        </table:cell-content-change>
        <table:cell-content-change table:id="ct3905">
          <table:cell-address table:column="3" table:row="30" table:table="2"/>
          <office:change-info>
            <dc:creator> </dc:creator>
            <dc:date>2010-11-27T15:07:35.51</dc:date>
          </office:change-info>
          <table:previous table:id="ct3837">
            <table:change-track-table-cell table:cell-address="Skalen.D31" table:formula="of:=MIN([.D30]*2;[.$E$3])" office:value-type="float" office:value="6428.39940083547"/>
          </table:previous>
        </table:cell-content-change>
        <table:cell-content-change table:id="ct3906">
          <table:cell-address table:column="3" table:row="31" table:table="2"/>
          <office:change-info>
            <dc:creator> </dc:creator>
            <dc:date>2010-11-27T15:07:35.51</dc:date>
          </office:change-info>
          <table:previous table:id="ct3838">
            <table:change-track-table-cell table:cell-address="Skalen.D32" table:formula="of:=MIN([.D31]*2;[.$E$3])" office:value-type="float" office:value="8999.75916116966"/>
          </table:previous>
        </table:cell-content-change>
        <table:cell-content-change table:id="ct3907">
          <table:cell-address table:column="3" table:row="32" table:table="2"/>
          <office:change-info>
            <dc:creator> </dc:creator>
            <dc:date>2010-11-27T15:07:35.51</dc:date>
          </office:change-info>
          <table:previous table:id="ct3839">
            <table:change-track-table-cell table:cell-address="Skalen.D33" table:formula="of:=MIN([.D32]*2;[.$E$3])" office:value-type="float" office:value="12599.6628256375"/>
          </table:previous>
        </table:cell-content-change>
        <table:cell-content-change table:id="ct3908">
          <table:cell-address table:column="3" table:row="33" table:table="2"/>
          <office:change-info>
            <dc:creator> </dc:creator>
            <dc:date>2010-11-27T15:07:35.51</dc:date>
          </office:change-info>
          <table:previous table:id="ct3840">
            <table:change-track-table-cell table:cell-address="Skalen.D34" table:formula="of:=MIN([.D33]*2;[.$E$3])" office:value-type="float" office:value="17639.5279558925"/>
          </table:previous>
        </table:cell-content-change>
        <table:cell-content-change table:id="ct3909">
          <table:cell-address table:column="3" table:row="34" table:table="2"/>
          <office:change-info>
            <dc:creator> </dc:creator>
            <dc:date>2010-11-27T15:07:35.51</dc:date>
          </office:change-info>
          <table:previous table:id="ct3841">
            <table:change-track-table-cell table:cell-address="Skalen.D35" table:formula="of:=MIN([.D34]*2;[.$E$3])" office:value-type="float" office:value="24695.3391382495"/>
          </table:previous>
        </table:cell-content-change>
        <table:cell-content-change table:id="ct3910">
          <table:cell-address table:column="3" table:row="35" table:table="2"/>
          <office:change-info>
            <dc:creator> </dc:creator>
            <dc:date>2010-11-27T15:07:35.51</dc:date>
          </office:change-info>
          <table:previous table:id="ct3842">
            <table:change-track-table-cell table:cell-address="Skalen.D36" table:formula="of:=MIN([.D35]*2;[.$E$3])" office:value-type="float" office:value="34573.4747935494"/>
          </table:previous>
        </table:cell-content-change>
        <table:cell-content-change table:id="ct3911">
          <table:cell-address table:column="3" table:row="36" table:table="2"/>
          <office:change-info>
            <dc:creator> </dc:creator>
            <dc:date>2010-11-27T15:07:35.51</dc:date>
          </office:change-info>
          <table:previous table:id="ct3843">
            <table:change-track-table-cell table:cell-address="Skalen.D37" table:formula="of:=MIN([.D36]*2;[.$E$3])" office:value-type="float" office:value="48402.8647109691"/>
          </table:previous>
        </table:cell-content-change>
        <table:cell-content-change table:id="ct3912">
          <table:cell-address table:column="3" table:row="37" table:table="2"/>
          <office:change-info>
            <dc:creator> </dc:creator>
            <dc:date>2010-11-27T15:07:35.51</dc:date>
          </office:change-info>
          <table:previous table:id="ct3844">
            <table:change-track-table-cell table:cell-address="Skalen.D38" table:formula="of:=MIN([.D37]*2;[.$E$3])" office:value-type="float" office:value="67764.0105953567"/>
          </table:previous>
        </table:cell-content-change>
        <table:cell-content-change table:id="ct3913">
          <table:cell-address table:column="3" table:row="38" table:table="2"/>
          <office:change-info>
            <dc:creator> </dc:creator>
            <dc:date>2010-11-27T15:07:35.51</dc:date>
          </office:change-info>
          <table:previous table:id="ct3845">
            <table:change-track-table-cell table:cell-address="Skalen.D39" table:formula="of:=MIN([.D38]*2;[.$E$3])" office:value-type="float" office:value="94869.6148334994"/>
          </table:previous>
        </table:cell-content-change>
        <table:cell-content-change table:id="ct3914">
          <table:cell-address table:column="3" table:row="39" table:table="2"/>
          <office:change-info>
            <dc:creator> </dc:creator>
            <dc:date>2010-11-27T15:07:35.51</dc:date>
          </office:change-info>
          <table:previous table:id="ct3846">
            <table:change-track-table-cell table:cell-address="Skalen.D40" table:formula="of:=MIN([.D39]*2;[.$E$3])" office:value-type="float" office:value="132817.460766899"/>
          </table:previous>
        </table:cell-content-change>
        <table:cell-content-change table:id="ct3915">
          <table:cell-address table:column="3" table:row="40" table:table="2"/>
          <office:change-info>
            <dc:creator> </dc:creator>
            <dc:date>2010-11-27T15:07:35.51</dc:date>
          </office:change-info>
          <table:previous table:id="ct3847">
            <table:change-track-table-cell table:cell-address="Skalen.D41" table:formula="of:=MIN([.D40]*2;[.$E$3])" office:value-type="float" office:value="185944.445073659"/>
          </table:previous>
        </table:cell-content-change>
        <table:cell-content-change table:id="ct3916">
          <table:cell-address table:column="3" table:row="41" table:table="2"/>
          <office:change-info>
            <dc:creator> </dc:creator>
            <dc:date>2010-11-27T15:07:35.51</dc:date>
          </office:change-info>
          <table:previous table:id="ct3848">
            <table:change-track-table-cell table:cell-address="Skalen.D42" table:formula="of:=MIN([.D41]*2;[.$E$3])" office:value-type="float" office:value="260322.223103122"/>
          </table:previous>
        </table:cell-content-change>
        <table:cell-content-change table:id="ct3917">
          <table:cell-address table:column="3" table:row="42" table:table="2"/>
          <office:change-info>
            <dc:creator> </dc:creator>
            <dc:date>2010-11-27T15:07:35.51</dc:date>
          </office:change-info>
          <table:previous table:id="ct3849">
            <table:change-track-table-cell table:cell-address="Skalen.D43" table:formula="of:=MIN([.D42]*2;[.$E$3])" office:value-type="float" office:value="364451.112344371"/>
          </table:previous>
        </table:cell-content-change>
        <table:cell-content-change table:id="ct3918">
          <table:cell-address table:column="3" table:row="43" table:table="2"/>
          <office:change-info>
            <dc:creator> </dc:creator>
            <dc:date>2010-11-27T15:07:35.51</dc:date>
          </office:change-info>
          <table:previous table:id="ct3850">
            <table:change-track-table-cell table:cell-address="Skalen.D44" table:formula="of:=MIN([.D43]*2;[.$E$3])" office:value-type="float" office:value="510231.55728212"/>
          </table:previous>
        </table:cell-content-change>
        <table:cell-content-change table:id="ct3919">
          <table:cell-address table:column="3" table:row="44" table:table="2"/>
          <office:change-info>
            <dc:creator> </dc:creator>
            <dc:date>2010-11-27T15:07:35.51</dc:date>
          </office:change-info>
          <table:previous table:id="ct3851">
            <table:change-track-table-cell table:cell-address="Skalen.D45" table:formula="of:=MIN([.D44]*2;[.$E$3])" office:value-type="float" office:value="714324.180194968"/>
          </table:previous>
        </table:cell-content-change>
        <table:cell-content-change table:id="ct3920">
          <table:cell-address table:column="3" table:row="45" table:table="2"/>
          <office:change-info>
            <dc:creator> </dc:creator>
            <dc:date>2010-11-27T15:07:35.51</dc:date>
          </office:change-info>
          <table:previous table:id="ct3852">
            <table:change-track-table-cell table:cell-address="Skalen.D46" table:formula="of:=MIN([.D45]*2;[.$E$3])" office:value-type="float" office:value="1000053.85227295"/>
          </table:previous>
        </table:cell-content-change>
        <table:cell-content-change table:id="ct3921">
          <table:cell-address table:column="3" table:row="46" table:table="2"/>
          <office:change-info>
            <dc:creator> </dc:creator>
            <dc:date>2010-11-27T15:07:35.51</dc:date>
          </office:change-info>
          <table:previous table:id="ct3853">
            <table:change-track-table-cell table:cell-address="Skalen.D47" table:formula="of:=MIN([.D46]*2;[.$E$3])" office:value-type="float" office:value="1400075.39318214"/>
          </table:previous>
        </table:cell-content-change>
        <table:cell-content-change table:id="ct3922">
          <table:cell-address table:column="3" table:row="47" table:table="2"/>
          <office:change-info>
            <dc:creator> </dc:creator>
            <dc:date>2010-11-27T15:07:35.51</dc:date>
          </office:change-info>
          <table:previous table:id="ct3854">
            <table:change-track-table-cell table:cell-address="Skalen.D48" table:formula="of:=MIN([.D47]*2;[.$E$3])" office:value-type="float" office:value="1960105.55045499"/>
          </table:previous>
        </table:cell-content-change>
        <table:cell-content-change table:id="ct3923">
          <table:cell-address table:column="3" table:row="48" table:table="2"/>
          <office:change-info>
            <dc:creator> </dc:creator>
            <dc:date>2010-11-27T15:07:35.51</dc:date>
          </office:change-info>
          <table:previous table:id="ct3855">
            <table:change-track-table-cell table:cell-address="Skalen.D49" table:formula="of:=MIN([.D48]*2;[.$E$3])" office:value-type="float" office:value="2744147.77063699"/>
          </table:previous>
        </table:cell-content-change>
        <table:cell-content-change table:id="ct3924">
          <table:cell-address table:column="3" table:row="49" table:table="2"/>
          <office:change-info>
            <dc:creator> </dc:creator>
            <dc:date>2010-11-27T15:07:35.51</dc:date>
          </office:change-info>
          <table:previous table:id="ct3856">
            <table:change-track-table-cell table:cell-address="Skalen.D50" table:formula="of:=MIN([.D49]*2;[.$E$3])" office:value-type="float" office:value="3186760.5"/>
          </table:previous>
        </table:cell-content-change>
        <table:cell-content-change table:id="ct3925">
          <table:cell-address table:column="3" table:row="50" table:table="2"/>
          <office:change-info>
            <dc:creator> </dc:creator>
            <dc:date>2010-11-27T15:07:35.51</dc:date>
          </office:change-info>
          <table:previous table:id="ct3857">
            <table:change-track-table-cell table:cell-address="Skalen.D51" table:formula="of:=MIN([.D50]*2;[.$E$3])" office:value-type="float" office:value="3186760.5"/>
          </table:previous>
        </table:cell-content-change>
        <table:cell-content-change table:id="ct3926">
          <table:cell-address table:column="3" table:row="51" table:table="2"/>
          <office:change-info>
            <dc:creator> </dc:creator>
            <dc:date>2010-11-27T15:07:35.51</dc:date>
          </office:change-info>
          <table:previous table:id="ct3858">
            <table:change-track-table-cell table:cell-address="Skalen.D52" table:formula="of:=MIN([.D51]*2;[.$E$3])" office:value-type="float" office:value="3186760.5"/>
          </table:previous>
        </table:cell-content-change>
        <table:cell-content-change table:id="ct3927">
          <table:cell-address table:column="3" table:row="52" table:table="2"/>
          <office:change-info>
            <dc:creator> </dc:creator>
            <dc:date>2010-11-27T15:07:35.51</dc:date>
          </office:change-info>
          <table:previous table:id="ct3859">
            <table:change-track-table-cell table:cell-address="Skalen.D53" table:formula="of:=MIN([.D52]*2;[.$E$3])" office:value-type="float" office:value="3186760.5"/>
          </table:previous>
        </table:cell-content-change>
        <table:cell-content-change table:id="ct3928">
          <table:cell-address table:column="3" table:row="53" table:table="2"/>
          <office:change-info>
            <dc:creator> </dc:creator>
            <dc:date>2010-11-27T15:07:35.51</dc:date>
          </office:change-info>
          <table:previous table:id="ct3860">
            <table:change-track-table-cell table:cell-address="Skalen.D54" table:formula="of:=MIN([.D53]*2;[.$E$3])" office:value-type="float" office:value="3186760.5"/>
          </table:previous>
        </table:cell-content-change>
        <table:cell-content-change table:id="ct3929">
          <table:cell-address table:column="3" table:row="54" table:table="2"/>
          <office:change-info>
            <dc:creator> </dc:creator>
            <dc:date>2010-11-27T15:07:35.51</dc:date>
          </office:change-info>
          <table:previous table:id="ct3861">
            <table:change-track-table-cell table:cell-address="Skalen.D55" table:formula="of:=MIN([.D54]*2;[.$E$3])" office:value-type="float" office:value="3186760.5"/>
          </table:previous>
        </table:cell-content-change>
        <table:cell-content-change table:id="ct3930">
          <table:cell-address table:column="3" table:row="55" table:table="2"/>
          <office:change-info>
            <dc:creator> </dc:creator>
            <dc:date>2010-11-27T15:07:35.51</dc:date>
          </office:change-info>
          <table:previous table:id="ct3862">
            <table:change-track-table-cell table:cell-address="Skalen.D56" table:formula="of:=MIN([.D55]*2;[.$E$3])" office:value-type="float" office:value="3186760.5"/>
          </table:previous>
        </table:cell-content-change>
        <table:cell-content-change table:id="ct3931">
          <table:cell-address table:column="3" table:row="56" table:table="2"/>
          <office:change-info>
            <dc:creator> </dc:creator>
            <dc:date>2010-11-27T15:07:35.51</dc:date>
          </office:change-info>
          <table:previous table:id="ct3863">
            <table:change-track-table-cell table:cell-address="Skalen.D57" table:formula="of:=MIN([.D56]*2;[.$E$3])" office:value-type="float" office:value="3186760.5"/>
          </table:previous>
        </table:cell-content-change>
        <table:cell-content-change table:id="ct3932">
          <table:cell-address table:column="3" table:row="57" table:table="2"/>
          <office:change-info>
            <dc:creator> </dc:creator>
            <dc:date>2010-11-27T15:07:35.51</dc:date>
          </office:change-info>
          <table:previous table:id="ct3864">
            <table:change-track-table-cell table:cell-address="Skalen.D58" table:formula="of:=MIN([.D57]*2;[.$E$3])" office:value-type="float" office:value="3186760.5"/>
          </table:previous>
        </table:cell-content-change>
        <table:cell-content-change table:id="ct3933">
          <table:cell-address table:column="3" table:row="58" table:table="2"/>
          <office:change-info>
            <dc:creator> </dc:creator>
            <dc:date>2010-11-27T15:07:35.51</dc:date>
          </office:change-info>
          <table:previous table:id="ct3865">
            <table:change-track-table-cell table:cell-address="Skalen.D59" table:formula="of:=MIN([.D58]*2;[.$E$3])" office:value-type="float" office:value="3186760.5"/>
          </table:previous>
        </table:cell-content-change>
        <table:cell-content-change table:id="ct3934">
          <table:cell-address table:column="3" table:row="59" table:table="2"/>
          <office:change-info>
            <dc:creator> </dc:creator>
            <dc:date>2010-11-27T15:07:35.51</dc:date>
          </office:change-info>
          <table:previous table:id="ct3866">
            <table:change-track-table-cell table:cell-address="Skalen.D60" table:formula="of:=MIN([.D59]*2;[.$E$3])" office:value-type="float" office:value="3186760.5"/>
          </table:previous>
        </table:cell-content-change>
        <table:cell-content-change table:id="ct3935">
          <table:cell-address table:column="3" table:row="60" table:table="2"/>
          <office:change-info>
            <dc:creator> </dc:creator>
            <dc:date>2010-11-27T15:07:35.51</dc:date>
          </office:change-info>
          <table:previous table:id="ct3867">
            <table:change-track-table-cell table:cell-address="Skalen.D61" table:formula="of:=MIN([.D60]*2;[.$E$3])" office:value-type="float" office:value="3186760.5"/>
          </table:previous>
        </table:cell-content-change>
        <table:cell-content-change table:id="ct3936">
          <table:cell-address table:column="3" table:row="61" table:table="2"/>
          <office:change-info>
            <dc:creator> </dc:creator>
            <dc:date>2010-11-27T15:07:35.51</dc:date>
          </office:change-info>
          <table:previous table:id="ct3868">
            <table:change-track-table-cell table:cell-address="Skalen.D62" table:formula="of:=MIN([.D61]*2;[.$E$3])" office:value-type="float" office:value="3186760.5"/>
          </table:previous>
        </table:cell-content-change>
        <table:cell-content-change table:id="ct3937">
          <table:cell-address table:column="3" table:row="62" table:table="2"/>
          <office:change-info>
            <dc:creator> </dc:creator>
            <dc:date>2010-11-27T15:07:35.51</dc:date>
          </office:change-info>
          <table:previous table:id="ct3869">
            <table:change-track-table-cell table:cell-address="Skalen.D63" table:formula="of:=MIN([.D62]*2;[.$E$3])" office:value-type="float" office:value="3186760.5"/>
          </table:previous>
        </table:cell-content-change>
        <table:cell-content-change table:id="ct3938">
          <table:cell-address table:column="3" table:row="63" table:table="2"/>
          <office:change-info>
            <dc:creator> </dc:creator>
            <dc:date>2010-11-27T15:07:35.51</dc:date>
          </office:change-info>
          <table:previous table:id="ct3870">
            <table:change-track-table-cell table:cell-address="Skalen.D64" table:formula="of:=MIN([.D63]*2;[.$E$3])" office:value-type="float" office:value="3186760.5"/>
          </table:previous>
        </table:cell-content-change>
        <table:cell-content-change table:id="ct3939">
          <table:cell-address table:column="3" table:row="64" table:table="2"/>
          <office:change-info>
            <dc:creator> </dc:creator>
            <dc:date>2010-11-27T15:07:35.51</dc:date>
          </office:change-info>
          <table:previous table:id="ct3871">
            <table:change-track-table-cell table:cell-address="Skalen.D65" table:formula="of:=MIN([.D64]*2;[.$E$3])" office:value-type="float" office:value="3186760.5"/>
          </table:previous>
        </table:cell-content-change>
        <table:cell-content-change table:id="ct3940">
          <table:cell-address table:column="3" table:row="65" table:table="2"/>
          <office:change-info>
            <dc:creator> </dc:creator>
            <dc:date>2010-11-27T15:07:35.51</dc:date>
          </office:change-info>
          <table:previous table:id="ct3872">
            <table:change-track-table-cell table:cell-address="Skalen.D66" table:formula="of:=MIN([.D65]*2;[.$E$3])" office:value-type="float" office:value="3186760.5"/>
          </table:previous>
        </table:cell-content-change>
        <table:cell-content-change table:id="ct3941">
          <table:cell-address table:column="3" table:row="66" table:table="2"/>
          <office:change-info>
            <dc:creator> </dc:creator>
            <dc:date>2010-11-27T15:07:35.51</dc:date>
          </office:change-info>
          <table:previous table:id="ct3873">
            <table:change-track-table-cell table:cell-address="Skalen.D67" table:formula="of:=MIN([.D66]*2;[.$E$3])" office:value-type="float" office:value="3186760.5"/>
          </table:previous>
        </table:cell-content-change>
        <table:cell-content-change table:id="ct3942">
          <table:cell-address table:column="3" table:row="67" table:table="2"/>
          <office:change-info>
            <dc:creator> </dc:creator>
            <dc:date>2010-11-27T15:07:35.51</dc:date>
          </office:change-info>
          <table:previous table:id="ct3874">
            <table:change-track-table-cell table:cell-address="Skalen.D68" table:formula="of:=MIN([.D67]*2;[.$E$3])" office:value-type="float" office:value="3186760.5"/>
          </table:previous>
        </table:cell-content-change>
        <table:cell-content-change table:id="ct3943">
          <table:cell-address table:column="3" table:row="68" table:table="2"/>
          <office:change-info>
            <dc:creator> </dc:creator>
            <dc:date>2010-11-27T15:07:35.51</dc:date>
          </office:change-info>
          <table:previous table:id="ct3875">
            <table:change-track-table-cell table:cell-address="Skalen.D69" table:formula="of:=MIN([.D68]*2;[.$E$3])" office:value-type="float" office:value="3186760.5"/>
          </table:previous>
        </table:cell-content-change>
        <table:cell-content-change table:id="ct3944">
          <table:cell-address table:column="3" table:row="69" table:table="2"/>
          <office:change-info>
            <dc:creator> </dc:creator>
            <dc:date>2010-11-27T15:07:35.51</dc:date>
          </office:change-info>
          <table:previous table:id="ct3876">
            <table:change-track-table-cell table:cell-address="Skalen.D70" table:formula="of:=MIN([.D69]*2;[.$E$3])" office:value-type="float" office:value="3186760.5"/>
          </table:previous>
        </table:cell-content-change>
        <table:cell-content-change table:id="ct3945">
          <table:cell-address table:column="3" table:row="70" table:table="2"/>
          <office:change-info>
            <dc:creator> </dc:creator>
            <dc:date>2010-11-27T15:07:35.51</dc:date>
          </office:change-info>
          <table:previous table:id="ct3877">
            <table:change-track-table-cell table:cell-address="Skalen.D71" table:formula="of:=MIN([.D70]*2;[.$E$3])" office:value-type="float" office:value="3186760.5"/>
          </table:previous>
        </table:cell-content-change>
        <table:cell-content-change table:id="ct3946">
          <table:cell-address table:column="3" table:row="6" table:table="2"/>
          <office:change-info>
            <dc:creator> </dc:creator>
            <dc:date>2010-11-27T15:07:44.33</dc:date>
          </office:change-info>
          <table:previous table:id="ct3881">
            <table:change-track-table-cell table:cell-address="Skalen.D7" table:formula="of:=MIN([.D6]*1.2;[.$E$3])" office:value-type="float" office:value="1.2"/>
          </table:previous>
        </table:cell-content-change>
        <table:cell-content-change table:id="ct3947">
          <table:cell-address table:column="3" table:row="7" table:table="2"/>
          <office:change-info>
            <dc:creator> </dc:creator>
            <dc:date>2010-11-27T15:07:49.12</dc:date>
          </office:change-info>
          <table:previous table:id="ct3882">
            <table:change-track-table-cell table:cell-address="Skalen.D8" table:formula="of:=MIN([.D7]*1.2;[.$E$3])" office:value-type="float" office:value="1.68"/>
          </table:previous>
        </table:cell-content-change>
        <table:cell-content-change table:id="ct3948">
          <table:cell-address table:column="3" table:row="8" table:table="2"/>
          <office:change-info>
            <dc:creator> </dc:creator>
            <dc:date>2010-11-27T15:07:49.12</dc:date>
          </office:change-info>
          <table:previous table:id="ct3883">
            <table:change-track-table-cell table:cell-address="Skalen.D9" table:formula="of:=MIN([.D8]*1.2;[.$E$3])" office:value-type="float" office:value="2.352"/>
          </table:previous>
        </table:cell-content-change>
        <table:cell-content-change table:id="ct3949">
          <table:cell-address table:column="3" table:row="9" table:table="2"/>
          <office:change-info>
            <dc:creator> </dc:creator>
            <dc:date>2010-11-27T15:07:49.12</dc:date>
          </office:change-info>
          <table:previous table:id="ct3884">
            <table:change-track-table-cell table:cell-address="Skalen.D10" table:formula="of:=MIN([.D9]*1.2;[.$E$3])" office:value-type="float" office:value="3.2928"/>
          </table:previous>
        </table:cell-content-change>
        <table:cell-content-change table:id="ct3950">
          <table:cell-address table:column="3" table:row="10" table:table="2"/>
          <office:change-info>
            <dc:creator> </dc:creator>
            <dc:date>2010-11-27T15:07:49.12</dc:date>
          </office:change-info>
          <table:previous table:id="ct3885">
            <table:change-track-table-cell table:cell-address="Skalen.D11" table:formula="of:=MIN([.D10]*1.2;[.$E$3])" office:value-type="float" office:value="4.60992"/>
          </table:previous>
        </table:cell-content-change>
        <table:cell-content-change table:id="ct3951">
          <table:cell-address table:column="3" table:row="11" table:table="2"/>
          <office:change-info>
            <dc:creator> </dc:creator>
            <dc:date>2010-11-27T15:07:49.12</dc:date>
          </office:change-info>
          <table:previous table:id="ct3886">
            <table:change-track-table-cell table:cell-address="Skalen.D12" table:formula="of:=MIN([.D11]*1.2;[.$E$3])" office:value-type="float" office:value="6.453888"/>
          </table:previous>
        </table:cell-content-change>
        <table:cell-content-change table:id="ct3952">
          <table:cell-address table:column="3" table:row="12" table:table="2"/>
          <office:change-info>
            <dc:creator> </dc:creator>
            <dc:date>2010-11-27T15:07:49.12</dc:date>
          </office:change-info>
          <table:previous table:id="ct3887">
            <table:change-track-table-cell table:cell-address="Skalen.D13" table:formula="of:=MIN([.D12]*1.2;[.$E$3])" office:value-type="float" office:value="9.0354432"/>
          </table:previous>
        </table:cell-content-change>
        <table:cell-content-change table:id="ct3953">
          <table:cell-address table:column="3" table:row="13" table:table="2"/>
          <office:change-info>
            <dc:creator> </dc:creator>
            <dc:date>2010-11-27T15:07:49.12</dc:date>
          </office:change-info>
          <table:previous table:id="ct3888">
            <table:change-track-table-cell table:cell-address="Skalen.D14" table:formula="of:=MIN([.D13]*1.2;[.$E$3])" office:value-type="float" office:value="12.64962048"/>
          </table:previous>
        </table:cell-content-change>
        <table:cell-content-change table:id="ct3954">
          <table:cell-address table:column="3" table:row="14" table:table="2"/>
          <office:change-info>
            <dc:creator> </dc:creator>
            <dc:date>2010-11-27T15:07:49.12</dc:date>
          </office:change-info>
          <table:previous table:id="ct3889">
            <table:change-track-table-cell table:cell-address="Skalen.D15" table:formula="of:=MIN([.D14]*1.2;[.$E$3])" office:value-type="float" office:value="17.709468672"/>
          </table:previous>
        </table:cell-content-change>
        <table:cell-content-change table:id="ct3955">
          <table:cell-address table:column="3" table:row="15" table:table="2"/>
          <office:change-info>
            <dc:creator> </dc:creator>
            <dc:date>2010-11-27T15:07:49.12</dc:date>
          </office:change-info>
          <table:previous table:id="ct3890">
            <table:change-track-table-cell table:cell-address="Skalen.D16" table:formula="of:=MIN([.D15]*1.2;[.$E$3])" office:value-type="float" office:value="24.7932561408"/>
          </table:previous>
        </table:cell-content-change>
        <table:cell-content-change table:id="ct3956">
          <table:cell-address table:column="3" table:row="16" table:table="2"/>
          <office:change-info>
            <dc:creator> </dc:creator>
            <dc:date>2010-11-27T15:07:49.12</dc:date>
          </office:change-info>
          <table:previous table:id="ct3891">
            <table:change-track-table-cell table:cell-address="Skalen.D17" table:formula="of:=MIN([.D16]*1.2;[.$E$3])" office:value-type="float" office:value="34.71055859712"/>
          </table:previous>
        </table:cell-content-change>
        <table:cell-content-change table:id="ct3957">
          <table:cell-address table:column="3" table:row="17" table:table="2"/>
          <office:change-info>
            <dc:creator> </dc:creator>
            <dc:date>2010-11-27T15:07:49.12</dc:date>
          </office:change-info>
          <table:previous table:id="ct3892">
            <table:change-track-table-cell table:cell-address="Skalen.D18" table:formula="of:=MIN([.D17]*1.2;[.$E$3])" office:value-type="float" office:value="48.594782035968"/>
          </table:previous>
        </table:cell-content-change>
        <table:cell-content-change table:id="ct3958">
          <table:cell-address table:column="3" table:row="18" table:table="2"/>
          <office:change-info>
            <dc:creator> </dc:creator>
            <dc:date>2010-11-27T15:07:49.12</dc:date>
          </office:change-info>
          <table:previous table:id="ct3893">
            <table:change-track-table-cell table:cell-address="Skalen.D19" table:formula="of:=MIN([.D18]*1.2;[.$E$3])" office:value-type="float" office:value="68.0326948503551"/>
          </table:previous>
        </table:cell-content-change>
        <table:cell-content-change table:id="ct3959">
          <table:cell-address table:column="3" table:row="19" table:table="2"/>
          <office:change-info>
            <dc:creator> </dc:creator>
            <dc:date>2010-11-27T15:07:49.12</dc:date>
          </office:change-info>
          <table:previous table:id="ct3894">
            <table:change-track-table-cell table:cell-address="Skalen.D20" table:formula="of:=MIN([.D19]*1.2;[.$E$3])" office:value-type="float" office:value="95.2457727904972"/>
          </table:previous>
        </table:cell-content-change>
        <table:cell-content-change table:id="ct3960">
          <table:cell-address table:column="3" table:row="20" table:table="2"/>
          <office:change-info>
            <dc:creator> </dc:creator>
            <dc:date>2010-11-27T15:07:49.12</dc:date>
          </office:change-info>
          <table:previous table:id="ct3895">
            <table:change-track-table-cell table:cell-address="Skalen.D21" table:formula="of:=MIN([.D20]*1.2;[.$E$3])" office:value-type="float" office:value="133.344081906696"/>
          </table:previous>
        </table:cell-content-change>
        <table:cell-content-change table:id="ct3961">
          <table:cell-address table:column="3" table:row="21" table:table="2"/>
          <office:change-info>
            <dc:creator> </dc:creator>
            <dc:date>2010-11-27T15:07:49.12</dc:date>
          </office:change-info>
          <table:previous table:id="ct3896">
            <table:change-track-table-cell table:cell-address="Skalen.D22" table:formula="of:=MIN([.D21]*1.2;[.$E$3])" office:value-type="float" office:value="186.681714669374"/>
          </table:previous>
        </table:cell-content-change>
        <table:cell-content-change table:id="ct3962">
          <table:cell-address table:column="3" table:row="22" table:table="2"/>
          <office:change-info>
            <dc:creator> </dc:creator>
            <dc:date>2010-11-27T15:07:49.12</dc:date>
          </office:change-info>
          <table:previous table:id="ct3897">
            <table:change-track-table-cell table:cell-address="Skalen.D23" table:formula="of:=MIN([.D22]*1.2;[.$E$3])" office:value-type="float" office:value="261.354400537124"/>
          </table:previous>
        </table:cell-content-change>
        <table:cell-content-change table:id="ct3963">
          <table:cell-address table:column="3" table:row="23" table:table="2"/>
          <office:change-info>
            <dc:creator> </dc:creator>
            <dc:date>2010-11-27T15:07:49.12</dc:date>
          </office:change-info>
          <table:previous table:id="ct3898">
            <table:change-track-table-cell table:cell-address="Skalen.D24" table:formula="of:=MIN([.D23]*1.2;[.$E$3])" office:value-type="float" office:value="365.896160751974"/>
          </table:previous>
        </table:cell-content-change>
        <table:cell-content-change table:id="ct3964">
          <table:cell-address table:column="3" table:row="24" table:table="2"/>
          <office:change-info>
            <dc:creator> </dc:creator>
            <dc:date>2010-11-27T15:07:49.12</dc:date>
          </office:change-info>
          <table:previous table:id="ct3899">
            <table:change-track-table-cell table:cell-address="Skalen.D25" table:formula="of:=MIN([.D24]*1.2;[.$E$3])" office:value-type="float" office:value="512.254625052764"/>
          </table:previous>
        </table:cell-content-change>
        <table:cell-content-change table:id="ct3965">
          <table:cell-address table:column="3" table:row="25" table:table="2"/>
          <office:change-info>
            <dc:creator> </dc:creator>
            <dc:date>2010-11-27T15:07:49.12</dc:date>
          </office:change-info>
          <table:previous table:id="ct3900">
            <table:change-track-table-cell table:cell-address="Skalen.D26" table:formula="of:=MIN([.D25]*1.2;[.$E$3])" office:value-type="float" office:value="717.156475073869"/>
          </table:previous>
        </table:cell-content-change>
        <table:cell-content-change table:id="ct3966">
          <table:cell-address table:column="3" table:row="26" table:table="2"/>
          <office:change-info>
            <dc:creator> </dc:creator>
            <dc:date>2010-11-27T15:07:49.12</dc:date>
          </office:change-info>
          <table:previous table:id="ct3901">
            <table:change-track-table-cell table:cell-address="Skalen.D27" table:formula="of:=MIN([.D26]*1.2;[.$E$3])" office:value-type="float" office:value="1004.01906510342"/>
          </table:previous>
        </table:cell-content-change>
        <table:cell-content-change table:id="ct3967">
          <table:cell-address table:column="3" table:row="27" table:table="2"/>
          <office:change-info>
            <dc:creator> </dc:creator>
            <dc:date>2010-11-27T15:07:49.12</dc:date>
          </office:change-info>
          <table:previous table:id="ct3902">
            <table:change-track-table-cell table:cell-address="Skalen.D28" table:formula="of:=MIN([.D27]*1.2;[.$E$3])" office:value-type="float" office:value="1405.62669114478"/>
          </table:previous>
        </table:cell-content-change>
        <table:cell-content-change table:id="ct3968">
          <table:cell-address table:column="3" table:row="28" table:table="2"/>
          <office:change-info>
            <dc:creator> </dc:creator>
            <dc:date>2010-11-27T15:07:49.12</dc:date>
          </office:change-info>
          <table:previous table:id="ct3903">
            <table:change-track-table-cell table:cell-address="Skalen.D29" table:formula="of:=MIN([.D28]*1.2;[.$E$3])" office:value-type="float" office:value="1967.8773676027"/>
          </table:previous>
        </table:cell-content-change>
        <table:cell-content-change table:id="ct3969">
          <table:cell-address table:column="3" table:row="29" table:table="2"/>
          <office:change-info>
            <dc:creator> </dc:creator>
            <dc:date>2010-11-27T15:07:49.12</dc:date>
          </office:change-info>
          <table:previous table:id="ct3904">
            <table:change-track-table-cell table:cell-address="Skalen.D30" table:formula="of:=MIN([.D29]*1.2;[.$E$3])" office:value-type="float" office:value="2755.02831464377"/>
          </table:previous>
        </table:cell-content-change>
        <table:cell-content-change table:id="ct3970">
          <table:cell-address table:column="3" table:row="30" table:table="2"/>
          <office:change-info>
            <dc:creator> </dc:creator>
            <dc:date>2010-11-27T15:07:49.12</dc:date>
          </office:change-info>
          <table:previous table:id="ct3905">
            <table:change-track-table-cell table:cell-address="Skalen.D31" table:formula="of:=MIN([.D30]*1.2;[.$E$3])" office:value-type="float" office:value="3857.03964050128"/>
          </table:previous>
        </table:cell-content-change>
        <table:cell-content-change table:id="ct3971">
          <table:cell-address table:column="3" table:row="31" table:table="2"/>
          <office:change-info>
            <dc:creator> </dc:creator>
            <dc:date>2010-11-27T15:07:49.12</dc:date>
          </office:change-info>
          <table:previous table:id="ct3906">
            <table:change-track-table-cell table:cell-address="Skalen.D32" table:formula="of:=MIN([.D31]*1.2;[.$E$3])" office:value-type="float" office:value="5399.8554967018"/>
          </table:previous>
        </table:cell-content-change>
        <table:cell-content-change table:id="ct3972">
          <table:cell-address table:column="3" table:row="32" table:table="2"/>
          <office:change-info>
            <dc:creator> </dc:creator>
            <dc:date>2010-11-27T15:07:49.12</dc:date>
          </office:change-info>
          <table:previous table:id="ct3907">
            <table:change-track-table-cell table:cell-address="Skalen.D33" table:formula="of:=MIN([.D32]*1.2;[.$E$3])" office:value-type="float" office:value="7559.79769538252"/>
          </table:previous>
        </table:cell-content-change>
        <table:cell-content-change table:id="ct3973">
          <table:cell-address table:column="3" table:row="33" table:table="2"/>
          <office:change-info>
            <dc:creator> </dc:creator>
            <dc:date>2010-11-27T15:07:49.12</dc:date>
          </office:change-info>
          <table:previous table:id="ct3908">
            <table:change-track-table-cell table:cell-address="Skalen.D34" table:formula="of:=MIN([.D33]*1.2;[.$E$3])" office:value-type="float" office:value="10583.7167735355"/>
          </table:previous>
        </table:cell-content-change>
        <table:cell-content-change table:id="ct3974">
          <table:cell-address table:column="3" table:row="34" table:table="2"/>
          <office:change-info>
            <dc:creator> </dc:creator>
            <dc:date>2010-11-27T15:07:49.12</dc:date>
          </office:change-info>
          <table:previous table:id="ct3909">
            <table:change-track-table-cell table:cell-address="Skalen.D35" table:formula="of:=MIN([.D34]*1.2;[.$E$3])" office:value-type="float" office:value="14817.2034829497"/>
          </table:previous>
        </table:cell-content-change>
        <table:cell-content-change table:id="ct3975">
          <table:cell-address table:column="3" table:row="35" table:table="2"/>
          <office:change-info>
            <dc:creator> </dc:creator>
            <dc:date>2010-11-27T15:07:49.12</dc:date>
          </office:change-info>
          <table:previous table:id="ct3910">
            <table:change-track-table-cell table:cell-address="Skalen.D36" table:formula="of:=MIN([.D35]*1.2;[.$E$3])" office:value-type="float" office:value="20744.0848761296"/>
          </table:previous>
        </table:cell-content-change>
        <table:cell-content-change table:id="ct3976">
          <table:cell-address table:column="3" table:row="36" table:table="2"/>
          <office:change-info>
            <dc:creator> </dc:creator>
            <dc:date>2010-11-27T15:07:49.12</dc:date>
          </office:change-info>
          <table:previous table:id="ct3911">
            <table:change-track-table-cell table:cell-address="Skalen.D37" table:formula="of:=MIN([.D36]*1.2;[.$E$3])" office:value-type="float" office:value="29041.7188265815"/>
          </table:previous>
        </table:cell-content-change>
        <table:cell-content-change table:id="ct3977">
          <table:cell-address table:column="3" table:row="37" table:table="2"/>
          <office:change-info>
            <dc:creator> </dc:creator>
            <dc:date>2010-11-27T15:07:49.12</dc:date>
          </office:change-info>
          <table:previous table:id="ct3912">
            <table:change-track-table-cell table:cell-address="Skalen.D38" table:formula="of:=MIN([.D37]*1.2;[.$E$3])" office:value-type="float" office:value="40658.406357214"/>
          </table:previous>
        </table:cell-content-change>
        <table:cell-content-change table:id="ct3978">
          <table:cell-address table:column="3" table:row="38" table:table="2"/>
          <office:change-info>
            <dc:creator> </dc:creator>
            <dc:date>2010-11-27T15:07:49.12</dc:date>
          </office:change-info>
          <table:previous table:id="ct3913">
            <table:change-track-table-cell table:cell-address="Skalen.D39" table:formula="of:=MIN([.D38]*1.2;[.$E$3])" office:value-type="float" office:value="56921.7689000997"/>
          </table:previous>
        </table:cell-content-change>
        <table:cell-content-change table:id="ct3979">
          <table:cell-address table:column="3" table:row="39" table:table="2"/>
          <office:change-info>
            <dc:creator> </dc:creator>
            <dc:date>2010-11-27T15:07:49.12</dc:date>
          </office:change-info>
          <table:previous table:id="ct3914">
            <table:change-track-table-cell table:cell-address="Skalen.D40" table:formula="of:=MIN([.D39]*1.2;[.$E$3])" office:value-type="float" office:value="79690.4764601395"/>
          </table:previous>
        </table:cell-content-change>
        <table:cell-content-change table:id="ct3980">
          <table:cell-address table:column="3" table:row="40" table:table="2"/>
          <office:change-info>
            <dc:creator> </dc:creator>
            <dc:date>2010-11-27T15:07:49.12</dc:date>
          </office:change-info>
          <table:previous table:id="ct3915">
            <table:change-track-table-cell table:cell-address="Skalen.D41" table:formula="of:=MIN([.D40]*1.2;[.$E$3])" office:value-type="float" office:value="111566.667044195"/>
          </table:previous>
        </table:cell-content-change>
        <table:cell-content-change table:id="ct3981">
          <table:cell-address table:column="3" table:row="41" table:table="2"/>
          <office:change-info>
            <dc:creator> </dc:creator>
            <dc:date>2010-11-27T15:07:49.12</dc:date>
          </office:change-info>
          <table:previous table:id="ct3916">
            <table:change-track-table-cell table:cell-address="Skalen.D42" table:formula="of:=MIN([.D41]*1.2;[.$E$3])" office:value-type="float" office:value="156193.333861873"/>
          </table:previous>
        </table:cell-content-change>
        <table:cell-content-change table:id="ct3982">
          <table:cell-address table:column="3" table:row="42" table:table="2"/>
          <office:change-info>
            <dc:creator> </dc:creator>
            <dc:date>2010-11-27T15:07:49.12</dc:date>
          </office:change-info>
          <table:previous table:id="ct3917">
            <table:change-track-table-cell table:cell-address="Skalen.D43" table:formula="of:=MIN([.D42]*1.2;[.$E$3])" office:value-type="float" office:value="218670.667406623"/>
          </table:previous>
        </table:cell-content-change>
        <table:cell-content-change table:id="ct3983">
          <table:cell-address table:column="3" table:row="43" table:table="2"/>
          <office:change-info>
            <dc:creator> </dc:creator>
            <dc:date>2010-11-27T15:07:49.12</dc:date>
          </office:change-info>
          <table:previous table:id="ct3918">
            <table:change-track-table-cell table:cell-address="Skalen.D44" table:formula="of:=MIN([.D43]*1.2;[.$E$3])" office:value-type="float" office:value="306138.934369272"/>
          </table:previous>
        </table:cell-content-change>
        <table:cell-content-change table:id="ct3984">
          <table:cell-address table:column="3" table:row="44" table:table="2"/>
          <office:change-info>
            <dc:creator> </dc:creator>
            <dc:date>2010-11-27T15:07:49.12</dc:date>
          </office:change-info>
          <table:previous table:id="ct3919">
            <table:change-track-table-cell table:cell-address="Skalen.D45" table:formula="of:=MIN([.D44]*1.2;[.$E$3])" office:value-type="float" office:value="428594.508116981"/>
          </table:previous>
        </table:cell-content-change>
        <table:cell-content-change table:id="ct3985">
          <table:cell-address table:column="3" table:row="45" table:table="2"/>
          <office:change-info>
            <dc:creator> </dc:creator>
            <dc:date>2010-11-27T15:07:49.12</dc:date>
          </office:change-info>
          <table:previous table:id="ct3920">
            <table:change-track-table-cell table:cell-address="Skalen.D46" table:formula="of:=MIN([.D45]*1.2;[.$E$3])" office:value-type="float" office:value="600032.311363773"/>
          </table:previous>
        </table:cell-content-change>
        <table:cell-content-change table:id="ct3986">
          <table:cell-address table:column="3" table:row="46" table:table="2"/>
          <office:change-info>
            <dc:creator> </dc:creator>
            <dc:date>2010-11-27T15:07:49.12</dc:date>
          </office:change-info>
          <table:previous table:id="ct3921">
            <table:change-track-table-cell table:cell-address="Skalen.D47" table:formula="of:=MIN([.D46]*1.2;[.$E$3])" office:value-type="float" office:value="840045.235909282"/>
          </table:previous>
        </table:cell-content-change>
        <table:cell-content-change table:id="ct3987">
          <table:cell-address table:column="3" table:row="47" table:table="2"/>
          <office:change-info>
            <dc:creator> </dc:creator>
            <dc:date>2010-11-27T15:07:49.12</dc:date>
          </office:change-info>
          <table:previous table:id="ct3922">
            <table:change-track-table-cell table:cell-address="Skalen.D48" table:formula="of:=MIN([.D47]*1.2;[.$E$3])" office:value-type="float" office:value="1176063.33027299"/>
          </table:previous>
        </table:cell-content-change>
        <table:cell-content-change table:id="ct3988">
          <table:cell-address table:column="3" table:row="48" table:table="2"/>
          <office:change-info>
            <dc:creator> </dc:creator>
            <dc:date>2010-11-27T15:07:49.12</dc:date>
          </office:change-info>
          <table:previous table:id="ct3923">
            <table:change-track-table-cell table:cell-address="Skalen.D49" table:formula="of:=MIN([.D48]*1.2;[.$E$3])" office:value-type="float" office:value="1646488.66238219"/>
          </table:previous>
        </table:cell-content-change>
        <table:cell-content-change table:id="ct3989">
          <table:cell-address table:column="3" table:row="49" table:table="2"/>
          <office:change-info>
            <dc:creator> </dc:creator>
            <dc:date>2010-11-27T15:07:49.12</dc:date>
          </office:change-info>
          <table:previous table:id="ct3924">
            <table:change-track-table-cell table:cell-address="Skalen.D50" table:formula="of:=MIN([.D49]*1.2;[.$E$3])" office:value-type="float" office:value="2305084.12733507"/>
          </table:previous>
        </table:cell-content-change>
        <table:cell-content-change table:id="ct3990">
          <table:cell-address table:column="3" table:row="50" table:table="2"/>
          <office:change-info>
            <dc:creator> </dc:creator>
            <dc:date>2010-11-27T15:07:49.12</dc:date>
          </office:change-info>
          <table:previous table:id="ct3925">
            <table:change-track-table-cell table:cell-address="Skalen.D51" table:formula="of:=MIN([.D50]*1.2;[.$E$3])" office:value-type="float" office:value="3186760.5"/>
          </table:previous>
        </table:cell-content-change>
        <table:cell-content-change table:id="ct3991">
          <table:cell-address table:column="3" table:row="51" table:table="2"/>
          <office:change-info>
            <dc:creator> </dc:creator>
            <dc:date>2010-11-27T15:07:49.12</dc:date>
          </office:change-info>
          <table:previous table:id="ct3926">
            <table:change-track-table-cell table:cell-address="Skalen.D52" table:formula="of:=MIN([.D51]*1.2;[.$E$3])" office:value-type="float" office:value="3186760.5"/>
          </table:previous>
        </table:cell-content-change>
        <table:cell-content-change table:id="ct3992">
          <table:cell-address table:column="3" table:row="52" table:table="2"/>
          <office:change-info>
            <dc:creator> </dc:creator>
            <dc:date>2010-11-27T15:07:49.12</dc:date>
          </office:change-info>
          <table:previous table:id="ct3927">
            <table:change-track-table-cell table:cell-address="Skalen.D53" table:formula="of:=MIN([.D52]*1.2;[.$E$3])" office:value-type="float" office:value="3186760.5"/>
          </table:previous>
        </table:cell-content-change>
        <table:cell-content-change table:id="ct3993">
          <table:cell-address table:column="3" table:row="53" table:table="2"/>
          <office:change-info>
            <dc:creator> </dc:creator>
            <dc:date>2010-11-27T15:07:49.12</dc:date>
          </office:change-info>
          <table:previous table:id="ct3928">
            <table:change-track-table-cell table:cell-address="Skalen.D54" table:formula="of:=MIN([.D53]*1.2;[.$E$3])" office:value-type="float" office:value="3186760.5"/>
          </table:previous>
        </table:cell-content-change>
        <table:cell-content-change table:id="ct3994">
          <table:cell-address table:column="3" table:row="54" table:table="2"/>
          <office:change-info>
            <dc:creator> </dc:creator>
            <dc:date>2010-11-27T15:07:49.12</dc:date>
          </office:change-info>
          <table:previous table:id="ct3929">
            <table:change-track-table-cell table:cell-address="Skalen.D55" table:formula="of:=MIN([.D54]*1.2;[.$E$3])" office:value-type="float" office:value="3186760.5"/>
          </table:previous>
        </table:cell-content-change>
        <table:cell-content-change table:id="ct3995">
          <table:cell-address table:column="3" table:row="55" table:table="2"/>
          <office:change-info>
            <dc:creator> </dc:creator>
            <dc:date>2010-11-27T15:07:49.12</dc:date>
          </office:change-info>
          <table:previous table:id="ct3930">
            <table:change-track-table-cell table:cell-address="Skalen.D56" table:formula="of:=MIN([.D55]*1.2;[.$E$3])" office:value-type="float" office:value="3186760.5"/>
          </table:previous>
        </table:cell-content-change>
        <table:cell-content-change table:id="ct3996">
          <table:cell-address table:column="3" table:row="56" table:table="2"/>
          <office:change-info>
            <dc:creator> </dc:creator>
            <dc:date>2010-11-27T15:07:49.12</dc:date>
          </office:change-info>
          <table:previous table:id="ct3931">
            <table:change-track-table-cell table:cell-address="Skalen.D57" table:formula="of:=MIN([.D56]*1.2;[.$E$3])" office:value-type="float" office:value="3186760.5"/>
          </table:previous>
        </table:cell-content-change>
        <table:cell-content-change table:id="ct3997">
          <table:cell-address table:column="3" table:row="57" table:table="2"/>
          <office:change-info>
            <dc:creator> </dc:creator>
            <dc:date>2010-11-27T15:07:49.12</dc:date>
          </office:change-info>
          <table:previous table:id="ct3932">
            <table:change-track-table-cell table:cell-address="Skalen.D58" table:formula="of:=MIN([.D57]*1.2;[.$E$3])" office:value-type="float" office:value="3186760.5"/>
          </table:previous>
        </table:cell-content-change>
        <table:cell-content-change table:id="ct3998">
          <table:cell-address table:column="3" table:row="58" table:table="2"/>
          <office:change-info>
            <dc:creator> </dc:creator>
            <dc:date>2010-11-27T15:07:49.12</dc:date>
          </office:change-info>
          <table:previous table:id="ct3933">
            <table:change-track-table-cell table:cell-address="Skalen.D59" table:formula="of:=MIN([.D58]*1.2;[.$E$3])" office:value-type="float" office:value="3186760.5"/>
          </table:previous>
        </table:cell-content-change>
        <table:cell-content-change table:id="ct3999">
          <table:cell-address table:column="3" table:row="59" table:table="2"/>
          <office:change-info>
            <dc:creator> </dc:creator>
            <dc:date>2010-11-27T15:07:49.12</dc:date>
          </office:change-info>
          <table:previous table:id="ct3934">
            <table:change-track-table-cell table:cell-address="Skalen.D60" table:formula="of:=MIN([.D59]*1.2;[.$E$3])" office:value-type="float" office:value="3186760.5"/>
          </table:previous>
        </table:cell-content-change>
        <table:cell-content-change table:id="ct4000">
          <table:cell-address table:column="3" table:row="60" table:table="2"/>
          <office:change-info>
            <dc:creator> </dc:creator>
            <dc:date>2010-11-27T15:07:49.12</dc:date>
          </office:change-info>
          <table:previous table:id="ct3935">
            <table:change-track-table-cell table:cell-address="Skalen.D61" table:formula="of:=MIN([.D60]*1.2;[.$E$3])" office:value-type="float" office:value="3186760.5"/>
          </table:previous>
        </table:cell-content-change>
        <table:cell-content-change table:id="ct4001">
          <table:cell-address table:column="3" table:row="61" table:table="2"/>
          <office:change-info>
            <dc:creator> </dc:creator>
            <dc:date>2010-11-27T15:07:49.12</dc:date>
          </office:change-info>
          <table:previous table:id="ct3936">
            <table:change-track-table-cell table:cell-address="Skalen.D62" table:formula="of:=MIN([.D61]*1.2;[.$E$3])" office:value-type="float" office:value="3186760.5"/>
          </table:previous>
        </table:cell-content-change>
        <table:cell-content-change table:id="ct4002">
          <table:cell-address table:column="3" table:row="62" table:table="2"/>
          <office:change-info>
            <dc:creator> </dc:creator>
            <dc:date>2010-11-27T15:07:49.12</dc:date>
          </office:change-info>
          <table:previous table:id="ct3937">
            <table:change-track-table-cell table:cell-address="Skalen.D63" table:formula="of:=MIN([.D62]*1.2;[.$E$3])" office:value-type="float" office:value="3186760.5"/>
          </table:previous>
        </table:cell-content-change>
        <table:cell-content-change table:id="ct4003">
          <table:cell-address table:column="3" table:row="63" table:table="2"/>
          <office:change-info>
            <dc:creator> </dc:creator>
            <dc:date>2010-11-27T15:07:49.12</dc:date>
          </office:change-info>
          <table:previous table:id="ct3938">
            <table:change-track-table-cell table:cell-address="Skalen.D64" table:formula="of:=MIN([.D63]*1.2;[.$E$3])" office:value-type="float" office:value="3186760.5"/>
          </table:previous>
        </table:cell-content-change>
        <table:cell-content-change table:id="ct4004">
          <table:cell-address table:column="3" table:row="64" table:table="2"/>
          <office:change-info>
            <dc:creator> </dc:creator>
            <dc:date>2010-11-27T15:07:49.12</dc:date>
          </office:change-info>
          <table:previous table:id="ct3939">
            <table:change-track-table-cell table:cell-address="Skalen.D65" table:formula="of:=MIN([.D64]*1.2;[.$E$3])" office:value-type="float" office:value="3186760.5"/>
          </table:previous>
        </table:cell-content-change>
        <table:cell-content-change table:id="ct4005">
          <table:cell-address table:column="3" table:row="65" table:table="2"/>
          <office:change-info>
            <dc:creator> </dc:creator>
            <dc:date>2010-11-27T15:07:49.12</dc:date>
          </office:change-info>
          <table:previous table:id="ct3940">
            <table:change-track-table-cell table:cell-address="Skalen.D66" table:formula="of:=MIN([.D65]*1.2;[.$E$3])" office:value-type="float" office:value="3186760.5"/>
          </table:previous>
        </table:cell-content-change>
        <table:cell-content-change table:id="ct4006">
          <table:cell-address table:column="3" table:row="66" table:table="2"/>
          <office:change-info>
            <dc:creator> </dc:creator>
            <dc:date>2010-11-27T15:07:49.12</dc:date>
          </office:change-info>
          <table:previous table:id="ct3941">
            <table:change-track-table-cell table:cell-address="Skalen.D67" table:formula="of:=MIN([.D66]*1.2;[.$E$3])" office:value-type="float" office:value="3186760.5"/>
          </table:previous>
        </table:cell-content-change>
        <table:cell-content-change table:id="ct4007">
          <table:cell-address table:column="3" table:row="67" table:table="2"/>
          <office:change-info>
            <dc:creator> </dc:creator>
            <dc:date>2010-11-27T15:07:49.12</dc:date>
          </office:change-info>
          <table:previous table:id="ct3942">
            <table:change-track-table-cell table:cell-address="Skalen.D68" table:formula="of:=MIN([.D67]*1.2;[.$E$3])" office:value-type="float" office:value="3186760.5"/>
          </table:previous>
        </table:cell-content-change>
        <table:cell-content-change table:id="ct4008">
          <table:cell-address table:column="3" table:row="68" table:table="2"/>
          <office:change-info>
            <dc:creator> </dc:creator>
            <dc:date>2010-11-27T15:07:49.12</dc:date>
          </office:change-info>
          <table:previous table:id="ct3943">
            <table:change-track-table-cell table:cell-address="Skalen.D69" table:formula="of:=MIN([.D68]*1.2;[.$E$3])" office:value-type="float" office:value="3186760.5"/>
          </table:previous>
        </table:cell-content-change>
        <table:cell-content-change table:id="ct4009">
          <table:cell-address table:column="3" table:row="69" table:table="2"/>
          <office:change-info>
            <dc:creator> </dc:creator>
            <dc:date>2010-11-27T15:07:49.12</dc:date>
          </office:change-info>
          <table:previous table:id="ct3944">
            <table:change-track-table-cell table:cell-address="Skalen.D70" table:formula="of:=MIN([.D69]*1.2;[.$E$3])" office:value-type="float" office:value="3186760.5"/>
          </table:previous>
        </table:cell-content-change>
        <table:cell-content-change table:id="ct4010">
          <table:cell-address table:column="3" table:row="70" table:table="2"/>
          <office:change-info>
            <dc:creator> </dc:creator>
            <dc:date>2010-11-27T15:07:49.12</dc:date>
          </office:change-info>
          <table:previous table:id="ct3945">
            <table:change-track-table-cell table:cell-address="Skalen.D71" table:formula="of:=MIN([.D70]*1.2;[.$E$3])" office:value-type="float" office:value="3186760.5"/>
          </table:previous>
        </table:cell-content-change>
        <table:cell-content-change table:id="ct4011">
          <table:cell-address table:column="3" table:row="0" table:table="2"/>
          <office:change-info>
            <dc:creator> </dc:creator>
            <dc:date>2010-11-27T15:29:06.97</dc:date>
          </office:change-info>
          <table:previous>
            <table:change-track-table-cell/>
          </table:previous>
        </table:cell-content-change>
        <table:cell-content-change table:id="ct4012">
          <table:cell-address table:column="1" table:row="27" table:table="1"/>
          <office:change-info>
            <dc:creator> </dc:creator>
            <dc:date>2011-04-22T20:52:50.62</dc:date>
          </office:change-info>
          <table:previous table:id="ct127">
            <table:change-track-table-cell table:cell-address="'Compute Times'.B28" table:formula="of:==ROUNDUP(SQRT([.B4]))" office:value-type="float" office:value="781"/>
          </table:previous>
        </table:cell-content-change>
        <table:cell-content-change table:id="ct4013">
          <table:cell-address table:column="1" table:row="28" table:table="1"/>
          <office:change-info>
            <dc:creator> </dc:creator>
            <dc:date>2011-04-22T20:54:28.25</dc:date>
          </office:change-info>
          <table:previous table:id="ct3398">
            <table:change-track-table-cell office:value-type="float" office:value="0.9"/>
          </table:previous>
        </table:cell-content-change>
        <table:cell-content-change table:id="ct4014">
          <table:cell-address table:column="1" table:row="28" table:table="1"/>
          <office:change-info>
            <dc:creator> </dc:creator>
            <dc:date>2011-04-22T20:54:40.77</dc:date>
          </office:change-info>
          <table:previous table:id="ct4013">
            <table:change-track-table-cell office:value-type="float" office:value="1"/>
          </table:previous>
        </table:cell-content-change>
        <table:cell-content-change table:id="ct4015">
          <table:cell-address table:column="1" table:row="28" table:table="1"/>
          <office:change-info>
            <dc:creator> </dc:creator>
            <dc:date>2011-04-22T20:54:52.83</dc:date>
          </office:change-info>
          <table:previous table:id="ct4014">
            <table:change-track-table-cell office:value-type="float" office:value="0.9"/>
          </table:previous>
        </table:cell-content-change>
        <table:cell-content-change table:id="ct4016">
          <table:cell-address table:column="1" table:row="28" table:table="1"/>
          <office:change-info>
            <dc:creator> </dc:creator>
            <dc:date>2011-04-22T20:55:06.40</dc:date>
          </office:change-info>
          <table:previous table:id="ct4015">
            <table:change-track-table-cell office:value-type="float" office:value="0.5"/>
          </table:previous>
        </table:cell-content-change>
        <table:cell-content-change table:id="ct4017">
          <table:cell-address table:column="1" table:row="28" table:table="1"/>
          <office:change-info>
            <dc:creator> </dc:creator>
            <dc:date>2011-04-22T20:55:14.33</dc:date>
          </office:change-info>
          <table:previous table:id="ct4016">
            <table:change-track-table-cell office:value-type="float" office:value="1.1"/>
          </table:previous>
        </table:cell-content-change>
        <table:cell-content-change table:id="ct4018">
          <table:cell-address table:column="1" table:row="28" table:table="1"/>
          <office:change-info>
            <dc:creator> </dc:creator>
            <dc:date>2011-04-22T20:55:30.79</dc:date>
          </office:change-info>
          <table:previous table:id="ct4017">
            <table:change-track-table-cell office:value-type="float" office:value="1.15"/>
          </table:previous>
        </table:cell-content-change>
      </table:tracked-changes>
      <table:table table:name="NBF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52" table:default-cell-style-name="ce2"/>
        <table:table-row table:style-name="ro1">
          <table:table-cell table:style-name="ce1" office:value-type="string">
            <text:p>Neighbourhood function calculator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Gridsize [cells]</text:p>
          </table:table-cell>
          <table:table-cell table:style-name="ce5" office:value-type="float" office:value="837">
            <text:p>837</text:p>
          </table:table-cell>
          <table:table-cell table:number-columns-repeated="254"/>
        </table:table-row>
        <table:table-row table:style-name="ro2">
          <table:table-cell table:style-name="ce3" office:value-type="string">
            <text:p>Learning rate Begin</text:p>
          </table:table-cell>
          <table:table-cell table:style-name="ce5" office:value-type="float" office:value="0.25">
            <text:p>0.25</text:p>
          </table:table-cell>
          <table:table-cell table:number-columns-repeated="254"/>
        </table:table-row>
        <table:table-row table:style-name="ro2">
          <table:table-cell table:style-name="ce3" office:value-type="string">
            <text:p>Learning rate End</text:p>
          </table:table-cell>
          <table:table-cell table:style-name="ce5" office:value-type="float" office:value="0.01">
            <text:p>0.01</text:p>
          </table:table-cell>
          <table:table-cell/>
          <table:table-cell office:value-type="string">
            <text:p>Sigma</text:p>
          </table:table-cell>
          <table:table-cell table:formula="of:=[.B6]*(([.B7]/[.B6])^[.B4])" office:value-type="float" office:value="0.594603557501361">
            <text:p>0.59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Radius Begin</text:p>
          </table:table-cell>
          <table:table-cell table:style-name="ce5" office:value-type="float" office:value="1">
            <text:p>1</text:p>
          </table:table-cell>
          <table:table-cell/>
          <table:table-cell office:value-type="string">
            <text:p>Sigmasqr2</text:p>
          </table:table-cell>
          <table:table-cell table:formula="of:=[.E5]*[.E5]/ 2.71828182" office:value-type="float" office:value="0.130065024160473">
            <text:p>0.13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Radius End</text:p>
          </table:table-cell>
          <table:table-cell table:style-name="ce6" office:value-type="float" office:value="0.125">
            <text:p>0.125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Learningstep [%]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2">
          <table:table-cell office:value-type="string">
            <text:p>Current learning rate</text:p>
          </table:table-cell>
          <table:table-cell table:formula="of:=[.$B$4]*(([.$B$5]/[.$B$4])^[.B9])" office:value-type="float" office:value="0.25">
            <text:p>0.25</text:p>
          </table:table-cell>
          <table:table-cell table:formula="of:=[.$B$4]*(([.$B$5]/[.$B$4])^[.C9])" office:value-type="float" office:value="0.111803398874989">
            <text:p>0.11</text:p>
          </table:table-cell>
          <table:table-cell table:formula="of:=[.$B$4]*(([.$B$5]/[.$B$4])^[.D9])" office:value-type="float" office:value="0.05">
            <text:p>0.05</text:p>
          </table:table-cell>
          <table:table-cell table:formula="of:=[.$B$4]*(([.$B$5]/[.$B$4])^[.E9])" office:value-type="float" office:value="0.0223606797749979">
            <text:p>0.02</text:p>
          </table:table-cell>
          <table:table-cell table:formula="of:=[.$B$4]*(([.$B$5]/[.$B$4])^[.F9])" office:value-type="float" office:value="0.01">
            <text:p>0.01</text:p>
          </table:table-cell>
          <table:table-cell table:number-columns-repeated="250"/>
        </table:table-row>
        <table:table-row table:style-name="ro2">
          <table:table-cell>
            <draw:frame table:end-cell-address="NBF.S51" table:end-x="0.0713in" table:end-y="0.0732in" draw:z-index="0" draw:style-name="gr1" svg:width="17.1004in" svg:height="6.9717in" svg:x="0.0469in" svg:y="0.1571in">
              <draw:object draw:notify-on-update-of-ranges="NBF.A63:NBF.A150 NBF.B62:NBF.B62 NBF.B63:NBF.B150 NBF.C62:NBF.C62 NBF.C63:NBF.C150 NBF.D62:NBF.D62 NBF.D63:NBF.D150 NBF.E62:NBF.E62 NBF.E63:NBF.E150 NBF.F62:NBF.F62 NBF.F63:NBF.F15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3">
          <table:table-cell table:style-name="Default" table:number-columns-repeated="6"/>
          <table:table-cell table:number-columns-repeated="250"/>
        </table:table-row>
        <table:table-row table:style-name="ro4">
          <table:table-cell table:style-name="Default" table:number-columns-repeated="6"/>
          <table:table-cell table:number-columns-repeated="250"/>
        </table:table-row>
        <table:table-row table:style-name="ro2" table:number-rows-repeated="48">
          <table:table-cell table:style-name="Default" table:number-columns-repeated="6"/>
          <table:table-cell table:number-columns-repeated="250"/>
        </table:table-row>
        <table:table-row table:style-name="ro2">
          <table:table-cell table:style-name="ce4" office:value-type="string">
            <text:p>Distance</text:p>
          </table:table-cell>
          <table:table-cell table:style-name="ce4" office:value-type="string">
            <text:p>NBF 0%</text:p>
          </table:table-cell>
          <table:table-cell table:style-name="ce4" office:value-type="string">
            <text:p>NBF 25%</text:p>
          </table:table-cell>
          <table:table-cell table:style-name="ce4" office:value-type="string">
            <text:p>NBF 50%</text:p>
          </table:table-cell>
          <table:table-cell table:style-name="ce4" office:value-type="string">
            <text:p>NBF 75%</text:p>
          </table:table-cell>
          <table:table-cell table:style-name="ce4" office:value-type="string">
            <text:p>NBF 100%</text:p>
          </table:table-cell>
          <table:table-cell table:number-columns-repeated="250"/>
        </table:table-row>
        <table:table-row table:style-name="ro2">
          <table:table-cell table:style-name="ce4" office:value-type="float" office:value="0">
            <text:p>0</text:p>
          </table:table-cell>
          <table:table-cell table:style-name="ce4" table:formula="of:=EXP(-([.A63]/[.$B$3])/[.$E$6])*[.$B$10]" office:value-type="float" office:value="0.25">
            <text:p>0.25</text:p>
          </table:table-cell>
          <table:table-cell table:style-name="ce4" table:formula="of:=EXP(-([.A63]/[.$B$3])/[.$E$6])*[.$C$10]" office:value-type="float" office:value="0.111803398874989">
            <text:p>0.11</text:p>
          </table:table-cell>
          <table:table-cell table:style-name="ce4" table:formula="of:=EXP(-([.A63]/[.$B$3])/[.$E$6])*[.$D$10]" office:value-type="float" office:value="0.05">
            <text:p>0.05</text:p>
          </table:table-cell>
          <table:table-cell table:style-name="ce4" table:formula="of:=EXP(-([.A63]/[.$B$3])/[.$E$6])*[.$E$10]" office:value-type="float" office:value="0.0223606797749979">
            <text:p>0.02</text:p>
          </table:table-cell>
          <table:table-cell table:style-name="ce4" table:formula="of:=EXP(-([.A63]/[.$B$3])/[.$E$6])*[.$F$10]" office:value-type="float" office:value="0.01">
            <text:p>0.01</text:p>
          </table:table-cell>
          <table:table-cell table:number-columns-repeated="250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4" table:formula="of:=EXP(-([.A64]/[.$B$3])/[.$E$6])*[.$B$10]" office:value-type="float" office:value="0.22805881264996">
            <text:p>0.23</text:p>
          </table:table-cell>
          <table:table-cell table:style-name="ce4" table:formula="of:=EXP(-([.A64]/[.$B$3])/[.$E$6])*[.$C$10]" office:value-type="float" office:value="0.10199100159064">
            <text:p>0.1</text:p>
          </table:table-cell>
          <table:table-cell table:style-name="ce4" table:formula="of:=EXP(-([.A64]/[.$B$3])/[.$E$6])*[.$D$10]" office:value-type="float" office:value="0.045611762529992">
            <text:p>0.05</text:p>
          </table:table-cell>
          <table:table-cell table:style-name="ce4" table:formula="of:=EXP(-([.A64]/[.$B$3])/[.$E$6])*[.$E$10]" office:value-type="float" office:value="0.020398200318128">
            <text:p>0.02</text:p>
          </table:table-cell>
          <table:table-cell table:style-name="ce4" table:formula="of:=EXP(-([.A64]/[.$B$3])/[.$E$6])*[.$F$10]" office:value-type="float" office:value="0.00912235250599841">
            <text:p>0.01</text:p>
          </table:table-cell>
          <table:table-cell table:number-columns-repeated="250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4" table:formula="of:=EXP(-([.A65]/[.$B$3])/[.$E$6])*[.$B$10]" office:value-type="float" office:value="0.208043288109238">
            <text:p>0.21</text:p>
          </table:table-cell>
          <table:table-cell table:style-name="ce4" table:formula="of:=EXP(-([.A65]/[.$B$3])/[.$E$6])*[.$C$10]" office:value-type="float" office:value="0.0930397868949662">
            <text:p>0.09</text:p>
          </table:table-cell>
          <table:table-cell table:style-name="ce4" table:formula="of:=EXP(-([.A65]/[.$B$3])/[.$E$6])*[.$D$10]" office:value-type="float" office:value="0.0416086576218477">
            <text:p>0.04</text:p>
          </table:table-cell>
          <table:table-cell table:style-name="ce4" table:formula="of:=EXP(-([.A65]/[.$B$3])/[.$E$6])*[.$E$10]" office:value-type="float" office:value="0.0186079573789932">
            <text:p>0.02</text:p>
          </table:table-cell>
          <table:table-cell table:style-name="ce4" table:formula="of:=EXP(-([.A65]/[.$B$3])/[.$E$6])*[.$F$10]" office:value-type="float" office:value="0.00832173152436954">
            <text:p>0.01</text:p>
          </table:table-cell>
          <table:table-cell table:number-columns-repeated="250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4" table:formula="of:=EXP(-([.A66]/[.$B$3])/[.$E$6])*[.$B$10]" office:value-type="float" office:value="0.189784421063946">
            <text:p>0.19</text:p>
          </table:table-cell>
          <table:table-cell table:style-name="ce4" table:formula="of:=EXP(-([.A66]/[.$B$3])/[.$E$6])*[.$C$10]" office:value-type="float" office:value="0.0848741733138852">
            <text:p>0.08</text:p>
          </table:table-cell>
          <table:table-cell table:style-name="ce4" table:formula="of:=EXP(-([.A66]/[.$B$3])/[.$E$6])*[.$D$10]" office:value-type="float" office:value="0.0379568842127892">
            <text:p>0.04</text:p>
          </table:table-cell>
          <table:table-cell table:style-name="ce4" table:formula="of:=EXP(-([.A66]/[.$B$3])/[.$E$6])*[.$E$10]" office:value-type="float" office:value="0.016974834662777">
            <text:p>0.02</text:p>
          </table:table-cell>
          <table:table-cell table:style-name="ce4" table:formula="of:=EXP(-([.A66]/[.$B$3])/[.$E$6])*[.$F$10]" office:value-type="float" office:value="0.00759137684255784">
            <text:p>0.01</text:p>
          </table:table-cell>
          <table:table-cell table:number-columns-repeated="250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4" table:formula="of:=EXP(-([.A67]/[.$B$3])/[.$E$6])*[.$B$10]" office:value-type="float" office:value="0.173128038909214">
            <text:p>0.17</text:p>
          </table:table-cell>
          <table:table-cell table:style-name="ce4" table:formula="of:=EXP(-([.A67]/[.$B$3])/[.$E$6])*[.$C$10]" office:value-type="float" office:value="0.0774252127624464">
            <text:p>0.08</text:p>
          </table:table-cell>
          <table:table-cell table:style-name="ce4" table:formula="of:=EXP(-([.A67]/[.$B$3])/[.$E$6])*[.$D$10]" office:value-type="float" office:value="0.0346256077818429">
            <text:p>0.03</text:p>
          </table:table-cell>
          <table:table-cell table:style-name="ce4" table:formula="of:=EXP(-([.A67]/[.$B$3])/[.$E$6])*[.$E$10]" office:value-type="float" office:value="0.0154850425524893">
            <text:p>0.02</text:p>
          </table:table-cell>
          <table:table-cell table:style-name="ce4" table:formula="of:=EXP(-([.A67]/[.$B$3])/[.$E$6])*[.$F$10]" office:value-type="float" office:value="0.00692512155636858">
            <text:p>0.01</text:p>
          </table:table-cell>
          <table:table-cell table:number-columns-repeated="250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4" table:formula="of:=EXP(-([.A68]/[.$B$3])/[.$E$6])*[.$B$10]" office:value-type="float" office:value="0.157933499960206">
            <text:p>0.16</text:p>
          </table:table-cell>
          <table:table-cell table:style-name="ce4" table:formula="of:=EXP(-([.A68]/[.$B$3])/[.$E$6])*[.$C$10]" office:value-type="float" office:value="0.0706300083670963">
            <text:p>0.07</text:p>
          </table:table-cell>
          <table:table-cell table:style-name="ce4" table:formula="of:=EXP(-([.A68]/[.$B$3])/[.$E$6])*[.$D$10]" office:value-type="float" office:value="0.0315866999920412">
            <text:p>0.03</text:p>
          </table:table-cell>
          <table:table-cell table:style-name="ce4" table:formula="of:=EXP(-([.A68]/[.$B$3])/[.$E$6])*[.$E$10]" office:value-type="float" office:value="0.0141260016734193">
            <text:p>0.01</text:p>
          </table:table-cell>
          <table:table-cell table:style-name="ce4" table:formula="of:=EXP(-([.A68]/[.$B$3])/[.$E$6])*[.$F$10]" office:value-type="float" office:value="0.00631733999840825">
            <text:p>0.01</text:p>
          </table:table-cell>
          <table:table-cell table:number-columns-repeated="250"/>
        </table:table-row>
        <table:table-row table:style-name="ro2">
          <table:table-cell table:style-name="ce4" office:value-type="float" office:value="60">
            <text:p>60</text:p>
          </table:table-cell>
          <table:table-cell table:style-name="ce4" table:formula="of:=EXP(-([.A69]/[.$B$3])/[.$E$6])*[.$B$10]" office:value-type="float" office:value="0.144072505914309">
            <text:p>0.14</text:p>
          </table:table-cell>
          <table:table-cell table:style-name="ce4" table:formula="of:=EXP(-([.A69]/[.$B$3])/[.$E$6])*[.$C$10]" office:value-type="float" office:value="0.0644311833826269">
            <text:p>0.06</text:p>
          </table:table-cell>
          <table:table-cell table:style-name="ce4" table:formula="of:=EXP(-([.A69]/[.$B$3])/[.$E$6])*[.$D$10]" office:value-type="float" office:value="0.0288145011828617">
            <text:p>0.03</text:p>
          </table:table-cell>
          <table:table-cell table:style-name="ce4" table:formula="of:=EXP(-([.A69]/[.$B$3])/[.$E$6])*[.$E$10]" office:value-type="float" office:value="0.0128862366765254">
            <text:p>0.01</text:p>
          </table:table-cell>
          <table:table-cell table:style-name="ce4" table:formula="of:=EXP(-([.A69]/[.$B$3])/[.$E$6])*[.$F$10]" office:value-type="float" office:value="0.00576290023657234">
            <text:p>0.01</text:p>
          </table:table-cell>
          <table:table-cell table:number-columns-repeated="250"/>
        </table:table-row>
        <table:table-row table:style-name="ro2">
          <table:table-cell table:style-name="ce4" office:value-type="float" office:value="70">
            <text:p>70</text:p>
          </table:table-cell>
          <table:table-cell table:style-name="ce4" table:formula="of:=EXP(-([.A70]/[.$B$3])/[.$E$6])*[.$B$10]" office:value-type="float" office:value="0.131428018537286">
            <text:p>0.13</text:p>
          </table:table-cell>
          <table:table-cell table:style-name="ce4" table:formula="of:=EXP(-([.A70]/[.$B$3])/[.$E$6])*[.$C$10]" office:value-type="float" office:value="0.0587763967194949">
            <text:p>0.06</text:p>
          </table:table-cell>
          <table:table-cell table:style-name="ce4" table:formula="of:=EXP(-([.A70]/[.$B$3])/[.$E$6])*[.$D$10]" office:value-type="float" office:value="0.0262856037074573">
            <text:p>0.03</text:p>
          </table:table-cell>
          <table:table-cell table:style-name="ce4" table:formula="of:=EXP(-([.A70]/[.$B$3])/[.$E$6])*[.$E$10]" office:value-type="float" office:value="0.011755279343899">
            <text:p>0.01</text:p>
          </table:table-cell>
          <table:table-cell table:style-name="ce4" table:formula="of:=EXP(-([.A70]/[.$B$3])/[.$E$6])*[.$F$10]" office:value-type="float" office:value="0.00525712074149145">
            <text:p>0.01</text:p>
          </table:table-cell>
          <table:table-cell table:number-columns-repeated="250"/>
        </table:table-row>
        <table:table-row table:style-name="ro2">
          <table:table-cell table:style-name="ce4" office:value-type="float" office:value="80">
            <text:p>80</text:p>
          </table:table-cell>
          <table:table-cell table:style-name="ce4" table:formula="of:=EXP(-([.A71]/[.$B$3])/[.$E$6])*[.$B$10]" office:value-type="float" office:value="0.119893271426202">
            <text:p>0.12</text:p>
          </table:table-cell>
          <table:table-cell table:style-name="ce4" table:formula="of:=EXP(-([.A71]/[.$B$3])/[.$E$6])*[.$C$10]" office:value-type="float" office:value="0.0536179009907641">
            <text:p>0.05</text:p>
          </table:table-cell>
          <table:table-cell table:style-name="ce4" table:formula="of:=EXP(-([.A71]/[.$B$3])/[.$E$6])*[.$D$10]" office:value-type="float" office:value="0.0239786542852404">
            <text:p>0.02</text:p>
          </table:table-cell>
          <table:table-cell table:style-name="ce4" table:formula="of:=EXP(-([.A71]/[.$B$3])/[.$E$6])*[.$E$10]" office:value-type="float" office:value="0.0107235801981528">
            <text:p>0.01</text:p>
          </table:table-cell>
          <table:table-cell table:style-name="ce4" table:formula="of:=EXP(-([.A71]/[.$B$3])/[.$E$6])*[.$F$10]" office:value-type="float" office:value="0.0047957308570480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90">
            <text:p>90</text:p>
          </table:table-cell>
          <table:table-cell table:style-name="ce4" table:formula="of:=EXP(-([.A72]/[.$B$3])/[.$E$6])*[.$B$10]" office:value-type="float" office:value="0.109370868504716">
            <text:p>0.11</text:p>
          </table:table-cell>
          <table:table-cell table:style-name="ce4" table:formula="of:=EXP(-([.A72]/[.$B$3])/[.$E$6])*[.$C$10]" office:value-type="float" office:value="0.0489121393469471">
            <text:p>0.05</text:p>
          </table:table-cell>
          <table:table-cell table:style-name="ce4" table:formula="of:=EXP(-([.A72]/[.$B$3])/[.$E$6])*[.$D$10]" office:value-type="float" office:value="0.0218741737009432">
            <text:p>0.02</text:p>
          </table:table-cell>
          <table:table-cell table:style-name="ce4" table:formula="of:=EXP(-([.A72]/[.$B$3])/[.$E$6])*[.$E$10]" office:value-type="float" office:value="0.00978242786938942">
            <text:p>0.01</text:p>
          </table:table-cell>
          <table:table-cell table:style-name="ce4" table:formula="of:=EXP(-([.A72]/[.$B$3])/[.$E$6])*[.$F$10]" office:value-type="float" office:value="0.0043748347401886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table:formula="of:=EXP(-([.A73]/[.$B$3])/[.$E$6])*[.$B$10]" office:value-type="float" office:value="0.0997719616387217">
            <text:p>0.1</text:p>
          </table:table-cell>
          <table:table-cell table:style-name="ce4" table:formula="of:=EXP(-([.A73]/[.$B$3])/[.$E$6])*[.$C$10]" office:value-type="float" office:value="0.0446193776945366">
            <text:p>0.04</text:p>
          </table:table-cell>
          <table:table-cell table:style-name="ce4" table:formula="of:=EXP(-([.A73]/[.$B$3])/[.$E$6])*[.$D$10]" office:value-type="float" office:value="0.0199543923277444">
            <text:p>0.02</text:p>
          </table:table-cell>
          <table:table-cell table:style-name="ce4" table:formula="of:=EXP(-([.A73]/[.$B$3])/[.$E$6])*[.$E$10]" office:value-type="float" office:value="0.00892387553890733">
            <text:p>0.01</text:p>
          </table:table-cell>
          <table:table-cell table:style-name="ce4" table:formula="of:=EXP(-([.A73]/[.$B$3])/[.$E$6])*[.$F$10]" office:value-type="float" office:value="0.0039908784655488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10">
            <text:p>110</text:p>
          </table:table-cell>
          <table:table-cell table:style-name="ce4" table:formula="of:=EXP(-([.A74]/[.$B$3])/[.$E$6])*[.$B$10]" office:value-type="float" office:value="0.091015500428337">
            <text:p>0.09</text:p>
          </table:table-cell>
          <table:table-cell table:style-name="ce4" table:formula="of:=EXP(-([.A74]/[.$B$3])/[.$E$6])*[.$C$10]" office:value-type="float" office:value="0.0407033691927846">
            <text:p>0.04</text:p>
          </table:table-cell>
          <table:table-cell table:style-name="ce4" table:formula="of:=EXP(-([.A74]/[.$B$3])/[.$E$6])*[.$D$10]" office:value-type="float" office:value="0.0182031000856674">
            <text:p>0.02</text:p>
          </table:table-cell>
          <table:table-cell table:style-name="ce4" table:formula="of:=EXP(-([.A74]/[.$B$3])/[.$E$6])*[.$E$10]" office:value-type="float" office:value="0.00814067383855691">
            <text:p>0.01</text:p>
          </table:table-cell>
          <table:table-cell table:style-name="ce4" table:formula="of:=EXP(-([.A74]/[.$B$3])/[.$E$6])*[.$F$10]" office:value-type="float" office:value="0.0036406200171334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20">
            <text:p>120</text:p>
          </table:table-cell>
          <table:table-cell table:style-name="ce4" table:formula="of:=EXP(-([.A75]/[.$B$3])/[.$E$6])*[.$B$10]" office:value-type="float" office:value="0.0830275478417139">
            <text:p>0.08</text:p>
          </table:table-cell>
          <table:table-cell table:style-name="ce4" table:formula="of:=EXP(-([.A75]/[.$B$3])/[.$E$6])*[.$C$10]" office:value-type="float" office:value="0.0371310481958376">
            <text:p>0.04</text:p>
          </table:table-cell>
          <table:table-cell table:style-name="ce4" table:formula="of:=EXP(-([.A75]/[.$B$3])/[.$E$6])*[.$D$10]" office:value-type="float" office:value="0.0166055095683428">
            <text:p>0.02</text:p>
          </table:table-cell>
          <table:table-cell table:style-name="ce4" table:formula="of:=EXP(-([.A75]/[.$B$3])/[.$E$6])*[.$E$10]" office:value-type="float" office:value="0.00742620963916753">
            <text:p>0.01</text:p>
          </table:table-cell>
          <table:table-cell table:style-name="ce4" table:formula="of:=EXP(-([.A75]/[.$B$3])/[.$E$6])*[.$F$10]" office:value-type="float" office:value="0.0033211019136685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30">
            <text:p>130</text:p>
          </table:table-cell>
          <table:table-cell table:style-name="ce4" table:formula="of:=EXP(-([.A76]/[.$B$3])/[.$E$6])*[.$B$10]" office:value-type="float" office:value="0.0757406559120761">
            <text:p>0.08</text:p>
          </table:table-cell>
          <table:table-cell table:style-name="ce4" table:formula="of:=EXP(-([.A76]/[.$B$3])/[.$E$6])*[.$C$10]" office:value-type="float" office:value="0.0338722510559647">
            <text:p>0.03</text:p>
          </table:table-cell>
          <table:table-cell table:style-name="ce4" table:formula="of:=EXP(-([.A76]/[.$B$3])/[.$E$6])*[.$D$10]" office:value-type="float" office:value="0.0151481311824152">
            <text:p>0.02</text:p>
          </table:table-cell>
          <table:table-cell table:style-name="ce4" table:formula="of:=EXP(-([.A76]/[.$B$3])/[.$E$6])*[.$E$10]" office:value-type="float" office:value="0.00677445021119294">
            <text:p>0.01</text:p>
          </table:table-cell>
          <table:table-cell table:style-name="ce4" table:formula="of:=EXP(-([.A76]/[.$B$3])/[.$E$6])*[.$F$10]" office:value-type="float" office:value="0.0030296262364830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40">
            <text:p>140</text:p>
          </table:table-cell>
          <table:table-cell table:style-name="ce4" table:formula="of:=EXP(-([.A77]/[.$B$3])/[.$E$6])*[.$B$10]" office:value-type="float" office:value="0.0690932962265491">
            <text:p>0.07</text:p>
          </table:table-cell>
          <table:table-cell table:style-name="ce4" table:formula="of:=EXP(-([.A77]/[.$B$3])/[.$E$6])*[.$C$10]" office:value-type="float" office:value="0.0308994614304187">
            <text:p>0.03</text:p>
          </table:table-cell>
          <table:table-cell table:style-name="ce4" table:formula="of:=EXP(-([.A77]/[.$B$3])/[.$E$6])*[.$D$10]" office:value-type="float" office:value="0.0138186592453098">
            <text:p>0.01</text:p>
          </table:table-cell>
          <table:table-cell table:style-name="ce4" table:formula="of:=EXP(-([.A77]/[.$B$3])/[.$E$6])*[.$E$10]" office:value-type="float" office:value="0.00617989228608374">
            <text:p>0.01</text:p>
          </table:table-cell>
          <table:table-cell table:style-name="ce4" table:formula="of:=EXP(-([.A77]/[.$B$3])/[.$E$6])*[.$F$10]" office:value-type="float" office:value="0.0027637318490619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50">
            <text:p>150</text:p>
          </table:table-cell>
          <table:table-cell table:style-name="ce4" table:formula="of:=EXP(-([.A78]/[.$B$3])/[.$E$6])*[.$B$10]" office:value-type="float" office:value="0.063029340397995">
            <text:p>0.06</text:p>
          </table:table-cell>
          <table:table-cell table:style-name="ce4" table:formula="of:=EXP(-([.A78]/[.$B$3])/[.$E$6])*[.$C$10]" office:value-type="float" office:value="0.0281875779413781">
            <text:p>0.03</text:p>
          </table:table-cell>
          <table:table-cell table:style-name="ce4" table:formula="of:=EXP(-([.A78]/[.$B$3])/[.$E$6])*[.$D$10]" office:value-type="float" office:value="0.012605868079599">
            <text:p>0.01</text:p>
          </table:table-cell>
          <table:table-cell table:style-name="ce4" table:formula="of:=EXP(-([.A78]/[.$B$3])/[.$E$6])*[.$E$10]" office:value-type="float" office:value="0.00563751558827562">
            <text:p>0.01</text:p>
          </table:table-cell>
          <table:table-cell table:style-name="ce4" table:formula="of:=EXP(-([.A78]/[.$B$3])/[.$E$6])*[.$F$10]" office:value-type="float" office:value="0.002521173615919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60">
            <text:p>160</text:p>
          </table:table-cell>
          <table:table-cell table:style-name="ce4" table:formula="of:=EXP(-([.A79]/[.$B$3])/[.$E$6])*[.$B$10]" office:value-type="float" office:value="0.0574975861331076">
            <text:p>0.06</text:p>
          </table:table-cell>
          <table:table-cell table:style-name="ce4" table:formula="of:=EXP(-([.A79]/[.$B$3])/[.$E$6])*[.$C$10]" office:value-type="float" office:value="0.0257137022271556">
            <text:p>0.03</text:p>
          </table:table-cell>
          <table:table-cell table:style-name="ce4" table:formula="of:=EXP(-([.A79]/[.$B$3])/[.$E$6])*[.$D$10]" office:value-type="float" office:value="0.0114995172266215">
            <text:p>0.01</text:p>
          </table:table-cell>
          <table:table-cell table:style-name="ce4" table:formula="of:=EXP(-([.A79]/[.$B$3])/[.$E$6])*[.$E$10]" office:value-type="float" office:value="0.00514274044543112">
            <text:p>0.01</text:p>
          </table:table-cell>
          <table:table-cell table:style-name="ce4" table:formula="of:=EXP(-([.A79]/[.$B$3])/[.$E$6])*[.$F$10]" office:value-type="float" office:value="0.002299903445324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70">
            <text:p>170</text:p>
          </table:table-cell>
          <table:table-cell table:style-name="ce4" table:formula="of:=EXP(-([.A80]/[.$B$3])/[.$E$6])*[.$B$10]" office:value-type="float" office:value="0.0524513248950214">
            <text:p>0.05</text:p>
          </table:table-cell>
          <table:table-cell table:style-name="ce4" table:formula="of:=EXP(-([.A80]/[.$B$3])/[.$E$6])*[.$C$10]" office:value-type="float" office:value="0.023456945595039">
            <text:p>0.02</text:p>
          </table:table-cell>
          <table:table-cell table:style-name="ce4" table:formula="of:=EXP(-([.A80]/[.$B$3])/[.$E$6])*[.$D$10]" office:value-type="float" office:value="0.0104902649790043">
            <text:p>0.01</text:p>
          </table:table-cell>
          <table:table-cell table:style-name="ce4" table:formula="of:=EXP(-([.A80]/[.$B$3])/[.$E$6])*[.$E$10]" office:value-type="float" office:value="0.00469138911900779">
            <text:p>0</text:p>
          </table:table-cell>
          <table:table-cell table:style-name="ce4" table:formula="of:=EXP(-([.A80]/[.$B$3])/[.$E$6])*[.$F$10]" office:value-type="float" office:value="0.0020980529958008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80">
            <text:p>180</text:p>
          </table:table-cell>
          <table:table-cell table:style-name="ce4" table:formula="of:=EXP(-([.A81]/[.$B$3])/[.$E$6])*[.$B$10]" office:value-type="float" office:value="0.0478479475099035">
            <text:p>0.05</text:p>
          </table:table-cell>
          <table:table-cell table:style-name="ce4" table:formula="of:=EXP(-([.A81]/[.$B$3])/[.$E$6])*[.$C$10]" office:value-type="float" office:value="0.0213982526431972">
            <text:p>0.02</text:p>
          </table:table-cell>
          <table:table-cell table:style-name="ce4" table:formula="of:=EXP(-([.A81]/[.$B$3])/[.$E$6])*[.$D$10]" office:value-type="float" office:value="0.00956958950198069">
            <text:p>0.01</text:p>
          </table:table-cell>
          <table:table-cell table:style-name="ce4" table:formula="of:=EXP(-([.A81]/[.$B$3])/[.$E$6])*[.$E$10]" office:value-type="float" office:value="0.00427965052863944">
            <text:p>0</text:p>
          </table:table-cell>
          <table:table-cell table:style-name="ce4" table:formula="of:=EXP(-([.A81]/[.$B$3])/[.$E$6])*[.$F$10]" office:value-type="float" office:value="0.0019139179003961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90">
            <text:p>190</text:p>
          </table:table-cell>
          <table:table-cell table:style-name="ce4" table:formula="of:=EXP(-([.A82]/[.$B$3])/[.$E$6])*[.$B$10]" office:value-type="float" office:value="0.0436485843873848">
            <text:p>0.04</text:p>
          </table:table-cell>
          <table:table-cell table:style-name="ce4" table:formula="of:=EXP(-([.A82]/[.$B$3])/[.$E$6])*[.$C$10]" office:value-type="float" office:value="0.0195202403623657">
            <text:p>0.02</text:p>
          </table:table-cell>
          <table:table-cell table:style-name="ce4" table:formula="of:=EXP(-([.A82]/[.$B$3])/[.$E$6])*[.$D$10]" office:value-type="float" office:value="0.00872971687747696">
            <text:p>0.01</text:p>
          </table:table-cell>
          <table:table-cell table:style-name="ce4" table:formula="of:=EXP(-([.A82]/[.$B$3])/[.$E$6])*[.$E$10]" office:value-type="float" office:value="0.00390404807247314">
            <text:p>0</text:p>
          </table:table-cell>
          <table:table-cell table:style-name="ce4" table:formula="of:=EXP(-([.A82]/[.$B$3])/[.$E$6])*[.$F$10]" office:value-type="float" office:value="0.0017459433754953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00">
            <text:p>200</text:p>
          </table:table-cell>
          <table:table-cell table:style-name="ce4" table:formula="of:=EXP(-([.A83]/[.$B$3])/[.$E$6])*[.$B$10]" office:value-type="float" office:value="0.0398177773169543">
            <text:p>0.04</text:p>
          </table:table-cell>
          <table:table-cell table:style-name="ce4" table:formula="of:=EXP(-([.A83]/[.$B$3])/[.$E$6])*[.$C$10]" office:value-type="float" office:value="0.0178070513587318">
            <text:p>0.02</text:p>
          </table:table-cell>
          <table:table-cell table:style-name="ce4" table:formula="of:=EXP(-([.A83]/[.$B$3])/[.$E$6])*[.$D$10]" office:value-type="float" office:value="0.00796355546339085">
            <text:p>0.01</text:p>
          </table:table-cell>
          <table:table-cell table:style-name="ce4" table:formula="of:=EXP(-([.A83]/[.$B$3])/[.$E$6])*[.$E$10]" office:value-type="float" office:value="0.00356141027174636">
            <text:p>0</text:p>
          </table:table-cell>
          <table:table-cell table:style-name="ce4" table:formula="of:=EXP(-([.A83]/[.$B$3])/[.$E$6])*[.$F$10]" office:value-type="float" office:value="0.0015927110926781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10">
            <text:p>210</text:p>
          </table:table-cell>
          <table:table-cell table:style-name="ce4" table:formula="of:=EXP(-([.A84]/[.$B$3])/[.$E$6])*[.$B$10]" office:value-type="float" office:value="0.0363231800690604">
            <text:p>0.04</text:p>
          </table:table-cell>
          <table:table-cell table:style-name="ce4" table:formula="of:=EXP(-([.A84]/[.$B$3])/[.$E$6])*[.$C$10]" office:value-type="float" office:value="0.0162442199586769">
            <text:p>0.02</text:p>
          </table:table-cell>
          <table:table-cell table:style-name="ce4" table:formula="of:=EXP(-([.A84]/[.$B$3])/[.$E$6])*[.$D$10]" office:value-type="float" office:value="0.00726463601381208">
            <text:p>0.01</text:p>
          </table:table-cell>
          <table:table-cell table:style-name="ce4" table:formula="of:=EXP(-([.A84]/[.$B$3])/[.$E$6])*[.$E$10]" office:value-type="float" office:value="0.00324884399173538">
            <text:p>0</text:p>
          </table:table-cell>
          <table:table-cell table:style-name="ce4" table:formula="of:=EXP(-([.A84]/[.$B$3])/[.$E$6])*[.$F$10]" office:value-type="float" office:value="0.0014529272027624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20">
            <text:p>220</text:p>
          </table:table-cell>
          <table:table-cell table:style-name="ce4" table:formula="of:=EXP(-([.A85]/[.$B$3])/[.$E$6])*[.$B$10]" office:value-type="float" office:value="0.0331352852728824">
            <text:p>0.03</text:p>
          </table:table-cell>
          <table:table-cell table:style-name="ce4" table:formula="of:=EXP(-([.A85]/[.$B$3])/[.$E$6])*[.$C$10]" office:value-type="float" office:value="0.0148185500648026">
            <text:p>0.01</text:p>
          </table:table-cell>
          <table:table-cell table:style-name="ce4" table:formula="of:=EXP(-([.A85]/[.$B$3])/[.$E$6])*[.$D$10]" office:value-type="float" office:value="0.00662705705457649">
            <text:p>0.01</text:p>
          </table:table-cell>
          <table:table-cell table:style-name="ce4" table:formula="of:=EXP(-([.A85]/[.$B$3])/[.$E$6])*[.$E$10]" office:value-type="float" office:value="0.00296371001296051">
            <text:p>0</text:p>
          </table:table-cell>
          <table:table-cell table:style-name="ce4" table:formula="of:=EXP(-([.A85]/[.$B$3])/[.$E$6])*[.$F$10]" office:value-type="float" office:value="0.001325411410915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30">
            <text:p>230</text:p>
          </table:table-cell>
          <table:table-cell table:style-name="ce4" table:formula="of:=EXP(-([.A86]/[.$B$3])/[.$E$6])*[.$B$10]" office:value-type="float" office:value="0.0302271752646051">
            <text:p>0.03</text:p>
          </table:table-cell>
          <table:table-cell table:style-name="ce4" table:formula="of:=EXP(-([.A86]/[.$B$3])/[.$E$6])*[.$C$10]" office:value-type="float" office:value="0.0135180037318915">
            <text:p>0.01</text:p>
          </table:table-cell>
          <table:table-cell table:style-name="ce4" table:formula="of:=EXP(-([.A86]/[.$B$3])/[.$E$6])*[.$D$10]" office:value-type="float" office:value="0.00604543505292103">
            <text:p>0.01</text:p>
          </table:table-cell>
          <table:table-cell table:style-name="ce4" table:formula="of:=EXP(-([.A86]/[.$B$3])/[.$E$6])*[.$E$10]" office:value-type="float" office:value="0.00270360074637829">
            <text:p>0</text:p>
          </table:table-cell>
          <table:table-cell table:style-name="ce4" table:formula="of:=EXP(-([.A86]/[.$B$3])/[.$E$6])*[.$F$10]" office:value-type="float" office:value="0.00120908701058421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40">
            <text:p>240</text:p>
          </table:table-cell>
          <table:table-cell table:style-name="ce4" table:formula="of:=EXP(-([.A87]/[.$B$3])/[.$E$6])*[.$B$10]" office:value-type="float" office:value="0.0275742948024324">
            <text:p>0.03</text:p>
          </table:table-cell>
          <table:table-cell table:style-name="ce4" table:formula="of:=EXP(-([.A87]/[.$B$3])/[.$E$6])*[.$C$10]" office:value-type="float" office:value="0.0123315995219716">
            <text:p>0.01</text:p>
          </table:table-cell>
          <table:table-cell table:style-name="ce4" table:formula="of:=EXP(-([.A87]/[.$B$3])/[.$E$6])*[.$D$10]" office:value-type="float" office:value="0.00551485896048647">
            <text:p>0.01</text:p>
          </table:table-cell>
          <table:table-cell table:style-name="ce4" table:formula="of:=EXP(-([.A87]/[.$B$3])/[.$E$6])*[.$E$10]" office:value-type="float" office:value="0.00246631990439432">
            <text:p>0</text:p>
          </table:table-cell>
          <table:table-cell table:style-name="ce4" table:formula="of:=EXP(-([.A87]/[.$B$3])/[.$E$6])*[.$F$10]" office:value-type="float" office:value="0.0011029717920972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50">
            <text:p>250</text:p>
          </table:table-cell>
          <table:table-cell table:style-name="ce4" table:formula="of:=EXP(-([.A88]/[.$B$3])/[.$E$6])*[.$B$10]" office:value-type="float" office:value="0.0251542437292108">
            <text:p>0.03</text:p>
          </table:table-cell>
          <table:table-cell table:style-name="ce4" table:formula="of:=EXP(-([.A88]/[.$B$3])/[.$E$6])*[.$C$10]" office:value-type="float" office:value="0.0112493197802226">
            <text:p>0.01</text:p>
          </table:table-cell>
          <table:table-cell table:style-name="ce4" table:formula="of:=EXP(-([.A88]/[.$B$3])/[.$E$6])*[.$D$10]" office:value-type="float" office:value="0.00503084874584215">
            <text:p>0.01</text:p>
          </table:table-cell>
          <table:table-cell table:style-name="ce4" table:formula="of:=EXP(-([.A88]/[.$B$3])/[.$E$6])*[.$E$10]" office:value-type="float" office:value="0.00224986395604452">
            <text:p>0</text:p>
          </table:table-cell>
          <table:table-cell table:style-name="ce4" table:formula="of:=EXP(-([.A88]/[.$B$3])/[.$E$6])*[.$F$10]" office:value-type="float" office:value="0.0010061697491684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60">
            <text:p>260</text:p>
          </table:table-cell>
          <table:table-cell table:style-name="ce4" table:formula="of:=EXP(-([.A89]/[.$B$3])/[.$E$6])*[.$B$10]" office:value-type="float" office:value="0.022946587831966">
            <text:p>0.02</text:p>
          </table:table-cell>
          <table:table-cell table:style-name="ce4" table:formula="of:=EXP(-([.A89]/[.$B$3])/[.$E$6])*[.$C$10]" office:value-type="float" office:value="0.0102620260487891">
            <text:p>0.01</text:p>
          </table:table-cell>
          <table:table-cell table:style-name="ce4" table:formula="of:=EXP(-([.A89]/[.$B$3])/[.$E$6])*[.$D$10]" office:value-type="float" office:value="0.00458931756639321">
            <text:p>0</text:p>
          </table:table-cell>
          <table:table-cell table:style-name="ce4" table:formula="of:=EXP(-([.A89]/[.$B$3])/[.$E$6])*[.$E$10]" office:value-type="float" office:value="0.00205240520975782">
            <text:p>0</text:p>
          </table:table-cell>
          <table:table-cell table:style-name="ce4" table:formula="of:=EXP(-([.A89]/[.$B$3])/[.$E$6])*[.$F$10]" office:value-type="float" office:value="0.00091786351327864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70">
            <text:p>270</text:p>
          </table:table-cell>
          <table:table-cell table:style-name="ce4" table:formula="of:=EXP(-([.A90]/[.$B$3])/[.$E$6])*[.$B$10]" office:value-type="float" office:value="0.0209326863013048">
            <text:p>0.02</text:p>
          </table:table-cell>
          <table:table-cell table:style-name="ce4" table:formula="of:=EXP(-([.A90]/[.$B$3])/[.$E$6])*[.$C$10]" office:value-type="float" office:value="0.00936138190427923">
            <text:p>0.01</text:p>
          </table:table-cell>
          <table:table-cell table:style-name="ce4" table:formula="of:=EXP(-([.A90]/[.$B$3])/[.$E$6])*[.$D$10]" office:value-type="float" office:value="0.00418653726026096">
            <text:p>0</text:p>
          </table:table-cell>
          <table:table-cell table:style-name="ce4" table:formula="of:=EXP(-([.A90]/[.$B$3])/[.$E$6])*[.$E$10]" office:value-type="float" office:value="0.00187227638085585">
            <text:p>0</text:p>
          </table:table-cell>
          <table:table-cell table:style-name="ce4" table:formula="of:=EXP(-([.A90]/[.$B$3])/[.$E$6])*[.$F$10]" office:value-type="float" office:value="0.00083730745205219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80">
            <text:p>280</text:p>
          </table:table-cell>
          <table:table-cell table:style-name="ce4" table:formula="of:=EXP(-([.A91]/[.$B$3])/[.$E$6])*[.$B$10]" office:value-type="float" office:value="0.0190955343337986">
            <text:p>0.02</text:p>
          </table:table-cell>
          <table:table-cell table:style-name="ce4" table:formula="of:=EXP(-([.A91]/[.$B$3])/[.$E$6])*[.$C$10]" office:value-type="float" office:value="0.00853978256741098">
            <text:p>0.01</text:p>
          </table:table-cell>
          <table:table-cell table:style-name="ce4" table:formula="of:=EXP(-([.A91]/[.$B$3])/[.$E$6])*[.$D$10]" office:value-type="float" office:value="0.00381910686675973">
            <text:p>0</text:p>
          </table:table-cell>
          <table:table-cell table:style-name="ce4" table:formula="of:=EXP(-([.A91]/[.$B$3])/[.$E$6])*[.$E$10]" office:value-type="float" office:value="0.0017079565134822">
            <text:p>0</text:p>
          </table:table-cell>
          <table:table-cell table:style-name="ce4" table:formula="of:=EXP(-([.A91]/[.$B$3])/[.$E$6])*[.$F$10]" office:value-type="float" office:value="0.00076382137335194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90">
            <text:p>290</text:p>
          </table:table-cell>
          <table:table-cell table:style-name="ce4" table:formula="of:=EXP(-([.A92]/[.$B$3])/[.$E$6])*[.$B$10]" office:value-type="float" office:value="0.0174196195483307">
            <text:p>0.02</text:p>
          </table:table-cell>
          <table:table-cell table:style-name="ce4" table:formula="of:=EXP(-([.A92]/[.$B$3])/[.$E$6])*[.$C$10]" office:value-type="float" office:value="0.0077902906904503">
            <text:p>0.01</text:p>
          </table:table-cell>
          <table:table-cell table:style-name="ce4" table:formula="of:=EXP(-([.A92]/[.$B$3])/[.$E$6])*[.$D$10]" office:value-type="float" office:value="0.00348392390966613">
            <text:p>0</text:p>
          </table:table-cell>
          <table:table-cell table:style-name="ce4" table:formula="of:=EXP(-([.A92]/[.$B$3])/[.$E$6])*[.$E$10]" office:value-type="float" office:value="0.00155805813809006">
            <text:p>0</text:p>
          </table:table-cell>
          <table:table-cell table:style-name="ce4" table:formula="of:=EXP(-([.A92]/[.$B$3])/[.$E$6])*[.$F$10]" office:value-type="float" office:value="0.00069678478193322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00">
            <text:p>300</text:p>
          </table:table-cell>
          <table:table-cell table:style-name="ce4" table:formula="of:=EXP(-([.A93]/[.$B$3])/[.$E$6])*[.$B$10]" office:value-type="float" office:value="0.0158907910040253">
            <text:p>0.02</text:p>
          </table:table-cell>
          <table:table-cell table:style-name="ce4" table:formula="of:=EXP(-([.A93]/[.$B$3])/[.$E$6])*[.$C$10]" office:value-type="float" office:value="0.00710657778024854">
            <text:p>0.01</text:p>
          </table:table-cell>
          <table:table-cell table:style-name="ce4" table:formula="of:=EXP(-([.A93]/[.$B$3])/[.$E$6])*[.$D$10]" office:value-type="float" office:value="0.00317815820080506">
            <text:p>0</text:p>
          </table:table-cell>
          <table:table-cell table:style-name="ce4" table:formula="of:=EXP(-([.A93]/[.$B$3])/[.$E$6])*[.$E$10]" office:value-type="float" office:value="0.00142131555604971">
            <text:p>0</text:p>
          </table:table-cell>
          <table:table-cell table:style-name="ce4" table:formula="of:=EXP(-([.A93]/[.$B$3])/[.$E$6])*[.$F$10]" office:value-type="float" office:value="0.00063563164016101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10">
            <text:p>310</text:p>
          </table:table-cell>
          <table:table-cell table:style-name="ce4" table:formula="of:=EXP(-([.A94]/[.$B$3])/[.$E$6])*[.$B$10]" office:value-type="float" office:value="0.0144961397137867">
            <text:p>0.01</text:p>
          </table:table-cell>
          <table:table-cell table:style-name="ce4" table:formula="of:=EXP(-([.A94]/[.$B$3])/[.$E$6])*[.$C$10]" office:value-type="float" office:value="0.00648287076227229">
            <text:p>0.01</text:p>
          </table:table-cell>
          <table:table-cell table:style-name="ce4" table:formula="of:=EXP(-([.A94]/[.$B$3])/[.$E$6])*[.$D$10]" office:value-type="float" office:value="0.00289922794275734">
            <text:p>0</text:p>
          </table:table-cell>
          <table:table-cell table:style-name="ce4" table:formula="of:=EXP(-([.A94]/[.$B$3])/[.$E$6])*[.$E$10]" office:value-type="float" office:value="0.00129657415245446">
            <text:p>0</text:p>
          </table:table-cell>
          <table:table-cell table:style-name="ce4" table:formula="of:=EXP(-([.A94]/[.$B$3])/[.$E$6])*[.$F$10]" office:value-type="float" office:value="0.00057984558855146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20">
            <text:p>320</text:p>
          </table:table-cell>
          <table:table-cell table:style-name="ce4" table:formula="of:=EXP(-([.A95]/[.$B$3])/[.$E$6])*[.$B$10]" office:value-type="float" office:value="0.0132238896445365">
            <text:p>0.01</text:p>
          </table:table-cell>
          <table:table-cell table:style-name="ce4" table:formula="of:=EXP(-([.A95]/[.$B$3])/[.$E$6])*[.$C$10]" office:value-type="float" office:value="0.00591390323442784">
            <text:p>0.01</text:p>
          </table:table-cell>
          <table:table-cell table:style-name="ce4" table:formula="of:=EXP(-([.A95]/[.$B$3])/[.$E$6])*[.$D$10]" office:value-type="float" office:value="0.0026447779289073">
            <text:p>0</text:p>
          </table:table-cell>
          <table:table-cell table:style-name="ce4" table:formula="of:=EXP(-([.A95]/[.$B$3])/[.$E$6])*[.$E$10]" office:value-type="float" office:value="0.00118278064688557">
            <text:p>0</text:p>
          </table:table-cell>
          <table:table-cell table:style-name="ce4" table:formula="of:=EXP(-([.A95]/[.$B$3])/[.$E$6])*[.$F$10]" office:value-type="float" office:value="0.000528955585781461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30">
            <text:p>330</text:p>
          </table:table-cell>
          <table:table-cell table:style-name="ce4" table:formula="of:=EXP(-([.A96]/[.$B$3])/[.$E$6])*[.$B$10]" office:value-type="float" office:value="0.0120632982837884">
            <text:p>0.01</text:p>
          </table:table-cell>
          <table:table-cell table:style-name="ce4" table:formula="of:=EXP(-([.A96]/[.$B$3])/[.$E$6])*[.$C$10]" office:value-type="float" office:value="0.00539487099908149">
            <text:p>0.01</text:p>
          </table:table-cell>
          <table:table-cell table:style-name="ce4" table:formula="of:=EXP(-([.A96]/[.$B$3])/[.$E$6])*[.$D$10]" office:value-type="float" office:value="0.00241265965675768">
            <text:p>0</text:p>
          </table:table-cell>
          <table:table-cell table:style-name="ce4" table:formula="of:=EXP(-([.A96]/[.$B$3])/[.$E$6])*[.$E$10]" office:value-type="float" office:value="0.0010789741998163">
            <text:p>0</text:p>
          </table:table-cell>
          <table:table-cell table:style-name="ce4" table:formula="of:=EXP(-([.A96]/[.$B$3])/[.$E$6])*[.$F$10]" office:value-type="float" office:value="0.00048253193135153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40">
            <text:p>340</text:p>
          </table:table-cell>
          <table:table-cell table:style-name="ce4" table:formula="of:=EXP(-([.A97]/[.$B$3])/[.$E$6])*[.$B$10]" office:value-type="float" office:value="0.0110045659329723">
            <text:p>0.01</text:p>
          </table:table-cell>
          <table:table-cell table:style-name="ce4" table:formula="of:=EXP(-([.A97]/[.$B$3])/[.$E$6])*[.$C$10]" office:value-type="float" office:value="0.00492139149780091">
            <text:p>0</text:p>
          </table:table-cell>
          <table:table-cell table:style-name="ce4" table:formula="of:=EXP(-([.A97]/[.$B$3])/[.$E$6])*[.$D$10]" office:value-type="float" office:value="0.00220091318659447">
            <text:p>0</text:p>
          </table:table-cell>
          <table:table-cell table:style-name="ce4" table:formula="of:=EXP(-([.A97]/[.$B$3])/[.$E$6])*[.$E$10]" office:value-type="float" office:value="0.000984278299560183">
            <text:p>0</text:p>
          </table:table-cell>
          <table:table-cell table:style-name="ce4" table:formula="of:=EXP(-([.A97]/[.$B$3])/[.$E$6])*[.$F$10]" office:value-type="float" office:value="0.00044018263731889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50">
            <text:p>350</text:p>
          </table:table-cell>
          <table:table-cell table:style-name="ce4" table:formula="of:=EXP(-([.A98]/[.$B$3])/[.$E$6])*[.$B$10]" office:value-type="float" office:value="0.0100387529616075">
            <text:p>0.01</text:p>
          </table:table-cell>
          <table:table-cell table:style-name="ce4" table:formula="of:=EXP(-([.A98]/[.$B$3])/[.$E$6])*[.$C$10]" office:value-type="float" office:value="0.00448946680629634">
            <text:p>0</text:p>
          </table:table-cell>
          <table:table-cell table:style-name="ce4" table:formula="of:=EXP(-([.A98]/[.$B$3])/[.$E$6])*[.$D$10]" office:value-type="float" office:value="0.0020077505923215">
            <text:p>0</text:p>
          </table:table-cell>
          <table:table-cell table:style-name="ce4" table:formula="of:=EXP(-([.A98]/[.$B$3])/[.$E$6])*[.$E$10]" office:value-type="float" office:value="0.000897893361259268">
            <text:p>0</text:p>
          </table:table-cell>
          <table:table-cell table:style-name="ce4" table:formula="of:=EXP(-([.A98]/[.$B$3])/[.$E$6])*[.$F$10]" office:value-type="float" office:value="0.000401550118464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60">
            <text:p>360</text:p>
          </table:table-cell>
          <table:table-cell table:style-name="ce4" table:formula="of:=EXP(-([.A99]/[.$B$3])/[.$E$6])*[.$B$10]" office:value-type="float" office:value="0.0091577043236419">
            <text:p>0.01</text:p>
          </table:table-cell>
          <table:table-cell table:style-name="ce4" table:formula="of:=EXP(-([.A99]/[.$B$3])/[.$E$6])*[.$C$10]" office:value-type="float" office:value="0.00409544987710141">
            <text:p>0</text:p>
          </table:table-cell>
          <table:table-cell table:style-name="ce4" table:formula="of:=EXP(-([.A99]/[.$B$3])/[.$E$6])*[.$D$10]" office:value-type="float" office:value="0.00183154086472838">
            <text:p>0</text:p>
          </table:table-cell>
          <table:table-cell table:style-name="ce4" table:formula="of:=EXP(-([.A99]/[.$B$3])/[.$E$6])*[.$E$10]" office:value-type="float" office:value="0.000819089975420281">
            <text:p>0</text:p>
          </table:table-cell>
          <table:table-cell table:style-name="ce4" table:formula="of:=EXP(-([.A99]/[.$B$3])/[.$E$6])*[.$F$10]" office:value-type="float" office:value="0.00036630817294567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70">
            <text:p>370</text:p>
          </table:table-cell>
          <table:table-cell table:style-name="ce4" table:formula="of:=EXP(-([.A100]/[.$B$3])/[.$E$6])*[.$B$10]" office:value-type="float" office:value="0.00835398069859672">
            <text:p>0.01</text:p>
          </table:table-cell>
          <table:table-cell table:style-name="ce4" table:formula="of:=EXP(-([.A100]/[.$B$3])/[.$E$6])*[.$C$10]" office:value-type="float" office:value="0.00373601374495669">
            <text:p>0</text:p>
          </table:table-cell>
          <table:table-cell table:style-name="ce4" table:formula="of:=EXP(-([.A100]/[.$B$3])/[.$E$6])*[.$D$10]" office:value-type="float" office:value="0.00167079613971934">
            <text:p>0</text:p>
          </table:table-cell>
          <table:table-cell table:style-name="ce4" table:formula="of:=EXP(-([.A100]/[.$B$3])/[.$E$6])*[.$E$10]" office:value-type="float" office:value="0.000747202748991338">
            <text:p>0</text:p>
          </table:table-cell>
          <table:table-cell table:style-name="ce4" table:formula="of:=EXP(-([.A100]/[.$B$3])/[.$E$6])*[.$F$10]" office:value-type="float" office:value="0.00033415922794386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80">
            <text:p>380</text:p>
          </table:table-cell>
          <table:table-cell table:style-name="ce4" table:formula="of:=EXP(-([.A101]/[.$B$3])/[.$E$6])*[.$B$10]" office:value-type="float" office:value="0.00762079567609061">
            <text:p>0.01</text:p>
          </table:table-cell>
          <table:table-cell table:style-name="ce4" table:formula="of:=EXP(-([.A101]/[.$B$3])/[.$E$6])*[.$C$10]" office:value-type="float" office:value="0.00340812343487501">
            <text:p>0</text:p>
          </table:table-cell>
          <table:table-cell table:style-name="ce4" table:formula="of:=EXP(-([.A101]/[.$B$3])/[.$E$6])*[.$D$10]" office:value-type="float" office:value="0.00152415913521812">
            <text:p>0</text:p>
          </table:table-cell>
          <table:table-cell table:style-name="ce4" table:formula="of:=EXP(-([.A101]/[.$B$3])/[.$E$6])*[.$E$10]" office:value-type="float" office:value="0.000681624686975003">
            <text:p>0</text:p>
          </table:table-cell>
          <table:table-cell table:style-name="ce4" table:formula="of:=EXP(-([.A101]/[.$B$3])/[.$E$6])*[.$F$10]" office:value-type="float" office:value="0.00030483182704362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90">
            <text:p>390</text:p>
          </table:table-cell>
          <table:table-cell table:style-name="ce4" table:formula="of:=EXP(-([.A102]/[.$B$3])/[.$E$6])*[.$B$10]" office:value-type="float" office:value="0.0069519584533487">
            <text:p>0.01</text:p>
          </table:table-cell>
          <table:table-cell table:style-name="ce4" table:formula="of:=EXP(-([.A102]/[.$B$3])/[.$E$6])*[.$C$10]" office:value-type="float" office:value="0.0031090103356884">
            <text:p>0</text:p>
          </table:table-cell>
          <table:table-cell table:style-name="ce4" table:formula="of:=EXP(-([.A102]/[.$B$3])/[.$E$6])*[.$D$10]" office:value-type="float" office:value="0.00139039169066974">
            <text:p>0</text:p>
          </table:table-cell>
          <table:table-cell table:style-name="ce4" table:formula="of:=EXP(-([.A102]/[.$B$3])/[.$E$6])*[.$E$10]" office:value-type="float" office:value="0.000621802067137679">
            <text:p>0</text:p>
          </table:table-cell>
          <table:table-cell table:style-name="ce4" table:formula="of:=EXP(-([.A102]/[.$B$3])/[.$E$6])*[.$F$10]" office:value-type="float" office:value="0.00027807833813394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00">
            <text:p>400</text:p>
          </table:table-cell>
          <table:table-cell table:style-name="ce4" table:formula="of:=EXP(-([.A103]/[.$B$3])/[.$E$6])*[.$B$10]" office:value-type="float" office:value="0.00634182156185023">
            <text:p>0.01</text:p>
          </table:table-cell>
          <table:table-cell table:style-name="ce4" table:formula="of:=EXP(-([.A103]/[.$B$3])/[.$E$6])*[.$C$10]" office:value-type="float" office:value="0.0028361488226942">
            <text:p>0</text:p>
          </table:table-cell>
          <table:table-cell table:style-name="ce4" table:formula="of:=EXP(-([.A103]/[.$B$3])/[.$E$6])*[.$D$10]" office:value-type="float" office:value="0.00126836431237005">
            <text:p>0</text:p>
          </table:table-cell>
          <table:table-cell table:style-name="ce4" table:formula="of:=EXP(-([.A103]/[.$B$3])/[.$E$6])*[.$E$10]" office:value-type="float" office:value="0.00056722976453884">
            <text:p>0</text:p>
          </table:table-cell>
          <table:table-cell table:style-name="ce4" table:formula="of:=EXP(-([.A103]/[.$B$3])/[.$E$6])*[.$F$10]" office:value-type="float" office:value="0.00025367286247400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10">
            <text:p>410</text:p>
          </table:table-cell>
          <table:table-cell table:style-name="ce4" table:formula="of:=EXP(-([.A104]/[.$B$3])/[.$E$6])*[.$B$10]" office:value-type="float" office:value="0.00578523318173391">
            <text:p>0.01</text:p>
          </table:table-cell>
          <table:table-cell table:style-name="ce4" table:formula="of:=EXP(-([.A104]/[.$B$3])/[.$E$6])*[.$C$10]" office:value-type="float" office:value="0.00258723493200889">
            <text:p>0</text:p>
          </table:table-cell>
          <table:table-cell table:style-name="ce4" table:formula="of:=EXP(-([.A104]/[.$B$3])/[.$E$6])*[.$D$10]" office:value-type="float" office:value="0.00115704663634678">
            <text:p>0</text:p>
          </table:table-cell>
          <table:table-cell table:style-name="ce4" table:formula="of:=EXP(-([.A104]/[.$B$3])/[.$E$6])*[.$E$10]" office:value-type="float" office:value="0.000517446986401777">
            <text:p>0</text:p>
          </table:table-cell>
          <table:table-cell table:style-name="ce4" table:formula="of:=EXP(-([.A104]/[.$B$3])/[.$E$6])*[.$F$10]" office:value-type="float" office:value="0.00023140932726935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20">
            <text:p>420</text:p>
          </table:table-cell>
          <table:table-cell table:style-name="ce4" table:formula="of:=EXP(-([.A105]/[.$B$3])/[.$E$6])*[.$B$10]" office:value-type="float" office:value="0.00527749364131755">
            <text:p>0.01</text:p>
          </table:table-cell>
          <table:table-cell table:style-name="ce4" table:formula="of:=EXP(-([.A105]/[.$B$3])/[.$E$6])*[.$C$10]" office:value-type="float" office:value="0.00236016690656179">
            <text:p>0</text:p>
          </table:table-cell>
          <table:table-cell table:style-name="ce4" table:formula="of:=EXP(-([.A105]/[.$B$3])/[.$E$6])*[.$D$10]" office:value-type="float" office:value="0.00105549872826351">
            <text:p>0</text:p>
          </table:table-cell>
          <table:table-cell table:style-name="ce4" table:formula="of:=EXP(-([.A105]/[.$B$3])/[.$E$6])*[.$E$10]" office:value-type="float" office:value="0.000472033381312358">
            <text:p>0</text:p>
          </table:table-cell>
          <table:table-cell table:style-name="ce4" table:formula="of:=EXP(-([.A105]/[.$B$3])/[.$E$6])*[.$F$10]" office:value-type="float" office:value="0.00021109974565270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30">
            <text:p>430</text:p>
          </table:table-cell>
          <table:table-cell table:style-name="ce4" table:formula="of:=EXP(-([.A106]/[.$B$3])/[.$E$6])*[.$B$10]" office:value-type="float" office:value="0.00481431573442638">
            <text:p>0</text:p>
          </table:table-cell>
          <table:table-cell table:style-name="ce4" table:formula="of:=EXP(-([.A106]/[.$B$3])/[.$E$6])*[.$C$10]" office:value-type="float" office:value="0.00215302744946484">
            <text:p>0</text:p>
          </table:table-cell>
          <table:table-cell table:style-name="ce4" table:formula="of:=EXP(-([.A106]/[.$B$3])/[.$E$6])*[.$D$10]" office:value-type="float" office:value="0.000962863146885276">
            <text:p>0</text:p>
          </table:table-cell>
          <table:table-cell table:style-name="ce4" table:formula="of:=EXP(-([.A106]/[.$B$3])/[.$E$6])*[.$E$10]" office:value-type="float" office:value="0.000430605489892968">
            <text:p>0</text:p>
          </table:table-cell>
          <table:table-cell table:style-name="ce4" table:formula="of:=EXP(-([.A106]/[.$B$3])/[.$E$6])*[.$F$10]" office:value-type="float" office:value="0.00019257262937705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40">
            <text:p>440</text:p>
          </table:table-cell>
          <table:table-cell table:style-name="ce4" table:formula="of:=EXP(-([.A107]/[.$B$3])/[.$E$6])*[.$B$10]" office:value-type="float" office:value="0.0043917885204612">
            <text:p>0</text:p>
          </table:table-cell>
          <table:table-cell table:style-name="ce4" table:formula="of:=EXP(-([.A107]/[.$B$3])/[.$E$6])*[.$C$10]" office:value-type="float" office:value="0.00196406753491089">
            <text:p>0</text:p>
          </table:table-cell>
          <table:table-cell table:style-name="ce4" table:formula="of:=EXP(-([.A107]/[.$B$3])/[.$E$6])*[.$D$10]" office:value-type="float" office:value="0.00087835770409224">
            <text:p>0</text:p>
          </table:table-cell>
          <table:table-cell table:style-name="ce4" table:formula="of:=EXP(-([.A107]/[.$B$3])/[.$E$6])*[.$E$10]" office:value-type="float" office:value="0.000392813506982179">
            <text:p>0</text:p>
          </table:table-cell>
          <table:table-cell table:style-name="ce4" table:formula="of:=EXP(-([.A107]/[.$B$3])/[.$E$6])*[.$F$10]" office:value-type="float" office:value="0.00017567154081844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50">
            <text:p>450</text:p>
          </table:table-cell>
          <table:table-cell table:style-name="ce4" table:formula="of:=EXP(-([.A108]/[.$B$3])/[.$E$6])*[.$B$10]" office:value-type="float" office:value="0.00400634430154443">
            <text:p>0</text:p>
          </table:table-cell>
          <table:table-cell table:style-name="ce4" table:formula="of:=EXP(-([.A108]/[.$B$3])/[.$E$6])*[.$C$10]" office:value-type="float" office:value="0.00179169163990445">
            <text:p>0</text:p>
          </table:table-cell>
          <table:table-cell table:style-name="ce4" table:formula="of:=EXP(-([.A108]/[.$B$3])/[.$E$6])*[.$D$10]" office:value-type="float" office:value="0.000801268860308886">
            <text:p>0</text:p>
          </table:table-cell>
          <table:table-cell table:style-name="ce4" table:formula="of:=EXP(-([.A108]/[.$B$3])/[.$E$6])*[.$E$10]" office:value-type="float" office:value="0.00035833832798089">
            <text:p>0</text:p>
          </table:table-cell>
          <table:table-cell table:style-name="ce4" table:formula="of:=EXP(-([.A108]/[.$B$3])/[.$E$6])*[.$F$10]" office:value-type="float" office:value="0.00016025377206177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60">
            <text:p>460</text:p>
          </table:table-cell>
          <table:table-cell table:style-name="ce4" table:formula="of:=EXP(-([.A109]/[.$B$3])/[.$E$6])*[.$B$10]" office:value-type="float" office:value="0.00365472849790862">
            <text:p>0</text:p>
          </table:table-cell>
          <table:table-cell table:style-name="ce4" table:formula="of:=EXP(-([.A109]/[.$B$3])/[.$E$6])*[.$C$10]" office:value-type="float" office:value="0.00163444427212588">
            <text:p>0</text:p>
          </table:table-cell>
          <table:table-cell table:style-name="ce4" table:formula="of:=EXP(-([.A109]/[.$B$3])/[.$E$6])*[.$D$10]" office:value-type="float" office:value="0.000730945699581725">
            <text:p>0</text:p>
          </table:table-cell>
          <table:table-cell table:style-name="ce4" table:formula="of:=EXP(-([.A109]/[.$B$3])/[.$E$6])*[.$E$10]" office:value-type="float" office:value="0.000326888854425175">
            <text:p>0</text:p>
          </table:table-cell>
          <table:table-cell table:style-name="ce4" table:formula="of:=EXP(-([.A109]/[.$B$3])/[.$E$6])*[.$F$10]" office:value-type="float" office:value="0.00014618913991634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70">
            <text:p>470</text:p>
          </table:table-cell>
          <table:table-cell table:style-name="ce4" table:formula="of:=EXP(-([.A110]/[.$B$3])/[.$E$6])*[.$B$10]" office:value-type="float" office:value="0.00333397216716405">
            <text:p>0</text:p>
          </table:table-cell>
          <table:table-cell table:style-name="ce4" table:formula="of:=EXP(-([.A110]/[.$B$3])/[.$E$6])*[.$C$10]" office:value-type="float" office:value="0.00149099768017422">
            <text:p>0</text:p>
          </table:table-cell>
          <table:table-cell table:style-name="ce4" table:formula="of:=EXP(-([.A110]/[.$B$3])/[.$E$6])*[.$D$10]" office:value-type="float" office:value="0.000666794433432811">
            <text:p>0</text:p>
          </table:table-cell>
          <table:table-cell table:style-name="ce4" table:formula="of:=EXP(-([.A110]/[.$B$3])/[.$E$6])*[.$E$10]" office:value-type="float" office:value="0.000298199536034845">
            <text:p>0</text:p>
          </table:table-cell>
          <table:table-cell table:style-name="ce4" table:formula="of:=EXP(-([.A110]/[.$B$3])/[.$E$6])*[.$F$10]" office:value-type="float" office:value="0.00013335888668656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80">
            <text:p>480</text:p>
          </table:table-cell>
          <table:table-cell table:style-name="ce4" table:formula="of:=EXP(-([.A111]/[.$B$3])/[.$E$6])*[.$B$10]" office:value-type="float" office:value="0.00304136693540579">
            <text:p>0</text:p>
          </table:table-cell>
          <table:table-cell table:style-name="ce4" table:formula="of:=EXP(-([.A111]/[.$B$3])/[.$E$6])*[.$C$10]" office:value-type="float" office:value="0.00136014064241751">
            <text:p>0</text:p>
          </table:table-cell>
          <table:table-cell table:style-name="ce4" table:formula="of:=EXP(-([.A111]/[.$B$3])/[.$E$6])*[.$D$10]" office:value-type="float" office:value="0.000608273387081159">
            <text:p>0</text:p>
          </table:table-cell>
          <table:table-cell table:style-name="ce4" table:formula="of:=EXP(-([.A111]/[.$B$3])/[.$E$6])*[.$E$10]" office:value-type="float" office:value="0.000272028128483503">
            <text:p>0</text:p>
          </table:table-cell>
          <table:table-cell table:style-name="ce4" table:formula="of:=EXP(-([.A111]/[.$B$3])/[.$E$6])*[.$F$10]" office:value-type="float" office:value="0.00012165467741623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90">
            <text:p>490</text:p>
          </table:table-cell>
          <table:table-cell table:style-name="ce4" table:formula="of:=EXP(-([.A112]/[.$B$3])/[.$E$6])*[.$B$10]" office:value-type="float" office:value="0.00277444212848597">
            <text:p>0</text:p>
          </table:table-cell>
          <table:table-cell table:style-name="ce4" table:formula="of:=EXP(-([.A112]/[.$B$3])/[.$E$6])*[.$C$10]" office:value-type="float" office:value="0.00124076823978677">
            <text:p>0</text:p>
          </table:table-cell>
          <table:table-cell table:style-name="ce4" table:formula="of:=EXP(-([.A112]/[.$B$3])/[.$E$6])*[.$D$10]" office:value-type="float" office:value="0.000554888425697195">
            <text:p>0</text:p>
          </table:table-cell>
          <table:table-cell table:style-name="ce4" table:formula="of:=EXP(-([.A112]/[.$B$3])/[.$E$6])*[.$E$10]" office:value-type="float" office:value="0.000248153647957354">
            <text:p>0</text:p>
          </table:table-cell>
          <table:table-cell table:style-name="ce4" table:formula="of:=EXP(-([.A112]/[.$B$3])/[.$E$6])*[.$F$10]" office:value-type="float" office:value="0.00011097768513943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00">
            <text:p>500</text:p>
          </table:table-cell>
          <table:table-cell table:style-name="ce4" table:formula="of:=EXP(-([.A113]/[.$B$3])/[.$E$6])*[.$B$10]" office:value-type="float" office:value="0.00253094391035416">
            <text:p>0</text:p>
          </table:table-cell>
          <table:table-cell table:style-name="ce4" table:formula="of:=EXP(-([.A113]/[.$B$3])/[.$E$6])*[.$C$10]" office:value-type="float" office:value="0.00113187252615821">
            <text:p>0</text:p>
          </table:table-cell>
          <table:table-cell table:style-name="ce4" table:formula="of:=EXP(-([.A113]/[.$B$3])/[.$E$6])*[.$D$10]" office:value-type="float" office:value="0.000506188782070831">
            <text:p>0</text:p>
          </table:table-cell>
          <table:table-cell table:style-name="ce4" table:formula="of:=EXP(-([.A113]/[.$B$3])/[.$E$6])*[.$E$10]" office:value-type="float" office:value="0.000226374505231641">
            <text:p>0</text:p>
          </table:table-cell>
          <table:table-cell table:style-name="ce4" table:formula="of:=EXP(-([.A113]/[.$B$3])/[.$E$6])*[.$F$10]" office:value-type="float" office:value="0.00010123775641416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10">
            <text:p>510</text:p>
          </table:table-cell>
          <table:table-cell table:style-name="ce4" table:formula="of:=EXP(-([.A114]/[.$B$3])/[.$E$6])*[.$B$10]" office:value-type="float" office:value="0.00230881625231607">
            <text:p>0</text:p>
          </table:table-cell>
          <table:table-cell table:style-name="ce4" table:formula="of:=EXP(-([.A114]/[.$B$3])/[.$E$6])*[.$C$10]" office:value-type="float" office:value="0.00103253401754701">
            <text:p>0</text:p>
          </table:table-cell>
          <table:table-cell table:style-name="ce4" table:formula="of:=EXP(-([.A114]/[.$B$3])/[.$E$6])*[.$D$10]" office:value-type="float" office:value="0.000461763250463213">
            <text:p>0</text:p>
          </table:table-cell>
          <table:table-cell table:style-name="ce4" table:formula="of:=EXP(-([.A114]/[.$B$3])/[.$E$6])*[.$E$10]" office:value-type="float" office:value="0.000206506803509401">
            <text:p>0</text:p>
          </table:table-cell>
          <table:table-cell table:style-name="ce4" table:formula="of:=EXP(-([.A114]/[.$B$3])/[.$E$6])*[.$F$10]" office:value-type="float" office:value="0.000092352650092642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20">
            <text:p>520</text:p>
          </table:table-cell>
          <table:table-cell table:style-name="ce4" table:formula="of:=EXP(-([.A115]/[.$B$3])/[.$E$6])*[.$B$10]" office:value-type="float" office:value="0.00210618357252053">
            <text:p>0</text:p>
          </table:table-cell>
          <table:table-cell table:style-name="ce4" table:formula="of:=EXP(-([.A115]/[.$B$3])/[.$E$6])*[.$C$10]" office:value-type="float" office:value="0.000941913928249852">
            <text:p>0</text:p>
          </table:table-cell>
          <table:table-cell table:style-name="ce4" table:formula="of:=EXP(-([.A115]/[.$B$3])/[.$E$6])*[.$D$10]" office:value-type="float" office:value="0.000421236714504106">
            <text:p>0</text:p>
          </table:table-cell>
          <table:table-cell table:style-name="ce4" table:formula="of:=EXP(-([.A115]/[.$B$3])/[.$E$6])*[.$E$10]" office:value-type="float" office:value="0.00018838278564997">
            <text:p>0</text:p>
          </table:table-cell>
          <table:table-cell table:style-name="ce4" table:formula="of:=EXP(-([.A115]/[.$B$3])/[.$E$6])*[.$F$10]" office:value-type="float" office:value="0.000084247342900821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30">
            <text:p>530</text:p>
          </table:table-cell>
          <table:table-cell table:style-name="ce4" table:formula="of:=EXP(-([.A116]/[.$B$3])/[.$E$6])*[.$B$10]" office:value-type="float" office:value="0.00192133489908753">
            <text:p>0</text:p>
          </table:table-cell>
          <table:table-cell table:style-name="ce4" table:formula="of:=EXP(-([.A116]/[.$B$3])/[.$E$6])*[.$C$10]" office:value-type="float" office:value="0.000859247088380484">
            <text:p>0</text:p>
          </table:table-cell>
          <table:table-cell table:style-name="ce4" table:formula="of:=EXP(-([.A116]/[.$B$3])/[.$E$6])*[.$D$10]" office:value-type="float" office:value="0.000384266979817506">
            <text:p>0</text:p>
          </table:table-cell>
          <table:table-cell table:style-name="ce4" table:formula="of:=EXP(-([.A116]/[.$B$3])/[.$E$6])*[.$E$10]" office:value-type="float" office:value="0.000171849417676097">
            <text:p>0</text:p>
          </table:table-cell>
          <table:table-cell table:style-name="ce4" table:formula="of:=EXP(-([.A116]/[.$B$3])/[.$E$6])*[.$F$10]" office:value-type="float" office:value="0.000076853395963501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40">
            <text:p>540</text:p>
          </table:table-cell>
          <table:table-cell table:style-name="ce4" table:formula="of:=EXP(-([.A117]/[.$B$3])/[.$E$6])*[.$B$10]" office:value-type="float" office:value="0.00175270942315533">
            <text:p>0</text:p>
          </table:table-cell>
          <table:table-cell table:style-name="ce4" table:formula="of:=EXP(-([.A117]/[.$B$3])/[.$E$6])*[.$C$10]" office:value-type="float" office:value="0.000783835482995954">
            <text:p>0</text:p>
          </table:table-cell>
          <table:table-cell table:style-name="ce4" table:formula="of:=EXP(-([.A117]/[.$B$3])/[.$E$6])*[.$D$10]" office:value-type="float" office:value="0.000350541884631067">
            <text:p>0</text:p>
          </table:table-cell>
          <table:table-cell table:style-name="ce4" table:formula="of:=EXP(-([.A117]/[.$B$3])/[.$E$6])*[.$E$10]" office:value-type="float" office:value="0.000156767096599191">
            <text:p>0</text:p>
          </table:table-cell>
          <table:table-cell table:style-name="ce4" table:formula="of:=EXP(-([.A117]/[.$B$3])/[.$E$6])*[.$F$10]" office:value-type="float" office:value="0.000070108376926213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50">
            <text:p>550</text:p>
          </table:table-cell>
          <table:table-cell table:style-name="ce4" table:formula="of:=EXP(-([.A118]/[.$B$3])/[.$E$6])*[.$B$10]" office:value-type="float" office:value="0.00159888331986081">
            <text:p>0</text:p>
          </table:table-cell>
          <table:table-cell table:style-name="ce4" table:formula="of:=EXP(-([.A118]/[.$B$3])/[.$E$6])*[.$C$10]" office:value-type="float" office:value="0.000715042358259862">
            <text:p>0</text:p>
          </table:table-cell>
          <table:table-cell table:style-name="ce4" table:formula="of:=EXP(-([.A118]/[.$B$3])/[.$E$6])*[.$D$10]" office:value-type="float" office:value="0.000319776663972162">
            <text:p>0</text:p>
          </table:table-cell>
          <table:table-cell table:style-name="ce4" table:formula="of:=EXP(-([.A118]/[.$B$3])/[.$E$6])*[.$E$10]" office:value-type="float" office:value="0.000143008471651972">
            <text:p>0</text:p>
          </table:table-cell>
          <table:table-cell table:style-name="ce4" table:formula="of:=EXP(-([.A118]/[.$B$3])/[.$E$6])*[.$F$10]" office:value-type="float" office:value="0.000063955332794432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60">
            <text:p>560</text:p>
          </table:table-cell>
          <table:table-cell table:style-name="ce4" table:formula="of:=EXP(-([.A119]/[.$B$3])/[.$E$6])*[.$B$10]" office:value-type="float" office:value="0.00145855772597313">
            <text:p>0</text:p>
          </table:table-cell>
          <table:table-cell table:style-name="ce4" table:formula="of:=EXP(-([.A119]/[.$B$3])/[.$E$6])*[.$C$10]" office:value-type="float" office:value="0.000652286844876686">
            <text:p>0</text:p>
          </table:table-cell>
          <table:table-cell table:style-name="ce4" table:formula="of:=EXP(-([.A119]/[.$B$3])/[.$E$6])*[.$D$10]" office:value-type="float" office:value="0.000291711545194626">
            <text:p>0</text:p>
          </table:table-cell>
          <table:table-cell table:style-name="ce4" table:formula="of:=EXP(-([.A119]/[.$B$3])/[.$E$6])*[.$E$10]" office:value-type="float" office:value="0.000130457368975337">
            <text:p>0</text:p>
          </table:table-cell>
          <table:table-cell table:style-name="ce4" table:formula="of:=EXP(-([.A119]/[.$B$3])/[.$E$6])*[.$F$10]" office:value-type="float" office:value="0.000058342309038925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70">
            <text:p>570</text:p>
          </table:table-cell>
          <table:table-cell table:style-name="ce4" table:formula="of:=EXP(-([.A120]/[.$B$3])/[.$E$6])*[.$B$10]" office:value-type="float" office:value="0.00133054777266743">
            <text:p>0</text:p>
          </table:table-cell>
          <table:table-cell table:style-name="ce4" table:formula="of:=EXP(-([.A120]/[.$B$3])/[.$E$6])*[.$C$10]" office:value-type="float" office:value="0.000595039053399063">
            <text:p>0</text:p>
          </table:table-cell>
          <table:table-cell table:style-name="ce4" table:formula="of:=EXP(-([.A120]/[.$B$3])/[.$E$6])*[.$D$10]" office:value-type="float" office:value="0.000266109554533486">
            <text:p>0</text:p>
          </table:table-cell>
          <table:table-cell table:style-name="ce4" table:formula="of:=EXP(-([.A120]/[.$B$3])/[.$E$6])*[.$E$10]" office:value-type="float" office:value="0.000119007810679813">
            <text:p>0</text:p>
          </table:table-cell>
          <table:table-cell table:style-name="ce4" table:formula="of:=EXP(-([.A120]/[.$B$3])/[.$E$6])*[.$F$10]" office:value-type="float" office:value="0.000053221910906697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80">
            <text:p>580</text:p>
          </table:table-cell>
          <table:table-cell table:style-name="ce4" table:formula="of:=EXP(-([.A121]/[.$B$3])/[.$E$6])*[.$B$10]" office:value-type="float" office:value="0.00121377258083433">
            <text:p>0</text:p>
          </table:table-cell>
          <table:table-cell table:style-name="ce4" table:formula="of:=EXP(-([.A121]/[.$B$3])/[.$E$6])*[.$C$10]" office:value-type="float" office:value="0.000542815599994186">
            <text:p>0</text:p>
          </table:table-cell>
          <table:table-cell table:style-name="ce4" table:formula="of:=EXP(-([.A121]/[.$B$3])/[.$E$6])*[.$D$10]" office:value-type="float" office:value="0.000242754516166867">
            <text:p>0</text:p>
          </table:table-cell>
          <table:table-cell table:style-name="ce4" table:formula="of:=EXP(-([.A121]/[.$B$3])/[.$E$6])*[.$E$10]" office:value-type="float" office:value="0.000108563119998837">
            <text:p>0</text:p>
          </table:table-cell>
          <table:table-cell table:style-name="ce4" table:formula="of:=EXP(-([.A121]/[.$B$3])/[.$E$6])*[.$F$10]" office:value-type="float" office:value="0.000048550903233373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90">
            <text:p>590</text:p>
          </table:table-cell>
          <table:table-cell table:style-name="ce4" table:formula="of:=EXP(-([.A122]/[.$B$3])/[.$E$6])*[.$B$10]" office:value-type="float" office:value="0.00110724613444862">
            <text:p>0</text:p>
          </table:table-cell>
          <table:table-cell table:style-name="ce4" table:formula="of:=EXP(-([.A122]/[.$B$3])/[.$E$6])*[.$C$10]" office:value-type="float" office:value="0.000495175524890199">
            <text:p>0</text:p>
          </table:table-cell>
          <table:table-cell table:style-name="ce4" table:formula="of:=EXP(-([.A122]/[.$B$3])/[.$E$6])*[.$D$10]" office:value-type="float" office:value="0.000221449226889725">
            <text:p>0</text:p>
          </table:table-cell>
          <table:table-cell table:style-name="ce4" table:formula="of:=EXP(-([.A122]/[.$B$3])/[.$E$6])*[.$E$10]" office:value-type="float" office:value="0.0000990351049780399">
            <text:p>0</text:p>
          </table:table-cell>
          <table:table-cell table:style-name="ce4" table:formula="of:=EXP(-([.A122]/[.$B$3])/[.$E$6])*[.$F$10]" office:value-type="float" office:value="0.00004428984537794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00">
            <text:p>600</text:p>
          </table:table-cell>
          <table:table-cell table:style-name="ce4" table:formula="of:=EXP(-([.A123]/[.$B$3])/[.$E$6])*[.$B$10]" office:value-type="float" office:value="0.00101006895493444">
            <text:p>0</text:p>
          </table:table-cell>
          <table:table-cell table:style-name="ce4" table:formula="of:=EXP(-([.A123]/[.$B$3])/[.$E$6])*[.$C$10]" office:value-type="float" office:value="0.000451716569039118">
            <text:p>0</text:p>
          </table:table-cell>
          <table:table-cell table:style-name="ce4" table:formula="of:=EXP(-([.A123]/[.$B$3])/[.$E$6])*[.$D$10]" office:value-type="float" office:value="0.000202013790986889">
            <text:p>0</text:p>
          </table:table-cell>
          <table:table-cell table:style-name="ce4" table:formula="of:=EXP(-([.A123]/[.$B$3])/[.$E$6])*[.$E$10]" office:value-type="float" office:value="0.0000903433138078236">
            <text:p>0</text:p>
          </table:table-cell>
          <table:table-cell table:style-name="ce4" table:formula="of:=EXP(-([.A123]/[.$B$3])/[.$E$6])*[.$F$10]" office:value-type="float" office:value="0.000040402758197377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10">
            <text:p>610</text:p>
          </table:table-cell>
          <table:table-cell table:style-name="ce4" table:formula="of:=EXP(-([.A124]/[.$B$3])/[.$E$6])*[.$B$10]" office:value-type="float" office:value="0.000921420506227742">
            <text:p>0</text:p>
          </table:table-cell>
          <table:table-cell table:style-name="ce4" table:formula="of:=EXP(-([.A124]/[.$B$3])/[.$E$6])*[.$C$10]" office:value-type="float" office:value="0.0004120717775575">
            <text:p>0</text:p>
          </table:table-cell>
          <table:table-cell table:style-name="ce4" table:formula="of:=EXP(-([.A124]/[.$B$3])/[.$E$6])*[.$D$10]" office:value-type="float" office:value="0.000184284101245549">
            <text:p>0</text:p>
          </table:table-cell>
          <table:table-cell table:style-name="ce4" table:formula="of:=EXP(-([.A124]/[.$B$3])/[.$E$6])*[.$E$10]" office:value-type="float" office:value="0.0000824143555115">
            <text:p>0</text:p>
          </table:table-cell>
          <table:table-cell table:style-name="ce4" table:formula="of:=EXP(-([.A124]/[.$B$3])/[.$E$6])*[.$F$10]" office:value-type="float" office:value="0.000036856820249109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20">
            <text:p>620</text:p>
          </table:table-cell>
          <table:table-cell table:style-name="ce4" table:formula="of:=EXP(-([.A125]/[.$B$3])/[.$E$6])*[.$B$10]" office:value-type="float" office:value="0.000840552266406497">
            <text:p>0</text:p>
          </table:table-cell>
          <table:table-cell table:style-name="ce4" table:formula="of:=EXP(-([.A125]/[.$B$3])/[.$E$6])*[.$C$10]" office:value-type="float" office:value="0.000375906401265288">
            <text:p>0</text:p>
          </table:table-cell>
          <table:table-cell table:style-name="ce4" table:formula="of:=EXP(-([.A125]/[.$B$3])/[.$E$6])*[.$D$10]" office:value-type="float" office:value="0.000168110453281299">
            <text:p>0</text:p>
          </table:table-cell>
          <table:table-cell table:style-name="ce4" table:formula="of:=EXP(-([.A125]/[.$B$3])/[.$E$6])*[.$E$10]" office:value-type="float" office:value="0.0000751812802530576">
            <text:p>0</text:p>
          </table:table-cell>
          <table:table-cell table:style-name="ce4" table:formula="of:=EXP(-([.A125]/[.$B$3])/[.$E$6])*[.$F$10]" office:value-type="float" office:value="0.000033622090656259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30">
            <text:p>630</text:p>
          </table:table-cell>
          <table:table-cell table:style-name="ce4" table:formula="of:=EXP(-([.A126]/[.$B$3])/[.$E$6])*[.$B$10]" office:value-type="float" office:value="0.000766781407387595">
            <text:p>0</text:p>
          </table:table-cell>
          <table:table-cell table:style-name="ce4" table:formula="of:=EXP(-([.A126]/[.$B$3])/[.$E$6])*[.$C$10]" office:value-type="float" office:value="0.000342915070160324">
            <text:p>0</text:p>
          </table:table-cell>
          <table:table-cell table:style-name="ce4" table:formula="of:=EXP(-([.A126]/[.$B$3])/[.$E$6])*[.$D$10]" office:value-type="float" office:value="0.000153356281477519">
            <text:p>0</text:p>
          </table:table-cell>
          <table:table-cell table:style-name="ce4" table:formula="of:=EXP(-([.A126]/[.$B$3])/[.$E$6])*[.$E$10]" office:value-type="float" office:value="0.0000685830140320648">
            <text:p>0</text:p>
          </table:table-cell>
          <table:table-cell table:style-name="ce4" table:formula="of:=EXP(-([.A126]/[.$B$3])/[.$E$6])*[.$F$10]" office:value-type="float" office:value="0.000030671256295503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40">
            <text:p>640</text:p>
          </table:table-cell>
          <table:table-cell table:style-name="ce4" table:formula="of:=EXP(-([.A127]/[.$B$3])/[.$E$6])*[.$B$10]" office:value-type="float" office:value="0.000699485029323521">
            <text:p>0</text:p>
          </table:table-cell>
          <table:table-cell table:style-name="ce4" table:formula="of:=EXP(-([.A127]/[.$B$3])/[.$E$6])*[.$C$10]" office:value-type="float" office:value="0.000312819214962165">
            <text:p>0</text:p>
          </table:table-cell>
          <table:table-cell table:style-name="ce4" table:formula="of:=EXP(-([.A127]/[.$B$3])/[.$E$6])*[.$D$10]" office:value-type="float" office:value="0.000139897005864704">
            <text:p>0</text:p>
          </table:table-cell>
          <table:table-cell table:style-name="ce4" table:formula="of:=EXP(-([.A127]/[.$B$3])/[.$E$6])*[.$E$10]" office:value-type="float" office:value="0.000062563842992433">
            <text:p>0</text:p>
          </table:table-cell>
          <table:table-cell table:style-name="ce4" table:formula="of:=EXP(-([.A127]/[.$B$3])/[.$E$6])*[.$F$10]" office:value-type="float" office:value="0.000027979401172940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50">
            <text:p>650</text:p>
          </table:table-cell>
          <table:table-cell table:style-name="ce4" table:formula="of:=EXP(-([.A128]/[.$B$3])/[.$E$6])*[.$B$10]" office:value-type="float" office:value="0.000638094901015779">
            <text:p>0</text:p>
          </table:table-cell>
          <table:table-cell table:style-name="ce4" table:formula="of:=EXP(-([.A128]/[.$B$3])/[.$E$6])*[.$C$10]" office:value-type="float" office:value="0.000285364714953456">
            <text:p>0</text:p>
          </table:table-cell>
          <table:table-cell table:style-name="ce4" table:formula="of:=EXP(-([.A128]/[.$B$3])/[.$E$6])*[.$D$10]" office:value-type="float" office:value="0.000127618980203156">
            <text:p>0</text:p>
          </table:table-cell>
          <table:table-cell table:style-name="ce4" table:formula="of:=EXP(-([.A128]/[.$B$3])/[.$E$6])*[.$E$10]" office:value-type="float" office:value="0.0000570729429906912">
            <text:p>0</text:p>
          </table:table-cell>
          <table:table-cell table:style-name="ce4" table:formula="of:=EXP(-([.A128]/[.$B$3])/[.$E$6])*[.$F$10]" office:value-type="float" office:value="0.000025523796040631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60">
            <text:p>660</text:p>
          </table:table-cell>
          <table:table-cell table:style-name="ce4" table:formula="of:=EXP(-([.A129]/[.$B$3])/[.$E$6])*[.$B$10]" office:value-type="float" office:value="0.00058209266193461">
            <text:p>0</text:p>
          </table:table-cell>
          <table:table-cell table:style-name="ce4" table:formula="of:=EXP(-([.A129]/[.$B$3])/[.$E$6])*[.$C$10]" office:value-type="float" office:value="0.000260319752257918">
            <text:p>0</text:p>
          </table:table-cell>
          <table:table-cell table:style-name="ce4" table:formula="of:=EXP(-([.A129]/[.$B$3])/[.$E$6])*[.$D$10]" office:value-type="float" office:value="0.000116418532386922">
            <text:p>0</text:p>
          </table:table-cell>
          <table:table-cell table:style-name="ce4" table:formula="of:=EXP(-([.A129]/[.$B$3])/[.$E$6])*[.$E$10]" office:value-type="float" office:value="0.0000520639504515837">
            <text:p>0</text:p>
          </table:table-cell>
          <table:table-cell table:style-name="ce4" table:formula="of:=EXP(-([.A129]/[.$B$3])/[.$E$6])*[.$F$10]" office:value-type="float" office:value="0.000023283706477384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70">
            <text:p>670</text:p>
          </table:table-cell>
          <table:table-cell table:style-name="ce4" table:formula="of:=EXP(-([.A130]/[.$B$3])/[.$E$6])*[.$B$10]" office:value-type="float" office:value="0.000531005445332246">
            <text:p>0</text:p>
          </table:table-cell>
          <table:table-cell table:style-name="ce4" table:formula="of:=EXP(-([.A130]/[.$B$3])/[.$E$6])*[.$C$10]" office:value-type="float" office:value="0.00023747285443709">
            <text:p>0</text:p>
          </table:table-cell>
          <table:table-cell table:style-name="ce4" table:formula="of:=EXP(-([.A130]/[.$B$3])/[.$E$6])*[.$D$10]" office:value-type="float" office:value="0.000106201089066449">
            <text:p>0</text:p>
          </table:table-cell>
          <table:table-cell table:style-name="ce4" table:formula="of:=EXP(-([.A130]/[.$B$3])/[.$E$6])*[.$E$10]" office:value-type="float" office:value="0.0000474945708874181">
            <text:p>0</text:p>
          </table:table-cell>
          <table:table-cell table:style-name="ce4" table:formula="of:=EXP(-([.A130]/[.$B$3])/[.$E$6])*[.$F$10]" office:value-type="float" office:value="0.000021240217813289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80">
            <text:p>680</text:p>
          </table:table-cell>
          <table:table-cell table:style-name="ce4" table:formula="of:=EXP(-([.A131]/[.$B$3])/[.$E$6])*[.$B$10]" office:value-type="float" office:value="0.000484401885492542">
            <text:p>0</text:p>
          </table:table-cell>
          <table:table-cell table:style-name="ce4" table:formula="of:=EXP(-([.A131]/[.$B$3])/[.$E$6])*[.$C$10]" office:value-type="float" office:value="0.000216631108878079">
            <text:p>0</text:p>
          </table:table-cell>
          <table:table-cell table:style-name="ce4" table:formula="of:=EXP(-([.A131]/[.$B$3])/[.$E$6])*[.$D$10]" office:value-type="float" office:value="0.0000968803770985084">
            <text:p>0</text:p>
          </table:table-cell>
          <table:table-cell table:style-name="ce4" table:formula="of:=EXP(-([.A131]/[.$B$3])/[.$E$6])*[.$E$10]" office:value-type="float" office:value="0.0000433262217756157">
            <text:p>0</text:p>
          </table:table-cell>
          <table:table-cell table:style-name="ce4" table:formula="of:=EXP(-([.A131]/[.$B$3])/[.$E$6])*[.$F$10]" office:value-type="float" office:value="0.000019376075419701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90">
            <text:p>690</text:p>
          </table:table-cell>
          <table:table-cell table:style-name="ce4" table:formula="of:=EXP(-([.A132]/[.$B$3])/[.$E$6])*[.$B$10]" office:value-type="float" office:value="0.000441888475403324">
            <text:p>0</text:p>
          </table:table-cell>
          <table:table-cell table:style-name="ce4" table:formula="of:=EXP(-([.A132]/[.$B$3])/[.$E$6])*[.$C$10]" office:value-type="float" office:value="0.000197618533895115">
            <text:p>0</text:p>
          </table:table-cell>
          <table:table-cell table:style-name="ce4" table:formula="of:=EXP(-([.A132]/[.$B$3])/[.$E$6])*[.$D$10]" office:value-type="float" office:value="0.0000883776950806648">
            <text:p>0</text:p>
          </table:table-cell>
          <table:table-cell table:style-name="ce4" table:formula="of:=EXP(-([.A132]/[.$B$3])/[.$E$6])*[.$E$10]" office:value-type="float" office:value="0.0000395237067790231">
            <text:p>0</text:p>
          </table:table-cell>
          <table:table-cell table:style-name="ce4" table:formula="of:=EXP(-([.A132]/[.$B$3])/[.$E$6])*[.$F$10]" office:value-type="float" office:value="0.00001767553901613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00">
            <text:p>700</text:p>
          </table:table-cell>
          <table:table-cell table:style-name="ce4" table:formula="of:=EXP(-([.A133]/[.$B$3])/[.$E$6])*[.$B$10]" office:value-type="float" office:value="0.000403106244096733">
            <text:p>0</text:p>
          </table:table-cell>
          <table:table-cell table:style-name="ce4" table:formula="of:=EXP(-([.A133]/[.$B$3])/[.$E$6])*[.$C$10]" office:value-type="float" office:value="0.000180274592790984">
            <text:p>0</text:p>
          </table:table-cell>
          <table:table-cell table:style-name="ce4" table:formula="of:=EXP(-([.A133]/[.$B$3])/[.$E$6])*[.$D$10]" office:value-type="float" office:value="0.0000806212488193466">
            <text:p>0</text:p>
          </table:table-cell>
          <table:table-cell table:style-name="ce4" table:formula="of:=EXP(-([.A133]/[.$B$3])/[.$E$6])*[.$E$10]" office:value-type="float" office:value="0.0000360549185581967">
            <text:p>0</text:p>
          </table:table-cell>
          <table:table-cell table:style-name="ce4" table:formula="of:=EXP(-([.A133]/[.$B$3])/[.$E$6])*[.$F$10]" office:value-type="float" office:value="0.000016124249763869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10">
            <text:p>710</text:p>
          </table:table-cell>
          <table:table-cell table:style-name="ce4" table:formula="of:=EXP(-([.A134]/[.$B$3])/[.$E$6])*[.$B$10]" office:value-type="float" office:value="0.000367727725601944">
            <text:p>0</text:p>
          </table:table-cell>
          <table:table-cell table:style-name="ce4" table:formula="of:=EXP(-([.A134]/[.$B$3])/[.$E$6])*[.$C$10]" office:value-type="float" office:value="0.000164452838331467">
            <text:p>0</text:p>
          </table:table-cell>
          <table:table-cell table:style-name="ce4" table:formula="of:=EXP(-([.A134]/[.$B$3])/[.$E$6])*[.$D$10]" office:value-type="float" office:value="0.0000735455451203887">
            <text:p>0</text:p>
          </table:table-cell>
          <table:table-cell table:style-name="ce4" table:formula="of:=EXP(-([.A134]/[.$B$3])/[.$E$6])*[.$E$10]" office:value-type="float" office:value="0.0000328905676662934">
            <text:p>0</text:p>
          </table:table-cell>
          <table:table-cell table:style-name="ce4" table:formula="of:=EXP(-([.A134]/[.$B$3])/[.$E$6])*[.$F$10]" office:value-type="float" office:value="0.000014709109024077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20">
            <text:p>720</text:p>
          </table:table-cell>
          <table:table-cell table:style-name="ce4" table:formula="of:=EXP(-([.A135]/[.$B$3])/[.$E$6])*[.$B$10]" office:value-type="float" office:value="0.000335454193916998">
            <text:p>0</text:p>
          </table:table-cell>
          <table:table-cell table:style-name="ce4" table:formula="of:=EXP(-([.A135]/[.$B$3])/[.$E$6])*[.$C$10]" office:value-type="float" office:value="0.000150019676187161">
            <text:p>0</text:p>
          </table:table-cell>
          <table:table-cell table:style-name="ce4" table:formula="of:=EXP(-([.A135]/[.$B$3])/[.$E$6])*[.$D$10]" office:value-type="float" office:value="0.0000670908387833997">
            <text:p>0</text:p>
          </table:table-cell>
          <table:table-cell table:style-name="ce4" table:formula="of:=EXP(-([.A135]/[.$B$3])/[.$E$6])*[.$E$10]" office:value-type="float" office:value="0.0000300039352374322">
            <text:p>0</text:p>
          </table:table-cell>
          <table:table-cell table:style-name="ce4" table:formula="of:=EXP(-([.A135]/[.$B$3])/[.$E$6])*[.$F$10]" office:value-type="float" office:value="0.000013418167756679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30">
            <text:p>730</text:p>
          </table:table-cell>
          <table:table-cell table:style-name="ce4" table:formula="of:=EXP(-([.A136]/[.$B$3])/[.$E$6])*[.$B$10]" office:value-type="float" office:value="0.00030601314065264">
            <text:p>0</text:p>
          </table:table-cell>
          <table:table-cell table:style-name="ce4" table:formula="of:=EXP(-([.A136]/[.$B$3])/[.$E$6])*[.$C$10]" office:value-type="float" office:value="0.000136853236901502">
            <text:p>0</text:p>
          </table:table-cell>
          <table:table-cell table:style-name="ce4" table:formula="of:=EXP(-([.A136]/[.$B$3])/[.$E$6])*[.$D$10]" office:value-type="float" office:value="0.0000612026281305281">
            <text:p>0</text:p>
          </table:table-cell>
          <table:table-cell table:style-name="ce4" table:formula="of:=EXP(-([.A136]/[.$B$3])/[.$E$6])*[.$E$10]" office:value-type="float" office:value="0.0000273706473803003">
            <text:p>0</text:p>
          </table:table-cell>
          <table:table-cell table:style-name="ce4" table:formula="of:=EXP(-([.A136]/[.$B$3])/[.$E$6])*[.$F$10]" office:value-type="float" office:value="0.000012240525626105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40">
            <text:p>740</text:p>
          </table:table-cell>
          <table:table-cell table:style-name="ce4" table:formula="of:=EXP(-([.A137]/[.$B$3])/[.$E$6])*[.$B$10]" office:value-type="float" office:value="0.000279155974050106">
            <text:p>0</text:p>
          </table:table-cell>
          <table:table-cell table:style-name="ce4" table:formula="of:=EXP(-([.A137]/[.$B$3])/[.$E$6])*[.$C$10]" office:value-type="float" office:value="0.000124842346860241">
            <text:p>0</text:p>
          </table:table-cell>
          <table:table-cell table:style-name="ce4" table:formula="of:=EXP(-([.A137]/[.$B$3])/[.$E$6])*[.$D$10]" office:value-type="float" office:value="0.0000558311948100212">
            <text:p>0</text:p>
          </table:table-cell>
          <table:table-cell table:style-name="ce4" table:formula="of:=EXP(-([.A137]/[.$B$3])/[.$E$6])*[.$E$10]" office:value-type="float" office:value="0.0000249684693720482">
            <text:p>0</text:p>
          </table:table-cell>
          <table:table-cell table:style-name="ce4" table:formula="of:=EXP(-([.A137]/[.$B$3])/[.$E$6])*[.$F$10]" office:value-type="float" office:value="0.000011166238962004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50">
            <text:p>750</text:p>
          </table:table-cell>
          <table:table-cell table:style-name="ce4" table:formula="of:=EXP(-([.A138]/[.$B$3])/[.$E$6])*[.$B$10]" office:value-type="float" office:value="0.000254655919944041">
            <text:p>0</text:p>
          </table:table-cell>
          <table:table-cell table:style-name="ce4" table:formula="of:=EXP(-([.A138]/[.$B$3])/[.$E$6])*[.$C$10]" office:value-type="float" office:value="0.000113885589573524">
            <text:p>0</text:p>
          </table:table-cell>
          <table:table-cell table:style-name="ce4" table:formula="of:=EXP(-([.A138]/[.$B$3])/[.$E$6])*[.$D$10]" office:value-type="float" office:value="0.0000509311839888082">
            <text:p>0</text:p>
          </table:table-cell>
          <table:table-cell table:style-name="ce4" table:formula="of:=EXP(-([.A138]/[.$B$3])/[.$E$6])*[.$E$10]" office:value-type="float" office:value="0.0000227771179147048">
            <text:p>0</text:p>
          </table:table-cell>
          <table:table-cell table:style-name="ce4" table:formula="of:=EXP(-([.A138]/[.$B$3])/[.$E$6])*[.$F$10]" office:value-type="float" office:value="0.000010186236797761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60">
            <text:p>760</text:p>
          </table:table-cell>
          <table:table-cell table:style-name="ce4" table:formula="of:=EXP(-([.A139]/[.$B$3])/[.$E$6])*[.$B$10]" office:value-type="float" office:value="0.000232306106946885">
            <text:p>0</text:p>
          </table:table-cell>
          <table:table-cell table:style-name="ce4" table:formula="of:=EXP(-([.A139]/[.$B$3])/[.$E$6])*[.$C$10]" office:value-type="float" office:value="0.000103890449344314">
            <text:p>0</text:p>
          </table:table-cell>
          <table:table-cell table:style-name="ce4" table:formula="of:=EXP(-([.A139]/[.$B$3])/[.$E$6])*[.$D$10]" office:value-type="float" office:value="0.000046461221389377">
            <text:p>0</text:p>
          </table:table-cell>
          <table:table-cell table:style-name="ce4" table:formula="of:=EXP(-([.A139]/[.$B$3])/[.$E$6])*[.$E$10]" office:value-type="float" office:value="0.0000207780898688629">
            <text:p>0</text:p>
          </table:table-cell>
          <table:table-cell table:style-name="ce4" table:formula="of:=EXP(-([.A139]/[.$B$3])/[.$E$6])*[.$F$10]" office:value-type="float" office:value="0.00000929224427787541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70">
            <text:p>770</text:p>
          </table:table-cell>
          <table:table-cell table:style-name="ce4" table:formula="of:=EXP(-([.A140]/[.$B$3])/[.$E$6])*[.$B$10]" office:value-type="float" office:value="0.000211917819686565">
            <text:p>0</text:p>
          </table:table-cell>
          <table:table-cell table:style-name="ce4" table:formula="of:=EXP(-([.A140]/[.$B$3])/[.$E$6])*[.$C$10]" office:value-type="float" office:value="0.0000947725300925405">
            <text:p>0</text:p>
          </table:table-cell>
          <table:table-cell table:style-name="ce4" table:formula="of:=EXP(-([.A140]/[.$B$3])/[.$E$6])*[.$D$10]" office:value-type="float" office:value="0.000042383563937313">
            <text:p>0</text:p>
          </table:table-cell>
          <table:table-cell table:style-name="ce4" table:formula="of:=EXP(-([.A140]/[.$B$3])/[.$E$6])*[.$E$10]" office:value-type="float" office:value="0.0000189545060185081">
            <text:p>0</text:p>
          </table:table-cell>
          <table:table-cell table:style-name="ce4" table:formula="of:=EXP(-([.A140]/[.$B$3])/[.$E$6])*[.$F$10]" office:value-type="float" office:value="0.000008476712787462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80">
            <text:p>780</text:p>
          </table:table-cell>
          <table:table-cell table:style-name="ce4" table:formula="of:=EXP(-([.A141]/[.$B$3])/[.$E$6])*[.$B$10]" office:value-type="float" office:value="0.000193318905348345">
            <text:p>0</text:p>
          </table:table-cell>
          <table:table-cell table:style-name="ce4" table:formula="of:=EXP(-([.A141]/[.$B$3])/[.$E$6])*[.$C$10]" office:value-type="float" office:value="0.0000864548427389496">
            <text:p>0</text:p>
          </table:table-cell>
          <table:table-cell table:style-name="ce4" table:formula="of:=EXP(-([.A141]/[.$B$3])/[.$E$6])*[.$D$10]" office:value-type="float" office:value="0.0000386637810696691">
            <text:p>0</text:p>
          </table:table-cell>
          <table:table-cell table:style-name="ce4" table:formula="of:=EXP(-([.A141]/[.$B$3])/[.$E$6])*[.$E$10]" office:value-type="float" office:value="0.0000172909685477899">
            <text:p>0</text:p>
          </table:table-cell>
          <table:table-cell table:style-name="ce4" table:formula="of:=EXP(-([.A141]/[.$B$3])/[.$E$6])*[.$F$10]" office:value-type="float" office:value="0.0000077327562139338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90">
            <text:p>790</text:p>
          </table:table-cell>
          <table:table-cell table:style-name="ce4" table:formula="of:=EXP(-([.A142]/[.$B$3])/[.$E$6])*[.$B$10]" office:value-type="float" office:value="0.000176352320066135">
            <text:p>0</text:p>
          </table:table-cell>
          <table:table-cell table:style-name="ce4" table:formula="of:=EXP(-([.A142]/[.$B$3])/[.$E$6])*[.$C$10]" office:value-type="float" office:value="0.0000788671551315355">
            <text:p>0</text:p>
          </table:table-cell>
          <table:table-cell table:style-name="ce4" table:formula="of:=EXP(-([.A142]/[.$B$3])/[.$E$6])*[.$D$10]" office:value-type="float" office:value="0.000035270464013227">
            <text:p>0</text:p>
          </table:table-cell>
          <table:table-cell table:style-name="ce4" table:formula="of:=EXP(-([.A142]/[.$B$3])/[.$E$6])*[.$E$10]" office:value-type="float" office:value="0.0000157734310263071">
            <text:p>0</text:p>
          </table:table-cell>
          <table:table-cell table:style-name="ce4" table:formula="of:=EXP(-([.A142]/[.$B$3])/[.$E$6])*[.$F$10]" office:value-type="float" office:value="0.0000070540928026453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00">
            <text:p>800</text:p>
          </table:table-cell>
          <table:table-cell table:style-name="ce4" table:formula="of:=EXP(-([.A143]/[.$B$3])/[.$E$6])*[.$B$10]" office:value-type="float" office:value="0.000160874802889394">
            <text:p>0</text:p>
          </table:table-cell>
          <table:table-cell table:style-name="ce4" table:formula="of:=EXP(-([.A143]/[.$B$3])/[.$E$6])*[.$C$10]" office:value-type="float" office:value="0.0000719453990255128">
            <text:p>0</text:p>
          </table:table-cell>
          <table:table-cell table:style-name="ce4" table:formula="of:=EXP(-([.A143]/[.$B$3])/[.$E$6])*[.$D$10]" office:value-type="float" office:value="0.0000321749605778788">
            <text:p>0</text:p>
          </table:table-cell>
          <table:table-cell table:style-name="ce4" table:formula="of:=EXP(-([.A143]/[.$B$3])/[.$E$6])*[.$E$10]" office:value-type="float" office:value="0.0000143890798051026">
            <text:p>0</text:p>
          </table:table-cell>
          <table:table-cell table:style-name="ce4" table:formula="of:=EXP(-([.A143]/[.$B$3])/[.$E$6])*[.$F$10]" office:value-type="float" office:value="0.0000064349921155757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10">
            <text:p>810</text:p>
          </table:table-cell>
          <table:table-cell table:style-name="ce4" table:formula="of:=EXP(-([.A144]/[.$B$3])/[.$E$6])*[.$B$10]" office:value-type="float" office:value="0.000146755666129006">
            <text:p>0</text:p>
          </table:table-cell>
          <table:table-cell table:style-name="ce4" table:formula="of:=EXP(-([.A144]/[.$B$3])/[.$E$6])*[.$C$10]" office:value-type="float" office:value="0.0000656311291095442">
            <text:p>0</text:p>
          </table:table-cell>
          <table:table-cell table:style-name="ce4" table:formula="of:=EXP(-([.A144]/[.$B$3])/[.$E$6])*[.$D$10]" office:value-type="float" office:value="0.0000293511332258012">
            <text:p>0</text:p>
          </table:table-cell>
          <table:table-cell table:style-name="ce4" table:formula="of:=EXP(-([.A144]/[.$B$3])/[.$E$6])*[.$E$10]" office:value-type="float" office:value="0.0000131262258219088">
            <text:p>0</text:p>
          </table:table-cell>
          <table:table-cell table:style-name="ce4" table:formula="of:=EXP(-([.A144]/[.$B$3])/[.$E$6])*[.$F$10]" office:value-type="float" office:value="0.0000058702266451602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20">
            <text:p>820</text:p>
          </table:table-cell>
          <table:table-cell table:style-name="ce4" table:formula="of:=EXP(-([.A145]/[.$B$3])/[.$E$6])*[.$B$10]" office:value-type="float" office:value="0.00013387569186814">
            <text:p>0</text:p>
          </table:table-cell>
          <table:table-cell table:style-name="ce4" table:formula="of:=EXP(-([.A145]/[.$B$3])/[.$E$6])*[.$C$10]" office:value-type="float" office:value="0.0000598710295103956">
            <text:p>0</text:p>
          </table:table-cell>
          <table:table-cell table:style-name="ce4" table:formula="of:=EXP(-([.A145]/[.$B$3])/[.$E$6])*[.$D$10]" office:value-type="float" office:value="0.0000267751383736281">
            <text:p>0</text:p>
          </table:table-cell>
          <table:table-cell table:style-name="ce4" table:formula="of:=EXP(-([.A145]/[.$B$3])/[.$E$6])*[.$E$10]" office:value-type="float" office:value="0.0000119742059020791">
            <text:p>0</text:p>
          </table:table-cell>
          <table:table-cell table:style-name="ce4" table:formula="of:=EXP(-([.A145]/[.$B$3])/[.$E$6])*[.$F$10]" office:value-type="float" office:value="0.0000053550276747256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30">
            <text:p>830</text:p>
          </table:table-cell>
          <table:table-cell table:style-name="ce4" table:formula="of:=EXP(-([.A146]/[.$B$3])/[.$E$6])*[.$B$10]" office:value-type="float" office:value="0.00012212612532056">
            <text:p>0</text:p>
          </table:table-cell>
          <table:table-cell table:style-name="ce4" table:formula="of:=EXP(-([.A146]/[.$B$3])/[.$E$6])*[.$C$10]" office:value-type="float" office:value="0.0000546164636090861">
            <text:p>0</text:p>
          </table:table-cell>
          <table:table-cell table:style-name="ce4" table:formula="of:=EXP(-([.A146]/[.$B$3])/[.$E$6])*[.$D$10]" office:value-type="float" office:value="0.000024425225064112">
            <text:p>0</text:p>
          </table:table-cell>
          <table:table-cell table:style-name="ce4" table:formula="of:=EXP(-([.A146]/[.$B$3])/[.$E$6])*[.$E$10]" office:value-type="float" office:value="0.0000109232927218172">
            <text:p>0</text:p>
          </table:table-cell>
          <table:table-cell table:style-name="ce4" table:formula="of:=EXP(-([.A146]/[.$B$3])/[.$E$6])*[.$F$10]" office:value-type="float" office:value="0.000004885045012822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40">
            <text:p>840</text:p>
          </table:table-cell>
          <table:table-cell table:style-name="ce4" table:formula="of:=EXP(-([.A147]/[.$B$3])/[.$E$6])*[.$B$10]" office:value-type="float" office:value="0.000111407756536589">
            <text:p>0</text:p>
          </table:table-cell>
          <table:table-cell table:style-name="ce4" table:formula="of:=EXP(-([.A147]/[.$B$3])/[.$E$6])*[.$C$10]" office:value-type="float" office:value="0.0000498230633673118">
            <text:p>0</text:p>
          </table:table-cell>
          <table:table-cell table:style-name="ce4" table:formula="of:=EXP(-([.A147]/[.$B$3])/[.$E$6])*[.$D$10]" office:value-type="float" office:value="0.0000222815513073177">
            <text:p>0</text:p>
          </table:table-cell>
          <table:table-cell table:style-name="ce4" table:formula="of:=EXP(-([.A147]/[.$B$3])/[.$E$6])*[.$E$10]" office:value-type="float" office:value="0.00000996461267346236">
            <text:p>0</text:p>
          </table:table-cell>
          <table:table-cell table:style-name="ce4" table:formula="of:=EXP(-([.A147]/[.$B$3])/[.$E$6])*[.$F$10]" office:value-type="float" office:value="0.0000044563102614635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50">
            <text:p>850</text:p>
          </table:table-cell>
          <table:table-cell table:style-name="ce4" table:formula="of:=EXP(-([.A148]/[.$B$3])/[.$E$6])*[.$B$10]" office:value-type="float" office:value="0.000101630082702921">
            <text:p>0</text:p>
          </table:table-cell>
          <table:table-cell table:style-name="ce4" table:formula="of:=EXP(-([.A148]/[.$B$3])/[.$E$6])*[.$C$10]" office:value-type="float" office:value="0.0000454503546965314">
            <text:p>0</text:p>
          </table:table-cell>
          <table:table-cell table:style-name="ce4" table:formula="of:=EXP(-([.A148]/[.$B$3])/[.$E$6])*[.$D$10]" office:value-type="float" office:value="0.0000203260165405842">
            <text:p>0</text:p>
          </table:table-cell>
          <table:table-cell table:style-name="ce4" table:formula="of:=EXP(-([.A148]/[.$B$3])/[.$E$6])*[.$E$10]" office:value-type="float" office:value="0.00000909007093930628">
            <text:p>0</text:p>
          </table:table-cell>
          <table:table-cell table:style-name="ce4" table:formula="of:=EXP(-([.A148]/[.$B$3])/[.$E$6])*[.$F$10]" office:value-type="float" office:value="0.0000040652033081168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60">
            <text:p>860</text:p>
          </table:table-cell>
          <table:table-cell table:style-name="ce4" table:formula="of:=EXP(-([.A149]/[.$B$3])/[.$E$6])*[.$B$10]" office:value-type="float" office:value="0.0000927105439629816">
            <text:p>0</text:p>
          </table:table-cell>
          <table:table-cell table:style-name="ce4" table:formula="of:=EXP(-([.A149]/[.$B$3])/[.$E$6])*[.$C$10]" office:value-type="float" office:value="0.0000414614157064419">
            <text:p>0</text:p>
          </table:table-cell>
          <table:table-cell table:style-name="ce4" table:formula="of:=EXP(-([.A149]/[.$B$3])/[.$E$6])*[.$D$10]" office:value-type="float" office:value="0.0000185421087925963">
            <text:p>0</text:p>
          </table:table-cell>
          <table:table-cell table:style-name="ce4" table:formula="of:=EXP(-([.A149]/[.$B$3])/[.$E$6])*[.$E$10]" office:value-type="float" office:value="0.00000829228314128839">
            <text:p>0</text:p>
          </table:table-cell>
          <table:table-cell table:style-name="ce4" table:formula="of:=EXP(-([.A149]/[.$B$3])/[.$E$6])*[.$F$10]" office:value-type="float" office:value="0.0000037084217585192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70">
            <text:p>870</text:p>
          </table:table-cell>
          <table:table-cell table:style-name="ce4" table:formula="of:=EXP(-([.A150]/[.$B$3])/[.$E$6])*[.$B$10]" office:value-type="float" office:value="0.0000845738263053181">
            <text:p>0</text:p>
          </table:table-cell>
          <table:table-cell table:style-name="ce4" table:formula="of:=EXP(-([.A150]/[.$B$3])/[.$E$6])*[.$C$10]" office:value-type="float" office:value="0.0000378225649471902">
            <text:p>0</text:p>
          </table:table-cell>
          <table:table-cell table:style-name="ce4" table:formula="of:=EXP(-([.A150]/[.$B$3])/[.$E$6])*[.$D$10]" office:value-type="float" office:value="0.0000169147652610636">
            <text:p>0</text:p>
          </table:table-cell>
          <table:table-cell table:style-name="ce4" table:formula="of:=EXP(-([.A150]/[.$B$3])/[.$E$6])*[.$E$10]" office:value-type="float" office:value="0.00000756451298943805">
            <text:p>0</text:p>
          </table:table-cell>
          <table:table-cell table:style-name="ce4" table:formula="of:=EXP(-([.A150]/[.$B$3])/[.$E$6])*[.$F$10]" office:value-type="float" office:value="0.00000338295305221272">
            <text:p>0</text:p>
          </table:table-cell>
          <table:table-cell table:number-columns-repeated="250"/>
        </table:table-row>
        <table:table-row table:style-name="ro2" table:number-rows-repeated="6538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mpute Times" table:style-name="ta1" table:print="false"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4" table:default-cell-style-name="ce2"/>
        <table:table-column table:style-name="co8" table:default-cell-style-name="ce2"/>
        <table:table-column table:style-name="co2" table:number-columns-repeated="246" table:default-cell-style-name="ce2"/>
        <table:table-row table:style-name="ro5">
          <table:table-cell table:style-name="ce1" office:value-type="string">
            <text:p>Network runtime estimator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6">
          <table:table-cell table:style-name="ce3" office:value-type="string">
            <text:p>Parameters</text:p>
          </table:table-cell>
          <table:table-cell table:number-columns-repeated="2"/>
          <table:table-cell table:style-name="ce3" office:value-type="string">
            <text:p>Machines performance characteristics</text:p>
          </table:table-cell>
          <table:table-cell table:number-columns-repeated="252"/>
        </table:table-row>
        <table:table-row table:style-name="ro6">
          <table:table-cell table:style-name="ce7" office:value-type="string">
            <text:p>Number of source spectra</text:p>
          </table:table-cell>
          <table:table-cell table:style-name="Default" office:value-type="float" office:value="608793">
            <text:p>608793</text:p>
          </table:table-cell>
          <table:table-cell/>
          <table:table-cell table:style-name="ce7" office:value-type="string">
            <text:p>Million compares / s</text:p>
          </table:table-cell>
          <table:table-cell office:value-type="float" office:value="8">
            <text:p>8</text:p>
          </table:table-cell>
          <table:table-cell table:number-columns-repeated="4"/>
          <table:table-cell table:formula="of:=ROUNDUP(SQRT([.B4]))^2" office:value-type="float" office:value="609961">
            <text:p>609961</text:p>
          </table:table-cell>
          <table:table-cell table:number-columns-repeated="246"/>
        </table:table-row>
        <table:table-row table:style-name="ro6">
          <table:table-cell table:style-name="ce7" office:value-type="string">
            <text:p>Learning steps</text:p>
          </table:table-cell>
          <table:table-cell office:value-type="float" office:value="200">
            <text:p>200</text:p>
          </table:table-cell>
          <table:table-cell/>
          <table:table-cell table:style-name="ce7" office:value-type="string">
            <text:p>Million NW adaption / s</text:p>
          </table:table-cell>
          <table:table-cell office:value-type="float" office:value="4.47">
            <text:p>4.47</text:p>
          </table:table-cell>
          <table:table-cell table:number-columns-repeated="251"/>
        </table:table-row>
        <table:table-row table:style-name="ro6">
          <table:table-cell table:style-name="ce7" office:value-type="string">
            <text:p>Searchmode</text:p>
          </table:table-cell>
          <table:table-cell table:number-columns-repeated="255"/>
        </table:table-row>
        <table:table-row table:style-name="ro6">
          <table:table-cell table:style-name="Default" office:value-type="string">
            <text:p>Search radius for fast search</text:p>
          </table:table-cell>
          <table:table-cell table:style-name="Default" office:value-type="float" office:value="2">
            <text:p>2</text:p>
          </table:table-cell>
          <table:table-cell table:number-columns-repeated="7"/>
          <table:table-cell table:formula="of:=([.B7]*2+1)^2" office:value-type="float" office:value="25">
            <text:p>25</text:p>
          </table:table-cell>
          <table:table-cell table:number-columns-repeated="246"/>
        </table:table-row>
        <table:table-row table:style-name="ro6">
          <table:table-cell office:value-type="string">
            <text:p>Spectrum size [bytes]</text:p>
          </table:table-cell>
          <table:table-cell office:value-type="float" office:value="2000">
            <text:p>2000</text:p>
          </table:table-cell>
          <table:table-cell table:style-name="Default"/>
          <table:table-cell table:number-columns-repeated="253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6">
          <table:table-cell table:style-name="ce3" office:value-type="string">
            <text:p>Runtime – full search</text:p>
          </table:table-cell>
          <table:table-cell table:style-name="Default" table:number-columns-repeated="2"/>
          <table:table-cell table:number-columns-repeated="253"/>
        </table:table-row>
        <table:table-row table:style-name="ro6">
          <table:table-cell office:value-type="string">
            <text:p>Search runtime per learning step [h] [d]</text:p>
          </table:table-cell>
          <table:table-cell table:style-name="ce11" table:formula="of:=(([.J4]*[.B4])/([.E4]*10^6))/3600" office:value-type="float" office:value="12.8937495511458">
            <text:p>12.8937</text:p>
          </table:table-cell>
          <table:table-cell table:formula="of:=[.B11]/24" office:value-type="float" office:value="0.537239564631076">
            <text:p>0.54</text:p>
          </table:table-cell>
          <table:table-cell table:number-columns-repeated="253"/>
        </table:table-row>
        <table:table-row table:style-name="ro6">
          <table:table-cell office:value-type="string">
            <text:p>Adaption runtime per learning step [h] [d]</text:p>
          </table:table-cell>
          <table:table-cell table:style-name="ce11" table:formula="of:=(([.J4]*[.B4])/([.E5]*10^6))/3600" office:value-type="float" office:value="23.0760618365026">
            <text:p>23.0761</text:p>
          </table:table-cell>
          <table:table-cell table:formula="of:=[.B12]/24" office:value-type="float" office:value="0.961502576520942">
            <text:p>0.96</text:p>
          </table:table-cell>
          <table:table-cell table:number-columns-repeated="253"/>
        </table:table-row>
        <table:table-row table:style-name="ro6">
          <table:table-cell office:value-type="string">
            <text:p>Total per learning step [h] [d]</text:p>
          </table:table-cell>
          <table:table-cell table:style-name="ce11" table:formula="of:=[.B11]+[.B12]" office:value-type="float" office:value="35.9698113876484">
            <text:p>35.9698</text:p>
          </table:table-cell>
          <table:table-cell table:formula="of:=[.B13]/24" office:value-type="float" office:value="1.49874214115202">
            <text:p>1.5</text:p>
          </table:table-cell>
          <table:table-cell table:number-columns-repeated="4"/>
          <table:table-cell table:style-name="Default" office:value-type="float" office:value="608801">
            <text:p>608801</text:p>
          </table:table-cell>
          <table:table-cell table:number-columns-repeated="248"/>
        </table:table-row>
        <table:table-row table:style-name="ro2">
          <table:table-cell office:value-type="string">
            <text:p>Total [h] [d]</text:p>
          </table:table-cell>
          <table:table-cell table:style-name="ce11" table:formula="of:=[.B13]*[.B5]" office:value-type="float" office:value="7193.96227752969">
            <text:p>7193.9623</text:p>
          </table:table-cell>
          <table:table-cell table:formula="of:=[.B14]/24" office:value-type="float" office:value="299.748428230404">
            <text:p>299.75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6">
          <table:table-cell table:style-name="ce3" office:value-type="string">
            <text:p>Runtime – local search</text:p>
          </table:table-cell>
          <table:table-cell table:style-name="Default" table:number-columns-repeated="2"/>
          <table:table-cell table:number-columns-repeated="253"/>
        </table:table-row>
        <table:table-row table:style-name="ro6">
          <table:table-cell office:value-type="string">
            <text:p>Search runtime per learning step [h] [d]</text:p>
          </table:table-cell>
          <table:table-cell table:style-name="ce12" table:formula="of:=((([.B4]*[.J7])*0.9+0.1*([.B4]*[.J4]))/([.E4]*10^6))/3600" office:value-type="float" office:value="1.28985057464583">
            <text:p>1.28985</text:p>
          </table:table-cell>
          <table:table-cell table:style-name="ce14" table:formula="of:=[.B17]/24" office:value-type="float" office:value="0.0537437739435764">
            <text:p>0.05</text:p>
          </table:table-cell>
          <table:table-cell table:number-columns-repeated="253"/>
        </table:table-row>
        <table:table-row table:style-name="ro6">
          <table:table-cell office:value-type="string">
            <text:p>Adaption runtime per learning step [h] [d]</text:p>
          </table:table-cell>
          <table:table-cell table:style-name="ce12" table:formula="of:=(([.B4]*16*16)/([.E4]*10^6))/3600" office:value-type="float" office:value="0.00541149333333333">
            <text:p>0.00541</text:p>
          </table:table-cell>
          <table:table-cell table:style-name="ce14" table:formula="of:=[.B18]/24" office:value-type="float" office:value="0.000225478888888889">
            <text:p>0.00</text:p>
          </table:table-cell>
          <table:table-cell table:number-columns-repeated="253"/>
        </table:table-row>
        <table:table-row table:style-name="ro6">
          <table:table-cell office:value-type="string">
            <text:p>Total per learning step [h] [d]</text:p>
          </table:table-cell>
          <table:table-cell table:style-name="ce12" table:formula="of:=[.B17]+[.B18]" office:value-type="float" office:value="1.29526206797917">
            <text:p>1.29526</text:p>
          </table:table-cell>
          <table:table-cell table:style-name="ce14" table:formula="of:=[.B19]/24" office:value-type="float" office:value="0.0539692528324653">
            <text:p>0.05</text:p>
          </table:table-cell>
          <table:table-cell table:number-columns-repeated="253"/>
        </table:table-row>
        <table:table-row table:style-name="ro2">
          <table:table-cell office:value-type="string">
            <text:p>Total [h] [d]</text:p>
          </table:table-cell>
          <table:table-cell table:style-name="ce12" table:formula="of:=[.B19]*[.B5]" office:value-type="float" office:value="259.052413595833">
            <text:p>259.05241</text:p>
          </table:table-cell>
          <table:table-cell table:style-name="ce14" table:formula="of:=[.B20]/24" office:value-type="float" office:value="10.7938505664931">
            <text:p>10.79</text:p>
          </table:table-cell>
          <table:table-cell table:number-columns-repeated="253"/>
        </table:table-row>
        <table:table-row table:style-name="ro2">
          <table:table-cell table:style-name="Default" table:number-columns-repeated="2"/>
          <table:table-cell table:number-columns-repeated="254"/>
        </table:table-row>
        <table:table-row table:style-name="ro6">
          <table:table-cell table:style-name="ce3" office:value-type="string">
            <text:p>Data volume</text:p>
          </table:table-cell>
          <table:table-cell table:number-columns-repeated="255"/>
        </table:table-row>
        <table:table-row table:style-name="ro6">
          <table:table-cell office:value-type="string">
            <text:p>Input data [GB]</text:p>
          </table:table-cell>
          <table:table-cell table:formula="of:=[.B8]*[.B4]/(1024*1024*1024)" office:value-type="float" office:value="1.13396532833576">
            <text:p>1.13</text:p>
          </table:table-cell>
          <table:table-cell table:number-columns-repeated="254"/>
        </table:table-row>
        <table:table-row table:style-name="ro6">
          <table:table-cell office:value-type="string">
            <text:p>Network [GB]</text:p>
          </table:table-cell>
          <table:table-cell table:formula="of:=[.B8]*[.J4]/(1024*1024*1024)" office:value-type="float" office:value="1.13614089787006">
            <text:p>1.14</text:p>
          </table:table-cell>
          <table:table-cell table:number-columns-repeated="254"/>
        </table:table-row>
        <table:table-row table:style-name="ro6">
          <table:table-cell office:value-type="string">
            <text:p>Totat [GB]</text:p>
          </table:table-cell>
          <table:table-cell table:formula="of:=[.B23]+[.B24]" office:value-type="float" office:value="2.27010622620583">
            <text:p>2.27</text:p>
          </table:table-cell>
          <table:table-cell table:number-columns-repeated="254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6">
          <table:table-cell table:style-name="ce3" office:value-type="string">
            <text:p>Network characteristics</text:p>
          </table:table-cell>
          <table:table-cell table:number-columns-repeated="255"/>
        </table:table-row>
        <table:table-row table:style-name="ro6">
          <table:table-cell office:value-type="string">
            <text:p>Grid size</text:p>
          </table:table-cell>
          <table:table-cell table:formula="of:==ROUNDUP(SQRT([.B4])*1.1)" office:value-type="float" office:value="859">
            <text:p>859</text:p>
          </table:table-cell>
          <table:table-cell table:number-columns-repeated="254"/>
        </table:table-row>
        <table:table-row table:style-name="ro6">
          <table:table-cell office:value-type="string">
            <text:p>Fitting factor (0..1.0)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3" office:value-type="string">
            <text:p>Simulation</text:p>
          </table:table-cell>
          <table:table-cell table:number-columns-repeated="255"/>
        </table:table-row>
        <table:table-row table:style-name="ro7">
          <table:table-cell table:style-name="ce8" office:value-type="string">
            <text:p>Step no.</text:p>
          </table:table-cell>
          <table:table-cell table:style-name="ce8" office:value-type="string">
            <text:p>Percentage</text:p>
          </table:table-cell>
          <table:table-cell table:style-name="ce8" office:value-type="string">
            <text:p>Search radius</text:p>
          </table:table-cell>
          <table:table-cell table:style-name="ce15" office:value-type="string">
            <text:p>No. cells to process</text:p>
          </table:table-cell>
          <table:table-cell table:style-name="ce8" office:value-type="string">
            <text:p>Search runtime [h]</text:p>
          </table:table-cell>
          <table:table-cell table:style-name="ce8" office:value-type="string">
            <text:p>Search runtime [d]</text:p>
          </table:table-cell>
          <table:table-cell table:style-name="ce8" office:value-type="string">
            <text:p>Adaption runtime [h]</text:p>
          </table:table-cell>
          <table:table-cell table:style-name="ce8" office:value-type="string">
            <text:p>Adaption runtime [d]</text:p>
          </table:table-cell>
          <table:table-cell table:style-name="ce8" office:value-type="string">
            <text:p>Total runtime [h]</text:p>
          </table:table-cell>
          <table:table-cell table:style-name="ce8" office:value-type="string">
            <text:p>Total runtime [d]</text:p>
          </table:table-cell>
          <table:table-cell table:style-name="ce8" office:value-type="string">
            <text:p>Accumulated total runtime [d]</text:p>
          </table:table-cell>
          <table:table-cell table:style-name="ce8" table:number-columns-repeated="245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13" table:formula="of:=[.A34]/[.$B$5]" office:value-type="float" office:value="0.005">
            <text:p>0.005</text:p>
          </table:table-cell>
          <table:table-cell table:style-name="ce9" table:formula="of:=ROUND((1-[.B34])*0.5*[.$B$28]+2)" office:value-type="float" office:value="429">
            <text:p>429</text:p>
          </table:table-cell>
          <table:table-cell table:style-name="ce9" table:formula="of:=MIN(([.C34]*2+1)^2;[.$J$4])" office:value-type="float" office:value="609961">
            <text:p>609961</text:p>
          </table:table-cell>
          <table:table-cell table:style-name="ce9" table:formula="of:=((([.$B$4]*[.D34])*[.$B$29]+(1-[.$B$29])*([.$B$4]*[.$J$4]))/([.$E$4]*10^6))/3600" office:value-type="float" office:value="12.8937495511458">
            <text:p>12.89</text:p>
          </table:table-cell>
          <table:table-cell table:style-name="ce9" table:formula="of:=[.E34]/24" office:value-type="float" office:value="0.537239564631076">
            <text:p>0.54</text:p>
          </table:table-cell>
          <table:table-cell table:style-name="ce9" table:formula="of:=(([.$B$4]*[.D34])/([.$E$5]*10^6))/3600" office:value-type="float" office:value="23.0760618365026">
            <text:p>23.08</text:p>
          </table:table-cell>
          <table:table-cell table:style-name="ce9" table:formula="of:=[.G34]/24" office:value-type="float" office:value="0.961502576520942">
            <text:p>0.96</text:p>
          </table:table-cell>
          <table:table-cell table:style-name="ce9" table:formula="of:=[.E34]+[.G34]" office:value-type="float" office:value="35.9698113876484">
            <text:p>35.97</text:p>
          </table:table-cell>
          <table:table-cell table:style-name="ce9" table:formula="of:=[.I34]/24" office:value-type="float" office:value="1.49874214115202">
            <text:p>1.5</text:p>
          </table:table-cell>
          <table:table-cell table:style-name="ce9" table:formula="of:=SUM([.$J$34:.J34])" office:value-type="float" office:value="1.49874214115202">
            <text:p>1.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">
            <text:p>2</text:p>
          </table:table-cell>
          <table:table-cell table:style-name="ce13" table:formula="of:=[.A35]/[.$B$5]" office:value-type="float" office:value="0.01">
            <text:p>0.010</text:p>
          </table:table-cell>
          <table:table-cell table:style-name="ce9" table:formula="of:=ROUND((1-[.B35])*0.5*[.$B$28]+2)" office:value-type="float" office:value="427">
            <text:p>427</text:p>
          </table:table-cell>
          <table:table-cell table:style-name="ce9" table:formula="of:=MIN(([.C35]*2+1)^2;[.$J$4])" office:value-type="float" office:value="609961">
            <text:p>609961</text:p>
          </table:table-cell>
          <table:table-cell table:style-name="ce9" table:formula="of:=((([.$B$4]*[.D35])*[.$B$29]+(1-[.$B$29])*([.$B$4]*[.$J$4]))/([.$E$4]*10^6))/3600" office:value-type="float" office:value="12.8937495511458">
            <text:p>12.89</text:p>
          </table:table-cell>
          <table:table-cell table:style-name="ce9" table:formula="of:=[.E35]/24" office:value-type="float" office:value="0.537239564631076">
            <text:p>0.54</text:p>
          </table:table-cell>
          <table:table-cell table:style-name="ce9" table:formula="of:=(([.$B$4]*[.D35])/([.$E$5]*10^6))/3600" office:value-type="float" office:value="23.0760618365026">
            <text:p>23.08</text:p>
          </table:table-cell>
          <table:table-cell table:style-name="ce9" table:formula="of:=[.G35]/24" office:value-type="float" office:value="0.961502576520942">
            <text:p>0.96</text:p>
          </table:table-cell>
          <table:table-cell table:style-name="ce9" table:formula="of:=[.E35]+[.G35]" office:value-type="float" office:value="35.9698113876484">
            <text:p>35.97</text:p>
          </table:table-cell>
          <table:table-cell table:style-name="ce9" table:formula="of:=[.I35]/24" office:value-type="float" office:value="1.49874214115202">
            <text:p>1.5</text:p>
          </table:table-cell>
          <table:table-cell table:style-name="ce9" table:formula="of:=SUM([.$J$34:.J35])" office:value-type="float" office:value="2.99748428230404">
            <text:p>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">
            <text:p>3</text:p>
          </table:table-cell>
          <table:table-cell table:style-name="ce13" table:formula="of:=[.A36]/[.$B$5]" office:value-type="float" office:value="0.015">
            <text:p>0.015</text:p>
          </table:table-cell>
          <table:table-cell table:style-name="ce9" table:formula="of:=ROUND((1-[.B36])*0.5*[.$B$28]+2)" office:value-type="float" office:value="425">
            <text:p>425</text:p>
          </table:table-cell>
          <table:table-cell table:style-name="ce9" table:formula="of:=MIN(([.C36]*2+1)^2;[.$J$4])" office:value-type="float" office:value="609961">
            <text:p>609961</text:p>
          </table:table-cell>
          <table:table-cell table:style-name="ce9" table:formula="of:=((([.$B$4]*[.D36])*[.$B$29]+(1-[.$B$29])*([.$B$4]*[.$J$4]))/([.$E$4]*10^6))/3600" office:value-type="float" office:value="12.8937495511458">
            <text:p>12.89</text:p>
          </table:table-cell>
          <table:table-cell table:style-name="ce9" table:formula="of:=[.E36]/24" office:value-type="float" office:value="0.537239564631076">
            <text:p>0.54</text:p>
          </table:table-cell>
          <table:table-cell table:style-name="ce9" table:formula="of:=(([.$B$4]*[.D36])/([.$E$5]*10^6))/3600" office:value-type="float" office:value="23.0760618365026">
            <text:p>23.08</text:p>
          </table:table-cell>
          <table:table-cell table:style-name="ce9" table:formula="of:=[.G36]/24" office:value-type="float" office:value="0.961502576520942">
            <text:p>0.96</text:p>
          </table:table-cell>
          <table:table-cell table:style-name="ce9" table:formula="of:=[.E36]+[.G36]" office:value-type="float" office:value="35.9698113876484">
            <text:p>35.97</text:p>
          </table:table-cell>
          <table:table-cell table:style-name="ce9" table:formula="of:=[.I36]/24" office:value-type="float" office:value="1.49874214115202">
            <text:p>1.5</text:p>
          </table:table-cell>
          <table:table-cell table:style-name="ce9" table:formula="of:=SUM([.$J$34:.J36])" office:value-type="float" office:value="4.49622642345606">
            <text:p>4.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">
            <text:p>4</text:p>
          </table:table-cell>
          <table:table-cell table:style-name="ce13" table:formula="of:=[.A37]/[.$B$5]" office:value-type="float" office:value="0.02">
            <text:p>0.020</text:p>
          </table:table-cell>
          <table:table-cell table:style-name="ce9" table:formula="of:=ROUND((1-[.B37])*0.5*[.$B$28]+2)" office:value-type="float" office:value="423">
            <text:p>423</text:p>
          </table:table-cell>
          <table:table-cell table:style-name="ce9" table:formula="of:=MIN(([.C37]*2+1)^2;[.$J$4])" office:value-type="float" office:value="609961">
            <text:p>609961</text:p>
          </table:table-cell>
          <table:table-cell table:style-name="ce9" table:formula="of:=((([.$B$4]*[.D37])*[.$B$29]+(1-[.$B$29])*([.$B$4]*[.$J$4]))/([.$E$4]*10^6))/3600" office:value-type="float" office:value="12.8937495511458">
            <text:p>12.89</text:p>
          </table:table-cell>
          <table:table-cell table:style-name="ce9" table:formula="of:=[.E37]/24" office:value-type="float" office:value="0.537239564631076">
            <text:p>0.54</text:p>
          </table:table-cell>
          <table:table-cell table:style-name="ce9" table:formula="of:=(([.$B$4]*[.D37])/([.$E$5]*10^6))/3600" office:value-type="float" office:value="23.0760618365026">
            <text:p>23.08</text:p>
          </table:table-cell>
          <table:table-cell table:style-name="ce9" table:formula="of:=[.G37]/24" office:value-type="float" office:value="0.961502576520942">
            <text:p>0.96</text:p>
          </table:table-cell>
          <table:table-cell table:style-name="ce9" table:formula="of:=[.E37]+[.G37]" office:value-type="float" office:value="35.9698113876484">
            <text:p>35.97</text:p>
          </table:table-cell>
          <table:table-cell table:style-name="ce9" table:formula="of:=[.I37]/24" office:value-type="float" office:value="1.49874214115202">
            <text:p>1.5</text:p>
          </table:table-cell>
          <table:table-cell table:style-name="ce9" table:formula="of:=SUM([.$J$34:.J37])" office:value-type="float" office:value="5.99496856460807">
            <text:p>5.9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">
            <text:p>5</text:p>
          </table:table-cell>
          <table:table-cell table:style-name="ce13" table:formula="of:=[.A38]/[.$B$5]" office:value-type="float" office:value="0.025">
            <text:p>0.025</text:p>
          </table:table-cell>
          <table:table-cell table:style-name="ce9" table:formula="of:=ROUND((1-[.B38])*0.5*[.$B$28]+2)" office:value-type="float" office:value="421">
            <text:p>421</text:p>
          </table:table-cell>
          <table:table-cell table:style-name="ce9" table:formula="of:=MIN(([.C38]*2+1)^2;[.$J$4])" office:value-type="float" office:value="609961">
            <text:p>609961</text:p>
          </table:table-cell>
          <table:table-cell table:style-name="ce9" table:formula="of:=((([.$B$4]*[.D38])*[.$B$29]+(1-[.$B$29])*([.$B$4]*[.$J$4]))/([.$E$4]*10^6))/3600" office:value-type="float" office:value="12.8937495511458">
            <text:p>12.89</text:p>
          </table:table-cell>
          <table:table-cell table:style-name="ce9" table:formula="of:=[.E38]/24" office:value-type="float" office:value="0.537239564631076">
            <text:p>0.54</text:p>
          </table:table-cell>
          <table:table-cell table:style-name="ce9" table:formula="of:=(([.$B$4]*[.D38])/([.$E$5]*10^6))/3600" office:value-type="float" office:value="23.0760618365026">
            <text:p>23.08</text:p>
          </table:table-cell>
          <table:table-cell table:style-name="ce9" table:formula="of:=[.G38]/24" office:value-type="float" office:value="0.961502576520942">
            <text:p>0.96</text:p>
          </table:table-cell>
          <table:table-cell table:style-name="ce9" table:formula="of:=[.E38]+[.G38]" office:value-type="float" office:value="35.9698113876484">
            <text:p>35.97</text:p>
          </table:table-cell>
          <table:table-cell table:style-name="ce9" table:formula="of:=[.I38]/24" office:value-type="float" office:value="1.49874214115202">
            <text:p>1.5</text:p>
          </table:table-cell>
          <table:table-cell table:style-name="ce9" table:formula="of:=SUM([.$J$34:.J38])" office:value-type="float" office:value="7.49371070576009">
            <text:p>7.4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">
            <text:p>6</text:p>
          </table:table-cell>
          <table:table-cell table:style-name="ce13" table:formula="of:=[.A39]/[.$B$5]" office:value-type="float" office:value="0.03">
            <text:p>0.030</text:p>
          </table:table-cell>
          <table:table-cell table:style-name="ce9" table:formula="of:=ROUND((1-[.B39])*0.5*[.$B$28]+2)" office:value-type="float" office:value="419">
            <text:p>419</text:p>
          </table:table-cell>
          <table:table-cell table:style-name="ce9" table:formula="of:=MIN(([.C39]*2+1)^2;[.$J$4])" office:value-type="float" office:value="609961">
            <text:p>609961</text:p>
          </table:table-cell>
          <table:table-cell table:style-name="ce9" table:formula="of:=((([.$B$4]*[.D39])*[.$B$29]+(1-[.$B$29])*([.$B$4]*[.$J$4]))/([.$E$4]*10^6))/3600" office:value-type="float" office:value="12.8937495511458">
            <text:p>12.89</text:p>
          </table:table-cell>
          <table:table-cell table:style-name="ce9" table:formula="of:=[.E39]/24" office:value-type="float" office:value="0.537239564631076">
            <text:p>0.54</text:p>
          </table:table-cell>
          <table:table-cell table:style-name="ce9" table:formula="of:=(([.$B$4]*[.D39])/([.$E$5]*10^6))/3600" office:value-type="float" office:value="23.0760618365026">
            <text:p>23.08</text:p>
          </table:table-cell>
          <table:table-cell table:style-name="ce9" table:formula="of:=[.G39]/24" office:value-type="float" office:value="0.961502576520942">
            <text:p>0.96</text:p>
          </table:table-cell>
          <table:table-cell table:style-name="ce9" table:formula="of:=[.E39]+[.G39]" office:value-type="float" office:value="35.9698113876484">
            <text:p>35.97</text:p>
          </table:table-cell>
          <table:table-cell table:style-name="ce9" table:formula="of:=[.I39]/24" office:value-type="float" office:value="1.49874214115202">
            <text:p>1.5</text:p>
          </table:table-cell>
          <table:table-cell table:style-name="ce9" table:formula="of:=SUM([.$J$34:.J39])" office:value-type="float" office:value="8.99245284691211">
            <text:p>8.9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">
            <text:p>7</text:p>
          </table:table-cell>
          <table:table-cell table:style-name="ce13" table:formula="of:=[.A40]/[.$B$5]" office:value-type="float" office:value="0.035">
            <text:p>0.035</text:p>
          </table:table-cell>
          <table:table-cell table:style-name="ce9" table:formula="of:=ROUND((1-[.B40])*0.5*[.$B$28]+2)" office:value-type="float" office:value="416">
            <text:p>416</text:p>
          </table:table-cell>
          <table:table-cell table:style-name="ce9" table:formula="of:=MIN(([.C40]*2+1)^2;[.$J$4])" office:value-type="float" office:value="609961">
            <text:p>609961</text:p>
          </table:table-cell>
          <table:table-cell table:style-name="ce9" table:formula="of:=((([.$B$4]*[.D40])*[.$B$29]+(1-[.$B$29])*([.$B$4]*[.$J$4]))/([.$E$4]*10^6))/3600" office:value-type="float" office:value="12.8937495511458">
            <text:p>12.89</text:p>
          </table:table-cell>
          <table:table-cell table:style-name="ce9" table:formula="of:=[.E40]/24" office:value-type="float" office:value="0.537239564631076">
            <text:p>0.54</text:p>
          </table:table-cell>
          <table:table-cell table:style-name="ce9" table:formula="of:=(([.$B$4]*[.D40])/([.$E$5]*10^6))/3600" office:value-type="float" office:value="23.0760618365026">
            <text:p>23.08</text:p>
          </table:table-cell>
          <table:table-cell table:style-name="ce9" table:formula="of:=[.G40]/24" office:value-type="float" office:value="0.961502576520942">
            <text:p>0.96</text:p>
          </table:table-cell>
          <table:table-cell table:style-name="ce9" table:formula="of:=[.E40]+[.G40]" office:value-type="float" office:value="35.9698113876484">
            <text:p>35.97</text:p>
          </table:table-cell>
          <table:table-cell table:style-name="ce9" table:formula="of:=[.I40]/24" office:value-type="float" office:value="1.49874214115202">
            <text:p>1.5</text:p>
          </table:table-cell>
          <table:table-cell table:style-name="ce9" table:formula="of:=SUM([.$J$34:.J40])" office:value-type="float" office:value="10.4911949880641">
            <text:p>10.4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">
            <text:p>8</text:p>
          </table:table-cell>
          <table:table-cell table:style-name="ce13" table:formula="of:=[.A41]/[.$B$5]" office:value-type="float" office:value="0.04">
            <text:p>0.040</text:p>
          </table:table-cell>
          <table:table-cell table:style-name="ce9" table:formula="of:=ROUND((1-[.B41])*0.5*[.$B$28]+2)" office:value-type="float" office:value="414">
            <text:p>414</text:p>
          </table:table-cell>
          <table:table-cell table:style-name="ce9" table:formula="of:=MIN(([.C41]*2+1)^2;[.$J$4])" office:value-type="float" office:value="609961">
            <text:p>609961</text:p>
          </table:table-cell>
          <table:table-cell table:style-name="ce9" table:formula="of:=((([.$B$4]*[.D41])*[.$B$29]+(1-[.$B$29])*([.$B$4]*[.$J$4]))/([.$E$4]*10^6))/3600" office:value-type="float" office:value="12.8937495511458">
            <text:p>12.89</text:p>
          </table:table-cell>
          <table:table-cell table:style-name="ce9" table:formula="of:=[.E41]/24" office:value-type="float" office:value="0.537239564631076">
            <text:p>0.54</text:p>
          </table:table-cell>
          <table:table-cell table:style-name="ce9" table:formula="of:=(([.$B$4]*[.D41])/([.$E$5]*10^6))/3600" office:value-type="float" office:value="23.0760618365026">
            <text:p>23.08</text:p>
          </table:table-cell>
          <table:table-cell table:style-name="ce9" table:formula="of:=[.G41]/24" office:value-type="float" office:value="0.961502576520942">
            <text:p>0.96</text:p>
          </table:table-cell>
          <table:table-cell table:style-name="ce9" table:formula="of:=[.E41]+[.G41]" office:value-type="float" office:value="35.9698113876484">
            <text:p>35.97</text:p>
          </table:table-cell>
          <table:table-cell table:style-name="ce9" table:formula="of:=[.I41]/24" office:value-type="float" office:value="1.49874214115202">
            <text:p>1.5</text:p>
          </table:table-cell>
          <table:table-cell table:style-name="ce9" table:formula="of:=SUM([.$J$34:.J41])" office:value-type="float" office:value="11.9899371292161">
            <text:p>11.9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">
            <text:p>9</text:p>
          </table:table-cell>
          <table:table-cell table:style-name="ce13" table:formula="of:=[.A42]/[.$B$5]" office:value-type="float" office:value="0.045">
            <text:p>0.045</text:p>
          </table:table-cell>
          <table:table-cell table:style-name="ce9" table:formula="of:=ROUND((1-[.B42])*0.5*[.$B$28]+2)" office:value-type="float" office:value="412">
            <text:p>412</text:p>
          </table:table-cell>
          <table:table-cell table:style-name="ce9" table:formula="of:=MIN(([.C42]*2+1)^2;[.$J$4])" office:value-type="float" office:value="609961">
            <text:p>609961</text:p>
          </table:table-cell>
          <table:table-cell table:style-name="ce9" table:formula="of:=((([.$B$4]*[.D42])*[.$B$29]+(1-[.$B$29])*([.$B$4]*[.$J$4]))/([.$E$4]*10^6))/3600" office:value-type="float" office:value="12.8937495511458">
            <text:p>12.89</text:p>
          </table:table-cell>
          <table:table-cell table:style-name="ce9" table:formula="of:=[.E42]/24" office:value-type="float" office:value="0.537239564631076">
            <text:p>0.54</text:p>
          </table:table-cell>
          <table:table-cell table:style-name="ce9" table:formula="of:=(([.$B$4]*[.D42])/([.$E$5]*10^6))/3600" office:value-type="float" office:value="23.0760618365026">
            <text:p>23.08</text:p>
          </table:table-cell>
          <table:table-cell table:style-name="ce9" table:formula="of:=[.G42]/24" office:value-type="float" office:value="0.961502576520942">
            <text:p>0.96</text:p>
          </table:table-cell>
          <table:table-cell table:style-name="ce9" table:formula="of:=[.E42]+[.G42]" office:value-type="float" office:value="35.9698113876484">
            <text:p>35.97</text:p>
          </table:table-cell>
          <table:table-cell table:style-name="ce9" table:formula="of:=[.I42]/24" office:value-type="float" office:value="1.49874214115202">
            <text:p>1.5</text:p>
          </table:table-cell>
          <table:table-cell table:style-name="ce9" table:formula="of:=SUM([.$J$34:.J42])" office:value-type="float" office:value="13.4886792703682">
            <text:p>13.4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">
            <text:p>10</text:p>
          </table:table-cell>
          <table:table-cell table:style-name="ce13" table:formula="of:=[.A43]/[.$B$5]" office:value-type="float" office:value="0.05">
            <text:p>0.050</text:p>
          </table:table-cell>
          <table:table-cell table:style-name="ce9" table:formula="of:=ROUND((1-[.B43])*0.5*[.$B$28]+2)" office:value-type="float" office:value="410">
            <text:p>410</text:p>
          </table:table-cell>
          <table:table-cell table:style-name="ce9" table:formula="of:=MIN(([.C43]*2+1)^2;[.$J$4])" office:value-type="float" office:value="609961">
            <text:p>609961</text:p>
          </table:table-cell>
          <table:table-cell table:style-name="ce9" table:formula="of:=((([.$B$4]*[.D43])*[.$B$29]+(1-[.$B$29])*([.$B$4]*[.$J$4]))/([.$E$4]*10^6))/3600" office:value-type="float" office:value="12.8937495511458">
            <text:p>12.89</text:p>
          </table:table-cell>
          <table:table-cell table:style-name="ce9" table:formula="of:=[.E43]/24" office:value-type="float" office:value="0.537239564631076">
            <text:p>0.54</text:p>
          </table:table-cell>
          <table:table-cell table:style-name="ce9" table:formula="of:=(([.$B$4]*[.D43])/([.$E$5]*10^6))/3600" office:value-type="float" office:value="23.0760618365026">
            <text:p>23.08</text:p>
          </table:table-cell>
          <table:table-cell table:style-name="ce9" table:formula="of:=[.G43]/24" office:value-type="float" office:value="0.961502576520942">
            <text:p>0.96</text:p>
          </table:table-cell>
          <table:table-cell table:style-name="ce9" table:formula="of:=[.E43]+[.G43]" office:value-type="float" office:value="35.9698113876484">
            <text:p>35.97</text:p>
          </table:table-cell>
          <table:table-cell table:style-name="ce9" table:formula="of:=[.I43]/24" office:value-type="float" office:value="1.49874214115202">
            <text:p>1.5</text:p>
          </table:table-cell>
          <table:table-cell table:style-name="ce9" table:formula="of:=SUM([.$J$34:.J43])" office:value-type="float" office:value="14.9874214115202">
            <text:p>14.9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">
            <text:p>11</text:p>
          </table:table-cell>
          <table:table-cell table:style-name="ce13" table:formula="of:=[.A44]/[.$B$5]" office:value-type="float" office:value="0.055">
            <text:p>0.055</text:p>
          </table:table-cell>
          <table:table-cell table:style-name="ce9" table:formula="of:=ROUND((1-[.B44])*0.5*[.$B$28]+2)" office:value-type="float" office:value="408">
            <text:p>408</text:p>
          </table:table-cell>
          <table:table-cell table:style-name="ce9" table:formula="of:=MIN(([.C44]*2+1)^2;[.$J$4])" office:value-type="float" office:value="609961">
            <text:p>609961</text:p>
          </table:table-cell>
          <table:table-cell table:style-name="ce9" table:formula="of:=((([.$B$4]*[.D44])*[.$B$29]+(1-[.$B$29])*([.$B$4]*[.$J$4]))/([.$E$4]*10^6))/3600" office:value-type="float" office:value="12.8937495511458">
            <text:p>12.89</text:p>
          </table:table-cell>
          <table:table-cell table:style-name="ce9" table:formula="of:=[.E44]/24" office:value-type="float" office:value="0.537239564631076">
            <text:p>0.54</text:p>
          </table:table-cell>
          <table:table-cell table:style-name="ce9" table:formula="of:=(([.$B$4]*[.D44])/([.$E$5]*10^6))/3600" office:value-type="float" office:value="23.0760618365026">
            <text:p>23.08</text:p>
          </table:table-cell>
          <table:table-cell table:style-name="ce9" table:formula="of:=[.G44]/24" office:value-type="float" office:value="0.961502576520942">
            <text:p>0.96</text:p>
          </table:table-cell>
          <table:table-cell table:style-name="ce9" table:formula="of:=[.E44]+[.G44]" office:value-type="float" office:value="35.9698113876484">
            <text:p>35.97</text:p>
          </table:table-cell>
          <table:table-cell table:style-name="ce9" table:formula="of:=[.I44]/24" office:value-type="float" office:value="1.49874214115202">
            <text:p>1.5</text:p>
          </table:table-cell>
          <table:table-cell table:style-name="ce9" table:formula="of:=SUM([.$J$34:.J44])" office:value-type="float" office:value="16.4861635526722">
            <text:p>16.4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">
            <text:p>12</text:p>
          </table:table-cell>
          <table:table-cell table:style-name="ce13" table:formula="of:=[.A45]/[.$B$5]" office:value-type="float" office:value="0.06">
            <text:p>0.060</text:p>
          </table:table-cell>
          <table:table-cell table:style-name="ce9" table:formula="of:=ROUND((1-[.B45])*0.5*[.$B$28]+2)" office:value-type="float" office:value="406">
            <text:p>406</text:p>
          </table:table-cell>
          <table:table-cell table:style-name="ce9" table:formula="of:=MIN(([.C45]*2+1)^2;[.$J$4])" office:value-type="float" office:value="609961">
            <text:p>609961</text:p>
          </table:table-cell>
          <table:table-cell table:style-name="ce9" table:formula="of:=((([.$B$4]*[.D45])*[.$B$29]+(1-[.$B$29])*([.$B$4]*[.$J$4]))/([.$E$4]*10^6))/3600" office:value-type="float" office:value="12.8937495511458">
            <text:p>12.89</text:p>
          </table:table-cell>
          <table:table-cell table:style-name="ce9" table:formula="of:=[.E45]/24" office:value-type="float" office:value="0.537239564631076">
            <text:p>0.54</text:p>
          </table:table-cell>
          <table:table-cell table:style-name="ce9" table:formula="of:=(([.$B$4]*[.D45])/([.$E$5]*10^6))/3600" office:value-type="float" office:value="23.0760618365026">
            <text:p>23.08</text:p>
          </table:table-cell>
          <table:table-cell table:style-name="ce9" table:formula="of:=[.G45]/24" office:value-type="float" office:value="0.961502576520942">
            <text:p>0.96</text:p>
          </table:table-cell>
          <table:table-cell table:style-name="ce9" table:formula="of:=[.E45]+[.G45]" office:value-type="float" office:value="35.9698113876484">
            <text:p>35.97</text:p>
          </table:table-cell>
          <table:table-cell table:style-name="ce9" table:formula="of:=[.I45]/24" office:value-type="float" office:value="1.49874214115202">
            <text:p>1.5</text:p>
          </table:table-cell>
          <table:table-cell table:style-name="ce9" table:formula="of:=SUM([.$J$34:.J45])" office:value-type="float" office:value="17.9849056938242">
            <text:p>17.9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">
            <text:p>13</text:p>
          </table:table-cell>
          <table:table-cell table:style-name="ce13" table:formula="of:=[.A46]/[.$B$5]" office:value-type="float" office:value="0.065">
            <text:p>0.065</text:p>
          </table:table-cell>
          <table:table-cell table:style-name="ce9" table:formula="of:=ROUND((1-[.B46])*0.5*[.$B$28]+2)" office:value-type="float" office:value="404">
            <text:p>404</text:p>
          </table:table-cell>
          <table:table-cell table:style-name="ce9" table:formula="of:=MIN(([.C46]*2+1)^2;[.$J$4])" office:value-type="float" office:value="609961">
            <text:p>609961</text:p>
          </table:table-cell>
          <table:table-cell table:style-name="ce9" table:formula="of:=((([.$B$4]*[.D46])*[.$B$29]+(1-[.$B$29])*([.$B$4]*[.$J$4]))/([.$E$4]*10^6))/3600" office:value-type="float" office:value="12.8937495511458">
            <text:p>12.89</text:p>
          </table:table-cell>
          <table:table-cell table:style-name="ce9" table:formula="of:=[.E46]/24" office:value-type="float" office:value="0.537239564631076">
            <text:p>0.54</text:p>
          </table:table-cell>
          <table:table-cell table:style-name="ce9" table:formula="of:=(([.$B$4]*[.D46])/([.$E$5]*10^6))/3600" office:value-type="float" office:value="23.0760618365026">
            <text:p>23.08</text:p>
          </table:table-cell>
          <table:table-cell table:style-name="ce9" table:formula="of:=[.G46]/24" office:value-type="float" office:value="0.961502576520942">
            <text:p>0.96</text:p>
          </table:table-cell>
          <table:table-cell table:style-name="ce9" table:formula="of:=[.E46]+[.G46]" office:value-type="float" office:value="35.9698113876484">
            <text:p>35.97</text:p>
          </table:table-cell>
          <table:table-cell table:style-name="ce9" table:formula="of:=[.I46]/24" office:value-type="float" office:value="1.49874214115202">
            <text:p>1.5</text:p>
          </table:table-cell>
          <table:table-cell table:style-name="ce9" table:formula="of:=SUM([.$J$34:.J46])" office:value-type="float" office:value="19.4836478349762">
            <text:p>19.4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">
            <text:p>14</text:p>
          </table:table-cell>
          <table:table-cell table:style-name="ce13" table:formula="of:=[.A47]/[.$B$5]" office:value-type="float" office:value="0.07">
            <text:p>0.070</text:p>
          </table:table-cell>
          <table:table-cell table:style-name="ce9" table:formula="of:=ROUND((1-[.B47])*0.5*[.$B$28]+2)" office:value-type="float" office:value="401">
            <text:p>401</text:p>
          </table:table-cell>
          <table:table-cell table:style-name="ce9" table:formula="of:=MIN(([.C47]*2+1)^2;[.$J$4])" office:value-type="float" office:value="609961">
            <text:p>609961</text:p>
          </table:table-cell>
          <table:table-cell table:style-name="ce9" table:formula="of:=((([.$B$4]*[.D47])*[.$B$29]+(1-[.$B$29])*([.$B$4]*[.$J$4]))/([.$E$4]*10^6))/3600" office:value-type="float" office:value="12.8937495511458">
            <text:p>12.89</text:p>
          </table:table-cell>
          <table:table-cell table:style-name="ce9" table:formula="of:=[.E47]/24" office:value-type="float" office:value="0.537239564631076">
            <text:p>0.54</text:p>
          </table:table-cell>
          <table:table-cell table:style-name="ce9" table:formula="of:=(([.$B$4]*[.D47])/([.$E$5]*10^6))/3600" office:value-type="float" office:value="23.0760618365026">
            <text:p>23.08</text:p>
          </table:table-cell>
          <table:table-cell table:style-name="ce9" table:formula="of:=[.G47]/24" office:value-type="float" office:value="0.961502576520942">
            <text:p>0.96</text:p>
          </table:table-cell>
          <table:table-cell table:style-name="ce9" table:formula="of:=[.E47]+[.G47]" office:value-type="float" office:value="35.9698113876484">
            <text:p>35.97</text:p>
          </table:table-cell>
          <table:table-cell table:style-name="ce9" table:formula="of:=[.I47]/24" office:value-type="float" office:value="1.49874214115202">
            <text:p>1.5</text:p>
          </table:table-cell>
          <table:table-cell table:style-name="ce9" table:formula="of:=SUM([.$J$34:.J47])" office:value-type="float" office:value="20.9823899761283">
            <text:p>20.9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">
            <text:p>15</text:p>
          </table:table-cell>
          <table:table-cell table:style-name="ce13" table:formula="of:=[.A48]/[.$B$5]" office:value-type="float" office:value="0.075">
            <text:p>0.075</text:p>
          </table:table-cell>
          <table:table-cell table:style-name="ce9" table:formula="of:=ROUND((1-[.B48])*0.5*[.$B$28]+2)" office:value-type="float" office:value="399">
            <text:p>399</text:p>
          </table:table-cell>
          <table:table-cell table:style-name="ce9" table:formula="of:=MIN(([.C48]*2+1)^2;[.$J$4])" office:value-type="float" office:value="609961">
            <text:p>609961</text:p>
          </table:table-cell>
          <table:table-cell table:style-name="ce9" table:formula="of:=((([.$B$4]*[.D48])*[.$B$29]+(1-[.$B$29])*([.$B$4]*[.$J$4]))/([.$E$4]*10^6))/3600" office:value-type="float" office:value="12.8937495511458">
            <text:p>12.89</text:p>
          </table:table-cell>
          <table:table-cell table:style-name="ce9" table:formula="of:=[.E48]/24" office:value-type="float" office:value="0.537239564631076">
            <text:p>0.54</text:p>
          </table:table-cell>
          <table:table-cell table:style-name="ce9" table:formula="of:=(([.$B$4]*[.D48])/([.$E$5]*10^6))/3600" office:value-type="float" office:value="23.0760618365026">
            <text:p>23.08</text:p>
          </table:table-cell>
          <table:table-cell table:style-name="ce9" table:formula="of:=[.G48]/24" office:value-type="float" office:value="0.961502576520942">
            <text:p>0.96</text:p>
          </table:table-cell>
          <table:table-cell table:style-name="ce9" table:formula="of:=[.E48]+[.G48]" office:value-type="float" office:value="35.9698113876484">
            <text:p>35.97</text:p>
          </table:table-cell>
          <table:table-cell table:style-name="ce9" table:formula="of:=[.I48]/24" office:value-type="float" office:value="1.49874214115202">
            <text:p>1.5</text:p>
          </table:table-cell>
          <table:table-cell table:style-name="ce9" table:formula="of:=SUM([.$J$34:.J48])" office:value-type="float" office:value="22.4811321172803">
            <text:p>22.4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">
            <text:p>16</text:p>
          </table:table-cell>
          <table:table-cell table:style-name="ce13" table:formula="of:=[.A49]/[.$B$5]" office:value-type="float" office:value="0.08">
            <text:p>0.080</text:p>
          </table:table-cell>
          <table:table-cell table:style-name="ce9" table:formula="of:=ROUND((1-[.B49])*0.5*[.$B$28]+2)" office:value-type="float" office:value="397">
            <text:p>397</text:p>
          </table:table-cell>
          <table:table-cell table:style-name="ce9" table:formula="of:=MIN(([.C49]*2+1)^2;[.$J$4])" office:value-type="float" office:value="609961">
            <text:p>609961</text:p>
          </table:table-cell>
          <table:table-cell table:style-name="ce9" table:formula="of:=((([.$B$4]*[.D49])*[.$B$29]+(1-[.$B$29])*([.$B$4]*[.$J$4]))/([.$E$4]*10^6))/3600" office:value-type="float" office:value="12.8937495511458">
            <text:p>12.89</text:p>
          </table:table-cell>
          <table:table-cell table:style-name="ce9" table:formula="of:=[.E49]/24" office:value-type="float" office:value="0.537239564631076">
            <text:p>0.54</text:p>
          </table:table-cell>
          <table:table-cell table:style-name="ce9" table:formula="of:=(([.$B$4]*[.D49])/([.$E$5]*10^6))/3600" office:value-type="float" office:value="23.0760618365026">
            <text:p>23.08</text:p>
          </table:table-cell>
          <table:table-cell table:style-name="ce9" table:formula="of:=[.G49]/24" office:value-type="float" office:value="0.961502576520942">
            <text:p>0.96</text:p>
          </table:table-cell>
          <table:table-cell table:style-name="ce9" table:formula="of:=[.E49]+[.G49]" office:value-type="float" office:value="35.9698113876484">
            <text:p>35.97</text:p>
          </table:table-cell>
          <table:table-cell table:style-name="ce9" table:formula="of:=[.I49]/24" office:value-type="float" office:value="1.49874214115202">
            <text:p>1.5</text:p>
          </table:table-cell>
          <table:table-cell table:style-name="ce9" table:formula="of:=SUM([.$J$34:.J49])" office:value-type="float" office:value="23.9798742584323">
            <text:p>23.9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">
            <text:p>17</text:p>
          </table:table-cell>
          <table:table-cell table:style-name="ce13" table:formula="of:=[.A50]/[.$B$5]" office:value-type="float" office:value="0.085">
            <text:p>0.085</text:p>
          </table:table-cell>
          <table:table-cell table:style-name="ce9" table:formula="of:=ROUND((1-[.B50])*0.5*[.$B$28]+2)" office:value-type="float" office:value="395">
            <text:p>395</text:p>
          </table:table-cell>
          <table:table-cell table:style-name="ce9" table:formula="of:=MIN(([.C50]*2+1)^2;[.$J$4])" office:value-type="float" office:value="609961">
            <text:p>609961</text:p>
          </table:table-cell>
          <table:table-cell table:style-name="ce9" table:formula="of:=((([.$B$4]*[.D50])*[.$B$29]+(1-[.$B$29])*([.$B$4]*[.$J$4]))/([.$E$4]*10^6))/3600" office:value-type="float" office:value="12.8937495511458">
            <text:p>12.89</text:p>
          </table:table-cell>
          <table:table-cell table:style-name="ce9" table:formula="of:=[.E50]/24" office:value-type="float" office:value="0.537239564631076">
            <text:p>0.54</text:p>
          </table:table-cell>
          <table:table-cell table:style-name="ce9" table:formula="of:=(([.$B$4]*[.D50])/([.$E$5]*10^6))/3600" office:value-type="float" office:value="23.0760618365026">
            <text:p>23.08</text:p>
          </table:table-cell>
          <table:table-cell table:style-name="ce9" table:formula="of:=[.G50]/24" office:value-type="float" office:value="0.961502576520942">
            <text:p>0.96</text:p>
          </table:table-cell>
          <table:table-cell table:style-name="ce9" table:formula="of:=[.E50]+[.G50]" office:value-type="float" office:value="35.9698113876484">
            <text:p>35.97</text:p>
          </table:table-cell>
          <table:table-cell table:style-name="ce9" table:formula="of:=[.I50]/24" office:value-type="float" office:value="1.49874214115202">
            <text:p>1.5</text:p>
          </table:table-cell>
          <table:table-cell table:style-name="ce9" table:formula="of:=SUM([.$J$34:.J50])" office:value-type="float" office:value="25.4786163995843">
            <text:p>25.4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">
            <text:p>18</text:p>
          </table:table-cell>
          <table:table-cell table:style-name="ce13" table:formula="of:=[.A51]/[.$B$5]" office:value-type="float" office:value="0.09">
            <text:p>0.090</text:p>
          </table:table-cell>
          <table:table-cell table:style-name="ce9" table:formula="of:=ROUND((1-[.B51])*0.5*[.$B$28]+2)" office:value-type="float" office:value="393">
            <text:p>393</text:p>
          </table:table-cell>
          <table:table-cell table:style-name="ce9" table:formula="of:=MIN(([.C51]*2+1)^2;[.$J$4])" office:value-type="float" office:value="609961">
            <text:p>609961</text:p>
          </table:table-cell>
          <table:table-cell table:style-name="ce9" table:formula="of:=((([.$B$4]*[.D51])*[.$B$29]+(1-[.$B$29])*([.$B$4]*[.$J$4]))/([.$E$4]*10^6))/3600" office:value-type="float" office:value="12.8937495511458">
            <text:p>12.89</text:p>
          </table:table-cell>
          <table:table-cell table:style-name="ce9" table:formula="of:=[.E51]/24" office:value-type="float" office:value="0.537239564631076">
            <text:p>0.54</text:p>
          </table:table-cell>
          <table:table-cell table:style-name="ce9" table:formula="of:=(([.$B$4]*[.D51])/([.$E$5]*10^6))/3600" office:value-type="float" office:value="23.0760618365026">
            <text:p>23.08</text:p>
          </table:table-cell>
          <table:table-cell table:style-name="ce9" table:formula="of:=[.G51]/24" office:value-type="float" office:value="0.961502576520942">
            <text:p>0.96</text:p>
          </table:table-cell>
          <table:table-cell table:style-name="ce9" table:formula="of:=[.E51]+[.G51]" office:value-type="float" office:value="35.9698113876484">
            <text:p>35.97</text:p>
          </table:table-cell>
          <table:table-cell table:style-name="ce9" table:formula="of:=[.I51]/24" office:value-type="float" office:value="1.49874214115202">
            <text:p>1.5</text:p>
          </table:table-cell>
          <table:table-cell table:style-name="ce9" table:formula="of:=SUM([.$J$34:.J51])" office:value-type="float" office:value="26.9773585407363">
            <text:p>26.9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">
            <text:p>19</text:p>
          </table:table-cell>
          <table:table-cell table:style-name="ce13" table:formula="of:=[.A52]/[.$B$5]" office:value-type="float" office:value="0.095">
            <text:p>0.095</text:p>
          </table:table-cell>
          <table:table-cell table:style-name="ce9" table:formula="of:=ROUND((1-[.B52])*0.5*[.$B$28]+2)" office:value-type="float" office:value="391">
            <text:p>391</text:p>
          </table:table-cell>
          <table:table-cell table:style-name="ce9" table:formula="of:=MIN(([.C52]*2+1)^2;[.$J$4])" office:value-type="float" office:value="609961">
            <text:p>609961</text:p>
          </table:table-cell>
          <table:table-cell table:style-name="ce9" table:formula="of:=((([.$B$4]*[.D52])*[.$B$29]+(1-[.$B$29])*([.$B$4]*[.$J$4]))/([.$E$4]*10^6))/3600" office:value-type="float" office:value="12.8937495511458">
            <text:p>12.89</text:p>
          </table:table-cell>
          <table:table-cell table:style-name="ce9" table:formula="of:=[.E52]/24" office:value-type="float" office:value="0.537239564631076">
            <text:p>0.54</text:p>
          </table:table-cell>
          <table:table-cell table:style-name="ce9" table:formula="of:=(([.$B$4]*[.D52])/([.$E$5]*10^6))/3600" office:value-type="float" office:value="23.0760618365026">
            <text:p>23.08</text:p>
          </table:table-cell>
          <table:table-cell table:style-name="ce9" table:formula="of:=[.G52]/24" office:value-type="float" office:value="0.961502576520942">
            <text:p>0.96</text:p>
          </table:table-cell>
          <table:table-cell table:style-name="ce9" table:formula="of:=[.E52]+[.G52]" office:value-type="float" office:value="35.9698113876484">
            <text:p>35.97</text:p>
          </table:table-cell>
          <table:table-cell table:style-name="ce9" table:formula="of:=[.I52]/24" office:value-type="float" office:value="1.49874214115202">
            <text:p>1.5</text:p>
          </table:table-cell>
          <table:table-cell table:style-name="ce9" table:formula="of:=SUM([.$J$34:.J52])" office:value-type="float" office:value="28.4761006818883">
            <text:p>28.4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0">
            <text:p>20</text:p>
          </table:table-cell>
          <table:table-cell table:style-name="ce13" table:formula="of:=[.A53]/[.$B$5]" office:value-type="float" office:value="0.1">
            <text:p>0.100</text:p>
          </table:table-cell>
          <table:table-cell table:style-name="ce9" table:formula="of:=ROUND((1-[.B53])*0.5*[.$B$28]+2)" office:value-type="float" office:value="389">
            <text:p>389</text:p>
          </table:table-cell>
          <table:table-cell table:style-name="ce9" table:formula="of:=MIN(([.C53]*2+1)^2;[.$J$4])" office:value-type="float" office:value="606841">
            <text:p>606841</text:p>
          </table:table-cell>
          <table:table-cell table:style-name="ce9" table:formula="of:=((([.$B$4]*[.D53])*[.$B$29]+(1-[.$B$29])*([.$B$4]*[.$J$4]))/([.$E$4]*10^6))/3600" office:value-type="float" office:value="12.8277969761458">
            <text:p>12.83</text:p>
          </table:table-cell>
          <table:table-cell table:style-name="ce9" table:formula="of:=[.E53]/24" office:value-type="float" office:value="0.534491540672743">
            <text:p>0.53</text:p>
          </table:table-cell>
          <table:table-cell table:style-name="ce9" table:formula="of:=(([.$B$4]*[.D53])/([.$E$5]*10^6))/3600" office:value-type="float" office:value="22.958025908091">
            <text:p>22.96</text:p>
          </table:table-cell>
          <table:table-cell table:style-name="ce9" table:formula="of:=[.G53]/24" office:value-type="float" office:value="0.956584412837124">
            <text:p>0.96</text:p>
          </table:table-cell>
          <table:table-cell table:style-name="ce9" table:formula="of:=[.E53]+[.G53]" office:value-type="float" office:value="35.7858228842368">
            <text:p>35.79</text:p>
          </table:table-cell>
          <table:table-cell table:style-name="ce9" table:formula="of:=[.I53]/24" office:value-type="float" office:value="1.49107595350987">
            <text:p>1.49</text:p>
          </table:table-cell>
          <table:table-cell table:style-name="ce9" table:formula="of:=SUM([.$J$34:.J53])" office:value-type="float" office:value="29.9671766353982">
            <text:p>29.9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1">
            <text:p>21</text:p>
          </table:table-cell>
          <table:table-cell table:style-name="ce13" table:formula="of:=[.A54]/[.$B$5]" office:value-type="float" office:value="0.105">
            <text:p>0.105</text:p>
          </table:table-cell>
          <table:table-cell table:style-name="ce9" table:formula="of:=ROUND((1-[.B54])*0.5*[.$B$28]+2)" office:value-type="float" office:value="386">
            <text:p>386</text:p>
          </table:table-cell>
          <table:table-cell table:style-name="ce9" table:formula="of:=MIN(([.C54]*2+1)^2;[.$J$4])" office:value-type="float" office:value="597529">
            <text:p>597529</text:p>
          </table:table-cell>
          <table:table-cell table:style-name="ce9" table:formula="of:=((([.$B$4]*[.D54])*[.$B$29]+(1-[.$B$29])*([.$B$4]*[.$J$4]))/([.$E$4]*10^6))/3600" office:value-type="float" office:value="12.6309539061458">
            <text:p>12.63</text:p>
          </table:table-cell>
          <table:table-cell table:style-name="ce9" table:formula="of:=[.E54]/24" office:value-type="float" office:value="0.52628974608941">
            <text:p>0.53</text:p>
          </table:table-cell>
          <table:table-cell table:style-name="ce9" table:formula="of:=(([.$B$4]*[.D54])/([.$E$5]*10^6))/3600" office:value-type="float" office:value="22.6057340602163">
            <text:p>22.61</text:p>
          </table:table-cell>
          <table:table-cell table:style-name="ce9" table:formula="of:=[.G54]/24" office:value-type="float" office:value="0.941905585842344">
            <text:p>0.94</text:p>
          </table:table-cell>
          <table:table-cell table:style-name="ce9" table:formula="of:=[.E54]+[.G54]" office:value-type="float" office:value="35.2366879663621">
            <text:p>35.24</text:p>
          </table:table-cell>
          <table:table-cell table:style-name="ce9" table:formula="of:=[.I54]/24" office:value-type="float" office:value="1.46819533193175">
            <text:p>1.47</text:p>
          </table:table-cell>
          <table:table-cell table:style-name="ce9" table:formula="of:=SUM([.$J$34:.J54])" office:value-type="float" office:value="31.43537196733">
            <text:p>31.4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2">
            <text:p>22</text:p>
          </table:table-cell>
          <table:table-cell table:style-name="ce13" table:formula="of:=[.A55]/[.$B$5]" office:value-type="float" office:value="0.11">
            <text:p>0.110</text:p>
          </table:table-cell>
          <table:table-cell table:style-name="ce9" table:formula="of:=ROUND((1-[.B55])*0.5*[.$B$28]+2)" office:value-type="float" office:value="384">
            <text:p>384</text:p>
          </table:table-cell>
          <table:table-cell table:style-name="ce9" table:formula="of:=MIN(([.C55]*2+1)^2;[.$J$4])" office:value-type="float" office:value="591361">
            <text:p>591361</text:p>
          </table:table-cell>
          <table:table-cell table:style-name="ce9" table:formula="of:=((([.$B$4]*[.D55])*[.$B$29]+(1-[.$B$29])*([.$B$4]*[.$J$4]))/([.$E$4]*10^6))/3600" office:value-type="float" office:value="12.5005707386458">
            <text:p>12.5</text:p>
          </table:table-cell>
          <table:table-cell table:style-name="ce9" table:formula="of:=[.E55]/24" office:value-type="float" office:value="0.520857114110243">
            <text:p>0.52</text:p>
          </table:table-cell>
          <table:table-cell table:style-name="ce9" table:formula="of:=(([.$B$4]*[.D55])/([.$E$5]*10^6))/3600" office:value-type="float" office:value="22.3723861094333">
            <text:p>22.37</text:p>
          </table:table-cell>
          <table:table-cell table:style-name="ce9" table:formula="of:=[.G55]/24" office:value-type="float" office:value="0.932182754559719">
            <text:p>0.93</text:p>
          </table:table-cell>
          <table:table-cell table:style-name="ce9" table:formula="of:=[.E55]+[.G55]" office:value-type="float" office:value="34.8729568480791">
            <text:p>34.87</text:p>
          </table:table-cell>
          <table:table-cell table:style-name="ce9" table:formula="of:=[.I55]/24" office:value-type="float" office:value="1.45303986866996">
            <text:p>1.45</text:p>
          </table:table-cell>
          <table:table-cell table:style-name="ce9" table:formula="of:=SUM([.$J$34:.J55])" office:value-type="float" office:value="32.8884118359999">
            <text:p>32.8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3">
            <text:p>23</text:p>
          </table:table-cell>
          <table:table-cell table:style-name="ce13" table:formula="of:=[.A56]/[.$B$5]" office:value-type="float" office:value="0.115">
            <text:p>0.115</text:p>
          </table:table-cell>
          <table:table-cell table:style-name="ce9" table:formula="of:=ROUND((1-[.B56])*0.5*[.$B$28]+2)" office:value-type="float" office:value="382">
            <text:p>382</text:p>
          </table:table-cell>
          <table:table-cell table:style-name="ce9" table:formula="of:=MIN(([.C56]*2+1)^2;[.$J$4])" office:value-type="float" office:value="585225">
            <text:p>585225</text:p>
          </table:table-cell>
          <table:table-cell table:style-name="ce9" table:formula="of:=((([.$B$4]*[.D56])*[.$B$29]+(1-[.$B$29])*([.$B$4]*[.$J$4]))/([.$E$4]*10^6))/3600" office:value-type="float" office:value="12.3708640078125">
            <text:p>12.37</text:p>
          </table:table-cell>
          <table:table-cell table:style-name="ce9" table:formula="of:=[.E56]/24" office:value-type="float" office:value="0.515452666992188">
            <text:p>0.52</text:p>
          </table:table-cell>
          <table:table-cell table:style-name="ce9" table:formula="of:=(([.$B$4]*[.D56])/([.$E$5]*10^6))/3600" office:value-type="float" office:value="22.140248783557">
            <text:p>22.14</text:p>
          </table:table-cell>
          <table:table-cell table:style-name="ce9" table:formula="of:=[.G56]/24" office:value-type="float" office:value="0.922510365981544">
            <text:p>0.92</text:p>
          </table:table-cell>
          <table:table-cell table:style-name="ce9" table:formula="of:=[.E56]+[.G56]" office:value-type="float" office:value="34.5111127913695">
            <text:p>34.51</text:p>
          </table:table-cell>
          <table:table-cell table:style-name="ce9" table:formula="of:=[.I56]/24" office:value-type="float" office:value="1.43796303297373">
            <text:p>1.44</text:p>
          </table:table-cell>
          <table:table-cell table:style-name="ce9" table:formula="of:=SUM([.$J$34:.J56])" office:value-type="float" office:value="34.3263748689737">
            <text:p>34.3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4">
            <text:p>24</text:p>
          </table:table-cell>
          <table:table-cell table:style-name="ce13" table:formula="of:=[.A57]/[.$B$5]" office:value-type="float" office:value="0.12">
            <text:p>0.120</text:p>
          </table:table-cell>
          <table:table-cell table:style-name="ce9" table:formula="of:=ROUND((1-[.B57])*0.5*[.$B$28]+2)" office:value-type="float" office:value="380">
            <text:p>380</text:p>
          </table:table-cell>
          <table:table-cell table:style-name="ce9" table:formula="of:=MIN(([.C57]*2+1)^2;[.$J$4])" office:value-type="float" office:value="579121">
            <text:p>579121</text:p>
          </table:table-cell>
          <table:table-cell table:style-name="ce9" table:formula="of:=((([.$B$4]*[.D57])*[.$B$29]+(1-[.$B$29])*([.$B$4]*[.$J$4]))/([.$E$4]*10^6))/3600" office:value-type="float" office:value="12.2418337136458">
            <text:p>12.24</text:p>
          </table:table-cell>
          <table:table-cell table:style-name="ce9" table:formula="of:=[.E57]/24" office:value-type="float" office:value="0.510076404735243">
            <text:p>0.51</text:p>
          </table:table-cell>
          <table:table-cell table:style-name="ce9" table:formula="of:=(([.$B$4]*[.D57])/([.$E$5]*10^6))/3600" office:value-type="float" office:value="21.9093220825876">
            <text:p>21.91</text:p>
          </table:table-cell>
          <table:table-cell table:style-name="ce9" table:formula="of:=[.G57]/24" office:value-type="float" office:value="0.912888420107818">
            <text:p>0.91</text:p>
          </table:table-cell>
          <table:table-cell table:style-name="ce9" table:formula="of:=[.E57]+[.G57]" office:value-type="float" office:value="34.1511557962335">
            <text:p>34.15</text:p>
          </table:table-cell>
          <table:table-cell table:style-name="ce9" table:formula="of:=[.I57]/24" office:value-type="float" office:value="1.42296482484306">
            <text:p>1.42</text:p>
          </table:table-cell>
          <table:table-cell table:style-name="ce9" table:formula="of:=SUM([.$J$34:.J57])" office:value-type="float" office:value="35.7493396938167">
            <text:p>35.7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5">
            <text:p>25</text:p>
          </table:table-cell>
          <table:table-cell table:style-name="ce13" table:formula="of:=[.A58]/[.$B$5]" office:value-type="float" office:value="0.125">
            <text:p>0.125</text:p>
          </table:table-cell>
          <table:table-cell table:style-name="ce9" table:formula="of:=ROUND((1-[.B58])*0.5*[.$B$28]+2)" office:value-type="float" office:value="378">
            <text:p>378</text:p>
          </table:table-cell>
          <table:table-cell table:style-name="ce9" table:formula="of:=MIN(([.C58]*2+1)^2;[.$J$4])" office:value-type="float" office:value="573049">
            <text:p>573049</text:p>
          </table:table-cell>
          <table:table-cell table:style-name="ce9" table:formula="of:=((([.$B$4]*[.D58])*[.$B$29]+(1-[.$B$29])*([.$B$4]*[.$J$4]))/([.$E$4]*10^6))/3600" office:value-type="float" office:value="12.1134798561458">
            <text:p>12.11</text:p>
          </table:table-cell>
          <table:table-cell table:style-name="ce9" table:formula="of:=[.E58]/24" office:value-type="float" office:value="0.50472832733941">
            <text:p>0.5</text:p>
          </table:table-cell>
          <table:table-cell table:style-name="ce9" table:formula="of:=(([.$B$4]*[.D58])/([.$E$5]*10^6))/3600" office:value-type="float" office:value="21.679606006525">
            <text:p>21.68</text:p>
          </table:table-cell>
          <table:table-cell table:style-name="ce9" table:formula="of:=[.G58]/24" office:value-type="float" office:value="0.903316916938541">
            <text:p>0.9</text:p>
          </table:table-cell>
          <table:table-cell table:style-name="ce9" table:formula="of:=[.E58]+[.G58]" office:value-type="float" office:value="33.7930858626708">
            <text:p>33.79</text:p>
          </table:table-cell>
          <table:table-cell table:style-name="ce9" table:formula="of:=[.I58]/24" office:value-type="float" office:value="1.40804524427795">
            <text:p>1.41</text:p>
          </table:table-cell>
          <table:table-cell table:style-name="ce9" table:formula="of:=SUM([.$J$34:.J58])" office:value-type="float" office:value="37.1573849380947">
            <text:p>37.1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6">
            <text:p>26</text:p>
          </table:table-cell>
          <table:table-cell table:style-name="ce13" table:formula="of:=[.A59]/[.$B$5]" office:value-type="float" office:value="0.13">
            <text:p>0.130</text:p>
          </table:table-cell>
          <table:table-cell table:style-name="ce9" table:formula="of:=ROUND((1-[.B59])*0.5*[.$B$28]+2)" office:value-type="float" office:value="376">
            <text:p>376</text:p>
          </table:table-cell>
          <table:table-cell table:style-name="ce9" table:formula="of:=MIN(([.C59]*2+1)^2;[.$J$4])" office:value-type="float" office:value="567009">
            <text:p>567009</text:p>
          </table:table-cell>
          <table:table-cell table:style-name="ce9" table:formula="of:=((([.$B$4]*[.D59])*[.$B$29]+(1-[.$B$29])*([.$B$4]*[.$J$4]))/([.$E$4]*10^6))/3600" office:value-type="float" office:value="11.9858024353125">
            <text:p>11.99</text:p>
          </table:table-cell>
          <table:table-cell table:style-name="ce9" table:formula="of:=[.E59]/24" office:value-type="float" office:value="0.499408434804687">
            <text:p>0.5</text:p>
          </table:table-cell>
          <table:table-cell table:style-name="ce9" table:formula="of:=(([.$B$4]*[.D59])/([.$E$5]*10^6))/3600" office:value-type="float" office:value="21.4511005553691">
            <text:p>21.45</text:p>
          </table:table-cell>
          <table:table-cell table:style-name="ce9" table:formula="of:=[.G59]/24" office:value-type="float" office:value="0.893795856473714">
            <text:p>0.89</text:p>
          </table:table-cell>
          <table:table-cell table:style-name="ce9" table:formula="of:=[.E59]+[.G59]" office:value-type="float" office:value="33.4369029906816">
            <text:p>33.44</text:p>
          </table:table-cell>
          <table:table-cell table:style-name="ce9" table:formula="of:=[.I59]/24" office:value-type="float" office:value="1.3932042912784">
            <text:p>1.39</text:p>
          </table:table-cell>
          <table:table-cell table:style-name="ce9" table:formula="of:=SUM([.$J$34:.J59])" office:value-type="float" office:value="38.5505892293731">
            <text:p>38.5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7">
            <text:p>27</text:p>
          </table:table-cell>
          <table:table-cell table:style-name="ce13" table:formula="of:=[.A60]/[.$B$5]" office:value-type="float" office:value="0.135">
            <text:p>0.135</text:p>
          </table:table-cell>
          <table:table-cell table:style-name="ce9" table:formula="of:=ROUND((1-[.B60])*0.5*[.$B$28]+2)" office:value-type="float" office:value="374">
            <text:p>374</text:p>
          </table:table-cell>
          <table:table-cell table:style-name="ce9" table:formula="of:=MIN(([.C60]*2+1)^2;[.$J$4])" office:value-type="float" office:value="561001">
            <text:p>561001</text:p>
          </table:table-cell>
          <table:table-cell table:style-name="ce9" table:formula="of:=((([.$B$4]*[.D60])*[.$B$29]+(1-[.$B$29])*([.$B$4]*[.$J$4]))/([.$E$4]*10^6))/3600" office:value-type="float" office:value="11.8588014511458">
            <text:p>11.86</text:p>
          </table:table-cell>
          <table:table-cell table:style-name="ce9" table:formula="of:=[.E60]/24" office:value-type="float" office:value="0.494116727131076">
            <text:p>0.49</text:p>
          </table:table-cell>
          <table:table-cell table:style-name="ce9" table:formula="of:=(([.$B$4]*[.D60])/([.$E$5]*10^6))/3600" office:value-type="float" office:value="21.2238057291201">
            <text:p>21.22</text:p>
          </table:table-cell>
          <table:table-cell table:style-name="ce9" table:formula="of:=[.G60]/24" office:value-type="float" office:value="0.884325238713336">
            <text:p>0.88</text:p>
          </table:table-cell>
          <table:table-cell table:style-name="ce9" table:formula="of:=[.E60]+[.G60]" office:value-type="float" office:value="33.0826071802659">
            <text:p>33.08</text:p>
          </table:table-cell>
          <table:table-cell table:style-name="ce9" table:formula="of:=[.I60]/24" office:value-type="float" office:value="1.37844196584441">
            <text:p>1.38</text:p>
          </table:table-cell>
          <table:table-cell table:style-name="ce9" table:formula="of:=SUM([.$J$34:.J60])" office:value-type="float" office:value="39.9290311952175">
            <text:p>39.9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8">
            <text:p>28</text:p>
          </table:table-cell>
          <table:table-cell table:style-name="ce13" table:formula="of:=[.A61]/[.$B$5]" office:value-type="float" office:value="0.14">
            <text:p>0.140</text:p>
          </table:table-cell>
          <table:table-cell table:style-name="ce9" table:formula="of:=ROUND((1-[.B61])*0.5*[.$B$28]+2)" office:value-type="float" office:value="371">
            <text:p>371</text:p>
          </table:table-cell>
          <table:table-cell table:style-name="ce9" table:formula="of:=MIN(([.C61]*2+1)^2;[.$J$4])" office:value-type="float" office:value="552049">
            <text:p>552049</text:p>
          </table:table-cell>
          <table:table-cell table:style-name="ce9" table:formula="of:=((([.$B$4]*[.D61])*[.$B$29]+(1-[.$B$29])*([.$B$4]*[.$J$4]))/([.$E$4]*10^6))/3600" office:value-type="float" office:value="11.6695682936458">
            <text:p>11.67</text:p>
          </table:table-cell>
          <table:table-cell table:style-name="ce9" table:formula="of:=[.E61]/24" office:value-type="float" office:value="0.486232012235243">
            <text:p>0.49</text:p>
          </table:table-cell>
          <table:table-cell table:style-name="ce9" table:formula="of:=(([.$B$4]*[.D61])/([.$E$5]*10^6))/3600" office:value-type="float" office:value="20.8851334114467">
            <text:p>20.89</text:p>
          </table:table-cell>
          <table:table-cell table:style-name="ce9" table:formula="of:=[.G61]/24" office:value-type="float" office:value="0.870213892143612">
            <text:p>0.87</text:p>
          </table:table-cell>
          <table:table-cell table:style-name="ce9" table:formula="of:=[.E61]+[.G61]" office:value-type="float" office:value="32.5547017050925">
            <text:p>32.55</text:p>
          </table:table-cell>
          <table:table-cell table:style-name="ce9" table:formula="of:=[.I61]/24" office:value-type="float" office:value="1.35644590437886">
            <text:p>1.36</text:p>
          </table:table-cell>
          <table:table-cell table:style-name="ce9" table:formula="of:=SUM([.$J$34:.J61])" office:value-type="float" office:value="41.2854770995963">
            <text:p>41.2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9">
            <text:p>29</text:p>
          </table:table-cell>
          <table:table-cell table:style-name="ce13" table:formula="of:=[.A62]/[.$B$5]" office:value-type="float" office:value="0.145">
            <text:p>0.145</text:p>
          </table:table-cell>
          <table:table-cell table:style-name="ce9" table:formula="of:=ROUND((1-[.B62])*0.5*[.$B$28]+2)" office:value-type="float" office:value="369">
            <text:p>369</text:p>
          </table:table-cell>
          <table:table-cell table:style-name="ce9" table:formula="of:=MIN(([.C62]*2+1)^2;[.$J$4])" office:value-type="float" office:value="546121">
            <text:p>546121</text:p>
          </table:table-cell>
          <table:table-cell table:style-name="ce9" table:formula="of:=((([.$B$4]*[.D62])*[.$B$29]+(1-[.$B$29])*([.$B$4]*[.$J$4]))/([.$E$4]*10^6))/3600" office:value-type="float" office:value="11.5442584011458">
            <text:p>11.54</text:p>
          </table:table-cell>
          <table:table-cell table:style-name="ce9" table:formula="of:=[.E62]/24" office:value-type="float" office:value="0.48101076671441">
            <text:p>0.48</text:p>
          </table:table-cell>
          <table:table-cell table:style-name="ce9" table:formula="of:=(([.$B$4]*[.D62])/([.$E$5]*10^6))/3600" office:value-type="float" office:value="20.6608651474646">
            <text:p>20.66</text:p>
          </table:table-cell>
          <table:table-cell table:style-name="ce9" table:formula="of:=[.G62]/24" office:value-type="float" office:value="0.860869381144357">
            <text:p>0.86</text:p>
          </table:table-cell>
          <table:table-cell table:style-name="ce9" table:formula="of:=[.E62]+[.G62]" office:value-type="float" office:value="32.2051235486104">
            <text:p>32.21</text:p>
          </table:table-cell>
          <table:table-cell table:style-name="ce9" table:formula="of:=[.I62]/24" office:value-type="float" office:value="1.34188014785877">
            <text:p>1.34</text:p>
          </table:table-cell>
          <table:table-cell table:style-name="ce9" table:formula="of:=SUM([.$J$34:.J62])" office:value-type="float" office:value="42.6273572474551">
            <text:p>42.6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0">
            <text:p>30</text:p>
          </table:table-cell>
          <table:table-cell table:style-name="ce13" table:formula="of:=[.A63]/[.$B$5]" office:value-type="float" office:value="0.15">
            <text:p>0.150</text:p>
          </table:table-cell>
          <table:table-cell table:style-name="ce9" table:formula="of:=ROUND((1-[.B63])*0.5*[.$B$28]+2)" office:value-type="float" office:value="367">
            <text:p>367</text:p>
          </table:table-cell>
          <table:table-cell table:style-name="ce9" table:formula="of:=MIN(([.C63]*2+1)^2;[.$J$4])" office:value-type="float" office:value="540225">
            <text:p>540225</text:p>
          </table:table-cell>
          <table:table-cell table:style-name="ce9" table:formula="of:=((([.$B$4]*[.D63])*[.$B$29]+(1-[.$B$29])*([.$B$4]*[.$J$4]))/([.$E$4]*10^6))/3600" office:value-type="float" office:value="11.4196249453125">
            <text:p>11.42</text:p>
          </table:table-cell>
          <table:table-cell table:style-name="ce9" table:formula="of:=[.E63]/24" office:value-type="float" office:value="0.475817706054688">
            <text:p>0.48</text:p>
          </table:table-cell>
          <table:table-cell table:style-name="ce9" table:formula="of:=(([.$B$4]*[.D63])/([.$E$5]*10^6))/3600" office:value-type="float" office:value="20.4378075083893">
            <text:p>20.44</text:p>
          </table:table-cell>
          <table:table-cell table:style-name="ce9" table:formula="of:=[.G63]/24" office:value-type="float" office:value="0.851575312849553">
            <text:p>0.85</text:p>
          </table:table-cell>
          <table:table-cell table:style-name="ce9" table:formula="of:=[.E63]+[.G63]" office:value-type="float" office:value="31.8574324537018">
            <text:p>31.86</text:p>
          </table:table-cell>
          <table:table-cell table:style-name="ce9" table:formula="of:=[.I63]/24" office:value-type="float" office:value="1.32739301890424">
            <text:p>1.33</text:p>
          </table:table-cell>
          <table:table-cell table:style-name="ce9" table:formula="of:=SUM([.$J$34:.J63])" office:value-type="float" office:value="43.9547502663593">
            <text:p>43.9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1">
            <text:p>31</text:p>
          </table:table-cell>
          <table:table-cell table:style-name="ce13" table:formula="of:=[.A64]/[.$B$5]" office:value-type="float" office:value="0.155">
            <text:p>0.155</text:p>
          </table:table-cell>
          <table:table-cell table:style-name="ce9" table:formula="of:=ROUND((1-[.B64])*0.5*[.$B$28]+2)" office:value-type="float" office:value="365">
            <text:p>365</text:p>
          </table:table-cell>
          <table:table-cell table:style-name="ce9" table:formula="of:=MIN(([.C64]*2+1)^2;[.$J$4])" office:value-type="float" office:value="534361">
            <text:p>534361</text:p>
          </table:table-cell>
          <table:table-cell table:style-name="ce9" table:formula="of:=((([.$B$4]*[.D64])*[.$B$29]+(1-[.$B$29])*([.$B$4]*[.$J$4]))/([.$E$4]*10^6))/3600" office:value-type="float" office:value="11.2956679261458">
            <text:p>11.3</text:p>
          </table:table-cell>
          <table:table-cell table:style-name="ce9" table:formula="of:=[.E64]/24" office:value-type="float" office:value="0.470652830256076">
            <text:p>0.47</text:p>
          </table:table-cell>
          <table:table-cell table:style-name="ce9" table:formula="of:=(([.$B$4]*[.D64])/([.$E$5]*10^6))/3600" office:value-type="float" office:value="20.2159604942207">
            <text:p>20.22</text:p>
          </table:table-cell>
          <table:table-cell table:style-name="ce9" table:formula="of:=[.G64]/24" office:value-type="float" office:value="0.842331687259197">
            <text:p>0.84</text:p>
          </table:table-cell>
          <table:table-cell table:style-name="ce9" table:formula="of:=[.E64]+[.G64]" office:value-type="float" office:value="31.5116284203666">
            <text:p>31.51</text:p>
          </table:table-cell>
          <table:table-cell table:style-name="ce9" table:formula="of:=[.I64]/24" office:value-type="float" office:value="1.31298451751527">
            <text:p>1.31</text:p>
          </table:table-cell>
          <table:table-cell table:style-name="ce9" table:formula="of:=SUM([.$J$34:.J64])" office:value-type="float" office:value="45.2677347838746">
            <text:p>45.2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2">
            <text:p>32</text:p>
          </table:table-cell>
          <table:table-cell table:style-name="ce13" table:formula="of:=[.A65]/[.$B$5]" office:value-type="float" office:value="0.16">
            <text:p>0.160</text:p>
          </table:table-cell>
          <table:table-cell table:style-name="ce9" table:formula="of:=ROUND((1-[.B65])*0.5*[.$B$28]+2)" office:value-type="float" office:value="363">
            <text:p>363</text:p>
          </table:table-cell>
          <table:table-cell table:style-name="ce9" table:formula="of:=MIN(([.C65]*2+1)^2;[.$J$4])" office:value-type="float" office:value="528529">
            <text:p>528529</text:p>
          </table:table-cell>
          <table:table-cell table:style-name="ce9" table:formula="of:=((([.$B$4]*[.D65])*[.$B$29]+(1-[.$B$29])*([.$B$4]*[.$J$4]))/([.$E$4]*10^6))/3600" office:value-type="float" office:value="11.1723873436458">
            <text:p>11.17</text:p>
          </table:table-cell>
          <table:table-cell table:style-name="ce9" table:formula="of:=[.E65]/24" office:value-type="float" office:value="0.465516139318576">
            <text:p>0.47</text:p>
          </table:table-cell>
          <table:table-cell table:style-name="ce9" table:formula="of:=(([.$B$4]*[.D65])/([.$E$5]*10^6))/3600" office:value-type="float" office:value="19.995324104959">
            <text:p>20</text:p>
          </table:table-cell>
          <table:table-cell table:style-name="ce9" table:formula="of:=[.G65]/24" office:value-type="float" office:value="0.833138504373291">
            <text:p>0.83</text:p>
          </table:table-cell>
          <table:table-cell table:style-name="ce9" table:formula="of:=[.E65]+[.G65]" office:value-type="float" office:value="31.1677114486048">
            <text:p>31.17</text:p>
          </table:table-cell>
          <table:table-cell table:style-name="ce9" table:formula="of:=[.I65]/24" office:value-type="float" office:value="1.29865464369187">
            <text:p>1.3</text:p>
          </table:table-cell>
          <table:table-cell table:style-name="ce9" table:formula="of:=SUM([.$J$34:.J65])" office:value-type="float" office:value="46.5663894275665">
            <text:p>46.5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3">
            <text:p>33</text:p>
          </table:table-cell>
          <table:table-cell table:style-name="ce13" table:formula="of:=[.A66]/[.$B$5]" office:value-type="float" office:value="0.165">
            <text:p>0.165</text:p>
          </table:table-cell>
          <table:table-cell table:style-name="ce9" table:formula="of:=ROUND((1-[.B66])*0.5*[.$B$28]+2)" office:value-type="float" office:value="361">
            <text:p>361</text:p>
          </table:table-cell>
          <table:table-cell table:style-name="ce9" table:formula="of:=MIN(([.C66]*2+1)^2;[.$J$4])" office:value-type="float" office:value="522729">
            <text:p>522729</text:p>
          </table:table-cell>
          <table:table-cell table:style-name="ce9" table:formula="of:=((([.$B$4]*[.D66])*[.$B$29]+(1-[.$B$29])*([.$B$4]*[.$J$4]))/([.$E$4]*10^6))/3600" office:value-type="float" office:value="11.0497831978125">
            <text:p>11.05</text:p>
          </table:table-cell>
          <table:table-cell table:style-name="ce9" table:formula="of:=[.E66]/24" office:value-type="float" office:value="0.460407633242187">
            <text:p>0.46</text:p>
          </table:table-cell>
          <table:table-cell table:style-name="ce9" table:formula="of:=(([.$B$4]*[.D66])/([.$E$5]*10^6))/3600" office:value-type="float" office:value="19.775898340604">
            <text:p>19.78</text:p>
          </table:table-cell>
          <table:table-cell table:style-name="ce9" table:formula="of:=[.G66]/24" office:value-type="float" office:value="0.823995764191834">
            <text:p>0.82</text:p>
          </table:table-cell>
          <table:table-cell table:style-name="ce9" table:formula="of:=[.E66]+[.G66]" office:value-type="float" office:value="30.8256815384165">
            <text:p>30.83</text:p>
          </table:table-cell>
          <table:table-cell table:style-name="ce9" table:formula="of:=[.I66]/24" office:value-type="float" office:value="1.28440339743402">
            <text:p>1.28</text:p>
          </table:table-cell>
          <table:table-cell table:style-name="ce9" table:formula="of:=SUM([.$J$34:.J66])" office:value-type="float" office:value="47.8507928250005">
            <text:p>47.8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4">
            <text:p>34</text:p>
          </table:table-cell>
          <table:table-cell table:style-name="ce13" table:formula="of:=[.A67]/[.$B$5]" office:value-type="float" office:value="0.17">
            <text:p>0.170</text:p>
          </table:table-cell>
          <table:table-cell table:style-name="ce9" table:formula="of:=ROUND((1-[.B67])*0.5*[.$B$28]+2)" office:value-type="float" office:value="358">
            <text:p>358</text:p>
          </table:table-cell>
          <table:table-cell table:style-name="ce9" table:formula="of:=MIN(([.C67]*2+1)^2;[.$J$4])" office:value-type="float" office:value="514089">
            <text:p>514089</text:p>
          </table:table-cell>
          <table:table-cell table:style-name="ce9" table:formula="of:=((([.$B$4]*[.D67])*[.$B$29]+(1-[.$B$29])*([.$B$4]*[.$J$4]))/([.$E$4]*10^6))/3600" office:value-type="float" office:value="10.8671452978125">
            <text:p>10.87</text:p>
          </table:table-cell>
          <table:table-cell table:style-name="ce9" table:formula="of:=[.E67]/24" office:value-type="float" office:value="0.452797720742188">
            <text:p>0.45</text:p>
          </table:table-cell>
          <table:table-cell table:style-name="ce9" table:formula="of:=(([.$B$4]*[.D67])/([.$E$5]*10^6))/3600" office:value-type="float" office:value="19.4490296157718">
            <text:p>19.45</text:p>
          </table:table-cell>
          <table:table-cell table:style-name="ce9" table:formula="of:=[.G67]/24" office:value-type="float" office:value="0.810376233990492">
            <text:p>0.81</text:p>
          </table:table-cell>
          <table:table-cell table:style-name="ce9" table:formula="of:=[.E67]+[.G67]" office:value-type="float" office:value="30.3161749135843">
            <text:p>30.32</text:p>
          </table:table-cell>
          <table:table-cell table:style-name="ce9" table:formula="of:=[.I67]/24" office:value-type="float" office:value="1.26317395473268">
            <text:p>1.26</text:p>
          </table:table-cell>
          <table:table-cell table:style-name="ce9" table:formula="of:=SUM([.$J$34:.J67])" office:value-type="float" office:value="49.1139667797332">
            <text:p>49.1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5">
            <text:p>35</text:p>
          </table:table-cell>
          <table:table-cell table:style-name="ce13" table:formula="of:=[.A68]/[.$B$5]" office:value-type="float" office:value="0.175">
            <text:p>0.175</text:p>
          </table:table-cell>
          <table:table-cell table:style-name="ce9" table:formula="of:=ROUND((1-[.B68])*0.5*[.$B$28]+2)" office:value-type="float" office:value="356">
            <text:p>356</text:p>
          </table:table-cell>
          <table:table-cell table:style-name="ce9" table:formula="of:=MIN(([.C68]*2+1)^2;[.$J$4])" office:value-type="float" office:value="508369">
            <text:p>508369</text:p>
          </table:table-cell>
          <table:table-cell table:style-name="ce9" table:formula="of:=((([.$B$4]*[.D68])*[.$B$29]+(1-[.$B$29])*([.$B$4]*[.$J$4]))/([.$E$4]*10^6))/3600" office:value-type="float" office:value="10.7462322436458">
            <text:p>10.75</text:p>
          </table:table-cell>
          <table:table-cell table:style-name="ce9" table:formula="of:=[.E68]/24" office:value-type="float" office:value="0.447759676818576">
            <text:p>0.45</text:p>
          </table:table-cell>
          <table:table-cell table:style-name="ce9" table:formula="of:=(([.$B$4]*[.D68])/([.$E$5]*10^6))/3600" office:value-type="float" office:value="19.2326304136838">
            <text:p>19.23</text:p>
          </table:table-cell>
          <table:table-cell table:style-name="ce9" table:formula="of:=[.G68]/24" office:value-type="float" office:value="0.801359600570159">
            <text:p>0.8</text:p>
          </table:table-cell>
          <table:table-cell table:style-name="ce9" table:formula="of:=[.E68]+[.G68]" office:value-type="float" office:value="29.9788626573296">
            <text:p>29.98</text:p>
          </table:table-cell>
          <table:table-cell table:style-name="ce9" table:formula="of:=[.I68]/24" office:value-type="float" office:value="1.24911927738874">
            <text:p>1.25</text:p>
          </table:table-cell>
          <table:table-cell table:style-name="ce9" table:formula="of:=SUM([.$J$34:.J68])" office:value-type="float" office:value="50.3630860571219">
            <text:p>50.3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6">
            <text:p>36</text:p>
          </table:table-cell>
          <table:table-cell table:style-name="ce13" table:formula="of:=[.A69]/[.$B$5]" office:value-type="float" office:value="0.18">
            <text:p>0.180</text:p>
          </table:table-cell>
          <table:table-cell table:style-name="ce9" table:formula="of:=ROUND((1-[.B69])*0.5*[.$B$28]+2)" office:value-type="float" office:value="354">
            <text:p>354</text:p>
          </table:table-cell>
          <table:table-cell table:style-name="ce9" table:formula="of:=MIN(([.C69]*2+1)^2;[.$J$4])" office:value-type="float" office:value="502681">
            <text:p>502681</text:p>
          </table:table-cell>
          <table:table-cell table:style-name="ce9" table:formula="of:=((([.$B$4]*[.D69])*[.$B$29]+(1-[.$B$29])*([.$B$4]*[.$J$4]))/([.$E$4]*10^6))/3600" office:value-type="float" office:value="10.6259956261458">
            <text:p>10.63</text:p>
          </table:table-cell>
          <table:table-cell table:style-name="ce9" table:formula="of:=[.E69]/24" office:value-type="float" office:value="0.442749817756076">
            <text:p>0.44</text:p>
          </table:table-cell>
          <table:table-cell table:style-name="ce9" table:formula="of:=(([.$B$4]*[.D69])/([.$E$5]*10^6))/3600" office:value-type="float" office:value="19.0174418365026">
            <text:p>19.02</text:p>
          </table:table-cell>
          <table:table-cell table:style-name="ce9" table:formula="of:=[.G69]/24" office:value-type="float" office:value="0.792393409854275">
            <text:p>0.79</text:p>
          </table:table-cell>
          <table:table-cell table:style-name="ce9" table:formula="of:=[.E69]+[.G69]" office:value-type="float" office:value="29.6434374626484">
            <text:p>29.64</text:p>
          </table:table-cell>
          <table:table-cell table:style-name="ce9" table:formula="of:=[.I69]/24" office:value-type="float" office:value="1.23514322761035">
            <text:p>1.24</text:p>
          </table:table-cell>
          <table:table-cell table:style-name="ce9" table:formula="of:=SUM([.$J$34:.J69])" office:value-type="float" office:value="51.5982292847323">
            <text:p>51.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7">
            <text:p>37</text:p>
          </table:table-cell>
          <table:table-cell table:style-name="ce13" table:formula="of:=[.A70]/[.$B$5]" office:value-type="float" office:value="0.185">
            <text:p>0.185</text:p>
          </table:table-cell>
          <table:table-cell table:style-name="ce9" table:formula="of:=ROUND((1-[.B70])*0.5*[.$B$28]+2)" office:value-type="float" office:value="352">
            <text:p>352</text:p>
          </table:table-cell>
          <table:table-cell table:style-name="ce9" table:formula="of:=MIN(([.C70]*2+1)^2;[.$J$4])" office:value-type="float" office:value="497025">
            <text:p>497025</text:p>
          </table:table-cell>
          <table:table-cell table:style-name="ce9" table:formula="of:=((([.$B$4]*[.D70])*[.$B$29]+(1-[.$B$29])*([.$B$4]*[.$J$4]))/([.$E$4]*10^6))/3600" office:value-type="float" office:value="10.5064354453125">
            <text:p>10.51</text:p>
          </table:table-cell>
          <table:table-cell table:style-name="ce9" table:formula="of:=[.E70]/24" office:value-type="float" office:value="0.437768143554688">
            <text:p>0.44</text:p>
          </table:table-cell>
          <table:table-cell table:style-name="ce9" table:formula="of:=(([.$B$4]*[.D70])/([.$E$5]*10^6))/3600" office:value-type="float" office:value="18.8034638842282">
            <text:p>18.8</text:p>
          </table:table-cell>
          <table:table-cell table:style-name="ce9" table:formula="of:=[.G70]/24" office:value-type="float" office:value="0.783477661842841">
            <text:p>0.78</text:p>
          </table:table-cell>
          <table:table-cell table:style-name="ce9" table:formula="of:=[.E70]+[.G70]" office:value-type="float" office:value="29.3098993295407">
            <text:p>29.31</text:p>
          </table:table-cell>
          <table:table-cell table:style-name="ce9" table:formula="of:=[.I70]/24" office:value-type="float" office:value="1.22124580539753">
            <text:p>1.22</text:p>
          </table:table-cell>
          <table:table-cell table:style-name="ce9" table:formula="of:=SUM([.$J$34:.J70])" office:value-type="float" office:value="52.8194750901298">
            <text:p>52.8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8">
            <text:p>38</text:p>
          </table:table-cell>
          <table:table-cell table:style-name="ce13" table:formula="of:=[.A71]/[.$B$5]" office:value-type="float" office:value="0.19">
            <text:p>0.190</text:p>
          </table:table-cell>
          <table:table-cell table:style-name="ce9" table:formula="of:=ROUND((1-[.B71])*0.5*[.$B$28]+2)" office:value-type="float" office:value="350">
            <text:p>350</text:p>
          </table:table-cell>
          <table:table-cell table:style-name="ce9" table:formula="of:=MIN(([.C71]*2+1)^2;[.$J$4])" office:value-type="float" office:value="491401">
            <text:p>491401</text:p>
          </table:table-cell>
          <table:table-cell table:style-name="ce9" table:formula="of:=((([.$B$4]*[.D71])*[.$B$29]+(1-[.$B$29])*([.$B$4]*[.$J$4]))/([.$E$4]*10^6))/3600" office:value-type="float" office:value="10.3875517011458">
            <text:p>10.39</text:p>
          </table:table-cell>
          <table:table-cell table:style-name="ce9" table:formula="of:=[.E71]/24" office:value-type="float" office:value="0.43281465421441">
            <text:p>0.43</text:p>
          </table:table-cell>
          <table:table-cell table:style-name="ce9" table:formula="of:=(([.$B$4]*[.D71])/([.$E$5]*10^6))/3600" office:value-type="float" office:value="18.5906965568606">
            <text:p>18.59</text:p>
          </table:table-cell>
          <table:table-cell table:style-name="ce9" table:formula="of:=[.G71]/24" office:value-type="float" office:value="0.774612356535856">
            <text:p>0.77</text:p>
          </table:table-cell>
          <table:table-cell table:style-name="ce9" table:formula="of:=[.E71]+[.G71]" office:value-type="float" office:value="28.9782482580064">
            <text:p>28.98</text:p>
          </table:table-cell>
          <table:table-cell table:style-name="ce9" table:formula="of:=[.I71]/24" office:value-type="float" office:value="1.20742701075027">
            <text:p>1.21</text:p>
          </table:table-cell>
          <table:table-cell table:style-name="ce9" table:formula="of:=SUM([.$J$34:.J71])" office:value-type="float" office:value="54.0269021008801">
            <text:p>54.0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9">
            <text:p>39</text:p>
          </table:table-cell>
          <table:table-cell table:style-name="ce13" table:formula="of:=[.A72]/[.$B$5]" office:value-type="float" office:value="0.195">
            <text:p>0.195</text:p>
          </table:table-cell>
          <table:table-cell table:style-name="ce9" table:formula="of:=ROUND((1-[.B72])*0.5*[.$B$28]+2)" office:value-type="float" office:value="348">
            <text:p>348</text:p>
          </table:table-cell>
          <table:table-cell table:style-name="ce9" table:formula="of:=MIN(([.C72]*2+1)^2;[.$J$4])" office:value-type="float" office:value="485809">
            <text:p>485809</text:p>
          </table:table-cell>
          <table:table-cell table:style-name="ce9" table:formula="of:=((([.$B$4]*[.D72])*[.$B$29]+(1-[.$B$29])*([.$B$4]*[.$J$4]))/([.$E$4]*10^6))/3600" office:value-type="float" office:value="10.2693443936458">
            <text:p>10.27</text:p>
          </table:table-cell>
          <table:table-cell table:style-name="ce9" table:formula="of:=[.E72]/24" office:value-type="float" office:value="0.427889349735243">
            <text:p>0.43</text:p>
          </table:table-cell>
          <table:table-cell table:style-name="ce9" table:formula="of:=(([.$B$4]*[.D72])/([.$E$5]*10^6))/3600" office:value-type="float" office:value="18.3791398543997">
            <text:p>18.38</text:p>
          </table:table-cell>
          <table:table-cell table:style-name="ce9" table:formula="of:=[.G72]/24" office:value-type="float" office:value="0.765797493933321">
            <text:p>0.77</text:p>
          </table:table-cell>
          <table:table-cell table:style-name="ce9" table:formula="of:=[.E72]+[.G72]" office:value-type="float" office:value="28.6484842480455">
            <text:p>28.65</text:p>
          </table:table-cell>
          <table:table-cell table:style-name="ce9" table:formula="of:=[.I72]/24" office:value-type="float" office:value="1.19368684366856">
            <text:p>1.19</text:p>
          </table:table-cell>
          <table:table-cell table:style-name="ce9" table:formula="of:=SUM([.$J$34:.J72])" office:value-type="float" office:value="55.2205889445486">
            <text:p>55.2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0">
            <text:p>40</text:p>
          </table:table-cell>
          <table:table-cell table:style-name="ce13" table:formula="of:=[.A73]/[.$B$5]" office:value-type="float" office:value="0.2">
            <text:p>0.200</text:p>
          </table:table-cell>
          <table:table-cell table:style-name="ce9" table:formula="of:=ROUND((1-[.B73])*0.5*[.$B$28]+2)" office:value-type="float" office:value="346">
            <text:p>346</text:p>
          </table:table-cell>
          <table:table-cell table:style-name="ce9" table:formula="of:=MIN(([.C73]*2+1)^2;[.$J$4])" office:value-type="float" office:value="480249">
            <text:p>480249</text:p>
          </table:table-cell>
          <table:table-cell table:style-name="ce9" table:formula="of:=((([.$B$4]*[.D73])*[.$B$29]+(1-[.$B$29])*([.$B$4]*[.$J$4]))/([.$E$4]*10^6))/3600" office:value-type="float" office:value="10.1518135228125">
            <text:p>10.15</text:p>
          </table:table-cell>
          <table:table-cell table:style-name="ce9" table:formula="of:=[.E73]/24" office:value-type="float" office:value="0.422992230117188">
            <text:p>0.42</text:p>
          </table:table-cell>
          <table:table-cell table:style-name="ce9" table:formula="of:=(([.$B$4]*[.D73])/([.$E$5]*10^6))/3600" office:value-type="float" office:value="18.1687937768456">
            <text:p>18.17</text:p>
          </table:table-cell>
          <table:table-cell table:style-name="ce9" table:formula="of:=[.G73]/24" office:value-type="float" office:value="0.757033074035235">
            <text:p>0.76</text:p>
          </table:table-cell>
          <table:table-cell table:style-name="ce9" table:formula="of:=[.E73]+[.G73]" office:value-type="float" office:value="28.3206072996581">
            <text:p>28.32</text:p>
          </table:table-cell>
          <table:table-cell table:style-name="ce9" table:formula="of:=[.I73]/24" office:value-type="float" office:value="1.18002530415242">
            <text:p>1.18</text:p>
          </table:table-cell>
          <table:table-cell table:style-name="ce9" table:formula="of:=SUM([.$J$34:.J73])" office:value-type="float" office:value="56.4006142487011">
            <text:p>56.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1">
            <text:p>41</text:p>
          </table:table-cell>
          <table:table-cell table:style-name="ce13" table:formula="of:=[.A74]/[.$B$5]" office:value-type="float" office:value="0.205">
            <text:p>0.205</text:p>
          </table:table-cell>
          <table:table-cell table:style-name="ce9" table:formula="of:=ROUND((1-[.B74])*0.5*[.$B$28]+2)" office:value-type="float" office:value="343">
            <text:p>343</text:p>
          </table:table-cell>
          <table:table-cell table:style-name="ce9" table:formula="of:=MIN(([.C74]*2+1)^2;[.$J$4])" office:value-type="float" office:value="471969">
            <text:p>471969</text:p>
          </table:table-cell>
          <table:table-cell table:style-name="ce9" table:formula="of:=((([.$B$4]*[.D74])*[.$B$29]+(1-[.$B$29])*([.$B$4]*[.$J$4]))/([.$E$4]*10^6))/3600" office:value-type="float" office:value="9.9767855353125">
            <text:p>9.98</text:p>
          </table:table-cell>
          <table:table-cell table:style-name="ce9" table:formula="of:=[.E74]/24" office:value-type="float" office:value="0.415699397304687">
            <text:p>0.42</text:p>
          </table:table-cell>
          <table:table-cell table:style-name="ce9" table:formula="of:=(([.$B$4]*[.D74])/([.$E$5]*10^6))/3600" office:value-type="float" office:value="17.8555445822148">
            <text:p>17.86</text:p>
          </table:table-cell>
          <table:table-cell table:style-name="ce9" table:formula="of:=[.G74]/24" office:value-type="float" office:value="0.743981024258949">
            <text:p>0.74</text:p>
          </table:table-cell>
          <table:table-cell table:style-name="ce9" table:formula="of:=[.E74]+[.G74]" office:value-type="float" office:value="27.8323301175273">
            <text:p>27.83</text:p>
          </table:table-cell>
          <table:table-cell table:style-name="ce9" table:formula="of:=[.I74]/24" office:value-type="float" office:value="1.15968042156364">
            <text:p>1.16</text:p>
          </table:table-cell>
          <table:table-cell table:style-name="ce9" table:formula="of:=SUM([.$J$34:.J74])" office:value-type="float" office:value="57.5602946702647">
            <text:p>57.5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2">
            <text:p>42</text:p>
          </table:table-cell>
          <table:table-cell table:style-name="ce13" table:formula="of:=[.A75]/[.$B$5]" office:value-type="float" office:value="0.21">
            <text:p>0.210</text:p>
          </table:table-cell>
          <table:table-cell table:style-name="ce9" table:formula="of:=ROUND((1-[.B75])*0.5*[.$B$28]+2)" office:value-type="float" office:value="341">
            <text:p>341</text:p>
          </table:table-cell>
          <table:table-cell table:style-name="ce9" table:formula="of:=MIN(([.C75]*2+1)^2;[.$J$4])" office:value-type="float" office:value="466489">
            <text:p>466489</text:p>
          </table:table-cell>
          <table:table-cell table:style-name="ce9" table:formula="of:=((([.$B$4]*[.D75])*[.$B$29]+(1-[.$B$29])*([.$B$4]*[.$J$4]))/([.$E$4]*10^6))/3600" office:value-type="float" office:value="9.86094575614583">
            <text:p>9.86</text:p>
          </table:table-cell>
          <table:table-cell table:style-name="ce9" table:formula="of:=[.E75]/24" office:value-type="float" office:value="0.41087273983941">
            <text:p>0.41</text:p>
          </table:table-cell>
          <table:table-cell table:style-name="ce9" table:formula="of:=(([.$B$4]*[.D75])/([.$E$5]*10^6))/3600" office:value-type="float" office:value="17.6482250669277">
            <text:p>17.65</text:p>
          </table:table-cell>
          <table:table-cell table:style-name="ce9" table:formula="of:=[.G75]/24" office:value-type="float" office:value="0.735342711121986">
            <text:p>0.74</text:p>
          </table:table-cell>
          <table:table-cell table:style-name="ce9" table:formula="of:=[.E75]+[.G75]" office:value-type="float" office:value="27.5091708230735">
            <text:p>27.51</text:p>
          </table:table-cell>
          <table:table-cell table:style-name="ce9" table:formula="of:=[.I75]/24" office:value-type="float" office:value="1.1462154509614">
            <text:p>1.15</text:p>
          </table:table-cell>
          <table:table-cell table:style-name="ce9" table:formula="of:=SUM([.$J$34:.J75])" office:value-type="float" office:value="58.7065101212261">
            <text:p>58.7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3">
            <text:p>43</text:p>
          </table:table-cell>
          <table:table-cell table:style-name="ce13" table:formula="of:=[.A76]/[.$B$5]" office:value-type="float" office:value="0.215">
            <text:p>0.215</text:p>
          </table:table-cell>
          <table:table-cell table:style-name="ce9" table:formula="of:=ROUND((1-[.B76])*0.5*[.$B$28]+2)" office:value-type="float" office:value="339">
            <text:p>339</text:p>
          </table:table-cell>
          <table:table-cell table:style-name="ce9" table:formula="of:=MIN(([.C76]*2+1)^2;[.$J$4])" office:value-type="float" office:value="461041">
            <text:p>461041</text:p>
          </table:table-cell>
          <table:table-cell table:style-name="ce9" table:formula="of:=((([.$B$4]*[.D76])*[.$B$29]+(1-[.$B$29])*([.$B$4]*[.$J$4]))/([.$E$4]*10^6))/3600" office:value-type="float" office:value="9.74578241364583">
            <text:p>9.75</text:p>
          </table:table-cell>
          <table:table-cell table:style-name="ce9" table:formula="of:=[.E76]/24" office:value-type="float" office:value="0.406074267235243">
            <text:p>0.41</text:p>
          </table:table-cell>
          <table:table-cell table:style-name="ce9" table:formula="of:=(([.$B$4]*[.D76])/([.$E$5]*10^6))/3600" office:value-type="float" office:value="17.4421161765474">
            <text:p>17.44</text:p>
          </table:table-cell>
          <table:table-cell table:style-name="ce9" table:formula="of:=[.G76]/24" office:value-type="float" office:value="0.726754840689473">
            <text:p>0.73</text:p>
          </table:table-cell>
          <table:table-cell table:style-name="ce9" table:formula="of:=[.E76]+[.G76]" office:value-type="float" office:value="27.1878985901932">
            <text:p>27.19</text:p>
          </table:table-cell>
          <table:table-cell table:style-name="ce9" table:formula="of:=[.I76]/24" office:value-type="float" office:value="1.13282910792472">
            <text:p>1.13</text:p>
          </table:table-cell>
          <table:table-cell table:style-name="ce9" table:formula="of:=SUM([.$J$34:.J76])" office:value-type="float" office:value="59.8393392291508">
            <text:p>59.8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4">
            <text:p>44</text:p>
          </table:table-cell>
          <table:table-cell table:style-name="ce13" table:formula="of:=[.A77]/[.$B$5]" office:value-type="float" office:value="0.22">
            <text:p>0.220</text:p>
          </table:table-cell>
          <table:table-cell table:style-name="ce9" table:formula="of:=ROUND((1-[.B77])*0.5*[.$B$28]+2)" office:value-type="float" office:value="337">
            <text:p>337</text:p>
          </table:table-cell>
          <table:table-cell table:style-name="ce9" table:formula="of:=MIN(([.C77]*2+1)^2;[.$J$4])" office:value-type="float" office:value="455625">
            <text:p>455625</text:p>
          </table:table-cell>
          <table:table-cell table:style-name="ce9" table:formula="of:=((([.$B$4]*[.D77])*[.$B$29]+(1-[.$B$29])*([.$B$4]*[.$J$4]))/([.$E$4]*10^6))/3600" office:value-type="float" office:value="9.6312955078125">
            <text:p>9.63</text:p>
          </table:table-cell>
          <table:table-cell table:style-name="ce9" table:formula="of:=[.E77]/24" office:value-type="float" office:value="0.401303979492188">
            <text:p>0.4</text:p>
          </table:table-cell>
          <table:table-cell table:style-name="ce9" table:formula="of:=(([.$B$4]*[.D77])/([.$E$5]*10^6))/3600" office:value-type="float" office:value="17.2372179110738">
            <text:p>17.24</text:p>
          </table:table-cell>
          <table:table-cell table:style-name="ce9" table:formula="of:=[.G77]/24" office:value-type="float" office:value="0.718217412961409">
            <text:p>0.72</text:p>
          </table:table-cell>
          <table:table-cell table:style-name="ce9" table:formula="of:=[.E77]+[.G77]" office:value-type="float" office:value="26.8685134188863">
            <text:p>26.87</text:p>
          </table:table-cell>
          <table:table-cell table:style-name="ce9" table:formula="of:=[.I77]/24" office:value-type="float" office:value="1.1195213924536">
            <text:p>1.12</text:p>
          </table:table-cell>
          <table:table-cell table:style-name="ce9" table:formula="of:=SUM([.$J$34:.J77])" office:value-type="float" office:value="60.9588606216044">
            <text:p>60.9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5">
            <text:p>45</text:p>
          </table:table-cell>
          <table:table-cell table:style-name="ce13" table:formula="of:=[.A78]/[.$B$5]" office:value-type="float" office:value="0.225">
            <text:p>0.225</text:p>
          </table:table-cell>
          <table:table-cell table:style-name="ce9" table:formula="of:=ROUND((1-[.B78])*0.5*[.$B$28]+2)" office:value-type="float" office:value="335">
            <text:p>335</text:p>
          </table:table-cell>
          <table:table-cell table:style-name="ce9" table:formula="of:=MIN(([.C78]*2+1)^2;[.$J$4])" office:value-type="float" office:value="450241">
            <text:p>450241</text:p>
          </table:table-cell>
          <table:table-cell table:style-name="ce9" table:formula="of:=((([.$B$4]*[.D78])*[.$B$29]+(1-[.$B$29])*([.$B$4]*[.$J$4]))/([.$E$4]*10^6))/3600" office:value-type="float" office:value="9.51748503864583">
            <text:p>9.52</text:p>
          </table:table-cell>
          <table:table-cell table:style-name="ce9" table:formula="of:=[.E78]/24" office:value-type="float" office:value="0.396561876610243">
            <text:p>0.4</text:p>
          </table:table-cell>
          <table:table-cell table:style-name="ce9" table:formula="of:=(([.$B$4]*[.D78])/([.$E$5]*10^6))/3600" office:value-type="float" office:value="17.0335302705071">
            <text:p>17.03</text:p>
          </table:table-cell>
          <table:table-cell table:style-name="ce9" table:formula="of:=[.G78]/24" office:value-type="float" office:value="0.709730427937795">
            <text:p>0.71</text:p>
          </table:table-cell>
          <table:table-cell table:style-name="ce9" table:formula="of:=[.E78]+[.G78]" office:value-type="float" office:value="26.5510153091529">
            <text:p>26.55</text:p>
          </table:table-cell>
          <table:table-cell table:style-name="ce9" table:formula="of:=[.I78]/24" office:value-type="float" office:value="1.10629230454804">
            <text:p>1.11</text:p>
          </table:table-cell>
          <table:table-cell table:style-name="ce9" table:formula="of:=SUM([.$J$34:.J78])" office:value-type="float" office:value="62.0651529261524">
            <text:p>62.0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6">
            <text:p>46</text:p>
          </table:table-cell>
          <table:table-cell table:style-name="ce13" table:formula="of:=[.A79]/[.$B$5]" office:value-type="float" office:value="0.23">
            <text:p>0.230</text:p>
          </table:table-cell>
          <table:table-cell table:style-name="ce9" table:formula="of:=ROUND((1-[.B79])*0.5*[.$B$28]+2)" office:value-type="float" office:value="333">
            <text:p>333</text:p>
          </table:table-cell>
          <table:table-cell table:style-name="ce9" table:formula="of:=MIN(([.C79]*2+1)^2;[.$J$4])" office:value-type="float" office:value="444889">
            <text:p>444889</text:p>
          </table:table-cell>
          <table:table-cell table:style-name="ce9" table:formula="of:=((([.$B$4]*[.D79])*[.$B$29]+(1-[.$B$29])*([.$B$4]*[.$J$4]))/([.$E$4]*10^6))/3600" office:value-type="float" office:value="9.40435100614583">
            <text:p>9.4</text:p>
          </table:table-cell>
          <table:table-cell table:style-name="ce9" table:formula="of:=[.E79]/24" office:value-type="float" office:value="0.39184795858941">
            <text:p>0.39</text:p>
          </table:table-cell>
          <table:table-cell table:style-name="ce9" table:formula="of:=(([.$B$4]*[.D79])/([.$E$5]*10^6))/3600" office:value-type="float" office:value="16.8310532548471">
            <text:p>16.83</text:p>
          </table:table-cell>
          <table:table-cell table:style-name="ce9" table:formula="of:=[.G79]/24" office:value-type="float" office:value="0.70129388561863">
            <text:p>0.7</text:p>
          </table:table-cell>
          <table:table-cell table:style-name="ce9" table:formula="of:=[.E79]+[.G79]" office:value-type="float" office:value="26.235404260993">
            <text:p>26.24</text:p>
          </table:table-cell>
          <table:table-cell table:style-name="ce9" table:formula="of:=[.I79]/24" office:value-type="float" office:value="1.09314184420804">
            <text:p>1.09</text:p>
          </table:table-cell>
          <table:table-cell table:style-name="ce9" table:formula="of:=SUM([.$J$34:.J79])" office:value-type="float" office:value="63.1582947703605">
            <text:p>63.1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7">
            <text:p>47</text:p>
          </table:table-cell>
          <table:table-cell table:style-name="ce13" table:formula="of:=[.A80]/[.$B$5]" office:value-type="float" office:value="0.235">
            <text:p>0.235</text:p>
          </table:table-cell>
          <table:table-cell table:style-name="ce9" table:formula="of:=ROUND((1-[.B80])*0.5*[.$B$28]+2)" office:value-type="float" office:value="331">
            <text:p>331</text:p>
          </table:table-cell>
          <table:table-cell table:style-name="ce9" table:formula="of:=MIN(([.C80]*2+1)^2;[.$J$4])" office:value-type="float" office:value="439569">
            <text:p>439569</text:p>
          </table:table-cell>
          <table:table-cell table:style-name="ce9" table:formula="of:=((([.$B$4]*[.D80])*[.$B$29]+(1-[.$B$29])*([.$B$4]*[.$J$4]))/([.$E$4]*10^6))/3600" office:value-type="float" office:value="9.2918934103125">
            <text:p>9.29</text:p>
          </table:table-cell>
          <table:table-cell table:style-name="ce9" table:formula="of:=[.E80]/24" office:value-type="float" office:value="0.387162225429687">
            <text:p>0.39</text:p>
          </table:table-cell>
          <table:table-cell table:style-name="ce9" table:formula="of:=(([.$B$4]*[.D80])/([.$E$5]*10^6))/3600" office:value-type="float" office:value="16.629786864094">
            <text:p>16.63</text:p>
          </table:table-cell>
          <table:table-cell table:style-name="ce9" table:formula="of:=[.G80]/24" office:value-type="float" office:value="0.692907786003915">
            <text:p>0.69</text:p>
          </table:table-cell>
          <table:table-cell table:style-name="ce9" table:formula="of:=[.E80]+[.G80]" office:value-type="float" office:value="25.9216802744065">
            <text:p>25.92</text:p>
          </table:table-cell>
          <table:table-cell table:style-name="ce9" table:formula="of:=[.I80]/24" office:value-type="float" office:value="1.0800700114336">
            <text:p>1.08</text:p>
          </table:table-cell>
          <table:table-cell table:style-name="ce9" table:formula="of:=SUM([.$J$34:.J80])" office:value-type="float" office:value="64.2383647817941">
            <text:p>64.2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8">
            <text:p>48</text:p>
          </table:table-cell>
          <table:table-cell table:style-name="ce13" table:formula="of:=[.A81]/[.$B$5]" office:value-type="float" office:value="0.24">
            <text:p>0.240</text:p>
          </table:table-cell>
          <table:table-cell table:style-name="ce9" table:formula="of:=ROUND((1-[.B81])*0.5*[.$B$28]+2)" office:value-type="float" office:value="328">
            <text:p>328</text:p>
          </table:table-cell>
          <table:table-cell table:style-name="ce9" table:formula="of:=MIN(([.C81]*2+1)^2;[.$J$4])" office:value-type="float" office:value="431649">
            <text:p>431649</text:p>
          </table:table-cell>
          <table:table-cell table:style-name="ce9" table:formula="of:=((([.$B$4]*[.D81])*[.$B$29]+(1-[.$B$29])*([.$B$4]*[.$J$4]))/([.$E$4]*10^6))/3600" office:value-type="float" office:value="9.1244753353125">
            <text:p>9.12</text:p>
          </table:table-cell>
          <table:table-cell table:style-name="ce9" table:formula="of:=[.E81]/24" office:value-type="float" office:value="0.380186472304687">
            <text:p>0.38</text:p>
          </table:table-cell>
          <table:table-cell table:style-name="ce9" table:formula="of:=(([.$B$4]*[.D81])/([.$E$5]*10^6))/3600" office:value-type="float" office:value="16.3301571996644">
            <text:p>16.33</text:p>
          </table:table-cell>
          <table:table-cell table:style-name="ce9" table:formula="of:=[.G81]/24" office:value-type="float" office:value="0.680423216652685">
            <text:p>0.68</text:p>
          </table:table-cell>
          <table:table-cell table:style-name="ce9" table:formula="of:=[.E81]+[.G81]" office:value-type="float" office:value="25.4546325349769">
            <text:p>25.45</text:p>
          </table:table-cell>
          <table:table-cell table:style-name="ce9" table:formula="of:=[.I81]/24" office:value-type="float" office:value="1.06060968895737">
            <text:p>1.06</text:p>
          </table:table-cell>
          <table:table-cell table:style-name="ce9" table:formula="of:=SUM([.$J$34:.J81])" office:value-type="float" office:value="65.2989744707515">
            <text:p>65.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9">
            <text:p>49</text:p>
          </table:table-cell>
          <table:table-cell table:style-name="ce13" table:formula="of:=[.A82]/[.$B$5]" office:value-type="float" office:value="0.245">
            <text:p>0.245</text:p>
          </table:table-cell>
          <table:table-cell table:style-name="ce9" table:formula="of:=ROUND((1-[.B82])*0.5*[.$B$28]+2)" office:value-type="float" office:value="326">
            <text:p>326</text:p>
          </table:table-cell>
          <table:table-cell table:style-name="ce9" table:formula="of:=MIN(([.C82]*2+1)^2;[.$J$4])" office:value-type="float" office:value="426409">
            <text:p>426409</text:p>
          </table:table-cell>
          <table:table-cell table:style-name="ce9" table:formula="of:=((([.$B$4]*[.D82])*[.$B$29]+(1-[.$B$29])*([.$B$4]*[.$J$4]))/([.$E$4]*10^6))/3600" office:value-type="float" office:value="9.01370883114583">
            <text:p>9.01</text:p>
          </table:table-cell>
          <table:table-cell table:style-name="ce9" table:formula="of:=[.E82]/24" office:value-type="float" office:value="0.375571201297743">
            <text:p>0.38</text:p>
          </table:table-cell>
          <table:table-cell table:style-name="ce9" table:formula="of:=(([.$B$4]*[.D82])/([.$E$5]*10^6))/3600" office:value-type="float" office:value="16.1319173711782">
            <text:p>16.13</text:p>
          </table:table-cell>
          <table:table-cell table:style-name="ce9" table:formula="of:=[.G82]/24" office:value-type="float" office:value="0.672163223799093">
            <text:p>0.67</text:p>
          </table:table-cell>
          <table:table-cell table:style-name="ce9" table:formula="of:=[.E82]+[.G82]" office:value-type="float" office:value="25.1456262023241">
            <text:p>25.15</text:p>
          </table:table-cell>
          <table:table-cell table:style-name="ce9" table:formula="of:=[.I82]/24" office:value-type="float" office:value="1.04773442509684">
            <text:p>1.05</text:p>
          </table:table-cell>
          <table:table-cell table:style-name="ce9" table:formula="of:=SUM([.$J$34:.J82])" office:value-type="float" office:value="66.3467088958483">
            <text:p>66.3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0">
            <text:p>50</text:p>
          </table:table-cell>
          <table:table-cell table:style-name="ce13" table:formula="of:=[.A83]/[.$B$5]" office:value-type="float" office:value="0.25">
            <text:p>0.250</text:p>
          </table:table-cell>
          <table:table-cell table:style-name="ce9" table:formula="of:=ROUND((1-[.B83])*0.5*[.$B$28]+2)" office:value-type="float" office:value="324">
            <text:p>324</text:p>
          </table:table-cell>
          <table:table-cell table:style-name="ce9" table:formula="of:=MIN(([.C83]*2+1)^2;[.$J$4])" office:value-type="float" office:value="421201">
            <text:p>421201</text:p>
          </table:table-cell>
          <table:table-cell table:style-name="ce9" table:formula="of:=((([.$B$4]*[.D83])*[.$B$29]+(1-[.$B$29])*([.$B$4]*[.$J$4]))/([.$E$4]*10^6))/3600" office:value-type="float" office:value="8.90361876364583">
            <text:p>8.9</text:p>
          </table:table-cell>
          <table:table-cell table:style-name="ce9" table:formula="of:=[.E83]/24" office:value-type="float" office:value="0.37098411515191">
            <text:p>0.37</text:p>
          </table:table-cell>
          <table:table-cell table:style-name="ce9" table:formula="of:=(([.$B$4]*[.D83])/([.$E$5]*10^6))/3600" office:value-type="float" office:value="15.9348881675988">
            <text:p>15.93</text:p>
          </table:table-cell>
          <table:table-cell table:style-name="ce9" table:formula="of:=[.G83]/24" office:value-type="float" office:value="0.66395367364995">
            <text:p>0.66</text:p>
          </table:table-cell>
          <table:table-cell table:style-name="ce9" table:formula="of:=[.E83]+[.G83]" office:value-type="float" office:value="24.8385069312446">
            <text:p>24.84</text:p>
          </table:table-cell>
          <table:table-cell table:style-name="ce9" table:formula="of:=[.I83]/24" office:value-type="float" office:value="1.03493778880186">
            <text:p>1.03</text:p>
          </table:table-cell>
          <table:table-cell table:style-name="ce9" table:formula="of:=SUM([.$J$34:.J83])" office:value-type="float" office:value="67.3816466846502">
            <text:p>67.3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1">
            <text:p>51</text:p>
          </table:table-cell>
          <table:table-cell table:style-name="ce13" table:formula="of:=[.A84]/[.$B$5]" office:value-type="float" office:value="0.255">
            <text:p>0.255</text:p>
          </table:table-cell>
          <table:table-cell table:style-name="ce9" table:formula="of:=ROUND((1-[.B84])*0.5*[.$B$28]+2)" office:value-type="float" office:value="322">
            <text:p>322</text:p>
          </table:table-cell>
          <table:table-cell table:style-name="ce9" table:formula="of:=MIN(([.C84]*2+1)^2;[.$J$4])" office:value-type="float" office:value="416025">
            <text:p>416025</text:p>
          </table:table-cell>
          <table:table-cell table:style-name="ce9" table:formula="of:=((([.$B$4]*[.D84])*[.$B$29]+(1-[.$B$29])*([.$B$4]*[.$J$4]))/([.$E$4]*10^6))/3600" office:value-type="float" office:value="8.7942051328125">
            <text:p>8.79</text:p>
          </table:table-cell>
          <table:table-cell table:style-name="ce9" table:formula="of:=[.E84]/24" office:value-type="float" office:value="0.366425213867188">
            <text:p>0.37</text:p>
          </table:table-cell>
          <table:table-cell table:style-name="ce9" table:formula="of:=(([.$B$4]*[.D84])/([.$E$5]*10^6))/3600" office:value-type="float" office:value="15.7390695889262">
            <text:p>15.74</text:p>
          </table:table-cell>
          <table:table-cell table:style-name="ce9" table:formula="of:=[.G84]/24" office:value-type="float" office:value="0.655794566205257">
            <text:p>0.66</text:p>
          </table:table-cell>
          <table:table-cell table:style-name="ce9" table:formula="of:=[.E84]+[.G84]" office:value-type="float" office:value="24.5332747217387">
            <text:p>24.53</text:p>
          </table:table-cell>
          <table:table-cell table:style-name="ce9" table:formula="of:=[.I84]/24" office:value-type="float" office:value="1.02221978007244">
            <text:p>1.02</text:p>
          </table:table-cell>
          <table:table-cell table:style-name="ce9" table:formula="of:=SUM([.$J$34:.J84])" office:value-type="float" office:value="68.4038664647226">
            <text:p>68.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2">
            <text:p>52</text:p>
          </table:table-cell>
          <table:table-cell table:style-name="ce13" table:formula="of:=[.A85]/[.$B$5]" office:value-type="float" office:value="0.26">
            <text:p>0.260</text:p>
          </table:table-cell>
          <table:table-cell table:style-name="ce9" table:formula="of:=ROUND((1-[.B85])*0.5*[.$B$28]+2)" office:value-type="float" office:value="320">
            <text:p>320</text:p>
          </table:table-cell>
          <table:table-cell table:style-name="ce9" table:formula="of:=MIN(([.C85]*2+1)^2;[.$J$4])" office:value-type="float" office:value="410881">
            <text:p>410881</text:p>
          </table:table-cell>
          <table:table-cell table:style-name="ce9" table:formula="of:=((([.$B$4]*[.D85])*[.$B$29]+(1-[.$B$29])*([.$B$4]*[.$J$4]))/([.$E$4]*10^6))/3600" office:value-type="float" office:value="8.68546793864583">
            <text:p>8.69</text:p>
          </table:table-cell>
          <table:table-cell table:style-name="ce9" table:formula="of:=[.E85]/24" office:value-type="float" office:value="0.361894497443576">
            <text:p>0.36</text:p>
          </table:table-cell>
          <table:table-cell table:style-name="ce9" table:formula="of:=(([.$B$4]*[.D85])/([.$E$5]*10^6))/3600" office:value-type="float" office:value="15.5444616351603">
            <text:p>15.54</text:p>
          </table:table-cell>
          <table:table-cell table:style-name="ce9" table:formula="of:=[.G85]/24" office:value-type="float" office:value="0.647685901465014">
            <text:p>0.65</text:p>
          </table:table-cell>
          <table:table-cell table:style-name="ce9" table:formula="of:=[.E85]+[.G85]" office:value-type="float" office:value="24.2299295738062">
            <text:p>24.23</text:p>
          </table:table-cell>
          <table:table-cell table:style-name="ce9" table:formula="of:=[.I85]/24" office:value-type="float" office:value="1.00958039890859">
            <text:p>1.01</text:p>
          </table:table-cell>
          <table:table-cell table:style-name="ce9" table:formula="of:=SUM([.$J$34:.J85])" office:value-type="float" office:value="69.4134468636312">
            <text:p>69.4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3">
            <text:p>53</text:p>
          </table:table-cell>
          <table:table-cell table:style-name="ce13" table:formula="of:=[.A86]/[.$B$5]" office:value-type="float" office:value="0.265">
            <text:p>0.265</text:p>
          </table:table-cell>
          <table:table-cell table:style-name="ce9" table:formula="of:=ROUND((1-[.B86])*0.5*[.$B$28]+2)" office:value-type="float" office:value="318">
            <text:p>318</text:p>
          </table:table-cell>
          <table:table-cell table:style-name="ce9" table:formula="of:=MIN(([.C86]*2+1)^2;[.$J$4])" office:value-type="float" office:value="405769">
            <text:p>405769</text:p>
          </table:table-cell>
          <table:table-cell table:style-name="ce9" table:formula="of:=((([.$B$4]*[.D86])*[.$B$29]+(1-[.$B$29])*([.$B$4]*[.$J$4]))/([.$E$4]*10^6))/3600" office:value-type="float" office:value="8.57740718114583">
            <text:p>8.58</text:p>
          </table:table-cell>
          <table:table-cell table:style-name="ce9" table:formula="of:=[.E86]/24" office:value-type="float" office:value="0.357391965881076">
            <text:p>0.36</text:p>
          </table:table-cell>
          <table:table-cell table:style-name="ce9" table:formula="of:=(([.$B$4]*[.D86])/([.$E$5]*10^6))/3600" office:value-type="float" office:value="15.3510643063013">
            <text:p>15.35</text:p>
          </table:table-cell>
          <table:table-cell table:style-name="ce9" table:formula="of:=[.G86]/24" office:value-type="float" office:value="0.63962767942922">
            <text:p>0.64</text:p>
          </table:table-cell>
          <table:table-cell table:style-name="ce9" table:formula="of:=[.E86]+[.G86]" office:value-type="float" office:value="23.9284714874471">
            <text:p>23.93</text:p>
          </table:table-cell>
          <table:table-cell table:style-name="ce9" table:formula="of:=[.I86]/24" office:value-type="float" office:value="0.997019645310296">
            <text:p>1</text:p>
          </table:table-cell>
          <table:table-cell table:style-name="ce9" table:formula="of:=SUM([.$J$34:.J86])" office:value-type="float" office:value="70.4104665089415">
            <text:p>70.4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4">
            <text:p>54</text:p>
          </table:table-cell>
          <table:table-cell table:style-name="ce13" table:formula="of:=[.A87]/[.$B$5]" office:value-type="float" office:value="0.27">
            <text:p>0.270</text:p>
          </table:table-cell>
          <table:table-cell table:style-name="ce9" table:formula="of:=ROUND((1-[.B87])*0.5*[.$B$28]+2)" office:value-type="float" office:value="316">
            <text:p>316</text:p>
          </table:table-cell>
          <table:table-cell table:style-name="ce9" table:formula="of:=MIN(([.C87]*2+1)^2;[.$J$4])" office:value-type="float" office:value="400689">
            <text:p>400689</text:p>
          </table:table-cell>
          <table:table-cell table:style-name="ce9" table:formula="of:=((([.$B$4]*[.D87])*[.$B$29]+(1-[.$B$29])*([.$B$4]*[.$J$4]))/([.$E$4]*10^6))/3600" office:value-type="float" office:value="8.4700228603125">
            <text:p>8.47</text:p>
          </table:table-cell>
          <table:table-cell table:style-name="ce9" table:formula="of:=[.E87]/24" office:value-type="float" office:value="0.352917619179687">
            <text:p>0.35</text:p>
          </table:table-cell>
          <table:table-cell table:style-name="ce9" table:formula="of:=(([.$B$4]*[.D87])/([.$E$5]*10^6))/3600" office:value-type="float" office:value="15.158877602349">
            <text:p>15.16</text:p>
          </table:table-cell>
          <table:table-cell table:style-name="ce9" table:formula="of:=[.G87]/24" office:value-type="float" office:value="0.631619900097875">
            <text:p>0.63</text:p>
          </table:table-cell>
          <table:table-cell table:style-name="ce9" table:formula="of:=[.E87]+[.G87]" office:value-type="float" office:value="23.6289004626615">
            <text:p>23.63</text:p>
          </table:table-cell>
          <table:table-cell table:style-name="ce9" table:formula="of:=[.I87]/24" office:value-type="float" office:value="0.984537519277562">
            <text:p>0.98</text:p>
          </table:table-cell>
          <table:table-cell table:style-name="ce9" table:formula="of:=SUM([.$J$34:.J87])" office:value-type="float" office:value="71.3950040282191">
            <text:p>71.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5">
            <text:p>55</text:p>
          </table:table-cell>
          <table:table-cell table:style-name="ce13" table:formula="of:=[.A88]/[.$B$5]" office:value-type="float" office:value="0.275">
            <text:p>0.275</text:p>
          </table:table-cell>
          <table:table-cell table:style-name="ce9" table:formula="of:=ROUND((1-[.B88])*0.5*[.$B$28]+2)" office:value-type="float" office:value="313">
            <text:p>313</text:p>
          </table:table-cell>
          <table:table-cell table:style-name="ce9" table:formula="of:=MIN(([.C88]*2+1)^2;[.$J$4])" office:value-type="float" office:value="393129">
            <text:p>393129</text:p>
          </table:table-cell>
          <table:table-cell table:style-name="ce9" table:formula="of:=((([.$B$4]*[.D88])*[.$B$29]+(1-[.$B$29])*([.$B$4]*[.$J$4]))/([.$E$4]*10^6))/3600" office:value-type="float" office:value="8.3102146978125">
            <text:p>8.31</text:p>
          </table:table-cell>
          <table:table-cell table:style-name="ce9" table:formula="of:=[.E88]/24" office:value-type="float" office:value="0.346258945742187">
            <text:p>0.35</text:p>
          </table:table-cell>
          <table:table-cell table:style-name="ce9" table:formula="of:=(([.$B$4]*[.D88])/([.$E$5]*10^6))/3600" office:value-type="float" office:value="14.8728674681208">
            <text:p>14.87</text:p>
          </table:table-cell>
          <table:table-cell table:style-name="ce9" table:formula="of:=[.G88]/24" office:value-type="float" office:value="0.6197028111717">
            <text:p>0.62</text:p>
          </table:table-cell>
          <table:table-cell table:style-name="ce9" table:formula="of:=[.E88]+[.G88]" office:value-type="float" office:value="23.1830821659333">
            <text:p>23.18</text:p>
          </table:table-cell>
          <table:table-cell table:style-name="ce9" table:formula="of:=[.I88]/24" office:value-type="float" office:value="0.965961756913888">
            <text:p>0.97</text:p>
          </table:table-cell>
          <table:table-cell table:style-name="ce9" table:formula="of:=SUM([.$J$34:.J88])" office:value-type="float" office:value="72.360965785133">
            <text:p>72.3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6">
            <text:p>56</text:p>
          </table:table-cell>
          <table:table-cell table:style-name="ce13" table:formula="of:=[.A89]/[.$B$5]" office:value-type="float" office:value="0.28">
            <text:p>0.280</text:p>
          </table:table-cell>
          <table:table-cell table:style-name="ce9" table:formula="of:=ROUND((1-[.B89])*0.5*[.$B$28]+2)" office:value-type="float" office:value="311">
            <text:p>311</text:p>
          </table:table-cell>
          <table:table-cell table:style-name="ce9" table:formula="of:=MIN(([.C89]*2+1)^2;[.$J$4])" office:value-type="float" office:value="388129">
            <text:p>388129</text:p>
          </table:table-cell>
          <table:table-cell table:style-name="ce9" table:formula="of:=((([.$B$4]*[.D89])*[.$B$29]+(1-[.$B$29])*([.$B$4]*[.$J$4]))/([.$E$4]*10^6))/3600" office:value-type="float" office:value="8.20452146864583">
            <text:p>8.2</text:p>
          </table:table-cell>
          <table:table-cell table:style-name="ce9" table:formula="of:=[.E89]/24" office:value-type="float" office:value="0.341855061193576">
            <text:p>0.34</text:p>
          </table:table-cell>
          <table:table-cell table:style-name="ce9" table:formula="of:=(([.$B$4]*[.D89])/([.$E$5]*10^6))/3600" office:value-type="float" office:value="14.6837073264355">
            <text:p>14.68</text:p>
          </table:table-cell>
          <table:table-cell table:style-name="ce9" table:formula="of:=[.G89]/24" office:value-type="float" office:value="0.611821138601479">
            <text:p>0.61</text:p>
          </table:table-cell>
          <table:table-cell table:style-name="ce9" table:formula="of:=[.E89]+[.G89]" office:value-type="float" office:value="22.8882287950813">
            <text:p>22.89</text:p>
          </table:table-cell>
          <table:table-cell table:style-name="ce9" table:formula="of:=[.I89]/24" office:value-type="float" office:value="0.953676199795055">
            <text:p>0.95</text:p>
          </table:table-cell>
          <table:table-cell table:style-name="ce9" table:formula="of:=SUM([.$J$34:.J89])" office:value-type="float" office:value="73.314641984928">
            <text:p>73.3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7">
            <text:p>57</text:p>
          </table:table-cell>
          <table:table-cell table:style-name="ce13" table:formula="of:=[.A90]/[.$B$5]" office:value-type="float" office:value="0.285">
            <text:p>0.285</text:p>
          </table:table-cell>
          <table:table-cell table:style-name="ce9" table:formula="of:=ROUND((1-[.B90])*0.5*[.$B$28]+2)" office:value-type="float" office:value="309">
            <text:p>309</text:p>
          </table:table-cell>
          <table:table-cell table:style-name="ce9" table:formula="of:=MIN(([.C90]*2+1)^2;[.$J$4])" office:value-type="float" office:value="383161">
            <text:p>383161</text:p>
          </table:table-cell>
          <table:table-cell table:style-name="ce9" table:formula="of:=((([.$B$4]*[.D90])*[.$B$29]+(1-[.$B$29])*([.$B$4]*[.$J$4]))/([.$E$4]*10^6))/3600" office:value-type="float" office:value="8.09950467614583">
            <text:p>8.1</text:p>
          </table:table-cell>
          <table:table-cell table:style-name="ce9" table:formula="of:=[.E90]/24" office:value-type="float" office:value="0.337479361506076">
            <text:p>0.34</text:p>
          </table:table-cell>
          <table:table-cell table:style-name="ce9" table:formula="of:=(([.$B$4]*[.D90])/([.$E$5]*10^6))/3600" office:value-type="float" office:value="14.495757809657">
            <text:p>14.5</text:p>
          </table:table-cell>
          <table:table-cell table:style-name="ce9" table:formula="of:=[.G90]/24" office:value-type="float" office:value="0.603989908735707">
            <text:p>0.6</text:p>
          </table:table-cell>
          <table:table-cell table:style-name="ce9" table:formula="of:=[.E90]+[.G90]" office:value-type="float" office:value="22.5952624858028">
            <text:p>22.6</text:p>
          </table:table-cell>
          <table:table-cell table:style-name="ce9" table:formula="of:=[.I90]/24" office:value-type="float" office:value="0.941469270241784">
            <text:p>0.94</text:p>
          </table:table-cell>
          <table:table-cell table:style-name="ce9" table:formula="of:=SUM([.$J$34:.J90])" office:value-type="float" office:value="74.2561112551698">
            <text:p>74.2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8">
            <text:p>58</text:p>
          </table:table-cell>
          <table:table-cell table:style-name="ce13" table:formula="of:=[.A91]/[.$B$5]" office:value-type="float" office:value="0.29">
            <text:p>0.290</text:p>
          </table:table-cell>
          <table:table-cell table:style-name="ce9" table:formula="of:=ROUND((1-[.B91])*0.5*[.$B$28]+2)" office:value-type="float" office:value="307">
            <text:p>307</text:p>
          </table:table-cell>
          <table:table-cell table:style-name="ce9" table:formula="of:=MIN(([.C91]*2+1)^2;[.$J$4])" office:value-type="float" office:value="378225">
            <text:p>378225</text:p>
          </table:table-cell>
          <table:table-cell table:style-name="ce9" table:formula="of:=((([.$B$4]*[.D91])*[.$B$29]+(1-[.$B$29])*([.$B$4]*[.$J$4]))/([.$E$4]*10^6))/3600" office:value-type="float" office:value="7.9951643203125">
            <text:p>8</text:p>
          </table:table-cell>
          <table:table-cell table:style-name="ce9" table:formula="of:=[.E91]/24" office:value-type="float" office:value="0.333131846679687">
            <text:p>0.33</text:p>
          </table:table-cell>
          <table:table-cell table:style-name="ce9" table:formula="of:=(([.$B$4]*[.D91])/([.$E$5]*10^6))/3600" office:value-type="float" office:value="14.3090189177852">
            <text:p>14.31</text:p>
          </table:table-cell>
          <table:table-cell table:style-name="ce9" table:formula="of:=[.G91]/24" office:value-type="float" office:value="0.596209121574385">
            <text:p>0.6</text:p>
          </table:table-cell>
          <table:table-cell table:style-name="ce9" table:formula="of:=[.E91]+[.G91]" office:value-type="float" office:value="22.3041832380977">
            <text:p>22.3</text:p>
          </table:table-cell>
          <table:table-cell table:style-name="ce9" table:formula="of:=[.I91]/24" office:value-type="float" office:value="0.929340968254072">
            <text:p>0.93</text:p>
          </table:table-cell>
          <table:table-cell table:style-name="ce9" table:formula="of:=SUM([.$J$34:.J91])" office:value-type="float" office:value="75.1854522234239">
            <text:p>75.1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9">
            <text:p>59</text:p>
          </table:table-cell>
          <table:table-cell table:style-name="ce13" table:formula="of:=[.A92]/[.$B$5]" office:value-type="float" office:value="0.295">
            <text:p>0.295</text:p>
          </table:table-cell>
          <table:table-cell table:style-name="ce9" table:formula="of:=ROUND((1-[.B92])*0.5*[.$B$28]+2)" office:value-type="float" office:value="305">
            <text:p>305</text:p>
          </table:table-cell>
          <table:table-cell table:style-name="ce9" table:formula="of:=MIN(([.C92]*2+1)^2;[.$J$4])" office:value-type="float" office:value="373321">
            <text:p>373321</text:p>
          </table:table-cell>
          <table:table-cell table:style-name="ce9" table:formula="of:=((([.$B$4]*[.D92])*[.$B$29]+(1-[.$B$29])*([.$B$4]*[.$J$4]))/([.$E$4]*10^6))/3600" office:value-type="float" office:value="7.89150040114583">
            <text:p>7.89</text:p>
          </table:table-cell>
          <table:table-cell table:style-name="ce9" table:formula="of:=[.E92]/24" office:value-type="float" office:value="0.32881251671441">
            <text:p>0.33</text:p>
          </table:table-cell>
          <table:table-cell table:style-name="ce9" table:formula="of:=(([.$B$4]*[.D92])/([.$E$5]*10^6))/3600" office:value-type="float" office:value="14.1234906508203">
            <text:p>14.12</text:p>
          </table:table-cell>
          <table:table-cell table:style-name="ce9" table:formula="of:=[.G92]/24" office:value-type="float" office:value="0.588478777117512">
            <text:p>0.59</text:p>
          </table:table-cell>
          <table:table-cell table:style-name="ce9" table:formula="of:=[.E92]+[.G92]" office:value-type="float" office:value="22.0149910519661">
            <text:p>22.01</text:p>
          </table:table-cell>
          <table:table-cell table:style-name="ce9" table:formula="of:=[.I92]/24" office:value-type="float" office:value="0.917291293831921">
            <text:p>0.92</text:p>
          </table:table-cell>
          <table:table-cell table:style-name="ce9" table:formula="of:=SUM([.$J$34:.J92])" office:value-type="float" office:value="76.1027435172558">
            <text:p>76.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0">
            <text:p>60</text:p>
          </table:table-cell>
          <table:table-cell table:style-name="ce13" table:formula="of:=[.A93]/[.$B$5]" office:value-type="float" office:value="0.3">
            <text:p>0.300</text:p>
          </table:table-cell>
          <table:table-cell table:style-name="ce9" table:formula="of:=ROUND((1-[.B93])*0.5*[.$B$28]+2)" office:value-type="float" office:value="303">
            <text:p>303</text:p>
          </table:table-cell>
          <table:table-cell table:style-name="ce9" table:formula="of:=MIN(([.C93]*2+1)^2;[.$J$4])" office:value-type="float" office:value="368449">
            <text:p>368449</text:p>
          </table:table-cell>
          <table:table-cell table:style-name="ce9" table:formula="of:=((([.$B$4]*[.D93])*[.$B$29]+(1-[.$B$29])*([.$B$4]*[.$J$4]))/([.$E$4]*10^6))/3600" office:value-type="float" office:value="7.78851291864583">
            <text:p>7.79</text:p>
          </table:table-cell>
          <table:table-cell table:style-name="ce9" table:formula="of:=[.E93]/24" office:value-type="float" office:value="0.324521371610243">
            <text:p>0.32</text:p>
          </table:table-cell>
          <table:table-cell table:style-name="ce9" table:formula="of:=(([.$B$4]*[.D93])/([.$E$5]*10^6))/3600" office:value-type="float" office:value="13.9391730087621">
            <text:p>13.94</text:p>
          </table:table-cell>
          <table:table-cell table:style-name="ce9" table:formula="of:=[.G93]/24" office:value-type="float" office:value="0.580798875365088">
            <text:p>0.58</text:p>
          </table:table-cell>
          <table:table-cell table:style-name="ce9" table:formula="of:=[.E93]+[.G93]" office:value-type="float" office:value="21.727685927408">
            <text:p>21.73</text:p>
          </table:table-cell>
          <table:table-cell table:style-name="ce9" table:formula="of:=[.I93]/24" office:value-type="float" office:value="0.905320246975331">
            <text:p>0.91</text:p>
          </table:table-cell>
          <table:table-cell table:style-name="ce9" table:formula="of:=SUM([.$J$34:.J93])" office:value-type="float" office:value="77.0080637642311">
            <text:p>77.0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1">
            <text:p>61</text:p>
          </table:table-cell>
          <table:table-cell table:style-name="ce13" table:formula="of:=[.A94]/[.$B$5]" office:value-type="float" office:value="0.305">
            <text:p>0.305</text:p>
          </table:table-cell>
          <table:table-cell table:style-name="ce9" table:formula="of:=ROUND((1-[.B94])*0.5*[.$B$28]+2)" office:value-type="float" office:value="301">
            <text:p>301</text:p>
          </table:table-cell>
          <table:table-cell table:style-name="ce9" table:formula="of:=MIN(([.C94]*2+1)^2;[.$J$4])" office:value-type="float" office:value="363609">
            <text:p>363609</text:p>
          </table:table-cell>
          <table:table-cell table:style-name="ce9" table:formula="of:=((([.$B$4]*[.D94])*[.$B$29]+(1-[.$B$29])*([.$B$4]*[.$J$4]))/([.$E$4]*10^6))/3600" office:value-type="float" office:value="7.6862018728125">
            <text:p>7.69</text:p>
          </table:table-cell>
          <table:table-cell table:style-name="ce9" table:formula="of:=[.E94]/24" office:value-type="float" office:value="0.320258411367187">
            <text:p>0.32</text:p>
          </table:table-cell>
          <table:table-cell table:style-name="ce9" table:formula="of:=(([.$B$4]*[.D94])/([.$E$5]*10^6))/3600" office:value-type="float" office:value="13.7560659916107">
            <text:p>13.76</text:p>
          </table:table-cell>
          <table:table-cell table:style-name="ce9" table:formula="of:=[.G94]/24" office:value-type="float" office:value="0.573169416317114">
            <text:p>0.57</text:p>
          </table:table-cell>
          <table:table-cell table:style-name="ce9" table:formula="of:=[.E94]+[.G94]" office:value-type="float" office:value="21.4422678644232">
            <text:p>21.44</text:p>
          </table:table-cell>
          <table:table-cell table:style-name="ce9" table:formula="of:=[.I94]/24" office:value-type="float" office:value="0.893427827684302">
            <text:p>0.89</text:p>
          </table:table-cell>
          <table:table-cell table:style-name="ce9" table:formula="of:=SUM([.$J$34:.J94])" office:value-type="float" office:value="77.9014915919154">
            <text:p>77.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2">
            <text:p>62</text:p>
          </table:table-cell>
          <table:table-cell table:style-name="ce13" table:formula="of:=[.A95]/[.$B$5]" office:value-type="float" office:value="0.31">
            <text:p>0.310</text:p>
          </table:table-cell>
          <table:table-cell table:style-name="ce9" table:formula="of:=ROUND((1-[.B95])*0.5*[.$B$28]+2)" office:value-type="float" office:value="298">
            <text:p>298</text:p>
          </table:table-cell>
          <table:table-cell table:style-name="ce9" table:formula="of:=MIN(([.C95]*2+1)^2;[.$J$4])" office:value-type="float" office:value="356409">
            <text:p>356409</text:p>
          </table:table-cell>
          <table:table-cell table:style-name="ce9" table:formula="of:=((([.$B$4]*[.D95])*[.$B$29]+(1-[.$B$29])*([.$B$4]*[.$J$4]))/([.$E$4]*10^6))/3600" office:value-type="float" office:value="7.5340036228125">
            <text:p>7.53</text:p>
          </table:table-cell>
          <table:table-cell table:style-name="ce9" table:formula="of:=[.E95]/24" office:value-type="float" office:value="0.313916817617187">
            <text:p>0.31</text:p>
          </table:table-cell>
          <table:table-cell table:style-name="ce9" table:formula="of:=(([.$B$4]*[.D95])/([.$E$5]*10^6))/3600" office:value-type="float" office:value="13.4836753875839">
            <text:p>13.48</text:p>
          </table:table-cell>
          <table:table-cell table:style-name="ce9" table:formula="of:=[.G95]/24" office:value-type="float" office:value="0.561819807815995">
            <text:p>0.56</text:p>
          </table:table-cell>
          <table:table-cell table:style-name="ce9" table:formula="of:=[.E95]+[.G95]" office:value-type="float" office:value="21.0176790103964">
            <text:p>21.02</text:p>
          </table:table-cell>
          <table:table-cell table:style-name="ce9" table:formula="of:=[.I95]/24" office:value-type="float" office:value="0.875736625433183">
            <text:p>0.88</text:p>
          </table:table-cell>
          <table:table-cell table:style-name="ce9" table:formula="of:=SUM([.$J$34:.J95])" office:value-type="float" office:value="78.7772282173486">
            <text:p>78.7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3">
            <text:p>63</text:p>
          </table:table-cell>
          <table:table-cell table:style-name="ce13" table:formula="of:=[.A96]/[.$B$5]" office:value-type="float" office:value="0.315">
            <text:p>0.315</text:p>
          </table:table-cell>
          <table:table-cell table:style-name="ce9" table:formula="of:=ROUND((1-[.B96])*0.5*[.$B$28]+2)" office:value-type="float" office:value="296">
            <text:p>296</text:p>
          </table:table-cell>
          <table:table-cell table:style-name="ce9" table:formula="of:=MIN(([.C96]*2+1)^2;[.$J$4])" office:value-type="float" office:value="351649">
            <text:p>351649</text:p>
          </table:table-cell>
          <table:table-cell table:style-name="ce9" table:formula="of:=((([.$B$4]*[.D96])*[.$B$29]+(1-[.$B$29])*([.$B$4]*[.$J$4]))/([.$E$4]*10^6))/3600" office:value-type="float" office:value="7.43338366864583">
            <text:p>7.43</text:p>
          </table:table-cell>
          <table:table-cell table:style-name="ce9" table:formula="of:=[.E96]/24" office:value-type="float" office:value="0.30972431952691">
            <text:p>0.31</text:p>
          </table:table-cell>
          <table:table-cell table:style-name="ce9" table:formula="of:=(([.$B$4]*[.D96])/([.$E$5]*10^6))/3600" office:value-type="float" office:value="13.3035949326995">
            <text:p>13.3</text:p>
          </table:table-cell>
          <table:table-cell table:style-name="ce9" table:formula="of:=[.G96]/24" office:value-type="float" office:value="0.554316455529145">
            <text:p>0.55</text:p>
          </table:table-cell>
          <table:table-cell table:style-name="ce9" table:formula="of:=[.E96]+[.G96]" office:value-type="float" office:value="20.7369786013453">
            <text:p>20.74</text:p>
          </table:table-cell>
          <table:table-cell table:style-name="ce9" table:formula="of:=[.I96]/24" office:value-type="float" office:value="0.864040775056055">
            <text:p>0.86</text:p>
          </table:table-cell>
          <table:table-cell table:style-name="ce9" table:formula="of:=SUM([.$J$34:.J96])" office:value-type="float" office:value="79.6412689924046">
            <text:p>79.6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4">
            <text:p>64</text:p>
          </table:table-cell>
          <table:table-cell table:style-name="ce13" table:formula="of:=[.A97]/[.$B$5]" office:value-type="float" office:value="0.32">
            <text:p>0.320</text:p>
          </table:table-cell>
          <table:table-cell table:style-name="ce9" table:formula="of:=ROUND((1-[.B97])*0.5*[.$B$28]+2)" office:value-type="float" office:value="294">
            <text:p>294</text:p>
          </table:table-cell>
          <table:table-cell table:style-name="ce9" table:formula="of:=MIN(([.C97]*2+1)^2;[.$J$4])" office:value-type="float" office:value="346921">
            <text:p>346921</text:p>
          </table:table-cell>
          <table:table-cell table:style-name="ce9" table:formula="of:=((([.$B$4]*[.D97])*[.$B$29]+(1-[.$B$29])*([.$B$4]*[.$J$4]))/([.$E$4]*10^6))/3600" office:value-type="float" office:value="7.33344015114583">
            <text:p>7.33</text:p>
          </table:table-cell>
          <table:table-cell table:style-name="ce9" table:formula="of:=[.E97]/24" office:value-type="float" office:value="0.305560006297743">
            <text:p>0.31</text:p>
          </table:table-cell>
          <table:table-cell table:style-name="ce9" table:formula="of:=(([.$B$4]*[.D97])/([.$E$5]*10^6))/3600" office:value-type="float" office:value="13.1247251027218">
            <text:p>13.12</text:p>
          </table:table-cell>
          <table:table-cell table:style-name="ce9" table:formula="of:=[.G97]/24" office:value-type="float" office:value="0.546863545946744">
            <text:p>0.55</text:p>
          </table:table-cell>
          <table:table-cell table:style-name="ce9" table:formula="of:=[.E97]+[.G97]" office:value-type="float" office:value="20.4581652538677">
            <text:p>20.46</text:p>
          </table:table-cell>
          <table:table-cell table:style-name="ce9" table:formula="of:=[.I97]/24" office:value-type="float" office:value="0.852423552244487">
            <text:p>0.85</text:p>
          </table:table-cell>
          <table:table-cell table:style-name="ce9" table:formula="of:=SUM([.$J$34:.J97])" office:value-type="float" office:value="80.4936925446491">
            <text:p>80.4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5">
            <text:p>65</text:p>
          </table:table-cell>
          <table:table-cell table:style-name="ce13" table:formula="of:=[.A98]/[.$B$5]" office:value-type="float" office:value="0.325">
            <text:p>0.325</text:p>
          </table:table-cell>
          <table:table-cell table:style-name="ce9" table:formula="of:=ROUND((1-[.B98])*0.5*[.$B$28]+2)" office:value-type="float" office:value="292">
            <text:p>292</text:p>
          </table:table-cell>
          <table:table-cell table:style-name="ce9" table:formula="of:=MIN(([.C98]*2+1)^2;[.$J$4])" office:value-type="float" office:value="342225">
            <text:p>342225</text:p>
          </table:table-cell>
          <table:table-cell table:style-name="ce9" table:formula="of:=((([.$B$4]*[.D98])*[.$B$29]+(1-[.$B$29])*([.$B$4]*[.$J$4]))/([.$E$4]*10^6))/3600" office:value-type="float" office:value="7.2341730703125">
            <text:p>7.23</text:p>
          </table:table-cell>
          <table:table-cell table:style-name="ce9" table:formula="of:=[.E98]/24" office:value-type="float" office:value="0.301423877929688">
            <text:p>0.3</text:p>
          </table:table-cell>
          <table:table-cell table:style-name="ce9" table:formula="of:=(([.$B$4]*[.D98])/([.$E$5]*10^6))/3600" office:value-type="float" office:value="12.947065897651">
            <text:p>12.95</text:p>
          </table:table-cell>
          <table:table-cell table:style-name="ce9" table:formula="of:=[.G98]/24" office:value-type="float" office:value="0.539461079068792">
            <text:p>0.54</text:p>
          </table:table-cell>
          <table:table-cell table:style-name="ce9" table:formula="of:=[.E98]+[.G98]" office:value-type="float" office:value="20.1812389679635">
            <text:p>20.18</text:p>
          </table:table-cell>
          <table:table-cell table:style-name="ce9" table:formula="of:=[.I98]/24" office:value-type="float" office:value="0.84088495699848">
            <text:p>0.84</text:p>
          </table:table-cell>
          <table:table-cell table:style-name="ce9" table:formula="of:=SUM([.$J$34:.J98])" office:value-type="float" office:value="81.3345775016476">
            <text:p>81.3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6">
            <text:p>66</text:p>
          </table:table-cell>
          <table:table-cell table:style-name="ce13" table:formula="of:=[.A99]/[.$B$5]" office:value-type="float" office:value="0.33">
            <text:p>0.330</text:p>
          </table:table-cell>
          <table:table-cell table:style-name="ce9" table:formula="of:=ROUND((1-[.B99])*0.5*[.$B$28]+2)" office:value-type="float" office:value="290">
            <text:p>290</text:p>
          </table:table-cell>
          <table:table-cell table:style-name="ce9" table:formula="of:=MIN(([.C99]*2+1)^2;[.$J$4])" office:value-type="float" office:value="337561">
            <text:p>337561</text:p>
          </table:table-cell>
          <table:table-cell table:style-name="ce9" table:formula="of:=((([.$B$4]*[.D99])*[.$B$29]+(1-[.$B$29])*([.$B$4]*[.$J$4]))/([.$E$4]*10^6))/3600" office:value-type="float" office:value="7.13558242614583">
            <text:p>7.14</text:p>
          </table:table-cell>
          <table:table-cell table:style-name="ce9" table:formula="of:=[.E99]/24" office:value-type="float" office:value="0.297315934422743">
            <text:p>0.3</text:p>
          </table:table-cell>
          <table:table-cell table:style-name="ce9" table:formula="of:=(([.$B$4]*[.D99])/([.$E$5]*10^6))/3600" office:value-type="float" office:value="12.770617317487">
            <text:p>12.77</text:p>
          </table:table-cell>
          <table:table-cell table:style-name="ce9" table:formula="of:=[.G99]/24" office:value-type="float" office:value="0.53210905489529">
            <text:p>0.53</text:p>
          </table:table-cell>
          <table:table-cell table:style-name="ce9" table:formula="of:=[.E99]+[.G99]" office:value-type="float" office:value="19.9061997436328">
            <text:p>19.91</text:p>
          </table:table-cell>
          <table:table-cell table:style-name="ce9" table:formula="of:=[.I99]/24" office:value-type="float" office:value="0.829424989318033">
            <text:p>0.83</text:p>
          </table:table-cell>
          <table:table-cell table:style-name="ce9" table:formula="of:=SUM([.$J$34:.J99])" office:value-type="float" office:value="82.1640024909656">
            <text:p>82.1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7">
            <text:p>67</text:p>
          </table:table-cell>
          <table:table-cell table:style-name="ce13" table:formula="of:=[.A100]/[.$B$5]" office:value-type="float" office:value="0.335">
            <text:p>0.335</text:p>
          </table:table-cell>
          <table:table-cell table:style-name="ce9" table:formula="of:=ROUND((1-[.B100])*0.5*[.$B$28]+2)" office:value-type="float" office:value="288">
            <text:p>288</text:p>
          </table:table-cell>
          <table:table-cell table:style-name="ce9" table:formula="of:=MIN(([.C100]*2+1)^2;[.$J$4])" office:value-type="float" office:value="332929">
            <text:p>332929</text:p>
          </table:table-cell>
          <table:table-cell table:style-name="ce9" table:formula="of:=((([.$B$4]*[.D100])*[.$B$29]+(1-[.$B$29])*([.$B$4]*[.$J$4]))/([.$E$4]*10^6))/3600" office:value-type="float" office:value="7.03766821864583">
            <text:p>7.04</text:p>
          </table:table-cell>
          <table:table-cell table:style-name="ce9" table:formula="of:=[.E100]/24" office:value-type="float" office:value="0.29323617577691">
            <text:p>0.29</text:p>
          </table:table-cell>
          <table:table-cell table:style-name="ce9" table:formula="of:=(([.$B$4]*[.D100])/([.$E$5]*10^6))/3600" office:value-type="float" office:value="12.5953793622297">
            <text:p>12.6</text:p>
          </table:table-cell>
          <table:table-cell table:style-name="ce9" table:formula="of:=[.G100]/24" office:value-type="float" office:value="0.524807473426237">
            <text:p>0.52</text:p>
          </table:table-cell>
          <table:table-cell table:style-name="ce9" table:formula="of:=[.E100]+[.G100]" office:value-type="float" office:value="19.6330475808755">
            <text:p>19.63</text:p>
          </table:table-cell>
          <table:table-cell table:style-name="ce9" table:formula="of:=[.I100]/24" office:value-type="float" office:value="0.818043649203146">
            <text:p>0.82</text:p>
          </table:table-cell>
          <table:table-cell table:style-name="ce9" table:formula="of:=SUM([.$J$34:.J100])" office:value-type="float" office:value="82.9820461401688">
            <text:p>82.9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8">
            <text:p>68</text:p>
          </table:table-cell>
          <table:table-cell table:style-name="ce13" table:formula="of:=[.A101]/[.$B$5]" office:value-type="float" office:value="0.34">
            <text:p>0.340</text:p>
          </table:table-cell>
          <table:table-cell table:style-name="ce9" table:formula="of:=ROUND((1-[.B101])*0.5*[.$B$28]+2)" office:value-type="float" office:value="285">
            <text:p>285</text:p>
          </table:table-cell>
          <table:table-cell table:style-name="ce9" table:formula="of:=MIN(([.C101]*2+1)^2;[.$J$4])" office:value-type="float" office:value="326041">
            <text:p>326041</text:p>
          </table:table-cell>
          <table:table-cell table:style-name="ce9" table:formula="of:=((([.$B$4]*[.D101])*[.$B$29]+(1-[.$B$29])*([.$B$4]*[.$J$4]))/([.$E$4]*10^6))/3600" office:value-type="float" office:value="6.89206522614583">
            <text:p>6.89</text:p>
          </table:table-cell>
          <table:table-cell table:style-name="ce9" table:formula="of:=[.E101]/24" office:value-type="float" office:value="0.287169384422743">
            <text:p>0.29</text:p>
          </table:table-cell>
          <table:table-cell table:style-name="ce9" table:formula="of:=(([.$B$4]*[.D101])/([.$E$5]*10^6))/3600" office:value-type="float" office:value="12.334792351044">
            <text:p>12.33</text:p>
          </table:table-cell>
          <table:table-cell table:style-name="ce9" table:formula="of:=[.G101]/24" office:value-type="float" office:value="0.5139496812935">
            <text:p>0.51</text:p>
          </table:table-cell>
          <table:table-cell table:style-name="ce9" table:formula="of:=[.E101]+[.G101]" office:value-type="float" office:value="19.2268575771898">
            <text:p>19.23</text:p>
          </table:table-cell>
          <table:table-cell table:style-name="ce9" table:formula="of:=[.I101]/24" office:value-type="float" office:value="0.801119065716243">
            <text:p>0.8</text:p>
          </table:table-cell>
          <table:table-cell table:style-name="ce9" table:formula="of:=SUM([.$J$34:.J101])" office:value-type="float" office:value="83.783165205885">
            <text:p>83.7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9">
            <text:p>69</text:p>
          </table:table-cell>
          <table:table-cell table:style-name="ce13" table:formula="of:=[.A102]/[.$B$5]" office:value-type="float" office:value="0.345">
            <text:p>0.345</text:p>
          </table:table-cell>
          <table:table-cell table:style-name="ce9" table:formula="of:=ROUND((1-[.B102])*0.5*[.$B$28]+2)" office:value-type="float" office:value="283">
            <text:p>283</text:p>
          </table:table-cell>
          <table:table-cell table:style-name="ce9" table:formula="of:=MIN(([.C102]*2+1)^2;[.$J$4])" office:value-type="float" office:value="321489">
            <text:p>321489</text:p>
          </table:table-cell>
          <table:table-cell table:style-name="ce9" table:formula="of:=((([.$B$4]*[.D102])*[.$B$29]+(1-[.$B$29])*([.$B$4]*[.$J$4]))/([.$E$4]*10^6))/3600" office:value-type="float" office:value="6.7958421103125">
            <text:p>6.8</text:p>
          </table:table-cell>
          <table:table-cell table:style-name="ce9" table:formula="of:=[.E102]/24" office:value-type="float" office:value="0.283160087929687">
            <text:p>0.28</text:p>
          </table:table-cell>
          <table:table-cell table:style-name="ce9" table:formula="of:=(([.$B$4]*[.D102])/([.$E$5]*10^6))/3600" office:value-type="float" office:value="12.1625809580537">
            <text:p>12.16</text:p>
          </table:table-cell>
          <table:table-cell table:style-name="ce9" table:formula="of:=[.G102]/24" office:value-type="float" office:value="0.506774206585571">
            <text:p>0.51</text:p>
          </table:table-cell>
          <table:table-cell table:style-name="ce9" table:formula="of:=[.E102]+[.G102]" office:value-type="float" office:value="18.9584230683662">
            <text:p>18.96</text:p>
          </table:table-cell>
          <table:table-cell table:style-name="ce9" table:formula="of:=[.I102]/24" office:value-type="float" office:value="0.789934294515258">
            <text:p>0.79</text:p>
          </table:table-cell>
          <table:table-cell table:style-name="ce9" table:formula="of:=SUM([.$J$34:.J102])" office:value-type="float" office:value="84.5730995004003">
            <text:p>84.5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0">
            <text:p>70</text:p>
          </table:table-cell>
          <table:table-cell table:style-name="ce13" table:formula="of:=[.A103]/[.$B$5]" office:value-type="float" office:value="0.35">
            <text:p>0.350</text:p>
          </table:table-cell>
          <table:table-cell table:style-name="ce9" table:formula="of:=ROUND((1-[.B103])*0.5*[.$B$28]+2)" office:value-type="float" office:value="281">
            <text:p>281</text:p>
          </table:table-cell>
          <table:table-cell table:style-name="ce9" table:formula="of:=MIN(([.C103]*2+1)^2;[.$J$4])" office:value-type="float" office:value="316969">
            <text:p>316969</text:p>
          </table:table-cell>
          <table:table-cell table:style-name="ce9" table:formula="of:=((([.$B$4]*[.D103])*[.$B$29]+(1-[.$B$29])*([.$B$4]*[.$J$4]))/([.$E$4]*10^6))/3600" office:value-type="float" office:value="6.70029543114583">
            <text:p>6.7</text:p>
          </table:table-cell>
          <table:table-cell table:style-name="ce9" table:formula="of:=[.E103]/24" office:value-type="float" office:value="0.279178976297743">
            <text:p>0.28</text:p>
          </table:table-cell>
          <table:table-cell table:style-name="ce9" table:formula="of:=(([.$B$4]*[.D103])/([.$E$5]*10^6))/3600" office:value-type="float" office:value="11.9915801899702">
            <text:p>11.99</text:p>
          </table:table-cell>
          <table:table-cell table:style-name="ce9" table:formula="of:=[.G103]/24" office:value-type="float" office:value="0.49964917458209">
            <text:p>0.5</text:p>
          </table:table-cell>
          <table:table-cell table:style-name="ce9" table:formula="of:=[.E103]+[.G103]" office:value-type="float" office:value="18.691875621116">
            <text:p>18.69</text:p>
          </table:table-cell>
          <table:table-cell table:style-name="ce9" table:formula="of:=[.I103]/24" office:value-type="float" office:value="0.778828150879833">
            <text:p>0.78</text:p>
          </table:table-cell>
          <table:table-cell table:style-name="ce9" table:formula="of:=SUM([.$J$34:.J103])" office:value-type="float" office:value="85.3519276512801">
            <text:p>85.3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1">
            <text:p>71</text:p>
          </table:table-cell>
          <table:table-cell table:style-name="ce13" table:formula="of:=[.A104]/[.$B$5]" office:value-type="float" office:value="0.355">
            <text:p>0.355</text:p>
          </table:table-cell>
          <table:table-cell table:style-name="ce9" table:formula="of:=ROUND((1-[.B104])*0.5*[.$B$28]+2)" office:value-type="float" office:value="279">
            <text:p>279</text:p>
          </table:table-cell>
          <table:table-cell table:style-name="ce9" table:formula="of:=MIN(([.C104]*2+1)^2;[.$J$4])" office:value-type="float" office:value="312481">
            <text:p>312481</text:p>
          </table:table-cell>
          <table:table-cell table:style-name="ce9" table:formula="of:=((([.$B$4]*[.D104])*[.$B$29]+(1-[.$B$29])*([.$B$4]*[.$J$4]))/([.$E$4]*10^6))/3600" office:value-type="float" office:value="6.60542518864583">
            <text:p>6.61</text:p>
          </table:table-cell>
          <table:table-cell table:style-name="ce9" table:formula="of:=[.E104]/24" office:value-type="float" office:value="0.27522604952691">
            <text:p>0.28</text:p>
          </table:table-cell>
          <table:table-cell table:style-name="ce9" table:formula="of:=(([.$B$4]*[.D104])/([.$E$5]*10^6))/3600" office:value-type="float" office:value="11.8217900467934">
            <text:p>11.82</text:p>
          </table:table-cell>
          <table:table-cell table:style-name="ce9" table:formula="of:=[.G104]/24" office:value-type="float" office:value="0.49257458528306">
            <text:p>0.49</text:p>
          </table:table-cell>
          <table:table-cell table:style-name="ce9" table:formula="of:=[.E104]+[.G104]" office:value-type="float" office:value="18.4272152354393">
            <text:p>18.43</text:p>
          </table:table-cell>
          <table:table-cell table:style-name="ce9" table:formula="of:=[.I104]/24" office:value-type="float" office:value="0.76780063480997">
            <text:p>0.77</text:p>
          </table:table-cell>
          <table:table-cell table:style-name="ce9" table:formula="of:=SUM([.$J$34:.J104])" office:value-type="float" office:value="86.1197282860901">
            <text:p>86.1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2">
            <text:p>72</text:p>
          </table:table-cell>
          <table:table-cell table:style-name="ce13" table:formula="of:=[.A105]/[.$B$5]" office:value-type="float" office:value="0.36">
            <text:p>0.360</text:p>
          </table:table-cell>
          <table:table-cell table:style-name="ce9" table:formula="of:=ROUND((1-[.B105])*0.5*[.$B$28]+2)" office:value-type="float" office:value="277">
            <text:p>277</text:p>
          </table:table-cell>
          <table:table-cell table:style-name="ce9" table:formula="of:=MIN(([.C105]*2+1)^2;[.$J$4])" office:value-type="float" office:value="308025">
            <text:p>308025</text:p>
          </table:table-cell>
          <table:table-cell table:style-name="ce9" table:formula="of:=((([.$B$4]*[.D105])*[.$B$29]+(1-[.$B$29])*([.$B$4]*[.$J$4]))/([.$E$4]*10^6))/3600" office:value-type="float" office:value="6.5112313828125">
            <text:p>6.51</text:p>
          </table:table-cell>
          <table:table-cell table:style-name="ce9" table:formula="of:=[.E105]/24" office:value-type="float" office:value="0.271301307617188">
            <text:p>0.27</text:p>
          </table:table-cell>
          <table:table-cell table:style-name="ce9" table:formula="of:=(([.$B$4]*[.D105])/([.$E$5]*10^6))/3600" office:value-type="float" office:value="11.6532105285235">
            <text:p>11.65</text:p>
          </table:table-cell>
          <table:table-cell table:style-name="ce9" table:formula="of:=[.G105]/24" office:value-type="float" office:value="0.485550438688479">
            <text:p>0.49</text:p>
          </table:table-cell>
          <table:table-cell table:style-name="ce9" table:formula="of:=[.E105]+[.G105]" office:value-type="float" office:value="18.164441911336">
            <text:p>18.16</text:p>
          </table:table-cell>
          <table:table-cell table:style-name="ce9" table:formula="of:=[.I105]/24" office:value-type="float" office:value="0.756851746305666">
            <text:p>0.76</text:p>
          </table:table-cell>
          <table:table-cell table:style-name="ce9" table:formula="of:=SUM([.$J$34:.J105])" office:value-type="float" office:value="86.8765800323958">
            <text:p>86.8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3">
            <text:p>73</text:p>
          </table:table-cell>
          <table:table-cell table:style-name="ce13" table:formula="of:=[.A106]/[.$B$5]" office:value-type="float" office:value="0.365">
            <text:p>0.365</text:p>
          </table:table-cell>
          <table:table-cell table:style-name="ce9" table:formula="of:=ROUND((1-[.B106])*0.5*[.$B$28]+2)" office:value-type="float" office:value="275">
            <text:p>275</text:p>
          </table:table-cell>
          <table:table-cell table:style-name="ce9" table:formula="of:=MIN(([.C106]*2+1)^2;[.$J$4])" office:value-type="float" office:value="303601">
            <text:p>303601</text:p>
          </table:table-cell>
          <table:table-cell table:style-name="ce9" table:formula="of:=((([.$B$4]*[.D106])*[.$B$29]+(1-[.$B$29])*([.$B$4]*[.$J$4]))/([.$E$4]*10^6))/3600" office:value-type="float" office:value="6.41771401364583">
            <text:p>6.42</text:p>
          </table:table-cell>
          <table:table-cell table:style-name="ce9" table:formula="of:=[.E106]/24" office:value-type="float" office:value="0.267404750568576">
            <text:p>0.27</text:p>
          </table:table-cell>
          <table:table-cell table:style-name="ce9" table:formula="of:=(([.$B$4]*[.D106])/([.$E$5]*10^6))/3600" office:value-type="float" office:value="11.4858416351603">
            <text:p>11.49</text:p>
          </table:table-cell>
          <table:table-cell table:style-name="ce9" table:formula="of:=[.G106]/24" office:value-type="float" office:value="0.478576734798347">
            <text:p>0.48</text:p>
          </table:table-cell>
          <table:table-cell table:style-name="ce9" table:formula="of:=[.E106]+[.G106]" office:value-type="float" office:value="17.9035556488062">
            <text:p>17.9</text:p>
          </table:table-cell>
          <table:table-cell table:style-name="ce9" table:formula="of:=[.I106]/24" office:value-type="float" office:value="0.745981485366923">
            <text:p>0.75</text:p>
          </table:table-cell>
          <table:table-cell table:style-name="ce9" table:formula="of:=SUM([.$J$34:.J106])" office:value-type="float" office:value="87.6225615177627">
            <text:p>87.6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4">
            <text:p>74</text:p>
          </table:table-cell>
          <table:table-cell table:style-name="ce13" table:formula="of:=[.A107]/[.$B$5]" office:value-type="float" office:value="0.37">
            <text:p>0.370</text:p>
          </table:table-cell>
          <table:table-cell table:style-name="ce9" table:formula="of:=ROUND((1-[.B107])*0.5*[.$B$28]+2)" office:value-type="float" office:value="273">
            <text:p>273</text:p>
          </table:table-cell>
          <table:table-cell table:style-name="ce9" table:formula="of:=MIN(([.C107]*2+1)^2;[.$J$4])" office:value-type="float" office:value="299209">
            <text:p>299209</text:p>
          </table:table-cell>
          <table:table-cell table:style-name="ce9" table:formula="of:=((([.$B$4]*[.D107])*[.$B$29]+(1-[.$B$29])*([.$B$4]*[.$J$4]))/([.$E$4]*10^6))/3600" office:value-type="float" office:value="6.32487308114583">
            <text:p>6.32</text:p>
          </table:table-cell>
          <table:table-cell table:style-name="ce9" table:formula="of:=[.E107]/24" office:value-type="float" office:value="0.263536378381076">
            <text:p>0.26</text:p>
          </table:table-cell>
          <table:table-cell table:style-name="ce9" table:formula="of:=(([.$B$4]*[.D107])/([.$E$5]*10^6))/3600" office:value-type="float" office:value="11.319683366704">
            <text:p>11.32</text:p>
          </table:table-cell>
          <table:table-cell table:style-name="ce9" table:formula="of:=[.G107]/24" office:value-type="float" office:value="0.471653473612665">
            <text:p>0.47</text:p>
          </table:table-cell>
          <table:table-cell table:style-name="ce9" table:formula="of:=[.E107]+[.G107]" office:value-type="float" office:value="17.6445564478498">
            <text:p>17.64</text:p>
          </table:table-cell>
          <table:table-cell table:style-name="ce9" table:formula="of:=[.I107]/24" office:value-type="float" office:value="0.735189851993741">
            <text:p>0.74</text:p>
          </table:table-cell>
          <table:table-cell table:style-name="ce9" table:formula="of:=SUM([.$J$34:.J107])" office:value-type="float" office:value="88.3577513697564">
            <text:p>88.3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5">
            <text:p>75</text:p>
          </table:table-cell>
          <table:table-cell table:style-name="ce13" table:formula="of:=[.A108]/[.$B$5]" office:value-type="float" office:value="0.375">
            <text:p>0.375</text:p>
          </table:table-cell>
          <table:table-cell table:style-name="ce9" table:formula="of:=ROUND((1-[.B108])*0.5*[.$B$28]+2)" office:value-type="float" office:value="270">
            <text:p>270</text:p>
          </table:table-cell>
          <table:table-cell table:style-name="ce9" table:formula="of:=MIN(([.C108]*2+1)^2;[.$J$4])" office:value-type="float" office:value="292681">
            <text:p>292681</text:p>
          </table:table-cell>
          <table:table-cell table:style-name="ce9" table:formula="of:=((([.$B$4]*[.D108])*[.$B$29]+(1-[.$B$29])*([.$B$4]*[.$J$4]))/([.$E$4]*10^6))/3600" office:value-type="float" office:value="6.18688000114583">
            <text:p>6.19</text:p>
          </table:table-cell>
          <table:table-cell table:style-name="ce9" table:formula="of:=[.E108]/24" office:value-type="float" office:value="0.25778666671441">
            <text:p>0.26</text:p>
          </table:table-cell>
          <table:table-cell table:style-name="ce9" table:formula="of:=(([.$B$4]*[.D108])/([.$E$5]*10^6))/3600" office:value-type="float" office:value="11.0727158857196">
            <text:p>11.07</text:p>
          </table:table-cell>
          <table:table-cell table:style-name="ce9" table:formula="of:=[.G108]/24" office:value-type="float" office:value="0.461363161904984">
            <text:p>0.46</text:p>
          </table:table-cell>
          <table:table-cell table:style-name="ce9" table:formula="of:=[.E108]+[.G108]" office:value-type="float" office:value="17.2595958868654">
            <text:p>17.26</text:p>
          </table:table-cell>
          <table:table-cell table:style-name="ce9" table:formula="of:=[.I108]/24" office:value-type="float" office:value="0.719149828619393">
            <text:p>0.72</text:p>
          </table:table-cell>
          <table:table-cell table:style-name="ce9" table:formula="of:=SUM([.$J$34:.J108])" office:value-type="float" office:value="89.0769011983758">
            <text:p>89.0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6">
            <text:p>76</text:p>
          </table:table-cell>
          <table:table-cell table:style-name="ce13" table:formula="of:=[.A109]/[.$B$5]" office:value-type="float" office:value="0.38">
            <text:p>0.380</text:p>
          </table:table-cell>
          <table:table-cell table:style-name="ce9" table:formula="of:=ROUND((1-[.B109])*0.5*[.$B$28]+2)" office:value-type="float" office:value="268">
            <text:p>268</text:p>
          </table:table-cell>
          <table:table-cell table:style-name="ce9" table:formula="of:=MIN(([.C109]*2+1)^2;[.$J$4])" office:value-type="float" office:value="288369">
            <text:p>288369</text:p>
          </table:table-cell>
          <table:table-cell table:style-name="ce9" table:formula="of:=((([.$B$4]*[.D109])*[.$B$29]+(1-[.$B$29])*([.$B$4]*[.$J$4]))/([.$E$4]*10^6))/3600" office:value-type="float" office:value="6.0957301603125">
            <text:p>6.1</text:p>
          </table:table-cell>
          <table:table-cell table:style-name="ce9" table:formula="of:=[.E109]/24" office:value-type="float" office:value="0.253988756679687">
            <text:p>0.25</text:p>
          </table:table-cell>
          <table:table-cell table:style-name="ce9" table:formula="of:=(([.$B$4]*[.D109])/([.$E$5]*10^6))/3600" office:value-type="float" office:value="10.9095841795302">
            <text:p>10.91</text:p>
          </table:table-cell>
          <table:table-cell table:style-name="ce9" table:formula="of:=[.G109]/24" office:value-type="float" office:value="0.454566007480425">
            <text:p>0.45</text:p>
          </table:table-cell>
          <table:table-cell table:style-name="ce9" table:formula="of:=[.E109]+[.G109]" office:value-type="float" office:value="17.0053143398427">
            <text:p>17.01</text:p>
          </table:table-cell>
          <table:table-cell table:style-name="ce9" table:formula="of:=[.I109]/24" office:value-type="float" office:value="0.708554764160113">
            <text:p>0.71</text:p>
          </table:table-cell>
          <table:table-cell table:style-name="ce9" table:formula="of:=SUM([.$J$34:.J109])" office:value-type="float" office:value="89.7854559625359">
            <text:p>89.7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7">
            <text:p>77</text:p>
          </table:table-cell>
          <table:table-cell table:style-name="ce13" table:formula="of:=[.A110]/[.$B$5]" office:value-type="float" office:value="0.385">
            <text:p>0.385</text:p>
          </table:table-cell>
          <table:table-cell table:style-name="ce9" table:formula="of:=ROUND((1-[.B110])*0.5*[.$B$28]+2)" office:value-type="float" office:value="266">
            <text:p>266</text:p>
          </table:table-cell>
          <table:table-cell table:style-name="ce9" table:formula="of:=MIN(([.C110]*2+1)^2;[.$J$4])" office:value-type="float" office:value="284089">
            <text:p>284089</text:p>
          </table:table-cell>
          <table:table-cell table:style-name="ce9" table:formula="of:=((([.$B$4]*[.D110])*[.$B$29]+(1-[.$B$29])*([.$B$4]*[.$J$4]))/([.$E$4]*10^6))/3600" office:value-type="float" office:value="6.00525675614583">
            <text:p>6.01</text:p>
          </table:table-cell>
          <table:table-cell table:style-name="ce9" table:formula="of:=[.E110]/24" office:value-type="float" office:value="0.250219031506076">
            <text:p>0.25</text:p>
          </table:table-cell>
          <table:table-cell table:style-name="ce9" table:formula="of:=(([.$B$4]*[.D110])/([.$E$5]*10^6))/3600" office:value-type="float" office:value="10.7476630982476">
            <text:p>10.75</text:p>
          </table:table-cell>
          <table:table-cell table:style-name="ce9" table:formula="of:=[.G110]/24" office:value-type="float" office:value="0.447819295760316">
            <text:p>0.45</text:p>
          </table:table-cell>
          <table:table-cell table:style-name="ce9" table:formula="of:=[.E110]+[.G110]" office:value-type="float" office:value="16.7529198543934">
            <text:p>16.75</text:p>
          </table:table-cell>
          <table:table-cell table:style-name="ce9" table:formula="of:=[.I110]/24" office:value-type="float" office:value="0.698038327266392">
            <text:p>0.7</text:p>
          </table:table-cell>
          <table:table-cell table:style-name="ce9" table:formula="of:=SUM([.$J$34:.J110])" office:value-type="float" office:value="90.4834942898023">
            <text:p>90.4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8">
            <text:p>78</text:p>
          </table:table-cell>
          <table:table-cell table:style-name="ce13" table:formula="of:=[.A111]/[.$B$5]" office:value-type="float" office:value="0.39">
            <text:p>0.390</text:p>
          </table:table-cell>
          <table:table-cell table:style-name="ce9" table:formula="of:=ROUND((1-[.B111])*0.5*[.$B$28]+2)" office:value-type="float" office:value="264">
            <text:p>264</text:p>
          </table:table-cell>
          <table:table-cell table:style-name="ce9" table:formula="of:=MIN(([.C111]*2+1)^2;[.$J$4])" office:value-type="float" office:value="279841">
            <text:p>279841</text:p>
          </table:table-cell>
          <table:table-cell table:style-name="ce9" table:formula="of:=((([.$B$4]*[.D111])*[.$B$29]+(1-[.$B$29])*([.$B$4]*[.$J$4]))/([.$E$4]*10^6))/3600" office:value-type="float" office:value="5.91545978864583">
            <text:p>5.92</text:p>
          </table:table-cell>
          <table:table-cell table:style-name="ce9" table:formula="of:=[.E111]/24" office:value-type="float" office:value="0.246477491193576">
            <text:p>0.25</text:p>
          </table:table-cell>
          <table:table-cell table:style-name="ce9" table:formula="of:=(([.$B$4]*[.D111])/([.$E$5]*10^6))/3600" office:value-type="float" office:value="10.5869526418717">
            <text:p>10.59</text:p>
          </table:table-cell>
          <table:table-cell table:style-name="ce9" table:formula="of:=[.G111]/24" office:value-type="float" office:value="0.441123026744656">
            <text:p>0.44</text:p>
          </table:table-cell>
          <table:table-cell table:style-name="ce9" table:formula="of:=[.E111]+[.G111]" office:value-type="float" office:value="16.5024124305176">
            <text:p>16.5</text:p>
          </table:table-cell>
          <table:table-cell table:style-name="ce9" table:formula="of:=[.I111]/24" office:value-type="float" office:value="0.687600517938232">
            <text:p>0.69</text:p>
          </table:table-cell>
          <table:table-cell table:style-name="ce9" table:formula="of:=SUM([.$J$34:.J111])" office:value-type="float" office:value="91.1710948077406">
            <text:p>91.1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9">
            <text:p>79</text:p>
          </table:table-cell>
          <table:table-cell table:style-name="ce13" table:formula="of:=[.A112]/[.$B$5]" office:value-type="float" office:value="0.395">
            <text:p>0.395</text:p>
          </table:table-cell>
          <table:table-cell table:style-name="ce9" table:formula="of:=ROUND((1-[.B112])*0.5*[.$B$28]+2)" office:value-type="float" office:value="262">
            <text:p>262</text:p>
          </table:table-cell>
          <table:table-cell table:style-name="ce9" table:formula="of:=MIN(([.C112]*2+1)^2;[.$J$4])" office:value-type="float" office:value="275625">
            <text:p>275625</text:p>
          </table:table-cell>
          <table:table-cell table:style-name="ce9" table:formula="of:=((([.$B$4]*[.D112])*[.$B$29]+(1-[.$B$29])*([.$B$4]*[.$J$4]))/([.$E$4]*10^6))/3600" office:value-type="float" office:value="5.8263392578125">
            <text:p>5.83</text:p>
          </table:table-cell>
          <table:table-cell table:style-name="ce9" table:formula="of:=[.E112]/24" office:value-type="float" office:value="0.242764135742187">
            <text:p>0.24</text:p>
          </table:table-cell>
          <table:table-cell table:style-name="ce9" table:formula="of:=(([.$B$4]*[.D112])/([.$E$5]*10^6))/3600" office:value-type="float" office:value="10.4274528104027">
            <text:p>10.43</text:p>
          </table:table-cell>
          <table:table-cell table:style-name="ce9" table:formula="of:=[.G112]/24" office:value-type="float" office:value="0.434477200433445">
            <text:p>0.43</text:p>
          </table:table-cell>
          <table:table-cell table:style-name="ce9" table:formula="of:=[.E112]+[.G112]" office:value-type="float" office:value="16.2537920682152">
            <text:p>16.25</text:p>
          </table:table-cell>
          <table:table-cell table:style-name="ce9" table:formula="of:=[.I112]/24" office:value-type="float" office:value="0.677241336175633">
            <text:p>0.68</text:p>
          </table:table-cell>
          <table:table-cell table:style-name="ce9" table:formula="of:=SUM([.$J$34:.J112])" office:value-type="float" office:value="91.8483361439162">
            <text:p>91.8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0">
            <text:p>80</text:p>
          </table:table-cell>
          <table:table-cell table:style-name="ce13" table:formula="of:=[.A113]/[.$B$5]" office:value-type="float" office:value="0.4">
            <text:p>0.400</text:p>
          </table:table-cell>
          <table:table-cell table:style-name="ce9" table:formula="of:=ROUND((1-[.B113])*0.5*[.$B$28]+2)" office:value-type="float" office:value="260">
            <text:p>260</text:p>
          </table:table-cell>
          <table:table-cell table:style-name="ce9" table:formula="of:=MIN(([.C113]*2+1)^2;[.$J$4])" office:value-type="float" office:value="271441">
            <text:p>271441</text:p>
          </table:table-cell>
          <table:table-cell table:style-name="ce9" table:formula="of:=((([.$B$4]*[.D113])*[.$B$29]+(1-[.$B$29])*([.$B$4]*[.$J$4]))/([.$E$4]*10^6))/3600" office:value-type="float" office:value="5.73789516364583">
            <text:p>5.74</text:p>
          </table:table-cell>
          <table:table-cell table:style-name="ce9" table:formula="of:=[.E113]/24" office:value-type="float" office:value="0.23907896515191">
            <text:p>0.24</text:p>
          </table:table-cell>
          <table:table-cell table:style-name="ce9" table:formula="of:=(([.$B$4]*[.D113])/([.$E$5]*10^6))/3600" office:value-type="float" office:value="10.2691636038404">
            <text:p>10.27</text:p>
          </table:table-cell>
          <table:table-cell table:style-name="ce9" table:formula="of:=[.G113]/24" office:value-type="float" office:value="0.427881816826684">
            <text:p>0.43</text:p>
          </table:table-cell>
          <table:table-cell table:style-name="ce9" table:formula="of:=[.E113]+[.G113]" office:value-type="float" office:value="16.0070587674862">
            <text:p>16.01</text:p>
          </table:table-cell>
          <table:table-cell table:style-name="ce9" table:formula="of:=[.I113]/24" office:value-type="float" office:value="0.666960781978594">
            <text:p>0.67</text:p>
          </table:table-cell>
          <table:table-cell table:style-name="ce9" table:formula="of:=SUM([.$J$34:.J113])" office:value-type="float" office:value="92.5152969258948">
            <text:p>92.5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1">
            <text:p>81</text:p>
          </table:table-cell>
          <table:table-cell table:style-name="ce13" table:formula="of:=[.A114]/[.$B$5]" office:value-type="float" office:value="0.405">
            <text:p>0.405</text:p>
          </table:table-cell>
          <table:table-cell table:style-name="ce9" table:formula="of:=ROUND((1-[.B114])*0.5*[.$B$28]+2)" office:value-type="float" office:value="258">
            <text:p>258</text:p>
          </table:table-cell>
          <table:table-cell table:style-name="ce9" table:formula="of:=MIN(([.C114]*2+1)^2;[.$J$4])" office:value-type="float" office:value="267289">
            <text:p>267289</text:p>
          </table:table-cell>
          <table:table-cell table:style-name="ce9" table:formula="of:=((([.$B$4]*[.D114])*[.$B$29]+(1-[.$B$29])*([.$B$4]*[.$J$4]))/([.$E$4]*10^6))/3600" office:value-type="float" office:value="5.65012750614583">
            <text:p>5.65</text:p>
          </table:table-cell>
          <table:table-cell table:style-name="ce9" table:formula="of:=[.E114]/24" office:value-type="float" office:value="0.235421979422743">
            <text:p>0.24</text:p>
          </table:table-cell>
          <table:table-cell table:style-name="ce9" table:formula="of:=(([.$B$4]*[.D114])/([.$E$5]*10^6))/3600" office:value-type="float" office:value="10.1120850221849">
            <text:p>10.11</text:p>
          </table:table-cell>
          <table:table-cell table:style-name="ce9" table:formula="of:=[.G114]/24" office:value-type="float" office:value="0.421336875924372">
            <text:p>0.42</text:p>
          </table:table-cell>
          <table:table-cell table:style-name="ce9" table:formula="of:=[.E114]+[.G114]" office:value-type="float" office:value="15.7622125283308">
            <text:p>15.76</text:p>
          </table:table-cell>
          <table:table-cell table:style-name="ce9" table:formula="of:=[.I114]/24" office:value-type="float" office:value="0.656758855347115">
            <text:p>0.66</text:p>
          </table:table-cell>
          <table:table-cell table:style-name="ce9" table:formula="of:=SUM([.$J$34:.J114])" office:value-type="float" office:value="93.1720557812419">
            <text:p>93.1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2">
            <text:p>82</text:p>
          </table:table-cell>
          <table:table-cell table:style-name="ce13" table:formula="of:=[.A115]/[.$B$5]" office:value-type="float" office:value="0.41">
            <text:p>0.410</text:p>
          </table:table-cell>
          <table:table-cell table:style-name="ce9" table:formula="of:=ROUND((1-[.B115])*0.5*[.$B$28]+2)" office:value-type="float" office:value="255">
            <text:p>255</text:p>
          </table:table-cell>
          <table:table-cell table:style-name="ce9" table:formula="of:=MIN(([.C115]*2+1)^2;[.$J$4])" office:value-type="float" office:value="261121">
            <text:p>261121</text:p>
          </table:table-cell>
          <table:table-cell table:style-name="ce9" table:formula="of:=((([.$B$4]*[.D115])*[.$B$29]+(1-[.$B$29])*([.$B$4]*[.$J$4]))/([.$E$4]*10^6))/3600" office:value-type="float" office:value="5.51974433864583">
            <text:p>5.52</text:p>
          </table:table-cell>
          <table:table-cell table:style-name="ce9" table:formula="of:=[.E115]/24" office:value-type="float" office:value="0.229989347443576">
            <text:p>0.23</text:p>
          </table:table-cell>
          <table:table-cell table:style-name="ce9" table:formula="of:=(([.$B$4]*[.D115])/([.$E$5]*10^6))/3600" office:value-type="float" office:value="9.87873707140194">
            <text:p>9.88</text:p>
          </table:table-cell>
          <table:table-cell table:style-name="ce9" table:formula="of:=[.G115]/24" office:value-type="float" office:value="0.411614044641747">
            <text:p>0.41</text:p>
          </table:table-cell>
          <table:table-cell table:style-name="ce9" table:formula="of:=[.E115]+[.G115]" office:value-type="float" office:value="15.3984814100478">
            <text:p>15.4</text:p>
          </table:table-cell>
          <table:table-cell table:style-name="ce9" table:formula="of:=[.I115]/24" office:value-type="float" office:value="0.641603392085324">
            <text:p>0.64</text:p>
          </table:table-cell>
          <table:table-cell table:style-name="ce9" table:formula="of:=SUM([.$J$34:.J115])" office:value-type="float" office:value="93.8136591733272">
            <text:p>93.8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3">
            <text:p>83</text:p>
          </table:table-cell>
          <table:table-cell table:style-name="ce13" table:formula="of:=[.A116]/[.$B$5]" office:value-type="float" office:value="0.415">
            <text:p>0.415</text:p>
          </table:table-cell>
          <table:table-cell table:style-name="ce9" table:formula="of:=ROUND((1-[.B116])*0.5*[.$B$28]+2)" office:value-type="float" office:value="253">
            <text:p>253</text:p>
          </table:table-cell>
          <table:table-cell table:style-name="ce9" table:formula="of:=MIN(([.C116]*2+1)^2;[.$J$4])" office:value-type="float" office:value="257049">
            <text:p>257049</text:p>
          </table:table-cell>
          <table:table-cell table:style-name="ce9" table:formula="of:=((([.$B$4]*[.D116])*[.$B$29]+(1-[.$B$29])*([.$B$4]*[.$J$4]))/([.$E$4]*10^6))/3600" office:value-type="float" office:value="5.4336677728125">
            <text:p>5.43</text:p>
          </table:table-cell>
          <table:table-cell table:style-name="ce9" table:formula="of:=[.E116]/24" office:value-type="float" office:value="0.226402823867187">
            <text:p>0.23</text:p>
          </table:table-cell>
          <table:table-cell table:style-name="ce9" table:formula="of:=(([.$B$4]*[.D116])/([.$E$5]*10^6))/3600" office:value-type="float" office:value="9.72468505201342">
            <text:p>9.72</text:p>
          </table:table-cell>
          <table:table-cell table:style-name="ce9" table:formula="of:=[.G116]/24" office:value-type="float" office:value="0.405195210500559">
            <text:p>0.41</text:p>
          </table:table-cell>
          <table:table-cell table:style-name="ce9" table:formula="of:=[.E116]+[.G116]" office:value-type="float" office:value="15.1583528248259">
            <text:p>15.16</text:p>
          </table:table-cell>
          <table:table-cell table:style-name="ce9" table:formula="of:=[.I116]/24" office:value-type="float" office:value="0.631598034367747">
            <text:p>0.63</text:p>
          </table:table-cell>
          <table:table-cell table:style-name="ce9" table:formula="of:=SUM([.$J$34:.J116])" office:value-type="float" office:value="94.445257207695">
            <text:p>94.4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4">
            <text:p>84</text:p>
          </table:table-cell>
          <table:table-cell table:style-name="ce13" table:formula="of:=[.A117]/[.$B$5]" office:value-type="float" office:value="0.42">
            <text:p>0.420</text:p>
          </table:table-cell>
          <table:table-cell table:style-name="ce9" table:formula="of:=ROUND((1-[.B117])*0.5*[.$B$28]+2)" office:value-type="float" office:value="251">
            <text:p>251</text:p>
          </table:table-cell>
          <table:table-cell table:style-name="ce9" table:formula="of:=MIN(([.C117]*2+1)^2;[.$J$4])" office:value-type="float" office:value="253009">
            <text:p>253009</text:p>
          </table:table-cell>
          <table:table-cell table:style-name="ce9" table:formula="of:=((([.$B$4]*[.D117])*[.$B$29]+(1-[.$B$29])*([.$B$4]*[.$J$4]))/([.$E$4]*10^6))/3600" office:value-type="float" office:value="5.34826764364583">
            <text:p>5.35</text:p>
          </table:table-cell>
          <table:table-cell table:style-name="ce9" table:formula="of:=[.E117]/24" office:value-type="float" office:value="0.22284448515191">
            <text:p>0.22</text:p>
          </table:table-cell>
          <table:table-cell table:style-name="ce9" table:formula="of:=(([.$B$4]*[.D117])/([.$E$5]*10^6))/3600" office:value-type="float" office:value="9.57184365753169">
            <text:p>9.57</text:p>
          </table:table-cell>
          <table:table-cell table:style-name="ce9" table:formula="of:=[.G117]/24" office:value-type="float" office:value="0.39882681906382">
            <text:p>0.4</text:p>
          </table:table-cell>
          <table:table-cell table:style-name="ce9" table:formula="of:=[.E117]+[.G117]" office:value-type="float" office:value="14.9201113011775">
            <text:p>14.92</text:p>
          </table:table-cell>
          <table:table-cell table:style-name="ce9" table:formula="of:=[.I117]/24" office:value-type="float" office:value="0.62167130421573">
            <text:p>0.62</text:p>
          </table:table-cell>
          <table:table-cell table:style-name="ce9" table:formula="of:=SUM([.$J$34:.J117])" office:value-type="float" office:value="95.0669285119107">
            <text:p>95.0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5">
            <text:p>85</text:p>
          </table:table-cell>
          <table:table-cell table:style-name="ce13" table:formula="of:=[.A118]/[.$B$5]" office:value-type="float" office:value="0.425">
            <text:p>0.425</text:p>
          </table:table-cell>
          <table:table-cell table:style-name="ce9" table:formula="of:=ROUND((1-[.B118])*0.5*[.$B$28]+2)" office:value-type="float" office:value="249">
            <text:p>249</text:p>
          </table:table-cell>
          <table:table-cell table:style-name="ce9" table:formula="of:=MIN(([.C118]*2+1)^2;[.$J$4])" office:value-type="float" office:value="249001">
            <text:p>249001</text:p>
          </table:table-cell>
          <table:table-cell table:style-name="ce9" table:formula="of:=((([.$B$4]*[.D118])*[.$B$29]+(1-[.$B$29])*([.$B$4]*[.$J$4]))/([.$E$4]*10^6))/3600" office:value-type="float" office:value="5.26354395114583">
            <text:p>5.26</text:p>
          </table:table-cell>
          <table:table-cell table:style-name="ce9" table:formula="of:=[.E118]/24" office:value-type="float" office:value="0.219314331297743">
            <text:p>0.22</text:p>
          </table:table-cell>
          <table:table-cell table:style-name="ce9" table:formula="of:=(([.$B$4]*[.D118])/([.$E$5]*10^6))/3600" office:value-type="float" office:value="9.42021288795675">
            <text:p>9.42</text:p>
          </table:table-cell>
          <table:table-cell table:style-name="ce9" table:formula="of:=[.G118]/24" office:value-type="float" office:value="0.392508870331531">
            <text:p>0.39</text:p>
          </table:table-cell>
          <table:table-cell table:style-name="ce9" table:formula="of:=[.E118]+[.G118]" office:value-type="float" office:value="14.6837568391026">
            <text:p>14.68</text:p>
          </table:table-cell>
          <table:table-cell table:style-name="ce9" table:formula="of:=[.I118]/24" office:value-type="float" office:value="0.611823201629274">
            <text:p>0.61</text:p>
          </table:table-cell>
          <table:table-cell table:style-name="ce9" table:formula="of:=SUM([.$J$34:.J118])" office:value-type="float" office:value="95.67875171354">
            <text:p>95.6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6">
            <text:p>86</text:p>
          </table:table-cell>
          <table:table-cell table:style-name="ce13" table:formula="of:=[.A119]/[.$B$5]" office:value-type="float" office:value="0.43">
            <text:p>0.430</text:p>
          </table:table-cell>
          <table:table-cell table:style-name="ce9" table:formula="of:=ROUND((1-[.B119])*0.5*[.$B$28]+2)" office:value-type="float" office:value="247">
            <text:p>247</text:p>
          </table:table-cell>
          <table:table-cell table:style-name="ce9" table:formula="of:=MIN(([.C119]*2+1)^2;[.$J$4])" office:value-type="float" office:value="245025">
            <text:p>245025</text:p>
          </table:table-cell>
          <table:table-cell table:style-name="ce9" table:formula="of:=((([.$B$4]*[.D119])*[.$B$29]+(1-[.$B$29])*([.$B$4]*[.$J$4]))/([.$E$4]*10^6))/3600" office:value-type="float" office:value="5.1794966953125">
            <text:p>5.18</text:p>
          </table:table-cell>
          <table:table-cell table:style-name="ce9" table:formula="of:=[.E119]/24" office:value-type="float" office:value="0.215812362304687">
            <text:p>0.22</text:p>
          </table:table-cell>
          <table:table-cell table:style-name="ce9" table:formula="of:=(([.$B$4]*[.D119])/([.$E$5]*10^6))/3600" office:value-type="float" office:value="9.26979274328859">
            <text:p>9.27</text:p>
          </table:table-cell>
          <table:table-cell table:style-name="ce9" table:formula="of:=[.G119]/24" office:value-type="float" office:value="0.386241364303691">
            <text:p>0.39</text:p>
          </table:table-cell>
          <table:table-cell table:style-name="ce9" table:formula="of:=[.E119]+[.G119]" office:value-type="float" office:value="14.4492894386011">
            <text:p>14.45</text:p>
          </table:table-cell>
          <table:table-cell table:style-name="ce9" table:formula="of:=[.I119]/24" office:value-type="float" office:value="0.602053726608379">
            <text:p>0.6</text:p>
          </table:table-cell>
          <table:table-cell table:style-name="ce9" table:formula="of:=SUM([.$J$34:.J119])" office:value-type="float" office:value="96.2808054401483">
            <text:p>96.2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7">
            <text:p>87</text:p>
          </table:table-cell>
          <table:table-cell table:style-name="ce13" table:formula="of:=[.A120]/[.$B$5]" office:value-type="float" office:value="0.435">
            <text:p>0.435</text:p>
          </table:table-cell>
          <table:table-cell table:style-name="ce9" table:formula="of:=ROUND((1-[.B120])*0.5*[.$B$28]+2)" office:value-type="float" office:value="245">
            <text:p>245</text:p>
          </table:table-cell>
          <table:table-cell table:style-name="ce9" table:formula="of:=MIN(([.C120]*2+1)^2;[.$J$4])" office:value-type="float" office:value="241081">
            <text:p>241081</text:p>
          </table:table-cell>
          <table:table-cell table:style-name="ce9" table:formula="of:=((([.$B$4]*[.D120])*[.$B$29]+(1-[.$B$29])*([.$B$4]*[.$J$4]))/([.$E$4]*10^6))/3600" office:value-type="float" office:value="5.09612587614583">
            <text:p>5.1</text:p>
          </table:table-cell>
          <table:table-cell table:style-name="ce9" table:formula="of:=[.E120]/24" office:value-type="float" office:value="0.212338578172743">
            <text:p>0.21</text:p>
          </table:table-cell>
          <table:table-cell table:style-name="ce9" table:formula="of:=(([.$B$4]*[.D120])/([.$E$5]*10^6))/3600" office:value-type="float" office:value="9.12058322352722">
            <text:p>9.12</text:p>
          </table:table-cell>
          <table:table-cell table:style-name="ce9" table:formula="of:=[.G120]/24" office:value-type="float" office:value="0.380024300980301">
            <text:p>0.38</text:p>
          </table:table-cell>
          <table:table-cell table:style-name="ce9" table:formula="of:=[.E120]+[.G120]" office:value-type="float" office:value="14.2167090996731">
            <text:p>14.22</text:p>
          </table:table-cell>
          <table:table-cell table:style-name="ce9" table:formula="of:=[.I120]/24" office:value-type="float" office:value="0.592362879153044">
            <text:p>0.59</text:p>
          </table:table-cell>
          <table:table-cell table:style-name="ce9" table:formula="of:=SUM([.$J$34:.J120])" office:value-type="float" office:value="96.8731683193014">
            <text:p>96.8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8">
            <text:p>88</text:p>
          </table:table-cell>
          <table:table-cell table:style-name="ce13" table:formula="of:=[.A121]/[.$B$5]" office:value-type="float" office:value="0.44">
            <text:p>0.440</text:p>
          </table:table-cell>
          <table:table-cell table:style-name="ce9" table:formula="of:=ROUND((1-[.B121])*0.5*[.$B$28]+2)" office:value-type="float" office:value="243">
            <text:p>243</text:p>
          </table:table-cell>
          <table:table-cell table:style-name="ce9" table:formula="of:=MIN(([.C121]*2+1)^2;[.$J$4])" office:value-type="float" office:value="237169">
            <text:p>237169</text:p>
          </table:table-cell>
          <table:table-cell table:style-name="ce9" table:formula="of:=((([.$B$4]*[.D121])*[.$B$29]+(1-[.$B$29])*([.$B$4]*[.$J$4]))/([.$E$4]*10^6))/3600" office:value-type="float" office:value="5.01343149364583">
            <text:p>5.01</text:p>
          </table:table-cell>
          <table:table-cell table:style-name="ce9" table:formula="of:=[.E121]/24" office:value-type="float" office:value="0.20889297890191">
            <text:p>0.21</text:p>
          </table:table-cell>
          <table:table-cell table:style-name="ce9" table:formula="of:=(([.$B$4]*[.D121])/([.$E$5]*10^6))/3600" office:value-type="float" office:value="8.97258432867263">
            <text:p>8.97</text:p>
          </table:table-cell>
          <table:table-cell table:style-name="ce9" table:formula="of:=[.G121]/24" office:value-type="float" office:value="0.37385768036136">
            <text:p>0.37</text:p>
          </table:table-cell>
          <table:table-cell table:style-name="ce9" table:formula="of:=[.E121]+[.G121]" office:value-type="float" office:value="13.9860158223185">
            <text:p>13.99</text:p>
          </table:table-cell>
          <table:table-cell table:style-name="ce9" table:formula="of:=[.I121]/24" office:value-type="float" office:value="0.582750659263269">
            <text:p>0.58</text:p>
          </table:table-cell>
          <table:table-cell table:style-name="ce9" table:formula="of:=SUM([.$J$34:.J121])" office:value-type="float" office:value="97.4559189785647">
            <text:p>97.4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9">
            <text:p>89</text:p>
          </table:table-cell>
          <table:table-cell table:style-name="ce13" table:formula="of:=[.A122]/[.$B$5]" office:value-type="float" office:value="0.445">
            <text:p>0.445</text:p>
          </table:table-cell>
          <table:table-cell table:style-name="ce9" table:formula="of:=ROUND((1-[.B122])*0.5*[.$B$28]+2)" office:value-type="float" office:value="240">
            <text:p>240</text:p>
          </table:table-cell>
          <table:table-cell table:style-name="ce9" table:formula="of:=MIN(([.C122]*2+1)^2;[.$J$4])" office:value-type="float" office:value="231361">
            <text:p>231361</text:p>
          </table:table-cell>
          <table:table-cell table:style-name="ce9" table:formula="of:=((([.$B$4]*[.D122])*[.$B$29]+(1-[.$B$29])*([.$B$4]*[.$J$4]))/([.$E$4]*10^6))/3600" office:value-type="float" office:value="4.89065823864583">
            <text:p>4.89</text:p>
          </table:table-cell>
          <table:table-cell table:style-name="ce9" table:formula="of:=[.E122]/24" office:value-type="float" office:value="0.203777426610243">
            <text:p>0.2</text:p>
          </table:table-cell>
          <table:table-cell table:style-name="ce9" table:formula="of:=(([.$B$4]*[.D122])/([.$E$5]*10^6))/3600" office:value-type="float" office:value="8.75285590809098">
            <text:p>8.75</text:p>
          </table:table-cell>
          <table:table-cell table:style-name="ce9" table:formula="of:=[.G122]/24" office:value-type="float" office:value="0.364702329503791">
            <text:p>0.36</text:p>
          </table:table-cell>
          <table:table-cell table:style-name="ce9" table:formula="of:=[.E122]+[.G122]" office:value-type="float" office:value="13.6435141467368">
            <text:p>13.64</text:p>
          </table:table-cell>
          <table:table-cell table:style-name="ce9" table:formula="of:=[.I122]/24" office:value-type="float" office:value="0.568479756114034">
            <text:p>0.57</text:p>
          </table:table-cell>
          <table:table-cell table:style-name="ce9" table:formula="of:=SUM([.$J$34:.J122])" office:value-type="float" office:value="98.0243987346787">
            <text:p>98.0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0">
            <text:p>90</text:p>
          </table:table-cell>
          <table:table-cell table:style-name="ce13" table:formula="of:=[.A123]/[.$B$5]" office:value-type="float" office:value="0.45">
            <text:p>0.450</text:p>
          </table:table-cell>
          <table:table-cell table:style-name="ce9" table:formula="of:=ROUND((1-[.B123])*0.5*[.$B$28]+2)" office:value-type="float" office:value="238">
            <text:p>238</text:p>
          </table:table-cell>
          <table:table-cell table:style-name="ce9" table:formula="of:=MIN(([.C123]*2+1)^2;[.$J$4])" office:value-type="float" office:value="227529">
            <text:p>227529</text:p>
          </table:table-cell>
          <table:table-cell table:style-name="ce9" table:formula="of:=((([.$B$4]*[.D123])*[.$B$29]+(1-[.$B$29])*([.$B$4]*[.$J$4]))/([.$E$4]*10^6))/3600" office:value-type="float" office:value="4.8096549478125">
            <text:p>4.81</text:p>
          </table:table-cell>
          <table:table-cell table:style-name="ce9" table:formula="of:=[.E123]/24" office:value-type="float" office:value="0.200402289492188">
            <text:p>0.2</text:p>
          </table:table-cell>
          <table:table-cell table:style-name="ce9" table:formula="of:=(([.$B$4]*[.D123])/([.$E$5]*10^6))/3600" office:value-type="float" office:value="8.60788357550336">
            <text:p>8.61</text:p>
          </table:table-cell>
          <table:table-cell table:style-name="ce9" table:formula="of:=[.G123]/24" office:value-type="float" office:value="0.358661815645973">
            <text:p>0.36</text:p>
          </table:table-cell>
          <table:table-cell table:style-name="ce9" table:formula="of:=[.E123]+[.G123]" office:value-type="float" office:value="13.4175385233159">
            <text:p>13.42</text:p>
          </table:table-cell>
          <table:table-cell table:style-name="ce9" table:formula="of:=[.I123]/24" office:value-type="float" office:value="0.559064105138161">
            <text:p>0.56</text:p>
          </table:table-cell>
          <table:table-cell table:style-name="ce9" table:formula="of:=SUM([.$J$34:.J123])" office:value-type="float" office:value="98.5834628398169">
            <text:p>98.5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1">
            <text:p>91</text:p>
          </table:table-cell>
          <table:table-cell table:style-name="ce13" table:formula="of:=[.A124]/[.$B$5]" office:value-type="float" office:value="0.455">
            <text:p>0.455</text:p>
          </table:table-cell>
          <table:table-cell table:style-name="ce9" table:formula="of:=ROUND((1-[.B124])*0.5*[.$B$28]+2)" office:value-type="float" office:value="236">
            <text:p>236</text:p>
          </table:table-cell>
          <table:table-cell table:style-name="ce9" table:formula="of:=MIN(([.C124]*2+1)^2;[.$J$4])" office:value-type="float" office:value="223729">
            <text:p>223729</text:p>
          </table:table-cell>
          <table:table-cell table:style-name="ce9" table:formula="of:=((([.$B$4]*[.D124])*[.$B$29]+(1-[.$B$29])*([.$B$4]*[.$J$4]))/([.$E$4]*10^6))/3600" office:value-type="float" office:value="4.72932809364583">
            <text:p>4.73</text:p>
          </table:table-cell>
          <table:table-cell table:style-name="ce9" table:formula="of:=[.E124]/24" office:value-type="float" office:value="0.197055337235243">
            <text:p>0.2</text:p>
          </table:table-cell>
          <table:table-cell table:style-name="ce9" table:formula="of:=(([.$B$4]*[.D124])/([.$E$5]*10^6))/3600" office:value-type="float" office:value="8.46412186782252">
            <text:p>8.46</text:p>
          </table:table-cell>
          <table:table-cell table:style-name="ce9" table:formula="of:=[.G124]/24" office:value-type="float" office:value="0.352671744492605">
            <text:p>0.35</text:p>
          </table:table-cell>
          <table:table-cell table:style-name="ce9" table:formula="of:=[.E124]+[.G124]" office:value-type="float" office:value="13.1934499614684">
            <text:p>13.19</text:p>
          </table:table-cell>
          <table:table-cell table:style-name="ce9" table:formula="of:=[.I124]/24" office:value-type="float" office:value="0.549727081727848">
            <text:p>0.55</text:p>
          </table:table-cell>
          <table:table-cell table:style-name="ce9" table:formula="of:=SUM([.$J$34:.J124])" office:value-type="float" office:value="99.1331899215447">
            <text:p>99.1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2">
            <text:p>92</text:p>
          </table:table-cell>
          <table:table-cell table:style-name="ce13" table:formula="of:=[.A125]/[.$B$5]" office:value-type="float" office:value="0.46">
            <text:p>0.460</text:p>
          </table:table-cell>
          <table:table-cell table:style-name="ce9" table:formula="of:=ROUND((1-[.B125])*0.5*[.$B$28]+2)" office:value-type="float" office:value="234">
            <text:p>234</text:p>
          </table:table-cell>
          <table:table-cell table:style-name="ce9" table:formula="of:=MIN(([.C125]*2+1)^2;[.$J$4])" office:value-type="float" office:value="219961">
            <text:p>219961</text:p>
          </table:table-cell>
          <table:table-cell table:style-name="ce9" table:formula="of:=((([.$B$4]*[.D125])*[.$B$29]+(1-[.$B$29])*([.$B$4]*[.$J$4]))/([.$E$4]*10^6))/3600" office:value-type="float" office:value="4.64967767614583">
            <text:p>4.65</text:p>
          </table:table-cell>
          <table:table-cell table:style-name="ce9" table:formula="of:=[.E125]/24" office:value-type="float" office:value="0.19373656983941">
            <text:p>0.19</text:p>
          </table:table-cell>
          <table:table-cell table:style-name="ce9" table:formula="of:=(([.$B$4]*[.D125])/([.$E$5]*10^6))/3600" office:value-type="float" office:value="8.32157078504847">
            <text:p>8.32</text:p>
          </table:table-cell>
          <table:table-cell table:style-name="ce9" table:formula="of:=[.G125]/24" office:value-type="float" office:value="0.346732116043686">
            <text:p>0.35</text:p>
          </table:table-cell>
          <table:table-cell table:style-name="ce9" table:formula="of:=[.E125]+[.G125]" office:value-type="float" office:value="12.9712484611943">
            <text:p>12.97</text:p>
          </table:table-cell>
          <table:table-cell table:style-name="ce9" table:formula="of:=[.I125]/24" office:value-type="float" office:value="0.540468685883096">
            <text:p>0.54</text:p>
          </table:table-cell>
          <table:table-cell table:style-name="ce9" table:formula="of:=SUM([.$J$34:.J125])" office:value-type="float" office:value="99.6736586074278">
            <text:p>99.6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3">
            <text:p>93</text:p>
          </table:table-cell>
          <table:table-cell table:style-name="ce13" table:formula="of:=[.A126]/[.$B$5]" office:value-type="float" office:value="0.465">
            <text:p>0.465</text:p>
          </table:table-cell>
          <table:table-cell table:style-name="ce9" table:formula="of:=ROUND((1-[.B126])*0.5*[.$B$28]+2)" office:value-type="float" office:value="232">
            <text:p>232</text:p>
          </table:table-cell>
          <table:table-cell table:style-name="ce9" table:formula="of:=MIN(([.C126]*2+1)^2;[.$J$4])" office:value-type="float" office:value="216225">
            <text:p>216225</text:p>
          </table:table-cell>
          <table:table-cell table:style-name="ce9" table:formula="of:=((([.$B$4]*[.D126])*[.$B$29]+(1-[.$B$29])*([.$B$4]*[.$J$4]))/([.$E$4]*10^6))/3600" office:value-type="float" office:value="4.5707036953125">
            <text:p>4.57</text:p>
          </table:table-cell>
          <table:table-cell table:style-name="ce9" table:formula="of:=[.E126]/24" office:value-type="float" office:value="0.190445987304688">
            <text:p>0.19</text:p>
          </table:table-cell>
          <table:table-cell table:style-name="ce9" table:formula="of:=(([.$B$4]*[.D126])/([.$E$5]*10^6))/3600" office:value-type="float" office:value="8.18023032718121">
            <text:p>8.18</text:p>
          </table:table-cell>
          <table:table-cell table:style-name="ce9" table:formula="of:=[.G126]/24" office:value-type="float" office:value="0.340842930299217">
            <text:p>0.34</text:p>
          </table:table-cell>
          <table:table-cell table:style-name="ce9" table:formula="of:=[.E126]+[.G126]" office:value-type="float" office:value="12.7509340224937">
            <text:p>12.75</text:p>
          </table:table-cell>
          <table:table-cell table:style-name="ce9" table:formula="of:=[.I126]/24" office:value-type="float" office:value="0.531288917603905">
            <text:p>0.53</text:p>
          </table:table-cell>
          <table:table-cell table:style-name="ce9" table:formula="of:=SUM([.$J$34:.J126])" office:value-type="float" office:value="100.204947525032">
            <text:p>100.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4">
            <text:p>94</text:p>
          </table:table-cell>
          <table:table-cell table:style-name="ce13" table:formula="of:=[.A127]/[.$B$5]" office:value-type="float" office:value="0.47">
            <text:p>0.470</text:p>
          </table:table-cell>
          <table:table-cell table:style-name="ce9" table:formula="of:=ROUND((1-[.B127])*0.5*[.$B$28]+2)" office:value-type="float" office:value="230">
            <text:p>230</text:p>
          </table:table-cell>
          <table:table-cell table:style-name="ce9" table:formula="of:=MIN(([.C127]*2+1)^2;[.$J$4])" office:value-type="float" office:value="212521">
            <text:p>212521</text:p>
          </table:table-cell>
          <table:table-cell table:style-name="ce9" table:formula="of:=((([.$B$4]*[.D127])*[.$B$29]+(1-[.$B$29])*([.$B$4]*[.$J$4]))/([.$E$4]*10^6))/3600" office:value-type="float" office:value="4.49240615114583">
            <text:p>4.49</text:p>
          </table:table-cell>
          <table:table-cell table:style-name="ce9" table:formula="of:=[.E127]/24" office:value-type="float" office:value="0.187183589631076">
            <text:p>0.19</text:p>
          </table:table-cell>
          <table:table-cell table:style-name="ce9" table:formula="of:=(([.$B$4]*[.D127])/([.$E$5]*10^6))/3600" office:value-type="float" office:value="8.04010049422073">
            <text:p>8.04</text:p>
          </table:table-cell>
          <table:table-cell table:style-name="ce9" table:formula="of:=[.G127]/24" office:value-type="float" office:value="0.335004187259197">
            <text:p>0.34</text:p>
          </table:table-cell>
          <table:table-cell table:style-name="ce9" table:formula="of:=[.E127]+[.G127]" office:value-type="float" office:value="12.5325066453666">
            <text:p>12.53</text:p>
          </table:table-cell>
          <table:table-cell table:style-name="ce9" table:formula="of:=[.I127]/24" office:value-type="float" office:value="0.522187776890273">
            <text:p>0.52</text:p>
          </table:table-cell>
          <table:table-cell table:style-name="ce9" table:formula="of:=SUM([.$J$34:.J127])" office:value-type="float" office:value="100.727135301922">
            <text:p>100.7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5">
            <text:p>95</text:p>
          </table:table-cell>
          <table:table-cell table:style-name="ce13" table:formula="of:=[.A128]/[.$B$5]" office:value-type="float" office:value="0.475">
            <text:p>0.475</text:p>
          </table:table-cell>
          <table:table-cell table:style-name="ce9" table:formula="of:=ROUND((1-[.B128])*0.5*[.$B$28]+2)" office:value-type="float" office:value="227">
            <text:p>227</text:p>
          </table:table-cell>
          <table:table-cell table:style-name="ce9" table:formula="of:=MIN(([.C128]*2+1)^2;[.$J$4])" office:value-type="float" office:value="207025">
            <text:p>207025</text:p>
          </table:table-cell>
          <table:table-cell table:style-name="ce9" table:formula="of:=((([.$B$4]*[.D128])*[.$B$29]+(1-[.$B$29])*([.$B$4]*[.$J$4]))/([.$E$4]*10^6))/3600" office:value-type="float" office:value="4.37622815364583">
            <text:p>4.38</text:p>
          </table:table-cell>
          <table:table-cell table:style-name="ce9" table:formula="of:=[.E128]/24" office:value-type="float" office:value="0.182342839735243">
            <text:p>0.18</text:p>
          </table:table-cell>
          <table:table-cell table:style-name="ce9" table:formula="of:=(([.$B$4]*[.D128])/([.$E$5]*10^6))/3600" office:value-type="float" office:value="7.83217566648024">
            <text:p>7.83</text:p>
          </table:table-cell>
          <table:table-cell table:style-name="ce9" table:formula="of:=[.G128]/24" office:value-type="float" office:value="0.32634065277001">
            <text:p>0.33</text:p>
          </table:table-cell>
          <table:table-cell table:style-name="ce9" table:formula="of:=[.E128]+[.G128]" office:value-type="float" office:value="12.2084038201261">
            <text:p>12.21</text:p>
          </table:table-cell>
          <table:table-cell table:style-name="ce9" table:formula="of:=[.I128]/24" office:value-type="float" office:value="0.508683492505253">
            <text:p>0.51</text:p>
          </table:table-cell>
          <table:table-cell table:style-name="ce9" table:formula="of:=SUM([.$J$34:.J128])" office:value-type="float" office:value="101.235818794427">
            <text:p>101.2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6">
            <text:p>96</text:p>
          </table:table-cell>
          <table:table-cell table:style-name="ce13" table:formula="of:=[.A129]/[.$B$5]" office:value-type="float" office:value="0.48">
            <text:p>0.480</text:p>
          </table:table-cell>
          <table:table-cell table:style-name="ce9" table:formula="of:=ROUND((1-[.B129])*0.5*[.$B$28]+2)" office:value-type="float" office:value="225">
            <text:p>225</text:p>
          </table:table-cell>
          <table:table-cell table:style-name="ce9" table:formula="of:=MIN(([.C129]*2+1)^2;[.$J$4])" office:value-type="float" office:value="203401">
            <text:p>203401</text:p>
          </table:table-cell>
          <table:table-cell table:style-name="ce9" table:formula="of:=((([.$B$4]*[.D129])*[.$B$29]+(1-[.$B$29])*([.$B$4]*[.$J$4]))/([.$E$4]*10^6))/3600" office:value-type="float" office:value="4.29962170114583">
            <text:p>4.3</text:p>
          </table:table-cell>
          <table:table-cell table:style-name="ce9" table:formula="of:=[.E129]/24" office:value-type="float" office:value="0.17915090421441">
            <text:p>0.18</text:p>
          </table:table-cell>
          <table:table-cell table:style-name="ce9" table:formula="of:=(([.$B$4]*[.D129])/([.$E$5]*10^6))/3600" office:value-type="float" office:value="7.69507239578673">
            <text:p>7.7</text:p>
          </table:table-cell>
          <table:table-cell table:style-name="ce9" table:formula="of:=[.G129]/24" office:value-type="float" office:value="0.320628016491114">
            <text:p>0.32</text:p>
          </table:table-cell>
          <table:table-cell table:style-name="ce9" table:formula="of:=[.E129]+[.G129]" office:value-type="float" office:value="11.9946940969326">
            <text:p>11.99</text:p>
          </table:table-cell>
          <table:table-cell table:style-name="ce9" table:formula="of:=[.I129]/24" office:value-type="float" office:value="0.499778920705523">
            <text:p>0.5</text:p>
          </table:table-cell>
          <table:table-cell table:style-name="ce9" table:formula="of:=SUM([.$J$34:.J129])" office:value-type="float" office:value="101.735597715133">
            <text:p>101.7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7">
            <text:p>97</text:p>
          </table:table-cell>
          <table:table-cell table:style-name="ce13" table:formula="of:=[.A130]/[.$B$5]" office:value-type="float" office:value="0.485">
            <text:p>0.485</text:p>
          </table:table-cell>
          <table:table-cell table:style-name="ce9" table:formula="of:=ROUND((1-[.B130])*0.5*[.$B$28]+2)" office:value-type="float" office:value="223">
            <text:p>223</text:p>
          </table:table-cell>
          <table:table-cell table:style-name="ce9" table:formula="of:=MIN(([.C130]*2+1)^2;[.$J$4])" office:value-type="float" office:value="199809">
            <text:p>199809</text:p>
          </table:table-cell>
          <table:table-cell table:style-name="ce9" table:formula="of:=((([.$B$4]*[.D130])*[.$B$29]+(1-[.$B$29])*([.$B$4]*[.$J$4]))/([.$E$4]*10^6))/3600" office:value-type="float" office:value="4.2236916853125">
            <text:p>4.22</text:p>
          </table:table-cell>
          <table:table-cell table:style-name="ce9" table:formula="of:=[.E130]/24" office:value-type="float" office:value="0.175987153554688">
            <text:p>0.18</text:p>
          </table:table-cell>
          <table:table-cell table:style-name="ce9" table:formula="of:=(([.$B$4]*[.D130])/([.$E$5]*10^6))/3600" office:value-type="float" office:value="7.55917975">
            <text:p>7.56</text:p>
          </table:table-cell>
          <table:table-cell table:style-name="ce9" table:formula="of:=[.G130]/24" office:value-type="float" office:value="0.314965822916667">
            <text:p>0.31</text:p>
          </table:table-cell>
          <table:table-cell table:style-name="ce9" table:formula="of:=[.E130]+[.G130]" office:value-type="float" office:value="11.7828714353125">
            <text:p>11.78</text:p>
          </table:table-cell>
          <table:table-cell table:style-name="ce9" table:formula="of:=[.I130]/24" office:value-type="float" office:value="0.490952976471354">
            <text:p>0.49</text:p>
          </table:table-cell>
          <table:table-cell table:style-name="ce9" table:formula="of:=SUM([.$J$34:.J130])" office:value-type="float" office:value="102.226550691604">
            <text:p>102.2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8">
            <text:p>98</text:p>
          </table:table-cell>
          <table:table-cell table:style-name="ce13" table:formula="of:=[.A131]/[.$B$5]" office:value-type="float" office:value="0.49">
            <text:p>0.490</text:p>
          </table:table-cell>
          <table:table-cell table:style-name="ce9" table:formula="of:=ROUND((1-[.B131])*0.5*[.$B$28]+2)" office:value-type="float" office:value="221">
            <text:p>221</text:p>
          </table:table-cell>
          <table:table-cell table:style-name="ce9" table:formula="of:=MIN(([.C131]*2+1)^2;[.$J$4])" office:value-type="float" office:value="196249">
            <text:p>196249</text:p>
          </table:table-cell>
          <table:table-cell table:style-name="ce9" table:formula="of:=((([.$B$4]*[.D131])*[.$B$29]+(1-[.$B$29])*([.$B$4]*[.$J$4]))/([.$E$4]*10^6))/3600" office:value-type="float" office:value="4.14843810614583">
            <text:p>4.15</text:p>
          </table:table-cell>
          <table:table-cell table:style-name="ce9" table:formula="of:=[.E131]/24" office:value-type="float" office:value="0.172851587756076">
            <text:p>0.17</text:p>
          </table:table-cell>
          <table:table-cell table:style-name="ce9" table:formula="of:=(([.$B$4]*[.D131])/([.$E$5]*10^6))/3600" office:value-type="float" office:value="7.42449772912006">
            <text:p>7.42</text:p>
          </table:table-cell>
          <table:table-cell table:style-name="ce9" table:formula="of:=[.G131]/24" office:value-type="float" office:value="0.309354072046669">
            <text:p>0.31</text:p>
          </table:table-cell>
          <table:table-cell table:style-name="ce9" table:formula="of:=[.E131]+[.G131]" office:value-type="float" office:value="11.5729358352659">
            <text:p>11.57</text:p>
          </table:table-cell>
          <table:table-cell table:style-name="ce9" table:formula="of:=[.I131]/24" office:value-type="float" office:value="0.482205659802746">
            <text:p>0.48</text:p>
          </table:table-cell>
          <table:table-cell table:style-name="ce9" table:formula="of:=SUM([.$J$34:.J131])" office:value-type="float" office:value="102.708756351407">
            <text:p>102.7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9">
            <text:p>99</text:p>
          </table:table-cell>
          <table:table-cell table:style-name="ce13" table:formula="of:=[.A132]/[.$B$5]" office:value-type="float" office:value="0.495">
            <text:p>0.495</text:p>
          </table:table-cell>
          <table:table-cell table:style-name="ce9" table:formula="of:=ROUND((1-[.B132])*0.5*[.$B$28]+2)" office:value-type="float" office:value="219">
            <text:p>219</text:p>
          </table:table-cell>
          <table:table-cell table:style-name="ce9" table:formula="of:=MIN(([.C132]*2+1)^2;[.$J$4])" office:value-type="float" office:value="192721">
            <text:p>192721</text:p>
          </table:table-cell>
          <table:table-cell table:style-name="ce9" table:formula="of:=((([.$B$4]*[.D132])*[.$B$29]+(1-[.$B$29])*([.$B$4]*[.$J$4]))/([.$E$4]*10^6))/3600" office:value-type="float" office:value="4.07386096364583">
            <text:p>4.07</text:p>
          </table:table-cell>
          <table:table-cell table:style-name="ce9" table:formula="of:=[.E132]/24" office:value-type="float" office:value="0.169744206818576">
            <text:p>0.17</text:p>
          </table:table-cell>
          <table:table-cell table:style-name="ce9" table:formula="of:=(([.$B$4]*[.D132])/([.$E$5]*10^6))/3600" office:value-type="float" office:value="7.29102633314691">
            <text:p>7.29</text:p>
          </table:table-cell>
          <table:table-cell table:style-name="ce9" table:formula="of:=[.G132]/24" office:value-type="float" office:value="0.303792763881121">
            <text:p>0.3</text:p>
          </table:table-cell>
          <table:table-cell table:style-name="ce9" table:formula="of:=[.E132]+[.G132]" office:value-type="float" office:value="11.3648872967927">
            <text:p>11.36</text:p>
          </table:table-cell>
          <table:table-cell table:style-name="ce9" table:formula="of:=[.I132]/24" office:value-type="float" office:value="0.473536970699697">
            <text:p>0.47</text:p>
          </table:table-cell>
          <table:table-cell table:style-name="ce9" table:formula="of:=SUM([.$J$34:.J132])" office:value-type="float" office:value="103.182293322107">
            <text:p>103.1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0">
            <text:p>100</text:p>
          </table:table-cell>
          <table:table-cell table:style-name="ce13" table:formula="of:=[.A133]/[.$B$5]" office:value-type="float" office:value="0.5">
            <text:p>0.500</text:p>
          </table:table-cell>
          <table:table-cell table:style-name="ce9" table:formula="of:=ROUND((1-[.B133])*0.5*[.$B$28]+2)" office:value-type="float" office:value="217">
            <text:p>217</text:p>
          </table:table-cell>
          <table:table-cell table:style-name="ce9" table:formula="of:=MIN(([.C133]*2+1)^2;[.$J$4])" office:value-type="float" office:value="189225">
            <text:p>189225</text:p>
          </table:table-cell>
          <table:table-cell table:style-name="ce9" table:formula="of:=((([.$B$4]*[.D133])*[.$B$29]+(1-[.$B$29])*([.$B$4]*[.$J$4]))/([.$E$4]*10^6))/3600" office:value-type="float" office:value="3.9999602578125">
            <text:p>4</text:p>
          </table:table-cell>
          <table:table-cell table:style-name="ce9" table:formula="of:=[.E133]/24" office:value-type="float" office:value="0.166665010742188">
            <text:p>0.17</text:p>
          </table:table-cell>
          <table:table-cell table:style-name="ce9" table:formula="of:=(([.$B$4]*[.D133])/([.$E$5]*10^6))/3600" office:value-type="float" office:value="7.15876556208054">
            <text:p>7.16</text:p>
          </table:table-cell>
          <table:table-cell table:style-name="ce9" table:formula="of:=[.G133]/24" office:value-type="float" office:value="0.298281898420022">
            <text:p>0.3</text:p>
          </table:table-cell>
          <table:table-cell table:style-name="ce9" table:formula="of:=[.E133]+[.G133]" office:value-type="float" office:value="11.158725819893">
            <text:p>11.16</text:p>
          </table:table-cell>
          <table:table-cell table:style-name="ce9" table:formula="of:=[.I133]/24" office:value-type="float" office:value="0.46494690916221">
            <text:p>0.46</text:p>
          </table:table-cell>
          <table:table-cell table:style-name="ce9" table:formula="of:=SUM([.$J$34:.J133])" office:value-type="float" office:value="103.647240231269">
            <text:p>103.6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1">
            <text:p>101</text:p>
          </table:table-cell>
          <table:table-cell table:style-name="ce13" table:formula="of:=[.A134]/[.$B$5]" office:value-type="float" office:value="0.505">
            <text:p>0.505</text:p>
          </table:table-cell>
          <table:table-cell table:style-name="ce9" table:formula="of:=ROUND((1-[.B134])*0.5*[.$B$28]+2)" office:value-type="float" office:value="215">
            <text:p>215</text:p>
          </table:table-cell>
          <table:table-cell table:style-name="ce9" table:formula="of:=MIN(([.C134]*2+1)^2;[.$J$4])" office:value-type="float" office:value="185761">
            <text:p>185761</text:p>
          </table:table-cell>
          <table:table-cell table:style-name="ce9" table:formula="of:=((([.$B$4]*[.D134])*[.$B$29]+(1-[.$B$29])*([.$B$4]*[.$J$4]))/([.$E$4]*10^6))/3600" office:value-type="float" office:value="3.92673598864583">
            <text:p>3.93</text:p>
          </table:table-cell>
          <table:table-cell table:style-name="ce9" table:formula="of:=[.E134]/24" office:value-type="float" office:value="0.16361399952691">
            <text:p>0.16</text:p>
          </table:table-cell>
          <table:table-cell table:style-name="ce9" table:formula="of:=(([.$B$4]*[.D134])/([.$E$5]*10^6))/3600" office:value-type="float" office:value="7.02771541592095">
            <text:p>7.03</text:p>
          </table:table-cell>
          <table:table-cell table:style-name="ce9" table:formula="of:=[.G134]/24" office:value-type="float" office:value="0.292821475663373">
            <text:p>0.29</text:p>
          </table:table-cell>
          <table:table-cell table:style-name="ce9" table:formula="of:=[.E134]+[.G134]" office:value-type="float" office:value="10.9544514045668">
            <text:p>10.95</text:p>
          </table:table-cell>
          <table:table-cell table:style-name="ce9" table:formula="of:=[.I134]/24" office:value-type="float" office:value="0.456435475190283">
            <text:p>0.46</text:p>
          </table:table-cell>
          <table:table-cell table:style-name="ce9" table:formula="of:=SUM([.$J$34:.J134])" office:value-type="float" office:value="104.103675706459">
            <text:p>104.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2">
            <text:p>102</text:p>
          </table:table-cell>
          <table:table-cell table:style-name="ce13" table:formula="of:=[.A135]/[.$B$5]" office:value-type="float" office:value="0.51">
            <text:p>0.510</text:p>
          </table:table-cell>
          <table:table-cell table:style-name="ce9" table:formula="of:=ROUND((1-[.B135])*0.5*[.$B$28]+2)" office:value-type="float" office:value="212">
            <text:p>212</text:p>
          </table:table-cell>
          <table:table-cell table:style-name="ce9" table:formula="of:=MIN(([.C135]*2+1)^2;[.$J$4])" office:value-type="float" office:value="180625">
            <text:p>180625</text:p>
          </table:table-cell>
          <table:table-cell table:style-name="ce9" table:formula="of:=((([.$B$4]*[.D135])*[.$B$29]+(1-[.$B$29])*([.$B$4]*[.$J$4]))/([.$E$4]*10^6))/3600" office:value-type="float" office:value="3.81816790364583">
            <text:p>3.82</text:p>
          </table:table-cell>
          <table:table-cell table:style-name="ce9" table:formula="of:=[.E135]/24" office:value-type="float" office:value="0.159090329318576">
            <text:p>0.16</text:p>
          </table:table-cell>
          <table:table-cell table:style-name="ce9" table:formula="of:=(([.$B$4]*[.D135])/([.$E$5]*10^6))/3600" office:value-type="float" office:value="6.8334101183818">
            <text:p>6.83</text:p>
          </table:table-cell>
          <table:table-cell table:style-name="ce9" table:formula="of:=[.G135]/24" office:value-type="float" office:value="0.284725421599242">
            <text:p>0.28</text:p>
          </table:table-cell>
          <table:table-cell table:style-name="ce9" table:formula="of:=[.E135]+[.G135]" office:value-type="float" office:value="10.6515780220276">
            <text:p>10.65</text:p>
          </table:table-cell>
          <table:table-cell table:style-name="ce9" table:formula="of:=[.I135]/24" office:value-type="float" office:value="0.443815750917818">
            <text:p>0.44</text:p>
          </table:table-cell>
          <table:table-cell table:style-name="ce9" table:formula="of:=SUM([.$J$34:.J135])" office:value-type="float" office:value="104.547491457377">
            <text:p>104.5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3">
            <text:p>103</text:p>
          </table:table-cell>
          <table:table-cell table:style-name="ce13" table:formula="of:=[.A136]/[.$B$5]" office:value-type="float" office:value="0.515">
            <text:p>0.515</text:p>
          </table:table-cell>
          <table:table-cell table:style-name="ce9" table:formula="of:=ROUND((1-[.B136])*0.5*[.$B$28]+2)" office:value-type="float" office:value="210">
            <text:p>210</text:p>
          </table:table-cell>
          <table:table-cell table:style-name="ce9" table:formula="of:=MIN(([.C136]*2+1)^2;[.$J$4])" office:value-type="float" office:value="177241">
            <text:p>177241</text:p>
          </table:table-cell>
          <table:table-cell table:style-name="ce9" table:formula="of:=((([.$B$4]*[.D136])*[.$B$29]+(1-[.$B$29])*([.$B$4]*[.$J$4]))/([.$E$4]*10^6))/3600" office:value-type="float" office:value="3.74663472614583">
            <text:p>3.75</text:p>
          </table:table-cell>
          <table:table-cell table:style-name="ce9" table:formula="of:=[.E136]/24" office:value-type="float" office:value="0.156109780256076">
            <text:p>0.16</text:p>
          </table:table-cell>
          <table:table-cell table:style-name="ce9" table:formula="of:=(([.$B$4]*[.D136])/([.$E$5]*10^6))/3600" office:value-type="float" office:value="6.70538653448919">
            <text:p>6.71</text:p>
          </table:table-cell>
          <table:table-cell table:style-name="ce9" table:formula="of:=[.G136]/24" office:value-type="float" office:value="0.279391105603716">
            <text:p>0.28</text:p>
          </table:table-cell>
          <table:table-cell table:style-name="ce9" table:formula="of:=[.E136]+[.G136]" office:value-type="float" office:value="10.452021260635">
            <text:p>10.45</text:p>
          </table:table-cell>
          <table:table-cell table:style-name="ce9" table:formula="of:=[.I136]/24" office:value-type="float" office:value="0.435500885859793">
            <text:p>0.44</text:p>
          </table:table-cell>
          <table:table-cell table:style-name="ce9" table:formula="of:=SUM([.$J$34:.J136])" office:value-type="float" office:value="104.982992343237">
            <text:p>104.9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4">
            <text:p>104</text:p>
          </table:table-cell>
          <table:table-cell table:style-name="ce13" table:formula="of:=[.A137]/[.$B$5]" office:value-type="float" office:value="0.52">
            <text:p>0.520</text:p>
          </table:table-cell>
          <table:table-cell table:style-name="ce9" table:formula="of:=ROUND((1-[.B137])*0.5*[.$B$28]+2)" office:value-type="float" office:value="208">
            <text:p>208</text:p>
          </table:table-cell>
          <table:table-cell table:style-name="ce9" table:formula="of:=MIN(([.C137]*2+1)^2;[.$J$4])" office:value-type="float" office:value="173889">
            <text:p>173889</text:p>
          </table:table-cell>
          <table:table-cell table:style-name="ce9" table:formula="of:=((([.$B$4]*[.D137])*[.$B$29]+(1-[.$B$29])*([.$B$4]*[.$J$4]))/([.$E$4]*10^6))/3600" office:value-type="float" office:value="3.6757779853125">
            <text:p>3.68</text:p>
          </table:table-cell>
          <table:table-cell table:style-name="ce9" table:formula="of:=[.E137]/24" office:value-type="float" office:value="0.153157416054687">
            <text:p>0.15</text:p>
          </table:table-cell>
          <table:table-cell table:style-name="ce9" table:formula="of:=(([.$B$4]*[.D137])/([.$E$5]*10^6))/3600" office:value-type="float" office:value="6.57857357550336">
            <text:p>6.58</text:p>
          </table:table-cell>
          <table:table-cell table:style-name="ce9" table:formula="of:=[.G137]/24" office:value-type="float" office:value="0.27410723231264">
            <text:p>0.27</text:p>
          </table:table-cell>
          <table:table-cell table:style-name="ce9" table:formula="of:=[.E137]+[.G137]" office:value-type="float" office:value="10.2543515608159">
            <text:p>10.25</text:p>
          </table:table-cell>
          <table:table-cell table:style-name="ce9" table:formula="of:=[.I137]/24" office:value-type="float" office:value="0.427264648367327">
            <text:p>0.43</text:p>
          </table:table-cell>
          <table:table-cell table:style-name="ce9" table:formula="of:=SUM([.$J$34:.J137])" office:value-type="float" office:value="105.410256991604">
            <text:p>105.4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5">
            <text:p>105</text:p>
          </table:table-cell>
          <table:table-cell table:style-name="ce13" table:formula="of:=[.A138]/[.$B$5]" office:value-type="float" office:value="0.525">
            <text:p>0.525</text:p>
          </table:table-cell>
          <table:table-cell table:style-name="ce9" table:formula="of:=ROUND((1-[.B138])*0.5*[.$B$28]+2)" office:value-type="float" office:value="206">
            <text:p>206</text:p>
          </table:table-cell>
          <table:table-cell table:style-name="ce9" table:formula="of:=MIN(([.C138]*2+1)^2;[.$J$4])" office:value-type="float" office:value="170569">
            <text:p>170569</text:p>
          </table:table-cell>
          <table:table-cell table:style-name="ce9" table:formula="of:=((([.$B$4]*[.D138])*[.$B$29]+(1-[.$B$29])*([.$B$4]*[.$J$4]))/([.$E$4]*10^6))/3600" office:value-type="float" office:value="3.60559768114583">
            <text:p>3.61</text:p>
          </table:table-cell>
          <table:table-cell table:style-name="ce9" table:formula="of:=[.E138]/24" office:value-type="float" office:value="0.15023323671441">
            <text:p>0.15</text:p>
          </table:table-cell>
          <table:table-cell table:style-name="ce9" table:formula="of:=(([.$B$4]*[.D138])/([.$E$5]*10^6))/3600" office:value-type="float" office:value="6.45297124142431">
            <text:p>6.45</text:p>
          </table:table-cell>
          <table:table-cell table:style-name="ce9" table:formula="of:=[.G138]/24" office:value-type="float" office:value="0.268873801726013">
            <text:p>0.27</text:p>
          </table:table-cell>
          <table:table-cell table:style-name="ce9" table:formula="of:=[.E138]+[.G138]" office:value-type="float" office:value="10.0585689225701">
            <text:p>10.06</text:p>
          </table:table-cell>
          <table:table-cell table:style-name="ce9" table:formula="of:=[.I138]/24" office:value-type="float" office:value="0.419107038440423">
            <text:p>0.42</text:p>
          </table:table-cell>
          <table:table-cell table:style-name="ce9" table:formula="of:=SUM([.$J$34:.J138])" office:value-type="float" office:value="105.829364030044">
            <text:p>105.8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6">
            <text:p>106</text:p>
          </table:table-cell>
          <table:table-cell table:style-name="ce13" table:formula="of:=[.A139]/[.$B$5]" office:value-type="float" office:value="0.53">
            <text:p>0.530</text:p>
          </table:table-cell>
          <table:table-cell table:style-name="ce9" table:formula="of:=ROUND((1-[.B139])*0.5*[.$B$28]+2)" office:value-type="float" office:value="204">
            <text:p>204</text:p>
          </table:table-cell>
          <table:table-cell table:style-name="ce9" table:formula="of:=MIN(([.C139]*2+1)^2;[.$J$4])" office:value-type="float" office:value="167281">
            <text:p>167281</text:p>
          </table:table-cell>
          <table:table-cell table:style-name="ce9" table:formula="of:=((([.$B$4]*[.D139])*[.$B$29]+(1-[.$B$29])*([.$B$4]*[.$J$4]))/([.$E$4]*10^6))/3600" office:value-type="float" office:value="3.53609381364583">
            <text:p>3.54</text:p>
          </table:table-cell>
          <table:table-cell table:style-name="ce9" table:formula="of:=[.E139]/24" office:value-type="float" office:value="0.147337242235243">
            <text:p>0.15</text:p>
          </table:table-cell>
          <table:table-cell table:style-name="ce9" table:formula="of:=(([.$B$4]*[.D139])/([.$E$5]*10^6))/3600" office:value-type="float" office:value="6.32857953225205">
            <text:p>6.33</text:p>
          </table:table-cell>
          <table:table-cell table:style-name="ce9" table:formula="of:=[.G139]/24" office:value-type="float" office:value="0.263690813843835">
            <text:p>0.26</text:p>
          </table:table-cell>
          <table:table-cell table:style-name="ce9" table:formula="of:=[.E139]+[.G139]" office:value-type="float" office:value="9.86467334589788">
            <text:p>9.86</text:p>
          </table:table-cell>
          <table:table-cell table:style-name="ce9" table:formula="of:=[.I139]/24" office:value-type="float" office:value="0.411028056079079">
            <text:p>0.41</text:p>
          </table:table-cell>
          <table:table-cell table:style-name="ce9" table:formula="of:=SUM([.$J$34:.J139])" office:value-type="float" office:value="106.240392086123">
            <text:p>106.2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7">
            <text:p>107</text:p>
          </table:table-cell>
          <table:table-cell table:style-name="ce13" table:formula="of:=[.A140]/[.$B$5]" office:value-type="float" office:value="0.535">
            <text:p>0.535</text:p>
          </table:table-cell>
          <table:table-cell table:style-name="ce9" table:formula="of:=ROUND((1-[.B140])*0.5*[.$B$28]+2)" office:value-type="float" office:value="202">
            <text:p>202</text:p>
          </table:table-cell>
          <table:table-cell table:style-name="ce9" table:formula="of:=MIN(([.C140]*2+1)^2;[.$J$4])" office:value-type="float" office:value="164025">
            <text:p>164025</text:p>
          </table:table-cell>
          <table:table-cell table:style-name="ce9" table:formula="of:=((([.$B$4]*[.D140])*[.$B$29]+(1-[.$B$29])*([.$B$4]*[.$J$4]))/([.$E$4]*10^6))/3600" office:value-type="float" office:value="3.4672663828125">
            <text:p>3.47</text:p>
          </table:table-cell>
          <table:table-cell table:style-name="ce9" table:formula="of:=[.E140]/24" office:value-type="float" office:value="0.144469432617188">
            <text:p>0.14</text:p>
          </table:table-cell>
          <table:table-cell table:style-name="ce9" table:formula="of:=(([.$B$4]*[.D140])/([.$E$5]*10^6))/3600" office:value-type="float" office:value="6.20539844798658">
            <text:p>6.21</text:p>
          </table:table-cell>
          <table:table-cell table:style-name="ce9" table:formula="of:=[.G140]/24" office:value-type="float" office:value="0.258558268666107">
            <text:p>0.26</text:p>
          </table:table-cell>
          <table:table-cell table:style-name="ce9" table:formula="of:=[.E140]+[.G140]" office:value-type="float" office:value="9.67266483079908">
            <text:p>9.67</text:p>
          </table:table-cell>
          <table:table-cell table:style-name="ce9" table:formula="of:=[.I140]/24" office:value-type="float" office:value="0.403027701283295">
            <text:p>0.4</text:p>
          </table:table-cell>
          <table:table-cell table:style-name="ce9" table:formula="of:=SUM([.$J$34:.J140])" office:value-type="float" office:value="106.643419787407">
            <text:p>106.6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8">
            <text:p>108</text:p>
          </table:table-cell>
          <table:table-cell table:style-name="ce13" table:formula="of:=[.A141]/[.$B$5]" office:value-type="float" office:value="0.54">
            <text:p>0.540</text:p>
          </table:table-cell>
          <table:table-cell table:style-name="ce9" table:formula="of:=ROUND((1-[.B141])*0.5*[.$B$28]+2)" office:value-type="float" office:value="200">
            <text:p>200</text:p>
          </table:table-cell>
          <table:table-cell table:style-name="ce9" table:formula="of:=MIN(([.C141]*2+1)^2;[.$J$4])" office:value-type="float" office:value="160801">
            <text:p>160801</text:p>
          </table:table-cell>
          <table:table-cell table:style-name="ce9" table:formula="of:=((([.$B$4]*[.D141])*[.$B$29]+(1-[.$B$29])*([.$B$4]*[.$J$4]))/([.$E$4]*10^6))/3600" office:value-type="float" office:value="3.39911538864583">
            <text:p>3.4</text:p>
          </table:table-cell>
          <table:table-cell table:style-name="ce9" table:formula="of:=[.E141]/24" office:value-type="float" office:value="0.141629807860243">
            <text:p>0.14</text:p>
          </table:table-cell>
          <table:table-cell table:style-name="ce9" table:formula="of:=(([.$B$4]*[.D141])/([.$E$5]*10^6))/3600" office:value-type="float" office:value="6.08342798862789">
            <text:p>6.08</text:p>
          </table:table-cell>
          <table:table-cell table:style-name="ce9" table:formula="of:=[.G141]/24" office:value-type="float" office:value="0.253476166192829">
            <text:p>0.25</text:p>
          </table:table-cell>
          <table:table-cell table:style-name="ce9" table:formula="of:=[.E141]+[.G141]" office:value-type="float" office:value="9.48254337727372">
            <text:p>9.48</text:p>
          </table:table-cell>
          <table:table-cell table:style-name="ce9" table:formula="of:=[.I141]/24" office:value-type="float" office:value="0.395105974053072">
            <text:p>0.4</text:p>
          </table:table-cell>
          <table:table-cell table:style-name="ce9" table:formula="of:=SUM([.$J$34:.J141])" office:value-type="float" office:value="107.03852576146">
            <text:p>107.0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9">
            <text:p>109</text:p>
          </table:table-cell>
          <table:table-cell table:style-name="ce13" table:formula="of:=[.A142]/[.$B$5]" office:value-type="float" office:value="0.545">
            <text:p>0.545</text:p>
          </table:table-cell>
          <table:table-cell table:style-name="ce9" table:formula="of:=ROUND((1-[.B142])*0.5*[.$B$28]+2)" office:value-type="float" office:value="197">
            <text:p>197</text:p>
          </table:table-cell>
          <table:table-cell table:style-name="ce9" table:formula="of:=MIN(([.C142]*2+1)^2;[.$J$4])" office:value-type="float" office:value="156025">
            <text:p>156025</text:p>
          </table:table-cell>
          <table:table-cell table:style-name="ce9" table:formula="of:=((([.$B$4]*[.D142])*[.$B$29]+(1-[.$B$29])*([.$B$4]*[.$J$4]))/([.$E$4]*10^6))/3600" office:value-type="float" office:value="3.29815721614583">
            <text:p>3.3</text:p>
          </table:table-cell>
          <table:table-cell table:style-name="ce9" table:formula="of:=[.E142]/24" office:value-type="float" office:value="0.13742321733941">
            <text:p>0.14</text:p>
          </table:table-cell>
          <table:table-cell table:style-name="ce9" table:formula="of:=(([.$B$4]*[.D142])/([.$E$5]*10^6))/3600" office:value-type="float" office:value="5.90274222129008">
            <text:p>5.9</text:p>
          </table:table-cell>
          <table:table-cell table:style-name="ce9" table:formula="of:=[.G142]/24" office:value-type="float" office:value="0.245947592553753">
            <text:p>0.25</text:p>
          </table:table-cell>
          <table:table-cell table:style-name="ce9" table:formula="of:=[.E142]+[.G142]" office:value-type="float" office:value="9.20089943743592">
            <text:p>9.2</text:p>
          </table:table-cell>
          <table:table-cell table:style-name="ce9" table:formula="of:=[.I142]/24" office:value-type="float" office:value="0.383370809893163">
            <text:p>0.38</text:p>
          </table:table-cell>
          <table:table-cell table:style-name="ce9" table:formula="of:=SUM([.$J$34:.J142])" office:value-type="float" office:value="107.421896571353">
            <text:p>107.4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0">
            <text:p>110</text:p>
          </table:table-cell>
          <table:table-cell table:style-name="ce13" table:formula="of:=[.A143]/[.$B$5]" office:value-type="float" office:value="0.55">
            <text:p>0.550</text:p>
          </table:table-cell>
          <table:table-cell table:style-name="ce9" table:formula="of:=ROUND((1-[.B143])*0.5*[.$B$28]+2)" office:value-type="float" office:value="195">
            <text:p>195</text:p>
          </table:table-cell>
          <table:table-cell table:style-name="ce9" table:formula="of:=MIN(([.C143]*2+1)^2;[.$J$4])" office:value-type="float" office:value="152881">
            <text:p>152881</text:p>
          </table:table-cell>
          <table:table-cell table:style-name="ce9" table:formula="of:=((([.$B$4]*[.D143])*[.$B$29]+(1-[.$B$29])*([.$B$4]*[.$J$4]))/([.$E$4]*10^6))/3600" office:value-type="float" office:value="3.23169731364583">
            <text:p>3.23</text:p>
          </table:table-cell>
          <table:table-cell table:style-name="ce9" table:formula="of:=[.E143]/24" office:value-type="float" office:value="0.134654054735243">
            <text:p>0.13</text:p>
          </table:table-cell>
          <table:table-cell table:style-name="ce9" table:formula="of:=(([.$B$4]*[.D143])/([.$E$5]*10^6))/3600" office:value-type="float" office:value="5.78379832419836">
            <text:p>5.78</text:p>
          </table:table-cell>
          <table:table-cell table:style-name="ce9" table:formula="of:=[.G143]/24" office:value-type="float" office:value="0.240991596841598">
            <text:p>0.24</text:p>
          </table:table-cell>
          <table:table-cell table:style-name="ce9" table:formula="of:=[.E143]+[.G143]" office:value-type="float" office:value="9.01549563784419">
            <text:p>9.02</text:p>
          </table:table-cell>
          <table:table-cell table:style-name="ce9" table:formula="of:=[.I143]/24" office:value-type="float" office:value="0.375645651576841">
            <text:p>0.38</text:p>
          </table:table-cell>
          <table:table-cell table:style-name="ce9" table:formula="of:=SUM([.$J$34:.J143])" office:value-type="float" office:value="107.79754222293">
            <text:p>107.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1">
            <text:p>111</text:p>
          </table:table-cell>
          <table:table-cell table:style-name="ce13" table:formula="of:=[.A144]/[.$B$5]" office:value-type="float" office:value="0.555">
            <text:p>0.555</text:p>
          </table:table-cell>
          <table:table-cell table:style-name="ce9" table:formula="of:=ROUND((1-[.B144])*0.5*[.$B$28]+2)" office:value-type="float" office:value="193">
            <text:p>193</text:p>
          </table:table-cell>
          <table:table-cell table:style-name="ce9" table:formula="of:=MIN(([.C144]*2+1)^2;[.$J$4])" office:value-type="float" office:value="149769">
            <text:p>149769</text:p>
          </table:table-cell>
          <table:table-cell table:style-name="ce9" table:formula="of:=((([.$B$4]*[.D144])*[.$B$29]+(1-[.$B$29])*([.$B$4]*[.$J$4]))/([.$E$4]*10^6))/3600" office:value-type="float" office:value="3.1659138478125">
            <text:p>3.17</text:p>
          </table:table-cell>
          <table:table-cell table:style-name="ce9" table:formula="of:=[.E144]/24" office:value-type="float" office:value="0.131913076992188">
            <text:p>0.13</text:p>
          </table:table-cell>
          <table:table-cell table:style-name="ce9" table:formula="of:=(([.$B$4]*[.D144])/([.$E$5]*10^6))/3600" office:value-type="float" office:value="5.66606505201342">
            <text:p>5.67</text:p>
          </table:table-cell>
          <table:table-cell table:style-name="ce9" table:formula="of:=[.G144]/24" office:value-type="float" office:value="0.236086043833893">
            <text:p>0.24</text:p>
          </table:table-cell>
          <table:table-cell table:style-name="ce9" table:formula="of:=[.E144]+[.G144]" office:value-type="float" office:value="8.83197889982592">
            <text:p>8.83</text:p>
          </table:table-cell>
          <table:table-cell table:style-name="ce9" table:formula="of:=[.I144]/24" office:value-type="float" office:value="0.36799912082608">
            <text:p>0.37</text:p>
          </table:table-cell>
          <table:table-cell table:style-name="ce9" table:formula="of:=SUM([.$J$34:.J144])" office:value-type="float" office:value="108.165541343756">
            <text:p>108.1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2">
            <text:p>112</text:p>
          </table:table-cell>
          <table:table-cell table:style-name="ce13" table:formula="of:=[.A145]/[.$B$5]" office:value-type="float" office:value="0.56">
            <text:p>0.560</text:p>
          </table:table-cell>
          <table:table-cell table:style-name="ce9" table:formula="of:=ROUND((1-[.B145])*0.5*[.$B$28]+2)" office:value-type="float" office:value="191">
            <text:p>191</text:p>
          </table:table-cell>
          <table:table-cell table:style-name="ce9" table:formula="of:=MIN(([.C145]*2+1)^2;[.$J$4])" office:value-type="float" office:value="146689">
            <text:p>146689</text:p>
          </table:table-cell>
          <table:table-cell table:style-name="ce9" table:formula="of:=((([.$B$4]*[.D145])*[.$B$29]+(1-[.$B$29])*([.$B$4]*[.$J$4]))/([.$E$4]*10^6))/3600" office:value-type="float" office:value="3.10080681864583">
            <text:p>3.1</text:p>
          </table:table-cell>
          <table:table-cell table:style-name="ce9" table:formula="of:=[.E145]/24" office:value-type="float" office:value="0.129200284110243">
            <text:p>0.13</text:p>
          </table:table-cell>
          <table:table-cell table:style-name="ce9" table:formula="of:=(([.$B$4]*[.D145])/([.$E$5]*10^6))/3600" office:value-type="float" office:value="5.54954240473527">
            <text:p>5.55</text:p>
          </table:table-cell>
          <table:table-cell table:style-name="ce9" table:formula="of:=[.G145]/24" office:value-type="float" office:value="0.231230933530636">
            <text:p>0.23</text:p>
          </table:table-cell>
          <table:table-cell table:style-name="ce9" table:formula="of:=[.E145]+[.G145]" office:value-type="float" office:value="8.65034922338111">
            <text:p>8.65</text:p>
          </table:table-cell>
          <table:table-cell table:style-name="ce9" table:formula="of:=[.I145]/24" office:value-type="float" office:value="0.360431217640879">
            <text:p>0.36</text:p>
          </table:table-cell>
          <table:table-cell table:style-name="ce9" table:formula="of:=SUM([.$J$34:.J145])" office:value-type="float" office:value="108.525972561397">
            <text:p>108.5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3">
            <text:p>113</text:p>
          </table:table-cell>
          <table:table-cell table:style-name="ce13" table:formula="of:=[.A146]/[.$B$5]" office:value-type="float" office:value="0.565">
            <text:p>0.565</text:p>
          </table:table-cell>
          <table:table-cell table:style-name="ce9" table:formula="of:=ROUND((1-[.B146])*0.5*[.$B$28]+2)" office:value-type="float" office:value="189">
            <text:p>189</text:p>
          </table:table-cell>
          <table:table-cell table:style-name="ce9" table:formula="of:=MIN(([.C146]*2+1)^2;[.$J$4])" office:value-type="float" office:value="143641">
            <text:p>143641</text:p>
          </table:table-cell>
          <table:table-cell table:style-name="ce9" table:formula="of:=((([.$B$4]*[.D146])*[.$B$29]+(1-[.$B$29])*([.$B$4]*[.$J$4]))/([.$E$4]*10^6))/3600" office:value-type="float" office:value="3.03637622614583">
            <text:p>3.04</text:p>
          </table:table-cell>
          <table:table-cell table:style-name="ce9" table:formula="of:=[.E146]/24" office:value-type="float" office:value="0.12651567608941">
            <text:p>0.13</text:p>
          </table:table-cell>
          <table:table-cell table:style-name="ce9" table:formula="of:=(([.$B$4]*[.D146])/([.$E$5]*10^6))/3600" office:value-type="float" office:value="5.43423038236391">
            <text:p>5.43</text:p>
          </table:table-cell>
          <table:table-cell table:style-name="ce9" table:formula="of:=[.G146]/24" office:value-type="float" office:value="0.226426265931829">
            <text:p>0.23</text:p>
          </table:table-cell>
          <table:table-cell table:style-name="ce9" table:formula="of:=[.E146]+[.G146]" office:value-type="float" office:value="8.47060660850974">
            <text:p>8.47</text:p>
          </table:table-cell>
          <table:table-cell table:style-name="ce9" table:formula="of:=[.I146]/24" office:value-type="float" office:value="0.352941942021239">
            <text:p>0.35</text:p>
          </table:table-cell>
          <table:table-cell table:style-name="ce9" table:formula="of:=SUM([.$J$34:.J146])" office:value-type="float" office:value="108.878914503418">
            <text:p>108.8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4">
            <text:p>114</text:p>
          </table:table-cell>
          <table:table-cell table:style-name="ce13" table:formula="of:=[.A147]/[.$B$5]" office:value-type="float" office:value="0.57">
            <text:p>0.570</text:p>
          </table:table-cell>
          <table:table-cell table:style-name="ce9" table:formula="of:=ROUND((1-[.B147])*0.5*[.$B$28]+2)" office:value-type="float" office:value="187">
            <text:p>187</text:p>
          </table:table-cell>
          <table:table-cell table:style-name="ce9" table:formula="of:=MIN(([.C147]*2+1)^2;[.$J$4])" office:value-type="float" office:value="140625">
            <text:p>140625</text:p>
          </table:table-cell>
          <table:table-cell table:style-name="ce9" table:formula="of:=((([.$B$4]*[.D147])*[.$B$29]+(1-[.$B$29])*([.$B$4]*[.$J$4]))/([.$E$4]*10^6))/3600" office:value-type="float" office:value="2.9726220703125">
            <text:p>2.97</text:p>
          </table:table-cell>
          <table:table-cell table:style-name="ce9" table:formula="of:=[.E147]/24" office:value-type="float" office:value="0.123859252929688">
            <text:p>0.12</text:p>
          </table:table-cell>
          <table:table-cell table:style-name="ce9" table:formula="of:=(([.$B$4]*[.D147])/([.$E$5]*10^6))/3600" office:value-type="float" office:value="5.32012898489933">
            <text:p>5.32</text:p>
          </table:table-cell>
          <table:table-cell table:style-name="ce9" table:formula="of:=[.G147]/24" office:value-type="float" office:value="0.221672041037472">
            <text:p>0.22</text:p>
          </table:table-cell>
          <table:table-cell table:style-name="ce9" table:formula="of:=[.E147]+[.G147]" office:value-type="float" office:value="8.29275105521183">
            <text:p>8.29</text:p>
          </table:table-cell>
          <table:table-cell table:style-name="ce9" table:formula="of:=[.I147]/24" office:value-type="float" office:value="0.34553129396716">
            <text:p>0.35</text:p>
          </table:table-cell>
          <table:table-cell table:style-name="ce9" table:formula="of:=SUM([.$J$34:.J147])" office:value-type="float" office:value="109.224445797385">
            <text:p>109.2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5">
            <text:p>115</text:p>
          </table:table-cell>
          <table:table-cell table:style-name="ce13" table:formula="of:=[.A148]/[.$B$5]" office:value-type="float" office:value="0.575">
            <text:p>0.575</text:p>
          </table:table-cell>
          <table:table-cell table:style-name="ce9" table:formula="of:=ROUND((1-[.B148])*0.5*[.$B$28]+2)" office:value-type="float" office:value="185">
            <text:p>185</text:p>
          </table:table-cell>
          <table:table-cell table:style-name="ce9" table:formula="of:=MIN(([.C148]*2+1)^2;[.$J$4])" office:value-type="float" office:value="137641">
            <text:p>137641</text:p>
          </table:table-cell>
          <table:table-cell table:style-name="ce9" table:formula="of:=((([.$B$4]*[.D148])*[.$B$29]+(1-[.$B$29])*([.$B$4]*[.$J$4]))/([.$E$4]*10^6))/3600" office:value-type="float" office:value="2.90954435114583">
            <text:p>2.91</text:p>
          </table:table-cell>
          <table:table-cell table:style-name="ce9" table:formula="of:=[.E148]/24" office:value-type="float" office:value="0.121231014631076">
            <text:p>0.12</text:p>
          </table:table-cell>
          <table:table-cell table:style-name="ce9" table:formula="of:=(([.$B$4]*[.D148])/([.$E$5]*10^6))/3600" office:value-type="float" office:value="5.20723821234154">
            <text:p>5.21</text:p>
          </table:table-cell>
          <table:table-cell table:style-name="ce9" table:formula="of:=[.G148]/24" office:value-type="float" office:value="0.216968258847564">
            <text:p>0.22</text:p>
          </table:table-cell>
          <table:table-cell table:style-name="ce9" table:formula="of:=[.E148]+[.G148]" office:value-type="float" office:value="8.11678256348737">
            <text:p>8.12</text:p>
          </table:table-cell>
          <table:table-cell table:style-name="ce9" table:formula="of:=[.I148]/24" office:value-type="float" office:value="0.33819927347864">
            <text:p>0.34</text:p>
          </table:table-cell>
          <table:table-cell table:style-name="ce9" table:formula="of:=SUM([.$J$34:.J148])" office:value-type="float" office:value="109.562645070864">
            <text:p>109.5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6">
            <text:p>116</text:p>
          </table:table-cell>
          <table:table-cell table:style-name="ce13" table:formula="of:=[.A149]/[.$B$5]" office:value-type="float" office:value="0.58">
            <text:p>0.580</text:p>
          </table:table-cell>
          <table:table-cell table:style-name="ce9" table:formula="of:=ROUND((1-[.B149])*0.5*[.$B$28]+2)" office:value-type="float" office:value="182">
            <text:p>182</text:p>
          </table:table-cell>
          <table:table-cell table:style-name="ce9" table:formula="of:=MIN(([.C149]*2+1)^2;[.$J$4])" office:value-type="float" office:value="133225">
            <text:p>133225</text:p>
          </table:table-cell>
          <table:table-cell table:style-name="ce9" table:formula="of:=((([.$B$4]*[.D149])*[.$B$29]+(1-[.$B$29])*([.$B$4]*[.$J$4]))/([.$E$4]*10^6))/3600" office:value-type="float" office:value="2.81619609114583">
            <text:p>2.82</text:p>
          </table:table-cell>
          <table:table-cell table:style-name="ce9" table:formula="of:=[.E149]/24" office:value-type="float" office:value="0.117341503797743">
            <text:p>0.12</text:p>
          </table:table-cell>
          <table:table-cell table:style-name="ce9" table:formula="of:=(([.$B$4]*[.D149])/([.$E$5]*10^6))/3600" office:value-type="float" office:value="5.04017197520507">
            <text:p>5.04</text:p>
          </table:table-cell>
          <table:table-cell table:style-name="ce9" table:formula="of:=[.G149]/24" office:value-type="float" office:value="0.210007165633545">
            <text:p>0.21</text:p>
          </table:table-cell>
          <table:table-cell table:style-name="ce9" table:formula="of:=[.E149]+[.G149]" office:value-type="float" office:value="7.8563680663509">
            <text:p>7.86</text:p>
          </table:table-cell>
          <table:table-cell table:style-name="ce9" table:formula="of:=[.I149]/24" office:value-type="float" office:value="0.327348669431288">
            <text:p>0.33</text:p>
          </table:table-cell>
          <table:table-cell table:style-name="ce9" table:formula="of:=SUM([.$J$34:.J149])" office:value-type="float" office:value="109.889993740295">
            <text:p>109.8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7">
            <text:p>117</text:p>
          </table:table-cell>
          <table:table-cell table:style-name="ce13" table:formula="of:=[.A150]/[.$B$5]" office:value-type="float" office:value="0.585">
            <text:p>0.585</text:p>
          </table:table-cell>
          <table:table-cell table:style-name="ce9" table:formula="of:=ROUND((1-[.B150])*0.5*[.$B$28]+2)" office:value-type="float" office:value="180">
            <text:p>180</text:p>
          </table:table-cell>
          <table:table-cell table:style-name="ce9" table:formula="of:=MIN(([.C150]*2+1)^2;[.$J$4])" office:value-type="float" office:value="130321">
            <text:p>130321</text:p>
          </table:table-cell>
          <table:table-cell table:style-name="ce9" table:formula="of:=((([.$B$4]*[.D150])*[.$B$29]+(1-[.$B$29])*([.$B$4]*[.$J$4]))/([.$E$4]*10^6))/3600" office:value-type="float" office:value="2.75480946364583">
            <text:p>2.75</text:p>
          </table:table-cell>
          <table:table-cell table:style-name="ce9" table:formula="of:=[.E150]/24" office:value-type="float" office:value="0.11478372765191">
            <text:p>0.11</text:p>
          </table:table-cell>
          <table:table-cell table:style-name="ce9" table:formula="of:=(([.$B$4]*[.D150])/([.$E$5]*10^6))/3600" office:value-type="float" office:value="4.93030776491424">
            <text:p>4.93</text:p>
          </table:table-cell>
          <table:table-cell table:style-name="ce9" table:formula="of:=[.G150]/24" office:value-type="float" office:value="0.20542949020476">
            <text:p>0.21</text:p>
          </table:table-cell>
          <table:table-cell table:style-name="ce9" table:formula="of:=[.E150]+[.G150]" office:value-type="float" office:value="7.68511722856008">
            <text:p>7.69</text:p>
          </table:table-cell>
          <table:table-cell table:style-name="ce9" table:formula="of:=[.I150]/24" office:value-type="float" office:value="0.32021321785667">
            <text:p>0.32</text:p>
          </table:table-cell>
          <table:table-cell table:style-name="ce9" table:formula="of:=SUM([.$J$34:.J150])" office:value-type="float" office:value="110.210206958152">
            <text:p>110.2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8">
            <text:p>118</text:p>
          </table:table-cell>
          <table:table-cell table:style-name="ce13" table:formula="of:=[.A151]/[.$B$5]" office:value-type="float" office:value="0.59">
            <text:p>0.590</text:p>
          </table:table-cell>
          <table:table-cell table:style-name="ce9" table:formula="of:=ROUND((1-[.B151])*0.5*[.$B$28]+2)" office:value-type="float" office:value="178">
            <text:p>178</text:p>
          </table:table-cell>
          <table:table-cell table:style-name="ce9" table:formula="of:=MIN(([.C151]*2+1)^2;[.$J$4])" office:value-type="float" office:value="127449">
            <text:p>127449</text:p>
          </table:table-cell>
          <table:table-cell table:style-name="ce9" table:formula="of:=((([.$B$4]*[.D151])*[.$B$29]+(1-[.$B$29])*([.$B$4]*[.$J$4]))/([.$E$4]*10^6))/3600" office:value-type="float" office:value="2.6940992728125">
            <text:p>2.69</text:p>
          </table:table-cell>
          <table:table-cell table:style-name="ce9" table:formula="of:=[.E151]/24" office:value-type="float" office:value="0.112254136367188">
            <text:p>0.11</text:p>
          </table:table-cell>
          <table:table-cell table:style-name="ce9" table:formula="of:=(([.$B$4]*[.D151])/([.$E$5]*10^6))/3600" office:value-type="float" office:value="4.8216541795302">
            <text:p>4.82</text:p>
          </table:table-cell>
          <table:table-cell table:style-name="ce9" table:formula="of:=[.G151]/24" office:value-type="float" office:value="0.200902257480425">
            <text:p>0.2</text:p>
          </table:table-cell>
          <table:table-cell table:style-name="ce9" table:formula="of:=[.E151]+[.G151]" office:value-type="float" office:value="7.5157534523427">
            <text:p>7.52</text:p>
          </table:table-cell>
          <table:table-cell table:style-name="ce9" table:formula="of:=[.I151]/24" office:value-type="float" office:value="0.313156393847613">
            <text:p>0.31</text:p>
          </table:table-cell>
          <table:table-cell table:style-name="ce9" table:formula="of:=SUM([.$J$34:.J151])" office:value-type="float" office:value="110.523363351999">
            <text:p>110.5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9">
            <text:p>119</text:p>
          </table:table-cell>
          <table:table-cell table:style-name="ce13" table:formula="of:=[.A152]/[.$B$5]" office:value-type="float" office:value="0.595">
            <text:p>0.595</text:p>
          </table:table-cell>
          <table:table-cell table:style-name="ce9" table:formula="of:=ROUND((1-[.B152])*0.5*[.$B$28]+2)" office:value-type="float" office:value="176">
            <text:p>176</text:p>
          </table:table-cell>
          <table:table-cell table:style-name="ce9" table:formula="of:=MIN(([.C152]*2+1)^2;[.$J$4])" office:value-type="float" office:value="124609">
            <text:p>124609</text:p>
          </table:table-cell>
          <table:table-cell table:style-name="ce9" table:formula="of:=((([.$B$4]*[.D152])*[.$B$29]+(1-[.$B$29])*([.$B$4]*[.$J$4]))/([.$E$4]*10^6))/3600" office:value-type="float" office:value="2.63406551864583">
            <text:p>2.63</text:p>
          </table:table-cell>
          <table:table-cell table:style-name="ce9" table:formula="of:=[.E152]/24" office:value-type="float" office:value="0.109752729943576">
            <text:p>0.11</text:p>
          </table:table-cell>
          <table:table-cell table:style-name="ce9" table:formula="of:=(([.$B$4]*[.D152])/([.$E$5]*10^6))/3600" office:value-type="float" office:value="4.71421121905295">
            <text:p>4.71</text:p>
          </table:table-cell>
          <table:table-cell table:style-name="ce9" table:formula="of:=[.G152]/24" office:value-type="float" office:value="0.196425467460539">
            <text:p>0.2</text:p>
          </table:table-cell>
          <table:table-cell table:style-name="ce9" table:formula="of:=[.E152]+[.G152]" office:value-type="float" office:value="7.34827673769878">
            <text:p>7.35</text:p>
          </table:table-cell>
          <table:table-cell table:style-name="ce9" table:formula="of:=[.I152]/24" office:value-type="float" office:value="0.306178197404116">
            <text:p>0.31</text:p>
          </table:table-cell>
          <table:table-cell table:style-name="ce9" table:formula="of:=SUM([.$J$34:.J152])" office:value-type="float" office:value="110.829541549404">
            <text:p>110.8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0">
            <text:p>120</text:p>
          </table:table-cell>
          <table:table-cell table:style-name="ce13" table:formula="of:=[.A153]/[.$B$5]" office:value-type="float" office:value="0.6">
            <text:p>0.600</text:p>
          </table:table-cell>
          <table:table-cell table:style-name="ce9" table:formula="of:=ROUND((1-[.B153])*0.5*[.$B$28]+2)" office:value-type="float" office:value="174">
            <text:p>174</text:p>
          </table:table-cell>
          <table:table-cell table:style-name="ce9" table:formula="of:=MIN(([.C153]*2+1)^2;[.$J$4])" office:value-type="float" office:value="121801">
            <text:p>121801</text:p>
          </table:table-cell>
          <table:table-cell table:style-name="ce9" table:formula="of:=((([.$B$4]*[.D153])*[.$B$29]+(1-[.$B$29])*([.$B$4]*[.$J$4]))/([.$E$4]*10^6))/3600" office:value-type="float" office:value="2.57470820114583">
            <text:p>2.57</text:p>
          </table:table-cell>
          <table:table-cell table:style-name="ce9" table:formula="of:=[.E153]/24" office:value-type="float" office:value="0.107279508381076">
            <text:p>0.11</text:p>
          </table:table-cell>
          <table:table-cell table:style-name="ce9" table:formula="of:=(([.$B$4]*[.D153])/([.$E$5]*10^6))/3600" office:value-type="float" office:value="4.60797888348248">
            <text:p>4.61</text:p>
          </table:table-cell>
          <table:table-cell table:style-name="ce9" table:formula="of:=[.G153]/24" office:value-type="float" office:value="0.191999120145103">
            <text:p>0.19</text:p>
          </table:table-cell>
          <table:table-cell table:style-name="ce9" table:formula="of:=[.E153]+[.G153]" office:value-type="float" office:value="7.18268708462831">
            <text:p>7.18</text:p>
          </table:table-cell>
          <table:table-cell table:style-name="ce9" table:formula="of:=[.I153]/24" office:value-type="float" office:value="0.29927862852618">
            <text:p>0.3</text:p>
          </table:table-cell>
          <table:table-cell table:style-name="ce9" table:formula="of:=SUM([.$J$34:.J153])" office:value-type="float" office:value="111.12882017793">
            <text:p>111.1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1">
            <text:p>121</text:p>
          </table:table-cell>
          <table:table-cell table:style-name="ce13" table:formula="of:=[.A154]/[.$B$5]" office:value-type="float" office:value="0.605">
            <text:p>0.605</text:p>
          </table:table-cell>
          <table:table-cell table:style-name="ce9" table:formula="of:=ROUND((1-[.B154])*0.5*[.$B$28]+2)" office:value-type="float" office:value="172">
            <text:p>172</text:p>
          </table:table-cell>
          <table:table-cell table:style-name="ce9" table:formula="of:=MIN(([.C154]*2+1)^2;[.$J$4])" office:value-type="float" office:value="119025">
            <text:p>119025</text:p>
          </table:table-cell>
          <table:table-cell table:style-name="ce9" table:formula="of:=((([.$B$4]*[.D154])*[.$B$29]+(1-[.$B$29])*([.$B$4]*[.$J$4]))/([.$E$4]*10^6))/3600" office:value-type="float" office:value="2.5160273203125">
            <text:p>2.52</text:p>
          </table:table-cell>
          <table:table-cell table:style-name="ce9" table:formula="of:=[.E154]/24" office:value-type="float" office:value="0.104834471679688">
            <text:p>0.1</text:p>
          </table:table-cell>
          <table:table-cell table:style-name="ce9" table:formula="of:=(([.$B$4]*[.D154])/([.$E$5]*10^6))/3600" office:value-type="float" office:value="4.50295717281879">
            <text:p>4.5</text:p>
          </table:table-cell>
          <table:table-cell table:style-name="ce9" table:formula="of:=[.G154]/24" office:value-type="float" office:value="0.187623215534116">
            <text:p>0.19</text:p>
          </table:table-cell>
          <table:table-cell table:style-name="ce9" table:formula="of:=[.E154]+[.G154]" office:value-type="float" office:value="7.01898449313129">
            <text:p>7.02</text:p>
          </table:table-cell>
          <table:table-cell table:style-name="ce9" table:formula="of:=[.I154]/24" office:value-type="float" office:value="0.292457687213804">
            <text:p>0.29</text:p>
          </table:table-cell>
          <table:table-cell table:style-name="ce9" table:formula="of:=SUM([.$J$34:.J154])" office:value-type="float" office:value="111.421277865144">
            <text:p>111.4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2">
            <text:p>122</text:p>
          </table:table-cell>
          <table:table-cell table:style-name="ce13" table:formula="of:=[.A155]/[.$B$5]" office:value-type="float" office:value="0.61">
            <text:p>0.610</text:p>
          </table:table-cell>
          <table:table-cell table:style-name="ce9" table:formula="of:=ROUND((1-[.B155])*0.5*[.$B$28]+2)" office:value-type="float" office:value="170">
            <text:p>170</text:p>
          </table:table-cell>
          <table:table-cell table:style-name="ce9" table:formula="of:=MIN(([.C155]*2+1)^2;[.$J$4])" office:value-type="float" office:value="116281">
            <text:p>116281</text:p>
          </table:table-cell>
          <table:table-cell table:style-name="ce9" table:formula="of:=((([.$B$4]*[.D155])*[.$B$29]+(1-[.$B$29])*([.$B$4]*[.$J$4]))/([.$E$4]*10^6))/3600" office:value-type="float" office:value="2.45802287614583">
            <text:p>2.46</text:p>
          </table:table-cell>
          <table:table-cell table:style-name="ce9" table:formula="of:=[.E155]/24" office:value-type="float" office:value="0.10241761983941">
            <text:p>0.1</text:p>
          </table:table-cell>
          <table:table-cell table:style-name="ce9" table:formula="of:=(([.$B$4]*[.D155])/([.$E$5]*10^6))/3600" office:value-type="float" office:value="4.39914608706189">
            <text:p>4.4</text:p>
          </table:table-cell>
          <table:table-cell table:style-name="ce9" table:formula="of:=[.G155]/24" office:value-type="float" office:value="0.183297753627579">
            <text:p>0.18</text:p>
          </table:table-cell>
          <table:table-cell table:style-name="ce9" table:formula="of:=[.E155]+[.G155]" office:value-type="float" office:value="6.85716896320773">
            <text:p>6.86</text:p>
          </table:table-cell>
          <table:table-cell table:style-name="ce9" table:formula="of:=[.I155]/24" office:value-type="float" office:value="0.285715373466989">
            <text:p>0.29</text:p>
          </table:table-cell>
          <table:table-cell table:style-name="ce9" table:formula="of:=SUM([.$J$34:.J155])" office:value-type="float" office:value="111.70699323861">
            <text:p>111.7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3">
            <text:p>123</text:p>
          </table:table-cell>
          <table:table-cell table:style-name="ce13" table:formula="of:=[.A156]/[.$B$5]" office:value-type="float" office:value="0.615">
            <text:p>0.615</text:p>
          </table:table-cell>
          <table:table-cell table:style-name="ce9" table:formula="of:=ROUND((1-[.B156])*0.5*[.$B$28]+2)" office:value-type="float" office:value="167">
            <text:p>167</text:p>
          </table:table-cell>
          <table:table-cell table:style-name="ce9" table:formula="of:=MIN(([.C156]*2+1)^2;[.$J$4])" office:value-type="float" office:value="112225">
            <text:p>112225</text:p>
          </table:table-cell>
          <table:table-cell table:style-name="ce9" table:formula="of:=((([.$B$4]*[.D156])*[.$B$29]+(1-[.$B$29])*([.$B$4]*[.$J$4]))/([.$E$4]*10^6))/3600" office:value-type="float" office:value="2.37228452864583">
            <text:p>2.37</text:p>
          </table:table-cell>
          <table:table-cell table:style-name="ce9" table:formula="of:=[.E156]/24" office:value-type="float" office:value="0.0988451886935764">
            <text:p>0.1</text:p>
          </table:table-cell>
          <table:table-cell table:style-name="ce9" table:formula="of:=(([.$B$4]*[.D156])/([.$E$5]*10^6))/3600" office:value-type="float" office:value="4.24569938012677">
            <text:p>4.25</text:p>
          </table:table-cell>
          <table:table-cell table:style-name="ce9" table:formula="of:=[.G156]/24" office:value-type="float" office:value="0.176904140838615">
            <text:p>0.18</text:p>
          </table:table-cell>
          <table:table-cell table:style-name="ce9" table:formula="of:=[.E156]+[.G156]" office:value-type="float" office:value="6.6179839087726">
            <text:p>6.62</text:p>
          </table:table-cell>
          <table:table-cell table:style-name="ce9" table:formula="of:=[.I156]/24" office:value-type="float" office:value="0.275749329532192">
            <text:p>0.28</text:p>
          </table:table-cell>
          <table:table-cell table:style-name="ce9" table:formula="of:=SUM([.$J$34:.J156])" office:value-type="float" office:value="111.982742568143">
            <text:p>111.9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4">
            <text:p>124</text:p>
          </table:table-cell>
          <table:table-cell table:style-name="ce13" table:formula="of:=[.A157]/[.$B$5]" office:value-type="float" office:value="0.62">
            <text:p>0.620</text:p>
          </table:table-cell>
          <table:table-cell table:style-name="ce9" table:formula="of:=ROUND((1-[.B157])*0.5*[.$B$28]+2)" office:value-type="float" office:value="165">
            <text:p>165</text:p>
          </table:table-cell>
          <table:table-cell table:style-name="ce9" table:formula="of:=MIN(([.C157]*2+1)^2;[.$J$4])" office:value-type="float" office:value="109561">
            <text:p>109561</text:p>
          </table:table-cell>
          <table:table-cell table:style-name="ce9" table:formula="of:=((([.$B$4]*[.D157])*[.$B$29]+(1-[.$B$29])*([.$B$4]*[.$J$4]))/([.$E$4]*10^6))/3600" office:value-type="float" office:value="2.31597117614583">
            <text:p>2.32</text:p>
          </table:table-cell>
          <table:table-cell table:style-name="ce9" table:formula="of:=[.E157]/24" office:value-type="float" office:value="0.0964987990060764">
            <text:p>0.1</text:p>
          </table:table-cell>
          <table:table-cell table:style-name="ce9" table:formula="of:=(([.$B$4]*[.D157])/([.$E$5]*10^6))/3600" office:value-type="float" office:value="4.14491485663684">
            <text:p>4.14</text:p>
          </table:table-cell>
          <table:table-cell table:style-name="ce9" table:formula="of:=[.G157]/24" office:value-type="float" office:value="0.172704785693202">
            <text:p>0.17</text:p>
          </table:table-cell>
          <table:table-cell table:style-name="ce9" table:formula="of:=[.E157]+[.G157]" office:value-type="float" office:value="6.46088603278267">
            <text:p>6.46</text:p>
          </table:table-cell>
          <table:table-cell table:style-name="ce9" table:formula="of:=[.I157]/24" office:value-type="float" office:value="0.269203584699278">
            <text:p>0.27</text:p>
          </table:table-cell>
          <table:table-cell table:style-name="ce9" table:formula="of:=SUM([.$J$34:.J157])" office:value-type="float" office:value="112.251946152842">
            <text:p>112.2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5">
            <text:p>125</text:p>
          </table:table-cell>
          <table:table-cell table:style-name="ce13" table:formula="of:=[.A158]/[.$B$5]" office:value-type="float" office:value="0.625">
            <text:p>0.625</text:p>
          </table:table-cell>
          <table:table-cell table:style-name="ce9" table:formula="of:=ROUND((1-[.B158])*0.5*[.$B$28]+2)" office:value-type="float" office:value="163">
            <text:p>163</text:p>
          </table:table-cell>
          <table:table-cell table:style-name="ce9" table:formula="of:=MIN(([.C158]*2+1)^2;[.$J$4])" office:value-type="float" office:value="106929">
            <text:p>106929</text:p>
          </table:table-cell>
          <table:table-cell table:style-name="ce9" table:formula="of:=((([.$B$4]*[.D158])*[.$B$29]+(1-[.$B$29])*([.$B$4]*[.$J$4]))/([.$E$4]*10^6))/3600" office:value-type="float" office:value="2.2603342603125">
            <text:p>2.26</text:p>
          </table:table-cell>
          <table:table-cell table:style-name="ce9" table:formula="of:=[.E158]/24" office:value-type="float" office:value="0.0941805941796875">
            <text:p>0.09</text:p>
          </table:table-cell>
          <table:table-cell table:style-name="ce9" table:formula="of:=(([.$B$4]*[.D158])/([.$E$5]*10^6))/3600" office:value-type="float" office:value="4.04534095805369">
            <text:p>4.05</text:p>
          </table:table-cell>
          <table:table-cell table:style-name="ce9" table:formula="of:=[.G158]/24" office:value-type="float" office:value="0.168555873252237">
            <text:p>0.17</text:p>
          </table:table-cell>
          <table:table-cell table:style-name="ce9" table:formula="of:=[.E158]+[.G158]" office:value-type="float" office:value="6.30567521836619">
            <text:p>6.31</text:p>
          </table:table-cell>
          <table:table-cell table:style-name="ce9" table:formula="of:=[.I158]/24" office:value-type="float" office:value="0.262736467431925">
            <text:p>0.26</text:p>
          </table:table-cell>
          <table:table-cell table:style-name="ce9" table:formula="of:=SUM([.$J$34:.J158])" office:value-type="float" office:value="112.514682620274">
            <text:p>112.5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6">
            <text:p>126</text:p>
          </table:table-cell>
          <table:table-cell table:style-name="ce13" table:formula="of:=[.A159]/[.$B$5]" office:value-type="float" office:value="0.63">
            <text:p>0.630</text:p>
          </table:table-cell>
          <table:table-cell table:style-name="ce9" table:formula="of:=ROUND((1-[.B159])*0.5*[.$B$28]+2)" office:value-type="float" office:value="161">
            <text:p>161</text:p>
          </table:table-cell>
          <table:table-cell table:style-name="ce9" table:formula="of:=MIN(([.C159]*2+1)^2;[.$J$4])" office:value-type="float" office:value="104329">
            <text:p>104329</text:p>
          </table:table-cell>
          <table:table-cell table:style-name="ce9" table:formula="of:=((([.$B$4]*[.D159])*[.$B$29]+(1-[.$B$29])*([.$B$4]*[.$J$4]))/([.$E$4]*10^6))/3600" office:value-type="float" office:value="2.20537378114583">
            <text:p>2.21</text:p>
          </table:table-cell>
          <table:table-cell table:style-name="ce9" table:formula="of:=[.E159]/24" office:value-type="float" office:value="0.0918905742144097">
            <text:p>0.09</text:p>
          </table:table-cell>
          <table:table-cell table:style-name="ce9" table:formula="of:=(([.$B$4]*[.D159])/([.$E$5]*10^6))/3600" office:value-type="float" office:value="3.94697768437733">
            <text:p>3.95</text:p>
          </table:table-cell>
          <table:table-cell table:style-name="ce9" table:formula="of:=[.G159]/24" office:value-type="float" office:value="0.164457403515722">
            <text:p>0.16</text:p>
          </table:table-cell>
          <table:table-cell table:style-name="ce9" table:formula="of:=[.E159]+[.G159]" office:value-type="float" office:value="6.15235146552316">
            <text:p>6.15</text:p>
          </table:table-cell>
          <table:table-cell table:style-name="ce9" table:formula="of:=[.I159]/24" office:value-type="float" office:value="0.256347977730132">
            <text:p>0.26</text:p>
          </table:table-cell>
          <table:table-cell table:style-name="ce9" table:formula="of:=SUM([.$J$34:.J159])" office:value-type="float" office:value="112.771030598004">
            <text:p>112.7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7">
            <text:p>127</text:p>
          </table:table-cell>
          <table:table-cell table:style-name="ce13" table:formula="of:=[.A160]/[.$B$5]" office:value-type="float" office:value="0.635">
            <text:p>0.635</text:p>
          </table:table-cell>
          <table:table-cell table:style-name="ce9" table:formula="of:=ROUND((1-[.B160])*0.5*[.$B$28]+2)" office:value-type="float" office:value="159">
            <text:p>159</text:p>
          </table:table-cell>
          <table:table-cell table:style-name="ce9" table:formula="of:=MIN(([.C160]*2+1)^2;[.$J$4])" office:value-type="float" office:value="101761">
            <text:p>101761</text:p>
          </table:table-cell>
          <table:table-cell table:style-name="ce9" table:formula="of:=((([.$B$4]*[.D160])*[.$B$29]+(1-[.$B$29])*([.$B$4]*[.$J$4]))/([.$E$4]*10^6))/3600" office:value-type="float" office:value="2.15108973864583">
            <text:p>2.15</text:p>
          </table:table-cell>
          <table:table-cell table:style-name="ce9" table:formula="of:=[.E160]/24" office:value-type="float" office:value="0.0896287391102431">
            <text:p>0.09</text:p>
          </table:table-cell>
          <table:table-cell table:style-name="ce9" table:formula="of:=(([.$B$4]*[.D160])/([.$E$5]*10^6))/3600" office:value-type="float" office:value="3.84982503560776">
            <text:p>3.85</text:p>
          </table:table-cell>
          <table:table-cell table:style-name="ce9" table:formula="of:=[.G160]/24" office:value-type="float" office:value="0.160409376483656">
            <text:p>0.16</text:p>
          </table:table-cell>
          <table:table-cell table:style-name="ce9" table:formula="of:=[.E160]+[.G160]" office:value-type="float" office:value="6.00091477425359">
            <text:p>6</text:p>
          </table:table-cell>
          <table:table-cell table:style-name="ce9" table:formula="of:=[.I160]/24" office:value-type="float" office:value="0.2500381155939">
            <text:p>0.25</text:p>
          </table:table-cell>
          <table:table-cell table:style-name="ce9" table:formula="of:=SUM([.$J$34:.J160])" office:value-type="float" office:value="113.021068713598">
            <text:p>113.0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8">
            <text:p>128</text:p>
          </table:table-cell>
          <table:table-cell table:style-name="ce13" table:formula="of:=[.A161]/[.$B$5]" office:value-type="float" office:value="0.64">
            <text:p>0.640</text:p>
          </table:table-cell>
          <table:table-cell table:style-name="ce9" table:formula="of:=ROUND((1-[.B161])*0.5*[.$B$28]+2)" office:value-type="float" office:value="157">
            <text:p>157</text:p>
          </table:table-cell>
          <table:table-cell table:style-name="ce9" table:formula="of:=MIN(([.C161]*2+1)^2;[.$J$4])" office:value-type="float" office:value="99225">
            <text:p>99225</text:p>
          </table:table-cell>
          <table:table-cell table:style-name="ce9" table:formula="of:=((([.$B$4]*[.D161])*[.$B$29]+(1-[.$B$29])*([.$B$4]*[.$J$4]))/([.$E$4]*10^6))/3600" office:value-type="float" office:value="2.0974821328125">
            <text:p>2.1</text:p>
          </table:table-cell>
          <table:table-cell table:style-name="ce9" table:formula="of:=[.E161]/24" office:value-type="float" office:value="0.0873950888671875">
            <text:p>0.09</text:p>
          </table:table-cell>
          <table:table-cell table:style-name="ce9" table:formula="of:=(([.$B$4]*[.D161])/([.$E$5]*10^6))/3600" office:value-type="float" office:value="3.75388301174497">
            <text:p>3.75</text:p>
          </table:table-cell>
          <table:table-cell table:style-name="ce9" table:formula="of:=[.G161]/24" office:value-type="float" office:value="0.15641179215604">
            <text:p>0.16</text:p>
          </table:table-cell>
          <table:table-cell table:style-name="ce9" table:formula="of:=[.E161]+[.G161]" office:value-type="float" office:value="5.85136514455747">
            <text:p>5.85</text:p>
          </table:table-cell>
          <table:table-cell table:style-name="ce9" table:formula="of:=[.I161]/24" office:value-type="float" office:value="0.243806881023228">
            <text:p>0.24</text:p>
          </table:table-cell>
          <table:table-cell table:style-name="ce9" table:formula="of:=SUM([.$J$34:.J161])" office:value-type="float" office:value="113.264875594621">
            <text:p>113.2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9">
            <text:p>129</text:p>
          </table:table-cell>
          <table:table-cell table:style-name="ce13" table:formula="of:=[.A162]/[.$B$5]" office:value-type="float" office:value="0.645">
            <text:p>0.645</text:p>
          </table:table-cell>
          <table:table-cell table:style-name="ce9" table:formula="of:=ROUND((1-[.B162])*0.5*[.$B$28]+2)" office:value-type="float" office:value="154">
            <text:p>154</text:p>
          </table:table-cell>
          <table:table-cell table:style-name="ce9" table:formula="of:=MIN(([.C162]*2+1)^2;[.$J$4])" office:value-type="float" office:value="95481">
            <text:p>95481</text:p>
          </table:table-cell>
          <table:table-cell table:style-name="ce9" table:formula="of:=((([.$B$4]*[.D162])*[.$B$29]+(1-[.$B$29])*([.$B$4]*[.$J$4]))/([.$E$4]*10^6))/3600" office:value-type="float" office:value="2.0183390428125">
            <text:p>2.02</text:p>
          </table:table-cell>
          <table:table-cell table:style-name="ce9" table:formula="of:=[.E162]/24" office:value-type="float" office:value="0.0840974601171875">
            <text:p>0.08</text:p>
          </table:table-cell>
          <table:table-cell table:style-name="ce9" table:formula="of:=(([.$B$4]*[.D162])/([.$E$5]*10^6))/3600" office:value-type="float" office:value="3.61223989765101">
            <text:p>3.61</text:p>
          </table:table-cell>
          <table:table-cell table:style-name="ce9" table:formula="of:=[.G162]/24" office:value-type="float" office:value="0.150509995735459">
            <text:p>0.15</text:p>
          </table:table-cell>
          <table:table-cell table:style-name="ce9" table:formula="of:=[.E162]+[.G162]" office:value-type="float" office:value="5.63057894046351">
            <text:p>5.63</text:p>
          </table:table-cell>
          <table:table-cell table:style-name="ce9" table:formula="of:=[.I162]/24" office:value-type="float" office:value="0.234607455852646">
            <text:p>0.23</text:p>
          </table:table-cell>
          <table:table-cell table:style-name="ce9" table:formula="of:=SUM([.$J$34:.J162])" office:value-type="float" office:value="113.499483050474">
            <text:p>113.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0">
            <text:p>130</text:p>
          </table:table-cell>
          <table:table-cell table:style-name="ce13" table:formula="of:=[.A163]/[.$B$5]" office:value-type="float" office:value="0.65">
            <text:p>0.650</text:p>
          </table:table-cell>
          <table:table-cell table:style-name="ce9" table:formula="of:=ROUND((1-[.B163])*0.5*[.$B$28]+2)" office:value-type="float" office:value="152">
            <text:p>152</text:p>
          </table:table-cell>
          <table:table-cell table:style-name="ce9" table:formula="of:=MIN(([.C163]*2+1)^2;[.$J$4])" office:value-type="float" office:value="93025">
            <text:p>93025</text:p>
          </table:table-cell>
          <table:table-cell table:style-name="ce9" table:formula="of:=((([.$B$4]*[.D163])*[.$B$29]+(1-[.$B$29])*([.$B$4]*[.$J$4]))/([.$E$4]*10^6))/3600" office:value-type="float" office:value="1.96642252864583">
            <text:p>1.97</text:p>
          </table:table-cell>
          <table:table-cell table:style-name="ce9" table:formula="of:=[.E163]/24" office:value-type="float" office:value="0.0819342720269097">
            <text:p>0.08</text:p>
          </table:table-cell>
          <table:table-cell table:style-name="ce9" table:formula="of:=(([.$B$4]*[.D163])/([.$E$5]*10^6))/3600" office:value-type="float" office:value="3.51932443605518">
            <text:p>3.52</text:p>
          </table:table-cell>
          <table:table-cell table:style-name="ce9" table:formula="of:=[.G163]/24" office:value-type="float" office:value="0.146638518168966">
            <text:p>0.15</text:p>
          </table:table-cell>
          <table:table-cell table:style-name="ce9" table:formula="of:=[.E163]+[.G163]" office:value-type="float" office:value="5.48574696470102">
            <text:p>5.49</text:p>
          </table:table-cell>
          <table:table-cell table:style-name="ce9" table:formula="of:=[.I163]/24" office:value-type="float" office:value="0.228572790195876">
            <text:p>0.23</text:p>
          </table:table-cell>
          <table:table-cell table:style-name="ce9" table:formula="of:=SUM([.$J$34:.J163])" office:value-type="float" office:value="113.72805584067">
            <text:p>113.7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1">
            <text:p>131</text:p>
          </table:table-cell>
          <table:table-cell table:style-name="ce13" table:formula="of:=[.A164]/[.$B$5]" office:value-type="float" office:value="0.655">
            <text:p>0.655</text:p>
          </table:table-cell>
          <table:table-cell table:style-name="ce9" table:formula="of:=ROUND((1-[.B164])*0.5*[.$B$28]+2)" office:value-type="float" office:value="150">
            <text:p>150</text:p>
          </table:table-cell>
          <table:table-cell table:style-name="ce9" table:formula="of:=MIN(([.C164]*2+1)^2;[.$J$4])" office:value-type="float" office:value="90601">
            <text:p>90601</text:p>
          </table:table-cell>
          <table:table-cell table:style-name="ce9" table:formula="of:=((([.$B$4]*[.D164])*[.$B$29]+(1-[.$B$29])*([.$B$4]*[.$J$4]))/([.$E$4]*10^6))/3600" office:value-type="float" office:value="1.91518245114583">
            <text:p>1.92</text:p>
          </table:table-cell>
          <table:table-cell table:style-name="ce9" table:formula="of:=[.E164]/24" office:value-type="float" office:value="0.0797992687977431">
            <text:p>0.08</text:p>
          </table:table-cell>
          <table:table-cell table:style-name="ce9" table:formula="of:=(([.$B$4]*[.D164])/([.$E$5]*10^6))/3600" office:value-type="float" office:value="3.42761959936614">
            <text:p>3.43</text:p>
          </table:table-cell>
          <table:table-cell table:style-name="ce9" table:formula="of:=[.G164]/24" office:value-type="float" office:value="0.142817483306923">
            <text:p>0.14</text:p>
          </table:table-cell>
          <table:table-cell table:style-name="ce9" table:formula="of:=[.E164]+[.G164]" office:value-type="float" office:value="5.34280205051198">
            <text:p>5.34</text:p>
          </table:table-cell>
          <table:table-cell table:style-name="ce9" table:formula="of:=[.I164]/24" office:value-type="float" office:value="0.222616752104666">
            <text:p>0.22</text:p>
          </table:table-cell>
          <table:table-cell table:style-name="ce9" table:formula="of:=SUM([.$J$34:.J164])" office:value-type="float" office:value="113.950672592774">
            <text:p>113.9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2">
            <text:p>132</text:p>
          </table:table-cell>
          <table:table-cell table:style-name="ce13" table:formula="of:=[.A165]/[.$B$5]" office:value-type="float" office:value="0.66">
            <text:p>0.660</text:p>
          </table:table-cell>
          <table:table-cell table:style-name="ce9" table:formula="of:=ROUND((1-[.B165])*0.5*[.$B$28]+2)" office:value-type="float" office:value="148">
            <text:p>148</text:p>
          </table:table-cell>
          <table:table-cell table:style-name="ce9" table:formula="of:=MIN(([.C165]*2+1)^2;[.$J$4])" office:value-type="float" office:value="88209">
            <text:p>88209</text:p>
          </table:table-cell>
          <table:table-cell table:style-name="ce9" table:formula="of:=((([.$B$4]*[.D165])*[.$B$29]+(1-[.$B$29])*([.$B$4]*[.$J$4]))/([.$E$4]*10^6))/3600" office:value-type="float" office:value="1.8646188103125">
            <text:p>1.86</text:p>
          </table:table-cell>
          <table:table-cell table:style-name="ce9" table:formula="of:=[.E165]/24" office:value-type="float" office:value="0.0776924504296875">
            <text:p>0.08</text:p>
          </table:table-cell>
          <table:table-cell table:style-name="ce9" table:formula="of:=(([.$B$4]*[.D165])/([.$E$5]*10^6))/3600" office:value-type="float" office:value="3.33712538758389">
            <text:p>3.34</text:p>
          </table:table-cell>
          <table:table-cell table:style-name="ce9" table:formula="of:=[.G165]/24" office:value-type="float" office:value="0.139046891149329">
            <text:p>0.14</text:p>
          </table:table-cell>
          <table:table-cell table:style-name="ce9" table:formula="of:=[.E165]+[.G165]" office:value-type="float" office:value="5.20174419789639">
            <text:p>5.2</text:p>
          </table:table-cell>
          <table:table-cell table:style-name="ce9" table:formula="of:=[.I165]/24" office:value-type="float" office:value="0.216739341579016">
            <text:p>0.22</text:p>
          </table:table-cell>
          <table:table-cell table:style-name="ce9" table:formula="of:=SUM([.$J$34:.J165])" office:value-type="float" office:value="114.167411934353">
            <text:p>114.1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3">
            <text:p>133</text:p>
          </table:table-cell>
          <table:table-cell table:style-name="ce13" table:formula="of:=[.A166]/[.$B$5]" office:value-type="float" office:value="0.665">
            <text:p>0.665</text:p>
          </table:table-cell>
          <table:table-cell table:style-name="ce9" table:formula="of:=ROUND((1-[.B166])*0.5*[.$B$28]+2)" office:value-type="float" office:value="146">
            <text:p>146</text:p>
          </table:table-cell>
          <table:table-cell table:style-name="ce9" table:formula="of:=MIN(([.C166]*2+1)^2;[.$J$4])" office:value-type="float" office:value="85849">
            <text:p>85849</text:p>
          </table:table-cell>
          <table:table-cell table:style-name="ce9" table:formula="of:=((([.$B$4]*[.D166])*[.$B$29]+(1-[.$B$29])*([.$B$4]*[.$J$4]))/([.$E$4]*10^6))/3600" office:value-type="float" office:value="1.81473160614583">
            <text:p>1.81</text:p>
          </table:table-cell>
          <table:table-cell table:style-name="ce9" table:formula="of:=[.E166]/24" office:value-type="float" office:value="0.075613816922743">
            <text:p>0.08</text:p>
          </table:table-cell>
          <table:table-cell table:style-name="ce9" table:formula="of:=(([.$B$4]*[.D166])/([.$E$5]*10^6))/3600" office:value-type="float" office:value="3.24784180070843">
            <text:p>3.25</text:p>
          </table:table-cell>
          <table:table-cell table:style-name="ce9" table:formula="of:=[.G166]/24" office:value-type="float" office:value="0.135326741696184">
            <text:p>0.14</text:p>
          </table:table-cell>
          <table:table-cell table:style-name="ce9" table:formula="of:=[.E166]+[.G166]" office:value-type="float" office:value="5.06257340685426">
            <text:p>5.06</text:p>
          </table:table-cell>
          <table:table-cell table:style-name="ce9" table:formula="of:=[.I166]/24" office:value-type="float" office:value="0.210940558618927">
            <text:p>0.21</text:p>
          </table:table-cell>
          <table:table-cell table:style-name="ce9" table:formula="of:=SUM([.$J$34:.J166])" office:value-type="float" office:value="114.378352492972">
            <text:p>114.3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4">
            <text:p>134</text:p>
          </table:table-cell>
          <table:table-cell table:style-name="ce13" table:formula="of:=[.A167]/[.$B$5]" office:value-type="float" office:value="0.67">
            <text:p>0.670</text:p>
          </table:table-cell>
          <table:table-cell table:style-name="ce9" table:formula="of:=ROUND((1-[.B167])*0.5*[.$B$28]+2)" office:value-type="float" office:value="144">
            <text:p>144</text:p>
          </table:table-cell>
          <table:table-cell table:style-name="ce9" table:formula="of:=MIN(([.C167]*2+1)^2;[.$J$4])" office:value-type="float" office:value="83521">
            <text:p>83521</text:p>
          </table:table-cell>
          <table:table-cell table:style-name="ce9" table:formula="of:=((([.$B$4]*[.D167])*[.$B$29]+(1-[.$B$29])*([.$B$4]*[.$J$4]))/([.$E$4]*10^6))/3600" office:value-type="float" office:value="1.76552083864583">
            <text:p>1.77</text:p>
          </table:table-cell>
          <table:table-cell table:style-name="ce9" table:formula="of:=[.E167]/24" office:value-type="float" office:value="0.0735633682769097">
            <text:p>0.07</text:p>
          </table:table-cell>
          <table:table-cell table:style-name="ce9" table:formula="of:=(([.$B$4]*[.D167])/([.$E$5]*10^6))/3600" office:value-type="float" office:value="3.15976883873975">
            <text:p>3.16</text:p>
          </table:table-cell>
          <table:table-cell table:style-name="ce9" table:formula="of:=[.G167]/24" office:value-type="float" office:value="0.131657034947489">
            <text:p>0.13</text:p>
          </table:table-cell>
          <table:table-cell table:style-name="ce9" table:formula="of:=[.E167]+[.G167]" office:value-type="float" office:value="4.92528967738558">
            <text:p>4.93</text:p>
          </table:table-cell>
          <table:table-cell table:style-name="ce9" table:formula="of:=[.I167]/24" office:value-type="float" office:value="0.205220403224399">
            <text:p>0.21</text:p>
          </table:table-cell>
          <table:table-cell table:style-name="ce9" table:formula="of:=SUM([.$J$34:.J167])" office:value-type="float" office:value="114.583572896197">
            <text:p>114.5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5">
            <text:p>135</text:p>
          </table:table-cell>
          <table:table-cell table:style-name="ce13" table:formula="of:=[.A168]/[.$B$5]" office:value-type="float" office:value="0.675">
            <text:p>0.675</text:p>
          </table:table-cell>
          <table:table-cell table:style-name="ce9" table:formula="of:=ROUND((1-[.B168])*0.5*[.$B$28]+2)" office:value-type="float" office:value="142">
            <text:p>142</text:p>
          </table:table-cell>
          <table:table-cell table:style-name="ce9" table:formula="of:=MIN(([.C168]*2+1)^2;[.$J$4])" office:value-type="float" office:value="81225">
            <text:p>81225</text:p>
          </table:table-cell>
          <table:table-cell table:style-name="ce9" table:formula="of:=((([.$B$4]*[.D168])*[.$B$29]+(1-[.$B$29])*([.$B$4]*[.$J$4]))/([.$E$4]*10^6))/3600" office:value-type="float" office:value="1.7169865078125">
            <text:p>1.72</text:p>
          </table:table-cell>
          <table:table-cell table:style-name="ce9" table:formula="of:=[.E168]/24" office:value-type="float" office:value="0.0715411044921875">
            <text:p>0.07</text:p>
          </table:table-cell>
          <table:table-cell table:style-name="ce9" table:formula="of:=(([.$B$4]*[.D168])/([.$E$5]*10^6))/3600" office:value-type="float" office:value="3.07290650167785">
            <text:p>3.07</text:p>
          </table:table-cell>
          <table:table-cell table:style-name="ce9" table:formula="of:=[.G168]/24" office:value-type="float" office:value="0.128037770903244">
            <text:p>0.13</text:p>
          </table:table-cell>
          <table:table-cell table:style-name="ce9" table:formula="of:=[.E168]+[.G168]" office:value-type="float" office:value="4.78989300949035">
            <text:p>4.79</text:p>
          </table:table-cell>
          <table:table-cell table:style-name="ce9" table:formula="of:=[.I168]/24" office:value-type="float" office:value="0.199578875395431">
            <text:p>0.2</text:p>
          </table:table-cell>
          <table:table-cell table:style-name="ce9" table:formula="of:=SUM([.$J$34:.J168])" office:value-type="float" office:value="114.783151771592">
            <text:p>114.7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6">
            <text:p>136</text:p>
          </table:table-cell>
          <table:table-cell table:style-name="ce13" table:formula="of:=[.A169]/[.$B$5]" office:value-type="float" office:value="0.68">
            <text:p>0.680</text:p>
          </table:table-cell>
          <table:table-cell table:style-name="ce9" table:formula="of:=ROUND((1-[.B169])*0.5*[.$B$28]+2)" office:value-type="float" office:value="139">
            <text:p>139</text:p>
          </table:table-cell>
          <table:table-cell table:style-name="ce9" table:formula="of:=MIN(([.C169]*2+1)^2;[.$J$4])" office:value-type="float" office:value="77841">
            <text:p>77841</text:p>
          </table:table-cell>
          <table:table-cell table:style-name="ce9" table:formula="of:=((([.$B$4]*[.D169])*[.$B$29]+(1-[.$B$29])*([.$B$4]*[.$J$4]))/([.$E$4]*10^6))/3600" office:value-type="float" office:value="1.6454533303125">
            <text:p>1.65</text:p>
          </table:table-cell>
          <table:table-cell table:style-name="ce9" table:formula="of:=[.E169]/24" office:value-type="float" office:value="0.0685605554296875">
            <text:p>0.07</text:p>
          </table:table-cell>
          <table:table-cell table:style-name="ce9" table:formula="of:=(([.$B$4]*[.D169])/([.$E$5]*10^6))/3600" office:value-type="float" office:value="2.94488291778523">
            <text:p>2.94</text:p>
          </table:table-cell>
          <table:table-cell table:style-name="ce9" table:formula="of:=[.G169]/24" office:value-type="float" office:value="0.122703454907718">
            <text:p>0.12</text:p>
          </table:table-cell>
          <table:table-cell table:style-name="ce9" table:formula="of:=[.E169]+[.G169]" office:value-type="float" office:value="4.59033624809774">
            <text:p>4.59</text:p>
          </table:table-cell>
          <table:table-cell table:style-name="ce9" table:formula="of:=[.I169]/24" office:value-type="float" office:value="0.191264010337406">
            <text:p>0.19</text:p>
          </table:table-cell>
          <table:table-cell table:style-name="ce9" table:formula="of:=SUM([.$J$34:.J169])" office:value-type="float" office:value="114.97441578193">
            <text:p>114.9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7">
            <text:p>137</text:p>
          </table:table-cell>
          <table:table-cell table:style-name="ce13" table:formula="of:=[.A170]/[.$B$5]" office:value-type="float" office:value="0.685">
            <text:p>0.685</text:p>
          </table:table-cell>
          <table:table-cell table:style-name="ce9" table:formula="of:=ROUND((1-[.B170])*0.5*[.$B$28]+2)" office:value-type="float" office:value="137">
            <text:p>137</text:p>
          </table:table-cell>
          <table:table-cell table:style-name="ce9" table:formula="of:=MIN(([.C170]*2+1)^2;[.$J$4])" office:value-type="float" office:value="75625">
            <text:p>75625</text:p>
          </table:table-cell>
          <table:table-cell table:style-name="ce9" table:formula="of:=((([.$B$4]*[.D170])*[.$B$29]+(1-[.$B$29])*([.$B$4]*[.$J$4]))/([.$E$4]*10^6))/3600" office:value-type="float" office:value="1.59861009114583">
            <text:p>1.6</text:p>
          </table:table-cell>
          <table:table-cell table:style-name="ce9" table:formula="of:=[.E170]/24" office:value-type="float" office:value="0.0666087537977431">
            <text:p>0.07</text:p>
          </table:table-cell>
          <table:table-cell table:style-name="ce9" table:formula="of:=(([.$B$4]*[.D170])/([.$E$5]*10^6))/3600" office:value-type="float" office:value="2.86104714299031">
            <text:p>2.86</text:p>
          </table:table-cell>
          <table:table-cell table:style-name="ce9" table:formula="of:=[.G170]/24" office:value-type="float" office:value="0.119210297624596">
            <text:p>0.12</text:p>
          </table:table-cell>
          <table:table-cell table:style-name="ce9" table:formula="of:=[.E170]+[.G170]" office:value-type="float" office:value="4.45965723413614">
            <text:p>4.46</text:p>
          </table:table-cell>
          <table:table-cell table:style-name="ce9" table:formula="of:=[.I170]/24" office:value-type="float" office:value="0.185819051422339">
            <text:p>0.19</text:p>
          </table:table-cell>
          <table:table-cell table:style-name="ce9" table:formula="of:=SUM([.$J$34:.J170])" office:value-type="float" office:value="115.160234833352">
            <text:p>115.1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8">
            <text:p>138</text:p>
          </table:table-cell>
          <table:table-cell table:style-name="ce13" table:formula="of:=[.A171]/[.$B$5]" office:value-type="float" office:value="0.69">
            <text:p>0.690</text:p>
          </table:table-cell>
          <table:table-cell table:style-name="ce9" table:formula="of:=ROUND((1-[.B171])*0.5*[.$B$28]+2)" office:value-type="float" office:value="135">
            <text:p>135</text:p>
          </table:table-cell>
          <table:table-cell table:style-name="ce9" table:formula="of:=MIN(([.C171]*2+1)^2;[.$J$4])" office:value-type="float" office:value="73441">
            <text:p>73441</text:p>
          </table:table-cell>
          <table:table-cell table:style-name="ce9" table:formula="of:=((([.$B$4]*[.D171])*[.$B$29]+(1-[.$B$29])*([.$B$4]*[.$J$4]))/([.$E$4]*10^6))/3600" office:value-type="float" office:value="1.55244328864583">
            <text:p>1.55</text:p>
          </table:table-cell>
          <table:table-cell table:style-name="ce9" table:formula="of:=[.E171]/24" office:value-type="float" office:value="0.0646851370269097">
            <text:p>0.06</text:p>
          </table:table-cell>
          <table:table-cell table:style-name="ce9" table:formula="of:=(([.$B$4]*[.D171])/([.$E$5]*10^6))/3600" office:value-type="float" office:value="2.77842199310216">
            <text:p>2.78</text:p>
          </table:table-cell>
          <table:table-cell table:style-name="ce9" table:formula="of:=[.G171]/24" office:value-type="float" office:value="0.115767583045923">
            <text:p>0.12</text:p>
          </table:table-cell>
          <table:table-cell table:style-name="ce9" table:formula="of:=[.E171]+[.G171]" office:value-type="float" office:value="4.330865281748">
            <text:p>4.33</text:p>
          </table:table-cell>
          <table:table-cell table:style-name="ce9" table:formula="of:=[.I171]/24" office:value-type="float" office:value="0.180452720072833">
            <text:p>0.18</text:p>
          </table:table-cell>
          <table:table-cell table:style-name="ce9" table:formula="of:=SUM([.$J$34:.J171])" office:value-type="float" office:value="115.340687553425">
            <text:p>115.3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9">
            <text:p>139</text:p>
          </table:table-cell>
          <table:table-cell table:style-name="ce13" table:formula="of:=[.A172]/[.$B$5]" office:value-type="float" office:value="0.695">
            <text:p>0.695</text:p>
          </table:table-cell>
          <table:table-cell table:style-name="ce9" table:formula="of:=ROUND((1-[.B172])*0.5*[.$B$28]+2)" office:value-type="float" office:value="133">
            <text:p>133</text:p>
          </table:table-cell>
          <table:table-cell table:style-name="ce9" table:formula="of:=MIN(([.C172]*2+1)^2;[.$J$4])" office:value-type="float" office:value="71289">
            <text:p>71289</text:p>
          </table:table-cell>
          <table:table-cell table:style-name="ce9" table:formula="of:=((([.$B$4]*[.D172])*[.$B$29]+(1-[.$B$29])*([.$B$4]*[.$J$4]))/([.$E$4]*10^6))/3600" office:value-type="float" office:value="1.5069529228125">
            <text:p>1.51</text:p>
          </table:table-cell>
          <table:table-cell table:style-name="ce9" table:formula="of:=[.E172]/24" office:value-type="float" office:value="0.0627897051171875">
            <text:p>0.06</text:p>
          </table:table-cell>
          <table:table-cell table:style-name="ce9" table:formula="of:=(([.$B$4]*[.D172])/([.$E$5]*10^6))/3600" office:value-type="float" office:value="2.69700746812081">
            <text:p>2.7</text:p>
          </table:table-cell>
          <table:table-cell table:style-name="ce9" table:formula="of:=[.G172]/24" office:value-type="float" office:value="0.1123753111717">
            <text:p>0.11</text:p>
          </table:table-cell>
          <table:table-cell table:style-name="ce9" table:formula="of:=[.E172]+[.G172]" office:value-type="float" office:value="4.20396039093331">
            <text:p>4.2</text:p>
          </table:table-cell>
          <table:table-cell table:style-name="ce9" table:formula="of:=[.I172]/24" office:value-type="float" office:value="0.175165016288888">
            <text:p>0.18</text:p>
          </table:table-cell>
          <table:table-cell table:style-name="ce9" table:formula="of:=SUM([.$J$34:.J172])" office:value-type="float" office:value="115.515852569714">
            <text:p>115.5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0">
            <text:p>140</text:p>
          </table:table-cell>
          <table:table-cell table:style-name="ce13" table:formula="of:=[.A173]/[.$B$5]" office:value-type="float" office:value="0.7">
            <text:p>0.700</text:p>
          </table:table-cell>
          <table:table-cell table:style-name="ce9" table:formula="of:=ROUND((1-[.B173])*0.5*[.$B$28]+2)" office:value-type="float" office:value="131">
            <text:p>131</text:p>
          </table:table-cell>
          <table:table-cell table:style-name="ce9" table:formula="of:=MIN(([.C173]*2+1)^2;[.$J$4])" office:value-type="float" office:value="69169">
            <text:p>69169</text:p>
          </table:table-cell>
          <table:table-cell table:style-name="ce9" table:formula="of:=((([.$B$4]*[.D173])*[.$B$29]+(1-[.$B$29])*([.$B$4]*[.$J$4]))/([.$E$4]*10^6))/3600" office:value-type="float" office:value="1.46213899364583">
            <text:p>1.46</text:p>
          </table:table-cell>
          <table:table-cell table:style-name="ce9" table:formula="of:=[.E173]/24" office:value-type="float" office:value="0.0609224580685764">
            <text:p>0.06</text:p>
          </table:table-cell>
          <table:table-cell table:style-name="ce9" table:formula="of:=(([.$B$4]*[.D173])/([.$E$5]*10^6))/3600" office:value-type="float" office:value="2.61680356804623">
            <text:p>2.62</text:p>
          </table:table-cell>
          <table:table-cell table:style-name="ce9" table:formula="of:=[.G173]/24" office:value-type="float" office:value="0.109033482001926">
            <text:p>0.11</text:p>
          </table:table-cell>
          <table:table-cell table:style-name="ce9" table:formula="of:=[.E173]+[.G173]" office:value-type="float" office:value="4.07894256169207">
            <text:p>4.08</text:p>
          </table:table-cell>
          <table:table-cell table:style-name="ce9" table:formula="of:=[.I173]/24" office:value-type="float" office:value="0.169955940070503">
            <text:p>0.17</text:p>
          </table:table-cell>
          <table:table-cell table:style-name="ce9" table:formula="of:=SUM([.$J$34:.J173])" office:value-type="float" office:value="115.685808509784">
            <text:p>115.6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1">
            <text:p>141</text:p>
          </table:table-cell>
          <table:table-cell table:style-name="ce13" table:formula="of:=[.A174]/[.$B$5]" office:value-type="float" office:value="0.705">
            <text:p>0.705</text:p>
          </table:table-cell>
          <table:table-cell table:style-name="ce9" table:formula="of:=ROUND((1-[.B174])*0.5*[.$B$28]+2)" office:value-type="float" office:value="129">
            <text:p>129</text:p>
          </table:table-cell>
          <table:table-cell table:style-name="ce9" table:formula="of:=MIN(([.C174]*2+1)^2;[.$J$4])" office:value-type="float" office:value="67081">
            <text:p>67081</text:p>
          </table:table-cell>
          <table:table-cell table:style-name="ce9" table:formula="of:=((([.$B$4]*[.D174])*[.$B$29]+(1-[.$B$29])*([.$B$4]*[.$J$4]))/([.$E$4]*10^6))/3600" office:value-type="float" office:value="1.41800150114583">
            <text:p>1.42</text:p>
          </table:table-cell>
          <table:table-cell table:style-name="ce9" table:formula="of:=[.E174]/24" office:value-type="float" office:value="0.0590833958810764">
            <text:p>0.06</text:p>
          </table:table-cell>
          <table:table-cell table:style-name="ce9" table:formula="of:=(([.$B$4]*[.D174])/([.$E$5]*10^6))/3600" office:value-type="float" office:value="2.53781029287845">
            <text:p>2.54</text:p>
          </table:table-cell>
          <table:table-cell table:style-name="ce9" table:formula="of:=[.G174]/24" office:value-type="float" office:value="0.105742095536602">
            <text:p>0.11</text:p>
          </table:table-cell>
          <table:table-cell table:style-name="ce9" table:formula="of:=[.E174]+[.G174]" office:value-type="float" office:value="3.95581179402428">
            <text:p>3.96</text:p>
          </table:table-cell>
          <table:table-cell table:style-name="ce9" table:formula="of:=[.I174]/24" office:value-type="float" office:value="0.164825491417678">
            <text:p>0.16</text:p>
          </table:table-cell>
          <table:table-cell table:style-name="ce9" table:formula="of:=SUM([.$J$34:.J174])" office:value-type="float" office:value="115.850634001202">
            <text:p>115.8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2">
            <text:p>142</text:p>
          </table:table-cell>
          <table:table-cell table:style-name="ce13" table:formula="of:=[.A175]/[.$B$5]" office:value-type="float" office:value="0.71">
            <text:p>0.710</text:p>
          </table:table-cell>
          <table:table-cell table:style-name="ce9" table:formula="of:=ROUND((1-[.B175])*0.5*[.$B$28]+2)" office:value-type="float" office:value="127">
            <text:p>127</text:p>
          </table:table-cell>
          <table:table-cell table:style-name="ce9" table:formula="of:=MIN(([.C175]*2+1)^2;[.$J$4])" office:value-type="float" office:value="65025">
            <text:p>65025</text:p>
          </table:table-cell>
          <table:table-cell table:style-name="ce9" table:formula="of:=((([.$B$4]*[.D175])*[.$B$29]+(1-[.$B$29])*([.$B$4]*[.$J$4]))/([.$E$4]*10^6))/3600" office:value-type="float" office:value="1.3745404453125">
            <text:p>1.37</text:p>
          </table:table-cell>
          <table:table-cell table:style-name="ce9" table:formula="of:=[.E175]/24" office:value-type="float" office:value="0.0572725185546875">
            <text:p>0.06</text:p>
          </table:table-cell>
          <table:table-cell table:style-name="ce9" table:formula="of:=(([.$B$4]*[.D175])/([.$E$5]*10^6))/3600" office:value-type="float" office:value="2.46002764261745">
            <text:p>2.46</text:p>
          </table:table-cell>
          <table:table-cell table:style-name="ce9" table:formula="of:=[.G175]/24" office:value-type="float" office:value="0.102501151775727">
            <text:p>0.1</text:p>
          </table:table-cell>
          <table:table-cell table:style-name="ce9" table:formula="of:=[.E175]+[.G175]" office:value-type="float" office:value="3.83456808792995">
            <text:p>3.83</text:p>
          </table:table-cell>
          <table:table-cell table:style-name="ce9" table:formula="of:=[.I175]/24" office:value-type="float" office:value="0.159773670330415">
            <text:p>0.16</text:p>
          </table:table-cell>
          <table:table-cell table:style-name="ce9" table:formula="of:=SUM([.$J$34:.J175])" office:value-type="float" office:value="116.010407671532">
            <text:p>116.0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3">
            <text:p>143</text:p>
          </table:table-cell>
          <table:table-cell table:style-name="ce13" table:formula="of:=[.A176]/[.$B$5]" office:value-type="float" office:value="0.715">
            <text:p>0.715</text:p>
          </table:table-cell>
          <table:table-cell table:style-name="ce9" table:formula="of:=ROUND((1-[.B176])*0.5*[.$B$28]+2)" office:value-type="float" office:value="124">
            <text:p>124</text:p>
          </table:table-cell>
          <table:table-cell table:style-name="ce9" table:formula="of:=MIN(([.C176]*2+1)^2;[.$J$4])" office:value-type="float" office:value="62001">
            <text:p>62001</text:p>
          </table:table-cell>
          <table:table-cell table:style-name="ce9" table:formula="of:=((([.$B$4]*[.D176])*[.$B$29]+(1-[.$B$29])*([.$B$4]*[.$J$4]))/([.$E$4]*10^6))/3600" office:value-type="float" office:value="1.3106171803125">
            <text:p>1.31</text:p>
          </table:table-cell>
          <table:table-cell table:style-name="ce9" table:formula="of:=[.E176]/24" office:value-type="float" office:value="0.0546090491796875">
            <text:p>0.05</text:p>
          </table:table-cell>
          <table:table-cell table:style-name="ce9" table:formula="of:=(([.$B$4]*[.D176])/([.$E$5]*10^6))/3600" office:value-type="float" office:value="2.34562358892617">
            <text:p>2.35</text:p>
          </table:table-cell>
          <table:table-cell table:style-name="ce9" table:formula="of:=[.G176]/24" office:value-type="float" office:value="0.0977343162052573">
            <text:p>0.1</text:p>
          </table:table-cell>
          <table:table-cell table:style-name="ce9" table:formula="of:=[.E176]+[.G176]" office:value-type="float" office:value="3.65624076923867">
            <text:p>3.66</text:p>
          </table:table-cell>
          <table:table-cell table:style-name="ce9" table:formula="of:=[.I176]/24" office:value-type="float" office:value="0.152343365384945">
            <text:p>0.15</text:p>
          </table:table-cell>
          <table:table-cell table:style-name="ce9" table:formula="of:=SUM([.$J$34:.J176])" office:value-type="float" office:value="116.162751036917">
            <text:p>116.1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4">
            <text:p>144</text:p>
          </table:table-cell>
          <table:table-cell table:style-name="ce13" table:formula="of:=[.A177]/[.$B$5]" office:value-type="float" office:value="0.72">
            <text:p>0.720</text:p>
          </table:table-cell>
          <table:table-cell table:style-name="ce9" table:formula="of:=ROUND((1-[.B177])*0.5*[.$B$28]+2)" office:value-type="float" office:value="122">
            <text:p>122</text:p>
          </table:table-cell>
          <table:table-cell table:style-name="ce9" table:formula="of:=MIN(([.C177]*2+1)^2;[.$J$4])" office:value-type="float" office:value="60025">
            <text:p>60025</text:p>
          </table:table-cell>
          <table:table-cell table:style-name="ce9" table:formula="of:=((([.$B$4]*[.D177])*[.$B$29]+(1-[.$B$29])*([.$B$4]*[.$J$4]))/([.$E$4]*10^6))/3600" office:value-type="float" office:value="1.26884721614583">
            <text:p>1.27</text:p>
          </table:table-cell>
          <table:table-cell table:style-name="ce9" table:formula="of:=[.E177]/24" office:value-type="float" office:value="0.0528686340060764">
            <text:p>0.05</text:p>
          </table:table-cell>
          <table:table-cell table:style-name="ce9" table:formula="of:=(([.$B$4]*[.D177])/([.$E$5]*10^6))/3600" office:value-type="float" office:value="2.27086750093214">
            <text:p>2.27</text:p>
          </table:table-cell>
          <table:table-cell table:style-name="ce9" table:formula="of:=[.G177]/24" office:value-type="float" office:value="0.0946194792055058">
            <text:p>0.09</text:p>
          </table:table-cell>
          <table:table-cell table:style-name="ce9" table:formula="of:=[.E177]+[.G177]" office:value-type="float" office:value="3.53971471707797">
            <text:p>3.54</text:p>
          </table:table-cell>
          <table:table-cell table:style-name="ce9" table:formula="of:=[.I177]/24" office:value-type="float" office:value="0.147488113211582">
            <text:p>0.15</text:p>
          </table:table-cell>
          <table:table-cell table:style-name="ce9" table:formula="of:=SUM([.$J$34:.J177])" office:value-type="float" office:value="116.310239150129">
            <text:p>116.3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5">
            <text:p>145</text:p>
          </table:table-cell>
          <table:table-cell table:style-name="ce13" table:formula="of:=[.A178]/[.$B$5]" office:value-type="float" office:value="0.725">
            <text:p>0.725</text:p>
          </table:table-cell>
          <table:table-cell table:style-name="ce9" table:formula="of:=ROUND((1-[.B178])*0.5*[.$B$28]+2)" office:value-type="float" office:value="120">
            <text:p>120</text:p>
          </table:table-cell>
          <table:table-cell table:style-name="ce9" table:formula="of:=MIN(([.C178]*2+1)^2;[.$J$4])" office:value-type="float" office:value="58081">
            <text:p>58081</text:p>
          </table:table-cell>
          <table:table-cell table:style-name="ce9" table:formula="of:=((([.$B$4]*[.D178])*[.$B$29]+(1-[.$B$29])*([.$B$4]*[.$J$4]))/([.$E$4]*10^6))/3600" office:value-type="float" office:value="1.22775368864583">
            <text:p>1.23</text:p>
          </table:table-cell>
          <table:table-cell table:style-name="ce9" table:formula="of:=[.E178]/24" office:value-type="float" office:value="0.0511564036935764">
            <text:p>0.05</text:p>
          </table:table-cell>
          <table:table-cell table:style-name="ce9" table:formula="of:=(([.$B$4]*[.D178])/([.$E$5]*10^6))/3600" office:value-type="float" office:value="2.19732203784489">
            <text:p>2.2</text:p>
          </table:table-cell>
          <table:table-cell table:style-name="ce9" table:formula="of:=[.G178]/24" office:value-type="float" office:value="0.0915550849102038">
            <text:p>0.09</text:p>
          </table:table-cell>
          <table:table-cell table:style-name="ce9" table:formula="of:=[.E178]+[.G178]" office:value-type="float" office:value="3.42507572649072">
            <text:p>3.43</text:p>
          </table:table-cell>
          <table:table-cell table:style-name="ce9" table:formula="of:=[.I178]/24" office:value-type="float" office:value="0.14271148860378">
            <text:p>0.14</text:p>
          </table:table-cell>
          <table:table-cell table:style-name="ce9" table:formula="of:=SUM([.$J$34:.J178])" office:value-type="float" office:value="116.452950638732">
            <text:p>116.4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6">
            <text:p>146</text:p>
          </table:table-cell>
          <table:table-cell table:style-name="ce13" table:formula="of:=[.A179]/[.$B$5]" office:value-type="float" office:value="0.73">
            <text:p>0.730</text:p>
          </table:table-cell>
          <table:table-cell table:style-name="ce9" table:formula="of:=ROUND((1-[.B179])*0.5*[.$B$28]+2)" office:value-type="float" office:value="118">
            <text:p>118</text:p>
          </table:table-cell>
          <table:table-cell table:style-name="ce9" table:formula="of:=MIN(([.C179]*2+1)^2;[.$J$4])" office:value-type="float" office:value="56169">
            <text:p>56169</text:p>
          </table:table-cell>
          <table:table-cell table:style-name="ce9" table:formula="of:=((([.$B$4]*[.D179])*[.$B$29]+(1-[.$B$29])*([.$B$4]*[.$J$4]))/([.$E$4]*10^6))/3600" office:value-type="float" office:value="1.1873365978125">
            <text:p>1.19</text:p>
          </table:table-cell>
          <table:table-cell table:style-name="ce9" table:formula="of:=[.E179]/24" office:value-type="float" office:value="0.0494723582421875">
            <text:p>0.05</text:p>
          </table:table-cell>
          <table:table-cell table:style-name="ce9" table:formula="of:=(([.$B$4]*[.D179])/([.$E$5]*10^6))/3600" office:value-type="float" office:value="2.12498719966443">
            <text:p>2.12</text:p>
          </table:table-cell>
          <table:table-cell table:style-name="ce9" table:formula="of:=[.G179]/24" office:value-type="float" office:value="0.0885411333193512">
            <text:p>0.09</text:p>
          </table:table-cell>
          <table:table-cell table:style-name="ce9" table:formula="of:=[.E179]+[.G179]" office:value-type="float" office:value="3.31232379747693">
            <text:p>3.31</text:p>
          </table:table-cell>
          <table:table-cell table:style-name="ce9" table:formula="of:=[.I179]/24" office:value-type="float" office:value="0.138013491561539">
            <text:p>0.14</text:p>
          </table:table-cell>
          <table:table-cell table:style-name="ce9" table:formula="of:=SUM([.$J$34:.J179])" office:value-type="float" office:value="116.590964130294">
            <text:p>116.5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7">
            <text:p>147</text:p>
          </table:table-cell>
          <table:table-cell table:style-name="ce13" table:formula="of:=[.A180]/[.$B$5]" office:value-type="float" office:value="0.735">
            <text:p>0.735</text:p>
          </table:table-cell>
          <table:table-cell table:style-name="ce9" table:formula="of:=ROUND((1-[.B180])*0.5*[.$B$28]+2)" office:value-type="float" office:value="116">
            <text:p>116</text:p>
          </table:table-cell>
          <table:table-cell table:style-name="ce9" table:formula="of:=MIN(([.C180]*2+1)^2;[.$J$4])" office:value-type="float" office:value="54289">
            <text:p>54289</text:p>
          </table:table-cell>
          <table:table-cell table:style-name="ce9" table:formula="of:=((([.$B$4]*[.D180])*[.$B$29]+(1-[.$B$29])*([.$B$4]*[.$J$4]))/([.$E$4]*10^6))/3600" office:value-type="float" office:value="1.14759594364583">
            <text:p>1.15</text:p>
          </table:table-cell>
          <table:table-cell table:style-name="ce9" table:formula="of:=[.E180]/24" office:value-type="float" office:value="0.0478164976519097">
            <text:p>0.05</text:p>
          </table:table-cell>
          <table:table-cell table:style-name="ce9" table:formula="of:=(([.$B$4]*[.D180])/([.$E$5]*10^6))/3600" office:value-type="float" office:value="2.05386298639075">
            <text:p>2.05</text:p>
          </table:table-cell>
          <table:table-cell table:style-name="ce9" table:formula="of:=[.G180]/24" office:value-type="float" office:value="0.085577624432948">
            <text:p>0.09</text:p>
          </table:table-cell>
          <table:table-cell table:style-name="ce9" table:formula="of:=[.E180]+[.G180]" office:value-type="float" office:value="3.20145893003659">
            <text:p>3.2</text:p>
          </table:table-cell>
          <table:table-cell table:style-name="ce9" table:formula="of:=[.I180]/24" office:value-type="float" office:value="0.133394122084858">
            <text:p>0.13</text:p>
          </table:table-cell>
          <table:table-cell table:style-name="ce9" table:formula="of:=SUM([.$J$34:.J180])" office:value-type="float" office:value="116.724358252379">
            <text:p>116.7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8">
            <text:p>148</text:p>
          </table:table-cell>
          <table:table-cell table:style-name="ce13" table:formula="of:=[.A181]/[.$B$5]" office:value-type="float" office:value="0.74">
            <text:p>0.740</text:p>
          </table:table-cell>
          <table:table-cell table:style-name="ce9" table:formula="of:=ROUND((1-[.B181])*0.5*[.$B$28]+2)" office:value-type="float" office:value="114">
            <text:p>114</text:p>
          </table:table-cell>
          <table:table-cell table:style-name="ce9" table:formula="of:=MIN(([.C181]*2+1)^2;[.$J$4])" office:value-type="float" office:value="52441">
            <text:p>52441</text:p>
          </table:table-cell>
          <table:table-cell table:style-name="ce9" table:formula="of:=((([.$B$4]*[.D181])*[.$B$29]+(1-[.$B$29])*([.$B$4]*[.$J$4]))/([.$E$4]*10^6))/3600" office:value-type="float" office:value="1.10853172614583">
            <text:p>1.11</text:p>
          </table:table-cell>
          <table:table-cell table:style-name="ce9" table:formula="of:=[.E181]/24" office:value-type="float" office:value="0.0461888219227431">
            <text:p>0.05</text:p>
          </table:table-cell>
          <table:table-cell table:style-name="ce9" table:formula="of:=(([.$B$4]*[.D181])/([.$E$5]*10^6))/3600" office:value-type="float" office:value="1.98394939802386">
            <text:p>1.98</text:p>
          </table:table-cell>
          <table:table-cell table:style-name="ce9" table:formula="of:=[.G181]/24" office:value-type="float" office:value="0.0826645582509943">
            <text:p>0.08</text:p>
          </table:table-cell>
          <table:table-cell table:style-name="ce9" table:formula="of:=[.E181]+[.G181]" office:value-type="float" office:value="3.0924811241697">
            <text:p>3.09</text:p>
          </table:table-cell>
          <table:table-cell table:style-name="ce9" table:formula="of:=[.I181]/24" office:value-type="float" office:value="0.128853380173737">
            <text:p>0.13</text:p>
          </table:table-cell>
          <table:table-cell table:style-name="ce9" table:formula="of:=SUM([.$J$34:.J181])" office:value-type="float" office:value="116.853211632553">
            <text:p>116.8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9">
            <text:p>149</text:p>
          </table:table-cell>
          <table:table-cell table:style-name="ce13" table:formula="of:=[.A182]/[.$B$5]" office:value-type="float" office:value="0.745">
            <text:p>0.745</text:p>
          </table:table-cell>
          <table:table-cell table:style-name="ce9" table:formula="of:=ROUND((1-[.B182])*0.5*[.$B$28]+2)" office:value-type="float" office:value="112">
            <text:p>112</text:p>
          </table:table-cell>
          <table:table-cell table:style-name="ce9" table:formula="of:=MIN(([.C182]*2+1)^2;[.$J$4])" office:value-type="float" office:value="50625">
            <text:p>50625</text:p>
          </table:table-cell>
          <table:table-cell table:style-name="ce9" table:formula="of:=((([.$B$4]*[.D182])*[.$B$29]+(1-[.$B$29])*([.$B$4]*[.$J$4]))/([.$E$4]*10^6))/3600" office:value-type="float" office:value="1.0701439453125">
            <text:p>1.07</text:p>
          </table:table-cell>
          <table:table-cell table:style-name="ce9" table:formula="of:=[.E182]/24" office:value-type="float" office:value="0.0445893310546875">
            <text:p>0.04</text:p>
          </table:table-cell>
          <table:table-cell table:style-name="ce9" table:formula="of:=(([.$B$4]*[.D182])/([.$E$5]*10^6))/3600" office:value-type="float" office:value="1.91524643456376">
            <text:p>1.92</text:p>
          </table:table-cell>
          <table:table-cell table:style-name="ce9" table:formula="of:=[.G182]/24" office:value-type="float" office:value="0.0798019347734899">
            <text:p>0.08</text:p>
          </table:table-cell>
          <table:table-cell table:style-name="ce9" table:formula="of:=[.E182]+[.G182]" office:value-type="float" office:value="2.98539037987626">
            <text:p>2.99</text:p>
          </table:table-cell>
          <table:table-cell table:style-name="ce9" table:formula="of:=[.I182]/24" office:value-type="float" office:value="0.124391265828177">
            <text:p>0.12</text:p>
          </table:table-cell>
          <table:table-cell table:style-name="ce9" table:formula="of:=SUM([.$J$34:.J182])" office:value-type="float" office:value="116.977602898381">
            <text:p>116.9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0">
            <text:p>150</text:p>
          </table:table-cell>
          <table:table-cell table:style-name="ce13" table:formula="of:=[.A183]/[.$B$5]" office:value-type="float" office:value="0.75">
            <text:p>0.750</text:p>
          </table:table-cell>
          <table:table-cell table:style-name="ce9" table:formula="of:=ROUND((1-[.B183])*0.5*[.$B$28]+2)" office:value-type="float" office:value="109">
            <text:p>109</text:p>
          </table:table-cell>
          <table:table-cell table:style-name="ce9" table:formula="of:=MIN(([.C183]*2+1)^2;[.$J$4])" office:value-type="float" office:value="47961">
            <text:p>47961</text:p>
          </table:table-cell>
          <table:table-cell table:style-name="ce9" table:formula="of:=((([.$B$4]*[.D183])*[.$B$29]+(1-[.$B$29])*([.$B$4]*[.$J$4]))/([.$E$4]*10^6))/3600" office:value-type="float" office:value="1.0138305928125">
            <text:p>1.01</text:p>
          </table:table-cell>
          <table:table-cell table:style-name="ce9" table:formula="of:=[.E183]/24" office:value-type="float" office:value="0.0422429413671875">
            <text:p>0.04</text:p>
          </table:table-cell>
          <table:table-cell table:style-name="ce9" table:formula="of:=(([.$B$4]*[.D183])/([.$E$5]*10^6))/3600" office:value-type="float" office:value="1.81446191107383">
            <text:p>1.81</text:p>
          </table:table-cell>
          <table:table-cell table:style-name="ce9" table:formula="of:=[.G183]/24" office:value-type="float" office:value="0.0756025796280761">
            <text:p>0.08</text:p>
          </table:table-cell>
          <table:table-cell table:style-name="ce9" table:formula="of:=[.E183]+[.G183]" office:value-type="float" office:value="2.82829250388633">
            <text:p>2.83</text:p>
          </table:table-cell>
          <table:table-cell table:style-name="ce9" table:formula="of:=[.I183]/24" office:value-type="float" office:value="0.117845520995264">
            <text:p>0.12</text:p>
          </table:table-cell>
          <table:table-cell table:style-name="ce9" table:formula="of:=SUM([.$J$34:.J183])" office:value-type="float" office:value="117.095448419376">
            <text:p>117.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1">
            <text:p>151</text:p>
          </table:table-cell>
          <table:table-cell table:style-name="ce13" table:formula="of:=[.A184]/[.$B$5]" office:value-type="float" office:value="0.755">
            <text:p>0.755</text:p>
          </table:table-cell>
          <table:table-cell table:style-name="ce9" table:formula="of:=ROUND((1-[.B184])*0.5*[.$B$28]+2)" office:value-type="float" office:value="107">
            <text:p>107</text:p>
          </table:table-cell>
          <table:table-cell table:style-name="ce9" table:formula="of:=MIN(([.C184]*2+1)^2;[.$J$4])" office:value-type="float" office:value="46225">
            <text:p>46225</text:p>
          </table:table-cell>
          <table:table-cell table:style-name="ce9" table:formula="of:=((([.$B$4]*[.D184])*[.$B$29]+(1-[.$B$29])*([.$B$4]*[.$J$4]))/([.$E$4]*10^6))/3600" office:value-type="float" office:value="0.977133903645833">
            <text:p>0.98</text:p>
          </table:table-cell>
          <table:table-cell table:style-name="ce9" table:formula="of:=[.E184]/24" office:value-type="float" office:value="0.0407139126519097">
            <text:p>0.04</text:p>
          </table:table-cell>
          <table:table-cell table:style-name="ce9" table:formula="of:=(([.$B$4]*[.D184])/([.$E$5]*10^6))/3600" office:value-type="float" office:value="1.74878550988069">
            <text:p>1.75</text:p>
          </table:table-cell>
          <table:table-cell table:style-name="ce9" table:formula="of:=[.G184]/24" office:value-type="float" office:value="0.0728660629116953">
            <text:p>0.07</text:p>
          </table:table-cell>
          <table:table-cell table:style-name="ce9" table:formula="of:=[.E184]+[.G184]" office:value-type="float" office:value="2.72591941352652">
            <text:p>2.73</text:p>
          </table:table-cell>
          <table:table-cell table:style-name="ce9" table:formula="of:=[.I184]/24" office:value-type="float" office:value="0.113579975563605">
            <text:p>0.11</text:p>
          </table:table-cell>
          <table:table-cell table:style-name="ce9" table:formula="of:=SUM([.$J$34:.J184])" office:value-type="float" office:value="117.20902839494">
            <text:p>117.2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2">
            <text:p>152</text:p>
          </table:table-cell>
          <table:table-cell table:style-name="ce13" table:formula="of:=[.A185]/[.$B$5]" office:value-type="float" office:value="0.76">
            <text:p>0.760</text:p>
          </table:table-cell>
          <table:table-cell table:style-name="ce9" table:formula="of:=ROUND((1-[.B185])*0.5*[.$B$28]+2)" office:value-type="float" office:value="105">
            <text:p>105</text:p>
          </table:table-cell>
          <table:table-cell table:style-name="ce9" table:formula="of:=MIN(([.C185]*2+1)^2;[.$J$4])" office:value-type="float" office:value="44521">
            <text:p>44521</text:p>
          </table:table-cell>
          <table:table-cell table:style-name="ce9" table:formula="of:=((([.$B$4]*[.D185])*[.$B$29]+(1-[.$B$29])*([.$B$4]*[.$J$4]))/([.$E$4]*10^6))/3600" office:value-type="float" office:value="0.941113651145833">
            <text:p>0.94</text:p>
          </table:table-cell>
          <table:table-cell table:style-name="ce9" table:formula="of:=[.E185]/24" office:value-type="float" office:value="0.0392130687977431">
            <text:p>0.04</text:p>
          </table:table-cell>
          <table:table-cell table:style-name="ce9" table:formula="of:=(([.$B$4]*[.D185])/([.$E$5]*10^6))/3600" office:value-type="float" office:value="1.68431973359433">
            <text:p>1.68</text:p>
          </table:table-cell>
          <table:table-cell table:style-name="ce9" table:formula="of:=[.G185]/24" office:value-type="float" office:value="0.0701799888997639">
            <text:p>0.07</text:p>
          </table:table-cell>
          <table:table-cell table:style-name="ce9" table:formula="of:=[.E185]+[.G185]" office:value-type="float" office:value="2.62543338474017">
            <text:p>2.63</text:p>
          </table:table-cell>
          <table:table-cell table:style-name="ce9" table:formula="of:=[.I185]/24" office:value-type="float" office:value="0.109393057697507">
            <text:p>0.11</text:p>
          </table:table-cell>
          <table:table-cell table:style-name="ce9" table:formula="of:=SUM([.$J$34:.J185])" office:value-type="float" office:value="117.318421452637">
            <text:p>117.3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3">
            <text:p>153</text:p>
          </table:table-cell>
          <table:table-cell table:style-name="ce13" table:formula="of:=[.A186]/[.$B$5]" office:value-type="float" office:value="0.765">
            <text:p>0.765</text:p>
          </table:table-cell>
          <table:table-cell table:style-name="ce9" table:formula="of:=ROUND((1-[.B186])*0.5*[.$B$28]+2)" office:value-type="float" office:value="103">
            <text:p>103</text:p>
          </table:table-cell>
          <table:table-cell table:style-name="ce9" table:formula="of:=MIN(([.C186]*2+1)^2;[.$J$4])" office:value-type="float" office:value="42849">
            <text:p>42849</text:p>
          </table:table-cell>
          <table:table-cell table:style-name="ce9" table:formula="of:=((([.$B$4]*[.D186])*[.$B$29]+(1-[.$B$29])*([.$B$4]*[.$J$4]))/([.$E$4]*10^6))/3600" office:value-type="float" office:value="0.9057698353125">
            <text:p>0.91</text:p>
          </table:table-cell>
          <table:table-cell table:style-name="ce9" table:formula="of:=[.E186]/24" office:value-type="float" office:value="0.0377404098046875">
            <text:p>0.04</text:p>
          </table:table-cell>
          <table:table-cell table:style-name="ce9" table:formula="of:=(([.$B$4]*[.D186])/([.$E$5]*10^6))/3600" office:value-type="float" office:value="1.62106458221477">
            <text:p>1.62</text:p>
          </table:table-cell>
          <table:table-cell table:style-name="ce9" table:formula="of:=[.G186]/24" office:value-type="float" office:value="0.0675443575922819">
            <text:p>0.07</text:p>
          </table:table-cell>
          <table:table-cell table:style-name="ce9" table:formula="of:=[.E186]+[.G186]" office:value-type="float" office:value="2.52683441752727">
            <text:p>2.53</text:p>
          </table:table-cell>
          <table:table-cell table:style-name="ce9" table:formula="of:=[.I186]/24" office:value-type="float" office:value="0.105284767396969">
            <text:p>0.11</text:p>
          </table:table-cell>
          <table:table-cell table:style-name="ce9" table:formula="of:=SUM([.$J$34:.J186])" office:value-type="float" office:value="117.423706220034">
            <text:p>117.4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4">
            <text:p>154</text:p>
          </table:table-cell>
          <table:table-cell table:style-name="ce13" table:formula="of:=[.A187]/[.$B$5]" office:value-type="float" office:value="0.77">
            <text:p>0.770</text:p>
          </table:table-cell>
          <table:table-cell table:style-name="ce9" table:formula="of:=ROUND((1-[.B187])*0.5*[.$B$28]+2)" office:value-type="float" office:value="101">
            <text:p>101</text:p>
          </table:table-cell>
          <table:table-cell table:style-name="ce9" table:formula="of:=MIN(([.C187]*2+1)^2;[.$J$4])" office:value-type="float" office:value="41209">
            <text:p>41209</text:p>
          </table:table-cell>
          <table:table-cell table:style-name="ce9" table:formula="of:=((([.$B$4]*[.D187])*[.$B$29]+(1-[.$B$29])*([.$B$4]*[.$J$4]))/([.$E$4]*10^6))/3600" office:value-type="float" office:value="0.871102456145833">
            <text:p>0.87</text:p>
          </table:table-cell>
          <table:table-cell table:style-name="ce9" table:formula="of:=[.E187]/24" office:value-type="float" office:value="0.0362959356727431">
            <text:p>0.04</text:p>
          </table:table-cell>
          <table:table-cell table:style-name="ce9" table:formula="of:=(([.$B$4]*[.D187])/([.$E$5]*10^6))/3600" office:value-type="float" office:value="1.55902005574198">
            <text:p>1.56</text:p>
          </table:table-cell>
          <table:table-cell table:style-name="ce9" table:formula="of:=[.G187]/24" office:value-type="float" office:value="0.0649591689892493">
            <text:p>0.06</text:p>
          </table:table-cell>
          <table:table-cell table:style-name="ce9" table:formula="of:=[.E187]+[.G187]" office:value-type="float" office:value="2.43012251188782">
            <text:p>2.43</text:p>
          </table:table-cell>
          <table:table-cell table:style-name="ce9" table:formula="of:=[.I187]/24" office:value-type="float" office:value="0.101255104661992">
            <text:p>0.1</text:p>
          </table:table-cell>
          <table:table-cell table:style-name="ce9" table:formula="of:=SUM([.$J$34:.J187])" office:value-type="float" office:value="117.524961324696">
            <text:p>117.5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5">
            <text:p>155</text:p>
          </table:table-cell>
          <table:table-cell table:style-name="ce13" table:formula="of:=[.A188]/[.$B$5]" office:value-type="float" office:value="0.775">
            <text:p>0.775</text:p>
          </table:table-cell>
          <table:table-cell table:style-name="ce9" table:formula="of:=ROUND((1-[.B188])*0.5*[.$B$28]+2)" office:value-type="float" office:value="99">
            <text:p>99</text:p>
          </table:table-cell>
          <table:table-cell table:style-name="ce9" table:formula="of:=MIN(([.C188]*2+1)^2;[.$J$4])" office:value-type="float" office:value="39601">
            <text:p>39601</text:p>
          </table:table-cell>
          <table:table-cell table:style-name="ce9" table:formula="of:=((([.$B$4]*[.D188])*[.$B$29]+(1-[.$B$29])*([.$B$4]*[.$J$4]))/([.$E$4]*10^6))/3600" office:value-type="float" office:value="0.837111513645833">
            <text:p>0.84</text:p>
          </table:table-cell>
          <table:table-cell table:style-name="ce9" table:formula="of:=[.E188]/24" office:value-type="float" office:value="0.0348796464019097">
            <text:p>0.03</text:p>
          </table:table-cell>
          <table:table-cell table:style-name="ce9" table:formula="of:=(([.$B$4]*[.D188])/([.$E$5]*10^6))/3600" office:value-type="float" office:value="1.49818615417599">
            <text:p>1.5</text:p>
          </table:table-cell>
          <table:table-cell table:style-name="ce9" table:formula="of:=[.G188]/24" office:value-type="float" office:value="0.0624244230906662">
            <text:p>0.06</text:p>
          </table:table-cell>
          <table:table-cell table:style-name="ce9" table:formula="of:=[.E188]+[.G188]" office:value-type="float" office:value="2.33529766782182">
            <text:p>2.34</text:p>
          </table:table-cell>
          <table:table-cell table:style-name="ce9" table:formula="of:=[.I188]/24" office:value-type="float" office:value="0.0973040694925759">
            <text:p>0.1</text:p>
          </table:table-cell>
          <table:table-cell table:style-name="ce9" table:formula="of:=SUM([.$J$34:.J188])" office:value-type="float" office:value="117.622265394189">
            <text:p>117.6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6">
            <text:p>156</text:p>
          </table:table-cell>
          <table:table-cell table:style-name="ce13" table:formula="of:=[.A189]/[.$B$5]" office:value-type="float" office:value="0.78">
            <text:p>0.780</text:p>
          </table:table-cell>
          <table:table-cell table:style-name="ce9" table:formula="of:=ROUND((1-[.B189])*0.5*[.$B$28]+2)" office:value-type="float" office:value="96">
            <text:p>96</text:p>
          </table:table-cell>
          <table:table-cell table:style-name="ce9" table:formula="of:=MIN(([.C189]*2+1)^2;[.$J$4])" office:value-type="float" office:value="37249">
            <text:p>37249</text:p>
          </table:table-cell>
          <table:table-cell table:style-name="ce9" table:formula="of:=((([.$B$4]*[.D189])*[.$B$29]+(1-[.$B$29])*([.$B$4]*[.$J$4]))/([.$E$4]*10^6))/3600" office:value-type="float" office:value="0.787393418645833">
            <text:p>0.79</text:p>
          </table:table-cell>
          <table:table-cell table:style-name="ce9" table:formula="of:=[.E189]/24" office:value-type="float" office:value="0.032808059110243">
            <text:p>0.03</text:p>
          </table:table-cell>
          <table:table-cell table:style-name="ce9" table:formula="of:=(([.$B$4]*[.D189])/([.$E$5]*10^6))/3600" office:value-type="float" office:value="1.40920522352722">
            <text:p>1.41</text:p>
          </table:table-cell>
          <table:table-cell table:style-name="ce9" table:formula="of:=[.G189]/24" office:value-type="float" office:value="0.0587168843136341">
            <text:p>0.06</text:p>
          </table:table-cell>
          <table:table-cell table:style-name="ce9" table:formula="of:=[.E189]+[.G189]" office:value-type="float" office:value="2.19659864217305">
            <text:p>2.2</text:p>
          </table:table-cell>
          <table:table-cell table:style-name="ce9" table:formula="of:=[.I189]/24" office:value-type="float" office:value="0.0915249434238772">
            <text:p>0.09</text:p>
          </table:table-cell>
          <table:table-cell table:style-name="ce9" table:formula="of:=SUM([.$J$34:.J189])" office:value-type="float" office:value="117.713790337613">
            <text:p>117.7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7">
            <text:p>157</text:p>
          </table:table-cell>
          <table:table-cell table:style-name="ce13" table:formula="of:=[.A190]/[.$B$5]" office:value-type="float" office:value="0.785">
            <text:p>0.785</text:p>
          </table:table-cell>
          <table:table-cell table:style-name="ce9" table:formula="of:=ROUND((1-[.B190])*0.5*[.$B$28]+2)" office:value-type="float" office:value="94">
            <text:p>94</text:p>
          </table:table-cell>
          <table:table-cell table:style-name="ce9" table:formula="of:=MIN(([.C190]*2+1)^2;[.$J$4])" office:value-type="float" office:value="35721">
            <text:p>35721</text:p>
          </table:table-cell>
          <table:table-cell table:style-name="ce9" table:formula="of:=((([.$B$4]*[.D190])*[.$B$29]+(1-[.$B$29])*([.$B$4]*[.$J$4]))/([.$E$4]*10^6))/3600" office:value-type="float" office:value="0.7550935678125">
            <text:p>0.76</text:p>
          </table:table-cell>
          <table:table-cell table:style-name="ce9" table:formula="of:=[.E190]/24" office:value-type="float" office:value="0.0314622319921875">
            <text:p>0.03</text:p>
          </table:table-cell>
          <table:table-cell table:style-name="ce9" table:formula="of:=(([.$B$4]*[.D190])/([.$E$5]*10^6))/3600" office:value-type="float" office:value="1.35139788422819">
            <text:p>1.35</text:p>
          </table:table-cell>
          <table:table-cell table:style-name="ce9" table:formula="of:=[.G190]/24" office:value-type="float" office:value="0.0563082451761745">
            <text:p>0.06</text:p>
          </table:table-cell>
          <table:table-cell table:style-name="ce9" table:formula="of:=[.E190]+[.G190]" office:value-type="float" office:value="2.10649145204069">
            <text:p>2.11</text:p>
          </table:table-cell>
          <table:table-cell table:style-name="ce9" table:formula="of:=[.I190]/24" office:value-type="float" office:value="0.087770477168362">
            <text:p>0.09</text:p>
          </table:table-cell>
          <table:table-cell table:style-name="ce9" table:formula="of:=SUM([.$J$34:.J190])" office:value-type="float" office:value="117.801560814781">
            <text:p>117.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8">
            <text:p>158</text:p>
          </table:table-cell>
          <table:table-cell table:style-name="ce13" table:formula="of:=[.A191]/[.$B$5]" office:value-type="float" office:value="0.79">
            <text:p>0.790</text:p>
          </table:table-cell>
          <table:table-cell table:style-name="ce9" table:formula="of:=ROUND((1-[.B191])*0.5*[.$B$28]+2)" office:value-type="float" office:value="92">
            <text:p>92</text:p>
          </table:table-cell>
          <table:table-cell table:style-name="ce9" table:formula="of:=MIN(([.C191]*2+1)^2;[.$J$4])" office:value-type="float" office:value="34225">
            <text:p>34225</text:p>
          </table:table-cell>
          <table:table-cell table:style-name="ce9" table:formula="of:=((([.$B$4]*[.D191])*[.$B$29]+(1-[.$B$29])*([.$B$4]*[.$J$4]))/([.$E$4]*10^6))/3600" office:value-type="float" office:value="0.723470153645833">
            <text:p>0.72</text:p>
          </table:table-cell>
          <table:table-cell table:style-name="ce9" table:formula="of:=[.E191]/24" office:value-type="float" office:value="0.0301445897352431">
            <text:p>0.03</text:p>
          </table:table-cell>
          <table:table-cell table:style-name="ce9" table:formula="of:=(([.$B$4]*[.D191])/([.$E$5]*10^6))/3600" office:value-type="float" office:value="1.29480116983594">
            <text:p>1.29</text:p>
          </table:table-cell>
          <table:table-cell table:style-name="ce9" table:formula="of:=[.G191]/24" office:value-type="float" office:value="0.0539500487431643">
            <text:p>0.05</text:p>
          </table:table-cell>
          <table:table-cell table:style-name="ce9" table:formula="of:=[.E191]+[.G191]" office:value-type="float" office:value="2.01827132348178">
            <text:p>2.02</text:p>
          </table:table-cell>
          <table:table-cell table:style-name="ce9" table:formula="of:=[.I191]/24" office:value-type="float" office:value="0.0840946384784074">
            <text:p>0.08</text:p>
          </table:table-cell>
          <table:table-cell table:style-name="ce9" table:formula="of:=SUM([.$J$34:.J191])" office:value-type="float" office:value="117.885655453259">
            <text:p>117.8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9">
            <text:p>159</text:p>
          </table:table-cell>
          <table:table-cell table:style-name="ce13" table:formula="of:=[.A192]/[.$B$5]" office:value-type="float" office:value="0.795">
            <text:p>0.795</text:p>
          </table:table-cell>
          <table:table-cell table:style-name="ce9" table:formula="of:=ROUND((1-[.B192])*0.5*[.$B$28]+2)" office:value-type="float" office:value="90">
            <text:p>90</text:p>
          </table:table-cell>
          <table:table-cell table:style-name="ce9" table:formula="of:=MIN(([.C192]*2+1)^2;[.$J$4])" office:value-type="float" office:value="32761">
            <text:p>32761</text:p>
          </table:table-cell>
          <table:table-cell table:style-name="ce9" table:formula="of:=((([.$B$4]*[.D192])*[.$B$29]+(1-[.$B$29])*([.$B$4]*[.$J$4]))/([.$E$4]*10^6))/3600" office:value-type="float" office:value="0.692523176145833">
            <text:p>0.69</text:p>
          </table:table-cell>
          <table:table-cell table:style-name="ce9" table:formula="of:=[.E192]/24" office:value-type="float" office:value="0.0288551323394097">
            <text:p>0.03</text:p>
          </table:table-cell>
          <table:table-cell table:style-name="ce9" table:formula="of:=(([.$B$4]*[.D192])/([.$E$5]*10^6))/3600" office:value-type="float" office:value="1.23941508035048">
            <text:p>1.24</text:p>
          </table:table-cell>
          <table:table-cell table:style-name="ce9" table:formula="of:=[.G192]/24" office:value-type="float" office:value="0.0516422950146035">
            <text:p>0.05</text:p>
          </table:table-cell>
          <table:table-cell table:style-name="ce9" table:formula="of:=[.E192]+[.G192]" office:value-type="float" office:value="1.93193825649632">
            <text:p>1.93</text:p>
          </table:table-cell>
          <table:table-cell table:style-name="ce9" table:formula="of:=[.I192]/24" office:value-type="float" office:value="0.0804974273540133">
            <text:p>0.08</text:p>
          </table:table-cell>
          <table:table-cell table:style-name="ce9" table:formula="of:=SUM([.$J$34:.J192])" office:value-type="float" office:value="117.966152880613">
            <text:p>117.9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0">
            <text:p>160</text:p>
          </table:table-cell>
          <table:table-cell table:style-name="ce13" table:formula="of:=[.A193]/[.$B$5]" office:value-type="float" office:value="0.8">
            <text:p>0.800</text:p>
          </table:table-cell>
          <table:table-cell table:style-name="ce9" table:formula="of:=ROUND((1-[.B193])*0.5*[.$B$28]+2)" office:value-type="float" office:value="88">
            <text:p>88</text:p>
          </table:table-cell>
          <table:table-cell table:style-name="ce9" table:formula="of:=MIN(([.C193]*2+1)^2;[.$J$4])" office:value-type="float" office:value="31329">
            <text:p>31329</text:p>
          </table:table-cell>
          <table:table-cell table:style-name="ce9" table:formula="of:=((([.$B$4]*[.D193])*[.$B$29]+(1-[.$B$29])*([.$B$4]*[.$J$4]))/([.$E$4]*10^6))/3600" office:value-type="float" office:value="0.6622526353125">
            <text:p>0.66</text:p>
          </table:table-cell>
          <table:table-cell table:style-name="ce9" table:formula="of:=[.E193]/24" office:value-type="float" office:value="0.0275938598046875">
            <text:p>0.03</text:p>
          </table:table-cell>
          <table:table-cell table:style-name="ce9" table:formula="of:=(([.$B$4]*[.D193])/([.$E$5]*10^6))/3600" office:value-type="float" office:value="1.18523961577181">
            <text:p>1.19</text:p>
          </table:table-cell>
          <table:table-cell table:style-name="ce9" table:formula="of:=[.G193]/24" office:value-type="float" office:value="0.0493849839904922">
            <text:p>0.05</text:p>
          </table:table-cell>
          <table:table-cell table:style-name="ce9" table:formula="of:=[.E193]+[.G193]" office:value-type="float" office:value="1.84749225108431">
            <text:p>1.85</text:p>
          </table:table-cell>
          <table:table-cell table:style-name="ce9" table:formula="of:=[.I193]/24" office:value-type="float" office:value="0.0769788437951797">
            <text:p>0.08</text:p>
          </table:table-cell>
          <table:table-cell table:style-name="ce9" table:formula="of:=SUM([.$J$34:.J193])" office:value-type="float" office:value="118.043131724409">
            <text:p>118.0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1">
            <text:p>161</text:p>
          </table:table-cell>
          <table:table-cell table:style-name="ce13" table:formula="of:=[.A194]/[.$B$5]" office:value-type="float" office:value="0.805">
            <text:p>0.805</text:p>
          </table:table-cell>
          <table:table-cell table:style-name="ce9" table:formula="of:=ROUND((1-[.B194])*0.5*[.$B$28]+2)" office:value-type="float" office:value="86">
            <text:p>86</text:p>
          </table:table-cell>
          <table:table-cell table:style-name="ce9" table:formula="of:=MIN(([.C194]*2+1)^2;[.$J$4])" office:value-type="float" office:value="29929">
            <text:p>29929</text:p>
          </table:table-cell>
          <table:table-cell table:style-name="ce9" table:formula="of:=((([.$B$4]*[.D194])*[.$B$29]+(1-[.$B$29])*([.$B$4]*[.$J$4]))/([.$E$4]*10^6))/3600" office:value-type="float" office:value="0.632658531145833">
            <text:p>0.63</text:p>
          </table:table-cell>
          <table:table-cell table:style-name="ce9" table:formula="of:=[.E194]/24" office:value-type="float" office:value="0.0263607721310764">
            <text:p>0.03</text:p>
          </table:table-cell>
          <table:table-cell table:style-name="ce9" table:formula="of:=(([.$B$4]*[.D194])/([.$E$5]*10^6))/3600" office:value-type="float" office:value="1.13227477609993">
            <text:p>1.13</text:p>
          </table:table-cell>
          <table:table-cell table:style-name="ce9" table:formula="of:=[.G194]/24" office:value-type="float" office:value="0.0471781156708302">
            <text:p>0.05</text:p>
          </table:table-cell>
          <table:table-cell table:style-name="ce9" table:formula="of:=[.E194]+[.G194]" office:value-type="float" office:value="1.76493330724576">
            <text:p>1.76</text:p>
          </table:table-cell>
          <table:table-cell table:style-name="ce9" table:formula="of:=[.I194]/24" office:value-type="float" office:value="0.0735388878019066">
            <text:p>0.07</text:p>
          </table:table-cell>
          <table:table-cell table:style-name="ce9" table:formula="of:=SUM([.$J$34:.J194])" office:value-type="float" office:value="118.11667061221">
            <text:p>118.1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2">
            <text:p>162</text:p>
          </table:table-cell>
          <table:table-cell table:style-name="ce13" table:formula="of:=[.A195]/[.$B$5]" office:value-type="float" office:value="0.81">
            <text:p>0.810</text:p>
          </table:table-cell>
          <table:table-cell table:style-name="ce9" table:formula="of:=ROUND((1-[.B195])*0.5*[.$B$28]+2)" office:value-type="float" office:value="84">
            <text:p>84</text:p>
          </table:table-cell>
          <table:table-cell table:style-name="ce9" table:formula="of:=MIN(([.C195]*2+1)^2;[.$J$4])" office:value-type="float" office:value="28561">
            <text:p>28561</text:p>
          </table:table-cell>
          <table:table-cell table:style-name="ce9" table:formula="of:=((([.$B$4]*[.D195])*[.$B$29]+(1-[.$B$29])*([.$B$4]*[.$J$4]))/([.$E$4]*10^6))/3600" office:value-type="float" office:value="0.603740863645833">
            <text:p>0.6</text:p>
          </table:table-cell>
          <table:table-cell table:style-name="ce9" table:formula="of:=[.E195]/24" office:value-type="float" office:value="0.0251558693185764">
            <text:p>0.03</text:p>
          </table:table-cell>
          <table:table-cell table:style-name="ce9" table:formula="of:=(([.$B$4]*[.D195])/([.$E$5]*10^6))/3600" office:value-type="float" office:value="1.08052056133482">
            <text:p>1.08</text:p>
          </table:table-cell>
          <table:table-cell table:style-name="ce9" table:formula="of:=[.G195]/24" office:value-type="float" office:value="0.0450216900556177">
            <text:p>0.05</text:p>
          </table:table-cell>
          <table:table-cell table:style-name="ce9" table:formula="of:=[.E195]+[.G195]" office:value-type="float" office:value="1.68426142498066">
            <text:p>1.68</text:p>
          </table:table-cell>
          <table:table-cell table:style-name="ce9" table:formula="of:=[.I195]/24" office:value-type="float" office:value="0.0701775593741941">
            <text:p>0.07</text:p>
          </table:table-cell>
          <table:table-cell table:style-name="ce9" table:formula="of:=SUM([.$J$34:.J195])" office:value-type="float" office:value="118.186848171585">
            <text:p>118.1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3">
            <text:p>163</text:p>
          </table:table-cell>
          <table:table-cell table:style-name="ce13" table:formula="of:=[.A196]/[.$B$5]" office:value-type="float" office:value="0.815">
            <text:p>0.815</text:p>
          </table:table-cell>
          <table:table-cell table:style-name="ce9" table:formula="of:=ROUND((1-[.B196])*0.5*[.$B$28]+2)" office:value-type="float" office:value="81">
            <text:p>81</text:p>
          </table:table-cell>
          <table:table-cell table:style-name="ce9" table:formula="of:=MIN(([.C196]*2+1)^2;[.$J$4])" office:value-type="float" office:value="26569">
            <text:p>26569</text:p>
          </table:table-cell>
          <table:table-cell table:style-name="ce9" table:formula="of:=((([.$B$4]*[.D196])*[.$B$29]+(1-[.$B$29])*([.$B$4]*[.$J$4]))/([.$E$4]*10^6))/3600" office:value-type="float" office:value="0.561632681145833">
            <text:p>0.56</text:p>
          </table:table-cell>
          <table:table-cell table:style-name="ce9" table:formula="of:=[.E196]/24" office:value-type="float" office:value="0.0234013617144097">
            <text:p>0.02</text:p>
          </table:table-cell>
          <table:table-cell table:style-name="ce9" table:formula="of:=(([.$B$4]*[.D196])/([.$E$5]*10^6))/3600" office:value-type="float" office:value="1.0051591608874">
            <text:p>1.01</text:p>
          </table:table-cell>
          <table:table-cell table:style-name="ce9" table:formula="of:=[.G196]/24" office:value-type="float" office:value="0.0418816317036416">
            <text:p>0.04</text:p>
          </table:table-cell>
          <table:table-cell table:style-name="ce9" table:formula="of:=[.E196]+[.G196]" office:value-type="float" office:value="1.56679184203323">
            <text:p>1.57</text:p>
          </table:table-cell>
          <table:table-cell table:style-name="ce9" table:formula="of:=[.I196]/24" office:value-type="float" office:value="0.0652829934180513">
            <text:p>0.07</text:p>
          </table:table-cell>
          <table:table-cell table:style-name="ce9" table:formula="of:=SUM([.$J$34:.J196])" office:value-type="float" office:value="118.252131165003">
            <text:p>118.2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4">
            <text:p>164</text:p>
          </table:table-cell>
          <table:table-cell table:style-name="ce13" table:formula="of:=[.A197]/[.$B$5]" office:value-type="float" office:value="0.82">
            <text:p>0.820</text:p>
          </table:table-cell>
          <table:table-cell table:style-name="ce9" table:formula="of:=ROUND((1-[.B197])*0.5*[.$B$28]+2)" office:value-type="float" office:value="79">
            <text:p>79</text:p>
          </table:table-cell>
          <table:table-cell table:style-name="ce9" table:formula="of:=MIN(([.C197]*2+1)^2;[.$J$4])" office:value-type="float" office:value="25281">
            <text:p>25281</text:p>
          </table:table-cell>
          <table:table-cell table:style-name="ce9" table:formula="of:=((([.$B$4]*[.D197])*[.$B$29]+(1-[.$B$29])*([.$B$4]*[.$J$4]))/([.$E$4]*10^6))/3600" office:value-type="float" office:value="0.5344061053125">
            <text:p>0.53</text:p>
          </table:table-cell>
          <table:table-cell table:style-name="ce9" table:formula="of:=[.E197]/24" office:value-type="float" office:value="0.0222669210546875">
            <text:p>0.02</text:p>
          </table:table-cell>
          <table:table-cell table:style-name="ce9" table:formula="of:=(([.$B$4]*[.D197])/([.$E$5]*10^6))/3600" office:value-type="float" office:value="0.956431508389262">
            <text:p>0.96</text:p>
          </table:table-cell>
          <table:table-cell table:style-name="ce9" table:formula="of:=[.G197]/24" office:value-type="float" office:value="0.0398513128495526">
            <text:p>0.04</text:p>
          </table:table-cell>
          <table:table-cell table:style-name="ce9" table:formula="of:=[.E197]+[.G197]" office:value-type="float" office:value="1.49083761370176">
            <text:p>1.49</text:p>
          </table:table-cell>
          <table:table-cell table:style-name="ce9" table:formula="of:=[.I197]/24" office:value-type="float" office:value="0.0621182339042401">
            <text:p>0.06</text:p>
          </table:table-cell>
          <table:table-cell table:style-name="ce9" table:formula="of:=SUM([.$J$34:.J197])" office:value-type="float" office:value="118.314249398907">
            <text:p>118.3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5">
            <text:p>165</text:p>
          </table:table-cell>
          <table:table-cell table:style-name="ce13" table:formula="of:=[.A198]/[.$B$5]" office:value-type="float" office:value="0.825">
            <text:p>0.825</text:p>
          </table:table-cell>
          <table:table-cell table:style-name="ce9" table:formula="of:=ROUND((1-[.B198])*0.5*[.$B$28]+2)" office:value-type="float" office:value="77">
            <text:p>77</text:p>
          </table:table-cell>
          <table:table-cell table:style-name="ce9" table:formula="of:=MIN(([.C198]*2+1)^2;[.$J$4])" office:value-type="float" office:value="24025">
            <text:p>24025</text:p>
          </table:table-cell>
          <table:table-cell table:style-name="ce9" table:formula="of:=((([.$B$4]*[.D198])*[.$B$29]+(1-[.$B$29])*([.$B$4]*[.$J$4]))/([.$E$4]*10^6))/3600" office:value-type="float" office:value="0.507855966145833">
            <text:p>0.51</text:p>
          </table:table-cell>
          <table:table-cell table:style-name="ce9" table:formula="of:=[.E198]/24" office:value-type="float" office:value="0.0211606652560764">
            <text:p>0.02</text:p>
          </table:table-cell>
          <table:table-cell table:style-name="ce9" table:formula="of:=(([.$B$4]*[.D198])/([.$E$5]*10^6))/3600" office:value-type="float" office:value="0.908914480797912">
            <text:p>0.91</text:p>
          </table:table-cell>
          <table:table-cell table:style-name="ce9" table:formula="of:=[.G198]/24" office:value-type="float" office:value="0.037871436699913">
            <text:p>0.04</text:p>
          </table:table-cell>
          <table:table-cell table:style-name="ce9" table:formula="of:=[.E198]+[.G198]" office:value-type="float" office:value="1.41677044694375">
            <text:p>1.42</text:p>
          </table:table-cell>
          <table:table-cell table:style-name="ce9" table:formula="of:=[.I198]/24" office:value-type="float" office:value="0.0590321019559894">
            <text:p>0.06</text:p>
          </table:table-cell>
          <table:table-cell table:style-name="ce9" table:formula="of:=SUM([.$J$34:.J198])" office:value-type="float" office:value="118.373281500863">
            <text:p>118.3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6">
            <text:p>166</text:p>
          </table:table-cell>
          <table:table-cell table:style-name="ce13" table:formula="of:=[.A199]/[.$B$5]" office:value-type="float" office:value="0.83">
            <text:p>0.830</text:p>
          </table:table-cell>
          <table:table-cell table:style-name="ce9" table:formula="of:=ROUND((1-[.B199])*0.5*[.$B$28]+2)" office:value-type="float" office:value="75">
            <text:p>75</text:p>
          </table:table-cell>
          <table:table-cell table:style-name="ce9" table:formula="of:=MIN(([.C199]*2+1)^2;[.$J$4])" office:value-type="float" office:value="22801">
            <text:p>22801</text:p>
          </table:table-cell>
          <table:table-cell table:style-name="ce9" table:formula="of:=((([.$B$4]*[.D199])*[.$B$29]+(1-[.$B$29])*([.$B$4]*[.$J$4]))/([.$E$4]*10^6))/3600" office:value-type="float" office:value="0.481982263645833">
            <text:p>0.48</text:p>
          </table:table-cell>
          <table:table-cell table:style-name="ce9" table:formula="of:=[.E199]/24" office:value-type="float" office:value="0.0200825943185764">
            <text:p>0.02</text:p>
          </table:table-cell>
          <table:table-cell table:style-name="ce9" table:formula="of:=(([.$B$4]*[.D199])/([.$E$5]*10^6))/3600" office:value-type="float" office:value="0.862608078113348">
            <text:p>0.86</text:p>
          </table:table-cell>
          <table:table-cell table:style-name="ce9" table:formula="of:=[.G199]/24" office:value-type="float" office:value="0.0359420032547228">
            <text:p>0.04</text:p>
          </table:table-cell>
          <table:table-cell table:style-name="ce9" table:formula="of:=[.E199]+[.G199]" office:value-type="float" office:value="1.34459034175918">
            <text:p>1.34</text:p>
          </table:table-cell>
          <table:table-cell table:style-name="ce9" table:formula="of:=[.I199]/24" office:value-type="float" office:value="0.0560245975732992">
            <text:p>0.06</text:p>
          </table:table-cell>
          <table:table-cell table:style-name="ce9" table:formula="of:=SUM([.$J$34:.J199])" office:value-type="float" office:value="118.429306098436">
            <text:p>118.4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7">
            <text:p>167</text:p>
          </table:table-cell>
          <table:table-cell table:style-name="ce13" table:formula="of:=[.A200]/[.$B$5]" office:value-type="float" office:value="0.835">
            <text:p>0.835</text:p>
          </table:table-cell>
          <table:table-cell table:style-name="ce9" table:formula="of:=ROUND((1-[.B200])*0.5*[.$B$28]+2)" office:value-type="float" office:value="73">
            <text:p>73</text:p>
          </table:table-cell>
          <table:table-cell table:style-name="ce9" table:formula="of:=MIN(([.C200]*2+1)^2;[.$J$4])" office:value-type="float" office:value="21609">
            <text:p>21609</text:p>
          </table:table-cell>
          <table:table-cell table:style-name="ce9" table:formula="of:=((([.$B$4]*[.D200])*[.$B$29]+(1-[.$B$29])*([.$B$4]*[.$J$4]))/([.$E$4]*10^6))/3600" office:value-type="float" office:value="0.4567849978125">
            <text:p>0.46</text:p>
          </table:table-cell>
          <table:table-cell table:style-name="ce9" table:formula="of:=[.E200]/24" office:value-type="float" office:value="0.0190327082421875">
            <text:p>0.02</text:p>
          </table:table-cell>
          <table:table-cell table:style-name="ce9" table:formula="of:=(([.$B$4]*[.D200])/([.$E$5]*10^6))/3600" office:value-type="float" office:value="0.81751230033557">
            <text:p>0.82</text:p>
          </table:table-cell>
          <table:table-cell table:style-name="ce9" table:formula="of:=[.G200]/24" office:value-type="float" office:value="0.0340630125139821">
            <text:p>0.03</text:p>
          </table:table-cell>
          <table:table-cell table:style-name="ce9" table:formula="of:=[.E200]+[.G200]" office:value-type="float" office:value="1.27429729814807">
            <text:p>1.27</text:p>
          </table:table-cell>
          <table:table-cell table:style-name="ce9" table:formula="of:=[.I200]/24" office:value-type="float" office:value="0.0530957207561696">
            <text:p>0.05</text:p>
          </table:table-cell>
          <table:table-cell table:style-name="ce9" table:formula="of:=SUM([.$J$34:.J200])" office:value-type="float" office:value="118.482401819192">
            <text:p>118.4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8">
            <text:p>168</text:p>
          </table:table-cell>
          <table:table-cell table:style-name="ce13" table:formula="of:=[.A201]/[.$B$5]" office:value-type="float" office:value="0.84">
            <text:p>0.840</text:p>
          </table:table-cell>
          <table:table-cell table:style-name="ce9" table:formula="of:=ROUND((1-[.B201])*0.5*[.$B$28]+2)" office:value-type="float" office:value="71">
            <text:p>71</text:p>
          </table:table-cell>
          <table:table-cell table:style-name="ce9" table:formula="of:=MIN(([.C201]*2+1)^2;[.$J$4])" office:value-type="float" office:value="20449">
            <text:p>20449</text:p>
          </table:table-cell>
          <table:table-cell table:style-name="ce9" table:formula="of:=((([.$B$4]*[.D201])*[.$B$29]+(1-[.$B$29])*([.$B$4]*[.$J$4]))/([.$E$4]*10^6))/3600" office:value-type="float" office:value="0.432264168645833">
            <text:p>0.43</text:p>
          </table:table-cell>
          <table:table-cell table:style-name="ce9" table:formula="of:=[.E201]/24" office:value-type="float" office:value="0.0180110070269097">
            <text:p>0.02</text:p>
          </table:table-cell>
          <table:table-cell table:style-name="ce9" table:formula="of:=(([.$B$4]*[.D201])/([.$E$5]*10^6))/3600" office:value-type="float" office:value="0.773627147464579">
            <text:p>0.77</text:p>
          </table:table-cell>
          <table:table-cell table:style-name="ce9" table:formula="of:=[.G201]/24" office:value-type="float" office:value="0.0322344644776908">
            <text:p>0.03</text:p>
          </table:table-cell>
          <table:table-cell table:style-name="ce9" table:formula="of:=[.E201]+[.G201]" office:value-type="float" office:value="1.20589131611041">
            <text:p>1.21</text:p>
          </table:table-cell>
          <table:table-cell table:style-name="ce9" table:formula="of:=[.I201]/24" office:value-type="float" office:value="0.0502454715046005">
            <text:p>0.05</text:p>
          </table:table-cell>
          <table:table-cell table:style-name="ce9" table:formula="of:=SUM([.$J$34:.J201])" office:value-type="float" office:value="118.532647290697">
            <text:p>118.5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9">
            <text:p>169</text:p>
          </table:table-cell>
          <table:table-cell table:style-name="ce13" table:formula="of:=[.A202]/[.$B$5]" office:value-type="float" office:value="0.845">
            <text:p>0.845</text:p>
          </table:table-cell>
          <table:table-cell table:style-name="ce9" table:formula="of:=ROUND((1-[.B202])*0.5*[.$B$28]+2)" office:value-type="float" office:value="69">
            <text:p>69</text:p>
          </table:table-cell>
          <table:table-cell table:style-name="ce9" table:formula="of:=MIN(([.C202]*2+1)^2;[.$J$4])" office:value-type="float" office:value="19321">
            <text:p>19321</text:p>
          </table:table-cell>
          <table:table-cell table:style-name="ce9" table:formula="of:=((([.$B$4]*[.D202])*[.$B$29]+(1-[.$B$29])*([.$B$4]*[.$J$4]))/([.$E$4]*10^6))/3600" office:value-type="float" office:value="0.408419776145833">
            <text:p>0.41</text:p>
          </table:table-cell>
          <table:table-cell table:style-name="ce9" table:formula="of:=[.E202]/24" office:value-type="float" office:value="0.0170174906727431">
            <text:p>0.02</text:p>
          </table:table-cell>
          <table:table-cell table:style-name="ce9" table:formula="of:=(([.$B$4]*[.D202])/([.$E$5]*10^6))/3600" office:value-type="float" office:value="0.730952619500373">
            <text:p>0.73</text:p>
          </table:table-cell>
          <table:table-cell table:style-name="ce9" table:formula="of:=[.G202]/24" office:value-type="float" office:value="0.0304563591458489">
            <text:p>0.03</text:p>
          </table:table-cell>
          <table:table-cell table:style-name="ce9" table:formula="of:=[.E202]+[.G202]" office:value-type="float" office:value="1.13937239564621">
            <text:p>1.14</text:p>
          </table:table-cell>
          <table:table-cell table:style-name="ce9" table:formula="of:=[.I202]/24" office:value-type="float" office:value="0.0474738498185919">
            <text:p>0.05</text:p>
          </table:table-cell>
          <table:table-cell table:style-name="ce9" table:formula="of:=SUM([.$J$34:.J202])" office:value-type="float" office:value="118.580121140516">
            <text:p>118.5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0">
            <text:p>170</text:p>
          </table:table-cell>
          <table:table-cell table:style-name="ce13" table:formula="of:=[.A203]/[.$B$5]" office:value-type="float" office:value="0.85">
            <text:p>0.850</text:p>
          </table:table-cell>
          <table:table-cell table:style-name="ce9" table:formula="of:=ROUND((1-[.B203])*0.5*[.$B$28]+2)" office:value-type="float" office:value="66">
            <text:p>66</text:p>
          </table:table-cell>
          <table:table-cell table:style-name="ce9" table:formula="of:=MIN(([.C203]*2+1)^2;[.$J$4])" office:value-type="float" office:value="17689">
            <text:p>17689</text:p>
          </table:table-cell>
          <table:table-cell table:style-name="ce9" table:formula="of:=((([.$B$4]*[.D203])*[.$B$29]+(1-[.$B$29])*([.$B$4]*[.$J$4]))/([.$E$4]*10^6))/3600" office:value-type="float" office:value="0.373921506145833">
            <text:p>0.37</text:p>
          </table:table-cell>
          <table:table-cell table:style-name="ce9" table:formula="of:=[.E203]/24" office:value-type="float" office:value="0.0155800627560764">
            <text:p>0.02</text:p>
          </table:table-cell>
          <table:table-cell table:style-name="ce9" table:formula="of:=(([.$B$4]*[.D203])/([.$E$5]*10^6))/3600" office:value-type="float" office:value="0.669210749254288">
            <text:p>0.67</text:p>
          </table:table-cell>
          <table:table-cell table:style-name="ce9" table:formula="of:=[.G203]/24" office:value-type="float" office:value="0.0278837812189287">
            <text:p>0.03</text:p>
          </table:table-cell>
          <table:table-cell table:style-name="ce9" table:formula="of:=[.E203]+[.G203]" office:value-type="float" office:value="1.04313225540012">
            <text:p>1.04</text:p>
          </table:table-cell>
          <table:table-cell table:style-name="ce9" table:formula="of:=[.I203]/24" office:value-type="float" office:value="0.0434638439750051">
            <text:p>0.04</text:p>
          </table:table-cell>
          <table:table-cell table:style-name="ce9" table:formula="of:=SUM([.$J$34:.J203])" office:value-type="float" office:value="118.623584984491">
            <text:p>118.6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1">
            <text:p>171</text:p>
          </table:table-cell>
          <table:table-cell table:style-name="ce13" table:formula="of:=[.A204]/[.$B$5]" office:value-type="float" office:value="0.855">
            <text:p>0.855</text:p>
          </table:table-cell>
          <table:table-cell table:style-name="ce9" table:formula="of:=ROUND((1-[.B204])*0.5*[.$B$28]+2)" office:value-type="float" office:value="64">
            <text:p>64</text:p>
          </table:table-cell>
          <table:table-cell table:style-name="ce9" table:formula="of:=MIN(([.C204]*2+1)^2;[.$J$4])" office:value-type="float" office:value="16641">
            <text:p>16641</text:p>
          </table:table-cell>
          <table:table-cell table:style-name="ce9" table:formula="of:=((([.$B$4]*[.D204])*[.$B$29]+(1-[.$B$29])*([.$B$4]*[.$J$4]))/([.$E$4]*10^6))/3600" office:value-type="float" office:value="0.3517682053125">
            <text:p>0.35</text:p>
          </table:table-cell>
          <table:table-cell table:style-name="ce9" table:formula="of:=[.E204]/24" office:value-type="float" office:value="0.0146570085546875">
            <text:p>0.01</text:p>
          </table:table-cell>
          <table:table-cell table:style-name="ce9" table:formula="of:=(([.$B$4]*[.D204])/([.$E$5]*10^6))/3600" office:value-type="float" office:value="0.629562783557047">
            <text:p>0.63</text:p>
          </table:table-cell>
          <table:table-cell table:style-name="ce9" table:formula="of:=[.G204]/24" office:value-type="float" office:value="0.0262317826482103">
            <text:p>0.03</text:p>
          </table:table-cell>
          <table:table-cell table:style-name="ce9" table:formula="of:=[.E204]+[.G204]" office:value-type="float" office:value="0.981330988869547">
            <text:p>0.98</text:p>
          </table:table-cell>
          <table:table-cell table:style-name="ce9" table:formula="of:=[.I204]/24" office:value-type="float" office:value="0.0408887912028978">
            <text:p>0.04</text:p>
          </table:table-cell>
          <table:table-cell table:style-name="ce9" table:formula="of:=SUM([.$J$34:.J204])" office:value-type="float" office:value="118.664473775693">
            <text:p>118.6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2">
            <text:p>172</text:p>
          </table:table-cell>
          <table:table-cell table:style-name="ce13" table:formula="of:=[.A205]/[.$B$5]" office:value-type="float" office:value="0.86">
            <text:p>0.860</text:p>
          </table:table-cell>
          <table:table-cell table:style-name="ce9" table:formula="of:=ROUND((1-[.B205])*0.5*[.$B$28]+2)" office:value-type="float" office:value="62">
            <text:p>62</text:p>
          </table:table-cell>
          <table:table-cell table:style-name="ce9" table:formula="of:=MIN(([.C205]*2+1)^2;[.$J$4])" office:value-type="float" office:value="15625">
            <text:p>15625</text:p>
          </table:table-cell>
          <table:table-cell table:style-name="ce9" table:formula="of:=((([.$B$4]*[.D205])*[.$B$29]+(1-[.$B$29])*([.$B$4]*[.$J$4]))/([.$E$4]*10^6))/3600" office:value-type="float" office:value="0.330291341145833">
            <text:p>0.33</text:p>
          </table:table-cell>
          <table:table-cell table:style-name="ce9" table:formula="of:=[.E205]/24" office:value-type="float" office:value="0.0137621392144097">
            <text:p>0.01</text:p>
          </table:table-cell>
          <table:table-cell table:style-name="ce9" table:formula="of:=(([.$B$4]*[.D205])/([.$E$5]*10^6))/3600" office:value-type="float" office:value="0.591125442766592">
            <text:p>0.59</text:p>
          </table:table-cell>
          <table:table-cell table:style-name="ce9" table:formula="of:=[.G205]/24" office:value-type="float" office:value="0.0246302267819413">
            <text:p>0.02</text:p>
          </table:table-cell>
          <table:table-cell table:style-name="ce9" table:formula="of:=[.E205]+[.G205]" office:value-type="float" office:value="0.921416783912425">
            <text:p>0.92</text:p>
          </table:table-cell>
          <table:table-cell table:style-name="ce9" table:formula="of:=[.I205]/24" office:value-type="float" office:value="0.0383923659963511">
            <text:p>0.04</text:p>
          </table:table-cell>
          <table:table-cell table:style-name="ce9" table:formula="of:=SUM([.$J$34:.J205])" office:value-type="float" office:value="118.70286614169">
            <text:p>118.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3">
            <text:p>173</text:p>
          </table:table-cell>
          <table:table-cell table:style-name="ce13" table:formula="of:=[.A206]/[.$B$5]" office:value-type="float" office:value="0.865">
            <text:p>0.865</text:p>
          </table:table-cell>
          <table:table-cell table:style-name="ce9" table:formula="of:=ROUND((1-[.B206])*0.5*[.$B$28]+2)" office:value-type="float" office:value="60">
            <text:p>60</text:p>
          </table:table-cell>
          <table:table-cell table:style-name="ce9" table:formula="of:=MIN(([.C206]*2+1)^2;[.$J$4])" office:value-type="float" office:value="14641">
            <text:p>14641</text:p>
          </table:table-cell>
          <table:table-cell table:style-name="ce9" table:formula="of:=((([.$B$4]*[.D206])*[.$B$29]+(1-[.$B$29])*([.$B$4]*[.$J$4]))/([.$E$4]*10^6))/3600" office:value-type="float" office:value="0.309490913645833">
            <text:p>0.31</text:p>
          </table:table-cell>
          <table:table-cell table:style-name="ce9" table:formula="of:=[.E206]/24" office:value-type="float" office:value="0.0128954547352431">
            <text:p>0.01</text:p>
          </table:table-cell>
          <table:table-cell table:style-name="ce9" table:formula="of:=(([.$B$4]*[.D206])/([.$E$5]*10^6))/3600" office:value-type="float" office:value="0.553898726882923">
            <text:p>0.55</text:p>
          </table:table-cell>
          <table:table-cell table:style-name="ce9" table:formula="of:=[.G206]/24" office:value-type="float" office:value="0.0230791136201218">
            <text:p>0.02</text:p>
          </table:table-cell>
          <table:table-cell table:style-name="ce9" table:formula="of:=[.E206]+[.G206]" office:value-type="float" office:value="0.863389640528757">
            <text:p>0.86</text:p>
          </table:table-cell>
          <table:table-cell table:style-name="ce9" table:formula="of:=[.I206]/24" office:value-type="float" office:value="0.0359745683553649">
            <text:p>0.04</text:p>
          </table:table-cell>
          <table:table-cell table:style-name="ce9" table:formula="of:=SUM([.$J$34:.J206])" office:value-type="float" office:value="118.738840710045">
            <text:p>118.7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4">
            <text:p>174</text:p>
          </table:table-cell>
          <table:table-cell table:style-name="ce13" table:formula="of:=[.A207]/[.$B$5]" office:value-type="float" office:value="0.87">
            <text:p>0.870</text:p>
          </table:table-cell>
          <table:table-cell table:style-name="ce9" table:formula="of:=ROUND((1-[.B207])*0.5*[.$B$28]+2)" office:value-type="float" office:value="58">
            <text:p>58</text:p>
          </table:table-cell>
          <table:table-cell table:style-name="ce9" table:formula="of:=MIN(([.C207]*2+1)^2;[.$J$4])" office:value-type="float" office:value="13689">
            <text:p>13689</text:p>
          </table:table-cell>
          <table:table-cell table:style-name="ce9" table:formula="of:=((([.$B$4]*[.D207])*[.$B$29]+(1-[.$B$29])*([.$B$4]*[.$J$4]))/([.$E$4]*10^6))/3600" office:value-type="float" office:value="0.2893669228125">
            <text:p>0.29</text:p>
          </table:table-cell>
          <table:table-cell table:style-name="ce9" table:formula="of:=[.E207]/24" office:value-type="float" office:value="0.0120569551171875">
            <text:p>0.01</text:p>
          </table:table-cell>
          <table:table-cell table:style-name="ce9" table:formula="of:=(([.$B$4]*[.D207])/([.$E$5]*10^6))/3600" office:value-type="float" office:value="0.51788263590604">
            <text:p>0.52</text:p>
          </table:table-cell>
          <table:table-cell table:style-name="ce9" table:formula="of:=[.G207]/24" office:value-type="float" office:value="0.0215784431627517">
            <text:p>0.02</text:p>
          </table:table-cell>
          <table:table-cell table:style-name="ce9" table:formula="of:=[.E207]+[.G207]" office:value-type="float" office:value="0.80724955871854">
            <text:p>0.81</text:p>
          </table:table-cell>
          <table:table-cell table:style-name="ce9" table:formula="of:=[.I207]/24" office:value-type="float" office:value="0.0336353982799392">
            <text:p>0.03</text:p>
          </table:table-cell>
          <table:table-cell table:style-name="ce9" table:formula="of:=SUM([.$J$34:.J207])" office:value-type="float" office:value="118.772476108325">
            <text:p>118.7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5">
            <text:p>175</text:p>
          </table:table-cell>
          <table:table-cell table:style-name="ce13" table:formula="of:=[.A208]/[.$B$5]" office:value-type="float" office:value="0.875">
            <text:p>0.875</text:p>
          </table:table-cell>
          <table:table-cell table:style-name="ce9" table:formula="of:=ROUND((1-[.B208])*0.5*[.$B$28]+2)" office:value-type="float" office:value="56">
            <text:p>56</text:p>
          </table:table-cell>
          <table:table-cell table:style-name="ce9" table:formula="of:=MIN(([.C208]*2+1)^2;[.$J$4])" office:value-type="float" office:value="12769">
            <text:p>12769</text:p>
          </table:table-cell>
          <table:table-cell table:style-name="ce9" table:formula="of:=((([.$B$4]*[.D208])*[.$B$29]+(1-[.$B$29])*([.$B$4]*[.$J$4]))/([.$E$4]*10^6))/3600" office:value-type="float" office:value="0.269919368645833">
            <text:p>0.27</text:p>
          </table:table-cell>
          <table:table-cell table:style-name="ce9" table:formula="of:=[.E208]/24" office:value-type="float" office:value="0.0112466403602431">
            <text:p>0.01</text:p>
          </table:table-cell>
          <table:table-cell table:style-name="ce9" table:formula="of:=(([.$B$4]*[.D208])/([.$E$5]*10^6))/3600" office:value-type="float" office:value="0.483077169835943">
            <text:p>0.48</text:p>
          </table:table-cell>
          <table:table-cell table:style-name="ce9" table:formula="of:=[.G208]/24" office:value-type="float" office:value="0.020128215409831">
            <text:p>0.02</text:p>
          </table:table-cell>
          <table:table-cell table:style-name="ce9" table:formula="of:=[.E208]+[.G208]" office:value-type="float" office:value="0.752996538481777">
            <text:p>0.75</text:p>
          </table:table-cell>
          <table:table-cell table:style-name="ce9" table:formula="of:=[.I208]/24" office:value-type="float" office:value="0.031374855770074">
            <text:p>0.03</text:p>
          </table:table-cell>
          <table:table-cell table:style-name="ce9" table:formula="of:=SUM([.$J$34:.J208])" office:value-type="float" office:value="118.803850964095">
            <text:p>118.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6">
            <text:p>176</text:p>
          </table:table-cell>
          <table:table-cell table:style-name="ce13" table:formula="of:=[.A209]/[.$B$5]" office:value-type="float" office:value="0.88">
            <text:p>0.880</text:p>
          </table:table-cell>
          <table:table-cell table:style-name="ce9" table:formula="of:=ROUND((1-[.B209])*0.5*[.$B$28]+2)" office:value-type="float" office:value="54">
            <text:p>54</text:p>
          </table:table-cell>
          <table:table-cell table:style-name="ce9" table:formula="of:=MIN(([.C209]*2+1)^2;[.$J$4])" office:value-type="float" office:value="11881">
            <text:p>11881</text:p>
          </table:table-cell>
          <table:table-cell table:style-name="ce9" table:formula="of:=((([.$B$4]*[.D209])*[.$B$29]+(1-[.$B$29])*([.$B$4]*[.$J$4]))/([.$E$4]*10^6))/3600" office:value-type="float" office:value="0.251148251145833">
            <text:p>0.25</text:p>
          </table:table-cell>
          <table:table-cell table:style-name="ce9" table:formula="of:=[.E209]/24" office:value-type="float" office:value="0.0104645104644097">
            <text:p>0.01</text:p>
          </table:table-cell>
          <table:table-cell table:style-name="ce9" table:formula="of:=(([.$B$4]*[.D209])/([.$E$5]*10^6))/3600" office:value-type="float" office:value="0.449482328672632">
            <text:p>0.45</text:p>
          </table:table-cell>
          <table:table-cell table:style-name="ce9" table:formula="of:=[.G209]/24" office:value-type="float" office:value="0.0187284303613597">
            <text:p>0.02</text:p>
          </table:table-cell>
          <table:table-cell table:style-name="ce9" table:formula="of:=[.E209]+[.G209]" office:value-type="float" office:value="0.700630579818466">
            <text:p>0.7</text:p>
          </table:table-cell>
          <table:table-cell table:style-name="ce9" table:formula="of:=[.I209]/24" office:value-type="float" office:value="0.0291929408257694">
            <text:p>0.03</text:p>
          </table:table-cell>
          <table:table-cell table:style-name="ce9" table:formula="of:=SUM([.$J$34:.J209])" office:value-type="float" office:value="118.833043904921">
            <text:p>118.8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7">
            <text:p>177</text:p>
          </table:table-cell>
          <table:table-cell table:style-name="ce13" table:formula="of:=[.A210]/[.$B$5]" office:value-type="float" office:value="0.885">
            <text:p>0.885</text:p>
          </table:table-cell>
          <table:table-cell table:style-name="ce9" table:formula="of:=ROUND((1-[.B210])*0.5*[.$B$28]+2)" office:value-type="float" office:value="51">
            <text:p>51</text:p>
          </table:table-cell>
          <table:table-cell table:style-name="ce9" table:formula="of:=MIN(([.C210]*2+1)^2;[.$J$4])" office:value-type="float" office:value="10609">
            <text:p>10609</text:p>
          </table:table-cell>
          <table:table-cell table:style-name="ce9" table:formula="of:=((([.$B$4]*[.D210])*[.$B$29]+(1-[.$B$29])*([.$B$4]*[.$J$4]))/([.$E$4]*10^6))/3600" office:value-type="float" office:value="0.224259893645833">
            <text:p>0.22</text:p>
          </table:table-cell>
          <table:table-cell table:style-name="ce9" table:formula="of:=[.E210]/24" office:value-type="float" office:value="0.00934416223524306">
            <text:p>0.01</text:p>
          </table:table-cell>
          <table:table-cell table:style-name="ce9" table:formula="of:=(([.$B$4]*[.D210])/([.$E$5]*10^6))/3600" office:value-type="float" office:value="0.40135998862789">
            <text:p>0.4</text:p>
          </table:table-cell>
          <table:table-cell table:style-name="ce9" table:formula="of:=[.G210]/24" office:value-type="float" office:value="0.0167233328594954">
            <text:p>0.02</text:p>
          </table:table-cell>
          <table:table-cell table:style-name="ce9" table:formula="of:=[.E210]+[.G210]" office:value-type="float" office:value="0.625619882273723">
            <text:p>0.63</text:p>
          </table:table-cell>
          <table:table-cell table:style-name="ce9" table:formula="of:=[.I210]/24" office:value-type="float" office:value="0.0260674950947384">
            <text:p>0.03</text:p>
          </table:table-cell>
          <table:table-cell table:style-name="ce9" table:formula="of:=SUM([.$J$34:.J210])" office:value-type="float" office:value="118.859111400016">
            <text:p>118.8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8">
            <text:p>178</text:p>
          </table:table-cell>
          <table:table-cell table:style-name="ce13" table:formula="of:=[.A211]/[.$B$5]" office:value-type="float" office:value="0.89">
            <text:p>0.890</text:p>
          </table:table-cell>
          <table:table-cell table:style-name="ce9" table:formula="of:=ROUND((1-[.B211])*0.5*[.$B$28]+2)" office:value-type="float" office:value="49">
            <text:p>49</text:p>
          </table:table-cell>
          <table:table-cell table:style-name="ce9" table:formula="of:=MIN(([.C211]*2+1)^2;[.$J$4])" office:value-type="float" office:value="9801">
            <text:p>9801</text:p>
          </table:table-cell>
          <table:table-cell table:style-name="ce9" table:formula="of:=((([.$B$4]*[.D211])*[.$B$29]+(1-[.$B$29])*([.$B$4]*[.$J$4]))/([.$E$4]*10^6))/3600" office:value-type="float" office:value="0.2071798678125">
            <text:p>0.21</text:p>
          </table:table-cell>
          <table:table-cell table:style-name="ce9" table:formula="of:=[.E211]/24" office:value-type="float" office:value="0.0086324944921875">
            <text:p>0.01</text:p>
          </table:table-cell>
          <table:table-cell table:style-name="ce9" table:formula="of:=(([.$B$4]*[.D211])/([.$E$5]*10^6))/3600" office:value-type="float" office:value="0.370791709731544">
            <text:p>0.37</text:p>
          </table:table-cell>
          <table:table-cell table:style-name="ce9" table:formula="of:=[.G211]/24" office:value-type="float" office:value="0.0154496545721477">
            <text:p>0.02</text:p>
          </table:table-cell>
          <table:table-cell table:style-name="ce9" table:formula="of:=[.E211]+[.G211]" office:value-type="float" office:value="0.577971577544044">
            <text:p>0.58</text:p>
          </table:table-cell>
          <table:table-cell table:style-name="ce9" table:formula="of:=[.I211]/24" office:value-type="float" office:value="0.0240821490643351">
            <text:p>0.02</text:p>
          </table:table-cell>
          <table:table-cell table:style-name="ce9" table:formula="of:=SUM([.$J$34:.J211])" office:value-type="float" office:value="118.88319354908">
            <text:p>118.8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9">
            <text:p>179</text:p>
          </table:table-cell>
          <table:table-cell table:style-name="ce13" table:formula="of:=[.A212]/[.$B$5]" office:value-type="float" office:value="0.895">
            <text:p>0.895</text:p>
          </table:table-cell>
          <table:table-cell table:style-name="ce9" table:formula="of:=ROUND((1-[.B212])*0.5*[.$B$28]+2)" office:value-type="float" office:value="47">
            <text:p>47</text:p>
          </table:table-cell>
          <table:table-cell table:style-name="ce9" table:formula="of:=MIN(([.C212]*2+1)^2;[.$J$4])" office:value-type="float" office:value="9025">
            <text:p>9025</text:p>
          </table:table-cell>
          <table:table-cell table:style-name="ce9" table:formula="of:=((([.$B$4]*[.D212])*[.$B$29]+(1-[.$B$29])*([.$B$4]*[.$J$4]))/([.$E$4]*10^6))/3600" office:value-type="float" office:value="0.190776278645833">
            <text:p>0.19</text:p>
          </table:table-cell>
          <table:table-cell table:style-name="ce9" table:formula="of:=[.E212]/24" office:value-type="float" office:value="0.00794901161024306">
            <text:p>0.01</text:p>
          </table:table-cell>
          <table:table-cell table:style-name="ce9" table:formula="of:=(([.$B$4]*[.D212])/([.$E$5]*10^6))/3600" office:value-type="float" office:value="0.341434055741984">
            <text:p>0.34</text:p>
          </table:table-cell>
          <table:table-cell table:style-name="ce9" table:formula="of:=[.G212]/24" office:value-type="float" office:value="0.0142264189892493">
            <text:p>0.01</text:p>
          </table:table-cell>
          <table:table-cell table:style-name="ce9" table:formula="of:=[.E212]+[.G212]" office:value-type="float" office:value="0.532210334387817">
            <text:p>0.53</text:p>
          </table:table-cell>
          <table:table-cell table:style-name="ce9" table:formula="of:=[.I212]/24" office:value-type="float" office:value="0.0221754305994924">
            <text:p>0.02</text:p>
          </table:table-cell>
          <table:table-cell table:style-name="ce9" table:formula="of:=SUM([.$J$34:.J212])" office:value-type="float" office:value="118.90536897968">
            <text:p>118.9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0">
            <text:p>180</text:p>
          </table:table-cell>
          <table:table-cell table:style-name="ce13" table:formula="of:=[.A213]/[.$B$5]" office:value-type="float" office:value="0.9">
            <text:p>0.900</text:p>
          </table:table-cell>
          <table:table-cell table:style-name="ce9" table:formula="of:=ROUND((1-[.B213])*0.5*[.$B$28]+2)" office:value-type="float" office:value="45">
            <text:p>45</text:p>
          </table:table-cell>
          <table:table-cell table:style-name="ce9" table:formula="of:=MIN(([.C213]*2+1)^2;[.$J$4])" office:value-type="float" office:value="8281">
            <text:p>8281</text:p>
          </table:table-cell>
          <table:table-cell table:style-name="ce9" table:formula="of:=((([.$B$4]*[.D213])*[.$B$29]+(1-[.$B$29])*([.$B$4]*[.$J$4]))/([.$E$4]*10^6))/3600" office:value-type="float" office:value="0.175049126145833">
            <text:p>0.18</text:p>
          </table:table-cell>
          <table:table-cell table:style-name="ce9" table:formula="of:=[.E213]/24" office:value-type="float" office:value="0.00729371358940972">
            <text:p>0.01</text:p>
          </table:table-cell>
          <table:table-cell table:style-name="ce9" table:formula="of:=(([.$B$4]*[.D213])/([.$E$5]*10^6))/3600" office:value-type="float" office:value="0.31328702665921">
            <text:p>0.31</text:p>
          </table:table-cell>
          <table:table-cell table:style-name="ce9" table:formula="of:=[.G213]/24" office:value-type="float" office:value="0.0130536261108004">
            <text:p>0.01</text:p>
          </table:table-cell>
          <table:table-cell table:style-name="ce9" table:formula="of:=[.E213]+[.G213]" office:value-type="float" office:value="0.488336152805043">
            <text:p>0.49</text:p>
          </table:table-cell>
          <table:table-cell table:style-name="ce9" table:formula="of:=[.I213]/24" office:value-type="float" office:value="0.0203473397002101">
            <text:p>0.02</text:p>
          </table:table-cell>
          <table:table-cell table:style-name="ce9" table:formula="of:=SUM([.$J$34:.J213])" office:value-type="float" office:value="118.92571631938">
            <text:p>118.9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1">
            <text:p>181</text:p>
          </table:table-cell>
          <table:table-cell table:style-name="ce13" table:formula="of:=[.A214]/[.$B$5]" office:value-type="float" office:value="0.905">
            <text:p>0.905</text:p>
          </table:table-cell>
          <table:table-cell table:style-name="ce9" table:formula="of:=ROUND((1-[.B214])*0.5*[.$B$28]+2)" office:value-type="float" office:value="43">
            <text:p>43</text:p>
          </table:table-cell>
          <table:table-cell table:style-name="ce9" table:formula="of:=MIN(([.C214]*2+1)^2;[.$J$4])" office:value-type="float" office:value="7569">
            <text:p>7569</text:p>
          </table:table-cell>
          <table:table-cell table:style-name="ce9" table:formula="of:=((([.$B$4]*[.D214])*[.$B$29]+(1-[.$B$29])*([.$B$4]*[.$J$4]))/([.$E$4]*10^6))/3600" office:value-type="float" office:value="0.1599984103125">
            <text:p>0.16</text:p>
          </table:table-cell>
          <table:table-cell table:style-name="ce9" table:formula="of:=[.E214]/24" office:value-type="float" office:value="0.0066666004296875">
            <text:p>0.01</text:p>
          </table:table-cell>
          <table:table-cell table:style-name="ce9" table:formula="of:=(([.$B$4]*[.D214])/([.$E$5]*10^6))/3600" office:value-type="float" office:value="0.286350622483221">
            <text:p>0.29</text:p>
          </table:table-cell>
          <table:table-cell table:style-name="ce9" table:formula="of:=[.G214]/24" office:value-type="float" office:value="0.0119312759368009">
            <text:p>0.01</text:p>
          </table:table-cell>
          <table:table-cell table:style-name="ce9" table:formula="of:=[.E214]+[.G214]" office:value-type="float" office:value="0.446349032795721">
            <text:p>0.45</text:p>
          </table:table-cell>
          <table:table-cell table:style-name="ce9" table:formula="of:=[.I214]/24" office:value-type="float" office:value="0.0185978763664884">
            <text:p>0.02</text:p>
          </table:table-cell>
          <table:table-cell table:style-name="ce9" table:formula="of:=SUM([.$J$34:.J214])" office:value-type="float" office:value="118.944314195746">
            <text:p>118.9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2">
            <text:p>182</text:p>
          </table:table-cell>
          <table:table-cell table:style-name="ce13" table:formula="of:=[.A215]/[.$B$5]" office:value-type="float" office:value="0.91">
            <text:p>0.910</text:p>
          </table:table-cell>
          <table:table-cell table:style-name="ce9" table:formula="of:=ROUND((1-[.B215])*0.5*[.$B$28]+2)" office:value-type="float" office:value="41">
            <text:p>41</text:p>
          </table:table-cell>
          <table:table-cell table:style-name="ce9" table:formula="of:=MIN(([.C215]*2+1)^2;[.$J$4])" office:value-type="float" office:value="6889">
            <text:p>6889</text:p>
          </table:table-cell>
          <table:table-cell table:style-name="ce9" table:formula="of:=((([.$B$4]*[.D215])*[.$B$29]+(1-[.$B$29])*([.$B$4]*[.$J$4]))/([.$E$4]*10^6))/3600" office:value-type="float" office:value="0.145624131145833">
            <text:p>0.15</text:p>
          </table:table-cell>
          <table:table-cell table:style-name="ce9" table:formula="of:=[.E215]/24" office:value-type="float" office:value="0.00606767213107639">
            <text:p>0.01</text:p>
          </table:table-cell>
          <table:table-cell table:style-name="ce9" table:formula="of:=(([.$B$4]*[.D215])/([.$E$5]*10^6))/3600" office:value-type="float" office:value="0.260624843214019">
            <text:p>0.26</text:p>
          </table:table-cell>
          <table:table-cell table:style-name="ce9" table:formula="of:=[.G215]/24" office:value-type="float" office:value="0.0108593684672508">
            <text:p>0.01</text:p>
          </table:table-cell>
          <table:table-cell table:style-name="ce9" table:formula="of:=[.E215]+[.G215]" office:value-type="float" office:value="0.406248974359853">
            <text:p>0.41</text:p>
          </table:table-cell>
          <table:table-cell table:style-name="ce9" table:formula="of:=[.I215]/24" office:value-type="float" office:value="0.0169270405983272">
            <text:p>0.02</text:p>
          </table:table-cell>
          <table:table-cell table:style-name="ce9" table:formula="of:=SUM([.$J$34:.J215])" office:value-type="float" office:value="118.961241236345">
            <text:p>118.9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3">
            <text:p>183</text:p>
          </table:table-cell>
          <table:table-cell table:style-name="ce13" table:formula="of:=[.A216]/[.$B$5]" office:value-type="float" office:value="0.915">
            <text:p>0.915</text:p>
          </table:table-cell>
          <table:table-cell table:style-name="ce9" table:formula="of:=ROUND((1-[.B216])*0.5*[.$B$28]+2)" office:value-type="float" office:value="39">
            <text:p>39</text:p>
          </table:table-cell>
          <table:table-cell table:style-name="ce9" table:formula="of:=MIN(([.C216]*2+1)^2;[.$J$4])" office:value-type="float" office:value="6241">
            <text:p>6241</text:p>
          </table:table-cell>
          <table:table-cell table:style-name="ce9" table:formula="of:=((([.$B$4]*[.D216])*[.$B$29]+(1-[.$B$29])*([.$B$4]*[.$J$4]))/([.$E$4]*10^6))/3600" office:value-type="float" office:value="0.131926288645833">
            <text:p>0.13</text:p>
          </table:table-cell>
          <table:table-cell table:style-name="ce9" table:formula="of:=[.E216]/24" office:value-type="float" office:value="0.00549692869357639">
            <text:p>0.01</text:p>
          </table:table-cell>
          <table:table-cell table:style-name="ce9" table:formula="of:=(([.$B$4]*[.D216])/([.$E$5]*10^6))/3600" office:value-type="float" office:value="0.236109688851603">
            <text:p>0.24</text:p>
          </table:table-cell>
          <table:table-cell table:style-name="ce9" table:formula="of:=[.G216]/24" office:value-type="float" office:value="0.00983790370215014">
            <text:p>0.01</text:p>
          </table:table-cell>
          <table:table-cell table:style-name="ce9" table:formula="of:=[.E216]+[.G216]" office:value-type="float" office:value="0.368035977497437">
            <text:p>0.37</text:p>
          </table:table-cell>
          <table:table-cell table:style-name="ce9" table:formula="of:=[.I216]/24" office:value-type="float" office:value="0.0153348323957265">
            <text:p>0.02</text:p>
          </table:table-cell>
          <table:table-cell table:style-name="ce9" table:formula="of:=SUM([.$J$34:.J216])" office:value-type="float" office:value="118.97657606874">
            <text:p>118.9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4">
            <text:p>184</text:p>
          </table:table-cell>
          <table:table-cell table:style-name="ce13" table:formula="of:=[.A217]/[.$B$5]" office:value-type="float" office:value="0.92">
            <text:p>0.920</text:p>
          </table:table-cell>
          <table:table-cell table:style-name="ce9" table:formula="of:=ROUND((1-[.B217])*0.5*[.$B$28]+2)" office:value-type="float" office:value="36">
            <text:p>36</text:p>
          </table:table-cell>
          <table:table-cell table:style-name="ce9" table:formula="of:=MIN(([.C217]*2+1)^2;[.$J$4])" office:value-type="float" office:value="5329">
            <text:p>5329</text:p>
          </table:table-cell>
          <table:table-cell table:style-name="ce9" table:formula="of:=((([.$B$4]*[.D217])*[.$B$29]+(1-[.$B$29])*([.$B$4]*[.$J$4]))/([.$E$4]*10^6))/3600" office:value-type="float" office:value="0.112647843645833">
            <text:p>0.11</text:p>
          </table:table-cell>
          <table:table-cell table:style-name="ce9" table:formula="of:=[.E217]/24" office:value-type="float" office:value="0.00469366015190972">
            <text:p>0</text:p>
          </table:table-cell>
          <table:table-cell table:style-name="ce9" table:formula="of:=(([.$B$4]*[.D217])/([.$E$5]*10^6))/3600" office:value-type="float" office:value="0.201606879008203">
            <text:p>0.2</text:p>
          </table:table-cell>
          <table:table-cell table:style-name="ce9" table:formula="of:=[.G217]/24" office:value-type="float" office:value="0.00840028662534179">
            <text:p>0.01</text:p>
          </table:table-cell>
          <table:table-cell table:style-name="ce9" table:formula="of:=[.E217]+[.G217]" office:value-type="float" office:value="0.314254722654036">
            <text:p>0.31</text:p>
          </table:table-cell>
          <table:table-cell table:style-name="ce9" table:formula="of:=[.I217]/24" office:value-type="float" office:value="0.0130939467772515">
            <text:p>0.01</text:p>
          </table:table-cell>
          <table:table-cell table:style-name="ce9" table:formula="of:=SUM([.$J$34:.J217])" office:value-type="float" office:value="118.989670015518">
            <text:p>118.9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5">
            <text:p>185</text:p>
          </table:table-cell>
          <table:table-cell table:style-name="ce13" table:formula="of:=[.A218]/[.$B$5]" office:value-type="float" office:value="0.925">
            <text:p>0.925</text:p>
          </table:table-cell>
          <table:table-cell table:style-name="ce9" table:formula="of:=ROUND((1-[.B218])*0.5*[.$B$28]+2)" office:value-type="float" office:value="34">
            <text:p>34</text:p>
          </table:table-cell>
          <table:table-cell table:style-name="ce9" table:formula="of:=MIN(([.C218]*2+1)^2;[.$J$4])" office:value-type="float" office:value="4761">
            <text:p>4761</text:p>
          </table:table-cell>
          <table:table-cell table:style-name="ce9" table:formula="of:=((([.$B$4]*[.D218])*[.$B$29]+(1-[.$B$29])*([.$B$4]*[.$J$4]))/([.$E$4]*10^6))/3600" office:value-type="float" office:value="0.1006410928125">
            <text:p>0.1</text:p>
          </table:table-cell>
          <table:table-cell table:style-name="ce9" table:formula="of:=[.E218]/24" office:value-type="float" office:value="0.0041933788671875">
            <text:p>0</text:p>
          </table:table-cell>
          <table:table-cell table:style-name="ce9" table:formula="of:=(([.$B$4]*[.D218])/([.$E$5]*10^6))/3600" office:value-type="float" office:value="0.180118286912752">
            <text:p>0.18</text:p>
          </table:table-cell>
          <table:table-cell table:style-name="ce9" table:formula="of:=[.G218]/24" office:value-type="float" office:value="0.00750492862136465">
            <text:p>0.01</text:p>
          </table:table-cell>
          <table:table-cell table:style-name="ce9" table:formula="of:=[.E218]+[.G218]" office:value-type="float" office:value="0.280759379725252">
            <text:p>0.28</text:p>
          </table:table-cell>
          <table:table-cell table:style-name="ce9" table:formula="of:=[.I218]/24" office:value-type="float" office:value="0.0116983074885522">
            <text:p>0.01</text:p>
          </table:table-cell>
          <table:table-cell table:style-name="ce9" table:formula="of:=SUM([.$J$34:.J218])" office:value-type="float" office:value="119.001368323006">
            <text:p>11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6">
            <text:p>186</text:p>
          </table:table-cell>
          <table:table-cell table:style-name="ce13" table:formula="of:=[.A219]/[.$B$5]" office:value-type="float" office:value="0.93">
            <text:p>0.930</text:p>
          </table:table-cell>
          <table:table-cell table:style-name="ce9" table:formula="of:=ROUND((1-[.B219])*0.5*[.$B$28]+2)" office:value-type="float" office:value="32">
            <text:p>32</text:p>
          </table:table-cell>
          <table:table-cell table:style-name="ce9" table:formula="of:=MIN(([.C219]*2+1)^2;[.$J$4])" office:value-type="float" office:value="4225">
            <text:p>4225</text:p>
          </table:table-cell>
          <table:table-cell table:style-name="ce9" table:formula="of:=((([.$B$4]*[.D219])*[.$B$29]+(1-[.$B$29])*([.$B$4]*[.$J$4]))/([.$E$4]*10^6))/3600" office:value-type="float" office:value="0.0893107786458333">
            <text:p>0.09</text:p>
          </table:table-cell>
          <table:table-cell table:style-name="ce9" table:formula="of:=[.E219]/24" office:value-type="float" office:value="0.00372128244357639">
            <text:p>0</text:p>
          </table:table-cell>
          <table:table-cell table:style-name="ce9" table:formula="of:=(([.$B$4]*[.D219])/([.$E$5]*10^6))/3600" office:value-type="float" office:value="0.159840319724086">
            <text:p>0.16</text:p>
          </table:table-cell>
          <table:table-cell table:style-name="ce9" table:formula="of:=[.G219]/24" office:value-type="float" office:value="0.00666001332183694">
            <text:p>0.01</text:p>
          </table:table-cell>
          <table:table-cell table:style-name="ce9" table:formula="of:=[.E219]+[.G219]" office:value-type="float" office:value="0.24915109836992">
            <text:p>0.25</text:p>
          </table:table-cell>
          <table:table-cell table:style-name="ce9" table:formula="of:=[.I219]/24" office:value-type="float" office:value="0.0103812957654133">
            <text:p>0.01</text:p>
          </table:table-cell>
          <table:table-cell table:style-name="ce9" table:formula="of:=SUM([.$J$34:.J219])" office:value-type="float" office:value="119.011749618771">
            <text:p>119.0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7">
            <text:p>187</text:p>
          </table:table-cell>
          <table:table-cell table:style-name="ce13" table:formula="of:=[.A220]/[.$B$5]" office:value-type="float" office:value="0.935">
            <text:p>0.935</text:p>
          </table:table-cell>
          <table:table-cell table:style-name="ce9" table:formula="of:=ROUND((1-[.B220])*0.5*[.$B$28]+2)" office:value-type="float" office:value="30">
            <text:p>30</text:p>
          </table:table-cell>
          <table:table-cell table:style-name="ce9" table:formula="of:=MIN(([.C220]*2+1)^2;[.$J$4])" office:value-type="float" office:value="3721">
            <text:p>3721</text:p>
          </table:table-cell>
          <table:table-cell table:style-name="ce9" table:formula="of:=((([.$B$4]*[.D220])*[.$B$29]+(1-[.$B$29])*([.$B$4]*[.$J$4]))/([.$E$4]*10^6))/3600" office:value-type="float" office:value="0.0786569011458333">
            <text:p>0.08</text:p>
          </table:table-cell>
          <table:table-cell table:style-name="ce9" table:formula="of:=[.E220]/24" office:value-type="float" office:value="0.00327737088107639">
            <text:p>0</text:p>
          </table:table-cell>
          <table:table-cell table:style-name="ce9" table:formula="of:=(([.$B$4]*[.D220])/([.$E$5]*10^6))/3600" office:value-type="float" office:value="0.140772977442207">
            <text:p>0.14</text:p>
          </table:table-cell>
          <table:table-cell table:style-name="ce9" table:formula="of:=[.G220]/24" office:value-type="float" office:value="0.00586554072675864">
            <text:p>0.01</text:p>
          </table:table-cell>
          <table:table-cell table:style-name="ce9" table:formula="of:=[.E220]+[.G220]" office:value-type="float" office:value="0.219429878588041">
            <text:p>0.22</text:p>
          </table:table-cell>
          <table:table-cell table:style-name="ce9" table:formula="of:=[.I220]/24" office:value-type="float" office:value="0.00914291160783503">
            <text:p>0.01</text:p>
          </table:table-cell>
          <table:table-cell table:style-name="ce9" table:formula="of:=SUM([.$J$34:.J220])" office:value-type="float" office:value="119.020892530379">
            <text:p>119.0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8">
            <text:p>188</text:p>
          </table:table-cell>
          <table:table-cell table:style-name="ce13" table:formula="of:=[.A221]/[.$B$5]" office:value-type="float" office:value="0.94">
            <text:p>0.940</text:p>
          </table:table-cell>
          <table:table-cell table:style-name="ce9" table:formula="of:=ROUND((1-[.B221])*0.5*[.$B$28]+2)" office:value-type="float" office:value="28">
            <text:p>28</text:p>
          </table:table-cell>
          <table:table-cell table:style-name="ce9" table:formula="of:=MIN(([.C221]*2+1)^2;[.$J$4])" office:value-type="float" office:value="3249">
            <text:p>3249</text:p>
          </table:table-cell>
          <table:table-cell table:style-name="ce9" table:formula="of:=((([.$B$4]*[.D221])*[.$B$29]+(1-[.$B$29])*([.$B$4]*[.$J$4]))/([.$E$4]*10^6))/3600" office:value-type="float" office:value="0.0686794603125">
            <text:p>0.07</text:p>
          </table:table-cell>
          <table:table-cell table:style-name="ce9" table:formula="of:=[.E221]/24" office:value-type="float" office:value="0.0028616441796875">
            <text:p>0</text:p>
          </table:table-cell>
          <table:table-cell table:style-name="ce9" table:formula="of:=(([.$B$4]*[.D221])/([.$E$5]*10^6))/3600" office:value-type="float" office:value="0.122916260067114">
            <text:p>0.12</text:p>
          </table:table-cell>
          <table:table-cell table:style-name="ce9" table:formula="of:=[.G221]/24" office:value-type="float" office:value="0.00512151083612975">
            <text:p>0.01</text:p>
          </table:table-cell>
          <table:table-cell table:style-name="ce9" table:formula="of:=[.E221]+[.G221]" office:value-type="float" office:value="0.191595720379614">
            <text:p>0.19</text:p>
          </table:table-cell>
          <table:table-cell table:style-name="ce9" table:formula="of:=[.I221]/24" office:value-type="float" office:value="0.00798315501581725">
            <text:p>0.01</text:p>
          </table:table-cell>
          <table:table-cell table:style-name="ce9" table:formula="of:=SUM([.$J$34:.J221])" office:value-type="float" office:value="119.028875685395">
            <text:p>119.0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9">
            <text:p>189</text:p>
          </table:table-cell>
          <table:table-cell table:style-name="ce13" table:formula="of:=[.A222]/[.$B$5]" office:value-type="float" office:value="0.945">
            <text:p>0.945</text:p>
          </table:table-cell>
          <table:table-cell table:style-name="ce9" table:formula="of:=ROUND((1-[.B222])*0.5*[.$B$28]+2)" office:value-type="float" office:value="26">
            <text:p>26</text:p>
          </table:table-cell>
          <table:table-cell table:style-name="ce9" table:formula="of:=MIN(([.C222]*2+1)^2;[.$J$4])" office:value-type="float" office:value="2809">
            <text:p>2809</text:p>
          </table:table-cell>
          <table:table-cell table:style-name="ce9" table:formula="of:=((([.$B$4]*[.D222])*[.$B$29]+(1-[.$B$29])*([.$B$4]*[.$J$4]))/([.$E$4]*10^6))/3600" office:value-type="float" office:value="0.0593784561458333">
            <text:p>0.06</text:p>
          </table:table-cell>
          <table:table-cell table:style-name="ce9" table:formula="of:=[.E222]/24" office:value-type="float" office:value="0.00247410233940972">
            <text:p>0</text:p>
          </table:table-cell>
          <table:table-cell table:style-name="ce9" table:formula="of:=(([.$B$4]*[.D222])/([.$E$5]*10^6))/3600" office:value-type="float" office:value="0.106270167598807">
            <text:p>0.11</text:p>
          </table:table-cell>
          <table:table-cell table:style-name="ce9" table:formula="of:=[.G222]/24" office:value-type="float" office:value="0.00442792364995029">
            <text:p>0</text:p>
          </table:table-cell>
          <table:table-cell table:style-name="ce9" table:formula="of:=[.E222]+[.G222]" office:value-type="float" office:value="0.16564862374464">
            <text:p>0.17</text:p>
          </table:table-cell>
          <table:table-cell table:style-name="ce9" table:formula="of:=[.I222]/24" office:value-type="float" office:value="0.00690202598936001">
            <text:p>0.01</text:p>
          </table:table-cell>
          <table:table-cell table:style-name="ce9" table:formula="of:=SUM([.$J$34:.J222])" office:value-type="float" office:value="119.035777711385">
            <text:p>119.0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0">
            <text:p>190</text:p>
          </table:table-cell>
          <table:table-cell table:style-name="ce13" table:formula="of:=[.A223]/[.$B$5]" office:value-type="float" office:value="0.95">
            <text:p>0.950</text:p>
          </table:table-cell>
          <table:table-cell table:style-name="ce9" table:formula="of:=ROUND((1-[.B223])*0.5*[.$B$28]+2)" office:value-type="float" office:value="23">
            <text:p>23</text:p>
          </table:table-cell>
          <table:table-cell table:style-name="ce9" table:formula="of:=MIN(([.C223]*2+1)^2;[.$J$4])" office:value-type="float" office:value="2209">
            <text:p>2209</text:p>
          </table:table-cell>
          <table:table-cell table:style-name="ce9" table:formula="of:=((([.$B$4]*[.D223])*[.$B$29]+(1-[.$B$29])*([.$B$4]*[.$J$4]))/([.$E$4]*10^6))/3600" office:value-type="float" office:value="0.0466952686458333">
            <text:p>0.05</text:p>
          </table:table-cell>
          <table:table-cell table:style-name="ce9" table:formula="of:=[.E223]/24" office:value-type="float" office:value="0.00194563619357639">
            <text:p>0</text:p>
          </table:table-cell>
          <table:table-cell table:style-name="ce9" table:formula="of:=(([.$B$4]*[.D223])/([.$E$5]*10^6))/3600" office:value-type="float" office:value="0.0835709505965697">
            <text:p>0.08</text:p>
          </table:table-cell>
          <table:table-cell table:style-name="ce9" table:formula="of:=[.G223]/24" office:value-type="float" office:value="0.00348212294152374">
            <text:p>0</text:p>
          </table:table-cell>
          <table:table-cell table:style-name="ce9" table:formula="of:=[.E223]+[.G223]" office:value-type="float" office:value="0.130266219242403">
            <text:p>0.13</text:p>
          </table:table-cell>
          <table:table-cell table:style-name="ce9" table:formula="of:=[.I223]/24" office:value-type="float" office:value="0.00542775913510013">
            <text:p>0.01</text:p>
          </table:table-cell>
          <table:table-cell table:style-name="ce9" table:formula="of:=SUM([.$J$34:.J223])" office:value-type="float" office:value="119.04120547052">
            <text:p>119.0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1">
            <text:p>191</text:p>
          </table:table-cell>
          <table:table-cell table:style-name="ce13" table:formula="of:=[.A224]/[.$B$5]" office:value-type="float" office:value="0.955">
            <text:p>0.955</text:p>
          </table:table-cell>
          <table:table-cell table:style-name="ce9" table:formula="of:=ROUND((1-[.B224])*0.5*[.$B$28]+2)" office:value-type="float" office:value="21">
            <text:p>21</text:p>
          </table:table-cell>
          <table:table-cell table:style-name="ce9" table:formula="of:=MIN(([.C224]*2+1)^2;[.$J$4])" office:value-type="float" office:value="1849">
            <text:p>1849</text:p>
          </table:table-cell>
          <table:table-cell table:style-name="ce9" table:formula="of:=((([.$B$4]*[.D224])*[.$B$29]+(1-[.$B$29])*([.$B$4]*[.$J$4]))/([.$E$4]*10^6))/3600" office:value-type="float" office:value="0.0390853561458333">
            <text:p>0.04</text:p>
          </table:table-cell>
          <table:table-cell table:style-name="ce9" table:formula="of:=[.E224]/24" office:value-type="float" office:value="0.00162855650607639">
            <text:p>0</text:p>
          </table:table-cell>
          <table:table-cell table:style-name="ce9" table:formula="of:=(([.$B$4]*[.D224])/([.$E$5]*10^6))/3600" office:value-type="float" office:value="0.0699514203952274">
            <text:p>0.07</text:p>
          </table:table-cell>
          <table:table-cell table:style-name="ce9" table:formula="of:=[.G224]/24" office:value-type="float" office:value="0.00291464251646781">
            <text:p>0</text:p>
          </table:table-cell>
          <table:table-cell table:style-name="ce9" table:formula="of:=[.E224]+[.G224]" office:value-type="float" office:value="0.109036776541061">
            <text:p>0.11</text:p>
          </table:table-cell>
          <table:table-cell table:style-name="ce9" table:formula="of:=[.I224]/24" office:value-type="float" office:value="0.0045431990225442">
            <text:p>0</text:p>
          </table:table-cell>
          <table:table-cell table:style-name="ce9" table:formula="of:=SUM([.$J$34:.J224])" office:value-type="float" office:value="119.045748669542">
            <text:p>119.0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2">
            <text:p>192</text:p>
          </table:table-cell>
          <table:table-cell table:style-name="ce13" table:formula="of:=[.A225]/[.$B$5]" office:value-type="float" office:value="0.96">
            <text:p>0.960</text:p>
          </table:table-cell>
          <table:table-cell table:style-name="ce9" table:formula="of:=ROUND((1-[.B225])*0.5*[.$B$28]+2)" office:value-type="float" office:value="19">
            <text:p>19</text:p>
          </table:table-cell>
          <table:table-cell table:style-name="ce9" table:formula="of:=MIN(([.C225]*2+1)^2;[.$J$4])" office:value-type="float" office:value="1521">
            <text:p>1521</text:p>
          </table:table-cell>
          <table:table-cell table:style-name="ce9" table:formula="of:=((([.$B$4]*[.D225])*[.$B$29]+(1-[.$B$29])*([.$B$4]*[.$J$4]))/([.$E$4]*10^6))/3600" office:value-type="float" office:value="0.0321518803125">
            <text:p>0.03</text:p>
          </table:table-cell>
          <table:table-cell table:style-name="ce9" table:formula="of:=[.E225]/24" office:value-type="float" office:value="0.0013396616796875">
            <text:p>0</text:p>
          </table:table-cell>
          <table:table-cell table:style-name="ce9" table:formula="of:=(([.$B$4]*[.D225])/([.$E$5]*10^6))/3600" office:value-type="float" office:value="0.0575425151006711">
            <text:p>0.06</text:p>
          </table:table-cell>
          <table:table-cell table:style-name="ce9" table:formula="of:=[.G225]/24" office:value-type="float" office:value="0.0023976047958613">
            <text:p>0</text:p>
          </table:table-cell>
          <table:table-cell table:style-name="ce9" table:formula="of:=[.E225]+[.G225]" office:value-type="float" office:value="0.0896943954131712">
            <text:p>0.09</text:p>
          </table:table-cell>
          <table:table-cell table:style-name="ce9" table:formula="of:=[.I225]/24" office:value-type="float" office:value="0.0037372664755488">
            <text:p>0</text:p>
          </table:table-cell>
          <table:table-cell table:style-name="ce9" table:formula="of:=SUM([.$J$34:.J225])" office:value-type="float" office:value="119.049485936018">
            <text:p>119.0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3">
            <text:p>193</text:p>
          </table:table-cell>
          <table:table-cell table:style-name="ce13" table:formula="of:=[.A226]/[.$B$5]" office:value-type="float" office:value="0.965">
            <text:p>0.965</text:p>
          </table:table-cell>
          <table:table-cell table:style-name="ce9" table:formula="of:=ROUND((1-[.B226])*0.5*[.$B$28]+2)" office:value-type="float" office:value="17">
            <text:p>17</text:p>
          </table:table-cell>
          <table:table-cell table:style-name="ce9" table:formula="of:=MIN(([.C226]*2+1)^2;[.$J$4])" office:value-type="float" office:value="1225">
            <text:p>1225</text:p>
          </table:table-cell>
          <table:table-cell table:style-name="ce9" table:formula="of:=((([.$B$4]*[.D226])*[.$B$29]+(1-[.$B$29])*([.$B$4]*[.$J$4]))/([.$E$4]*10^6))/3600" office:value-type="float" office:value="0.0258948411458333">
            <text:p>0.03</text:p>
          </table:table-cell>
          <table:table-cell table:style-name="ce9" table:formula="of:=[.E226]/24" office:value-type="float" office:value="0.00107895171440972">
            <text:p>0</text:p>
          </table:table-cell>
          <table:table-cell table:style-name="ce9" table:formula="of:=(([.$B$4]*[.D226])/([.$E$5]*10^6))/3600" office:value-type="float" office:value="0.0463442347129008">
            <text:p>0.05</text:p>
          </table:table-cell>
          <table:table-cell table:style-name="ce9" table:formula="of:=[.G226]/24" office:value-type="float" office:value="0.0019310097797042">
            <text:p>0</text:p>
          </table:table-cell>
          <table:table-cell table:style-name="ce9" table:formula="of:=[.E226]+[.G226]" office:value-type="float" office:value="0.0722390758587342">
            <text:p>0.07</text:p>
          </table:table-cell>
          <table:table-cell table:style-name="ce9" table:formula="of:=[.I226]/24" office:value-type="float" office:value="0.00300996149411392">
            <text:p>0</text:p>
          </table:table-cell>
          <table:table-cell table:style-name="ce9" table:formula="of:=SUM([.$J$34:.J226])" office:value-type="float" office:value="119.052495897512">
            <text:p>119.0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4">
            <text:p>194</text:p>
          </table:table-cell>
          <table:table-cell table:style-name="ce13" table:formula="of:=[.A227]/[.$B$5]" office:value-type="float" office:value="0.97">
            <text:p>0.970</text:p>
          </table:table-cell>
          <table:table-cell table:style-name="ce9" table:formula="of:=ROUND((1-[.B227])*0.5*[.$B$28]+2)" office:value-type="float" office:value="15">
            <text:p>15</text:p>
          </table:table-cell>
          <table:table-cell table:style-name="ce9" table:formula="of:=MIN(([.C227]*2+1)^2;[.$J$4])" office:value-type="float" office:value="961">
            <text:p>961</text:p>
          </table:table-cell>
          <table:table-cell table:style-name="ce9" table:formula="of:=((([.$B$4]*[.D227])*[.$B$29]+(1-[.$B$29])*([.$B$4]*[.$J$4]))/([.$E$4]*10^6))/3600" office:value-type="float" office:value="0.0203142386458333">
            <text:p>0.02</text:p>
          </table:table-cell>
          <table:table-cell table:style-name="ce9" table:formula="of:=[.E227]/24" office:value-type="float" office:value="0.000846426610243056">
            <text:p>0</text:p>
          </table:table-cell>
          <table:table-cell table:style-name="ce9" table:formula="of:=(([.$B$4]*[.D227])/([.$E$5]*10^6))/3600" office:value-type="float" office:value="0.0363565792319165">
            <text:p>0.04</text:p>
          </table:table-cell>
          <table:table-cell table:style-name="ce9" table:formula="of:=[.G227]/24" office:value-type="float" office:value="0.00151485746799652">
            <text:p>0</text:p>
          </table:table-cell>
          <table:table-cell table:style-name="ce9" table:formula="of:=[.E227]+[.G227]" office:value-type="float" office:value="0.0566708178777498">
            <text:p>0.06</text:p>
          </table:table-cell>
          <table:table-cell table:style-name="ce9" table:formula="of:=[.I227]/24" office:value-type="float" office:value="0.00236128407823958">
            <text:p>0</text:p>
          </table:table-cell>
          <table:table-cell table:style-name="ce9" table:formula="of:=SUM([.$J$34:.J227])" office:value-type="float" office:value="119.05485718159">
            <text:p>119.0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5">
            <text:p>195</text:p>
          </table:table-cell>
          <table:table-cell table:style-name="ce13" table:formula="of:=[.A228]/[.$B$5]" office:value-type="float" office:value="0.975">
            <text:p>0.975</text:p>
          </table:table-cell>
          <table:table-cell table:style-name="ce9" table:formula="of:=ROUND((1-[.B228])*0.5*[.$B$28]+2)" office:value-type="float" office:value="13">
            <text:p>13</text:p>
          </table:table-cell>
          <table:table-cell table:style-name="ce9" table:formula="of:=MIN(([.C228]*2+1)^2;[.$J$4])" office:value-type="float" office:value="729">
            <text:p>729</text:p>
          </table:table-cell>
          <table:table-cell table:style-name="ce9" table:formula="of:=((([.$B$4]*[.D228])*[.$B$29]+(1-[.$B$29])*([.$B$4]*[.$J$4]))/([.$E$4]*10^6))/3600" office:value-type="float" office:value="0.0154100728125">
            <text:p>0.02</text:p>
          </table:table-cell>
          <table:table-cell table:style-name="ce9" table:formula="of:=[.E228]/24" office:value-type="float" office:value="0.0006420863671875">
            <text:p>0</text:p>
          </table:table-cell>
          <table:table-cell table:style-name="ce9" table:formula="of:=(([.$B$4]*[.D228])/([.$E$5]*10^6))/3600" office:value-type="float" office:value="0.0275795486577181">
            <text:p>0.03</text:p>
          </table:table-cell>
          <table:table-cell table:style-name="ce9" table:formula="of:=[.G228]/24" office:value-type="float" office:value="0.00114914786073826">
            <text:p>0</text:p>
          </table:table-cell>
          <table:table-cell table:style-name="ce9" table:formula="of:=[.E228]+[.G228]" office:value-type="float" office:value="0.0429896214702181">
            <text:p>0.04</text:p>
          </table:table-cell>
          <table:table-cell table:style-name="ce9" table:formula="of:=[.I228]/24" office:value-type="float" office:value="0.00179123422792576">
            <text:p>0</text:p>
          </table:table-cell>
          <table:table-cell table:style-name="ce9" table:formula="of:=SUM([.$J$34:.J228])" office:value-type="float" office:value="119.056648415818">
            <text:p>119.0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6">
            <text:p>196</text:p>
          </table:table-cell>
          <table:table-cell table:style-name="ce13" table:formula="of:=[.A229]/[.$B$5]" office:value-type="float" office:value="0.98">
            <text:p>0.980</text:p>
          </table:table-cell>
          <table:table-cell table:style-name="ce9" table:formula="of:=ROUND((1-[.B229])*0.5*[.$B$28]+2)" office:value-type="float" office:value="11">
            <text:p>11</text:p>
          </table:table-cell>
          <table:table-cell table:style-name="ce9" table:formula="of:=MIN(([.C229]*2+1)^2;[.$J$4])" office:value-type="float" office:value="529">
            <text:p>529</text:p>
          </table:table-cell>
          <table:table-cell table:style-name="ce9" table:formula="of:=((([.$B$4]*[.D229])*[.$B$29]+(1-[.$B$29])*([.$B$4]*[.$J$4]))/([.$E$4]*10^6))/3600" office:value-type="float" office:value="0.0111823436458333">
            <text:p>0.01</text:p>
          </table:table-cell>
          <table:table-cell table:style-name="ce9" table:formula="of:=[.E229]/24" office:value-type="float" office:value="0.000465930985243056">
            <text:p>0</text:p>
          </table:table-cell>
          <table:table-cell table:style-name="ce9" table:formula="of:=(([.$B$4]*[.D229])/([.$E$5]*10^6))/3600" office:value-type="float" office:value="0.0200131429903057">
            <text:p>0.02</text:p>
          </table:table-cell>
          <table:table-cell table:style-name="ce9" table:formula="of:=[.G229]/24" office:value-type="float" office:value="0.000833880957929406">
            <text:p>0</text:p>
          </table:table-cell>
          <table:table-cell table:style-name="ce9" table:formula="of:=[.E229]+[.G229]" office:value-type="float" office:value="0.0311954866361391">
            <text:p>0.03</text:p>
          </table:table-cell>
          <table:table-cell table:style-name="ce9" table:formula="of:=[.I229]/24" office:value-type="float" office:value="0.00129981194317246">
            <text:p>0</text:p>
          </table:table-cell>
          <table:table-cell table:style-name="ce9" table:formula="of:=SUM([.$J$34:.J229])" office:value-type="float" office:value="119.057948227761">
            <text:p>119.0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7">
            <text:p>197</text:p>
          </table:table-cell>
          <table:table-cell table:style-name="ce13" table:formula="of:=[.A230]/[.$B$5]" office:value-type="float" office:value="0.985">
            <text:p>0.985</text:p>
          </table:table-cell>
          <table:table-cell table:style-name="ce9" table:formula="of:=ROUND((1-[.B230])*0.5*[.$B$28]+2)" office:value-type="float" office:value="8">
            <text:p>8</text:p>
          </table:table-cell>
          <table:table-cell table:style-name="ce9" table:formula="of:=MIN(([.C230]*2+1)^2;[.$J$4])" office:value-type="float" office:value="289">
            <text:p>289</text:p>
          </table:table-cell>
          <table:table-cell table:style-name="ce9" table:formula="of:=((([.$B$4]*[.D230])*[.$B$29]+(1-[.$B$29])*([.$B$4]*[.$J$4]))/([.$E$4]*10^6))/3600" office:value-type="float" office:value="0.00610906864583333">
            <text:p>0.01</text:p>
          </table:table-cell>
          <table:table-cell table:style-name="ce9" table:formula="of:=[.E230]/24" office:value-type="float" office:value="0.000254544526909722">
            <text:p>0</text:p>
          </table:table-cell>
          <table:table-cell table:style-name="ce9" table:formula="of:=(([.$B$4]*[.D230])/([.$E$5]*10^6))/3600" office:value-type="float" office:value="0.0109334561894109">
            <text:p>0.01</text:p>
          </table:table-cell>
          <table:table-cell table:style-name="ce9" table:formula="of:=[.G230]/24" office:value-type="float" office:value="0.000455560674558787">
            <text:p>0</text:p>
          </table:table-cell>
          <table:table-cell table:style-name="ce9" table:formula="of:=[.E230]+[.G230]" office:value-type="float" office:value="0.0170425248352442">
            <text:p>0.02</text:p>
          </table:table-cell>
          <table:table-cell table:style-name="ce9" table:formula="of:=[.I230]/24" office:value-type="float" office:value="0.000710105201468509">
            <text:p>0</text:p>
          </table:table-cell>
          <table:table-cell table:style-name="ce9" table:formula="of:=SUM([.$J$34:.J230])" office:value-type="float" office:value="119.058658332963">
            <text:p>119.0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8">
            <text:p>198</text:p>
          </table:table-cell>
          <table:table-cell table:style-name="ce13" table:formula="of:=[.A231]/[.$B$5]" office:value-type="float" office:value="0.99">
            <text:p>0.990</text:p>
          </table:table-cell>
          <table:table-cell table:style-name="ce9" table:formula="of:=ROUND((1-[.B231])*0.5*[.$B$28]+2)" office:value-type="float" office:value="6">
            <text:p>6</text:p>
          </table:table-cell>
          <table:table-cell table:style-name="ce9" table:formula="of:=MIN(([.C231]*2+1)^2;[.$J$4])" office:value-type="float" office:value="169">
            <text:p>169</text:p>
          </table:table-cell>
          <table:table-cell table:style-name="ce9" table:formula="of:=((([.$B$4]*[.D231])*[.$B$29]+(1-[.$B$29])*([.$B$4]*[.$J$4]))/([.$E$4]*10^6))/3600" office:value-type="float" office:value="0.00357243114583333">
            <text:p>0</text:p>
          </table:table-cell>
          <table:table-cell table:style-name="ce9" table:formula="of:=[.E231]/24" office:value-type="float" office:value="0.000148851297743056">
            <text:p>0</text:p>
          </table:table-cell>
          <table:table-cell table:style-name="ce9" table:formula="of:=(([.$B$4]*[.D231])/([.$E$5]*10^6))/3600" office:value-type="float" office:value="0.00639361278896346">
            <text:p>0.01</text:p>
          </table:table-cell>
          <table:table-cell table:style-name="ce9" table:formula="of:=[.G231]/24" office:value-type="float" office:value="0.000266400532873477">
            <text:p>0</text:p>
          </table:table-cell>
          <table:table-cell table:style-name="ce9" table:formula="of:=[.E231]+[.G231]" office:value-type="float" office:value="0.00996604393479679">
            <text:p>0.01</text:p>
          </table:table-cell>
          <table:table-cell table:style-name="ce9" table:formula="of:=[.I231]/24" office:value-type="float" office:value="0.000415251830616533">
            <text:p>0</text:p>
          </table:table-cell>
          <table:table-cell table:style-name="ce9" table:formula="of:=SUM([.$J$34:.J231])" office:value-type="float" office:value="119.059073584793">
            <text:p>119.0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9">
            <text:p>199</text:p>
          </table:table-cell>
          <table:table-cell table:style-name="ce13" table:formula="of:=[.A232]/[.$B$5]" office:value-type="float" office:value="0.995">
            <text:p>0.995</text:p>
          </table:table-cell>
          <table:table-cell table:style-name="ce9" table:formula="of:=ROUND((1-[.B232])*0.5*[.$B$28]+2)" office:value-type="float" office:value="4">
            <text:p>4</text:p>
          </table:table-cell>
          <table:table-cell table:style-name="ce9" table:formula="of:=MIN(([.C232]*2+1)^2;[.$J$4])" office:value-type="float" office:value="81">
            <text:p>81</text:p>
          </table:table-cell>
          <table:table-cell table:style-name="ce9" table:formula="of:=((([.$B$4]*[.D232])*[.$B$29]+(1-[.$B$29])*([.$B$4]*[.$J$4]))/([.$E$4]*10^6))/3600" office:value-type="float" office:value="0.0017122303125">
            <text:p>0</text:p>
          </table:table-cell>
          <table:table-cell table:style-name="ce9" table:formula="of:=[.E232]/24" office:value-type="float" office:value="0.0000713429296875">
            <text:p>0</text:p>
          </table:table-cell>
          <table:table-cell table:style-name="ce9" table:formula="of:=(([.$B$4]*[.D232])/([.$E$5]*10^6))/3600" office:value-type="float" office:value="0.00306439429530201">
            <text:p>0</text:p>
          </table:table-cell>
          <table:table-cell table:style-name="ce9" table:formula="of:=[.G232]/24" office:value-type="float" office:value="0.000127683095637584">
            <text:p>0</text:p>
          </table:table-cell>
          <table:table-cell table:style-name="ce9" table:formula="of:=[.E232]+[.G232]" office:value-type="float" office:value="0.00477662460780201">
            <text:p>0</text:p>
          </table:table-cell>
          <table:table-cell table:style-name="ce9" table:formula="of:=[.I232]/24" office:value-type="float" office:value="0.000199026025325084">
            <text:p>0</text:p>
          </table:table-cell>
          <table:table-cell table:style-name="ce9" table:formula="of:=SUM([.$J$34:.J232])" office:value-type="float" office:value="119.059272610819">
            <text:p>119.0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00">
            <text:p>200</text:p>
          </table:table-cell>
          <table:table-cell table:style-name="ce13" table:formula="of:=[.A233]/[.$B$5]" office:value-type="float" office:value="1">
            <text:p>1.000</text:p>
          </table:table-cell>
          <table:table-cell table:style-name="ce9" table:formula="of:=ROUND((1-[.B233])*0.5*[.$B$28]+2)" office:value-type="float" office:value="2">
            <text:p>2</text:p>
          </table:table-cell>
          <table:table-cell table:style-name="ce9" table:formula="of:=MIN(([.C233]*2+1)^2;[.$J$4])" office:value-type="float" office:value="25">
            <text:p>25</text:p>
          </table:table-cell>
          <table:table-cell table:style-name="ce9" table:formula="of:=((([.$B$4]*[.D233])*[.$B$29]+(1-[.$B$29])*([.$B$4]*[.$J$4]))/([.$E$4]*10^6))/3600" office:value-type="float" office:value="0.000528466145833333">
            <text:p>0</text:p>
          </table:table-cell>
          <table:table-cell table:style-name="ce9" table:formula="of:=[.E233]/24" office:value-type="float" office:value="0.0000220194227430556">
            <text:p>0</text:p>
          </table:table-cell>
          <table:table-cell table:style-name="ce9" table:formula="of:=(([.$B$4]*[.D233])/([.$E$5]*10^6))/3600" office:value-type="float" office:value="0.000945800708426547">
            <text:p>0</text:p>
          </table:table-cell>
          <table:table-cell table:style-name="ce9" table:formula="of:=[.G233]/24" office:value-type="float" office:value="0.0000394083628511061">
            <text:p>0</text:p>
          </table:table-cell>
          <table:table-cell table:style-name="ce9" table:formula="of:=[.E233]+[.G233]" office:value-type="float" office:value="0.00147426685425988">
            <text:p>0</text:p>
          </table:table-cell>
          <table:table-cell table:style-name="ce9" table:formula="of:=[.I233]/24" office:value-type="float" office:value="0.0000614277855941617">
            <text:p>0</text:p>
          </table:table-cell>
          <table:table-cell table:style-name="ce9" table:formula="of:=SUM([.$J$34:.J233])" office:value-type="float" office:value="119.059334038604">
            <text:p>119.06</text:p>
          </table:table-cell>
          <table:table-cell table:style-name="ce9" table:number-columns-repeated="245"/>
        </table:table-row>
        <table:table-row table:style-name="ro2">
          <table:table-cell table:style-name="ce10" office:value-type="string">
            <text:p>Total</text:p>
          </table:table-cell>
          <table:table-cell table:style-name="ce9" table:number-columns-repeated="3"/>
          <table:table-cell table:style-name="ce9" table:formula="of:=SUM([.E34:.E233])" office:value-type="float" office:value="1024.27308385417">
            <text:p>1024.27</text:p>
          </table:table-cell>
          <table:table-cell table:style-name="ce9" table:formula="of:=SUM([.F34:.F233])" office:value-type="float" office:value="42.6780451605903">
            <text:p>42.68</text:p>
          </table:table-cell>
          <table:table-cell table:style-name="ce9" table:formula="of:=SUM([.G34:.G233])" office:value-type="float" office:value="1833.15093307233">
            <text:p>1833.15</text:p>
          </table:table-cell>
          <table:table-cell table:style-name="ce9" table:formula="of:=SUM([.H34:.H233])" office:value-type="float" office:value="76.381288878014">
            <text:p>76.38</text:p>
          </table:table-cell>
          <table:table-cell table:style-name="ce9" table:formula="of:=SUM([.I34:.I233])" office:value-type="float" office:value="2857.4240169265">
            <text:p>2857.42</text:p>
          </table:table-cell>
          <table:table-cell table:style-name="ce9" table:formula="of:=SUM([.J34:.J233])" office:value-type="float" office:value="119.059334038604">
            <text:p>119.06</text:p>
          </table:table-cell>
          <table:table-cell table:style-name="ce9" table:number-columns-repeated="246"/>
        </table:table-row>
        <table:table-row table:style-name="ro2" table:number-rows-repeated="6530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kalen" table:style-name="ta1" table:print="false">
        <table:table-column table:style-name="co2" table:number-columns-repeated="3" table:default-cell-style-name="Default"/>
        <table:table-column table:style-name="co2" table:default-cell-style-name="ce19"/>
        <table:table-column table:style-name="co2" table:default-cell-style-name="Default"/>
        <table:table-row table:style-name="ro8">
          <table:table-cell table:style-name="ce16" office:value-type="string">
            <text:p>Z Skala</text:p>
          </table:table-cell>
          <table:table-cell table:number-columns-repeated="2"/>
          <table:table-cell table:style-name="ce18" office:value-type="string">
            <text:p>Flux</text:p>
          </table:table-cell>
          <table:table-cell/>
        </table:table-row>
        <table:table-row table:style-name="ro2">
          <table:table-cell office:value-type="string">
            <text:p>zmin</text:p>
          </table:table-cell>
          <table:table-cell table:style-name="ce17" office:value-type="float" office:value="-0.0119196">
            <text:p>-0.01191960</text:p>
          </table:table-cell>
          <table:table-cell/>
          <table:table-cell table:style-name="Default" office:value-type="string">
            <text:p>minflux</text:p>
          </table:table-cell>
          <table:table-cell office:value-type="float" office:value="-5540.7236">
            <text:p>-5540.72</text:p>
          </table:table-cell>
        </table:table-row>
        <table:table-row table:style-name="ro2">
          <table:table-cell office:value-type="string">
            <text:p>zmax</text:p>
          </table:table-cell>
          <table:table-cell table:style-name="ce17" office:value-type="float" office:value="6.00323">
            <text:p>6.00323000</text:p>
          </table:table-cell>
          <table:table-cell/>
          <table:table-cell table:style-name="Default" office:value-type="string">
            <text:p>maxflux </text:p>
          </table:table-cell>
          <table:table-cell office:value-type="float" office:value="3186760.5">
            <text:p>3186760.5</text:p>
          </table:table-cell>
        </table:table-row>
        <table:table-row table:style-name="ro2">
          <table:table-cell office:value-type="string">
            <text:p>step</text:p>
          </table:table-cell>
          <table:table-cell table:style-name="ce17" office:value-type="float" office:value="0.1">
            <text:p>0.10000000</text:p>
          </table:table-cell>
          <table:table-cell/>
          <table:table-cell table:style-name="Default" office:value-type="string">
            <text:p>step</text:p>
          </table:table-cell>
          <table:table-cell office:value-type="float" office:value="50">
            <text:p>50</text:p>
          </table:table-cell>
        </table:table-row>
        <table:table-row table:style-name="ro2">
          <table:table-cell table:number-columns-repeated="3"/>
          <table:table-cell table:style-name="Default"/>
          <table:table-cell/>
        </table:table-row>
        <table:table-row table:style-name="ro2">
          <table:table-cell table:formula="of:=[.B2]" office:value-type="float" office:value="-0.0119196">
            <text:p>-0.01</text:p>
          </table:table-cell>
          <table:table-cell table:formula="of:=LOG10([.A6]+1 )/LOG10([.$B$3]+1)" office:value-type="float" office:value="-0.00616080137032568">
            <text:p>-0.01</text:p>
          </table:table-cell>
          <table:table-cell/>
          <table:table-cell table:formula="of:=1" office:value-type="float" office:value="1">
            <text:p>1</text:p>
          </table:table-cell>
          <table:table-cell table:formula="of:=LOG10([.D6])/LOG10([.$E$3])" office:value-type="float" office:value="0">
            <text:p>0</text:p>
          </table:table-cell>
        </table:table-row>
        <table:table-row table:style-name="ro2">
          <table:table-cell table:formula="of:=[.A6]+[.$B$4]" office:value-type="float" office:value="0.0880804">
            <text:p>0.09</text:p>
          </table:table-cell>
          <table:table-cell table:formula="of:=LOG10([.A7]+1 )/LOG10([.$B$3]+1)" office:value-type="float" office:value="0.0433704685931404">
            <text:p>0.04</text:p>
          </table:table-cell>
          <table:table-cell/>
          <table:table-cell table:formula="of:=MIN([.D6]*1.4;[.$E$3])" office:value-type="float" office:value="1.4">
            <text:p>1</text:p>
          </table:table-cell>
          <table:table-cell table:formula="of:=LOG10([.D7])/LOG10([.$E$3])" office:value-type="float" office:value="0.0224696577284891">
            <text:p>0.02</text:p>
          </table:table-cell>
        </table:table-row>
        <table:table-row table:style-name="ro2">
          <table:table-cell table:formula="of:=[.A7]+[.$B$4]" office:value-type="float" office:value="0.1880804">
            <text:p>0.19</text:p>
          </table:table-cell>
          <table:table-cell table:formula="of:=LOG10([.A8]+1 )/LOG10([.$B$3]+1)" office:value-type="float" office:value="0.0885436813928391">
            <text:p>0.09</text:p>
          </table:table-cell>
          <table:table-cell/>
          <table:table-cell table:formula="of:=MIN([.D7]*1.4;[.$E$3])" office:value-type="float" office:value="1.96">
            <text:p>2</text:p>
          </table:table-cell>
          <table:table-cell table:formula="of:=LOG10([.D8])/LOG10([.$E$3])" office:value-type="float" office:value="0.0449393154569781">
            <text:p>0.04</text:p>
          </table:table-cell>
        </table:table-row>
        <table:table-row table:style-name="ro2">
          <table:table-cell table:formula="of:=[.A8]+[.$B$4]" office:value-type="float" office:value="0.2880804">
            <text:p>0.29</text:p>
          </table:table-cell>
          <table:table-cell table:formula="of:=LOG10([.A9]+1 )/LOG10([.$B$3]+1)" office:value-type="float" office:value="0.13006409713659">
            <text:p>0.13</text:p>
          </table:table-cell>
          <table:table-cell/>
          <table:table-cell table:formula="of:=MIN([.D8]*1.4;[.$E$3])" office:value-type="float" office:value="2.744">
            <text:p>3</text:p>
          </table:table-cell>
          <table:table-cell table:formula="of:=LOG10([.D9])/LOG10([.$E$3])" office:value-type="float" office:value="0.0674089731854672">
            <text:p>0.07</text:p>
          </table:table-cell>
        </table:table-row>
        <table:table-row table:style-name="ro2">
          <table:table-cell table:formula="of:=[.A9]+[.$B$4]" office:value-type="float" office:value="0.3880804">
            <text:p>0.39</text:p>
          </table:table-cell>
          <table:table-cell table:formula="of:=LOG10([.A10]+1 )/LOG10([.$B$3]+1)" office:value-type="float" office:value="0.168478520329252">
            <text:p>0.17</text:p>
          </table:table-cell>
          <table:table-cell/>
          <table:table-cell table:formula="of:=MIN([.D9]*1.4;[.$E$3])" office:value-type="float" office:value="3.8416">
            <text:p>4</text:p>
          </table:table-cell>
          <table:table-cell table:formula="of:=LOG10([.D10])/LOG10([.$E$3])" office:value-type="float" office:value="0.0898786309139562">
            <text:p>0.09</text:p>
          </table:table-cell>
        </table:table-row>
        <table:table-row table:style-name="ro2">
          <table:table-cell table:formula="of:=[.A10]+[.$B$4]" office:value-type="float" office:value="0.4880804">
            <text:p>0.49</text:p>
          </table:table-cell>
          <table:table-cell table:formula="of:=LOG10([.A11]+1 )/LOG10([.$B$3]+1)" office:value-type="float" office:value="0.20421947870205">
            <text:p>0.2</text:p>
          </table:table-cell>
          <table:table-cell/>
          <table:table-cell table:formula="of:=MIN([.D10]*1.4;[.$E$3])" office:value-type="float" office:value="5.37824">
            <text:p>5</text:p>
          </table:table-cell>
          <table:table-cell table:formula="of:=LOG10([.D11])/LOG10([.$E$3])" office:value-type="float" office:value="0.112348288642445">
            <text:p>0.11</text:p>
          </table:table-cell>
        </table:table-row>
        <table:table-row table:style-name="ro2">
          <table:table-cell table:formula="of:=[.A11]+[.$B$4]" office:value-type="float" office:value="0.5880804">
            <text:p>0.59</text:p>
          </table:table-cell>
          <table:table-cell table:formula="of:=LOG10([.A12]+1 )/LOG10([.$B$3]+1)" office:value-type="float" office:value="0.237635003446053">
            <text:p>0.24</text:p>
          </table:table-cell>
          <table:table-cell/>
          <table:table-cell table:formula="of:=MIN([.D11]*1.4;[.$E$3])" office:value-type="float" office:value="7.529536">
            <text:p>8</text:p>
          </table:table-cell>
          <table:table-cell table:formula="of:=LOG10([.D12])/LOG10([.$E$3])" office:value-type="float" office:value="0.134817946370934">
            <text:p>0.13</text:p>
          </table:table-cell>
        </table:table-row>
        <table:table-row table:style-name="ro2">
          <table:table-cell table:formula="of:=[.A12]+[.$B$4]" office:value-type="float" office:value="0.6880804">
            <text:p>0.69</text:p>
          </table:table-cell>
          <table:table-cell table:formula="of:=LOG10([.A13]+1 )/LOG10([.$B$3]+1)" office:value-type="float" office:value="0.269009299159151">
            <text:p>0.27</text:p>
          </table:table-cell>
          <table:table-cell/>
          <table:table-cell table:formula="of:=MIN([.D12]*1.4;[.$E$3])" office:value-type="float" office:value="10.5413504">
            <text:p>11</text:p>
          </table:table-cell>
          <table:table-cell table:formula="of:=LOG10([.D13])/LOG10([.$E$3])" office:value-type="float" office:value="0.157287604099423">
            <text:p>0.16</text:p>
          </table:table-cell>
        </table:table-row>
        <table:table-row table:style-name="ro2">
          <table:table-cell table:formula="of:=[.A13]+[.$B$4]" office:value-type="float" office:value="0.7880804">
            <text:p>0.79</text:p>
          </table:table-cell>
          <table:table-cell table:formula="of:=LOG10([.A14]+1 )/LOG10([.$B$3]+1)" office:value-type="float" office:value="0.298577455938886">
            <text:p>0.3</text:p>
          </table:table-cell>
          <table:table-cell/>
          <table:table-cell table:formula="of:=MIN([.D13]*1.4;[.$E$3])" office:value-type="float" office:value="14.75789056">
            <text:p>15</text:p>
          </table:table-cell>
          <table:table-cell table:formula="of:=LOG10([.D14])/LOG10([.$E$3])" office:value-type="float" office:value="0.179757261827912">
            <text:p>0.18</text:p>
          </table:table-cell>
        </table:table-row>
        <table:table-row table:style-name="ro2">
          <table:table-cell table:formula="of:=[.A14]+[.$B$4]" office:value-type="float" office:value="0.8880804">
            <text:p>0.89</text:p>
          </table:table-cell>
          <table:table-cell table:formula="of:=LOG10([.A15]+1 )/LOG10([.$B$3]+1)" office:value-type="float" office:value="0.326536152510545">
            <text:p>0.33</text:p>
          </table:table-cell>
          <table:table-cell/>
          <table:table-cell table:formula="of:=MIN([.D14]*1.4;[.$E$3])" office:value-type="float" office:value="20.661046784">
            <text:p>21</text:p>
          </table:table-cell>
          <table:table-cell table:formula="of:=LOG10([.D15])/LOG10([.$E$3])" office:value-type="float" office:value="0.202226919556401">
            <text:p>0.2</text:p>
          </table:table-cell>
        </table:table-row>
        <table:table-row table:style-name="ro2">
          <table:table-cell table:formula="of:=[.A15]+[.$B$4]" office:value-type="float" office:value="0.9880804">
            <text:p>0.99</text:p>
          </table:table-cell>
          <table:table-cell table:formula="of:=LOG10([.A16]+1 )/LOG10([.$B$3]+1)" office:value-type="float" office:value="0.353051593819554">
            <text:p>0.35</text:p>
          </table:table-cell>
          <table:table-cell/>
          <table:table-cell table:formula="of:=MIN([.D15]*1.4;[.$E$3])" office:value-type="float" office:value="28.9254654976">
            <text:p>29</text:p>
          </table:table-cell>
          <table:table-cell table:formula="of:=LOG10([.D16])/LOG10([.$E$3])" office:value-type="float" office:value="0.22469657728489">
            <text:p>0.22</text:p>
          </table:table-cell>
        </table:table-row>
        <table:table-row table:style-name="ro2">
          <table:table-cell table:formula="of:=[.A16]+[.$B$4]" office:value-type="float" office:value="1.0880804">
            <text:p>1.09</text:p>
          </table:table-cell>
          <table:table-cell table:formula="of:=LOG10([.A17]+1 )/LOG10([.$B$3]+1)" office:value-type="float" office:value="0.378265498605862">
            <text:p>0.38</text:p>
          </table:table-cell>
          <table:table-cell/>
          <table:table-cell table:formula="of:=MIN([.D16]*1.4;[.$E$3])" office:value-type="float" office:value="40.49565169664">
            <text:p>40</text:p>
          </table:table-cell>
          <table:table-cell table:formula="of:=LOG10([.D17])/LOG10([.$E$3])" office:value-type="float" office:value="0.24716623501338">
            <text:p>0.25</text:p>
          </table:table-cell>
        </table:table-row>
        <table:table-row table:style-name="ro2">
          <table:table-cell table:formula="of:=[.A17]+[.$B$4]" office:value-type="float" office:value="1.1880804">
            <text:p>1.19</text:p>
          </table:table-cell>
          <table:table-cell table:formula="of:=LOG10([.A18]+1 )/LOG10([.$B$3]+1)" office:value-type="float" office:value="0.402299685007193">
            <text:p>0.4</text:p>
          </table:table-cell>
          <table:table-cell/>
          <table:table-cell table:formula="of:=MIN([.D17]*1.4;[.$E$3])" office:value-type="float" office:value="56.693912375296">
            <text:p>57</text:p>
          </table:table-cell>
          <table:table-cell table:formula="of:=LOG10([.D18])/LOG10([.$E$3])" office:value-type="float" office:value="0.269635892741869">
            <text:p>0.27</text:p>
          </table:table-cell>
        </table:table-row>
        <table:table-row table:style-name="ro2">
          <table:table-cell table:formula="of:=[.A18]+[.$B$4]" office:value-type="float" office:value="1.2880804">
            <text:p>1.29</text:p>
          </table:table-cell>
          <table:table-cell table:formula="of:=LOG10([.A19]+1 )/LOG10([.$B$3]+1)" office:value-type="float" office:value="0.425259630552142">
            <text:p>0.43</text:p>
          </table:table-cell>
          <table:table-cell/>
          <table:table-cell table:formula="of:=MIN([.D18]*1.4;[.$E$3])" office:value-type="float" office:value="79.3714773254143">
            <text:p>79</text:p>
          </table:table-cell>
          <table:table-cell table:formula="of:=LOG10([.D19])/LOG10([.$E$3])" office:value-type="float" office:value="0.292105550470358">
            <text:p>0.29</text:p>
          </table:table-cell>
        </table:table-row>
        <table:table-row table:style-name="ro2">
          <table:table-cell table:formula="of:=[.A19]+[.$B$4]" office:value-type="float" office:value="1.3880804">
            <text:p>1.39</text:p>
          </table:table-cell>
          <table:table-cell table:formula="of:=LOG10([.A20]+1 )/LOG10([.$B$3]+1)" office:value-type="float" office:value="0.447237270061313">
            <text:p>0.45</text:p>
          </table:table-cell>
          <table:table-cell/>
          <table:table-cell table:formula="of:=MIN([.D19]*1.4;[.$E$3])" office:value-type="float" office:value="111.12006825558">
            <text:p>111</text:p>
          </table:table-cell>
          <table:table-cell table:formula="of:=LOG10([.D20])/LOG10([.$E$3])" office:value-type="float" office:value="0.314575208198847">
            <text:p>0.31</text:p>
          </table:table-cell>
        </table:table-row>
        <table:table-row table:style-name="ro2">
          <table:table-cell table:formula="of:=[.A20]+[.$B$4]" office:value-type="float" office:value="1.4880804">
            <text:p>1.49</text:p>
          </table:table-cell>
          <table:table-cell table:formula="of:=LOG10([.A21]+1 )/LOG10([.$B$3]+1)" office:value-type="float" office:value="0.468313219215425">
            <text:p>0.47</text:p>
          </table:table-cell>
          <table:table-cell/>
          <table:table-cell table:formula="of:=MIN([.D20]*1.4;[.$E$3])" office:value-type="float" office:value="155.568095557812">
            <text:p>156</text:p>
          </table:table-cell>
          <table:table-cell table:formula="of:=LOG10([.D21])/LOG10([.$E$3])" office:value-type="float" office:value="0.337044865927336">
            <text:p>0.34</text:p>
          </table:table-cell>
        </table:table-row>
        <table:table-row table:style-name="ro2">
          <table:table-cell table:formula="of:=[.A21]+[.$B$4]" office:value-type="float" office:value="1.5880804">
            <text:p>1.59</text:p>
          </table:table-cell>
          <table:table-cell table:formula="of:=LOG10([.A22]+1 )/LOG10([.$B$3]+1)" office:value-type="float" office:value="0.488558559702777">
            <text:p>0.49</text:p>
          </table:table-cell>
          <table:table-cell/>
          <table:table-cell table:formula="of:=MIN([.D21]*1.4;[.$E$3])" office:value-type="float" office:value="217.795333780937">
            <text:p>218</text:p>
          </table:table-cell>
          <table:table-cell table:formula="of:=LOG10([.D22])/LOG10([.$E$3])" office:value-type="float" office:value="0.359514523655825">
            <text:p>0.36</text:p>
          </table:table-cell>
        </table:table-row>
        <table:table-row table:style-name="ro2">
          <table:table-cell table:formula="of:=[.A22]+[.$B$4]" office:value-type="float" office:value="1.6880804">
            <text:p>1.69</text:p>
          </table:table-cell>
          <table:table-cell table:formula="of:=LOG10([.A23]+1 )/LOG10([.$B$3]+1)" office:value-type="float" office:value="0.50803628575462">
            <text:p>0.51</text:p>
          </table:table-cell>
          <table:table-cell/>
          <table:table-cell table:formula="of:=MIN([.D22]*1.4;[.$E$3])" office:value-type="float" office:value="304.913467293312">
            <text:p>305</text:p>
          </table:table-cell>
          <table:table-cell table:formula="of:=LOG10([.D23])/LOG10([.$E$3])" office:value-type="float" office:value="0.381984181384314">
            <text:p>0.38</text:p>
          </table:table-cell>
        </table:table-row>
        <table:table-row table:style-name="ro2">
          <table:table-cell table:formula="of:=[.A23]+[.$B$4]" office:value-type="float" office:value="1.7880804">
            <text:p>1.79</text:p>
          </table:table-cell>
          <table:table-cell table:formula="of:=LOG10([.A24]+1 )/LOG10([.$B$3]+1)" office:value-type="float" office:value="0.526802486334344">
            <text:p>0.53</text:p>
          </table:table-cell>
          <table:table-cell/>
          <table:table-cell table:formula="of:=MIN([.D23]*1.4;[.$E$3])" office:value-type="float" office:value="426.878854210636">
            <text:p>427</text:p>
          </table:table-cell>
          <table:table-cell table:formula="of:=LOG10([.D24])/LOG10([.$E$3])" office:value-type="float" office:value="0.404453839112803">
            <text:p>0.4</text:p>
          </table:table-cell>
        </table:table-row>
        <table:table-row table:style-name="ro2">
          <table:table-cell table:formula="of:=[.A24]+[.$B$4]" office:value-type="float" office:value="1.8880804">
            <text:p>1.89</text:p>
          </table:table-cell>
          <table:table-cell table:formula="of:=LOG10([.A25]+1 )/LOG10([.$B$3]+1)" office:value-type="float" office:value="0.544907318911558">
            <text:p>0.54</text:p>
          </table:table-cell>
          <table:table-cell/>
          <table:table-cell table:formula="of:=MIN([.D24]*1.4;[.$E$3])" office:value-type="float" office:value="597.630395894891">
            <text:p>598</text:p>
          </table:table-cell>
          <table:table-cell table:formula="of:=LOG10([.D25])/LOG10([.$E$3])" office:value-type="float" office:value="0.426923496841292">
            <text:p>0.43</text:p>
          </table:table-cell>
        </table:table-row>
        <table:table-row table:style-name="ro2">
          <table:table-cell table:formula="of:=[.A25]+[.$B$4]" office:value-type="float" office:value="1.9880804">
            <text:p>1.99</text:p>
          </table:table-cell>
          <table:table-cell table:formula="of:=LOG10([.A26]+1 )/LOG10([.$B$3]+1)" office:value-type="float" office:value="0.562395817414789">
            <text:p>0.56</text:p>
          </table:table-cell>
          <table:table-cell/>
          <table:table-cell table:formula="of:=MIN([.D25]*1.4;[.$E$3])" office:value-type="float" office:value="836.682554252847">
            <text:p>837</text:p>
          </table:table-cell>
          <table:table-cell table:formula="of:=LOG10([.D26])/LOG10([.$E$3])" office:value-type="float" office:value="0.449393154569781">
            <text:p>0.45</text:p>
          </table:table-cell>
        </table:table-row>
        <table:table-row table:style-name="ro2">
          <table:table-cell table:formula="of:=[.A26]+[.$B$4]" office:value-type="float" office:value="2.0880804">
            <text:p>2.09</text:p>
          </table:table-cell>
          <table:table-cell table:formula="of:=LOG10([.A27]+1 )/LOG10([.$B$3]+1)" office:value-type="float" office:value="0.579308567134459">
            <text:p>0.58</text:p>
          </table:table-cell>
          <table:table-cell/>
          <table:table-cell table:formula="of:=MIN([.D26]*1.4;[.$E$3])" office:value-type="float" office:value="1171.35557595399">
            <text:p>1171</text:p>
          </table:table-cell>
          <table:table-cell table:formula="of:=LOG10([.D27])/LOG10([.$E$3])" office:value-type="float" office:value="0.47186281229827">
            <text:p>0.47</text:p>
          </table:table-cell>
        </table:table-row>
        <table:table-row table:style-name="ro2">
          <table:table-cell table:formula="of:=[.A27]+[.$B$4]" office:value-type="float" office:value="2.1880804">
            <text:p>2.19</text:p>
          </table:table-cell>
          <table:table-cell table:formula="of:=LOG10([.A28]+1 )/LOG10([.$B$3]+1)" office:value-type="float" office:value="0.595682272031946">
            <text:p>0.6</text:p>
          </table:table-cell>
          <table:table-cell/>
          <table:table-cell table:formula="of:=MIN([.D27]*1.4;[.$E$3])" office:value-type="float" office:value="1639.89780633558">
            <text:p>1640</text:p>
          </table:table-cell>
          <table:table-cell table:formula="of:=LOG10([.D28])/LOG10([.$E$3])" office:value-type="float" office:value="0.494332470026759">
            <text:p>0.49</text:p>
          </table:table-cell>
        </table:table-row>
        <table:table-row table:style-name="ro2">
          <table:table-cell table:formula="of:=[.A28]+[.$B$4]" office:value-type="float" office:value="2.2880804">
            <text:p>2.29</text:p>
          </table:table-cell>
          <table:table-cell table:formula="of:=LOG10([.A29]+1 )/LOG10([.$B$3]+1)" office:value-type="float" office:value="0.611550234403639">
            <text:p>0.61</text:p>
          </table:table-cell>
          <table:table-cell/>
          <table:table-cell table:formula="of:=MIN([.D28]*1.4;[.$E$3])" office:value-type="float" office:value="2295.85692886981">
            <text:p>2296</text:p>
          </table:table-cell>
          <table:table-cell table:formula="of:=LOG10([.D29])/LOG10([.$E$3])" office:value-type="float" office:value="0.516802127755248">
            <text:p>0.52</text:p>
          </table:table-cell>
        </table:table-row>
        <table:table-row table:style-name="ro2">
          <table:table-cell table:formula="of:=[.A29]+[.$B$4]" office:value-type="float" office:value="2.3880804">
            <text:p>2.39</text:p>
          </table:table-cell>
          <table:table-cell table:formula="of:=LOG10([.A30]+1 )/LOG10([.$B$3]+1)" office:value-type="float" office:value="0.626942762662731">
            <text:p>0.63</text:p>
          </table:table-cell>
          <table:table-cell/>
          <table:table-cell table:formula="of:=MIN([.D29]*1.4;[.$E$3])" office:value-type="float" office:value="3214.19970041774">
            <text:p>3214</text:p>
          </table:table-cell>
          <table:table-cell table:formula="of:=LOG10([.D30])/LOG10([.$E$3])" office:value-type="float" office:value="0.539271785483737">
            <text:p>0.54</text:p>
          </table:table-cell>
        </table:table-row>
        <table:table-row table:style-name="ro2">
          <table:table-cell table:formula="of:=[.A30]+[.$B$4]" office:value-type="float" office:value="2.4880804">
            <text:p>2.49</text:p>
          </table:table-cell>
          <table:table-cell table:formula="of:=LOG10([.A31]+1 )/LOG10([.$B$3]+1)" office:value-type="float" office:value="0.641887519790188">
            <text:p>0.64</text:p>
          </table:table-cell>
          <table:table-cell/>
          <table:table-cell table:formula="of:=MIN([.D30]*1.4;[.$E$3])" office:value-type="float" office:value="4499.87958058483">
            <text:p>4500</text:p>
          </table:table-cell>
          <table:table-cell table:formula="of:=LOG10([.D31])/LOG10([.$E$3])" office:value-type="float" office:value="0.561741443212226">
            <text:p>0.56</text:p>
          </table:table-cell>
        </table:table-row>
        <table:table-row table:style-name="ro2">
          <table:table-cell table:formula="of:=[.A31]+[.$B$4]" office:value-type="float" office:value="2.5880804">
            <text:p>2.59</text:p>
          </table:table-cell>
          <table:table-cell table:formula="of:=LOG10([.A32]+1 )/LOG10([.$B$3]+1)" office:value-type="float" office:value="0.656409822521543">
            <text:p>0.66</text:p>
          </table:table-cell>
          <table:table-cell/>
          <table:table-cell table:formula="of:=MIN([.D31]*1.4;[.$E$3])" office:value-type="float" office:value="6299.83141281876">
            <text:p>6300</text:p>
          </table:table-cell>
          <table:table-cell table:formula="of:=LOG10([.D32])/LOG10([.$E$3])" office:value-type="float" office:value="0.584211100940715">
            <text:p>0.58</text:p>
          </table:table-cell>
        </table:table-row>
        <table:table-row table:style-name="ro2">
          <table:table-cell table:formula="of:=[.A32]+[.$B$4]" office:value-type="float" office:value="2.6880804">
            <text:p>2.69</text:p>
          </table:table-cell>
          <table:table-cell table:formula="of:=LOG10([.A33]+1 )/LOG10([.$B$3]+1)" office:value-type="float" office:value="0.670532899398201">
            <text:p>0.67</text:p>
          </table:table-cell>
          <table:table-cell/>
          <table:table-cell table:formula="of:=MIN([.D32]*1.4;[.$E$3])" office:value-type="float" office:value="8819.76397794627">
            <text:p>8820</text:p>
          </table:table-cell>
          <table:table-cell table:formula="of:=LOG10([.D33])/LOG10([.$E$3])" office:value-type="float" office:value="0.606680758669204">
            <text:p>0.61</text:p>
          </table:table-cell>
        </table:table-row>
        <table:table-row table:style-name="ro2">
          <table:table-cell table:formula="of:=[.A33]+[.$B$4]" office:value-type="float" office:value="2.7880804">
            <text:p>2.79</text:p>
          </table:table-cell>
          <table:table-cell table:formula="of:=LOG10([.A34]+1 )/LOG10([.$B$3]+1)" office:value-type="float" office:value="0.684278114288921">
            <text:p>0.68</text:p>
          </table:table-cell>
          <table:table-cell/>
          <table:table-cell table:formula="of:=MIN([.D33]*1.4;[.$E$3])" office:value-type="float" office:value="12347.6695691248">
            <text:p>12348</text:p>
          </table:table-cell>
          <table:table-cell table:formula="of:=LOG10([.D34])/LOG10([.$E$3])" office:value-type="float" office:value="0.629150416397693">
            <text:p>0.63</text:p>
          </table:table-cell>
        </table:table-row>
        <table:table-row table:style-name="ro2">
          <table:table-cell table:formula="of:=[.A34]+[.$B$4]" office:value-type="float" office:value="2.8880804">
            <text:p>2.89</text:p>
          </table:table-cell>
          <table:table-cell table:formula="of:=LOG10([.A35]+1 )/LOG10([.$B$3]+1)" office:value-type="float" office:value="0.697665160781778">
            <text:p>0.7</text:p>
          </table:table-cell>
          <table:table-cell/>
          <table:table-cell table:formula="of:=MIN([.D34]*1.4;[.$E$3])" office:value-type="float" office:value="17286.7373967747">
            <text:p>17287</text:p>
          </table:table-cell>
          <table:table-cell table:formula="of:=LOG10([.D35])/LOG10([.$E$3])" office:value-type="float" office:value="0.651620074126183">
            <text:p>0.65</text:p>
          </table:table-cell>
        </table:table-row>
        <table:table-row table:style-name="ro2">
          <table:table-cell table:formula="of:=[.A35]+[.$B$4]" office:value-type="float" office:value="2.9880804">
            <text:p>2.99</text:p>
          </table:table-cell>
          <table:table-cell table:formula="of:=LOG10([.A36]+1 )/LOG10([.$B$3]+1)" office:value-type="float" office:value="0.710712231886561">
            <text:p>0.71</text:p>
          </table:table-cell>
          <table:table-cell/>
          <table:table-cell table:formula="of:=MIN([.D35]*1.4;[.$E$3])" office:value-type="float" office:value="24201.4323554845">
            <text:p>24201</text:p>
          </table:table-cell>
          <table:table-cell table:formula="of:=LOG10([.D36])/LOG10([.$E$3])" office:value-type="float" office:value="0.674089731854672">
            <text:p>0.67</text:p>
          </table:table-cell>
        </table:table-row>
        <table:table-row table:style-name="ro2">
          <table:table-cell table:formula="of:=[.A36]+[.$B$4]" office:value-type="float" office:value="3.0880804">
            <text:p>3.09</text:p>
          </table:table-cell>
          <table:table-cell table:formula="of:=LOG10([.A37]+1 )/LOG10([.$B$3]+1)" office:value-type="float" office:value="0.723436168717532">
            <text:p>0.72</text:p>
          </table:table-cell>
          <table:table-cell/>
          <table:table-cell table:formula="of:=MIN([.D36]*1.4;[.$E$3])" office:value-type="float" office:value="33882.0052976784">
            <text:p>33882</text:p>
          </table:table-cell>
          <table:table-cell table:formula="of:=LOG10([.D37])/LOG10([.$E$3])" office:value-type="float" office:value="0.696559389583161">
            <text:p>0.7</text:p>
          </table:table-cell>
        </table:table-row>
        <table:table-row table:style-name="ro2">
          <table:table-cell table:formula="of:=[.A37]+[.$B$4]" office:value-type="float" office:value="3.1880804">
            <text:p>3.19</text:p>
          </table:table-cell>
          <table:table-cell table:formula="of:=LOG10([.A38]+1 )/LOG10([.$B$3]+1)" office:value-type="float" office:value="0.735852591205399">
            <text:p>0.74</text:p>
          </table:table-cell>
          <table:table-cell/>
          <table:table-cell table:formula="of:=MIN([.D37]*1.4;[.$E$3])" office:value-type="float" office:value="47434.8074167497">
            <text:p>47435</text:p>
          </table:table-cell>
          <table:table-cell table:formula="of:=LOG10([.D38])/LOG10([.$E$3])" office:value-type="float" office:value="0.71902904731165">
            <text:p>0.72</text:p>
          </table:table-cell>
        </table:table-row>
        <table:table-row table:style-name="ro2">
          <table:table-cell table:formula="of:=[.A38]+[.$B$4]" office:value-type="float" office:value="3.2880804">
            <text:p>3.29</text:p>
          </table:table-cell>
          <table:table-cell table:formula="of:=LOG10([.A39]+1 )/LOG10([.$B$3]+1)" office:value-type="float" office:value="0.747976013383595">
            <text:p>0.75</text:p>
          </table:table-cell>
          <table:table-cell/>
          <table:table-cell table:formula="of:=MIN([.D38]*1.4;[.$E$3])" office:value-type="float" office:value="66408.7303834496">
            <text:p>66409</text:p>
          </table:table-cell>
          <table:table-cell table:formula="of:=LOG10([.D39])/LOG10([.$E$3])" office:value-type="float" office:value="0.741498705040139">
            <text:p>0.74</text:p>
          </table:table-cell>
        </table:table-row>
        <table:table-row table:style-name="ro2">
          <table:table-cell table:formula="of:=[.A39]+[.$B$4]" office:value-type="float" office:value="3.3880804">
            <text:p>3.39</text:p>
          </table:table-cell>
          <table:table-cell table:formula="of:=LOG10([.A40]+1 )/LOG10([.$B$3]+1)" office:value-type="float" office:value="0.759819945383093">
            <text:p>0.76</text:p>
          </table:table-cell>
          <table:table-cell/>
          <table:table-cell table:formula="of:=MIN([.D39]*1.4;[.$E$3])" office:value-type="float" office:value="92972.2225368294">
            <text:p>92972</text:p>
          </table:table-cell>
          <table:table-cell table:formula="of:=LOG10([.D40])/LOG10([.$E$3])" office:value-type="float" office:value="0.763968362768628">
            <text:p>0.76</text:p>
          </table:table-cell>
        </table:table-row>
        <table:table-row table:style-name="ro2">
          <table:table-cell table:formula="of:=[.A40]+[.$B$4]" office:value-type="float" office:value="3.4880804">
            <text:p>3.49</text:p>
          </table:table-cell>
          <table:table-cell table:formula="of:=LOG10([.A41]+1 )/LOG10([.$B$3]+1)" office:value-type="float" office:value="0.77139698393326">
            <text:p>0.77</text:p>
          </table:table-cell>
          <table:table-cell/>
          <table:table-cell table:formula="of:=MIN([.D40]*1.4;[.$E$3])" office:value-type="float" office:value="130161.111551561">
            <text:p>130161</text:p>
          </table:table-cell>
          <table:table-cell table:formula="of:=LOG10([.D41])/LOG10([.$E$3])" office:value-type="float" office:value="0.786438020497117">
            <text:p>0.79</text:p>
          </table:table-cell>
        </table:table-row>
        <table:table-row table:style-name="ro2">
          <table:table-cell table:formula="of:=[.A41]+[.$B$4]" office:value-type="float" office:value="3.5880804">
            <text:p>3.59</text:p>
          </table:table-cell>
          <table:table-cell table:formula="of:=LOG10([.A42]+1 )/LOG10([.$B$3]+1)" office:value-type="float" office:value="0.782718892888868">
            <text:p>0.78</text:p>
          </table:table-cell>
          <table:table-cell/>
          <table:table-cell table:formula="of:=MIN([.D41]*1.4;[.$E$3])" office:value-type="float" office:value="182225.556172186">
            <text:p>182226</text:p>
          </table:table-cell>
          <table:table-cell table:formula="of:=LOG10([.D42])/LOG10([.$E$3])" office:value-type="float" office:value="0.808907678225606">
            <text:p>0.81</text:p>
          </table:table-cell>
        </table:table-row>
        <table:table-row table:style-name="ro2">
          <table:table-cell table:formula="of:=[.A42]+[.$B$4]" office:value-type="float" office:value="3.6880804">
            <text:p>3.69</text:p>
          </table:table-cell>
          <table:table-cell table:formula="of:=LOG10([.A43]+1 )/LOG10([.$B$3]+1)" office:value-type="float" office:value="0.793796675073899">
            <text:p>0.79</text:p>
          </table:table-cell>
          <table:table-cell/>
          <table:table-cell table:formula="of:=MIN([.D42]*1.4;[.$E$3])" office:value-type="float" office:value="255115.77864106">
            <text:p>255116</text:p>
          </table:table-cell>
          <table:table-cell table:formula="of:=LOG10([.D43])/LOG10([.$E$3])" office:value-type="float" office:value="0.831377335954095">
            <text:p>0.83</text:p>
          </table:table-cell>
        </table:table-row>
        <table:table-row table:style-name="ro2">
          <table:table-cell table:formula="of:=[.A43]+[.$B$4]" office:value-type="float" office:value="3.7880804">
            <text:p>3.79</text:p>
          </table:table-cell>
          <table:table-cell table:formula="of:=LOG10([.A44]+1 )/LOG10([.$B$3]+1)" office:value-type="float" office:value="0.80464063654204">
            <text:p>0.8</text:p>
          </table:table-cell>
          <table:table-cell/>
          <table:table-cell table:formula="of:=MIN([.D43]*1.4;[.$E$3])" office:value-type="float" office:value="357162.090097484">
            <text:p>357162</text:p>
          </table:table-cell>
          <table:table-cell table:formula="of:=LOG10([.D44])/LOG10([.$E$3])" office:value-type="float" office:value="0.853846993682584">
            <text:p>0.85</text:p>
          </table:table-cell>
        </table:table-row>
        <table:table-row table:style-name="ro2">
          <table:table-cell table:formula="of:=[.A44]+[.$B$4]" office:value-type="float" office:value="3.8880804">
            <text:p>3.89</text:p>
          </table:table-cell>
          <table:table-cell table:formula="of:=LOG10([.A45]+1 )/LOG10([.$B$3]+1)" office:value-type="float" office:value="0.815260444194554">
            <text:p>0.82</text:p>
          </table:table-cell>
          <table:table-cell/>
          <table:table-cell table:formula="of:=MIN([.D44]*1.4;[.$E$3])" office:value-type="float" office:value="500026.926136477">
            <text:p>500027</text:p>
          </table:table-cell>
          <table:table-cell table:formula="of:=LOG10([.D45])/LOG10([.$E$3])" office:value-type="float" office:value="0.876316651411073">
            <text:p>0.88</text:p>
          </table:table-cell>
        </table:table-row>
        <table:table-row table:style-name="ro2">
          <table:table-cell table:formula="of:=[.A45]+[.$B$4]" office:value-type="float" office:value="3.9880804">
            <text:p>3.99</text:p>
          </table:table-cell>
          <table:table-cell table:formula="of:=LOG10([.A46]+1 )/LOG10([.$B$3]+1)" office:value-type="float" office:value="0.825665177562865">
            <text:p>0.83</text:p>
          </table:table-cell>
          <table:table-cell/>
          <table:table-cell table:formula="of:=MIN([.D45]*1.4;[.$E$3])" office:value-type="float" office:value="700037.696591068">
            <text:p>700038</text:p>
          </table:table-cell>
          <table:table-cell table:formula="of:=LOG10([.D46])/LOG10([.$E$3])" office:value-type="float" office:value="0.898786309139562">
            <text:p>0.9</text:p>
          </table:table-cell>
        </table:table-row>
        <table:table-row table:style-name="ro2">
          <table:table-cell table:formula="of:=[.A46]+[.$B$4]" office:value-type="float" office:value="4.0880804">
            <text:p>4.09</text:p>
          </table:table-cell>
          <table:table-cell table:formula="of:=LOG10([.A47]+1 )/LOG10([.$B$3]+1)" office:value-type="float" office:value="0.835863375450951">
            <text:p>0.84</text:p>
          </table:table-cell>
          <table:table-cell/>
          <table:table-cell table:formula="of:=MIN([.D46]*1.4;[.$E$3])" office:value-type="float" office:value="980052.775227495">
            <text:p>980053</text:p>
          </table:table-cell>
          <table:table-cell table:formula="of:=LOG10([.D47])/LOG10([.$E$3])" office:value-type="float" office:value="0.921255966868051">
            <text:p>0.92</text:p>
          </table:table-cell>
        </table:table-row>
        <table:table-row table:style-name="ro2">
          <table:table-cell table:formula="of:=[.A47]+[.$B$4]" office:value-type="float" office:value="4.1880804">
            <text:p>4.19</text:p>
          </table:table-cell>
          <table:table-cell table:formula="of:=LOG10([.A48]+1 )/LOG10([.$B$3]+1)" office:value-type="float" office:value="0.845863078037941">
            <text:p>0.85</text:p>
          </table:table-cell>
          <table:table-cell/>
          <table:table-cell table:formula="of:=MIN([.D47]*1.4;[.$E$3])" office:value-type="float" office:value="1372073.88531849">
            <text:p>1372074</text:p>
          </table:table-cell>
          <table:table-cell table:formula="of:=LOG10([.D48])/LOG10([.$E$3])" office:value-type="float" office:value="0.94372562459654">
            <text:p>0.94</text:p>
          </table:table-cell>
        </table:table-row>
        <table:table-row table:style-name="ro2">
          <table:table-cell table:formula="of:=[.A48]+[.$B$4]" office:value-type="float" office:value="4.2880804">
            <text:p>4.29</text:p>
          </table:table-cell>
          <table:table-cell table:formula="of:=LOG10([.A49]+1 )/LOG10([.$B$3]+1)" office:value-type="float" office:value="0.855671864961048">
            <text:p>0.86</text:p>
          </table:table-cell>
          <table:table-cell/>
          <table:table-cell table:formula="of:=MIN([.D48]*1.4;[.$E$3])" office:value-type="float" office:value="1920903.43944589">
            <text:p>1920903</text:p>
          </table:table-cell>
          <table:table-cell table:formula="of:=LOG10([.D49])/LOG10([.$E$3])" office:value-type="float" office:value="0.966195282325029">
            <text:p>0.97</text:p>
          </table:table-cell>
        </table:table-row>
        <table:table-row table:style-name="ro2">
          <table:table-cell table:formula="of:=[.A49]+[.$B$4]" office:value-type="float" office:value="4.3880804">
            <text:p>4.39</text:p>
          </table:table-cell>
          <table:table-cell table:formula="of:=LOG10([.A50]+1 )/LOG10([.$B$3]+1)" office:value-type="float" office:value="0.865296889830741">
            <text:p>0.87</text:p>
          </table:table-cell>
          <table:table-cell/>
          <table:table-cell table:formula="of:=MIN([.D49]*1.4;[.$E$3])" office:value-type="float" office:value="2689264.81522425">
            <text:p>2689265</text:p>
          </table:table-cell>
          <table:table-cell table:formula="of:=LOG10([.D50])/LOG10([.$E$3])" office:value-type="float" office:value="0.988664940053518">
            <text:p>0.99</text:p>
          </table:table-cell>
        </table:table-row>
        <table:table-row table:style-name="ro2">
          <table:table-cell table:formula="of:=[.A50]+[.$B$4]" office:value-type="float" office:value="4.4880804">
            <text:p>4.49</text:p>
          </table:table-cell>
          <table:table-cell table:formula="of:=LOG10([.A51]+1 )/LOG10([.$B$3]+1)" office:value-type="float" office:value="0.87474491157189">
            <text:p>0.87</text:p>
          </table:table-cell>
          <table:table-cell/>
          <table:table-cell table:formula="of:=MIN([.D50]*1.4;[.$E$3])" office:value-type="float" office:value="3186760.5">
            <text:p>3186761</text:p>
          </table:table-cell>
          <table:table-cell table:formula="of:=LOG10([.D51])/LOG10([.$E$3])" office:value-type="float" office:value="1">
            <text:p>1</text:p>
          </table:table-cell>
        </table:table-row>
        <table:table-row table:style-name="ro2">
          <table:table-cell table:formula="of:=[.A51]+[.$B$4]" office:value-type="float" office:value="4.5880804">
            <text:p>4.59</text:p>
          </table:table-cell>
          <table:table-cell table:formula="of:=LOG10([.A52]+1 )/LOG10([.$B$3]+1)" office:value-type="float" office:value="0.884022322934815">
            <text:p>0.88</text:p>
          </table:table-cell>
          <table:table-cell/>
          <table:table-cell table:formula="of:=MIN([.D51]*1.4;[.$E$3])" office:value-type="float" office:value="3186760.5">
            <text:p>3186761</text:p>
          </table:table-cell>
          <table:table-cell table:formula="of:=LOG10([.D52])/LOG10([.$E$3])" office:value-type="float" office:value="1">
            <text:p>1</text:p>
          </table:table-cell>
        </table:table-row>
        <table:table-row table:style-name="ro2">
          <table:table-cell table:formula="of:=[.A52]+[.$B$4]" office:value-type="float" office:value="4.6880804">
            <text:p>4.69</text:p>
          </table:table-cell>
          <table:table-cell table:formula="of:=LOG10([.A53]+1 )/LOG10([.$B$3]+1)" office:value-type="float" office:value="0.89313517647749">
            <text:p>0.89</text:p>
          </table:table-cell>
          <table:table-cell/>
          <table:table-cell table:formula="of:=MIN([.D52]*1.4;[.$E$3])" office:value-type="float" office:value="3186760.5">
            <text:p>3186761</text:p>
          </table:table-cell>
          <table:table-cell table:formula="of:=LOG10([.D53])/LOG10([.$E$3])" office:value-type="float" office:value="1">
            <text:p>1</text:p>
          </table:table-cell>
        </table:table-row>
        <table:table-row table:style-name="ro2">
          <table:table-cell table:formula="of:=[.A53]+[.$B$4]" office:value-type="float" office:value="4.7880804">
            <text:p>4.79</text:p>
          </table:table-cell>
          <table:table-cell table:formula="of:=LOG10([.A54]+1 )/LOG10([.$B$3]+1)" office:value-type="float" office:value="0.902089208283369">
            <text:p>0.9</text:p>
          </table:table-cell>
          <table:table-cell/>
          <table:table-cell table:formula="of:=MIN([.D53]*1.4;[.$E$3])" office:value-type="float" office:value="3186760.5">
            <text:p>3186761</text:p>
          </table:table-cell>
          <table:table-cell table:formula="of:=LOG10([.D54])/LOG10([.$E$3])" office:value-type="float" office:value="1">
            <text:p>1</text:p>
          </table:table-cell>
        </table:table-row>
        <table:table-row table:style-name="ro2">
          <table:table-cell table:formula="of:=[.A54]+[.$B$4]" office:value-type="float" office:value="4.8880804">
            <text:p>4.89</text:p>
          </table:table-cell>
          <table:table-cell table:formula="of:=LOG10([.A55]+1 )/LOG10([.$B$3]+1)" office:value-type="float" office:value="0.910889859647596">
            <text:p>0.91</text:p>
          </table:table-cell>
          <table:table-cell/>
          <table:table-cell table:formula="of:=MIN([.D54]*1.4;[.$E$3])" office:value-type="float" office:value="3186760.5">
            <text:p>3186761</text:p>
          </table:table-cell>
          <table:table-cell table:formula="of:=LOG10([.D55])/LOG10([.$E$3])" office:value-type="float" office:value="1">
            <text:p>1</text:p>
          </table:table-cell>
        </table:table-row>
        <table:table-row table:style-name="ro2">
          <table:table-cell table:formula="of:=[.A55]+[.$B$4]" office:value-type="float" office:value="4.9880804">
            <text:p>4.99</text:p>
          </table:table-cell>
          <table:table-cell table:formula="of:=LOG10([.A56]+1 )/LOG10([.$B$3]+1)" office:value-type="float" office:value="0.91954229693692">
            <text:p>0.92</text:p>
          </table:table-cell>
          <table:table-cell/>
          <table:table-cell table:formula="of:=MIN([.D55]*1.4;[.$E$3])" office:value-type="float" office:value="3186760.5">
            <text:p>3186761</text:p>
          </table:table-cell>
          <table:table-cell table:formula="of:=LOG10([.D56])/LOG10([.$E$3])" office:value-type="float" office:value="1">
            <text:p>1</text:p>
          </table:table-cell>
        </table:table-row>
        <table:table-row table:style-name="ro2">
          <table:table-cell table:formula="of:=[.A56]+[.$B$4]" office:value-type="float" office:value="5.0880804">
            <text:p>5.09</text:p>
          </table:table-cell>
          <table:table-cell table:formula="of:=LOG10([.A57]+1 )/LOG10([.$B$3]+1)" office:value-type="float" office:value="0.92805142980481">
            <text:p>0.93</text:p>
          </table:table-cell>
          <table:table-cell/>
          <table:table-cell table:formula="of:=MIN([.D56]*1.4;[.$E$3])" office:value-type="float" office:value="3186760.5">
            <text:p>3186761</text:p>
          </table:table-cell>
          <table:table-cell table:formula="of:=LOG10([.D57])/LOG10([.$E$3])" office:value-type="float" office:value="1">
            <text:p>1</text:p>
          </table:table-cell>
        </table:table-row>
        <table:table-row table:style-name="ro2">
          <table:table-cell table:formula="of:=[.A57]+[.$B$4]" office:value-type="float" office:value="5.1880804">
            <text:p>5.19</text:p>
          </table:table-cell>
          <table:table-cell table:formula="of:=LOG10([.A58]+1 )/LOG10([.$B$3]+1)" office:value-type="float" office:value="0.936421927922596">
            <text:p>0.94</text:p>
          </table:table-cell>
          <table:table-cell/>
          <table:table-cell table:formula="of:=MIN([.D57]*1.4;[.$E$3])" office:value-type="float" office:value="3186760.5">
            <text:p>3186761</text:p>
          </table:table-cell>
          <table:table-cell table:formula="of:=LOG10([.D58])/LOG10([.$E$3])" office:value-type="float" office:value="1">
            <text:p>1</text:p>
          </table:table-cell>
        </table:table-row>
        <table:table-row table:style-name="ro2">
          <table:table-cell table:formula="of:=[.A58]+[.$B$4]" office:value-type="float" office:value="5.2880804">
            <text:p>5.29</text:p>
          </table:table-cell>
          <table:table-cell table:formula="of:=LOG10([.A59]+1 )/LOG10([.$B$3]+1)" office:value-type="float" office:value="0.944658236369376">
            <text:p>0.94</text:p>
          </table:table-cell>
          <table:table-cell/>
          <table:table-cell table:formula="of:=MIN([.D58]*1.4;[.$E$3])" office:value-type="float" office:value="3186760.5">
            <text:p>3186761</text:p>
          </table:table-cell>
          <table:table-cell table:formula="of:=LOG10([.D59])/LOG10([.$E$3])" office:value-type="float" office:value="1">
            <text:p>1</text:p>
          </table:table-cell>
        </table:table-row>
        <table:table-row table:style-name="ro2">
          <table:table-cell table:formula="of:=[.A59]+[.$B$4]" office:value-type="float" office:value="5.3880804">
            <text:p>5.39</text:p>
          </table:table-cell>
          <table:table-cell table:formula="of:=LOG10([.A60]+1 )/LOG10([.$B$3]+1)" office:value-type="float" office:value="0.952764589807682">
            <text:p>0.95</text:p>
          </table:table-cell>
          <table:table-cell/>
          <table:table-cell table:formula="of:=MIN([.D59]*1.4;[.$E$3])" office:value-type="float" office:value="3186760.5">
            <text:p>3186761</text:p>
          </table:table-cell>
          <table:table-cell table:formula="of:=LOG10([.D60])/LOG10([.$E$3])" office:value-type="float" office:value="1">
            <text:p>1</text:p>
          </table:table-cell>
        </table:table-row>
        <table:table-row table:style-name="ro2">
          <table:table-cell table:formula="of:=[.A60]+[.$B$4]" office:value-type="float" office:value="5.4880804">
            <text:p>5.49</text:p>
          </table:table-cell>
          <table:table-cell table:formula="of:=LOG10([.A61]+1 )/LOG10([.$B$3]+1)" office:value-type="float" office:value="0.960745025558086">
            <text:p>0.96</text:p>
          </table:table-cell>
          <table:table-cell/>
          <table:table-cell table:formula="of:=MIN([.D60]*1.4;[.$E$3])" office:value-type="float" office:value="3186760.5">
            <text:p>3186761</text:p>
          </table:table-cell>
          <table:table-cell table:formula="of:=LOG10([.D61])/LOG10([.$E$3])" office:value-type="float" office:value="1">
            <text:p>1</text:p>
          </table:table-cell>
        </table:table-row>
        <table:table-row table:style-name="ro2">
          <table:table-cell table:formula="of:=[.A61]+[.$B$4]" office:value-type="float" office:value="5.5880804">
            <text:p>5.59</text:p>
          </table:table-cell>
          <table:table-cell table:formula="of:=LOG10([.A62]+1 )/LOG10([.$B$3]+1)" office:value-type="float" office:value="0.968603395673804">
            <text:p>0.97</text:p>
          </table:table-cell>
          <table:table-cell/>
          <table:table-cell table:formula="of:=MIN([.D61]*1.4;[.$E$3])" office:value-type="float" office:value="3186760.5">
            <text:p>3186761</text:p>
          </table:table-cell>
          <table:table-cell table:formula="of:=LOG10([.D62])/LOG10([.$E$3])" office:value-type="float" office:value="1">
            <text:p>1</text:p>
          </table:table-cell>
        </table:table-row>
        <table:table-row table:style-name="ro2">
          <table:table-cell table:formula="of:=[.A62]+[.$B$4]" office:value-type="float" office:value="5.6880804">
            <text:p>5.69</text:p>
          </table:table-cell>
          <table:table-cell table:formula="of:=LOG10([.A63]+1 )/LOG10([.$B$3]+1)" office:value-type="float" office:value="0.976343378105694">
            <text:p>0.98</text:p>
          </table:table-cell>
          <table:table-cell/>
          <table:table-cell table:formula="of:=MIN([.D62]*1.4;[.$E$3])" office:value-type="float" office:value="3186760.5">
            <text:p>3186761</text:p>
          </table:table-cell>
          <table:table-cell table:formula="of:=LOG10([.D63])/LOG10([.$E$3])" office:value-type="float" office:value="1">
            <text:p>1</text:p>
          </table:table-cell>
        </table:table-row>
        <table:table-row table:style-name="ro2">
          <table:table-cell table:formula="of:=[.A63]+[.$B$4]" office:value-type="float" office:value="5.7880804">
            <text:p>5.79</text:p>
          </table:table-cell>
          <table:table-cell table:formula="of:=LOG10([.A64]+1 )/LOG10([.$B$3]+1)" office:value-type="float" office:value="0.983968487038668">
            <text:p>0.98</text:p>
          </table:table-cell>
          <table:table-cell/>
          <table:table-cell table:formula="of:=MIN([.D63]*1.4;[.$E$3])" office:value-type="float" office:value="3186760.5">
            <text:p>3186761</text:p>
          </table:table-cell>
          <table:table-cell table:formula="of:=LOG10([.D64])/LOG10([.$E$3])" office:value-type="float" office:value="1">
            <text:p>1</text:p>
          </table:table-cell>
        </table:table-row>
        <table:table-row table:style-name="ro2">
          <table:table-cell table:formula="of:=[.A64]+[.$B$4]" office:value-type="float" office:value="5.8880804">
            <text:p>5.89</text:p>
          </table:table-cell>
          <table:table-cell table:formula="of:=LOG10([.A65]+1 )/LOG10([.$B$3]+1)" office:value-type="float" office:value="0.991482082472207">
            <text:p>0.99</text:p>
          </table:table-cell>
          <table:table-cell/>
          <table:table-cell table:formula="of:=MIN([.D64]*1.4;[.$E$3])" office:value-type="float" office:value="3186760.5">
            <text:p>3186761</text:p>
          </table:table-cell>
          <table:table-cell table:formula="of:=LOG10([.D65])/LOG10([.$E$3])" office:value-type="float" office:value="1">
            <text:p>1</text:p>
          </table:table-cell>
        </table:table-row>
        <table:table-row table:style-name="ro2">
          <table:table-cell table:formula="of:=[.A65]+[.$B$4]" office:value-type="float" office:value="5.9880804">
            <text:p>5.99</text:p>
          </table:table-cell>
          <table:table-cell table:formula="of:=LOG10([.A66]+1 )/LOG10([.$B$3]+1)" office:value-type="float" office:value="0.99888737911039">
            <text:p>1</text:p>
          </table:table-cell>
          <table:table-cell/>
          <table:table-cell table:formula="of:=MIN([.D65]*1.4;[.$E$3])" office:value-type="float" office:value="3186760.5">
            <text:p>3186761</text:p>
          </table:table-cell>
          <table:table-cell table:formula="of:=LOG10([.D66])/LOG10([.$E$3])" office:value-type="float" office:value="1">
            <text:p>1</text:p>
          </table:table-cell>
        </table:table-row>
        <table:table-row table:style-name="ro2">
          <table:table-cell table:formula="of:=[.A66]+[.$B$4]" office:value-type="float" office:value="6.0880804">
            <text:p>6.09</text:p>
          </table:table-cell>
          <table:table-cell table:formula="of:=LOG10([.A67]+1 )/LOG10([.$B$3]+1)" office:value-type="float" office:value="1.00618745462027">
            <text:p>1.01</text:p>
          </table:table-cell>
          <table:table-cell/>
          <table:table-cell table:formula="of:=MIN([.D66]*1.4;[.$E$3])" office:value-type="float" office:value="3186760.5">
            <text:p>3186761</text:p>
          </table:table-cell>
          <table:table-cell table:formula="of:=LOG10([.D67])/LOG10([.$E$3])" office:value-type="float" office:value="1">
            <text:p>1</text:p>
          </table:table-cell>
        </table:table-row>
        <table:table-row table:style-name="ro2">
          <table:table-cell table:number-columns-repeated="3"/>
          <table:table-cell table:formula="of:=MIN([.D67]*1.4;[.$E$3])" office:value-type="float" office:value="3186760.5">
            <text:p>3186761</text:p>
          </table:table-cell>
          <table:table-cell table:formula="of:=LOG10([.D68])/LOG10([.$E$3])" office:value-type="float" office:value="1">
            <text:p>1</text:p>
          </table:table-cell>
        </table:table-row>
        <table:table-row table:style-name="ro2">
          <table:table-cell table:number-columns-repeated="3"/>
          <table:table-cell table:formula="of:=MIN([.D68]*1.4;[.$E$3])" office:value-type="float" office:value="3186760.5">
            <text:p>3186761</text:p>
          </table:table-cell>
          <table:table-cell table:formula="of:=LOG10([.D69])/LOG10([.$E$3])" office:value-type="float" office:value="1">
            <text:p>1</text:p>
          </table:table-cell>
        </table:table-row>
        <table:table-row table:style-name="ro2">
          <table:table-cell table:number-columns-repeated="3"/>
          <table:table-cell table:formula="of:=MIN([.D69]*1.4;[.$E$3])" office:value-type="float" office:value="3186760.5">
            <text:p>3186761</text:p>
          </table:table-cell>
          <table:table-cell table:formula="of:=LOG10([.D70])/LOG10([.$E$3])" office:value-type="float" office:value="1">
            <text:p>1</text:p>
          </table:table-cell>
        </table:table-row>
        <table:table-row table:style-name="ro2">
          <table:table-cell table:number-columns-repeated="3"/>
          <table:table-cell table:formula="of:=MIN([.D70]*1.4;[.$E$3])" office:value-type="float" office:value="3186760.5">
            <text:p>3186761</text:p>
          </table:table-cell>
          <table:table-cell table:formula="of:=LOG10([.D71])/LOG10([.$E$3])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3" number:min-integer-digits="1"/>
    </number:number-style>
    <number:number-style style:name="N119">
      <number:number number:decimal-places="1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2">04/22/2011</text:date>, <text:time>22:5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Aick in der Au</meta:initial-creator>
    <meta:creation-date>2009-08-10T23:10:36</meta:creation-date>
    <dc:date>2011-04-22T22:56:34.65</dc:date>
    <dc:language>de-DE</dc:language>
    <meta:editing-cycles>32</meta:editing-cycles>
    <meta:editing-duration>PT06H42M44S</meta:editing-duration>
    <meta:document-statistic meta:table-count="3" meta:cell-count="3107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4.8000001907349pt" style:font-family-asian="'Lucida Sans Unicode'" style:font-size-asian="14.8000001907349pt" style:font-family-complex="Tahoma" style:font-size-complex="14.8000001907349pt"/>
    </style:style>
    <style:style style:name="ch3" style:family="chart">
      <style:chart-properties chart:include-hidden-cells="false" chart:treat-empty-cells="leave-gap" chart:spline-order="3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axis-label-position="outside-minimum" chart:tick-mark-position="at-labels"/>
      <style:text-properties fo:font-size="9pt" style:font-family-asian="'Lucida Sans Unicode'" style:font-size-asian="17.2999992370605pt" style:font-family-complex="Tahoma" style:font-size-complex="17.2999992370605pt"/>
    </style:style>
    <style:style style:name="ch5" style:family="chart">
      <style:chart-properties style:rotation-angle="0"/>
      <style:graphic-properties draw:fill-color="#ffffff"/>
      <style:text-properties fo:font-size="22.2999992370605pt" style:font-family-asian="'Lucida Sans Unicode'" style:font-size-asian="22.2999992370605pt" style:font-family-complex="Tahoma" style:font-size-complex="22.2999992370605pt"/>
    </style:style>
    <style:style style:name="ch6" style:family="chart" style:data-style-name="N0">
      <style:chart-properties chart:display-label="true" chart:logarithmic="false" chart:origin="0" chart:reverse-direction="false" text:line-break="false" chart:label-arrangement="side-by-side" chart:axis-position="start"/>
      <style:text-properties fo:font-size="17.2999992370605pt" style:font-family-asian="'Lucida Sans Unicode'" style:font-size-asian="17.2999992370605pt" style:font-family-complex="Tahoma" style:font-size-complex="17.2999992370605pt"/>
    </style:style>
    <style:style style:name="ch7" style:family="chart">
      <style:chart-properties style:rotation-angle="90"/>
      <style:graphic-properties draw:fill-color="#ffffff"/>
      <style:text-properties fo:font-size="22.2999992370605pt" style:font-family-asian="'Lucida Sans Unicode'" style:font-size-asian="22.2999992370605pt" style:font-family-complex="Tahoma" style:font-size-complex="22.2999992370605pt"/>
    </style:style>
    <style:style style:name="ch8" style:family="chart" style:data-style-name="N0">
      <style:chart-properties chart:symbol-type="none"/>
      <style:graphic-properties svg:stroke-width="0.1cm" svg:stroke-color="#00ff00" draw:fill-color="#00ff00"/>
      <style:text-properties fo:font-size="14.8000001907349pt" style:font-family-asian="'Lucida Sans Unicode'" style:font-size-asian="14.8000001907349pt" style:font-family-complex="Tahoma" style:font-size-complex="14.8000001907349pt"/>
    </style:style>
    <style:style style:name="ch9" style:family="chart" style:data-style-name="N0">
      <style:chart-properties chart:symbol-type="none"/>
      <style:graphic-properties svg:stroke-width="0.1cm" svg:stroke-color="#0066cc" draw:fill-color="#0066cc"/>
      <style:text-properties fo:font-size="14.8000001907349pt" style:font-family-asian="'Lucida Sans Unicode'" style:font-size-asian="14.8000001907349pt" style:font-family-complex="Tahoma" style:font-size-complex="14.8000001907349pt"/>
    </style:style>
    <style:style style:name="ch10" style:family="chart" style:data-style-name="N0">
      <style:chart-properties chart:symbol-type="none"/>
      <style:graphic-properties svg:stroke-width="0.1cm" svg:stroke-color="#00ffff" draw:fill-color="#00ffff"/>
      <style:text-properties fo:font-size="14.8000001907349pt" style:font-family-asian="'Lucida Sans Unicode'" style:font-size-asian="14.8000001907349pt" style:font-family-complex="Tahoma" style:font-size-complex="14.8000001907349pt"/>
    </style:style>
    <style:style style:name="ch11" style:family="chart" style:data-style-name="N0">
      <style:chart-properties chart:symbol-type="none"/>
      <style:graphic-properties svg:stroke-width="0.1cm" svg:stroke-color="#ffc30a" draw:fill-color="#ffc30a"/>
      <style:text-properties fo:font-size="14.8000001907349pt" style:font-family-asian="'Lucida Sans Unicode'" style:font-size-asian="14.8000001907349pt" style:font-family-complex="Tahoma" style:font-size-complex="14.8000001907349pt"/>
    </style:style>
    <style:style style:name="ch12" style:family="chart" style:data-style-name="N0">
      <style:chart-properties chart:symbol-type="none"/>
      <style:graphic-properties svg:stroke-width="0.1cm" svg:stroke-color="#660066" draw:fill-color="#660066"/>
      <style:text-properties fo:font-size="14.8000001907349pt" style:font-family-asian="'Lucida Sans Unicode'" style:font-size-asian="14.8000001907349pt" style:font-family-complex="Tahoma" style:font-size-complex="14.8000001907349pt"/>
    </style:style>
    <style:style style:name="ch13" style:family="chart">
      <style:graphic-properties draw:fill="solid" draw:fill-color="#d9d9d9" draw:opacity="50%"/>
    </style:style>
    <style:style style:name="ch14" style:family="chart">
      <style:graphic-properties draw:fill-color="#999999"/>
    </style:style>
  </office:automatic-styles>
  <office:body>
    <office:chart>
      <chart:chart svg:width="43.435cm" svg:height="17.708cm" xlink:href=".." chart:class="chart:line" chart:style-name="ch1">
        <chart:legend chart:legend-position="end" svg:x="38.736cm" svg:y="6.847cm" chart:style-name="ch2"/>
        <chart:plot-area chart:style-name="ch3" table:cell-range-address="NBF.A62:NBF.F150" chart:data-source-has-labels="both" svg:x="0.866cm" svg:y="0.658cm" svg:width="36.138cm" svg:height="16.694cm">
          <chart:axis chart:dimension="x" chart:name="primary-x" chart:style-name="ch4">
            <chart:title svg:x="17.853cm" svg:y="16.381cm" chart:style-name="ch5">
              <text:p>distance in cells</text:p>
            </chart:title>
            <chart:categories table:cell-range-address="NBF.A63:NBF.A150"/>
          </chart:axis>
          <chart:axis chart:dimension="y" chart:name="primary-y" chart:style-name="ch6">
            <chart:title svg:x="0.866cm" svg:y="9.466cm" chart:style-name="ch7">
              <text:p>NW adaption</text:p>
            </chart:title>
          </chart:axis>
          <chart:series chart:style-name="ch8" chart:values-cell-range-address="NBF.B63:NBF.B150" chart:label-cell-address="NBF.B62:NBF.B62" chart:class="chart:line">
            <chart:data-point chart:repeated="88"/>
          </chart:series>
          <chart:series chart:style-name="ch9" chart:values-cell-range-address="NBF.C63:NBF.C150" chart:label-cell-address="NBF.C62:NBF.C62" chart:class="chart:line">
            <chart:data-point chart:repeated="88"/>
          </chart:series>
          <chart:series chart:style-name="ch10" chart:values-cell-range-address="NBF.D63:NBF.D150" chart:label-cell-address="NBF.D62:NBF.D62" chart:class="chart:line">
            <chart:data-point chart:repeated="88"/>
          </chart:series>
          <chart:series chart:style-name="ch11" chart:values-cell-range-address="NBF.E63:NBF.E150" chart:label-cell-address="NBF.E62:NBF.E62" chart:class="chart:line">
            <chart:data-point chart:repeated="88"/>
          </chart:series>
          <chart:series chart:style-name="ch12" chart:values-cell-range-address="NBF.F63:NBF.F150" chart:label-cell-address="NBF.F62:NBF.F62" chart:class="chart:line">
            <chart:data-point chart:repeated="8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BF.B62:NBF.B62">NBF 0%</text:p>
              </table:table-cell>
              <table:table-cell office:value-type="string">
                <text:p text:id="NBF.C62:NBF.C62">NBF 25%</text:p>
              </table:table-cell>
              <table:table-cell office:value-type="string">
                <text:p text:id="NBF.D62:NBF.D62">NBF 50%</text:p>
              </table:table-cell>
              <table:table-cell office:value-type="string">
                <text:p text:id="NBF.E62:NBF.E62">NBF 75%</text:p>
              </table:table-cell>
              <table:table-cell office:value-type="string">
                <text:p text:id="NBF.F62:NBF.F62">NBF 100%</text:p>
              </table:table-cell>
            </table:table-row>
          </table:table-header-rows>
          <table:table-rows>
            <table:table-row>
              <table:table-cell office:value-type="string">
                <text:p text:id="NBF.A63:NBF.A150">0</text:p>
              </table:table-cell>
              <table:table-cell office:value-type="float" office:value="0.25">
                <text:p text:id="NBF.B63:NBF.B150">0.25</text:p>
              </table:table-cell>
              <table:table-cell office:value-type="float" office:value="0.111803398874989">
                <text:p text:id="NBF.C63:NBF.C150">0.111803398874989</text:p>
              </table:table-cell>
              <table:table-cell office:value-type="float" office:value="0.05">
                <text:p text:id="NBF.D63:NBF.D150">0.05</text:p>
              </table:table-cell>
              <table:table-cell office:value-type="float" office:value="0.0223606797749979">
                <text:p text:id="NBF.E63:NBF.E150">0.0223606797749979</text:p>
              </table:table-cell>
              <table:table-cell office:value-type="float" office:value="0.01">
                <text:p text:id="NBF.F63:NBF.F150">0.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805881264996">
                <text:p>0.22805881264996</text:p>
              </table:table-cell>
              <table:table-cell office:value-type="float" office:value="0.10199100159064">
                <text:p>0.10199100159064</text:p>
              </table:table-cell>
              <table:table-cell office:value-type="float" office:value="0.045611762529992">
                <text:p>0.045611762529992</text:p>
              </table:table-cell>
              <table:table-cell office:value-type="float" office:value="0.020398200318128">
                <text:p>0.020398200318128</text:p>
              </table:table-cell>
              <table:table-cell office:value-type="float" office:value="0.00912235250599841">
                <text:p>0.009122352505998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08043288109238">
                <text:p>0.208043288109238</text:p>
              </table:table-cell>
              <table:table-cell office:value-type="float" office:value="0.0930397868949662">
                <text:p>0.0930397868949662</text:p>
              </table:table-cell>
              <table:table-cell office:value-type="float" office:value="0.0416086576218477">
                <text:p>0.0416086576218477</text:p>
              </table:table-cell>
              <table:table-cell office:value-type="float" office:value="0.0186079573789932">
                <text:p>0.0186079573789932</text:p>
              </table:table-cell>
              <table:table-cell office:value-type="float" office:value="0.00832173152436954">
                <text:p>0.008321731524369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89784421063946">
                <text:p>0.189784421063946</text:p>
              </table:table-cell>
              <table:table-cell office:value-type="float" office:value="0.0848741733138852">
                <text:p>0.0848741733138852</text:p>
              </table:table-cell>
              <table:table-cell office:value-type="float" office:value="0.0379568842127892">
                <text:p>0.0379568842127892</text:p>
              </table:table-cell>
              <table:table-cell office:value-type="float" office:value="0.016974834662777">
                <text:p>0.016974834662777</text:p>
              </table:table-cell>
              <table:table-cell office:value-type="float" office:value="0.00759137684255784">
                <text:p>0.007591376842557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73128038909214">
                <text:p>0.173128038909214</text:p>
              </table:table-cell>
              <table:table-cell office:value-type="float" office:value="0.0774252127624464">
                <text:p>0.0774252127624464</text:p>
              </table:table-cell>
              <table:table-cell office:value-type="float" office:value="0.0346256077818429">
                <text:p>0.0346256077818429</text:p>
              </table:table-cell>
              <table:table-cell office:value-type="float" office:value="0.0154850425524893">
                <text:p>0.0154850425524893</text:p>
              </table:table-cell>
              <table:table-cell office:value-type="float" office:value="0.00692512155636858">
                <text:p>0.006925121556368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57933499960206">
                <text:p>0.157933499960206</text:p>
              </table:table-cell>
              <table:table-cell office:value-type="float" office:value="0.0706300083670963">
                <text:p>0.0706300083670963</text:p>
              </table:table-cell>
              <table:table-cell office:value-type="float" office:value="0.0315866999920412">
                <text:p>0.0315866999920412</text:p>
              </table:table-cell>
              <table:table-cell office:value-type="float" office:value="0.0141260016734193">
                <text:p>0.0141260016734193</text:p>
              </table:table-cell>
              <table:table-cell office:value-type="float" office:value="0.00631733999840825">
                <text:p>0.006317339998408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44072505914309">
                <text:p>0.144072505914309</text:p>
              </table:table-cell>
              <table:table-cell office:value-type="float" office:value="0.0644311833826269">
                <text:p>0.0644311833826269</text:p>
              </table:table-cell>
              <table:table-cell office:value-type="float" office:value="0.0288145011828617">
                <text:p>0.0288145011828617</text:p>
              </table:table-cell>
              <table:table-cell office:value-type="float" office:value="0.0128862366765254">
                <text:p>0.0128862366765254</text:p>
              </table:table-cell>
              <table:table-cell office:value-type="float" office:value="0.00576290023657234">
                <text:p>0.005762900236572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31428018537286">
                <text:p>0.131428018537286</text:p>
              </table:table-cell>
              <table:table-cell office:value-type="float" office:value="0.0587763967194949">
                <text:p>0.0587763967194949</text:p>
              </table:table-cell>
              <table:table-cell office:value-type="float" office:value="0.0262856037074573">
                <text:p>0.0262856037074573</text:p>
              </table:table-cell>
              <table:table-cell office:value-type="float" office:value="0.011755279343899">
                <text:p>0.011755279343899</text:p>
              </table:table-cell>
              <table:table-cell office:value-type="float" office:value="0.00525712074149145">
                <text:p>0.005257120741491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19893271426202">
                <text:p>0.119893271426202</text:p>
              </table:table-cell>
              <table:table-cell office:value-type="float" office:value="0.0536179009907641">
                <text:p>0.0536179009907641</text:p>
              </table:table-cell>
              <table:table-cell office:value-type="float" office:value="0.0239786542852404">
                <text:p>0.0239786542852404</text:p>
              </table:table-cell>
              <table:table-cell office:value-type="float" office:value="0.0107235801981528">
                <text:p>0.0107235801981528</text:p>
              </table:table-cell>
              <table:table-cell office:value-type="float" office:value="0.00479573085704807">
                <text:p>0.004795730857048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09370868504716">
                <text:p>0.109370868504716</text:p>
              </table:table-cell>
              <table:table-cell office:value-type="float" office:value="0.0489121393469471">
                <text:p>0.0489121393469471</text:p>
              </table:table-cell>
              <table:table-cell office:value-type="float" office:value="0.0218741737009432">
                <text:p>0.0218741737009432</text:p>
              </table:table-cell>
              <table:table-cell office:value-type="float" office:value="0.00978242786938942">
                <text:p>0.00978242786938942</text:p>
              </table:table-cell>
              <table:table-cell office:value-type="float" office:value="0.00437483474018864">
                <text:p>0.004374834740188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997719616387217">
                <text:p>0.0997719616387217</text:p>
              </table:table-cell>
              <table:table-cell office:value-type="float" office:value="0.0446193776945366">
                <text:p>0.0446193776945366</text:p>
              </table:table-cell>
              <table:table-cell office:value-type="float" office:value="0.0199543923277444">
                <text:p>0.0199543923277444</text:p>
              </table:table-cell>
              <table:table-cell office:value-type="float" office:value="0.00892387553890733">
                <text:p>0.00892387553890733</text:p>
              </table:table-cell>
              <table:table-cell office:value-type="float" office:value="0.00399087846554887">
                <text:p>0.003990878465548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1015500428337">
                <text:p>0.091015500428337</text:p>
              </table:table-cell>
              <table:table-cell office:value-type="float" office:value="0.0407033691927846">
                <text:p>0.0407033691927846</text:p>
              </table:table-cell>
              <table:table-cell office:value-type="float" office:value="0.0182031000856674">
                <text:p>0.0182031000856674</text:p>
              </table:table-cell>
              <table:table-cell office:value-type="float" office:value="0.00814067383855691">
                <text:p>0.00814067383855691</text:p>
              </table:table-cell>
              <table:table-cell office:value-type="float" office:value="0.00364062001713348">
                <text:p>0.003640620017133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830275478417139">
                <text:p>0.0830275478417139</text:p>
              </table:table-cell>
              <table:table-cell office:value-type="float" office:value="0.0371310481958376">
                <text:p>0.0371310481958376</text:p>
              </table:table-cell>
              <table:table-cell office:value-type="float" office:value="0.0166055095683428">
                <text:p>0.0166055095683428</text:p>
              </table:table-cell>
              <table:table-cell office:value-type="float" office:value="0.00742620963916753">
                <text:p>0.00742620963916753</text:p>
              </table:table-cell>
              <table:table-cell office:value-type="float" office:value="0.00332110191366856">
                <text:p>0.003321101913668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757406559120761">
                <text:p>0.0757406559120761</text:p>
              </table:table-cell>
              <table:table-cell office:value-type="float" office:value="0.0338722510559647">
                <text:p>0.0338722510559647</text:p>
              </table:table-cell>
              <table:table-cell office:value-type="float" office:value="0.0151481311824152">
                <text:p>0.0151481311824152</text:p>
              </table:table-cell>
              <table:table-cell office:value-type="float" office:value="0.00677445021119294">
                <text:p>0.00677445021119294</text:p>
              </table:table-cell>
              <table:table-cell office:value-type="float" office:value="0.00302962623648304">
                <text:p>0.003029626236483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690932962265491">
                <text:p>0.0690932962265491</text:p>
              </table:table-cell>
              <table:table-cell office:value-type="float" office:value="0.0308994614304187">
                <text:p>0.0308994614304187</text:p>
              </table:table-cell>
              <table:table-cell office:value-type="float" office:value="0.0138186592453098">
                <text:p>0.0138186592453098</text:p>
              </table:table-cell>
              <table:table-cell office:value-type="float" office:value="0.00617989228608374">
                <text:p>0.00617989228608374</text:p>
              </table:table-cell>
              <table:table-cell office:value-type="float" office:value="0.00276373184906196">
                <text:p>0.002763731849061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63029340397995">
                <text:p>0.063029340397995</text:p>
              </table:table-cell>
              <table:table-cell office:value-type="float" office:value="0.0281875779413781">
                <text:p>0.0281875779413781</text:p>
              </table:table-cell>
              <table:table-cell office:value-type="float" office:value="0.012605868079599">
                <text:p>0.012605868079599</text:p>
              </table:table-cell>
              <table:table-cell office:value-type="float" office:value="0.00563751558827562">
                <text:p>0.00563751558827562</text:p>
              </table:table-cell>
              <table:table-cell office:value-type="float" office:value="0.0025211736159198">
                <text:p>0.00252117361591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574975861331076">
                <text:p>0.0574975861331076</text:p>
              </table:table-cell>
              <table:table-cell office:value-type="float" office:value="0.0257137022271556">
                <text:p>0.0257137022271556</text:p>
              </table:table-cell>
              <table:table-cell office:value-type="float" office:value="0.0114995172266215">
                <text:p>0.0114995172266215</text:p>
              </table:table-cell>
              <table:table-cell office:value-type="float" office:value="0.00514274044543112">
                <text:p>0.00514274044543112</text:p>
              </table:table-cell>
              <table:table-cell office:value-type="float" office:value="0.0022999034453243">
                <text:p>0.00229990344532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524513248950214">
                <text:p>0.0524513248950214</text:p>
              </table:table-cell>
              <table:table-cell office:value-type="float" office:value="0.023456945595039">
                <text:p>0.023456945595039</text:p>
              </table:table-cell>
              <table:table-cell office:value-type="float" office:value="0.0104902649790043">
                <text:p>0.0104902649790043</text:p>
              </table:table-cell>
              <table:table-cell office:value-type="float" office:value="0.00469138911900779">
                <text:p>0.00469138911900779</text:p>
              </table:table-cell>
              <table:table-cell office:value-type="float" office:value="0.00209805299580085">
                <text:p>0.002098052995800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478479475099035">
                <text:p>0.0478479475099035</text:p>
              </table:table-cell>
              <table:table-cell office:value-type="float" office:value="0.0213982526431972">
                <text:p>0.0213982526431972</text:p>
              </table:table-cell>
              <table:table-cell office:value-type="float" office:value="0.00956958950198069">
                <text:p>0.00956958950198069</text:p>
              </table:table-cell>
              <table:table-cell office:value-type="float" office:value="0.00427965052863944">
                <text:p>0.00427965052863944</text:p>
              </table:table-cell>
              <table:table-cell office:value-type="float" office:value="0.00191391790039614">
                <text:p>0.001913917900396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436485843873848">
                <text:p>0.0436485843873848</text:p>
              </table:table-cell>
              <table:table-cell office:value-type="float" office:value="0.0195202403623657">
                <text:p>0.0195202403623657</text:p>
              </table:table-cell>
              <table:table-cell office:value-type="float" office:value="0.00872971687747696">
                <text:p>0.00872971687747696</text:p>
              </table:table-cell>
              <table:table-cell office:value-type="float" office:value="0.00390404807247314">
                <text:p>0.00390404807247314</text:p>
              </table:table-cell>
              <table:table-cell office:value-type="float" office:value="0.00174594337549539">
                <text:p>0.0017459433754953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98177773169543">
                <text:p>0.0398177773169543</text:p>
              </table:table-cell>
              <table:table-cell office:value-type="float" office:value="0.0178070513587318">
                <text:p>0.0178070513587318</text:p>
              </table:table-cell>
              <table:table-cell office:value-type="float" office:value="0.00796355546339085">
                <text:p>0.00796355546339085</text:p>
              </table:table-cell>
              <table:table-cell office:value-type="float" office:value="0.00356141027174636">
                <text:p>0.00356141027174636</text:p>
              </table:table-cell>
              <table:table-cell office:value-type="float" office:value="0.00159271109267817">
                <text:p>0.001592711092678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363231800690604">
                <text:p>0.0363231800690604</text:p>
              </table:table-cell>
              <table:table-cell office:value-type="float" office:value="0.0162442199586769">
                <text:p>0.0162442199586769</text:p>
              </table:table-cell>
              <table:table-cell office:value-type="float" office:value="0.00726463601381208">
                <text:p>0.00726463601381208</text:p>
              </table:table-cell>
              <table:table-cell office:value-type="float" office:value="0.00324884399173538">
                <text:p>0.00324884399173538</text:p>
              </table:table-cell>
              <table:table-cell office:value-type="float" office:value="0.00145292720276242">
                <text:p>0.0014529272027624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331352852728824">
                <text:p>0.0331352852728824</text:p>
              </table:table-cell>
              <table:table-cell office:value-type="float" office:value="0.0148185500648026">
                <text:p>0.0148185500648026</text:p>
              </table:table-cell>
              <table:table-cell office:value-type="float" office:value="0.00662705705457649">
                <text:p>0.00662705705457649</text:p>
              </table:table-cell>
              <table:table-cell office:value-type="float" office:value="0.00296371001296051">
                <text:p>0.00296371001296051</text:p>
              </table:table-cell>
              <table:table-cell office:value-type="float" office:value="0.0013254114109153">
                <text:p>0.001325411410915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302271752646051">
                <text:p>0.0302271752646051</text:p>
              </table:table-cell>
              <table:table-cell office:value-type="float" office:value="0.0135180037318915">
                <text:p>0.0135180037318915</text:p>
              </table:table-cell>
              <table:table-cell office:value-type="float" office:value="0.00604543505292103">
                <text:p>0.00604543505292103</text:p>
              </table:table-cell>
              <table:table-cell office:value-type="float" office:value="0.00270360074637829">
                <text:p>0.00270360074637829</text:p>
              </table:table-cell>
              <table:table-cell office:value-type="float" office:value="0.00120908701058421">
                <text:p>0.001209087010584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275742948024324">
                <text:p>0.0275742948024324</text:p>
              </table:table-cell>
              <table:table-cell office:value-type="float" office:value="0.0123315995219716">
                <text:p>0.0123315995219716</text:p>
              </table:table-cell>
              <table:table-cell office:value-type="float" office:value="0.00551485896048647">
                <text:p>0.00551485896048647</text:p>
              </table:table-cell>
              <table:table-cell office:value-type="float" office:value="0.00246631990439432">
                <text:p>0.00246631990439432</text:p>
              </table:table-cell>
              <table:table-cell office:value-type="float" office:value="0.00110297179209729">
                <text:p>0.0011029717920972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251542437292108">
                <text:p>0.0251542437292108</text:p>
              </table:table-cell>
              <table:table-cell office:value-type="float" office:value="0.0112493197802226">
                <text:p>0.0112493197802226</text:p>
              </table:table-cell>
              <table:table-cell office:value-type="float" office:value="0.00503084874584215">
                <text:p>0.00503084874584215</text:p>
              </table:table-cell>
              <table:table-cell office:value-type="float" office:value="0.00224986395604452">
                <text:p>0.00224986395604452</text:p>
              </table:table-cell>
              <table:table-cell office:value-type="float" office:value="0.00100616974916843">
                <text:p>0.0010061697491684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22946587831966">
                <text:p>0.022946587831966</text:p>
              </table:table-cell>
              <table:table-cell office:value-type="float" office:value="0.0102620260487891">
                <text:p>0.0102620260487891</text:p>
              </table:table-cell>
              <table:table-cell office:value-type="float" office:value="0.00458931756639321">
                <text:p>0.00458931756639321</text:p>
              </table:table-cell>
              <table:table-cell office:value-type="float" office:value="0.00205240520975782">
                <text:p>0.00205240520975782</text:p>
              </table:table-cell>
              <table:table-cell office:value-type="float" office:value="0.000917863513278642">
                <text:p>0.00091786351327864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209326863013048">
                <text:p>0.0209326863013048</text:p>
              </table:table-cell>
              <table:table-cell office:value-type="float" office:value="0.00936138190427923">
                <text:p>0.00936138190427923</text:p>
              </table:table-cell>
              <table:table-cell office:value-type="float" office:value="0.00418653726026096">
                <text:p>0.00418653726026096</text:p>
              </table:table-cell>
              <table:table-cell office:value-type="float" office:value="0.00187227638085585">
                <text:p>0.00187227638085585</text:p>
              </table:table-cell>
              <table:table-cell office:value-type="float" office:value="0.000837307452052192">
                <text:p>0.0008373074520521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190955343337986">
                <text:p>0.0190955343337986</text:p>
              </table:table-cell>
              <table:table-cell office:value-type="float" office:value="0.00853978256741098">
                <text:p>0.00853978256741098</text:p>
              </table:table-cell>
              <table:table-cell office:value-type="float" office:value="0.00381910686675973">
                <text:p>0.00381910686675973</text:p>
              </table:table-cell>
              <table:table-cell office:value-type="float" office:value="0.0017079565134822">
                <text:p>0.0017079565134822</text:p>
              </table:table-cell>
              <table:table-cell office:value-type="float" office:value="0.000763821373351945">
                <text:p>0.0007638213733519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174196195483307">
                <text:p>0.0174196195483307</text:p>
              </table:table-cell>
              <table:table-cell office:value-type="float" office:value="0.0077902906904503">
                <text:p>0.0077902906904503</text:p>
              </table:table-cell>
              <table:table-cell office:value-type="float" office:value="0.00348392390966613">
                <text:p>0.00348392390966613</text:p>
              </table:table-cell>
              <table:table-cell office:value-type="float" office:value="0.00155805813809006">
                <text:p>0.00155805813809006</text:p>
              </table:table-cell>
              <table:table-cell office:value-type="float" office:value="0.000696784781933226">
                <text:p>0.00069678478193322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158907910040253">
                <text:p>0.0158907910040253</text:p>
              </table:table-cell>
              <table:table-cell office:value-type="float" office:value="0.00710657778024854">
                <text:p>0.00710657778024854</text:p>
              </table:table-cell>
              <table:table-cell office:value-type="float" office:value="0.00317815820080506">
                <text:p>0.00317815820080506</text:p>
              </table:table-cell>
              <table:table-cell office:value-type="float" office:value="0.00142131555604971">
                <text:p>0.00142131555604971</text:p>
              </table:table-cell>
              <table:table-cell office:value-type="float" office:value="0.000635631640161012">
                <text:p>0.0006356316401610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144961397137867">
                <text:p>0.0144961397137867</text:p>
              </table:table-cell>
              <table:table-cell office:value-type="float" office:value="0.00648287076227229">
                <text:p>0.00648287076227229</text:p>
              </table:table-cell>
              <table:table-cell office:value-type="float" office:value="0.00289922794275734">
                <text:p>0.00289922794275734</text:p>
              </table:table-cell>
              <table:table-cell office:value-type="float" office:value="0.00129657415245446">
                <text:p>0.00129657415245446</text:p>
              </table:table-cell>
              <table:table-cell office:value-type="float" office:value="0.000579845588551468">
                <text:p>0.00057984558855146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132238896445365">
                <text:p>0.0132238896445365</text:p>
              </table:table-cell>
              <table:table-cell office:value-type="float" office:value="0.00591390323442784">
                <text:p>0.00591390323442784</text:p>
              </table:table-cell>
              <table:table-cell office:value-type="float" office:value="0.0026447779289073">
                <text:p>0.0026447779289073</text:p>
              </table:table-cell>
              <table:table-cell office:value-type="float" office:value="0.00118278064688557">
                <text:p>0.00118278064688557</text:p>
              </table:table-cell>
              <table:table-cell office:value-type="float" office:value="0.000528955585781461">
                <text:p>0.00052895558578146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120632982837884">
                <text:p>0.0120632982837884</text:p>
              </table:table-cell>
              <table:table-cell office:value-type="float" office:value="0.00539487099908149">
                <text:p>0.00539487099908149</text:p>
              </table:table-cell>
              <table:table-cell office:value-type="float" office:value="0.00241265965675768">
                <text:p>0.00241265965675768</text:p>
              </table:table-cell>
              <table:table-cell office:value-type="float" office:value="0.0010789741998163">
                <text:p>0.0010789741998163</text:p>
              </table:table-cell>
              <table:table-cell office:value-type="float" office:value="0.000482531931351536">
                <text:p>0.00048253193135153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110045659329723">
                <text:p>0.0110045659329723</text:p>
              </table:table-cell>
              <table:table-cell office:value-type="float" office:value="0.00492139149780091">
                <text:p>0.00492139149780091</text:p>
              </table:table-cell>
              <table:table-cell office:value-type="float" office:value="0.00220091318659447">
                <text:p>0.00220091318659447</text:p>
              </table:table-cell>
              <table:table-cell office:value-type="float" office:value="0.000984278299560183">
                <text:p>0.000984278299560183</text:p>
              </table:table-cell>
              <table:table-cell office:value-type="float" office:value="0.000440182637318894">
                <text:p>0.00044018263731889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100387529616075">
                <text:p>0.0100387529616075</text:p>
              </table:table-cell>
              <table:table-cell office:value-type="float" office:value="0.00448946680629634">
                <text:p>0.00448946680629634</text:p>
              </table:table-cell>
              <table:table-cell office:value-type="float" office:value="0.0020077505923215">
                <text:p>0.0020077505923215</text:p>
              </table:table-cell>
              <table:table-cell office:value-type="float" office:value="0.000897893361259268">
                <text:p>0.000897893361259268</text:p>
              </table:table-cell>
              <table:table-cell office:value-type="float" office:value="0.0004015501184643">
                <text:p>0.000401550118464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91577043236419">
                <text:p>0.0091577043236419</text:p>
              </table:table-cell>
              <table:table-cell office:value-type="float" office:value="0.00409544987710141">
                <text:p>0.00409544987710141</text:p>
              </table:table-cell>
              <table:table-cell office:value-type="float" office:value="0.00183154086472838">
                <text:p>0.00183154086472838</text:p>
              </table:table-cell>
              <table:table-cell office:value-type="float" office:value="0.000819089975420281">
                <text:p>0.000819089975420281</text:p>
              </table:table-cell>
              <table:table-cell office:value-type="float" office:value="0.000366308172945676">
                <text:p>0.00036630817294567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835398069859672">
                <text:p>0.00835398069859672</text:p>
              </table:table-cell>
              <table:table-cell office:value-type="float" office:value="0.00373601374495669">
                <text:p>0.00373601374495669</text:p>
              </table:table-cell>
              <table:table-cell office:value-type="float" office:value="0.00167079613971934">
                <text:p>0.00167079613971934</text:p>
              </table:table-cell>
              <table:table-cell office:value-type="float" office:value="0.000747202748991338">
                <text:p>0.000747202748991338</text:p>
              </table:table-cell>
              <table:table-cell office:value-type="float" office:value="0.000334159227943869">
                <text:p>0.00033415922794386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762079567609061">
                <text:p>0.00762079567609061</text:p>
              </table:table-cell>
              <table:table-cell office:value-type="float" office:value="0.00340812343487501">
                <text:p>0.00340812343487501</text:p>
              </table:table-cell>
              <table:table-cell office:value-type="float" office:value="0.00152415913521812">
                <text:p>0.00152415913521812</text:p>
              </table:table-cell>
              <table:table-cell office:value-type="float" office:value="0.000681624686975003">
                <text:p>0.000681624686975003</text:p>
              </table:table-cell>
              <table:table-cell office:value-type="float" office:value="0.000304831827043624">
                <text:p>0.00030483182704362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69519584533487">
                <text:p>0.0069519584533487</text:p>
              </table:table-cell>
              <table:table-cell office:value-type="float" office:value="0.0031090103356884">
                <text:p>0.0031090103356884</text:p>
              </table:table-cell>
              <table:table-cell office:value-type="float" office:value="0.00139039169066974">
                <text:p>0.00139039169066974</text:p>
              </table:table-cell>
              <table:table-cell office:value-type="float" office:value="0.000621802067137679">
                <text:p>0.000621802067137679</text:p>
              </table:table-cell>
              <table:table-cell office:value-type="float" office:value="0.000278078338133948">
                <text:p>0.00027807833813394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634182156185023">
                <text:p>0.00634182156185023</text:p>
              </table:table-cell>
              <table:table-cell office:value-type="float" office:value="0.0028361488226942">
                <text:p>0.0028361488226942</text:p>
              </table:table-cell>
              <table:table-cell office:value-type="float" office:value="0.00126836431237005">
                <text:p>0.00126836431237005</text:p>
              </table:table-cell>
              <table:table-cell office:value-type="float" office:value="0.00056722976453884">
                <text:p>0.00056722976453884</text:p>
              </table:table-cell>
              <table:table-cell office:value-type="float" office:value="0.000253672862474009">
                <text:p>0.00025367286247400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578523318173391">
                <text:p>0.00578523318173391</text:p>
              </table:table-cell>
              <table:table-cell office:value-type="float" office:value="0.00258723493200889">
                <text:p>0.00258723493200889</text:p>
              </table:table-cell>
              <table:table-cell office:value-type="float" office:value="0.00115704663634678">
                <text:p>0.00115704663634678</text:p>
              </table:table-cell>
              <table:table-cell office:value-type="float" office:value="0.000517446986401777">
                <text:p>0.000517446986401777</text:p>
              </table:table-cell>
              <table:table-cell office:value-type="float" office:value="0.000231409327269357">
                <text:p>0.00023140932726935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527749364131755">
                <text:p>0.00527749364131755</text:p>
              </table:table-cell>
              <table:table-cell office:value-type="float" office:value="0.00236016690656179">
                <text:p>0.00236016690656179</text:p>
              </table:table-cell>
              <table:table-cell office:value-type="float" office:value="0.00105549872826351">
                <text:p>0.00105549872826351</text:p>
              </table:table-cell>
              <table:table-cell office:value-type="float" office:value="0.000472033381312358">
                <text:p>0.000472033381312358</text:p>
              </table:table-cell>
              <table:table-cell office:value-type="float" office:value="0.000211099745652702">
                <text:p>0.00021109974565270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481431573442638">
                <text:p>0.00481431573442638</text:p>
              </table:table-cell>
              <table:table-cell office:value-type="float" office:value="0.00215302744946484">
                <text:p>0.00215302744946484</text:p>
              </table:table-cell>
              <table:table-cell office:value-type="float" office:value="0.000962863146885276">
                <text:p>0.000962863146885276</text:p>
              </table:table-cell>
              <table:table-cell office:value-type="float" office:value="0.000430605489892968">
                <text:p>0.000430605489892968</text:p>
              </table:table-cell>
              <table:table-cell office:value-type="float" office:value="0.000192572629377055">
                <text:p>0.00019257262937705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43917885204612">
                <text:p>0.0043917885204612</text:p>
              </table:table-cell>
              <table:table-cell office:value-type="float" office:value="0.00196406753491089">
                <text:p>0.00196406753491089</text:p>
              </table:table-cell>
              <table:table-cell office:value-type="float" office:value="0.00087835770409224">
                <text:p>0.00087835770409224</text:p>
              </table:table-cell>
              <table:table-cell office:value-type="float" office:value="0.000392813506982179">
                <text:p>0.000392813506982179</text:p>
              </table:table-cell>
              <table:table-cell office:value-type="float" office:value="0.000175671540818448">
                <text:p>0.00017567154081844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400634430154443">
                <text:p>0.00400634430154443</text:p>
              </table:table-cell>
              <table:table-cell office:value-type="float" office:value="0.00179169163990445">
                <text:p>0.00179169163990445</text:p>
              </table:table-cell>
              <table:table-cell office:value-type="float" office:value="0.000801268860308886">
                <text:p>0.000801268860308886</text:p>
              </table:table-cell>
              <table:table-cell office:value-type="float" office:value="0.00035833832798089">
                <text:p>0.00035833832798089</text:p>
              </table:table-cell>
              <table:table-cell office:value-type="float" office:value="0.000160253772061777">
                <text:p>0.00016025377206177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365472849790862">
                <text:p>0.00365472849790862</text:p>
              </table:table-cell>
              <table:table-cell office:value-type="float" office:value="0.00163444427212588">
                <text:p>0.00163444427212588</text:p>
              </table:table-cell>
              <table:table-cell office:value-type="float" office:value="0.000730945699581725">
                <text:p>0.000730945699581725</text:p>
              </table:table-cell>
              <table:table-cell office:value-type="float" office:value="0.000326888854425175">
                <text:p>0.000326888854425175</text:p>
              </table:table-cell>
              <table:table-cell office:value-type="float" office:value="0.000146189139916345">
                <text:p>0.00014618913991634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333397216716405">
                <text:p>0.00333397216716405</text:p>
              </table:table-cell>
              <table:table-cell office:value-type="float" office:value="0.00149099768017422">
                <text:p>0.00149099768017422</text:p>
              </table:table-cell>
              <table:table-cell office:value-type="float" office:value="0.000666794433432811">
                <text:p>0.000666794433432811</text:p>
              </table:table-cell>
              <table:table-cell office:value-type="float" office:value="0.000298199536034845">
                <text:p>0.000298199536034845</text:p>
              </table:table-cell>
              <table:table-cell office:value-type="float" office:value="0.000133358886686562">
                <text:p>0.00013335888668656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304136693540579">
                <text:p>0.00304136693540579</text:p>
              </table:table-cell>
              <table:table-cell office:value-type="float" office:value="0.00136014064241751">
                <text:p>0.00136014064241751</text:p>
              </table:table-cell>
              <table:table-cell office:value-type="float" office:value="0.000608273387081159">
                <text:p>0.000608273387081159</text:p>
              </table:table-cell>
              <table:table-cell office:value-type="float" office:value="0.000272028128483503">
                <text:p>0.000272028128483503</text:p>
              </table:table-cell>
              <table:table-cell office:value-type="float" office:value="0.000121654677416232">
                <text:p>0.00012165467741623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277444212848597">
                <text:p>0.00277444212848597</text:p>
              </table:table-cell>
              <table:table-cell office:value-type="float" office:value="0.00124076823978677">
                <text:p>0.00124076823978677</text:p>
              </table:table-cell>
              <table:table-cell office:value-type="float" office:value="0.000554888425697195">
                <text:p>0.000554888425697195</text:p>
              </table:table-cell>
              <table:table-cell office:value-type="float" office:value="0.000248153647957354">
                <text:p>0.000248153647957354</text:p>
              </table:table-cell>
              <table:table-cell office:value-type="float" office:value="0.000110977685139439">
                <text:p>0.00011097768513943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253094391035416">
                <text:p>0.00253094391035416</text:p>
              </table:table-cell>
              <table:table-cell office:value-type="float" office:value="0.00113187252615821">
                <text:p>0.00113187252615821</text:p>
              </table:table-cell>
              <table:table-cell office:value-type="float" office:value="0.000506188782070831">
                <text:p>0.000506188782070831</text:p>
              </table:table-cell>
              <table:table-cell office:value-type="float" office:value="0.000226374505231641">
                <text:p>0.000226374505231641</text:p>
              </table:table-cell>
              <table:table-cell office:value-type="float" office:value="0.000101237756414166">
                <text:p>0.00010123775641416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230881625231607">
                <text:p>0.00230881625231607</text:p>
              </table:table-cell>
              <table:table-cell office:value-type="float" office:value="0.00103253401754701">
                <text:p>0.00103253401754701</text:p>
              </table:table-cell>
              <table:table-cell office:value-type="float" office:value="0.000461763250463213">
                <text:p>0.000461763250463213</text:p>
              </table:table-cell>
              <table:table-cell office:value-type="float" office:value="0.000206506803509401">
                <text:p>0.000206506803509401</text:p>
              </table:table-cell>
              <table:table-cell office:value-type="float" office:value="0.0000923526500926426">
                <text:p>0.000092352650092642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210618357252053">
                <text:p>0.00210618357252053</text:p>
              </table:table-cell>
              <table:table-cell office:value-type="float" office:value="0.000941913928249852">
                <text:p>0.000941913928249852</text:p>
              </table:table-cell>
              <table:table-cell office:value-type="float" office:value="0.000421236714504106">
                <text:p>0.000421236714504106</text:p>
              </table:table-cell>
              <table:table-cell office:value-type="float" office:value="0.00018838278564997">
                <text:p>0.00018838278564997</text:p>
              </table:table-cell>
              <table:table-cell office:value-type="float" office:value="0.0000842473429008212">
                <text:p>0.000084247342900821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192133489908753">
                <text:p>0.00192133489908753</text:p>
              </table:table-cell>
              <table:table-cell office:value-type="float" office:value="0.000859247088380484">
                <text:p>0.000859247088380484</text:p>
              </table:table-cell>
              <table:table-cell office:value-type="float" office:value="0.000384266979817506">
                <text:p>0.000384266979817506</text:p>
              </table:table-cell>
              <table:table-cell office:value-type="float" office:value="0.000171849417676097">
                <text:p>0.000171849417676097</text:p>
              </table:table-cell>
              <table:table-cell office:value-type="float" office:value="0.0000768533959635013">
                <text:p>0.000076853395963501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175270942315533">
                <text:p>0.00175270942315533</text:p>
              </table:table-cell>
              <table:table-cell office:value-type="float" office:value="0.000783835482995954">
                <text:p>0.000783835482995954</text:p>
              </table:table-cell>
              <table:table-cell office:value-type="float" office:value="0.000350541884631067">
                <text:p>0.000350541884631067</text:p>
              </table:table-cell>
              <table:table-cell office:value-type="float" office:value="0.000156767096599191">
                <text:p>0.000156767096599191</text:p>
              </table:table-cell>
              <table:table-cell office:value-type="float" office:value="0.0000701083769262134">
                <text:p>0.000070108376926213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159888331986081">
                <text:p>0.00159888331986081</text:p>
              </table:table-cell>
              <table:table-cell office:value-type="float" office:value="0.000715042358259862">
                <text:p>0.000715042358259862</text:p>
              </table:table-cell>
              <table:table-cell office:value-type="float" office:value="0.000319776663972162">
                <text:p>0.000319776663972162</text:p>
              </table:table-cell>
              <table:table-cell office:value-type="float" office:value="0.000143008471651972">
                <text:p>0.000143008471651972</text:p>
              </table:table-cell>
              <table:table-cell office:value-type="float" office:value="0.0000639553327944324">
                <text:p>0.000063955332794432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145855772597313">
                <text:p>0.00145855772597313</text:p>
              </table:table-cell>
              <table:table-cell office:value-type="float" office:value="0.000652286844876686">
                <text:p>0.000652286844876686</text:p>
              </table:table-cell>
              <table:table-cell office:value-type="float" office:value="0.000291711545194626">
                <text:p>0.000291711545194626</text:p>
              </table:table-cell>
              <table:table-cell office:value-type="float" office:value="0.000130457368975337">
                <text:p>0.000130457368975337</text:p>
              </table:table-cell>
              <table:table-cell office:value-type="float" office:value="0.0000583423090389252">
                <text:p>0.000058342309038925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133054777266743">
                <text:p>0.00133054777266743</text:p>
              </table:table-cell>
              <table:table-cell office:value-type="float" office:value="0.000595039053399063">
                <text:p>0.000595039053399063</text:p>
              </table:table-cell>
              <table:table-cell office:value-type="float" office:value="0.000266109554533486">
                <text:p>0.000266109554533486</text:p>
              </table:table-cell>
              <table:table-cell office:value-type="float" office:value="0.000119007810679813">
                <text:p>0.000119007810679813</text:p>
              </table:table-cell>
              <table:table-cell office:value-type="float" office:value="0.0000532219109066973">
                <text:p>0.000053221910906697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121377258083433">
                <text:p>0.00121377258083433</text:p>
              </table:table-cell>
              <table:table-cell office:value-type="float" office:value="0.000542815599994186">
                <text:p>0.000542815599994186</text:p>
              </table:table-cell>
              <table:table-cell office:value-type="float" office:value="0.000242754516166867">
                <text:p>0.000242754516166867</text:p>
              </table:table-cell>
              <table:table-cell office:value-type="float" office:value="0.000108563119998837">
                <text:p>0.000108563119998837</text:p>
              </table:table-cell>
              <table:table-cell office:value-type="float" office:value="0.0000485509032333733">
                <text:p>0.000048550903233373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110724613444862">
                <text:p>0.00110724613444862</text:p>
              </table:table-cell>
              <table:table-cell office:value-type="float" office:value="0.000495175524890199">
                <text:p>0.000495175524890199</text:p>
              </table:table-cell>
              <table:table-cell office:value-type="float" office:value="0.000221449226889725">
                <text:p>0.000221449226889725</text:p>
              </table:table-cell>
              <table:table-cell office:value-type="float" office:value="0.0000990351049780399">
                <text:p>0.0000990351049780399</text:p>
              </table:table-cell>
              <table:table-cell office:value-type="float" office:value="0.000044289845377945">
                <text:p>0.00004428984537794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101006895493444">
                <text:p>0.00101006895493444</text:p>
              </table:table-cell>
              <table:table-cell office:value-type="float" office:value="0.000451716569039118">
                <text:p>0.000451716569039118</text:p>
              </table:table-cell>
              <table:table-cell office:value-type="float" office:value="0.000202013790986889">
                <text:p>0.000202013790986889</text:p>
              </table:table-cell>
              <table:table-cell office:value-type="float" office:value="0.0000903433138078236">
                <text:p>0.0000903433138078236</text:p>
              </table:table-cell>
              <table:table-cell office:value-type="float" office:value="0.0000404027581973778">
                <text:p>0.000040402758197377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0921420506227742">
                <text:p>0.000921420506227742</text:p>
              </table:table-cell>
              <table:table-cell office:value-type="float" office:value="0.0004120717775575">
                <text:p>0.0004120717775575</text:p>
              </table:table-cell>
              <table:table-cell office:value-type="float" office:value="0.000184284101245549">
                <text:p>0.000184284101245549</text:p>
              </table:table-cell>
              <table:table-cell office:value-type="float" office:value="0.0000824143555115">
                <text:p>0.0000824143555115</text:p>
              </table:table-cell>
              <table:table-cell office:value-type="float" office:value="0.0000368568202491097">
                <text:p>0.000036856820249109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0840552266406497">
                <text:p>0.000840552266406497</text:p>
              </table:table-cell>
              <table:table-cell office:value-type="float" office:value="0.000375906401265288">
                <text:p>0.000375906401265288</text:p>
              </table:table-cell>
              <table:table-cell office:value-type="float" office:value="0.000168110453281299">
                <text:p>0.000168110453281299</text:p>
              </table:table-cell>
              <table:table-cell office:value-type="float" office:value="0.0000751812802530576">
                <text:p>0.0000751812802530576</text:p>
              </table:table-cell>
              <table:table-cell office:value-type="float" office:value="0.0000336220906562599">
                <text:p>0.000033622090656259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0766781407387595">
                <text:p>0.000766781407387595</text:p>
              </table:table-cell>
              <table:table-cell office:value-type="float" office:value="0.000342915070160324">
                <text:p>0.000342915070160324</text:p>
              </table:table-cell>
              <table:table-cell office:value-type="float" office:value="0.000153356281477519">
                <text:p>0.000153356281477519</text:p>
              </table:table-cell>
              <table:table-cell office:value-type="float" office:value="0.0000685830140320648">
                <text:p>0.0000685830140320648</text:p>
              </table:table-cell>
              <table:table-cell office:value-type="float" office:value="0.0000306712562955038">
                <text:p>0.000030671256295503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0699485029323521">
                <text:p>0.000699485029323521</text:p>
              </table:table-cell>
              <table:table-cell office:value-type="float" office:value="0.000312819214962165">
                <text:p>0.000312819214962165</text:p>
              </table:table-cell>
              <table:table-cell office:value-type="float" office:value="0.000139897005864704">
                <text:p>0.000139897005864704</text:p>
              </table:table-cell>
              <table:table-cell office:value-type="float" office:value="0.000062563842992433">
                <text:p>0.000062563842992433</text:p>
              </table:table-cell>
              <table:table-cell office:value-type="float" office:value="0.0000279794011729408">
                <text:p>0.000027979401172940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0638094901015779">
                <text:p>0.000638094901015779</text:p>
              </table:table-cell>
              <table:table-cell office:value-type="float" office:value="0.000285364714953456">
                <text:p>0.000285364714953456</text:p>
              </table:table-cell>
              <table:table-cell office:value-type="float" office:value="0.000127618980203156">
                <text:p>0.000127618980203156</text:p>
              </table:table-cell>
              <table:table-cell office:value-type="float" office:value="0.0000570729429906912">
                <text:p>0.0000570729429906912</text:p>
              </table:table-cell>
              <table:table-cell office:value-type="float" office:value="0.0000255237960406312">
                <text:p>0.000025523796040631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058209266193461">
                <text:p>0.00058209266193461</text:p>
              </table:table-cell>
              <table:table-cell office:value-type="float" office:value="0.000260319752257918">
                <text:p>0.000260319752257918</text:p>
              </table:table-cell>
              <table:table-cell office:value-type="float" office:value="0.000116418532386922">
                <text:p>0.000116418532386922</text:p>
              </table:table-cell>
              <table:table-cell office:value-type="float" office:value="0.0000520639504515837">
                <text:p>0.0000520639504515837</text:p>
              </table:table-cell>
              <table:table-cell office:value-type="float" office:value="0.0000232837064773844">
                <text:p>0.000023283706477384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0531005445332246">
                <text:p>0.000531005445332246</text:p>
              </table:table-cell>
              <table:table-cell office:value-type="float" office:value="0.00023747285443709">
                <text:p>0.00023747285443709</text:p>
              </table:table-cell>
              <table:table-cell office:value-type="float" office:value="0.000106201089066449">
                <text:p>0.000106201089066449</text:p>
              </table:table-cell>
              <table:table-cell office:value-type="float" office:value="0.0000474945708874181">
                <text:p>0.0000474945708874181</text:p>
              </table:table-cell>
              <table:table-cell office:value-type="float" office:value="0.0000212402178132899">
                <text:p>0.000021240217813289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0484401885492542">
                <text:p>0.000484401885492542</text:p>
              </table:table-cell>
              <table:table-cell office:value-type="float" office:value="0.000216631108878079">
                <text:p>0.000216631108878079</text:p>
              </table:table-cell>
              <table:table-cell office:value-type="float" office:value="0.0000968803770985084">
                <text:p>0.0000968803770985084</text:p>
              </table:table-cell>
              <table:table-cell office:value-type="float" office:value="0.0000433262217756157">
                <text:p>0.0000433262217756157</text:p>
              </table:table-cell>
              <table:table-cell office:value-type="float" office:value="0.0000193760754197017">
                <text:p>0.000019376075419701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0441888475403324">
                <text:p>0.000441888475403324</text:p>
              </table:table-cell>
              <table:table-cell office:value-type="float" office:value="0.000197618533895115">
                <text:p>0.000197618533895115</text:p>
              </table:table-cell>
              <table:table-cell office:value-type="float" office:value="0.0000883776950806648">
                <text:p>0.0000883776950806648</text:p>
              </table:table-cell>
              <table:table-cell office:value-type="float" office:value="0.0000395237067790231">
                <text:p>0.0000395237067790231</text:p>
              </table:table-cell>
              <table:table-cell office:value-type="float" office:value="0.000017675539016133">
                <text:p>0.00001767553901613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0403106244096733">
                <text:p>0.000403106244096733</text:p>
              </table:table-cell>
              <table:table-cell office:value-type="float" office:value="0.000180274592790984">
                <text:p>0.000180274592790984</text:p>
              </table:table-cell>
              <table:table-cell office:value-type="float" office:value="0.0000806212488193466">
                <text:p>0.0000806212488193466</text:p>
              </table:table-cell>
              <table:table-cell office:value-type="float" office:value="0.0000360549185581967">
                <text:p>0.0000360549185581967</text:p>
              </table:table-cell>
              <table:table-cell office:value-type="float" office:value="0.0000161242497638693">
                <text:p>0.000016124249763869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0367727725601944">
                <text:p>0.000367727725601944</text:p>
              </table:table-cell>
              <table:table-cell office:value-type="float" office:value="0.000164452838331467">
                <text:p>0.000164452838331467</text:p>
              </table:table-cell>
              <table:table-cell office:value-type="float" office:value="0.0000735455451203887">
                <text:p>0.0000735455451203887</text:p>
              </table:table-cell>
              <table:table-cell office:value-type="float" office:value="0.0000328905676662934">
                <text:p>0.0000328905676662934</text:p>
              </table:table-cell>
              <table:table-cell office:value-type="float" office:value="0.0000147091090240777">
                <text:p>0.000014709109024077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0335454193916998">
                <text:p>0.000335454193916998</text:p>
              </table:table-cell>
              <table:table-cell office:value-type="float" office:value="0.000150019676187161">
                <text:p>0.000150019676187161</text:p>
              </table:table-cell>
              <table:table-cell office:value-type="float" office:value="0.0000670908387833997">
                <text:p>0.0000670908387833997</text:p>
              </table:table-cell>
              <table:table-cell office:value-type="float" office:value="0.0000300039352374322">
                <text:p>0.0000300039352374322</text:p>
              </table:table-cell>
              <table:table-cell office:value-type="float" office:value="0.0000134181677566799">
                <text:p>0.000013418167756679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030601314065264">
                <text:p>0.00030601314065264</text:p>
              </table:table-cell>
              <table:table-cell office:value-type="float" office:value="0.000136853236901502">
                <text:p>0.000136853236901502</text:p>
              </table:table-cell>
              <table:table-cell office:value-type="float" office:value="0.0000612026281305281">
                <text:p>0.0000612026281305281</text:p>
              </table:table-cell>
              <table:table-cell office:value-type="float" office:value="0.0000273706473803003">
                <text:p>0.0000273706473803003</text:p>
              </table:table-cell>
              <table:table-cell office:value-type="float" office:value="0.0000122405256261056">
                <text:p>0.000012240525626105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0279155974050106">
                <text:p>0.000279155974050106</text:p>
              </table:table-cell>
              <table:table-cell office:value-type="float" office:value="0.000124842346860241">
                <text:p>0.000124842346860241</text:p>
              </table:table-cell>
              <table:table-cell office:value-type="float" office:value="0.0000558311948100212">
                <text:p>0.0000558311948100212</text:p>
              </table:table-cell>
              <table:table-cell office:value-type="float" office:value="0.0000249684693720482">
                <text:p>0.0000249684693720482</text:p>
              </table:table-cell>
              <table:table-cell office:value-type="float" office:value="0.0000111662389620042">
                <text:p>0.000011166238962004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0254655919944041">
                <text:p>0.000254655919944041</text:p>
              </table:table-cell>
              <table:table-cell office:value-type="float" office:value="0.000113885589573524">
                <text:p>0.000113885589573524</text:p>
              </table:table-cell>
              <table:table-cell office:value-type="float" office:value="0.0000509311839888082">
                <text:p>0.0000509311839888082</text:p>
              </table:table-cell>
              <table:table-cell office:value-type="float" office:value="0.0000227771179147048">
                <text:p>0.0000227771179147048</text:p>
              </table:table-cell>
              <table:table-cell office:value-type="float" office:value="0.0000101862367977616">
                <text:p>0.000010186236797761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0232306106946885">
                <text:p>0.000232306106946885</text:p>
              </table:table-cell>
              <table:table-cell office:value-type="float" office:value="0.000103890449344314">
                <text:p>0.000103890449344314</text:p>
              </table:table-cell>
              <table:table-cell office:value-type="float" office:value="0.000046461221389377">
                <text:p>0.000046461221389377</text:p>
              </table:table-cell>
              <table:table-cell office:value-type="float" office:value="0.0000207780898688629">
                <text:p>0.0000207780898688629</text:p>
              </table:table-cell>
              <table:table-cell office:value-type="float" office:value="0.00000929224427787541">
                <text:p>0.0000092922442778754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0211917819686565">
                <text:p>0.000211917819686565</text:p>
              </table:table-cell>
              <table:table-cell office:value-type="float" office:value="0.0000947725300925405">
                <text:p>0.0000947725300925405</text:p>
              </table:table-cell>
              <table:table-cell office:value-type="float" office:value="0.000042383563937313">
                <text:p>0.000042383563937313</text:p>
              </table:table-cell>
              <table:table-cell office:value-type="float" office:value="0.0000189545060185081">
                <text:p>0.0000189545060185081</text:p>
              </table:table-cell>
              <table:table-cell office:value-type="float" office:value="0.0000084767127874626">
                <text:p>0.000008476712787462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0193318905348345">
                <text:p>0.000193318905348345</text:p>
              </table:table-cell>
              <table:table-cell office:value-type="float" office:value="0.0000864548427389496">
                <text:p>0.0000864548427389496</text:p>
              </table:table-cell>
              <table:table-cell office:value-type="float" office:value="0.0000386637810696691">
                <text:p>0.0000386637810696691</text:p>
              </table:table-cell>
              <table:table-cell office:value-type="float" office:value="0.0000172909685477899">
                <text:p>0.0000172909685477899</text:p>
              </table:table-cell>
              <table:table-cell office:value-type="float" office:value="0.00000773275621393382">
                <text:p>0.0000077327562139338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0176352320066135">
                <text:p>0.000176352320066135</text:p>
              </table:table-cell>
              <table:table-cell office:value-type="float" office:value="0.0000788671551315355">
                <text:p>0.0000788671551315355</text:p>
              </table:table-cell>
              <table:table-cell office:value-type="float" office:value="0.000035270464013227">
                <text:p>0.000035270464013227</text:p>
              </table:table-cell>
              <table:table-cell office:value-type="float" office:value="0.0000157734310263071">
                <text:p>0.0000157734310263071</text:p>
              </table:table-cell>
              <table:table-cell office:value-type="float" office:value="0.00000705409280264539">
                <text:p>0.0000070540928026453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0160874802889394">
                <text:p>0.000160874802889394</text:p>
              </table:table-cell>
              <table:table-cell office:value-type="float" office:value="0.0000719453990255128">
                <text:p>0.0000719453990255128</text:p>
              </table:table-cell>
              <table:table-cell office:value-type="float" office:value="0.0000321749605778788">
                <text:p>0.0000321749605778788</text:p>
              </table:table-cell>
              <table:table-cell office:value-type="float" office:value="0.0000143890798051026">
                <text:p>0.0000143890798051026</text:p>
              </table:table-cell>
              <table:table-cell office:value-type="float" office:value="0.00000643499211557575">
                <text:p>0.0000064349921155757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0146755666129006">
                <text:p>0.000146755666129006</text:p>
              </table:table-cell>
              <table:table-cell office:value-type="float" office:value="0.0000656311291095442">
                <text:p>0.0000656311291095442</text:p>
              </table:table-cell>
              <table:table-cell office:value-type="float" office:value="0.0000293511332258012">
                <text:p>0.0000293511332258012</text:p>
              </table:table-cell>
              <table:table-cell office:value-type="float" office:value="0.0000131262258219088">
                <text:p>0.0000131262258219088</text:p>
              </table:table-cell>
              <table:table-cell office:value-type="float" office:value="0.00000587022664516024">
                <text:p>0.0000058702266451602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013387569186814">
                <text:p>0.00013387569186814</text:p>
              </table:table-cell>
              <table:table-cell office:value-type="float" office:value="0.0000598710295103956">
                <text:p>0.0000598710295103956</text:p>
              </table:table-cell>
              <table:table-cell office:value-type="float" office:value="0.0000267751383736281">
                <text:p>0.0000267751383736281</text:p>
              </table:table-cell>
              <table:table-cell office:value-type="float" office:value="0.0000119742059020791">
                <text:p>0.0000119742059020791</text:p>
              </table:table-cell>
              <table:table-cell office:value-type="float" office:value="0.00000535502767472562">
                <text:p>0.0000053550276747256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012212612532056">
                <text:p>0.00012212612532056</text:p>
              </table:table-cell>
              <table:table-cell office:value-type="float" office:value="0.0000546164636090861">
                <text:p>0.0000546164636090861</text:p>
              </table:table-cell>
              <table:table-cell office:value-type="float" office:value="0.000024425225064112">
                <text:p>0.000024425225064112</text:p>
              </table:table-cell>
              <table:table-cell office:value-type="float" office:value="0.0000109232927218172">
                <text:p>0.0000109232927218172</text:p>
              </table:table-cell>
              <table:table-cell office:value-type="float" office:value="0.0000048850450128224">
                <text:p>0.000004885045012822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0111407756536589">
                <text:p>0.000111407756536589</text:p>
              </table:table-cell>
              <table:table-cell office:value-type="float" office:value="0.0000498230633673118">
                <text:p>0.0000498230633673118</text:p>
              </table:table-cell>
              <table:table-cell office:value-type="float" office:value="0.0000222815513073177">
                <text:p>0.0000222815513073177</text:p>
              </table:table-cell>
              <table:table-cell office:value-type="float" office:value="0.00000996461267346236">
                <text:p>0.00000996461267346236</text:p>
              </table:table-cell>
              <table:table-cell office:value-type="float" office:value="0.00000445631026146355">
                <text:p>0.0000044563102614635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0101630082702921">
                <text:p>0.000101630082702921</text:p>
              </table:table-cell>
              <table:table-cell office:value-type="float" office:value="0.0000454503546965314">
                <text:p>0.0000454503546965314</text:p>
              </table:table-cell>
              <table:table-cell office:value-type="float" office:value="0.0000203260165405842">
                <text:p>0.0000203260165405842</text:p>
              </table:table-cell>
              <table:table-cell office:value-type="float" office:value="0.00000909007093930628">
                <text:p>0.00000909007093930628</text:p>
              </table:table-cell>
              <table:table-cell office:value-type="float" office:value="0.00000406520330811684">
                <text:p>0.0000040652033081168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00927105439629816">
                <text:p>0.0000927105439629816</text:p>
              </table:table-cell>
              <table:table-cell office:value-type="float" office:value="0.0000414614157064419">
                <text:p>0.0000414614157064419</text:p>
              </table:table-cell>
              <table:table-cell office:value-type="float" office:value="0.0000185421087925963">
                <text:p>0.0000185421087925963</text:p>
              </table:table-cell>
              <table:table-cell office:value-type="float" office:value="0.00000829228314128839">
                <text:p>0.00000829228314128839</text:p>
              </table:table-cell>
              <table:table-cell office:value-type="float" office:value="0.00000370842175851927">
                <text:p>0.0000037084217585192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00845738263053181">
                <text:p>0.0000845738263053181</text:p>
              </table:table-cell>
              <table:table-cell office:value-type="float" office:value="0.0000378225649471902">
                <text:p>0.0000378225649471902</text:p>
              </table:table-cell>
              <table:table-cell office:value-type="float" office:value="0.0000169147652610636">
                <text:p>0.0000169147652610636</text:p>
              </table:table-cell>
              <table:table-cell office:value-type="float" office:value="0.00000756451298943805">
                <text:p>0.00000756451298943805</text:p>
              </table:table-cell>
              <table:table-cell office:value-type="float" office:value="0.00000338295305221272">
                <text:p>0.000003382953052212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